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80.76pt"/>
    </style:style>
    <style:style style:name="co14" style:family="table-column">
      <style:table-column-properties fo:break-before="auto" style:column-width="64.26pt"/>
    </style:style>
    <style:style style:name="co15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31.95pt"/>
    </style:style>
    <style:style style:name="co5" style:family="table-column">
      <style:table-column-properties fo:break-before="auto" style:column-width="22.34pt"/>
    </style:style>
    <style:style style:name="co6" style:family="table-column">
      <style:table-column-properties fo:break-before="auto" style:column-width="23.16pt"/>
    </style:style>
    <style:style style:name="co7" style:family="table-column">
      <style:table-column-properties fo:break-before="auto" style:column-width="23.41pt"/>
    </style:style>
    <style:style style:name="co8" style:family="table-column">
      <style:table-column-properties fo:break-before="auto" style:column-width="28.91pt"/>
    </style:style>
    <style:style style:name="co9" style:family="table-column">
      <style:table-column-properties fo:break-before="auto" style:column-width="35.94pt"/>
    </style:style>
    <style:style style:name="co10" style:family="table-column">
      <style:table-column-properties fo:break-before="auto" style:column-width="12.76pt"/>
    </style:style>
    <style:style style:name="co11" style:family="table-column">
      <style:table-column-properties fo:break-before="auto" style:column-width="38.35pt"/>
    </style:style>
    <style:style style:name="co12" style:family="table-column">
      <style:table-column-properties fo:break-before="auto" style:column-width="19.16pt"/>
    </style:style>
    <style:style style:name="co16" style:family="table-column">
      <style:table-column-properties fo:break-before="auto" style:column-width="18pt"/>
    </style:style>
    <style:style style:name="co17" style:family="table-column">
      <style:table-column-properties fo:break-before="auto" style:column-width="18.34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transparent"/>
      <style:text-properties style:text-position=""/>
    </style:style>
    <style:style style:name="ce20" style:family="table-cell" style:parent-style-name="Default">
      <style:table-cell-properties fo:background-color="#ffff00"/>
      <style:text-properties fo:color="#000000" style:text-position=""/>
    </style:style>
    <style:style style:name="ce3" style:family="table-cell" style:parent-style-name="Default">
      <style:table-cell-properties fo:border="none"/>
      <style:text-properties fo:font-weight="bold"/>
    </style:style>
    <style:style style:name="ce4" style:family="table-cell" style:parent-style-name="Default">
      <style:table-cell-properties fo:border="0.06pt solid #000000"/>
      <style:text-properties fo:font-weight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 fo:font-weight="bold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ackground-color="#ffcc99" style:text-align-source="fix" style:repeat-content="false" fo:border-left="none" fo:border-right="none" fo:border-top="0.06pt solid #000000"/>
      <style:paragraph-properties fo:text-align="start" fo:margin-left="0pt"/>
      <style:text-properties fo:font-size="6pt" fo:font-style="italic"/>
    </style:style>
    <style:style style:name="ce17" style:family="table-cell" style:parent-style-name="Default">
      <style:text-properties fo:font-size="7pt" style:font-size-asian="7pt" style:font-size-complex="7pt"/>
    </style:style>
    <style:style style:name="ce18" style:family="table-cell" style:parent-style-name="Default">
      <style:table-cell-properties fo:background-color="#00ff00"/>
    </style:style>
    <style:style style:name="ce19" style:family="table-cell" style:parent-style-name="Default">
      <style:table-cell-properties fo:border-bottom="none" fo:background-color="#00ff00" fo:border-left="2.49pt solid #000000" fo:border-right="none" fo:border-top="none"/>
    </style:style>
    <style:style style:name="ce21" style:family="table-cell" style:parent-style-name="Default">
      <style:table-cell-properties fo:background-color="#999999"/>
    </style:style>
    <style:style style:name="ce22" style:family="table-cell" style:parent-style-name="Default">
      <style:table-cell-properties fo:background-color="#ffff99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ffff00"/>
      <style:text-properties fo:color="#00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4.98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68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3.33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58.2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P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7"/>
        <table:table-column table:style-name="co16" table:number-columns-repeated="5" table:default-cell-style-name="ce17"/>
        <table:table-column table:style-name="co17" table:default-cell-style-name="ce17"/>
        <table:table-column table:style-name="co16" table:number-columns-repeated="116" table:default-cell-style-name="ce17"/>
        <table:table-row table:style-name="ro1" table:number-rows-repeated="2">
          <table:table-cell table:style-name="ce3"/>
          <table:table-cell table:style-name="ce9" table:number-columns-repeated="5"/>
          <table:table-cell table:number-columns-repeated="3"/>
          <table:table-cell table:style-name="ce15" table:number-columns-repeated="123"/>
        </table:table-row>
        <table:table-row table:style-name="ro1">
          <table:table-cell table:style-name="ce4" office:value-type="string" calcext:value-type="string">
            <office:annotation draw:style-name="gr1" draw:text-style-name="P2" svg:width="158.37pt" svg:height="40.65pt" svg:x="225.84pt" svg:y="251.6pt" draw:caption-point-x="-194.17pt" draw:caption-point-y="-225.72pt">
              <dc:date>2008-04-10T00:00:00</dc:date>
              <text:p text:style-name="P1"><text:span text:style-name="T1">You can change the task parameters and see the simulation results on the right</text:span></text:p>
            </office:annotation>
            <text:p>Task</text:p>
          </table:table-cell>
          <table:table-cell table:style-name="ce11" office:value-type="string" calcext:value-type="string">
            <office:annotation draw:style-name="gr2" draw:text-style-name="P2" svg:width="82.18pt" svg:height="17.35pt" svg:x="71.09pt" svg:y="1.45pt" draw:caption-point-x="-17.09pt" draw:caption-point-y="24.43pt">
              <dc:date>2008-04-10T00:00:00</dc:date>
              <text:p text:style-name="P1"><text:span text:style-name="T1">task wcet</text:span></text:p>
            </office:annotation>
            <text:p>C</text:p>
          </table:table-cell>
          <table:table-cell table:style-name="ce11" office:value-type="string" calcext:value-type="string">
            <office:annotation draw:style-name="gr2" draw:text-style-name="P2" svg:width="82.18pt" svg:height="17.35pt" svg:x="94.17pt" svg:y="1.45pt" draw:caption-point-x="-17.01pt" draw:caption-point-y="24.43pt">
              <dc:date>2008-04-10T00:00:00</dc:date>
              <text:p text:style-name="P1"><text:span text:style-name="T1">task period</text:span></text:p>
            </office:annotation>
            <text:p>T</text:p>
          </table:table-cell>
          <table:table-cell table:style-name="ce11" office:value-type="string" calcext:value-type="string">
            <office:annotation draw:style-name="gr1" draw:text-style-name="P2" svg:width="82.18pt" svg:height="40.65pt" svg:x="117.21pt" svg:y="1.45pt" draw:caption-point-x="-16.92pt" draw:caption-point-y="24.43pt">
              <dc:date>2008-04-10T00:00:00</dc:date>
              <text:p text:style-name="P1"><text:span text:style-name="T1">relative deadline (D&lt;=T)</text:span></text:p>
            </office:annotation>
            <text:p>D</text:p>
          </table:table-cell>
          <table:table-cell table:style-name="ce11" office:value-type="string" calcext:value-type="string">
            <office:annotation draw:style-name="gr3" draw:text-style-name="P2" svg:width="82.18pt" svg:height="29pt" svg:x="141pt" svg:y="0pt" draw:caption-point-x="-17.29pt" draw:caption-point-y="25.88pt">
              <dc:creator>GL</dc:creator>
              <dc:date>2018-10-01T00:00:00</dc:date>
              <text:p text:style-name="P1"><text:span text:style-name="T1">Offset</text:span></text:p>
              <text:p text:style-name="P1"><text:span text:style-name="T1"/></text:p>
            </office:annotation>
            <text:p>O</text:p>
          </table:table-cell>
          <table:table-cell table:style-name="ce11" office:value-type="string" calcext:value-type="string">
            <office:annotation draw:style-name="gr2" draw:text-style-name="P2" svg:width="82.18pt" svg:height="17.35pt" svg:x="169.88pt" svg:y="0pt" draw:caption-point-x="-17.29pt" draw:caption-point-y="25.88pt">
              <dc:creator>GL</dc:creator>
              <dc:date>2018-10-01T00:00:00</dc:date>
              <text:p text:style-name="P1"><text:span text:style-name="T1">Priority</text:span></text:p>
            </office:annotation>
            <text:p>Prio</text:p>
          </table:table-cell>
          <table:table-cell table:style-name="ce14" office:value-type="string" calcext:value-type="string">
            <office:annotation draw:style-name="gr3" draw:text-style-name="P2" svg:width="82.18pt" svg:height="29pt" svg:x="169.4pt" svg:y="1.45pt" draw:caption-point-x="19.16pt" draw:caption-point-y="24.43pt">
              <dc:date>2008-04-10T00:00:00</dc:date>
              <text:p text:style-name="P1"><text:span text:style-name="T1">utilization (C/T)</text:span></text:p>
            </office:annotation>
            <text:p>U</text:p>
          </table:table-cell>
          <table:table-cell table:number-columns-repeated="2"/>
          <table:table-cell table:style-name="ce15" table:number-columns-repeated="12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[FP.B4]/[FP.C4]" office:value-type="float" office:value="0.25" calcext:value-type="float">
            <text:p>0.25</text:p>
          </table:table-cell>
          <table:table-cell table:number-columns-repeated="2"/>
          <table:table-cell table:style-name="GreenBoxArrival" table:formula="of:=+ORG.OPENOFFICE.STYLE(IF([FP.J$14]=[FP.$A4];IF(MOD([FP.J$12]-[FP.$E4];[FP.$C4])=0;IF([FP.J34]&gt;[FP.$B4];&quot;RedBoxArrival&quot;;&quot;GreenBoxArrival&quot;);IF(OR([FP.J$12]&gt;=[FP.J25];[FP.J34]&gt;[FP.$B4]);&quot;RedBox&quot;;&quot;GreenBox&quot;));(IF([FP.J66]&gt;0;IF(MOD([FP.J$12]-[FP.$E4];[FP.$C4])=0;&quot;GreyBoxArrival&quot;;&quot;GreyBox&quot;);IF([FP.J$12]&lt;[FP.J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K$14]=[FP.$A4];IF(MOD([FP.K$12]-[FP.$E4];[FP.$C4])=0;IF([FP.K34]&gt;[FP.$B4];&quot;RedBoxArrival&quot;;&quot;GreenBoxArrival&quot;);IF(OR([FP.K$12]&gt;=[FP.K25];[FP.K34]&gt;[FP.$B4]);&quot;RedBox&quot;;&quot;GreenBox&quot;));(IF([FP.K66]&gt;0;IF(MOD([FP.K$12]-[FP.$E4];[FP.$C4])=0;&quot;GreyBoxArrival&quot;;&quot;GreyBox&quot;);IF([FP.K$12]&lt;[FP.K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L$14]=[FP.$A4];IF(MOD([FP.L$12]-[FP.$E4];[FP.$C4])=0;IF([FP.L34]&gt;[FP.$B4];&quot;RedBoxArrival&quot;;&quot;GreenBoxArrival&quot;);IF(OR([FP.L$12]&gt;=[FP.L25];[FP.L34]&gt;[FP.$B4]);&quot;RedBox&quot;;&quot;GreenBox&quot;));(IF([FP.L66]&gt;0;IF(MOD([FP.L$12]-[FP.$E4];[FP.$C4])=0;&quot;GreyBoxArrival&quot;;&quot;GreyBox&quot;);IF([FP.L$12]&lt;[FP.L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M$14]=[FP.$A4];IF(MOD([FP.M$12]-[FP.$E4];[FP.$C4])=0;IF([FP.M34]&gt;[FP.$B4];&quot;RedBoxArrival&quot;;&quot;GreenBoxArrival&quot;);IF(OR([FP.M$12]&gt;=[FP.M25];[FP.M34]&gt;[FP.$B4]);&quot;RedBox&quot;;&quot;GreenBox&quot;));(IF([FP.M66]&gt;0;IF(MOD([FP.M$12]-[FP.$E4];[FP.$C4])=0;&quot;GreyBoxArrival&quot;;&quot;GreyBox&quot;);IF([FP.M$12]&lt;[FP.M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N$14]=[FP.$A4];IF(MOD([FP.N$12]-[FP.$E4];[FP.$C4])=0;IF([FP.N34]&gt;[FP.$B4];&quot;RedBoxArrival&quot;;&quot;GreenBoxArrival&quot;);IF(OR([FP.N$12]&gt;=[FP.N25];[FP.N34]&gt;[FP.$B4]);&quot;RedBox&quot;;&quot;GreenBox&quot;));(IF([FP.N66]&gt;0;IF(MOD([FP.N$12]-[FP.$E4];[FP.$C4])=0;&quot;GreyBoxArrival&quot;;&quot;GreyBox&quot;);IF([FP.N$12]&lt;[FP.N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O$14]=[FP.$A4];IF(MOD([FP.O$12]-[FP.$E4];[FP.$C4])=0;IF([FP.O34]&gt;[FP.$B4];&quot;RedBoxArrival&quot;;&quot;GreenBoxArrival&quot;);IF(OR([FP.O$12]&gt;=[FP.O25];[FP.O34]&gt;[FP.$B4]);&quot;RedBox&quot;;&quot;GreenBox&quot;));(IF([FP.O66]&gt;0;IF(MOD([FP.O$12]-[FP.$E4];[FP.$C4])=0;&quot;GreyBoxArrival&quot;;&quot;GreyBox&quot;);IF([FP.O$12]&lt;[FP.O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P$14]=[FP.$A4];IF(MOD([FP.P$12]-[FP.$E4];[FP.$C4])=0;IF([FP.P34]&gt;[FP.$B4];&quot;RedBoxArrival&quot;;&quot;GreenBoxArrival&quot;);IF(OR([FP.P$12]&gt;=[FP.P25];[FP.P34]&gt;[FP.$B4]);&quot;RedBox&quot;;&quot;GreenBox&quot;));(IF([FP.P66]&gt;0;IF(MOD([FP.P$12]-[FP.$E4];[FP.$C4])=0;&quot;GreyBoxArrival&quot;;&quot;GreyBox&quot;);IF([FP.P$12]&lt;[FP.P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Q$14]=[FP.$A4];IF(MOD([FP.Q$12]-[FP.$E4];[FP.$C4])=0;IF([FP.Q34]&gt;[FP.$B4];&quot;RedBoxArrival&quot;;&quot;GreenBoxArrival&quot;);IF(OR([FP.Q$12]&gt;=[FP.Q25];[FP.Q34]&gt;[FP.$B4]);&quot;RedBox&quot;;&quot;GreenBox&quot;));(IF([FP.Q66]&gt;0;IF(MOD([FP.Q$12]-[FP.$E4];[FP.$C4])=0;&quot;GreyBoxArrival&quot;;&quot;GreyBox&quot;);IF([FP.Q$12]&lt;[FP.Q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R$14]=[FP.$A4];IF(MOD([FP.R$12]-[FP.$E4];[FP.$C4])=0;IF([FP.R34]&gt;[FP.$B4];&quot;RedBoxArrival&quot;;&quot;GreenBoxArrival&quot;);IF(OR([FP.R$12]&gt;=[FP.R25];[FP.R34]&gt;[FP.$B4]);&quot;RedBox&quot;;&quot;GreenBox&quot;));(IF([FP.R66]&gt;0;IF(MOD([FP.R$12]-[FP.$E4];[FP.$C4])=0;&quot;GreyBoxArrival&quot;;&quot;GreyBox&quot;);IF([FP.R$12]&lt;[FP.R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S$14]=[FP.$A4];IF(MOD([FP.S$12]-[FP.$E4];[FP.$C4])=0;IF([FP.S34]&gt;[FP.$B4];&quot;RedBoxArrival&quot;;&quot;GreenBoxArrival&quot;);IF(OR([FP.S$12]&gt;=[FP.S25];[FP.S34]&gt;[FP.$B4]);&quot;RedBox&quot;;&quot;GreenBox&quot;));(IF([FP.S66]&gt;0;IF(MOD([FP.S$12]-[FP.$E4];[FP.$C4])=0;&quot;GreyBoxArrival&quot;;&quot;GreyBox&quot;);IF([FP.S$12]&lt;[FP.S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T$14]=[FP.$A4];IF(MOD([FP.T$12]-[FP.$E4];[FP.$C4])=0;IF([FP.T34]&gt;[FP.$B4];&quot;RedBoxArrival&quot;;&quot;GreenBoxArrival&quot;);IF(OR([FP.T$12]&gt;=[FP.T25];[FP.T34]&gt;[FP.$B4]);&quot;RedBox&quot;;&quot;GreenBox&quot;));(IF([FP.T66]&gt;0;IF(MOD([FP.T$12]-[FP.$E4];[FP.$C4])=0;&quot;GreyBoxArrival&quot;;&quot;GreyBox&quot;);IF([FP.T$12]&lt;[FP.T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U$14]=[FP.$A4];IF(MOD([FP.U$12]-[FP.$E4];[FP.$C4])=0;IF([FP.U34]&gt;[FP.$B4];&quot;RedBoxArrival&quot;;&quot;GreenBoxArrival&quot;);IF(OR([FP.U$12]&gt;=[FP.U25];[FP.U34]&gt;[FP.$B4]);&quot;RedBox&quot;;&quot;GreenBox&quot;));(IF([FP.U66]&gt;0;IF(MOD([FP.U$12]-[FP.$E4];[FP.$C4])=0;&quot;GreyBoxArrival&quot;;&quot;GreyBox&quot;);IF([FP.U$12]&lt;[FP.U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V$14]=[FP.$A4];IF(MOD([FP.V$12]-[FP.$E4];[FP.$C4])=0;IF([FP.V34]&gt;[FP.$B4];&quot;RedBoxArrival&quot;;&quot;GreenBoxArrival&quot;);IF(OR([FP.V$12]&gt;=[FP.V25];[FP.V34]&gt;[FP.$B4]);&quot;RedBox&quot;;&quot;GreenBox&quot;));(IF([FP.V66]&gt;0;IF(MOD([FP.V$12]-[FP.$E4];[FP.$C4])=0;&quot;GreyBoxArrival&quot;;&quot;GreyBox&quot;);IF([FP.V$12]&lt;[FP.V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W$14]=[FP.$A4];IF(MOD([FP.W$12]-[FP.$E4];[FP.$C4])=0;IF([FP.W34]&gt;[FP.$B4];&quot;RedBoxArrival&quot;;&quot;GreenBoxArrival&quot;);IF(OR([FP.W$12]&gt;=[FP.W25];[FP.W34]&gt;[FP.$B4]);&quot;RedBox&quot;;&quot;GreenBox&quot;));(IF([FP.W66]&gt;0;IF(MOD([FP.W$12]-[FP.$E4];[FP.$C4])=0;&quot;GreyBoxArrival&quot;;&quot;GreyBox&quot;);IF([FP.W$12]&lt;[FP.W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X$14]=[FP.$A4];IF(MOD([FP.X$12]-[FP.$E4];[FP.$C4])=0;IF([FP.X34]&gt;[FP.$B4];&quot;RedBoxArrival&quot;;&quot;GreenBoxArrival&quot;);IF(OR([FP.X$12]&gt;=[FP.X25];[FP.X34]&gt;[FP.$B4]);&quot;RedBox&quot;;&quot;GreenBox&quot;));(IF([FP.X66]&gt;0;IF(MOD([FP.X$12]-[FP.$E4];[FP.$C4])=0;&quot;GreyBoxArrival&quot;;&quot;GreyBox&quot;);IF([FP.X$12]&lt;[FP.X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Y$14]=[FP.$A4];IF(MOD([FP.Y$12]-[FP.$E4];[FP.$C4])=0;IF([FP.Y34]&gt;[FP.$B4];&quot;RedBoxArrival&quot;;&quot;GreenBoxArrival&quot;);IF(OR([FP.Y$12]&gt;=[FP.Y25];[FP.Y34]&gt;[FP.$B4]);&quot;RedBox&quot;;&quot;GreenBox&quot;));(IF([FP.Y66]&gt;0;IF(MOD([FP.Y$12]-[FP.$E4];[FP.$C4])=0;&quot;GreyBoxArrival&quot;;&quot;GreyBox&quot;);IF([FP.Y$12]&lt;[FP.Y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Z$14]=[FP.$A4];IF(MOD([FP.Z$12]-[FP.$E4];[FP.$C4])=0;IF([FP.Z34]&gt;[FP.$B4];&quot;RedBoxArrival&quot;;&quot;GreenBoxArrival&quot;);IF(OR([FP.Z$12]&gt;=[FP.Z25];[FP.Z34]&gt;[FP.$B4]);&quot;RedBox&quot;;&quot;GreenBox&quot;));(IF([FP.Z66]&gt;0;IF(MOD([FP.Z$12]-[FP.$E4];[FP.$C4])=0;&quot;GreyBoxArrival&quot;;&quot;GreyBox&quot;);IF([FP.Z$12]&lt;[FP.Z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A$14]=[FP.$A4];IF(MOD([FP.AA$12]-[FP.$E4];[FP.$C4])=0;IF([FP.AA34]&gt;[FP.$B4];&quot;RedBoxArrival&quot;;&quot;GreenBoxArrival&quot;);IF(OR([FP.AA$12]&gt;=[FP.AA25];[FP.AA34]&gt;[FP.$B4]);&quot;RedBox&quot;;&quot;GreenBox&quot;));(IF([FP.AA66]&gt;0;IF(MOD([FP.AA$12]-[FP.$E4];[FP.$C4])=0;&quot;GreyBoxArrival&quot;;&quot;GreyBox&quot;);IF([FP.AA$12]&lt;[FP.AA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B$14]=[FP.$A4];IF(MOD([FP.AB$12]-[FP.$E4];[FP.$C4])=0;IF([FP.AB34]&gt;[FP.$B4];&quot;RedBoxArrival&quot;;&quot;GreenBoxArrival&quot;);IF(OR([FP.AB$12]&gt;=[FP.AB25];[FP.AB34]&gt;[FP.$B4]);&quot;RedBox&quot;;&quot;GreenBox&quot;));(IF([FP.AB66]&gt;0;IF(MOD([FP.AB$12]-[FP.$E4];[FP.$C4])=0;&quot;GreyBoxArrival&quot;;&quot;GreyBox&quot;);IF([FP.AB$12]&lt;[FP.AB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C$14]=[FP.$A4];IF(MOD([FP.AC$12]-[FP.$E4];[FP.$C4])=0;IF([FP.AC34]&gt;[FP.$B4];&quot;RedBoxArrival&quot;;&quot;GreenBoxArrival&quot;);IF(OR([FP.AC$12]&gt;=[FP.AC25];[FP.AC34]&gt;[FP.$B4]);&quot;RedBox&quot;;&quot;GreenBox&quot;));(IF([FP.AC66]&gt;0;IF(MOD([FP.AC$12]-[FP.$E4];[FP.$C4])=0;&quot;GreyBoxArrival&quot;;&quot;GreyBox&quot;);IF([FP.AC$12]&lt;[FP.AC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AD$14]=[FP.$A4];IF(MOD([FP.AD$12]-[FP.$E4];[FP.$C4])=0;IF([FP.AD34]&gt;[FP.$B4];&quot;RedBoxArrival&quot;;&quot;GreenBoxArrival&quot;);IF(OR([FP.AD$12]&gt;=[FP.AD25];[FP.AD34]&gt;[FP.$B4]);&quot;RedBox&quot;;&quot;GreenBox&quot;));(IF([FP.AD66]&gt;0;IF(MOD([FP.AD$12]-[FP.$E4];[FP.$C4])=0;&quot;GreyBoxArrival&quot;;&quot;GreyBox&quot;);IF([FP.AD$12]&lt;[FP.AD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E$14]=[FP.$A4];IF(MOD([FP.AE$12]-[FP.$E4];[FP.$C4])=0;IF([FP.AE34]&gt;[FP.$B4];&quot;RedBoxArrival&quot;;&quot;GreenBoxArrival&quot;);IF(OR([FP.AE$12]&gt;=[FP.AE25];[FP.AE34]&gt;[FP.$B4]);&quot;RedBox&quot;;&quot;GreenBox&quot;));(IF([FP.AE66]&gt;0;IF(MOD([FP.AE$12]-[FP.$E4];[FP.$C4])=0;&quot;GreyBoxArrival&quot;;&quot;GreyBox&quot;);IF([FP.AE$12]&lt;[FP.AE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F$14]=[FP.$A4];IF(MOD([FP.AF$12]-[FP.$E4];[FP.$C4])=0;IF([FP.AF34]&gt;[FP.$B4];&quot;RedBoxArrival&quot;;&quot;GreenBoxArrival&quot;);IF(OR([FP.AF$12]&gt;=[FP.AF25];[FP.AF34]&gt;[FP.$B4]);&quot;RedBox&quot;;&quot;GreenBox&quot;));(IF([FP.AF66]&gt;0;IF(MOD([FP.AF$12]-[FP.$E4];[FP.$C4])=0;&quot;GreyBoxArrival&quot;;&quot;GreyBox&quot;);IF([FP.AF$12]&lt;[FP.AF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G$14]=[FP.$A4];IF(MOD([FP.AG$12]-[FP.$E4];[FP.$C4])=0;IF([FP.AG34]&gt;[FP.$B4];&quot;RedBoxArrival&quot;;&quot;GreenBoxArrival&quot;);IF(OR([FP.AG$12]&gt;=[FP.AG25];[FP.AG34]&gt;[FP.$B4]);&quot;RedBox&quot;;&quot;GreenBox&quot;));(IF([FP.AG66]&gt;0;IF(MOD([FP.AG$12]-[FP.$E4];[FP.$C4])=0;&quot;GreyBoxArrival&quot;;&quot;GreyBox&quot;);IF([FP.AG$12]&lt;[FP.AG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AH$14]=[FP.$A4];IF(MOD([FP.AH$12]-[FP.$E4];[FP.$C4])=0;IF([FP.AH34]&gt;[FP.$B4];&quot;RedBoxArrival&quot;;&quot;GreenBoxArrival&quot;);IF(OR([FP.AH$12]&gt;=[FP.AH25];[FP.AH34]&gt;[FP.$B4]);&quot;RedBox&quot;;&quot;GreenBox&quot;));(IF([FP.AH66]&gt;0;IF(MOD([FP.AH$12]-[FP.$E4];[FP.$C4])=0;&quot;GreyBoxArrival&quot;;&quot;GreyBox&quot;);IF([FP.AH$12]&lt;[FP.AH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I$14]=[FP.$A4];IF(MOD([FP.AI$12]-[FP.$E4];[FP.$C4])=0;IF([FP.AI34]&gt;[FP.$B4];&quot;RedBoxArrival&quot;;&quot;GreenBoxArrival&quot;);IF(OR([FP.AI$12]&gt;=[FP.AI25];[FP.AI34]&gt;[FP.$B4]);&quot;RedBox&quot;;&quot;GreenBox&quot;));(IF([FP.AI66]&gt;0;IF(MOD([FP.AI$12]-[FP.$E4];[FP.$C4])=0;&quot;GreyBoxArrival&quot;;&quot;GreyBox&quot;);IF([FP.AI$12]&lt;[FP.AI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J$14]=[FP.$A4];IF(MOD([FP.AJ$12]-[FP.$E4];[FP.$C4])=0;IF([FP.AJ34]&gt;[FP.$B4];&quot;RedBoxArrival&quot;;&quot;GreenBoxArrival&quot;);IF(OR([FP.AJ$12]&gt;=[FP.AJ25];[FP.AJ34]&gt;[FP.$B4]);&quot;RedBox&quot;;&quot;GreenBox&quot;));(IF([FP.AJ66]&gt;0;IF(MOD([FP.AJ$12]-[FP.$E4];[FP.$C4])=0;&quot;GreyBoxArrival&quot;;&quot;GreyBox&quot;);IF([FP.AJ$12]&lt;[FP.AJ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K$14]=[FP.$A4];IF(MOD([FP.AK$12]-[FP.$E4];[FP.$C4])=0;IF([FP.AK34]&gt;[FP.$B4];&quot;RedBoxArrival&quot;;&quot;GreenBoxArrival&quot;);IF(OR([FP.AK$12]&gt;=[FP.AK25];[FP.AK34]&gt;[FP.$B4]);&quot;RedBox&quot;;&quot;GreenBox&quot;));(IF([FP.AK66]&gt;0;IF(MOD([FP.AK$12]-[FP.$E4];[FP.$C4])=0;&quot;GreyBoxArrival&quot;;&quot;GreyBox&quot;);IF([FP.AK$12]&lt;[FP.AK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AL$14]=[FP.$A4];IF(MOD([FP.AL$12]-[FP.$E4];[FP.$C4])=0;IF([FP.AL34]&gt;[FP.$B4];&quot;RedBoxArrival&quot;;&quot;GreenBoxArrival&quot;);IF(OR([FP.AL$12]&gt;=[FP.AL25];[FP.AL34]&gt;[FP.$B4]);&quot;RedBox&quot;;&quot;GreenBox&quot;));(IF([FP.AL66]&gt;0;IF(MOD([FP.AL$12]-[FP.$E4];[FP.$C4])=0;&quot;GreyBoxArrival&quot;;&quot;GreyBox&quot;);IF([FP.AL$12]&lt;[FP.AL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M$14]=[FP.$A4];IF(MOD([FP.AM$12]-[FP.$E4];[FP.$C4])=0;IF([FP.AM34]&gt;[FP.$B4];&quot;RedBoxArrival&quot;;&quot;GreenBoxArrival&quot;);IF(OR([FP.AM$12]&gt;=[FP.AM25];[FP.AM34]&gt;[FP.$B4]);&quot;RedBox&quot;;&quot;GreenBox&quot;));(IF([FP.AM66]&gt;0;IF(MOD([FP.AM$12]-[FP.$E4];[FP.$C4])=0;&quot;GreyBoxArrival&quot;;&quot;GreyBox&quot;);IF([FP.AM$12]&lt;[FP.AM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N$14]=[FP.$A4];IF(MOD([FP.AN$12]-[FP.$E4];[FP.$C4])=0;IF([FP.AN34]&gt;[FP.$B4];&quot;RedBoxArrival&quot;;&quot;GreenBoxArrival&quot;);IF(OR([FP.AN$12]&gt;=[FP.AN25];[FP.AN34]&gt;[FP.$B4]);&quot;RedBox&quot;;&quot;GreenBox&quot;));(IF([FP.AN66]&gt;0;IF(MOD([FP.AN$12]-[FP.$E4];[FP.$C4])=0;&quot;GreyBoxArrival&quot;;&quot;GreyBox&quot;);IF([FP.AN$12]&lt;[FP.AN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O$14]=[FP.$A4];IF(MOD([FP.AO$12]-[FP.$E4];[FP.$C4])=0;IF([FP.AO34]&gt;[FP.$B4];&quot;RedBoxArrival&quot;;&quot;GreenBoxArrival&quot;);IF(OR([FP.AO$12]&gt;=[FP.AO25];[FP.AO34]&gt;[FP.$B4]);&quot;RedBox&quot;;&quot;GreenBox&quot;));(IF([FP.AO66]&gt;0;IF(MOD([FP.AO$12]-[FP.$E4];[FP.$C4])=0;&quot;GreyBoxArrival&quot;;&quot;GreyBox&quot;);IF([FP.AO$12]&lt;[FP.AO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AP$14]=[FP.$A4];IF(MOD([FP.AP$12]-[FP.$E4];[FP.$C4])=0;IF([FP.AP34]&gt;[FP.$B4];&quot;RedBoxArrival&quot;;&quot;GreenBoxArrival&quot;);IF(OR([FP.AP$12]&gt;=[FP.AP25];[FP.AP34]&gt;[FP.$B4]);&quot;RedBox&quot;;&quot;GreenBox&quot;));(IF([FP.AP66]&gt;0;IF(MOD([FP.AP$12]-[FP.$E4];[FP.$C4])=0;&quot;GreyBoxArrival&quot;;&quot;GreyBox&quot;);IF([FP.AP$12]&lt;[FP.AP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Q$14]=[FP.$A4];IF(MOD([FP.AQ$12]-[FP.$E4];[FP.$C4])=0;IF([FP.AQ34]&gt;[FP.$B4];&quot;RedBoxArrival&quot;;&quot;GreenBoxArrival&quot;);IF(OR([FP.AQ$12]&gt;=[FP.AQ25];[FP.AQ34]&gt;[FP.$B4]);&quot;RedBox&quot;;&quot;GreenBox&quot;));(IF([FP.AQ66]&gt;0;IF(MOD([FP.AQ$12]-[FP.$E4];[FP.$C4])=0;&quot;GreyBoxArrival&quot;;&quot;GreyBox&quot;);IF([FP.AQ$12]&lt;[FP.AQ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R$14]=[FP.$A4];IF(MOD([FP.AR$12]-[FP.$E4];[FP.$C4])=0;IF([FP.AR34]&gt;[FP.$B4];&quot;RedBoxArrival&quot;;&quot;GreenBoxArrival&quot;);IF(OR([FP.AR$12]&gt;=[FP.AR25];[FP.AR34]&gt;[FP.$B4]);&quot;RedBox&quot;;&quot;GreenBox&quot;));(IF([FP.AR66]&gt;0;IF(MOD([FP.AR$12]-[FP.$E4];[FP.$C4])=0;&quot;GreyBoxArrival&quot;;&quot;GreyBox&quot;);IF([FP.AR$12]&lt;[FP.AR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S$14]=[FP.$A4];IF(MOD([FP.AS$12]-[FP.$E4];[FP.$C4])=0;IF([FP.AS34]&gt;[FP.$B4];&quot;RedBoxArrival&quot;;&quot;GreenBoxArrival&quot;);IF(OR([FP.AS$12]&gt;=[FP.AS25];[FP.AS34]&gt;[FP.$B4]);&quot;RedBox&quot;;&quot;GreenBox&quot;));(IF([FP.AS66]&gt;0;IF(MOD([FP.AS$12]-[FP.$E4];[FP.$C4])=0;&quot;GreyBoxArrival&quot;;&quot;GreyBox&quot;);IF([FP.AS$12]&lt;[FP.AS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AT$14]=[FP.$A4];IF(MOD([FP.AT$12]-[FP.$E4];[FP.$C4])=0;IF([FP.AT34]&gt;[FP.$B4];&quot;RedBoxArrival&quot;;&quot;GreenBoxArrival&quot;);IF(OR([FP.AT$12]&gt;=[FP.AT25];[FP.AT34]&gt;[FP.$B4]);&quot;RedBox&quot;;&quot;GreenBox&quot;));(IF([FP.AT66]&gt;0;IF(MOD([FP.AT$12]-[FP.$E4];[FP.$C4])=0;&quot;GreyBoxArrival&quot;;&quot;GreyBox&quot;);IF([FP.AT$12]&lt;[FP.AT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U$14]=[FP.$A4];IF(MOD([FP.AU$12]-[FP.$E4];[FP.$C4])=0;IF([FP.AU34]&gt;[FP.$B4];&quot;RedBoxArrival&quot;;&quot;GreenBoxArrival&quot;);IF(OR([FP.AU$12]&gt;=[FP.AU25];[FP.AU34]&gt;[FP.$B4]);&quot;RedBox&quot;;&quot;GreenBox&quot;));(IF([FP.AU66]&gt;0;IF(MOD([FP.AU$12]-[FP.$E4];[FP.$C4])=0;&quot;GreyBoxArrival&quot;;&quot;GreyBox&quot;);IF([FP.AU$12]&lt;[FP.AU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V$14]=[FP.$A4];IF(MOD([FP.AV$12]-[FP.$E4];[FP.$C4])=0;IF([FP.AV34]&gt;[FP.$B4];&quot;RedBoxArrival&quot;;&quot;GreenBoxArrival&quot;);IF(OR([FP.AV$12]&gt;=[FP.AV25];[FP.AV34]&gt;[FP.$B4]);&quot;RedBox&quot;;&quot;GreenBox&quot;));(IF([FP.AV66]&gt;0;IF(MOD([FP.AV$12]-[FP.$E4];[FP.$C4])=0;&quot;GreyBoxArrival&quot;;&quot;GreyBox&quot;);IF([FP.AV$12]&lt;[FP.AV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W$14]=[FP.$A4];IF(MOD([FP.AW$12]-[FP.$E4];[FP.$C4])=0;IF([FP.AW34]&gt;[FP.$B4];&quot;RedBoxArrival&quot;;&quot;GreenBoxArrival&quot;);IF(OR([FP.AW$12]&gt;=[FP.AW25];[FP.AW34]&gt;[FP.$B4]);&quot;RedBox&quot;;&quot;GreenBox&quot;));(IF([FP.AW66]&gt;0;IF(MOD([FP.AW$12]-[FP.$E4];[FP.$C4])=0;&quot;GreyBoxArrival&quot;;&quot;GreyBox&quot;);IF([FP.AW$12]&lt;[FP.AW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AX$14]=[FP.$A4];IF(MOD([FP.AX$12]-[FP.$E4];[FP.$C4])=0;IF([FP.AX34]&gt;[FP.$B4];&quot;RedBoxArrival&quot;;&quot;GreenBoxArrival&quot;);IF(OR([FP.AX$12]&gt;=[FP.AX25];[FP.AX34]&gt;[FP.$B4]);&quot;RedBox&quot;;&quot;GreenBox&quot;));(IF([FP.AX66]&gt;0;IF(MOD([FP.AX$12]-[FP.$E4];[FP.$C4])=0;&quot;GreyBoxArrival&quot;;&quot;GreyBox&quot;);IF([FP.AX$12]&lt;[FP.AX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Y$14]=[FP.$A4];IF(MOD([FP.AY$12]-[FP.$E4];[FP.$C4])=0;IF([FP.AY34]&gt;[FP.$B4];&quot;RedBoxArrival&quot;;&quot;GreenBoxArrival&quot;);IF(OR([FP.AY$12]&gt;=[FP.AY25];[FP.AY34]&gt;[FP.$B4]);&quot;RedBox&quot;;&quot;GreenBox&quot;));(IF([FP.AY66]&gt;0;IF(MOD([FP.AY$12]-[FP.$E4];[FP.$C4])=0;&quot;GreyBoxArrival&quot;;&quot;GreyBox&quot;);IF([FP.AY$12]&lt;[FP.AY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Z$14]=[FP.$A4];IF(MOD([FP.AZ$12]-[FP.$E4];[FP.$C4])=0;IF([FP.AZ34]&gt;[FP.$B4];&quot;RedBoxArrival&quot;;&quot;GreenBoxArrival&quot;);IF(OR([FP.AZ$12]&gt;=[FP.AZ25];[FP.AZ34]&gt;[FP.$B4]);&quot;RedBox&quot;;&quot;GreenBox&quot;));(IF([FP.AZ66]&gt;0;IF(MOD([FP.AZ$12]-[FP.$E4];[FP.$C4])=0;&quot;GreyBoxArrival&quot;;&quot;GreyBox&quot;);IF([FP.AZ$12]&lt;[FP.AZ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A$14]=[FP.$A4];IF(MOD([FP.BA$12]-[FP.$E4];[FP.$C4])=0;IF([FP.BA34]&gt;[FP.$B4];&quot;RedBoxArrival&quot;;&quot;GreenBoxArrival&quot;);IF(OR([FP.BA$12]&gt;=[FP.BA25];[FP.BA34]&gt;[FP.$B4]);&quot;RedBox&quot;;&quot;GreenBox&quot;));(IF([FP.BA66]&gt;0;IF(MOD([FP.BA$12]-[FP.$E4];[FP.$C4])=0;&quot;GreyBoxArrival&quot;;&quot;GreyBox&quot;);IF([FP.BA$12]&lt;[FP.BA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BB$14]=[FP.$A4];IF(MOD([FP.BB$12]-[FP.$E4];[FP.$C4])=0;IF([FP.BB34]&gt;[FP.$B4];&quot;RedBoxArrival&quot;;&quot;GreenBoxArrival&quot;);IF(OR([FP.BB$12]&gt;=[FP.BB25];[FP.BB34]&gt;[FP.$B4]);&quot;RedBox&quot;;&quot;GreenBox&quot;));(IF([FP.BB66]&gt;0;IF(MOD([FP.BB$12]-[FP.$E4];[FP.$C4])=0;&quot;GreyBoxArrival&quot;;&quot;GreyBox&quot;);IF([FP.BB$12]&lt;[FP.BB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C$14]=[FP.$A4];IF(MOD([FP.BC$12]-[FP.$E4];[FP.$C4])=0;IF([FP.BC34]&gt;[FP.$B4];&quot;RedBoxArrival&quot;;&quot;GreenBoxArrival&quot;);IF(OR([FP.BC$12]&gt;=[FP.BC25];[FP.BC34]&gt;[FP.$B4]);&quot;RedBox&quot;;&quot;GreenBox&quot;));(IF([FP.BC66]&gt;0;IF(MOD([FP.BC$12]-[FP.$E4];[FP.$C4])=0;&quot;GreyBoxArrival&quot;;&quot;GreyBox&quot;);IF([FP.BC$12]&lt;[FP.BC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D$14]=[FP.$A4];IF(MOD([FP.BD$12]-[FP.$E4];[FP.$C4])=0;IF([FP.BD34]&gt;[FP.$B4];&quot;RedBoxArrival&quot;;&quot;GreenBoxArrival&quot;);IF(OR([FP.BD$12]&gt;=[FP.BD25];[FP.BD34]&gt;[FP.$B4]);&quot;RedBox&quot;;&quot;GreenBox&quot;));(IF([FP.BD66]&gt;0;IF(MOD([FP.BD$12]-[FP.$E4];[FP.$C4])=0;&quot;GreyBoxArrival&quot;;&quot;GreyBox&quot;);IF([FP.BD$12]&lt;[FP.BD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E$14]=[FP.$A4];IF(MOD([FP.BE$12]-[FP.$E4];[FP.$C4])=0;IF([FP.BE34]&gt;[FP.$B4];&quot;RedBoxArrival&quot;;&quot;GreenBoxArrival&quot;);IF(OR([FP.BE$12]&gt;=[FP.BE25];[FP.BE34]&gt;[FP.$B4]);&quot;RedBox&quot;;&quot;GreenBox&quot;));(IF([FP.BE66]&gt;0;IF(MOD([FP.BE$12]-[FP.$E4];[FP.$C4])=0;&quot;GreyBoxArrival&quot;;&quot;GreyBox&quot;);IF([FP.BE$12]&lt;[FP.BE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BF$14]=[FP.$A4];IF(MOD([FP.BF$12]-[FP.$E4];[FP.$C4])=0;IF([FP.BF34]&gt;[FP.$B4];&quot;RedBoxArrival&quot;;&quot;GreenBoxArrival&quot;);IF(OR([FP.BF$12]&gt;=[FP.BF25];[FP.BF34]&gt;[FP.$B4]);&quot;RedBox&quot;;&quot;GreenBox&quot;));(IF([FP.BF66]&gt;0;IF(MOD([FP.BF$12]-[FP.$E4];[FP.$C4])=0;&quot;GreyBoxArrival&quot;;&quot;GreyBox&quot;);IF([FP.BF$12]&lt;[FP.BF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G$14]=[FP.$A4];IF(MOD([FP.BG$12]-[FP.$E4];[FP.$C4])=0;IF([FP.BG34]&gt;[FP.$B4];&quot;RedBoxArrival&quot;;&quot;GreenBoxArrival&quot;);IF(OR([FP.BG$12]&gt;=[FP.BG25];[FP.BG34]&gt;[FP.$B4]);&quot;RedBox&quot;;&quot;GreenBox&quot;));(IF([FP.BG66]&gt;0;IF(MOD([FP.BG$12]-[FP.$E4];[FP.$C4])=0;&quot;GreyBoxArrival&quot;;&quot;GreyBox&quot;);IF([FP.BG$12]&lt;[FP.BG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H$14]=[FP.$A4];IF(MOD([FP.BH$12]-[FP.$E4];[FP.$C4])=0;IF([FP.BH34]&gt;[FP.$B4];&quot;RedBoxArrival&quot;;&quot;GreenBoxArrival&quot;);IF(OR([FP.BH$12]&gt;=[FP.BH25];[FP.BH34]&gt;[FP.$B4]);&quot;RedBox&quot;;&quot;GreenBox&quot;));(IF([FP.BH66]&gt;0;IF(MOD([FP.BH$12]-[FP.$E4];[FP.$C4])=0;&quot;GreyBoxArrival&quot;;&quot;GreyBox&quot;);IF([FP.BH$12]&lt;[FP.BH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I$14]=[FP.$A4];IF(MOD([FP.BI$12]-[FP.$E4];[FP.$C4])=0;IF([FP.BI34]&gt;[FP.$B4];&quot;RedBoxArrival&quot;;&quot;GreenBoxArrival&quot;);IF(OR([FP.BI$12]&gt;=[FP.BI25];[FP.BI34]&gt;[FP.$B4]);&quot;RedBox&quot;;&quot;GreenBox&quot;));(IF([FP.BI66]&gt;0;IF(MOD([FP.BI$12]-[FP.$E4];[FP.$C4])=0;&quot;GreyBoxArrival&quot;;&quot;GreyBox&quot;);IF([FP.BI$12]&lt;[FP.BI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BJ$14]=[FP.$A4];IF(MOD([FP.BJ$12]-[FP.$E4];[FP.$C4])=0;IF([FP.BJ34]&gt;[FP.$B4];&quot;RedBoxArrival&quot;;&quot;GreenBoxArrival&quot;);IF(OR([FP.BJ$12]&gt;=[FP.BJ25];[FP.BJ34]&gt;[FP.$B4]);&quot;RedBox&quot;;&quot;GreenBox&quot;));(IF([FP.BJ66]&gt;0;IF(MOD([FP.BJ$12]-[FP.$E4];[FP.$C4])=0;&quot;GreyBoxArrival&quot;;&quot;GreyBox&quot;);IF([FP.BJ$12]&lt;[FP.BJ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K$14]=[FP.$A4];IF(MOD([FP.BK$12]-[FP.$E4];[FP.$C4])=0;IF([FP.BK34]&gt;[FP.$B4];&quot;RedBoxArrival&quot;;&quot;GreenBoxArrival&quot;);IF(OR([FP.BK$12]&gt;=[FP.BK25];[FP.BK34]&gt;[FP.$B4]);&quot;RedBox&quot;;&quot;GreenBox&quot;));(IF([FP.BK66]&gt;0;IF(MOD([FP.BK$12]-[FP.$E4];[FP.$C4])=0;&quot;GreyBoxArrival&quot;;&quot;GreyBox&quot;);IF([FP.BK$12]&lt;[FP.BK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L$14]=[FP.$A4];IF(MOD([FP.BL$12]-[FP.$E4];[FP.$C4])=0;IF([FP.BL34]&gt;[FP.$B4];&quot;RedBoxArrival&quot;;&quot;GreenBoxArrival&quot;);IF(OR([FP.BL$12]&gt;=[FP.BL25];[FP.BL34]&gt;[FP.$B4]);&quot;RedBox&quot;;&quot;GreenBox&quot;));(IF([FP.BL66]&gt;0;IF(MOD([FP.BL$12]-[FP.$E4];[FP.$C4])=0;&quot;GreyBoxArrival&quot;;&quot;GreyBox&quot;);IF([FP.BL$12]&lt;[FP.BL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M$14]=[FP.$A4];IF(MOD([FP.BM$12]-[FP.$E4];[FP.$C4])=0;IF([FP.BM34]&gt;[FP.$B4];&quot;RedBoxArrival&quot;;&quot;GreenBoxArrival&quot;);IF(OR([FP.BM$12]&gt;=[FP.BM25];[FP.BM34]&gt;[FP.$B4]);&quot;RedBox&quot;;&quot;GreenBox&quot;));(IF([FP.BM66]&gt;0;IF(MOD([FP.BM$12]-[FP.$E4];[FP.$C4])=0;&quot;GreyBoxArrival&quot;;&quot;GreyBox&quot;);IF([FP.BM$12]&lt;[FP.BM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BN$14]=[FP.$A4];IF(MOD([FP.BN$12]-[FP.$E4];[FP.$C4])=0;IF([FP.BN34]&gt;[FP.$B4];&quot;RedBoxArrival&quot;;&quot;GreenBoxArrival&quot;);IF(OR([FP.BN$12]&gt;=[FP.BN25];[FP.BN34]&gt;[FP.$B4]);&quot;RedBox&quot;;&quot;GreenBox&quot;));(IF([FP.BN66]&gt;0;IF(MOD([FP.BN$12]-[FP.$E4];[FP.$C4])=0;&quot;GreyBoxArrival&quot;;&quot;GreyBox&quot;);IF([FP.BN$12]&lt;[FP.BN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O$14]=[FP.$A4];IF(MOD([FP.BO$12]-[FP.$E4];[FP.$C4])=0;IF([FP.BO34]&gt;[FP.$B4];&quot;RedBoxArrival&quot;;&quot;GreenBoxArrival&quot;);IF(OR([FP.BO$12]&gt;=[FP.BO25];[FP.BO34]&gt;[FP.$B4]);&quot;RedBox&quot;;&quot;GreenBox&quot;));(IF([FP.BO66]&gt;0;IF(MOD([FP.BO$12]-[FP.$E4];[FP.$C4])=0;&quot;GreyBoxArrival&quot;;&quot;GreyBox&quot;);IF([FP.BO$12]&lt;[FP.BO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P$14]=[FP.$A4];IF(MOD([FP.BP$12]-[FP.$E4];[FP.$C4])=0;IF([FP.BP34]&gt;[FP.$B4];&quot;RedBoxArrival&quot;;&quot;GreenBoxArrival&quot;);IF(OR([FP.BP$12]&gt;=[FP.BP25];[FP.BP34]&gt;[FP.$B4]);&quot;RedBox&quot;;&quot;GreenBox&quot;));(IF([FP.BP66]&gt;0;IF(MOD([FP.BP$12]-[FP.$E4];[FP.$C4])=0;&quot;GreyBoxArrival&quot;;&quot;GreyBox&quot;);IF([FP.BP$12]&lt;[FP.BP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Q$14]=[FP.$A4];IF(MOD([FP.BQ$12]-[FP.$E4];[FP.$C4])=0;IF([FP.BQ34]&gt;[FP.$B4];&quot;RedBoxArrival&quot;;&quot;GreenBoxArrival&quot;);IF(OR([FP.BQ$12]&gt;=[FP.BQ25];[FP.BQ34]&gt;[FP.$B4]);&quot;RedBox&quot;;&quot;GreenBox&quot;));(IF([FP.BQ66]&gt;0;IF(MOD([FP.BQ$12]-[FP.$E4];[FP.$C4])=0;&quot;GreyBoxArrival&quot;;&quot;GreyBox&quot;);IF([FP.BQ$12]&lt;[FP.BQ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BR$14]=[FP.$A4];IF(MOD([FP.BR$12]-[FP.$E4];[FP.$C4])=0;IF([FP.BR34]&gt;[FP.$B4];&quot;RedBoxArrival&quot;;&quot;GreenBoxArrival&quot;);IF(OR([FP.BR$12]&gt;=[FP.BR25];[FP.BR34]&gt;[FP.$B4]);&quot;RedBox&quot;;&quot;GreenBox&quot;));(IF([FP.BR66]&gt;0;IF(MOD([FP.BR$12]-[FP.$E4];[FP.$C4])=0;&quot;GreyBoxArrival&quot;;&quot;GreyBox&quot;);IF([FP.BR$12]&lt;[FP.BR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S$14]=[FP.$A4];IF(MOD([FP.BS$12]-[FP.$E4];[FP.$C4])=0;IF([FP.BS34]&gt;[FP.$B4];&quot;RedBoxArrival&quot;;&quot;GreenBoxArrival&quot;);IF(OR([FP.BS$12]&gt;=[FP.BS25];[FP.BS34]&gt;[FP.$B4]);&quot;RedBox&quot;;&quot;GreenBox&quot;));(IF([FP.BS66]&gt;0;IF(MOD([FP.BS$12]-[FP.$E4];[FP.$C4])=0;&quot;GreyBoxArrival&quot;;&quot;GreyBox&quot;);IF([FP.BS$12]&lt;[FP.BS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T$14]=[FP.$A4];IF(MOD([FP.BT$12]-[FP.$E4];[FP.$C4])=0;IF([FP.BT34]&gt;[FP.$B4];&quot;RedBoxArrival&quot;;&quot;GreenBoxArrival&quot;);IF(OR([FP.BT$12]&gt;=[FP.BT25];[FP.BT34]&gt;[FP.$B4]);&quot;RedBox&quot;;&quot;GreenBox&quot;));(IF([FP.BT66]&gt;0;IF(MOD([FP.BT$12]-[FP.$E4];[FP.$C4])=0;&quot;GreyBoxArrival&quot;;&quot;GreyBox&quot;);IF([FP.BT$12]&lt;[FP.BT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U$14]=[FP.$A4];IF(MOD([FP.BU$12]-[FP.$E4];[FP.$C4])=0;IF([FP.BU34]&gt;[FP.$B4];&quot;RedBoxArrival&quot;;&quot;GreenBoxArrival&quot;);IF(OR([FP.BU$12]&gt;=[FP.BU25];[FP.BU34]&gt;[FP.$B4]);&quot;RedBox&quot;;&quot;GreenBox&quot;));(IF([FP.BU66]&gt;0;IF(MOD([FP.BU$12]-[FP.$E4];[FP.$C4])=0;&quot;GreyBoxArrival&quot;;&quot;GreyBox&quot;);IF([FP.BU$12]&lt;[FP.BU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BV$14]=[FP.$A4];IF(MOD([FP.BV$12]-[FP.$E4];[FP.$C4])=0;IF([FP.BV34]&gt;[FP.$B4];&quot;RedBoxArrival&quot;;&quot;GreenBoxArrival&quot;);IF(OR([FP.BV$12]&gt;=[FP.BV25];[FP.BV34]&gt;[FP.$B4]);&quot;RedBox&quot;;&quot;GreenBox&quot;));(IF([FP.BV66]&gt;0;IF(MOD([FP.BV$12]-[FP.$E4];[FP.$C4])=0;&quot;GreyBoxArrival&quot;;&quot;GreyBox&quot;);IF([FP.BV$12]&lt;[FP.BV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W$14]=[FP.$A4];IF(MOD([FP.BW$12]-[FP.$E4];[FP.$C4])=0;IF([FP.BW34]&gt;[FP.$B4];&quot;RedBoxArrival&quot;;&quot;GreenBoxArrival&quot;);IF(OR([FP.BW$12]&gt;=[FP.BW25];[FP.BW34]&gt;[FP.$B4]);&quot;RedBox&quot;;&quot;GreenBox&quot;));(IF([FP.BW66]&gt;0;IF(MOD([FP.BW$12]-[FP.$E4];[FP.$C4])=0;&quot;GreyBoxArrival&quot;;&quot;GreyBox&quot;);IF([FP.BW$12]&lt;[FP.BW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X$14]=[FP.$A4];IF(MOD([FP.BX$12]-[FP.$E4];[FP.$C4])=0;IF([FP.BX34]&gt;[FP.$B4];&quot;RedBoxArrival&quot;;&quot;GreenBoxArrival&quot;);IF(OR([FP.BX$12]&gt;=[FP.BX25];[FP.BX34]&gt;[FP.$B4]);&quot;RedBox&quot;;&quot;GreenBox&quot;));(IF([FP.BX66]&gt;0;IF(MOD([FP.BX$12]-[FP.$E4];[FP.$C4])=0;&quot;GreyBoxArrival&quot;;&quot;GreyBox&quot;);IF([FP.BX$12]&lt;[FP.BX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Y$14]=[FP.$A4];IF(MOD([FP.BY$12]-[FP.$E4];[FP.$C4])=0;IF([FP.BY34]&gt;[FP.$B4];&quot;RedBoxArrival&quot;;&quot;GreenBoxArrival&quot;);IF(OR([FP.BY$12]&gt;=[FP.BY25];[FP.BY34]&gt;[FP.$B4]);&quot;RedBox&quot;;&quot;GreenBox&quot;));(IF([FP.BY66]&gt;0;IF(MOD([FP.BY$12]-[FP.$E4];[FP.$C4])=0;&quot;GreyBoxArrival&quot;;&quot;GreyBox&quot;);IF([FP.BY$12]&lt;[FP.BY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BZ$14]=[FP.$A4];IF(MOD([FP.BZ$12]-[FP.$E4];[FP.$C4])=0;IF([FP.BZ34]&gt;[FP.$B4];&quot;RedBoxArrival&quot;;&quot;GreenBoxArrival&quot;);IF(OR([FP.BZ$12]&gt;=[FP.BZ25];[FP.BZ34]&gt;[FP.$B4]);&quot;RedBox&quot;;&quot;GreenBox&quot;));(IF([FP.BZ66]&gt;0;IF(MOD([FP.BZ$12]-[FP.$E4];[FP.$C4])=0;&quot;GreyBoxArrival&quot;;&quot;GreyBox&quot;);IF([FP.BZ$12]&lt;[FP.BZ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A$14]=[FP.$A4];IF(MOD([FP.CA$12]-[FP.$E4];[FP.$C4])=0;IF([FP.CA34]&gt;[FP.$B4];&quot;RedBoxArrival&quot;;&quot;GreenBoxArrival&quot;);IF(OR([FP.CA$12]&gt;=[FP.CA25];[FP.CA34]&gt;[FP.$B4]);&quot;RedBox&quot;;&quot;GreenBox&quot;));(IF([FP.CA66]&gt;0;IF(MOD([FP.CA$12]-[FP.$E4];[FP.$C4])=0;&quot;GreyBoxArrival&quot;;&quot;GreyBox&quot;);IF([FP.CA$12]&lt;[FP.CA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B$14]=[FP.$A4];IF(MOD([FP.CB$12]-[FP.$E4];[FP.$C4])=0;IF([FP.CB34]&gt;[FP.$B4];&quot;RedBoxArrival&quot;;&quot;GreenBoxArrival&quot;);IF(OR([FP.CB$12]&gt;=[FP.CB25];[FP.CB34]&gt;[FP.$B4]);&quot;RedBox&quot;;&quot;GreenBox&quot;));(IF([FP.CB66]&gt;0;IF(MOD([FP.CB$12]-[FP.$E4];[FP.$C4])=0;&quot;GreyBoxArrival&quot;;&quot;GreyBox&quot;);IF([FP.CB$12]&lt;[FP.CB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C$14]=[FP.$A4];IF(MOD([FP.CC$12]-[FP.$E4];[FP.$C4])=0;IF([FP.CC34]&gt;[FP.$B4];&quot;RedBoxArrival&quot;;&quot;GreenBoxArrival&quot;);IF(OR([FP.CC$12]&gt;=[FP.CC25];[FP.CC34]&gt;[FP.$B4]);&quot;RedBox&quot;;&quot;GreenBox&quot;));(IF([FP.CC66]&gt;0;IF(MOD([FP.CC$12]-[FP.$E4];[FP.$C4])=0;&quot;GreyBoxArrival&quot;;&quot;GreyBox&quot;);IF([FP.CC$12]&lt;[FP.CC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CD$14]=[FP.$A4];IF(MOD([FP.CD$12]-[FP.$E4];[FP.$C4])=0;IF([FP.CD34]&gt;[FP.$B4];&quot;RedBoxArrival&quot;;&quot;GreenBoxArrival&quot;);IF(OR([FP.CD$12]&gt;=[FP.CD25];[FP.CD34]&gt;[FP.$B4]);&quot;RedBox&quot;;&quot;GreenBox&quot;));(IF([FP.CD66]&gt;0;IF(MOD([FP.CD$12]-[FP.$E4];[FP.$C4])=0;&quot;GreyBoxArrival&quot;;&quot;GreyBox&quot;);IF([FP.CD$12]&lt;[FP.CD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E$14]=[FP.$A4];IF(MOD([FP.CE$12]-[FP.$E4];[FP.$C4])=0;IF([FP.CE34]&gt;[FP.$B4];&quot;RedBoxArrival&quot;;&quot;GreenBoxArrival&quot;);IF(OR([FP.CE$12]&gt;=[FP.CE25];[FP.CE34]&gt;[FP.$B4]);&quot;RedBox&quot;;&quot;GreenBox&quot;));(IF([FP.CE66]&gt;0;IF(MOD([FP.CE$12]-[FP.$E4];[FP.$C4])=0;&quot;GreyBoxArrival&quot;;&quot;GreyBox&quot;);IF([FP.CE$12]&lt;[FP.CE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F$14]=[FP.$A4];IF(MOD([FP.CF$12]-[FP.$E4];[FP.$C4])=0;IF([FP.CF34]&gt;[FP.$B4];&quot;RedBoxArrival&quot;;&quot;GreenBoxArrival&quot;);IF(OR([FP.CF$12]&gt;=[FP.CF25];[FP.CF34]&gt;[FP.$B4]);&quot;RedBox&quot;;&quot;GreenBox&quot;));(IF([FP.CF66]&gt;0;IF(MOD([FP.CF$12]-[FP.$E4];[FP.$C4])=0;&quot;GreyBoxArrival&quot;;&quot;GreyBox&quot;);IF([FP.CF$12]&lt;[FP.CF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G$14]=[FP.$A4];IF(MOD([FP.CG$12]-[FP.$E4];[FP.$C4])=0;IF([FP.CG34]&gt;[FP.$B4];&quot;RedBoxArrival&quot;;&quot;GreenBoxArrival&quot;);IF(OR([FP.CG$12]&gt;=[FP.CG25];[FP.CG34]&gt;[FP.$B4]);&quot;RedBox&quot;;&quot;GreenBox&quot;));(IF([FP.CG66]&gt;0;IF(MOD([FP.CG$12]-[FP.$E4];[FP.$C4])=0;&quot;GreyBoxArrival&quot;;&quot;GreyBox&quot;);IF([FP.CG$12]&lt;[FP.CG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CH$14]=[FP.$A4];IF(MOD([FP.CH$12]-[FP.$E4];[FP.$C4])=0;IF([FP.CH34]&gt;[FP.$B4];&quot;RedBoxArrival&quot;;&quot;GreenBoxArrival&quot;);IF(OR([FP.CH$12]&gt;=[FP.CH25];[FP.CH34]&gt;[FP.$B4]);&quot;RedBox&quot;;&quot;GreenBox&quot;));(IF([FP.CH66]&gt;0;IF(MOD([FP.CH$12]-[FP.$E4];[FP.$C4])=0;&quot;GreyBoxArrival&quot;;&quot;GreyBox&quot;);IF([FP.CH$12]&lt;[FP.CH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I$14]=[FP.$A4];IF(MOD([FP.CI$12]-[FP.$E4];[FP.$C4])=0;IF([FP.CI34]&gt;[FP.$B4];&quot;RedBoxArrival&quot;;&quot;GreenBoxArrival&quot;);IF(OR([FP.CI$12]&gt;=[FP.CI25];[FP.CI34]&gt;[FP.$B4]);&quot;RedBox&quot;;&quot;GreenBox&quot;));(IF([FP.CI66]&gt;0;IF(MOD([FP.CI$12]-[FP.$E4];[FP.$C4])=0;&quot;GreyBoxArrival&quot;;&quot;GreyBox&quot;);IF([FP.CI$12]&lt;[FP.CI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J$14]=[FP.$A4];IF(MOD([FP.CJ$12]-[FP.$E4];[FP.$C4])=0;IF([FP.CJ34]&gt;[FP.$B4];&quot;RedBoxArrival&quot;;&quot;GreenBoxArrival&quot;);IF(OR([FP.CJ$12]&gt;=[FP.CJ25];[FP.CJ34]&gt;[FP.$B4]);&quot;RedBox&quot;;&quot;GreenBox&quot;));(IF([FP.CJ66]&gt;0;IF(MOD([FP.CJ$12]-[FP.$E4];[FP.$C4])=0;&quot;GreyBoxArrival&quot;;&quot;GreyBox&quot;);IF([FP.CJ$12]&lt;[FP.CJ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K$14]=[FP.$A4];IF(MOD([FP.CK$12]-[FP.$E4];[FP.$C4])=0;IF([FP.CK34]&gt;[FP.$B4];&quot;RedBoxArrival&quot;;&quot;GreenBoxArrival&quot;);IF(OR([FP.CK$12]&gt;=[FP.CK25];[FP.CK34]&gt;[FP.$B4]);&quot;RedBox&quot;;&quot;GreenBox&quot;));(IF([FP.CK66]&gt;0;IF(MOD([FP.CK$12]-[FP.$E4];[FP.$C4])=0;&quot;GreyBoxArrival&quot;;&quot;GreyBox&quot;);IF([FP.CK$12]&lt;[FP.CK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CL$14]=[FP.$A4];IF(MOD([FP.CL$12]-[FP.$E4];[FP.$C4])=0;IF([FP.CL34]&gt;[FP.$B4];&quot;RedBoxArrival&quot;;&quot;GreenBoxArrival&quot;);IF(OR([FP.CL$12]&gt;=[FP.CL25];[FP.CL34]&gt;[FP.$B4]);&quot;RedBox&quot;;&quot;GreenBox&quot;));(IF([FP.CL66]&gt;0;IF(MOD([FP.CL$12]-[FP.$E4];[FP.$C4])=0;&quot;GreyBoxArrival&quot;;&quot;GreyBox&quot;);IF([FP.CL$12]&lt;[FP.CL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M$14]=[FP.$A4];IF(MOD([FP.CM$12]-[FP.$E4];[FP.$C4])=0;IF([FP.CM34]&gt;[FP.$B4];&quot;RedBoxArrival&quot;;&quot;GreenBoxArrival&quot;);IF(OR([FP.CM$12]&gt;=[FP.CM25];[FP.CM34]&gt;[FP.$B4]);&quot;RedBox&quot;;&quot;GreenBox&quot;));(IF([FP.CM66]&gt;0;IF(MOD([FP.CM$12]-[FP.$E4];[FP.$C4])=0;&quot;GreyBoxArrival&quot;;&quot;GreyBox&quot;);IF([FP.CM$12]&lt;[FP.CM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N$14]=[FP.$A4];IF(MOD([FP.CN$12]-[FP.$E4];[FP.$C4])=0;IF([FP.CN34]&gt;[FP.$B4];&quot;RedBoxArrival&quot;;&quot;GreenBoxArrival&quot;);IF(OR([FP.CN$12]&gt;=[FP.CN25];[FP.CN34]&gt;[FP.$B4]);&quot;RedBox&quot;;&quot;GreenBox&quot;));(IF([FP.CN66]&gt;0;IF(MOD([FP.CN$12]-[FP.$E4];[FP.$C4])=0;&quot;GreyBoxArrival&quot;;&quot;GreyBox&quot;);IF([FP.CN$12]&lt;[FP.CN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O$14]=[FP.$A4];IF(MOD([FP.CO$12]-[FP.$E4];[FP.$C4])=0;IF([FP.CO34]&gt;[FP.$B4];&quot;RedBoxArrival&quot;;&quot;GreenBoxArrival&quot;);IF(OR([FP.CO$12]&gt;=[FP.CO25];[FP.CO34]&gt;[FP.$B4]);&quot;RedBox&quot;;&quot;GreenBox&quot;));(IF([FP.CO66]&gt;0;IF(MOD([FP.CO$12]-[FP.$E4];[FP.$C4])=0;&quot;GreyBoxArrival&quot;;&quot;GreyBox&quot;);IF([FP.CO$12]&lt;[FP.CO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CP$14]=[FP.$A4];IF(MOD([FP.CP$12]-[FP.$E4];[FP.$C4])=0;IF([FP.CP34]&gt;[FP.$B4];&quot;RedBoxArrival&quot;;&quot;GreenBoxArrival&quot;);IF(OR([FP.CP$12]&gt;=[FP.CP25];[FP.CP34]&gt;[FP.$B4]);&quot;RedBox&quot;;&quot;GreenBox&quot;));(IF([FP.CP66]&gt;0;IF(MOD([FP.CP$12]-[FP.$E4];[FP.$C4])=0;&quot;GreyBoxArrival&quot;;&quot;GreyBox&quot;);IF([FP.CP$12]&lt;[FP.CP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Q$14]=[FP.$A4];IF(MOD([FP.CQ$12]-[FP.$E4];[FP.$C4])=0;IF([FP.CQ34]&gt;[FP.$B4];&quot;RedBoxArrival&quot;;&quot;GreenBoxArrival&quot;);IF(OR([FP.CQ$12]&gt;=[FP.CQ25];[FP.CQ34]&gt;[FP.$B4]);&quot;RedBox&quot;;&quot;GreenBox&quot;));(IF([FP.CQ66]&gt;0;IF(MOD([FP.CQ$12]-[FP.$E4];[FP.$C4])=0;&quot;GreyBoxArrival&quot;;&quot;GreyBox&quot;);IF([FP.CQ$12]&lt;[FP.CQ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R$14]=[FP.$A4];IF(MOD([FP.CR$12]-[FP.$E4];[FP.$C4])=0;IF([FP.CR34]&gt;[FP.$B4];&quot;RedBoxArrival&quot;;&quot;GreenBoxArrival&quot;);IF(OR([FP.CR$12]&gt;=[FP.CR25];[FP.CR34]&gt;[FP.$B4]);&quot;RedBox&quot;;&quot;GreenBox&quot;));(IF([FP.CR66]&gt;0;IF(MOD([FP.CR$12]-[FP.$E4];[FP.$C4])=0;&quot;GreyBoxArrival&quot;;&quot;GreyBox&quot;);IF([FP.CR$12]&lt;[FP.CR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S$14]=[FP.$A4];IF(MOD([FP.CS$12]-[FP.$E4];[FP.$C4])=0;IF([FP.CS34]&gt;[FP.$B4];&quot;RedBoxArrival&quot;;&quot;GreenBoxArrival&quot;);IF(OR([FP.CS$12]&gt;=[FP.CS25];[FP.CS34]&gt;[FP.$B4]);&quot;RedBox&quot;;&quot;GreenBox&quot;));(IF([FP.CS66]&gt;0;IF(MOD([FP.CS$12]-[FP.$E4];[FP.$C4])=0;&quot;GreyBoxArrival&quot;;&quot;GreyBox&quot;);IF([FP.CS$12]&lt;[FP.CS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CT$14]=[FP.$A4];IF(MOD([FP.CT$12]-[FP.$E4];[FP.$C4])=0;IF([FP.CT34]&gt;[FP.$B4];&quot;RedBoxArrival&quot;;&quot;GreenBoxArrival&quot;);IF(OR([FP.CT$12]&gt;=[FP.CT25];[FP.CT34]&gt;[FP.$B4]);&quot;RedBox&quot;;&quot;GreenBox&quot;));(IF([FP.CT66]&gt;0;IF(MOD([FP.CT$12]-[FP.$E4];[FP.$C4])=0;&quot;GreyBoxArrival&quot;;&quot;GreyBox&quot;);IF([FP.CT$12]&lt;[FP.CT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U$14]=[FP.$A4];IF(MOD([FP.CU$12]-[FP.$E4];[FP.$C4])=0;IF([FP.CU34]&gt;[FP.$B4];&quot;RedBoxArrival&quot;;&quot;GreenBoxArrival&quot;);IF(OR([FP.CU$12]&gt;=[FP.CU25];[FP.CU34]&gt;[FP.$B4]);&quot;RedBox&quot;;&quot;GreenBox&quot;));(IF([FP.CU66]&gt;0;IF(MOD([FP.CU$12]-[FP.$E4];[FP.$C4])=0;&quot;GreyBoxArrival&quot;;&quot;GreyBox&quot;);IF([FP.CU$12]&lt;[FP.CU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V$14]=[FP.$A4];IF(MOD([FP.CV$12]-[FP.$E4];[FP.$C4])=0;IF([FP.CV34]&gt;[FP.$B4];&quot;RedBoxArrival&quot;;&quot;GreenBoxArrival&quot;);IF(OR([FP.CV$12]&gt;=[FP.CV25];[FP.CV34]&gt;[FP.$B4]);&quot;RedBox&quot;;&quot;GreenBox&quot;));(IF([FP.CV66]&gt;0;IF(MOD([FP.CV$12]-[FP.$E4];[FP.$C4])=0;&quot;GreyBoxArrival&quot;;&quot;GreyBox&quot;);IF([FP.CV$12]&lt;[FP.CV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W$14]=[FP.$A4];IF(MOD([FP.CW$12]-[FP.$E4];[FP.$C4])=0;IF([FP.CW34]&gt;[FP.$B4];&quot;RedBoxArrival&quot;;&quot;GreenBoxArrival&quot;);IF(OR([FP.CW$12]&gt;=[FP.CW25];[FP.CW34]&gt;[FP.$B4]);&quot;RedBox&quot;;&quot;GreenBox&quot;));(IF([FP.CW66]&gt;0;IF(MOD([FP.CW$12]-[FP.$E4];[FP.$C4])=0;&quot;GreyBoxArrival&quot;;&quot;GreyBox&quot;);IF([FP.CW$12]&lt;[FP.CW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CX$14]=[FP.$A4];IF(MOD([FP.CX$12]-[FP.$E4];[FP.$C4])=0;IF([FP.CX34]&gt;[FP.$B4];&quot;RedBoxArrival&quot;;&quot;GreenBoxArrival&quot;);IF(OR([FP.CX$12]&gt;=[FP.CX25];[FP.CX34]&gt;[FP.$B4]);&quot;RedBox&quot;;&quot;GreenBox&quot;));(IF([FP.CX66]&gt;0;IF(MOD([FP.CX$12]-[FP.$E4];[FP.$C4])=0;&quot;GreyBoxArrival&quot;;&quot;GreyBox&quot;);IF([FP.CX$12]&lt;[FP.CX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Y$14]=[FP.$A4];IF(MOD([FP.CY$12]-[FP.$E4];[FP.$C4])=0;IF([FP.CY34]&gt;[FP.$B4];&quot;RedBoxArrival&quot;;&quot;GreenBoxArrival&quot;);IF(OR([FP.CY$12]&gt;=[FP.CY25];[FP.CY34]&gt;[FP.$B4]);&quot;RedBox&quot;;&quot;GreenBox&quot;));(IF([FP.CY66]&gt;0;IF(MOD([FP.CY$12]-[FP.$E4];[FP.$C4])=0;&quot;GreyBoxArrival&quot;;&quot;GreyBox&quot;);IF([FP.CY$12]&lt;[FP.CY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Z$14]=[FP.$A4];IF(MOD([FP.CZ$12]-[FP.$E4];[FP.$C4])=0;IF([FP.CZ34]&gt;[FP.$B4];&quot;RedBoxArrival&quot;;&quot;GreenBoxArrival&quot;);IF(OR([FP.CZ$12]&gt;=[FP.CZ25];[FP.CZ34]&gt;[FP.$B4]);&quot;RedBox&quot;;&quot;GreenBox&quot;));(IF([FP.CZ66]&gt;0;IF(MOD([FP.CZ$12]-[FP.$E4];[FP.$C4])=0;&quot;GreyBoxArrival&quot;;&quot;GreyBox&quot;);IF([FP.CZ$12]&lt;[FP.CZ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A$14]=[FP.$A4];IF(MOD([FP.DA$12]-[FP.$E4];[FP.$C4])=0;IF([FP.DA34]&gt;[FP.$B4];&quot;RedBoxArrival&quot;;&quot;GreenBoxArrival&quot;);IF(OR([FP.DA$12]&gt;=[FP.DA25];[FP.DA34]&gt;[FP.$B4]);&quot;RedBox&quot;;&quot;GreenBox&quot;));(IF([FP.DA66]&gt;0;IF(MOD([FP.DA$12]-[FP.$E4];[FP.$C4])=0;&quot;GreyBoxArrival&quot;;&quot;GreyBox&quot;);IF([FP.DA$12]&lt;[FP.DA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DB$14]=[FP.$A4];IF(MOD([FP.DB$12]-[FP.$E4];[FP.$C4])=0;IF([FP.DB34]&gt;[FP.$B4];&quot;RedBoxArrival&quot;;&quot;GreenBoxArrival&quot;);IF(OR([FP.DB$12]&gt;=[FP.DB25];[FP.DB34]&gt;[FP.$B4]);&quot;RedBox&quot;;&quot;GreenBox&quot;));(IF([FP.DB66]&gt;0;IF(MOD([FP.DB$12]-[FP.$E4];[FP.$C4])=0;&quot;GreyBoxArrival&quot;;&quot;GreyBox&quot;);IF([FP.DB$12]&lt;[FP.DB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C$14]=[FP.$A4];IF(MOD([FP.DC$12]-[FP.$E4];[FP.$C4])=0;IF([FP.DC34]&gt;[FP.$B4];&quot;RedBoxArrival&quot;;&quot;GreenBoxArrival&quot;);IF(OR([FP.DC$12]&gt;=[FP.DC25];[FP.DC34]&gt;[FP.$B4]);&quot;RedBox&quot;;&quot;GreenBox&quot;));(IF([FP.DC66]&gt;0;IF(MOD([FP.DC$12]-[FP.$E4];[FP.$C4])=0;&quot;GreyBoxArrival&quot;;&quot;GreyBox&quot;);IF([FP.DC$12]&lt;[FP.DC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D$14]=[FP.$A4];IF(MOD([FP.DD$12]-[FP.$E4];[FP.$C4])=0;IF([FP.DD34]&gt;[FP.$B4];&quot;RedBoxArrival&quot;;&quot;GreenBoxArrival&quot;);IF(OR([FP.DD$12]&gt;=[FP.DD25];[FP.DD34]&gt;[FP.$B4]);&quot;RedBox&quot;;&quot;GreenBox&quot;));(IF([FP.DD66]&gt;0;IF(MOD([FP.DD$12]-[FP.$E4];[FP.$C4])=0;&quot;GreyBoxArrival&quot;;&quot;GreyBox&quot;);IF([FP.DD$12]&lt;[FP.DD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E$14]=[FP.$A4];IF(MOD([FP.DE$12]-[FP.$E4];[FP.$C4])=0;IF([FP.DE34]&gt;[FP.$B4];&quot;RedBoxArrival&quot;;&quot;GreenBoxArrival&quot;);IF(OR([FP.DE$12]&gt;=[FP.DE25];[FP.DE34]&gt;[FP.$B4]);&quot;RedBox&quot;;&quot;GreenBox&quot;));(IF([FP.DE66]&gt;0;IF(MOD([FP.DE$12]-[FP.$E4];[FP.$C4])=0;&quot;GreyBoxArrival&quot;;&quot;GreyBox&quot;);IF([FP.DE$12]&lt;[FP.DE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DF$14]=[FP.$A4];IF(MOD([FP.DF$12]-[FP.$E4];[FP.$C4])=0;IF([FP.DF34]&gt;[FP.$B4];&quot;RedBoxArrival&quot;;&quot;GreenBoxArrival&quot;);IF(OR([FP.DF$12]&gt;=[FP.DF25];[FP.DF34]&gt;[FP.$B4]);&quot;RedBox&quot;;&quot;GreenBox&quot;));(IF([FP.DF66]&gt;0;IF(MOD([FP.DF$12]-[FP.$E4];[FP.$C4])=0;&quot;GreyBoxArrival&quot;;&quot;GreyBox&quot;);IF([FP.DF$12]&lt;[FP.DF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G$14]=[FP.$A4];IF(MOD([FP.DG$12]-[FP.$E4];[FP.$C4])=0;IF([FP.DG34]&gt;[FP.$B4];&quot;RedBoxArrival&quot;;&quot;GreenBoxArrival&quot;);IF(OR([FP.DG$12]&gt;=[FP.DG25];[FP.DG34]&gt;[FP.$B4]);&quot;RedBox&quot;;&quot;GreenBox&quot;));(IF([FP.DG66]&gt;0;IF(MOD([FP.DG$12]-[FP.$E4];[FP.$C4])=0;&quot;GreyBoxArrival&quot;;&quot;GreyBox&quot;);IF([FP.DG$12]&lt;[FP.DG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H$14]=[FP.$A4];IF(MOD([FP.DH$12]-[FP.$E4];[FP.$C4])=0;IF([FP.DH34]&gt;[FP.$B4];&quot;RedBoxArrival&quot;;&quot;GreenBoxArrival&quot;);IF(OR([FP.DH$12]&gt;=[FP.DH25];[FP.DH34]&gt;[FP.$B4]);&quot;RedBox&quot;;&quot;GreenBox&quot;));(IF([FP.DH66]&gt;0;IF(MOD([FP.DH$12]-[FP.$E4];[FP.$C4])=0;&quot;GreyBoxArrival&quot;;&quot;GreyBox&quot;);IF([FP.DH$12]&lt;[FP.DH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I$14]=[FP.$A4];IF(MOD([FP.DI$12]-[FP.$E4];[FP.$C4])=0;IF([FP.DI34]&gt;[FP.$B4];&quot;RedBoxArrival&quot;;&quot;GreenBoxArrival&quot;);IF(OR([FP.DI$12]&gt;=[FP.DI25];[FP.DI34]&gt;[FP.$B4]);&quot;RedBox&quot;;&quot;GreenBox&quot;));(IF([FP.DI66]&gt;0;IF(MOD([FP.DI$12]-[FP.$E4];[FP.$C4])=0;&quot;GreyBoxArrival&quot;;&quot;GreyBox&quot;);IF([FP.DI$12]&lt;[FP.DI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DJ$14]=[FP.$A4];IF(MOD([FP.DJ$12]-[FP.$E4];[FP.$C4])=0;IF([FP.DJ34]&gt;[FP.$B4];&quot;RedBoxArrival&quot;;&quot;GreenBoxArrival&quot;);IF(OR([FP.DJ$12]&gt;=[FP.DJ25];[FP.DJ34]&gt;[FP.$B4]);&quot;RedBox&quot;;&quot;GreenBox&quot;));(IF([FP.DJ66]&gt;0;IF(MOD([FP.DJ$12]-[FP.$E4];[FP.$C4])=0;&quot;GreyBoxArrival&quot;;&quot;GreyBox&quot;);IF([FP.DJ$12]&lt;[FP.DJ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K$14]=[FP.$A4];IF(MOD([FP.DK$12]-[FP.$E4];[FP.$C4])=0;IF([FP.DK34]&gt;[FP.$B4];&quot;RedBoxArrival&quot;;&quot;GreenBoxArrival&quot;);IF(OR([FP.DK$12]&gt;=[FP.DK25];[FP.DK34]&gt;[FP.$B4]);&quot;RedBox&quot;;&quot;GreenBox&quot;));(IF([FP.DK66]&gt;0;IF(MOD([FP.DK$12]-[FP.$E4];[FP.$C4])=0;&quot;GreyBoxArrival&quot;;&quot;GreyBox&quot;);IF([FP.DK$12]&lt;[FP.DK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L$14]=[FP.$A4];IF(MOD([FP.DL$12]-[FP.$E4];[FP.$C4])=0;IF([FP.DL34]&gt;[FP.$B4];&quot;RedBoxArrival&quot;;&quot;GreenBoxArrival&quot;);IF(OR([FP.DL$12]&gt;=[FP.DL25];[FP.DL34]&gt;[FP.$B4]);&quot;RedBox&quot;;&quot;GreenBox&quot;));(IF([FP.DL66]&gt;0;IF(MOD([FP.DL$12]-[FP.$E4];[FP.$C4])=0;&quot;GreyBoxArrival&quot;;&quot;GreyBox&quot;);IF([FP.DL$12]&lt;[FP.DL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M$14]=[FP.$A4];IF(MOD([FP.DM$12]-[FP.$E4];[FP.$C4])=0;IF([FP.DM34]&gt;[FP.$B4];&quot;RedBoxArrival&quot;;&quot;GreenBoxArrival&quot;);IF(OR([FP.DM$12]&gt;=[FP.DM25];[FP.DM34]&gt;[FP.$B4]);&quot;RedBox&quot;;&quot;GreenBox&quot;));(IF([FP.DM66]&gt;0;IF(MOD([FP.DM$12]-[FP.$E4];[FP.$C4])=0;&quot;GreyBoxArrival&quot;;&quot;GreyBox&quot;);IF([FP.DM$12]&lt;[FP.DM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DN$14]=[FP.$A4];IF(MOD([FP.DN$12]-[FP.$E4];[FP.$C4])=0;IF([FP.DN34]&gt;[FP.$B4];&quot;RedBoxArrival&quot;;&quot;GreenBoxArrival&quot;);IF(OR([FP.DN$12]&gt;=[FP.DN25];[FP.DN34]&gt;[FP.$B4]);&quot;RedBox&quot;;&quot;GreenBox&quot;));(IF([FP.DN66]&gt;0;IF(MOD([FP.DN$12]-[FP.$E4];[FP.$C4])=0;&quot;GreyBoxArrival&quot;;&quot;GreyBox&quot;);IF([FP.DN$12]&lt;[FP.DN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O$14]=[FP.$A4];IF(MOD([FP.DO$12]-[FP.$E4];[FP.$C4])=0;IF([FP.DO34]&gt;[FP.$B4];&quot;RedBoxArrival&quot;;&quot;GreenBoxArrival&quot;);IF(OR([FP.DO$12]&gt;=[FP.DO25];[FP.DO34]&gt;[FP.$B4]);&quot;RedBox&quot;;&quot;GreenBox&quot;));(IF([FP.DO66]&gt;0;IF(MOD([FP.DO$12]-[FP.$E4];[FP.$C4])=0;&quot;GreyBoxArrival&quot;;&quot;GreyBox&quot;);IF([FP.DO$12]&lt;[FP.DO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P$14]=[FP.$A4];IF(MOD([FP.DP$12]-[FP.$E4];[FP.$C4])=0;IF([FP.DP34]&gt;[FP.$B4];&quot;RedBoxArrival&quot;;&quot;GreenBoxArrival&quot;);IF(OR([FP.DP$12]&gt;=[FP.DP25];[FP.DP34]&gt;[FP.$B4]);&quot;RedBox&quot;;&quot;GreenBox&quot;));(IF([FP.DP66]&gt;0;IF(MOD([FP.DP$12]-[FP.$E4];[FP.$C4])=0;&quot;GreyBoxArrival&quot;;&quot;GreyBox&quot;);IF([FP.DP$12]&lt;[FP.DP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Q$14]=[FP.$A4];IF(MOD([FP.DQ$12]-[FP.$E4];[FP.$C4])=0;IF([FP.DQ34]&gt;[FP.$B4];&quot;RedBoxArrival&quot;;&quot;GreenBoxArrival&quot;);IF(OR([FP.DQ$12]&gt;=[FP.DQ25];[FP.DQ34]&gt;[FP.$B4]);&quot;RedBox&quot;;&quot;GreenBox&quot;));(IF([FP.DQ66]&gt;0;IF(MOD([FP.DQ$12]-[FP.$E4];[FP.$C4])=0;&quot;GreyBoxArrival&quot;;&quot;GreyBox&quot;);IF([FP.DQ$12]&lt;[FP.DQ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DR$14]=[FP.$A4];IF(MOD([FP.DR$12]-[FP.$E4];[FP.$C4])=0;IF([FP.DR34]&gt;[FP.$B4];&quot;RedBoxArrival&quot;;&quot;GreenBoxArrival&quot;);IF(OR([FP.DR$12]&gt;=[FP.DR25];[FP.DR34]&gt;[FP.$B4]);&quot;RedBox&quot;;&quot;GreenBox&quot;));(IF([FP.DR66]&gt;0;IF(MOD([FP.DR$12]-[FP.$E4];[FP.$C4])=0;&quot;GreyBoxArrival&quot;;&quot;GreyBox&quot;);IF([FP.DR$12]&lt;[FP.DR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S$14]=[FP.$A4];IF(MOD([FP.DS$12]-[FP.$E4];[FP.$C4])=0;IF([FP.DS34]&gt;[FP.$B4];&quot;RedBoxArrival&quot;;&quot;GreenBoxArrival&quot;);IF(OR([FP.DS$12]&gt;=[FP.DS25];[FP.DS34]&gt;[FP.$B4]);&quot;RedBox&quot;;&quot;GreenBox&quot;));(IF([FP.DS66]&gt;0;IF(MOD([FP.DS$12]-[FP.$E4];[FP.$C4])=0;&quot;GreyBoxArrival&quot;;&quot;GreyBox&quot;);IF([FP.DS$12]&lt;[FP.DS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T$14]=[FP.$A4];IF(MOD([FP.DT$12]-[FP.$E4];[FP.$C4])=0;IF([FP.DT34]&gt;[FP.$B4];&quot;RedBoxArrival&quot;;&quot;GreenBoxArrival&quot;);IF(OR([FP.DT$12]&gt;=[FP.DT25];[FP.DT34]&gt;[FP.$B4]);&quot;RedBox&quot;;&quot;GreenBox&quot;));(IF([FP.DT66]&gt;0;IF(MOD([FP.DT$12]-[FP.$E4];[FP.$C4])=0;&quot;GreyBoxArrival&quot;;&quot;GreyBox&quot;);IF([FP.DT$12]&lt;[FP.DT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U$14]=[FP.$A4];IF(MOD([FP.DU$12]-[FP.$E4];[FP.$C4])=0;IF([FP.DU34]&gt;[FP.$B4];&quot;RedBoxArrival&quot;;&quot;GreenBoxArrival&quot;);IF(OR([FP.DU$12]&gt;=[FP.DU25];[FP.DU34]&gt;[FP.$B4]);&quot;RedBox&quot;;&quot;GreenBox&quot;));(IF([FP.DU66]&gt;0;IF(MOD([FP.DU$12]-[FP.$E4];[FP.$C4])=0;&quot;GreyBoxArrival&quot;;&quot;GreyBox&quot;);IF([FP.DU$12]&lt;[FP.DU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DV$14]=[FP.$A4];IF(MOD([FP.DV$12]-[FP.$E4];[FP.$C4])=0;IF([FP.DV34]&gt;[FP.$B4];&quot;RedBoxArrival&quot;;&quot;GreenBoxArrival&quot;);IF(OR([FP.DV$12]&gt;=[FP.DV25];[FP.DV34]&gt;[FP.$B4]);&quot;RedBox&quot;;&quot;GreenBox&quot;));(IF([FP.DV66]&gt;0;IF(MOD([FP.DV$12]-[FP.$E4];[FP.$C4])=0;&quot;GreyBoxArrival&quot;;&quot;GreyBox&quot;);IF([FP.DV$12]&lt;[FP.DV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W$14]=[FP.$A4];IF(MOD([FP.DW$12]-[FP.$E4];[FP.$C4])=0;IF([FP.DW34]&gt;[FP.$B4];&quot;RedBoxArrival&quot;;&quot;GreenBoxArrival&quot;);IF(OR([FP.DW$12]&gt;=[FP.DW25];[FP.DW34]&gt;[FP.$B4]);&quot;RedBox&quot;;&quot;GreenBox&quot;));(IF([FP.DW66]&gt;0;IF(MOD([FP.DW$12]-[FP.$E4];[FP.$C4])=0;&quot;GreyBoxArrival&quot;;&quot;GreyBox&quot;);IF([FP.DW$12]&lt;[FP.DW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X$14]=[FP.$A4];IF(MOD([FP.DX$12]-[FP.$E4];[FP.$C4])=0;IF([FP.DX34]&gt;[FP.$B4];&quot;RedBoxArrival&quot;;&quot;GreenBoxArrival&quot;);IF(OR([FP.DX$12]&gt;=[FP.DX25];[FP.DX34]&gt;[FP.$B4]);&quot;RedBox&quot;;&quot;GreenBox&quot;));(IF([FP.DX66]&gt;0;IF(MOD([FP.DX$12]-[FP.$E4];[FP.$C4])=0;&quot;GreyBoxArrival&quot;;&quot;GreyBox&quot;);IF([FP.DX$12]&lt;[FP.DX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Y$14]=[FP.$A4];IF(MOD([FP.DY$12]-[FP.$E4];[FP.$C4])=0;IF([FP.DY34]&gt;[FP.$B4];&quot;RedBoxArrival&quot;;&quot;GreenBoxArrival&quot;);IF(OR([FP.DY$12]&gt;=[FP.DY25];[FP.DY34]&gt;[FP.$B4]);&quot;RedBox&quot;;&quot;GreenBox&quot;));(IF([FP.DY66]&gt;0;IF(MOD([FP.DY$12]-[FP.$E4];[FP.$C4])=0;&quot;GreyBoxArrival&quot;;&quot;GreyBox&quot;);IF([FP.DY$12]&lt;[FP.DY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DZ$14]=[FP.$A4];IF(MOD([FP.DZ$12]-[FP.$E4];[FP.$C4])=0;IF([FP.DZ34]&gt;[FP.$B4];&quot;RedBoxArrival&quot;;&quot;GreenBoxArrival&quot;);IF(OR([FP.DZ$12]&gt;=[FP.DZ25];[FP.DZ34]&gt;[FP.$B4]);&quot;RedBox&quot;;&quot;GreenBox&quot;));(IF([FP.DZ66]&gt;0;IF(MOD([FP.DZ$12]-[FP.$E4];[FP.$C4])=0;&quot;GreyBoxArrival&quot;;&quot;GreyBox&quot;);IF([FP.DZ$12]&lt;[FP.DZ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EA$14]=[FP.$A4];IF(MOD([FP.EA$12]-[FP.$E4];[FP.$C4])=0;IF([FP.EA34]&gt;[FP.$B4];&quot;RedBoxArrival&quot;;&quot;GreenBoxArrival&quot;);IF(OR([FP.EA$12]&gt;=[FP.EA25];[FP.EA34]&gt;[FP.$B4]);&quot;RedBox&quot;;&quot;GreenBox&quot;));(IF([FP.EA66]&gt;0;IF(MOD([FP.EA$12]-[FP.$E4];[FP.$C4])=0;&quot;GreyBoxArrival&quot;;&quot;GreyBox&quot;);IF([FP.EA$12]&lt;[FP.EA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EB$14]=[FP.$A4];IF(MOD([FP.EB$12]-[FP.$E4];[FP.$C4])=0;IF([FP.EB34]&gt;[FP.$B4];&quot;RedBoxArrival&quot;;&quot;GreenBoxArrival&quot;);IF(OR([FP.EB$12]&gt;=[FP.EB25];[FP.EB34]&gt;[FP.$B4]);&quot;RedBox&quot;;&quot;GreenBox&quot;));(IF([FP.EB66]&gt;0;IF(MOD([FP.EB$12]-[FP.$E4];[FP.$C4])=0;&quot;GreyBoxArrival&quot;;&quot;GreyBox&quot;);IF([FP.EB$12]&lt;[FP.EB25];&quot;BeforeDeadline&quot;;&quot;WhiteBox&quot;)))))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formula="of:=[FP.B5]/[FP.C5]" office:value-type="float" office:value="0.1" calcext:value-type="float">
            <text:p>0.1</text:p>
          </table:table-cell>
          <table:table-cell table:number-columns-repeated="2"/>
          <table:table-cell table:style-name="BeforeDeadline" table:formula="of:=+ORG.OPENOFFICE.STYLE(IF([FP.J$14]=[FP.$A5];IF(MOD([FP.J$12]-[FP.$E5];[FP.$C5])=0;IF([FP.J35]&gt;[FP.$B5];&quot;RedBoxArrival&quot;;&quot;GreenBoxArrival&quot;);IF(OR([FP.J$12]&gt;=[FP.J26];[FP.J35]&gt;[FP.$B5]);&quot;RedBox&quot;;&quot;GreenBox&quot;));(IF([FP.J67]&gt;0;IF(MOD([FP.J$12]-[FP.$E5];[FP.$C5])=0;&quot;GreyBoxArrival&quot;;&quot;GreyBox&quot;);IF([FP.J$12]&lt;[FP.J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K$14]=[FP.$A5];IF(MOD([FP.K$12]-[FP.$E5];[FP.$C5])=0;IF([FP.K35]&gt;[FP.$B5];&quot;RedBoxArrival&quot;;&quot;GreenBoxArrival&quot;);IF(OR([FP.K$12]&gt;=[FP.K26];[FP.K35]&gt;[FP.$B5]);&quot;RedBox&quot;;&quot;GreenBox&quot;));(IF([FP.K67]&gt;0;IF(MOD([FP.K$12]-[FP.$E5];[FP.$C5])=0;&quot;GreyBoxArrival&quot;;&quot;GreyBox&quot;);IF([FP.K$12]&lt;[FP.K26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L$14]=[FP.$A5];IF(MOD([FP.L$12]-[FP.$E5];[FP.$C5])=0;IF([FP.L35]&gt;[FP.$B5];&quot;RedBoxArrival&quot;;&quot;GreenBoxArrival&quot;);IF(OR([FP.L$12]&gt;=[FP.L26];[FP.L35]&gt;[FP.$B5]);&quot;RedBox&quot;;&quot;GreenBox&quot;));(IF([FP.L67]&gt;0;IF(MOD([FP.L$12]-[FP.$E5];[FP.$C5])=0;&quot;GreyBoxArrival&quot;;&quot;GreyBox&quot;);IF([FP.L$12]&lt;[FP.L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M$14]=[FP.$A5];IF(MOD([FP.M$12]-[FP.$E5];[FP.$C5])=0;IF([FP.M35]&gt;[FP.$B5];&quot;RedBoxArrival&quot;;&quot;GreenBoxArrival&quot;);IF(OR([FP.M$12]&gt;=[FP.M26];[FP.M35]&gt;[FP.$B5]);&quot;RedBox&quot;;&quot;GreenBox&quot;));(IF([FP.M67]&gt;0;IF(MOD([FP.M$12]-[FP.$E5];[FP.$C5])=0;&quot;GreyBoxArrival&quot;;&quot;GreyBox&quot;);IF([FP.M$12]&lt;[FP.M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N$14]=[FP.$A5];IF(MOD([FP.N$12]-[FP.$E5];[FP.$C5])=0;IF([FP.N35]&gt;[FP.$B5];&quot;RedBoxArrival&quot;;&quot;GreenBoxArrival&quot;);IF(OR([FP.N$12]&gt;=[FP.N26];[FP.N35]&gt;[FP.$B5]);&quot;RedBox&quot;;&quot;GreenBox&quot;));(IF([FP.N67]&gt;0;IF(MOD([FP.N$12]-[FP.$E5];[FP.$C5])=0;&quot;GreyBoxArrival&quot;;&quot;GreyBox&quot;);IF([FP.N$12]&lt;[FP.N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O$14]=[FP.$A5];IF(MOD([FP.O$12]-[FP.$E5];[FP.$C5])=0;IF([FP.O35]&gt;[FP.$B5];&quot;RedBoxArrival&quot;;&quot;GreenBoxArrival&quot;);IF(OR([FP.O$12]&gt;=[FP.O26];[FP.O35]&gt;[FP.$B5]);&quot;RedBox&quot;;&quot;GreenBox&quot;));(IF([FP.O67]&gt;0;IF(MOD([FP.O$12]-[FP.$E5];[FP.$C5])=0;&quot;GreyBoxArrival&quot;;&quot;GreyBox&quot;);IF([FP.O$12]&lt;[FP.O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P$14]=[FP.$A5];IF(MOD([FP.P$12]-[FP.$E5];[FP.$C5])=0;IF([FP.P35]&gt;[FP.$B5];&quot;RedBoxArrival&quot;;&quot;GreenBoxArrival&quot;);IF(OR([FP.P$12]&gt;=[FP.P26];[FP.P35]&gt;[FP.$B5]);&quot;RedBox&quot;;&quot;GreenBox&quot;));(IF([FP.P67]&gt;0;IF(MOD([FP.P$12]-[FP.$E5];[FP.$C5])=0;&quot;GreyBoxArrival&quot;;&quot;GreyBox&quot;);IF([FP.P$12]&lt;[FP.P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Q$14]=[FP.$A5];IF(MOD([FP.Q$12]-[FP.$E5];[FP.$C5])=0;IF([FP.Q35]&gt;[FP.$B5];&quot;RedBoxArrival&quot;;&quot;GreenBoxArrival&quot;);IF(OR([FP.Q$12]&gt;=[FP.Q26];[FP.Q35]&gt;[FP.$B5]);&quot;RedBox&quot;;&quot;GreenBox&quot;));(IF([FP.Q67]&gt;0;IF(MOD([FP.Q$12]-[FP.$E5];[FP.$C5])=0;&quot;GreyBoxArrival&quot;;&quot;GreyBox&quot;);IF([FP.Q$12]&lt;[FP.Q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R$14]=[FP.$A5];IF(MOD([FP.R$12]-[FP.$E5];[FP.$C5])=0;IF([FP.R35]&gt;[FP.$B5];&quot;RedBoxArrival&quot;;&quot;GreenBoxArrival&quot;);IF(OR([FP.R$12]&gt;=[FP.R26];[FP.R35]&gt;[FP.$B5]);&quot;RedBox&quot;;&quot;GreenBox&quot;));(IF([FP.R67]&gt;0;IF(MOD([FP.R$12]-[FP.$E5];[FP.$C5])=0;&quot;GreyBoxArrival&quot;;&quot;GreyBox&quot;);IF([FP.R$12]&lt;[FP.R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S$14]=[FP.$A5];IF(MOD([FP.S$12]-[FP.$E5];[FP.$C5])=0;IF([FP.S35]&gt;[FP.$B5];&quot;RedBoxArrival&quot;;&quot;GreenBoxArrival&quot;);IF(OR([FP.S$12]&gt;=[FP.S26];[FP.S35]&gt;[FP.$B5]);&quot;RedBox&quot;;&quot;GreenBox&quot;));(IF([FP.S67]&gt;0;IF(MOD([FP.S$12]-[FP.$E5];[FP.$C5])=0;&quot;GreyBoxArrival&quot;;&quot;GreyBox&quot;);IF([FP.S$12]&lt;[FP.S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T$14]=[FP.$A5];IF(MOD([FP.T$12]-[FP.$E5];[FP.$C5])=0;IF([FP.T35]&gt;[FP.$B5];&quot;RedBoxArrival&quot;;&quot;GreenBoxArrival&quot;);IF(OR([FP.T$12]&gt;=[FP.T26];[FP.T35]&gt;[FP.$B5]);&quot;RedBox&quot;;&quot;GreenBox&quot;));(IF([FP.T67]&gt;0;IF(MOD([FP.T$12]-[FP.$E5];[FP.$C5])=0;&quot;GreyBoxArrival&quot;;&quot;GreyBox&quot;);IF([FP.T$12]&lt;[FP.T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U$14]=[FP.$A5];IF(MOD([FP.U$12]-[FP.$E5];[FP.$C5])=0;IF([FP.U35]&gt;[FP.$B5];&quot;RedBoxArrival&quot;;&quot;GreenBoxArrival&quot;);IF(OR([FP.U$12]&gt;=[FP.U26];[FP.U35]&gt;[FP.$B5]);&quot;RedBox&quot;;&quot;GreenBox&quot;));(IF([FP.U67]&gt;0;IF(MOD([FP.U$12]-[FP.$E5];[FP.$C5])=0;&quot;GreyBoxArrival&quot;;&quot;GreyBox&quot;);IF([FP.U$12]&lt;[FP.U26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FP.V$14]=[FP.$A5];IF(MOD([FP.V$12]-[FP.$E5];[FP.$C5])=0;IF([FP.V35]&gt;[FP.$B5];&quot;RedBoxArrival&quot;;&quot;GreenBoxArrival&quot;);IF(OR([FP.V$12]&gt;=[FP.V26];[FP.V35]&gt;[FP.$B5]);&quot;RedBox&quot;;&quot;GreenBox&quot;));(IF([FP.V67]&gt;0;IF(MOD([FP.V$12]-[FP.$E5];[FP.$C5])=0;&quot;GreyBoxArrival&quot;;&quot;GreyBox&quot;);IF([FP.V$12]&lt;[FP.V26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W$14]=[FP.$A5];IF(MOD([FP.W$12]-[FP.$E5];[FP.$C5])=0;IF([FP.W35]&gt;[FP.$B5];&quot;RedBoxArrival&quot;;&quot;GreenBoxArrival&quot;);IF(OR([FP.W$12]&gt;=[FP.W26];[FP.W35]&gt;[FP.$B5]);&quot;RedBox&quot;;&quot;GreenBox&quot;));(IF([FP.W67]&gt;0;IF(MOD([FP.W$12]-[FP.$E5];[FP.$C5])=0;&quot;GreyBoxArrival&quot;;&quot;GreyBox&quot;);IF([FP.W$12]&lt;[FP.W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X$14]=[FP.$A5];IF(MOD([FP.X$12]-[FP.$E5];[FP.$C5])=0;IF([FP.X35]&gt;[FP.$B5];&quot;RedBoxArrival&quot;;&quot;GreenBoxArrival&quot;);IF(OR([FP.X$12]&gt;=[FP.X26];[FP.X35]&gt;[FP.$B5]);&quot;RedBox&quot;;&quot;GreenBox&quot;));(IF([FP.X67]&gt;0;IF(MOD([FP.X$12]-[FP.$E5];[FP.$C5])=0;&quot;GreyBoxArrival&quot;;&quot;GreyBox&quot;);IF([FP.X$12]&lt;[FP.X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Y$14]=[FP.$A5];IF(MOD([FP.Y$12]-[FP.$E5];[FP.$C5])=0;IF([FP.Y35]&gt;[FP.$B5];&quot;RedBoxArrival&quot;;&quot;GreenBoxArrival&quot;);IF(OR([FP.Y$12]&gt;=[FP.Y26];[FP.Y35]&gt;[FP.$B5]);&quot;RedBox&quot;;&quot;GreenBox&quot;));(IF([FP.Y67]&gt;0;IF(MOD([FP.Y$12]-[FP.$E5];[FP.$C5])=0;&quot;GreyBoxArrival&quot;;&quot;GreyBox&quot;);IF([FP.Y$12]&lt;[FP.Y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Z$14]=[FP.$A5];IF(MOD([FP.Z$12]-[FP.$E5];[FP.$C5])=0;IF([FP.Z35]&gt;[FP.$B5];&quot;RedBoxArrival&quot;;&quot;GreenBoxArrival&quot;);IF(OR([FP.Z$12]&gt;=[FP.Z26];[FP.Z35]&gt;[FP.$B5]);&quot;RedBox&quot;;&quot;GreenBox&quot;));(IF([FP.Z67]&gt;0;IF(MOD([FP.Z$12]-[FP.$E5];[FP.$C5])=0;&quot;GreyBoxArrival&quot;;&quot;GreyBox&quot;);IF([FP.Z$12]&lt;[FP.Z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A$14]=[FP.$A5];IF(MOD([FP.AA$12]-[FP.$E5];[FP.$C5])=0;IF([FP.AA35]&gt;[FP.$B5];&quot;RedBoxArrival&quot;;&quot;GreenBoxArrival&quot;);IF(OR([FP.AA$12]&gt;=[FP.AA26];[FP.AA35]&gt;[FP.$B5]);&quot;RedBox&quot;;&quot;GreenBox&quot;));(IF([FP.AA67]&gt;0;IF(MOD([FP.AA$12]-[FP.$E5];[FP.$C5])=0;&quot;GreyBoxArrival&quot;;&quot;GreyBox&quot;);IF([FP.AA$12]&lt;[FP.AA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B$14]=[FP.$A5];IF(MOD([FP.AB$12]-[FP.$E5];[FP.$C5])=0;IF([FP.AB35]&gt;[FP.$B5];&quot;RedBoxArrival&quot;;&quot;GreenBoxArrival&quot;);IF(OR([FP.AB$12]&gt;=[FP.AB26];[FP.AB35]&gt;[FP.$B5]);&quot;RedBox&quot;;&quot;GreenBox&quot;));(IF([FP.AB67]&gt;0;IF(MOD([FP.AB$12]-[FP.$E5];[FP.$C5])=0;&quot;GreyBoxArrival&quot;;&quot;GreyBox&quot;);IF([FP.AB$12]&lt;[FP.AB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C$14]=[FP.$A5];IF(MOD([FP.AC$12]-[FP.$E5];[FP.$C5])=0;IF([FP.AC35]&gt;[FP.$B5];&quot;RedBoxArrival&quot;;&quot;GreenBoxArrival&quot;);IF(OR([FP.AC$12]&gt;=[FP.AC26];[FP.AC35]&gt;[FP.$B5]);&quot;RedBox&quot;;&quot;GreenBox&quot;));(IF([FP.AC67]&gt;0;IF(MOD([FP.AC$12]-[FP.$E5];[FP.$C5])=0;&quot;GreyBoxArrival&quot;;&quot;GreyBox&quot;);IF([FP.AC$12]&lt;[FP.AC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D$14]=[FP.$A5];IF(MOD([FP.AD$12]-[FP.$E5];[FP.$C5])=0;IF([FP.AD35]&gt;[FP.$B5];&quot;RedBoxArrival&quot;;&quot;GreenBoxArrival&quot;);IF(OR([FP.AD$12]&gt;=[FP.AD26];[FP.AD35]&gt;[FP.$B5]);&quot;RedBox&quot;;&quot;GreenBox&quot;));(IF([FP.AD67]&gt;0;IF(MOD([FP.AD$12]-[FP.$E5];[FP.$C5])=0;&quot;GreyBoxArrival&quot;;&quot;GreyBox&quot;);IF([FP.AD$12]&lt;[FP.AD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E$14]=[FP.$A5];IF(MOD([FP.AE$12]-[FP.$E5];[FP.$C5])=0;IF([FP.AE35]&gt;[FP.$B5];&quot;RedBoxArrival&quot;;&quot;GreenBoxArrival&quot;);IF(OR([FP.AE$12]&gt;=[FP.AE26];[FP.AE35]&gt;[FP.$B5]);&quot;RedBox&quot;;&quot;GreenBox&quot;));(IF([FP.AE67]&gt;0;IF(MOD([FP.AE$12]-[FP.$E5];[FP.$C5])=0;&quot;GreyBoxArrival&quot;;&quot;GreyBox&quot;);IF([FP.AE$12]&lt;[FP.AE26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AF$14]=[FP.$A5];IF(MOD([FP.AF$12]-[FP.$E5];[FP.$C5])=0;IF([FP.AF35]&gt;[FP.$B5];&quot;RedBoxArrival&quot;;&quot;GreenBoxArrival&quot;);IF(OR([FP.AF$12]&gt;=[FP.AF26];[FP.AF35]&gt;[FP.$B5]);&quot;RedBox&quot;;&quot;GreenBox&quot;));(IF([FP.AF67]&gt;0;IF(MOD([FP.AF$12]-[FP.$E5];[FP.$C5])=0;&quot;GreyBoxArrival&quot;;&quot;GreyBox&quot;);IF([FP.AF$12]&lt;[FP.AF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G$14]=[FP.$A5];IF(MOD([FP.AG$12]-[FP.$E5];[FP.$C5])=0;IF([FP.AG35]&gt;[FP.$B5];&quot;RedBoxArrival&quot;;&quot;GreenBoxArrival&quot;);IF(OR([FP.AG$12]&gt;=[FP.AG26];[FP.AG35]&gt;[FP.$B5]);&quot;RedBox&quot;;&quot;GreenBox&quot;));(IF([FP.AG67]&gt;0;IF(MOD([FP.AG$12]-[FP.$E5];[FP.$C5])=0;&quot;GreyBoxArrival&quot;;&quot;GreyBox&quot;);IF([FP.AG$12]&lt;[FP.AG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H$14]=[FP.$A5];IF(MOD([FP.AH$12]-[FP.$E5];[FP.$C5])=0;IF([FP.AH35]&gt;[FP.$B5];&quot;RedBoxArrival&quot;;&quot;GreenBoxArrival&quot;);IF(OR([FP.AH$12]&gt;=[FP.AH26];[FP.AH35]&gt;[FP.$B5]);&quot;RedBox&quot;;&quot;GreenBox&quot;));(IF([FP.AH67]&gt;0;IF(MOD([FP.AH$12]-[FP.$E5];[FP.$C5])=0;&quot;GreyBoxArrival&quot;;&quot;GreyBox&quot;);IF([FP.AH$12]&lt;[FP.AH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I$14]=[FP.$A5];IF(MOD([FP.AI$12]-[FP.$E5];[FP.$C5])=0;IF([FP.AI35]&gt;[FP.$B5];&quot;RedBoxArrival&quot;;&quot;GreenBoxArrival&quot;);IF(OR([FP.AI$12]&gt;=[FP.AI26];[FP.AI35]&gt;[FP.$B5]);&quot;RedBox&quot;;&quot;GreenBox&quot;));(IF([FP.AI67]&gt;0;IF(MOD([FP.AI$12]-[FP.$E5];[FP.$C5])=0;&quot;GreyBoxArrival&quot;;&quot;GreyBox&quot;);IF([FP.AI$12]&lt;[FP.AI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J$14]=[FP.$A5];IF(MOD([FP.AJ$12]-[FP.$E5];[FP.$C5])=0;IF([FP.AJ35]&gt;[FP.$B5];&quot;RedBoxArrival&quot;;&quot;GreenBoxArrival&quot;);IF(OR([FP.AJ$12]&gt;=[FP.AJ26];[FP.AJ35]&gt;[FP.$B5]);&quot;RedBox&quot;;&quot;GreenBox&quot;));(IF([FP.AJ67]&gt;0;IF(MOD([FP.AJ$12]-[FP.$E5];[FP.$C5])=0;&quot;GreyBoxArrival&quot;;&quot;GreyBox&quot;);IF([FP.AJ$12]&lt;[FP.AJ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K$14]=[FP.$A5];IF(MOD([FP.AK$12]-[FP.$E5];[FP.$C5])=0;IF([FP.AK35]&gt;[FP.$B5];&quot;RedBoxArrival&quot;;&quot;GreenBoxArrival&quot;);IF(OR([FP.AK$12]&gt;=[FP.AK26];[FP.AK35]&gt;[FP.$B5]);&quot;RedBox&quot;;&quot;GreenBox&quot;));(IF([FP.AK67]&gt;0;IF(MOD([FP.AK$12]-[FP.$E5];[FP.$C5])=0;&quot;GreyBoxArrival&quot;;&quot;GreyBox&quot;);IF([FP.AK$12]&lt;[FP.AK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L$14]=[FP.$A5];IF(MOD([FP.AL$12]-[FP.$E5];[FP.$C5])=0;IF([FP.AL35]&gt;[FP.$B5];&quot;RedBoxArrival&quot;;&quot;GreenBoxArrival&quot;);IF(OR([FP.AL$12]&gt;=[FP.AL26];[FP.AL35]&gt;[FP.$B5]);&quot;RedBox&quot;;&quot;GreenBox&quot;));(IF([FP.AL67]&gt;0;IF(MOD([FP.AL$12]-[FP.$E5];[FP.$C5])=0;&quot;GreyBoxArrival&quot;;&quot;GreyBox&quot;);IF([FP.AL$12]&lt;[FP.AL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M$14]=[FP.$A5];IF(MOD([FP.AM$12]-[FP.$E5];[FP.$C5])=0;IF([FP.AM35]&gt;[FP.$B5];&quot;RedBoxArrival&quot;;&quot;GreenBoxArrival&quot;);IF(OR([FP.AM$12]&gt;=[FP.AM26];[FP.AM35]&gt;[FP.$B5]);&quot;RedBox&quot;;&quot;GreenBox&quot;));(IF([FP.AM67]&gt;0;IF(MOD([FP.AM$12]-[FP.$E5];[FP.$C5])=0;&quot;GreyBoxArrival&quot;;&quot;GreyBox&quot;);IF([FP.AM$12]&lt;[FP.AM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N$14]=[FP.$A5];IF(MOD([FP.AN$12]-[FP.$E5];[FP.$C5])=0;IF([FP.AN35]&gt;[FP.$B5];&quot;RedBoxArrival&quot;;&quot;GreenBoxArrival&quot;);IF(OR([FP.AN$12]&gt;=[FP.AN26];[FP.AN35]&gt;[FP.$B5]);&quot;RedBox&quot;;&quot;GreenBox&quot;));(IF([FP.AN67]&gt;0;IF(MOD([FP.AN$12]-[FP.$E5];[FP.$C5])=0;&quot;GreyBoxArrival&quot;;&quot;GreyBox&quot;);IF([FP.AN$12]&lt;[FP.AN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O$14]=[FP.$A5];IF(MOD([FP.AO$12]-[FP.$E5];[FP.$C5])=0;IF([FP.AO35]&gt;[FP.$B5];&quot;RedBoxArrival&quot;;&quot;GreenBoxArrival&quot;);IF(OR([FP.AO$12]&gt;=[FP.AO26];[FP.AO35]&gt;[FP.$B5]);&quot;RedBox&quot;;&quot;GreenBox&quot;));(IF([FP.AO67]&gt;0;IF(MOD([FP.AO$12]-[FP.$E5];[FP.$C5])=0;&quot;GreyBoxArrival&quot;;&quot;GreyBox&quot;);IF([FP.AO$12]&lt;[FP.AO26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FP.AP$14]=[FP.$A5];IF(MOD([FP.AP$12]-[FP.$E5];[FP.$C5])=0;IF([FP.AP35]&gt;[FP.$B5];&quot;RedBoxArrival&quot;;&quot;GreenBoxArrival&quot;);IF(OR([FP.AP$12]&gt;=[FP.AP26];[FP.AP35]&gt;[FP.$B5]);&quot;RedBox&quot;;&quot;GreenBox&quot;));(IF([FP.AP67]&gt;0;IF(MOD([FP.AP$12]-[FP.$E5];[FP.$C5])=0;&quot;GreyBoxArrival&quot;;&quot;GreyBox&quot;);IF([FP.AP$12]&lt;[FP.AP26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AQ$14]=[FP.$A5];IF(MOD([FP.AQ$12]-[FP.$E5];[FP.$C5])=0;IF([FP.AQ35]&gt;[FP.$B5];&quot;RedBoxArrival&quot;;&quot;GreenBoxArrival&quot;);IF(OR([FP.AQ$12]&gt;=[FP.AQ26];[FP.AQ35]&gt;[FP.$B5]);&quot;RedBox&quot;;&quot;GreenBox&quot;));(IF([FP.AQ67]&gt;0;IF(MOD([FP.AQ$12]-[FP.$E5];[FP.$C5])=0;&quot;GreyBoxArrival&quot;;&quot;GreyBox&quot;);IF([FP.AQ$12]&lt;[FP.AQ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R$14]=[FP.$A5];IF(MOD([FP.AR$12]-[FP.$E5];[FP.$C5])=0;IF([FP.AR35]&gt;[FP.$B5];&quot;RedBoxArrival&quot;;&quot;GreenBoxArrival&quot;);IF(OR([FP.AR$12]&gt;=[FP.AR26];[FP.AR35]&gt;[FP.$B5]);&quot;RedBox&quot;;&quot;GreenBox&quot;));(IF([FP.AR67]&gt;0;IF(MOD([FP.AR$12]-[FP.$E5];[FP.$C5])=0;&quot;GreyBoxArrival&quot;;&quot;GreyBox&quot;);IF([FP.AR$12]&lt;[FP.AR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S$14]=[FP.$A5];IF(MOD([FP.AS$12]-[FP.$E5];[FP.$C5])=0;IF([FP.AS35]&gt;[FP.$B5];&quot;RedBoxArrival&quot;;&quot;GreenBoxArrival&quot;);IF(OR([FP.AS$12]&gt;=[FP.AS26];[FP.AS35]&gt;[FP.$B5]);&quot;RedBox&quot;;&quot;GreenBox&quot;));(IF([FP.AS67]&gt;0;IF(MOD([FP.AS$12]-[FP.$E5];[FP.$C5])=0;&quot;GreyBoxArrival&quot;;&quot;GreyBox&quot;);IF([FP.AS$12]&lt;[FP.AS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T$14]=[FP.$A5];IF(MOD([FP.AT$12]-[FP.$E5];[FP.$C5])=0;IF([FP.AT35]&gt;[FP.$B5];&quot;RedBoxArrival&quot;;&quot;GreenBoxArrival&quot;);IF(OR([FP.AT$12]&gt;=[FP.AT26];[FP.AT35]&gt;[FP.$B5]);&quot;RedBox&quot;;&quot;GreenBox&quot;));(IF([FP.AT67]&gt;0;IF(MOD([FP.AT$12]-[FP.$E5];[FP.$C5])=0;&quot;GreyBoxArrival&quot;;&quot;GreyBox&quot;);IF([FP.AT$12]&lt;[FP.AT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U$14]=[FP.$A5];IF(MOD([FP.AU$12]-[FP.$E5];[FP.$C5])=0;IF([FP.AU35]&gt;[FP.$B5];&quot;RedBoxArrival&quot;;&quot;GreenBoxArrival&quot;);IF(OR([FP.AU$12]&gt;=[FP.AU26];[FP.AU35]&gt;[FP.$B5]);&quot;RedBox&quot;;&quot;GreenBox&quot;));(IF([FP.AU67]&gt;0;IF(MOD([FP.AU$12]-[FP.$E5];[FP.$C5])=0;&quot;GreyBoxArrival&quot;;&quot;GreyBox&quot;);IF([FP.AU$12]&lt;[FP.AU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V$14]=[FP.$A5];IF(MOD([FP.AV$12]-[FP.$E5];[FP.$C5])=0;IF([FP.AV35]&gt;[FP.$B5];&quot;RedBoxArrival&quot;;&quot;GreenBoxArrival&quot;);IF(OR([FP.AV$12]&gt;=[FP.AV26];[FP.AV35]&gt;[FP.$B5]);&quot;RedBox&quot;;&quot;GreenBox&quot;));(IF([FP.AV67]&gt;0;IF(MOD([FP.AV$12]-[FP.$E5];[FP.$C5])=0;&quot;GreyBoxArrival&quot;;&quot;GreyBox&quot;);IF([FP.AV$12]&lt;[FP.AV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W$14]=[FP.$A5];IF(MOD([FP.AW$12]-[FP.$E5];[FP.$C5])=0;IF([FP.AW35]&gt;[FP.$B5];&quot;RedBoxArrival&quot;;&quot;GreenBoxArrival&quot;);IF(OR([FP.AW$12]&gt;=[FP.AW26];[FP.AW35]&gt;[FP.$B5]);&quot;RedBox&quot;;&quot;GreenBox&quot;));(IF([FP.AW67]&gt;0;IF(MOD([FP.AW$12]-[FP.$E5];[FP.$C5])=0;&quot;GreyBoxArrival&quot;;&quot;GreyBox&quot;);IF([FP.AW$12]&lt;[FP.AW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X$14]=[FP.$A5];IF(MOD([FP.AX$12]-[FP.$E5];[FP.$C5])=0;IF([FP.AX35]&gt;[FP.$B5];&quot;RedBoxArrival&quot;;&quot;GreenBoxArrival&quot;);IF(OR([FP.AX$12]&gt;=[FP.AX26];[FP.AX35]&gt;[FP.$B5]);&quot;RedBox&quot;;&quot;GreenBox&quot;));(IF([FP.AX67]&gt;0;IF(MOD([FP.AX$12]-[FP.$E5];[FP.$C5])=0;&quot;GreyBoxArrival&quot;;&quot;GreyBox&quot;);IF([FP.AX$12]&lt;[FP.AX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Y$14]=[FP.$A5];IF(MOD([FP.AY$12]-[FP.$E5];[FP.$C5])=0;IF([FP.AY35]&gt;[FP.$B5];&quot;RedBoxArrival&quot;;&quot;GreenBoxArrival&quot;);IF(OR([FP.AY$12]&gt;=[FP.AY26];[FP.AY35]&gt;[FP.$B5]);&quot;RedBox&quot;;&quot;GreenBox&quot;));(IF([FP.AY67]&gt;0;IF(MOD([FP.AY$12]-[FP.$E5];[FP.$C5])=0;&quot;GreyBoxArrival&quot;;&quot;GreyBox&quot;);IF([FP.AY$12]&lt;[FP.AY26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AZ$14]=[FP.$A5];IF(MOD([FP.AZ$12]-[FP.$E5];[FP.$C5])=0;IF([FP.AZ35]&gt;[FP.$B5];&quot;RedBoxArrival&quot;;&quot;GreenBoxArrival&quot;);IF(OR([FP.AZ$12]&gt;=[FP.AZ26];[FP.AZ35]&gt;[FP.$B5]);&quot;RedBox&quot;;&quot;GreenBox&quot;));(IF([FP.AZ67]&gt;0;IF(MOD([FP.AZ$12]-[FP.$E5];[FP.$C5])=0;&quot;GreyBoxArrival&quot;;&quot;GreyBox&quot;);IF([FP.AZ$12]&lt;[FP.AZ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A$14]=[FP.$A5];IF(MOD([FP.BA$12]-[FP.$E5];[FP.$C5])=0;IF([FP.BA35]&gt;[FP.$B5];&quot;RedBoxArrival&quot;;&quot;GreenBoxArrival&quot;);IF(OR([FP.BA$12]&gt;=[FP.BA26];[FP.BA35]&gt;[FP.$B5]);&quot;RedBox&quot;;&quot;GreenBox&quot;));(IF([FP.BA67]&gt;0;IF(MOD([FP.BA$12]-[FP.$E5];[FP.$C5])=0;&quot;GreyBoxArrival&quot;;&quot;GreyBox&quot;);IF([FP.BA$12]&lt;[FP.BA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B$14]=[FP.$A5];IF(MOD([FP.BB$12]-[FP.$E5];[FP.$C5])=0;IF([FP.BB35]&gt;[FP.$B5];&quot;RedBoxArrival&quot;;&quot;GreenBoxArrival&quot;);IF(OR([FP.BB$12]&gt;=[FP.BB26];[FP.BB35]&gt;[FP.$B5]);&quot;RedBox&quot;;&quot;GreenBox&quot;));(IF([FP.BB67]&gt;0;IF(MOD([FP.BB$12]-[FP.$E5];[FP.$C5])=0;&quot;GreyBoxArrival&quot;;&quot;GreyBox&quot;);IF([FP.BB$12]&lt;[FP.BB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C$14]=[FP.$A5];IF(MOD([FP.BC$12]-[FP.$E5];[FP.$C5])=0;IF([FP.BC35]&gt;[FP.$B5];&quot;RedBoxArrival&quot;;&quot;GreenBoxArrival&quot;);IF(OR([FP.BC$12]&gt;=[FP.BC26];[FP.BC35]&gt;[FP.$B5]);&quot;RedBox&quot;;&quot;GreenBox&quot;));(IF([FP.BC67]&gt;0;IF(MOD([FP.BC$12]-[FP.$E5];[FP.$C5])=0;&quot;GreyBoxArrival&quot;;&quot;GreyBox&quot;);IF([FP.BC$12]&lt;[FP.BC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D$14]=[FP.$A5];IF(MOD([FP.BD$12]-[FP.$E5];[FP.$C5])=0;IF([FP.BD35]&gt;[FP.$B5];&quot;RedBoxArrival&quot;;&quot;GreenBoxArrival&quot;);IF(OR([FP.BD$12]&gt;=[FP.BD26];[FP.BD35]&gt;[FP.$B5]);&quot;RedBox&quot;;&quot;GreenBox&quot;));(IF([FP.BD67]&gt;0;IF(MOD([FP.BD$12]-[FP.$E5];[FP.$C5])=0;&quot;GreyBoxArrival&quot;;&quot;GreyBox&quot;);IF([FP.BD$12]&lt;[FP.BD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E$14]=[FP.$A5];IF(MOD([FP.BE$12]-[FP.$E5];[FP.$C5])=0;IF([FP.BE35]&gt;[FP.$B5];&quot;RedBoxArrival&quot;;&quot;GreenBoxArrival&quot;);IF(OR([FP.BE$12]&gt;=[FP.BE26];[FP.BE35]&gt;[FP.$B5]);&quot;RedBox&quot;;&quot;GreenBox&quot;));(IF([FP.BE67]&gt;0;IF(MOD([FP.BE$12]-[FP.$E5];[FP.$C5])=0;&quot;GreyBoxArrival&quot;;&quot;GreyBox&quot;);IF([FP.BE$12]&lt;[FP.BE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F$14]=[FP.$A5];IF(MOD([FP.BF$12]-[FP.$E5];[FP.$C5])=0;IF([FP.BF35]&gt;[FP.$B5];&quot;RedBoxArrival&quot;;&quot;GreenBoxArrival&quot;);IF(OR([FP.BF$12]&gt;=[FP.BF26];[FP.BF35]&gt;[FP.$B5]);&quot;RedBox&quot;;&quot;GreenBox&quot;));(IF([FP.BF67]&gt;0;IF(MOD([FP.BF$12]-[FP.$E5];[FP.$C5])=0;&quot;GreyBoxArrival&quot;;&quot;GreyBox&quot;);IF([FP.BF$12]&lt;[FP.BF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G$14]=[FP.$A5];IF(MOD([FP.BG$12]-[FP.$E5];[FP.$C5])=0;IF([FP.BG35]&gt;[FP.$B5];&quot;RedBoxArrival&quot;;&quot;GreenBoxArrival&quot;);IF(OR([FP.BG$12]&gt;=[FP.BG26];[FP.BG35]&gt;[FP.$B5]);&quot;RedBox&quot;;&quot;GreenBox&quot;));(IF([FP.BG67]&gt;0;IF(MOD([FP.BG$12]-[FP.$E5];[FP.$C5])=0;&quot;GreyBoxArrival&quot;;&quot;GreyBox&quot;);IF([FP.BG$12]&lt;[FP.BG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H$14]=[FP.$A5];IF(MOD([FP.BH$12]-[FP.$E5];[FP.$C5])=0;IF([FP.BH35]&gt;[FP.$B5];&quot;RedBoxArrival&quot;;&quot;GreenBoxArrival&quot;);IF(OR([FP.BH$12]&gt;=[FP.BH26];[FP.BH35]&gt;[FP.$B5]);&quot;RedBox&quot;;&quot;GreenBox&quot;));(IF([FP.BH67]&gt;0;IF(MOD([FP.BH$12]-[FP.$E5];[FP.$C5])=0;&quot;GreyBoxArrival&quot;;&quot;GreyBox&quot;);IF([FP.BH$12]&lt;[FP.BH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I$14]=[FP.$A5];IF(MOD([FP.BI$12]-[FP.$E5];[FP.$C5])=0;IF([FP.BI35]&gt;[FP.$B5];&quot;RedBoxArrival&quot;;&quot;GreenBoxArrival&quot;);IF(OR([FP.BI$12]&gt;=[FP.BI26];[FP.BI35]&gt;[FP.$B5]);&quot;RedBox&quot;;&quot;GreenBox&quot;));(IF([FP.BI67]&gt;0;IF(MOD([FP.BI$12]-[FP.$E5];[FP.$C5])=0;&quot;GreyBoxArrival&quot;;&quot;GreyBox&quot;);IF([FP.BI$12]&lt;[FP.BI26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FP.BJ$14]=[FP.$A5];IF(MOD([FP.BJ$12]-[FP.$E5];[FP.$C5])=0;IF([FP.BJ35]&gt;[FP.$B5];&quot;RedBoxArrival&quot;;&quot;GreenBoxArrival&quot;);IF(OR([FP.BJ$12]&gt;=[FP.BJ26];[FP.BJ35]&gt;[FP.$B5]);&quot;RedBox&quot;;&quot;GreenBox&quot;));(IF([FP.BJ67]&gt;0;IF(MOD([FP.BJ$12]-[FP.$E5];[FP.$C5])=0;&quot;GreyBoxArrival&quot;;&quot;GreyBox&quot;);IF([FP.BJ$12]&lt;[FP.BJ26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BK$14]=[FP.$A5];IF(MOD([FP.BK$12]-[FP.$E5];[FP.$C5])=0;IF([FP.BK35]&gt;[FP.$B5];&quot;RedBoxArrival&quot;;&quot;GreenBoxArrival&quot;);IF(OR([FP.BK$12]&gt;=[FP.BK26];[FP.BK35]&gt;[FP.$B5]);&quot;RedBox&quot;;&quot;GreenBox&quot;));(IF([FP.BK67]&gt;0;IF(MOD([FP.BK$12]-[FP.$E5];[FP.$C5])=0;&quot;GreyBoxArrival&quot;;&quot;GreyBox&quot;);IF([FP.BK$12]&lt;[FP.BK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L$14]=[FP.$A5];IF(MOD([FP.BL$12]-[FP.$E5];[FP.$C5])=0;IF([FP.BL35]&gt;[FP.$B5];&quot;RedBoxArrival&quot;;&quot;GreenBoxArrival&quot;);IF(OR([FP.BL$12]&gt;=[FP.BL26];[FP.BL35]&gt;[FP.$B5]);&quot;RedBox&quot;;&quot;GreenBox&quot;));(IF([FP.BL67]&gt;0;IF(MOD([FP.BL$12]-[FP.$E5];[FP.$C5])=0;&quot;GreyBoxArrival&quot;;&quot;GreyBox&quot;);IF([FP.BL$12]&lt;[FP.BL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M$14]=[FP.$A5];IF(MOD([FP.BM$12]-[FP.$E5];[FP.$C5])=0;IF([FP.BM35]&gt;[FP.$B5];&quot;RedBoxArrival&quot;;&quot;GreenBoxArrival&quot;);IF(OR([FP.BM$12]&gt;=[FP.BM26];[FP.BM35]&gt;[FP.$B5]);&quot;RedBox&quot;;&quot;GreenBox&quot;));(IF([FP.BM67]&gt;0;IF(MOD([FP.BM$12]-[FP.$E5];[FP.$C5])=0;&quot;GreyBoxArrival&quot;;&quot;GreyBox&quot;);IF([FP.BM$12]&lt;[FP.BM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N$14]=[FP.$A5];IF(MOD([FP.BN$12]-[FP.$E5];[FP.$C5])=0;IF([FP.BN35]&gt;[FP.$B5];&quot;RedBoxArrival&quot;;&quot;GreenBoxArrival&quot;);IF(OR([FP.BN$12]&gt;=[FP.BN26];[FP.BN35]&gt;[FP.$B5]);&quot;RedBox&quot;;&quot;GreenBox&quot;));(IF([FP.BN67]&gt;0;IF(MOD([FP.BN$12]-[FP.$E5];[FP.$C5])=0;&quot;GreyBoxArrival&quot;;&quot;GreyBox&quot;);IF([FP.BN$12]&lt;[FP.BN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O$14]=[FP.$A5];IF(MOD([FP.BO$12]-[FP.$E5];[FP.$C5])=0;IF([FP.BO35]&gt;[FP.$B5];&quot;RedBoxArrival&quot;;&quot;GreenBoxArrival&quot;);IF(OR([FP.BO$12]&gt;=[FP.BO26];[FP.BO35]&gt;[FP.$B5]);&quot;RedBox&quot;;&quot;GreenBox&quot;));(IF([FP.BO67]&gt;0;IF(MOD([FP.BO$12]-[FP.$E5];[FP.$C5])=0;&quot;GreyBoxArrival&quot;;&quot;GreyBox&quot;);IF([FP.BO$12]&lt;[FP.BO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P$14]=[FP.$A5];IF(MOD([FP.BP$12]-[FP.$E5];[FP.$C5])=0;IF([FP.BP35]&gt;[FP.$B5];&quot;RedBoxArrival&quot;;&quot;GreenBoxArrival&quot;);IF(OR([FP.BP$12]&gt;=[FP.BP26];[FP.BP35]&gt;[FP.$B5]);&quot;RedBox&quot;;&quot;GreenBox&quot;));(IF([FP.BP67]&gt;0;IF(MOD([FP.BP$12]-[FP.$E5];[FP.$C5])=0;&quot;GreyBoxArrival&quot;;&quot;GreyBox&quot;);IF([FP.BP$12]&lt;[FP.BP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Q$14]=[FP.$A5];IF(MOD([FP.BQ$12]-[FP.$E5];[FP.$C5])=0;IF([FP.BQ35]&gt;[FP.$B5];&quot;RedBoxArrival&quot;;&quot;GreenBoxArrival&quot;);IF(OR([FP.BQ$12]&gt;=[FP.BQ26];[FP.BQ35]&gt;[FP.$B5]);&quot;RedBox&quot;;&quot;GreenBox&quot;));(IF([FP.BQ67]&gt;0;IF(MOD([FP.BQ$12]-[FP.$E5];[FP.$C5])=0;&quot;GreyBoxArrival&quot;;&quot;GreyBox&quot;);IF([FP.BQ$12]&lt;[FP.BQ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R$14]=[FP.$A5];IF(MOD([FP.BR$12]-[FP.$E5];[FP.$C5])=0;IF([FP.BR35]&gt;[FP.$B5];&quot;RedBoxArrival&quot;;&quot;GreenBoxArrival&quot;);IF(OR([FP.BR$12]&gt;=[FP.BR26];[FP.BR35]&gt;[FP.$B5]);&quot;RedBox&quot;;&quot;GreenBox&quot;));(IF([FP.BR67]&gt;0;IF(MOD([FP.BR$12]-[FP.$E5];[FP.$C5])=0;&quot;GreyBoxArrival&quot;;&quot;GreyBox&quot;);IF([FP.BR$12]&lt;[FP.BR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S$14]=[FP.$A5];IF(MOD([FP.BS$12]-[FP.$E5];[FP.$C5])=0;IF([FP.BS35]&gt;[FP.$B5];&quot;RedBoxArrival&quot;;&quot;GreenBoxArrival&quot;);IF(OR([FP.BS$12]&gt;=[FP.BS26];[FP.BS35]&gt;[FP.$B5]);&quot;RedBox&quot;;&quot;GreenBox&quot;));(IF([FP.BS67]&gt;0;IF(MOD([FP.BS$12]-[FP.$E5];[FP.$C5])=0;&quot;GreyBoxArrival&quot;;&quot;GreyBox&quot;);IF([FP.BS$12]&lt;[FP.BS26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BT$14]=[FP.$A5];IF(MOD([FP.BT$12]-[FP.$E5];[FP.$C5])=0;IF([FP.BT35]&gt;[FP.$B5];&quot;RedBoxArrival&quot;;&quot;GreenBoxArrival&quot;);IF(OR([FP.BT$12]&gt;=[FP.BT26];[FP.BT35]&gt;[FP.$B5]);&quot;RedBox&quot;;&quot;GreenBox&quot;));(IF([FP.BT67]&gt;0;IF(MOD([FP.BT$12]-[FP.$E5];[FP.$C5])=0;&quot;GreyBoxArrival&quot;;&quot;GreyBox&quot;);IF([FP.BT$12]&lt;[FP.BT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U$14]=[FP.$A5];IF(MOD([FP.BU$12]-[FP.$E5];[FP.$C5])=0;IF([FP.BU35]&gt;[FP.$B5];&quot;RedBoxArrival&quot;;&quot;GreenBoxArrival&quot;);IF(OR([FP.BU$12]&gt;=[FP.BU26];[FP.BU35]&gt;[FP.$B5]);&quot;RedBox&quot;;&quot;GreenBox&quot;));(IF([FP.BU67]&gt;0;IF(MOD([FP.BU$12]-[FP.$E5];[FP.$C5])=0;&quot;GreyBoxArrival&quot;;&quot;GreyBox&quot;);IF([FP.BU$12]&lt;[FP.BU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V$14]=[FP.$A5];IF(MOD([FP.BV$12]-[FP.$E5];[FP.$C5])=0;IF([FP.BV35]&gt;[FP.$B5];&quot;RedBoxArrival&quot;;&quot;GreenBoxArrival&quot;);IF(OR([FP.BV$12]&gt;=[FP.BV26];[FP.BV35]&gt;[FP.$B5]);&quot;RedBox&quot;;&quot;GreenBox&quot;));(IF([FP.BV67]&gt;0;IF(MOD([FP.BV$12]-[FP.$E5];[FP.$C5])=0;&quot;GreyBoxArrival&quot;;&quot;GreyBox&quot;);IF([FP.BV$12]&lt;[FP.BV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W$14]=[FP.$A5];IF(MOD([FP.BW$12]-[FP.$E5];[FP.$C5])=0;IF([FP.BW35]&gt;[FP.$B5];&quot;RedBoxArrival&quot;;&quot;GreenBoxArrival&quot;);IF(OR([FP.BW$12]&gt;=[FP.BW26];[FP.BW35]&gt;[FP.$B5]);&quot;RedBox&quot;;&quot;GreenBox&quot;));(IF([FP.BW67]&gt;0;IF(MOD([FP.BW$12]-[FP.$E5];[FP.$C5])=0;&quot;GreyBoxArrival&quot;;&quot;GreyBox&quot;);IF([FP.BW$12]&lt;[FP.BW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X$14]=[FP.$A5];IF(MOD([FP.BX$12]-[FP.$E5];[FP.$C5])=0;IF([FP.BX35]&gt;[FP.$B5];&quot;RedBoxArrival&quot;;&quot;GreenBoxArrival&quot;);IF(OR([FP.BX$12]&gt;=[FP.BX26];[FP.BX35]&gt;[FP.$B5]);&quot;RedBox&quot;;&quot;GreenBox&quot;));(IF([FP.BX67]&gt;0;IF(MOD([FP.BX$12]-[FP.$E5];[FP.$C5])=0;&quot;GreyBoxArrival&quot;;&quot;GreyBox&quot;);IF([FP.BX$12]&lt;[FP.BX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Y$14]=[FP.$A5];IF(MOD([FP.BY$12]-[FP.$E5];[FP.$C5])=0;IF([FP.BY35]&gt;[FP.$B5];&quot;RedBoxArrival&quot;;&quot;GreenBoxArrival&quot;);IF(OR([FP.BY$12]&gt;=[FP.BY26];[FP.BY35]&gt;[FP.$B5]);&quot;RedBox&quot;;&quot;GreenBox&quot;));(IF([FP.BY67]&gt;0;IF(MOD([FP.BY$12]-[FP.$E5];[FP.$C5])=0;&quot;GreyBoxArrival&quot;;&quot;GreyBox&quot;);IF([FP.BY$12]&lt;[FP.BY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Z$14]=[FP.$A5];IF(MOD([FP.BZ$12]-[FP.$E5];[FP.$C5])=0;IF([FP.BZ35]&gt;[FP.$B5];&quot;RedBoxArrival&quot;;&quot;GreenBoxArrival&quot;);IF(OR([FP.BZ$12]&gt;=[FP.BZ26];[FP.BZ35]&gt;[FP.$B5]);&quot;RedBox&quot;;&quot;GreenBox&quot;));(IF([FP.BZ67]&gt;0;IF(MOD([FP.BZ$12]-[FP.$E5];[FP.$C5])=0;&quot;GreyBoxArrival&quot;;&quot;GreyBox&quot;);IF([FP.BZ$12]&lt;[FP.BZ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A$14]=[FP.$A5];IF(MOD([FP.CA$12]-[FP.$E5];[FP.$C5])=0;IF([FP.CA35]&gt;[FP.$B5];&quot;RedBoxArrival&quot;;&quot;GreenBoxArrival&quot;);IF(OR([FP.CA$12]&gt;=[FP.CA26];[FP.CA35]&gt;[FP.$B5]);&quot;RedBox&quot;;&quot;GreenBox&quot;));(IF([FP.CA67]&gt;0;IF(MOD([FP.CA$12]-[FP.$E5];[FP.$C5])=0;&quot;GreyBoxArrival&quot;;&quot;GreyBox&quot;);IF([FP.CA$12]&lt;[FP.CA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B$14]=[FP.$A5];IF(MOD([FP.CB$12]-[FP.$E5];[FP.$C5])=0;IF([FP.CB35]&gt;[FP.$B5];&quot;RedBoxArrival&quot;;&quot;GreenBoxArrival&quot;);IF(OR([FP.CB$12]&gt;=[FP.CB26];[FP.CB35]&gt;[FP.$B5]);&quot;RedBox&quot;;&quot;GreenBox&quot;));(IF([FP.CB67]&gt;0;IF(MOD([FP.CB$12]-[FP.$E5];[FP.$C5])=0;&quot;GreyBoxArrival&quot;;&quot;GreyBox&quot;);IF([FP.CB$12]&lt;[FP.CB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C$14]=[FP.$A5];IF(MOD([FP.CC$12]-[FP.$E5];[FP.$C5])=0;IF([FP.CC35]&gt;[FP.$B5];&quot;RedBoxArrival&quot;;&quot;GreenBoxArrival&quot;);IF(OR([FP.CC$12]&gt;=[FP.CC26];[FP.CC35]&gt;[FP.$B5]);&quot;RedBox&quot;;&quot;GreenBox&quot;));(IF([FP.CC67]&gt;0;IF(MOD([FP.CC$12]-[FP.$E5];[FP.$C5])=0;&quot;GreyBoxArrival&quot;;&quot;GreyBox&quot;);IF([FP.CC$12]&lt;[FP.CC26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FP.CD$14]=[FP.$A5];IF(MOD([FP.CD$12]-[FP.$E5];[FP.$C5])=0;IF([FP.CD35]&gt;[FP.$B5];&quot;RedBoxArrival&quot;;&quot;GreenBoxArrival&quot;);IF(OR([FP.CD$12]&gt;=[FP.CD26];[FP.CD35]&gt;[FP.$B5]);&quot;RedBox&quot;;&quot;GreenBox&quot;));(IF([FP.CD67]&gt;0;IF(MOD([FP.CD$12]-[FP.$E5];[FP.$C5])=0;&quot;GreyBoxArrival&quot;;&quot;GreyBox&quot;);IF([FP.CD$12]&lt;[FP.CD26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CE$14]=[FP.$A5];IF(MOD([FP.CE$12]-[FP.$E5];[FP.$C5])=0;IF([FP.CE35]&gt;[FP.$B5];&quot;RedBoxArrival&quot;;&quot;GreenBoxArrival&quot;);IF(OR([FP.CE$12]&gt;=[FP.CE26];[FP.CE35]&gt;[FP.$B5]);&quot;RedBox&quot;;&quot;GreenBox&quot;));(IF([FP.CE67]&gt;0;IF(MOD([FP.CE$12]-[FP.$E5];[FP.$C5])=0;&quot;GreyBoxArrival&quot;;&quot;GreyBox&quot;);IF([FP.CE$12]&lt;[FP.CE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F$14]=[FP.$A5];IF(MOD([FP.CF$12]-[FP.$E5];[FP.$C5])=0;IF([FP.CF35]&gt;[FP.$B5];&quot;RedBoxArrival&quot;;&quot;GreenBoxArrival&quot;);IF(OR([FP.CF$12]&gt;=[FP.CF26];[FP.CF35]&gt;[FP.$B5]);&quot;RedBox&quot;;&quot;GreenBox&quot;));(IF([FP.CF67]&gt;0;IF(MOD([FP.CF$12]-[FP.$E5];[FP.$C5])=0;&quot;GreyBoxArrival&quot;;&quot;GreyBox&quot;);IF([FP.CF$12]&lt;[FP.CF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G$14]=[FP.$A5];IF(MOD([FP.CG$12]-[FP.$E5];[FP.$C5])=0;IF([FP.CG35]&gt;[FP.$B5];&quot;RedBoxArrival&quot;;&quot;GreenBoxArrival&quot;);IF(OR([FP.CG$12]&gt;=[FP.CG26];[FP.CG35]&gt;[FP.$B5]);&quot;RedBox&quot;;&quot;GreenBox&quot;));(IF([FP.CG67]&gt;0;IF(MOD([FP.CG$12]-[FP.$E5];[FP.$C5])=0;&quot;GreyBoxArrival&quot;;&quot;GreyBox&quot;);IF([FP.CG$12]&lt;[FP.CG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H$14]=[FP.$A5];IF(MOD([FP.CH$12]-[FP.$E5];[FP.$C5])=0;IF([FP.CH35]&gt;[FP.$B5];&quot;RedBoxArrival&quot;;&quot;GreenBoxArrival&quot;);IF(OR([FP.CH$12]&gt;=[FP.CH26];[FP.CH35]&gt;[FP.$B5]);&quot;RedBox&quot;;&quot;GreenBox&quot;));(IF([FP.CH67]&gt;0;IF(MOD([FP.CH$12]-[FP.$E5];[FP.$C5])=0;&quot;GreyBoxArrival&quot;;&quot;GreyBox&quot;);IF([FP.CH$12]&lt;[FP.CH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I$14]=[FP.$A5];IF(MOD([FP.CI$12]-[FP.$E5];[FP.$C5])=0;IF([FP.CI35]&gt;[FP.$B5];&quot;RedBoxArrival&quot;;&quot;GreenBoxArrival&quot;);IF(OR([FP.CI$12]&gt;=[FP.CI26];[FP.CI35]&gt;[FP.$B5]);&quot;RedBox&quot;;&quot;GreenBox&quot;));(IF([FP.CI67]&gt;0;IF(MOD([FP.CI$12]-[FP.$E5];[FP.$C5])=0;&quot;GreyBoxArrival&quot;;&quot;GreyBox&quot;);IF([FP.CI$12]&lt;[FP.CI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J$14]=[FP.$A5];IF(MOD([FP.CJ$12]-[FP.$E5];[FP.$C5])=0;IF([FP.CJ35]&gt;[FP.$B5];&quot;RedBoxArrival&quot;;&quot;GreenBoxArrival&quot;);IF(OR([FP.CJ$12]&gt;=[FP.CJ26];[FP.CJ35]&gt;[FP.$B5]);&quot;RedBox&quot;;&quot;GreenBox&quot;));(IF([FP.CJ67]&gt;0;IF(MOD([FP.CJ$12]-[FP.$E5];[FP.$C5])=0;&quot;GreyBoxArrival&quot;;&quot;GreyBox&quot;);IF([FP.CJ$12]&lt;[FP.CJ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K$14]=[FP.$A5];IF(MOD([FP.CK$12]-[FP.$E5];[FP.$C5])=0;IF([FP.CK35]&gt;[FP.$B5];&quot;RedBoxArrival&quot;;&quot;GreenBoxArrival&quot;);IF(OR([FP.CK$12]&gt;=[FP.CK26];[FP.CK35]&gt;[FP.$B5]);&quot;RedBox&quot;;&quot;GreenBox&quot;));(IF([FP.CK67]&gt;0;IF(MOD([FP.CK$12]-[FP.$E5];[FP.$C5])=0;&quot;GreyBoxArrival&quot;;&quot;GreyBox&quot;);IF([FP.CK$12]&lt;[FP.CK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L$14]=[FP.$A5];IF(MOD([FP.CL$12]-[FP.$E5];[FP.$C5])=0;IF([FP.CL35]&gt;[FP.$B5];&quot;RedBoxArrival&quot;;&quot;GreenBoxArrival&quot;);IF(OR([FP.CL$12]&gt;=[FP.CL26];[FP.CL35]&gt;[FP.$B5]);&quot;RedBox&quot;;&quot;GreenBox&quot;));(IF([FP.CL67]&gt;0;IF(MOD([FP.CL$12]-[FP.$E5];[FP.$C5])=0;&quot;GreyBoxArrival&quot;;&quot;GreyBox&quot;);IF([FP.CL$12]&lt;[FP.CL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M$14]=[FP.$A5];IF(MOD([FP.CM$12]-[FP.$E5];[FP.$C5])=0;IF([FP.CM35]&gt;[FP.$B5];&quot;RedBoxArrival&quot;;&quot;GreenBoxArrival&quot;);IF(OR([FP.CM$12]&gt;=[FP.CM26];[FP.CM35]&gt;[FP.$B5]);&quot;RedBox&quot;;&quot;GreenBox&quot;));(IF([FP.CM67]&gt;0;IF(MOD([FP.CM$12]-[FP.$E5];[FP.$C5])=0;&quot;GreyBoxArrival&quot;;&quot;GreyBox&quot;);IF([FP.CM$12]&lt;[FP.CM26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CN$14]=[FP.$A5];IF(MOD([FP.CN$12]-[FP.$E5];[FP.$C5])=0;IF([FP.CN35]&gt;[FP.$B5];&quot;RedBoxArrival&quot;;&quot;GreenBoxArrival&quot;);IF(OR([FP.CN$12]&gt;=[FP.CN26];[FP.CN35]&gt;[FP.$B5]);&quot;RedBox&quot;;&quot;GreenBox&quot;));(IF([FP.CN67]&gt;0;IF(MOD([FP.CN$12]-[FP.$E5];[FP.$C5])=0;&quot;GreyBoxArrival&quot;;&quot;GreyBox&quot;);IF([FP.CN$12]&lt;[FP.CN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O$14]=[FP.$A5];IF(MOD([FP.CO$12]-[FP.$E5];[FP.$C5])=0;IF([FP.CO35]&gt;[FP.$B5];&quot;RedBoxArrival&quot;;&quot;GreenBoxArrival&quot;);IF(OR([FP.CO$12]&gt;=[FP.CO26];[FP.CO35]&gt;[FP.$B5]);&quot;RedBox&quot;;&quot;GreenBox&quot;));(IF([FP.CO67]&gt;0;IF(MOD([FP.CO$12]-[FP.$E5];[FP.$C5])=0;&quot;GreyBoxArrival&quot;;&quot;GreyBox&quot;);IF([FP.CO$12]&lt;[FP.CO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P$14]=[FP.$A5];IF(MOD([FP.CP$12]-[FP.$E5];[FP.$C5])=0;IF([FP.CP35]&gt;[FP.$B5];&quot;RedBoxArrival&quot;;&quot;GreenBoxArrival&quot;);IF(OR([FP.CP$12]&gt;=[FP.CP26];[FP.CP35]&gt;[FP.$B5]);&quot;RedBox&quot;;&quot;GreenBox&quot;));(IF([FP.CP67]&gt;0;IF(MOD([FP.CP$12]-[FP.$E5];[FP.$C5])=0;&quot;GreyBoxArrival&quot;;&quot;GreyBox&quot;);IF([FP.CP$12]&lt;[FP.CP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Q$14]=[FP.$A5];IF(MOD([FP.CQ$12]-[FP.$E5];[FP.$C5])=0;IF([FP.CQ35]&gt;[FP.$B5];&quot;RedBoxArrival&quot;;&quot;GreenBoxArrival&quot;);IF(OR([FP.CQ$12]&gt;=[FP.CQ26];[FP.CQ35]&gt;[FP.$B5]);&quot;RedBox&quot;;&quot;GreenBox&quot;));(IF([FP.CQ67]&gt;0;IF(MOD([FP.CQ$12]-[FP.$E5];[FP.$C5])=0;&quot;GreyBoxArrival&quot;;&quot;GreyBox&quot;);IF([FP.CQ$12]&lt;[FP.CQ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R$14]=[FP.$A5];IF(MOD([FP.CR$12]-[FP.$E5];[FP.$C5])=0;IF([FP.CR35]&gt;[FP.$B5];&quot;RedBoxArrival&quot;;&quot;GreenBoxArrival&quot;);IF(OR([FP.CR$12]&gt;=[FP.CR26];[FP.CR35]&gt;[FP.$B5]);&quot;RedBox&quot;;&quot;GreenBox&quot;));(IF([FP.CR67]&gt;0;IF(MOD([FP.CR$12]-[FP.$E5];[FP.$C5])=0;&quot;GreyBoxArrival&quot;;&quot;GreyBox&quot;);IF([FP.CR$12]&lt;[FP.CR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S$14]=[FP.$A5];IF(MOD([FP.CS$12]-[FP.$E5];[FP.$C5])=0;IF([FP.CS35]&gt;[FP.$B5];&quot;RedBoxArrival&quot;;&quot;GreenBoxArrival&quot;);IF(OR([FP.CS$12]&gt;=[FP.CS26];[FP.CS35]&gt;[FP.$B5]);&quot;RedBox&quot;;&quot;GreenBox&quot;));(IF([FP.CS67]&gt;0;IF(MOD([FP.CS$12]-[FP.$E5];[FP.$C5])=0;&quot;GreyBoxArrival&quot;;&quot;GreyBox&quot;);IF([FP.CS$12]&lt;[FP.CS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T$14]=[FP.$A5];IF(MOD([FP.CT$12]-[FP.$E5];[FP.$C5])=0;IF([FP.CT35]&gt;[FP.$B5];&quot;RedBoxArrival&quot;;&quot;GreenBoxArrival&quot;);IF(OR([FP.CT$12]&gt;=[FP.CT26];[FP.CT35]&gt;[FP.$B5]);&quot;RedBox&quot;;&quot;GreenBox&quot;));(IF([FP.CT67]&gt;0;IF(MOD([FP.CT$12]-[FP.$E5];[FP.$C5])=0;&quot;GreyBoxArrival&quot;;&quot;GreyBox&quot;);IF([FP.CT$12]&lt;[FP.CT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U$14]=[FP.$A5];IF(MOD([FP.CU$12]-[FP.$E5];[FP.$C5])=0;IF([FP.CU35]&gt;[FP.$B5];&quot;RedBoxArrival&quot;;&quot;GreenBoxArrival&quot;);IF(OR([FP.CU$12]&gt;=[FP.CU26];[FP.CU35]&gt;[FP.$B5]);&quot;RedBox&quot;;&quot;GreenBox&quot;));(IF([FP.CU67]&gt;0;IF(MOD([FP.CU$12]-[FP.$E5];[FP.$C5])=0;&quot;GreyBoxArrival&quot;;&quot;GreyBox&quot;);IF([FP.CU$12]&lt;[FP.CU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V$14]=[FP.$A5];IF(MOD([FP.CV$12]-[FP.$E5];[FP.$C5])=0;IF([FP.CV35]&gt;[FP.$B5];&quot;RedBoxArrival&quot;;&quot;GreenBoxArrival&quot;);IF(OR([FP.CV$12]&gt;=[FP.CV26];[FP.CV35]&gt;[FP.$B5]);&quot;RedBox&quot;;&quot;GreenBox&quot;));(IF([FP.CV67]&gt;0;IF(MOD([FP.CV$12]-[FP.$E5];[FP.$C5])=0;&quot;GreyBoxArrival&quot;;&quot;GreyBox&quot;);IF([FP.CV$12]&lt;[FP.CV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W$14]=[FP.$A5];IF(MOD([FP.CW$12]-[FP.$E5];[FP.$C5])=0;IF([FP.CW35]&gt;[FP.$B5];&quot;RedBoxArrival&quot;;&quot;GreenBoxArrival&quot;);IF(OR([FP.CW$12]&gt;=[FP.CW26];[FP.CW35]&gt;[FP.$B5]);&quot;RedBox&quot;;&quot;GreenBox&quot;));(IF([FP.CW67]&gt;0;IF(MOD([FP.CW$12]-[FP.$E5];[FP.$C5])=0;&quot;GreyBoxArrival&quot;;&quot;GreyBox&quot;);IF([FP.CW$12]&lt;[FP.CW26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FP.CX$14]=[FP.$A5];IF(MOD([FP.CX$12]-[FP.$E5];[FP.$C5])=0;IF([FP.CX35]&gt;[FP.$B5];&quot;RedBoxArrival&quot;;&quot;GreenBoxArrival&quot;);IF(OR([FP.CX$12]&gt;=[FP.CX26];[FP.CX35]&gt;[FP.$B5]);&quot;RedBox&quot;;&quot;GreenBox&quot;));(IF([FP.CX67]&gt;0;IF(MOD([FP.CX$12]-[FP.$E5];[FP.$C5])=0;&quot;GreyBoxArrival&quot;;&quot;GreyBox&quot;);IF([FP.CX$12]&lt;[FP.CX26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CY$14]=[FP.$A5];IF(MOD([FP.CY$12]-[FP.$E5];[FP.$C5])=0;IF([FP.CY35]&gt;[FP.$B5];&quot;RedBoxArrival&quot;;&quot;GreenBoxArrival&quot;);IF(OR([FP.CY$12]&gt;=[FP.CY26];[FP.CY35]&gt;[FP.$B5]);&quot;RedBox&quot;;&quot;GreenBox&quot;));(IF([FP.CY67]&gt;0;IF(MOD([FP.CY$12]-[FP.$E5];[FP.$C5])=0;&quot;GreyBoxArrival&quot;;&quot;GreyBox&quot;);IF([FP.CY$12]&lt;[FP.CY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Z$14]=[FP.$A5];IF(MOD([FP.CZ$12]-[FP.$E5];[FP.$C5])=0;IF([FP.CZ35]&gt;[FP.$B5];&quot;RedBoxArrival&quot;;&quot;GreenBoxArrival&quot;);IF(OR([FP.CZ$12]&gt;=[FP.CZ26];[FP.CZ35]&gt;[FP.$B5]);&quot;RedBox&quot;;&quot;GreenBox&quot;));(IF([FP.CZ67]&gt;0;IF(MOD([FP.CZ$12]-[FP.$E5];[FP.$C5])=0;&quot;GreyBoxArrival&quot;;&quot;GreyBox&quot;);IF([FP.CZ$12]&lt;[FP.CZ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A$14]=[FP.$A5];IF(MOD([FP.DA$12]-[FP.$E5];[FP.$C5])=0;IF([FP.DA35]&gt;[FP.$B5];&quot;RedBoxArrival&quot;;&quot;GreenBoxArrival&quot;);IF(OR([FP.DA$12]&gt;=[FP.DA26];[FP.DA35]&gt;[FP.$B5]);&quot;RedBox&quot;;&quot;GreenBox&quot;));(IF([FP.DA67]&gt;0;IF(MOD([FP.DA$12]-[FP.$E5];[FP.$C5])=0;&quot;GreyBoxArrival&quot;;&quot;GreyBox&quot;);IF([FP.DA$12]&lt;[FP.DA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B$14]=[FP.$A5];IF(MOD([FP.DB$12]-[FP.$E5];[FP.$C5])=0;IF([FP.DB35]&gt;[FP.$B5];&quot;RedBoxArrival&quot;;&quot;GreenBoxArrival&quot;);IF(OR([FP.DB$12]&gt;=[FP.DB26];[FP.DB35]&gt;[FP.$B5]);&quot;RedBox&quot;;&quot;GreenBox&quot;));(IF([FP.DB67]&gt;0;IF(MOD([FP.DB$12]-[FP.$E5];[FP.$C5])=0;&quot;GreyBoxArrival&quot;;&quot;GreyBox&quot;);IF([FP.DB$12]&lt;[FP.DB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C$14]=[FP.$A5];IF(MOD([FP.DC$12]-[FP.$E5];[FP.$C5])=0;IF([FP.DC35]&gt;[FP.$B5];&quot;RedBoxArrival&quot;;&quot;GreenBoxArrival&quot;);IF(OR([FP.DC$12]&gt;=[FP.DC26];[FP.DC35]&gt;[FP.$B5]);&quot;RedBox&quot;;&quot;GreenBox&quot;));(IF([FP.DC67]&gt;0;IF(MOD([FP.DC$12]-[FP.$E5];[FP.$C5])=0;&quot;GreyBoxArrival&quot;;&quot;GreyBox&quot;);IF([FP.DC$12]&lt;[FP.DC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D$14]=[FP.$A5];IF(MOD([FP.DD$12]-[FP.$E5];[FP.$C5])=0;IF([FP.DD35]&gt;[FP.$B5];&quot;RedBoxArrival&quot;;&quot;GreenBoxArrival&quot;);IF(OR([FP.DD$12]&gt;=[FP.DD26];[FP.DD35]&gt;[FP.$B5]);&quot;RedBox&quot;;&quot;GreenBox&quot;));(IF([FP.DD67]&gt;0;IF(MOD([FP.DD$12]-[FP.$E5];[FP.$C5])=0;&quot;GreyBoxArrival&quot;;&quot;GreyBox&quot;);IF([FP.DD$12]&lt;[FP.DD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E$14]=[FP.$A5];IF(MOD([FP.DE$12]-[FP.$E5];[FP.$C5])=0;IF([FP.DE35]&gt;[FP.$B5];&quot;RedBoxArrival&quot;;&quot;GreenBoxArrival&quot;);IF(OR([FP.DE$12]&gt;=[FP.DE26];[FP.DE35]&gt;[FP.$B5]);&quot;RedBox&quot;;&quot;GreenBox&quot;));(IF([FP.DE67]&gt;0;IF(MOD([FP.DE$12]-[FP.$E5];[FP.$C5])=0;&quot;GreyBoxArrival&quot;;&quot;GreyBox&quot;);IF([FP.DE$12]&lt;[FP.DE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F$14]=[FP.$A5];IF(MOD([FP.DF$12]-[FP.$E5];[FP.$C5])=0;IF([FP.DF35]&gt;[FP.$B5];&quot;RedBoxArrival&quot;;&quot;GreenBoxArrival&quot;);IF(OR([FP.DF$12]&gt;=[FP.DF26];[FP.DF35]&gt;[FP.$B5]);&quot;RedBox&quot;;&quot;GreenBox&quot;));(IF([FP.DF67]&gt;0;IF(MOD([FP.DF$12]-[FP.$E5];[FP.$C5])=0;&quot;GreyBoxArrival&quot;;&quot;GreyBox&quot;);IF([FP.DF$12]&lt;[FP.DF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G$14]=[FP.$A5];IF(MOD([FP.DG$12]-[FP.$E5];[FP.$C5])=0;IF([FP.DG35]&gt;[FP.$B5];&quot;RedBoxArrival&quot;;&quot;GreenBoxArrival&quot;);IF(OR([FP.DG$12]&gt;=[FP.DG26];[FP.DG35]&gt;[FP.$B5]);&quot;RedBox&quot;;&quot;GreenBox&quot;));(IF([FP.DG67]&gt;0;IF(MOD([FP.DG$12]-[FP.$E5];[FP.$C5])=0;&quot;GreyBoxArrival&quot;;&quot;GreyBox&quot;);IF([FP.DG$12]&lt;[FP.DG26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DH$14]=[FP.$A5];IF(MOD([FP.DH$12]-[FP.$E5];[FP.$C5])=0;IF([FP.DH35]&gt;[FP.$B5];&quot;RedBoxArrival&quot;;&quot;GreenBoxArrival&quot;);IF(OR([FP.DH$12]&gt;=[FP.DH26];[FP.DH35]&gt;[FP.$B5]);&quot;RedBox&quot;;&quot;GreenBox&quot;));(IF([FP.DH67]&gt;0;IF(MOD([FP.DH$12]-[FP.$E5];[FP.$C5])=0;&quot;GreyBoxArrival&quot;;&quot;GreyBox&quot;);IF([FP.DH$12]&lt;[FP.DH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I$14]=[FP.$A5];IF(MOD([FP.DI$12]-[FP.$E5];[FP.$C5])=0;IF([FP.DI35]&gt;[FP.$B5];&quot;RedBoxArrival&quot;;&quot;GreenBoxArrival&quot;);IF(OR([FP.DI$12]&gt;=[FP.DI26];[FP.DI35]&gt;[FP.$B5]);&quot;RedBox&quot;;&quot;GreenBox&quot;));(IF([FP.DI67]&gt;0;IF(MOD([FP.DI$12]-[FP.$E5];[FP.$C5])=0;&quot;GreyBoxArrival&quot;;&quot;GreyBox&quot;);IF([FP.DI$12]&lt;[FP.DI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J$14]=[FP.$A5];IF(MOD([FP.DJ$12]-[FP.$E5];[FP.$C5])=0;IF([FP.DJ35]&gt;[FP.$B5];&quot;RedBoxArrival&quot;;&quot;GreenBoxArrival&quot;);IF(OR([FP.DJ$12]&gt;=[FP.DJ26];[FP.DJ35]&gt;[FP.$B5]);&quot;RedBox&quot;;&quot;GreenBox&quot;));(IF([FP.DJ67]&gt;0;IF(MOD([FP.DJ$12]-[FP.$E5];[FP.$C5])=0;&quot;GreyBoxArrival&quot;;&quot;GreyBox&quot;);IF([FP.DJ$12]&lt;[FP.DJ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K$14]=[FP.$A5];IF(MOD([FP.DK$12]-[FP.$E5];[FP.$C5])=0;IF([FP.DK35]&gt;[FP.$B5];&quot;RedBoxArrival&quot;;&quot;GreenBoxArrival&quot;);IF(OR([FP.DK$12]&gt;=[FP.DK26];[FP.DK35]&gt;[FP.$B5]);&quot;RedBox&quot;;&quot;GreenBox&quot;));(IF([FP.DK67]&gt;0;IF(MOD([FP.DK$12]-[FP.$E5];[FP.$C5])=0;&quot;GreyBoxArrival&quot;;&quot;GreyBox&quot;);IF([FP.DK$12]&lt;[FP.DK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L$14]=[FP.$A5];IF(MOD([FP.DL$12]-[FP.$E5];[FP.$C5])=0;IF([FP.DL35]&gt;[FP.$B5];&quot;RedBoxArrival&quot;;&quot;GreenBoxArrival&quot;);IF(OR([FP.DL$12]&gt;=[FP.DL26];[FP.DL35]&gt;[FP.$B5]);&quot;RedBox&quot;;&quot;GreenBox&quot;));(IF([FP.DL67]&gt;0;IF(MOD([FP.DL$12]-[FP.$E5];[FP.$C5])=0;&quot;GreyBoxArrival&quot;;&quot;GreyBox&quot;);IF([FP.DL$12]&lt;[FP.DL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M$14]=[FP.$A5];IF(MOD([FP.DM$12]-[FP.$E5];[FP.$C5])=0;IF([FP.DM35]&gt;[FP.$B5];&quot;RedBoxArrival&quot;;&quot;GreenBoxArrival&quot;);IF(OR([FP.DM$12]&gt;=[FP.DM26];[FP.DM35]&gt;[FP.$B5]);&quot;RedBox&quot;;&quot;GreenBox&quot;));(IF([FP.DM67]&gt;0;IF(MOD([FP.DM$12]-[FP.$E5];[FP.$C5])=0;&quot;GreyBoxArrival&quot;;&quot;GreyBox&quot;);IF([FP.DM$12]&lt;[FP.DM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N$14]=[FP.$A5];IF(MOD([FP.DN$12]-[FP.$E5];[FP.$C5])=0;IF([FP.DN35]&gt;[FP.$B5];&quot;RedBoxArrival&quot;;&quot;GreenBoxArrival&quot;);IF(OR([FP.DN$12]&gt;=[FP.DN26];[FP.DN35]&gt;[FP.$B5]);&quot;RedBox&quot;;&quot;GreenBox&quot;));(IF([FP.DN67]&gt;0;IF(MOD([FP.DN$12]-[FP.$E5];[FP.$C5])=0;&quot;GreyBoxArrival&quot;;&quot;GreyBox&quot;);IF([FP.DN$12]&lt;[FP.DN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O$14]=[FP.$A5];IF(MOD([FP.DO$12]-[FP.$E5];[FP.$C5])=0;IF([FP.DO35]&gt;[FP.$B5];&quot;RedBoxArrival&quot;;&quot;GreenBoxArrival&quot;);IF(OR([FP.DO$12]&gt;=[FP.DO26];[FP.DO35]&gt;[FP.$B5]);&quot;RedBox&quot;;&quot;GreenBox&quot;));(IF([FP.DO67]&gt;0;IF(MOD([FP.DO$12]-[FP.$E5];[FP.$C5])=0;&quot;GreyBoxArrival&quot;;&quot;GreyBox&quot;);IF([FP.DO$12]&lt;[FP.DO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P$14]=[FP.$A5];IF(MOD([FP.DP$12]-[FP.$E5];[FP.$C5])=0;IF([FP.DP35]&gt;[FP.$B5];&quot;RedBoxArrival&quot;;&quot;GreenBoxArrival&quot;);IF(OR([FP.DP$12]&gt;=[FP.DP26];[FP.DP35]&gt;[FP.$B5]);&quot;RedBox&quot;;&quot;GreenBox&quot;));(IF([FP.DP67]&gt;0;IF(MOD([FP.DP$12]-[FP.$E5];[FP.$C5])=0;&quot;GreyBoxArrival&quot;;&quot;GreyBox&quot;);IF([FP.DP$12]&lt;[FP.DP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Q$14]=[FP.$A5];IF(MOD([FP.DQ$12]-[FP.$E5];[FP.$C5])=0;IF([FP.DQ35]&gt;[FP.$B5];&quot;RedBoxArrival&quot;;&quot;GreenBoxArrival&quot;);IF(OR([FP.DQ$12]&gt;=[FP.DQ26];[FP.DQ35]&gt;[FP.$B5]);&quot;RedBox&quot;;&quot;GreenBox&quot;));(IF([FP.DQ67]&gt;0;IF(MOD([FP.DQ$12]-[FP.$E5];[FP.$C5])=0;&quot;GreyBoxArrival&quot;;&quot;GreyBox&quot;);IF([FP.DQ$12]&lt;[FP.DQ26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FP.DR$14]=[FP.$A5];IF(MOD([FP.DR$12]-[FP.$E5];[FP.$C5])=0;IF([FP.DR35]&gt;[FP.$B5];&quot;RedBoxArrival&quot;;&quot;GreenBoxArrival&quot;);IF(OR([FP.DR$12]&gt;=[FP.DR26];[FP.DR35]&gt;[FP.$B5]);&quot;RedBox&quot;;&quot;GreenBox&quot;));(IF([FP.DR67]&gt;0;IF(MOD([FP.DR$12]-[FP.$E5];[FP.$C5])=0;&quot;GreyBoxArrival&quot;;&quot;GreyBox&quot;);IF([FP.DR$12]&lt;[FP.DR26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DS$14]=[FP.$A5];IF(MOD([FP.DS$12]-[FP.$E5];[FP.$C5])=0;IF([FP.DS35]&gt;[FP.$B5];&quot;RedBoxArrival&quot;;&quot;GreenBoxArrival&quot;);IF(OR([FP.DS$12]&gt;=[FP.DS26];[FP.DS35]&gt;[FP.$B5]);&quot;RedBox&quot;;&quot;GreenBox&quot;));(IF([FP.DS67]&gt;0;IF(MOD([FP.DS$12]-[FP.$E5];[FP.$C5])=0;&quot;GreyBoxArrival&quot;;&quot;GreyBox&quot;);IF([FP.DS$12]&lt;[FP.DS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T$14]=[FP.$A5];IF(MOD([FP.DT$12]-[FP.$E5];[FP.$C5])=0;IF([FP.DT35]&gt;[FP.$B5];&quot;RedBoxArrival&quot;;&quot;GreenBoxArrival&quot;);IF(OR([FP.DT$12]&gt;=[FP.DT26];[FP.DT35]&gt;[FP.$B5]);&quot;RedBox&quot;;&quot;GreenBox&quot;));(IF([FP.DT67]&gt;0;IF(MOD([FP.DT$12]-[FP.$E5];[FP.$C5])=0;&quot;GreyBoxArrival&quot;;&quot;GreyBox&quot;);IF([FP.DT$12]&lt;[FP.DT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U$14]=[FP.$A5];IF(MOD([FP.DU$12]-[FP.$E5];[FP.$C5])=0;IF([FP.DU35]&gt;[FP.$B5];&quot;RedBoxArrival&quot;;&quot;GreenBoxArrival&quot;);IF(OR([FP.DU$12]&gt;=[FP.DU26];[FP.DU35]&gt;[FP.$B5]);&quot;RedBox&quot;;&quot;GreenBox&quot;));(IF([FP.DU67]&gt;0;IF(MOD([FP.DU$12]-[FP.$E5];[FP.$C5])=0;&quot;GreyBoxArrival&quot;;&quot;GreyBox&quot;);IF([FP.DU$12]&lt;[FP.DU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V$14]=[FP.$A5];IF(MOD([FP.DV$12]-[FP.$E5];[FP.$C5])=0;IF([FP.DV35]&gt;[FP.$B5];&quot;RedBoxArrival&quot;;&quot;GreenBoxArrival&quot;);IF(OR([FP.DV$12]&gt;=[FP.DV26];[FP.DV35]&gt;[FP.$B5]);&quot;RedBox&quot;;&quot;GreenBox&quot;));(IF([FP.DV67]&gt;0;IF(MOD([FP.DV$12]-[FP.$E5];[FP.$C5])=0;&quot;GreyBoxArrival&quot;;&quot;GreyBox&quot;);IF([FP.DV$12]&lt;[FP.DV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W$14]=[FP.$A5];IF(MOD([FP.DW$12]-[FP.$E5];[FP.$C5])=0;IF([FP.DW35]&gt;[FP.$B5];&quot;RedBoxArrival&quot;;&quot;GreenBoxArrival&quot;);IF(OR([FP.DW$12]&gt;=[FP.DW26];[FP.DW35]&gt;[FP.$B5]);&quot;RedBox&quot;;&quot;GreenBox&quot;));(IF([FP.DW67]&gt;0;IF(MOD([FP.DW$12]-[FP.$E5];[FP.$C5])=0;&quot;GreyBoxArrival&quot;;&quot;GreyBox&quot;);IF([FP.DW$12]&lt;[FP.DW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X$14]=[FP.$A5];IF(MOD([FP.DX$12]-[FP.$E5];[FP.$C5])=0;IF([FP.DX35]&gt;[FP.$B5];&quot;RedBoxArrival&quot;;&quot;GreenBoxArrival&quot;);IF(OR([FP.DX$12]&gt;=[FP.DX26];[FP.DX35]&gt;[FP.$B5]);&quot;RedBox&quot;;&quot;GreenBox&quot;));(IF([FP.DX67]&gt;0;IF(MOD([FP.DX$12]-[FP.$E5];[FP.$C5])=0;&quot;GreyBoxArrival&quot;;&quot;GreyBox&quot;);IF([FP.DX$12]&lt;[FP.DX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Y$14]=[FP.$A5];IF(MOD([FP.DY$12]-[FP.$E5];[FP.$C5])=0;IF([FP.DY35]&gt;[FP.$B5];&quot;RedBoxArrival&quot;;&quot;GreenBoxArrival&quot;);IF(OR([FP.DY$12]&gt;=[FP.DY26];[FP.DY35]&gt;[FP.$B5]);&quot;RedBox&quot;;&quot;GreenBox&quot;));(IF([FP.DY67]&gt;0;IF(MOD([FP.DY$12]-[FP.$E5];[FP.$C5])=0;&quot;GreyBoxArrival&quot;;&quot;GreyBox&quot;);IF([FP.DY$12]&lt;[FP.DY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Z$14]=[FP.$A5];IF(MOD([FP.DZ$12]-[FP.$E5];[FP.$C5])=0;IF([FP.DZ35]&gt;[FP.$B5];&quot;RedBoxArrival&quot;;&quot;GreenBoxArrival&quot;);IF(OR([FP.DZ$12]&gt;=[FP.DZ26];[FP.DZ35]&gt;[FP.$B5]);&quot;RedBox&quot;;&quot;GreenBox&quot;));(IF([FP.DZ67]&gt;0;IF(MOD([FP.DZ$12]-[FP.$E5];[FP.$C5])=0;&quot;GreyBoxArrival&quot;;&quot;GreyBox&quot;);IF([FP.DZ$12]&lt;[FP.DZ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EA$14]=[FP.$A5];IF(MOD([FP.EA$12]-[FP.$E5];[FP.$C5])=0;IF([FP.EA35]&gt;[FP.$B5];&quot;RedBoxArrival&quot;;&quot;GreenBoxArrival&quot;);IF(OR([FP.EA$12]&gt;=[FP.EA26];[FP.EA35]&gt;[FP.$B5]);&quot;RedBox&quot;;&quot;GreenBox&quot;));(IF([FP.EA67]&gt;0;IF(MOD([FP.EA$12]-[FP.$E5];[FP.$C5])=0;&quot;GreyBoxArrival&quot;;&quot;GreyBox&quot;);IF([FP.EA$12]&lt;[FP.EA26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EB$14]=[FP.$A5];IF(MOD([FP.EB$12]-[FP.$E5];[FP.$C5])=0;IF([FP.EB35]&gt;[FP.$B5];&quot;RedBoxArrival&quot;;&quot;GreenBoxArrival&quot;);IF(OR([FP.EB$12]&gt;=[FP.EB26];[FP.EB35]&gt;[FP.$B5]);&quot;RedBox&quot;;&quot;GreenBox&quot;));(IF([FP.EB67]&gt;0;IF(MOD([FP.EB$12]-[FP.$E5];[FP.$C5])=0;&quot;GreyBoxArrival&quot;;&quot;GreyBox&quot;);IF([FP.EB$12]&lt;[FP.EB26];&quot;BeforeDeadline&quot;;&quot;WhiteBox&quot;))))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formula="of:=[FP.B6]/[FP.C6]" office:value-type="float" office:value="0.2" calcext:value-type="float">
            <text:p>0.2</text:p>
          </table:table-cell>
          <table:table-cell table:number-columns-repeated="2"/>
          <table:table-cell table:style-name="BeforeDeadline" table:formula="of:=+ORG.OPENOFFICE.STYLE(IF([FP.J$14]=[FP.$A6];IF(MOD([FP.J$12]-[FP.$E6];[FP.$C6])=0;IF([FP.J36]&gt;[FP.$B6];&quot;RedBoxArrival&quot;;&quot;GreenBoxArrival&quot;);IF(OR([FP.J$12]&gt;=[FP.J27];[FP.J36]&gt;[FP.$B6]);&quot;RedBox&quot;;&quot;GreenBox&quot;));(IF([FP.J68]&gt;0;IF(MOD([FP.J$12]-[FP.$E6];[FP.$C6])=0;&quot;GreyBoxArrival&quot;;&quot;GreyBox&quot;);IF([FP.J$12]&lt;[FP.J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K$14]=[FP.$A6];IF(MOD([FP.K$12]-[FP.$E6];[FP.$C6])=0;IF([FP.K36]&gt;[FP.$B6];&quot;RedBoxArrival&quot;;&quot;GreenBoxArrival&quot;);IF(OR([FP.K$12]&gt;=[FP.K27];[FP.K36]&gt;[FP.$B6]);&quot;RedBox&quot;;&quot;GreenBox&quot;));(IF([FP.K68]&gt;0;IF(MOD([FP.K$12]-[FP.$E6];[FP.$C6])=0;&quot;GreyBoxArrival&quot;;&quot;GreyBox&quot;);IF([FP.K$12]&lt;[FP.K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L$14]=[FP.$A6];IF(MOD([FP.L$12]-[FP.$E6];[FP.$C6])=0;IF([FP.L36]&gt;[FP.$B6];&quot;RedBoxArrival&quot;;&quot;GreenBoxArrival&quot;);IF(OR([FP.L$12]&gt;=[FP.L27];[FP.L36]&gt;[FP.$B6]);&quot;RedBox&quot;;&quot;GreenBox&quot;));(IF([FP.L68]&gt;0;IF(MOD([FP.L$12]-[FP.$E6];[FP.$C6])=0;&quot;GreyBoxArrival&quot;;&quot;GreyBox&quot;);IF([FP.L$12]&lt;[FP.L27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M$14]=[FP.$A6];IF(MOD([FP.M$12]-[FP.$E6];[FP.$C6])=0;IF([FP.M36]&gt;[FP.$B6];&quot;RedBoxArrival&quot;;&quot;GreenBoxArrival&quot;);IF(OR([FP.M$12]&gt;=[FP.M27];[FP.M36]&gt;[FP.$B6]);&quot;RedBox&quot;;&quot;GreenBox&quot;));(IF([FP.M68]&gt;0;IF(MOD([FP.M$12]-[FP.$E6];[FP.$C6])=0;&quot;GreyBoxArrival&quot;;&quot;GreyBox&quot;);IF([FP.M$12]&lt;[FP.M27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N$14]=[FP.$A6];IF(MOD([FP.N$12]-[FP.$E6];[FP.$C6])=0;IF([FP.N36]&gt;[FP.$B6];&quot;RedBoxArrival&quot;;&quot;GreenBoxArrival&quot;);IF(OR([FP.N$12]&gt;=[FP.N27];[FP.N36]&gt;[FP.$B6]);&quot;RedBox&quot;;&quot;GreenBox&quot;));(IF([FP.N68]&gt;0;IF(MOD([FP.N$12]-[FP.$E6];[FP.$C6])=0;&quot;GreyBoxArrival&quot;;&quot;GreyBox&quot;);IF([FP.N$12]&lt;[FP.N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O$14]=[FP.$A6];IF(MOD([FP.O$12]-[FP.$E6];[FP.$C6])=0;IF([FP.O36]&gt;[FP.$B6];&quot;RedBoxArrival&quot;;&quot;GreenBoxArrival&quot;);IF(OR([FP.O$12]&gt;=[FP.O27];[FP.O36]&gt;[FP.$B6]);&quot;RedBox&quot;;&quot;GreenBox&quot;));(IF([FP.O68]&gt;0;IF(MOD([FP.O$12]-[FP.$E6];[FP.$C6])=0;&quot;GreyBoxArrival&quot;;&quot;GreyBox&quot;);IF([FP.O$12]&lt;[FP.O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P$14]=[FP.$A6];IF(MOD([FP.P$12]-[FP.$E6];[FP.$C6])=0;IF([FP.P36]&gt;[FP.$B6];&quot;RedBoxArrival&quot;;&quot;GreenBoxArrival&quot;);IF(OR([FP.P$12]&gt;=[FP.P27];[FP.P36]&gt;[FP.$B6]);&quot;RedBox&quot;;&quot;GreenBox&quot;));(IF([FP.P68]&gt;0;IF(MOD([FP.P$12]-[FP.$E6];[FP.$C6])=0;&quot;GreyBoxArrival&quot;;&quot;GreyBox&quot;);IF([FP.P$12]&lt;[FP.P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Q$14]=[FP.$A6];IF(MOD([FP.Q$12]-[FP.$E6];[FP.$C6])=0;IF([FP.Q36]&gt;[FP.$B6];&quot;RedBoxArrival&quot;;&quot;GreenBoxArrival&quot;);IF(OR([FP.Q$12]&gt;=[FP.Q27];[FP.Q36]&gt;[FP.$B6]);&quot;RedBox&quot;;&quot;GreenBox&quot;));(IF([FP.Q68]&gt;0;IF(MOD([FP.Q$12]-[FP.$E6];[FP.$C6])=0;&quot;GreyBoxArrival&quot;;&quot;GreyBox&quot;);IF([FP.Q$12]&lt;[FP.Q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R$14]=[FP.$A6];IF(MOD([FP.R$12]-[FP.$E6];[FP.$C6])=0;IF([FP.R36]&gt;[FP.$B6];&quot;RedBoxArrival&quot;;&quot;GreenBoxArrival&quot;);IF(OR([FP.R$12]&gt;=[FP.R27];[FP.R36]&gt;[FP.$B6]);&quot;RedBox&quot;;&quot;GreenBox&quot;));(IF([FP.R68]&gt;0;IF(MOD([FP.R$12]-[FP.$E6];[FP.$C6])=0;&quot;GreyBoxArrival&quot;;&quot;GreyBox&quot;);IF([FP.R$12]&lt;[FP.R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S$14]=[FP.$A6];IF(MOD([FP.S$12]-[FP.$E6];[FP.$C6])=0;IF([FP.S36]&gt;[FP.$B6];&quot;RedBoxArrival&quot;;&quot;GreenBoxArrival&quot;);IF(OR([FP.S$12]&gt;=[FP.S27];[FP.S36]&gt;[FP.$B6]);&quot;RedBox&quot;;&quot;GreenBox&quot;));(IF([FP.S68]&gt;0;IF(MOD([FP.S$12]-[FP.$E6];[FP.$C6])=0;&quot;GreyBoxArrival&quot;;&quot;GreyBox&quot;);IF([FP.S$12]&lt;[FP.S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T$14]=[FP.$A6];IF(MOD([FP.T$12]-[FP.$E6];[FP.$C6])=0;IF([FP.T36]&gt;[FP.$B6];&quot;RedBoxArrival&quot;;&quot;GreenBoxArrival&quot;);IF(OR([FP.T$12]&gt;=[FP.T27];[FP.T36]&gt;[FP.$B6]);&quot;RedBox&quot;;&quot;GreenBox&quot;));(IF([FP.T68]&gt;0;IF(MOD([FP.T$12]-[FP.$E6];[FP.$C6])=0;&quot;GreyBoxArrival&quot;;&quot;GreyBox&quot;);IF([FP.T$12]&lt;[FP.T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U$14]=[FP.$A6];IF(MOD([FP.U$12]-[FP.$E6];[FP.$C6])=0;IF([FP.U36]&gt;[FP.$B6];&quot;RedBoxArrival&quot;;&quot;GreenBoxArrival&quot;);IF(OR([FP.U$12]&gt;=[FP.U27];[FP.U36]&gt;[FP.$B6]);&quot;RedBox&quot;;&quot;GreenBox&quot;));(IF([FP.U68]&gt;0;IF(MOD([FP.U$12]-[FP.$E6];[FP.$C6])=0;&quot;GreyBoxArrival&quot;;&quot;GreyBox&quot;);IF([FP.U$12]&lt;[FP.U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V$14]=[FP.$A6];IF(MOD([FP.V$12]-[FP.$E6];[FP.$C6])=0;IF([FP.V36]&gt;[FP.$B6];&quot;RedBoxArrival&quot;;&quot;GreenBoxArrival&quot;);IF(OR([FP.V$12]&gt;=[FP.V27];[FP.V36]&gt;[FP.$B6]);&quot;RedBox&quot;;&quot;GreenBox&quot;));(IF([FP.V68]&gt;0;IF(MOD([FP.V$12]-[FP.$E6];[FP.$C6])=0;&quot;GreyBoxArrival&quot;;&quot;GreyBox&quot;);IF([FP.V$12]&lt;[FP.V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W$14]=[FP.$A6];IF(MOD([FP.W$12]-[FP.$E6];[FP.$C6])=0;IF([FP.W36]&gt;[FP.$B6];&quot;RedBoxArrival&quot;;&quot;GreenBoxArrival&quot;);IF(OR([FP.W$12]&gt;=[FP.W27];[FP.W36]&gt;[FP.$B6]);&quot;RedBox&quot;;&quot;GreenBox&quot;));(IF([FP.W68]&gt;0;IF(MOD([FP.W$12]-[FP.$E6];[FP.$C6])=0;&quot;GreyBoxArrival&quot;;&quot;GreyBox&quot;);IF([FP.W$12]&lt;[FP.W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X$14]=[FP.$A6];IF(MOD([FP.X$12]-[FP.$E6];[FP.$C6])=0;IF([FP.X36]&gt;[FP.$B6];&quot;RedBoxArrival&quot;;&quot;GreenBoxArrival&quot;);IF(OR([FP.X$12]&gt;=[FP.X27];[FP.X36]&gt;[FP.$B6]);&quot;RedBox&quot;;&quot;GreenBox&quot;));(IF([FP.X68]&gt;0;IF(MOD([FP.X$12]-[FP.$E6];[FP.$C6])=0;&quot;GreyBoxArrival&quot;;&quot;GreyBox&quot;);IF([FP.X$12]&lt;[FP.X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Y$14]=[FP.$A6];IF(MOD([FP.Y$12]-[FP.$E6];[FP.$C6])=0;IF([FP.Y36]&gt;[FP.$B6];&quot;RedBoxArrival&quot;;&quot;GreenBoxArrival&quot;);IF(OR([FP.Y$12]&gt;=[FP.Y27];[FP.Y36]&gt;[FP.$B6]);&quot;RedBox&quot;;&quot;GreenBox&quot;));(IF([FP.Y68]&gt;0;IF(MOD([FP.Y$12]-[FP.$E6];[FP.$C6])=0;&quot;GreyBoxArrival&quot;;&quot;GreyBox&quot;);IF([FP.Y$12]&lt;[FP.Y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Z$14]=[FP.$A6];IF(MOD([FP.Z$12]-[FP.$E6];[FP.$C6])=0;IF([FP.Z36]&gt;[FP.$B6];&quot;RedBoxArrival&quot;;&quot;GreenBoxArrival&quot;);IF(OR([FP.Z$12]&gt;=[FP.Z27];[FP.Z36]&gt;[FP.$B6]);&quot;RedBox&quot;;&quot;GreenBox&quot;));(IF([FP.Z68]&gt;0;IF(MOD([FP.Z$12]-[FP.$E6];[FP.$C6])=0;&quot;GreyBoxArrival&quot;;&quot;GreyBox&quot;);IF([FP.Z$12]&lt;[FP.Z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A$14]=[FP.$A6];IF(MOD([FP.AA$12]-[FP.$E6];[FP.$C6])=0;IF([FP.AA36]&gt;[FP.$B6];&quot;RedBoxArrival&quot;;&quot;GreenBoxArrival&quot;);IF(OR([FP.AA$12]&gt;=[FP.AA27];[FP.AA36]&gt;[FP.$B6]);&quot;RedBox&quot;;&quot;GreenBox&quot;));(IF([FP.AA68]&gt;0;IF(MOD([FP.AA$12]-[FP.$E6];[FP.$C6])=0;&quot;GreyBoxArrival&quot;;&quot;GreyBox&quot;);IF([FP.AA$12]&lt;[FP.AA27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AB$14]=[FP.$A6];IF(MOD([FP.AB$12]-[FP.$E6];[FP.$C6])=0;IF([FP.AB36]&gt;[FP.$B6];&quot;RedBoxArrival&quot;;&quot;GreenBoxArrival&quot;);IF(OR([FP.AB$12]&gt;=[FP.AB27];[FP.AB36]&gt;[FP.$B6]);&quot;RedBox&quot;;&quot;GreenBox&quot;));(IF([FP.AB68]&gt;0;IF(MOD([FP.AB$12]-[FP.$E6];[FP.$C6])=0;&quot;GreyBoxArrival&quot;;&quot;GreyBox&quot;);IF([FP.AB$12]&lt;[FP.AB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AC$14]=[FP.$A6];IF(MOD([FP.AC$12]-[FP.$E6];[FP.$C6])=0;IF([FP.AC36]&gt;[FP.$B6];&quot;RedBoxArrival&quot;;&quot;GreenBoxArrival&quot;);IF(OR([FP.AC$12]&gt;=[FP.AC27];[FP.AC36]&gt;[FP.$B6]);&quot;RedBox&quot;;&quot;GreenBox&quot;));(IF([FP.AC68]&gt;0;IF(MOD([FP.AC$12]-[FP.$E6];[FP.$C6])=0;&quot;GreyBoxArrival&quot;;&quot;GreyBox&quot;);IF([FP.AC$12]&lt;[FP.AC27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AD$14]=[FP.$A6];IF(MOD([FP.AD$12]-[FP.$E6];[FP.$C6])=0;IF([FP.AD36]&gt;[FP.$B6];&quot;RedBoxArrival&quot;;&quot;GreenBoxArrival&quot;);IF(OR([FP.AD$12]&gt;=[FP.AD27];[FP.AD36]&gt;[FP.$B6]);&quot;RedBox&quot;;&quot;GreenBox&quot;));(IF([FP.AD68]&gt;0;IF(MOD([FP.AD$12]-[FP.$E6];[FP.$C6])=0;&quot;GreyBoxArrival&quot;;&quot;GreyBox&quot;);IF([FP.AD$12]&lt;[FP.AD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AE$14]=[FP.$A6];IF(MOD([FP.AE$12]-[FP.$E6];[FP.$C6])=0;IF([FP.AE36]&gt;[FP.$B6];&quot;RedBoxArrival&quot;;&quot;GreenBoxArrival&quot;);IF(OR([FP.AE$12]&gt;=[FP.AE27];[FP.AE36]&gt;[FP.$B6]);&quot;RedBox&quot;;&quot;GreenBox&quot;));(IF([FP.AE68]&gt;0;IF(MOD([FP.AE$12]-[FP.$E6];[FP.$C6])=0;&quot;GreyBoxArrival&quot;;&quot;GreyBox&quot;);IF([FP.AE$12]&lt;[FP.AE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F$14]=[FP.$A6];IF(MOD([FP.AF$12]-[FP.$E6];[FP.$C6])=0;IF([FP.AF36]&gt;[FP.$B6];&quot;RedBoxArrival&quot;;&quot;GreenBoxArrival&quot;);IF(OR([FP.AF$12]&gt;=[FP.AF27];[FP.AF36]&gt;[FP.$B6]);&quot;RedBox&quot;;&quot;GreenBox&quot;));(IF([FP.AF68]&gt;0;IF(MOD([FP.AF$12]-[FP.$E6];[FP.$C6])=0;&quot;GreyBoxArrival&quot;;&quot;GreyBox&quot;);IF([FP.AF$12]&lt;[FP.AF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G$14]=[FP.$A6];IF(MOD([FP.AG$12]-[FP.$E6];[FP.$C6])=0;IF([FP.AG36]&gt;[FP.$B6];&quot;RedBoxArrival&quot;;&quot;GreenBoxArrival&quot;);IF(OR([FP.AG$12]&gt;=[FP.AG27];[FP.AG36]&gt;[FP.$B6]);&quot;RedBox&quot;;&quot;GreenBox&quot;));(IF([FP.AG68]&gt;0;IF(MOD([FP.AG$12]-[FP.$E6];[FP.$C6])=0;&quot;GreyBoxArrival&quot;;&quot;GreyBox&quot;);IF([FP.AG$12]&lt;[FP.AG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H$14]=[FP.$A6];IF(MOD([FP.AH$12]-[FP.$E6];[FP.$C6])=0;IF([FP.AH36]&gt;[FP.$B6];&quot;RedBoxArrival&quot;;&quot;GreenBoxArrival&quot;);IF(OR([FP.AH$12]&gt;=[FP.AH27];[FP.AH36]&gt;[FP.$B6]);&quot;RedBox&quot;;&quot;GreenBox&quot;));(IF([FP.AH68]&gt;0;IF(MOD([FP.AH$12]-[FP.$E6];[FP.$C6])=0;&quot;GreyBoxArrival&quot;;&quot;GreyBox&quot;);IF([FP.AH$12]&lt;[FP.AH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I$14]=[FP.$A6];IF(MOD([FP.AI$12]-[FP.$E6];[FP.$C6])=0;IF([FP.AI36]&gt;[FP.$B6];&quot;RedBoxArrival&quot;;&quot;GreenBoxArrival&quot;);IF(OR([FP.AI$12]&gt;=[FP.AI27];[FP.AI36]&gt;[FP.$B6]);&quot;RedBox&quot;;&quot;GreenBox&quot;));(IF([FP.AI68]&gt;0;IF(MOD([FP.AI$12]-[FP.$E6];[FP.$C6])=0;&quot;GreyBoxArrival&quot;;&quot;GreyBox&quot;);IF([FP.AI$12]&lt;[FP.AI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J$14]=[FP.$A6];IF(MOD([FP.AJ$12]-[FP.$E6];[FP.$C6])=0;IF([FP.AJ36]&gt;[FP.$B6];&quot;RedBoxArrival&quot;;&quot;GreenBoxArrival&quot;);IF(OR([FP.AJ$12]&gt;=[FP.AJ27];[FP.AJ36]&gt;[FP.$B6]);&quot;RedBox&quot;;&quot;GreenBox&quot;));(IF([FP.AJ68]&gt;0;IF(MOD([FP.AJ$12]-[FP.$E6];[FP.$C6])=0;&quot;GreyBoxArrival&quot;;&quot;GreyBox&quot;);IF([FP.AJ$12]&lt;[FP.AJ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K$14]=[FP.$A6];IF(MOD([FP.AK$12]-[FP.$E6];[FP.$C6])=0;IF([FP.AK36]&gt;[FP.$B6];&quot;RedBoxArrival&quot;;&quot;GreenBoxArrival&quot;);IF(OR([FP.AK$12]&gt;=[FP.AK27];[FP.AK36]&gt;[FP.$B6]);&quot;RedBox&quot;;&quot;GreenBox&quot;));(IF([FP.AK68]&gt;0;IF(MOD([FP.AK$12]-[FP.$E6];[FP.$C6])=0;&quot;GreyBoxArrival&quot;;&quot;GreyBox&quot;);IF([FP.AK$12]&lt;[FP.AK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L$14]=[FP.$A6];IF(MOD([FP.AL$12]-[FP.$E6];[FP.$C6])=0;IF([FP.AL36]&gt;[FP.$B6];&quot;RedBoxArrival&quot;;&quot;GreenBoxArrival&quot;);IF(OR([FP.AL$12]&gt;=[FP.AL27];[FP.AL36]&gt;[FP.$B6]);&quot;RedBox&quot;;&quot;GreenBox&quot;));(IF([FP.AL68]&gt;0;IF(MOD([FP.AL$12]-[FP.$E6];[FP.$C6])=0;&quot;GreyBoxArrival&quot;;&quot;GreyBox&quot;);IF([FP.AL$12]&lt;[FP.AL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M$14]=[FP.$A6];IF(MOD([FP.AM$12]-[FP.$E6];[FP.$C6])=0;IF([FP.AM36]&gt;[FP.$B6];&quot;RedBoxArrival&quot;;&quot;GreenBoxArrival&quot;);IF(OR([FP.AM$12]&gt;=[FP.AM27];[FP.AM36]&gt;[FP.$B6]);&quot;RedBox&quot;;&quot;GreenBox&quot;));(IF([FP.AM68]&gt;0;IF(MOD([FP.AM$12]-[FP.$E6];[FP.$C6])=0;&quot;GreyBoxArrival&quot;;&quot;GreyBox&quot;);IF([FP.AM$12]&lt;[FP.AM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N$14]=[FP.$A6];IF(MOD([FP.AN$12]-[FP.$E6];[FP.$C6])=0;IF([FP.AN36]&gt;[FP.$B6];&quot;RedBoxArrival&quot;;&quot;GreenBoxArrival&quot;);IF(OR([FP.AN$12]&gt;=[FP.AN27];[FP.AN36]&gt;[FP.$B6]);&quot;RedBox&quot;;&quot;GreenBox&quot;));(IF([FP.AN68]&gt;0;IF(MOD([FP.AN$12]-[FP.$E6];[FP.$C6])=0;&quot;GreyBoxArrival&quot;;&quot;GreyBox&quot;);IF([FP.AN$12]&lt;[FP.AN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O$14]=[FP.$A6];IF(MOD([FP.AO$12]-[FP.$E6];[FP.$C6])=0;IF([FP.AO36]&gt;[FP.$B6];&quot;RedBoxArrival&quot;;&quot;GreenBoxArrival&quot;);IF(OR([FP.AO$12]&gt;=[FP.AO27];[FP.AO36]&gt;[FP.$B6]);&quot;RedBox&quot;;&quot;GreenBox&quot;));(IF([FP.AO68]&gt;0;IF(MOD([FP.AO$12]-[FP.$E6];[FP.$C6])=0;&quot;GreyBoxArrival&quot;;&quot;GreyBox&quot;);IF([FP.AO$12]&lt;[FP.AO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P$14]=[FP.$A6];IF(MOD([FP.AP$12]-[FP.$E6];[FP.$C6])=0;IF([FP.AP36]&gt;[FP.$B6];&quot;RedBoxArrival&quot;;&quot;GreenBoxArrival&quot;);IF(OR([FP.AP$12]&gt;=[FP.AP27];[FP.AP36]&gt;[FP.$B6]);&quot;RedBox&quot;;&quot;GreenBox&quot;));(IF([FP.AP68]&gt;0;IF(MOD([FP.AP$12]-[FP.$E6];[FP.$C6])=0;&quot;GreyBoxArrival&quot;;&quot;GreyBox&quot;);IF([FP.AP$12]&lt;[FP.AP27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FP.AQ$14]=[FP.$A6];IF(MOD([FP.AQ$12]-[FP.$E6];[FP.$C6])=0;IF([FP.AQ36]&gt;[FP.$B6];&quot;RedBoxArrival&quot;;&quot;GreenBoxArrival&quot;);IF(OR([FP.AQ$12]&gt;=[FP.AQ27];[FP.AQ36]&gt;[FP.$B6]);&quot;RedBox&quot;;&quot;GreenBox&quot;));(IF([FP.AQ68]&gt;0;IF(MOD([FP.AQ$12]-[FP.$E6];[FP.$C6])=0;&quot;GreyBoxArrival&quot;;&quot;GreyBox&quot;);IF([FP.AQ$12]&lt;[FP.AQ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AR$14]=[FP.$A6];IF(MOD([FP.AR$12]-[FP.$E6];[FP.$C6])=0;IF([FP.AR36]&gt;[FP.$B6];&quot;RedBoxArrival&quot;;&quot;GreenBoxArrival&quot;);IF(OR([FP.AR$12]&gt;=[FP.AR27];[FP.AR36]&gt;[FP.$B6]);&quot;RedBox&quot;;&quot;GreenBox&quot;));(IF([FP.AR68]&gt;0;IF(MOD([FP.AR$12]-[FP.$E6];[FP.$C6])=0;&quot;GreyBoxArrival&quot;;&quot;GreyBox&quot;);IF([FP.AR$12]&lt;[FP.AR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AS$14]=[FP.$A6];IF(MOD([FP.AS$12]-[FP.$E6];[FP.$C6])=0;IF([FP.AS36]&gt;[FP.$B6];&quot;RedBoxArrival&quot;;&quot;GreenBoxArrival&quot;);IF(OR([FP.AS$12]&gt;=[FP.AS27];[FP.AS36]&gt;[FP.$B6]);&quot;RedBox&quot;;&quot;GreenBox&quot;));(IF([FP.AS68]&gt;0;IF(MOD([FP.AS$12]-[FP.$E6];[FP.$C6])=0;&quot;GreyBoxArrival&quot;;&quot;GreyBox&quot;);IF([FP.AS$12]&lt;[FP.AS27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AT$14]=[FP.$A6];IF(MOD([FP.AT$12]-[FP.$E6];[FP.$C6])=0;IF([FP.AT36]&gt;[FP.$B6];&quot;RedBoxArrival&quot;;&quot;GreenBoxArrival&quot;);IF(OR([FP.AT$12]&gt;=[FP.AT27];[FP.AT36]&gt;[FP.$B6]);&quot;RedBox&quot;;&quot;GreenBox&quot;));(IF([FP.AT68]&gt;0;IF(MOD([FP.AT$12]-[FP.$E6];[FP.$C6])=0;&quot;GreyBoxArrival&quot;;&quot;GreyBox&quot;);IF([FP.AT$12]&lt;[FP.AT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AU$14]=[FP.$A6];IF(MOD([FP.AU$12]-[FP.$E6];[FP.$C6])=0;IF([FP.AU36]&gt;[FP.$B6];&quot;RedBoxArrival&quot;;&quot;GreenBoxArrival&quot;);IF(OR([FP.AU$12]&gt;=[FP.AU27];[FP.AU36]&gt;[FP.$B6]);&quot;RedBox&quot;;&quot;GreenBox&quot;));(IF([FP.AU68]&gt;0;IF(MOD([FP.AU$12]-[FP.$E6];[FP.$C6])=0;&quot;GreyBoxArrival&quot;;&quot;GreyBox&quot;);IF([FP.AU$12]&lt;[FP.AU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V$14]=[FP.$A6];IF(MOD([FP.AV$12]-[FP.$E6];[FP.$C6])=0;IF([FP.AV36]&gt;[FP.$B6];&quot;RedBoxArrival&quot;;&quot;GreenBoxArrival&quot;);IF(OR([FP.AV$12]&gt;=[FP.AV27];[FP.AV36]&gt;[FP.$B6]);&quot;RedBox&quot;;&quot;GreenBox&quot;));(IF([FP.AV68]&gt;0;IF(MOD([FP.AV$12]-[FP.$E6];[FP.$C6])=0;&quot;GreyBoxArrival&quot;;&quot;GreyBox&quot;);IF([FP.AV$12]&lt;[FP.AV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W$14]=[FP.$A6];IF(MOD([FP.AW$12]-[FP.$E6];[FP.$C6])=0;IF([FP.AW36]&gt;[FP.$B6];&quot;RedBoxArrival&quot;;&quot;GreenBoxArrival&quot;);IF(OR([FP.AW$12]&gt;=[FP.AW27];[FP.AW36]&gt;[FP.$B6]);&quot;RedBox&quot;;&quot;GreenBox&quot;));(IF([FP.AW68]&gt;0;IF(MOD([FP.AW$12]-[FP.$E6];[FP.$C6])=0;&quot;GreyBoxArrival&quot;;&quot;GreyBox&quot;);IF([FP.AW$12]&lt;[FP.AW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X$14]=[FP.$A6];IF(MOD([FP.AX$12]-[FP.$E6];[FP.$C6])=0;IF([FP.AX36]&gt;[FP.$B6];&quot;RedBoxArrival&quot;;&quot;GreenBoxArrival&quot;);IF(OR([FP.AX$12]&gt;=[FP.AX27];[FP.AX36]&gt;[FP.$B6]);&quot;RedBox&quot;;&quot;GreenBox&quot;));(IF([FP.AX68]&gt;0;IF(MOD([FP.AX$12]-[FP.$E6];[FP.$C6])=0;&quot;GreyBoxArrival&quot;;&quot;GreyBox&quot;);IF([FP.AX$12]&lt;[FP.AX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Y$14]=[FP.$A6];IF(MOD([FP.AY$12]-[FP.$E6];[FP.$C6])=0;IF([FP.AY36]&gt;[FP.$B6];&quot;RedBoxArrival&quot;;&quot;GreenBoxArrival&quot;);IF(OR([FP.AY$12]&gt;=[FP.AY27];[FP.AY36]&gt;[FP.$B6]);&quot;RedBox&quot;;&quot;GreenBox&quot;));(IF([FP.AY68]&gt;0;IF(MOD([FP.AY$12]-[FP.$E6];[FP.$C6])=0;&quot;GreyBoxArrival&quot;;&quot;GreyBox&quot;);IF([FP.AY$12]&lt;[FP.AY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Z$14]=[FP.$A6];IF(MOD([FP.AZ$12]-[FP.$E6];[FP.$C6])=0;IF([FP.AZ36]&gt;[FP.$B6];&quot;RedBoxArrival&quot;;&quot;GreenBoxArrival&quot;);IF(OR([FP.AZ$12]&gt;=[FP.AZ27];[FP.AZ36]&gt;[FP.$B6]);&quot;RedBox&quot;;&quot;GreenBox&quot;));(IF([FP.AZ68]&gt;0;IF(MOD([FP.AZ$12]-[FP.$E6];[FP.$C6])=0;&quot;GreyBoxArrival&quot;;&quot;GreyBox&quot;);IF([FP.AZ$12]&lt;[FP.AZ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A$14]=[FP.$A6];IF(MOD([FP.BA$12]-[FP.$E6];[FP.$C6])=0;IF([FP.BA36]&gt;[FP.$B6];&quot;RedBoxArrival&quot;;&quot;GreenBoxArrival&quot;);IF(OR([FP.BA$12]&gt;=[FP.BA27];[FP.BA36]&gt;[FP.$B6]);&quot;RedBox&quot;;&quot;GreenBox&quot;));(IF([FP.BA68]&gt;0;IF(MOD([FP.BA$12]-[FP.$E6];[FP.$C6])=0;&quot;GreyBoxArrival&quot;;&quot;GreyBox&quot;);IF([FP.BA$12]&lt;[FP.BA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B$14]=[FP.$A6];IF(MOD([FP.BB$12]-[FP.$E6];[FP.$C6])=0;IF([FP.BB36]&gt;[FP.$B6];&quot;RedBoxArrival&quot;;&quot;GreenBoxArrival&quot;);IF(OR([FP.BB$12]&gt;=[FP.BB27];[FP.BB36]&gt;[FP.$B6]);&quot;RedBox&quot;;&quot;GreenBox&quot;));(IF([FP.BB68]&gt;0;IF(MOD([FP.BB$12]-[FP.$E6];[FP.$C6])=0;&quot;GreyBoxArrival&quot;;&quot;GreyBox&quot;);IF([FP.BB$12]&lt;[FP.BB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C$14]=[FP.$A6];IF(MOD([FP.BC$12]-[FP.$E6];[FP.$C6])=0;IF([FP.BC36]&gt;[FP.$B6];&quot;RedBoxArrival&quot;;&quot;GreenBoxArrival&quot;);IF(OR([FP.BC$12]&gt;=[FP.BC27];[FP.BC36]&gt;[FP.$B6]);&quot;RedBox&quot;;&quot;GreenBox&quot;));(IF([FP.BC68]&gt;0;IF(MOD([FP.BC$12]-[FP.$E6];[FP.$C6])=0;&quot;GreyBoxArrival&quot;;&quot;GreyBox&quot;);IF([FP.BC$12]&lt;[FP.BC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D$14]=[FP.$A6];IF(MOD([FP.BD$12]-[FP.$E6];[FP.$C6])=0;IF([FP.BD36]&gt;[FP.$B6];&quot;RedBoxArrival&quot;;&quot;GreenBoxArrival&quot;);IF(OR([FP.BD$12]&gt;=[FP.BD27];[FP.BD36]&gt;[FP.$B6]);&quot;RedBox&quot;;&quot;GreenBox&quot;));(IF([FP.BD68]&gt;0;IF(MOD([FP.BD$12]-[FP.$E6];[FP.$C6])=0;&quot;GreyBoxArrival&quot;;&quot;GreyBox&quot;);IF([FP.BD$12]&lt;[FP.BD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E$14]=[FP.$A6];IF(MOD([FP.BE$12]-[FP.$E6];[FP.$C6])=0;IF([FP.BE36]&gt;[FP.$B6];&quot;RedBoxArrival&quot;;&quot;GreenBoxArrival&quot;);IF(OR([FP.BE$12]&gt;=[FP.BE27];[FP.BE36]&gt;[FP.$B6]);&quot;RedBox&quot;;&quot;GreenBox&quot;));(IF([FP.BE68]&gt;0;IF(MOD([FP.BE$12]-[FP.$E6];[FP.$C6])=0;&quot;GreyBoxArrival&quot;;&quot;GreyBox&quot;);IF([FP.BE$12]&lt;[FP.BE27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FP.BF$14]=[FP.$A6];IF(MOD([FP.BF$12]-[FP.$E6];[FP.$C6])=0;IF([FP.BF36]&gt;[FP.$B6];&quot;RedBoxArrival&quot;;&quot;GreenBoxArrival&quot;);IF(OR([FP.BF$12]&gt;=[FP.BF27];[FP.BF36]&gt;[FP.$B6]);&quot;RedBox&quot;;&quot;GreenBox&quot;));(IF([FP.BF68]&gt;0;IF(MOD([FP.BF$12]-[FP.$E6];[FP.$C6])=0;&quot;GreyBoxArrival&quot;;&quot;GreyBox&quot;);IF([FP.BF$12]&lt;[FP.BF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BG$14]=[FP.$A6];IF(MOD([FP.BG$12]-[FP.$E6];[FP.$C6])=0;IF([FP.BG36]&gt;[FP.$B6];&quot;RedBoxArrival&quot;;&quot;GreenBoxArrival&quot;);IF(OR([FP.BG$12]&gt;=[FP.BG27];[FP.BG36]&gt;[FP.$B6]);&quot;RedBox&quot;;&quot;GreenBox&quot;));(IF([FP.BG68]&gt;0;IF(MOD([FP.BG$12]-[FP.$E6];[FP.$C6])=0;&quot;GreyBoxArrival&quot;;&quot;GreyBox&quot;);IF([FP.BG$12]&lt;[FP.BG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BH$14]=[FP.$A6];IF(MOD([FP.BH$12]-[FP.$E6];[FP.$C6])=0;IF([FP.BH36]&gt;[FP.$B6];&quot;RedBoxArrival&quot;;&quot;GreenBoxArrival&quot;);IF(OR([FP.BH$12]&gt;=[FP.BH27];[FP.BH36]&gt;[FP.$B6]);&quot;RedBox&quot;;&quot;GreenBox&quot;));(IF([FP.BH68]&gt;0;IF(MOD([FP.BH$12]-[FP.$E6];[FP.$C6])=0;&quot;GreyBoxArrival&quot;;&quot;GreyBox&quot;);IF([FP.BH$12]&lt;[FP.BH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BI$14]=[FP.$A6];IF(MOD([FP.BI$12]-[FP.$E6];[FP.$C6])=0;IF([FP.BI36]&gt;[FP.$B6];&quot;RedBoxArrival&quot;;&quot;GreenBoxArrival&quot;);IF(OR([FP.BI$12]&gt;=[FP.BI27];[FP.BI36]&gt;[FP.$B6]);&quot;RedBox&quot;;&quot;GreenBox&quot;));(IF([FP.BI68]&gt;0;IF(MOD([FP.BI$12]-[FP.$E6];[FP.$C6])=0;&quot;GreyBoxArrival&quot;;&quot;GreyBox&quot;);IF([FP.BI$12]&lt;[FP.BI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J$14]=[FP.$A6];IF(MOD([FP.BJ$12]-[FP.$E6];[FP.$C6])=0;IF([FP.BJ36]&gt;[FP.$B6];&quot;RedBoxArrival&quot;;&quot;GreenBoxArrival&quot;);IF(OR([FP.BJ$12]&gt;=[FP.BJ27];[FP.BJ36]&gt;[FP.$B6]);&quot;RedBox&quot;;&quot;GreenBox&quot;));(IF([FP.BJ68]&gt;0;IF(MOD([FP.BJ$12]-[FP.$E6];[FP.$C6])=0;&quot;GreyBoxArrival&quot;;&quot;GreyBox&quot;);IF([FP.BJ$12]&lt;[FP.BJ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K$14]=[FP.$A6];IF(MOD([FP.BK$12]-[FP.$E6];[FP.$C6])=0;IF([FP.BK36]&gt;[FP.$B6];&quot;RedBoxArrival&quot;;&quot;GreenBoxArrival&quot;);IF(OR([FP.BK$12]&gt;=[FP.BK27];[FP.BK36]&gt;[FP.$B6]);&quot;RedBox&quot;;&quot;GreenBox&quot;));(IF([FP.BK68]&gt;0;IF(MOD([FP.BK$12]-[FP.$E6];[FP.$C6])=0;&quot;GreyBoxArrival&quot;;&quot;GreyBox&quot;);IF([FP.BK$12]&lt;[FP.BK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L$14]=[FP.$A6];IF(MOD([FP.BL$12]-[FP.$E6];[FP.$C6])=0;IF([FP.BL36]&gt;[FP.$B6];&quot;RedBoxArrival&quot;;&quot;GreenBoxArrival&quot;);IF(OR([FP.BL$12]&gt;=[FP.BL27];[FP.BL36]&gt;[FP.$B6]);&quot;RedBox&quot;;&quot;GreenBox&quot;));(IF([FP.BL68]&gt;0;IF(MOD([FP.BL$12]-[FP.$E6];[FP.$C6])=0;&quot;GreyBoxArrival&quot;;&quot;GreyBox&quot;);IF([FP.BL$12]&lt;[FP.BL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M$14]=[FP.$A6];IF(MOD([FP.BM$12]-[FP.$E6];[FP.$C6])=0;IF([FP.BM36]&gt;[FP.$B6];&quot;RedBoxArrival&quot;;&quot;GreenBoxArrival&quot;);IF(OR([FP.BM$12]&gt;=[FP.BM27];[FP.BM36]&gt;[FP.$B6]);&quot;RedBox&quot;;&quot;GreenBox&quot;));(IF([FP.BM68]&gt;0;IF(MOD([FP.BM$12]-[FP.$E6];[FP.$C6])=0;&quot;GreyBoxArrival&quot;;&quot;GreyBox&quot;);IF([FP.BM$12]&lt;[FP.BM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N$14]=[FP.$A6];IF(MOD([FP.BN$12]-[FP.$E6];[FP.$C6])=0;IF([FP.BN36]&gt;[FP.$B6];&quot;RedBoxArrival&quot;;&quot;GreenBoxArrival&quot;);IF(OR([FP.BN$12]&gt;=[FP.BN27];[FP.BN36]&gt;[FP.$B6]);&quot;RedBox&quot;;&quot;GreenBox&quot;));(IF([FP.BN68]&gt;0;IF(MOD([FP.BN$12]-[FP.$E6];[FP.$C6])=0;&quot;GreyBoxArrival&quot;;&quot;GreyBox&quot;);IF([FP.BN$12]&lt;[FP.BN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O$14]=[FP.$A6];IF(MOD([FP.BO$12]-[FP.$E6];[FP.$C6])=0;IF([FP.BO36]&gt;[FP.$B6];&quot;RedBoxArrival&quot;;&quot;GreenBoxArrival&quot;);IF(OR([FP.BO$12]&gt;=[FP.BO27];[FP.BO36]&gt;[FP.$B6]);&quot;RedBox&quot;;&quot;GreenBox&quot;));(IF([FP.BO68]&gt;0;IF(MOD([FP.BO$12]-[FP.$E6];[FP.$C6])=0;&quot;GreyBoxArrival&quot;;&quot;GreyBox&quot;);IF([FP.BO$12]&lt;[FP.BO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P$14]=[FP.$A6];IF(MOD([FP.BP$12]-[FP.$E6];[FP.$C6])=0;IF([FP.BP36]&gt;[FP.$B6];&quot;RedBoxArrival&quot;;&quot;GreenBoxArrival&quot;);IF(OR([FP.BP$12]&gt;=[FP.BP27];[FP.BP36]&gt;[FP.$B6]);&quot;RedBox&quot;;&quot;GreenBox&quot;));(IF([FP.BP68]&gt;0;IF(MOD([FP.BP$12]-[FP.$E6];[FP.$C6])=0;&quot;GreyBoxArrival&quot;;&quot;GreyBox&quot;);IF([FP.BP$12]&lt;[FP.BP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Q$14]=[FP.$A6];IF(MOD([FP.BQ$12]-[FP.$E6];[FP.$C6])=0;IF([FP.BQ36]&gt;[FP.$B6];&quot;RedBoxArrival&quot;;&quot;GreenBoxArrival&quot;);IF(OR([FP.BQ$12]&gt;=[FP.BQ27];[FP.BQ36]&gt;[FP.$B6]);&quot;RedBox&quot;;&quot;GreenBox&quot;));(IF([FP.BQ68]&gt;0;IF(MOD([FP.BQ$12]-[FP.$E6];[FP.$C6])=0;&quot;GreyBoxArrival&quot;;&quot;GreyBox&quot;);IF([FP.BQ$12]&lt;[FP.BQ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R$14]=[FP.$A6];IF(MOD([FP.BR$12]-[FP.$E6];[FP.$C6])=0;IF([FP.BR36]&gt;[FP.$B6];&quot;RedBoxArrival&quot;;&quot;GreenBoxArrival&quot;);IF(OR([FP.BR$12]&gt;=[FP.BR27];[FP.BR36]&gt;[FP.$B6]);&quot;RedBox&quot;;&quot;GreenBox&quot;));(IF([FP.BR68]&gt;0;IF(MOD([FP.BR$12]-[FP.$E6];[FP.$C6])=0;&quot;GreyBoxArrival&quot;;&quot;GreyBox&quot;);IF([FP.BR$12]&lt;[FP.BR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S$14]=[FP.$A6];IF(MOD([FP.BS$12]-[FP.$E6];[FP.$C6])=0;IF([FP.BS36]&gt;[FP.$B6];&quot;RedBoxArrival&quot;;&quot;GreenBoxArrival&quot;);IF(OR([FP.BS$12]&gt;=[FP.BS27];[FP.BS36]&gt;[FP.$B6]);&quot;RedBox&quot;;&quot;GreenBox&quot;));(IF([FP.BS68]&gt;0;IF(MOD([FP.BS$12]-[FP.$E6];[FP.$C6])=0;&quot;GreyBoxArrival&quot;;&quot;GreyBox&quot;);IF([FP.BS$12]&lt;[FP.BS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T$14]=[FP.$A6];IF(MOD([FP.BT$12]-[FP.$E6];[FP.$C6])=0;IF([FP.BT36]&gt;[FP.$B6];&quot;RedBoxArrival&quot;;&quot;GreenBoxArrival&quot;);IF(OR([FP.BT$12]&gt;=[FP.BT27];[FP.BT36]&gt;[FP.$B6]);&quot;RedBox&quot;;&quot;GreenBox&quot;));(IF([FP.BT68]&gt;0;IF(MOD([FP.BT$12]-[FP.$E6];[FP.$C6])=0;&quot;GreyBoxArrival&quot;;&quot;GreyBox&quot;);IF([FP.BT$12]&lt;[FP.BT27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BU$14]=[FP.$A6];IF(MOD([FP.BU$12]-[FP.$E6];[FP.$C6])=0;IF([FP.BU36]&gt;[FP.$B6];&quot;RedBoxArrival&quot;;&quot;GreenBoxArrival&quot;);IF(OR([FP.BU$12]&gt;=[FP.BU27];[FP.BU36]&gt;[FP.$B6]);&quot;RedBox&quot;;&quot;GreenBox&quot;));(IF([FP.BU68]&gt;0;IF(MOD([FP.BU$12]-[FP.$E6];[FP.$C6])=0;&quot;GreyBoxArrival&quot;;&quot;GreyBox&quot;);IF([FP.BU$12]&lt;[FP.BU27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BV$14]=[FP.$A6];IF(MOD([FP.BV$12]-[FP.$E6];[FP.$C6])=0;IF([FP.BV36]&gt;[FP.$B6];&quot;RedBoxArrival&quot;;&quot;GreenBoxArrival&quot;);IF(OR([FP.BV$12]&gt;=[FP.BV27];[FP.BV36]&gt;[FP.$B6]);&quot;RedBox&quot;;&quot;GreenBox&quot;));(IF([FP.BV68]&gt;0;IF(MOD([FP.BV$12]-[FP.$E6];[FP.$C6])=0;&quot;GreyBoxArrival&quot;;&quot;GreyBox&quot;);IF([FP.BV$12]&lt;[FP.BV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BW$14]=[FP.$A6];IF(MOD([FP.BW$12]-[FP.$E6];[FP.$C6])=0;IF([FP.BW36]&gt;[FP.$B6];&quot;RedBoxArrival&quot;;&quot;GreenBoxArrival&quot;);IF(OR([FP.BW$12]&gt;=[FP.BW27];[FP.BW36]&gt;[FP.$B6]);&quot;RedBox&quot;;&quot;GreenBox&quot;));(IF([FP.BW68]&gt;0;IF(MOD([FP.BW$12]-[FP.$E6];[FP.$C6])=0;&quot;GreyBoxArrival&quot;;&quot;GreyBox&quot;);IF([FP.BW$12]&lt;[FP.BW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BX$14]=[FP.$A6];IF(MOD([FP.BX$12]-[FP.$E6];[FP.$C6])=0;IF([FP.BX36]&gt;[FP.$B6];&quot;RedBoxArrival&quot;;&quot;GreenBoxArrival&quot;);IF(OR([FP.BX$12]&gt;=[FP.BX27];[FP.BX36]&gt;[FP.$B6]);&quot;RedBox&quot;;&quot;GreenBox&quot;));(IF([FP.BX68]&gt;0;IF(MOD([FP.BX$12]-[FP.$E6];[FP.$C6])=0;&quot;GreyBoxArrival&quot;;&quot;GreyBox&quot;);IF([FP.BX$12]&lt;[FP.BX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Y$14]=[FP.$A6];IF(MOD([FP.BY$12]-[FP.$E6];[FP.$C6])=0;IF([FP.BY36]&gt;[FP.$B6];&quot;RedBoxArrival&quot;;&quot;GreenBoxArrival&quot;);IF(OR([FP.BY$12]&gt;=[FP.BY27];[FP.BY36]&gt;[FP.$B6]);&quot;RedBox&quot;;&quot;GreenBox&quot;));(IF([FP.BY68]&gt;0;IF(MOD([FP.BY$12]-[FP.$E6];[FP.$C6])=0;&quot;GreyBoxArrival&quot;;&quot;GreyBox&quot;);IF([FP.BY$12]&lt;[FP.BY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Z$14]=[FP.$A6];IF(MOD([FP.BZ$12]-[FP.$E6];[FP.$C6])=0;IF([FP.BZ36]&gt;[FP.$B6];&quot;RedBoxArrival&quot;;&quot;GreenBoxArrival&quot;);IF(OR([FP.BZ$12]&gt;=[FP.BZ27];[FP.BZ36]&gt;[FP.$B6]);&quot;RedBox&quot;;&quot;GreenBox&quot;));(IF([FP.BZ68]&gt;0;IF(MOD([FP.BZ$12]-[FP.$E6];[FP.$C6])=0;&quot;GreyBoxArrival&quot;;&quot;GreyBox&quot;);IF([FP.BZ$12]&lt;[FP.BZ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A$14]=[FP.$A6];IF(MOD([FP.CA$12]-[FP.$E6];[FP.$C6])=0;IF([FP.CA36]&gt;[FP.$B6];&quot;RedBoxArrival&quot;;&quot;GreenBoxArrival&quot;);IF(OR([FP.CA$12]&gt;=[FP.CA27];[FP.CA36]&gt;[FP.$B6]);&quot;RedBox&quot;;&quot;GreenBox&quot;));(IF([FP.CA68]&gt;0;IF(MOD([FP.CA$12]-[FP.$E6];[FP.$C6])=0;&quot;GreyBoxArrival&quot;;&quot;GreyBox&quot;);IF([FP.CA$12]&lt;[FP.CA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B$14]=[FP.$A6];IF(MOD([FP.CB$12]-[FP.$E6];[FP.$C6])=0;IF([FP.CB36]&gt;[FP.$B6];&quot;RedBoxArrival&quot;;&quot;GreenBoxArrival&quot;);IF(OR([FP.CB$12]&gt;=[FP.CB27];[FP.CB36]&gt;[FP.$B6]);&quot;RedBox&quot;;&quot;GreenBox&quot;));(IF([FP.CB68]&gt;0;IF(MOD([FP.CB$12]-[FP.$E6];[FP.$C6])=0;&quot;GreyBoxArrival&quot;;&quot;GreyBox&quot;);IF([FP.CB$12]&lt;[FP.CB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C$14]=[FP.$A6];IF(MOD([FP.CC$12]-[FP.$E6];[FP.$C6])=0;IF([FP.CC36]&gt;[FP.$B6];&quot;RedBoxArrival&quot;;&quot;GreenBoxArrival&quot;);IF(OR([FP.CC$12]&gt;=[FP.CC27];[FP.CC36]&gt;[FP.$B6]);&quot;RedBox&quot;;&quot;GreenBox&quot;));(IF([FP.CC68]&gt;0;IF(MOD([FP.CC$12]-[FP.$E6];[FP.$C6])=0;&quot;GreyBoxArrival&quot;;&quot;GreyBox&quot;);IF([FP.CC$12]&lt;[FP.CC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D$14]=[FP.$A6];IF(MOD([FP.CD$12]-[FP.$E6];[FP.$C6])=0;IF([FP.CD36]&gt;[FP.$B6];&quot;RedBoxArrival&quot;;&quot;GreenBoxArrival&quot;);IF(OR([FP.CD$12]&gt;=[FP.CD27];[FP.CD36]&gt;[FP.$B6]);&quot;RedBox&quot;;&quot;GreenBox&quot;));(IF([FP.CD68]&gt;0;IF(MOD([FP.CD$12]-[FP.$E6];[FP.$C6])=0;&quot;GreyBoxArrival&quot;;&quot;GreyBox&quot;);IF([FP.CD$12]&lt;[FP.CD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E$14]=[FP.$A6];IF(MOD([FP.CE$12]-[FP.$E6];[FP.$C6])=0;IF([FP.CE36]&gt;[FP.$B6];&quot;RedBoxArrival&quot;;&quot;GreenBoxArrival&quot;);IF(OR([FP.CE$12]&gt;=[FP.CE27];[FP.CE36]&gt;[FP.$B6]);&quot;RedBox&quot;;&quot;GreenBox&quot;));(IF([FP.CE68]&gt;0;IF(MOD([FP.CE$12]-[FP.$E6];[FP.$C6])=0;&quot;GreyBoxArrival&quot;;&quot;GreyBox&quot;);IF([FP.CE$12]&lt;[FP.CE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F$14]=[FP.$A6];IF(MOD([FP.CF$12]-[FP.$E6];[FP.$C6])=0;IF([FP.CF36]&gt;[FP.$B6];&quot;RedBoxArrival&quot;;&quot;GreenBoxArrival&quot;);IF(OR([FP.CF$12]&gt;=[FP.CF27];[FP.CF36]&gt;[FP.$B6]);&quot;RedBox&quot;;&quot;GreenBox&quot;));(IF([FP.CF68]&gt;0;IF(MOD([FP.CF$12]-[FP.$E6];[FP.$C6])=0;&quot;GreyBoxArrival&quot;;&quot;GreyBox&quot;);IF([FP.CF$12]&lt;[FP.CF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G$14]=[FP.$A6];IF(MOD([FP.CG$12]-[FP.$E6];[FP.$C6])=0;IF([FP.CG36]&gt;[FP.$B6];&quot;RedBoxArrival&quot;;&quot;GreenBoxArrival&quot;);IF(OR([FP.CG$12]&gt;=[FP.CG27];[FP.CG36]&gt;[FP.$B6]);&quot;RedBox&quot;;&quot;GreenBox&quot;));(IF([FP.CG68]&gt;0;IF(MOD([FP.CG$12]-[FP.$E6];[FP.$C6])=0;&quot;GreyBoxArrival&quot;;&quot;GreyBox&quot;);IF([FP.CG$12]&lt;[FP.CG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H$14]=[FP.$A6];IF(MOD([FP.CH$12]-[FP.$E6];[FP.$C6])=0;IF([FP.CH36]&gt;[FP.$B6];&quot;RedBoxArrival&quot;;&quot;GreenBoxArrival&quot;);IF(OR([FP.CH$12]&gt;=[FP.CH27];[FP.CH36]&gt;[FP.$B6]);&quot;RedBox&quot;;&quot;GreenBox&quot;));(IF([FP.CH68]&gt;0;IF(MOD([FP.CH$12]-[FP.$E6];[FP.$C6])=0;&quot;GreyBoxArrival&quot;;&quot;GreyBox&quot;);IF([FP.CH$12]&lt;[FP.CH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I$14]=[FP.$A6];IF(MOD([FP.CI$12]-[FP.$E6];[FP.$C6])=0;IF([FP.CI36]&gt;[FP.$B6];&quot;RedBoxArrival&quot;;&quot;GreenBoxArrival&quot;);IF(OR([FP.CI$12]&gt;=[FP.CI27];[FP.CI36]&gt;[FP.$B6]);&quot;RedBox&quot;;&quot;GreenBox&quot;));(IF([FP.CI68]&gt;0;IF(MOD([FP.CI$12]-[FP.$E6];[FP.$C6])=0;&quot;GreyBoxArrival&quot;;&quot;GreyBox&quot;);IF([FP.CI$12]&lt;[FP.CI27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CJ$14]=[FP.$A6];IF(MOD([FP.CJ$12]-[FP.$E6];[FP.$C6])=0;IF([FP.CJ36]&gt;[FP.$B6];&quot;RedBoxArrival&quot;;&quot;GreenBoxArrival&quot;);IF(OR([FP.CJ$12]&gt;=[FP.CJ27];[FP.CJ36]&gt;[FP.$B6]);&quot;RedBox&quot;;&quot;GreenBox&quot;));(IF([FP.CJ68]&gt;0;IF(MOD([FP.CJ$12]-[FP.$E6];[FP.$C6])=0;&quot;GreyBoxArrival&quot;;&quot;GreyBox&quot;);IF([FP.CJ$12]&lt;[FP.CJ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CK$14]=[FP.$A6];IF(MOD([FP.CK$12]-[FP.$E6];[FP.$C6])=0;IF([FP.CK36]&gt;[FP.$B6];&quot;RedBoxArrival&quot;;&quot;GreenBoxArrival&quot;);IF(OR([FP.CK$12]&gt;=[FP.CK27];[FP.CK36]&gt;[FP.$B6]);&quot;RedBox&quot;;&quot;GreenBox&quot;));(IF([FP.CK68]&gt;0;IF(MOD([FP.CK$12]-[FP.$E6];[FP.$C6])=0;&quot;GreyBoxArrival&quot;;&quot;GreyBox&quot;);IF([FP.CK$12]&lt;[FP.CK27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CL$14]=[FP.$A6];IF(MOD([FP.CL$12]-[FP.$E6];[FP.$C6])=0;IF([FP.CL36]&gt;[FP.$B6];&quot;RedBoxArrival&quot;;&quot;GreenBoxArrival&quot;);IF(OR([FP.CL$12]&gt;=[FP.CL27];[FP.CL36]&gt;[FP.$B6]);&quot;RedBox&quot;;&quot;GreenBox&quot;));(IF([FP.CL68]&gt;0;IF(MOD([FP.CL$12]-[FP.$E6];[FP.$C6])=0;&quot;GreyBoxArrival&quot;;&quot;GreyBox&quot;);IF([FP.CL$12]&lt;[FP.CL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CM$14]=[FP.$A6];IF(MOD([FP.CM$12]-[FP.$E6];[FP.$C6])=0;IF([FP.CM36]&gt;[FP.$B6];&quot;RedBoxArrival&quot;;&quot;GreenBoxArrival&quot;);IF(OR([FP.CM$12]&gt;=[FP.CM27];[FP.CM36]&gt;[FP.$B6]);&quot;RedBox&quot;;&quot;GreenBox&quot;));(IF([FP.CM68]&gt;0;IF(MOD([FP.CM$12]-[FP.$E6];[FP.$C6])=0;&quot;GreyBoxArrival&quot;;&quot;GreyBox&quot;);IF([FP.CM$12]&lt;[FP.CM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N$14]=[FP.$A6];IF(MOD([FP.CN$12]-[FP.$E6];[FP.$C6])=0;IF([FP.CN36]&gt;[FP.$B6];&quot;RedBoxArrival&quot;;&quot;GreenBoxArrival&quot;);IF(OR([FP.CN$12]&gt;=[FP.CN27];[FP.CN36]&gt;[FP.$B6]);&quot;RedBox&quot;;&quot;GreenBox&quot;));(IF([FP.CN68]&gt;0;IF(MOD([FP.CN$12]-[FP.$E6];[FP.$C6])=0;&quot;GreyBoxArrival&quot;;&quot;GreyBox&quot;);IF([FP.CN$12]&lt;[FP.CN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O$14]=[FP.$A6];IF(MOD([FP.CO$12]-[FP.$E6];[FP.$C6])=0;IF([FP.CO36]&gt;[FP.$B6];&quot;RedBoxArrival&quot;;&quot;GreenBoxArrival&quot;);IF(OR([FP.CO$12]&gt;=[FP.CO27];[FP.CO36]&gt;[FP.$B6]);&quot;RedBox&quot;;&quot;GreenBox&quot;));(IF([FP.CO68]&gt;0;IF(MOD([FP.CO$12]-[FP.$E6];[FP.$C6])=0;&quot;GreyBoxArrival&quot;;&quot;GreyBox&quot;);IF([FP.CO$12]&lt;[FP.CO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P$14]=[FP.$A6];IF(MOD([FP.CP$12]-[FP.$E6];[FP.$C6])=0;IF([FP.CP36]&gt;[FP.$B6];&quot;RedBoxArrival&quot;;&quot;GreenBoxArrival&quot;);IF(OR([FP.CP$12]&gt;=[FP.CP27];[FP.CP36]&gt;[FP.$B6]);&quot;RedBox&quot;;&quot;GreenBox&quot;));(IF([FP.CP68]&gt;0;IF(MOD([FP.CP$12]-[FP.$E6];[FP.$C6])=0;&quot;GreyBoxArrival&quot;;&quot;GreyBox&quot;);IF([FP.CP$12]&lt;[FP.CP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Q$14]=[FP.$A6];IF(MOD([FP.CQ$12]-[FP.$E6];[FP.$C6])=0;IF([FP.CQ36]&gt;[FP.$B6];&quot;RedBoxArrival&quot;;&quot;GreenBoxArrival&quot;);IF(OR([FP.CQ$12]&gt;=[FP.CQ27];[FP.CQ36]&gt;[FP.$B6]);&quot;RedBox&quot;;&quot;GreenBox&quot;));(IF([FP.CQ68]&gt;0;IF(MOD([FP.CQ$12]-[FP.$E6];[FP.$C6])=0;&quot;GreyBoxArrival&quot;;&quot;GreyBox&quot;);IF([FP.CQ$12]&lt;[FP.CQ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R$14]=[FP.$A6];IF(MOD([FP.CR$12]-[FP.$E6];[FP.$C6])=0;IF([FP.CR36]&gt;[FP.$B6];&quot;RedBoxArrival&quot;;&quot;GreenBoxArrival&quot;);IF(OR([FP.CR$12]&gt;=[FP.CR27];[FP.CR36]&gt;[FP.$B6]);&quot;RedBox&quot;;&quot;GreenBox&quot;));(IF([FP.CR68]&gt;0;IF(MOD([FP.CR$12]-[FP.$E6];[FP.$C6])=0;&quot;GreyBoxArrival&quot;;&quot;GreyBox&quot;);IF([FP.CR$12]&lt;[FP.CR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S$14]=[FP.$A6];IF(MOD([FP.CS$12]-[FP.$E6];[FP.$C6])=0;IF([FP.CS36]&gt;[FP.$B6];&quot;RedBoxArrival&quot;;&quot;GreenBoxArrival&quot;);IF(OR([FP.CS$12]&gt;=[FP.CS27];[FP.CS36]&gt;[FP.$B6]);&quot;RedBox&quot;;&quot;GreenBox&quot;));(IF([FP.CS68]&gt;0;IF(MOD([FP.CS$12]-[FP.$E6];[FP.$C6])=0;&quot;GreyBoxArrival&quot;;&quot;GreyBox&quot;);IF([FP.CS$12]&lt;[FP.CS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T$14]=[FP.$A6];IF(MOD([FP.CT$12]-[FP.$E6];[FP.$C6])=0;IF([FP.CT36]&gt;[FP.$B6];&quot;RedBoxArrival&quot;;&quot;GreenBoxArrival&quot;);IF(OR([FP.CT$12]&gt;=[FP.CT27];[FP.CT36]&gt;[FP.$B6]);&quot;RedBox&quot;;&quot;GreenBox&quot;));(IF([FP.CT68]&gt;0;IF(MOD([FP.CT$12]-[FP.$E6];[FP.$C6])=0;&quot;GreyBoxArrival&quot;;&quot;GreyBox&quot;);IF([FP.CT$12]&lt;[FP.CT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U$14]=[FP.$A6];IF(MOD([FP.CU$12]-[FP.$E6];[FP.$C6])=0;IF([FP.CU36]&gt;[FP.$B6];&quot;RedBoxArrival&quot;;&quot;GreenBoxArrival&quot;);IF(OR([FP.CU$12]&gt;=[FP.CU27];[FP.CU36]&gt;[FP.$B6]);&quot;RedBox&quot;;&quot;GreenBox&quot;));(IF([FP.CU68]&gt;0;IF(MOD([FP.CU$12]-[FP.$E6];[FP.$C6])=0;&quot;GreyBoxArrival&quot;;&quot;GreyBox&quot;);IF([FP.CU$12]&lt;[FP.CU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V$14]=[FP.$A6];IF(MOD([FP.CV$12]-[FP.$E6];[FP.$C6])=0;IF([FP.CV36]&gt;[FP.$B6];&quot;RedBoxArrival&quot;;&quot;GreenBoxArrival&quot;);IF(OR([FP.CV$12]&gt;=[FP.CV27];[FP.CV36]&gt;[FP.$B6]);&quot;RedBox&quot;;&quot;GreenBox&quot;));(IF([FP.CV68]&gt;0;IF(MOD([FP.CV$12]-[FP.$E6];[FP.$C6])=0;&quot;GreyBoxArrival&quot;;&quot;GreyBox&quot;);IF([FP.CV$12]&lt;[FP.CV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W$14]=[FP.$A6];IF(MOD([FP.CW$12]-[FP.$E6];[FP.$C6])=0;IF([FP.CW36]&gt;[FP.$B6];&quot;RedBoxArrival&quot;;&quot;GreenBoxArrival&quot;);IF(OR([FP.CW$12]&gt;=[FP.CW27];[FP.CW36]&gt;[FP.$B6]);&quot;RedBox&quot;;&quot;GreenBox&quot;));(IF([FP.CW68]&gt;0;IF(MOD([FP.CW$12]-[FP.$E6];[FP.$C6])=0;&quot;GreyBoxArrival&quot;;&quot;GreyBox&quot;);IF([FP.CW$12]&lt;[FP.CW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X$14]=[FP.$A6];IF(MOD([FP.CX$12]-[FP.$E6];[FP.$C6])=0;IF([FP.CX36]&gt;[FP.$B6];&quot;RedBoxArrival&quot;;&quot;GreenBoxArrival&quot;);IF(OR([FP.CX$12]&gt;=[FP.CX27];[FP.CX36]&gt;[FP.$B6]);&quot;RedBox&quot;;&quot;GreenBox&quot;));(IF([FP.CX68]&gt;0;IF(MOD([FP.CX$12]-[FP.$E6];[FP.$C6])=0;&quot;GreyBoxArrival&quot;;&quot;GreyBox&quot;);IF([FP.CX$12]&lt;[FP.CX27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FP.CY$14]=[FP.$A6];IF(MOD([FP.CY$12]-[FP.$E6];[FP.$C6])=0;IF([FP.CY36]&gt;[FP.$B6];&quot;RedBoxArrival&quot;;&quot;GreenBoxArrival&quot;);IF(OR([FP.CY$12]&gt;=[FP.CY27];[FP.CY36]&gt;[FP.$B6]);&quot;RedBox&quot;;&quot;GreenBox&quot;));(IF([FP.CY68]&gt;0;IF(MOD([FP.CY$12]-[FP.$E6];[FP.$C6])=0;&quot;GreyBoxArrival&quot;;&quot;GreyBox&quot;);IF([FP.CY$12]&lt;[FP.CY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CZ$14]=[FP.$A6];IF(MOD([FP.CZ$12]-[FP.$E6];[FP.$C6])=0;IF([FP.CZ36]&gt;[FP.$B6];&quot;RedBoxArrival&quot;;&quot;GreenBoxArrival&quot;);IF(OR([FP.CZ$12]&gt;=[FP.CZ27];[FP.CZ36]&gt;[FP.$B6]);&quot;RedBox&quot;;&quot;GreenBox&quot;));(IF([FP.CZ68]&gt;0;IF(MOD([FP.CZ$12]-[FP.$E6];[FP.$C6])=0;&quot;GreyBoxArrival&quot;;&quot;GreyBox&quot;);IF([FP.CZ$12]&lt;[FP.CZ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DA$14]=[FP.$A6];IF(MOD([FP.DA$12]-[FP.$E6];[FP.$C6])=0;IF([FP.DA36]&gt;[FP.$B6];&quot;RedBoxArrival&quot;;&quot;GreenBoxArrival&quot;);IF(OR([FP.DA$12]&gt;=[FP.DA27];[FP.DA36]&gt;[FP.$B6]);&quot;RedBox&quot;;&quot;GreenBox&quot;));(IF([FP.DA68]&gt;0;IF(MOD([FP.DA$12]-[FP.$E6];[FP.$C6])=0;&quot;GreyBoxArrival&quot;;&quot;GreyBox&quot;);IF([FP.DA$12]&lt;[FP.DA27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DB$14]=[FP.$A6];IF(MOD([FP.DB$12]-[FP.$E6];[FP.$C6])=0;IF([FP.DB36]&gt;[FP.$B6];&quot;RedBoxArrival&quot;;&quot;GreenBoxArrival&quot;);IF(OR([FP.DB$12]&gt;=[FP.DB27];[FP.DB36]&gt;[FP.$B6]);&quot;RedBox&quot;;&quot;GreenBox&quot;));(IF([FP.DB68]&gt;0;IF(MOD([FP.DB$12]-[FP.$E6];[FP.$C6])=0;&quot;GreyBoxArrival&quot;;&quot;GreyBox&quot;);IF([FP.DB$12]&lt;[FP.DB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DC$14]=[FP.$A6];IF(MOD([FP.DC$12]-[FP.$E6];[FP.$C6])=0;IF([FP.DC36]&gt;[FP.$B6];&quot;RedBoxArrival&quot;;&quot;GreenBoxArrival&quot;);IF(OR([FP.DC$12]&gt;=[FP.DC27];[FP.DC36]&gt;[FP.$B6]);&quot;RedBox&quot;;&quot;GreenBox&quot;));(IF([FP.DC68]&gt;0;IF(MOD([FP.DC$12]-[FP.$E6];[FP.$C6])=0;&quot;GreyBoxArrival&quot;;&quot;GreyBox&quot;);IF([FP.DC$12]&lt;[FP.DC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D$14]=[FP.$A6];IF(MOD([FP.DD$12]-[FP.$E6];[FP.$C6])=0;IF([FP.DD36]&gt;[FP.$B6];&quot;RedBoxArrival&quot;;&quot;GreenBoxArrival&quot;);IF(OR([FP.DD$12]&gt;=[FP.DD27];[FP.DD36]&gt;[FP.$B6]);&quot;RedBox&quot;;&quot;GreenBox&quot;));(IF([FP.DD68]&gt;0;IF(MOD([FP.DD$12]-[FP.$E6];[FP.$C6])=0;&quot;GreyBoxArrival&quot;;&quot;GreyBox&quot;);IF([FP.DD$12]&lt;[FP.DD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E$14]=[FP.$A6];IF(MOD([FP.DE$12]-[FP.$E6];[FP.$C6])=0;IF([FP.DE36]&gt;[FP.$B6];&quot;RedBoxArrival&quot;;&quot;GreenBoxArrival&quot;);IF(OR([FP.DE$12]&gt;=[FP.DE27];[FP.DE36]&gt;[FP.$B6]);&quot;RedBox&quot;;&quot;GreenBox&quot;));(IF([FP.DE68]&gt;0;IF(MOD([FP.DE$12]-[FP.$E6];[FP.$C6])=0;&quot;GreyBoxArrival&quot;;&quot;GreyBox&quot;);IF([FP.DE$12]&lt;[FP.DE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F$14]=[FP.$A6];IF(MOD([FP.DF$12]-[FP.$E6];[FP.$C6])=0;IF([FP.DF36]&gt;[FP.$B6];&quot;RedBoxArrival&quot;;&quot;GreenBoxArrival&quot;);IF(OR([FP.DF$12]&gt;=[FP.DF27];[FP.DF36]&gt;[FP.$B6]);&quot;RedBox&quot;;&quot;GreenBox&quot;));(IF([FP.DF68]&gt;0;IF(MOD([FP.DF$12]-[FP.$E6];[FP.$C6])=0;&quot;GreyBoxArrival&quot;;&quot;GreyBox&quot;);IF([FP.DF$12]&lt;[FP.DF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G$14]=[FP.$A6];IF(MOD([FP.DG$12]-[FP.$E6];[FP.$C6])=0;IF([FP.DG36]&gt;[FP.$B6];&quot;RedBoxArrival&quot;;&quot;GreenBoxArrival&quot;);IF(OR([FP.DG$12]&gt;=[FP.DG27];[FP.DG36]&gt;[FP.$B6]);&quot;RedBox&quot;;&quot;GreenBox&quot;));(IF([FP.DG68]&gt;0;IF(MOD([FP.DG$12]-[FP.$E6];[FP.$C6])=0;&quot;GreyBoxArrival&quot;;&quot;GreyBox&quot;);IF([FP.DG$12]&lt;[FP.DG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H$14]=[FP.$A6];IF(MOD([FP.DH$12]-[FP.$E6];[FP.$C6])=0;IF([FP.DH36]&gt;[FP.$B6];&quot;RedBoxArrival&quot;;&quot;GreenBoxArrival&quot;);IF(OR([FP.DH$12]&gt;=[FP.DH27];[FP.DH36]&gt;[FP.$B6]);&quot;RedBox&quot;;&quot;GreenBox&quot;));(IF([FP.DH68]&gt;0;IF(MOD([FP.DH$12]-[FP.$E6];[FP.$C6])=0;&quot;GreyBoxArrival&quot;;&quot;GreyBox&quot;);IF([FP.DH$12]&lt;[FP.DH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I$14]=[FP.$A6];IF(MOD([FP.DI$12]-[FP.$E6];[FP.$C6])=0;IF([FP.DI36]&gt;[FP.$B6];&quot;RedBoxArrival&quot;;&quot;GreenBoxArrival&quot;);IF(OR([FP.DI$12]&gt;=[FP.DI27];[FP.DI36]&gt;[FP.$B6]);&quot;RedBox&quot;;&quot;GreenBox&quot;));(IF([FP.DI68]&gt;0;IF(MOD([FP.DI$12]-[FP.$E6];[FP.$C6])=0;&quot;GreyBoxArrival&quot;;&quot;GreyBox&quot;);IF([FP.DI$12]&lt;[FP.DI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J$14]=[FP.$A6];IF(MOD([FP.DJ$12]-[FP.$E6];[FP.$C6])=0;IF([FP.DJ36]&gt;[FP.$B6];&quot;RedBoxArrival&quot;;&quot;GreenBoxArrival&quot;);IF(OR([FP.DJ$12]&gt;=[FP.DJ27];[FP.DJ36]&gt;[FP.$B6]);&quot;RedBox&quot;;&quot;GreenBox&quot;));(IF([FP.DJ68]&gt;0;IF(MOD([FP.DJ$12]-[FP.$E6];[FP.$C6])=0;&quot;GreyBoxArrival&quot;;&quot;GreyBox&quot;);IF([FP.DJ$12]&lt;[FP.DJ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K$14]=[FP.$A6];IF(MOD([FP.DK$12]-[FP.$E6];[FP.$C6])=0;IF([FP.DK36]&gt;[FP.$B6];&quot;RedBoxArrival&quot;;&quot;GreenBoxArrival&quot;);IF(OR([FP.DK$12]&gt;=[FP.DK27];[FP.DK36]&gt;[FP.$B6]);&quot;RedBox&quot;;&quot;GreenBox&quot;));(IF([FP.DK68]&gt;0;IF(MOD([FP.DK$12]-[FP.$E6];[FP.$C6])=0;&quot;GreyBoxArrival&quot;;&quot;GreyBox&quot;);IF([FP.DK$12]&lt;[FP.DK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L$14]=[FP.$A6];IF(MOD([FP.DL$12]-[FP.$E6];[FP.$C6])=0;IF([FP.DL36]&gt;[FP.$B6];&quot;RedBoxArrival&quot;;&quot;GreenBoxArrival&quot;);IF(OR([FP.DL$12]&gt;=[FP.DL27];[FP.DL36]&gt;[FP.$B6]);&quot;RedBox&quot;;&quot;GreenBox&quot;));(IF([FP.DL68]&gt;0;IF(MOD([FP.DL$12]-[FP.$E6];[FP.$C6])=0;&quot;GreyBoxArrival&quot;;&quot;GreyBox&quot;);IF([FP.DL$12]&lt;[FP.DL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M$14]=[FP.$A6];IF(MOD([FP.DM$12]-[FP.$E6];[FP.$C6])=0;IF([FP.DM36]&gt;[FP.$B6];&quot;RedBoxArrival&quot;;&quot;GreenBoxArrival&quot;);IF(OR([FP.DM$12]&gt;=[FP.DM27];[FP.DM36]&gt;[FP.$B6]);&quot;RedBox&quot;;&quot;GreenBox&quot;));(IF([FP.DM68]&gt;0;IF(MOD([FP.DM$12]-[FP.$E6];[FP.$C6])=0;&quot;GreyBoxArrival&quot;;&quot;GreyBox&quot;);IF([FP.DM$12]&lt;[FP.DM27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FP.DN$14]=[FP.$A6];IF(MOD([FP.DN$12]-[FP.$E6];[FP.$C6])=0;IF([FP.DN36]&gt;[FP.$B6];&quot;RedBoxArrival&quot;;&quot;GreenBoxArrival&quot;);IF(OR([FP.DN$12]&gt;=[FP.DN27];[FP.DN36]&gt;[FP.$B6]);&quot;RedBox&quot;;&quot;GreenBox&quot;));(IF([FP.DN68]&gt;0;IF(MOD([FP.DN$12]-[FP.$E6];[FP.$C6])=0;&quot;GreyBoxArrival&quot;;&quot;GreyBox&quot;);IF([FP.DN$12]&lt;[FP.DN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DO$14]=[FP.$A6];IF(MOD([FP.DO$12]-[FP.$E6];[FP.$C6])=0;IF([FP.DO36]&gt;[FP.$B6];&quot;RedBoxArrival&quot;;&quot;GreenBoxArrival&quot;);IF(OR([FP.DO$12]&gt;=[FP.DO27];[FP.DO36]&gt;[FP.$B6]);&quot;RedBox&quot;;&quot;GreenBox&quot;));(IF([FP.DO68]&gt;0;IF(MOD([FP.DO$12]-[FP.$E6];[FP.$C6])=0;&quot;GreyBoxArrival&quot;;&quot;GreyBox&quot;);IF([FP.DO$12]&lt;[FP.DO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DP$14]=[FP.$A6];IF(MOD([FP.DP$12]-[FP.$E6];[FP.$C6])=0;IF([FP.DP36]&gt;[FP.$B6];&quot;RedBoxArrival&quot;;&quot;GreenBoxArrival&quot;);IF(OR([FP.DP$12]&gt;=[FP.DP27];[FP.DP36]&gt;[FP.$B6]);&quot;RedBox&quot;;&quot;GreenBox&quot;));(IF([FP.DP68]&gt;0;IF(MOD([FP.DP$12]-[FP.$E6];[FP.$C6])=0;&quot;GreyBoxArrival&quot;;&quot;GreyBox&quot;);IF([FP.DP$12]&lt;[FP.DP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DQ$14]=[FP.$A6];IF(MOD([FP.DQ$12]-[FP.$E6];[FP.$C6])=0;IF([FP.DQ36]&gt;[FP.$B6];&quot;RedBoxArrival&quot;;&quot;GreenBoxArrival&quot;);IF(OR([FP.DQ$12]&gt;=[FP.DQ27];[FP.DQ36]&gt;[FP.$B6]);&quot;RedBox&quot;;&quot;GreenBox&quot;));(IF([FP.DQ68]&gt;0;IF(MOD([FP.DQ$12]-[FP.$E6];[FP.$C6])=0;&quot;GreyBoxArrival&quot;;&quot;GreyBox&quot;);IF([FP.DQ$12]&lt;[FP.DQ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R$14]=[FP.$A6];IF(MOD([FP.DR$12]-[FP.$E6];[FP.$C6])=0;IF([FP.DR36]&gt;[FP.$B6];&quot;RedBoxArrival&quot;;&quot;GreenBoxArrival&quot;);IF(OR([FP.DR$12]&gt;=[FP.DR27];[FP.DR36]&gt;[FP.$B6]);&quot;RedBox&quot;;&quot;GreenBox&quot;));(IF([FP.DR68]&gt;0;IF(MOD([FP.DR$12]-[FP.$E6];[FP.$C6])=0;&quot;GreyBoxArrival&quot;;&quot;GreyBox&quot;);IF([FP.DR$12]&lt;[FP.DR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S$14]=[FP.$A6];IF(MOD([FP.DS$12]-[FP.$E6];[FP.$C6])=0;IF([FP.DS36]&gt;[FP.$B6];&quot;RedBoxArrival&quot;;&quot;GreenBoxArrival&quot;);IF(OR([FP.DS$12]&gt;=[FP.DS27];[FP.DS36]&gt;[FP.$B6]);&quot;RedBox&quot;;&quot;GreenBox&quot;));(IF([FP.DS68]&gt;0;IF(MOD([FP.DS$12]-[FP.$E6];[FP.$C6])=0;&quot;GreyBoxArrival&quot;;&quot;GreyBox&quot;);IF([FP.DS$12]&lt;[FP.DS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T$14]=[FP.$A6];IF(MOD([FP.DT$12]-[FP.$E6];[FP.$C6])=0;IF([FP.DT36]&gt;[FP.$B6];&quot;RedBoxArrival&quot;;&quot;GreenBoxArrival&quot;);IF(OR([FP.DT$12]&gt;=[FP.DT27];[FP.DT36]&gt;[FP.$B6]);&quot;RedBox&quot;;&quot;GreenBox&quot;));(IF([FP.DT68]&gt;0;IF(MOD([FP.DT$12]-[FP.$E6];[FP.$C6])=0;&quot;GreyBoxArrival&quot;;&quot;GreyBox&quot;);IF([FP.DT$12]&lt;[FP.DT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U$14]=[FP.$A6];IF(MOD([FP.DU$12]-[FP.$E6];[FP.$C6])=0;IF([FP.DU36]&gt;[FP.$B6];&quot;RedBoxArrival&quot;;&quot;GreenBoxArrival&quot;);IF(OR([FP.DU$12]&gt;=[FP.DU27];[FP.DU36]&gt;[FP.$B6]);&quot;RedBox&quot;;&quot;GreenBox&quot;));(IF([FP.DU68]&gt;0;IF(MOD([FP.DU$12]-[FP.$E6];[FP.$C6])=0;&quot;GreyBoxArrival&quot;;&quot;GreyBox&quot;);IF([FP.DU$12]&lt;[FP.DU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V$14]=[FP.$A6];IF(MOD([FP.DV$12]-[FP.$E6];[FP.$C6])=0;IF([FP.DV36]&gt;[FP.$B6];&quot;RedBoxArrival&quot;;&quot;GreenBoxArrival&quot;);IF(OR([FP.DV$12]&gt;=[FP.DV27];[FP.DV36]&gt;[FP.$B6]);&quot;RedBox&quot;;&quot;GreenBox&quot;));(IF([FP.DV68]&gt;0;IF(MOD([FP.DV$12]-[FP.$E6];[FP.$C6])=0;&quot;GreyBoxArrival&quot;;&quot;GreyBox&quot;);IF([FP.DV$12]&lt;[FP.DV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W$14]=[FP.$A6];IF(MOD([FP.DW$12]-[FP.$E6];[FP.$C6])=0;IF([FP.DW36]&gt;[FP.$B6];&quot;RedBoxArrival&quot;;&quot;GreenBoxArrival&quot;);IF(OR([FP.DW$12]&gt;=[FP.DW27];[FP.DW36]&gt;[FP.$B6]);&quot;RedBox&quot;;&quot;GreenBox&quot;));(IF([FP.DW68]&gt;0;IF(MOD([FP.DW$12]-[FP.$E6];[FP.$C6])=0;&quot;GreyBoxArrival&quot;;&quot;GreyBox&quot;);IF([FP.DW$12]&lt;[FP.DW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X$14]=[FP.$A6];IF(MOD([FP.DX$12]-[FP.$E6];[FP.$C6])=0;IF([FP.DX36]&gt;[FP.$B6];&quot;RedBoxArrival&quot;;&quot;GreenBoxArrival&quot;);IF(OR([FP.DX$12]&gt;=[FP.DX27];[FP.DX36]&gt;[FP.$B6]);&quot;RedBox&quot;;&quot;GreenBox&quot;));(IF([FP.DX68]&gt;0;IF(MOD([FP.DX$12]-[FP.$E6];[FP.$C6])=0;&quot;GreyBoxArrival&quot;;&quot;GreyBox&quot;);IF([FP.DX$12]&lt;[FP.DX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Y$14]=[FP.$A6];IF(MOD([FP.DY$12]-[FP.$E6];[FP.$C6])=0;IF([FP.DY36]&gt;[FP.$B6];&quot;RedBoxArrival&quot;;&quot;GreenBoxArrival&quot;);IF(OR([FP.DY$12]&gt;=[FP.DY27];[FP.DY36]&gt;[FP.$B6]);&quot;RedBox&quot;;&quot;GreenBox&quot;));(IF([FP.DY68]&gt;0;IF(MOD([FP.DY$12]-[FP.$E6];[FP.$C6])=0;&quot;GreyBoxArrival&quot;;&quot;GreyBox&quot;);IF([FP.DY$12]&lt;[FP.DY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Z$14]=[FP.$A6];IF(MOD([FP.DZ$12]-[FP.$E6];[FP.$C6])=0;IF([FP.DZ36]&gt;[FP.$B6];&quot;RedBoxArrival&quot;;&quot;GreenBoxArrival&quot;);IF(OR([FP.DZ$12]&gt;=[FP.DZ27];[FP.DZ36]&gt;[FP.$B6]);&quot;RedBox&quot;;&quot;GreenBox&quot;));(IF([FP.DZ68]&gt;0;IF(MOD([FP.DZ$12]-[FP.$E6];[FP.$C6])=0;&quot;GreyBoxArrival&quot;;&quot;GreyBox&quot;);IF([FP.DZ$12]&lt;[FP.DZ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EA$14]=[FP.$A6];IF(MOD([FP.EA$12]-[FP.$E6];[FP.$C6])=0;IF([FP.EA36]&gt;[FP.$B6];&quot;RedBoxArrival&quot;;&quot;GreenBoxArrival&quot;);IF(OR([FP.EA$12]&gt;=[FP.EA27];[FP.EA36]&gt;[FP.$B6]);&quot;RedBox&quot;;&quot;GreenBox&quot;));(IF([FP.EA68]&gt;0;IF(MOD([FP.EA$12]-[FP.$E6];[FP.$C6])=0;&quot;GreyBoxArrival&quot;;&quot;GreyBox&quot;);IF([FP.EA$12]&lt;[FP.EA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EB$14]=[FP.$A6];IF(MOD([FP.EB$12]-[FP.$E6];[FP.$C6])=0;IF([FP.EB36]&gt;[FP.$B6];&quot;RedBoxArrival&quot;;&quot;GreenBoxArrival&quot;);IF(OR([FP.EB$12]&gt;=[FP.EB27];[FP.EB36]&gt;[FP.$B6]);&quot;RedBox&quot;;&quot;GreenBox&quot;));(IF([FP.EB68]&gt;0;IF(MOD([FP.EB$12]-[FP.$E6];[FP.$C6])=0;&quot;GreyBoxArrival&quot;;&quot;GreyBox&quot;);IF([FP.EB$12]&lt;[FP.EB27];&quot;BeforeDeadline&quot;;&quot;WhiteBox&quot;))))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formula="of:=[FP.B7]/[FP.C7]" office:value-type="float" office:value="0.15" calcext:value-type="float">
            <text:p>0.15</text:p>
          </table:table-cell>
          <table:table-cell table:number-columns-repeated="2"/>
          <table:table-cell table:style-name="GreyBoxArrival" table:formula="of:=+ORG.OPENOFFICE.STYLE(IF([FP.J$14]=[FP.$A7];IF(MOD([FP.J$12]-[FP.$E7];[FP.$C7])=0;IF([FP.J37]&gt;[FP.$B7];&quot;RedBoxArrival&quot;;&quot;GreenBoxArrival&quot;);IF(OR([FP.J$12]&gt;=[FP.J28];[FP.J37]&gt;[FP.$B7]);&quot;RedBox&quot;;&quot;GreenBox&quot;));(IF([FP.J69]&gt;0;IF(MOD([FP.J$12]-[FP.$E7];[FP.$C7])=0;&quot;GreyBoxArrival&quot;;&quot;GreyBox&quot;);IF([FP.J$12]&lt;[FP.J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K$14]=[FP.$A7];IF(MOD([FP.K$12]-[FP.$E7];[FP.$C7])=0;IF([FP.K37]&gt;[FP.$B7];&quot;RedBoxArrival&quot;;&quot;GreenBoxArrival&quot;);IF(OR([FP.K$12]&gt;=[FP.K28];[FP.K37]&gt;[FP.$B7]);&quot;RedBox&quot;;&quot;GreenBox&quot;));(IF([FP.K69]&gt;0;IF(MOD([FP.K$12]-[FP.$E7];[FP.$C7])=0;&quot;GreyBoxArrival&quot;;&quot;GreyBox&quot;);IF([FP.K$12]&lt;[FP.K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L$14]=[FP.$A7];IF(MOD([FP.L$12]-[FP.$E7];[FP.$C7])=0;IF([FP.L37]&gt;[FP.$B7];&quot;RedBoxArrival&quot;;&quot;GreenBoxArrival&quot;);IF(OR([FP.L$12]&gt;=[FP.L28];[FP.L37]&gt;[FP.$B7]);&quot;RedBox&quot;;&quot;GreenBox&quot;));(IF([FP.L69]&gt;0;IF(MOD([FP.L$12]-[FP.$E7];[FP.$C7])=0;&quot;GreyBoxArrival&quot;;&quot;GreyBox&quot;);IF([FP.L$12]&lt;[FP.L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M$14]=[FP.$A7];IF(MOD([FP.M$12]-[FP.$E7];[FP.$C7])=0;IF([FP.M37]&gt;[FP.$B7];&quot;RedBoxArrival&quot;;&quot;GreenBoxArrival&quot;);IF(OR([FP.M$12]&gt;=[FP.M28];[FP.M37]&gt;[FP.$B7]);&quot;RedBox&quot;;&quot;GreenBox&quot;));(IF([FP.M69]&gt;0;IF(MOD([FP.M$12]-[FP.$E7];[FP.$C7])=0;&quot;GreyBoxArrival&quot;;&quot;GreyBox&quot;);IF([FP.M$12]&lt;[FP.M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N$14]=[FP.$A7];IF(MOD([FP.N$12]-[FP.$E7];[FP.$C7])=0;IF([FP.N37]&gt;[FP.$B7];&quot;RedBoxArrival&quot;;&quot;GreenBoxArrival&quot;);IF(OR([FP.N$12]&gt;=[FP.N28];[FP.N37]&gt;[FP.$B7]);&quot;RedBox&quot;;&quot;GreenBox&quot;));(IF([FP.N69]&gt;0;IF(MOD([FP.N$12]-[FP.$E7];[FP.$C7])=0;&quot;GreyBoxArrival&quot;;&quot;GreyBox&quot;);IF([FP.N$12]&lt;[FP.N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O$14]=[FP.$A7];IF(MOD([FP.O$12]-[FP.$E7];[FP.$C7])=0;IF([FP.O37]&gt;[FP.$B7];&quot;RedBoxArrival&quot;;&quot;GreenBoxArrival&quot;);IF(OR([FP.O$12]&gt;=[FP.O28];[FP.O37]&gt;[FP.$B7]);&quot;RedBox&quot;;&quot;GreenBox&quot;));(IF([FP.O69]&gt;0;IF(MOD([FP.O$12]-[FP.$E7];[FP.$C7])=0;&quot;GreyBoxArrival&quot;;&quot;GreyBox&quot;);IF([FP.O$12]&lt;[FP.O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P$14]=[FP.$A7];IF(MOD([FP.P$12]-[FP.$E7];[FP.$C7])=0;IF([FP.P37]&gt;[FP.$B7];&quot;RedBoxArrival&quot;;&quot;GreenBoxArrival&quot;);IF(OR([FP.P$12]&gt;=[FP.P28];[FP.P37]&gt;[FP.$B7]);&quot;RedBox&quot;;&quot;GreenBox&quot;));(IF([FP.P69]&gt;0;IF(MOD([FP.P$12]-[FP.$E7];[FP.$C7])=0;&quot;GreyBoxArrival&quot;;&quot;GreyBox&quot;);IF([FP.P$12]&lt;[FP.P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Q$14]=[FP.$A7];IF(MOD([FP.Q$12]-[FP.$E7];[FP.$C7])=0;IF([FP.Q37]&gt;[FP.$B7];&quot;RedBoxArrival&quot;;&quot;GreenBoxArrival&quot;);IF(OR([FP.Q$12]&gt;=[FP.Q28];[FP.Q37]&gt;[FP.$B7]);&quot;RedBox&quot;;&quot;GreenBox&quot;));(IF([FP.Q69]&gt;0;IF(MOD([FP.Q$12]-[FP.$E7];[FP.$C7])=0;&quot;GreyBoxArrival&quot;;&quot;GreyBox&quot;);IF([FP.Q$12]&lt;[FP.Q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R$14]=[FP.$A7];IF(MOD([FP.R$12]-[FP.$E7];[FP.$C7])=0;IF([FP.R37]&gt;[FP.$B7];&quot;RedBoxArrival&quot;;&quot;GreenBoxArrival&quot;);IF(OR([FP.R$12]&gt;=[FP.R28];[FP.R37]&gt;[FP.$B7]);&quot;RedBox&quot;;&quot;GreenBox&quot;));(IF([FP.R69]&gt;0;IF(MOD([FP.R$12]-[FP.$E7];[FP.$C7])=0;&quot;GreyBoxArrival&quot;;&quot;GreyBox&quot;);IF([FP.R$12]&lt;[FP.R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S$14]=[FP.$A7];IF(MOD([FP.S$12]-[FP.$E7];[FP.$C7])=0;IF([FP.S37]&gt;[FP.$B7];&quot;RedBoxArrival&quot;;&quot;GreenBoxArrival&quot;);IF(OR([FP.S$12]&gt;=[FP.S28];[FP.S37]&gt;[FP.$B7]);&quot;RedBox&quot;;&quot;GreenBox&quot;));(IF([FP.S69]&gt;0;IF(MOD([FP.S$12]-[FP.$E7];[FP.$C7])=0;&quot;GreyBoxArrival&quot;;&quot;GreyBox&quot;);IF([FP.S$12]&lt;[FP.S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T$14]=[FP.$A7];IF(MOD([FP.T$12]-[FP.$E7];[FP.$C7])=0;IF([FP.T37]&gt;[FP.$B7];&quot;RedBoxArrival&quot;;&quot;GreenBoxArrival&quot;);IF(OR([FP.T$12]&gt;=[FP.T28];[FP.T37]&gt;[FP.$B7]);&quot;RedBox&quot;;&quot;GreenBox&quot;));(IF([FP.T69]&gt;0;IF(MOD([FP.T$12]-[FP.$E7];[FP.$C7])=0;&quot;GreyBoxArrival&quot;;&quot;GreyBox&quot;);IF([FP.T$12]&lt;[FP.T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U$14]=[FP.$A7];IF(MOD([FP.U$12]-[FP.$E7];[FP.$C7])=0;IF([FP.U37]&gt;[FP.$B7];&quot;RedBoxArrival&quot;;&quot;GreenBoxArrival&quot;);IF(OR([FP.U$12]&gt;=[FP.U28];[FP.U37]&gt;[FP.$B7]);&quot;RedBox&quot;;&quot;GreenBox&quot;));(IF([FP.U69]&gt;0;IF(MOD([FP.U$12]-[FP.$E7];[FP.$C7])=0;&quot;GreyBoxArrival&quot;;&quot;GreyBox&quot;);IF([FP.U$12]&lt;[FP.U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V$14]=[FP.$A7];IF(MOD([FP.V$12]-[FP.$E7];[FP.$C7])=0;IF([FP.V37]&gt;[FP.$B7];&quot;RedBoxArrival&quot;;&quot;GreenBoxArrival&quot;);IF(OR([FP.V$12]&gt;=[FP.V28];[FP.V37]&gt;[FP.$B7]);&quot;RedBox&quot;;&quot;GreenBox&quot;));(IF([FP.V69]&gt;0;IF(MOD([FP.V$12]-[FP.$E7];[FP.$C7])=0;&quot;GreyBoxArrival&quot;;&quot;GreyBox&quot;);IF([FP.V$12]&lt;[FP.V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W$14]=[FP.$A7];IF(MOD([FP.W$12]-[FP.$E7];[FP.$C7])=0;IF([FP.W37]&gt;[FP.$B7];&quot;RedBoxArrival&quot;;&quot;GreenBoxArrival&quot;);IF(OR([FP.W$12]&gt;=[FP.W28];[FP.W37]&gt;[FP.$B7]);&quot;RedBox&quot;;&quot;GreenBox&quot;));(IF([FP.W69]&gt;0;IF(MOD([FP.W$12]-[FP.$E7];[FP.$C7])=0;&quot;GreyBoxArrival&quot;;&quot;GreyBox&quot;);IF([FP.W$12]&lt;[FP.W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X$14]=[FP.$A7];IF(MOD([FP.X$12]-[FP.$E7];[FP.$C7])=0;IF([FP.X37]&gt;[FP.$B7];&quot;RedBoxArrival&quot;;&quot;GreenBoxArrival&quot;);IF(OR([FP.X$12]&gt;=[FP.X28];[FP.X37]&gt;[FP.$B7]);&quot;RedBox&quot;;&quot;GreenBox&quot;));(IF([FP.X69]&gt;0;IF(MOD([FP.X$12]-[FP.$E7];[FP.$C7])=0;&quot;GreyBoxArrival&quot;;&quot;GreyBox&quot;);IF([FP.X$12]&lt;[FP.X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Y$14]=[FP.$A7];IF(MOD([FP.Y$12]-[FP.$E7];[FP.$C7])=0;IF([FP.Y37]&gt;[FP.$B7];&quot;RedBoxArrival&quot;;&quot;GreenBoxArrival&quot;);IF(OR([FP.Y$12]&gt;=[FP.Y28];[FP.Y37]&gt;[FP.$B7]);&quot;RedBox&quot;;&quot;GreenBox&quot;));(IF([FP.Y69]&gt;0;IF(MOD([FP.Y$12]-[FP.$E7];[FP.$C7])=0;&quot;GreyBoxArrival&quot;;&quot;GreyBox&quot;);IF([FP.Y$12]&lt;[FP.Y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Z$14]=[FP.$A7];IF(MOD([FP.Z$12]-[FP.$E7];[FP.$C7])=0;IF([FP.Z37]&gt;[FP.$B7];&quot;RedBoxArrival&quot;;&quot;GreenBoxArrival&quot;);IF(OR([FP.Z$12]&gt;=[FP.Z28];[FP.Z37]&gt;[FP.$B7]);&quot;RedBox&quot;;&quot;GreenBox&quot;));(IF([FP.Z69]&gt;0;IF(MOD([FP.Z$12]-[FP.$E7];[FP.$C7])=0;&quot;GreyBoxArrival&quot;;&quot;GreyBox&quot;);IF([FP.Z$12]&lt;[FP.Z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A$14]=[FP.$A7];IF(MOD([FP.AA$12]-[FP.$E7];[FP.$C7])=0;IF([FP.AA37]&gt;[FP.$B7];&quot;RedBoxArrival&quot;;&quot;GreenBoxArrival&quot;);IF(OR([FP.AA$12]&gt;=[FP.AA28];[FP.AA37]&gt;[FP.$B7]);&quot;RedBox&quot;;&quot;GreenBox&quot;));(IF([FP.AA69]&gt;0;IF(MOD([FP.AA$12]-[FP.$E7];[FP.$C7])=0;&quot;GreyBoxArrival&quot;;&quot;GreyBox&quot;);IF([FP.AA$12]&lt;[FP.AA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B$14]=[FP.$A7];IF(MOD([FP.AB$12]-[FP.$E7];[FP.$C7])=0;IF([FP.AB37]&gt;[FP.$B7];&quot;RedBoxArrival&quot;;&quot;GreenBoxArrival&quot;);IF(OR([FP.AB$12]&gt;=[FP.AB28];[FP.AB37]&gt;[FP.$B7]);&quot;RedBox&quot;;&quot;GreenBox&quot;));(IF([FP.AB69]&gt;0;IF(MOD([FP.AB$12]-[FP.$E7];[FP.$C7])=0;&quot;GreyBoxArrival&quot;;&quot;GreyBox&quot;);IF([FP.AB$12]&lt;[FP.AB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C$14]=[FP.$A7];IF(MOD([FP.AC$12]-[FP.$E7];[FP.$C7])=0;IF([FP.AC37]&gt;[FP.$B7];&quot;RedBoxArrival&quot;;&quot;GreenBoxArrival&quot;);IF(OR([FP.AC$12]&gt;=[FP.AC28];[FP.AC37]&gt;[FP.$B7]);&quot;RedBox&quot;;&quot;GreenBox&quot;));(IF([FP.AC69]&gt;0;IF(MOD([FP.AC$12]-[FP.$E7];[FP.$C7])=0;&quot;GreyBoxArrival&quot;;&quot;GreyBox&quot;);IF([FP.AC$12]&lt;[FP.AC28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FP.AD$14]=[FP.$A7];IF(MOD([FP.AD$12]-[FP.$E7];[FP.$C7])=0;IF([FP.AD37]&gt;[FP.$B7];&quot;RedBoxArrival&quot;;&quot;GreenBoxArrival&quot;);IF(OR([FP.AD$12]&gt;=[FP.AD28];[FP.AD37]&gt;[FP.$B7]);&quot;RedBox&quot;;&quot;GreenBox&quot;));(IF([FP.AD69]&gt;0;IF(MOD([FP.AD$12]-[FP.$E7];[FP.$C7])=0;&quot;GreyBoxArrival&quot;;&quot;GreyBox&quot;);IF([FP.AD$12]&lt;[FP.AD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AE$14]=[FP.$A7];IF(MOD([FP.AE$12]-[FP.$E7];[FP.$C7])=0;IF([FP.AE37]&gt;[FP.$B7];&quot;RedBoxArrival&quot;;&quot;GreenBoxArrival&quot;);IF(OR([FP.AE$12]&gt;=[FP.AE28];[FP.AE37]&gt;[FP.$B7]);&quot;RedBox&quot;;&quot;GreenBox&quot;));(IF([FP.AE69]&gt;0;IF(MOD([FP.AE$12]-[FP.$E7];[FP.$C7])=0;&quot;GreyBoxArrival&quot;;&quot;GreyBox&quot;);IF([FP.AE$12]&lt;[FP.AE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AF$14]=[FP.$A7];IF(MOD([FP.AF$12]-[FP.$E7];[FP.$C7])=0;IF([FP.AF37]&gt;[FP.$B7];&quot;RedBoxArrival&quot;;&quot;GreenBoxArrival&quot;);IF(OR([FP.AF$12]&gt;=[FP.AF28];[FP.AF37]&gt;[FP.$B7]);&quot;RedBox&quot;;&quot;GreenBox&quot;));(IF([FP.AF69]&gt;0;IF(MOD([FP.AF$12]-[FP.$E7];[FP.$C7])=0;&quot;GreyBoxArrival&quot;;&quot;GreyBox&quot;);IF([FP.AF$12]&lt;[FP.AF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AG$14]=[FP.$A7];IF(MOD([FP.AG$12]-[FP.$E7];[FP.$C7])=0;IF([FP.AG37]&gt;[FP.$B7];&quot;RedBoxArrival&quot;;&quot;GreenBoxArrival&quot;);IF(OR([FP.AG$12]&gt;=[FP.AG28];[FP.AG37]&gt;[FP.$B7]);&quot;RedBox&quot;;&quot;GreenBox&quot;));(IF([FP.AG69]&gt;0;IF(MOD([FP.AG$12]-[FP.$E7];[FP.$C7])=0;&quot;GreyBoxArrival&quot;;&quot;GreyBox&quot;);IF([FP.AG$12]&lt;[FP.AG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AH$14]=[FP.$A7];IF(MOD([FP.AH$12]-[FP.$E7];[FP.$C7])=0;IF([FP.AH37]&gt;[FP.$B7];&quot;RedBoxArrival&quot;;&quot;GreenBoxArrival&quot;);IF(OR([FP.AH$12]&gt;=[FP.AH28];[FP.AH37]&gt;[FP.$B7]);&quot;RedBox&quot;;&quot;GreenBox&quot;));(IF([FP.AH69]&gt;0;IF(MOD([FP.AH$12]-[FP.$E7];[FP.$C7])=0;&quot;GreyBoxArrival&quot;;&quot;GreyBox&quot;);IF([FP.AH$12]&lt;[FP.AH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AI$14]=[FP.$A7];IF(MOD([FP.AI$12]-[FP.$E7];[FP.$C7])=0;IF([FP.AI37]&gt;[FP.$B7];&quot;RedBoxArrival&quot;;&quot;GreenBoxArrival&quot;);IF(OR([FP.AI$12]&gt;=[FP.AI28];[FP.AI37]&gt;[FP.$B7]);&quot;RedBox&quot;;&quot;GreenBox&quot;));(IF([FP.AI69]&gt;0;IF(MOD([FP.AI$12]-[FP.$E7];[FP.$C7])=0;&quot;GreyBoxArrival&quot;;&quot;GreyBox&quot;);IF([FP.AI$12]&lt;[FP.AI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AJ$14]=[FP.$A7];IF(MOD([FP.AJ$12]-[FP.$E7];[FP.$C7])=0;IF([FP.AJ37]&gt;[FP.$B7];&quot;RedBoxArrival&quot;;&quot;GreenBoxArrival&quot;);IF(OR([FP.AJ$12]&gt;=[FP.AJ28];[FP.AJ37]&gt;[FP.$B7]);&quot;RedBox&quot;;&quot;GreenBox&quot;));(IF([FP.AJ69]&gt;0;IF(MOD([FP.AJ$12]-[FP.$E7];[FP.$C7])=0;&quot;GreyBoxArrival&quot;;&quot;GreyBox&quot;);IF([FP.AJ$12]&lt;[FP.AJ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K$14]=[FP.$A7];IF(MOD([FP.AK$12]-[FP.$E7];[FP.$C7])=0;IF([FP.AK37]&gt;[FP.$B7];&quot;RedBoxArrival&quot;;&quot;GreenBoxArrival&quot;);IF(OR([FP.AK$12]&gt;=[FP.AK28];[FP.AK37]&gt;[FP.$B7]);&quot;RedBox&quot;;&quot;GreenBox&quot;));(IF([FP.AK69]&gt;0;IF(MOD([FP.AK$12]-[FP.$E7];[FP.$C7])=0;&quot;GreyBoxArrival&quot;;&quot;GreyBox&quot;);IF([FP.AK$12]&lt;[FP.AK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L$14]=[FP.$A7];IF(MOD([FP.AL$12]-[FP.$E7];[FP.$C7])=0;IF([FP.AL37]&gt;[FP.$B7];&quot;RedBoxArrival&quot;;&quot;GreenBoxArrival&quot;);IF(OR([FP.AL$12]&gt;=[FP.AL28];[FP.AL37]&gt;[FP.$B7]);&quot;RedBox&quot;;&quot;GreenBox&quot;));(IF([FP.AL69]&gt;0;IF(MOD([FP.AL$12]-[FP.$E7];[FP.$C7])=0;&quot;GreyBoxArrival&quot;;&quot;GreyBox&quot;);IF([FP.AL$12]&lt;[FP.AL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M$14]=[FP.$A7];IF(MOD([FP.AM$12]-[FP.$E7];[FP.$C7])=0;IF([FP.AM37]&gt;[FP.$B7];&quot;RedBoxArrival&quot;;&quot;GreenBoxArrival&quot;);IF(OR([FP.AM$12]&gt;=[FP.AM28];[FP.AM37]&gt;[FP.$B7]);&quot;RedBox&quot;;&quot;GreenBox&quot;));(IF([FP.AM69]&gt;0;IF(MOD([FP.AM$12]-[FP.$E7];[FP.$C7])=0;&quot;GreyBoxArrival&quot;;&quot;GreyBox&quot;);IF([FP.AM$12]&lt;[FP.AM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N$14]=[FP.$A7];IF(MOD([FP.AN$12]-[FP.$E7];[FP.$C7])=0;IF([FP.AN37]&gt;[FP.$B7];&quot;RedBoxArrival&quot;;&quot;GreenBoxArrival&quot;);IF(OR([FP.AN$12]&gt;=[FP.AN28];[FP.AN37]&gt;[FP.$B7]);&quot;RedBox&quot;;&quot;GreenBox&quot;));(IF([FP.AN69]&gt;0;IF(MOD([FP.AN$12]-[FP.$E7];[FP.$C7])=0;&quot;GreyBoxArrival&quot;;&quot;GreyBox&quot;);IF([FP.AN$12]&lt;[FP.AN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O$14]=[FP.$A7];IF(MOD([FP.AO$12]-[FP.$E7];[FP.$C7])=0;IF([FP.AO37]&gt;[FP.$B7];&quot;RedBoxArrival&quot;;&quot;GreenBoxArrival&quot;);IF(OR([FP.AO$12]&gt;=[FP.AO28];[FP.AO37]&gt;[FP.$B7]);&quot;RedBox&quot;;&quot;GreenBox&quot;));(IF([FP.AO69]&gt;0;IF(MOD([FP.AO$12]-[FP.$E7];[FP.$C7])=0;&quot;GreyBoxArrival&quot;;&quot;GreyBox&quot;);IF([FP.AO$12]&lt;[FP.AO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P$14]=[FP.$A7];IF(MOD([FP.AP$12]-[FP.$E7];[FP.$C7])=0;IF([FP.AP37]&gt;[FP.$B7];&quot;RedBoxArrival&quot;;&quot;GreenBoxArrival&quot;);IF(OR([FP.AP$12]&gt;=[FP.AP28];[FP.AP37]&gt;[FP.$B7]);&quot;RedBox&quot;;&quot;GreenBox&quot;));(IF([FP.AP69]&gt;0;IF(MOD([FP.AP$12]-[FP.$E7];[FP.$C7])=0;&quot;GreyBoxArrival&quot;;&quot;GreyBox&quot;);IF([FP.AP$12]&lt;[FP.AP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Q$14]=[FP.$A7];IF(MOD([FP.AQ$12]-[FP.$E7];[FP.$C7])=0;IF([FP.AQ37]&gt;[FP.$B7];&quot;RedBoxArrival&quot;;&quot;GreenBoxArrival&quot;);IF(OR([FP.AQ$12]&gt;=[FP.AQ28];[FP.AQ37]&gt;[FP.$B7]);&quot;RedBox&quot;;&quot;GreenBox&quot;));(IF([FP.AQ69]&gt;0;IF(MOD([FP.AQ$12]-[FP.$E7];[FP.$C7])=0;&quot;GreyBoxArrival&quot;;&quot;GreyBox&quot;);IF([FP.AQ$12]&lt;[FP.AQ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R$14]=[FP.$A7];IF(MOD([FP.AR$12]-[FP.$E7];[FP.$C7])=0;IF([FP.AR37]&gt;[FP.$B7];&quot;RedBoxArrival&quot;;&quot;GreenBoxArrival&quot;);IF(OR([FP.AR$12]&gt;=[FP.AR28];[FP.AR37]&gt;[FP.$B7]);&quot;RedBox&quot;;&quot;GreenBox&quot;));(IF([FP.AR69]&gt;0;IF(MOD([FP.AR$12]-[FP.$E7];[FP.$C7])=0;&quot;GreyBoxArrival&quot;;&quot;GreyBox&quot;);IF([FP.AR$12]&lt;[FP.AR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S$14]=[FP.$A7];IF(MOD([FP.AS$12]-[FP.$E7];[FP.$C7])=0;IF([FP.AS37]&gt;[FP.$B7];&quot;RedBoxArrival&quot;;&quot;GreenBoxArrival&quot;);IF(OR([FP.AS$12]&gt;=[FP.AS28];[FP.AS37]&gt;[FP.$B7]);&quot;RedBox&quot;;&quot;GreenBox&quot;));(IF([FP.AS69]&gt;0;IF(MOD([FP.AS$12]-[FP.$E7];[FP.$C7])=0;&quot;GreyBoxArrival&quot;;&quot;GreyBox&quot;);IF([FP.AS$12]&lt;[FP.AS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T$14]=[FP.$A7];IF(MOD([FP.AT$12]-[FP.$E7];[FP.$C7])=0;IF([FP.AT37]&gt;[FP.$B7];&quot;RedBoxArrival&quot;;&quot;GreenBoxArrival&quot;);IF(OR([FP.AT$12]&gt;=[FP.AT28];[FP.AT37]&gt;[FP.$B7]);&quot;RedBox&quot;;&quot;GreenBox&quot;));(IF([FP.AT69]&gt;0;IF(MOD([FP.AT$12]-[FP.$E7];[FP.$C7])=0;&quot;GreyBoxArrival&quot;;&quot;GreyBox&quot;);IF([FP.AT$12]&lt;[FP.AT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U$14]=[FP.$A7];IF(MOD([FP.AU$12]-[FP.$E7];[FP.$C7])=0;IF([FP.AU37]&gt;[FP.$B7];&quot;RedBoxArrival&quot;;&quot;GreenBoxArrival&quot;);IF(OR([FP.AU$12]&gt;=[FP.AU28];[FP.AU37]&gt;[FP.$B7]);&quot;RedBox&quot;;&quot;GreenBox&quot;));(IF([FP.AU69]&gt;0;IF(MOD([FP.AU$12]-[FP.$E7];[FP.$C7])=0;&quot;GreyBoxArrival&quot;;&quot;GreyBox&quot;);IF([FP.AU$12]&lt;[FP.AU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V$14]=[FP.$A7];IF(MOD([FP.AV$12]-[FP.$E7];[FP.$C7])=0;IF([FP.AV37]&gt;[FP.$B7];&quot;RedBoxArrival&quot;;&quot;GreenBoxArrival&quot;);IF(OR([FP.AV$12]&gt;=[FP.AV28];[FP.AV37]&gt;[FP.$B7]);&quot;RedBox&quot;;&quot;GreenBox&quot;));(IF([FP.AV69]&gt;0;IF(MOD([FP.AV$12]-[FP.$E7];[FP.$C7])=0;&quot;GreyBoxArrival&quot;;&quot;GreyBox&quot;);IF([FP.AV$12]&lt;[FP.AV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W$14]=[FP.$A7];IF(MOD([FP.AW$12]-[FP.$E7];[FP.$C7])=0;IF([FP.AW37]&gt;[FP.$B7];&quot;RedBoxArrival&quot;;&quot;GreenBoxArrival&quot;);IF(OR([FP.AW$12]&gt;=[FP.AW28];[FP.AW37]&gt;[FP.$B7]);&quot;RedBox&quot;;&quot;GreenBox&quot;));(IF([FP.AW69]&gt;0;IF(MOD([FP.AW$12]-[FP.$E7];[FP.$C7])=0;&quot;GreyBoxArrival&quot;;&quot;GreyBox&quot;);IF([FP.AW$12]&lt;[FP.AW28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FP.AX$14]=[FP.$A7];IF(MOD([FP.AX$12]-[FP.$E7];[FP.$C7])=0;IF([FP.AX37]&gt;[FP.$B7];&quot;RedBoxArrival&quot;;&quot;GreenBoxArrival&quot;);IF(OR([FP.AX$12]&gt;=[FP.AX28];[FP.AX37]&gt;[FP.$B7]);&quot;RedBox&quot;;&quot;GreenBox&quot;));(IF([FP.AX69]&gt;0;IF(MOD([FP.AX$12]-[FP.$E7];[FP.$C7])=0;&quot;GreyBoxArrival&quot;;&quot;GreyBox&quot;);IF([FP.AX$12]&lt;[FP.AX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AY$14]=[FP.$A7];IF(MOD([FP.AY$12]-[FP.$E7];[FP.$C7])=0;IF([FP.AY37]&gt;[FP.$B7];&quot;RedBoxArrival&quot;;&quot;GreenBoxArrival&quot;);IF(OR([FP.AY$12]&gt;=[FP.AY28];[FP.AY37]&gt;[FP.$B7]);&quot;RedBox&quot;;&quot;GreenBox&quot;));(IF([FP.AY69]&gt;0;IF(MOD([FP.AY$12]-[FP.$E7];[FP.$C7])=0;&quot;GreyBoxArrival&quot;;&quot;GreyBox&quot;);IF([FP.AY$12]&lt;[FP.AY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AZ$14]=[FP.$A7];IF(MOD([FP.AZ$12]-[FP.$E7];[FP.$C7])=0;IF([FP.AZ37]&gt;[FP.$B7];&quot;RedBoxArrival&quot;;&quot;GreenBoxArrival&quot;);IF(OR([FP.AZ$12]&gt;=[FP.AZ28];[FP.AZ37]&gt;[FP.$B7]);&quot;RedBox&quot;;&quot;GreenBox&quot;));(IF([FP.AZ69]&gt;0;IF(MOD([FP.AZ$12]-[FP.$E7];[FP.$C7])=0;&quot;GreyBoxArrival&quot;;&quot;GreyBox&quot;);IF([FP.AZ$12]&lt;[FP.AZ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BA$14]=[FP.$A7];IF(MOD([FP.BA$12]-[FP.$E7];[FP.$C7])=0;IF([FP.BA37]&gt;[FP.$B7];&quot;RedBoxArrival&quot;;&quot;GreenBoxArrival&quot;);IF(OR([FP.BA$12]&gt;=[FP.BA28];[FP.BA37]&gt;[FP.$B7]);&quot;RedBox&quot;;&quot;GreenBox&quot;));(IF([FP.BA69]&gt;0;IF(MOD([FP.BA$12]-[FP.$E7];[FP.$C7])=0;&quot;GreyBoxArrival&quot;;&quot;GreyBox&quot;);IF([FP.BA$12]&lt;[FP.BA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BB$14]=[FP.$A7];IF(MOD([FP.BB$12]-[FP.$E7];[FP.$C7])=0;IF([FP.BB37]&gt;[FP.$B7];&quot;RedBoxArrival&quot;;&quot;GreenBoxArrival&quot;);IF(OR([FP.BB$12]&gt;=[FP.BB28];[FP.BB37]&gt;[FP.$B7]);&quot;RedBox&quot;;&quot;GreenBox&quot;));(IF([FP.BB69]&gt;0;IF(MOD([FP.BB$12]-[FP.$E7];[FP.$C7])=0;&quot;GreyBoxArrival&quot;;&quot;GreyBox&quot;);IF([FP.BB$12]&lt;[FP.BB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BC$14]=[FP.$A7];IF(MOD([FP.BC$12]-[FP.$E7];[FP.$C7])=0;IF([FP.BC37]&gt;[FP.$B7];&quot;RedBoxArrival&quot;;&quot;GreenBoxArrival&quot;);IF(OR([FP.BC$12]&gt;=[FP.BC28];[FP.BC37]&gt;[FP.$B7]);&quot;RedBox&quot;;&quot;GreenBox&quot;));(IF([FP.BC69]&gt;0;IF(MOD([FP.BC$12]-[FP.$E7];[FP.$C7])=0;&quot;GreyBoxArrival&quot;;&quot;GreyBox&quot;);IF([FP.BC$12]&lt;[FP.BC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D$14]=[FP.$A7];IF(MOD([FP.BD$12]-[FP.$E7];[FP.$C7])=0;IF([FP.BD37]&gt;[FP.$B7];&quot;RedBoxArrival&quot;;&quot;GreenBoxArrival&quot;);IF(OR([FP.BD$12]&gt;=[FP.BD28];[FP.BD37]&gt;[FP.$B7]);&quot;RedBox&quot;;&quot;GreenBox&quot;));(IF([FP.BD69]&gt;0;IF(MOD([FP.BD$12]-[FP.$E7];[FP.$C7])=0;&quot;GreyBoxArrival&quot;;&quot;GreyBox&quot;);IF([FP.BD$12]&lt;[FP.BD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E$14]=[FP.$A7];IF(MOD([FP.BE$12]-[FP.$E7];[FP.$C7])=0;IF([FP.BE37]&gt;[FP.$B7];&quot;RedBoxArrival&quot;;&quot;GreenBoxArrival&quot;);IF(OR([FP.BE$12]&gt;=[FP.BE28];[FP.BE37]&gt;[FP.$B7]);&quot;RedBox&quot;;&quot;GreenBox&quot;));(IF([FP.BE69]&gt;0;IF(MOD([FP.BE$12]-[FP.$E7];[FP.$C7])=0;&quot;GreyBoxArrival&quot;;&quot;GreyBox&quot;);IF([FP.BE$12]&lt;[FP.BE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F$14]=[FP.$A7];IF(MOD([FP.BF$12]-[FP.$E7];[FP.$C7])=0;IF([FP.BF37]&gt;[FP.$B7];&quot;RedBoxArrival&quot;;&quot;GreenBoxArrival&quot;);IF(OR([FP.BF$12]&gt;=[FP.BF28];[FP.BF37]&gt;[FP.$B7]);&quot;RedBox&quot;;&quot;GreenBox&quot;));(IF([FP.BF69]&gt;0;IF(MOD([FP.BF$12]-[FP.$E7];[FP.$C7])=0;&quot;GreyBoxArrival&quot;;&quot;GreyBox&quot;);IF([FP.BF$12]&lt;[FP.BF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G$14]=[FP.$A7];IF(MOD([FP.BG$12]-[FP.$E7];[FP.$C7])=0;IF([FP.BG37]&gt;[FP.$B7];&quot;RedBoxArrival&quot;;&quot;GreenBoxArrival&quot;);IF(OR([FP.BG$12]&gt;=[FP.BG28];[FP.BG37]&gt;[FP.$B7]);&quot;RedBox&quot;;&quot;GreenBox&quot;));(IF([FP.BG69]&gt;0;IF(MOD([FP.BG$12]-[FP.$E7];[FP.$C7])=0;&quot;GreyBoxArrival&quot;;&quot;GreyBox&quot;);IF([FP.BG$12]&lt;[FP.BG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H$14]=[FP.$A7];IF(MOD([FP.BH$12]-[FP.$E7];[FP.$C7])=0;IF([FP.BH37]&gt;[FP.$B7];&quot;RedBoxArrival&quot;;&quot;GreenBoxArrival&quot;);IF(OR([FP.BH$12]&gt;=[FP.BH28];[FP.BH37]&gt;[FP.$B7]);&quot;RedBox&quot;;&quot;GreenBox&quot;));(IF([FP.BH69]&gt;0;IF(MOD([FP.BH$12]-[FP.$E7];[FP.$C7])=0;&quot;GreyBoxArrival&quot;;&quot;GreyBox&quot;);IF([FP.BH$12]&lt;[FP.BH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I$14]=[FP.$A7];IF(MOD([FP.BI$12]-[FP.$E7];[FP.$C7])=0;IF([FP.BI37]&gt;[FP.$B7];&quot;RedBoxArrival&quot;;&quot;GreenBoxArrival&quot;);IF(OR([FP.BI$12]&gt;=[FP.BI28];[FP.BI37]&gt;[FP.$B7]);&quot;RedBox&quot;;&quot;GreenBox&quot;));(IF([FP.BI69]&gt;0;IF(MOD([FP.BI$12]-[FP.$E7];[FP.$C7])=0;&quot;GreyBoxArrival&quot;;&quot;GreyBox&quot;);IF([FP.BI$12]&lt;[FP.BI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J$14]=[FP.$A7];IF(MOD([FP.BJ$12]-[FP.$E7];[FP.$C7])=0;IF([FP.BJ37]&gt;[FP.$B7];&quot;RedBoxArrival&quot;;&quot;GreenBoxArrival&quot;);IF(OR([FP.BJ$12]&gt;=[FP.BJ28];[FP.BJ37]&gt;[FP.$B7]);&quot;RedBox&quot;;&quot;GreenBox&quot;));(IF([FP.BJ69]&gt;0;IF(MOD([FP.BJ$12]-[FP.$E7];[FP.$C7])=0;&quot;GreyBoxArrival&quot;;&quot;GreyBox&quot;);IF([FP.BJ$12]&lt;[FP.BJ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K$14]=[FP.$A7];IF(MOD([FP.BK$12]-[FP.$E7];[FP.$C7])=0;IF([FP.BK37]&gt;[FP.$B7];&quot;RedBoxArrival&quot;;&quot;GreenBoxArrival&quot;);IF(OR([FP.BK$12]&gt;=[FP.BK28];[FP.BK37]&gt;[FP.$B7]);&quot;RedBox&quot;;&quot;GreenBox&quot;));(IF([FP.BK69]&gt;0;IF(MOD([FP.BK$12]-[FP.$E7];[FP.$C7])=0;&quot;GreyBoxArrival&quot;;&quot;GreyBox&quot;);IF([FP.BK$12]&lt;[FP.BK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L$14]=[FP.$A7];IF(MOD([FP.BL$12]-[FP.$E7];[FP.$C7])=0;IF([FP.BL37]&gt;[FP.$B7];&quot;RedBoxArrival&quot;;&quot;GreenBoxArrival&quot;);IF(OR([FP.BL$12]&gt;=[FP.BL28];[FP.BL37]&gt;[FP.$B7]);&quot;RedBox&quot;;&quot;GreenBox&quot;));(IF([FP.BL69]&gt;0;IF(MOD([FP.BL$12]-[FP.$E7];[FP.$C7])=0;&quot;GreyBoxArrival&quot;;&quot;GreyBox&quot;);IF([FP.BL$12]&lt;[FP.BL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M$14]=[FP.$A7];IF(MOD([FP.BM$12]-[FP.$E7];[FP.$C7])=0;IF([FP.BM37]&gt;[FP.$B7];&quot;RedBoxArrival&quot;;&quot;GreenBoxArrival&quot;);IF(OR([FP.BM$12]&gt;=[FP.BM28];[FP.BM37]&gt;[FP.$B7]);&quot;RedBox&quot;;&quot;GreenBox&quot;));(IF([FP.BM69]&gt;0;IF(MOD([FP.BM$12]-[FP.$E7];[FP.$C7])=0;&quot;GreyBoxArrival&quot;;&quot;GreyBox&quot;);IF([FP.BM$12]&lt;[FP.BM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N$14]=[FP.$A7];IF(MOD([FP.BN$12]-[FP.$E7];[FP.$C7])=0;IF([FP.BN37]&gt;[FP.$B7];&quot;RedBoxArrival&quot;;&quot;GreenBoxArrival&quot;);IF(OR([FP.BN$12]&gt;=[FP.BN28];[FP.BN37]&gt;[FP.$B7]);&quot;RedBox&quot;;&quot;GreenBox&quot;));(IF([FP.BN69]&gt;0;IF(MOD([FP.BN$12]-[FP.$E7];[FP.$C7])=0;&quot;GreyBoxArrival&quot;;&quot;GreyBox&quot;);IF([FP.BN$12]&lt;[FP.BN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O$14]=[FP.$A7];IF(MOD([FP.BO$12]-[FP.$E7];[FP.$C7])=0;IF([FP.BO37]&gt;[FP.$B7];&quot;RedBoxArrival&quot;;&quot;GreenBoxArrival&quot;);IF(OR([FP.BO$12]&gt;=[FP.BO28];[FP.BO37]&gt;[FP.$B7]);&quot;RedBox&quot;;&quot;GreenBox&quot;));(IF([FP.BO69]&gt;0;IF(MOD([FP.BO$12]-[FP.$E7];[FP.$C7])=0;&quot;GreyBoxArrival&quot;;&quot;GreyBox&quot;);IF([FP.BO$12]&lt;[FP.BO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P$14]=[FP.$A7];IF(MOD([FP.BP$12]-[FP.$E7];[FP.$C7])=0;IF([FP.BP37]&gt;[FP.$B7];&quot;RedBoxArrival&quot;;&quot;GreenBoxArrival&quot;);IF(OR([FP.BP$12]&gt;=[FP.BP28];[FP.BP37]&gt;[FP.$B7]);&quot;RedBox&quot;;&quot;GreenBox&quot;));(IF([FP.BP69]&gt;0;IF(MOD([FP.BP$12]-[FP.$E7];[FP.$C7])=0;&quot;GreyBoxArrival&quot;;&quot;GreyBox&quot;);IF([FP.BP$12]&lt;[FP.BP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Q$14]=[FP.$A7];IF(MOD([FP.BQ$12]-[FP.$E7];[FP.$C7])=0;IF([FP.BQ37]&gt;[FP.$B7];&quot;RedBoxArrival&quot;;&quot;GreenBoxArrival&quot;);IF(OR([FP.BQ$12]&gt;=[FP.BQ28];[FP.BQ37]&gt;[FP.$B7]);&quot;RedBox&quot;;&quot;GreenBox&quot;));(IF([FP.BQ69]&gt;0;IF(MOD([FP.BQ$12]-[FP.$E7];[FP.$C7])=0;&quot;GreyBoxArrival&quot;;&quot;GreyBox&quot;);IF([FP.BQ$12]&lt;[FP.BQ28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FP.BR$14]=[FP.$A7];IF(MOD([FP.BR$12]-[FP.$E7];[FP.$C7])=0;IF([FP.BR37]&gt;[FP.$B7];&quot;RedBoxArrival&quot;;&quot;GreenBoxArrival&quot;);IF(OR([FP.BR$12]&gt;=[FP.BR28];[FP.BR37]&gt;[FP.$B7]);&quot;RedBox&quot;;&quot;GreenBox&quot;));(IF([FP.BR69]&gt;0;IF(MOD([FP.BR$12]-[FP.$E7];[FP.$C7])=0;&quot;GreyBoxArrival&quot;;&quot;GreyBox&quot;);IF([FP.BR$12]&lt;[FP.BR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BS$14]=[FP.$A7];IF(MOD([FP.BS$12]-[FP.$E7];[FP.$C7])=0;IF([FP.BS37]&gt;[FP.$B7];&quot;RedBoxArrival&quot;;&quot;GreenBoxArrival&quot;);IF(OR([FP.BS$12]&gt;=[FP.BS28];[FP.BS37]&gt;[FP.$B7]);&quot;RedBox&quot;;&quot;GreenBox&quot;));(IF([FP.BS69]&gt;0;IF(MOD([FP.BS$12]-[FP.$E7];[FP.$C7])=0;&quot;GreyBoxArrival&quot;;&quot;GreyBox&quot;);IF([FP.BS$12]&lt;[FP.BS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BT$14]=[FP.$A7];IF(MOD([FP.BT$12]-[FP.$E7];[FP.$C7])=0;IF([FP.BT37]&gt;[FP.$B7];&quot;RedBoxArrival&quot;;&quot;GreenBoxArrival&quot;);IF(OR([FP.BT$12]&gt;=[FP.BT28];[FP.BT37]&gt;[FP.$B7]);&quot;RedBox&quot;;&quot;GreenBox&quot;));(IF([FP.BT69]&gt;0;IF(MOD([FP.BT$12]-[FP.$E7];[FP.$C7])=0;&quot;GreyBoxArrival&quot;;&quot;GreyBox&quot;);IF([FP.BT$12]&lt;[FP.BT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BU$14]=[FP.$A7];IF(MOD([FP.BU$12]-[FP.$E7];[FP.$C7])=0;IF([FP.BU37]&gt;[FP.$B7];&quot;RedBoxArrival&quot;;&quot;GreenBoxArrival&quot;);IF(OR([FP.BU$12]&gt;=[FP.BU28];[FP.BU37]&gt;[FP.$B7]);&quot;RedBox&quot;;&quot;GreenBox&quot;));(IF([FP.BU69]&gt;0;IF(MOD([FP.BU$12]-[FP.$E7];[FP.$C7])=0;&quot;GreyBoxArrival&quot;;&quot;GreyBox&quot;);IF([FP.BU$12]&lt;[FP.BU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BV$14]=[FP.$A7];IF(MOD([FP.BV$12]-[FP.$E7];[FP.$C7])=0;IF([FP.BV37]&gt;[FP.$B7];&quot;RedBoxArrival&quot;;&quot;GreenBoxArrival&quot;);IF(OR([FP.BV$12]&gt;=[FP.BV28];[FP.BV37]&gt;[FP.$B7]);&quot;RedBox&quot;;&quot;GreenBox&quot;));(IF([FP.BV69]&gt;0;IF(MOD([FP.BV$12]-[FP.$E7];[FP.$C7])=0;&quot;GreyBoxArrival&quot;;&quot;GreyBox&quot;);IF([FP.BV$12]&lt;[FP.BV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BW$14]=[FP.$A7];IF(MOD([FP.BW$12]-[FP.$E7];[FP.$C7])=0;IF([FP.BW37]&gt;[FP.$B7];&quot;RedBoxArrival&quot;;&quot;GreenBoxArrival&quot;);IF(OR([FP.BW$12]&gt;=[FP.BW28];[FP.BW37]&gt;[FP.$B7]);&quot;RedBox&quot;;&quot;GreenBox&quot;));(IF([FP.BW69]&gt;0;IF(MOD([FP.BW$12]-[FP.$E7];[FP.$C7])=0;&quot;GreyBoxArrival&quot;;&quot;GreyBox&quot;);IF([FP.BW$12]&lt;[FP.BW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BX$14]=[FP.$A7];IF(MOD([FP.BX$12]-[FP.$E7];[FP.$C7])=0;IF([FP.BX37]&gt;[FP.$B7];&quot;RedBoxArrival&quot;;&quot;GreenBoxArrival&quot;);IF(OR([FP.BX$12]&gt;=[FP.BX28];[FP.BX37]&gt;[FP.$B7]);&quot;RedBox&quot;;&quot;GreenBox&quot;));(IF([FP.BX69]&gt;0;IF(MOD([FP.BX$12]-[FP.$E7];[FP.$C7])=0;&quot;GreyBoxArrival&quot;;&quot;GreyBox&quot;);IF([FP.BX$12]&lt;[FP.BX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BY$14]=[FP.$A7];IF(MOD([FP.BY$12]-[FP.$E7];[FP.$C7])=0;IF([FP.BY37]&gt;[FP.$B7];&quot;RedBoxArrival&quot;;&quot;GreenBoxArrival&quot;);IF(OR([FP.BY$12]&gt;=[FP.BY28];[FP.BY37]&gt;[FP.$B7]);&quot;RedBox&quot;;&quot;GreenBox&quot;));(IF([FP.BY69]&gt;0;IF(MOD([FP.BY$12]-[FP.$E7];[FP.$C7])=0;&quot;GreyBoxArrival&quot;;&quot;GreyBox&quot;);IF([FP.BY$12]&lt;[FP.BY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BZ$14]=[FP.$A7];IF(MOD([FP.BZ$12]-[FP.$E7];[FP.$C7])=0;IF([FP.BZ37]&gt;[FP.$B7];&quot;RedBoxArrival&quot;;&quot;GreenBoxArrival&quot;);IF(OR([FP.BZ$12]&gt;=[FP.BZ28];[FP.BZ37]&gt;[FP.$B7]);&quot;RedBox&quot;;&quot;GreenBox&quot;));(IF([FP.BZ69]&gt;0;IF(MOD([FP.BZ$12]-[FP.$E7];[FP.$C7])=0;&quot;GreyBoxArrival&quot;;&quot;GreyBox&quot;);IF([FP.BZ$12]&lt;[FP.BZ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CA$14]=[FP.$A7];IF(MOD([FP.CA$12]-[FP.$E7];[FP.$C7])=0;IF([FP.CA37]&gt;[FP.$B7];&quot;RedBoxArrival&quot;;&quot;GreenBoxArrival&quot;);IF(OR([FP.CA$12]&gt;=[FP.CA28];[FP.CA37]&gt;[FP.$B7]);&quot;RedBox&quot;;&quot;GreenBox&quot;));(IF([FP.CA69]&gt;0;IF(MOD([FP.CA$12]-[FP.$E7];[FP.$C7])=0;&quot;GreyBoxArrival&quot;;&quot;GreyBox&quot;);IF([FP.CA$12]&lt;[FP.CA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B$14]=[FP.$A7];IF(MOD([FP.CB$12]-[FP.$E7];[FP.$C7])=0;IF([FP.CB37]&gt;[FP.$B7];&quot;RedBoxArrival&quot;;&quot;GreenBoxArrival&quot;);IF(OR([FP.CB$12]&gt;=[FP.CB28];[FP.CB37]&gt;[FP.$B7]);&quot;RedBox&quot;;&quot;GreenBox&quot;));(IF([FP.CB69]&gt;0;IF(MOD([FP.CB$12]-[FP.$E7];[FP.$C7])=0;&quot;GreyBoxArrival&quot;;&quot;GreyBox&quot;);IF([FP.CB$12]&lt;[FP.CB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C$14]=[FP.$A7];IF(MOD([FP.CC$12]-[FP.$E7];[FP.$C7])=0;IF([FP.CC37]&gt;[FP.$B7];&quot;RedBoxArrival&quot;;&quot;GreenBoxArrival&quot;);IF(OR([FP.CC$12]&gt;=[FP.CC28];[FP.CC37]&gt;[FP.$B7]);&quot;RedBox&quot;;&quot;GreenBox&quot;));(IF([FP.CC69]&gt;0;IF(MOD([FP.CC$12]-[FP.$E7];[FP.$C7])=0;&quot;GreyBoxArrival&quot;;&quot;GreyBox&quot;);IF([FP.CC$12]&lt;[FP.CC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D$14]=[FP.$A7];IF(MOD([FP.CD$12]-[FP.$E7];[FP.$C7])=0;IF([FP.CD37]&gt;[FP.$B7];&quot;RedBoxArrival&quot;;&quot;GreenBoxArrival&quot;);IF(OR([FP.CD$12]&gt;=[FP.CD28];[FP.CD37]&gt;[FP.$B7]);&quot;RedBox&quot;;&quot;GreenBox&quot;));(IF([FP.CD69]&gt;0;IF(MOD([FP.CD$12]-[FP.$E7];[FP.$C7])=0;&quot;GreyBoxArrival&quot;;&quot;GreyBox&quot;);IF([FP.CD$12]&lt;[FP.CD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E$14]=[FP.$A7];IF(MOD([FP.CE$12]-[FP.$E7];[FP.$C7])=0;IF([FP.CE37]&gt;[FP.$B7];&quot;RedBoxArrival&quot;;&quot;GreenBoxArrival&quot;);IF(OR([FP.CE$12]&gt;=[FP.CE28];[FP.CE37]&gt;[FP.$B7]);&quot;RedBox&quot;;&quot;GreenBox&quot;));(IF([FP.CE69]&gt;0;IF(MOD([FP.CE$12]-[FP.$E7];[FP.$C7])=0;&quot;GreyBoxArrival&quot;;&quot;GreyBox&quot;);IF([FP.CE$12]&lt;[FP.CE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F$14]=[FP.$A7];IF(MOD([FP.CF$12]-[FP.$E7];[FP.$C7])=0;IF([FP.CF37]&gt;[FP.$B7];&quot;RedBoxArrival&quot;;&quot;GreenBoxArrival&quot;);IF(OR([FP.CF$12]&gt;=[FP.CF28];[FP.CF37]&gt;[FP.$B7]);&quot;RedBox&quot;;&quot;GreenBox&quot;));(IF([FP.CF69]&gt;0;IF(MOD([FP.CF$12]-[FP.$E7];[FP.$C7])=0;&quot;GreyBoxArrival&quot;;&quot;GreyBox&quot;);IF([FP.CF$12]&lt;[FP.CF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G$14]=[FP.$A7];IF(MOD([FP.CG$12]-[FP.$E7];[FP.$C7])=0;IF([FP.CG37]&gt;[FP.$B7];&quot;RedBoxArrival&quot;;&quot;GreenBoxArrival&quot;);IF(OR([FP.CG$12]&gt;=[FP.CG28];[FP.CG37]&gt;[FP.$B7]);&quot;RedBox&quot;;&quot;GreenBox&quot;));(IF([FP.CG69]&gt;0;IF(MOD([FP.CG$12]-[FP.$E7];[FP.$C7])=0;&quot;GreyBoxArrival&quot;;&quot;GreyBox&quot;);IF([FP.CG$12]&lt;[FP.CG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H$14]=[FP.$A7];IF(MOD([FP.CH$12]-[FP.$E7];[FP.$C7])=0;IF([FP.CH37]&gt;[FP.$B7];&quot;RedBoxArrival&quot;;&quot;GreenBoxArrival&quot;);IF(OR([FP.CH$12]&gt;=[FP.CH28];[FP.CH37]&gt;[FP.$B7]);&quot;RedBox&quot;;&quot;GreenBox&quot;));(IF([FP.CH69]&gt;0;IF(MOD([FP.CH$12]-[FP.$E7];[FP.$C7])=0;&quot;GreyBoxArrival&quot;;&quot;GreyBox&quot;);IF([FP.CH$12]&lt;[FP.CH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I$14]=[FP.$A7];IF(MOD([FP.CI$12]-[FP.$E7];[FP.$C7])=0;IF([FP.CI37]&gt;[FP.$B7];&quot;RedBoxArrival&quot;;&quot;GreenBoxArrival&quot;);IF(OR([FP.CI$12]&gt;=[FP.CI28];[FP.CI37]&gt;[FP.$B7]);&quot;RedBox&quot;;&quot;GreenBox&quot;));(IF([FP.CI69]&gt;0;IF(MOD([FP.CI$12]-[FP.$E7];[FP.$C7])=0;&quot;GreyBoxArrival&quot;;&quot;GreyBox&quot;);IF([FP.CI$12]&lt;[FP.CI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J$14]=[FP.$A7];IF(MOD([FP.CJ$12]-[FP.$E7];[FP.$C7])=0;IF([FP.CJ37]&gt;[FP.$B7];&quot;RedBoxArrival&quot;;&quot;GreenBoxArrival&quot;);IF(OR([FP.CJ$12]&gt;=[FP.CJ28];[FP.CJ37]&gt;[FP.$B7]);&quot;RedBox&quot;;&quot;GreenBox&quot;));(IF([FP.CJ69]&gt;0;IF(MOD([FP.CJ$12]-[FP.$E7];[FP.$C7])=0;&quot;GreyBoxArrival&quot;;&quot;GreyBox&quot;);IF([FP.CJ$12]&lt;[FP.CJ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K$14]=[FP.$A7];IF(MOD([FP.CK$12]-[FP.$E7];[FP.$C7])=0;IF([FP.CK37]&gt;[FP.$B7];&quot;RedBoxArrival&quot;;&quot;GreenBoxArrival&quot;);IF(OR([FP.CK$12]&gt;=[FP.CK28];[FP.CK37]&gt;[FP.$B7]);&quot;RedBox&quot;;&quot;GreenBox&quot;));(IF([FP.CK69]&gt;0;IF(MOD([FP.CK$12]-[FP.$E7];[FP.$C7])=0;&quot;GreyBoxArrival&quot;;&quot;GreyBox&quot;);IF([FP.CK$12]&lt;[FP.CK28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FP.CL$14]=[FP.$A7];IF(MOD([FP.CL$12]-[FP.$E7];[FP.$C7])=0;IF([FP.CL37]&gt;[FP.$B7];&quot;RedBoxArrival&quot;;&quot;GreenBoxArrival&quot;);IF(OR([FP.CL$12]&gt;=[FP.CL28];[FP.CL37]&gt;[FP.$B7]);&quot;RedBox&quot;;&quot;GreenBox&quot;));(IF([FP.CL69]&gt;0;IF(MOD([FP.CL$12]-[FP.$E7];[FP.$C7])=0;&quot;GreyBoxArrival&quot;;&quot;GreyBox&quot;);IF([FP.CL$12]&lt;[FP.CL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CM$14]=[FP.$A7];IF(MOD([FP.CM$12]-[FP.$E7];[FP.$C7])=0;IF([FP.CM37]&gt;[FP.$B7];&quot;RedBoxArrival&quot;;&quot;GreenBoxArrival&quot;);IF(OR([FP.CM$12]&gt;=[FP.CM28];[FP.CM37]&gt;[FP.$B7]);&quot;RedBox&quot;;&quot;GreenBox&quot;));(IF([FP.CM69]&gt;0;IF(MOD([FP.CM$12]-[FP.$E7];[FP.$C7])=0;&quot;GreyBoxArrival&quot;;&quot;GreyBox&quot;);IF([FP.CM$12]&lt;[FP.CM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CN$14]=[FP.$A7];IF(MOD([FP.CN$12]-[FP.$E7];[FP.$C7])=0;IF([FP.CN37]&gt;[FP.$B7];&quot;RedBoxArrival&quot;;&quot;GreenBoxArrival&quot;);IF(OR([FP.CN$12]&gt;=[FP.CN28];[FP.CN37]&gt;[FP.$B7]);&quot;RedBox&quot;;&quot;GreenBox&quot;));(IF([FP.CN69]&gt;0;IF(MOD([FP.CN$12]-[FP.$E7];[FP.$C7])=0;&quot;GreyBoxArrival&quot;;&quot;GreyBox&quot;);IF([FP.CN$12]&lt;[FP.CN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CO$14]=[FP.$A7];IF(MOD([FP.CO$12]-[FP.$E7];[FP.$C7])=0;IF([FP.CO37]&gt;[FP.$B7];&quot;RedBoxArrival&quot;;&quot;GreenBoxArrival&quot;);IF(OR([FP.CO$12]&gt;=[FP.CO28];[FP.CO37]&gt;[FP.$B7]);&quot;RedBox&quot;;&quot;GreenBox&quot;));(IF([FP.CO69]&gt;0;IF(MOD([FP.CO$12]-[FP.$E7];[FP.$C7])=0;&quot;GreyBoxArrival&quot;;&quot;GreyBox&quot;);IF([FP.CO$12]&lt;[FP.CO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CP$14]=[FP.$A7];IF(MOD([FP.CP$12]-[FP.$E7];[FP.$C7])=0;IF([FP.CP37]&gt;[FP.$B7];&quot;RedBoxArrival&quot;;&quot;GreenBoxArrival&quot;);IF(OR([FP.CP$12]&gt;=[FP.CP28];[FP.CP37]&gt;[FP.$B7]);&quot;RedBox&quot;;&quot;GreenBox&quot;));(IF([FP.CP69]&gt;0;IF(MOD([FP.CP$12]-[FP.$E7];[FP.$C7])=0;&quot;GreyBoxArrival&quot;;&quot;GreyBox&quot;);IF([FP.CP$12]&lt;[FP.CP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CQ$14]=[FP.$A7];IF(MOD([FP.CQ$12]-[FP.$E7];[FP.$C7])=0;IF([FP.CQ37]&gt;[FP.$B7];&quot;RedBoxArrival&quot;;&quot;GreenBoxArrival&quot;);IF(OR([FP.CQ$12]&gt;=[FP.CQ28];[FP.CQ37]&gt;[FP.$B7]);&quot;RedBox&quot;;&quot;GreenBox&quot;));(IF([FP.CQ69]&gt;0;IF(MOD([FP.CQ$12]-[FP.$E7];[FP.$C7])=0;&quot;GreyBoxArrival&quot;;&quot;GreyBox&quot;);IF([FP.CQ$12]&lt;[FP.CQ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CR$14]=[FP.$A7];IF(MOD([FP.CR$12]-[FP.$E7];[FP.$C7])=0;IF([FP.CR37]&gt;[FP.$B7];&quot;RedBoxArrival&quot;;&quot;GreenBoxArrival&quot;);IF(OR([FP.CR$12]&gt;=[FP.CR28];[FP.CR37]&gt;[FP.$B7]);&quot;RedBox&quot;;&quot;GreenBox&quot;));(IF([FP.CR69]&gt;0;IF(MOD([FP.CR$12]-[FP.$E7];[FP.$C7])=0;&quot;GreyBoxArrival&quot;;&quot;GreyBox&quot;);IF([FP.CR$12]&lt;[FP.CR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S$14]=[FP.$A7];IF(MOD([FP.CS$12]-[FP.$E7];[FP.$C7])=0;IF([FP.CS37]&gt;[FP.$B7];&quot;RedBoxArrival&quot;;&quot;GreenBoxArrival&quot;);IF(OR([FP.CS$12]&gt;=[FP.CS28];[FP.CS37]&gt;[FP.$B7]);&quot;RedBox&quot;;&quot;GreenBox&quot;));(IF([FP.CS69]&gt;0;IF(MOD([FP.CS$12]-[FP.$E7];[FP.$C7])=0;&quot;GreyBoxArrival&quot;;&quot;GreyBox&quot;);IF([FP.CS$12]&lt;[FP.CS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T$14]=[FP.$A7];IF(MOD([FP.CT$12]-[FP.$E7];[FP.$C7])=0;IF([FP.CT37]&gt;[FP.$B7];&quot;RedBoxArrival&quot;;&quot;GreenBoxArrival&quot;);IF(OR([FP.CT$12]&gt;=[FP.CT28];[FP.CT37]&gt;[FP.$B7]);&quot;RedBox&quot;;&quot;GreenBox&quot;));(IF([FP.CT69]&gt;0;IF(MOD([FP.CT$12]-[FP.$E7];[FP.$C7])=0;&quot;GreyBoxArrival&quot;;&quot;GreyBox&quot;);IF([FP.CT$12]&lt;[FP.CT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U$14]=[FP.$A7];IF(MOD([FP.CU$12]-[FP.$E7];[FP.$C7])=0;IF([FP.CU37]&gt;[FP.$B7];&quot;RedBoxArrival&quot;;&quot;GreenBoxArrival&quot;);IF(OR([FP.CU$12]&gt;=[FP.CU28];[FP.CU37]&gt;[FP.$B7]);&quot;RedBox&quot;;&quot;GreenBox&quot;));(IF([FP.CU69]&gt;0;IF(MOD([FP.CU$12]-[FP.$E7];[FP.$C7])=0;&quot;GreyBoxArrival&quot;;&quot;GreyBox&quot;);IF([FP.CU$12]&lt;[FP.CU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V$14]=[FP.$A7];IF(MOD([FP.CV$12]-[FP.$E7];[FP.$C7])=0;IF([FP.CV37]&gt;[FP.$B7];&quot;RedBoxArrival&quot;;&quot;GreenBoxArrival&quot;);IF(OR([FP.CV$12]&gt;=[FP.CV28];[FP.CV37]&gt;[FP.$B7]);&quot;RedBox&quot;;&quot;GreenBox&quot;));(IF([FP.CV69]&gt;0;IF(MOD([FP.CV$12]-[FP.$E7];[FP.$C7])=0;&quot;GreyBoxArrival&quot;;&quot;GreyBox&quot;);IF([FP.CV$12]&lt;[FP.CV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W$14]=[FP.$A7];IF(MOD([FP.CW$12]-[FP.$E7];[FP.$C7])=0;IF([FP.CW37]&gt;[FP.$B7];&quot;RedBoxArrival&quot;;&quot;GreenBoxArrival&quot;);IF(OR([FP.CW$12]&gt;=[FP.CW28];[FP.CW37]&gt;[FP.$B7]);&quot;RedBox&quot;;&quot;GreenBox&quot;));(IF([FP.CW69]&gt;0;IF(MOD([FP.CW$12]-[FP.$E7];[FP.$C7])=0;&quot;GreyBoxArrival&quot;;&quot;GreyBox&quot;);IF([FP.CW$12]&lt;[FP.CW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X$14]=[FP.$A7];IF(MOD([FP.CX$12]-[FP.$E7];[FP.$C7])=0;IF([FP.CX37]&gt;[FP.$B7];&quot;RedBoxArrival&quot;;&quot;GreenBoxArrival&quot;);IF(OR([FP.CX$12]&gt;=[FP.CX28];[FP.CX37]&gt;[FP.$B7]);&quot;RedBox&quot;;&quot;GreenBox&quot;));(IF([FP.CX69]&gt;0;IF(MOD([FP.CX$12]-[FP.$E7];[FP.$C7])=0;&quot;GreyBoxArrival&quot;;&quot;GreyBox&quot;);IF([FP.CX$12]&lt;[FP.CX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Y$14]=[FP.$A7];IF(MOD([FP.CY$12]-[FP.$E7];[FP.$C7])=0;IF([FP.CY37]&gt;[FP.$B7];&quot;RedBoxArrival&quot;;&quot;GreenBoxArrival&quot;);IF(OR([FP.CY$12]&gt;=[FP.CY28];[FP.CY37]&gt;[FP.$B7]);&quot;RedBox&quot;;&quot;GreenBox&quot;));(IF([FP.CY69]&gt;0;IF(MOD([FP.CY$12]-[FP.$E7];[FP.$C7])=0;&quot;GreyBoxArrival&quot;;&quot;GreyBox&quot;);IF([FP.CY$12]&lt;[FP.CY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Z$14]=[FP.$A7];IF(MOD([FP.CZ$12]-[FP.$E7];[FP.$C7])=0;IF([FP.CZ37]&gt;[FP.$B7];&quot;RedBoxArrival&quot;;&quot;GreenBoxArrival&quot;);IF(OR([FP.CZ$12]&gt;=[FP.CZ28];[FP.CZ37]&gt;[FP.$B7]);&quot;RedBox&quot;;&quot;GreenBox&quot;));(IF([FP.CZ69]&gt;0;IF(MOD([FP.CZ$12]-[FP.$E7];[FP.$C7])=0;&quot;GreyBoxArrival&quot;;&quot;GreyBox&quot;);IF([FP.CZ$12]&lt;[FP.CZ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A$14]=[FP.$A7];IF(MOD([FP.DA$12]-[FP.$E7];[FP.$C7])=0;IF([FP.DA37]&gt;[FP.$B7];&quot;RedBoxArrival&quot;;&quot;GreenBoxArrival&quot;);IF(OR([FP.DA$12]&gt;=[FP.DA28];[FP.DA37]&gt;[FP.$B7]);&quot;RedBox&quot;;&quot;GreenBox&quot;));(IF([FP.DA69]&gt;0;IF(MOD([FP.DA$12]-[FP.$E7];[FP.$C7])=0;&quot;GreyBoxArrival&quot;;&quot;GreyBox&quot;);IF([FP.DA$12]&lt;[FP.DA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B$14]=[FP.$A7];IF(MOD([FP.DB$12]-[FP.$E7];[FP.$C7])=0;IF([FP.DB37]&gt;[FP.$B7];&quot;RedBoxArrival&quot;;&quot;GreenBoxArrival&quot;);IF(OR([FP.DB$12]&gt;=[FP.DB28];[FP.DB37]&gt;[FP.$B7]);&quot;RedBox&quot;;&quot;GreenBox&quot;));(IF([FP.DB69]&gt;0;IF(MOD([FP.DB$12]-[FP.$E7];[FP.$C7])=0;&quot;GreyBoxArrival&quot;;&quot;GreyBox&quot;);IF([FP.DB$12]&lt;[FP.DB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C$14]=[FP.$A7];IF(MOD([FP.DC$12]-[FP.$E7];[FP.$C7])=0;IF([FP.DC37]&gt;[FP.$B7];&quot;RedBoxArrival&quot;;&quot;GreenBoxArrival&quot;);IF(OR([FP.DC$12]&gt;=[FP.DC28];[FP.DC37]&gt;[FP.$B7]);&quot;RedBox&quot;;&quot;GreenBox&quot;));(IF([FP.DC69]&gt;0;IF(MOD([FP.DC$12]-[FP.$E7];[FP.$C7])=0;&quot;GreyBoxArrival&quot;;&quot;GreyBox&quot;);IF([FP.DC$12]&lt;[FP.DC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D$14]=[FP.$A7];IF(MOD([FP.DD$12]-[FP.$E7];[FP.$C7])=0;IF([FP.DD37]&gt;[FP.$B7];&quot;RedBoxArrival&quot;;&quot;GreenBoxArrival&quot;);IF(OR([FP.DD$12]&gt;=[FP.DD28];[FP.DD37]&gt;[FP.$B7]);&quot;RedBox&quot;;&quot;GreenBox&quot;));(IF([FP.DD69]&gt;0;IF(MOD([FP.DD$12]-[FP.$E7];[FP.$C7])=0;&quot;GreyBoxArrival&quot;;&quot;GreyBox&quot;);IF([FP.DD$12]&lt;[FP.DD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E$14]=[FP.$A7];IF(MOD([FP.DE$12]-[FP.$E7];[FP.$C7])=0;IF([FP.DE37]&gt;[FP.$B7];&quot;RedBoxArrival&quot;;&quot;GreenBoxArrival&quot;);IF(OR([FP.DE$12]&gt;=[FP.DE28];[FP.DE37]&gt;[FP.$B7]);&quot;RedBox&quot;;&quot;GreenBox&quot;));(IF([FP.DE69]&gt;0;IF(MOD([FP.DE$12]-[FP.$E7];[FP.$C7])=0;&quot;GreyBoxArrival&quot;;&quot;GreyBox&quot;);IF([FP.DE$12]&lt;[FP.DE28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FP.DF$14]=[FP.$A7];IF(MOD([FP.DF$12]-[FP.$E7];[FP.$C7])=0;IF([FP.DF37]&gt;[FP.$B7];&quot;RedBoxArrival&quot;;&quot;GreenBoxArrival&quot;);IF(OR([FP.DF$12]&gt;=[FP.DF28];[FP.DF37]&gt;[FP.$B7]);&quot;RedBox&quot;;&quot;GreenBox&quot;));(IF([FP.DF69]&gt;0;IF(MOD([FP.DF$12]-[FP.$E7];[FP.$C7])=0;&quot;GreyBoxArrival&quot;;&quot;GreyBox&quot;);IF([FP.DF$12]&lt;[FP.DF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DG$14]=[FP.$A7];IF(MOD([FP.DG$12]-[FP.$E7];[FP.$C7])=0;IF([FP.DG37]&gt;[FP.$B7];&quot;RedBoxArrival&quot;;&quot;GreenBoxArrival&quot;);IF(OR([FP.DG$12]&gt;=[FP.DG28];[FP.DG37]&gt;[FP.$B7]);&quot;RedBox&quot;;&quot;GreenBox&quot;));(IF([FP.DG69]&gt;0;IF(MOD([FP.DG$12]-[FP.$E7];[FP.$C7])=0;&quot;GreyBoxArrival&quot;;&quot;GreyBox&quot;);IF([FP.DG$12]&lt;[FP.DG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DH$14]=[FP.$A7];IF(MOD([FP.DH$12]-[FP.$E7];[FP.$C7])=0;IF([FP.DH37]&gt;[FP.$B7];&quot;RedBoxArrival&quot;;&quot;GreenBoxArrival&quot;);IF(OR([FP.DH$12]&gt;=[FP.DH28];[FP.DH37]&gt;[FP.$B7]);&quot;RedBox&quot;;&quot;GreenBox&quot;));(IF([FP.DH69]&gt;0;IF(MOD([FP.DH$12]-[FP.$E7];[FP.$C7])=0;&quot;GreyBoxArrival&quot;;&quot;GreyBox&quot;);IF([FP.DH$12]&lt;[FP.DH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DI$14]=[FP.$A7];IF(MOD([FP.DI$12]-[FP.$E7];[FP.$C7])=0;IF([FP.DI37]&gt;[FP.$B7];&quot;RedBoxArrival&quot;;&quot;GreenBoxArrival&quot;);IF(OR([FP.DI$12]&gt;=[FP.DI28];[FP.DI37]&gt;[FP.$B7]);&quot;RedBox&quot;;&quot;GreenBox&quot;));(IF([FP.DI69]&gt;0;IF(MOD([FP.DI$12]-[FP.$E7];[FP.$C7])=0;&quot;GreyBoxArrival&quot;;&quot;GreyBox&quot;);IF([FP.DI$12]&lt;[FP.DI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DJ$14]=[FP.$A7];IF(MOD([FP.DJ$12]-[FP.$E7];[FP.$C7])=0;IF([FP.DJ37]&gt;[FP.$B7];&quot;RedBoxArrival&quot;;&quot;GreenBoxArrival&quot;);IF(OR([FP.DJ$12]&gt;=[FP.DJ28];[FP.DJ37]&gt;[FP.$B7]);&quot;RedBox&quot;;&quot;GreenBox&quot;));(IF([FP.DJ69]&gt;0;IF(MOD([FP.DJ$12]-[FP.$E7];[FP.$C7])=0;&quot;GreyBoxArrival&quot;;&quot;GreyBox&quot;);IF([FP.DJ$12]&lt;[FP.DJ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DK$14]=[FP.$A7];IF(MOD([FP.DK$12]-[FP.$E7];[FP.$C7])=0;IF([FP.DK37]&gt;[FP.$B7];&quot;RedBoxArrival&quot;;&quot;GreenBoxArrival&quot;);IF(OR([FP.DK$12]&gt;=[FP.DK28];[FP.DK37]&gt;[FP.$B7]);&quot;RedBox&quot;;&quot;GreenBox&quot;));(IF([FP.DK69]&gt;0;IF(MOD([FP.DK$12]-[FP.$E7];[FP.$C7])=0;&quot;GreyBoxArrival&quot;;&quot;GreyBox&quot;);IF([FP.DK$12]&lt;[FP.DK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L$14]=[FP.$A7];IF(MOD([FP.DL$12]-[FP.$E7];[FP.$C7])=0;IF([FP.DL37]&gt;[FP.$B7];&quot;RedBoxArrival&quot;;&quot;GreenBoxArrival&quot;);IF(OR([FP.DL$12]&gt;=[FP.DL28];[FP.DL37]&gt;[FP.$B7]);&quot;RedBox&quot;;&quot;GreenBox&quot;));(IF([FP.DL69]&gt;0;IF(MOD([FP.DL$12]-[FP.$E7];[FP.$C7])=0;&quot;GreyBoxArrival&quot;;&quot;GreyBox&quot;);IF([FP.DL$12]&lt;[FP.DL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M$14]=[FP.$A7];IF(MOD([FP.DM$12]-[FP.$E7];[FP.$C7])=0;IF([FP.DM37]&gt;[FP.$B7];&quot;RedBoxArrival&quot;;&quot;GreenBoxArrival&quot;);IF(OR([FP.DM$12]&gt;=[FP.DM28];[FP.DM37]&gt;[FP.$B7]);&quot;RedBox&quot;;&quot;GreenBox&quot;));(IF([FP.DM69]&gt;0;IF(MOD([FP.DM$12]-[FP.$E7];[FP.$C7])=0;&quot;GreyBoxArrival&quot;;&quot;GreyBox&quot;);IF([FP.DM$12]&lt;[FP.DM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N$14]=[FP.$A7];IF(MOD([FP.DN$12]-[FP.$E7];[FP.$C7])=0;IF([FP.DN37]&gt;[FP.$B7];&quot;RedBoxArrival&quot;;&quot;GreenBoxArrival&quot;);IF(OR([FP.DN$12]&gt;=[FP.DN28];[FP.DN37]&gt;[FP.$B7]);&quot;RedBox&quot;;&quot;GreenBox&quot;));(IF([FP.DN69]&gt;0;IF(MOD([FP.DN$12]-[FP.$E7];[FP.$C7])=0;&quot;GreyBoxArrival&quot;;&quot;GreyBox&quot;);IF([FP.DN$12]&lt;[FP.DN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O$14]=[FP.$A7];IF(MOD([FP.DO$12]-[FP.$E7];[FP.$C7])=0;IF([FP.DO37]&gt;[FP.$B7];&quot;RedBoxArrival&quot;;&quot;GreenBoxArrival&quot;);IF(OR([FP.DO$12]&gt;=[FP.DO28];[FP.DO37]&gt;[FP.$B7]);&quot;RedBox&quot;;&quot;GreenBox&quot;));(IF([FP.DO69]&gt;0;IF(MOD([FP.DO$12]-[FP.$E7];[FP.$C7])=0;&quot;GreyBoxArrival&quot;;&quot;GreyBox&quot;);IF([FP.DO$12]&lt;[FP.DO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P$14]=[FP.$A7];IF(MOD([FP.DP$12]-[FP.$E7];[FP.$C7])=0;IF([FP.DP37]&gt;[FP.$B7];&quot;RedBoxArrival&quot;;&quot;GreenBoxArrival&quot;);IF(OR([FP.DP$12]&gt;=[FP.DP28];[FP.DP37]&gt;[FP.$B7]);&quot;RedBox&quot;;&quot;GreenBox&quot;));(IF([FP.DP69]&gt;0;IF(MOD([FP.DP$12]-[FP.$E7];[FP.$C7])=0;&quot;GreyBoxArrival&quot;;&quot;GreyBox&quot;);IF([FP.DP$12]&lt;[FP.DP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Q$14]=[FP.$A7];IF(MOD([FP.DQ$12]-[FP.$E7];[FP.$C7])=0;IF([FP.DQ37]&gt;[FP.$B7];&quot;RedBoxArrival&quot;;&quot;GreenBoxArrival&quot;);IF(OR([FP.DQ$12]&gt;=[FP.DQ28];[FP.DQ37]&gt;[FP.$B7]);&quot;RedBox&quot;;&quot;GreenBox&quot;));(IF([FP.DQ69]&gt;0;IF(MOD([FP.DQ$12]-[FP.$E7];[FP.$C7])=0;&quot;GreyBoxArrival&quot;;&quot;GreyBox&quot;);IF([FP.DQ$12]&lt;[FP.DQ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R$14]=[FP.$A7];IF(MOD([FP.DR$12]-[FP.$E7];[FP.$C7])=0;IF([FP.DR37]&gt;[FP.$B7];&quot;RedBoxArrival&quot;;&quot;GreenBoxArrival&quot;);IF(OR([FP.DR$12]&gt;=[FP.DR28];[FP.DR37]&gt;[FP.$B7]);&quot;RedBox&quot;;&quot;GreenBox&quot;));(IF([FP.DR69]&gt;0;IF(MOD([FP.DR$12]-[FP.$E7];[FP.$C7])=0;&quot;GreyBoxArrival&quot;;&quot;GreyBox&quot;);IF([FP.DR$12]&lt;[FP.DR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S$14]=[FP.$A7];IF(MOD([FP.DS$12]-[FP.$E7];[FP.$C7])=0;IF([FP.DS37]&gt;[FP.$B7];&quot;RedBoxArrival&quot;;&quot;GreenBoxArrival&quot;);IF(OR([FP.DS$12]&gt;=[FP.DS28];[FP.DS37]&gt;[FP.$B7]);&quot;RedBox&quot;;&quot;GreenBox&quot;));(IF([FP.DS69]&gt;0;IF(MOD([FP.DS$12]-[FP.$E7];[FP.$C7])=0;&quot;GreyBoxArrival&quot;;&quot;GreyBox&quot;);IF([FP.DS$12]&lt;[FP.DS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T$14]=[FP.$A7];IF(MOD([FP.DT$12]-[FP.$E7];[FP.$C7])=0;IF([FP.DT37]&gt;[FP.$B7];&quot;RedBoxArrival&quot;;&quot;GreenBoxArrival&quot;);IF(OR([FP.DT$12]&gt;=[FP.DT28];[FP.DT37]&gt;[FP.$B7]);&quot;RedBox&quot;;&quot;GreenBox&quot;));(IF([FP.DT69]&gt;0;IF(MOD([FP.DT$12]-[FP.$E7];[FP.$C7])=0;&quot;GreyBoxArrival&quot;;&quot;GreyBox&quot;);IF([FP.DT$12]&lt;[FP.DT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U$14]=[FP.$A7];IF(MOD([FP.DU$12]-[FP.$E7];[FP.$C7])=0;IF([FP.DU37]&gt;[FP.$B7];&quot;RedBoxArrival&quot;;&quot;GreenBoxArrival&quot;);IF(OR([FP.DU$12]&gt;=[FP.DU28];[FP.DU37]&gt;[FP.$B7]);&quot;RedBox&quot;;&quot;GreenBox&quot;));(IF([FP.DU69]&gt;0;IF(MOD([FP.DU$12]-[FP.$E7];[FP.$C7])=0;&quot;GreyBoxArrival&quot;;&quot;GreyBox&quot;);IF([FP.DU$12]&lt;[FP.DU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V$14]=[FP.$A7];IF(MOD([FP.DV$12]-[FP.$E7];[FP.$C7])=0;IF([FP.DV37]&gt;[FP.$B7];&quot;RedBoxArrival&quot;;&quot;GreenBoxArrival&quot;);IF(OR([FP.DV$12]&gt;=[FP.DV28];[FP.DV37]&gt;[FP.$B7]);&quot;RedBox&quot;;&quot;GreenBox&quot;));(IF([FP.DV69]&gt;0;IF(MOD([FP.DV$12]-[FP.$E7];[FP.$C7])=0;&quot;GreyBoxArrival&quot;;&quot;GreyBox&quot;);IF([FP.DV$12]&lt;[FP.DV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W$14]=[FP.$A7];IF(MOD([FP.DW$12]-[FP.$E7];[FP.$C7])=0;IF([FP.DW37]&gt;[FP.$B7];&quot;RedBoxArrival&quot;;&quot;GreenBoxArrival&quot;);IF(OR([FP.DW$12]&gt;=[FP.DW28];[FP.DW37]&gt;[FP.$B7]);&quot;RedBox&quot;;&quot;GreenBox&quot;));(IF([FP.DW69]&gt;0;IF(MOD([FP.DW$12]-[FP.$E7];[FP.$C7])=0;&quot;GreyBoxArrival&quot;;&quot;GreyBox&quot;);IF([FP.DW$12]&lt;[FP.DW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X$14]=[FP.$A7];IF(MOD([FP.DX$12]-[FP.$E7];[FP.$C7])=0;IF([FP.DX37]&gt;[FP.$B7];&quot;RedBoxArrival&quot;;&quot;GreenBoxArrival&quot;);IF(OR([FP.DX$12]&gt;=[FP.DX28];[FP.DX37]&gt;[FP.$B7]);&quot;RedBox&quot;;&quot;GreenBox&quot;));(IF([FP.DX69]&gt;0;IF(MOD([FP.DX$12]-[FP.$E7];[FP.$C7])=0;&quot;GreyBoxArrival&quot;;&quot;GreyBox&quot;);IF([FP.DX$12]&lt;[FP.DX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Y$14]=[FP.$A7];IF(MOD([FP.DY$12]-[FP.$E7];[FP.$C7])=0;IF([FP.DY37]&gt;[FP.$B7];&quot;RedBoxArrival&quot;;&quot;GreenBoxArrival&quot;);IF(OR([FP.DY$12]&gt;=[FP.DY28];[FP.DY37]&gt;[FP.$B7]);&quot;RedBox&quot;;&quot;GreenBox&quot;));(IF([FP.DY69]&gt;0;IF(MOD([FP.DY$12]-[FP.$E7];[FP.$C7])=0;&quot;GreyBoxArrival&quot;;&quot;GreyBox&quot;);IF([FP.DY$12]&lt;[FP.DY28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FP.DZ$14]=[FP.$A7];IF(MOD([FP.DZ$12]-[FP.$E7];[FP.$C7])=0;IF([FP.DZ37]&gt;[FP.$B7];&quot;RedBoxArrival&quot;;&quot;GreenBoxArrival&quot;);IF(OR([FP.DZ$12]&gt;=[FP.DZ28];[FP.DZ37]&gt;[FP.$B7]);&quot;RedBox&quot;;&quot;GreenBox&quot;));(IF([FP.DZ69]&gt;0;IF(MOD([FP.DZ$12]-[FP.$E7];[FP.$C7])=0;&quot;GreyBoxArrival&quot;;&quot;GreyBox&quot;);IF([FP.DZ$12]&lt;[FP.DZ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EA$14]=[FP.$A7];IF(MOD([FP.EA$12]-[FP.$E7];[FP.$C7])=0;IF([FP.EA37]&gt;[FP.$B7];&quot;RedBoxArrival&quot;;&quot;GreenBoxArrival&quot;);IF(OR([FP.EA$12]&gt;=[FP.EA28];[FP.EA37]&gt;[FP.$B7]);&quot;RedBox&quot;;&quot;GreenBox&quot;));(IF([FP.EA69]&gt;0;IF(MOD([FP.EA$12]-[FP.$E7];[FP.$C7])=0;&quot;GreyBoxArrival&quot;;&quot;GreyBox&quot;);IF([FP.EA$12]&lt;[FP.EA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EB$14]=[FP.$A7];IF(MOD([FP.EB$12]-[FP.$E7];[FP.$C7])=0;IF([FP.EB37]&gt;[FP.$B7];&quot;RedBoxArrival&quot;;&quot;GreenBoxArrival&quot;);IF(OR([FP.EB$12]&gt;=[FP.EB28];[FP.EB37]&gt;[FP.$B7]);&quot;RedBox&quot;;&quot;GreenBox&quot;));(IF([FP.EB69]&gt;0;IF(MOD([FP.EB$12]-[FP.$E7];[FP.$C7])=0;&quot;GreyBoxArrival&quot;;&quot;GreyBox&quot;);IF([FP.EB$12]&lt;[FP.EB28];&quot;BeforeDeadline&quot;;&quot;WhiteBox&quot;)))))" office:value-type="float" office:value="0" calcext:value-type="float">
            <text:p>0</text:p>
          </table:table-cell>
        </table:table-row>
        <table:table-row table:style-name="ro1" table:visibility="collapse">
          <table:table-cell table:style-name="ce5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formula="of:=[FP.B8]/[FP.C8]" office:value-type="float" office:value="0" calcext:value-type="float">
            <text:p>0</text:p>
          </table:table-cell>
          <table:table-cell table:number-columns-repeated="2"/>
          <table:table-cell table:style-name="BeforeDeadline" table:formula="of:=+ORG.OPENOFFICE.STYLE(IF([FP.J$14]=[FP.$A8];IF(MOD([FP.J$12]-[FP.$E8];[FP.$C8])=0;IF([FP.J38]&gt;[FP.$B8];&quot;RedBoxArrival&quot;;&quot;GreenBoxArrival&quot;);IF(OR([FP.J$12]&gt;=[FP.J29];[FP.J38]&gt;[FP.$B8]);&quot;RedBox&quot;;&quot;GreenBox&quot;));(IF([FP.J70]&gt;0;IF(MOD([FP.J$12]-[FP.$E8];[FP.$C8])=0;&quot;GreyBoxArrival&quot;;&quot;GreyBox&quot;);IF([FP.J$12]&lt;[FP.J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K$14]=[FP.$A8];IF(MOD([FP.K$12]-[FP.$E8];[FP.$C8])=0;IF([FP.K38]&gt;[FP.$B8];&quot;RedBoxArrival&quot;;&quot;GreenBoxArrival&quot;);IF(OR([FP.K$12]&gt;=[FP.K29];[FP.K38]&gt;[FP.$B8]);&quot;RedBox&quot;;&quot;GreenBox&quot;));(IF([FP.K70]&gt;0;IF(MOD([FP.K$12]-[FP.$E8];[FP.$C8])=0;&quot;GreyBoxArrival&quot;;&quot;GreyBox&quot;);IF([FP.K$12]&lt;[FP.K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L$14]=[FP.$A8];IF(MOD([FP.L$12]-[FP.$E8];[FP.$C8])=0;IF([FP.L38]&gt;[FP.$B8];&quot;RedBoxArrival&quot;;&quot;GreenBoxArrival&quot;);IF(OR([FP.L$12]&gt;=[FP.L29];[FP.L38]&gt;[FP.$B8]);&quot;RedBox&quot;;&quot;GreenBox&quot;));(IF([FP.L70]&gt;0;IF(MOD([FP.L$12]-[FP.$E8];[FP.$C8])=0;&quot;GreyBoxArrival&quot;;&quot;GreyBox&quot;);IF([FP.L$12]&lt;[FP.L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M$14]=[FP.$A8];IF(MOD([FP.M$12]-[FP.$E8];[FP.$C8])=0;IF([FP.M38]&gt;[FP.$B8];&quot;RedBoxArrival&quot;;&quot;GreenBoxArrival&quot;);IF(OR([FP.M$12]&gt;=[FP.M29];[FP.M38]&gt;[FP.$B8]);&quot;RedBox&quot;;&quot;GreenBox&quot;));(IF([FP.M70]&gt;0;IF(MOD([FP.M$12]-[FP.$E8];[FP.$C8])=0;&quot;GreyBoxArrival&quot;;&quot;GreyBox&quot;);IF([FP.M$12]&lt;[FP.M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N$14]=[FP.$A8];IF(MOD([FP.N$12]-[FP.$E8];[FP.$C8])=0;IF([FP.N38]&gt;[FP.$B8];&quot;RedBoxArrival&quot;;&quot;GreenBoxArrival&quot;);IF(OR([FP.N$12]&gt;=[FP.N29];[FP.N38]&gt;[FP.$B8]);&quot;RedBox&quot;;&quot;GreenBox&quot;));(IF([FP.N70]&gt;0;IF(MOD([FP.N$12]-[FP.$E8];[FP.$C8])=0;&quot;GreyBoxArrival&quot;;&quot;GreyBox&quot;);IF([FP.N$12]&lt;[FP.N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O$14]=[FP.$A8];IF(MOD([FP.O$12]-[FP.$E8];[FP.$C8])=0;IF([FP.O38]&gt;[FP.$B8];&quot;RedBoxArrival&quot;;&quot;GreenBoxArrival&quot;);IF(OR([FP.O$12]&gt;=[FP.O29];[FP.O38]&gt;[FP.$B8]);&quot;RedBox&quot;;&quot;GreenBox&quot;));(IF([FP.O70]&gt;0;IF(MOD([FP.O$12]-[FP.$E8];[FP.$C8])=0;&quot;GreyBoxArrival&quot;;&quot;GreyBox&quot;);IF([FP.O$12]&lt;[FP.O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P$14]=[FP.$A8];IF(MOD([FP.P$12]-[FP.$E8];[FP.$C8])=0;IF([FP.P38]&gt;[FP.$B8];&quot;RedBoxArrival&quot;;&quot;GreenBoxArrival&quot;);IF(OR([FP.P$12]&gt;=[FP.P29];[FP.P38]&gt;[FP.$B8]);&quot;RedBox&quot;;&quot;GreenBox&quot;));(IF([FP.P70]&gt;0;IF(MOD([FP.P$12]-[FP.$E8];[FP.$C8])=0;&quot;GreyBoxArrival&quot;;&quot;GreyBox&quot;);IF([FP.P$12]&lt;[FP.P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Q$14]=[FP.$A8];IF(MOD([FP.Q$12]-[FP.$E8];[FP.$C8])=0;IF([FP.Q38]&gt;[FP.$B8];&quot;RedBoxArrival&quot;;&quot;GreenBoxArrival&quot;);IF(OR([FP.Q$12]&gt;=[FP.Q29];[FP.Q38]&gt;[FP.$B8]);&quot;RedBox&quot;;&quot;GreenBox&quot;));(IF([FP.Q70]&gt;0;IF(MOD([FP.Q$12]-[FP.$E8];[FP.$C8])=0;&quot;GreyBoxArrival&quot;;&quot;GreyBox&quot;);IF([FP.Q$12]&lt;[FP.Q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R$14]=[FP.$A8];IF(MOD([FP.R$12]-[FP.$E8];[FP.$C8])=0;IF([FP.R38]&gt;[FP.$B8];&quot;RedBoxArrival&quot;;&quot;GreenBoxArrival&quot;);IF(OR([FP.R$12]&gt;=[FP.R29];[FP.R38]&gt;[FP.$B8]);&quot;RedBox&quot;;&quot;GreenBox&quot;));(IF([FP.R70]&gt;0;IF(MOD([FP.R$12]-[FP.$E8];[FP.$C8])=0;&quot;GreyBoxArrival&quot;;&quot;GreyBox&quot;);IF([FP.R$12]&lt;[FP.R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S$14]=[FP.$A8];IF(MOD([FP.S$12]-[FP.$E8];[FP.$C8])=0;IF([FP.S38]&gt;[FP.$B8];&quot;RedBoxArrival&quot;;&quot;GreenBoxArrival&quot;);IF(OR([FP.S$12]&gt;=[FP.S29];[FP.S38]&gt;[FP.$B8]);&quot;RedBox&quot;;&quot;GreenBox&quot;));(IF([FP.S70]&gt;0;IF(MOD([FP.S$12]-[FP.$E8];[FP.$C8])=0;&quot;GreyBoxArrival&quot;;&quot;GreyBox&quot;);IF([FP.S$12]&lt;[FP.S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T$14]=[FP.$A8];IF(MOD([FP.T$12]-[FP.$E8];[FP.$C8])=0;IF([FP.T38]&gt;[FP.$B8];&quot;RedBoxArrival&quot;;&quot;GreenBoxArrival&quot;);IF(OR([FP.T$12]&gt;=[FP.T29];[FP.T38]&gt;[FP.$B8]);&quot;RedBox&quot;;&quot;GreenBox&quot;));(IF([FP.T70]&gt;0;IF(MOD([FP.T$12]-[FP.$E8];[FP.$C8])=0;&quot;GreyBoxArrival&quot;;&quot;GreyBox&quot;);IF([FP.T$12]&lt;[FP.T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U$14]=[FP.$A8];IF(MOD([FP.U$12]-[FP.$E8];[FP.$C8])=0;IF([FP.U38]&gt;[FP.$B8];&quot;RedBoxArrival&quot;;&quot;GreenBoxArrival&quot;);IF(OR([FP.U$12]&gt;=[FP.U29];[FP.U38]&gt;[FP.$B8]);&quot;RedBox&quot;;&quot;GreenBox&quot;));(IF([FP.U70]&gt;0;IF(MOD([FP.U$12]-[FP.$E8];[FP.$C8])=0;&quot;GreyBoxArrival&quot;;&quot;GreyBox&quot;);IF([FP.U$12]&lt;[FP.U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V$14]=[FP.$A8];IF(MOD([FP.V$12]-[FP.$E8];[FP.$C8])=0;IF([FP.V38]&gt;[FP.$B8];&quot;RedBoxArrival&quot;;&quot;GreenBoxArrival&quot;);IF(OR([FP.V$12]&gt;=[FP.V29];[FP.V38]&gt;[FP.$B8]);&quot;RedBox&quot;;&quot;GreenBox&quot;));(IF([FP.V70]&gt;0;IF(MOD([FP.V$12]-[FP.$E8];[FP.$C8])=0;&quot;GreyBoxArrival&quot;;&quot;GreyBox&quot;);IF([FP.V$12]&lt;[FP.V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W$14]=[FP.$A8];IF(MOD([FP.W$12]-[FP.$E8];[FP.$C8])=0;IF([FP.W38]&gt;[FP.$B8];&quot;RedBoxArrival&quot;;&quot;GreenBoxArrival&quot;);IF(OR([FP.W$12]&gt;=[FP.W29];[FP.W38]&gt;[FP.$B8]);&quot;RedBox&quot;;&quot;GreenBox&quot;));(IF([FP.W70]&gt;0;IF(MOD([FP.W$12]-[FP.$E8];[FP.$C8])=0;&quot;GreyBoxArrival&quot;;&quot;GreyBox&quot;);IF([FP.W$12]&lt;[FP.W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X$14]=[FP.$A8];IF(MOD([FP.X$12]-[FP.$E8];[FP.$C8])=0;IF([FP.X38]&gt;[FP.$B8];&quot;RedBoxArrival&quot;;&quot;GreenBoxArrival&quot;);IF(OR([FP.X$12]&gt;=[FP.X29];[FP.X38]&gt;[FP.$B8]);&quot;RedBox&quot;;&quot;GreenBox&quot;));(IF([FP.X70]&gt;0;IF(MOD([FP.X$12]-[FP.$E8];[FP.$C8])=0;&quot;GreyBoxArrival&quot;;&quot;GreyBox&quot;);IF([FP.X$12]&lt;[FP.X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Y$14]=[FP.$A8];IF(MOD([FP.Y$12]-[FP.$E8];[FP.$C8])=0;IF([FP.Y38]&gt;[FP.$B8];&quot;RedBoxArrival&quot;;&quot;GreenBoxArrival&quot;);IF(OR([FP.Y$12]&gt;=[FP.Y29];[FP.Y38]&gt;[FP.$B8]);&quot;RedBox&quot;;&quot;GreenBox&quot;));(IF([FP.Y70]&gt;0;IF(MOD([FP.Y$12]-[FP.$E8];[FP.$C8])=0;&quot;GreyBoxArrival&quot;;&quot;GreyBox&quot;);IF([FP.Y$12]&lt;[FP.Y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Z$14]=[FP.$A8];IF(MOD([FP.Z$12]-[FP.$E8];[FP.$C8])=0;IF([FP.Z38]&gt;[FP.$B8];&quot;RedBoxArrival&quot;;&quot;GreenBoxArrival&quot;);IF(OR([FP.Z$12]&gt;=[FP.Z29];[FP.Z38]&gt;[FP.$B8]);&quot;RedBox&quot;;&quot;GreenBox&quot;));(IF([FP.Z70]&gt;0;IF(MOD([FP.Z$12]-[FP.$E8];[FP.$C8])=0;&quot;GreyBoxArrival&quot;;&quot;GreyBox&quot;);IF([FP.Z$12]&lt;[FP.Z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A$14]=[FP.$A8];IF(MOD([FP.AA$12]-[FP.$E8];[FP.$C8])=0;IF([FP.AA38]&gt;[FP.$B8];&quot;RedBoxArrival&quot;;&quot;GreenBoxArrival&quot;);IF(OR([FP.AA$12]&gt;=[FP.AA29];[FP.AA38]&gt;[FP.$B8]);&quot;RedBox&quot;;&quot;GreenBox&quot;));(IF([FP.AA70]&gt;0;IF(MOD([FP.AA$12]-[FP.$E8];[FP.$C8])=0;&quot;GreyBoxArrival&quot;;&quot;GreyBox&quot;);IF([FP.AA$12]&lt;[FP.AA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B$14]=[FP.$A8];IF(MOD([FP.AB$12]-[FP.$E8];[FP.$C8])=0;IF([FP.AB38]&gt;[FP.$B8];&quot;RedBoxArrival&quot;;&quot;GreenBoxArrival&quot;);IF(OR([FP.AB$12]&gt;=[FP.AB29];[FP.AB38]&gt;[FP.$B8]);&quot;RedBox&quot;;&quot;GreenBox&quot;));(IF([FP.AB70]&gt;0;IF(MOD([FP.AB$12]-[FP.$E8];[FP.$C8])=0;&quot;GreyBoxArrival&quot;;&quot;GreyBox&quot;);IF([FP.AB$12]&lt;[FP.AB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C$14]=[FP.$A8];IF(MOD([FP.AC$12]-[FP.$E8];[FP.$C8])=0;IF([FP.AC38]&gt;[FP.$B8];&quot;RedBoxArrival&quot;;&quot;GreenBoxArrival&quot;);IF(OR([FP.AC$12]&gt;=[FP.AC29];[FP.AC38]&gt;[FP.$B8]);&quot;RedBox&quot;;&quot;GreenBox&quot;));(IF([FP.AC70]&gt;0;IF(MOD([FP.AC$12]-[FP.$E8];[FP.$C8])=0;&quot;GreyBoxArrival&quot;;&quot;GreyBox&quot;);IF([FP.AC$12]&lt;[FP.AC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D$14]=[FP.$A8];IF(MOD([FP.AD$12]-[FP.$E8];[FP.$C8])=0;IF([FP.AD38]&gt;[FP.$B8];&quot;RedBoxArrival&quot;;&quot;GreenBoxArrival&quot;);IF(OR([FP.AD$12]&gt;=[FP.AD29];[FP.AD38]&gt;[FP.$B8]);&quot;RedBox&quot;;&quot;GreenBox&quot;));(IF([FP.AD70]&gt;0;IF(MOD([FP.AD$12]-[FP.$E8];[FP.$C8])=0;&quot;GreyBoxArrival&quot;;&quot;GreyBox&quot;);IF([FP.AD$12]&lt;[FP.AD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E$14]=[FP.$A8];IF(MOD([FP.AE$12]-[FP.$E8];[FP.$C8])=0;IF([FP.AE38]&gt;[FP.$B8];&quot;RedBoxArrival&quot;;&quot;GreenBoxArrival&quot;);IF(OR([FP.AE$12]&gt;=[FP.AE29];[FP.AE38]&gt;[FP.$B8]);&quot;RedBox&quot;;&quot;GreenBox&quot;));(IF([FP.AE70]&gt;0;IF(MOD([FP.AE$12]-[FP.$E8];[FP.$C8])=0;&quot;GreyBoxArrival&quot;;&quot;GreyBox&quot;);IF([FP.AE$12]&lt;[FP.AE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F$14]=[FP.$A8];IF(MOD([FP.AF$12]-[FP.$E8];[FP.$C8])=0;IF([FP.AF38]&gt;[FP.$B8];&quot;RedBoxArrival&quot;;&quot;GreenBoxArrival&quot;);IF(OR([FP.AF$12]&gt;=[FP.AF29];[FP.AF38]&gt;[FP.$B8]);&quot;RedBox&quot;;&quot;GreenBox&quot;));(IF([FP.AF70]&gt;0;IF(MOD([FP.AF$12]-[FP.$E8];[FP.$C8])=0;&quot;GreyBoxArrival&quot;;&quot;GreyBox&quot;);IF([FP.AF$12]&lt;[FP.AF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G$14]=[FP.$A8];IF(MOD([FP.AG$12]-[FP.$E8];[FP.$C8])=0;IF([FP.AG38]&gt;[FP.$B8];&quot;RedBoxArrival&quot;;&quot;GreenBoxArrival&quot;);IF(OR([FP.AG$12]&gt;=[FP.AG29];[FP.AG38]&gt;[FP.$B8]);&quot;RedBox&quot;;&quot;GreenBox&quot;));(IF([FP.AG70]&gt;0;IF(MOD([FP.AG$12]-[FP.$E8];[FP.$C8])=0;&quot;GreyBoxArrival&quot;;&quot;GreyBox&quot;);IF([FP.AG$12]&lt;[FP.AG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H$14]=[FP.$A8];IF(MOD([FP.AH$12]-[FP.$E8];[FP.$C8])=0;IF([FP.AH38]&gt;[FP.$B8];&quot;RedBoxArrival&quot;;&quot;GreenBoxArrival&quot;);IF(OR([FP.AH$12]&gt;=[FP.AH29];[FP.AH38]&gt;[FP.$B8]);&quot;RedBox&quot;;&quot;GreenBox&quot;));(IF([FP.AH70]&gt;0;IF(MOD([FP.AH$12]-[FP.$E8];[FP.$C8])=0;&quot;GreyBoxArrival&quot;;&quot;GreyBox&quot;);IF([FP.AH$12]&lt;[FP.AH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I$14]=[FP.$A8];IF(MOD([FP.AI$12]-[FP.$E8];[FP.$C8])=0;IF([FP.AI38]&gt;[FP.$B8];&quot;RedBoxArrival&quot;;&quot;GreenBoxArrival&quot;);IF(OR([FP.AI$12]&gt;=[FP.AI29];[FP.AI38]&gt;[FP.$B8]);&quot;RedBox&quot;;&quot;GreenBox&quot;));(IF([FP.AI70]&gt;0;IF(MOD([FP.AI$12]-[FP.$E8];[FP.$C8])=0;&quot;GreyBoxArrival&quot;;&quot;GreyBox&quot;);IF([FP.AI$12]&lt;[FP.AI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J$14]=[FP.$A8];IF(MOD([FP.AJ$12]-[FP.$E8];[FP.$C8])=0;IF([FP.AJ38]&gt;[FP.$B8];&quot;RedBoxArrival&quot;;&quot;GreenBoxArrival&quot;);IF(OR([FP.AJ$12]&gt;=[FP.AJ29];[FP.AJ38]&gt;[FP.$B8]);&quot;RedBox&quot;;&quot;GreenBox&quot;));(IF([FP.AJ70]&gt;0;IF(MOD([FP.AJ$12]-[FP.$E8];[FP.$C8])=0;&quot;GreyBoxArrival&quot;;&quot;GreyBox&quot;);IF([FP.AJ$12]&lt;[FP.AJ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K$14]=[FP.$A8];IF(MOD([FP.AK$12]-[FP.$E8];[FP.$C8])=0;IF([FP.AK38]&gt;[FP.$B8];&quot;RedBoxArrival&quot;;&quot;GreenBoxArrival&quot;);IF(OR([FP.AK$12]&gt;=[FP.AK29];[FP.AK38]&gt;[FP.$B8]);&quot;RedBox&quot;;&quot;GreenBox&quot;));(IF([FP.AK70]&gt;0;IF(MOD([FP.AK$12]-[FP.$E8];[FP.$C8])=0;&quot;GreyBoxArrival&quot;;&quot;GreyBox&quot;);IF([FP.AK$12]&lt;[FP.AK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L$14]=[FP.$A8];IF(MOD([FP.AL$12]-[FP.$E8];[FP.$C8])=0;IF([FP.AL38]&gt;[FP.$B8];&quot;RedBoxArrival&quot;;&quot;GreenBoxArrival&quot;);IF(OR([FP.AL$12]&gt;=[FP.AL29];[FP.AL38]&gt;[FP.$B8]);&quot;RedBox&quot;;&quot;GreenBox&quot;));(IF([FP.AL70]&gt;0;IF(MOD([FP.AL$12]-[FP.$E8];[FP.$C8])=0;&quot;GreyBoxArrival&quot;;&quot;GreyBox&quot;);IF([FP.AL$12]&lt;[FP.AL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M$14]=[FP.$A8];IF(MOD([FP.AM$12]-[FP.$E8];[FP.$C8])=0;IF([FP.AM38]&gt;[FP.$B8];&quot;RedBoxArrival&quot;;&quot;GreenBoxArrival&quot;);IF(OR([FP.AM$12]&gt;=[FP.AM29];[FP.AM38]&gt;[FP.$B8]);&quot;RedBox&quot;;&quot;GreenBox&quot;));(IF([FP.AM70]&gt;0;IF(MOD([FP.AM$12]-[FP.$E8];[FP.$C8])=0;&quot;GreyBoxArrival&quot;;&quot;GreyBox&quot;);IF([FP.AM$12]&lt;[FP.AM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N$14]=[FP.$A8];IF(MOD([FP.AN$12]-[FP.$E8];[FP.$C8])=0;IF([FP.AN38]&gt;[FP.$B8];&quot;RedBoxArrival&quot;;&quot;GreenBoxArrival&quot;);IF(OR([FP.AN$12]&gt;=[FP.AN29];[FP.AN38]&gt;[FP.$B8]);&quot;RedBox&quot;;&quot;GreenBox&quot;));(IF([FP.AN70]&gt;0;IF(MOD([FP.AN$12]-[FP.$E8];[FP.$C8])=0;&quot;GreyBoxArrival&quot;;&quot;GreyBox&quot;);IF([FP.AN$12]&lt;[FP.AN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O$14]=[FP.$A8];IF(MOD([FP.AO$12]-[FP.$E8];[FP.$C8])=0;IF([FP.AO38]&gt;[FP.$B8];&quot;RedBoxArrival&quot;;&quot;GreenBoxArrival&quot;);IF(OR([FP.AO$12]&gt;=[FP.AO29];[FP.AO38]&gt;[FP.$B8]);&quot;RedBox&quot;;&quot;GreenBox&quot;));(IF([FP.AO70]&gt;0;IF(MOD([FP.AO$12]-[FP.$E8];[FP.$C8])=0;&quot;GreyBoxArrival&quot;;&quot;GreyBox&quot;);IF([FP.AO$12]&lt;[FP.AO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P$14]=[FP.$A8];IF(MOD([FP.AP$12]-[FP.$E8];[FP.$C8])=0;IF([FP.AP38]&gt;[FP.$B8];&quot;RedBoxArrival&quot;;&quot;GreenBoxArrival&quot;);IF(OR([FP.AP$12]&gt;=[FP.AP29];[FP.AP38]&gt;[FP.$B8]);&quot;RedBox&quot;;&quot;GreenBox&quot;));(IF([FP.AP70]&gt;0;IF(MOD([FP.AP$12]-[FP.$E8];[FP.$C8])=0;&quot;GreyBoxArrival&quot;;&quot;GreyBox&quot;);IF([FP.AP$12]&lt;[FP.AP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Q$14]=[FP.$A8];IF(MOD([FP.AQ$12]-[FP.$E8];[FP.$C8])=0;IF([FP.AQ38]&gt;[FP.$B8];&quot;RedBoxArrival&quot;;&quot;GreenBoxArrival&quot;);IF(OR([FP.AQ$12]&gt;=[FP.AQ29];[FP.AQ38]&gt;[FP.$B8]);&quot;RedBox&quot;;&quot;GreenBox&quot;));(IF([FP.AQ70]&gt;0;IF(MOD([FP.AQ$12]-[FP.$E8];[FP.$C8])=0;&quot;GreyBoxArrival&quot;;&quot;GreyBox&quot;);IF([FP.AQ$12]&lt;[FP.AQ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R$14]=[FP.$A8];IF(MOD([FP.AR$12]-[FP.$E8];[FP.$C8])=0;IF([FP.AR38]&gt;[FP.$B8];&quot;RedBoxArrival&quot;;&quot;GreenBoxArrival&quot;);IF(OR([FP.AR$12]&gt;=[FP.AR29];[FP.AR38]&gt;[FP.$B8]);&quot;RedBox&quot;;&quot;GreenBox&quot;));(IF([FP.AR70]&gt;0;IF(MOD([FP.AR$12]-[FP.$E8];[FP.$C8])=0;&quot;GreyBoxArrival&quot;;&quot;GreyBox&quot;);IF([FP.AR$12]&lt;[FP.AR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S$14]=[FP.$A8];IF(MOD([FP.AS$12]-[FP.$E8];[FP.$C8])=0;IF([FP.AS38]&gt;[FP.$B8];&quot;RedBoxArrival&quot;;&quot;GreenBoxArrival&quot;);IF(OR([FP.AS$12]&gt;=[FP.AS29];[FP.AS38]&gt;[FP.$B8]);&quot;RedBox&quot;;&quot;GreenBox&quot;));(IF([FP.AS70]&gt;0;IF(MOD([FP.AS$12]-[FP.$E8];[FP.$C8])=0;&quot;GreyBoxArrival&quot;;&quot;GreyBox&quot;);IF([FP.AS$12]&lt;[FP.AS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T$14]=[FP.$A8];IF(MOD([FP.AT$12]-[FP.$E8];[FP.$C8])=0;IF([FP.AT38]&gt;[FP.$B8];&quot;RedBoxArrival&quot;;&quot;GreenBoxArrival&quot;);IF(OR([FP.AT$12]&gt;=[FP.AT29];[FP.AT38]&gt;[FP.$B8]);&quot;RedBox&quot;;&quot;GreenBox&quot;));(IF([FP.AT70]&gt;0;IF(MOD([FP.AT$12]-[FP.$E8];[FP.$C8])=0;&quot;GreyBoxArrival&quot;;&quot;GreyBox&quot;);IF([FP.AT$12]&lt;[FP.AT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U$14]=[FP.$A8];IF(MOD([FP.AU$12]-[FP.$E8];[FP.$C8])=0;IF([FP.AU38]&gt;[FP.$B8];&quot;RedBoxArrival&quot;;&quot;GreenBoxArrival&quot;);IF(OR([FP.AU$12]&gt;=[FP.AU29];[FP.AU38]&gt;[FP.$B8]);&quot;RedBox&quot;;&quot;GreenBox&quot;));(IF([FP.AU70]&gt;0;IF(MOD([FP.AU$12]-[FP.$E8];[FP.$C8])=0;&quot;GreyBoxArrival&quot;;&quot;GreyBox&quot;);IF([FP.AU$12]&lt;[FP.AU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V$14]=[FP.$A8];IF(MOD([FP.AV$12]-[FP.$E8];[FP.$C8])=0;IF([FP.AV38]&gt;[FP.$B8];&quot;RedBoxArrival&quot;;&quot;GreenBoxArrival&quot;);IF(OR([FP.AV$12]&gt;=[FP.AV29];[FP.AV38]&gt;[FP.$B8]);&quot;RedBox&quot;;&quot;GreenBox&quot;));(IF([FP.AV70]&gt;0;IF(MOD([FP.AV$12]-[FP.$E8];[FP.$C8])=0;&quot;GreyBoxArrival&quot;;&quot;GreyBox&quot;);IF([FP.AV$12]&lt;[FP.AV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W$14]=[FP.$A8];IF(MOD([FP.AW$12]-[FP.$E8];[FP.$C8])=0;IF([FP.AW38]&gt;[FP.$B8];&quot;RedBoxArrival&quot;;&quot;GreenBoxArrival&quot;);IF(OR([FP.AW$12]&gt;=[FP.AW29];[FP.AW38]&gt;[FP.$B8]);&quot;RedBox&quot;;&quot;GreenBox&quot;));(IF([FP.AW70]&gt;0;IF(MOD([FP.AW$12]-[FP.$E8];[FP.$C8])=0;&quot;GreyBoxArrival&quot;;&quot;GreyBox&quot;);IF([FP.AW$12]&lt;[FP.AW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X$14]=[FP.$A8];IF(MOD([FP.AX$12]-[FP.$E8];[FP.$C8])=0;IF([FP.AX38]&gt;[FP.$B8];&quot;RedBoxArrival&quot;;&quot;GreenBoxArrival&quot;);IF(OR([FP.AX$12]&gt;=[FP.AX29];[FP.AX38]&gt;[FP.$B8]);&quot;RedBox&quot;;&quot;GreenBox&quot;));(IF([FP.AX70]&gt;0;IF(MOD([FP.AX$12]-[FP.$E8];[FP.$C8])=0;&quot;GreyBoxArrival&quot;;&quot;GreyBox&quot;);IF([FP.AX$12]&lt;[FP.AX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Y$14]=[FP.$A8];IF(MOD([FP.AY$12]-[FP.$E8];[FP.$C8])=0;IF([FP.AY38]&gt;[FP.$B8];&quot;RedBoxArrival&quot;;&quot;GreenBoxArrival&quot;);IF(OR([FP.AY$12]&gt;=[FP.AY29];[FP.AY38]&gt;[FP.$B8]);&quot;RedBox&quot;;&quot;GreenBox&quot;));(IF([FP.AY70]&gt;0;IF(MOD([FP.AY$12]-[FP.$E8];[FP.$C8])=0;&quot;GreyBoxArrival&quot;;&quot;GreyBox&quot;);IF([FP.AY$12]&lt;[FP.AY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Z$14]=[FP.$A8];IF(MOD([FP.AZ$12]-[FP.$E8];[FP.$C8])=0;IF([FP.AZ38]&gt;[FP.$B8];&quot;RedBoxArrival&quot;;&quot;GreenBoxArrival&quot;);IF(OR([FP.AZ$12]&gt;=[FP.AZ29];[FP.AZ38]&gt;[FP.$B8]);&quot;RedBox&quot;;&quot;GreenBox&quot;));(IF([FP.AZ70]&gt;0;IF(MOD([FP.AZ$12]-[FP.$E8];[FP.$C8])=0;&quot;GreyBoxArrival&quot;;&quot;GreyBox&quot;);IF([FP.AZ$12]&lt;[FP.AZ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A$14]=[FP.$A8];IF(MOD([FP.BA$12]-[FP.$E8];[FP.$C8])=0;IF([FP.BA38]&gt;[FP.$B8];&quot;RedBoxArrival&quot;;&quot;GreenBoxArrival&quot;);IF(OR([FP.BA$12]&gt;=[FP.BA29];[FP.BA38]&gt;[FP.$B8]);&quot;RedBox&quot;;&quot;GreenBox&quot;));(IF([FP.BA70]&gt;0;IF(MOD([FP.BA$12]-[FP.$E8];[FP.$C8])=0;&quot;GreyBoxArrival&quot;;&quot;GreyBox&quot;);IF([FP.BA$12]&lt;[FP.BA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B$14]=[FP.$A8];IF(MOD([FP.BB$12]-[FP.$E8];[FP.$C8])=0;IF([FP.BB38]&gt;[FP.$B8];&quot;RedBoxArrival&quot;;&quot;GreenBoxArrival&quot;);IF(OR([FP.BB$12]&gt;=[FP.BB29];[FP.BB38]&gt;[FP.$B8]);&quot;RedBox&quot;;&quot;GreenBox&quot;));(IF([FP.BB70]&gt;0;IF(MOD([FP.BB$12]-[FP.$E8];[FP.$C8])=0;&quot;GreyBoxArrival&quot;;&quot;GreyBox&quot;);IF([FP.BB$12]&lt;[FP.BB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C$14]=[FP.$A8];IF(MOD([FP.BC$12]-[FP.$E8];[FP.$C8])=0;IF([FP.BC38]&gt;[FP.$B8];&quot;RedBoxArrival&quot;;&quot;GreenBoxArrival&quot;);IF(OR([FP.BC$12]&gt;=[FP.BC29];[FP.BC38]&gt;[FP.$B8]);&quot;RedBox&quot;;&quot;GreenBox&quot;));(IF([FP.BC70]&gt;0;IF(MOD([FP.BC$12]-[FP.$E8];[FP.$C8])=0;&quot;GreyBoxArrival&quot;;&quot;GreyBox&quot;);IF([FP.BC$12]&lt;[FP.BC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D$14]=[FP.$A8];IF(MOD([FP.BD$12]-[FP.$E8];[FP.$C8])=0;IF([FP.BD38]&gt;[FP.$B8];&quot;RedBoxArrival&quot;;&quot;GreenBoxArrival&quot;);IF(OR([FP.BD$12]&gt;=[FP.BD29];[FP.BD38]&gt;[FP.$B8]);&quot;RedBox&quot;;&quot;GreenBox&quot;));(IF([FP.BD70]&gt;0;IF(MOD([FP.BD$12]-[FP.$E8];[FP.$C8])=0;&quot;GreyBoxArrival&quot;;&quot;GreyBox&quot;);IF([FP.BD$12]&lt;[FP.BD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E$14]=[FP.$A8];IF(MOD([FP.BE$12]-[FP.$E8];[FP.$C8])=0;IF([FP.BE38]&gt;[FP.$B8];&quot;RedBoxArrival&quot;;&quot;GreenBoxArrival&quot;);IF(OR([FP.BE$12]&gt;=[FP.BE29];[FP.BE38]&gt;[FP.$B8]);&quot;RedBox&quot;;&quot;GreenBox&quot;));(IF([FP.BE70]&gt;0;IF(MOD([FP.BE$12]-[FP.$E8];[FP.$C8])=0;&quot;GreyBoxArrival&quot;;&quot;GreyBox&quot;);IF([FP.BE$12]&lt;[FP.BE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F$14]=[FP.$A8];IF(MOD([FP.BF$12]-[FP.$E8];[FP.$C8])=0;IF([FP.BF38]&gt;[FP.$B8];&quot;RedBoxArrival&quot;;&quot;GreenBoxArrival&quot;);IF(OR([FP.BF$12]&gt;=[FP.BF29];[FP.BF38]&gt;[FP.$B8]);&quot;RedBox&quot;;&quot;GreenBox&quot;));(IF([FP.BF70]&gt;0;IF(MOD([FP.BF$12]-[FP.$E8];[FP.$C8])=0;&quot;GreyBoxArrival&quot;;&quot;GreyBox&quot;);IF([FP.BF$12]&lt;[FP.BF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G$14]=[FP.$A8];IF(MOD([FP.BG$12]-[FP.$E8];[FP.$C8])=0;IF([FP.BG38]&gt;[FP.$B8];&quot;RedBoxArrival&quot;;&quot;GreenBoxArrival&quot;);IF(OR([FP.BG$12]&gt;=[FP.BG29];[FP.BG38]&gt;[FP.$B8]);&quot;RedBox&quot;;&quot;GreenBox&quot;));(IF([FP.BG70]&gt;0;IF(MOD([FP.BG$12]-[FP.$E8];[FP.$C8])=0;&quot;GreyBoxArrival&quot;;&quot;GreyBox&quot;);IF([FP.BG$12]&lt;[FP.BG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H$14]=[FP.$A8];IF(MOD([FP.BH$12]-[FP.$E8];[FP.$C8])=0;IF([FP.BH38]&gt;[FP.$B8];&quot;RedBoxArrival&quot;;&quot;GreenBoxArrival&quot;);IF(OR([FP.BH$12]&gt;=[FP.BH29];[FP.BH38]&gt;[FP.$B8]);&quot;RedBox&quot;;&quot;GreenBox&quot;));(IF([FP.BH70]&gt;0;IF(MOD([FP.BH$12]-[FP.$E8];[FP.$C8])=0;&quot;GreyBoxArrival&quot;;&quot;GreyBox&quot;);IF([FP.BH$12]&lt;[FP.BH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I$14]=[FP.$A8];IF(MOD([FP.BI$12]-[FP.$E8];[FP.$C8])=0;IF([FP.BI38]&gt;[FP.$B8];&quot;RedBoxArrival&quot;;&quot;GreenBoxArrival&quot;);IF(OR([FP.BI$12]&gt;=[FP.BI29];[FP.BI38]&gt;[FP.$B8]);&quot;RedBox&quot;;&quot;GreenBox&quot;));(IF([FP.BI70]&gt;0;IF(MOD([FP.BI$12]-[FP.$E8];[FP.$C8])=0;&quot;GreyBoxArrival&quot;;&quot;GreyBox&quot;);IF([FP.BI$12]&lt;[FP.BI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J$14]=[FP.$A8];IF(MOD([FP.BJ$12]-[FP.$E8];[FP.$C8])=0;IF([FP.BJ38]&gt;[FP.$B8];&quot;RedBoxArrival&quot;;&quot;GreenBoxArrival&quot;);IF(OR([FP.BJ$12]&gt;=[FP.BJ29];[FP.BJ38]&gt;[FP.$B8]);&quot;RedBox&quot;;&quot;GreenBox&quot;));(IF([FP.BJ70]&gt;0;IF(MOD([FP.BJ$12]-[FP.$E8];[FP.$C8])=0;&quot;GreyBoxArrival&quot;;&quot;GreyBox&quot;);IF([FP.BJ$12]&lt;[FP.BJ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K$14]=[FP.$A8];IF(MOD([FP.BK$12]-[FP.$E8];[FP.$C8])=0;IF([FP.BK38]&gt;[FP.$B8];&quot;RedBoxArrival&quot;;&quot;GreenBoxArrival&quot;);IF(OR([FP.BK$12]&gt;=[FP.BK29];[FP.BK38]&gt;[FP.$B8]);&quot;RedBox&quot;;&quot;GreenBox&quot;));(IF([FP.BK70]&gt;0;IF(MOD([FP.BK$12]-[FP.$E8];[FP.$C8])=0;&quot;GreyBoxArrival&quot;;&quot;GreyBox&quot;);IF([FP.BK$12]&lt;[FP.BK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L$14]=[FP.$A8];IF(MOD([FP.BL$12]-[FP.$E8];[FP.$C8])=0;IF([FP.BL38]&gt;[FP.$B8];&quot;RedBoxArrival&quot;;&quot;GreenBoxArrival&quot;);IF(OR([FP.BL$12]&gt;=[FP.BL29];[FP.BL38]&gt;[FP.$B8]);&quot;RedBox&quot;;&quot;GreenBox&quot;));(IF([FP.BL70]&gt;0;IF(MOD([FP.BL$12]-[FP.$E8];[FP.$C8])=0;&quot;GreyBoxArrival&quot;;&quot;GreyBox&quot;);IF([FP.BL$12]&lt;[FP.BL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M$14]=[FP.$A8];IF(MOD([FP.BM$12]-[FP.$E8];[FP.$C8])=0;IF([FP.BM38]&gt;[FP.$B8];&quot;RedBoxArrival&quot;;&quot;GreenBoxArrival&quot;);IF(OR([FP.BM$12]&gt;=[FP.BM29];[FP.BM38]&gt;[FP.$B8]);&quot;RedBox&quot;;&quot;GreenBox&quot;));(IF([FP.BM70]&gt;0;IF(MOD([FP.BM$12]-[FP.$E8];[FP.$C8])=0;&quot;GreyBoxArrival&quot;;&quot;GreyBox&quot;);IF([FP.BM$12]&lt;[FP.BM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N$14]=[FP.$A8];IF(MOD([FP.BN$12]-[FP.$E8];[FP.$C8])=0;IF([FP.BN38]&gt;[FP.$B8];&quot;RedBoxArrival&quot;;&quot;GreenBoxArrival&quot;);IF(OR([FP.BN$12]&gt;=[FP.BN29];[FP.BN38]&gt;[FP.$B8]);&quot;RedBox&quot;;&quot;GreenBox&quot;));(IF([FP.BN70]&gt;0;IF(MOD([FP.BN$12]-[FP.$E8];[FP.$C8])=0;&quot;GreyBoxArrival&quot;;&quot;GreyBox&quot;);IF([FP.BN$12]&lt;[FP.BN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O$14]=[FP.$A8];IF(MOD([FP.BO$12]-[FP.$E8];[FP.$C8])=0;IF([FP.BO38]&gt;[FP.$B8];&quot;RedBoxArrival&quot;;&quot;GreenBoxArrival&quot;);IF(OR([FP.BO$12]&gt;=[FP.BO29];[FP.BO38]&gt;[FP.$B8]);&quot;RedBox&quot;;&quot;GreenBox&quot;));(IF([FP.BO70]&gt;0;IF(MOD([FP.BO$12]-[FP.$E8];[FP.$C8])=0;&quot;GreyBoxArrival&quot;;&quot;GreyBox&quot;);IF([FP.BO$12]&lt;[FP.BO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P$14]=[FP.$A8];IF(MOD([FP.BP$12]-[FP.$E8];[FP.$C8])=0;IF([FP.BP38]&gt;[FP.$B8];&quot;RedBoxArrival&quot;;&quot;GreenBoxArrival&quot;);IF(OR([FP.BP$12]&gt;=[FP.BP29];[FP.BP38]&gt;[FP.$B8]);&quot;RedBox&quot;;&quot;GreenBox&quot;));(IF([FP.BP70]&gt;0;IF(MOD([FP.BP$12]-[FP.$E8];[FP.$C8])=0;&quot;GreyBoxArrival&quot;;&quot;GreyBox&quot;);IF([FP.BP$12]&lt;[FP.BP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Q$14]=[FP.$A8];IF(MOD([FP.BQ$12]-[FP.$E8];[FP.$C8])=0;IF([FP.BQ38]&gt;[FP.$B8];&quot;RedBoxArrival&quot;;&quot;GreenBoxArrival&quot;);IF(OR([FP.BQ$12]&gt;=[FP.BQ29];[FP.BQ38]&gt;[FP.$B8]);&quot;RedBox&quot;;&quot;GreenBox&quot;));(IF([FP.BQ70]&gt;0;IF(MOD([FP.BQ$12]-[FP.$E8];[FP.$C8])=0;&quot;GreyBoxArrival&quot;;&quot;GreyBox&quot;);IF([FP.BQ$12]&lt;[FP.BQ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R$14]=[FP.$A8];IF(MOD([FP.BR$12]-[FP.$E8];[FP.$C8])=0;IF([FP.BR38]&gt;[FP.$B8];&quot;RedBoxArrival&quot;;&quot;GreenBoxArrival&quot;);IF(OR([FP.BR$12]&gt;=[FP.BR29];[FP.BR38]&gt;[FP.$B8]);&quot;RedBox&quot;;&quot;GreenBox&quot;));(IF([FP.BR70]&gt;0;IF(MOD([FP.BR$12]-[FP.$E8];[FP.$C8])=0;&quot;GreyBoxArrival&quot;;&quot;GreyBox&quot;);IF([FP.BR$12]&lt;[FP.BR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S$14]=[FP.$A8];IF(MOD([FP.BS$12]-[FP.$E8];[FP.$C8])=0;IF([FP.BS38]&gt;[FP.$B8];&quot;RedBoxArrival&quot;;&quot;GreenBoxArrival&quot;);IF(OR([FP.BS$12]&gt;=[FP.BS29];[FP.BS38]&gt;[FP.$B8]);&quot;RedBox&quot;;&quot;GreenBox&quot;));(IF([FP.BS70]&gt;0;IF(MOD([FP.BS$12]-[FP.$E8];[FP.$C8])=0;&quot;GreyBoxArrival&quot;;&quot;GreyBox&quot;);IF([FP.BS$12]&lt;[FP.BS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T$14]=[FP.$A8];IF(MOD([FP.BT$12]-[FP.$E8];[FP.$C8])=0;IF([FP.BT38]&gt;[FP.$B8];&quot;RedBoxArrival&quot;;&quot;GreenBoxArrival&quot;);IF(OR([FP.BT$12]&gt;=[FP.BT29];[FP.BT38]&gt;[FP.$B8]);&quot;RedBox&quot;;&quot;GreenBox&quot;));(IF([FP.BT70]&gt;0;IF(MOD([FP.BT$12]-[FP.$E8];[FP.$C8])=0;&quot;GreyBoxArrival&quot;;&quot;GreyBox&quot;);IF([FP.BT$12]&lt;[FP.BT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U$14]=[FP.$A8];IF(MOD([FP.BU$12]-[FP.$E8];[FP.$C8])=0;IF([FP.BU38]&gt;[FP.$B8];&quot;RedBoxArrival&quot;;&quot;GreenBoxArrival&quot;);IF(OR([FP.BU$12]&gt;=[FP.BU29];[FP.BU38]&gt;[FP.$B8]);&quot;RedBox&quot;;&quot;GreenBox&quot;));(IF([FP.BU70]&gt;0;IF(MOD([FP.BU$12]-[FP.$E8];[FP.$C8])=0;&quot;GreyBoxArrival&quot;;&quot;GreyBox&quot;);IF([FP.BU$12]&lt;[FP.BU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V$14]=[FP.$A8];IF(MOD([FP.BV$12]-[FP.$E8];[FP.$C8])=0;IF([FP.BV38]&gt;[FP.$B8];&quot;RedBoxArrival&quot;;&quot;GreenBoxArrival&quot;);IF(OR([FP.BV$12]&gt;=[FP.BV29];[FP.BV38]&gt;[FP.$B8]);&quot;RedBox&quot;;&quot;GreenBox&quot;));(IF([FP.BV70]&gt;0;IF(MOD([FP.BV$12]-[FP.$E8];[FP.$C8])=0;&quot;GreyBoxArrival&quot;;&quot;GreyBox&quot;);IF([FP.BV$12]&lt;[FP.BV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W$14]=[FP.$A8];IF(MOD([FP.BW$12]-[FP.$E8];[FP.$C8])=0;IF([FP.BW38]&gt;[FP.$B8];&quot;RedBoxArrival&quot;;&quot;GreenBoxArrival&quot;);IF(OR([FP.BW$12]&gt;=[FP.BW29];[FP.BW38]&gt;[FP.$B8]);&quot;RedBox&quot;;&quot;GreenBox&quot;));(IF([FP.BW70]&gt;0;IF(MOD([FP.BW$12]-[FP.$E8];[FP.$C8])=0;&quot;GreyBoxArrival&quot;;&quot;GreyBox&quot;);IF([FP.BW$12]&lt;[FP.BW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X$14]=[FP.$A8];IF(MOD([FP.BX$12]-[FP.$E8];[FP.$C8])=0;IF([FP.BX38]&gt;[FP.$B8];&quot;RedBoxArrival&quot;;&quot;GreenBoxArrival&quot;);IF(OR([FP.BX$12]&gt;=[FP.BX29];[FP.BX38]&gt;[FP.$B8]);&quot;RedBox&quot;;&quot;GreenBox&quot;));(IF([FP.BX70]&gt;0;IF(MOD([FP.BX$12]-[FP.$E8];[FP.$C8])=0;&quot;GreyBoxArrival&quot;;&quot;GreyBox&quot;);IF([FP.BX$12]&lt;[FP.BX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Y$14]=[FP.$A8];IF(MOD([FP.BY$12]-[FP.$E8];[FP.$C8])=0;IF([FP.BY38]&gt;[FP.$B8];&quot;RedBoxArrival&quot;;&quot;GreenBoxArrival&quot;);IF(OR([FP.BY$12]&gt;=[FP.BY29];[FP.BY38]&gt;[FP.$B8]);&quot;RedBox&quot;;&quot;GreenBox&quot;));(IF([FP.BY70]&gt;0;IF(MOD([FP.BY$12]-[FP.$E8];[FP.$C8])=0;&quot;GreyBoxArrival&quot;;&quot;GreyBox&quot;);IF([FP.BY$12]&lt;[FP.BY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Z$14]=[FP.$A8];IF(MOD([FP.BZ$12]-[FP.$E8];[FP.$C8])=0;IF([FP.BZ38]&gt;[FP.$B8];&quot;RedBoxArrival&quot;;&quot;GreenBoxArrival&quot;);IF(OR([FP.BZ$12]&gt;=[FP.BZ29];[FP.BZ38]&gt;[FP.$B8]);&quot;RedBox&quot;;&quot;GreenBox&quot;));(IF([FP.BZ70]&gt;0;IF(MOD([FP.BZ$12]-[FP.$E8];[FP.$C8])=0;&quot;GreyBoxArrival&quot;;&quot;GreyBox&quot;);IF([FP.BZ$12]&lt;[FP.BZ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A$14]=[FP.$A8];IF(MOD([FP.CA$12]-[FP.$E8];[FP.$C8])=0;IF([FP.CA38]&gt;[FP.$B8];&quot;RedBoxArrival&quot;;&quot;GreenBoxArrival&quot;);IF(OR([FP.CA$12]&gt;=[FP.CA29];[FP.CA38]&gt;[FP.$B8]);&quot;RedBox&quot;;&quot;GreenBox&quot;));(IF([FP.CA70]&gt;0;IF(MOD([FP.CA$12]-[FP.$E8];[FP.$C8])=0;&quot;GreyBoxArrival&quot;;&quot;GreyBox&quot;);IF([FP.CA$12]&lt;[FP.CA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B$14]=[FP.$A8];IF(MOD([FP.CB$12]-[FP.$E8];[FP.$C8])=0;IF([FP.CB38]&gt;[FP.$B8];&quot;RedBoxArrival&quot;;&quot;GreenBoxArrival&quot;);IF(OR([FP.CB$12]&gt;=[FP.CB29];[FP.CB38]&gt;[FP.$B8]);&quot;RedBox&quot;;&quot;GreenBox&quot;));(IF([FP.CB70]&gt;0;IF(MOD([FP.CB$12]-[FP.$E8];[FP.$C8])=0;&quot;GreyBoxArrival&quot;;&quot;GreyBox&quot;);IF([FP.CB$12]&lt;[FP.CB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C$14]=[FP.$A8];IF(MOD([FP.CC$12]-[FP.$E8];[FP.$C8])=0;IF([FP.CC38]&gt;[FP.$B8];&quot;RedBoxArrival&quot;;&quot;GreenBoxArrival&quot;);IF(OR([FP.CC$12]&gt;=[FP.CC29];[FP.CC38]&gt;[FP.$B8]);&quot;RedBox&quot;;&quot;GreenBox&quot;));(IF([FP.CC70]&gt;0;IF(MOD([FP.CC$12]-[FP.$E8];[FP.$C8])=0;&quot;GreyBoxArrival&quot;;&quot;GreyBox&quot;);IF([FP.CC$12]&lt;[FP.CC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D$14]=[FP.$A8];IF(MOD([FP.CD$12]-[FP.$E8];[FP.$C8])=0;IF([FP.CD38]&gt;[FP.$B8];&quot;RedBoxArrival&quot;;&quot;GreenBoxArrival&quot;);IF(OR([FP.CD$12]&gt;=[FP.CD29];[FP.CD38]&gt;[FP.$B8]);&quot;RedBox&quot;;&quot;GreenBox&quot;));(IF([FP.CD70]&gt;0;IF(MOD([FP.CD$12]-[FP.$E8];[FP.$C8])=0;&quot;GreyBoxArrival&quot;;&quot;GreyBox&quot;);IF([FP.CD$12]&lt;[FP.CD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E$14]=[FP.$A8];IF(MOD([FP.CE$12]-[FP.$E8];[FP.$C8])=0;IF([FP.CE38]&gt;[FP.$B8];&quot;RedBoxArrival&quot;;&quot;GreenBoxArrival&quot;);IF(OR([FP.CE$12]&gt;=[FP.CE29];[FP.CE38]&gt;[FP.$B8]);&quot;RedBox&quot;;&quot;GreenBox&quot;));(IF([FP.CE70]&gt;0;IF(MOD([FP.CE$12]-[FP.$E8];[FP.$C8])=0;&quot;GreyBoxArrival&quot;;&quot;GreyBox&quot;);IF([FP.CE$12]&lt;[FP.CE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F$14]=[FP.$A8];IF(MOD([FP.CF$12]-[FP.$E8];[FP.$C8])=0;IF([FP.CF38]&gt;[FP.$B8];&quot;RedBoxArrival&quot;;&quot;GreenBoxArrival&quot;);IF(OR([FP.CF$12]&gt;=[FP.CF29];[FP.CF38]&gt;[FP.$B8]);&quot;RedBox&quot;;&quot;GreenBox&quot;));(IF([FP.CF70]&gt;0;IF(MOD([FP.CF$12]-[FP.$E8];[FP.$C8])=0;&quot;GreyBoxArrival&quot;;&quot;GreyBox&quot;);IF([FP.CF$12]&lt;[FP.CF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G$14]=[FP.$A8];IF(MOD([FP.CG$12]-[FP.$E8];[FP.$C8])=0;IF([FP.CG38]&gt;[FP.$B8];&quot;RedBoxArrival&quot;;&quot;GreenBoxArrival&quot;);IF(OR([FP.CG$12]&gt;=[FP.CG29];[FP.CG38]&gt;[FP.$B8]);&quot;RedBox&quot;;&quot;GreenBox&quot;));(IF([FP.CG70]&gt;0;IF(MOD([FP.CG$12]-[FP.$E8];[FP.$C8])=0;&quot;GreyBoxArrival&quot;;&quot;GreyBox&quot;);IF([FP.CG$12]&lt;[FP.CG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H$14]=[FP.$A8];IF(MOD([FP.CH$12]-[FP.$E8];[FP.$C8])=0;IF([FP.CH38]&gt;[FP.$B8];&quot;RedBoxArrival&quot;;&quot;GreenBoxArrival&quot;);IF(OR([FP.CH$12]&gt;=[FP.CH29];[FP.CH38]&gt;[FP.$B8]);&quot;RedBox&quot;;&quot;GreenBox&quot;));(IF([FP.CH70]&gt;0;IF(MOD([FP.CH$12]-[FP.$E8];[FP.$C8])=0;&quot;GreyBoxArrival&quot;;&quot;GreyBox&quot;);IF([FP.CH$12]&lt;[FP.CH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I$14]=[FP.$A8];IF(MOD([FP.CI$12]-[FP.$E8];[FP.$C8])=0;IF([FP.CI38]&gt;[FP.$B8];&quot;RedBoxArrival&quot;;&quot;GreenBoxArrival&quot;);IF(OR([FP.CI$12]&gt;=[FP.CI29];[FP.CI38]&gt;[FP.$B8]);&quot;RedBox&quot;;&quot;GreenBox&quot;));(IF([FP.CI70]&gt;0;IF(MOD([FP.CI$12]-[FP.$E8];[FP.$C8])=0;&quot;GreyBoxArrival&quot;;&quot;GreyBox&quot;);IF([FP.CI$12]&lt;[FP.CI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J$14]=[FP.$A8];IF(MOD([FP.CJ$12]-[FP.$E8];[FP.$C8])=0;IF([FP.CJ38]&gt;[FP.$B8];&quot;RedBoxArrival&quot;;&quot;GreenBoxArrival&quot;);IF(OR([FP.CJ$12]&gt;=[FP.CJ29];[FP.CJ38]&gt;[FP.$B8]);&quot;RedBox&quot;;&quot;GreenBox&quot;));(IF([FP.CJ70]&gt;0;IF(MOD([FP.CJ$12]-[FP.$E8];[FP.$C8])=0;&quot;GreyBoxArrival&quot;;&quot;GreyBox&quot;);IF([FP.CJ$12]&lt;[FP.CJ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K$14]=[FP.$A8];IF(MOD([FP.CK$12]-[FP.$E8];[FP.$C8])=0;IF([FP.CK38]&gt;[FP.$B8];&quot;RedBoxArrival&quot;;&quot;GreenBoxArrival&quot;);IF(OR([FP.CK$12]&gt;=[FP.CK29];[FP.CK38]&gt;[FP.$B8]);&quot;RedBox&quot;;&quot;GreenBox&quot;));(IF([FP.CK70]&gt;0;IF(MOD([FP.CK$12]-[FP.$E8];[FP.$C8])=0;&quot;GreyBoxArrival&quot;;&quot;GreyBox&quot;);IF([FP.CK$12]&lt;[FP.CK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L$14]=[FP.$A8];IF(MOD([FP.CL$12]-[FP.$E8];[FP.$C8])=0;IF([FP.CL38]&gt;[FP.$B8];&quot;RedBoxArrival&quot;;&quot;GreenBoxArrival&quot;);IF(OR([FP.CL$12]&gt;=[FP.CL29];[FP.CL38]&gt;[FP.$B8]);&quot;RedBox&quot;;&quot;GreenBox&quot;));(IF([FP.CL70]&gt;0;IF(MOD([FP.CL$12]-[FP.$E8];[FP.$C8])=0;&quot;GreyBoxArrival&quot;;&quot;GreyBox&quot;);IF([FP.CL$12]&lt;[FP.CL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M$14]=[FP.$A8];IF(MOD([FP.CM$12]-[FP.$E8];[FP.$C8])=0;IF([FP.CM38]&gt;[FP.$B8];&quot;RedBoxArrival&quot;;&quot;GreenBoxArrival&quot;);IF(OR([FP.CM$12]&gt;=[FP.CM29];[FP.CM38]&gt;[FP.$B8]);&quot;RedBox&quot;;&quot;GreenBox&quot;));(IF([FP.CM70]&gt;0;IF(MOD([FP.CM$12]-[FP.$E8];[FP.$C8])=0;&quot;GreyBoxArrival&quot;;&quot;GreyBox&quot;);IF([FP.CM$12]&lt;[FP.CM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N$14]=[FP.$A8];IF(MOD([FP.CN$12]-[FP.$E8];[FP.$C8])=0;IF([FP.CN38]&gt;[FP.$B8];&quot;RedBoxArrival&quot;;&quot;GreenBoxArrival&quot;);IF(OR([FP.CN$12]&gt;=[FP.CN29];[FP.CN38]&gt;[FP.$B8]);&quot;RedBox&quot;;&quot;GreenBox&quot;));(IF([FP.CN70]&gt;0;IF(MOD([FP.CN$12]-[FP.$E8];[FP.$C8])=0;&quot;GreyBoxArrival&quot;;&quot;GreyBox&quot;);IF([FP.CN$12]&lt;[FP.CN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O$14]=[FP.$A8];IF(MOD([FP.CO$12]-[FP.$E8];[FP.$C8])=0;IF([FP.CO38]&gt;[FP.$B8];&quot;RedBoxArrival&quot;;&quot;GreenBoxArrival&quot;);IF(OR([FP.CO$12]&gt;=[FP.CO29];[FP.CO38]&gt;[FP.$B8]);&quot;RedBox&quot;;&quot;GreenBox&quot;));(IF([FP.CO70]&gt;0;IF(MOD([FP.CO$12]-[FP.$E8];[FP.$C8])=0;&quot;GreyBoxArrival&quot;;&quot;GreyBox&quot;);IF([FP.CO$12]&lt;[FP.CO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P$14]=[FP.$A8];IF(MOD([FP.CP$12]-[FP.$E8];[FP.$C8])=0;IF([FP.CP38]&gt;[FP.$B8];&quot;RedBoxArrival&quot;;&quot;GreenBoxArrival&quot;);IF(OR([FP.CP$12]&gt;=[FP.CP29];[FP.CP38]&gt;[FP.$B8]);&quot;RedBox&quot;;&quot;GreenBox&quot;));(IF([FP.CP70]&gt;0;IF(MOD([FP.CP$12]-[FP.$E8];[FP.$C8])=0;&quot;GreyBoxArrival&quot;;&quot;GreyBox&quot;);IF([FP.CP$12]&lt;[FP.CP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Q$14]=[FP.$A8];IF(MOD([FP.CQ$12]-[FP.$E8];[FP.$C8])=0;IF([FP.CQ38]&gt;[FP.$B8];&quot;RedBoxArrival&quot;;&quot;GreenBoxArrival&quot;);IF(OR([FP.CQ$12]&gt;=[FP.CQ29];[FP.CQ38]&gt;[FP.$B8]);&quot;RedBox&quot;;&quot;GreenBox&quot;));(IF([FP.CQ70]&gt;0;IF(MOD([FP.CQ$12]-[FP.$E8];[FP.$C8])=0;&quot;GreyBoxArrival&quot;;&quot;GreyBox&quot;);IF([FP.CQ$12]&lt;[FP.CQ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R$14]=[FP.$A8];IF(MOD([FP.CR$12]-[FP.$E8];[FP.$C8])=0;IF([FP.CR38]&gt;[FP.$B8];&quot;RedBoxArrival&quot;;&quot;GreenBoxArrival&quot;);IF(OR([FP.CR$12]&gt;=[FP.CR29];[FP.CR38]&gt;[FP.$B8]);&quot;RedBox&quot;;&quot;GreenBox&quot;));(IF([FP.CR70]&gt;0;IF(MOD([FP.CR$12]-[FP.$E8];[FP.$C8])=0;&quot;GreyBoxArrival&quot;;&quot;GreyBox&quot;);IF([FP.CR$12]&lt;[FP.CR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S$14]=[FP.$A8];IF(MOD([FP.CS$12]-[FP.$E8];[FP.$C8])=0;IF([FP.CS38]&gt;[FP.$B8];&quot;RedBoxArrival&quot;;&quot;GreenBoxArrival&quot;);IF(OR([FP.CS$12]&gt;=[FP.CS29];[FP.CS38]&gt;[FP.$B8]);&quot;RedBox&quot;;&quot;GreenBox&quot;));(IF([FP.CS70]&gt;0;IF(MOD([FP.CS$12]-[FP.$E8];[FP.$C8])=0;&quot;GreyBoxArrival&quot;;&quot;GreyBox&quot;);IF([FP.CS$12]&lt;[FP.CS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T$14]=[FP.$A8];IF(MOD([FP.CT$12]-[FP.$E8];[FP.$C8])=0;IF([FP.CT38]&gt;[FP.$B8];&quot;RedBoxArrival&quot;;&quot;GreenBoxArrival&quot;);IF(OR([FP.CT$12]&gt;=[FP.CT29];[FP.CT38]&gt;[FP.$B8]);&quot;RedBox&quot;;&quot;GreenBox&quot;));(IF([FP.CT70]&gt;0;IF(MOD([FP.CT$12]-[FP.$E8];[FP.$C8])=0;&quot;GreyBoxArrival&quot;;&quot;GreyBox&quot;);IF([FP.CT$12]&lt;[FP.CT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U$14]=[FP.$A8];IF(MOD([FP.CU$12]-[FP.$E8];[FP.$C8])=0;IF([FP.CU38]&gt;[FP.$B8];&quot;RedBoxArrival&quot;;&quot;GreenBoxArrival&quot;);IF(OR([FP.CU$12]&gt;=[FP.CU29];[FP.CU38]&gt;[FP.$B8]);&quot;RedBox&quot;;&quot;GreenBox&quot;));(IF([FP.CU70]&gt;0;IF(MOD([FP.CU$12]-[FP.$E8];[FP.$C8])=0;&quot;GreyBoxArrival&quot;;&quot;GreyBox&quot;);IF([FP.CU$12]&lt;[FP.CU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V$14]=[FP.$A8];IF(MOD([FP.CV$12]-[FP.$E8];[FP.$C8])=0;IF([FP.CV38]&gt;[FP.$B8];&quot;RedBoxArrival&quot;;&quot;GreenBoxArrival&quot;);IF(OR([FP.CV$12]&gt;=[FP.CV29];[FP.CV38]&gt;[FP.$B8]);&quot;RedBox&quot;;&quot;GreenBox&quot;));(IF([FP.CV70]&gt;0;IF(MOD([FP.CV$12]-[FP.$E8];[FP.$C8])=0;&quot;GreyBoxArrival&quot;;&quot;GreyBox&quot;);IF([FP.CV$12]&lt;[FP.CV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W$14]=[FP.$A8];IF(MOD([FP.CW$12]-[FP.$E8];[FP.$C8])=0;IF([FP.CW38]&gt;[FP.$B8];&quot;RedBoxArrival&quot;;&quot;GreenBoxArrival&quot;);IF(OR([FP.CW$12]&gt;=[FP.CW29];[FP.CW38]&gt;[FP.$B8]);&quot;RedBox&quot;;&quot;GreenBox&quot;));(IF([FP.CW70]&gt;0;IF(MOD([FP.CW$12]-[FP.$E8];[FP.$C8])=0;&quot;GreyBoxArrival&quot;;&quot;GreyBox&quot;);IF([FP.CW$12]&lt;[FP.CW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X$14]=[FP.$A8];IF(MOD([FP.CX$12]-[FP.$E8];[FP.$C8])=0;IF([FP.CX38]&gt;[FP.$B8];&quot;RedBoxArrival&quot;;&quot;GreenBoxArrival&quot;);IF(OR([FP.CX$12]&gt;=[FP.CX29];[FP.CX38]&gt;[FP.$B8]);&quot;RedBox&quot;;&quot;GreenBox&quot;));(IF([FP.CX70]&gt;0;IF(MOD([FP.CX$12]-[FP.$E8];[FP.$C8])=0;&quot;GreyBoxArrival&quot;;&quot;GreyBox&quot;);IF([FP.CX$12]&lt;[FP.CX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Y$14]=[FP.$A8];IF(MOD([FP.CY$12]-[FP.$E8];[FP.$C8])=0;IF([FP.CY38]&gt;[FP.$B8];&quot;RedBoxArrival&quot;;&quot;GreenBoxArrival&quot;);IF(OR([FP.CY$12]&gt;=[FP.CY29];[FP.CY38]&gt;[FP.$B8]);&quot;RedBox&quot;;&quot;GreenBox&quot;));(IF([FP.CY70]&gt;0;IF(MOD([FP.CY$12]-[FP.$E8];[FP.$C8])=0;&quot;GreyBoxArrival&quot;;&quot;GreyBox&quot;);IF([FP.CY$12]&lt;[FP.CY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Z$14]=[FP.$A8];IF(MOD([FP.CZ$12]-[FP.$E8];[FP.$C8])=0;IF([FP.CZ38]&gt;[FP.$B8];&quot;RedBoxArrival&quot;;&quot;GreenBoxArrival&quot;);IF(OR([FP.CZ$12]&gt;=[FP.CZ29];[FP.CZ38]&gt;[FP.$B8]);&quot;RedBox&quot;;&quot;GreenBox&quot;));(IF([FP.CZ70]&gt;0;IF(MOD([FP.CZ$12]-[FP.$E8];[FP.$C8])=0;&quot;GreyBoxArrival&quot;;&quot;GreyBox&quot;);IF([FP.CZ$12]&lt;[FP.CZ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A$14]=[FP.$A8];IF(MOD([FP.DA$12]-[FP.$E8];[FP.$C8])=0;IF([FP.DA38]&gt;[FP.$B8];&quot;RedBoxArrival&quot;;&quot;GreenBoxArrival&quot;);IF(OR([FP.DA$12]&gt;=[FP.DA29];[FP.DA38]&gt;[FP.$B8]);&quot;RedBox&quot;;&quot;GreenBox&quot;));(IF([FP.DA70]&gt;0;IF(MOD([FP.DA$12]-[FP.$E8];[FP.$C8])=0;&quot;GreyBoxArrival&quot;;&quot;GreyBox&quot;);IF([FP.DA$12]&lt;[FP.DA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B$14]=[FP.$A8];IF(MOD([FP.DB$12]-[FP.$E8];[FP.$C8])=0;IF([FP.DB38]&gt;[FP.$B8];&quot;RedBoxArrival&quot;;&quot;GreenBoxArrival&quot;);IF(OR([FP.DB$12]&gt;=[FP.DB29];[FP.DB38]&gt;[FP.$B8]);&quot;RedBox&quot;;&quot;GreenBox&quot;));(IF([FP.DB70]&gt;0;IF(MOD([FP.DB$12]-[FP.$E8];[FP.$C8])=0;&quot;GreyBoxArrival&quot;;&quot;GreyBox&quot;);IF([FP.DB$12]&lt;[FP.DB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C$14]=[FP.$A8];IF(MOD([FP.DC$12]-[FP.$E8];[FP.$C8])=0;IF([FP.DC38]&gt;[FP.$B8];&quot;RedBoxArrival&quot;;&quot;GreenBoxArrival&quot;);IF(OR([FP.DC$12]&gt;=[FP.DC29];[FP.DC38]&gt;[FP.$B8]);&quot;RedBox&quot;;&quot;GreenBox&quot;));(IF([FP.DC70]&gt;0;IF(MOD([FP.DC$12]-[FP.$E8];[FP.$C8])=0;&quot;GreyBoxArrival&quot;;&quot;GreyBox&quot;);IF([FP.DC$12]&lt;[FP.DC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D$14]=[FP.$A8];IF(MOD([FP.DD$12]-[FP.$E8];[FP.$C8])=0;IF([FP.DD38]&gt;[FP.$B8];&quot;RedBoxArrival&quot;;&quot;GreenBoxArrival&quot;);IF(OR([FP.DD$12]&gt;=[FP.DD29];[FP.DD38]&gt;[FP.$B8]);&quot;RedBox&quot;;&quot;GreenBox&quot;));(IF([FP.DD70]&gt;0;IF(MOD([FP.DD$12]-[FP.$E8];[FP.$C8])=0;&quot;GreyBoxArrival&quot;;&quot;GreyBox&quot;);IF([FP.DD$12]&lt;[FP.DD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E$14]=[FP.$A8];IF(MOD([FP.DE$12]-[FP.$E8];[FP.$C8])=0;IF([FP.DE38]&gt;[FP.$B8];&quot;RedBoxArrival&quot;;&quot;GreenBoxArrival&quot;);IF(OR([FP.DE$12]&gt;=[FP.DE29];[FP.DE38]&gt;[FP.$B8]);&quot;RedBox&quot;;&quot;GreenBox&quot;));(IF([FP.DE70]&gt;0;IF(MOD([FP.DE$12]-[FP.$E8];[FP.$C8])=0;&quot;GreyBoxArrival&quot;;&quot;GreyBox&quot;);IF([FP.DE$12]&lt;[FP.DE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F$14]=[FP.$A8];IF(MOD([FP.DF$12]-[FP.$E8];[FP.$C8])=0;IF([FP.DF38]&gt;[FP.$B8];&quot;RedBoxArrival&quot;;&quot;GreenBoxArrival&quot;);IF(OR([FP.DF$12]&gt;=[FP.DF29];[FP.DF38]&gt;[FP.$B8]);&quot;RedBox&quot;;&quot;GreenBox&quot;));(IF([FP.DF70]&gt;0;IF(MOD([FP.DF$12]-[FP.$E8];[FP.$C8])=0;&quot;GreyBoxArrival&quot;;&quot;GreyBox&quot;);IF([FP.DF$12]&lt;[FP.DF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G$14]=[FP.$A8];IF(MOD([FP.DG$12]-[FP.$E8];[FP.$C8])=0;IF([FP.DG38]&gt;[FP.$B8];&quot;RedBoxArrival&quot;;&quot;GreenBoxArrival&quot;);IF(OR([FP.DG$12]&gt;=[FP.DG29];[FP.DG38]&gt;[FP.$B8]);&quot;RedBox&quot;;&quot;GreenBox&quot;));(IF([FP.DG70]&gt;0;IF(MOD([FP.DG$12]-[FP.$E8];[FP.$C8])=0;&quot;GreyBoxArrival&quot;;&quot;GreyBox&quot;);IF([FP.DG$12]&lt;[FP.DG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H$14]=[FP.$A8];IF(MOD([FP.DH$12]-[FP.$E8];[FP.$C8])=0;IF([FP.DH38]&gt;[FP.$B8];&quot;RedBoxArrival&quot;;&quot;GreenBoxArrival&quot;);IF(OR([FP.DH$12]&gt;=[FP.DH29];[FP.DH38]&gt;[FP.$B8]);&quot;RedBox&quot;;&quot;GreenBox&quot;));(IF([FP.DH70]&gt;0;IF(MOD([FP.DH$12]-[FP.$E8];[FP.$C8])=0;&quot;GreyBoxArrival&quot;;&quot;GreyBox&quot;);IF([FP.DH$12]&lt;[FP.DH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I$14]=[FP.$A8];IF(MOD([FP.DI$12]-[FP.$E8];[FP.$C8])=0;IF([FP.DI38]&gt;[FP.$B8];&quot;RedBoxArrival&quot;;&quot;GreenBoxArrival&quot;);IF(OR([FP.DI$12]&gt;=[FP.DI29];[FP.DI38]&gt;[FP.$B8]);&quot;RedBox&quot;;&quot;GreenBox&quot;));(IF([FP.DI70]&gt;0;IF(MOD([FP.DI$12]-[FP.$E8];[FP.$C8])=0;&quot;GreyBoxArrival&quot;;&quot;GreyBox&quot;);IF([FP.DI$12]&lt;[FP.DI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J$14]=[FP.$A8];IF(MOD([FP.DJ$12]-[FP.$E8];[FP.$C8])=0;IF([FP.DJ38]&gt;[FP.$B8];&quot;RedBoxArrival&quot;;&quot;GreenBoxArrival&quot;);IF(OR([FP.DJ$12]&gt;=[FP.DJ29];[FP.DJ38]&gt;[FP.$B8]);&quot;RedBox&quot;;&quot;GreenBox&quot;));(IF([FP.DJ70]&gt;0;IF(MOD([FP.DJ$12]-[FP.$E8];[FP.$C8])=0;&quot;GreyBoxArrival&quot;;&quot;GreyBox&quot;);IF([FP.DJ$12]&lt;[FP.DJ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K$14]=[FP.$A8];IF(MOD([FP.DK$12]-[FP.$E8];[FP.$C8])=0;IF([FP.DK38]&gt;[FP.$B8];&quot;RedBoxArrival&quot;;&quot;GreenBoxArrival&quot;);IF(OR([FP.DK$12]&gt;=[FP.DK29];[FP.DK38]&gt;[FP.$B8]);&quot;RedBox&quot;;&quot;GreenBox&quot;));(IF([FP.DK70]&gt;0;IF(MOD([FP.DK$12]-[FP.$E8];[FP.$C8])=0;&quot;GreyBoxArrival&quot;;&quot;GreyBox&quot;);IF([FP.DK$12]&lt;[FP.DK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L$14]=[FP.$A8];IF(MOD([FP.DL$12]-[FP.$E8];[FP.$C8])=0;IF([FP.DL38]&gt;[FP.$B8];&quot;RedBoxArrival&quot;;&quot;GreenBoxArrival&quot;);IF(OR([FP.DL$12]&gt;=[FP.DL29];[FP.DL38]&gt;[FP.$B8]);&quot;RedBox&quot;;&quot;GreenBox&quot;));(IF([FP.DL70]&gt;0;IF(MOD([FP.DL$12]-[FP.$E8];[FP.$C8])=0;&quot;GreyBoxArrival&quot;;&quot;GreyBox&quot;);IF([FP.DL$12]&lt;[FP.DL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M$14]=[FP.$A8];IF(MOD([FP.DM$12]-[FP.$E8];[FP.$C8])=0;IF([FP.DM38]&gt;[FP.$B8];&quot;RedBoxArrival&quot;;&quot;GreenBoxArrival&quot;);IF(OR([FP.DM$12]&gt;=[FP.DM29];[FP.DM38]&gt;[FP.$B8]);&quot;RedBox&quot;;&quot;GreenBox&quot;));(IF([FP.DM70]&gt;0;IF(MOD([FP.DM$12]-[FP.$E8];[FP.$C8])=0;&quot;GreyBoxArrival&quot;;&quot;GreyBox&quot;);IF([FP.DM$12]&lt;[FP.DM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N$14]=[FP.$A8];IF(MOD([FP.DN$12]-[FP.$E8];[FP.$C8])=0;IF([FP.DN38]&gt;[FP.$B8];&quot;RedBoxArrival&quot;;&quot;GreenBoxArrival&quot;);IF(OR([FP.DN$12]&gt;=[FP.DN29];[FP.DN38]&gt;[FP.$B8]);&quot;RedBox&quot;;&quot;GreenBox&quot;));(IF([FP.DN70]&gt;0;IF(MOD([FP.DN$12]-[FP.$E8];[FP.$C8])=0;&quot;GreyBoxArrival&quot;;&quot;GreyBox&quot;);IF([FP.DN$12]&lt;[FP.DN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O$14]=[FP.$A8];IF(MOD([FP.DO$12]-[FP.$E8];[FP.$C8])=0;IF([FP.DO38]&gt;[FP.$B8];&quot;RedBoxArrival&quot;;&quot;GreenBoxArrival&quot;);IF(OR([FP.DO$12]&gt;=[FP.DO29];[FP.DO38]&gt;[FP.$B8]);&quot;RedBox&quot;;&quot;GreenBox&quot;));(IF([FP.DO70]&gt;0;IF(MOD([FP.DO$12]-[FP.$E8];[FP.$C8])=0;&quot;GreyBoxArrival&quot;;&quot;GreyBox&quot;);IF([FP.DO$12]&lt;[FP.DO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P$14]=[FP.$A8];IF(MOD([FP.DP$12]-[FP.$E8];[FP.$C8])=0;IF([FP.DP38]&gt;[FP.$B8];&quot;RedBoxArrival&quot;;&quot;GreenBoxArrival&quot;);IF(OR([FP.DP$12]&gt;=[FP.DP29];[FP.DP38]&gt;[FP.$B8]);&quot;RedBox&quot;;&quot;GreenBox&quot;));(IF([FP.DP70]&gt;0;IF(MOD([FP.DP$12]-[FP.$E8];[FP.$C8])=0;&quot;GreyBoxArrival&quot;;&quot;GreyBox&quot;);IF([FP.DP$12]&lt;[FP.DP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Q$14]=[FP.$A8];IF(MOD([FP.DQ$12]-[FP.$E8];[FP.$C8])=0;IF([FP.DQ38]&gt;[FP.$B8];&quot;RedBoxArrival&quot;;&quot;GreenBoxArrival&quot;);IF(OR([FP.DQ$12]&gt;=[FP.DQ29];[FP.DQ38]&gt;[FP.$B8]);&quot;RedBox&quot;;&quot;GreenBox&quot;));(IF([FP.DQ70]&gt;0;IF(MOD([FP.DQ$12]-[FP.$E8];[FP.$C8])=0;&quot;GreyBoxArrival&quot;;&quot;GreyBox&quot;);IF([FP.DQ$12]&lt;[FP.DQ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R$14]=[FP.$A8];IF(MOD([FP.DR$12]-[FP.$E8];[FP.$C8])=0;IF([FP.DR38]&gt;[FP.$B8];&quot;RedBoxArrival&quot;;&quot;GreenBoxArrival&quot;);IF(OR([FP.DR$12]&gt;=[FP.DR29];[FP.DR38]&gt;[FP.$B8]);&quot;RedBox&quot;;&quot;GreenBox&quot;));(IF([FP.DR70]&gt;0;IF(MOD([FP.DR$12]-[FP.$E8];[FP.$C8])=0;&quot;GreyBoxArrival&quot;;&quot;GreyBox&quot;);IF([FP.DR$12]&lt;[FP.DR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S$14]=[FP.$A8];IF(MOD([FP.DS$12]-[FP.$E8];[FP.$C8])=0;IF([FP.DS38]&gt;[FP.$B8];&quot;RedBoxArrival&quot;;&quot;GreenBoxArrival&quot;);IF(OR([FP.DS$12]&gt;=[FP.DS29];[FP.DS38]&gt;[FP.$B8]);&quot;RedBox&quot;;&quot;GreenBox&quot;));(IF([FP.DS70]&gt;0;IF(MOD([FP.DS$12]-[FP.$E8];[FP.$C8])=0;&quot;GreyBoxArrival&quot;;&quot;GreyBox&quot;);IF([FP.DS$12]&lt;[FP.DS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T$14]=[FP.$A8];IF(MOD([FP.DT$12]-[FP.$E8];[FP.$C8])=0;IF([FP.DT38]&gt;[FP.$B8];&quot;RedBoxArrival&quot;;&quot;GreenBoxArrival&quot;);IF(OR([FP.DT$12]&gt;=[FP.DT29];[FP.DT38]&gt;[FP.$B8]);&quot;RedBox&quot;;&quot;GreenBox&quot;));(IF([FP.DT70]&gt;0;IF(MOD([FP.DT$12]-[FP.$E8];[FP.$C8])=0;&quot;GreyBoxArrival&quot;;&quot;GreyBox&quot;);IF([FP.DT$12]&lt;[FP.DT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U$14]=[FP.$A8];IF(MOD([FP.DU$12]-[FP.$E8];[FP.$C8])=0;IF([FP.DU38]&gt;[FP.$B8];&quot;RedBoxArrival&quot;;&quot;GreenBoxArrival&quot;);IF(OR([FP.DU$12]&gt;=[FP.DU29];[FP.DU38]&gt;[FP.$B8]);&quot;RedBox&quot;;&quot;GreenBox&quot;));(IF([FP.DU70]&gt;0;IF(MOD([FP.DU$12]-[FP.$E8];[FP.$C8])=0;&quot;GreyBoxArrival&quot;;&quot;GreyBox&quot;);IF([FP.DU$12]&lt;[FP.DU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V$14]=[FP.$A8];IF(MOD([FP.DV$12]-[FP.$E8];[FP.$C8])=0;IF([FP.DV38]&gt;[FP.$B8];&quot;RedBoxArrival&quot;;&quot;GreenBoxArrival&quot;);IF(OR([FP.DV$12]&gt;=[FP.DV29];[FP.DV38]&gt;[FP.$B8]);&quot;RedBox&quot;;&quot;GreenBox&quot;));(IF([FP.DV70]&gt;0;IF(MOD([FP.DV$12]-[FP.$E8];[FP.$C8])=0;&quot;GreyBoxArrival&quot;;&quot;GreyBox&quot;);IF([FP.DV$12]&lt;[FP.DV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W$14]=[FP.$A8];IF(MOD([FP.DW$12]-[FP.$E8];[FP.$C8])=0;IF([FP.DW38]&gt;[FP.$B8];&quot;RedBoxArrival&quot;;&quot;GreenBoxArrival&quot;);IF(OR([FP.DW$12]&gt;=[FP.DW29];[FP.DW38]&gt;[FP.$B8]);&quot;RedBox&quot;;&quot;GreenBox&quot;));(IF([FP.DW70]&gt;0;IF(MOD([FP.DW$12]-[FP.$E8];[FP.$C8])=0;&quot;GreyBoxArrival&quot;;&quot;GreyBox&quot;);IF([FP.DW$12]&lt;[FP.DW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X$14]=[FP.$A8];IF(MOD([FP.DX$12]-[FP.$E8];[FP.$C8])=0;IF([FP.DX38]&gt;[FP.$B8];&quot;RedBoxArrival&quot;;&quot;GreenBoxArrival&quot;);IF(OR([FP.DX$12]&gt;=[FP.DX29];[FP.DX38]&gt;[FP.$B8]);&quot;RedBox&quot;;&quot;GreenBox&quot;));(IF([FP.DX70]&gt;0;IF(MOD([FP.DX$12]-[FP.$E8];[FP.$C8])=0;&quot;GreyBoxArrival&quot;;&quot;GreyBox&quot;);IF([FP.DX$12]&lt;[FP.DX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Y$14]=[FP.$A8];IF(MOD([FP.DY$12]-[FP.$E8];[FP.$C8])=0;IF([FP.DY38]&gt;[FP.$B8];&quot;RedBoxArrival&quot;;&quot;GreenBoxArrival&quot;);IF(OR([FP.DY$12]&gt;=[FP.DY29];[FP.DY38]&gt;[FP.$B8]);&quot;RedBox&quot;;&quot;GreenBox&quot;));(IF([FP.DY70]&gt;0;IF(MOD([FP.DY$12]-[FP.$E8];[FP.$C8])=0;&quot;GreyBoxArrival&quot;;&quot;GreyBox&quot;);IF([FP.DY$12]&lt;[FP.DY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Z$14]=[FP.$A8];IF(MOD([FP.DZ$12]-[FP.$E8];[FP.$C8])=0;IF([FP.DZ38]&gt;[FP.$B8];&quot;RedBoxArrival&quot;;&quot;GreenBoxArrival&quot;);IF(OR([FP.DZ$12]&gt;=[FP.DZ29];[FP.DZ38]&gt;[FP.$B8]);&quot;RedBox&quot;;&quot;GreenBox&quot;));(IF([FP.DZ70]&gt;0;IF(MOD([FP.DZ$12]-[FP.$E8];[FP.$C8])=0;&quot;GreyBoxArrival&quot;;&quot;GreyBox&quot;);IF([FP.DZ$12]&lt;[FP.DZ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EA$14]=[FP.$A8];IF(MOD([FP.EA$12]-[FP.$E8];[FP.$C8])=0;IF([FP.EA38]&gt;[FP.$B8];&quot;RedBoxArrival&quot;;&quot;GreenBoxArrival&quot;);IF(OR([FP.EA$12]&gt;=[FP.EA29];[FP.EA38]&gt;[FP.$B8]);&quot;RedBox&quot;;&quot;GreenBox&quot;));(IF([FP.EA70]&gt;0;IF(MOD([FP.EA$12]-[FP.$E8];[FP.$C8])=0;&quot;GreyBoxArrival&quot;;&quot;GreyBox&quot;);IF([FP.EA$12]&lt;[FP.EA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EB$14]=[FP.$A8];IF(MOD([FP.EB$12]-[FP.$E8];[FP.$C8])=0;IF([FP.EB38]&gt;[FP.$B8];&quot;RedBoxArrival&quot;;&quot;GreenBoxArrival&quot;);IF(OR([FP.EB$12]&gt;=[FP.EB29];[FP.EB38]&gt;[FP.$B8]);&quot;RedBox&quot;;&quot;GreenBox&quot;));(IF([FP.EB70]&gt;0;IF(MOD([FP.EB$12]-[FP.$E8];[FP.$C8])=0;&quot;GreyBoxArrival&quot;;&quot;GreyBox&quot;);IF([FP.EB$12]&lt;[FP.EB29];&quot;BeforeDeadline&quot;;&quot;WhiteBox&quot;)))))" office:value-type="float" office:value="0" calcext:value-type="float">
            <text:p>0</text:p>
          </table:table-cell>
        </table:table-row>
        <table:table-row table:style-name="ro1" table:visibility="collapse">
          <table:table-cell table:style-name="ce5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formula="of:=[FP.B9]/[FP.C9]" office:value-type="float" office:value="0" calcext:value-type="float">
            <text:p>0</text:p>
          </table:table-cell>
          <table:table-cell table:number-columns-repeated="2"/>
          <table:table-cell table:style-name="BeforeDeadline" table:formula="of:=+ORG.OPENOFFICE.STYLE(IF([FP.J$14]=[FP.$A9];IF(MOD([FP.J$12]-[FP.$E9];[FP.$C9])=0;IF([FP.J39]&gt;[FP.$B9];&quot;RedBoxArrival&quot;;&quot;GreenBoxArrival&quot;);IF(OR([FP.J$12]&gt;=[FP.J30];[FP.J39]&gt;[FP.$B9]);&quot;RedBox&quot;;&quot;GreenBox&quot;));(IF([FP.J71]&gt;0;IF(MOD([FP.J$12]-[FP.$E9];[FP.$C9])=0;&quot;GreyBoxArrival&quot;;&quot;GreyBox&quot;);IF([FP.J$12]&lt;[FP.J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K$14]=[FP.$A9];IF(MOD([FP.K$12]-[FP.$E9];[FP.$C9])=0;IF([FP.K39]&gt;[FP.$B9];&quot;RedBoxArrival&quot;;&quot;GreenBoxArrival&quot;);IF(OR([FP.K$12]&gt;=[FP.K30];[FP.K39]&gt;[FP.$B9]);&quot;RedBox&quot;;&quot;GreenBox&quot;));(IF([FP.K71]&gt;0;IF(MOD([FP.K$12]-[FP.$E9];[FP.$C9])=0;&quot;GreyBoxArrival&quot;;&quot;GreyBox&quot;);IF([FP.K$12]&lt;[FP.K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L$14]=[FP.$A9];IF(MOD([FP.L$12]-[FP.$E9];[FP.$C9])=0;IF([FP.L39]&gt;[FP.$B9];&quot;RedBoxArrival&quot;;&quot;GreenBoxArrival&quot;);IF(OR([FP.L$12]&gt;=[FP.L30];[FP.L39]&gt;[FP.$B9]);&quot;RedBox&quot;;&quot;GreenBox&quot;));(IF([FP.L71]&gt;0;IF(MOD([FP.L$12]-[FP.$E9];[FP.$C9])=0;&quot;GreyBoxArrival&quot;;&quot;GreyBox&quot;);IF([FP.L$12]&lt;[FP.L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M$14]=[FP.$A9];IF(MOD([FP.M$12]-[FP.$E9];[FP.$C9])=0;IF([FP.M39]&gt;[FP.$B9];&quot;RedBoxArrival&quot;;&quot;GreenBoxArrival&quot;);IF(OR([FP.M$12]&gt;=[FP.M30];[FP.M39]&gt;[FP.$B9]);&quot;RedBox&quot;;&quot;GreenBox&quot;));(IF([FP.M71]&gt;0;IF(MOD([FP.M$12]-[FP.$E9];[FP.$C9])=0;&quot;GreyBoxArrival&quot;;&quot;GreyBox&quot;);IF([FP.M$12]&lt;[FP.M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N$14]=[FP.$A9];IF(MOD([FP.N$12]-[FP.$E9];[FP.$C9])=0;IF([FP.N39]&gt;[FP.$B9];&quot;RedBoxArrival&quot;;&quot;GreenBoxArrival&quot;);IF(OR([FP.N$12]&gt;=[FP.N30];[FP.N39]&gt;[FP.$B9]);&quot;RedBox&quot;;&quot;GreenBox&quot;));(IF([FP.N71]&gt;0;IF(MOD([FP.N$12]-[FP.$E9];[FP.$C9])=0;&quot;GreyBoxArrival&quot;;&quot;GreyBox&quot;);IF([FP.N$12]&lt;[FP.N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O$14]=[FP.$A9];IF(MOD([FP.O$12]-[FP.$E9];[FP.$C9])=0;IF([FP.O39]&gt;[FP.$B9];&quot;RedBoxArrival&quot;;&quot;GreenBoxArrival&quot;);IF(OR([FP.O$12]&gt;=[FP.O30];[FP.O39]&gt;[FP.$B9]);&quot;RedBox&quot;;&quot;GreenBox&quot;));(IF([FP.O71]&gt;0;IF(MOD([FP.O$12]-[FP.$E9];[FP.$C9])=0;&quot;GreyBoxArrival&quot;;&quot;GreyBox&quot;);IF([FP.O$12]&lt;[FP.O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P$14]=[FP.$A9];IF(MOD([FP.P$12]-[FP.$E9];[FP.$C9])=0;IF([FP.P39]&gt;[FP.$B9];&quot;RedBoxArrival&quot;;&quot;GreenBoxArrival&quot;);IF(OR([FP.P$12]&gt;=[FP.P30];[FP.P39]&gt;[FP.$B9]);&quot;RedBox&quot;;&quot;GreenBox&quot;));(IF([FP.P71]&gt;0;IF(MOD([FP.P$12]-[FP.$E9];[FP.$C9])=0;&quot;GreyBoxArrival&quot;;&quot;GreyBox&quot;);IF([FP.P$12]&lt;[FP.P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Q$14]=[FP.$A9];IF(MOD([FP.Q$12]-[FP.$E9];[FP.$C9])=0;IF([FP.Q39]&gt;[FP.$B9];&quot;RedBoxArrival&quot;;&quot;GreenBoxArrival&quot;);IF(OR([FP.Q$12]&gt;=[FP.Q30];[FP.Q39]&gt;[FP.$B9]);&quot;RedBox&quot;;&quot;GreenBox&quot;));(IF([FP.Q71]&gt;0;IF(MOD([FP.Q$12]-[FP.$E9];[FP.$C9])=0;&quot;GreyBoxArrival&quot;;&quot;GreyBox&quot;);IF([FP.Q$12]&lt;[FP.Q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R$14]=[FP.$A9];IF(MOD([FP.R$12]-[FP.$E9];[FP.$C9])=0;IF([FP.R39]&gt;[FP.$B9];&quot;RedBoxArrival&quot;;&quot;GreenBoxArrival&quot;);IF(OR([FP.R$12]&gt;=[FP.R30];[FP.R39]&gt;[FP.$B9]);&quot;RedBox&quot;;&quot;GreenBox&quot;));(IF([FP.R71]&gt;0;IF(MOD([FP.R$12]-[FP.$E9];[FP.$C9])=0;&quot;GreyBoxArrival&quot;;&quot;GreyBox&quot;);IF([FP.R$12]&lt;[FP.R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S$14]=[FP.$A9];IF(MOD([FP.S$12]-[FP.$E9];[FP.$C9])=0;IF([FP.S39]&gt;[FP.$B9];&quot;RedBoxArrival&quot;;&quot;GreenBoxArrival&quot;);IF(OR([FP.S$12]&gt;=[FP.S30];[FP.S39]&gt;[FP.$B9]);&quot;RedBox&quot;;&quot;GreenBox&quot;));(IF([FP.S71]&gt;0;IF(MOD([FP.S$12]-[FP.$E9];[FP.$C9])=0;&quot;GreyBoxArrival&quot;;&quot;GreyBox&quot;);IF([FP.S$12]&lt;[FP.S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T$14]=[FP.$A9];IF(MOD([FP.T$12]-[FP.$E9];[FP.$C9])=0;IF([FP.T39]&gt;[FP.$B9];&quot;RedBoxArrival&quot;;&quot;GreenBoxArrival&quot;);IF(OR([FP.T$12]&gt;=[FP.T30];[FP.T39]&gt;[FP.$B9]);&quot;RedBox&quot;;&quot;GreenBox&quot;));(IF([FP.T71]&gt;0;IF(MOD([FP.T$12]-[FP.$E9];[FP.$C9])=0;&quot;GreyBoxArrival&quot;;&quot;GreyBox&quot;);IF([FP.T$12]&lt;[FP.T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U$14]=[FP.$A9];IF(MOD([FP.U$12]-[FP.$E9];[FP.$C9])=0;IF([FP.U39]&gt;[FP.$B9];&quot;RedBoxArrival&quot;;&quot;GreenBoxArrival&quot;);IF(OR([FP.U$12]&gt;=[FP.U30];[FP.U39]&gt;[FP.$B9]);&quot;RedBox&quot;;&quot;GreenBox&quot;));(IF([FP.U71]&gt;0;IF(MOD([FP.U$12]-[FP.$E9];[FP.$C9])=0;&quot;GreyBoxArrival&quot;;&quot;GreyBox&quot;);IF([FP.U$12]&lt;[FP.U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V$14]=[FP.$A9];IF(MOD([FP.V$12]-[FP.$E9];[FP.$C9])=0;IF([FP.V39]&gt;[FP.$B9];&quot;RedBoxArrival&quot;;&quot;GreenBoxArrival&quot;);IF(OR([FP.V$12]&gt;=[FP.V30];[FP.V39]&gt;[FP.$B9]);&quot;RedBox&quot;;&quot;GreenBox&quot;));(IF([FP.V71]&gt;0;IF(MOD([FP.V$12]-[FP.$E9];[FP.$C9])=0;&quot;GreyBoxArrival&quot;;&quot;GreyBox&quot;);IF([FP.V$12]&lt;[FP.V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W$14]=[FP.$A9];IF(MOD([FP.W$12]-[FP.$E9];[FP.$C9])=0;IF([FP.W39]&gt;[FP.$B9];&quot;RedBoxArrival&quot;;&quot;GreenBoxArrival&quot;);IF(OR([FP.W$12]&gt;=[FP.W30];[FP.W39]&gt;[FP.$B9]);&quot;RedBox&quot;;&quot;GreenBox&quot;));(IF([FP.W71]&gt;0;IF(MOD([FP.W$12]-[FP.$E9];[FP.$C9])=0;&quot;GreyBoxArrival&quot;;&quot;GreyBox&quot;);IF([FP.W$12]&lt;[FP.W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X$14]=[FP.$A9];IF(MOD([FP.X$12]-[FP.$E9];[FP.$C9])=0;IF([FP.X39]&gt;[FP.$B9];&quot;RedBoxArrival&quot;;&quot;GreenBoxArrival&quot;);IF(OR([FP.X$12]&gt;=[FP.X30];[FP.X39]&gt;[FP.$B9]);&quot;RedBox&quot;;&quot;GreenBox&quot;));(IF([FP.X71]&gt;0;IF(MOD([FP.X$12]-[FP.$E9];[FP.$C9])=0;&quot;GreyBoxArrival&quot;;&quot;GreyBox&quot;);IF([FP.X$12]&lt;[FP.X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Y$14]=[FP.$A9];IF(MOD([FP.Y$12]-[FP.$E9];[FP.$C9])=0;IF([FP.Y39]&gt;[FP.$B9];&quot;RedBoxArrival&quot;;&quot;GreenBoxArrival&quot;);IF(OR([FP.Y$12]&gt;=[FP.Y30];[FP.Y39]&gt;[FP.$B9]);&quot;RedBox&quot;;&quot;GreenBox&quot;));(IF([FP.Y71]&gt;0;IF(MOD([FP.Y$12]-[FP.$E9];[FP.$C9])=0;&quot;GreyBoxArrival&quot;;&quot;GreyBox&quot;);IF([FP.Y$12]&lt;[FP.Y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Z$14]=[FP.$A9];IF(MOD([FP.Z$12]-[FP.$E9];[FP.$C9])=0;IF([FP.Z39]&gt;[FP.$B9];&quot;RedBoxArrival&quot;;&quot;GreenBoxArrival&quot;);IF(OR([FP.Z$12]&gt;=[FP.Z30];[FP.Z39]&gt;[FP.$B9]);&quot;RedBox&quot;;&quot;GreenBox&quot;));(IF([FP.Z71]&gt;0;IF(MOD([FP.Z$12]-[FP.$E9];[FP.$C9])=0;&quot;GreyBoxArrival&quot;;&quot;GreyBox&quot;);IF([FP.Z$12]&lt;[FP.Z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A$14]=[FP.$A9];IF(MOD([FP.AA$12]-[FP.$E9];[FP.$C9])=0;IF([FP.AA39]&gt;[FP.$B9];&quot;RedBoxArrival&quot;;&quot;GreenBoxArrival&quot;);IF(OR([FP.AA$12]&gt;=[FP.AA30];[FP.AA39]&gt;[FP.$B9]);&quot;RedBox&quot;;&quot;GreenBox&quot;));(IF([FP.AA71]&gt;0;IF(MOD([FP.AA$12]-[FP.$E9];[FP.$C9])=0;&quot;GreyBoxArrival&quot;;&quot;GreyBox&quot;);IF([FP.AA$12]&lt;[FP.AA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B$14]=[FP.$A9];IF(MOD([FP.AB$12]-[FP.$E9];[FP.$C9])=0;IF([FP.AB39]&gt;[FP.$B9];&quot;RedBoxArrival&quot;;&quot;GreenBoxArrival&quot;);IF(OR([FP.AB$12]&gt;=[FP.AB30];[FP.AB39]&gt;[FP.$B9]);&quot;RedBox&quot;;&quot;GreenBox&quot;));(IF([FP.AB71]&gt;0;IF(MOD([FP.AB$12]-[FP.$E9];[FP.$C9])=0;&quot;GreyBoxArrival&quot;;&quot;GreyBox&quot;);IF([FP.AB$12]&lt;[FP.AB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C$14]=[FP.$A9];IF(MOD([FP.AC$12]-[FP.$E9];[FP.$C9])=0;IF([FP.AC39]&gt;[FP.$B9];&quot;RedBoxArrival&quot;;&quot;GreenBoxArrival&quot;);IF(OR([FP.AC$12]&gt;=[FP.AC30];[FP.AC39]&gt;[FP.$B9]);&quot;RedBox&quot;;&quot;GreenBox&quot;));(IF([FP.AC71]&gt;0;IF(MOD([FP.AC$12]-[FP.$E9];[FP.$C9])=0;&quot;GreyBoxArrival&quot;;&quot;GreyBox&quot;);IF([FP.AC$12]&lt;[FP.AC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D$14]=[FP.$A9];IF(MOD([FP.AD$12]-[FP.$E9];[FP.$C9])=0;IF([FP.AD39]&gt;[FP.$B9];&quot;RedBoxArrival&quot;;&quot;GreenBoxArrival&quot;);IF(OR([FP.AD$12]&gt;=[FP.AD30];[FP.AD39]&gt;[FP.$B9]);&quot;RedBox&quot;;&quot;GreenBox&quot;));(IF([FP.AD71]&gt;0;IF(MOD([FP.AD$12]-[FP.$E9];[FP.$C9])=0;&quot;GreyBoxArrival&quot;;&quot;GreyBox&quot;);IF([FP.AD$12]&lt;[FP.AD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E$14]=[FP.$A9];IF(MOD([FP.AE$12]-[FP.$E9];[FP.$C9])=0;IF([FP.AE39]&gt;[FP.$B9];&quot;RedBoxArrival&quot;;&quot;GreenBoxArrival&quot;);IF(OR([FP.AE$12]&gt;=[FP.AE30];[FP.AE39]&gt;[FP.$B9]);&quot;RedBox&quot;;&quot;GreenBox&quot;));(IF([FP.AE71]&gt;0;IF(MOD([FP.AE$12]-[FP.$E9];[FP.$C9])=0;&quot;GreyBoxArrival&quot;;&quot;GreyBox&quot;);IF([FP.AE$12]&lt;[FP.AE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F$14]=[FP.$A9];IF(MOD([FP.AF$12]-[FP.$E9];[FP.$C9])=0;IF([FP.AF39]&gt;[FP.$B9];&quot;RedBoxArrival&quot;;&quot;GreenBoxArrival&quot;);IF(OR([FP.AF$12]&gt;=[FP.AF30];[FP.AF39]&gt;[FP.$B9]);&quot;RedBox&quot;;&quot;GreenBox&quot;));(IF([FP.AF71]&gt;0;IF(MOD([FP.AF$12]-[FP.$E9];[FP.$C9])=0;&quot;GreyBoxArrival&quot;;&quot;GreyBox&quot;);IF([FP.AF$12]&lt;[FP.AF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G$14]=[FP.$A9];IF(MOD([FP.AG$12]-[FP.$E9];[FP.$C9])=0;IF([FP.AG39]&gt;[FP.$B9];&quot;RedBoxArrival&quot;;&quot;GreenBoxArrival&quot;);IF(OR([FP.AG$12]&gt;=[FP.AG30];[FP.AG39]&gt;[FP.$B9]);&quot;RedBox&quot;;&quot;GreenBox&quot;));(IF([FP.AG71]&gt;0;IF(MOD([FP.AG$12]-[FP.$E9];[FP.$C9])=0;&quot;GreyBoxArrival&quot;;&quot;GreyBox&quot;);IF([FP.AG$12]&lt;[FP.AG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H$14]=[FP.$A9];IF(MOD([FP.AH$12]-[FP.$E9];[FP.$C9])=0;IF([FP.AH39]&gt;[FP.$B9];&quot;RedBoxArrival&quot;;&quot;GreenBoxArrival&quot;);IF(OR([FP.AH$12]&gt;=[FP.AH30];[FP.AH39]&gt;[FP.$B9]);&quot;RedBox&quot;;&quot;GreenBox&quot;));(IF([FP.AH71]&gt;0;IF(MOD([FP.AH$12]-[FP.$E9];[FP.$C9])=0;&quot;GreyBoxArrival&quot;;&quot;GreyBox&quot;);IF([FP.AH$12]&lt;[FP.AH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I$14]=[FP.$A9];IF(MOD([FP.AI$12]-[FP.$E9];[FP.$C9])=0;IF([FP.AI39]&gt;[FP.$B9];&quot;RedBoxArrival&quot;;&quot;GreenBoxArrival&quot;);IF(OR([FP.AI$12]&gt;=[FP.AI30];[FP.AI39]&gt;[FP.$B9]);&quot;RedBox&quot;;&quot;GreenBox&quot;));(IF([FP.AI71]&gt;0;IF(MOD([FP.AI$12]-[FP.$E9];[FP.$C9])=0;&quot;GreyBoxArrival&quot;;&quot;GreyBox&quot;);IF([FP.AI$12]&lt;[FP.AI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J$14]=[FP.$A9];IF(MOD([FP.AJ$12]-[FP.$E9];[FP.$C9])=0;IF([FP.AJ39]&gt;[FP.$B9];&quot;RedBoxArrival&quot;;&quot;GreenBoxArrival&quot;);IF(OR([FP.AJ$12]&gt;=[FP.AJ30];[FP.AJ39]&gt;[FP.$B9]);&quot;RedBox&quot;;&quot;GreenBox&quot;));(IF([FP.AJ71]&gt;0;IF(MOD([FP.AJ$12]-[FP.$E9];[FP.$C9])=0;&quot;GreyBoxArrival&quot;;&quot;GreyBox&quot;);IF([FP.AJ$12]&lt;[FP.AJ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K$14]=[FP.$A9];IF(MOD([FP.AK$12]-[FP.$E9];[FP.$C9])=0;IF([FP.AK39]&gt;[FP.$B9];&quot;RedBoxArrival&quot;;&quot;GreenBoxArrival&quot;);IF(OR([FP.AK$12]&gt;=[FP.AK30];[FP.AK39]&gt;[FP.$B9]);&quot;RedBox&quot;;&quot;GreenBox&quot;));(IF([FP.AK71]&gt;0;IF(MOD([FP.AK$12]-[FP.$E9];[FP.$C9])=0;&quot;GreyBoxArrival&quot;;&quot;GreyBox&quot;);IF([FP.AK$12]&lt;[FP.AK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L$14]=[FP.$A9];IF(MOD([FP.AL$12]-[FP.$E9];[FP.$C9])=0;IF([FP.AL39]&gt;[FP.$B9];&quot;RedBoxArrival&quot;;&quot;GreenBoxArrival&quot;);IF(OR([FP.AL$12]&gt;=[FP.AL30];[FP.AL39]&gt;[FP.$B9]);&quot;RedBox&quot;;&quot;GreenBox&quot;));(IF([FP.AL71]&gt;0;IF(MOD([FP.AL$12]-[FP.$E9];[FP.$C9])=0;&quot;GreyBoxArrival&quot;;&quot;GreyBox&quot;);IF([FP.AL$12]&lt;[FP.AL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M$14]=[FP.$A9];IF(MOD([FP.AM$12]-[FP.$E9];[FP.$C9])=0;IF([FP.AM39]&gt;[FP.$B9];&quot;RedBoxArrival&quot;;&quot;GreenBoxArrival&quot;);IF(OR([FP.AM$12]&gt;=[FP.AM30];[FP.AM39]&gt;[FP.$B9]);&quot;RedBox&quot;;&quot;GreenBox&quot;));(IF([FP.AM71]&gt;0;IF(MOD([FP.AM$12]-[FP.$E9];[FP.$C9])=0;&quot;GreyBoxArrival&quot;;&quot;GreyBox&quot;);IF([FP.AM$12]&lt;[FP.AM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N$14]=[FP.$A9];IF(MOD([FP.AN$12]-[FP.$E9];[FP.$C9])=0;IF([FP.AN39]&gt;[FP.$B9];&quot;RedBoxArrival&quot;;&quot;GreenBoxArrival&quot;);IF(OR([FP.AN$12]&gt;=[FP.AN30];[FP.AN39]&gt;[FP.$B9]);&quot;RedBox&quot;;&quot;GreenBox&quot;));(IF([FP.AN71]&gt;0;IF(MOD([FP.AN$12]-[FP.$E9];[FP.$C9])=0;&quot;GreyBoxArrival&quot;;&quot;GreyBox&quot;);IF([FP.AN$12]&lt;[FP.AN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O$14]=[FP.$A9];IF(MOD([FP.AO$12]-[FP.$E9];[FP.$C9])=0;IF([FP.AO39]&gt;[FP.$B9];&quot;RedBoxArrival&quot;;&quot;GreenBoxArrival&quot;);IF(OR([FP.AO$12]&gt;=[FP.AO30];[FP.AO39]&gt;[FP.$B9]);&quot;RedBox&quot;;&quot;GreenBox&quot;));(IF([FP.AO71]&gt;0;IF(MOD([FP.AO$12]-[FP.$E9];[FP.$C9])=0;&quot;GreyBoxArrival&quot;;&quot;GreyBox&quot;);IF([FP.AO$12]&lt;[FP.AO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P$14]=[FP.$A9];IF(MOD([FP.AP$12]-[FP.$E9];[FP.$C9])=0;IF([FP.AP39]&gt;[FP.$B9];&quot;RedBoxArrival&quot;;&quot;GreenBoxArrival&quot;);IF(OR([FP.AP$12]&gt;=[FP.AP30];[FP.AP39]&gt;[FP.$B9]);&quot;RedBox&quot;;&quot;GreenBox&quot;));(IF([FP.AP71]&gt;0;IF(MOD([FP.AP$12]-[FP.$E9];[FP.$C9])=0;&quot;GreyBoxArrival&quot;;&quot;GreyBox&quot;);IF([FP.AP$12]&lt;[FP.AP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Q$14]=[FP.$A9];IF(MOD([FP.AQ$12]-[FP.$E9];[FP.$C9])=0;IF([FP.AQ39]&gt;[FP.$B9];&quot;RedBoxArrival&quot;;&quot;GreenBoxArrival&quot;);IF(OR([FP.AQ$12]&gt;=[FP.AQ30];[FP.AQ39]&gt;[FP.$B9]);&quot;RedBox&quot;;&quot;GreenBox&quot;));(IF([FP.AQ71]&gt;0;IF(MOD([FP.AQ$12]-[FP.$E9];[FP.$C9])=0;&quot;GreyBoxArrival&quot;;&quot;GreyBox&quot;);IF([FP.AQ$12]&lt;[FP.AQ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R$14]=[FP.$A9];IF(MOD([FP.AR$12]-[FP.$E9];[FP.$C9])=0;IF([FP.AR39]&gt;[FP.$B9];&quot;RedBoxArrival&quot;;&quot;GreenBoxArrival&quot;);IF(OR([FP.AR$12]&gt;=[FP.AR30];[FP.AR39]&gt;[FP.$B9]);&quot;RedBox&quot;;&quot;GreenBox&quot;));(IF([FP.AR71]&gt;0;IF(MOD([FP.AR$12]-[FP.$E9];[FP.$C9])=0;&quot;GreyBoxArrival&quot;;&quot;GreyBox&quot;);IF([FP.AR$12]&lt;[FP.AR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S$14]=[FP.$A9];IF(MOD([FP.AS$12]-[FP.$E9];[FP.$C9])=0;IF([FP.AS39]&gt;[FP.$B9];&quot;RedBoxArrival&quot;;&quot;GreenBoxArrival&quot;);IF(OR([FP.AS$12]&gt;=[FP.AS30];[FP.AS39]&gt;[FP.$B9]);&quot;RedBox&quot;;&quot;GreenBox&quot;));(IF([FP.AS71]&gt;0;IF(MOD([FP.AS$12]-[FP.$E9];[FP.$C9])=0;&quot;GreyBoxArrival&quot;;&quot;GreyBox&quot;);IF([FP.AS$12]&lt;[FP.AS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T$14]=[FP.$A9];IF(MOD([FP.AT$12]-[FP.$E9];[FP.$C9])=0;IF([FP.AT39]&gt;[FP.$B9];&quot;RedBoxArrival&quot;;&quot;GreenBoxArrival&quot;);IF(OR([FP.AT$12]&gt;=[FP.AT30];[FP.AT39]&gt;[FP.$B9]);&quot;RedBox&quot;;&quot;GreenBox&quot;));(IF([FP.AT71]&gt;0;IF(MOD([FP.AT$12]-[FP.$E9];[FP.$C9])=0;&quot;GreyBoxArrival&quot;;&quot;GreyBox&quot;);IF([FP.AT$12]&lt;[FP.AT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U$14]=[FP.$A9];IF(MOD([FP.AU$12]-[FP.$E9];[FP.$C9])=0;IF([FP.AU39]&gt;[FP.$B9];&quot;RedBoxArrival&quot;;&quot;GreenBoxArrival&quot;);IF(OR([FP.AU$12]&gt;=[FP.AU30];[FP.AU39]&gt;[FP.$B9]);&quot;RedBox&quot;;&quot;GreenBox&quot;));(IF([FP.AU71]&gt;0;IF(MOD([FP.AU$12]-[FP.$E9];[FP.$C9])=0;&quot;GreyBoxArrival&quot;;&quot;GreyBox&quot;);IF([FP.AU$12]&lt;[FP.AU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V$14]=[FP.$A9];IF(MOD([FP.AV$12]-[FP.$E9];[FP.$C9])=0;IF([FP.AV39]&gt;[FP.$B9];&quot;RedBoxArrival&quot;;&quot;GreenBoxArrival&quot;);IF(OR([FP.AV$12]&gt;=[FP.AV30];[FP.AV39]&gt;[FP.$B9]);&quot;RedBox&quot;;&quot;GreenBox&quot;));(IF([FP.AV71]&gt;0;IF(MOD([FP.AV$12]-[FP.$E9];[FP.$C9])=0;&quot;GreyBoxArrival&quot;;&quot;GreyBox&quot;);IF([FP.AV$12]&lt;[FP.AV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W$14]=[FP.$A9];IF(MOD([FP.AW$12]-[FP.$E9];[FP.$C9])=0;IF([FP.AW39]&gt;[FP.$B9];&quot;RedBoxArrival&quot;;&quot;GreenBoxArrival&quot;);IF(OR([FP.AW$12]&gt;=[FP.AW30];[FP.AW39]&gt;[FP.$B9]);&quot;RedBox&quot;;&quot;GreenBox&quot;));(IF([FP.AW71]&gt;0;IF(MOD([FP.AW$12]-[FP.$E9];[FP.$C9])=0;&quot;GreyBoxArrival&quot;;&quot;GreyBox&quot;);IF([FP.AW$12]&lt;[FP.AW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X$14]=[FP.$A9];IF(MOD([FP.AX$12]-[FP.$E9];[FP.$C9])=0;IF([FP.AX39]&gt;[FP.$B9];&quot;RedBoxArrival&quot;;&quot;GreenBoxArrival&quot;);IF(OR([FP.AX$12]&gt;=[FP.AX30];[FP.AX39]&gt;[FP.$B9]);&quot;RedBox&quot;;&quot;GreenBox&quot;));(IF([FP.AX71]&gt;0;IF(MOD([FP.AX$12]-[FP.$E9];[FP.$C9])=0;&quot;GreyBoxArrival&quot;;&quot;GreyBox&quot;);IF([FP.AX$12]&lt;[FP.AX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Y$14]=[FP.$A9];IF(MOD([FP.AY$12]-[FP.$E9];[FP.$C9])=0;IF([FP.AY39]&gt;[FP.$B9];&quot;RedBoxArrival&quot;;&quot;GreenBoxArrival&quot;);IF(OR([FP.AY$12]&gt;=[FP.AY30];[FP.AY39]&gt;[FP.$B9]);&quot;RedBox&quot;;&quot;GreenBox&quot;));(IF([FP.AY71]&gt;0;IF(MOD([FP.AY$12]-[FP.$E9];[FP.$C9])=0;&quot;GreyBoxArrival&quot;;&quot;GreyBox&quot;);IF([FP.AY$12]&lt;[FP.AY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Z$14]=[FP.$A9];IF(MOD([FP.AZ$12]-[FP.$E9];[FP.$C9])=0;IF([FP.AZ39]&gt;[FP.$B9];&quot;RedBoxArrival&quot;;&quot;GreenBoxArrival&quot;);IF(OR([FP.AZ$12]&gt;=[FP.AZ30];[FP.AZ39]&gt;[FP.$B9]);&quot;RedBox&quot;;&quot;GreenBox&quot;));(IF([FP.AZ71]&gt;0;IF(MOD([FP.AZ$12]-[FP.$E9];[FP.$C9])=0;&quot;GreyBoxArrival&quot;;&quot;GreyBox&quot;);IF([FP.AZ$12]&lt;[FP.AZ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A$14]=[FP.$A9];IF(MOD([FP.BA$12]-[FP.$E9];[FP.$C9])=0;IF([FP.BA39]&gt;[FP.$B9];&quot;RedBoxArrival&quot;;&quot;GreenBoxArrival&quot;);IF(OR([FP.BA$12]&gt;=[FP.BA30];[FP.BA39]&gt;[FP.$B9]);&quot;RedBox&quot;;&quot;GreenBox&quot;));(IF([FP.BA71]&gt;0;IF(MOD([FP.BA$12]-[FP.$E9];[FP.$C9])=0;&quot;GreyBoxArrival&quot;;&quot;GreyBox&quot;);IF([FP.BA$12]&lt;[FP.BA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B$14]=[FP.$A9];IF(MOD([FP.BB$12]-[FP.$E9];[FP.$C9])=0;IF([FP.BB39]&gt;[FP.$B9];&quot;RedBoxArrival&quot;;&quot;GreenBoxArrival&quot;);IF(OR([FP.BB$12]&gt;=[FP.BB30];[FP.BB39]&gt;[FP.$B9]);&quot;RedBox&quot;;&quot;GreenBox&quot;));(IF([FP.BB71]&gt;0;IF(MOD([FP.BB$12]-[FP.$E9];[FP.$C9])=0;&quot;GreyBoxArrival&quot;;&quot;GreyBox&quot;);IF([FP.BB$12]&lt;[FP.BB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C$14]=[FP.$A9];IF(MOD([FP.BC$12]-[FP.$E9];[FP.$C9])=0;IF([FP.BC39]&gt;[FP.$B9];&quot;RedBoxArrival&quot;;&quot;GreenBoxArrival&quot;);IF(OR([FP.BC$12]&gt;=[FP.BC30];[FP.BC39]&gt;[FP.$B9]);&quot;RedBox&quot;;&quot;GreenBox&quot;));(IF([FP.BC71]&gt;0;IF(MOD([FP.BC$12]-[FP.$E9];[FP.$C9])=0;&quot;GreyBoxArrival&quot;;&quot;GreyBox&quot;);IF([FP.BC$12]&lt;[FP.BC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D$14]=[FP.$A9];IF(MOD([FP.BD$12]-[FP.$E9];[FP.$C9])=0;IF([FP.BD39]&gt;[FP.$B9];&quot;RedBoxArrival&quot;;&quot;GreenBoxArrival&quot;);IF(OR([FP.BD$12]&gt;=[FP.BD30];[FP.BD39]&gt;[FP.$B9]);&quot;RedBox&quot;;&quot;GreenBox&quot;));(IF([FP.BD71]&gt;0;IF(MOD([FP.BD$12]-[FP.$E9];[FP.$C9])=0;&quot;GreyBoxArrival&quot;;&quot;GreyBox&quot;);IF([FP.BD$12]&lt;[FP.BD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E$14]=[FP.$A9];IF(MOD([FP.BE$12]-[FP.$E9];[FP.$C9])=0;IF([FP.BE39]&gt;[FP.$B9];&quot;RedBoxArrival&quot;;&quot;GreenBoxArrival&quot;);IF(OR([FP.BE$12]&gt;=[FP.BE30];[FP.BE39]&gt;[FP.$B9]);&quot;RedBox&quot;;&quot;GreenBox&quot;));(IF([FP.BE71]&gt;0;IF(MOD([FP.BE$12]-[FP.$E9];[FP.$C9])=0;&quot;GreyBoxArrival&quot;;&quot;GreyBox&quot;);IF([FP.BE$12]&lt;[FP.BE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F$14]=[FP.$A9];IF(MOD([FP.BF$12]-[FP.$E9];[FP.$C9])=0;IF([FP.BF39]&gt;[FP.$B9];&quot;RedBoxArrival&quot;;&quot;GreenBoxArrival&quot;);IF(OR([FP.BF$12]&gt;=[FP.BF30];[FP.BF39]&gt;[FP.$B9]);&quot;RedBox&quot;;&quot;GreenBox&quot;));(IF([FP.BF71]&gt;0;IF(MOD([FP.BF$12]-[FP.$E9];[FP.$C9])=0;&quot;GreyBoxArrival&quot;;&quot;GreyBox&quot;);IF([FP.BF$12]&lt;[FP.BF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G$14]=[FP.$A9];IF(MOD([FP.BG$12]-[FP.$E9];[FP.$C9])=0;IF([FP.BG39]&gt;[FP.$B9];&quot;RedBoxArrival&quot;;&quot;GreenBoxArrival&quot;);IF(OR([FP.BG$12]&gt;=[FP.BG30];[FP.BG39]&gt;[FP.$B9]);&quot;RedBox&quot;;&quot;GreenBox&quot;));(IF([FP.BG71]&gt;0;IF(MOD([FP.BG$12]-[FP.$E9];[FP.$C9])=0;&quot;GreyBoxArrival&quot;;&quot;GreyBox&quot;);IF([FP.BG$12]&lt;[FP.BG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H$14]=[FP.$A9];IF(MOD([FP.BH$12]-[FP.$E9];[FP.$C9])=0;IF([FP.BH39]&gt;[FP.$B9];&quot;RedBoxArrival&quot;;&quot;GreenBoxArrival&quot;);IF(OR([FP.BH$12]&gt;=[FP.BH30];[FP.BH39]&gt;[FP.$B9]);&quot;RedBox&quot;;&quot;GreenBox&quot;));(IF([FP.BH71]&gt;0;IF(MOD([FP.BH$12]-[FP.$E9];[FP.$C9])=0;&quot;GreyBoxArrival&quot;;&quot;GreyBox&quot;);IF([FP.BH$12]&lt;[FP.BH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I$14]=[FP.$A9];IF(MOD([FP.BI$12]-[FP.$E9];[FP.$C9])=0;IF([FP.BI39]&gt;[FP.$B9];&quot;RedBoxArrival&quot;;&quot;GreenBoxArrival&quot;);IF(OR([FP.BI$12]&gt;=[FP.BI30];[FP.BI39]&gt;[FP.$B9]);&quot;RedBox&quot;;&quot;GreenBox&quot;));(IF([FP.BI71]&gt;0;IF(MOD([FP.BI$12]-[FP.$E9];[FP.$C9])=0;&quot;GreyBoxArrival&quot;;&quot;GreyBox&quot;);IF([FP.BI$12]&lt;[FP.BI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J$14]=[FP.$A9];IF(MOD([FP.BJ$12]-[FP.$E9];[FP.$C9])=0;IF([FP.BJ39]&gt;[FP.$B9];&quot;RedBoxArrival&quot;;&quot;GreenBoxArrival&quot;);IF(OR([FP.BJ$12]&gt;=[FP.BJ30];[FP.BJ39]&gt;[FP.$B9]);&quot;RedBox&quot;;&quot;GreenBox&quot;));(IF([FP.BJ71]&gt;0;IF(MOD([FP.BJ$12]-[FP.$E9];[FP.$C9])=0;&quot;GreyBoxArrival&quot;;&quot;GreyBox&quot;);IF([FP.BJ$12]&lt;[FP.BJ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K$14]=[FP.$A9];IF(MOD([FP.BK$12]-[FP.$E9];[FP.$C9])=0;IF([FP.BK39]&gt;[FP.$B9];&quot;RedBoxArrival&quot;;&quot;GreenBoxArrival&quot;);IF(OR([FP.BK$12]&gt;=[FP.BK30];[FP.BK39]&gt;[FP.$B9]);&quot;RedBox&quot;;&quot;GreenBox&quot;));(IF([FP.BK71]&gt;0;IF(MOD([FP.BK$12]-[FP.$E9];[FP.$C9])=0;&quot;GreyBoxArrival&quot;;&quot;GreyBox&quot;);IF([FP.BK$12]&lt;[FP.BK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L$14]=[FP.$A9];IF(MOD([FP.BL$12]-[FP.$E9];[FP.$C9])=0;IF([FP.BL39]&gt;[FP.$B9];&quot;RedBoxArrival&quot;;&quot;GreenBoxArrival&quot;);IF(OR([FP.BL$12]&gt;=[FP.BL30];[FP.BL39]&gt;[FP.$B9]);&quot;RedBox&quot;;&quot;GreenBox&quot;));(IF([FP.BL71]&gt;0;IF(MOD([FP.BL$12]-[FP.$E9];[FP.$C9])=0;&quot;GreyBoxArrival&quot;;&quot;GreyBox&quot;);IF([FP.BL$12]&lt;[FP.BL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M$14]=[FP.$A9];IF(MOD([FP.BM$12]-[FP.$E9];[FP.$C9])=0;IF([FP.BM39]&gt;[FP.$B9];&quot;RedBoxArrival&quot;;&quot;GreenBoxArrival&quot;);IF(OR([FP.BM$12]&gt;=[FP.BM30];[FP.BM39]&gt;[FP.$B9]);&quot;RedBox&quot;;&quot;GreenBox&quot;));(IF([FP.BM71]&gt;0;IF(MOD([FP.BM$12]-[FP.$E9];[FP.$C9])=0;&quot;GreyBoxArrival&quot;;&quot;GreyBox&quot;);IF([FP.BM$12]&lt;[FP.BM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N$14]=[FP.$A9];IF(MOD([FP.BN$12]-[FP.$E9];[FP.$C9])=0;IF([FP.BN39]&gt;[FP.$B9];&quot;RedBoxArrival&quot;;&quot;GreenBoxArrival&quot;);IF(OR([FP.BN$12]&gt;=[FP.BN30];[FP.BN39]&gt;[FP.$B9]);&quot;RedBox&quot;;&quot;GreenBox&quot;));(IF([FP.BN71]&gt;0;IF(MOD([FP.BN$12]-[FP.$E9];[FP.$C9])=0;&quot;GreyBoxArrival&quot;;&quot;GreyBox&quot;);IF([FP.BN$12]&lt;[FP.BN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O$14]=[FP.$A9];IF(MOD([FP.BO$12]-[FP.$E9];[FP.$C9])=0;IF([FP.BO39]&gt;[FP.$B9];&quot;RedBoxArrival&quot;;&quot;GreenBoxArrival&quot;);IF(OR([FP.BO$12]&gt;=[FP.BO30];[FP.BO39]&gt;[FP.$B9]);&quot;RedBox&quot;;&quot;GreenBox&quot;));(IF([FP.BO71]&gt;0;IF(MOD([FP.BO$12]-[FP.$E9];[FP.$C9])=0;&quot;GreyBoxArrival&quot;;&quot;GreyBox&quot;);IF([FP.BO$12]&lt;[FP.BO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P$14]=[FP.$A9];IF(MOD([FP.BP$12]-[FP.$E9];[FP.$C9])=0;IF([FP.BP39]&gt;[FP.$B9];&quot;RedBoxArrival&quot;;&quot;GreenBoxArrival&quot;);IF(OR([FP.BP$12]&gt;=[FP.BP30];[FP.BP39]&gt;[FP.$B9]);&quot;RedBox&quot;;&quot;GreenBox&quot;));(IF([FP.BP71]&gt;0;IF(MOD([FP.BP$12]-[FP.$E9];[FP.$C9])=0;&quot;GreyBoxArrival&quot;;&quot;GreyBox&quot;);IF([FP.BP$12]&lt;[FP.BP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Q$14]=[FP.$A9];IF(MOD([FP.BQ$12]-[FP.$E9];[FP.$C9])=0;IF([FP.BQ39]&gt;[FP.$B9];&quot;RedBoxArrival&quot;;&quot;GreenBoxArrival&quot;);IF(OR([FP.BQ$12]&gt;=[FP.BQ30];[FP.BQ39]&gt;[FP.$B9]);&quot;RedBox&quot;;&quot;GreenBox&quot;));(IF([FP.BQ71]&gt;0;IF(MOD([FP.BQ$12]-[FP.$E9];[FP.$C9])=0;&quot;GreyBoxArrival&quot;;&quot;GreyBox&quot;);IF([FP.BQ$12]&lt;[FP.BQ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R$14]=[FP.$A9];IF(MOD([FP.BR$12]-[FP.$E9];[FP.$C9])=0;IF([FP.BR39]&gt;[FP.$B9];&quot;RedBoxArrival&quot;;&quot;GreenBoxArrival&quot;);IF(OR([FP.BR$12]&gt;=[FP.BR30];[FP.BR39]&gt;[FP.$B9]);&quot;RedBox&quot;;&quot;GreenBox&quot;));(IF([FP.BR71]&gt;0;IF(MOD([FP.BR$12]-[FP.$E9];[FP.$C9])=0;&quot;GreyBoxArrival&quot;;&quot;GreyBox&quot;);IF([FP.BR$12]&lt;[FP.BR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S$14]=[FP.$A9];IF(MOD([FP.BS$12]-[FP.$E9];[FP.$C9])=0;IF([FP.BS39]&gt;[FP.$B9];&quot;RedBoxArrival&quot;;&quot;GreenBoxArrival&quot;);IF(OR([FP.BS$12]&gt;=[FP.BS30];[FP.BS39]&gt;[FP.$B9]);&quot;RedBox&quot;;&quot;GreenBox&quot;));(IF([FP.BS71]&gt;0;IF(MOD([FP.BS$12]-[FP.$E9];[FP.$C9])=0;&quot;GreyBoxArrival&quot;;&quot;GreyBox&quot;);IF([FP.BS$12]&lt;[FP.BS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T$14]=[FP.$A9];IF(MOD([FP.BT$12]-[FP.$E9];[FP.$C9])=0;IF([FP.BT39]&gt;[FP.$B9];&quot;RedBoxArrival&quot;;&quot;GreenBoxArrival&quot;);IF(OR([FP.BT$12]&gt;=[FP.BT30];[FP.BT39]&gt;[FP.$B9]);&quot;RedBox&quot;;&quot;GreenBox&quot;));(IF([FP.BT71]&gt;0;IF(MOD([FP.BT$12]-[FP.$E9];[FP.$C9])=0;&quot;GreyBoxArrival&quot;;&quot;GreyBox&quot;);IF([FP.BT$12]&lt;[FP.BT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U$14]=[FP.$A9];IF(MOD([FP.BU$12]-[FP.$E9];[FP.$C9])=0;IF([FP.BU39]&gt;[FP.$B9];&quot;RedBoxArrival&quot;;&quot;GreenBoxArrival&quot;);IF(OR([FP.BU$12]&gt;=[FP.BU30];[FP.BU39]&gt;[FP.$B9]);&quot;RedBox&quot;;&quot;GreenBox&quot;));(IF([FP.BU71]&gt;0;IF(MOD([FP.BU$12]-[FP.$E9];[FP.$C9])=0;&quot;GreyBoxArrival&quot;;&quot;GreyBox&quot;);IF([FP.BU$12]&lt;[FP.BU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V$14]=[FP.$A9];IF(MOD([FP.BV$12]-[FP.$E9];[FP.$C9])=0;IF([FP.BV39]&gt;[FP.$B9];&quot;RedBoxArrival&quot;;&quot;GreenBoxArrival&quot;);IF(OR([FP.BV$12]&gt;=[FP.BV30];[FP.BV39]&gt;[FP.$B9]);&quot;RedBox&quot;;&quot;GreenBox&quot;));(IF([FP.BV71]&gt;0;IF(MOD([FP.BV$12]-[FP.$E9];[FP.$C9])=0;&quot;GreyBoxArrival&quot;;&quot;GreyBox&quot;);IF([FP.BV$12]&lt;[FP.BV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W$14]=[FP.$A9];IF(MOD([FP.BW$12]-[FP.$E9];[FP.$C9])=0;IF([FP.BW39]&gt;[FP.$B9];&quot;RedBoxArrival&quot;;&quot;GreenBoxArrival&quot;);IF(OR([FP.BW$12]&gt;=[FP.BW30];[FP.BW39]&gt;[FP.$B9]);&quot;RedBox&quot;;&quot;GreenBox&quot;));(IF([FP.BW71]&gt;0;IF(MOD([FP.BW$12]-[FP.$E9];[FP.$C9])=0;&quot;GreyBoxArrival&quot;;&quot;GreyBox&quot;);IF([FP.BW$12]&lt;[FP.BW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X$14]=[FP.$A9];IF(MOD([FP.BX$12]-[FP.$E9];[FP.$C9])=0;IF([FP.BX39]&gt;[FP.$B9];&quot;RedBoxArrival&quot;;&quot;GreenBoxArrival&quot;);IF(OR([FP.BX$12]&gt;=[FP.BX30];[FP.BX39]&gt;[FP.$B9]);&quot;RedBox&quot;;&quot;GreenBox&quot;));(IF([FP.BX71]&gt;0;IF(MOD([FP.BX$12]-[FP.$E9];[FP.$C9])=0;&quot;GreyBoxArrival&quot;;&quot;GreyBox&quot;);IF([FP.BX$12]&lt;[FP.BX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Y$14]=[FP.$A9];IF(MOD([FP.BY$12]-[FP.$E9];[FP.$C9])=0;IF([FP.BY39]&gt;[FP.$B9];&quot;RedBoxArrival&quot;;&quot;GreenBoxArrival&quot;);IF(OR([FP.BY$12]&gt;=[FP.BY30];[FP.BY39]&gt;[FP.$B9]);&quot;RedBox&quot;;&quot;GreenBox&quot;));(IF([FP.BY71]&gt;0;IF(MOD([FP.BY$12]-[FP.$E9];[FP.$C9])=0;&quot;GreyBoxArrival&quot;;&quot;GreyBox&quot;);IF([FP.BY$12]&lt;[FP.BY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Z$14]=[FP.$A9];IF(MOD([FP.BZ$12]-[FP.$E9];[FP.$C9])=0;IF([FP.BZ39]&gt;[FP.$B9];&quot;RedBoxArrival&quot;;&quot;GreenBoxArrival&quot;);IF(OR([FP.BZ$12]&gt;=[FP.BZ30];[FP.BZ39]&gt;[FP.$B9]);&quot;RedBox&quot;;&quot;GreenBox&quot;));(IF([FP.BZ71]&gt;0;IF(MOD([FP.BZ$12]-[FP.$E9];[FP.$C9])=0;&quot;GreyBoxArrival&quot;;&quot;GreyBox&quot;);IF([FP.BZ$12]&lt;[FP.BZ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A$14]=[FP.$A9];IF(MOD([FP.CA$12]-[FP.$E9];[FP.$C9])=0;IF([FP.CA39]&gt;[FP.$B9];&quot;RedBoxArrival&quot;;&quot;GreenBoxArrival&quot;);IF(OR([FP.CA$12]&gt;=[FP.CA30];[FP.CA39]&gt;[FP.$B9]);&quot;RedBox&quot;;&quot;GreenBox&quot;));(IF([FP.CA71]&gt;0;IF(MOD([FP.CA$12]-[FP.$E9];[FP.$C9])=0;&quot;GreyBoxArrival&quot;;&quot;GreyBox&quot;);IF([FP.CA$12]&lt;[FP.CA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B$14]=[FP.$A9];IF(MOD([FP.CB$12]-[FP.$E9];[FP.$C9])=0;IF([FP.CB39]&gt;[FP.$B9];&quot;RedBoxArrival&quot;;&quot;GreenBoxArrival&quot;);IF(OR([FP.CB$12]&gt;=[FP.CB30];[FP.CB39]&gt;[FP.$B9]);&quot;RedBox&quot;;&quot;GreenBox&quot;));(IF([FP.CB71]&gt;0;IF(MOD([FP.CB$12]-[FP.$E9];[FP.$C9])=0;&quot;GreyBoxArrival&quot;;&quot;GreyBox&quot;);IF([FP.CB$12]&lt;[FP.CB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C$14]=[FP.$A9];IF(MOD([FP.CC$12]-[FP.$E9];[FP.$C9])=0;IF([FP.CC39]&gt;[FP.$B9];&quot;RedBoxArrival&quot;;&quot;GreenBoxArrival&quot;);IF(OR([FP.CC$12]&gt;=[FP.CC30];[FP.CC39]&gt;[FP.$B9]);&quot;RedBox&quot;;&quot;GreenBox&quot;));(IF([FP.CC71]&gt;0;IF(MOD([FP.CC$12]-[FP.$E9];[FP.$C9])=0;&quot;GreyBoxArrival&quot;;&quot;GreyBox&quot;);IF([FP.CC$12]&lt;[FP.CC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D$14]=[FP.$A9];IF(MOD([FP.CD$12]-[FP.$E9];[FP.$C9])=0;IF([FP.CD39]&gt;[FP.$B9];&quot;RedBoxArrival&quot;;&quot;GreenBoxArrival&quot;);IF(OR([FP.CD$12]&gt;=[FP.CD30];[FP.CD39]&gt;[FP.$B9]);&quot;RedBox&quot;;&quot;GreenBox&quot;));(IF([FP.CD71]&gt;0;IF(MOD([FP.CD$12]-[FP.$E9];[FP.$C9])=0;&quot;GreyBoxArrival&quot;;&quot;GreyBox&quot;);IF([FP.CD$12]&lt;[FP.CD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E$14]=[FP.$A9];IF(MOD([FP.CE$12]-[FP.$E9];[FP.$C9])=0;IF([FP.CE39]&gt;[FP.$B9];&quot;RedBoxArrival&quot;;&quot;GreenBoxArrival&quot;);IF(OR([FP.CE$12]&gt;=[FP.CE30];[FP.CE39]&gt;[FP.$B9]);&quot;RedBox&quot;;&quot;GreenBox&quot;));(IF([FP.CE71]&gt;0;IF(MOD([FP.CE$12]-[FP.$E9];[FP.$C9])=0;&quot;GreyBoxArrival&quot;;&quot;GreyBox&quot;);IF([FP.CE$12]&lt;[FP.CE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F$14]=[FP.$A9];IF(MOD([FP.CF$12]-[FP.$E9];[FP.$C9])=0;IF([FP.CF39]&gt;[FP.$B9];&quot;RedBoxArrival&quot;;&quot;GreenBoxArrival&quot;);IF(OR([FP.CF$12]&gt;=[FP.CF30];[FP.CF39]&gt;[FP.$B9]);&quot;RedBox&quot;;&quot;GreenBox&quot;));(IF([FP.CF71]&gt;0;IF(MOD([FP.CF$12]-[FP.$E9];[FP.$C9])=0;&quot;GreyBoxArrival&quot;;&quot;GreyBox&quot;);IF([FP.CF$12]&lt;[FP.CF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G$14]=[FP.$A9];IF(MOD([FP.CG$12]-[FP.$E9];[FP.$C9])=0;IF([FP.CG39]&gt;[FP.$B9];&quot;RedBoxArrival&quot;;&quot;GreenBoxArrival&quot;);IF(OR([FP.CG$12]&gt;=[FP.CG30];[FP.CG39]&gt;[FP.$B9]);&quot;RedBox&quot;;&quot;GreenBox&quot;));(IF([FP.CG71]&gt;0;IF(MOD([FP.CG$12]-[FP.$E9];[FP.$C9])=0;&quot;GreyBoxArrival&quot;;&quot;GreyBox&quot;);IF([FP.CG$12]&lt;[FP.CG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H$14]=[FP.$A9];IF(MOD([FP.CH$12]-[FP.$E9];[FP.$C9])=0;IF([FP.CH39]&gt;[FP.$B9];&quot;RedBoxArrival&quot;;&quot;GreenBoxArrival&quot;);IF(OR([FP.CH$12]&gt;=[FP.CH30];[FP.CH39]&gt;[FP.$B9]);&quot;RedBox&quot;;&quot;GreenBox&quot;));(IF([FP.CH71]&gt;0;IF(MOD([FP.CH$12]-[FP.$E9];[FP.$C9])=0;&quot;GreyBoxArrival&quot;;&quot;GreyBox&quot;);IF([FP.CH$12]&lt;[FP.CH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I$14]=[FP.$A9];IF(MOD([FP.CI$12]-[FP.$E9];[FP.$C9])=0;IF([FP.CI39]&gt;[FP.$B9];&quot;RedBoxArrival&quot;;&quot;GreenBoxArrival&quot;);IF(OR([FP.CI$12]&gt;=[FP.CI30];[FP.CI39]&gt;[FP.$B9]);&quot;RedBox&quot;;&quot;GreenBox&quot;));(IF([FP.CI71]&gt;0;IF(MOD([FP.CI$12]-[FP.$E9];[FP.$C9])=0;&quot;GreyBoxArrival&quot;;&quot;GreyBox&quot;);IF([FP.CI$12]&lt;[FP.CI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J$14]=[FP.$A9];IF(MOD([FP.CJ$12]-[FP.$E9];[FP.$C9])=0;IF([FP.CJ39]&gt;[FP.$B9];&quot;RedBoxArrival&quot;;&quot;GreenBoxArrival&quot;);IF(OR([FP.CJ$12]&gt;=[FP.CJ30];[FP.CJ39]&gt;[FP.$B9]);&quot;RedBox&quot;;&quot;GreenBox&quot;));(IF([FP.CJ71]&gt;0;IF(MOD([FP.CJ$12]-[FP.$E9];[FP.$C9])=0;&quot;GreyBoxArrival&quot;;&quot;GreyBox&quot;);IF([FP.CJ$12]&lt;[FP.CJ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K$14]=[FP.$A9];IF(MOD([FP.CK$12]-[FP.$E9];[FP.$C9])=0;IF([FP.CK39]&gt;[FP.$B9];&quot;RedBoxArrival&quot;;&quot;GreenBoxArrival&quot;);IF(OR([FP.CK$12]&gt;=[FP.CK30];[FP.CK39]&gt;[FP.$B9]);&quot;RedBox&quot;;&quot;GreenBox&quot;));(IF([FP.CK71]&gt;0;IF(MOD([FP.CK$12]-[FP.$E9];[FP.$C9])=0;&quot;GreyBoxArrival&quot;;&quot;GreyBox&quot;);IF([FP.CK$12]&lt;[FP.CK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L$14]=[FP.$A9];IF(MOD([FP.CL$12]-[FP.$E9];[FP.$C9])=0;IF([FP.CL39]&gt;[FP.$B9];&quot;RedBoxArrival&quot;;&quot;GreenBoxArrival&quot;);IF(OR([FP.CL$12]&gt;=[FP.CL30];[FP.CL39]&gt;[FP.$B9]);&quot;RedBox&quot;;&quot;GreenBox&quot;));(IF([FP.CL71]&gt;0;IF(MOD([FP.CL$12]-[FP.$E9];[FP.$C9])=0;&quot;GreyBoxArrival&quot;;&quot;GreyBox&quot;);IF([FP.CL$12]&lt;[FP.CL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M$14]=[FP.$A9];IF(MOD([FP.CM$12]-[FP.$E9];[FP.$C9])=0;IF([FP.CM39]&gt;[FP.$B9];&quot;RedBoxArrival&quot;;&quot;GreenBoxArrival&quot;);IF(OR([FP.CM$12]&gt;=[FP.CM30];[FP.CM39]&gt;[FP.$B9]);&quot;RedBox&quot;;&quot;GreenBox&quot;));(IF([FP.CM71]&gt;0;IF(MOD([FP.CM$12]-[FP.$E9];[FP.$C9])=0;&quot;GreyBoxArrival&quot;;&quot;GreyBox&quot;);IF([FP.CM$12]&lt;[FP.CM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N$14]=[FP.$A9];IF(MOD([FP.CN$12]-[FP.$E9];[FP.$C9])=0;IF([FP.CN39]&gt;[FP.$B9];&quot;RedBoxArrival&quot;;&quot;GreenBoxArrival&quot;);IF(OR([FP.CN$12]&gt;=[FP.CN30];[FP.CN39]&gt;[FP.$B9]);&quot;RedBox&quot;;&quot;GreenBox&quot;));(IF([FP.CN71]&gt;0;IF(MOD([FP.CN$12]-[FP.$E9];[FP.$C9])=0;&quot;GreyBoxArrival&quot;;&quot;GreyBox&quot;);IF([FP.CN$12]&lt;[FP.CN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O$14]=[FP.$A9];IF(MOD([FP.CO$12]-[FP.$E9];[FP.$C9])=0;IF([FP.CO39]&gt;[FP.$B9];&quot;RedBoxArrival&quot;;&quot;GreenBoxArrival&quot;);IF(OR([FP.CO$12]&gt;=[FP.CO30];[FP.CO39]&gt;[FP.$B9]);&quot;RedBox&quot;;&quot;GreenBox&quot;));(IF([FP.CO71]&gt;0;IF(MOD([FP.CO$12]-[FP.$E9];[FP.$C9])=0;&quot;GreyBoxArrival&quot;;&quot;GreyBox&quot;);IF([FP.CO$12]&lt;[FP.CO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P$14]=[FP.$A9];IF(MOD([FP.CP$12]-[FP.$E9];[FP.$C9])=0;IF([FP.CP39]&gt;[FP.$B9];&quot;RedBoxArrival&quot;;&quot;GreenBoxArrival&quot;);IF(OR([FP.CP$12]&gt;=[FP.CP30];[FP.CP39]&gt;[FP.$B9]);&quot;RedBox&quot;;&quot;GreenBox&quot;));(IF([FP.CP71]&gt;0;IF(MOD([FP.CP$12]-[FP.$E9];[FP.$C9])=0;&quot;GreyBoxArrival&quot;;&quot;GreyBox&quot;);IF([FP.CP$12]&lt;[FP.CP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Q$14]=[FP.$A9];IF(MOD([FP.CQ$12]-[FP.$E9];[FP.$C9])=0;IF([FP.CQ39]&gt;[FP.$B9];&quot;RedBoxArrival&quot;;&quot;GreenBoxArrival&quot;);IF(OR([FP.CQ$12]&gt;=[FP.CQ30];[FP.CQ39]&gt;[FP.$B9]);&quot;RedBox&quot;;&quot;GreenBox&quot;));(IF([FP.CQ71]&gt;0;IF(MOD([FP.CQ$12]-[FP.$E9];[FP.$C9])=0;&quot;GreyBoxArrival&quot;;&quot;GreyBox&quot;);IF([FP.CQ$12]&lt;[FP.CQ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R$14]=[FP.$A9];IF(MOD([FP.CR$12]-[FP.$E9];[FP.$C9])=0;IF([FP.CR39]&gt;[FP.$B9];&quot;RedBoxArrival&quot;;&quot;GreenBoxArrival&quot;);IF(OR([FP.CR$12]&gt;=[FP.CR30];[FP.CR39]&gt;[FP.$B9]);&quot;RedBox&quot;;&quot;GreenBox&quot;));(IF([FP.CR71]&gt;0;IF(MOD([FP.CR$12]-[FP.$E9];[FP.$C9])=0;&quot;GreyBoxArrival&quot;;&quot;GreyBox&quot;);IF([FP.CR$12]&lt;[FP.CR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S$14]=[FP.$A9];IF(MOD([FP.CS$12]-[FP.$E9];[FP.$C9])=0;IF([FP.CS39]&gt;[FP.$B9];&quot;RedBoxArrival&quot;;&quot;GreenBoxArrival&quot;);IF(OR([FP.CS$12]&gt;=[FP.CS30];[FP.CS39]&gt;[FP.$B9]);&quot;RedBox&quot;;&quot;GreenBox&quot;));(IF([FP.CS71]&gt;0;IF(MOD([FP.CS$12]-[FP.$E9];[FP.$C9])=0;&quot;GreyBoxArrival&quot;;&quot;GreyBox&quot;);IF([FP.CS$12]&lt;[FP.CS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T$14]=[FP.$A9];IF(MOD([FP.CT$12]-[FP.$E9];[FP.$C9])=0;IF([FP.CT39]&gt;[FP.$B9];&quot;RedBoxArrival&quot;;&quot;GreenBoxArrival&quot;);IF(OR([FP.CT$12]&gt;=[FP.CT30];[FP.CT39]&gt;[FP.$B9]);&quot;RedBox&quot;;&quot;GreenBox&quot;));(IF([FP.CT71]&gt;0;IF(MOD([FP.CT$12]-[FP.$E9];[FP.$C9])=0;&quot;GreyBoxArrival&quot;;&quot;GreyBox&quot;);IF([FP.CT$12]&lt;[FP.CT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U$14]=[FP.$A9];IF(MOD([FP.CU$12]-[FP.$E9];[FP.$C9])=0;IF([FP.CU39]&gt;[FP.$B9];&quot;RedBoxArrival&quot;;&quot;GreenBoxArrival&quot;);IF(OR([FP.CU$12]&gt;=[FP.CU30];[FP.CU39]&gt;[FP.$B9]);&quot;RedBox&quot;;&quot;GreenBox&quot;));(IF([FP.CU71]&gt;0;IF(MOD([FP.CU$12]-[FP.$E9];[FP.$C9])=0;&quot;GreyBoxArrival&quot;;&quot;GreyBox&quot;);IF([FP.CU$12]&lt;[FP.CU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V$14]=[FP.$A9];IF(MOD([FP.CV$12]-[FP.$E9];[FP.$C9])=0;IF([FP.CV39]&gt;[FP.$B9];&quot;RedBoxArrival&quot;;&quot;GreenBoxArrival&quot;);IF(OR([FP.CV$12]&gt;=[FP.CV30];[FP.CV39]&gt;[FP.$B9]);&quot;RedBox&quot;;&quot;GreenBox&quot;));(IF([FP.CV71]&gt;0;IF(MOD([FP.CV$12]-[FP.$E9];[FP.$C9])=0;&quot;GreyBoxArrival&quot;;&quot;GreyBox&quot;);IF([FP.CV$12]&lt;[FP.CV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W$14]=[FP.$A9];IF(MOD([FP.CW$12]-[FP.$E9];[FP.$C9])=0;IF([FP.CW39]&gt;[FP.$B9];&quot;RedBoxArrival&quot;;&quot;GreenBoxArrival&quot;);IF(OR([FP.CW$12]&gt;=[FP.CW30];[FP.CW39]&gt;[FP.$B9]);&quot;RedBox&quot;;&quot;GreenBox&quot;));(IF([FP.CW71]&gt;0;IF(MOD([FP.CW$12]-[FP.$E9];[FP.$C9])=0;&quot;GreyBoxArrival&quot;;&quot;GreyBox&quot;);IF([FP.CW$12]&lt;[FP.CW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X$14]=[FP.$A9];IF(MOD([FP.CX$12]-[FP.$E9];[FP.$C9])=0;IF([FP.CX39]&gt;[FP.$B9];&quot;RedBoxArrival&quot;;&quot;GreenBoxArrival&quot;);IF(OR([FP.CX$12]&gt;=[FP.CX30];[FP.CX39]&gt;[FP.$B9]);&quot;RedBox&quot;;&quot;GreenBox&quot;));(IF([FP.CX71]&gt;0;IF(MOD([FP.CX$12]-[FP.$E9];[FP.$C9])=0;&quot;GreyBoxArrival&quot;;&quot;GreyBox&quot;);IF([FP.CX$12]&lt;[FP.CX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Y$14]=[FP.$A9];IF(MOD([FP.CY$12]-[FP.$E9];[FP.$C9])=0;IF([FP.CY39]&gt;[FP.$B9];&quot;RedBoxArrival&quot;;&quot;GreenBoxArrival&quot;);IF(OR([FP.CY$12]&gt;=[FP.CY30];[FP.CY39]&gt;[FP.$B9]);&quot;RedBox&quot;;&quot;GreenBox&quot;));(IF([FP.CY71]&gt;0;IF(MOD([FP.CY$12]-[FP.$E9];[FP.$C9])=0;&quot;GreyBoxArrival&quot;;&quot;GreyBox&quot;);IF([FP.CY$12]&lt;[FP.CY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Z$14]=[FP.$A9];IF(MOD([FP.CZ$12]-[FP.$E9];[FP.$C9])=0;IF([FP.CZ39]&gt;[FP.$B9];&quot;RedBoxArrival&quot;;&quot;GreenBoxArrival&quot;);IF(OR([FP.CZ$12]&gt;=[FP.CZ30];[FP.CZ39]&gt;[FP.$B9]);&quot;RedBox&quot;;&quot;GreenBox&quot;));(IF([FP.CZ71]&gt;0;IF(MOD([FP.CZ$12]-[FP.$E9];[FP.$C9])=0;&quot;GreyBoxArrival&quot;;&quot;GreyBox&quot;);IF([FP.CZ$12]&lt;[FP.CZ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A$14]=[FP.$A9];IF(MOD([FP.DA$12]-[FP.$E9];[FP.$C9])=0;IF([FP.DA39]&gt;[FP.$B9];&quot;RedBoxArrival&quot;;&quot;GreenBoxArrival&quot;);IF(OR([FP.DA$12]&gt;=[FP.DA30];[FP.DA39]&gt;[FP.$B9]);&quot;RedBox&quot;;&quot;GreenBox&quot;));(IF([FP.DA71]&gt;0;IF(MOD([FP.DA$12]-[FP.$E9];[FP.$C9])=0;&quot;GreyBoxArrival&quot;;&quot;GreyBox&quot;);IF([FP.DA$12]&lt;[FP.DA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B$14]=[FP.$A9];IF(MOD([FP.DB$12]-[FP.$E9];[FP.$C9])=0;IF([FP.DB39]&gt;[FP.$B9];&quot;RedBoxArrival&quot;;&quot;GreenBoxArrival&quot;);IF(OR([FP.DB$12]&gt;=[FP.DB30];[FP.DB39]&gt;[FP.$B9]);&quot;RedBox&quot;;&quot;GreenBox&quot;));(IF([FP.DB71]&gt;0;IF(MOD([FP.DB$12]-[FP.$E9];[FP.$C9])=0;&quot;GreyBoxArrival&quot;;&quot;GreyBox&quot;);IF([FP.DB$12]&lt;[FP.DB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C$14]=[FP.$A9];IF(MOD([FP.DC$12]-[FP.$E9];[FP.$C9])=0;IF([FP.DC39]&gt;[FP.$B9];&quot;RedBoxArrival&quot;;&quot;GreenBoxArrival&quot;);IF(OR([FP.DC$12]&gt;=[FP.DC30];[FP.DC39]&gt;[FP.$B9]);&quot;RedBox&quot;;&quot;GreenBox&quot;));(IF([FP.DC71]&gt;0;IF(MOD([FP.DC$12]-[FP.$E9];[FP.$C9])=0;&quot;GreyBoxArrival&quot;;&quot;GreyBox&quot;);IF([FP.DC$12]&lt;[FP.DC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D$14]=[FP.$A9];IF(MOD([FP.DD$12]-[FP.$E9];[FP.$C9])=0;IF([FP.DD39]&gt;[FP.$B9];&quot;RedBoxArrival&quot;;&quot;GreenBoxArrival&quot;);IF(OR([FP.DD$12]&gt;=[FP.DD30];[FP.DD39]&gt;[FP.$B9]);&quot;RedBox&quot;;&quot;GreenBox&quot;));(IF([FP.DD71]&gt;0;IF(MOD([FP.DD$12]-[FP.$E9];[FP.$C9])=0;&quot;GreyBoxArrival&quot;;&quot;GreyBox&quot;);IF([FP.DD$12]&lt;[FP.DD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E$14]=[FP.$A9];IF(MOD([FP.DE$12]-[FP.$E9];[FP.$C9])=0;IF([FP.DE39]&gt;[FP.$B9];&quot;RedBoxArrival&quot;;&quot;GreenBoxArrival&quot;);IF(OR([FP.DE$12]&gt;=[FP.DE30];[FP.DE39]&gt;[FP.$B9]);&quot;RedBox&quot;;&quot;GreenBox&quot;));(IF([FP.DE71]&gt;0;IF(MOD([FP.DE$12]-[FP.$E9];[FP.$C9])=0;&quot;GreyBoxArrival&quot;;&quot;GreyBox&quot;);IF([FP.DE$12]&lt;[FP.DE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F$14]=[FP.$A9];IF(MOD([FP.DF$12]-[FP.$E9];[FP.$C9])=0;IF([FP.DF39]&gt;[FP.$B9];&quot;RedBoxArrival&quot;;&quot;GreenBoxArrival&quot;);IF(OR([FP.DF$12]&gt;=[FP.DF30];[FP.DF39]&gt;[FP.$B9]);&quot;RedBox&quot;;&quot;GreenBox&quot;));(IF([FP.DF71]&gt;0;IF(MOD([FP.DF$12]-[FP.$E9];[FP.$C9])=0;&quot;GreyBoxArrival&quot;;&quot;GreyBox&quot;);IF([FP.DF$12]&lt;[FP.DF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G$14]=[FP.$A9];IF(MOD([FP.DG$12]-[FP.$E9];[FP.$C9])=0;IF([FP.DG39]&gt;[FP.$B9];&quot;RedBoxArrival&quot;;&quot;GreenBoxArrival&quot;);IF(OR([FP.DG$12]&gt;=[FP.DG30];[FP.DG39]&gt;[FP.$B9]);&quot;RedBox&quot;;&quot;GreenBox&quot;));(IF([FP.DG71]&gt;0;IF(MOD([FP.DG$12]-[FP.$E9];[FP.$C9])=0;&quot;GreyBoxArrival&quot;;&quot;GreyBox&quot;);IF([FP.DG$12]&lt;[FP.DG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H$14]=[FP.$A9];IF(MOD([FP.DH$12]-[FP.$E9];[FP.$C9])=0;IF([FP.DH39]&gt;[FP.$B9];&quot;RedBoxArrival&quot;;&quot;GreenBoxArrival&quot;);IF(OR([FP.DH$12]&gt;=[FP.DH30];[FP.DH39]&gt;[FP.$B9]);&quot;RedBox&quot;;&quot;GreenBox&quot;));(IF([FP.DH71]&gt;0;IF(MOD([FP.DH$12]-[FP.$E9];[FP.$C9])=0;&quot;GreyBoxArrival&quot;;&quot;GreyBox&quot;);IF([FP.DH$12]&lt;[FP.DH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I$14]=[FP.$A9];IF(MOD([FP.DI$12]-[FP.$E9];[FP.$C9])=0;IF([FP.DI39]&gt;[FP.$B9];&quot;RedBoxArrival&quot;;&quot;GreenBoxArrival&quot;);IF(OR([FP.DI$12]&gt;=[FP.DI30];[FP.DI39]&gt;[FP.$B9]);&quot;RedBox&quot;;&quot;GreenBox&quot;));(IF([FP.DI71]&gt;0;IF(MOD([FP.DI$12]-[FP.$E9];[FP.$C9])=0;&quot;GreyBoxArrival&quot;;&quot;GreyBox&quot;);IF([FP.DI$12]&lt;[FP.DI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J$14]=[FP.$A9];IF(MOD([FP.DJ$12]-[FP.$E9];[FP.$C9])=0;IF([FP.DJ39]&gt;[FP.$B9];&quot;RedBoxArrival&quot;;&quot;GreenBoxArrival&quot;);IF(OR([FP.DJ$12]&gt;=[FP.DJ30];[FP.DJ39]&gt;[FP.$B9]);&quot;RedBox&quot;;&quot;GreenBox&quot;));(IF([FP.DJ71]&gt;0;IF(MOD([FP.DJ$12]-[FP.$E9];[FP.$C9])=0;&quot;GreyBoxArrival&quot;;&quot;GreyBox&quot;);IF([FP.DJ$12]&lt;[FP.DJ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K$14]=[FP.$A9];IF(MOD([FP.DK$12]-[FP.$E9];[FP.$C9])=0;IF([FP.DK39]&gt;[FP.$B9];&quot;RedBoxArrival&quot;;&quot;GreenBoxArrival&quot;);IF(OR([FP.DK$12]&gt;=[FP.DK30];[FP.DK39]&gt;[FP.$B9]);&quot;RedBox&quot;;&quot;GreenBox&quot;));(IF([FP.DK71]&gt;0;IF(MOD([FP.DK$12]-[FP.$E9];[FP.$C9])=0;&quot;GreyBoxArrival&quot;;&quot;GreyBox&quot;);IF([FP.DK$12]&lt;[FP.DK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L$14]=[FP.$A9];IF(MOD([FP.DL$12]-[FP.$E9];[FP.$C9])=0;IF([FP.DL39]&gt;[FP.$B9];&quot;RedBoxArrival&quot;;&quot;GreenBoxArrival&quot;);IF(OR([FP.DL$12]&gt;=[FP.DL30];[FP.DL39]&gt;[FP.$B9]);&quot;RedBox&quot;;&quot;GreenBox&quot;));(IF([FP.DL71]&gt;0;IF(MOD([FP.DL$12]-[FP.$E9];[FP.$C9])=0;&quot;GreyBoxArrival&quot;;&quot;GreyBox&quot;);IF([FP.DL$12]&lt;[FP.DL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M$14]=[FP.$A9];IF(MOD([FP.DM$12]-[FP.$E9];[FP.$C9])=0;IF([FP.DM39]&gt;[FP.$B9];&quot;RedBoxArrival&quot;;&quot;GreenBoxArrival&quot;);IF(OR([FP.DM$12]&gt;=[FP.DM30];[FP.DM39]&gt;[FP.$B9]);&quot;RedBox&quot;;&quot;GreenBox&quot;));(IF([FP.DM71]&gt;0;IF(MOD([FP.DM$12]-[FP.$E9];[FP.$C9])=0;&quot;GreyBoxArrival&quot;;&quot;GreyBox&quot;);IF([FP.DM$12]&lt;[FP.DM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N$14]=[FP.$A9];IF(MOD([FP.DN$12]-[FP.$E9];[FP.$C9])=0;IF([FP.DN39]&gt;[FP.$B9];&quot;RedBoxArrival&quot;;&quot;GreenBoxArrival&quot;);IF(OR([FP.DN$12]&gt;=[FP.DN30];[FP.DN39]&gt;[FP.$B9]);&quot;RedBox&quot;;&quot;GreenBox&quot;));(IF([FP.DN71]&gt;0;IF(MOD([FP.DN$12]-[FP.$E9];[FP.$C9])=0;&quot;GreyBoxArrival&quot;;&quot;GreyBox&quot;);IF([FP.DN$12]&lt;[FP.DN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O$14]=[FP.$A9];IF(MOD([FP.DO$12]-[FP.$E9];[FP.$C9])=0;IF([FP.DO39]&gt;[FP.$B9];&quot;RedBoxArrival&quot;;&quot;GreenBoxArrival&quot;);IF(OR([FP.DO$12]&gt;=[FP.DO30];[FP.DO39]&gt;[FP.$B9]);&quot;RedBox&quot;;&quot;GreenBox&quot;));(IF([FP.DO71]&gt;0;IF(MOD([FP.DO$12]-[FP.$E9];[FP.$C9])=0;&quot;GreyBoxArrival&quot;;&quot;GreyBox&quot;);IF([FP.DO$12]&lt;[FP.DO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P$14]=[FP.$A9];IF(MOD([FP.DP$12]-[FP.$E9];[FP.$C9])=0;IF([FP.DP39]&gt;[FP.$B9];&quot;RedBoxArrival&quot;;&quot;GreenBoxArrival&quot;);IF(OR([FP.DP$12]&gt;=[FP.DP30];[FP.DP39]&gt;[FP.$B9]);&quot;RedBox&quot;;&quot;GreenBox&quot;));(IF([FP.DP71]&gt;0;IF(MOD([FP.DP$12]-[FP.$E9];[FP.$C9])=0;&quot;GreyBoxArrival&quot;;&quot;GreyBox&quot;);IF([FP.DP$12]&lt;[FP.DP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Q$14]=[FP.$A9];IF(MOD([FP.DQ$12]-[FP.$E9];[FP.$C9])=0;IF([FP.DQ39]&gt;[FP.$B9];&quot;RedBoxArrival&quot;;&quot;GreenBoxArrival&quot;);IF(OR([FP.DQ$12]&gt;=[FP.DQ30];[FP.DQ39]&gt;[FP.$B9]);&quot;RedBox&quot;;&quot;GreenBox&quot;));(IF([FP.DQ71]&gt;0;IF(MOD([FP.DQ$12]-[FP.$E9];[FP.$C9])=0;&quot;GreyBoxArrival&quot;;&quot;GreyBox&quot;);IF([FP.DQ$12]&lt;[FP.DQ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R$14]=[FP.$A9];IF(MOD([FP.DR$12]-[FP.$E9];[FP.$C9])=0;IF([FP.DR39]&gt;[FP.$B9];&quot;RedBoxArrival&quot;;&quot;GreenBoxArrival&quot;);IF(OR([FP.DR$12]&gt;=[FP.DR30];[FP.DR39]&gt;[FP.$B9]);&quot;RedBox&quot;;&quot;GreenBox&quot;));(IF([FP.DR71]&gt;0;IF(MOD([FP.DR$12]-[FP.$E9];[FP.$C9])=0;&quot;GreyBoxArrival&quot;;&quot;GreyBox&quot;);IF([FP.DR$12]&lt;[FP.DR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S$14]=[FP.$A9];IF(MOD([FP.DS$12]-[FP.$E9];[FP.$C9])=0;IF([FP.DS39]&gt;[FP.$B9];&quot;RedBoxArrival&quot;;&quot;GreenBoxArrival&quot;);IF(OR([FP.DS$12]&gt;=[FP.DS30];[FP.DS39]&gt;[FP.$B9]);&quot;RedBox&quot;;&quot;GreenBox&quot;));(IF([FP.DS71]&gt;0;IF(MOD([FP.DS$12]-[FP.$E9];[FP.$C9])=0;&quot;GreyBoxArrival&quot;;&quot;GreyBox&quot;);IF([FP.DS$12]&lt;[FP.DS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T$14]=[FP.$A9];IF(MOD([FP.DT$12]-[FP.$E9];[FP.$C9])=0;IF([FP.DT39]&gt;[FP.$B9];&quot;RedBoxArrival&quot;;&quot;GreenBoxArrival&quot;);IF(OR([FP.DT$12]&gt;=[FP.DT30];[FP.DT39]&gt;[FP.$B9]);&quot;RedBox&quot;;&quot;GreenBox&quot;));(IF([FP.DT71]&gt;0;IF(MOD([FP.DT$12]-[FP.$E9];[FP.$C9])=0;&quot;GreyBoxArrival&quot;;&quot;GreyBox&quot;);IF([FP.DT$12]&lt;[FP.DT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U$14]=[FP.$A9];IF(MOD([FP.DU$12]-[FP.$E9];[FP.$C9])=0;IF([FP.DU39]&gt;[FP.$B9];&quot;RedBoxArrival&quot;;&quot;GreenBoxArrival&quot;);IF(OR([FP.DU$12]&gt;=[FP.DU30];[FP.DU39]&gt;[FP.$B9]);&quot;RedBox&quot;;&quot;GreenBox&quot;));(IF([FP.DU71]&gt;0;IF(MOD([FP.DU$12]-[FP.$E9];[FP.$C9])=0;&quot;GreyBoxArrival&quot;;&quot;GreyBox&quot;);IF([FP.DU$12]&lt;[FP.DU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V$14]=[FP.$A9];IF(MOD([FP.DV$12]-[FP.$E9];[FP.$C9])=0;IF([FP.DV39]&gt;[FP.$B9];&quot;RedBoxArrival&quot;;&quot;GreenBoxArrival&quot;);IF(OR([FP.DV$12]&gt;=[FP.DV30];[FP.DV39]&gt;[FP.$B9]);&quot;RedBox&quot;;&quot;GreenBox&quot;));(IF([FP.DV71]&gt;0;IF(MOD([FP.DV$12]-[FP.$E9];[FP.$C9])=0;&quot;GreyBoxArrival&quot;;&quot;GreyBox&quot;);IF([FP.DV$12]&lt;[FP.DV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W$14]=[FP.$A9];IF(MOD([FP.DW$12]-[FP.$E9];[FP.$C9])=0;IF([FP.DW39]&gt;[FP.$B9];&quot;RedBoxArrival&quot;;&quot;GreenBoxArrival&quot;);IF(OR([FP.DW$12]&gt;=[FP.DW30];[FP.DW39]&gt;[FP.$B9]);&quot;RedBox&quot;;&quot;GreenBox&quot;));(IF([FP.DW71]&gt;0;IF(MOD([FP.DW$12]-[FP.$E9];[FP.$C9])=0;&quot;GreyBoxArrival&quot;;&quot;GreyBox&quot;);IF([FP.DW$12]&lt;[FP.DW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X$14]=[FP.$A9];IF(MOD([FP.DX$12]-[FP.$E9];[FP.$C9])=0;IF([FP.DX39]&gt;[FP.$B9];&quot;RedBoxArrival&quot;;&quot;GreenBoxArrival&quot;);IF(OR([FP.DX$12]&gt;=[FP.DX30];[FP.DX39]&gt;[FP.$B9]);&quot;RedBox&quot;;&quot;GreenBox&quot;));(IF([FP.DX71]&gt;0;IF(MOD([FP.DX$12]-[FP.$E9];[FP.$C9])=0;&quot;GreyBoxArrival&quot;;&quot;GreyBox&quot;);IF([FP.DX$12]&lt;[FP.DX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Y$14]=[FP.$A9];IF(MOD([FP.DY$12]-[FP.$E9];[FP.$C9])=0;IF([FP.DY39]&gt;[FP.$B9];&quot;RedBoxArrival&quot;;&quot;GreenBoxArrival&quot;);IF(OR([FP.DY$12]&gt;=[FP.DY30];[FP.DY39]&gt;[FP.$B9]);&quot;RedBox&quot;;&quot;GreenBox&quot;));(IF([FP.DY71]&gt;0;IF(MOD([FP.DY$12]-[FP.$E9];[FP.$C9])=0;&quot;GreyBoxArrival&quot;;&quot;GreyBox&quot;);IF([FP.DY$12]&lt;[FP.DY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Z$14]=[FP.$A9];IF(MOD([FP.DZ$12]-[FP.$E9];[FP.$C9])=0;IF([FP.DZ39]&gt;[FP.$B9];&quot;RedBoxArrival&quot;;&quot;GreenBoxArrival&quot;);IF(OR([FP.DZ$12]&gt;=[FP.DZ30];[FP.DZ39]&gt;[FP.$B9]);&quot;RedBox&quot;;&quot;GreenBox&quot;));(IF([FP.DZ71]&gt;0;IF(MOD([FP.DZ$12]-[FP.$E9];[FP.$C9])=0;&quot;GreyBoxArrival&quot;;&quot;GreyBox&quot;);IF([FP.DZ$12]&lt;[FP.DZ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EA$14]=[FP.$A9];IF(MOD([FP.EA$12]-[FP.$E9];[FP.$C9])=0;IF([FP.EA39]&gt;[FP.$B9];&quot;RedBoxArrival&quot;;&quot;GreenBoxArrival&quot;);IF(OR([FP.EA$12]&gt;=[FP.EA30];[FP.EA39]&gt;[FP.$B9]);&quot;RedBox&quot;;&quot;GreenBox&quot;));(IF([FP.EA71]&gt;0;IF(MOD([FP.EA$12]-[FP.$E9];[FP.$C9])=0;&quot;GreyBoxArrival&quot;;&quot;GreyBox&quot;);IF([FP.EA$12]&lt;[FP.EA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EB$14]=[FP.$A9];IF(MOD([FP.EB$12]-[FP.$E9];[FP.$C9])=0;IF([FP.EB39]&gt;[FP.$B9];&quot;RedBoxArrival&quot;;&quot;GreenBoxArrival&quot;);IF(OR([FP.EB$12]&gt;=[FP.EB30];[FP.EB39]&gt;[FP.$B9]);&quot;RedBox&quot;;&quot;GreenBox&quot;));(IF([FP.EB71]&gt;0;IF(MOD([FP.EB$12]-[FP.$E9];[FP.$C9])=0;&quot;GreyBoxArrival&quot;;&quot;GreyBox&quot;);IF([FP.EB$12]&lt;[FP.EB30];&quot;BeforeDeadline&quot;;&quot;WhiteBox&quot;)))))" office:value-type="float" office:value="0" calcext:value-type="float">
            <text:p>0</text:p>
          </table:table-cell>
        </table:table-row>
        <table:table-row table:style-name="ro1" table:visibility="collapse">
          <table:table-cell table:style-name="ce5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formula="of:=[FP.B10]/[FP.C10]" office:value-type="float" office:value="0" calcext:value-type="float">
            <text:p>0</text:p>
          </table:table-cell>
          <table:table-cell table:number-columns-repeated="2"/>
          <table:table-cell table:style-name="BeforeDeadline" table:formula="of:=+ORG.OPENOFFICE.STYLE(IF([FP.J$14]=[FP.$A10];IF(MOD([FP.J$12]-[FP.$E10];[FP.$C10])=0;IF([FP.J40]&gt;[FP.$B10];&quot;RedBoxArrival&quot;;&quot;GreenBoxArrival&quot;);IF(OR([FP.J$12]&gt;=[FP.J31];[FP.J40]&gt;[FP.$B10]);&quot;RedBox&quot;;&quot;GreenBox&quot;));(IF([FP.J72]&gt;0;IF(MOD([FP.J$12]-[FP.$E10];[FP.$C10])=0;&quot;GreyBoxArrival&quot;;&quot;GreyBox&quot;);IF([FP.J$12]&lt;[FP.J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K$14]=[FP.$A10];IF(MOD([FP.K$12]-[FP.$E10];[FP.$C10])=0;IF([FP.K40]&gt;[FP.$B10];&quot;RedBoxArrival&quot;;&quot;GreenBoxArrival&quot;);IF(OR([FP.K$12]&gt;=[FP.K31];[FP.K40]&gt;[FP.$B10]);&quot;RedBox&quot;;&quot;GreenBox&quot;));(IF([FP.K72]&gt;0;IF(MOD([FP.K$12]-[FP.$E10];[FP.$C10])=0;&quot;GreyBoxArrival&quot;;&quot;GreyBox&quot;);IF([FP.K$12]&lt;[FP.K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L$14]=[FP.$A10];IF(MOD([FP.L$12]-[FP.$E10];[FP.$C10])=0;IF([FP.L40]&gt;[FP.$B10];&quot;RedBoxArrival&quot;;&quot;GreenBoxArrival&quot;);IF(OR([FP.L$12]&gt;=[FP.L31];[FP.L40]&gt;[FP.$B10]);&quot;RedBox&quot;;&quot;GreenBox&quot;));(IF([FP.L72]&gt;0;IF(MOD([FP.L$12]-[FP.$E10];[FP.$C10])=0;&quot;GreyBoxArrival&quot;;&quot;GreyBox&quot;);IF([FP.L$12]&lt;[FP.L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M$14]=[FP.$A10];IF(MOD([FP.M$12]-[FP.$E10];[FP.$C10])=0;IF([FP.M40]&gt;[FP.$B10];&quot;RedBoxArrival&quot;;&quot;GreenBoxArrival&quot;);IF(OR([FP.M$12]&gt;=[FP.M31];[FP.M40]&gt;[FP.$B10]);&quot;RedBox&quot;;&quot;GreenBox&quot;));(IF([FP.M72]&gt;0;IF(MOD([FP.M$12]-[FP.$E10];[FP.$C10])=0;&quot;GreyBoxArrival&quot;;&quot;GreyBox&quot;);IF([FP.M$12]&lt;[FP.M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N$14]=[FP.$A10];IF(MOD([FP.N$12]-[FP.$E10];[FP.$C10])=0;IF([FP.N40]&gt;[FP.$B10];&quot;RedBoxArrival&quot;;&quot;GreenBoxArrival&quot;);IF(OR([FP.N$12]&gt;=[FP.N31];[FP.N40]&gt;[FP.$B10]);&quot;RedBox&quot;;&quot;GreenBox&quot;));(IF([FP.N72]&gt;0;IF(MOD([FP.N$12]-[FP.$E10];[FP.$C10])=0;&quot;GreyBoxArrival&quot;;&quot;GreyBox&quot;);IF([FP.N$12]&lt;[FP.N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O$14]=[FP.$A10];IF(MOD([FP.O$12]-[FP.$E10];[FP.$C10])=0;IF([FP.O40]&gt;[FP.$B10];&quot;RedBoxArrival&quot;;&quot;GreenBoxArrival&quot;);IF(OR([FP.O$12]&gt;=[FP.O31];[FP.O40]&gt;[FP.$B10]);&quot;RedBox&quot;;&quot;GreenBox&quot;));(IF([FP.O72]&gt;0;IF(MOD([FP.O$12]-[FP.$E10];[FP.$C10])=0;&quot;GreyBoxArrival&quot;;&quot;GreyBox&quot;);IF([FP.O$12]&lt;[FP.O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P$14]=[FP.$A10];IF(MOD([FP.P$12]-[FP.$E10];[FP.$C10])=0;IF([FP.P40]&gt;[FP.$B10];&quot;RedBoxArrival&quot;;&quot;GreenBoxArrival&quot;);IF(OR([FP.P$12]&gt;=[FP.P31];[FP.P40]&gt;[FP.$B10]);&quot;RedBox&quot;;&quot;GreenBox&quot;));(IF([FP.P72]&gt;0;IF(MOD([FP.P$12]-[FP.$E10];[FP.$C10])=0;&quot;GreyBoxArrival&quot;;&quot;GreyBox&quot;);IF([FP.P$12]&lt;[FP.P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Q$14]=[FP.$A10];IF(MOD([FP.Q$12]-[FP.$E10];[FP.$C10])=0;IF([FP.Q40]&gt;[FP.$B10];&quot;RedBoxArrival&quot;;&quot;GreenBoxArrival&quot;);IF(OR([FP.Q$12]&gt;=[FP.Q31];[FP.Q40]&gt;[FP.$B10]);&quot;RedBox&quot;;&quot;GreenBox&quot;));(IF([FP.Q72]&gt;0;IF(MOD([FP.Q$12]-[FP.$E10];[FP.$C10])=0;&quot;GreyBoxArrival&quot;;&quot;GreyBox&quot;);IF([FP.Q$12]&lt;[FP.Q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R$14]=[FP.$A10];IF(MOD([FP.R$12]-[FP.$E10];[FP.$C10])=0;IF([FP.R40]&gt;[FP.$B10];&quot;RedBoxArrival&quot;;&quot;GreenBoxArrival&quot;);IF(OR([FP.R$12]&gt;=[FP.R31];[FP.R40]&gt;[FP.$B10]);&quot;RedBox&quot;;&quot;GreenBox&quot;));(IF([FP.R72]&gt;0;IF(MOD([FP.R$12]-[FP.$E10];[FP.$C10])=0;&quot;GreyBoxArrival&quot;;&quot;GreyBox&quot;);IF([FP.R$12]&lt;[FP.R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S$14]=[FP.$A10];IF(MOD([FP.S$12]-[FP.$E10];[FP.$C10])=0;IF([FP.S40]&gt;[FP.$B10];&quot;RedBoxArrival&quot;;&quot;GreenBoxArrival&quot;);IF(OR([FP.S$12]&gt;=[FP.S31];[FP.S40]&gt;[FP.$B10]);&quot;RedBox&quot;;&quot;GreenBox&quot;));(IF([FP.S72]&gt;0;IF(MOD([FP.S$12]-[FP.$E10];[FP.$C10])=0;&quot;GreyBoxArrival&quot;;&quot;GreyBox&quot;);IF([FP.S$12]&lt;[FP.S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T$14]=[FP.$A10];IF(MOD([FP.T$12]-[FP.$E10];[FP.$C10])=0;IF([FP.T40]&gt;[FP.$B10];&quot;RedBoxArrival&quot;;&quot;GreenBoxArrival&quot;);IF(OR([FP.T$12]&gt;=[FP.T31];[FP.T40]&gt;[FP.$B10]);&quot;RedBox&quot;;&quot;GreenBox&quot;));(IF([FP.T72]&gt;0;IF(MOD([FP.T$12]-[FP.$E10];[FP.$C10])=0;&quot;GreyBoxArrival&quot;;&quot;GreyBox&quot;);IF([FP.T$12]&lt;[FP.T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U$14]=[FP.$A10];IF(MOD([FP.U$12]-[FP.$E10];[FP.$C10])=0;IF([FP.U40]&gt;[FP.$B10];&quot;RedBoxArrival&quot;;&quot;GreenBoxArrival&quot;);IF(OR([FP.U$12]&gt;=[FP.U31];[FP.U40]&gt;[FP.$B10]);&quot;RedBox&quot;;&quot;GreenBox&quot;));(IF([FP.U72]&gt;0;IF(MOD([FP.U$12]-[FP.$E10];[FP.$C10])=0;&quot;GreyBoxArrival&quot;;&quot;GreyBox&quot;);IF([FP.U$12]&lt;[FP.U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V$14]=[FP.$A10];IF(MOD([FP.V$12]-[FP.$E10];[FP.$C10])=0;IF([FP.V40]&gt;[FP.$B10];&quot;RedBoxArrival&quot;;&quot;GreenBoxArrival&quot;);IF(OR([FP.V$12]&gt;=[FP.V31];[FP.V40]&gt;[FP.$B10]);&quot;RedBox&quot;;&quot;GreenBox&quot;));(IF([FP.V72]&gt;0;IF(MOD([FP.V$12]-[FP.$E10];[FP.$C10])=0;&quot;GreyBoxArrival&quot;;&quot;GreyBox&quot;);IF([FP.V$12]&lt;[FP.V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W$14]=[FP.$A10];IF(MOD([FP.W$12]-[FP.$E10];[FP.$C10])=0;IF([FP.W40]&gt;[FP.$B10];&quot;RedBoxArrival&quot;;&quot;GreenBoxArrival&quot;);IF(OR([FP.W$12]&gt;=[FP.W31];[FP.W40]&gt;[FP.$B10]);&quot;RedBox&quot;;&quot;GreenBox&quot;));(IF([FP.W72]&gt;0;IF(MOD([FP.W$12]-[FP.$E10];[FP.$C10])=0;&quot;GreyBoxArrival&quot;;&quot;GreyBox&quot;);IF([FP.W$12]&lt;[FP.W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X$14]=[FP.$A10];IF(MOD([FP.X$12]-[FP.$E10];[FP.$C10])=0;IF([FP.X40]&gt;[FP.$B10];&quot;RedBoxArrival&quot;;&quot;GreenBoxArrival&quot;);IF(OR([FP.X$12]&gt;=[FP.X31];[FP.X40]&gt;[FP.$B10]);&quot;RedBox&quot;;&quot;GreenBox&quot;));(IF([FP.X72]&gt;0;IF(MOD([FP.X$12]-[FP.$E10];[FP.$C10])=0;&quot;GreyBoxArrival&quot;;&quot;GreyBox&quot;);IF([FP.X$12]&lt;[FP.X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Y$14]=[FP.$A10];IF(MOD([FP.Y$12]-[FP.$E10];[FP.$C10])=0;IF([FP.Y40]&gt;[FP.$B10];&quot;RedBoxArrival&quot;;&quot;GreenBoxArrival&quot;);IF(OR([FP.Y$12]&gt;=[FP.Y31];[FP.Y40]&gt;[FP.$B10]);&quot;RedBox&quot;;&quot;GreenBox&quot;));(IF([FP.Y72]&gt;0;IF(MOD([FP.Y$12]-[FP.$E10];[FP.$C10])=0;&quot;GreyBoxArrival&quot;;&quot;GreyBox&quot;);IF([FP.Y$12]&lt;[FP.Y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Z$14]=[FP.$A10];IF(MOD([FP.Z$12]-[FP.$E10];[FP.$C10])=0;IF([FP.Z40]&gt;[FP.$B10];&quot;RedBoxArrival&quot;;&quot;GreenBoxArrival&quot;);IF(OR([FP.Z$12]&gt;=[FP.Z31];[FP.Z40]&gt;[FP.$B10]);&quot;RedBox&quot;;&quot;GreenBox&quot;));(IF([FP.Z72]&gt;0;IF(MOD([FP.Z$12]-[FP.$E10];[FP.$C10])=0;&quot;GreyBoxArrival&quot;;&quot;GreyBox&quot;);IF([FP.Z$12]&lt;[FP.Z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A$14]=[FP.$A10];IF(MOD([FP.AA$12]-[FP.$E10];[FP.$C10])=0;IF([FP.AA40]&gt;[FP.$B10];&quot;RedBoxArrival&quot;;&quot;GreenBoxArrival&quot;);IF(OR([FP.AA$12]&gt;=[FP.AA31];[FP.AA40]&gt;[FP.$B10]);&quot;RedBox&quot;;&quot;GreenBox&quot;));(IF([FP.AA72]&gt;0;IF(MOD([FP.AA$12]-[FP.$E10];[FP.$C10])=0;&quot;GreyBoxArrival&quot;;&quot;GreyBox&quot;);IF([FP.AA$12]&lt;[FP.AA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B$14]=[FP.$A10];IF(MOD([FP.AB$12]-[FP.$E10];[FP.$C10])=0;IF([FP.AB40]&gt;[FP.$B10];&quot;RedBoxArrival&quot;;&quot;GreenBoxArrival&quot;);IF(OR([FP.AB$12]&gt;=[FP.AB31];[FP.AB40]&gt;[FP.$B10]);&quot;RedBox&quot;;&quot;GreenBox&quot;));(IF([FP.AB72]&gt;0;IF(MOD([FP.AB$12]-[FP.$E10];[FP.$C10])=0;&quot;GreyBoxArrival&quot;;&quot;GreyBox&quot;);IF([FP.AB$12]&lt;[FP.AB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C$14]=[FP.$A10];IF(MOD([FP.AC$12]-[FP.$E10];[FP.$C10])=0;IF([FP.AC40]&gt;[FP.$B10];&quot;RedBoxArrival&quot;;&quot;GreenBoxArrival&quot;);IF(OR([FP.AC$12]&gt;=[FP.AC31];[FP.AC40]&gt;[FP.$B10]);&quot;RedBox&quot;;&quot;GreenBox&quot;));(IF([FP.AC72]&gt;0;IF(MOD([FP.AC$12]-[FP.$E10];[FP.$C10])=0;&quot;GreyBoxArrival&quot;;&quot;GreyBox&quot;);IF([FP.AC$12]&lt;[FP.AC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D$14]=[FP.$A10];IF(MOD([FP.AD$12]-[FP.$E10];[FP.$C10])=0;IF([FP.AD40]&gt;[FP.$B10];&quot;RedBoxArrival&quot;;&quot;GreenBoxArrival&quot;);IF(OR([FP.AD$12]&gt;=[FP.AD31];[FP.AD40]&gt;[FP.$B10]);&quot;RedBox&quot;;&quot;GreenBox&quot;));(IF([FP.AD72]&gt;0;IF(MOD([FP.AD$12]-[FP.$E10];[FP.$C10])=0;&quot;GreyBoxArrival&quot;;&quot;GreyBox&quot;);IF([FP.AD$12]&lt;[FP.AD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E$14]=[FP.$A10];IF(MOD([FP.AE$12]-[FP.$E10];[FP.$C10])=0;IF([FP.AE40]&gt;[FP.$B10];&quot;RedBoxArrival&quot;;&quot;GreenBoxArrival&quot;);IF(OR([FP.AE$12]&gt;=[FP.AE31];[FP.AE40]&gt;[FP.$B10]);&quot;RedBox&quot;;&quot;GreenBox&quot;));(IF([FP.AE72]&gt;0;IF(MOD([FP.AE$12]-[FP.$E10];[FP.$C10])=0;&quot;GreyBoxArrival&quot;;&quot;GreyBox&quot;);IF([FP.AE$12]&lt;[FP.AE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F$14]=[FP.$A10];IF(MOD([FP.AF$12]-[FP.$E10];[FP.$C10])=0;IF([FP.AF40]&gt;[FP.$B10];&quot;RedBoxArrival&quot;;&quot;GreenBoxArrival&quot;);IF(OR([FP.AF$12]&gt;=[FP.AF31];[FP.AF40]&gt;[FP.$B10]);&quot;RedBox&quot;;&quot;GreenBox&quot;));(IF([FP.AF72]&gt;0;IF(MOD([FP.AF$12]-[FP.$E10];[FP.$C10])=0;&quot;GreyBoxArrival&quot;;&quot;GreyBox&quot;);IF([FP.AF$12]&lt;[FP.AF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G$14]=[FP.$A10];IF(MOD([FP.AG$12]-[FP.$E10];[FP.$C10])=0;IF([FP.AG40]&gt;[FP.$B10];&quot;RedBoxArrival&quot;;&quot;GreenBoxArrival&quot;);IF(OR([FP.AG$12]&gt;=[FP.AG31];[FP.AG40]&gt;[FP.$B10]);&quot;RedBox&quot;;&quot;GreenBox&quot;));(IF([FP.AG72]&gt;0;IF(MOD([FP.AG$12]-[FP.$E10];[FP.$C10])=0;&quot;GreyBoxArrival&quot;;&quot;GreyBox&quot;);IF([FP.AG$12]&lt;[FP.AG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H$14]=[FP.$A10];IF(MOD([FP.AH$12]-[FP.$E10];[FP.$C10])=0;IF([FP.AH40]&gt;[FP.$B10];&quot;RedBoxArrival&quot;;&quot;GreenBoxArrival&quot;);IF(OR([FP.AH$12]&gt;=[FP.AH31];[FP.AH40]&gt;[FP.$B10]);&quot;RedBox&quot;;&quot;GreenBox&quot;));(IF([FP.AH72]&gt;0;IF(MOD([FP.AH$12]-[FP.$E10];[FP.$C10])=0;&quot;GreyBoxArrival&quot;;&quot;GreyBox&quot;);IF([FP.AH$12]&lt;[FP.AH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I$14]=[FP.$A10];IF(MOD([FP.AI$12]-[FP.$E10];[FP.$C10])=0;IF([FP.AI40]&gt;[FP.$B10];&quot;RedBoxArrival&quot;;&quot;GreenBoxArrival&quot;);IF(OR([FP.AI$12]&gt;=[FP.AI31];[FP.AI40]&gt;[FP.$B10]);&quot;RedBox&quot;;&quot;GreenBox&quot;));(IF([FP.AI72]&gt;0;IF(MOD([FP.AI$12]-[FP.$E10];[FP.$C10])=0;&quot;GreyBoxArrival&quot;;&quot;GreyBox&quot;);IF([FP.AI$12]&lt;[FP.AI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J$14]=[FP.$A10];IF(MOD([FP.AJ$12]-[FP.$E10];[FP.$C10])=0;IF([FP.AJ40]&gt;[FP.$B10];&quot;RedBoxArrival&quot;;&quot;GreenBoxArrival&quot;);IF(OR([FP.AJ$12]&gt;=[FP.AJ31];[FP.AJ40]&gt;[FP.$B10]);&quot;RedBox&quot;;&quot;GreenBox&quot;));(IF([FP.AJ72]&gt;0;IF(MOD([FP.AJ$12]-[FP.$E10];[FP.$C10])=0;&quot;GreyBoxArrival&quot;;&quot;GreyBox&quot;);IF([FP.AJ$12]&lt;[FP.AJ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K$14]=[FP.$A10];IF(MOD([FP.AK$12]-[FP.$E10];[FP.$C10])=0;IF([FP.AK40]&gt;[FP.$B10];&quot;RedBoxArrival&quot;;&quot;GreenBoxArrival&quot;);IF(OR([FP.AK$12]&gt;=[FP.AK31];[FP.AK40]&gt;[FP.$B10]);&quot;RedBox&quot;;&quot;GreenBox&quot;));(IF([FP.AK72]&gt;0;IF(MOD([FP.AK$12]-[FP.$E10];[FP.$C10])=0;&quot;GreyBoxArrival&quot;;&quot;GreyBox&quot;);IF([FP.AK$12]&lt;[FP.AK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L$14]=[FP.$A10];IF(MOD([FP.AL$12]-[FP.$E10];[FP.$C10])=0;IF([FP.AL40]&gt;[FP.$B10];&quot;RedBoxArrival&quot;;&quot;GreenBoxArrival&quot;);IF(OR([FP.AL$12]&gt;=[FP.AL31];[FP.AL40]&gt;[FP.$B10]);&quot;RedBox&quot;;&quot;GreenBox&quot;));(IF([FP.AL72]&gt;0;IF(MOD([FP.AL$12]-[FP.$E10];[FP.$C10])=0;&quot;GreyBoxArrival&quot;;&quot;GreyBox&quot;);IF([FP.AL$12]&lt;[FP.AL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M$14]=[FP.$A10];IF(MOD([FP.AM$12]-[FP.$E10];[FP.$C10])=0;IF([FP.AM40]&gt;[FP.$B10];&quot;RedBoxArrival&quot;;&quot;GreenBoxArrival&quot;);IF(OR([FP.AM$12]&gt;=[FP.AM31];[FP.AM40]&gt;[FP.$B10]);&quot;RedBox&quot;;&quot;GreenBox&quot;));(IF([FP.AM72]&gt;0;IF(MOD([FP.AM$12]-[FP.$E10];[FP.$C10])=0;&quot;GreyBoxArrival&quot;;&quot;GreyBox&quot;);IF([FP.AM$12]&lt;[FP.AM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N$14]=[FP.$A10];IF(MOD([FP.AN$12]-[FP.$E10];[FP.$C10])=0;IF([FP.AN40]&gt;[FP.$B10];&quot;RedBoxArrival&quot;;&quot;GreenBoxArrival&quot;);IF(OR([FP.AN$12]&gt;=[FP.AN31];[FP.AN40]&gt;[FP.$B10]);&quot;RedBox&quot;;&quot;GreenBox&quot;));(IF([FP.AN72]&gt;0;IF(MOD([FP.AN$12]-[FP.$E10];[FP.$C10])=0;&quot;GreyBoxArrival&quot;;&quot;GreyBox&quot;);IF([FP.AN$12]&lt;[FP.AN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O$14]=[FP.$A10];IF(MOD([FP.AO$12]-[FP.$E10];[FP.$C10])=0;IF([FP.AO40]&gt;[FP.$B10];&quot;RedBoxArrival&quot;;&quot;GreenBoxArrival&quot;);IF(OR([FP.AO$12]&gt;=[FP.AO31];[FP.AO40]&gt;[FP.$B10]);&quot;RedBox&quot;;&quot;GreenBox&quot;));(IF([FP.AO72]&gt;0;IF(MOD([FP.AO$12]-[FP.$E10];[FP.$C10])=0;&quot;GreyBoxArrival&quot;;&quot;GreyBox&quot;);IF([FP.AO$12]&lt;[FP.AO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P$14]=[FP.$A10];IF(MOD([FP.AP$12]-[FP.$E10];[FP.$C10])=0;IF([FP.AP40]&gt;[FP.$B10];&quot;RedBoxArrival&quot;;&quot;GreenBoxArrival&quot;);IF(OR([FP.AP$12]&gt;=[FP.AP31];[FP.AP40]&gt;[FP.$B10]);&quot;RedBox&quot;;&quot;GreenBox&quot;));(IF([FP.AP72]&gt;0;IF(MOD([FP.AP$12]-[FP.$E10];[FP.$C10])=0;&quot;GreyBoxArrival&quot;;&quot;GreyBox&quot;);IF([FP.AP$12]&lt;[FP.AP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Q$14]=[FP.$A10];IF(MOD([FP.AQ$12]-[FP.$E10];[FP.$C10])=0;IF([FP.AQ40]&gt;[FP.$B10];&quot;RedBoxArrival&quot;;&quot;GreenBoxArrival&quot;);IF(OR([FP.AQ$12]&gt;=[FP.AQ31];[FP.AQ40]&gt;[FP.$B10]);&quot;RedBox&quot;;&quot;GreenBox&quot;));(IF([FP.AQ72]&gt;0;IF(MOD([FP.AQ$12]-[FP.$E10];[FP.$C10])=0;&quot;GreyBoxArrival&quot;;&quot;GreyBox&quot;);IF([FP.AQ$12]&lt;[FP.AQ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R$14]=[FP.$A10];IF(MOD([FP.AR$12]-[FP.$E10];[FP.$C10])=0;IF([FP.AR40]&gt;[FP.$B10];&quot;RedBoxArrival&quot;;&quot;GreenBoxArrival&quot;);IF(OR([FP.AR$12]&gt;=[FP.AR31];[FP.AR40]&gt;[FP.$B10]);&quot;RedBox&quot;;&quot;GreenBox&quot;));(IF([FP.AR72]&gt;0;IF(MOD([FP.AR$12]-[FP.$E10];[FP.$C10])=0;&quot;GreyBoxArrival&quot;;&quot;GreyBox&quot;);IF([FP.AR$12]&lt;[FP.AR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S$14]=[FP.$A10];IF(MOD([FP.AS$12]-[FP.$E10];[FP.$C10])=0;IF([FP.AS40]&gt;[FP.$B10];&quot;RedBoxArrival&quot;;&quot;GreenBoxArrival&quot;);IF(OR([FP.AS$12]&gt;=[FP.AS31];[FP.AS40]&gt;[FP.$B10]);&quot;RedBox&quot;;&quot;GreenBox&quot;));(IF([FP.AS72]&gt;0;IF(MOD([FP.AS$12]-[FP.$E10];[FP.$C10])=0;&quot;GreyBoxArrival&quot;;&quot;GreyBox&quot;);IF([FP.AS$12]&lt;[FP.AS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T$14]=[FP.$A10];IF(MOD([FP.AT$12]-[FP.$E10];[FP.$C10])=0;IF([FP.AT40]&gt;[FP.$B10];&quot;RedBoxArrival&quot;;&quot;GreenBoxArrival&quot;);IF(OR([FP.AT$12]&gt;=[FP.AT31];[FP.AT40]&gt;[FP.$B10]);&quot;RedBox&quot;;&quot;GreenBox&quot;));(IF([FP.AT72]&gt;0;IF(MOD([FP.AT$12]-[FP.$E10];[FP.$C10])=0;&quot;GreyBoxArrival&quot;;&quot;GreyBox&quot;);IF([FP.AT$12]&lt;[FP.AT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U$14]=[FP.$A10];IF(MOD([FP.AU$12]-[FP.$E10];[FP.$C10])=0;IF([FP.AU40]&gt;[FP.$B10];&quot;RedBoxArrival&quot;;&quot;GreenBoxArrival&quot;);IF(OR([FP.AU$12]&gt;=[FP.AU31];[FP.AU40]&gt;[FP.$B10]);&quot;RedBox&quot;;&quot;GreenBox&quot;));(IF([FP.AU72]&gt;0;IF(MOD([FP.AU$12]-[FP.$E10];[FP.$C10])=0;&quot;GreyBoxArrival&quot;;&quot;GreyBox&quot;);IF([FP.AU$12]&lt;[FP.AU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V$14]=[FP.$A10];IF(MOD([FP.AV$12]-[FP.$E10];[FP.$C10])=0;IF([FP.AV40]&gt;[FP.$B10];&quot;RedBoxArrival&quot;;&quot;GreenBoxArrival&quot;);IF(OR([FP.AV$12]&gt;=[FP.AV31];[FP.AV40]&gt;[FP.$B10]);&quot;RedBox&quot;;&quot;GreenBox&quot;));(IF([FP.AV72]&gt;0;IF(MOD([FP.AV$12]-[FP.$E10];[FP.$C10])=0;&quot;GreyBoxArrival&quot;;&quot;GreyBox&quot;);IF([FP.AV$12]&lt;[FP.AV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W$14]=[FP.$A10];IF(MOD([FP.AW$12]-[FP.$E10];[FP.$C10])=0;IF([FP.AW40]&gt;[FP.$B10];&quot;RedBoxArrival&quot;;&quot;GreenBoxArrival&quot;);IF(OR([FP.AW$12]&gt;=[FP.AW31];[FP.AW40]&gt;[FP.$B10]);&quot;RedBox&quot;;&quot;GreenBox&quot;));(IF([FP.AW72]&gt;0;IF(MOD([FP.AW$12]-[FP.$E10];[FP.$C10])=0;&quot;GreyBoxArrival&quot;;&quot;GreyBox&quot;);IF([FP.AW$12]&lt;[FP.AW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X$14]=[FP.$A10];IF(MOD([FP.AX$12]-[FP.$E10];[FP.$C10])=0;IF([FP.AX40]&gt;[FP.$B10];&quot;RedBoxArrival&quot;;&quot;GreenBoxArrival&quot;);IF(OR([FP.AX$12]&gt;=[FP.AX31];[FP.AX40]&gt;[FP.$B10]);&quot;RedBox&quot;;&quot;GreenBox&quot;));(IF([FP.AX72]&gt;0;IF(MOD([FP.AX$12]-[FP.$E10];[FP.$C10])=0;&quot;GreyBoxArrival&quot;;&quot;GreyBox&quot;);IF([FP.AX$12]&lt;[FP.AX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Y$14]=[FP.$A10];IF(MOD([FP.AY$12]-[FP.$E10];[FP.$C10])=0;IF([FP.AY40]&gt;[FP.$B10];&quot;RedBoxArrival&quot;;&quot;GreenBoxArrival&quot;);IF(OR([FP.AY$12]&gt;=[FP.AY31];[FP.AY40]&gt;[FP.$B10]);&quot;RedBox&quot;;&quot;GreenBox&quot;));(IF([FP.AY72]&gt;0;IF(MOD([FP.AY$12]-[FP.$E10];[FP.$C10])=0;&quot;GreyBoxArrival&quot;;&quot;GreyBox&quot;);IF([FP.AY$12]&lt;[FP.AY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Z$14]=[FP.$A10];IF(MOD([FP.AZ$12]-[FP.$E10];[FP.$C10])=0;IF([FP.AZ40]&gt;[FP.$B10];&quot;RedBoxArrival&quot;;&quot;GreenBoxArrival&quot;);IF(OR([FP.AZ$12]&gt;=[FP.AZ31];[FP.AZ40]&gt;[FP.$B10]);&quot;RedBox&quot;;&quot;GreenBox&quot;));(IF([FP.AZ72]&gt;0;IF(MOD([FP.AZ$12]-[FP.$E10];[FP.$C10])=0;&quot;GreyBoxArrival&quot;;&quot;GreyBox&quot;);IF([FP.AZ$12]&lt;[FP.AZ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A$14]=[FP.$A10];IF(MOD([FP.BA$12]-[FP.$E10];[FP.$C10])=0;IF([FP.BA40]&gt;[FP.$B10];&quot;RedBoxArrival&quot;;&quot;GreenBoxArrival&quot;);IF(OR([FP.BA$12]&gt;=[FP.BA31];[FP.BA40]&gt;[FP.$B10]);&quot;RedBox&quot;;&quot;GreenBox&quot;));(IF([FP.BA72]&gt;0;IF(MOD([FP.BA$12]-[FP.$E10];[FP.$C10])=0;&quot;GreyBoxArrival&quot;;&quot;GreyBox&quot;);IF([FP.BA$12]&lt;[FP.BA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B$14]=[FP.$A10];IF(MOD([FP.BB$12]-[FP.$E10];[FP.$C10])=0;IF([FP.BB40]&gt;[FP.$B10];&quot;RedBoxArrival&quot;;&quot;GreenBoxArrival&quot;);IF(OR([FP.BB$12]&gt;=[FP.BB31];[FP.BB40]&gt;[FP.$B10]);&quot;RedBox&quot;;&quot;GreenBox&quot;));(IF([FP.BB72]&gt;0;IF(MOD([FP.BB$12]-[FP.$E10];[FP.$C10])=0;&quot;GreyBoxArrival&quot;;&quot;GreyBox&quot;);IF([FP.BB$12]&lt;[FP.BB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C$14]=[FP.$A10];IF(MOD([FP.BC$12]-[FP.$E10];[FP.$C10])=0;IF([FP.BC40]&gt;[FP.$B10];&quot;RedBoxArrival&quot;;&quot;GreenBoxArrival&quot;);IF(OR([FP.BC$12]&gt;=[FP.BC31];[FP.BC40]&gt;[FP.$B10]);&quot;RedBox&quot;;&quot;GreenBox&quot;));(IF([FP.BC72]&gt;0;IF(MOD([FP.BC$12]-[FP.$E10];[FP.$C10])=0;&quot;GreyBoxArrival&quot;;&quot;GreyBox&quot;);IF([FP.BC$12]&lt;[FP.BC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D$14]=[FP.$A10];IF(MOD([FP.BD$12]-[FP.$E10];[FP.$C10])=0;IF([FP.BD40]&gt;[FP.$B10];&quot;RedBoxArrival&quot;;&quot;GreenBoxArrival&quot;);IF(OR([FP.BD$12]&gt;=[FP.BD31];[FP.BD40]&gt;[FP.$B10]);&quot;RedBox&quot;;&quot;GreenBox&quot;));(IF([FP.BD72]&gt;0;IF(MOD([FP.BD$12]-[FP.$E10];[FP.$C10])=0;&quot;GreyBoxArrival&quot;;&quot;GreyBox&quot;);IF([FP.BD$12]&lt;[FP.BD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E$14]=[FP.$A10];IF(MOD([FP.BE$12]-[FP.$E10];[FP.$C10])=0;IF([FP.BE40]&gt;[FP.$B10];&quot;RedBoxArrival&quot;;&quot;GreenBoxArrival&quot;);IF(OR([FP.BE$12]&gt;=[FP.BE31];[FP.BE40]&gt;[FP.$B10]);&quot;RedBox&quot;;&quot;GreenBox&quot;));(IF([FP.BE72]&gt;0;IF(MOD([FP.BE$12]-[FP.$E10];[FP.$C10])=0;&quot;GreyBoxArrival&quot;;&quot;GreyBox&quot;);IF([FP.BE$12]&lt;[FP.BE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F$14]=[FP.$A10];IF(MOD([FP.BF$12]-[FP.$E10];[FP.$C10])=0;IF([FP.BF40]&gt;[FP.$B10];&quot;RedBoxArrival&quot;;&quot;GreenBoxArrival&quot;);IF(OR([FP.BF$12]&gt;=[FP.BF31];[FP.BF40]&gt;[FP.$B10]);&quot;RedBox&quot;;&quot;GreenBox&quot;));(IF([FP.BF72]&gt;0;IF(MOD([FP.BF$12]-[FP.$E10];[FP.$C10])=0;&quot;GreyBoxArrival&quot;;&quot;GreyBox&quot;);IF([FP.BF$12]&lt;[FP.BF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G$14]=[FP.$A10];IF(MOD([FP.BG$12]-[FP.$E10];[FP.$C10])=0;IF([FP.BG40]&gt;[FP.$B10];&quot;RedBoxArrival&quot;;&quot;GreenBoxArrival&quot;);IF(OR([FP.BG$12]&gt;=[FP.BG31];[FP.BG40]&gt;[FP.$B10]);&quot;RedBox&quot;;&quot;GreenBox&quot;));(IF([FP.BG72]&gt;0;IF(MOD([FP.BG$12]-[FP.$E10];[FP.$C10])=0;&quot;GreyBoxArrival&quot;;&quot;GreyBox&quot;);IF([FP.BG$12]&lt;[FP.BG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H$14]=[FP.$A10];IF(MOD([FP.BH$12]-[FP.$E10];[FP.$C10])=0;IF([FP.BH40]&gt;[FP.$B10];&quot;RedBoxArrival&quot;;&quot;GreenBoxArrival&quot;);IF(OR([FP.BH$12]&gt;=[FP.BH31];[FP.BH40]&gt;[FP.$B10]);&quot;RedBox&quot;;&quot;GreenBox&quot;));(IF([FP.BH72]&gt;0;IF(MOD([FP.BH$12]-[FP.$E10];[FP.$C10])=0;&quot;GreyBoxArrival&quot;;&quot;GreyBox&quot;);IF([FP.BH$12]&lt;[FP.BH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I$14]=[FP.$A10];IF(MOD([FP.BI$12]-[FP.$E10];[FP.$C10])=0;IF([FP.BI40]&gt;[FP.$B10];&quot;RedBoxArrival&quot;;&quot;GreenBoxArrival&quot;);IF(OR([FP.BI$12]&gt;=[FP.BI31];[FP.BI40]&gt;[FP.$B10]);&quot;RedBox&quot;;&quot;GreenBox&quot;));(IF([FP.BI72]&gt;0;IF(MOD([FP.BI$12]-[FP.$E10];[FP.$C10])=0;&quot;GreyBoxArrival&quot;;&quot;GreyBox&quot;);IF([FP.BI$12]&lt;[FP.BI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J$14]=[FP.$A10];IF(MOD([FP.BJ$12]-[FP.$E10];[FP.$C10])=0;IF([FP.BJ40]&gt;[FP.$B10];&quot;RedBoxArrival&quot;;&quot;GreenBoxArrival&quot;);IF(OR([FP.BJ$12]&gt;=[FP.BJ31];[FP.BJ40]&gt;[FP.$B10]);&quot;RedBox&quot;;&quot;GreenBox&quot;));(IF([FP.BJ72]&gt;0;IF(MOD([FP.BJ$12]-[FP.$E10];[FP.$C10])=0;&quot;GreyBoxArrival&quot;;&quot;GreyBox&quot;);IF([FP.BJ$12]&lt;[FP.BJ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K$14]=[FP.$A10];IF(MOD([FP.BK$12]-[FP.$E10];[FP.$C10])=0;IF([FP.BK40]&gt;[FP.$B10];&quot;RedBoxArrival&quot;;&quot;GreenBoxArrival&quot;);IF(OR([FP.BK$12]&gt;=[FP.BK31];[FP.BK40]&gt;[FP.$B10]);&quot;RedBox&quot;;&quot;GreenBox&quot;));(IF([FP.BK72]&gt;0;IF(MOD([FP.BK$12]-[FP.$E10];[FP.$C10])=0;&quot;GreyBoxArrival&quot;;&quot;GreyBox&quot;);IF([FP.BK$12]&lt;[FP.BK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L$14]=[FP.$A10];IF(MOD([FP.BL$12]-[FP.$E10];[FP.$C10])=0;IF([FP.BL40]&gt;[FP.$B10];&quot;RedBoxArrival&quot;;&quot;GreenBoxArrival&quot;);IF(OR([FP.BL$12]&gt;=[FP.BL31];[FP.BL40]&gt;[FP.$B10]);&quot;RedBox&quot;;&quot;GreenBox&quot;));(IF([FP.BL72]&gt;0;IF(MOD([FP.BL$12]-[FP.$E10];[FP.$C10])=0;&quot;GreyBoxArrival&quot;;&quot;GreyBox&quot;);IF([FP.BL$12]&lt;[FP.BL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M$14]=[FP.$A10];IF(MOD([FP.BM$12]-[FP.$E10];[FP.$C10])=0;IF([FP.BM40]&gt;[FP.$B10];&quot;RedBoxArrival&quot;;&quot;GreenBoxArrival&quot;);IF(OR([FP.BM$12]&gt;=[FP.BM31];[FP.BM40]&gt;[FP.$B10]);&quot;RedBox&quot;;&quot;GreenBox&quot;));(IF([FP.BM72]&gt;0;IF(MOD([FP.BM$12]-[FP.$E10];[FP.$C10])=0;&quot;GreyBoxArrival&quot;;&quot;GreyBox&quot;);IF([FP.BM$12]&lt;[FP.BM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N$14]=[FP.$A10];IF(MOD([FP.BN$12]-[FP.$E10];[FP.$C10])=0;IF([FP.BN40]&gt;[FP.$B10];&quot;RedBoxArrival&quot;;&quot;GreenBoxArrival&quot;);IF(OR([FP.BN$12]&gt;=[FP.BN31];[FP.BN40]&gt;[FP.$B10]);&quot;RedBox&quot;;&quot;GreenBox&quot;));(IF([FP.BN72]&gt;0;IF(MOD([FP.BN$12]-[FP.$E10];[FP.$C10])=0;&quot;GreyBoxArrival&quot;;&quot;GreyBox&quot;);IF([FP.BN$12]&lt;[FP.BN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O$14]=[FP.$A10];IF(MOD([FP.BO$12]-[FP.$E10];[FP.$C10])=0;IF([FP.BO40]&gt;[FP.$B10];&quot;RedBoxArrival&quot;;&quot;GreenBoxArrival&quot;);IF(OR([FP.BO$12]&gt;=[FP.BO31];[FP.BO40]&gt;[FP.$B10]);&quot;RedBox&quot;;&quot;GreenBox&quot;));(IF([FP.BO72]&gt;0;IF(MOD([FP.BO$12]-[FP.$E10];[FP.$C10])=0;&quot;GreyBoxArrival&quot;;&quot;GreyBox&quot;);IF([FP.BO$12]&lt;[FP.BO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P$14]=[FP.$A10];IF(MOD([FP.BP$12]-[FP.$E10];[FP.$C10])=0;IF([FP.BP40]&gt;[FP.$B10];&quot;RedBoxArrival&quot;;&quot;GreenBoxArrival&quot;);IF(OR([FP.BP$12]&gt;=[FP.BP31];[FP.BP40]&gt;[FP.$B10]);&quot;RedBox&quot;;&quot;GreenBox&quot;));(IF([FP.BP72]&gt;0;IF(MOD([FP.BP$12]-[FP.$E10];[FP.$C10])=0;&quot;GreyBoxArrival&quot;;&quot;GreyBox&quot;);IF([FP.BP$12]&lt;[FP.BP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Q$14]=[FP.$A10];IF(MOD([FP.BQ$12]-[FP.$E10];[FP.$C10])=0;IF([FP.BQ40]&gt;[FP.$B10];&quot;RedBoxArrival&quot;;&quot;GreenBoxArrival&quot;);IF(OR([FP.BQ$12]&gt;=[FP.BQ31];[FP.BQ40]&gt;[FP.$B10]);&quot;RedBox&quot;;&quot;GreenBox&quot;));(IF([FP.BQ72]&gt;0;IF(MOD([FP.BQ$12]-[FP.$E10];[FP.$C10])=0;&quot;GreyBoxArrival&quot;;&quot;GreyBox&quot;);IF([FP.BQ$12]&lt;[FP.BQ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R$14]=[FP.$A10];IF(MOD([FP.BR$12]-[FP.$E10];[FP.$C10])=0;IF([FP.BR40]&gt;[FP.$B10];&quot;RedBoxArrival&quot;;&quot;GreenBoxArrival&quot;);IF(OR([FP.BR$12]&gt;=[FP.BR31];[FP.BR40]&gt;[FP.$B10]);&quot;RedBox&quot;;&quot;GreenBox&quot;));(IF([FP.BR72]&gt;0;IF(MOD([FP.BR$12]-[FP.$E10];[FP.$C10])=0;&quot;GreyBoxArrival&quot;;&quot;GreyBox&quot;);IF([FP.BR$12]&lt;[FP.BR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S$14]=[FP.$A10];IF(MOD([FP.BS$12]-[FP.$E10];[FP.$C10])=0;IF([FP.BS40]&gt;[FP.$B10];&quot;RedBoxArrival&quot;;&quot;GreenBoxArrival&quot;);IF(OR([FP.BS$12]&gt;=[FP.BS31];[FP.BS40]&gt;[FP.$B10]);&quot;RedBox&quot;;&quot;GreenBox&quot;));(IF([FP.BS72]&gt;0;IF(MOD([FP.BS$12]-[FP.$E10];[FP.$C10])=0;&quot;GreyBoxArrival&quot;;&quot;GreyBox&quot;);IF([FP.BS$12]&lt;[FP.BS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T$14]=[FP.$A10];IF(MOD([FP.BT$12]-[FP.$E10];[FP.$C10])=0;IF([FP.BT40]&gt;[FP.$B10];&quot;RedBoxArrival&quot;;&quot;GreenBoxArrival&quot;);IF(OR([FP.BT$12]&gt;=[FP.BT31];[FP.BT40]&gt;[FP.$B10]);&quot;RedBox&quot;;&quot;GreenBox&quot;));(IF([FP.BT72]&gt;0;IF(MOD([FP.BT$12]-[FP.$E10];[FP.$C10])=0;&quot;GreyBoxArrival&quot;;&quot;GreyBox&quot;);IF([FP.BT$12]&lt;[FP.BT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U$14]=[FP.$A10];IF(MOD([FP.BU$12]-[FP.$E10];[FP.$C10])=0;IF([FP.BU40]&gt;[FP.$B10];&quot;RedBoxArrival&quot;;&quot;GreenBoxArrival&quot;);IF(OR([FP.BU$12]&gt;=[FP.BU31];[FP.BU40]&gt;[FP.$B10]);&quot;RedBox&quot;;&quot;GreenBox&quot;));(IF([FP.BU72]&gt;0;IF(MOD([FP.BU$12]-[FP.$E10];[FP.$C10])=0;&quot;GreyBoxArrival&quot;;&quot;GreyBox&quot;);IF([FP.BU$12]&lt;[FP.BU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V$14]=[FP.$A10];IF(MOD([FP.BV$12]-[FP.$E10];[FP.$C10])=0;IF([FP.BV40]&gt;[FP.$B10];&quot;RedBoxArrival&quot;;&quot;GreenBoxArrival&quot;);IF(OR([FP.BV$12]&gt;=[FP.BV31];[FP.BV40]&gt;[FP.$B10]);&quot;RedBox&quot;;&quot;GreenBox&quot;));(IF([FP.BV72]&gt;0;IF(MOD([FP.BV$12]-[FP.$E10];[FP.$C10])=0;&quot;GreyBoxArrival&quot;;&quot;GreyBox&quot;);IF([FP.BV$12]&lt;[FP.BV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W$14]=[FP.$A10];IF(MOD([FP.BW$12]-[FP.$E10];[FP.$C10])=0;IF([FP.BW40]&gt;[FP.$B10];&quot;RedBoxArrival&quot;;&quot;GreenBoxArrival&quot;);IF(OR([FP.BW$12]&gt;=[FP.BW31];[FP.BW40]&gt;[FP.$B10]);&quot;RedBox&quot;;&quot;GreenBox&quot;));(IF([FP.BW72]&gt;0;IF(MOD([FP.BW$12]-[FP.$E10];[FP.$C10])=0;&quot;GreyBoxArrival&quot;;&quot;GreyBox&quot;);IF([FP.BW$12]&lt;[FP.BW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X$14]=[FP.$A10];IF(MOD([FP.BX$12]-[FP.$E10];[FP.$C10])=0;IF([FP.BX40]&gt;[FP.$B10];&quot;RedBoxArrival&quot;;&quot;GreenBoxArrival&quot;);IF(OR([FP.BX$12]&gt;=[FP.BX31];[FP.BX40]&gt;[FP.$B10]);&quot;RedBox&quot;;&quot;GreenBox&quot;));(IF([FP.BX72]&gt;0;IF(MOD([FP.BX$12]-[FP.$E10];[FP.$C10])=0;&quot;GreyBoxArrival&quot;;&quot;GreyBox&quot;);IF([FP.BX$12]&lt;[FP.BX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Y$14]=[FP.$A10];IF(MOD([FP.BY$12]-[FP.$E10];[FP.$C10])=0;IF([FP.BY40]&gt;[FP.$B10];&quot;RedBoxArrival&quot;;&quot;GreenBoxArrival&quot;);IF(OR([FP.BY$12]&gt;=[FP.BY31];[FP.BY40]&gt;[FP.$B10]);&quot;RedBox&quot;;&quot;GreenBox&quot;));(IF([FP.BY72]&gt;0;IF(MOD([FP.BY$12]-[FP.$E10];[FP.$C10])=0;&quot;GreyBoxArrival&quot;;&quot;GreyBox&quot;);IF([FP.BY$12]&lt;[FP.BY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Z$14]=[FP.$A10];IF(MOD([FP.BZ$12]-[FP.$E10];[FP.$C10])=0;IF([FP.BZ40]&gt;[FP.$B10];&quot;RedBoxArrival&quot;;&quot;GreenBoxArrival&quot;);IF(OR([FP.BZ$12]&gt;=[FP.BZ31];[FP.BZ40]&gt;[FP.$B10]);&quot;RedBox&quot;;&quot;GreenBox&quot;));(IF([FP.BZ72]&gt;0;IF(MOD([FP.BZ$12]-[FP.$E10];[FP.$C10])=0;&quot;GreyBoxArrival&quot;;&quot;GreyBox&quot;);IF([FP.BZ$12]&lt;[FP.BZ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A$14]=[FP.$A10];IF(MOD([FP.CA$12]-[FP.$E10];[FP.$C10])=0;IF([FP.CA40]&gt;[FP.$B10];&quot;RedBoxArrival&quot;;&quot;GreenBoxArrival&quot;);IF(OR([FP.CA$12]&gt;=[FP.CA31];[FP.CA40]&gt;[FP.$B10]);&quot;RedBox&quot;;&quot;GreenBox&quot;));(IF([FP.CA72]&gt;0;IF(MOD([FP.CA$12]-[FP.$E10];[FP.$C10])=0;&quot;GreyBoxArrival&quot;;&quot;GreyBox&quot;);IF([FP.CA$12]&lt;[FP.CA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B$14]=[FP.$A10];IF(MOD([FP.CB$12]-[FP.$E10];[FP.$C10])=0;IF([FP.CB40]&gt;[FP.$B10];&quot;RedBoxArrival&quot;;&quot;GreenBoxArrival&quot;);IF(OR([FP.CB$12]&gt;=[FP.CB31];[FP.CB40]&gt;[FP.$B10]);&quot;RedBox&quot;;&quot;GreenBox&quot;));(IF([FP.CB72]&gt;0;IF(MOD([FP.CB$12]-[FP.$E10];[FP.$C10])=0;&quot;GreyBoxArrival&quot;;&quot;GreyBox&quot;);IF([FP.CB$12]&lt;[FP.CB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C$14]=[FP.$A10];IF(MOD([FP.CC$12]-[FP.$E10];[FP.$C10])=0;IF([FP.CC40]&gt;[FP.$B10];&quot;RedBoxArrival&quot;;&quot;GreenBoxArrival&quot;);IF(OR([FP.CC$12]&gt;=[FP.CC31];[FP.CC40]&gt;[FP.$B10]);&quot;RedBox&quot;;&quot;GreenBox&quot;));(IF([FP.CC72]&gt;0;IF(MOD([FP.CC$12]-[FP.$E10];[FP.$C10])=0;&quot;GreyBoxArrival&quot;;&quot;GreyBox&quot;);IF([FP.CC$12]&lt;[FP.CC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D$14]=[FP.$A10];IF(MOD([FP.CD$12]-[FP.$E10];[FP.$C10])=0;IF([FP.CD40]&gt;[FP.$B10];&quot;RedBoxArrival&quot;;&quot;GreenBoxArrival&quot;);IF(OR([FP.CD$12]&gt;=[FP.CD31];[FP.CD40]&gt;[FP.$B10]);&quot;RedBox&quot;;&quot;GreenBox&quot;));(IF([FP.CD72]&gt;0;IF(MOD([FP.CD$12]-[FP.$E10];[FP.$C10])=0;&quot;GreyBoxArrival&quot;;&quot;GreyBox&quot;);IF([FP.CD$12]&lt;[FP.CD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E$14]=[FP.$A10];IF(MOD([FP.CE$12]-[FP.$E10];[FP.$C10])=0;IF([FP.CE40]&gt;[FP.$B10];&quot;RedBoxArrival&quot;;&quot;GreenBoxArrival&quot;);IF(OR([FP.CE$12]&gt;=[FP.CE31];[FP.CE40]&gt;[FP.$B10]);&quot;RedBox&quot;;&quot;GreenBox&quot;));(IF([FP.CE72]&gt;0;IF(MOD([FP.CE$12]-[FP.$E10];[FP.$C10])=0;&quot;GreyBoxArrival&quot;;&quot;GreyBox&quot;);IF([FP.CE$12]&lt;[FP.CE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F$14]=[FP.$A10];IF(MOD([FP.CF$12]-[FP.$E10];[FP.$C10])=0;IF([FP.CF40]&gt;[FP.$B10];&quot;RedBoxArrival&quot;;&quot;GreenBoxArrival&quot;);IF(OR([FP.CF$12]&gt;=[FP.CF31];[FP.CF40]&gt;[FP.$B10]);&quot;RedBox&quot;;&quot;GreenBox&quot;));(IF([FP.CF72]&gt;0;IF(MOD([FP.CF$12]-[FP.$E10];[FP.$C10])=0;&quot;GreyBoxArrival&quot;;&quot;GreyBox&quot;);IF([FP.CF$12]&lt;[FP.CF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G$14]=[FP.$A10];IF(MOD([FP.CG$12]-[FP.$E10];[FP.$C10])=0;IF([FP.CG40]&gt;[FP.$B10];&quot;RedBoxArrival&quot;;&quot;GreenBoxArrival&quot;);IF(OR([FP.CG$12]&gt;=[FP.CG31];[FP.CG40]&gt;[FP.$B10]);&quot;RedBox&quot;;&quot;GreenBox&quot;));(IF([FP.CG72]&gt;0;IF(MOD([FP.CG$12]-[FP.$E10];[FP.$C10])=0;&quot;GreyBoxArrival&quot;;&quot;GreyBox&quot;);IF([FP.CG$12]&lt;[FP.CG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H$14]=[FP.$A10];IF(MOD([FP.CH$12]-[FP.$E10];[FP.$C10])=0;IF([FP.CH40]&gt;[FP.$B10];&quot;RedBoxArrival&quot;;&quot;GreenBoxArrival&quot;);IF(OR([FP.CH$12]&gt;=[FP.CH31];[FP.CH40]&gt;[FP.$B10]);&quot;RedBox&quot;;&quot;GreenBox&quot;));(IF([FP.CH72]&gt;0;IF(MOD([FP.CH$12]-[FP.$E10];[FP.$C10])=0;&quot;GreyBoxArrival&quot;;&quot;GreyBox&quot;);IF([FP.CH$12]&lt;[FP.CH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I$14]=[FP.$A10];IF(MOD([FP.CI$12]-[FP.$E10];[FP.$C10])=0;IF([FP.CI40]&gt;[FP.$B10];&quot;RedBoxArrival&quot;;&quot;GreenBoxArrival&quot;);IF(OR([FP.CI$12]&gt;=[FP.CI31];[FP.CI40]&gt;[FP.$B10]);&quot;RedBox&quot;;&quot;GreenBox&quot;));(IF([FP.CI72]&gt;0;IF(MOD([FP.CI$12]-[FP.$E10];[FP.$C10])=0;&quot;GreyBoxArrival&quot;;&quot;GreyBox&quot;);IF([FP.CI$12]&lt;[FP.CI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J$14]=[FP.$A10];IF(MOD([FP.CJ$12]-[FP.$E10];[FP.$C10])=0;IF([FP.CJ40]&gt;[FP.$B10];&quot;RedBoxArrival&quot;;&quot;GreenBoxArrival&quot;);IF(OR([FP.CJ$12]&gt;=[FP.CJ31];[FP.CJ40]&gt;[FP.$B10]);&quot;RedBox&quot;;&quot;GreenBox&quot;));(IF([FP.CJ72]&gt;0;IF(MOD([FP.CJ$12]-[FP.$E10];[FP.$C10])=0;&quot;GreyBoxArrival&quot;;&quot;GreyBox&quot;);IF([FP.CJ$12]&lt;[FP.CJ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K$14]=[FP.$A10];IF(MOD([FP.CK$12]-[FP.$E10];[FP.$C10])=0;IF([FP.CK40]&gt;[FP.$B10];&quot;RedBoxArrival&quot;;&quot;GreenBoxArrival&quot;);IF(OR([FP.CK$12]&gt;=[FP.CK31];[FP.CK40]&gt;[FP.$B10]);&quot;RedBox&quot;;&quot;GreenBox&quot;));(IF([FP.CK72]&gt;0;IF(MOD([FP.CK$12]-[FP.$E10];[FP.$C10])=0;&quot;GreyBoxArrival&quot;;&quot;GreyBox&quot;);IF([FP.CK$12]&lt;[FP.CK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L$14]=[FP.$A10];IF(MOD([FP.CL$12]-[FP.$E10];[FP.$C10])=0;IF([FP.CL40]&gt;[FP.$B10];&quot;RedBoxArrival&quot;;&quot;GreenBoxArrival&quot;);IF(OR([FP.CL$12]&gt;=[FP.CL31];[FP.CL40]&gt;[FP.$B10]);&quot;RedBox&quot;;&quot;GreenBox&quot;));(IF([FP.CL72]&gt;0;IF(MOD([FP.CL$12]-[FP.$E10];[FP.$C10])=0;&quot;GreyBoxArrival&quot;;&quot;GreyBox&quot;);IF([FP.CL$12]&lt;[FP.CL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M$14]=[FP.$A10];IF(MOD([FP.CM$12]-[FP.$E10];[FP.$C10])=0;IF([FP.CM40]&gt;[FP.$B10];&quot;RedBoxArrival&quot;;&quot;GreenBoxArrival&quot;);IF(OR([FP.CM$12]&gt;=[FP.CM31];[FP.CM40]&gt;[FP.$B10]);&quot;RedBox&quot;;&quot;GreenBox&quot;));(IF([FP.CM72]&gt;0;IF(MOD([FP.CM$12]-[FP.$E10];[FP.$C10])=0;&quot;GreyBoxArrival&quot;;&quot;GreyBox&quot;);IF([FP.CM$12]&lt;[FP.CM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N$14]=[FP.$A10];IF(MOD([FP.CN$12]-[FP.$E10];[FP.$C10])=0;IF([FP.CN40]&gt;[FP.$B10];&quot;RedBoxArrival&quot;;&quot;GreenBoxArrival&quot;);IF(OR([FP.CN$12]&gt;=[FP.CN31];[FP.CN40]&gt;[FP.$B10]);&quot;RedBox&quot;;&quot;GreenBox&quot;));(IF([FP.CN72]&gt;0;IF(MOD([FP.CN$12]-[FP.$E10];[FP.$C10])=0;&quot;GreyBoxArrival&quot;;&quot;GreyBox&quot;);IF([FP.CN$12]&lt;[FP.CN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O$14]=[FP.$A10];IF(MOD([FP.CO$12]-[FP.$E10];[FP.$C10])=0;IF([FP.CO40]&gt;[FP.$B10];&quot;RedBoxArrival&quot;;&quot;GreenBoxArrival&quot;);IF(OR([FP.CO$12]&gt;=[FP.CO31];[FP.CO40]&gt;[FP.$B10]);&quot;RedBox&quot;;&quot;GreenBox&quot;));(IF([FP.CO72]&gt;0;IF(MOD([FP.CO$12]-[FP.$E10];[FP.$C10])=0;&quot;GreyBoxArrival&quot;;&quot;GreyBox&quot;);IF([FP.CO$12]&lt;[FP.CO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P$14]=[FP.$A10];IF(MOD([FP.CP$12]-[FP.$E10];[FP.$C10])=0;IF([FP.CP40]&gt;[FP.$B10];&quot;RedBoxArrival&quot;;&quot;GreenBoxArrival&quot;);IF(OR([FP.CP$12]&gt;=[FP.CP31];[FP.CP40]&gt;[FP.$B10]);&quot;RedBox&quot;;&quot;GreenBox&quot;));(IF([FP.CP72]&gt;0;IF(MOD([FP.CP$12]-[FP.$E10];[FP.$C10])=0;&quot;GreyBoxArrival&quot;;&quot;GreyBox&quot;);IF([FP.CP$12]&lt;[FP.CP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Q$14]=[FP.$A10];IF(MOD([FP.CQ$12]-[FP.$E10];[FP.$C10])=0;IF([FP.CQ40]&gt;[FP.$B10];&quot;RedBoxArrival&quot;;&quot;GreenBoxArrival&quot;);IF(OR([FP.CQ$12]&gt;=[FP.CQ31];[FP.CQ40]&gt;[FP.$B10]);&quot;RedBox&quot;;&quot;GreenBox&quot;));(IF([FP.CQ72]&gt;0;IF(MOD([FP.CQ$12]-[FP.$E10];[FP.$C10])=0;&quot;GreyBoxArrival&quot;;&quot;GreyBox&quot;);IF([FP.CQ$12]&lt;[FP.CQ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R$14]=[FP.$A10];IF(MOD([FP.CR$12]-[FP.$E10];[FP.$C10])=0;IF([FP.CR40]&gt;[FP.$B10];&quot;RedBoxArrival&quot;;&quot;GreenBoxArrival&quot;);IF(OR([FP.CR$12]&gt;=[FP.CR31];[FP.CR40]&gt;[FP.$B10]);&quot;RedBox&quot;;&quot;GreenBox&quot;));(IF([FP.CR72]&gt;0;IF(MOD([FP.CR$12]-[FP.$E10];[FP.$C10])=0;&quot;GreyBoxArrival&quot;;&quot;GreyBox&quot;);IF([FP.CR$12]&lt;[FP.CR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S$14]=[FP.$A10];IF(MOD([FP.CS$12]-[FP.$E10];[FP.$C10])=0;IF([FP.CS40]&gt;[FP.$B10];&quot;RedBoxArrival&quot;;&quot;GreenBoxArrival&quot;);IF(OR([FP.CS$12]&gt;=[FP.CS31];[FP.CS40]&gt;[FP.$B10]);&quot;RedBox&quot;;&quot;GreenBox&quot;));(IF([FP.CS72]&gt;0;IF(MOD([FP.CS$12]-[FP.$E10];[FP.$C10])=0;&quot;GreyBoxArrival&quot;;&quot;GreyBox&quot;);IF([FP.CS$12]&lt;[FP.CS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T$14]=[FP.$A10];IF(MOD([FP.CT$12]-[FP.$E10];[FP.$C10])=0;IF([FP.CT40]&gt;[FP.$B10];&quot;RedBoxArrival&quot;;&quot;GreenBoxArrival&quot;);IF(OR([FP.CT$12]&gt;=[FP.CT31];[FP.CT40]&gt;[FP.$B10]);&quot;RedBox&quot;;&quot;GreenBox&quot;));(IF([FP.CT72]&gt;0;IF(MOD([FP.CT$12]-[FP.$E10];[FP.$C10])=0;&quot;GreyBoxArrival&quot;;&quot;GreyBox&quot;);IF([FP.CT$12]&lt;[FP.CT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U$14]=[FP.$A10];IF(MOD([FP.CU$12]-[FP.$E10];[FP.$C10])=0;IF([FP.CU40]&gt;[FP.$B10];&quot;RedBoxArrival&quot;;&quot;GreenBoxArrival&quot;);IF(OR([FP.CU$12]&gt;=[FP.CU31];[FP.CU40]&gt;[FP.$B10]);&quot;RedBox&quot;;&quot;GreenBox&quot;));(IF([FP.CU72]&gt;0;IF(MOD([FP.CU$12]-[FP.$E10];[FP.$C10])=0;&quot;GreyBoxArrival&quot;;&quot;GreyBox&quot;);IF([FP.CU$12]&lt;[FP.CU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V$14]=[FP.$A10];IF(MOD([FP.CV$12]-[FP.$E10];[FP.$C10])=0;IF([FP.CV40]&gt;[FP.$B10];&quot;RedBoxArrival&quot;;&quot;GreenBoxArrival&quot;);IF(OR([FP.CV$12]&gt;=[FP.CV31];[FP.CV40]&gt;[FP.$B10]);&quot;RedBox&quot;;&quot;GreenBox&quot;));(IF([FP.CV72]&gt;0;IF(MOD([FP.CV$12]-[FP.$E10];[FP.$C10])=0;&quot;GreyBoxArrival&quot;;&quot;GreyBox&quot;);IF([FP.CV$12]&lt;[FP.CV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W$14]=[FP.$A10];IF(MOD([FP.CW$12]-[FP.$E10];[FP.$C10])=0;IF([FP.CW40]&gt;[FP.$B10];&quot;RedBoxArrival&quot;;&quot;GreenBoxArrival&quot;);IF(OR([FP.CW$12]&gt;=[FP.CW31];[FP.CW40]&gt;[FP.$B10]);&quot;RedBox&quot;;&quot;GreenBox&quot;));(IF([FP.CW72]&gt;0;IF(MOD([FP.CW$12]-[FP.$E10];[FP.$C10])=0;&quot;GreyBoxArrival&quot;;&quot;GreyBox&quot;);IF([FP.CW$12]&lt;[FP.CW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X$14]=[FP.$A10];IF(MOD([FP.CX$12]-[FP.$E10];[FP.$C10])=0;IF([FP.CX40]&gt;[FP.$B10];&quot;RedBoxArrival&quot;;&quot;GreenBoxArrival&quot;);IF(OR([FP.CX$12]&gt;=[FP.CX31];[FP.CX40]&gt;[FP.$B10]);&quot;RedBox&quot;;&quot;GreenBox&quot;));(IF([FP.CX72]&gt;0;IF(MOD([FP.CX$12]-[FP.$E10];[FP.$C10])=0;&quot;GreyBoxArrival&quot;;&quot;GreyBox&quot;);IF([FP.CX$12]&lt;[FP.CX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Y$14]=[FP.$A10];IF(MOD([FP.CY$12]-[FP.$E10];[FP.$C10])=0;IF([FP.CY40]&gt;[FP.$B10];&quot;RedBoxArrival&quot;;&quot;GreenBoxArrival&quot;);IF(OR([FP.CY$12]&gt;=[FP.CY31];[FP.CY40]&gt;[FP.$B10]);&quot;RedBox&quot;;&quot;GreenBox&quot;));(IF([FP.CY72]&gt;0;IF(MOD([FP.CY$12]-[FP.$E10];[FP.$C10])=0;&quot;GreyBoxArrival&quot;;&quot;GreyBox&quot;);IF([FP.CY$12]&lt;[FP.CY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Z$14]=[FP.$A10];IF(MOD([FP.CZ$12]-[FP.$E10];[FP.$C10])=0;IF([FP.CZ40]&gt;[FP.$B10];&quot;RedBoxArrival&quot;;&quot;GreenBoxArrival&quot;);IF(OR([FP.CZ$12]&gt;=[FP.CZ31];[FP.CZ40]&gt;[FP.$B10]);&quot;RedBox&quot;;&quot;GreenBox&quot;));(IF([FP.CZ72]&gt;0;IF(MOD([FP.CZ$12]-[FP.$E10];[FP.$C10])=0;&quot;GreyBoxArrival&quot;;&quot;GreyBox&quot;);IF([FP.CZ$12]&lt;[FP.CZ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A$14]=[FP.$A10];IF(MOD([FP.DA$12]-[FP.$E10];[FP.$C10])=0;IF([FP.DA40]&gt;[FP.$B10];&quot;RedBoxArrival&quot;;&quot;GreenBoxArrival&quot;);IF(OR([FP.DA$12]&gt;=[FP.DA31];[FP.DA40]&gt;[FP.$B10]);&quot;RedBox&quot;;&quot;GreenBox&quot;));(IF([FP.DA72]&gt;0;IF(MOD([FP.DA$12]-[FP.$E10];[FP.$C10])=0;&quot;GreyBoxArrival&quot;;&quot;GreyBox&quot;);IF([FP.DA$12]&lt;[FP.DA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B$14]=[FP.$A10];IF(MOD([FP.DB$12]-[FP.$E10];[FP.$C10])=0;IF([FP.DB40]&gt;[FP.$B10];&quot;RedBoxArrival&quot;;&quot;GreenBoxArrival&quot;);IF(OR([FP.DB$12]&gt;=[FP.DB31];[FP.DB40]&gt;[FP.$B10]);&quot;RedBox&quot;;&quot;GreenBox&quot;));(IF([FP.DB72]&gt;0;IF(MOD([FP.DB$12]-[FP.$E10];[FP.$C10])=0;&quot;GreyBoxArrival&quot;;&quot;GreyBox&quot;);IF([FP.DB$12]&lt;[FP.DB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C$14]=[FP.$A10];IF(MOD([FP.DC$12]-[FP.$E10];[FP.$C10])=0;IF([FP.DC40]&gt;[FP.$B10];&quot;RedBoxArrival&quot;;&quot;GreenBoxArrival&quot;);IF(OR([FP.DC$12]&gt;=[FP.DC31];[FP.DC40]&gt;[FP.$B10]);&quot;RedBox&quot;;&quot;GreenBox&quot;));(IF([FP.DC72]&gt;0;IF(MOD([FP.DC$12]-[FP.$E10];[FP.$C10])=0;&quot;GreyBoxArrival&quot;;&quot;GreyBox&quot;);IF([FP.DC$12]&lt;[FP.DC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D$14]=[FP.$A10];IF(MOD([FP.DD$12]-[FP.$E10];[FP.$C10])=0;IF([FP.DD40]&gt;[FP.$B10];&quot;RedBoxArrival&quot;;&quot;GreenBoxArrival&quot;);IF(OR([FP.DD$12]&gt;=[FP.DD31];[FP.DD40]&gt;[FP.$B10]);&quot;RedBox&quot;;&quot;GreenBox&quot;));(IF([FP.DD72]&gt;0;IF(MOD([FP.DD$12]-[FP.$E10];[FP.$C10])=0;&quot;GreyBoxArrival&quot;;&quot;GreyBox&quot;);IF([FP.DD$12]&lt;[FP.DD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E$14]=[FP.$A10];IF(MOD([FP.DE$12]-[FP.$E10];[FP.$C10])=0;IF([FP.DE40]&gt;[FP.$B10];&quot;RedBoxArrival&quot;;&quot;GreenBoxArrival&quot;);IF(OR([FP.DE$12]&gt;=[FP.DE31];[FP.DE40]&gt;[FP.$B10]);&quot;RedBox&quot;;&quot;GreenBox&quot;));(IF([FP.DE72]&gt;0;IF(MOD([FP.DE$12]-[FP.$E10];[FP.$C10])=0;&quot;GreyBoxArrival&quot;;&quot;GreyBox&quot;);IF([FP.DE$12]&lt;[FP.DE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F$14]=[FP.$A10];IF(MOD([FP.DF$12]-[FP.$E10];[FP.$C10])=0;IF([FP.DF40]&gt;[FP.$B10];&quot;RedBoxArrival&quot;;&quot;GreenBoxArrival&quot;);IF(OR([FP.DF$12]&gt;=[FP.DF31];[FP.DF40]&gt;[FP.$B10]);&quot;RedBox&quot;;&quot;GreenBox&quot;));(IF([FP.DF72]&gt;0;IF(MOD([FP.DF$12]-[FP.$E10];[FP.$C10])=0;&quot;GreyBoxArrival&quot;;&quot;GreyBox&quot;);IF([FP.DF$12]&lt;[FP.DF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G$14]=[FP.$A10];IF(MOD([FP.DG$12]-[FP.$E10];[FP.$C10])=0;IF([FP.DG40]&gt;[FP.$B10];&quot;RedBoxArrival&quot;;&quot;GreenBoxArrival&quot;);IF(OR([FP.DG$12]&gt;=[FP.DG31];[FP.DG40]&gt;[FP.$B10]);&quot;RedBox&quot;;&quot;GreenBox&quot;));(IF([FP.DG72]&gt;0;IF(MOD([FP.DG$12]-[FP.$E10];[FP.$C10])=0;&quot;GreyBoxArrival&quot;;&quot;GreyBox&quot;);IF([FP.DG$12]&lt;[FP.DG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H$14]=[FP.$A10];IF(MOD([FP.DH$12]-[FP.$E10];[FP.$C10])=0;IF([FP.DH40]&gt;[FP.$B10];&quot;RedBoxArrival&quot;;&quot;GreenBoxArrival&quot;);IF(OR([FP.DH$12]&gt;=[FP.DH31];[FP.DH40]&gt;[FP.$B10]);&quot;RedBox&quot;;&quot;GreenBox&quot;));(IF([FP.DH72]&gt;0;IF(MOD([FP.DH$12]-[FP.$E10];[FP.$C10])=0;&quot;GreyBoxArrival&quot;;&quot;GreyBox&quot;);IF([FP.DH$12]&lt;[FP.DH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I$14]=[FP.$A10];IF(MOD([FP.DI$12]-[FP.$E10];[FP.$C10])=0;IF([FP.DI40]&gt;[FP.$B10];&quot;RedBoxArrival&quot;;&quot;GreenBoxArrival&quot;);IF(OR([FP.DI$12]&gt;=[FP.DI31];[FP.DI40]&gt;[FP.$B10]);&quot;RedBox&quot;;&quot;GreenBox&quot;));(IF([FP.DI72]&gt;0;IF(MOD([FP.DI$12]-[FP.$E10];[FP.$C10])=0;&quot;GreyBoxArrival&quot;;&quot;GreyBox&quot;);IF([FP.DI$12]&lt;[FP.DI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J$14]=[FP.$A10];IF(MOD([FP.DJ$12]-[FP.$E10];[FP.$C10])=0;IF([FP.DJ40]&gt;[FP.$B10];&quot;RedBoxArrival&quot;;&quot;GreenBoxArrival&quot;);IF(OR([FP.DJ$12]&gt;=[FP.DJ31];[FP.DJ40]&gt;[FP.$B10]);&quot;RedBox&quot;;&quot;GreenBox&quot;));(IF([FP.DJ72]&gt;0;IF(MOD([FP.DJ$12]-[FP.$E10];[FP.$C10])=0;&quot;GreyBoxArrival&quot;;&quot;GreyBox&quot;);IF([FP.DJ$12]&lt;[FP.DJ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K$14]=[FP.$A10];IF(MOD([FP.DK$12]-[FP.$E10];[FP.$C10])=0;IF([FP.DK40]&gt;[FP.$B10];&quot;RedBoxArrival&quot;;&quot;GreenBoxArrival&quot;);IF(OR([FP.DK$12]&gt;=[FP.DK31];[FP.DK40]&gt;[FP.$B10]);&quot;RedBox&quot;;&quot;GreenBox&quot;));(IF([FP.DK72]&gt;0;IF(MOD([FP.DK$12]-[FP.$E10];[FP.$C10])=0;&quot;GreyBoxArrival&quot;;&quot;GreyBox&quot;);IF([FP.DK$12]&lt;[FP.DK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L$14]=[FP.$A10];IF(MOD([FP.DL$12]-[FP.$E10];[FP.$C10])=0;IF([FP.DL40]&gt;[FP.$B10];&quot;RedBoxArrival&quot;;&quot;GreenBoxArrival&quot;);IF(OR([FP.DL$12]&gt;=[FP.DL31];[FP.DL40]&gt;[FP.$B10]);&quot;RedBox&quot;;&quot;GreenBox&quot;));(IF([FP.DL72]&gt;0;IF(MOD([FP.DL$12]-[FP.$E10];[FP.$C10])=0;&quot;GreyBoxArrival&quot;;&quot;GreyBox&quot;);IF([FP.DL$12]&lt;[FP.DL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M$14]=[FP.$A10];IF(MOD([FP.DM$12]-[FP.$E10];[FP.$C10])=0;IF([FP.DM40]&gt;[FP.$B10];&quot;RedBoxArrival&quot;;&quot;GreenBoxArrival&quot;);IF(OR([FP.DM$12]&gt;=[FP.DM31];[FP.DM40]&gt;[FP.$B10]);&quot;RedBox&quot;;&quot;GreenBox&quot;));(IF([FP.DM72]&gt;0;IF(MOD([FP.DM$12]-[FP.$E10];[FP.$C10])=0;&quot;GreyBoxArrival&quot;;&quot;GreyBox&quot;);IF([FP.DM$12]&lt;[FP.DM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N$14]=[FP.$A10];IF(MOD([FP.DN$12]-[FP.$E10];[FP.$C10])=0;IF([FP.DN40]&gt;[FP.$B10];&quot;RedBoxArrival&quot;;&quot;GreenBoxArrival&quot;);IF(OR([FP.DN$12]&gt;=[FP.DN31];[FP.DN40]&gt;[FP.$B10]);&quot;RedBox&quot;;&quot;GreenBox&quot;));(IF([FP.DN72]&gt;0;IF(MOD([FP.DN$12]-[FP.$E10];[FP.$C10])=0;&quot;GreyBoxArrival&quot;;&quot;GreyBox&quot;);IF([FP.DN$12]&lt;[FP.DN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O$14]=[FP.$A10];IF(MOD([FP.DO$12]-[FP.$E10];[FP.$C10])=0;IF([FP.DO40]&gt;[FP.$B10];&quot;RedBoxArrival&quot;;&quot;GreenBoxArrival&quot;);IF(OR([FP.DO$12]&gt;=[FP.DO31];[FP.DO40]&gt;[FP.$B10]);&quot;RedBox&quot;;&quot;GreenBox&quot;));(IF([FP.DO72]&gt;0;IF(MOD([FP.DO$12]-[FP.$E10];[FP.$C10])=0;&quot;GreyBoxArrival&quot;;&quot;GreyBox&quot;);IF([FP.DO$12]&lt;[FP.DO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P$14]=[FP.$A10];IF(MOD([FP.DP$12]-[FP.$E10];[FP.$C10])=0;IF([FP.DP40]&gt;[FP.$B10];&quot;RedBoxArrival&quot;;&quot;GreenBoxArrival&quot;);IF(OR([FP.DP$12]&gt;=[FP.DP31];[FP.DP40]&gt;[FP.$B10]);&quot;RedBox&quot;;&quot;GreenBox&quot;));(IF([FP.DP72]&gt;0;IF(MOD([FP.DP$12]-[FP.$E10];[FP.$C10])=0;&quot;GreyBoxArrival&quot;;&quot;GreyBox&quot;);IF([FP.DP$12]&lt;[FP.DP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Q$14]=[FP.$A10];IF(MOD([FP.DQ$12]-[FP.$E10];[FP.$C10])=0;IF([FP.DQ40]&gt;[FP.$B10];&quot;RedBoxArrival&quot;;&quot;GreenBoxArrival&quot;);IF(OR([FP.DQ$12]&gt;=[FP.DQ31];[FP.DQ40]&gt;[FP.$B10]);&quot;RedBox&quot;;&quot;GreenBox&quot;));(IF([FP.DQ72]&gt;0;IF(MOD([FP.DQ$12]-[FP.$E10];[FP.$C10])=0;&quot;GreyBoxArrival&quot;;&quot;GreyBox&quot;);IF([FP.DQ$12]&lt;[FP.DQ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R$14]=[FP.$A10];IF(MOD([FP.DR$12]-[FP.$E10];[FP.$C10])=0;IF([FP.DR40]&gt;[FP.$B10];&quot;RedBoxArrival&quot;;&quot;GreenBoxArrival&quot;);IF(OR([FP.DR$12]&gt;=[FP.DR31];[FP.DR40]&gt;[FP.$B10]);&quot;RedBox&quot;;&quot;GreenBox&quot;));(IF([FP.DR72]&gt;0;IF(MOD([FP.DR$12]-[FP.$E10];[FP.$C10])=0;&quot;GreyBoxArrival&quot;;&quot;GreyBox&quot;);IF([FP.DR$12]&lt;[FP.DR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S$14]=[FP.$A10];IF(MOD([FP.DS$12]-[FP.$E10];[FP.$C10])=0;IF([FP.DS40]&gt;[FP.$B10];&quot;RedBoxArrival&quot;;&quot;GreenBoxArrival&quot;);IF(OR([FP.DS$12]&gt;=[FP.DS31];[FP.DS40]&gt;[FP.$B10]);&quot;RedBox&quot;;&quot;GreenBox&quot;));(IF([FP.DS72]&gt;0;IF(MOD([FP.DS$12]-[FP.$E10];[FP.$C10])=0;&quot;GreyBoxArrival&quot;;&quot;GreyBox&quot;);IF([FP.DS$12]&lt;[FP.DS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T$14]=[FP.$A10];IF(MOD([FP.DT$12]-[FP.$E10];[FP.$C10])=0;IF([FP.DT40]&gt;[FP.$B10];&quot;RedBoxArrival&quot;;&quot;GreenBoxArrival&quot;);IF(OR([FP.DT$12]&gt;=[FP.DT31];[FP.DT40]&gt;[FP.$B10]);&quot;RedBox&quot;;&quot;GreenBox&quot;));(IF([FP.DT72]&gt;0;IF(MOD([FP.DT$12]-[FP.$E10];[FP.$C10])=0;&quot;GreyBoxArrival&quot;;&quot;GreyBox&quot;);IF([FP.DT$12]&lt;[FP.DT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U$14]=[FP.$A10];IF(MOD([FP.DU$12]-[FP.$E10];[FP.$C10])=0;IF([FP.DU40]&gt;[FP.$B10];&quot;RedBoxArrival&quot;;&quot;GreenBoxArrival&quot;);IF(OR([FP.DU$12]&gt;=[FP.DU31];[FP.DU40]&gt;[FP.$B10]);&quot;RedBox&quot;;&quot;GreenBox&quot;));(IF([FP.DU72]&gt;0;IF(MOD([FP.DU$12]-[FP.$E10];[FP.$C10])=0;&quot;GreyBoxArrival&quot;;&quot;GreyBox&quot;);IF([FP.DU$12]&lt;[FP.DU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V$14]=[FP.$A10];IF(MOD([FP.DV$12]-[FP.$E10];[FP.$C10])=0;IF([FP.DV40]&gt;[FP.$B10];&quot;RedBoxArrival&quot;;&quot;GreenBoxArrival&quot;);IF(OR([FP.DV$12]&gt;=[FP.DV31];[FP.DV40]&gt;[FP.$B10]);&quot;RedBox&quot;;&quot;GreenBox&quot;));(IF([FP.DV72]&gt;0;IF(MOD([FP.DV$12]-[FP.$E10];[FP.$C10])=0;&quot;GreyBoxArrival&quot;;&quot;GreyBox&quot;);IF([FP.DV$12]&lt;[FP.DV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W$14]=[FP.$A10];IF(MOD([FP.DW$12]-[FP.$E10];[FP.$C10])=0;IF([FP.DW40]&gt;[FP.$B10];&quot;RedBoxArrival&quot;;&quot;GreenBoxArrival&quot;);IF(OR([FP.DW$12]&gt;=[FP.DW31];[FP.DW40]&gt;[FP.$B10]);&quot;RedBox&quot;;&quot;GreenBox&quot;));(IF([FP.DW72]&gt;0;IF(MOD([FP.DW$12]-[FP.$E10];[FP.$C10])=0;&quot;GreyBoxArrival&quot;;&quot;GreyBox&quot;);IF([FP.DW$12]&lt;[FP.DW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X$14]=[FP.$A10];IF(MOD([FP.DX$12]-[FP.$E10];[FP.$C10])=0;IF([FP.DX40]&gt;[FP.$B10];&quot;RedBoxArrival&quot;;&quot;GreenBoxArrival&quot;);IF(OR([FP.DX$12]&gt;=[FP.DX31];[FP.DX40]&gt;[FP.$B10]);&quot;RedBox&quot;;&quot;GreenBox&quot;));(IF([FP.DX72]&gt;0;IF(MOD([FP.DX$12]-[FP.$E10];[FP.$C10])=0;&quot;GreyBoxArrival&quot;;&quot;GreyBox&quot;);IF([FP.DX$12]&lt;[FP.DX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Y$14]=[FP.$A10];IF(MOD([FP.DY$12]-[FP.$E10];[FP.$C10])=0;IF([FP.DY40]&gt;[FP.$B10];&quot;RedBoxArrival&quot;;&quot;GreenBoxArrival&quot;);IF(OR([FP.DY$12]&gt;=[FP.DY31];[FP.DY40]&gt;[FP.$B10]);&quot;RedBox&quot;;&quot;GreenBox&quot;));(IF([FP.DY72]&gt;0;IF(MOD([FP.DY$12]-[FP.$E10];[FP.$C10])=0;&quot;GreyBoxArrival&quot;;&quot;GreyBox&quot;);IF([FP.DY$12]&lt;[FP.DY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Z$14]=[FP.$A10];IF(MOD([FP.DZ$12]-[FP.$E10];[FP.$C10])=0;IF([FP.DZ40]&gt;[FP.$B10];&quot;RedBoxArrival&quot;;&quot;GreenBoxArrival&quot;);IF(OR([FP.DZ$12]&gt;=[FP.DZ31];[FP.DZ40]&gt;[FP.$B10]);&quot;RedBox&quot;;&quot;GreenBox&quot;));(IF([FP.DZ72]&gt;0;IF(MOD([FP.DZ$12]-[FP.$E10];[FP.$C10])=0;&quot;GreyBoxArrival&quot;;&quot;GreyBox&quot;);IF([FP.DZ$12]&lt;[FP.DZ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EA$14]=[FP.$A10];IF(MOD([FP.EA$12]-[FP.$E10];[FP.$C10])=0;IF([FP.EA40]&gt;[FP.$B10];&quot;RedBoxArrival&quot;;&quot;GreenBoxArrival&quot;);IF(OR([FP.EA$12]&gt;=[FP.EA31];[FP.EA40]&gt;[FP.$B10]);&quot;RedBox&quot;;&quot;GreenBox&quot;));(IF([FP.EA72]&gt;0;IF(MOD([FP.EA$12]-[FP.$E10];[FP.$C10])=0;&quot;GreyBoxArrival&quot;;&quot;GreyBox&quot;);IF([FP.EA$12]&lt;[FP.EA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EB$14]=[FP.$A10];IF(MOD([FP.EB$12]-[FP.$E10];[FP.$C10])=0;IF([FP.EB40]&gt;[FP.$B10];&quot;RedBoxArrival&quot;;&quot;GreenBoxArrival&quot;);IF(OR([FP.EB$12]&gt;=[FP.EB31];[FP.EB40]&gt;[FP.$B10]);&quot;RedBox&quot;;&quot;GreenBox&quot;));(IF([FP.EB72]&gt;0;IF(MOD([FP.EB$12]-[FP.$E10];[FP.$C10])=0;&quot;GreyBoxArrival&quot;;&quot;GreyBox&quot;);IF([FP.EB$12]&lt;[FP.EB31];&quot;BeforeDeadline&quot;;&quot;WhiteBox&quot;)))))" office:value-type="float" office:value="0" calcext:value-type="float">
            <text:p>0</text:p>
          </table:table-cell>
        </table:table-row>
        <table:table-row table:style-name="ro1" table:visibility="collapse">
          <table:table-cell table:style-name="ce5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formula="of:=[FP.B11]/[FP.C11]" office:value-type="float" office:value="0" calcext:value-type="float">
            <text:p>0</text:p>
          </table:table-cell>
          <table:table-cell table:number-columns-repeated="2"/>
          <table:table-cell table:style-name="BeforeDeadline" table:formula="of:=+ORG.OPENOFFICE.STYLE(IF([FP.J$14]=[FP.$A11];IF(MOD([FP.J$12]-[FP.$E11];[FP.$C11])=0;IF([FP.J41]&gt;[FP.$B11];&quot;RedBoxArrival&quot;;&quot;GreenBoxArrival&quot;);IF(OR([FP.J$12]&gt;=[FP.J32];[FP.J41]&gt;[FP.$B11]);&quot;RedBox&quot;;&quot;GreenBox&quot;));(IF([FP.J73]&gt;0;IF(MOD([FP.J$12]-[FP.$E11];[FP.$C11])=0;&quot;GreyBoxArrival&quot;;&quot;GreyBox&quot;);IF([FP.J$12]&lt;[FP.J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K$14]=[FP.$A11];IF(MOD([FP.K$12]-[FP.$E11];[FP.$C11])=0;IF([FP.K41]&gt;[FP.$B11];&quot;RedBoxArrival&quot;;&quot;GreenBoxArrival&quot;);IF(OR([FP.K$12]&gt;=[FP.K32];[FP.K41]&gt;[FP.$B11]);&quot;RedBox&quot;;&quot;GreenBox&quot;));(IF([FP.K73]&gt;0;IF(MOD([FP.K$12]-[FP.$E11];[FP.$C11])=0;&quot;GreyBoxArrival&quot;;&quot;GreyBox&quot;);IF([FP.K$12]&lt;[FP.K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L$14]=[FP.$A11];IF(MOD([FP.L$12]-[FP.$E11];[FP.$C11])=0;IF([FP.L41]&gt;[FP.$B11];&quot;RedBoxArrival&quot;;&quot;GreenBoxArrival&quot;);IF(OR([FP.L$12]&gt;=[FP.L32];[FP.L41]&gt;[FP.$B11]);&quot;RedBox&quot;;&quot;GreenBox&quot;));(IF([FP.L73]&gt;0;IF(MOD([FP.L$12]-[FP.$E11];[FP.$C11])=0;&quot;GreyBoxArrival&quot;;&quot;GreyBox&quot;);IF([FP.L$12]&lt;[FP.L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M$14]=[FP.$A11];IF(MOD([FP.M$12]-[FP.$E11];[FP.$C11])=0;IF([FP.M41]&gt;[FP.$B11];&quot;RedBoxArrival&quot;;&quot;GreenBoxArrival&quot;);IF(OR([FP.M$12]&gt;=[FP.M32];[FP.M41]&gt;[FP.$B11]);&quot;RedBox&quot;;&quot;GreenBox&quot;));(IF([FP.M73]&gt;0;IF(MOD([FP.M$12]-[FP.$E11];[FP.$C11])=0;&quot;GreyBoxArrival&quot;;&quot;GreyBox&quot;);IF([FP.M$12]&lt;[FP.M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N$14]=[FP.$A11];IF(MOD([FP.N$12]-[FP.$E11];[FP.$C11])=0;IF([FP.N41]&gt;[FP.$B11];&quot;RedBoxArrival&quot;;&quot;GreenBoxArrival&quot;);IF(OR([FP.N$12]&gt;=[FP.N32];[FP.N41]&gt;[FP.$B11]);&quot;RedBox&quot;;&quot;GreenBox&quot;));(IF([FP.N73]&gt;0;IF(MOD([FP.N$12]-[FP.$E11];[FP.$C11])=0;&quot;GreyBoxArrival&quot;;&quot;GreyBox&quot;);IF([FP.N$12]&lt;[FP.N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O$14]=[FP.$A11];IF(MOD([FP.O$12]-[FP.$E11];[FP.$C11])=0;IF([FP.O41]&gt;[FP.$B11];&quot;RedBoxArrival&quot;;&quot;GreenBoxArrival&quot;);IF(OR([FP.O$12]&gt;=[FP.O32];[FP.O41]&gt;[FP.$B11]);&quot;RedBox&quot;;&quot;GreenBox&quot;));(IF([FP.O73]&gt;0;IF(MOD([FP.O$12]-[FP.$E11];[FP.$C11])=0;&quot;GreyBoxArrival&quot;;&quot;GreyBox&quot;);IF([FP.O$12]&lt;[FP.O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P$14]=[FP.$A11];IF(MOD([FP.P$12]-[FP.$E11];[FP.$C11])=0;IF([FP.P41]&gt;[FP.$B11];&quot;RedBoxArrival&quot;;&quot;GreenBoxArrival&quot;);IF(OR([FP.P$12]&gt;=[FP.P32];[FP.P41]&gt;[FP.$B11]);&quot;RedBox&quot;;&quot;GreenBox&quot;));(IF([FP.P73]&gt;0;IF(MOD([FP.P$12]-[FP.$E11];[FP.$C11])=0;&quot;GreyBoxArrival&quot;;&quot;GreyBox&quot;);IF([FP.P$12]&lt;[FP.P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Q$14]=[FP.$A11];IF(MOD([FP.Q$12]-[FP.$E11];[FP.$C11])=0;IF([FP.Q41]&gt;[FP.$B11];&quot;RedBoxArrival&quot;;&quot;GreenBoxArrival&quot;);IF(OR([FP.Q$12]&gt;=[FP.Q32];[FP.Q41]&gt;[FP.$B11]);&quot;RedBox&quot;;&quot;GreenBox&quot;));(IF([FP.Q73]&gt;0;IF(MOD([FP.Q$12]-[FP.$E11];[FP.$C11])=0;&quot;GreyBoxArrival&quot;;&quot;GreyBox&quot;);IF([FP.Q$12]&lt;[FP.Q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R$14]=[FP.$A11];IF(MOD([FP.R$12]-[FP.$E11];[FP.$C11])=0;IF([FP.R41]&gt;[FP.$B11];&quot;RedBoxArrival&quot;;&quot;GreenBoxArrival&quot;);IF(OR([FP.R$12]&gt;=[FP.R32];[FP.R41]&gt;[FP.$B11]);&quot;RedBox&quot;;&quot;GreenBox&quot;));(IF([FP.R73]&gt;0;IF(MOD([FP.R$12]-[FP.$E11];[FP.$C11])=0;&quot;GreyBoxArrival&quot;;&quot;GreyBox&quot;);IF([FP.R$12]&lt;[FP.R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S$14]=[FP.$A11];IF(MOD([FP.S$12]-[FP.$E11];[FP.$C11])=0;IF([FP.S41]&gt;[FP.$B11];&quot;RedBoxArrival&quot;;&quot;GreenBoxArrival&quot;);IF(OR([FP.S$12]&gt;=[FP.S32];[FP.S41]&gt;[FP.$B11]);&quot;RedBox&quot;;&quot;GreenBox&quot;));(IF([FP.S73]&gt;0;IF(MOD([FP.S$12]-[FP.$E11];[FP.$C11])=0;&quot;GreyBoxArrival&quot;;&quot;GreyBox&quot;);IF([FP.S$12]&lt;[FP.S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T$14]=[FP.$A11];IF(MOD([FP.T$12]-[FP.$E11];[FP.$C11])=0;IF([FP.T41]&gt;[FP.$B11];&quot;RedBoxArrival&quot;;&quot;GreenBoxArrival&quot;);IF(OR([FP.T$12]&gt;=[FP.T32];[FP.T41]&gt;[FP.$B11]);&quot;RedBox&quot;;&quot;GreenBox&quot;));(IF([FP.T73]&gt;0;IF(MOD([FP.T$12]-[FP.$E11];[FP.$C11])=0;&quot;GreyBoxArrival&quot;;&quot;GreyBox&quot;);IF([FP.T$12]&lt;[FP.T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U$14]=[FP.$A11];IF(MOD([FP.U$12]-[FP.$E11];[FP.$C11])=0;IF([FP.U41]&gt;[FP.$B11];&quot;RedBoxArrival&quot;;&quot;GreenBoxArrival&quot;);IF(OR([FP.U$12]&gt;=[FP.U32];[FP.U41]&gt;[FP.$B11]);&quot;RedBox&quot;;&quot;GreenBox&quot;));(IF([FP.U73]&gt;0;IF(MOD([FP.U$12]-[FP.$E11];[FP.$C11])=0;&quot;GreyBoxArrival&quot;;&quot;GreyBox&quot;);IF([FP.U$12]&lt;[FP.U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V$14]=[FP.$A11];IF(MOD([FP.V$12]-[FP.$E11];[FP.$C11])=0;IF([FP.V41]&gt;[FP.$B11];&quot;RedBoxArrival&quot;;&quot;GreenBoxArrival&quot;);IF(OR([FP.V$12]&gt;=[FP.V32];[FP.V41]&gt;[FP.$B11]);&quot;RedBox&quot;;&quot;GreenBox&quot;));(IF([FP.V73]&gt;0;IF(MOD([FP.V$12]-[FP.$E11];[FP.$C11])=0;&quot;GreyBoxArrival&quot;;&quot;GreyBox&quot;);IF([FP.V$12]&lt;[FP.V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W$14]=[FP.$A11];IF(MOD([FP.W$12]-[FP.$E11];[FP.$C11])=0;IF([FP.W41]&gt;[FP.$B11];&quot;RedBoxArrival&quot;;&quot;GreenBoxArrival&quot;);IF(OR([FP.W$12]&gt;=[FP.W32];[FP.W41]&gt;[FP.$B11]);&quot;RedBox&quot;;&quot;GreenBox&quot;));(IF([FP.W73]&gt;0;IF(MOD([FP.W$12]-[FP.$E11];[FP.$C11])=0;&quot;GreyBoxArrival&quot;;&quot;GreyBox&quot;);IF([FP.W$12]&lt;[FP.W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X$14]=[FP.$A11];IF(MOD([FP.X$12]-[FP.$E11];[FP.$C11])=0;IF([FP.X41]&gt;[FP.$B11];&quot;RedBoxArrival&quot;;&quot;GreenBoxArrival&quot;);IF(OR([FP.X$12]&gt;=[FP.X32];[FP.X41]&gt;[FP.$B11]);&quot;RedBox&quot;;&quot;GreenBox&quot;));(IF([FP.X73]&gt;0;IF(MOD([FP.X$12]-[FP.$E11];[FP.$C11])=0;&quot;GreyBoxArrival&quot;;&quot;GreyBox&quot;);IF([FP.X$12]&lt;[FP.X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Y$14]=[FP.$A11];IF(MOD([FP.Y$12]-[FP.$E11];[FP.$C11])=0;IF([FP.Y41]&gt;[FP.$B11];&quot;RedBoxArrival&quot;;&quot;GreenBoxArrival&quot;);IF(OR([FP.Y$12]&gt;=[FP.Y32];[FP.Y41]&gt;[FP.$B11]);&quot;RedBox&quot;;&quot;GreenBox&quot;));(IF([FP.Y73]&gt;0;IF(MOD([FP.Y$12]-[FP.$E11];[FP.$C11])=0;&quot;GreyBoxArrival&quot;;&quot;GreyBox&quot;);IF([FP.Y$12]&lt;[FP.Y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Z$14]=[FP.$A11];IF(MOD([FP.Z$12]-[FP.$E11];[FP.$C11])=0;IF([FP.Z41]&gt;[FP.$B11];&quot;RedBoxArrival&quot;;&quot;GreenBoxArrival&quot;);IF(OR([FP.Z$12]&gt;=[FP.Z32];[FP.Z41]&gt;[FP.$B11]);&quot;RedBox&quot;;&quot;GreenBox&quot;));(IF([FP.Z73]&gt;0;IF(MOD([FP.Z$12]-[FP.$E11];[FP.$C11])=0;&quot;GreyBoxArrival&quot;;&quot;GreyBox&quot;);IF([FP.Z$12]&lt;[FP.Z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A$14]=[FP.$A11];IF(MOD([FP.AA$12]-[FP.$E11];[FP.$C11])=0;IF([FP.AA41]&gt;[FP.$B11];&quot;RedBoxArrival&quot;;&quot;GreenBoxArrival&quot;);IF(OR([FP.AA$12]&gt;=[FP.AA32];[FP.AA41]&gt;[FP.$B11]);&quot;RedBox&quot;;&quot;GreenBox&quot;));(IF([FP.AA73]&gt;0;IF(MOD([FP.AA$12]-[FP.$E11];[FP.$C11])=0;&quot;GreyBoxArrival&quot;;&quot;GreyBox&quot;);IF([FP.AA$12]&lt;[FP.AA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B$14]=[FP.$A11];IF(MOD([FP.AB$12]-[FP.$E11];[FP.$C11])=0;IF([FP.AB41]&gt;[FP.$B11];&quot;RedBoxArrival&quot;;&quot;GreenBoxArrival&quot;);IF(OR([FP.AB$12]&gt;=[FP.AB32];[FP.AB41]&gt;[FP.$B11]);&quot;RedBox&quot;;&quot;GreenBox&quot;));(IF([FP.AB73]&gt;0;IF(MOD([FP.AB$12]-[FP.$E11];[FP.$C11])=0;&quot;GreyBoxArrival&quot;;&quot;GreyBox&quot;);IF([FP.AB$12]&lt;[FP.AB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C$14]=[FP.$A11];IF(MOD([FP.AC$12]-[FP.$E11];[FP.$C11])=0;IF([FP.AC41]&gt;[FP.$B11];&quot;RedBoxArrival&quot;;&quot;GreenBoxArrival&quot;);IF(OR([FP.AC$12]&gt;=[FP.AC32];[FP.AC41]&gt;[FP.$B11]);&quot;RedBox&quot;;&quot;GreenBox&quot;));(IF([FP.AC73]&gt;0;IF(MOD([FP.AC$12]-[FP.$E11];[FP.$C11])=0;&quot;GreyBoxArrival&quot;;&quot;GreyBox&quot;);IF([FP.AC$12]&lt;[FP.AC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D$14]=[FP.$A11];IF(MOD([FP.AD$12]-[FP.$E11];[FP.$C11])=0;IF([FP.AD41]&gt;[FP.$B11];&quot;RedBoxArrival&quot;;&quot;GreenBoxArrival&quot;);IF(OR([FP.AD$12]&gt;=[FP.AD32];[FP.AD41]&gt;[FP.$B11]);&quot;RedBox&quot;;&quot;GreenBox&quot;));(IF([FP.AD73]&gt;0;IF(MOD([FP.AD$12]-[FP.$E11];[FP.$C11])=0;&quot;GreyBoxArrival&quot;;&quot;GreyBox&quot;);IF([FP.AD$12]&lt;[FP.AD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E$14]=[FP.$A11];IF(MOD([FP.AE$12]-[FP.$E11];[FP.$C11])=0;IF([FP.AE41]&gt;[FP.$B11];&quot;RedBoxArrival&quot;;&quot;GreenBoxArrival&quot;);IF(OR([FP.AE$12]&gt;=[FP.AE32];[FP.AE41]&gt;[FP.$B11]);&quot;RedBox&quot;;&quot;GreenBox&quot;));(IF([FP.AE73]&gt;0;IF(MOD([FP.AE$12]-[FP.$E11];[FP.$C11])=0;&quot;GreyBoxArrival&quot;;&quot;GreyBox&quot;);IF([FP.AE$12]&lt;[FP.AE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F$14]=[FP.$A11];IF(MOD([FP.AF$12]-[FP.$E11];[FP.$C11])=0;IF([FP.AF41]&gt;[FP.$B11];&quot;RedBoxArrival&quot;;&quot;GreenBoxArrival&quot;);IF(OR([FP.AF$12]&gt;=[FP.AF32];[FP.AF41]&gt;[FP.$B11]);&quot;RedBox&quot;;&quot;GreenBox&quot;));(IF([FP.AF73]&gt;0;IF(MOD([FP.AF$12]-[FP.$E11];[FP.$C11])=0;&quot;GreyBoxArrival&quot;;&quot;GreyBox&quot;);IF([FP.AF$12]&lt;[FP.AF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G$14]=[FP.$A11];IF(MOD([FP.AG$12]-[FP.$E11];[FP.$C11])=0;IF([FP.AG41]&gt;[FP.$B11];&quot;RedBoxArrival&quot;;&quot;GreenBoxArrival&quot;);IF(OR([FP.AG$12]&gt;=[FP.AG32];[FP.AG41]&gt;[FP.$B11]);&quot;RedBox&quot;;&quot;GreenBox&quot;));(IF([FP.AG73]&gt;0;IF(MOD([FP.AG$12]-[FP.$E11];[FP.$C11])=0;&quot;GreyBoxArrival&quot;;&quot;GreyBox&quot;);IF([FP.AG$12]&lt;[FP.AG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H$14]=[FP.$A11];IF(MOD([FP.AH$12]-[FP.$E11];[FP.$C11])=0;IF([FP.AH41]&gt;[FP.$B11];&quot;RedBoxArrival&quot;;&quot;GreenBoxArrival&quot;);IF(OR([FP.AH$12]&gt;=[FP.AH32];[FP.AH41]&gt;[FP.$B11]);&quot;RedBox&quot;;&quot;GreenBox&quot;));(IF([FP.AH73]&gt;0;IF(MOD([FP.AH$12]-[FP.$E11];[FP.$C11])=0;&quot;GreyBoxArrival&quot;;&quot;GreyBox&quot;);IF([FP.AH$12]&lt;[FP.AH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I$14]=[FP.$A11];IF(MOD([FP.AI$12]-[FP.$E11];[FP.$C11])=0;IF([FP.AI41]&gt;[FP.$B11];&quot;RedBoxArrival&quot;;&quot;GreenBoxArrival&quot;);IF(OR([FP.AI$12]&gt;=[FP.AI32];[FP.AI41]&gt;[FP.$B11]);&quot;RedBox&quot;;&quot;GreenBox&quot;));(IF([FP.AI73]&gt;0;IF(MOD([FP.AI$12]-[FP.$E11];[FP.$C11])=0;&quot;GreyBoxArrival&quot;;&quot;GreyBox&quot;);IF([FP.AI$12]&lt;[FP.AI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J$14]=[FP.$A11];IF(MOD([FP.AJ$12]-[FP.$E11];[FP.$C11])=0;IF([FP.AJ41]&gt;[FP.$B11];&quot;RedBoxArrival&quot;;&quot;GreenBoxArrival&quot;);IF(OR([FP.AJ$12]&gt;=[FP.AJ32];[FP.AJ41]&gt;[FP.$B11]);&quot;RedBox&quot;;&quot;GreenBox&quot;));(IF([FP.AJ73]&gt;0;IF(MOD([FP.AJ$12]-[FP.$E11];[FP.$C11])=0;&quot;GreyBoxArrival&quot;;&quot;GreyBox&quot;);IF([FP.AJ$12]&lt;[FP.AJ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K$14]=[FP.$A11];IF(MOD([FP.AK$12]-[FP.$E11];[FP.$C11])=0;IF([FP.AK41]&gt;[FP.$B11];&quot;RedBoxArrival&quot;;&quot;GreenBoxArrival&quot;);IF(OR([FP.AK$12]&gt;=[FP.AK32];[FP.AK41]&gt;[FP.$B11]);&quot;RedBox&quot;;&quot;GreenBox&quot;));(IF([FP.AK73]&gt;0;IF(MOD([FP.AK$12]-[FP.$E11];[FP.$C11])=0;&quot;GreyBoxArrival&quot;;&quot;GreyBox&quot;);IF([FP.AK$12]&lt;[FP.AK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L$14]=[FP.$A11];IF(MOD([FP.AL$12]-[FP.$E11];[FP.$C11])=0;IF([FP.AL41]&gt;[FP.$B11];&quot;RedBoxArrival&quot;;&quot;GreenBoxArrival&quot;);IF(OR([FP.AL$12]&gt;=[FP.AL32];[FP.AL41]&gt;[FP.$B11]);&quot;RedBox&quot;;&quot;GreenBox&quot;));(IF([FP.AL73]&gt;0;IF(MOD([FP.AL$12]-[FP.$E11];[FP.$C11])=0;&quot;GreyBoxArrival&quot;;&quot;GreyBox&quot;);IF([FP.AL$12]&lt;[FP.AL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M$14]=[FP.$A11];IF(MOD([FP.AM$12]-[FP.$E11];[FP.$C11])=0;IF([FP.AM41]&gt;[FP.$B11];&quot;RedBoxArrival&quot;;&quot;GreenBoxArrival&quot;);IF(OR([FP.AM$12]&gt;=[FP.AM32];[FP.AM41]&gt;[FP.$B11]);&quot;RedBox&quot;;&quot;GreenBox&quot;));(IF([FP.AM73]&gt;0;IF(MOD([FP.AM$12]-[FP.$E11];[FP.$C11])=0;&quot;GreyBoxArrival&quot;;&quot;GreyBox&quot;);IF([FP.AM$12]&lt;[FP.AM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N$14]=[FP.$A11];IF(MOD([FP.AN$12]-[FP.$E11];[FP.$C11])=0;IF([FP.AN41]&gt;[FP.$B11];&quot;RedBoxArrival&quot;;&quot;GreenBoxArrival&quot;);IF(OR([FP.AN$12]&gt;=[FP.AN32];[FP.AN41]&gt;[FP.$B11]);&quot;RedBox&quot;;&quot;GreenBox&quot;));(IF([FP.AN73]&gt;0;IF(MOD([FP.AN$12]-[FP.$E11];[FP.$C11])=0;&quot;GreyBoxArrival&quot;;&quot;GreyBox&quot;);IF([FP.AN$12]&lt;[FP.AN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O$14]=[FP.$A11];IF(MOD([FP.AO$12]-[FP.$E11];[FP.$C11])=0;IF([FP.AO41]&gt;[FP.$B11];&quot;RedBoxArrival&quot;;&quot;GreenBoxArrival&quot;);IF(OR([FP.AO$12]&gt;=[FP.AO32];[FP.AO41]&gt;[FP.$B11]);&quot;RedBox&quot;;&quot;GreenBox&quot;));(IF([FP.AO73]&gt;0;IF(MOD([FP.AO$12]-[FP.$E11];[FP.$C11])=0;&quot;GreyBoxArrival&quot;;&quot;GreyBox&quot;);IF([FP.AO$12]&lt;[FP.AO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P$14]=[FP.$A11];IF(MOD([FP.AP$12]-[FP.$E11];[FP.$C11])=0;IF([FP.AP41]&gt;[FP.$B11];&quot;RedBoxArrival&quot;;&quot;GreenBoxArrival&quot;);IF(OR([FP.AP$12]&gt;=[FP.AP32];[FP.AP41]&gt;[FP.$B11]);&quot;RedBox&quot;;&quot;GreenBox&quot;));(IF([FP.AP73]&gt;0;IF(MOD([FP.AP$12]-[FP.$E11];[FP.$C11])=0;&quot;GreyBoxArrival&quot;;&quot;GreyBox&quot;);IF([FP.AP$12]&lt;[FP.AP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Q$14]=[FP.$A11];IF(MOD([FP.AQ$12]-[FP.$E11];[FP.$C11])=0;IF([FP.AQ41]&gt;[FP.$B11];&quot;RedBoxArrival&quot;;&quot;GreenBoxArrival&quot;);IF(OR([FP.AQ$12]&gt;=[FP.AQ32];[FP.AQ41]&gt;[FP.$B11]);&quot;RedBox&quot;;&quot;GreenBox&quot;));(IF([FP.AQ73]&gt;0;IF(MOD([FP.AQ$12]-[FP.$E11];[FP.$C11])=0;&quot;GreyBoxArrival&quot;;&quot;GreyBox&quot;);IF([FP.AQ$12]&lt;[FP.AQ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R$14]=[FP.$A11];IF(MOD([FP.AR$12]-[FP.$E11];[FP.$C11])=0;IF([FP.AR41]&gt;[FP.$B11];&quot;RedBoxArrival&quot;;&quot;GreenBoxArrival&quot;);IF(OR([FP.AR$12]&gt;=[FP.AR32];[FP.AR41]&gt;[FP.$B11]);&quot;RedBox&quot;;&quot;GreenBox&quot;));(IF([FP.AR73]&gt;0;IF(MOD([FP.AR$12]-[FP.$E11];[FP.$C11])=0;&quot;GreyBoxArrival&quot;;&quot;GreyBox&quot;);IF([FP.AR$12]&lt;[FP.AR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S$14]=[FP.$A11];IF(MOD([FP.AS$12]-[FP.$E11];[FP.$C11])=0;IF([FP.AS41]&gt;[FP.$B11];&quot;RedBoxArrival&quot;;&quot;GreenBoxArrival&quot;);IF(OR([FP.AS$12]&gt;=[FP.AS32];[FP.AS41]&gt;[FP.$B11]);&quot;RedBox&quot;;&quot;GreenBox&quot;));(IF([FP.AS73]&gt;0;IF(MOD([FP.AS$12]-[FP.$E11];[FP.$C11])=0;&quot;GreyBoxArrival&quot;;&quot;GreyBox&quot;);IF([FP.AS$12]&lt;[FP.AS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T$14]=[FP.$A11];IF(MOD([FP.AT$12]-[FP.$E11];[FP.$C11])=0;IF([FP.AT41]&gt;[FP.$B11];&quot;RedBoxArrival&quot;;&quot;GreenBoxArrival&quot;);IF(OR([FP.AT$12]&gt;=[FP.AT32];[FP.AT41]&gt;[FP.$B11]);&quot;RedBox&quot;;&quot;GreenBox&quot;));(IF([FP.AT73]&gt;0;IF(MOD([FP.AT$12]-[FP.$E11];[FP.$C11])=0;&quot;GreyBoxArrival&quot;;&quot;GreyBox&quot;);IF([FP.AT$12]&lt;[FP.AT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U$14]=[FP.$A11];IF(MOD([FP.AU$12]-[FP.$E11];[FP.$C11])=0;IF([FP.AU41]&gt;[FP.$B11];&quot;RedBoxArrival&quot;;&quot;GreenBoxArrival&quot;);IF(OR([FP.AU$12]&gt;=[FP.AU32];[FP.AU41]&gt;[FP.$B11]);&quot;RedBox&quot;;&quot;GreenBox&quot;));(IF([FP.AU73]&gt;0;IF(MOD([FP.AU$12]-[FP.$E11];[FP.$C11])=0;&quot;GreyBoxArrival&quot;;&quot;GreyBox&quot;);IF([FP.AU$12]&lt;[FP.AU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V$14]=[FP.$A11];IF(MOD([FP.AV$12]-[FP.$E11];[FP.$C11])=0;IF([FP.AV41]&gt;[FP.$B11];&quot;RedBoxArrival&quot;;&quot;GreenBoxArrival&quot;);IF(OR([FP.AV$12]&gt;=[FP.AV32];[FP.AV41]&gt;[FP.$B11]);&quot;RedBox&quot;;&quot;GreenBox&quot;));(IF([FP.AV73]&gt;0;IF(MOD([FP.AV$12]-[FP.$E11];[FP.$C11])=0;&quot;GreyBoxArrival&quot;;&quot;GreyBox&quot;);IF([FP.AV$12]&lt;[FP.AV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W$14]=[FP.$A11];IF(MOD([FP.AW$12]-[FP.$E11];[FP.$C11])=0;IF([FP.AW41]&gt;[FP.$B11];&quot;RedBoxArrival&quot;;&quot;GreenBoxArrival&quot;);IF(OR([FP.AW$12]&gt;=[FP.AW32];[FP.AW41]&gt;[FP.$B11]);&quot;RedBox&quot;;&quot;GreenBox&quot;));(IF([FP.AW73]&gt;0;IF(MOD([FP.AW$12]-[FP.$E11];[FP.$C11])=0;&quot;GreyBoxArrival&quot;;&quot;GreyBox&quot;);IF([FP.AW$12]&lt;[FP.AW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X$14]=[FP.$A11];IF(MOD([FP.AX$12]-[FP.$E11];[FP.$C11])=0;IF([FP.AX41]&gt;[FP.$B11];&quot;RedBoxArrival&quot;;&quot;GreenBoxArrival&quot;);IF(OR([FP.AX$12]&gt;=[FP.AX32];[FP.AX41]&gt;[FP.$B11]);&quot;RedBox&quot;;&quot;GreenBox&quot;));(IF([FP.AX73]&gt;0;IF(MOD([FP.AX$12]-[FP.$E11];[FP.$C11])=0;&quot;GreyBoxArrival&quot;;&quot;GreyBox&quot;);IF([FP.AX$12]&lt;[FP.AX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Y$14]=[FP.$A11];IF(MOD([FP.AY$12]-[FP.$E11];[FP.$C11])=0;IF([FP.AY41]&gt;[FP.$B11];&quot;RedBoxArrival&quot;;&quot;GreenBoxArrival&quot;);IF(OR([FP.AY$12]&gt;=[FP.AY32];[FP.AY41]&gt;[FP.$B11]);&quot;RedBox&quot;;&quot;GreenBox&quot;));(IF([FP.AY73]&gt;0;IF(MOD([FP.AY$12]-[FP.$E11];[FP.$C11])=0;&quot;GreyBoxArrival&quot;;&quot;GreyBox&quot;);IF([FP.AY$12]&lt;[FP.AY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Z$14]=[FP.$A11];IF(MOD([FP.AZ$12]-[FP.$E11];[FP.$C11])=0;IF([FP.AZ41]&gt;[FP.$B11];&quot;RedBoxArrival&quot;;&quot;GreenBoxArrival&quot;);IF(OR([FP.AZ$12]&gt;=[FP.AZ32];[FP.AZ41]&gt;[FP.$B11]);&quot;RedBox&quot;;&quot;GreenBox&quot;));(IF([FP.AZ73]&gt;0;IF(MOD([FP.AZ$12]-[FP.$E11];[FP.$C11])=0;&quot;GreyBoxArrival&quot;;&quot;GreyBox&quot;);IF([FP.AZ$12]&lt;[FP.AZ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A$14]=[FP.$A11];IF(MOD([FP.BA$12]-[FP.$E11];[FP.$C11])=0;IF([FP.BA41]&gt;[FP.$B11];&quot;RedBoxArrival&quot;;&quot;GreenBoxArrival&quot;);IF(OR([FP.BA$12]&gt;=[FP.BA32];[FP.BA41]&gt;[FP.$B11]);&quot;RedBox&quot;;&quot;GreenBox&quot;));(IF([FP.BA73]&gt;0;IF(MOD([FP.BA$12]-[FP.$E11];[FP.$C11])=0;&quot;GreyBoxArrival&quot;;&quot;GreyBox&quot;);IF([FP.BA$12]&lt;[FP.BA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B$14]=[FP.$A11];IF(MOD([FP.BB$12]-[FP.$E11];[FP.$C11])=0;IF([FP.BB41]&gt;[FP.$B11];&quot;RedBoxArrival&quot;;&quot;GreenBoxArrival&quot;);IF(OR([FP.BB$12]&gt;=[FP.BB32];[FP.BB41]&gt;[FP.$B11]);&quot;RedBox&quot;;&quot;GreenBox&quot;));(IF([FP.BB73]&gt;0;IF(MOD([FP.BB$12]-[FP.$E11];[FP.$C11])=0;&quot;GreyBoxArrival&quot;;&quot;GreyBox&quot;);IF([FP.BB$12]&lt;[FP.BB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C$14]=[FP.$A11];IF(MOD([FP.BC$12]-[FP.$E11];[FP.$C11])=0;IF([FP.BC41]&gt;[FP.$B11];&quot;RedBoxArrival&quot;;&quot;GreenBoxArrival&quot;);IF(OR([FP.BC$12]&gt;=[FP.BC32];[FP.BC41]&gt;[FP.$B11]);&quot;RedBox&quot;;&quot;GreenBox&quot;));(IF([FP.BC73]&gt;0;IF(MOD([FP.BC$12]-[FP.$E11];[FP.$C11])=0;&quot;GreyBoxArrival&quot;;&quot;GreyBox&quot;);IF([FP.BC$12]&lt;[FP.BC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D$14]=[FP.$A11];IF(MOD([FP.BD$12]-[FP.$E11];[FP.$C11])=0;IF([FP.BD41]&gt;[FP.$B11];&quot;RedBoxArrival&quot;;&quot;GreenBoxArrival&quot;);IF(OR([FP.BD$12]&gt;=[FP.BD32];[FP.BD41]&gt;[FP.$B11]);&quot;RedBox&quot;;&quot;GreenBox&quot;));(IF([FP.BD73]&gt;0;IF(MOD([FP.BD$12]-[FP.$E11];[FP.$C11])=0;&quot;GreyBoxArrival&quot;;&quot;GreyBox&quot;);IF([FP.BD$12]&lt;[FP.BD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E$14]=[FP.$A11];IF(MOD([FP.BE$12]-[FP.$E11];[FP.$C11])=0;IF([FP.BE41]&gt;[FP.$B11];&quot;RedBoxArrival&quot;;&quot;GreenBoxArrival&quot;);IF(OR([FP.BE$12]&gt;=[FP.BE32];[FP.BE41]&gt;[FP.$B11]);&quot;RedBox&quot;;&quot;GreenBox&quot;));(IF([FP.BE73]&gt;0;IF(MOD([FP.BE$12]-[FP.$E11];[FP.$C11])=0;&quot;GreyBoxArrival&quot;;&quot;GreyBox&quot;);IF([FP.BE$12]&lt;[FP.BE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F$14]=[FP.$A11];IF(MOD([FP.BF$12]-[FP.$E11];[FP.$C11])=0;IF([FP.BF41]&gt;[FP.$B11];&quot;RedBoxArrival&quot;;&quot;GreenBoxArrival&quot;);IF(OR([FP.BF$12]&gt;=[FP.BF32];[FP.BF41]&gt;[FP.$B11]);&quot;RedBox&quot;;&quot;GreenBox&quot;));(IF([FP.BF73]&gt;0;IF(MOD([FP.BF$12]-[FP.$E11];[FP.$C11])=0;&quot;GreyBoxArrival&quot;;&quot;GreyBox&quot;);IF([FP.BF$12]&lt;[FP.BF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G$14]=[FP.$A11];IF(MOD([FP.BG$12]-[FP.$E11];[FP.$C11])=0;IF([FP.BG41]&gt;[FP.$B11];&quot;RedBoxArrival&quot;;&quot;GreenBoxArrival&quot;);IF(OR([FP.BG$12]&gt;=[FP.BG32];[FP.BG41]&gt;[FP.$B11]);&quot;RedBox&quot;;&quot;GreenBox&quot;));(IF([FP.BG73]&gt;0;IF(MOD([FP.BG$12]-[FP.$E11];[FP.$C11])=0;&quot;GreyBoxArrival&quot;;&quot;GreyBox&quot;);IF([FP.BG$12]&lt;[FP.BG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H$14]=[FP.$A11];IF(MOD([FP.BH$12]-[FP.$E11];[FP.$C11])=0;IF([FP.BH41]&gt;[FP.$B11];&quot;RedBoxArrival&quot;;&quot;GreenBoxArrival&quot;);IF(OR([FP.BH$12]&gt;=[FP.BH32];[FP.BH41]&gt;[FP.$B11]);&quot;RedBox&quot;;&quot;GreenBox&quot;));(IF([FP.BH73]&gt;0;IF(MOD([FP.BH$12]-[FP.$E11];[FP.$C11])=0;&quot;GreyBoxArrival&quot;;&quot;GreyBox&quot;);IF([FP.BH$12]&lt;[FP.BH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I$14]=[FP.$A11];IF(MOD([FP.BI$12]-[FP.$E11];[FP.$C11])=0;IF([FP.BI41]&gt;[FP.$B11];&quot;RedBoxArrival&quot;;&quot;GreenBoxArrival&quot;);IF(OR([FP.BI$12]&gt;=[FP.BI32];[FP.BI41]&gt;[FP.$B11]);&quot;RedBox&quot;;&quot;GreenBox&quot;));(IF([FP.BI73]&gt;0;IF(MOD([FP.BI$12]-[FP.$E11];[FP.$C11])=0;&quot;GreyBoxArrival&quot;;&quot;GreyBox&quot;);IF([FP.BI$12]&lt;[FP.BI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J$14]=[FP.$A11];IF(MOD([FP.BJ$12]-[FP.$E11];[FP.$C11])=0;IF([FP.BJ41]&gt;[FP.$B11];&quot;RedBoxArrival&quot;;&quot;GreenBoxArrival&quot;);IF(OR([FP.BJ$12]&gt;=[FP.BJ32];[FP.BJ41]&gt;[FP.$B11]);&quot;RedBox&quot;;&quot;GreenBox&quot;));(IF([FP.BJ73]&gt;0;IF(MOD([FP.BJ$12]-[FP.$E11];[FP.$C11])=0;&quot;GreyBoxArrival&quot;;&quot;GreyBox&quot;);IF([FP.BJ$12]&lt;[FP.BJ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K$14]=[FP.$A11];IF(MOD([FP.BK$12]-[FP.$E11];[FP.$C11])=0;IF([FP.BK41]&gt;[FP.$B11];&quot;RedBoxArrival&quot;;&quot;GreenBoxArrival&quot;);IF(OR([FP.BK$12]&gt;=[FP.BK32];[FP.BK41]&gt;[FP.$B11]);&quot;RedBox&quot;;&quot;GreenBox&quot;));(IF([FP.BK73]&gt;0;IF(MOD([FP.BK$12]-[FP.$E11];[FP.$C11])=0;&quot;GreyBoxArrival&quot;;&quot;GreyBox&quot;);IF([FP.BK$12]&lt;[FP.BK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L$14]=[FP.$A11];IF(MOD([FP.BL$12]-[FP.$E11];[FP.$C11])=0;IF([FP.BL41]&gt;[FP.$B11];&quot;RedBoxArrival&quot;;&quot;GreenBoxArrival&quot;);IF(OR([FP.BL$12]&gt;=[FP.BL32];[FP.BL41]&gt;[FP.$B11]);&quot;RedBox&quot;;&quot;GreenBox&quot;));(IF([FP.BL73]&gt;0;IF(MOD([FP.BL$12]-[FP.$E11];[FP.$C11])=0;&quot;GreyBoxArrival&quot;;&quot;GreyBox&quot;);IF([FP.BL$12]&lt;[FP.BL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M$14]=[FP.$A11];IF(MOD([FP.BM$12]-[FP.$E11];[FP.$C11])=0;IF([FP.BM41]&gt;[FP.$B11];&quot;RedBoxArrival&quot;;&quot;GreenBoxArrival&quot;);IF(OR([FP.BM$12]&gt;=[FP.BM32];[FP.BM41]&gt;[FP.$B11]);&quot;RedBox&quot;;&quot;GreenBox&quot;));(IF([FP.BM73]&gt;0;IF(MOD([FP.BM$12]-[FP.$E11];[FP.$C11])=0;&quot;GreyBoxArrival&quot;;&quot;GreyBox&quot;);IF([FP.BM$12]&lt;[FP.BM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N$14]=[FP.$A11];IF(MOD([FP.BN$12]-[FP.$E11];[FP.$C11])=0;IF([FP.BN41]&gt;[FP.$B11];&quot;RedBoxArrival&quot;;&quot;GreenBoxArrival&quot;);IF(OR([FP.BN$12]&gt;=[FP.BN32];[FP.BN41]&gt;[FP.$B11]);&quot;RedBox&quot;;&quot;GreenBox&quot;));(IF([FP.BN73]&gt;0;IF(MOD([FP.BN$12]-[FP.$E11];[FP.$C11])=0;&quot;GreyBoxArrival&quot;;&quot;GreyBox&quot;);IF([FP.BN$12]&lt;[FP.BN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O$14]=[FP.$A11];IF(MOD([FP.BO$12]-[FP.$E11];[FP.$C11])=0;IF([FP.BO41]&gt;[FP.$B11];&quot;RedBoxArrival&quot;;&quot;GreenBoxArrival&quot;);IF(OR([FP.BO$12]&gt;=[FP.BO32];[FP.BO41]&gt;[FP.$B11]);&quot;RedBox&quot;;&quot;GreenBox&quot;));(IF([FP.BO73]&gt;0;IF(MOD([FP.BO$12]-[FP.$E11];[FP.$C11])=0;&quot;GreyBoxArrival&quot;;&quot;GreyBox&quot;);IF([FP.BO$12]&lt;[FP.BO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P$14]=[FP.$A11];IF(MOD([FP.BP$12]-[FP.$E11];[FP.$C11])=0;IF([FP.BP41]&gt;[FP.$B11];&quot;RedBoxArrival&quot;;&quot;GreenBoxArrival&quot;);IF(OR([FP.BP$12]&gt;=[FP.BP32];[FP.BP41]&gt;[FP.$B11]);&quot;RedBox&quot;;&quot;GreenBox&quot;));(IF([FP.BP73]&gt;0;IF(MOD([FP.BP$12]-[FP.$E11];[FP.$C11])=0;&quot;GreyBoxArrival&quot;;&quot;GreyBox&quot;);IF([FP.BP$12]&lt;[FP.BP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Q$14]=[FP.$A11];IF(MOD([FP.BQ$12]-[FP.$E11];[FP.$C11])=0;IF([FP.BQ41]&gt;[FP.$B11];&quot;RedBoxArrival&quot;;&quot;GreenBoxArrival&quot;);IF(OR([FP.BQ$12]&gt;=[FP.BQ32];[FP.BQ41]&gt;[FP.$B11]);&quot;RedBox&quot;;&quot;GreenBox&quot;));(IF([FP.BQ73]&gt;0;IF(MOD([FP.BQ$12]-[FP.$E11];[FP.$C11])=0;&quot;GreyBoxArrival&quot;;&quot;GreyBox&quot;);IF([FP.BQ$12]&lt;[FP.BQ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R$14]=[FP.$A11];IF(MOD([FP.BR$12]-[FP.$E11];[FP.$C11])=0;IF([FP.BR41]&gt;[FP.$B11];&quot;RedBoxArrival&quot;;&quot;GreenBoxArrival&quot;);IF(OR([FP.BR$12]&gt;=[FP.BR32];[FP.BR41]&gt;[FP.$B11]);&quot;RedBox&quot;;&quot;GreenBox&quot;));(IF([FP.BR73]&gt;0;IF(MOD([FP.BR$12]-[FP.$E11];[FP.$C11])=0;&quot;GreyBoxArrival&quot;;&quot;GreyBox&quot;);IF([FP.BR$12]&lt;[FP.BR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S$14]=[FP.$A11];IF(MOD([FP.BS$12]-[FP.$E11];[FP.$C11])=0;IF([FP.BS41]&gt;[FP.$B11];&quot;RedBoxArrival&quot;;&quot;GreenBoxArrival&quot;);IF(OR([FP.BS$12]&gt;=[FP.BS32];[FP.BS41]&gt;[FP.$B11]);&quot;RedBox&quot;;&quot;GreenBox&quot;));(IF([FP.BS73]&gt;0;IF(MOD([FP.BS$12]-[FP.$E11];[FP.$C11])=0;&quot;GreyBoxArrival&quot;;&quot;GreyBox&quot;);IF([FP.BS$12]&lt;[FP.BS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T$14]=[FP.$A11];IF(MOD([FP.BT$12]-[FP.$E11];[FP.$C11])=0;IF([FP.BT41]&gt;[FP.$B11];&quot;RedBoxArrival&quot;;&quot;GreenBoxArrival&quot;);IF(OR([FP.BT$12]&gt;=[FP.BT32];[FP.BT41]&gt;[FP.$B11]);&quot;RedBox&quot;;&quot;GreenBox&quot;));(IF([FP.BT73]&gt;0;IF(MOD([FP.BT$12]-[FP.$E11];[FP.$C11])=0;&quot;GreyBoxArrival&quot;;&quot;GreyBox&quot;);IF([FP.BT$12]&lt;[FP.BT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U$14]=[FP.$A11];IF(MOD([FP.BU$12]-[FP.$E11];[FP.$C11])=0;IF([FP.BU41]&gt;[FP.$B11];&quot;RedBoxArrival&quot;;&quot;GreenBoxArrival&quot;);IF(OR([FP.BU$12]&gt;=[FP.BU32];[FP.BU41]&gt;[FP.$B11]);&quot;RedBox&quot;;&quot;GreenBox&quot;));(IF([FP.BU73]&gt;0;IF(MOD([FP.BU$12]-[FP.$E11];[FP.$C11])=0;&quot;GreyBoxArrival&quot;;&quot;GreyBox&quot;);IF([FP.BU$12]&lt;[FP.BU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V$14]=[FP.$A11];IF(MOD([FP.BV$12]-[FP.$E11];[FP.$C11])=0;IF([FP.BV41]&gt;[FP.$B11];&quot;RedBoxArrival&quot;;&quot;GreenBoxArrival&quot;);IF(OR([FP.BV$12]&gt;=[FP.BV32];[FP.BV41]&gt;[FP.$B11]);&quot;RedBox&quot;;&quot;GreenBox&quot;));(IF([FP.BV73]&gt;0;IF(MOD([FP.BV$12]-[FP.$E11];[FP.$C11])=0;&quot;GreyBoxArrival&quot;;&quot;GreyBox&quot;);IF([FP.BV$12]&lt;[FP.BV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W$14]=[FP.$A11];IF(MOD([FP.BW$12]-[FP.$E11];[FP.$C11])=0;IF([FP.BW41]&gt;[FP.$B11];&quot;RedBoxArrival&quot;;&quot;GreenBoxArrival&quot;);IF(OR([FP.BW$12]&gt;=[FP.BW32];[FP.BW41]&gt;[FP.$B11]);&quot;RedBox&quot;;&quot;GreenBox&quot;));(IF([FP.BW73]&gt;0;IF(MOD([FP.BW$12]-[FP.$E11];[FP.$C11])=0;&quot;GreyBoxArrival&quot;;&quot;GreyBox&quot;);IF([FP.BW$12]&lt;[FP.BW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X$14]=[FP.$A11];IF(MOD([FP.BX$12]-[FP.$E11];[FP.$C11])=0;IF([FP.BX41]&gt;[FP.$B11];&quot;RedBoxArrival&quot;;&quot;GreenBoxArrival&quot;);IF(OR([FP.BX$12]&gt;=[FP.BX32];[FP.BX41]&gt;[FP.$B11]);&quot;RedBox&quot;;&quot;GreenBox&quot;));(IF([FP.BX73]&gt;0;IF(MOD([FP.BX$12]-[FP.$E11];[FP.$C11])=0;&quot;GreyBoxArrival&quot;;&quot;GreyBox&quot;);IF([FP.BX$12]&lt;[FP.BX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Y$14]=[FP.$A11];IF(MOD([FP.BY$12]-[FP.$E11];[FP.$C11])=0;IF([FP.BY41]&gt;[FP.$B11];&quot;RedBoxArrival&quot;;&quot;GreenBoxArrival&quot;);IF(OR([FP.BY$12]&gt;=[FP.BY32];[FP.BY41]&gt;[FP.$B11]);&quot;RedBox&quot;;&quot;GreenBox&quot;));(IF([FP.BY73]&gt;0;IF(MOD([FP.BY$12]-[FP.$E11];[FP.$C11])=0;&quot;GreyBoxArrival&quot;;&quot;GreyBox&quot;);IF([FP.BY$12]&lt;[FP.BY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Z$14]=[FP.$A11];IF(MOD([FP.BZ$12]-[FP.$E11];[FP.$C11])=0;IF([FP.BZ41]&gt;[FP.$B11];&quot;RedBoxArrival&quot;;&quot;GreenBoxArrival&quot;);IF(OR([FP.BZ$12]&gt;=[FP.BZ32];[FP.BZ41]&gt;[FP.$B11]);&quot;RedBox&quot;;&quot;GreenBox&quot;));(IF([FP.BZ73]&gt;0;IF(MOD([FP.BZ$12]-[FP.$E11];[FP.$C11])=0;&quot;GreyBoxArrival&quot;;&quot;GreyBox&quot;);IF([FP.BZ$12]&lt;[FP.BZ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A$14]=[FP.$A11];IF(MOD([FP.CA$12]-[FP.$E11];[FP.$C11])=0;IF([FP.CA41]&gt;[FP.$B11];&quot;RedBoxArrival&quot;;&quot;GreenBoxArrival&quot;);IF(OR([FP.CA$12]&gt;=[FP.CA32];[FP.CA41]&gt;[FP.$B11]);&quot;RedBox&quot;;&quot;GreenBox&quot;));(IF([FP.CA73]&gt;0;IF(MOD([FP.CA$12]-[FP.$E11];[FP.$C11])=0;&quot;GreyBoxArrival&quot;;&quot;GreyBox&quot;);IF([FP.CA$12]&lt;[FP.CA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B$14]=[FP.$A11];IF(MOD([FP.CB$12]-[FP.$E11];[FP.$C11])=0;IF([FP.CB41]&gt;[FP.$B11];&quot;RedBoxArrival&quot;;&quot;GreenBoxArrival&quot;);IF(OR([FP.CB$12]&gt;=[FP.CB32];[FP.CB41]&gt;[FP.$B11]);&quot;RedBox&quot;;&quot;GreenBox&quot;));(IF([FP.CB73]&gt;0;IF(MOD([FP.CB$12]-[FP.$E11];[FP.$C11])=0;&quot;GreyBoxArrival&quot;;&quot;GreyBox&quot;);IF([FP.CB$12]&lt;[FP.CB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C$14]=[FP.$A11];IF(MOD([FP.CC$12]-[FP.$E11];[FP.$C11])=0;IF([FP.CC41]&gt;[FP.$B11];&quot;RedBoxArrival&quot;;&quot;GreenBoxArrival&quot;);IF(OR([FP.CC$12]&gt;=[FP.CC32];[FP.CC41]&gt;[FP.$B11]);&quot;RedBox&quot;;&quot;GreenBox&quot;));(IF([FP.CC73]&gt;0;IF(MOD([FP.CC$12]-[FP.$E11];[FP.$C11])=0;&quot;GreyBoxArrival&quot;;&quot;GreyBox&quot;);IF([FP.CC$12]&lt;[FP.CC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D$14]=[FP.$A11];IF(MOD([FP.CD$12]-[FP.$E11];[FP.$C11])=0;IF([FP.CD41]&gt;[FP.$B11];&quot;RedBoxArrival&quot;;&quot;GreenBoxArrival&quot;);IF(OR([FP.CD$12]&gt;=[FP.CD32];[FP.CD41]&gt;[FP.$B11]);&quot;RedBox&quot;;&quot;GreenBox&quot;));(IF([FP.CD73]&gt;0;IF(MOD([FP.CD$12]-[FP.$E11];[FP.$C11])=0;&quot;GreyBoxArrival&quot;;&quot;GreyBox&quot;);IF([FP.CD$12]&lt;[FP.CD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E$14]=[FP.$A11];IF(MOD([FP.CE$12]-[FP.$E11];[FP.$C11])=0;IF([FP.CE41]&gt;[FP.$B11];&quot;RedBoxArrival&quot;;&quot;GreenBoxArrival&quot;);IF(OR([FP.CE$12]&gt;=[FP.CE32];[FP.CE41]&gt;[FP.$B11]);&quot;RedBox&quot;;&quot;GreenBox&quot;));(IF([FP.CE73]&gt;0;IF(MOD([FP.CE$12]-[FP.$E11];[FP.$C11])=0;&quot;GreyBoxArrival&quot;;&quot;GreyBox&quot;);IF([FP.CE$12]&lt;[FP.CE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F$14]=[FP.$A11];IF(MOD([FP.CF$12]-[FP.$E11];[FP.$C11])=0;IF([FP.CF41]&gt;[FP.$B11];&quot;RedBoxArrival&quot;;&quot;GreenBoxArrival&quot;);IF(OR([FP.CF$12]&gt;=[FP.CF32];[FP.CF41]&gt;[FP.$B11]);&quot;RedBox&quot;;&quot;GreenBox&quot;));(IF([FP.CF73]&gt;0;IF(MOD([FP.CF$12]-[FP.$E11];[FP.$C11])=0;&quot;GreyBoxArrival&quot;;&quot;GreyBox&quot;);IF([FP.CF$12]&lt;[FP.CF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G$14]=[FP.$A11];IF(MOD([FP.CG$12]-[FP.$E11];[FP.$C11])=0;IF([FP.CG41]&gt;[FP.$B11];&quot;RedBoxArrival&quot;;&quot;GreenBoxArrival&quot;);IF(OR([FP.CG$12]&gt;=[FP.CG32];[FP.CG41]&gt;[FP.$B11]);&quot;RedBox&quot;;&quot;GreenBox&quot;));(IF([FP.CG73]&gt;0;IF(MOD([FP.CG$12]-[FP.$E11];[FP.$C11])=0;&quot;GreyBoxArrival&quot;;&quot;GreyBox&quot;);IF([FP.CG$12]&lt;[FP.CG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H$14]=[FP.$A11];IF(MOD([FP.CH$12]-[FP.$E11];[FP.$C11])=0;IF([FP.CH41]&gt;[FP.$B11];&quot;RedBoxArrival&quot;;&quot;GreenBoxArrival&quot;);IF(OR([FP.CH$12]&gt;=[FP.CH32];[FP.CH41]&gt;[FP.$B11]);&quot;RedBox&quot;;&quot;GreenBox&quot;));(IF([FP.CH73]&gt;0;IF(MOD([FP.CH$12]-[FP.$E11];[FP.$C11])=0;&quot;GreyBoxArrival&quot;;&quot;GreyBox&quot;);IF([FP.CH$12]&lt;[FP.CH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I$14]=[FP.$A11];IF(MOD([FP.CI$12]-[FP.$E11];[FP.$C11])=0;IF([FP.CI41]&gt;[FP.$B11];&quot;RedBoxArrival&quot;;&quot;GreenBoxArrival&quot;);IF(OR([FP.CI$12]&gt;=[FP.CI32];[FP.CI41]&gt;[FP.$B11]);&quot;RedBox&quot;;&quot;GreenBox&quot;));(IF([FP.CI73]&gt;0;IF(MOD([FP.CI$12]-[FP.$E11];[FP.$C11])=0;&quot;GreyBoxArrival&quot;;&quot;GreyBox&quot;);IF([FP.CI$12]&lt;[FP.CI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J$14]=[FP.$A11];IF(MOD([FP.CJ$12]-[FP.$E11];[FP.$C11])=0;IF([FP.CJ41]&gt;[FP.$B11];&quot;RedBoxArrival&quot;;&quot;GreenBoxArrival&quot;);IF(OR([FP.CJ$12]&gt;=[FP.CJ32];[FP.CJ41]&gt;[FP.$B11]);&quot;RedBox&quot;;&quot;GreenBox&quot;));(IF([FP.CJ73]&gt;0;IF(MOD([FP.CJ$12]-[FP.$E11];[FP.$C11])=0;&quot;GreyBoxArrival&quot;;&quot;GreyBox&quot;);IF([FP.CJ$12]&lt;[FP.CJ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K$14]=[FP.$A11];IF(MOD([FP.CK$12]-[FP.$E11];[FP.$C11])=0;IF([FP.CK41]&gt;[FP.$B11];&quot;RedBoxArrival&quot;;&quot;GreenBoxArrival&quot;);IF(OR([FP.CK$12]&gt;=[FP.CK32];[FP.CK41]&gt;[FP.$B11]);&quot;RedBox&quot;;&quot;GreenBox&quot;));(IF([FP.CK73]&gt;0;IF(MOD([FP.CK$12]-[FP.$E11];[FP.$C11])=0;&quot;GreyBoxArrival&quot;;&quot;GreyBox&quot;);IF([FP.CK$12]&lt;[FP.CK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L$14]=[FP.$A11];IF(MOD([FP.CL$12]-[FP.$E11];[FP.$C11])=0;IF([FP.CL41]&gt;[FP.$B11];&quot;RedBoxArrival&quot;;&quot;GreenBoxArrival&quot;);IF(OR([FP.CL$12]&gt;=[FP.CL32];[FP.CL41]&gt;[FP.$B11]);&quot;RedBox&quot;;&quot;GreenBox&quot;));(IF([FP.CL73]&gt;0;IF(MOD([FP.CL$12]-[FP.$E11];[FP.$C11])=0;&quot;GreyBoxArrival&quot;;&quot;GreyBox&quot;);IF([FP.CL$12]&lt;[FP.CL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M$14]=[FP.$A11];IF(MOD([FP.CM$12]-[FP.$E11];[FP.$C11])=0;IF([FP.CM41]&gt;[FP.$B11];&quot;RedBoxArrival&quot;;&quot;GreenBoxArrival&quot;);IF(OR([FP.CM$12]&gt;=[FP.CM32];[FP.CM41]&gt;[FP.$B11]);&quot;RedBox&quot;;&quot;GreenBox&quot;));(IF([FP.CM73]&gt;0;IF(MOD([FP.CM$12]-[FP.$E11];[FP.$C11])=0;&quot;GreyBoxArrival&quot;;&quot;GreyBox&quot;);IF([FP.CM$12]&lt;[FP.CM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N$14]=[FP.$A11];IF(MOD([FP.CN$12]-[FP.$E11];[FP.$C11])=0;IF([FP.CN41]&gt;[FP.$B11];&quot;RedBoxArrival&quot;;&quot;GreenBoxArrival&quot;);IF(OR([FP.CN$12]&gt;=[FP.CN32];[FP.CN41]&gt;[FP.$B11]);&quot;RedBox&quot;;&quot;GreenBox&quot;));(IF([FP.CN73]&gt;0;IF(MOD([FP.CN$12]-[FP.$E11];[FP.$C11])=0;&quot;GreyBoxArrival&quot;;&quot;GreyBox&quot;);IF([FP.CN$12]&lt;[FP.CN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O$14]=[FP.$A11];IF(MOD([FP.CO$12]-[FP.$E11];[FP.$C11])=0;IF([FP.CO41]&gt;[FP.$B11];&quot;RedBoxArrival&quot;;&quot;GreenBoxArrival&quot;);IF(OR([FP.CO$12]&gt;=[FP.CO32];[FP.CO41]&gt;[FP.$B11]);&quot;RedBox&quot;;&quot;GreenBox&quot;));(IF([FP.CO73]&gt;0;IF(MOD([FP.CO$12]-[FP.$E11];[FP.$C11])=0;&quot;GreyBoxArrival&quot;;&quot;GreyBox&quot;);IF([FP.CO$12]&lt;[FP.CO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P$14]=[FP.$A11];IF(MOD([FP.CP$12]-[FP.$E11];[FP.$C11])=0;IF([FP.CP41]&gt;[FP.$B11];&quot;RedBoxArrival&quot;;&quot;GreenBoxArrival&quot;);IF(OR([FP.CP$12]&gt;=[FP.CP32];[FP.CP41]&gt;[FP.$B11]);&quot;RedBox&quot;;&quot;GreenBox&quot;));(IF([FP.CP73]&gt;0;IF(MOD([FP.CP$12]-[FP.$E11];[FP.$C11])=0;&quot;GreyBoxArrival&quot;;&quot;GreyBox&quot;);IF([FP.CP$12]&lt;[FP.CP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Q$14]=[FP.$A11];IF(MOD([FP.CQ$12]-[FP.$E11];[FP.$C11])=0;IF([FP.CQ41]&gt;[FP.$B11];&quot;RedBoxArrival&quot;;&quot;GreenBoxArrival&quot;);IF(OR([FP.CQ$12]&gt;=[FP.CQ32];[FP.CQ41]&gt;[FP.$B11]);&quot;RedBox&quot;;&quot;GreenBox&quot;));(IF([FP.CQ73]&gt;0;IF(MOD([FP.CQ$12]-[FP.$E11];[FP.$C11])=0;&quot;GreyBoxArrival&quot;;&quot;GreyBox&quot;);IF([FP.CQ$12]&lt;[FP.CQ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R$14]=[FP.$A11];IF(MOD([FP.CR$12]-[FP.$E11];[FP.$C11])=0;IF([FP.CR41]&gt;[FP.$B11];&quot;RedBoxArrival&quot;;&quot;GreenBoxArrival&quot;);IF(OR([FP.CR$12]&gt;=[FP.CR32];[FP.CR41]&gt;[FP.$B11]);&quot;RedBox&quot;;&quot;GreenBox&quot;));(IF([FP.CR73]&gt;0;IF(MOD([FP.CR$12]-[FP.$E11];[FP.$C11])=0;&quot;GreyBoxArrival&quot;;&quot;GreyBox&quot;);IF([FP.CR$12]&lt;[FP.CR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S$14]=[FP.$A11];IF(MOD([FP.CS$12]-[FP.$E11];[FP.$C11])=0;IF([FP.CS41]&gt;[FP.$B11];&quot;RedBoxArrival&quot;;&quot;GreenBoxArrival&quot;);IF(OR([FP.CS$12]&gt;=[FP.CS32];[FP.CS41]&gt;[FP.$B11]);&quot;RedBox&quot;;&quot;GreenBox&quot;));(IF([FP.CS73]&gt;0;IF(MOD([FP.CS$12]-[FP.$E11];[FP.$C11])=0;&quot;GreyBoxArrival&quot;;&quot;GreyBox&quot;);IF([FP.CS$12]&lt;[FP.CS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T$14]=[FP.$A11];IF(MOD([FP.CT$12]-[FP.$E11];[FP.$C11])=0;IF([FP.CT41]&gt;[FP.$B11];&quot;RedBoxArrival&quot;;&quot;GreenBoxArrival&quot;);IF(OR([FP.CT$12]&gt;=[FP.CT32];[FP.CT41]&gt;[FP.$B11]);&quot;RedBox&quot;;&quot;GreenBox&quot;));(IF([FP.CT73]&gt;0;IF(MOD([FP.CT$12]-[FP.$E11];[FP.$C11])=0;&quot;GreyBoxArrival&quot;;&quot;GreyBox&quot;);IF([FP.CT$12]&lt;[FP.CT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U$14]=[FP.$A11];IF(MOD([FP.CU$12]-[FP.$E11];[FP.$C11])=0;IF([FP.CU41]&gt;[FP.$B11];&quot;RedBoxArrival&quot;;&quot;GreenBoxArrival&quot;);IF(OR([FP.CU$12]&gt;=[FP.CU32];[FP.CU41]&gt;[FP.$B11]);&quot;RedBox&quot;;&quot;GreenBox&quot;));(IF([FP.CU73]&gt;0;IF(MOD([FP.CU$12]-[FP.$E11];[FP.$C11])=0;&quot;GreyBoxArrival&quot;;&quot;GreyBox&quot;);IF([FP.CU$12]&lt;[FP.CU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V$14]=[FP.$A11];IF(MOD([FP.CV$12]-[FP.$E11];[FP.$C11])=0;IF([FP.CV41]&gt;[FP.$B11];&quot;RedBoxArrival&quot;;&quot;GreenBoxArrival&quot;);IF(OR([FP.CV$12]&gt;=[FP.CV32];[FP.CV41]&gt;[FP.$B11]);&quot;RedBox&quot;;&quot;GreenBox&quot;));(IF([FP.CV73]&gt;0;IF(MOD([FP.CV$12]-[FP.$E11];[FP.$C11])=0;&quot;GreyBoxArrival&quot;;&quot;GreyBox&quot;);IF([FP.CV$12]&lt;[FP.CV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W$14]=[FP.$A11];IF(MOD([FP.CW$12]-[FP.$E11];[FP.$C11])=0;IF([FP.CW41]&gt;[FP.$B11];&quot;RedBoxArrival&quot;;&quot;GreenBoxArrival&quot;);IF(OR([FP.CW$12]&gt;=[FP.CW32];[FP.CW41]&gt;[FP.$B11]);&quot;RedBox&quot;;&quot;GreenBox&quot;));(IF([FP.CW73]&gt;0;IF(MOD([FP.CW$12]-[FP.$E11];[FP.$C11])=0;&quot;GreyBoxArrival&quot;;&quot;GreyBox&quot;);IF([FP.CW$12]&lt;[FP.CW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X$14]=[FP.$A11];IF(MOD([FP.CX$12]-[FP.$E11];[FP.$C11])=0;IF([FP.CX41]&gt;[FP.$B11];&quot;RedBoxArrival&quot;;&quot;GreenBoxArrival&quot;);IF(OR([FP.CX$12]&gt;=[FP.CX32];[FP.CX41]&gt;[FP.$B11]);&quot;RedBox&quot;;&quot;GreenBox&quot;));(IF([FP.CX73]&gt;0;IF(MOD([FP.CX$12]-[FP.$E11];[FP.$C11])=0;&quot;GreyBoxArrival&quot;;&quot;GreyBox&quot;);IF([FP.CX$12]&lt;[FP.CX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Y$14]=[FP.$A11];IF(MOD([FP.CY$12]-[FP.$E11];[FP.$C11])=0;IF([FP.CY41]&gt;[FP.$B11];&quot;RedBoxArrival&quot;;&quot;GreenBoxArrival&quot;);IF(OR([FP.CY$12]&gt;=[FP.CY32];[FP.CY41]&gt;[FP.$B11]);&quot;RedBox&quot;;&quot;GreenBox&quot;));(IF([FP.CY73]&gt;0;IF(MOD([FP.CY$12]-[FP.$E11];[FP.$C11])=0;&quot;GreyBoxArrival&quot;;&quot;GreyBox&quot;);IF([FP.CY$12]&lt;[FP.CY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Z$14]=[FP.$A11];IF(MOD([FP.CZ$12]-[FP.$E11];[FP.$C11])=0;IF([FP.CZ41]&gt;[FP.$B11];&quot;RedBoxArrival&quot;;&quot;GreenBoxArrival&quot;);IF(OR([FP.CZ$12]&gt;=[FP.CZ32];[FP.CZ41]&gt;[FP.$B11]);&quot;RedBox&quot;;&quot;GreenBox&quot;));(IF([FP.CZ73]&gt;0;IF(MOD([FP.CZ$12]-[FP.$E11];[FP.$C11])=0;&quot;GreyBoxArrival&quot;;&quot;GreyBox&quot;);IF([FP.CZ$12]&lt;[FP.CZ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A$14]=[FP.$A11];IF(MOD([FP.DA$12]-[FP.$E11];[FP.$C11])=0;IF([FP.DA41]&gt;[FP.$B11];&quot;RedBoxArrival&quot;;&quot;GreenBoxArrival&quot;);IF(OR([FP.DA$12]&gt;=[FP.DA32];[FP.DA41]&gt;[FP.$B11]);&quot;RedBox&quot;;&quot;GreenBox&quot;));(IF([FP.DA73]&gt;0;IF(MOD([FP.DA$12]-[FP.$E11];[FP.$C11])=0;&quot;GreyBoxArrival&quot;;&quot;GreyBox&quot;);IF([FP.DA$12]&lt;[FP.DA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B$14]=[FP.$A11];IF(MOD([FP.DB$12]-[FP.$E11];[FP.$C11])=0;IF([FP.DB41]&gt;[FP.$B11];&quot;RedBoxArrival&quot;;&quot;GreenBoxArrival&quot;);IF(OR([FP.DB$12]&gt;=[FP.DB32];[FP.DB41]&gt;[FP.$B11]);&quot;RedBox&quot;;&quot;GreenBox&quot;));(IF([FP.DB73]&gt;0;IF(MOD([FP.DB$12]-[FP.$E11];[FP.$C11])=0;&quot;GreyBoxArrival&quot;;&quot;GreyBox&quot;);IF([FP.DB$12]&lt;[FP.DB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C$14]=[FP.$A11];IF(MOD([FP.DC$12]-[FP.$E11];[FP.$C11])=0;IF([FP.DC41]&gt;[FP.$B11];&quot;RedBoxArrival&quot;;&quot;GreenBoxArrival&quot;);IF(OR([FP.DC$12]&gt;=[FP.DC32];[FP.DC41]&gt;[FP.$B11]);&quot;RedBox&quot;;&quot;GreenBox&quot;));(IF([FP.DC73]&gt;0;IF(MOD([FP.DC$12]-[FP.$E11];[FP.$C11])=0;&quot;GreyBoxArrival&quot;;&quot;GreyBox&quot;);IF([FP.DC$12]&lt;[FP.DC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D$14]=[FP.$A11];IF(MOD([FP.DD$12]-[FP.$E11];[FP.$C11])=0;IF([FP.DD41]&gt;[FP.$B11];&quot;RedBoxArrival&quot;;&quot;GreenBoxArrival&quot;);IF(OR([FP.DD$12]&gt;=[FP.DD32];[FP.DD41]&gt;[FP.$B11]);&quot;RedBox&quot;;&quot;GreenBox&quot;));(IF([FP.DD73]&gt;0;IF(MOD([FP.DD$12]-[FP.$E11];[FP.$C11])=0;&quot;GreyBoxArrival&quot;;&quot;GreyBox&quot;);IF([FP.DD$12]&lt;[FP.DD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E$14]=[FP.$A11];IF(MOD([FP.DE$12]-[FP.$E11];[FP.$C11])=0;IF([FP.DE41]&gt;[FP.$B11];&quot;RedBoxArrival&quot;;&quot;GreenBoxArrival&quot;);IF(OR([FP.DE$12]&gt;=[FP.DE32];[FP.DE41]&gt;[FP.$B11]);&quot;RedBox&quot;;&quot;GreenBox&quot;));(IF([FP.DE73]&gt;0;IF(MOD([FP.DE$12]-[FP.$E11];[FP.$C11])=0;&quot;GreyBoxArrival&quot;;&quot;GreyBox&quot;);IF([FP.DE$12]&lt;[FP.DE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F$14]=[FP.$A11];IF(MOD([FP.DF$12]-[FP.$E11];[FP.$C11])=0;IF([FP.DF41]&gt;[FP.$B11];&quot;RedBoxArrival&quot;;&quot;GreenBoxArrival&quot;);IF(OR([FP.DF$12]&gt;=[FP.DF32];[FP.DF41]&gt;[FP.$B11]);&quot;RedBox&quot;;&quot;GreenBox&quot;));(IF([FP.DF73]&gt;0;IF(MOD([FP.DF$12]-[FP.$E11];[FP.$C11])=0;&quot;GreyBoxArrival&quot;;&quot;GreyBox&quot;);IF([FP.DF$12]&lt;[FP.DF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G$14]=[FP.$A11];IF(MOD([FP.DG$12]-[FP.$E11];[FP.$C11])=0;IF([FP.DG41]&gt;[FP.$B11];&quot;RedBoxArrival&quot;;&quot;GreenBoxArrival&quot;);IF(OR([FP.DG$12]&gt;=[FP.DG32];[FP.DG41]&gt;[FP.$B11]);&quot;RedBox&quot;;&quot;GreenBox&quot;));(IF([FP.DG73]&gt;0;IF(MOD([FP.DG$12]-[FP.$E11];[FP.$C11])=0;&quot;GreyBoxArrival&quot;;&quot;GreyBox&quot;);IF([FP.DG$12]&lt;[FP.DG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H$14]=[FP.$A11];IF(MOD([FP.DH$12]-[FP.$E11];[FP.$C11])=0;IF([FP.DH41]&gt;[FP.$B11];&quot;RedBoxArrival&quot;;&quot;GreenBoxArrival&quot;);IF(OR([FP.DH$12]&gt;=[FP.DH32];[FP.DH41]&gt;[FP.$B11]);&quot;RedBox&quot;;&quot;GreenBox&quot;));(IF([FP.DH73]&gt;0;IF(MOD([FP.DH$12]-[FP.$E11];[FP.$C11])=0;&quot;GreyBoxArrival&quot;;&quot;GreyBox&quot;);IF([FP.DH$12]&lt;[FP.DH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I$14]=[FP.$A11];IF(MOD([FP.DI$12]-[FP.$E11];[FP.$C11])=0;IF([FP.DI41]&gt;[FP.$B11];&quot;RedBoxArrival&quot;;&quot;GreenBoxArrival&quot;);IF(OR([FP.DI$12]&gt;=[FP.DI32];[FP.DI41]&gt;[FP.$B11]);&quot;RedBox&quot;;&quot;GreenBox&quot;));(IF([FP.DI73]&gt;0;IF(MOD([FP.DI$12]-[FP.$E11];[FP.$C11])=0;&quot;GreyBoxArrival&quot;;&quot;GreyBox&quot;);IF([FP.DI$12]&lt;[FP.DI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J$14]=[FP.$A11];IF(MOD([FP.DJ$12]-[FP.$E11];[FP.$C11])=0;IF([FP.DJ41]&gt;[FP.$B11];&quot;RedBoxArrival&quot;;&quot;GreenBoxArrival&quot;);IF(OR([FP.DJ$12]&gt;=[FP.DJ32];[FP.DJ41]&gt;[FP.$B11]);&quot;RedBox&quot;;&quot;GreenBox&quot;));(IF([FP.DJ73]&gt;0;IF(MOD([FP.DJ$12]-[FP.$E11];[FP.$C11])=0;&quot;GreyBoxArrival&quot;;&quot;GreyBox&quot;);IF([FP.DJ$12]&lt;[FP.DJ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K$14]=[FP.$A11];IF(MOD([FP.DK$12]-[FP.$E11];[FP.$C11])=0;IF([FP.DK41]&gt;[FP.$B11];&quot;RedBoxArrival&quot;;&quot;GreenBoxArrival&quot;);IF(OR([FP.DK$12]&gt;=[FP.DK32];[FP.DK41]&gt;[FP.$B11]);&quot;RedBox&quot;;&quot;GreenBox&quot;));(IF([FP.DK73]&gt;0;IF(MOD([FP.DK$12]-[FP.$E11];[FP.$C11])=0;&quot;GreyBoxArrival&quot;;&quot;GreyBox&quot;);IF([FP.DK$12]&lt;[FP.DK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L$14]=[FP.$A11];IF(MOD([FP.DL$12]-[FP.$E11];[FP.$C11])=0;IF([FP.DL41]&gt;[FP.$B11];&quot;RedBoxArrival&quot;;&quot;GreenBoxArrival&quot;);IF(OR([FP.DL$12]&gt;=[FP.DL32];[FP.DL41]&gt;[FP.$B11]);&quot;RedBox&quot;;&quot;GreenBox&quot;));(IF([FP.DL73]&gt;0;IF(MOD([FP.DL$12]-[FP.$E11];[FP.$C11])=0;&quot;GreyBoxArrival&quot;;&quot;GreyBox&quot;);IF([FP.DL$12]&lt;[FP.DL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M$14]=[FP.$A11];IF(MOD([FP.DM$12]-[FP.$E11];[FP.$C11])=0;IF([FP.DM41]&gt;[FP.$B11];&quot;RedBoxArrival&quot;;&quot;GreenBoxArrival&quot;);IF(OR([FP.DM$12]&gt;=[FP.DM32];[FP.DM41]&gt;[FP.$B11]);&quot;RedBox&quot;;&quot;GreenBox&quot;));(IF([FP.DM73]&gt;0;IF(MOD([FP.DM$12]-[FP.$E11];[FP.$C11])=0;&quot;GreyBoxArrival&quot;;&quot;GreyBox&quot;);IF([FP.DM$12]&lt;[FP.DM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N$14]=[FP.$A11];IF(MOD([FP.DN$12]-[FP.$E11];[FP.$C11])=0;IF([FP.DN41]&gt;[FP.$B11];&quot;RedBoxArrival&quot;;&quot;GreenBoxArrival&quot;);IF(OR([FP.DN$12]&gt;=[FP.DN32];[FP.DN41]&gt;[FP.$B11]);&quot;RedBox&quot;;&quot;GreenBox&quot;));(IF([FP.DN73]&gt;0;IF(MOD([FP.DN$12]-[FP.$E11];[FP.$C11])=0;&quot;GreyBoxArrival&quot;;&quot;GreyBox&quot;);IF([FP.DN$12]&lt;[FP.DN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O$14]=[FP.$A11];IF(MOD([FP.DO$12]-[FP.$E11];[FP.$C11])=0;IF([FP.DO41]&gt;[FP.$B11];&quot;RedBoxArrival&quot;;&quot;GreenBoxArrival&quot;);IF(OR([FP.DO$12]&gt;=[FP.DO32];[FP.DO41]&gt;[FP.$B11]);&quot;RedBox&quot;;&quot;GreenBox&quot;));(IF([FP.DO73]&gt;0;IF(MOD([FP.DO$12]-[FP.$E11];[FP.$C11])=0;&quot;GreyBoxArrival&quot;;&quot;GreyBox&quot;);IF([FP.DO$12]&lt;[FP.DO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P$14]=[FP.$A11];IF(MOD([FP.DP$12]-[FP.$E11];[FP.$C11])=0;IF([FP.DP41]&gt;[FP.$B11];&quot;RedBoxArrival&quot;;&quot;GreenBoxArrival&quot;);IF(OR([FP.DP$12]&gt;=[FP.DP32];[FP.DP41]&gt;[FP.$B11]);&quot;RedBox&quot;;&quot;GreenBox&quot;));(IF([FP.DP73]&gt;0;IF(MOD([FP.DP$12]-[FP.$E11];[FP.$C11])=0;&quot;GreyBoxArrival&quot;;&quot;GreyBox&quot;);IF([FP.DP$12]&lt;[FP.DP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Q$14]=[FP.$A11];IF(MOD([FP.DQ$12]-[FP.$E11];[FP.$C11])=0;IF([FP.DQ41]&gt;[FP.$B11];&quot;RedBoxArrival&quot;;&quot;GreenBoxArrival&quot;);IF(OR([FP.DQ$12]&gt;=[FP.DQ32];[FP.DQ41]&gt;[FP.$B11]);&quot;RedBox&quot;;&quot;GreenBox&quot;));(IF([FP.DQ73]&gt;0;IF(MOD([FP.DQ$12]-[FP.$E11];[FP.$C11])=0;&quot;GreyBoxArrival&quot;;&quot;GreyBox&quot;);IF([FP.DQ$12]&lt;[FP.DQ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R$14]=[FP.$A11];IF(MOD([FP.DR$12]-[FP.$E11];[FP.$C11])=0;IF([FP.DR41]&gt;[FP.$B11];&quot;RedBoxArrival&quot;;&quot;GreenBoxArrival&quot;);IF(OR([FP.DR$12]&gt;=[FP.DR32];[FP.DR41]&gt;[FP.$B11]);&quot;RedBox&quot;;&quot;GreenBox&quot;));(IF([FP.DR73]&gt;0;IF(MOD([FP.DR$12]-[FP.$E11];[FP.$C11])=0;&quot;GreyBoxArrival&quot;;&quot;GreyBox&quot;);IF([FP.DR$12]&lt;[FP.DR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S$14]=[FP.$A11];IF(MOD([FP.DS$12]-[FP.$E11];[FP.$C11])=0;IF([FP.DS41]&gt;[FP.$B11];&quot;RedBoxArrival&quot;;&quot;GreenBoxArrival&quot;);IF(OR([FP.DS$12]&gt;=[FP.DS32];[FP.DS41]&gt;[FP.$B11]);&quot;RedBox&quot;;&quot;GreenBox&quot;));(IF([FP.DS73]&gt;0;IF(MOD([FP.DS$12]-[FP.$E11];[FP.$C11])=0;&quot;GreyBoxArrival&quot;;&quot;GreyBox&quot;);IF([FP.DS$12]&lt;[FP.DS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T$14]=[FP.$A11];IF(MOD([FP.DT$12]-[FP.$E11];[FP.$C11])=0;IF([FP.DT41]&gt;[FP.$B11];&quot;RedBoxArrival&quot;;&quot;GreenBoxArrival&quot;);IF(OR([FP.DT$12]&gt;=[FP.DT32];[FP.DT41]&gt;[FP.$B11]);&quot;RedBox&quot;;&quot;GreenBox&quot;));(IF([FP.DT73]&gt;0;IF(MOD([FP.DT$12]-[FP.$E11];[FP.$C11])=0;&quot;GreyBoxArrival&quot;;&quot;GreyBox&quot;);IF([FP.DT$12]&lt;[FP.DT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U$14]=[FP.$A11];IF(MOD([FP.DU$12]-[FP.$E11];[FP.$C11])=0;IF([FP.DU41]&gt;[FP.$B11];&quot;RedBoxArrival&quot;;&quot;GreenBoxArrival&quot;);IF(OR([FP.DU$12]&gt;=[FP.DU32];[FP.DU41]&gt;[FP.$B11]);&quot;RedBox&quot;;&quot;GreenBox&quot;));(IF([FP.DU73]&gt;0;IF(MOD([FP.DU$12]-[FP.$E11];[FP.$C11])=0;&quot;GreyBoxArrival&quot;;&quot;GreyBox&quot;);IF([FP.DU$12]&lt;[FP.DU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V$14]=[FP.$A11];IF(MOD([FP.DV$12]-[FP.$E11];[FP.$C11])=0;IF([FP.DV41]&gt;[FP.$B11];&quot;RedBoxArrival&quot;;&quot;GreenBoxArrival&quot;);IF(OR([FP.DV$12]&gt;=[FP.DV32];[FP.DV41]&gt;[FP.$B11]);&quot;RedBox&quot;;&quot;GreenBox&quot;));(IF([FP.DV73]&gt;0;IF(MOD([FP.DV$12]-[FP.$E11];[FP.$C11])=0;&quot;GreyBoxArrival&quot;;&quot;GreyBox&quot;);IF([FP.DV$12]&lt;[FP.DV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W$14]=[FP.$A11];IF(MOD([FP.DW$12]-[FP.$E11];[FP.$C11])=0;IF([FP.DW41]&gt;[FP.$B11];&quot;RedBoxArrival&quot;;&quot;GreenBoxArrival&quot;);IF(OR([FP.DW$12]&gt;=[FP.DW32];[FP.DW41]&gt;[FP.$B11]);&quot;RedBox&quot;;&quot;GreenBox&quot;));(IF([FP.DW73]&gt;0;IF(MOD([FP.DW$12]-[FP.$E11];[FP.$C11])=0;&quot;GreyBoxArrival&quot;;&quot;GreyBox&quot;);IF([FP.DW$12]&lt;[FP.DW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X$14]=[FP.$A11];IF(MOD([FP.DX$12]-[FP.$E11];[FP.$C11])=0;IF([FP.DX41]&gt;[FP.$B11];&quot;RedBoxArrival&quot;;&quot;GreenBoxArrival&quot;);IF(OR([FP.DX$12]&gt;=[FP.DX32];[FP.DX41]&gt;[FP.$B11]);&quot;RedBox&quot;;&quot;GreenBox&quot;));(IF([FP.DX73]&gt;0;IF(MOD([FP.DX$12]-[FP.$E11];[FP.$C11])=0;&quot;GreyBoxArrival&quot;;&quot;GreyBox&quot;);IF([FP.DX$12]&lt;[FP.DX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Y$14]=[FP.$A11];IF(MOD([FP.DY$12]-[FP.$E11];[FP.$C11])=0;IF([FP.DY41]&gt;[FP.$B11];&quot;RedBoxArrival&quot;;&quot;GreenBoxArrival&quot;);IF(OR([FP.DY$12]&gt;=[FP.DY32];[FP.DY41]&gt;[FP.$B11]);&quot;RedBox&quot;;&quot;GreenBox&quot;));(IF([FP.DY73]&gt;0;IF(MOD([FP.DY$12]-[FP.$E11];[FP.$C11])=0;&quot;GreyBoxArrival&quot;;&quot;GreyBox&quot;);IF([FP.DY$12]&lt;[FP.DY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Z$14]=[FP.$A11];IF(MOD([FP.DZ$12]-[FP.$E11];[FP.$C11])=0;IF([FP.DZ41]&gt;[FP.$B11];&quot;RedBoxArrival&quot;;&quot;GreenBoxArrival&quot;);IF(OR([FP.DZ$12]&gt;=[FP.DZ32];[FP.DZ41]&gt;[FP.$B11]);&quot;RedBox&quot;;&quot;GreenBox&quot;));(IF([FP.DZ73]&gt;0;IF(MOD([FP.DZ$12]-[FP.$E11];[FP.$C11])=0;&quot;GreyBoxArrival&quot;;&quot;GreyBox&quot;);IF([FP.DZ$12]&lt;[FP.DZ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EA$14]=[FP.$A11];IF(MOD([FP.EA$12]-[FP.$E11];[FP.$C11])=0;IF([FP.EA41]&gt;[FP.$B11];&quot;RedBoxArrival&quot;;&quot;GreenBoxArrival&quot;);IF(OR([FP.EA$12]&gt;=[FP.EA32];[FP.EA41]&gt;[FP.$B11]);&quot;RedBox&quot;;&quot;GreenBox&quot;));(IF([FP.EA73]&gt;0;IF(MOD([FP.EA$12]-[FP.$E11];[FP.$C11])=0;&quot;GreyBoxArrival&quot;;&quot;GreyBox&quot;);IF([FP.EA$12]&lt;[FP.EA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EB$14]=[FP.$A11];IF(MOD([FP.EB$12]-[FP.$E11];[FP.$C11])=0;IF([FP.EB41]&gt;[FP.$B11];&quot;RedBoxArrival&quot;;&quot;GreenBoxArrival&quot;);IF(OR([FP.EB$12]&gt;=[FP.EB32];[FP.EB41]&gt;[FP.$B11]);&quot;RedBox&quot;;&quot;GreenBox&quot;));(IF([FP.EB73]&gt;0;IF(MOD([FP.EB$12]-[FP.$E11];[FP.$C11])=0;&quot;GreyBoxArrival&quot;;&quot;GreyBox&quot;);IF([FP.EB$12]&lt;[FP.EB32];&quot;BeforeDeadline&quot;;&quot;WhiteBox&quot;))))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Utot</text:p>
          </table:table-cell>
          <table:table-cell table:number-columns-repeated="5"/>
          <table:table-cell table:formula="of:=SUM([FP.G4:.G11])+ORG.OPENOFFICE.STYLE(IF(ORG.OPENOFFICE.CURRENT()&gt;[FP.G14];&quot;Red highlight&quot;;&quot;Default&quot;))" office:value-type="float" office:value="0.7" calcext:value-type="float">
            <text:p>0.7</text:p>
          </table:table-cell>
          <table:table-cell/>
          <table:table-cell office:value-type="string" calcext:value-type="string">
            <text:p>Time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[FP.J12]+1" office:value-type="float" office:value="1" calcext:value-type="float">
            <text:p>1</text:p>
          </table:table-cell>
          <table:table-cell table:style-name="ce16" table:formula="of:=[FP.K12]+1" office:value-type="float" office:value="2" calcext:value-type="float">
            <text:p>2</text:p>
          </table:table-cell>
          <table:table-cell table:style-name="ce16" table:formula="of:=[FP.L12]+1" office:value-type="float" office:value="3" calcext:value-type="float">
            <text:p>3</text:p>
          </table:table-cell>
          <table:table-cell table:style-name="ce16" table:formula="of:=[FP.M12]+1" office:value-type="float" office:value="4" calcext:value-type="float">
            <text:p>4</text:p>
          </table:table-cell>
          <table:table-cell table:style-name="ce16" table:formula="of:=[FP.N12]+1" office:value-type="float" office:value="5" calcext:value-type="float">
            <text:p>5</text:p>
          </table:table-cell>
          <table:table-cell table:style-name="ce16" table:formula="of:=[FP.O12]+1" office:value-type="float" office:value="6" calcext:value-type="float">
            <text:p>6</text:p>
          </table:table-cell>
          <table:table-cell table:style-name="ce16" table:formula="of:=[FP.P12]+1" office:value-type="float" office:value="7" calcext:value-type="float">
            <text:p>7</text:p>
          </table:table-cell>
          <table:table-cell table:style-name="ce16" table:formula="of:=[FP.Q12]+1" office:value-type="float" office:value="8" calcext:value-type="float">
            <text:p>8</text:p>
          </table:table-cell>
          <table:table-cell table:style-name="ce16" table:formula="of:=[FP.R12]+1" office:value-type="float" office:value="9" calcext:value-type="float">
            <text:p>9</text:p>
          </table:table-cell>
          <table:table-cell table:style-name="ce16" table:formula="of:=[FP.S12]+1" office:value-type="float" office:value="10" calcext:value-type="float">
            <text:p>10</text:p>
          </table:table-cell>
          <table:table-cell table:style-name="ce16" table:formula="of:=[FP.T12]+1" office:value-type="float" office:value="11" calcext:value-type="float">
            <text:p>11</text:p>
          </table:table-cell>
          <table:table-cell table:style-name="ce16" table:formula="of:=[FP.U12]+1" office:value-type="float" office:value="12" calcext:value-type="float">
            <text:p>12</text:p>
          </table:table-cell>
          <table:table-cell table:style-name="ce16" table:formula="of:=[FP.V12]+1" office:value-type="float" office:value="13" calcext:value-type="float">
            <text:p>13</text:p>
          </table:table-cell>
          <table:table-cell table:style-name="ce16" table:formula="of:=[FP.W12]+1" office:value-type="float" office:value="14" calcext:value-type="float">
            <text:p>14</text:p>
          </table:table-cell>
          <table:table-cell table:style-name="ce16" table:formula="of:=[FP.X12]+1" office:value-type="float" office:value="15" calcext:value-type="float">
            <text:p>15</text:p>
          </table:table-cell>
          <table:table-cell table:style-name="ce16" table:formula="of:=[FP.Y12]+1" office:value-type="float" office:value="16" calcext:value-type="float">
            <text:p>16</text:p>
          </table:table-cell>
          <table:table-cell table:style-name="ce16" table:formula="of:=[FP.Z12]+1" office:value-type="float" office:value="17" calcext:value-type="float">
            <text:p>17</text:p>
          </table:table-cell>
          <table:table-cell table:style-name="ce16" table:formula="of:=[FP.AA12]+1" office:value-type="float" office:value="18" calcext:value-type="float">
            <text:p>18</text:p>
          </table:table-cell>
          <table:table-cell table:style-name="ce16" table:formula="of:=[FP.AB12]+1" office:value-type="float" office:value="19" calcext:value-type="float">
            <text:p>19</text:p>
          </table:table-cell>
          <table:table-cell table:style-name="ce16" table:formula="of:=[FP.AC12]+1" office:value-type="float" office:value="20" calcext:value-type="float">
            <text:p>20</text:p>
          </table:table-cell>
          <table:table-cell table:style-name="ce16" table:formula="of:=[FP.AD12]+1" office:value-type="float" office:value="21" calcext:value-type="float">
            <text:p>21</text:p>
          </table:table-cell>
          <table:table-cell table:style-name="ce16" table:formula="of:=[FP.AE12]+1" office:value-type="float" office:value="22" calcext:value-type="float">
            <text:p>22</text:p>
          </table:table-cell>
          <table:table-cell table:style-name="ce16" table:formula="of:=[FP.AF12]+1" office:value-type="float" office:value="23" calcext:value-type="float">
            <text:p>23</text:p>
          </table:table-cell>
          <table:table-cell table:style-name="ce16" table:formula="of:=[FP.AG12]+1" office:value-type="float" office:value="24" calcext:value-type="float">
            <text:p>24</text:p>
          </table:table-cell>
          <table:table-cell table:style-name="ce16" table:formula="of:=[FP.AH12]+1" office:value-type="float" office:value="25" calcext:value-type="float">
            <text:p>25</text:p>
          </table:table-cell>
          <table:table-cell table:style-name="ce16" table:formula="of:=[FP.AI12]+1" office:value-type="float" office:value="26" calcext:value-type="float">
            <text:p>26</text:p>
          </table:table-cell>
          <table:table-cell table:style-name="ce16" table:formula="of:=[FP.AJ12]+1" office:value-type="float" office:value="27" calcext:value-type="float">
            <text:p>27</text:p>
          </table:table-cell>
          <table:table-cell table:style-name="ce16" table:formula="of:=[FP.AK12]+1" office:value-type="float" office:value="28" calcext:value-type="float">
            <text:p>28</text:p>
          </table:table-cell>
          <table:table-cell table:style-name="ce16" table:formula="of:=[FP.AL12]+1" office:value-type="float" office:value="29" calcext:value-type="float">
            <text:p>29</text:p>
          </table:table-cell>
          <table:table-cell table:style-name="ce16" table:formula="of:=[FP.AM12]+1" office:value-type="float" office:value="30" calcext:value-type="float">
            <text:p>30</text:p>
          </table:table-cell>
          <table:table-cell table:style-name="ce16" table:formula="of:=[FP.AN12]+1" office:value-type="float" office:value="31" calcext:value-type="float">
            <text:p>31</text:p>
          </table:table-cell>
          <table:table-cell table:style-name="ce16" table:formula="of:=[FP.AO12]+1" office:value-type="float" office:value="32" calcext:value-type="float">
            <text:p>32</text:p>
          </table:table-cell>
          <table:table-cell table:style-name="ce16" table:formula="of:=[FP.AP12]+1" office:value-type="float" office:value="33" calcext:value-type="float">
            <text:p>33</text:p>
          </table:table-cell>
          <table:table-cell table:style-name="ce16" table:formula="of:=[FP.AQ12]+1" office:value-type="float" office:value="34" calcext:value-type="float">
            <text:p>34</text:p>
          </table:table-cell>
          <table:table-cell table:style-name="ce16" table:formula="of:=[FP.AR12]+1" office:value-type="float" office:value="35" calcext:value-type="float">
            <text:p>35</text:p>
          </table:table-cell>
          <table:table-cell table:style-name="ce16" table:formula="of:=[FP.AS12]+1" office:value-type="float" office:value="36" calcext:value-type="float">
            <text:p>36</text:p>
          </table:table-cell>
          <table:table-cell table:style-name="ce16" table:formula="of:=[FP.AT12]+1" office:value-type="float" office:value="37" calcext:value-type="float">
            <text:p>37</text:p>
          </table:table-cell>
          <table:table-cell table:style-name="ce16" table:formula="of:=[FP.AU12]+1" office:value-type="float" office:value="38" calcext:value-type="float">
            <text:p>38</text:p>
          </table:table-cell>
          <table:table-cell table:style-name="ce16" table:formula="of:=[FP.AV12]+1" office:value-type="float" office:value="39" calcext:value-type="float">
            <text:p>39</text:p>
          </table:table-cell>
          <table:table-cell table:style-name="ce16" table:formula="of:=[FP.AW12]+1" office:value-type="float" office:value="40" calcext:value-type="float">
            <text:p>40</text:p>
          </table:table-cell>
          <table:table-cell table:style-name="ce16" table:formula="of:=[FP.AX12]+1" office:value-type="float" office:value="41" calcext:value-type="float">
            <text:p>41</text:p>
          </table:table-cell>
          <table:table-cell table:style-name="ce16" table:formula="of:=[FP.AY12]+1" office:value-type="float" office:value="42" calcext:value-type="float">
            <text:p>42</text:p>
          </table:table-cell>
          <table:table-cell table:style-name="ce16" table:formula="of:=[FP.AZ12]+1" office:value-type="float" office:value="43" calcext:value-type="float">
            <text:p>43</text:p>
          </table:table-cell>
          <table:table-cell table:style-name="ce16" table:formula="of:=[FP.BA12]+1" office:value-type="float" office:value="44" calcext:value-type="float">
            <text:p>44</text:p>
          </table:table-cell>
          <table:table-cell table:style-name="ce16" table:formula="of:=[FP.BB12]+1" office:value-type="float" office:value="45" calcext:value-type="float">
            <text:p>45</text:p>
          </table:table-cell>
          <table:table-cell table:style-name="ce16" table:formula="of:=[FP.BC12]+1" office:value-type="float" office:value="46" calcext:value-type="float">
            <text:p>46</text:p>
          </table:table-cell>
          <table:table-cell table:style-name="ce16" table:formula="of:=[FP.BD12]+1" office:value-type="float" office:value="47" calcext:value-type="float">
            <text:p>47</text:p>
          </table:table-cell>
          <table:table-cell table:style-name="ce16" table:formula="of:=[FP.BE12]+1" office:value-type="float" office:value="48" calcext:value-type="float">
            <text:p>48</text:p>
          </table:table-cell>
          <table:table-cell table:style-name="ce16" table:formula="of:=[FP.BF12]+1" office:value-type="float" office:value="49" calcext:value-type="float">
            <text:p>49</text:p>
          </table:table-cell>
          <table:table-cell table:style-name="ce16" table:formula="of:=[FP.BG12]+1" office:value-type="float" office:value="50" calcext:value-type="float">
            <text:p>50</text:p>
          </table:table-cell>
          <table:table-cell table:style-name="ce16" table:formula="of:=[FP.BH12]+1" office:value-type="float" office:value="51" calcext:value-type="float">
            <text:p>51</text:p>
          </table:table-cell>
          <table:table-cell table:style-name="ce16" table:formula="of:=[FP.BI12]+1" office:value-type="float" office:value="52" calcext:value-type="float">
            <text:p>52</text:p>
          </table:table-cell>
          <table:table-cell table:style-name="ce16" table:formula="of:=[FP.BJ12]+1" office:value-type="float" office:value="53" calcext:value-type="float">
            <text:p>53</text:p>
          </table:table-cell>
          <table:table-cell table:style-name="ce16" table:formula="of:=[FP.BK12]+1" office:value-type="float" office:value="54" calcext:value-type="float">
            <text:p>54</text:p>
          </table:table-cell>
          <table:table-cell table:style-name="ce16" table:formula="of:=[FP.BL12]+1" office:value-type="float" office:value="55" calcext:value-type="float">
            <text:p>55</text:p>
          </table:table-cell>
          <table:table-cell table:style-name="ce16" table:formula="of:=[FP.BM12]+1" office:value-type="float" office:value="56" calcext:value-type="float">
            <text:p>56</text:p>
          </table:table-cell>
          <table:table-cell table:style-name="ce16" table:formula="of:=[FP.BN12]+1" office:value-type="float" office:value="57" calcext:value-type="float">
            <text:p>57</text:p>
          </table:table-cell>
          <table:table-cell table:style-name="ce16" table:formula="of:=[FP.BO12]+1" office:value-type="float" office:value="58" calcext:value-type="float">
            <text:p>58</text:p>
          </table:table-cell>
          <table:table-cell table:style-name="ce16" table:formula="of:=[FP.BP12]+1" office:value-type="float" office:value="59" calcext:value-type="float">
            <text:p>59</text:p>
          </table:table-cell>
          <table:table-cell table:style-name="ce16" table:formula="of:=[FP.BQ12]+1" office:value-type="float" office:value="60" calcext:value-type="float">
            <text:p>60</text:p>
          </table:table-cell>
          <table:table-cell table:style-name="ce16" table:formula="of:=[FP.BR12]+1" office:value-type="float" office:value="61" calcext:value-type="float">
            <text:p>61</text:p>
          </table:table-cell>
          <table:table-cell table:style-name="ce16" table:formula="of:=[FP.BS12]+1" office:value-type="float" office:value="62" calcext:value-type="float">
            <text:p>62</text:p>
          </table:table-cell>
          <table:table-cell table:style-name="ce16" table:formula="of:=[FP.BT12]+1" office:value-type="float" office:value="63" calcext:value-type="float">
            <text:p>63</text:p>
          </table:table-cell>
          <table:table-cell table:style-name="ce16" table:formula="of:=[FP.BU12]+1" office:value-type="float" office:value="64" calcext:value-type="float">
            <text:p>64</text:p>
          </table:table-cell>
          <table:table-cell table:style-name="ce16" table:formula="of:=[FP.BV12]+1" office:value-type="float" office:value="65" calcext:value-type="float">
            <text:p>65</text:p>
          </table:table-cell>
          <table:table-cell table:style-name="ce16" table:formula="of:=[FP.BW12]+1" office:value-type="float" office:value="66" calcext:value-type="float">
            <text:p>66</text:p>
          </table:table-cell>
          <table:table-cell table:style-name="ce16" table:formula="of:=[FP.BX12]+1" office:value-type="float" office:value="67" calcext:value-type="float">
            <text:p>67</text:p>
          </table:table-cell>
          <table:table-cell table:style-name="ce16" table:formula="of:=[FP.BY12]+1" office:value-type="float" office:value="68" calcext:value-type="float">
            <text:p>68</text:p>
          </table:table-cell>
          <table:table-cell table:style-name="ce16" table:formula="of:=[FP.BZ12]+1" office:value-type="float" office:value="69" calcext:value-type="float">
            <text:p>69</text:p>
          </table:table-cell>
          <table:table-cell table:style-name="ce16" table:formula="of:=[FP.CA12]+1" office:value-type="float" office:value="70" calcext:value-type="float">
            <text:p>70</text:p>
          </table:table-cell>
          <table:table-cell table:style-name="ce16" table:formula="of:=[FP.CB12]+1" office:value-type="float" office:value="71" calcext:value-type="float">
            <text:p>71</text:p>
          </table:table-cell>
          <table:table-cell table:style-name="ce16" table:formula="of:=[FP.CC12]+1" office:value-type="float" office:value="72" calcext:value-type="float">
            <text:p>72</text:p>
          </table:table-cell>
          <table:table-cell table:style-name="ce16" table:formula="of:=[FP.CD12]+1" office:value-type="float" office:value="73" calcext:value-type="float">
            <text:p>73</text:p>
          </table:table-cell>
          <table:table-cell table:style-name="ce16" table:formula="of:=[FP.CE12]+1" office:value-type="float" office:value="74" calcext:value-type="float">
            <text:p>74</text:p>
          </table:table-cell>
          <table:table-cell table:style-name="ce16" table:formula="of:=[FP.CF12]+1" office:value-type="float" office:value="75" calcext:value-type="float">
            <text:p>75</text:p>
          </table:table-cell>
          <table:table-cell table:style-name="ce16" table:formula="of:=[FP.CG12]+1" office:value-type="float" office:value="76" calcext:value-type="float">
            <text:p>76</text:p>
          </table:table-cell>
          <table:table-cell table:style-name="ce16" table:formula="of:=[FP.CH12]+1" office:value-type="float" office:value="77" calcext:value-type="float">
            <text:p>77</text:p>
          </table:table-cell>
          <table:table-cell table:style-name="ce16" table:formula="of:=[FP.CI12]+1" office:value-type="float" office:value="78" calcext:value-type="float">
            <text:p>78</text:p>
          </table:table-cell>
          <table:table-cell table:style-name="ce16" table:formula="of:=[FP.CJ12]+1" office:value-type="float" office:value="79" calcext:value-type="float">
            <text:p>79</text:p>
          </table:table-cell>
          <table:table-cell table:style-name="ce16" table:formula="of:=[FP.CK12]+1" office:value-type="float" office:value="80" calcext:value-type="float">
            <text:p>80</text:p>
          </table:table-cell>
          <table:table-cell table:style-name="ce16" table:formula="of:=[FP.CL12]+1" office:value-type="float" office:value="81" calcext:value-type="float">
            <text:p>81</text:p>
          </table:table-cell>
          <table:table-cell table:style-name="ce16" table:formula="of:=[FP.CM12]+1" office:value-type="float" office:value="82" calcext:value-type="float">
            <text:p>82</text:p>
          </table:table-cell>
          <table:table-cell table:style-name="ce16" table:formula="of:=[FP.CN12]+1" office:value-type="float" office:value="83" calcext:value-type="float">
            <text:p>83</text:p>
          </table:table-cell>
          <table:table-cell table:style-name="ce16" table:formula="of:=[FP.CO12]+1" office:value-type="float" office:value="84" calcext:value-type="float">
            <text:p>84</text:p>
          </table:table-cell>
          <table:table-cell table:style-name="ce16" table:formula="of:=[FP.CP12]+1" office:value-type="float" office:value="85" calcext:value-type="float">
            <text:p>85</text:p>
          </table:table-cell>
          <table:table-cell table:style-name="ce16" table:formula="of:=[FP.CQ12]+1" office:value-type="float" office:value="86" calcext:value-type="float">
            <text:p>86</text:p>
          </table:table-cell>
          <table:table-cell table:style-name="ce16" table:formula="of:=[FP.CR12]+1" office:value-type="float" office:value="87" calcext:value-type="float">
            <text:p>87</text:p>
          </table:table-cell>
          <table:table-cell table:style-name="ce16" table:formula="of:=[FP.CS12]+1" office:value-type="float" office:value="88" calcext:value-type="float">
            <text:p>88</text:p>
          </table:table-cell>
          <table:table-cell table:style-name="ce16" table:formula="of:=[FP.CT12]+1" office:value-type="float" office:value="89" calcext:value-type="float">
            <text:p>89</text:p>
          </table:table-cell>
          <table:table-cell table:style-name="ce16" table:formula="of:=[FP.CU12]+1" office:value-type="float" office:value="90" calcext:value-type="float">
            <text:p>90</text:p>
          </table:table-cell>
          <table:table-cell table:style-name="ce16" table:formula="of:=[FP.CV12]+1" office:value-type="float" office:value="91" calcext:value-type="float">
            <text:p>91</text:p>
          </table:table-cell>
          <table:table-cell table:style-name="ce16" table:formula="of:=[FP.CW12]+1" office:value-type="float" office:value="92" calcext:value-type="float">
            <text:p>92</text:p>
          </table:table-cell>
          <table:table-cell table:style-name="ce16" table:formula="of:=[FP.CX12]+1" office:value-type="float" office:value="93" calcext:value-type="float">
            <text:p>93</text:p>
          </table:table-cell>
          <table:table-cell table:style-name="ce16" table:formula="of:=[FP.CY12]+1" office:value-type="float" office:value="94" calcext:value-type="float">
            <text:p>94</text:p>
          </table:table-cell>
          <table:table-cell table:style-name="ce16" table:formula="of:=[FP.CZ12]+1" office:value-type="float" office:value="95" calcext:value-type="float">
            <text:p>95</text:p>
          </table:table-cell>
          <table:table-cell table:style-name="ce16" table:formula="of:=[FP.DA12]+1" office:value-type="float" office:value="96" calcext:value-type="float">
            <text:p>96</text:p>
          </table:table-cell>
          <table:table-cell table:style-name="ce16" table:formula="of:=[FP.DB12]+1" office:value-type="float" office:value="97" calcext:value-type="float">
            <text:p>97</text:p>
          </table:table-cell>
          <table:table-cell table:style-name="ce16" table:formula="of:=[FP.DC12]+1" office:value-type="float" office:value="98" calcext:value-type="float">
            <text:p>98</text:p>
          </table:table-cell>
          <table:table-cell table:style-name="ce16" table:formula="of:=[FP.DD12]+1" office:value-type="float" office:value="99" calcext:value-type="float">
            <text:p>99</text:p>
          </table:table-cell>
          <table:table-cell table:style-name="ce16" table:formula="of:=[FP.DE12]+1" office:value-type="float" office:value="100" calcext:value-type="float">
            <text:p>100</text:p>
          </table:table-cell>
          <table:table-cell table:style-name="ce16" table:formula="of:=[FP.DF12]+1" office:value-type="float" office:value="101" calcext:value-type="float">
            <text:p>101</text:p>
          </table:table-cell>
          <table:table-cell table:style-name="ce16" table:formula="of:=[FP.DG12]+1" office:value-type="float" office:value="102" calcext:value-type="float">
            <text:p>102</text:p>
          </table:table-cell>
          <table:table-cell table:style-name="ce16" table:formula="of:=[FP.DH12]+1" office:value-type="float" office:value="103" calcext:value-type="float">
            <text:p>103</text:p>
          </table:table-cell>
          <table:table-cell table:style-name="ce16" table:formula="of:=[FP.DI12]+1" office:value-type="float" office:value="104" calcext:value-type="float">
            <text:p>104</text:p>
          </table:table-cell>
          <table:table-cell table:style-name="ce16" table:formula="of:=[FP.DJ12]+1" office:value-type="float" office:value="105" calcext:value-type="float">
            <text:p>105</text:p>
          </table:table-cell>
          <table:table-cell table:style-name="ce16" table:formula="of:=[FP.DK12]+1" office:value-type="float" office:value="106" calcext:value-type="float">
            <text:p>106</text:p>
          </table:table-cell>
          <table:table-cell table:style-name="ce16" table:formula="of:=[FP.DL12]+1" office:value-type="float" office:value="107" calcext:value-type="float">
            <text:p>107</text:p>
          </table:table-cell>
          <table:table-cell table:style-name="ce16" table:formula="of:=[FP.DM12]+1" office:value-type="float" office:value="108" calcext:value-type="float">
            <text:p>108</text:p>
          </table:table-cell>
          <table:table-cell table:style-name="ce16" table:formula="of:=[FP.DN12]+1" office:value-type="float" office:value="109" calcext:value-type="float">
            <text:p>109</text:p>
          </table:table-cell>
          <table:table-cell table:style-name="ce16" table:formula="of:=[FP.DO12]+1" office:value-type="float" office:value="110" calcext:value-type="float">
            <text:p>110</text:p>
          </table:table-cell>
          <table:table-cell table:style-name="ce16" table:formula="of:=[FP.DP12]+1" office:value-type="float" office:value="111" calcext:value-type="float">
            <text:p>111</text:p>
          </table:table-cell>
          <table:table-cell table:style-name="ce16" table:formula="of:=[FP.DQ12]+1" office:value-type="float" office:value="112" calcext:value-type="float">
            <text:p>112</text:p>
          </table:table-cell>
          <table:table-cell table:style-name="ce16" table:formula="of:=[FP.DR12]+1" office:value-type="float" office:value="113" calcext:value-type="float">
            <text:p>113</text:p>
          </table:table-cell>
          <table:table-cell table:style-name="ce16" table:formula="of:=[FP.DS12]+1" office:value-type="float" office:value="114" calcext:value-type="float">
            <text:p>114</text:p>
          </table:table-cell>
          <table:table-cell table:style-name="ce16" table:formula="of:=[FP.DT12]+1" office:value-type="float" office:value="115" calcext:value-type="float">
            <text:p>115</text:p>
          </table:table-cell>
          <table:table-cell table:style-name="ce16" table:formula="of:=[FP.DU12]+1" office:value-type="float" office:value="116" calcext:value-type="float">
            <text:p>116</text:p>
          </table:table-cell>
          <table:table-cell table:style-name="ce16" table:formula="of:=[FP.DV12]+1" office:value-type="float" office:value="117" calcext:value-type="float">
            <text:p>117</text:p>
          </table:table-cell>
          <table:table-cell table:style-name="ce16" table:formula="of:=[FP.DW12]+1" office:value-type="float" office:value="118" calcext:value-type="float">
            <text:p>118</text:p>
          </table:table-cell>
          <table:table-cell table:style-name="ce16" table:formula="of:=[FP.DX12]+1" office:value-type="float" office:value="119" calcext:value-type="float">
            <text:p>119</text:p>
          </table:table-cell>
          <table:table-cell table:style-name="ce16" table:formula="of:=[FP.DY12]+1" office:value-type="float" office:value="120" calcext:value-type="float">
            <text:p>120</text:p>
          </table:table-cell>
          <table:table-cell table:style-name="ce16" table:formula="of:=[FP.DZ12]+1" office:value-type="float" office:value="121" calcext:value-type="float">
            <text:p>121</text:p>
          </table:table-cell>
          <table:table-cell table:style-name="ce16" table:formula="of:=[FP.EA12]+1" office:value-type="float" office:value="122" calcext:value-type="float">
            <text:p>122</text:p>
          </table:table-cell>
        </table:table-row>
        <table:table-row table:style-name="ro1">
          <table:table-cell table:number-columns-repeated="9"/>
          <table:table-cell table:style-name="Default" table:number-columns-repeated="123"/>
        </table:table-row>
        <table:table-row table:style-name="ro1">
          <table:table-cell table:style-name="ce7" office:value-type="string" calcext:value-type="string">
            <office:annotation draw:style-name="gr4" draw:text-style-name="P2" svg:width="82.18pt" svg:height="63.95pt" svg:x="234pt" svg:y="139.38pt" draw:caption-point-x="-202.34pt" draw:caption-point-y="-23.9pt">
              <dc:date>2008-04-10T00:00:00</dc:date>
              <text:p text:style-name="P1"><text:span text:style-name="T1">Liu and Layland bound for periodic tasks, with D=T</text:span></text:p>
            </office:annotation>
            <text:p>U_ll</text:p>
          </table:table-cell>
          <table:table-cell table:style-name="ce13" table:number-columns-repeated="5"/>
          <table:table-cell table:style-name="ce13" table:formula="of:=4*(2^(1/4)-1)" office:value-type="float" office:value="0.756828460010884" calcext:value-type="float">
            <text:p>0.76</text:p>
          </table:table-cell>
          <table:table-cell table:style-name="ce13"/>
          <table:table-cell table:style-name="ce13" office:value-type="string" calcext:value-type="string">
            <text:p>Task</text:p>
          </table:table-cell>
          <table:table-cell table:style-name="Default" table:formula="of:=IF([FP.J54]=10000;-1;[FP.J54])" office:value-type="float" office:value="1" calcext:value-type="float">
            <text:p>1</text:p>
          </table:table-cell>
          <table:table-cell table:style-name="Default" table:formula="of:=IF([FP.K54]=10000;-1;[FP.K54])" office:value-type="float" office:value="4" calcext:value-type="float">
            <text:p>4</text:p>
          </table:table-cell>
          <table:table-cell table:style-name="Default" table:formula="of:=IF([FP.L54]=10000;-1;[FP.L54])" office:value-type="float" office:value="2" calcext:value-type="float">
            <text:p>2</text:p>
          </table:table-cell>
          <table:table-cell table:style-name="Default" table:formula="of:=IF([FP.M54]=10000;-1;[FP.M54])" office:value-type="float" office:value="3" calcext:value-type="float">
            <text:p>3</text:p>
          </table:table-cell>
          <table:table-cell table:style-name="Default" table:formula="of:=IF([FP.N54]=10000;-1;[FP.N54])" office:value-type="float" office:value="1" calcext:value-type="float">
            <text:p>1</text:p>
          </table:table-cell>
          <table:table-cell table:style-name="Default" table:formula="of:=IF([FP.O54]=10000;-1;[FP.O54])" office:value-type="float" office:value="3" calcext:value-type="float">
            <text:p>3</text:p>
          </table:table-cell>
          <table:table-cell table:style-name="Default" table:formula="of:=IF([FP.P54]=10000;-1;[FP.P54])" office:value-type="float" office:value="3" calcext:value-type="float">
            <text:p>3</text:p>
          </table:table-cell>
          <table:table-cell table:style-name="Default" table:formula="of:=IF([FP.Q54]=10000;-1;[FP.Q54])" office:value-type="float" office:value="4" calcext:value-type="float">
            <text:p>4</text:p>
          </table:table-cell>
          <table:table-cell table:style-name="Default" table:formula="of:=IF([FP.R54]=10000;-1;[FP.R54])" office:value-type="float" office:value="1" calcext:value-type="float">
            <text:p>1</text:p>
          </table:table-cell>
          <table:table-cell table:style-name="Default" table:formula="of:=IF([FP.S54]=10000;-1;[FP.S54])" office:value-type="float" office:value="4" calcext:value-type="float">
            <text:p>4</text:p>
          </table:table-cell>
          <table:table-cell table:style-name="Default" table:formula="of:=IF([FP.T54]=10000;-1;[FP.T54])" office:value-type="float" office:value="-1" calcext:value-type="float">
            <text:p>-1</text:p>
          </table:table-cell>
          <table:table-cell table:style-name="Default" table:formula="of:=IF([FP.U54]=10000;-1;[FP.U54])" office:value-type="float" office:value="-1" calcext:value-type="float">
            <text:p>-1</text:p>
          </table:table-cell>
          <table:table-cell table:style-name="Default" table:formula="of:=IF([FP.V54]=10000;-1;[FP.V54])" office:value-type="float" office:value="1" calcext:value-type="float">
            <text:p>1</text:p>
          </table:table-cell>
          <table:table-cell table:style-name="Default" table:formula="of:=IF([FP.W54]=10000;-1;[FP.W54])" office:value-type="float" office:value="2" calcext:value-type="float">
            <text:p>2</text:p>
          </table:table-cell>
          <table:table-cell table:style-name="Default" table:formula="of:=IF([FP.X54]=10000;-1;[FP.X54])" office:value-type="float" office:value="-1" calcext:value-type="float">
            <text:p>-1</text:p>
          </table:table-cell>
          <table:table-cell table:style-name="Default" table:formula="of:=IF([FP.Y54]=10000;-1;[FP.Y54])" office:value-type="float" office:value="-1" calcext:value-type="float">
            <text:p>-1</text:p>
          </table:table-cell>
          <table:table-cell table:style-name="Default" table:formula="of:=IF([FP.Z54]=10000;-1;[FP.Z54])" office:value-type="float" office:value="1" calcext:value-type="float">
            <text:p>1</text:p>
          </table:table-cell>
          <table:table-cell table:style-name="Default" table:formula="of:=IF([FP.AA54]=10000;-1;[FP.AA54])" office:value-type="float" office:value="-1" calcext:value-type="float">
            <text:p>-1</text:p>
          </table:table-cell>
          <table:table-cell table:style-name="Default" table:formula="of:=IF([FP.AB54]=10000;-1;[FP.AB54])" office:value-type="float" office:value="3" calcext:value-type="float">
            <text:p>3</text:p>
          </table:table-cell>
          <table:table-cell table:style-name="Default" table:formula="of:=IF([FP.AC54]=10000;-1;[FP.AC54])" office:value-type="float" office:value="3" calcext:value-type="float">
            <text:p>3</text:p>
          </table:table-cell>
          <table:table-cell table:style-name="Default" table:formula="of:=IF([FP.AD54]=10000;-1;[FP.AD54])" office:value-type="float" office:value="1" calcext:value-type="float">
            <text:p>1</text:p>
          </table:table-cell>
          <table:table-cell table:style-name="Default" table:formula="of:=IF([FP.AE54]=10000;-1;[FP.AE54])" office:value-type="float" office:value="3" calcext:value-type="float">
            <text:p>3</text:p>
          </table:table-cell>
          <table:table-cell table:style-name="Default" table:formula="of:=IF([FP.AF54]=10000;-1;[FP.AF54])" office:value-type="float" office:value="2" calcext:value-type="float">
            <text:p>2</text:p>
          </table:table-cell>
          <table:table-cell table:style-name="Default" table:formula="of:=IF([FP.AG54]=10000;-1;[FP.AG54])" office:value-type="float" office:value="4" calcext:value-type="float">
            <text:p>4</text:p>
          </table:table-cell>
          <table:table-cell table:style-name="Default" table:formula="of:=IF([FP.AH54]=10000;-1;[FP.AH54])" office:value-type="float" office:value="1" calcext:value-type="float">
            <text:p>1</text:p>
          </table:table-cell>
          <table:table-cell table:style-name="Default" table:formula="of:=IF([FP.AI54]=10000;-1;[FP.AI54])" office:value-type="float" office:value="4" calcext:value-type="float">
            <text:p>4</text:p>
          </table:table-cell>
          <table:table-cell table:style-name="Default" table:formula="of:=IF([FP.AJ54]=10000;-1;[FP.AJ54])" office:value-type="float" office:value="4" calcext:value-type="float">
            <text:p>4</text:p>
          </table:table-cell>
          <table:table-cell table:style-name="Default" table:formula="of:=IF([FP.AK54]=10000;-1;[FP.AK54])" office:value-type="float" office:value="-1" calcext:value-type="float">
            <text:p>-1</text:p>
          </table:table-cell>
          <table:table-cell table:style-name="Default" table:formula="of:=IF([FP.AL54]=10000;-1;[FP.AL54])" office:value-type="float" office:value="1" calcext:value-type="float">
            <text:p>1</text:p>
          </table:table-cell>
          <table:table-cell table:style-name="Default" table:formula="of:=IF([FP.AM54]=10000;-1;[FP.AM54])" office:value-type="float" office:value="-1" calcext:value-type="float">
            <text:p>-1</text:p>
          </table:table-cell>
          <table:table-cell table:style-name="Default" table:formula="of:=IF([FP.AN54]=10000;-1;[FP.AN54])" office:value-type="float" office:value="-1" calcext:value-type="float">
            <text:p>-1</text:p>
          </table:table-cell>
          <table:table-cell table:style-name="Default" table:formula="of:=IF([FP.AO54]=10000;-1;[FP.AO54])" office:value-type="float" office:value="-1" calcext:value-type="float">
            <text:p>-1</text:p>
          </table:table-cell>
          <table:table-cell table:style-name="Default" table:formula="of:=IF([FP.AP54]=10000;-1;[FP.AP54])" office:value-type="float" office:value="1" calcext:value-type="float">
            <text:p>1</text:p>
          </table:table-cell>
          <table:table-cell table:style-name="Default" table:formula="of:=IF([FP.AQ54]=10000;-1;[FP.AQ54])" office:value-type="float" office:value="2" calcext:value-type="float">
            <text:p>2</text:p>
          </table:table-cell>
          <table:table-cell table:style-name="Default" table:formula="of:=IF([FP.AR54]=10000;-1;[FP.AR54])" office:value-type="float" office:value="3" calcext:value-type="float">
            <text:p>3</text:p>
          </table:table-cell>
          <table:table-cell table:style-name="Default" table:formula="of:=IF([FP.AS54]=10000;-1;[FP.AS54])" office:value-type="float" office:value="3" calcext:value-type="float">
            <text:p>3</text:p>
          </table:table-cell>
          <table:table-cell table:style-name="Default" table:formula="of:=IF([FP.AT54]=10000;-1;[FP.AT54])" office:value-type="float" office:value="1" calcext:value-type="float">
            <text:p>1</text:p>
          </table:table-cell>
          <table:table-cell table:style-name="Default" table:formula="of:=IF([FP.AU54]=10000;-1;[FP.AU54])" office:value-type="float" office:value="3" calcext:value-type="float">
            <text:p>3</text:p>
          </table:table-cell>
          <table:table-cell table:style-name="Default" table:formula="of:=IF([FP.AV54]=10000;-1;[FP.AV54])" office:value-type="float" office:value="-1" calcext:value-type="float">
            <text:p>-1</text:p>
          </table:table-cell>
          <table:table-cell table:style-name="Default" table:formula="of:=IF([FP.AW54]=10000;-1;[FP.AW54])" office:value-type="float" office:value="-1" calcext:value-type="float">
            <text:p>-1</text:p>
          </table:table-cell>
          <table:table-cell table:style-name="Default" table:formula="of:=IF([FP.AX54]=10000;-1;[FP.AX54])" office:value-type="float" office:value="1" calcext:value-type="float">
            <text:p>1</text:p>
          </table:table-cell>
          <table:table-cell table:style-name="Default" table:formula="of:=IF([FP.AY54]=10000;-1;[FP.AY54])" office:value-type="float" office:value="4" calcext:value-type="float">
            <text:p>4</text:p>
          </table:table-cell>
          <table:table-cell table:style-name="Default" table:formula="of:=IF([FP.AZ54]=10000;-1;[FP.AZ54])" office:value-type="float" office:value="2" calcext:value-type="float">
            <text:p>2</text:p>
          </table:table-cell>
          <table:table-cell table:style-name="Default" table:formula="of:=IF([FP.BA54]=10000;-1;[FP.BA54])" office:value-type="float" office:value="4" calcext:value-type="float">
            <text:p>4</text:p>
          </table:table-cell>
          <table:table-cell table:style-name="Default" table:formula="of:=IF([FP.BB54]=10000;-1;[FP.BB54])" office:value-type="float" office:value="1" calcext:value-type="float">
            <text:p>1</text:p>
          </table:table-cell>
          <table:table-cell table:style-name="Default" table:formula="of:=IF([FP.BC54]=10000;-1;[FP.BC54])" office:value-type="float" office:value="4" calcext:value-type="float">
            <text:p>4</text:p>
          </table:table-cell>
          <table:table-cell table:style-name="Default" table:formula="of:=IF([FP.BD54]=10000;-1;[FP.BD54])" office:value-type="float" office:value="-1" calcext:value-type="float">
            <text:p>-1</text:p>
          </table:table-cell>
          <table:table-cell table:style-name="Default" table:formula="of:=IF([FP.BE54]=10000;-1;[FP.BE54])" office:value-type="float" office:value="-1" calcext:value-type="float">
            <text:p>-1</text:p>
          </table:table-cell>
          <table:table-cell table:style-name="Default" table:formula="of:=IF([FP.BF54]=10000;-1;[FP.BF54])" office:value-type="float" office:value="1" calcext:value-type="float">
            <text:p>1</text:p>
          </table:table-cell>
          <table:table-cell table:style-name="Default" table:formula="of:=IF([FP.BG54]=10000;-1;[FP.BG54])" office:value-type="float" office:value="3" calcext:value-type="float">
            <text:p>3</text:p>
          </table:table-cell>
          <table:table-cell table:style-name="Default" table:formula="of:=IF([FP.BH54]=10000;-1;[FP.BH54])" office:value-type="float" office:value="3" calcext:value-type="float">
            <text:p>3</text:p>
          </table:table-cell>
          <table:table-cell table:style-name="Default" table:formula="of:=IF([FP.BI54]=10000;-1;[FP.BI54])" office:value-type="float" office:value="3" calcext:value-type="float">
            <text:p>3</text:p>
          </table:table-cell>
          <table:table-cell table:style-name="Default" table:formula="of:=IF([FP.BJ54]=10000;-1;[FP.BJ54])" office:value-type="float" office:value="1" calcext:value-type="float">
            <text:p>1</text:p>
          </table:table-cell>
          <table:table-cell table:style-name="Default" table:formula="of:=IF([FP.BK54]=10000;-1;[FP.BK54])" office:value-type="float" office:value="2" calcext:value-type="float">
            <text:p>2</text:p>
          </table:table-cell>
          <table:table-cell table:style-name="Default" table:formula="of:=IF([FP.BL54]=10000;-1;[FP.BL54])" office:value-type="float" office:value="-1" calcext:value-type="float">
            <text:p>-1</text:p>
          </table:table-cell>
          <table:table-cell table:style-name="Default" table:formula="of:=IF([FP.BM54]=10000;-1;[FP.BM54])" office:value-type="float" office:value="-1" calcext:value-type="float">
            <text:p>-1</text:p>
          </table:table-cell>
          <table:table-cell table:style-name="Default" table:formula="of:=IF([FP.BN54]=10000;-1;[FP.BN54])" office:value-type="float" office:value="1" calcext:value-type="float">
            <text:p>1</text:p>
          </table:table-cell>
          <table:table-cell table:style-name="Default" table:formula="of:=IF([FP.BO54]=10000;-1;[FP.BO54])" office:value-type="float" office:value="-1" calcext:value-type="float">
            <text:p>-1</text:p>
          </table:table-cell>
          <table:table-cell table:style-name="Default" table:formula="of:=IF([FP.BP54]=10000;-1;[FP.BP54])" office:value-type="float" office:value="-1" calcext:value-type="float">
            <text:p>-1</text:p>
          </table:table-cell>
          <table:table-cell table:style-name="Default" table:formula="of:=IF([FP.BQ54]=10000;-1;[FP.BQ54])" office:value-type="float" office:value="-1" calcext:value-type="float">
            <text:p>-1</text:p>
          </table:table-cell>
          <table:table-cell table:style-name="Default" table:formula="of:=IF([FP.BR54]=10000;-1;[FP.BR54])" office:value-type="float" office:value="1" calcext:value-type="float">
            <text:p>1</text:p>
          </table:table-cell>
          <table:table-cell table:style-name="Default" table:formula="of:=IF([FP.BS54]=10000;-1;[FP.BS54])" office:value-type="float" office:value="4" calcext:value-type="float">
            <text:p>4</text:p>
          </table:table-cell>
          <table:table-cell table:style-name="Default" table:formula="of:=IF([FP.BT54]=10000;-1;[FP.BT54])" office:value-type="float" office:value="2" calcext:value-type="float">
            <text:p>2</text:p>
          </table:table-cell>
          <table:table-cell table:style-name="Default" table:formula="of:=IF([FP.BU54]=10000;-1;[FP.BU54])" office:value-type="float" office:value="3" calcext:value-type="float">
            <text:p>3</text:p>
          </table:table-cell>
          <table:table-cell table:style-name="Default" table:formula="of:=IF([FP.BV54]=10000;-1;[FP.BV54])" office:value-type="float" office:value="1" calcext:value-type="float">
            <text:p>1</text:p>
          </table:table-cell>
          <table:table-cell table:style-name="Default" table:formula="of:=IF([FP.BW54]=10000;-1;[FP.BW54])" office:value-type="float" office:value="3" calcext:value-type="float">
            <text:p>3</text:p>
          </table:table-cell>
          <table:table-cell table:style-name="Default" table:formula="of:=IF([FP.BX54]=10000;-1;[FP.BX54])" office:value-type="float" office:value="3" calcext:value-type="float">
            <text:p>3</text:p>
          </table:table-cell>
          <table:table-cell table:style-name="Default" table:formula="of:=IF([FP.BY54]=10000;-1;[FP.BY54])" office:value-type="float" office:value="4" calcext:value-type="float">
            <text:p>4</text:p>
          </table:table-cell>
          <table:table-cell table:style-name="Default" table:formula="of:=IF([FP.BZ54]=10000;-1;[FP.BZ54])" office:value-type="float" office:value="1" calcext:value-type="float">
            <text:p>1</text:p>
          </table:table-cell>
          <table:table-cell table:style-name="Default" table:formula="of:=IF([FP.CA54]=10000;-1;[FP.CA54])" office:value-type="float" office:value="4" calcext:value-type="float">
            <text:p>4</text:p>
          </table:table-cell>
          <table:table-cell table:style-name="Default" table:formula="of:=IF([FP.CB54]=10000;-1;[FP.CB54])" office:value-type="float" office:value="-1" calcext:value-type="float">
            <text:p>-1</text:p>
          </table:table-cell>
          <table:table-cell table:style-name="Default" table:formula="of:=IF([FP.CC54]=10000;-1;[FP.CC54])" office:value-type="float" office:value="-1" calcext:value-type="float">
            <text:p>-1</text:p>
          </table:table-cell>
          <table:table-cell table:style-name="Default" table:formula="of:=IF([FP.CD54]=10000;-1;[FP.CD54])" office:value-type="float" office:value="1" calcext:value-type="float">
            <text:p>1</text:p>
          </table:table-cell>
          <table:table-cell table:style-name="Default" table:formula="of:=IF([FP.CE54]=10000;-1;[FP.CE54])" office:value-type="float" office:value="2" calcext:value-type="float">
            <text:p>2</text:p>
          </table:table-cell>
          <table:table-cell table:style-name="Default" table:formula="of:=IF([FP.CF54]=10000;-1;[FP.CF54])" office:value-type="float" office:value="-1" calcext:value-type="float">
            <text:p>-1</text:p>
          </table:table-cell>
          <table:table-cell table:style-name="Default" table:formula="of:=IF([FP.CG54]=10000;-1;[FP.CG54])" office:value-type="float" office:value="-1" calcext:value-type="float">
            <text:p>-1</text:p>
          </table:table-cell>
          <table:table-cell table:style-name="Default" table:formula="of:=IF([FP.CH54]=10000;-1;[FP.CH54])" office:value-type="float" office:value="1" calcext:value-type="float">
            <text:p>1</text:p>
          </table:table-cell>
          <table:table-cell table:style-name="Default" table:formula="of:=IF([FP.CI54]=10000;-1;[FP.CI54])" office:value-type="float" office:value="-1" calcext:value-type="float">
            <text:p>-1</text:p>
          </table:table-cell>
          <table:table-cell table:style-name="Default" table:formula="of:=IF([FP.CJ54]=10000;-1;[FP.CJ54])" office:value-type="float" office:value="3" calcext:value-type="float">
            <text:p>3</text:p>
          </table:table-cell>
          <table:table-cell table:style-name="Default" table:formula="of:=IF([FP.CK54]=10000;-1;[FP.CK54])" office:value-type="float" office:value="3" calcext:value-type="float">
            <text:p>3</text:p>
          </table:table-cell>
          <table:table-cell table:style-name="Default" table:formula="of:=IF([FP.CL54]=10000;-1;[FP.CL54])" office:value-type="float" office:value="1" calcext:value-type="float">
            <text:p>1</text:p>
          </table:table-cell>
          <table:table-cell table:style-name="Default" table:formula="of:=IF([FP.CM54]=10000;-1;[FP.CM54])" office:value-type="float" office:value="3" calcext:value-type="float">
            <text:p>3</text:p>
          </table:table-cell>
          <table:table-cell table:style-name="Default" table:formula="of:=IF([FP.CN54]=10000;-1;[FP.CN54])" office:value-type="float" office:value="2" calcext:value-type="float">
            <text:p>2</text:p>
          </table:table-cell>
          <table:table-cell table:style-name="Default" table:formula="of:=IF([FP.CO54]=10000;-1;[FP.CO54])" office:value-type="float" office:value="4" calcext:value-type="float">
            <text:p>4</text:p>
          </table:table-cell>
          <table:table-cell table:style-name="Default" table:formula="of:=IF([FP.CP54]=10000;-1;[FP.CP54])" office:value-type="float" office:value="1" calcext:value-type="float">
            <text:p>1</text:p>
          </table:table-cell>
          <table:table-cell table:style-name="Default" table:formula="of:=IF([FP.CQ54]=10000;-1;[FP.CQ54])" office:value-type="float" office:value="4" calcext:value-type="float">
            <text:p>4</text:p>
          </table:table-cell>
          <table:table-cell table:style-name="Default" table:formula="of:=IF([FP.CR54]=10000;-1;[FP.CR54])" office:value-type="float" office:value="4" calcext:value-type="float">
            <text:p>4</text:p>
          </table:table-cell>
          <table:table-cell table:style-name="Default" table:formula="of:=IF([FP.CS54]=10000;-1;[FP.CS54])" office:value-type="float" office:value="-1" calcext:value-type="float">
            <text:p>-1</text:p>
          </table:table-cell>
          <table:table-cell table:style-name="Default" table:formula="of:=IF([FP.CT54]=10000;-1;[FP.CT54])" office:value-type="float" office:value="1" calcext:value-type="float">
            <text:p>1</text:p>
          </table:table-cell>
          <table:table-cell table:style-name="Default" table:formula="of:=IF([FP.CU54]=10000;-1;[FP.CU54])" office:value-type="float" office:value="-1" calcext:value-type="float">
            <text:p>-1</text:p>
          </table:table-cell>
          <table:table-cell table:style-name="Default" table:formula="of:=IF([FP.CV54]=10000;-1;[FP.CV54])" office:value-type="float" office:value="-1" calcext:value-type="float">
            <text:p>-1</text:p>
          </table:table-cell>
          <table:table-cell table:style-name="Default" table:formula="of:=IF([FP.CW54]=10000;-1;[FP.CW54])" office:value-type="float" office:value="-1" calcext:value-type="float">
            <text:p>-1</text:p>
          </table:table-cell>
          <table:table-cell table:style-name="Default" table:formula="of:=IF([FP.CX54]=10000;-1;[FP.CX54])" office:value-type="float" office:value="1" calcext:value-type="float">
            <text:p>1</text:p>
          </table:table-cell>
          <table:table-cell table:style-name="Default" table:formula="of:=IF([FP.CY54]=10000;-1;[FP.CY54])" office:value-type="float" office:value="2" calcext:value-type="float">
            <text:p>2</text:p>
          </table:table-cell>
          <table:table-cell table:style-name="Default" table:formula="of:=IF([FP.CZ54]=10000;-1;[FP.CZ54])" office:value-type="float" office:value="3" calcext:value-type="float">
            <text:p>3</text:p>
          </table:table-cell>
          <table:table-cell table:style-name="Default" table:formula="of:=IF([FP.DA54]=10000;-1;[FP.DA54])" office:value-type="float" office:value="3" calcext:value-type="float">
            <text:p>3</text:p>
          </table:table-cell>
          <table:table-cell table:style-name="Default" table:formula="of:=IF([FP.DB54]=10000;-1;[FP.DB54])" office:value-type="float" office:value="1" calcext:value-type="float">
            <text:p>1</text:p>
          </table:table-cell>
          <table:table-cell table:style-name="Default" table:formula="of:=IF([FP.DC54]=10000;-1;[FP.DC54])" office:value-type="float" office:value="3" calcext:value-type="float">
            <text:p>3</text:p>
          </table:table-cell>
          <table:table-cell table:style-name="Default" table:formula="of:=IF([FP.DD54]=10000;-1;[FP.DD54])" office:value-type="float" office:value="-1" calcext:value-type="float">
            <text:p>-1</text:p>
          </table:table-cell>
          <table:table-cell table:style-name="Default" table:formula="of:=IF([FP.DE54]=10000;-1;[FP.DE54])" office:value-type="float" office:value="-1" calcext:value-type="float">
            <text:p>-1</text:p>
          </table:table-cell>
          <table:table-cell table:style-name="Default" table:formula="of:=IF([FP.DF54]=10000;-1;[FP.DF54])" office:value-type="float" office:value="1" calcext:value-type="float">
            <text:p>1</text:p>
          </table:table-cell>
          <table:table-cell table:style-name="Default" table:formula="of:=IF([FP.DG54]=10000;-1;[FP.DG54])" office:value-type="float" office:value="4" calcext:value-type="float">
            <text:p>4</text:p>
          </table:table-cell>
          <table:table-cell table:style-name="Default" table:formula="of:=IF([FP.DH54]=10000;-1;[FP.DH54])" office:value-type="float" office:value="2" calcext:value-type="float">
            <text:p>2</text:p>
          </table:table-cell>
          <table:table-cell table:style-name="Default" table:formula="of:=IF([FP.DI54]=10000;-1;[FP.DI54])" office:value-type="float" office:value="4" calcext:value-type="float">
            <text:p>4</text:p>
          </table:table-cell>
          <table:table-cell table:style-name="Default" table:formula="of:=IF([FP.DJ54]=10000;-1;[FP.DJ54])" office:value-type="float" office:value="1" calcext:value-type="float">
            <text:p>1</text:p>
          </table:table-cell>
          <table:table-cell table:style-name="Default" table:formula="of:=IF([FP.DK54]=10000;-1;[FP.DK54])" office:value-type="float" office:value="4" calcext:value-type="float">
            <text:p>4</text:p>
          </table:table-cell>
          <table:table-cell table:style-name="Default" table:formula="of:=IF([FP.DL54]=10000;-1;[FP.DL54])" office:value-type="float" office:value="-1" calcext:value-type="float">
            <text:p>-1</text:p>
          </table:table-cell>
          <table:table-cell table:style-name="Default" table:formula="of:=IF([FP.DM54]=10000;-1;[FP.DM54])" office:value-type="float" office:value="-1" calcext:value-type="float">
            <text:p>-1</text:p>
          </table:table-cell>
          <table:table-cell table:style-name="Default" table:formula="of:=IF([FP.DN54]=10000;-1;[FP.DN54])" office:value-type="float" office:value="1" calcext:value-type="float">
            <text:p>1</text:p>
          </table:table-cell>
          <table:table-cell table:style-name="Default" table:formula="of:=IF([FP.DO54]=10000;-1;[FP.DO54])" office:value-type="float" office:value="3" calcext:value-type="float">
            <text:p>3</text:p>
          </table:table-cell>
          <table:table-cell table:style-name="Default" table:formula="of:=IF([FP.DP54]=10000;-1;[FP.DP54])" office:value-type="float" office:value="3" calcext:value-type="float">
            <text:p>3</text:p>
          </table:table-cell>
          <table:table-cell table:style-name="Default" table:formula="of:=IF([FP.DQ54]=10000;-1;[FP.DQ54])" office:value-type="float" office:value="3" calcext:value-type="float">
            <text:p>3</text:p>
          </table:table-cell>
          <table:table-cell table:style-name="Default" table:formula="of:=IF([FP.DR54]=10000;-1;[FP.DR54])" office:value-type="float" office:value="1" calcext:value-type="float">
            <text:p>1</text:p>
          </table:table-cell>
          <table:table-cell table:style-name="Default" table:formula="of:=IF([FP.DS54]=10000;-1;[FP.DS54])" office:value-type="float" office:value="2" calcext:value-type="float">
            <text:p>2</text:p>
          </table:table-cell>
          <table:table-cell table:style-name="Default" table:formula="of:=IF([FP.DT54]=10000;-1;[FP.DT54])" office:value-type="float" office:value="-1" calcext:value-type="float">
            <text:p>-1</text:p>
          </table:table-cell>
          <table:table-cell table:style-name="Default" table:formula="of:=IF([FP.DU54]=10000;-1;[FP.DU54])" office:value-type="float" office:value="-1" calcext:value-type="float">
            <text:p>-1</text:p>
          </table:table-cell>
          <table:table-cell table:style-name="Default" table:formula="of:=IF([FP.DV54]=10000;-1;[FP.DV54])" office:value-type="float" office:value="1" calcext:value-type="float">
            <text:p>1</text:p>
          </table:table-cell>
          <table:table-cell table:style-name="Default" table:formula="of:=IF([FP.DW54]=10000;-1;[FP.DW54])" office:value-type="float" office:value="-1" calcext:value-type="float">
            <text:p>-1</text:p>
          </table:table-cell>
          <table:table-cell table:style-name="Default" table:formula="of:=IF([FP.DX54]=10000;-1;[FP.DX54])" office:value-type="float" office:value="-1" calcext:value-type="float">
            <text:p>-1</text:p>
          </table:table-cell>
          <table:table-cell table:style-name="Default" table:formula="of:=IF([FP.DY54]=10000;-1;[FP.DY54])" office:value-type="float" office:value="-1" calcext:value-type="float">
            <text:p>-1</text:p>
          </table:table-cell>
          <table:table-cell table:style-name="Default" table:formula="of:=IF([FP.DZ54]=10000;-1;[FP.DZ54])" office:value-type="float" office:value="1" calcext:value-type="float">
            <text:p>1</text:p>
          </table:table-cell>
          <table:table-cell table:style-name="Default" table:formula="of:=IF([FP.EA54]=10000;-1;[FP.EA54])" office:value-type="float" office:value="4" calcext:value-type="float">
            <text:p>4</text:p>
          </table:table-cell>
          <table:table-cell table:style-name="Default" table:formula="of:=IF([FP.EB54]=10000;-1;[FP.EB54])" office:value-type="float" office:value="2" calcext:value-type="float">
            <text:p>2</text:p>
          </table:table-cell>
        </table:table-row>
        <table:table-row table:style-name="ro1">
          <table:table-cell table:style-name="ce8" office:value-type="string" calcext:value-type="string">
            <text:p>Hyperperiod</text:p>
          </table:table-cell>
          <table:table-cell/>
          <table:table-cell table:style-name="ce13" table:number-columns-repeated="4"/>
          <table:table-cell table:style-name="ce13" table:formula="of:=LCM([FP.C4:.C7])" office:value-type="float" office:value="60" calcext:value-type="float">
            <text:p>60</text:p>
          </table:table-cell>
          <table:table-cell table:style-name="ce13" table:number-columns-repeated="2"/>
          <table:table-cell table:style-name="Default" table:number-columns-repeated="123"/>
        </table:table-row>
        <table:table-row table:style-name="ro1" table:visibility="collapse">
          <table:table-cell/>
          <table:table-cell table:style-name="ce13" table:number-columns-repeated="7"/>
          <table:table-cell table:style-name="ce13" office:value-type="string" calcext:value-type="string">
            <text:p>Number</text:p>
          </table:table-cell>
          <table:table-cell table:formula="of:=CEILING(MAX(0;([FP.J$12]-[FP.$E4]))/[FP.$C4];1)" office:value-type="float" office:value="0" calcext:value-type="float">
            <text:p>0</text:p>
          </table:table-cell>
          <table:table-cell table:formula="of:=CEILING(MAX(0;([FP.K$12]-[FP.$E4]))/[FP.$C4];1)" office:value-type="float" office:value="1" calcext:value-type="float">
            <text:p>1</text:p>
          </table:table-cell>
          <table:table-cell table:formula="of:=CEILING(MAX(0;([FP.L$12]-[FP.$E4]))/[FP.$C4];1)" office:value-type="float" office:value="1" calcext:value-type="float">
            <text:p>1</text:p>
          </table:table-cell>
          <table:table-cell table:formula="of:=CEILING(MAX(0;([FP.M$12]-[FP.$E4]))/[FP.$C4];1)" office:value-type="float" office:value="1" calcext:value-type="float">
            <text:p>1</text:p>
          </table:table-cell>
          <table:table-cell table:formula="of:=CEILING(MAX(0;([FP.N$12]-[FP.$E4]))/[FP.$C4];1)" office:value-type="float" office:value="1" calcext:value-type="float">
            <text:p>1</text:p>
          </table:table-cell>
          <table:table-cell table:formula="of:=CEILING(MAX(0;([FP.O$12]-[FP.$E4]))/[FP.$C4];1)" office:value-type="float" office:value="2" calcext:value-type="float">
            <text:p>2</text:p>
          </table:table-cell>
          <table:table-cell table:formula="of:=CEILING(MAX(0;([FP.P$12]-[FP.$E4]))/[FP.$C4];1)" office:value-type="float" office:value="2" calcext:value-type="float">
            <text:p>2</text:p>
          </table:table-cell>
          <table:table-cell table:formula="of:=CEILING(MAX(0;([FP.Q$12]-[FP.$E4]))/[FP.$C4];1)" office:value-type="float" office:value="2" calcext:value-type="float">
            <text:p>2</text:p>
          </table:table-cell>
          <table:table-cell table:formula="of:=CEILING(MAX(0;([FP.R$12]-[FP.$E4]))/[FP.$C4];1)" office:value-type="float" office:value="2" calcext:value-type="float">
            <text:p>2</text:p>
          </table:table-cell>
          <table:table-cell table:formula="of:=CEILING(MAX(0;([FP.S$12]-[FP.$E4]))/[FP.$C4];1)" office:value-type="float" office:value="3" calcext:value-type="float">
            <text:p>3</text:p>
          </table:table-cell>
          <table:table-cell table:formula="of:=CEILING(MAX(0;([FP.T$12]-[FP.$E4]))/[FP.$C4];1)" office:value-type="float" office:value="3" calcext:value-type="float">
            <text:p>3</text:p>
          </table:table-cell>
          <table:table-cell table:formula="of:=CEILING(MAX(0;([FP.U$12]-[FP.$E4]))/[FP.$C4];1)" office:value-type="float" office:value="3" calcext:value-type="float">
            <text:p>3</text:p>
          </table:table-cell>
          <table:table-cell table:formula="of:=CEILING(MAX(0;([FP.V$12]-[FP.$E4]))/[FP.$C4];1)" office:value-type="float" office:value="3" calcext:value-type="float">
            <text:p>3</text:p>
          </table:table-cell>
          <table:table-cell table:formula="of:=CEILING(MAX(0;([FP.W$12]-[FP.$E4]))/[FP.$C4];1)" office:value-type="float" office:value="4" calcext:value-type="float">
            <text:p>4</text:p>
          </table:table-cell>
          <table:table-cell table:formula="of:=CEILING(MAX(0;([FP.X$12]-[FP.$E4]))/[FP.$C4];1)" office:value-type="float" office:value="4" calcext:value-type="float">
            <text:p>4</text:p>
          </table:table-cell>
          <table:table-cell table:formula="of:=CEILING(MAX(0;([FP.Y$12]-[FP.$E4]))/[FP.$C4];1)" office:value-type="float" office:value="4" calcext:value-type="float">
            <text:p>4</text:p>
          </table:table-cell>
          <table:table-cell table:formula="of:=CEILING(MAX(0;([FP.Z$12]-[FP.$E4]))/[FP.$C4];1)" office:value-type="float" office:value="4" calcext:value-type="float">
            <text:p>4</text:p>
          </table:table-cell>
          <table:table-cell table:formula="of:=CEILING(MAX(0;([FP.AA$12]-[FP.$E4]))/[FP.$C4];1)" office:value-type="float" office:value="5" calcext:value-type="float">
            <text:p>5</text:p>
          </table:table-cell>
          <table:table-cell table:formula="of:=CEILING(MAX(0;([FP.AB$12]-[FP.$E4]))/[FP.$C4];1)" office:value-type="float" office:value="5" calcext:value-type="float">
            <text:p>5</text:p>
          </table:table-cell>
          <table:table-cell table:formula="of:=CEILING(MAX(0;([FP.AC$12]-[FP.$E4]))/[FP.$C4];1)" office:value-type="float" office:value="5" calcext:value-type="float">
            <text:p>5</text:p>
          </table:table-cell>
          <table:table-cell table:formula="of:=CEILING(MAX(0;([FP.AD$12]-[FP.$E4]))/[FP.$C4];1)" office:value-type="float" office:value="5" calcext:value-type="float">
            <text:p>5</text:p>
          </table:table-cell>
          <table:table-cell table:formula="of:=CEILING(MAX(0;([FP.AE$12]-[FP.$E4]))/[FP.$C4];1)" office:value-type="float" office:value="6" calcext:value-type="float">
            <text:p>6</text:p>
          </table:table-cell>
          <table:table-cell table:formula="of:=CEILING(MAX(0;([FP.AF$12]-[FP.$E4]))/[FP.$C4];1)" office:value-type="float" office:value="6" calcext:value-type="float">
            <text:p>6</text:p>
          </table:table-cell>
          <table:table-cell table:formula="of:=CEILING(MAX(0;([FP.AG$12]-[FP.$E4]))/[FP.$C4];1)" office:value-type="float" office:value="6" calcext:value-type="float">
            <text:p>6</text:p>
          </table:table-cell>
          <table:table-cell table:formula="of:=CEILING(MAX(0;([FP.AH$12]-[FP.$E4]))/[FP.$C4];1)" office:value-type="float" office:value="6" calcext:value-type="float">
            <text:p>6</text:p>
          </table:table-cell>
          <table:table-cell table:formula="of:=CEILING(MAX(0;([FP.AI$12]-[FP.$E4]))/[FP.$C4];1)" office:value-type="float" office:value="7" calcext:value-type="float">
            <text:p>7</text:p>
          </table:table-cell>
          <table:table-cell table:formula="of:=CEILING(MAX(0;([FP.AJ$12]-[FP.$E4]))/[FP.$C4];1)" office:value-type="float" office:value="7" calcext:value-type="float">
            <text:p>7</text:p>
          </table:table-cell>
          <table:table-cell table:formula="of:=CEILING(MAX(0;([FP.AK$12]-[FP.$E4]))/[FP.$C4];1)" office:value-type="float" office:value="7" calcext:value-type="float">
            <text:p>7</text:p>
          </table:table-cell>
          <table:table-cell table:formula="of:=CEILING(MAX(0;([FP.AL$12]-[FP.$E4]))/[FP.$C4];1)" office:value-type="float" office:value="7" calcext:value-type="float">
            <text:p>7</text:p>
          </table:table-cell>
          <table:table-cell table:formula="of:=CEILING(MAX(0;([FP.AM$12]-[FP.$E4]))/[FP.$C4];1)" office:value-type="float" office:value="8" calcext:value-type="float">
            <text:p>8</text:p>
          </table:table-cell>
          <table:table-cell table:formula="of:=CEILING(MAX(0;([FP.AN$12]-[FP.$E4]))/[FP.$C4];1)" office:value-type="float" office:value="8" calcext:value-type="float">
            <text:p>8</text:p>
          </table:table-cell>
          <table:table-cell table:formula="of:=CEILING(MAX(0;([FP.AO$12]-[FP.$E4]))/[FP.$C4];1)" office:value-type="float" office:value="8" calcext:value-type="float">
            <text:p>8</text:p>
          </table:table-cell>
          <table:table-cell table:formula="of:=CEILING(MAX(0;([FP.AP$12]-[FP.$E4]))/[FP.$C4];1)" office:value-type="float" office:value="8" calcext:value-type="float">
            <text:p>8</text:p>
          </table:table-cell>
          <table:table-cell table:formula="of:=CEILING(MAX(0;([FP.AQ$12]-[FP.$E4]))/[FP.$C4];1)" office:value-type="float" office:value="9" calcext:value-type="float">
            <text:p>9</text:p>
          </table:table-cell>
          <table:table-cell table:formula="of:=CEILING(MAX(0;([FP.AR$12]-[FP.$E4]))/[FP.$C4];1)" office:value-type="float" office:value="9" calcext:value-type="float">
            <text:p>9</text:p>
          </table:table-cell>
          <table:table-cell table:formula="of:=CEILING(MAX(0;([FP.AS$12]-[FP.$E4]))/[FP.$C4];1)" office:value-type="float" office:value="9" calcext:value-type="float">
            <text:p>9</text:p>
          </table:table-cell>
          <table:table-cell table:formula="of:=CEILING(MAX(0;([FP.AT$12]-[FP.$E4]))/[FP.$C4];1)" office:value-type="float" office:value="9" calcext:value-type="float">
            <text:p>9</text:p>
          </table:table-cell>
          <table:table-cell table:formula="of:=CEILING(MAX(0;([FP.AU$12]-[FP.$E4]))/[FP.$C4];1)" office:value-type="float" office:value="10" calcext:value-type="float">
            <text:p>10</text:p>
          </table:table-cell>
          <table:table-cell table:formula="of:=CEILING(MAX(0;([FP.AV$12]-[FP.$E4]))/[FP.$C4];1)" office:value-type="float" office:value="10" calcext:value-type="float">
            <text:p>10</text:p>
          </table:table-cell>
          <table:table-cell table:formula="of:=CEILING(MAX(0;([FP.AW$12]-[FP.$E4]))/[FP.$C4];1)" office:value-type="float" office:value="10" calcext:value-type="float">
            <text:p>10</text:p>
          </table:table-cell>
          <table:table-cell table:formula="of:=CEILING(MAX(0;([FP.AX$12]-[FP.$E4]))/[FP.$C4];1)" office:value-type="float" office:value="10" calcext:value-type="float">
            <text:p>10</text:p>
          </table:table-cell>
          <table:table-cell table:formula="of:=CEILING(MAX(0;([FP.AY$12]-[FP.$E4]))/[FP.$C4];1)" office:value-type="float" office:value="11" calcext:value-type="float">
            <text:p>11</text:p>
          </table:table-cell>
          <table:table-cell table:formula="of:=CEILING(MAX(0;([FP.AZ$12]-[FP.$E4]))/[FP.$C4];1)" office:value-type="float" office:value="11" calcext:value-type="float">
            <text:p>11</text:p>
          </table:table-cell>
          <table:table-cell table:formula="of:=CEILING(MAX(0;([FP.BA$12]-[FP.$E4]))/[FP.$C4];1)" office:value-type="float" office:value="11" calcext:value-type="float">
            <text:p>11</text:p>
          </table:table-cell>
          <table:table-cell table:formula="of:=CEILING(MAX(0;([FP.BB$12]-[FP.$E4]))/[FP.$C4];1)" office:value-type="float" office:value="11" calcext:value-type="float">
            <text:p>11</text:p>
          </table:table-cell>
          <table:table-cell table:formula="of:=CEILING(MAX(0;([FP.BC$12]-[FP.$E4]))/[FP.$C4];1)" office:value-type="float" office:value="12" calcext:value-type="float">
            <text:p>12</text:p>
          </table:table-cell>
          <table:table-cell table:formula="of:=CEILING(MAX(0;([FP.BD$12]-[FP.$E4]))/[FP.$C4];1)" office:value-type="float" office:value="12" calcext:value-type="float">
            <text:p>12</text:p>
          </table:table-cell>
          <table:table-cell table:formula="of:=CEILING(MAX(0;([FP.BE$12]-[FP.$E4]))/[FP.$C4];1)" office:value-type="float" office:value="12" calcext:value-type="float">
            <text:p>12</text:p>
          </table:table-cell>
          <table:table-cell table:formula="of:=CEILING(MAX(0;([FP.BF$12]-[FP.$E4]))/[FP.$C4];1)" office:value-type="float" office:value="12" calcext:value-type="float">
            <text:p>12</text:p>
          </table:table-cell>
          <table:table-cell table:formula="of:=CEILING(MAX(0;([FP.BG$12]-[FP.$E4]))/[FP.$C4];1)" office:value-type="float" office:value="13" calcext:value-type="float">
            <text:p>13</text:p>
          </table:table-cell>
          <table:table-cell table:formula="of:=CEILING(MAX(0;([FP.BH$12]-[FP.$E4]))/[FP.$C4];1)" office:value-type="float" office:value="13" calcext:value-type="float">
            <text:p>13</text:p>
          </table:table-cell>
          <table:table-cell table:formula="of:=CEILING(MAX(0;([FP.BI$12]-[FP.$E4]))/[FP.$C4];1)" office:value-type="float" office:value="13" calcext:value-type="float">
            <text:p>13</text:p>
          </table:table-cell>
          <table:table-cell table:formula="of:=CEILING(MAX(0;([FP.BJ$12]-[FP.$E4]))/[FP.$C4];1)" office:value-type="float" office:value="13" calcext:value-type="float">
            <text:p>13</text:p>
          </table:table-cell>
          <table:table-cell table:formula="of:=CEILING(MAX(0;([FP.BK$12]-[FP.$E4]))/[FP.$C4];1)" office:value-type="float" office:value="14" calcext:value-type="float">
            <text:p>14</text:p>
          </table:table-cell>
          <table:table-cell table:formula="of:=CEILING(MAX(0;([FP.BL$12]-[FP.$E4]))/[FP.$C4];1)" office:value-type="float" office:value="14" calcext:value-type="float">
            <text:p>14</text:p>
          </table:table-cell>
          <table:table-cell table:formula="of:=CEILING(MAX(0;([FP.BM$12]-[FP.$E4]))/[FP.$C4];1)" office:value-type="float" office:value="14" calcext:value-type="float">
            <text:p>14</text:p>
          </table:table-cell>
          <table:table-cell table:formula="of:=CEILING(MAX(0;([FP.BN$12]-[FP.$E4]))/[FP.$C4];1)" office:value-type="float" office:value="14" calcext:value-type="float">
            <text:p>14</text:p>
          </table:table-cell>
          <table:table-cell table:formula="of:=CEILING(MAX(0;([FP.BO$12]-[FP.$E4]))/[FP.$C4];1)" office:value-type="float" office:value="15" calcext:value-type="float">
            <text:p>15</text:p>
          </table:table-cell>
          <table:table-cell table:formula="of:=CEILING(MAX(0;([FP.BP$12]-[FP.$E4]))/[FP.$C4];1)" office:value-type="float" office:value="15" calcext:value-type="float">
            <text:p>15</text:p>
          </table:table-cell>
          <table:table-cell table:formula="of:=CEILING(MAX(0;([FP.BQ$12]-[FP.$E4]))/[FP.$C4];1)" office:value-type="float" office:value="15" calcext:value-type="float">
            <text:p>15</text:p>
          </table:table-cell>
          <table:table-cell table:formula="of:=CEILING(MAX(0;([FP.BR$12]-[FP.$E4]))/[FP.$C4];1)" office:value-type="float" office:value="15" calcext:value-type="float">
            <text:p>15</text:p>
          </table:table-cell>
          <table:table-cell table:formula="of:=CEILING(MAX(0;([FP.BS$12]-[FP.$E4]))/[FP.$C4];1)" office:value-type="float" office:value="16" calcext:value-type="float">
            <text:p>16</text:p>
          </table:table-cell>
          <table:table-cell table:formula="of:=CEILING(MAX(0;([FP.BT$12]-[FP.$E4]))/[FP.$C4];1)" office:value-type="float" office:value="16" calcext:value-type="float">
            <text:p>16</text:p>
          </table:table-cell>
          <table:table-cell table:formula="of:=CEILING(MAX(0;([FP.BU$12]-[FP.$E4]))/[FP.$C4];1)" office:value-type="float" office:value="16" calcext:value-type="float">
            <text:p>16</text:p>
          </table:table-cell>
          <table:table-cell table:formula="of:=CEILING(MAX(0;([FP.BV$12]-[FP.$E4]))/[FP.$C4];1)" office:value-type="float" office:value="16" calcext:value-type="float">
            <text:p>16</text:p>
          </table:table-cell>
          <table:table-cell table:formula="of:=CEILING(MAX(0;([FP.BW$12]-[FP.$E4]))/[FP.$C4];1)" office:value-type="float" office:value="17" calcext:value-type="float">
            <text:p>17</text:p>
          </table:table-cell>
          <table:table-cell table:formula="of:=CEILING(MAX(0;([FP.BX$12]-[FP.$E4]))/[FP.$C4];1)" office:value-type="float" office:value="17" calcext:value-type="float">
            <text:p>17</text:p>
          </table:table-cell>
          <table:table-cell table:formula="of:=CEILING(MAX(0;([FP.BY$12]-[FP.$E4]))/[FP.$C4];1)" office:value-type="float" office:value="17" calcext:value-type="float">
            <text:p>17</text:p>
          </table:table-cell>
          <table:table-cell table:formula="of:=CEILING(MAX(0;([FP.BZ$12]-[FP.$E4]))/[FP.$C4];1)" office:value-type="float" office:value="17" calcext:value-type="float">
            <text:p>17</text:p>
          </table:table-cell>
          <table:table-cell table:formula="of:=CEILING(MAX(0;([FP.CA$12]-[FP.$E4]))/[FP.$C4];1)" office:value-type="float" office:value="18" calcext:value-type="float">
            <text:p>18</text:p>
          </table:table-cell>
          <table:table-cell table:formula="of:=CEILING(MAX(0;([FP.CB$12]-[FP.$E4]))/[FP.$C4];1)" office:value-type="float" office:value="18" calcext:value-type="float">
            <text:p>18</text:p>
          </table:table-cell>
          <table:table-cell table:formula="of:=CEILING(MAX(0;([FP.CC$12]-[FP.$E4]))/[FP.$C4];1)" office:value-type="float" office:value="18" calcext:value-type="float">
            <text:p>18</text:p>
          </table:table-cell>
          <table:table-cell table:formula="of:=CEILING(MAX(0;([FP.CD$12]-[FP.$E4]))/[FP.$C4];1)" office:value-type="float" office:value="18" calcext:value-type="float">
            <text:p>18</text:p>
          </table:table-cell>
          <table:table-cell table:formula="of:=CEILING(MAX(0;([FP.CE$12]-[FP.$E4]))/[FP.$C4];1)" office:value-type="float" office:value="19" calcext:value-type="float">
            <text:p>19</text:p>
          </table:table-cell>
          <table:table-cell table:formula="of:=CEILING(MAX(0;([FP.CF$12]-[FP.$E4]))/[FP.$C4];1)" office:value-type="float" office:value="19" calcext:value-type="float">
            <text:p>19</text:p>
          </table:table-cell>
          <table:table-cell table:formula="of:=CEILING(MAX(0;([FP.CG$12]-[FP.$E4]))/[FP.$C4];1)" office:value-type="float" office:value="19" calcext:value-type="float">
            <text:p>19</text:p>
          </table:table-cell>
          <table:table-cell table:formula="of:=CEILING(MAX(0;([FP.CH$12]-[FP.$E4]))/[FP.$C4];1)" office:value-type="float" office:value="19" calcext:value-type="float">
            <text:p>19</text:p>
          </table:table-cell>
          <table:table-cell table:formula="of:=CEILING(MAX(0;([FP.CI$12]-[FP.$E4]))/[FP.$C4];1)" office:value-type="float" office:value="20" calcext:value-type="float">
            <text:p>20</text:p>
          </table:table-cell>
          <table:table-cell table:formula="of:=CEILING(MAX(0;([FP.CJ$12]-[FP.$E4]))/[FP.$C4];1)" office:value-type="float" office:value="20" calcext:value-type="float">
            <text:p>20</text:p>
          </table:table-cell>
          <table:table-cell table:formula="of:=CEILING(MAX(0;([FP.CK$12]-[FP.$E4]))/[FP.$C4];1)" office:value-type="float" office:value="20" calcext:value-type="float">
            <text:p>20</text:p>
          </table:table-cell>
          <table:table-cell table:formula="of:=CEILING(MAX(0;([FP.CL$12]-[FP.$E4]))/[FP.$C4];1)" office:value-type="float" office:value="20" calcext:value-type="float">
            <text:p>20</text:p>
          </table:table-cell>
          <table:table-cell table:formula="of:=CEILING(MAX(0;([FP.CM$12]-[FP.$E4]))/[FP.$C4];1)" office:value-type="float" office:value="21" calcext:value-type="float">
            <text:p>21</text:p>
          </table:table-cell>
          <table:table-cell table:formula="of:=CEILING(MAX(0;([FP.CN$12]-[FP.$E4]))/[FP.$C4];1)" office:value-type="float" office:value="21" calcext:value-type="float">
            <text:p>21</text:p>
          </table:table-cell>
          <table:table-cell table:formula="of:=CEILING(MAX(0;([FP.CO$12]-[FP.$E4]))/[FP.$C4];1)" office:value-type="float" office:value="21" calcext:value-type="float">
            <text:p>21</text:p>
          </table:table-cell>
          <table:table-cell table:formula="of:=CEILING(MAX(0;([FP.CP$12]-[FP.$E4]))/[FP.$C4];1)" office:value-type="float" office:value="21" calcext:value-type="float">
            <text:p>21</text:p>
          </table:table-cell>
          <table:table-cell table:formula="of:=CEILING(MAX(0;([FP.CQ$12]-[FP.$E4]))/[FP.$C4];1)" office:value-type="float" office:value="22" calcext:value-type="float">
            <text:p>22</text:p>
          </table:table-cell>
          <table:table-cell table:formula="of:=CEILING(MAX(0;([FP.CR$12]-[FP.$E4]))/[FP.$C4];1)" office:value-type="float" office:value="22" calcext:value-type="float">
            <text:p>22</text:p>
          </table:table-cell>
          <table:table-cell table:formula="of:=CEILING(MAX(0;([FP.CS$12]-[FP.$E4]))/[FP.$C4];1)" office:value-type="float" office:value="22" calcext:value-type="float">
            <text:p>22</text:p>
          </table:table-cell>
          <table:table-cell table:formula="of:=CEILING(MAX(0;([FP.CT$12]-[FP.$E4]))/[FP.$C4];1)" office:value-type="float" office:value="22" calcext:value-type="float">
            <text:p>22</text:p>
          </table:table-cell>
          <table:table-cell table:formula="of:=CEILING(MAX(0;([FP.CU$12]-[FP.$E4]))/[FP.$C4];1)" office:value-type="float" office:value="23" calcext:value-type="float">
            <text:p>23</text:p>
          </table:table-cell>
          <table:table-cell table:formula="of:=CEILING(MAX(0;([FP.CV$12]-[FP.$E4]))/[FP.$C4];1)" office:value-type="float" office:value="23" calcext:value-type="float">
            <text:p>23</text:p>
          </table:table-cell>
          <table:table-cell table:formula="of:=CEILING(MAX(0;([FP.CW$12]-[FP.$E4]))/[FP.$C4];1)" office:value-type="float" office:value="23" calcext:value-type="float">
            <text:p>23</text:p>
          </table:table-cell>
          <table:table-cell table:formula="of:=CEILING(MAX(0;([FP.CX$12]-[FP.$E4]))/[FP.$C4];1)" office:value-type="float" office:value="23" calcext:value-type="float">
            <text:p>23</text:p>
          </table:table-cell>
          <table:table-cell table:formula="of:=CEILING(MAX(0;([FP.CY$12]-[FP.$E4]))/[FP.$C4];1)" office:value-type="float" office:value="24" calcext:value-type="float">
            <text:p>24</text:p>
          </table:table-cell>
          <table:table-cell table:formula="of:=CEILING(MAX(0;([FP.CZ$12]-[FP.$E4]))/[FP.$C4];1)" office:value-type="float" office:value="24" calcext:value-type="float">
            <text:p>24</text:p>
          </table:table-cell>
          <table:table-cell table:formula="of:=CEILING(MAX(0;([FP.DA$12]-[FP.$E4]))/[FP.$C4];1)" office:value-type="float" office:value="24" calcext:value-type="float">
            <text:p>24</text:p>
          </table:table-cell>
          <table:table-cell table:formula="of:=CEILING(MAX(0;([FP.DB$12]-[FP.$E4]))/[FP.$C4];1)" office:value-type="float" office:value="24" calcext:value-type="float">
            <text:p>24</text:p>
          </table:table-cell>
          <table:table-cell table:formula="of:=CEILING(MAX(0;([FP.DC$12]-[FP.$E4]))/[FP.$C4];1)" office:value-type="float" office:value="25" calcext:value-type="float">
            <text:p>25</text:p>
          </table:table-cell>
          <table:table-cell table:formula="of:=CEILING(MAX(0;([FP.DD$12]-[FP.$E4]))/[FP.$C4];1)" office:value-type="float" office:value="25" calcext:value-type="float">
            <text:p>25</text:p>
          </table:table-cell>
          <table:table-cell table:formula="of:=CEILING(MAX(0;([FP.DE$12]-[FP.$E4]))/[FP.$C4];1)" office:value-type="float" office:value="25" calcext:value-type="float">
            <text:p>25</text:p>
          </table:table-cell>
          <table:table-cell table:formula="of:=CEILING(MAX(0;([FP.DF$12]-[FP.$E4]))/[FP.$C4];1)" office:value-type="float" office:value="25" calcext:value-type="float">
            <text:p>25</text:p>
          </table:table-cell>
          <table:table-cell table:formula="of:=CEILING(MAX(0;([FP.DG$12]-[FP.$E4]))/[FP.$C4];1)" office:value-type="float" office:value="26" calcext:value-type="float">
            <text:p>26</text:p>
          </table:table-cell>
          <table:table-cell table:formula="of:=CEILING(MAX(0;([FP.DH$12]-[FP.$E4]))/[FP.$C4];1)" office:value-type="float" office:value="26" calcext:value-type="float">
            <text:p>26</text:p>
          </table:table-cell>
          <table:table-cell table:formula="of:=CEILING(MAX(0;([FP.DI$12]-[FP.$E4]))/[FP.$C4];1)" office:value-type="float" office:value="26" calcext:value-type="float">
            <text:p>26</text:p>
          </table:table-cell>
          <table:table-cell table:formula="of:=CEILING(MAX(0;([FP.DJ$12]-[FP.$E4]))/[FP.$C4];1)" office:value-type="float" office:value="26" calcext:value-type="float">
            <text:p>26</text:p>
          </table:table-cell>
          <table:table-cell table:formula="of:=CEILING(MAX(0;([FP.DK$12]-[FP.$E4]))/[FP.$C4];1)" office:value-type="float" office:value="27" calcext:value-type="float">
            <text:p>27</text:p>
          </table:table-cell>
          <table:table-cell table:formula="of:=CEILING(MAX(0;([FP.DL$12]-[FP.$E4]))/[FP.$C4];1)" office:value-type="float" office:value="27" calcext:value-type="float">
            <text:p>27</text:p>
          </table:table-cell>
          <table:table-cell table:formula="of:=CEILING(MAX(0;([FP.DM$12]-[FP.$E4]))/[FP.$C4];1)" office:value-type="float" office:value="27" calcext:value-type="float">
            <text:p>27</text:p>
          </table:table-cell>
          <table:table-cell table:formula="of:=CEILING(MAX(0;([FP.DN$12]-[FP.$E4]))/[FP.$C4];1)" office:value-type="float" office:value="27" calcext:value-type="float">
            <text:p>27</text:p>
          </table:table-cell>
          <table:table-cell table:formula="of:=CEILING(MAX(0;([FP.DO$12]-[FP.$E4]))/[FP.$C4];1)" office:value-type="float" office:value="28" calcext:value-type="float">
            <text:p>28</text:p>
          </table:table-cell>
          <table:table-cell table:formula="of:=CEILING(MAX(0;([FP.DP$12]-[FP.$E4]))/[FP.$C4];1)" office:value-type="float" office:value="28" calcext:value-type="float">
            <text:p>28</text:p>
          </table:table-cell>
          <table:table-cell table:formula="of:=CEILING(MAX(0;([FP.DQ$12]-[FP.$E4]))/[FP.$C4];1)" office:value-type="float" office:value="28" calcext:value-type="float">
            <text:p>28</text:p>
          </table:table-cell>
          <table:table-cell table:formula="of:=CEILING(MAX(0;([FP.DR$12]-[FP.$E4]))/[FP.$C4];1)" office:value-type="float" office:value="28" calcext:value-type="float">
            <text:p>28</text:p>
          </table:table-cell>
          <table:table-cell table:formula="of:=CEILING(MAX(0;([FP.DS$12]-[FP.$E4]))/[FP.$C4];1)" office:value-type="float" office:value="29" calcext:value-type="float">
            <text:p>29</text:p>
          </table:table-cell>
          <table:table-cell table:formula="of:=CEILING(MAX(0;([FP.DT$12]-[FP.$E4]))/[FP.$C4];1)" office:value-type="float" office:value="29" calcext:value-type="float">
            <text:p>29</text:p>
          </table:table-cell>
          <table:table-cell table:formula="of:=CEILING(MAX(0;([FP.DU$12]-[FP.$E4]))/[FP.$C4];1)" office:value-type="float" office:value="29" calcext:value-type="float">
            <text:p>29</text:p>
          </table:table-cell>
          <table:table-cell table:formula="of:=CEILING(MAX(0;([FP.DV$12]-[FP.$E4]))/[FP.$C4];1)" office:value-type="float" office:value="29" calcext:value-type="float">
            <text:p>29</text:p>
          </table:table-cell>
          <table:table-cell table:formula="of:=CEILING(MAX(0;([FP.DW$12]-[FP.$E4]))/[FP.$C4];1)" office:value-type="float" office:value="30" calcext:value-type="float">
            <text:p>30</text:p>
          </table:table-cell>
          <table:table-cell table:formula="of:=CEILING(MAX(0;([FP.DX$12]-[FP.$E4]))/[FP.$C4];1)" office:value-type="float" office:value="30" calcext:value-type="float">
            <text:p>30</text:p>
          </table:table-cell>
          <table:table-cell table:formula="of:=CEILING(MAX(0;([FP.DY$12]-[FP.$E4]))/[FP.$C4];1)" office:value-type="float" office:value="30" calcext:value-type="float">
            <text:p>30</text:p>
          </table:table-cell>
          <table:table-cell table:formula="of:=CEILING(MAX(0;([FP.DZ$12]-[FP.$E4]))/[FP.$C4];1)" office:value-type="float" office:value="30" calcext:value-type="float">
            <text:p>30</text:p>
          </table:table-cell>
          <table:table-cell table:formula="of:=CEILING(MAX(0;([FP.EA$12]-[FP.$E4]))/[FP.$C4];1)" office:value-type="float" office:value="31" calcext:value-type="float">
            <text:p>31</text:p>
          </table:table-cell>
          <table:table-cell table:formula="of:=CEILING(MAX(0;([FP.EB$12]-[FP.$E4]))/[FP.$C4];1)" office:value-type="float" office:value="31" calcext:value-type="float">
            <text:p>31</text:p>
          </table:table-cell>
        </table:table-row>
        <table:table-row table:style-name="ro1" table:visibility="collapse">
          <table:table-cell/>
          <table:table-cell table:style-name="ce13" table:number-columns-repeated="7"/>
          <table:table-cell table:style-name="ce13" office:value-type="string" calcext:value-type="string">
            <text:p>of instances</text:p>
          </table:table-cell>
          <table:table-cell table:formula="of:=CEILING(MAX(0;([FP.J$12]-[FP.$E5]))/[FP.$C5];1)" office:value-type="float" office:value="0" calcext:value-type="float">
            <text:p>0</text:p>
          </table:table-cell>
          <table:table-cell table:formula="of:=CEILING(MAX(0;([FP.K$12]-[FP.$E5]))/[FP.$C5];1)" office:value-type="float" office:value="0" calcext:value-type="float">
            <text:p>0</text:p>
          </table:table-cell>
          <table:table-cell table:formula="of:=CEILING(MAX(0;([FP.L$12]-[FP.$E5]))/[FP.$C5];1)" office:value-type="float" office:value="0" calcext:value-type="float">
            <text:p>0</text:p>
          </table:table-cell>
          <table:table-cell table:formula="of:=CEILING(MAX(0;([FP.M$12]-[FP.$E5]))/[FP.$C5];1)" office:value-type="float" office:value="1" calcext:value-type="float">
            <text:p>1</text:p>
          </table:table-cell>
          <table:table-cell table:formula="of:=CEILING(MAX(0;([FP.N$12]-[FP.$E5]))/[FP.$C5];1)" office:value-type="float" office:value="1" calcext:value-type="float">
            <text:p>1</text:p>
          </table:table-cell>
          <table:table-cell table:formula="of:=CEILING(MAX(0;([FP.O$12]-[FP.$E5]))/[FP.$C5];1)" office:value-type="float" office:value="1" calcext:value-type="float">
            <text:p>1</text:p>
          </table:table-cell>
          <table:table-cell table:formula="of:=CEILING(MAX(0;([FP.P$12]-[FP.$E5]))/[FP.$C5];1)" office:value-type="float" office:value="1" calcext:value-type="float">
            <text:p>1</text:p>
          </table:table-cell>
          <table:table-cell table:formula="of:=CEILING(MAX(0;([FP.Q$12]-[FP.$E5]))/[FP.$C5];1)" office:value-type="float" office:value="1" calcext:value-type="float">
            <text:p>1</text:p>
          </table:table-cell>
          <table:table-cell table:formula="of:=CEILING(MAX(0;([FP.R$12]-[FP.$E5]))/[FP.$C5];1)" office:value-type="float" office:value="1" calcext:value-type="float">
            <text:p>1</text:p>
          </table:table-cell>
          <table:table-cell table:formula="of:=CEILING(MAX(0;([FP.S$12]-[FP.$E5]))/[FP.$C5];1)" office:value-type="float" office:value="1" calcext:value-type="float">
            <text:p>1</text:p>
          </table:table-cell>
          <table:table-cell table:formula="of:=CEILING(MAX(0;([FP.T$12]-[FP.$E5]))/[FP.$C5];1)" office:value-type="float" office:value="1" calcext:value-type="float">
            <text:p>1</text:p>
          </table:table-cell>
          <table:table-cell table:formula="of:=CEILING(MAX(0;([FP.U$12]-[FP.$E5]))/[FP.$C5];1)" office:value-type="float" office:value="1" calcext:value-type="float">
            <text:p>1</text:p>
          </table:table-cell>
          <table:table-cell table:formula="of:=CEILING(MAX(0;([FP.V$12]-[FP.$E5]))/[FP.$C5];1)" office:value-type="float" office:value="1" calcext:value-type="float">
            <text:p>1</text:p>
          </table:table-cell>
          <table:table-cell table:formula="of:=CEILING(MAX(0;([FP.W$12]-[FP.$E5]))/[FP.$C5];1)" office:value-type="float" office:value="2" calcext:value-type="float">
            <text:p>2</text:p>
          </table:table-cell>
          <table:table-cell table:formula="of:=CEILING(MAX(0;([FP.X$12]-[FP.$E5]))/[FP.$C5];1)" office:value-type="float" office:value="2" calcext:value-type="float">
            <text:p>2</text:p>
          </table:table-cell>
          <table:table-cell table:formula="of:=CEILING(MAX(0;([FP.Y$12]-[FP.$E5]))/[FP.$C5];1)" office:value-type="float" office:value="2" calcext:value-type="float">
            <text:p>2</text:p>
          </table:table-cell>
          <table:table-cell table:formula="of:=CEILING(MAX(0;([FP.Z$12]-[FP.$E5]))/[FP.$C5];1)" office:value-type="float" office:value="2" calcext:value-type="float">
            <text:p>2</text:p>
          </table:table-cell>
          <table:table-cell table:formula="of:=CEILING(MAX(0;([FP.AA$12]-[FP.$E5]))/[FP.$C5];1)" office:value-type="float" office:value="2" calcext:value-type="float">
            <text:p>2</text:p>
          </table:table-cell>
          <table:table-cell table:formula="of:=CEILING(MAX(0;([FP.AB$12]-[FP.$E5]))/[FP.$C5];1)" office:value-type="float" office:value="2" calcext:value-type="float">
            <text:p>2</text:p>
          </table:table-cell>
          <table:table-cell table:formula="of:=CEILING(MAX(0;([FP.AC$12]-[FP.$E5]))/[FP.$C5];1)" office:value-type="float" office:value="2" calcext:value-type="float">
            <text:p>2</text:p>
          </table:table-cell>
          <table:table-cell table:formula="of:=CEILING(MAX(0;([FP.AD$12]-[FP.$E5]))/[FP.$C5];1)" office:value-type="float" office:value="2" calcext:value-type="float">
            <text:p>2</text:p>
          </table:table-cell>
          <table:table-cell table:formula="of:=CEILING(MAX(0;([FP.AE$12]-[FP.$E5]))/[FP.$C5];1)" office:value-type="float" office:value="2" calcext:value-type="float">
            <text:p>2</text:p>
          </table:table-cell>
          <table:table-cell table:formula="of:=CEILING(MAX(0;([FP.AF$12]-[FP.$E5]))/[FP.$C5];1)" office:value-type="float" office:value="2" calcext:value-type="float">
            <text:p>2</text:p>
          </table:table-cell>
          <table:table-cell table:formula="of:=CEILING(MAX(0;([FP.AG$12]-[FP.$E5]))/[FP.$C5];1)" office:value-type="float" office:value="3" calcext:value-type="float">
            <text:p>3</text:p>
          </table:table-cell>
          <table:table-cell table:formula="of:=CEILING(MAX(0;([FP.AH$12]-[FP.$E5]))/[FP.$C5];1)" office:value-type="float" office:value="3" calcext:value-type="float">
            <text:p>3</text:p>
          </table:table-cell>
          <table:table-cell table:formula="of:=CEILING(MAX(0;([FP.AI$12]-[FP.$E5]))/[FP.$C5];1)" office:value-type="float" office:value="3" calcext:value-type="float">
            <text:p>3</text:p>
          </table:table-cell>
          <table:table-cell table:formula="of:=CEILING(MAX(0;([FP.AJ$12]-[FP.$E5]))/[FP.$C5];1)" office:value-type="float" office:value="3" calcext:value-type="float">
            <text:p>3</text:p>
          </table:table-cell>
          <table:table-cell table:formula="of:=CEILING(MAX(0;([FP.AK$12]-[FP.$E5]))/[FP.$C5];1)" office:value-type="float" office:value="3" calcext:value-type="float">
            <text:p>3</text:p>
          </table:table-cell>
          <table:table-cell table:formula="of:=CEILING(MAX(0;([FP.AL$12]-[FP.$E5]))/[FP.$C5];1)" office:value-type="float" office:value="3" calcext:value-type="float">
            <text:p>3</text:p>
          </table:table-cell>
          <table:table-cell table:formula="of:=CEILING(MAX(0;([FP.AM$12]-[FP.$E5]))/[FP.$C5];1)" office:value-type="float" office:value="3" calcext:value-type="float">
            <text:p>3</text:p>
          </table:table-cell>
          <table:table-cell table:formula="of:=CEILING(MAX(0;([FP.AN$12]-[FP.$E5]))/[FP.$C5];1)" office:value-type="float" office:value="3" calcext:value-type="float">
            <text:p>3</text:p>
          </table:table-cell>
          <table:table-cell table:formula="of:=CEILING(MAX(0;([FP.AO$12]-[FP.$E5]))/[FP.$C5];1)" office:value-type="float" office:value="3" calcext:value-type="float">
            <text:p>3</text:p>
          </table:table-cell>
          <table:table-cell table:formula="of:=CEILING(MAX(0;([FP.AP$12]-[FP.$E5]))/[FP.$C5];1)" office:value-type="float" office:value="3" calcext:value-type="float">
            <text:p>3</text:p>
          </table:table-cell>
          <table:table-cell table:formula="of:=CEILING(MAX(0;([FP.AQ$12]-[FP.$E5]))/[FP.$C5];1)" office:value-type="float" office:value="4" calcext:value-type="float">
            <text:p>4</text:p>
          </table:table-cell>
          <table:table-cell table:formula="of:=CEILING(MAX(0;([FP.AR$12]-[FP.$E5]))/[FP.$C5];1)" office:value-type="float" office:value="4" calcext:value-type="float">
            <text:p>4</text:p>
          </table:table-cell>
          <table:table-cell table:formula="of:=CEILING(MAX(0;([FP.AS$12]-[FP.$E5]))/[FP.$C5];1)" office:value-type="float" office:value="4" calcext:value-type="float">
            <text:p>4</text:p>
          </table:table-cell>
          <table:table-cell table:formula="of:=CEILING(MAX(0;([FP.AT$12]-[FP.$E5]))/[FP.$C5];1)" office:value-type="float" office:value="4" calcext:value-type="float">
            <text:p>4</text:p>
          </table:table-cell>
          <table:table-cell table:formula="of:=CEILING(MAX(0;([FP.AU$12]-[FP.$E5]))/[FP.$C5];1)" office:value-type="float" office:value="4" calcext:value-type="float">
            <text:p>4</text:p>
          </table:table-cell>
          <table:table-cell table:formula="of:=CEILING(MAX(0;([FP.AV$12]-[FP.$E5]))/[FP.$C5];1)" office:value-type="float" office:value="4" calcext:value-type="float">
            <text:p>4</text:p>
          </table:table-cell>
          <table:table-cell table:formula="of:=CEILING(MAX(0;([FP.AW$12]-[FP.$E5]))/[FP.$C5];1)" office:value-type="float" office:value="4" calcext:value-type="float">
            <text:p>4</text:p>
          </table:table-cell>
          <table:table-cell table:formula="of:=CEILING(MAX(0;([FP.AX$12]-[FP.$E5]))/[FP.$C5];1)" office:value-type="float" office:value="4" calcext:value-type="float">
            <text:p>4</text:p>
          </table:table-cell>
          <table:table-cell table:formula="of:=CEILING(MAX(0;([FP.AY$12]-[FP.$E5]))/[FP.$C5];1)" office:value-type="float" office:value="4" calcext:value-type="float">
            <text:p>4</text:p>
          </table:table-cell>
          <table:table-cell table:formula="of:=CEILING(MAX(0;([FP.AZ$12]-[FP.$E5]))/[FP.$C5];1)" office:value-type="float" office:value="4" calcext:value-type="float">
            <text:p>4</text:p>
          </table:table-cell>
          <table:table-cell table:formula="of:=CEILING(MAX(0;([FP.BA$12]-[FP.$E5]))/[FP.$C5];1)" office:value-type="float" office:value="5" calcext:value-type="float">
            <text:p>5</text:p>
          </table:table-cell>
          <table:table-cell table:formula="of:=CEILING(MAX(0;([FP.BB$12]-[FP.$E5]))/[FP.$C5];1)" office:value-type="float" office:value="5" calcext:value-type="float">
            <text:p>5</text:p>
          </table:table-cell>
          <table:table-cell table:formula="of:=CEILING(MAX(0;([FP.BC$12]-[FP.$E5]))/[FP.$C5];1)" office:value-type="float" office:value="5" calcext:value-type="float">
            <text:p>5</text:p>
          </table:table-cell>
          <table:table-cell table:formula="of:=CEILING(MAX(0;([FP.BD$12]-[FP.$E5]))/[FP.$C5];1)" office:value-type="float" office:value="5" calcext:value-type="float">
            <text:p>5</text:p>
          </table:table-cell>
          <table:table-cell table:formula="of:=CEILING(MAX(0;([FP.BE$12]-[FP.$E5]))/[FP.$C5];1)" office:value-type="float" office:value="5" calcext:value-type="float">
            <text:p>5</text:p>
          </table:table-cell>
          <table:table-cell table:formula="of:=CEILING(MAX(0;([FP.BF$12]-[FP.$E5]))/[FP.$C5];1)" office:value-type="float" office:value="5" calcext:value-type="float">
            <text:p>5</text:p>
          </table:table-cell>
          <table:table-cell table:formula="of:=CEILING(MAX(0;([FP.BG$12]-[FP.$E5]))/[FP.$C5];1)" office:value-type="float" office:value="5" calcext:value-type="float">
            <text:p>5</text:p>
          </table:table-cell>
          <table:table-cell table:formula="of:=CEILING(MAX(0;([FP.BH$12]-[FP.$E5]))/[FP.$C5];1)" office:value-type="float" office:value="5" calcext:value-type="float">
            <text:p>5</text:p>
          </table:table-cell>
          <table:table-cell table:formula="of:=CEILING(MAX(0;([FP.BI$12]-[FP.$E5]))/[FP.$C5];1)" office:value-type="float" office:value="5" calcext:value-type="float">
            <text:p>5</text:p>
          </table:table-cell>
          <table:table-cell table:formula="of:=CEILING(MAX(0;([FP.BJ$12]-[FP.$E5]))/[FP.$C5];1)" office:value-type="float" office:value="5" calcext:value-type="float">
            <text:p>5</text:p>
          </table:table-cell>
          <table:table-cell table:formula="of:=CEILING(MAX(0;([FP.BK$12]-[FP.$E5]))/[FP.$C5];1)" office:value-type="float" office:value="6" calcext:value-type="float">
            <text:p>6</text:p>
          </table:table-cell>
          <table:table-cell table:formula="of:=CEILING(MAX(0;([FP.BL$12]-[FP.$E5]))/[FP.$C5];1)" office:value-type="float" office:value="6" calcext:value-type="float">
            <text:p>6</text:p>
          </table:table-cell>
          <table:table-cell table:formula="of:=CEILING(MAX(0;([FP.BM$12]-[FP.$E5]))/[FP.$C5];1)" office:value-type="float" office:value="6" calcext:value-type="float">
            <text:p>6</text:p>
          </table:table-cell>
          <table:table-cell table:formula="of:=CEILING(MAX(0;([FP.BN$12]-[FP.$E5]))/[FP.$C5];1)" office:value-type="float" office:value="6" calcext:value-type="float">
            <text:p>6</text:p>
          </table:table-cell>
          <table:table-cell table:formula="of:=CEILING(MAX(0;([FP.BO$12]-[FP.$E5]))/[FP.$C5];1)" office:value-type="float" office:value="6" calcext:value-type="float">
            <text:p>6</text:p>
          </table:table-cell>
          <table:table-cell table:formula="of:=CEILING(MAX(0;([FP.BP$12]-[FP.$E5]))/[FP.$C5];1)" office:value-type="float" office:value="6" calcext:value-type="float">
            <text:p>6</text:p>
          </table:table-cell>
          <table:table-cell table:formula="of:=CEILING(MAX(0;([FP.BQ$12]-[FP.$E5]))/[FP.$C5];1)" office:value-type="float" office:value="6" calcext:value-type="float">
            <text:p>6</text:p>
          </table:table-cell>
          <table:table-cell table:formula="of:=CEILING(MAX(0;([FP.BR$12]-[FP.$E5]))/[FP.$C5];1)" office:value-type="float" office:value="6" calcext:value-type="float">
            <text:p>6</text:p>
          </table:table-cell>
          <table:table-cell table:formula="of:=CEILING(MAX(0;([FP.BS$12]-[FP.$E5]))/[FP.$C5];1)" office:value-type="float" office:value="6" calcext:value-type="float">
            <text:p>6</text:p>
          </table:table-cell>
          <table:table-cell table:formula="of:=CEILING(MAX(0;([FP.BT$12]-[FP.$E5]))/[FP.$C5];1)" office:value-type="float" office:value="6" calcext:value-type="float">
            <text:p>6</text:p>
          </table:table-cell>
          <table:table-cell table:formula="of:=CEILING(MAX(0;([FP.BU$12]-[FP.$E5]))/[FP.$C5];1)" office:value-type="float" office:value="7" calcext:value-type="float">
            <text:p>7</text:p>
          </table:table-cell>
          <table:table-cell table:formula="of:=CEILING(MAX(0;([FP.BV$12]-[FP.$E5]))/[FP.$C5];1)" office:value-type="float" office:value="7" calcext:value-type="float">
            <text:p>7</text:p>
          </table:table-cell>
          <table:table-cell table:formula="of:=CEILING(MAX(0;([FP.BW$12]-[FP.$E5]))/[FP.$C5];1)" office:value-type="float" office:value="7" calcext:value-type="float">
            <text:p>7</text:p>
          </table:table-cell>
          <table:table-cell table:formula="of:=CEILING(MAX(0;([FP.BX$12]-[FP.$E5]))/[FP.$C5];1)" office:value-type="float" office:value="7" calcext:value-type="float">
            <text:p>7</text:p>
          </table:table-cell>
          <table:table-cell table:formula="of:=CEILING(MAX(0;([FP.BY$12]-[FP.$E5]))/[FP.$C5];1)" office:value-type="float" office:value="7" calcext:value-type="float">
            <text:p>7</text:p>
          </table:table-cell>
          <table:table-cell table:formula="of:=CEILING(MAX(0;([FP.BZ$12]-[FP.$E5]))/[FP.$C5];1)" office:value-type="float" office:value="7" calcext:value-type="float">
            <text:p>7</text:p>
          </table:table-cell>
          <table:table-cell table:formula="of:=CEILING(MAX(0;([FP.CA$12]-[FP.$E5]))/[FP.$C5];1)" office:value-type="float" office:value="7" calcext:value-type="float">
            <text:p>7</text:p>
          </table:table-cell>
          <table:table-cell table:formula="of:=CEILING(MAX(0;([FP.CB$12]-[FP.$E5]))/[FP.$C5];1)" office:value-type="float" office:value="7" calcext:value-type="float">
            <text:p>7</text:p>
          </table:table-cell>
          <table:table-cell table:formula="of:=CEILING(MAX(0;([FP.CC$12]-[FP.$E5]))/[FP.$C5];1)" office:value-type="float" office:value="7" calcext:value-type="float">
            <text:p>7</text:p>
          </table:table-cell>
          <table:table-cell table:formula="of:=CEILING(MAX(0;([FP.CD$12]-[FP.$E5]))/[FP.$C5];1)" office:value-type="float" office:value="7" calcext:value-type="float">
            <text:p>7</text:p>
          </table:table-cell>
          <table:table-cell table:formula="of:=CEILING(MAX(0;([FP.CE$12]-[FP.$E5]))/[FP.$C5];1)" office:value-type="float" office:value="8" calcext:value-type="float">
            <text:p>8</text:p>
          </table:table-cell>
          <table:table-cell table:formula="of:=CEILING(MAX(0;([FP.CF$12]-[FP.$E5]))/[FP.$C5];1)" office:value-type="float" office:value="8" calcext:value-type="float">
            <text:p>8</text:p>
          </table:table-cell>
          <table:table-cell table:formula="of:=CEILING(MAX(0;([FP.CG$12]-[FP.$E5]))/[FP.$C5];1)" office:value-type="float" office:value="8" calcext:value-type="float">
            <text:p>8</text:p>
          </table:table-cell>
          <table:table-cell table:formula="of:=CEILING(MAX(0;([FP.CH$12]-[FP.$E5]))/[FP.$C5];1)" office:value-type="float" office:value="8" calcext:value-type="float">
            <text:p>8</text:p>
          </table:table-cell>
          <table:table-cell table:formula="of:=CEILING(MAX(0;([FP.CI$12]-[FP.$E5]))/[FP.$C5];1)" office:value-type="float" office:value="8" calcext:value-type="float">
            <text:p>8</text:p>
          </table:table-cell>
          <table:table-cell table:formula="of:=CEILING(MAX(0;([FP.CJ$12]-[FP.$E5]))/[FP.$C5];1)" office:value-type="float" office:value="8" calcext:value-type="float">
            <text:p>8</text:p>
          </table:table-cell>
          <table:table-cell table:formula="of:=CEILING(MAX(0;([FP.CK$12]-[FP.$E5]))/[FP.$C5];1)" office:value-type="float" office:value="8" calcext:value-type="float">
            <text:p>8</text:p>
          </table:table-cell>
          <table:table-cell table:formula="of:=CEILING(MAX(0;([FP.CL$12]-[FP.$E5]))/[FP.$C5];1)" office:value-type="float" office:value="8" calcext:value-type="float">
            <text:p>8</text:p>
          </table:table-cell>
          <table:table-cell table:formula="of:=CEILING(MAX(0;([FP.CM$12]-[FP.$E5]))/[FP.$C5];1)" office:value-type="float" office:value="8" calcext:value-type="float">
            <text:p>8</text:p>
          </table:table-cell>
          <table:table-cell table:formula="of:=CEILING(MAX(0;([FP.CN$12]-[FP.$E5]))/[FP.$C5];1)" office:value-type="float" office:value="8" calcext:value-type="float">
            <text:p>8</text:p>
          </table:table-cell>
          <table:table-cell table:formula="of:=CEILING(MAX(0;([FP.CO$12]-[FP.$E5]))/[FP.$C5];1)" office:value-type="float" office:value="9" calcext:value-type="float">
            <text:p>9</text:p>
          </table:table-cell>
          <table:table-cell table:formula="of:=CEILING(MAX(0;([FP.CP$12]-[FP.$E5]))/[FP.$C5];1)" office:value-type="float" office:value="9" calcext:value-type="float">
            <text:p>9</text:p>
          </table:table-cell>
          <table:table-cell table:formula="of:=CEILING(MAX(0;([FP.CQ$12]-[FP.$E5]))/[FP.$C5];1)" office:value-type="float" office:value="9" calcext:value-type="float">
            <text:p>9</text:p>
          </table:table-cell>
          <table:table-cell table:formula="of:=CEILING(MAX(0;([FP.CR$12]-[FP.$E5]))/[FP.$C5];1)" office:value-type="float" office:value="9" calcext:value-type="float">
            <text:p>9</text:p>
          </table:table-cell>
          <table:table-cell table:formula="of:=CEILING(MAX(0;([FP.CS$12]-[FP.$E5]))/[FP.$C5];1)" office:value-type="float" office:value="9" calcext:value-type="float">
            <text:p>9</text:p>
          </table:table-cell>
          <table:table-cell table:formula="of:=CEILING(MAX(0;([FP.CT$12]-[FP.$E5]))/[FP.$C5];1)" office:value-type="float" office:value="9" calcext:value-type="float">
            <text:p>9</text:p>
          </table:table-cell>
          <table:table-cell table:formula="of:=CEILING(MAX(0;([FP.CU$12]-[FP.$E5]))/[FP.$C5];1)" office:value-type="float" office:value="9" calcext:value-type="float">
            <text:p>9</text:p>
          </table:table-cell>
          <table:table-cell table:formula="of:=CEILING(MAX(0;([FP.CV$12]-[FP.$E5]))/[FP.$C5];1)" office:value-type="float" office:value="9" calcext:value-type="float">
            <text:p>9</text:p>
          </table:table-cell>
          <table:table-cell table:formula="of:=CEILING(MAX(0;([FP.CW$12]-[FP.$E5]))/[FP.$C5];1)" office:value-type="float" office:value="9" calcext:value-type="float">
            <text:p>9</text:p>
          </table:table-cell>
          <table:table-cell table:formula="of:=CEILING(MAX(0;([FP.CX$12]-[FP.$E5]))/[FP.$C5];1)" office:value-type="float" office:value="9" calcext:value-type="float">
            <text:p>9</text:p>
          </table:table-cell>
          <table:table-cell table:formula="of:=CEILING(MAX(0;([FP.CY$12]-[FP.$E5]))/[FP.$C5];1)" office:value-type="float" office:value="10" calcext:value-type="float">
            <text:p>10</text:p>
          </table:table-cell>
          <table:table-cell table:formula="of:=CEILING(MAX(0;([FP.CZ$12]-[FP.$E5]))/[FP.$C5];1)" office:value-type="float" office:value="10" calcext:value-type="float">
            <text:p>10</text:p>
          </table:table-cell>
          <table:table-cell table:formula="of:=CEILING(MAX(0;([FP.DA$12]-[FP.$E5]))/[FP.$C5];1)" office:value-type="float" office:value="10" calcext:value-type="float">
            <text:p>10</text:p>
          </table:table-cell>
          <table:table-cell table:formula="of:=CEILING(MAX(0;([FP.DB$12]-[FP.$E5]))/[FP.$C5];1)" office:value-type="float" office:value="10" calcext:value-type="float">
            <text:p>10</text:p>
          </table:table-cell>
          <table:table-cell table:formula="of:=CEILING(MAX(0;([FP.DC$12]-[FP.$E5]))/[FP.$C5];1)" office:value-type="float" office:value="10" calcext:value-type="float">
            <text:p>10</text:p>
          </table:table-cell>
          <table:table-cell table:formula="of:=CEILING(MAX(0;([FP.DD$12]-[FP.$E5]))/[FP.$C5];1)" office:value-type="float" office:value="10" calcext:value-type="float">
            <text:p>10</text:p>
          </table:table-cell>
          <table:table-cell table:formula="of:=CEILING(MAX(0;([FP.DE$12]-[FP.$E5]))/[FP.$C5];1)" office:value-type="float" office:value="10" calcext:value-type="float">
            <text:p>10</text:p>
          </table:table-cell>
          <table:table-cell table:formula="of:=CEILING(MAX(0;([FP.DF$12]-[FP.$E5]))/[FP.$C5];1)" office:value-type="float" office:value="10" calcext:value-type="float">
            <text:p>10</text:p>
          </table:table-cell>
          <table:table-cell table:formula="of:=CEILING(MAX(0;([FP.DG$12]-[FP.$E5]))/[FP.$C5];1)" office:value-type="float" office:value="10" calcext:value-type="float">
            <text:p>10</text:p>
          </table:table-cell>
          <table:table-cell table:formula="of:=CEILING(MAX(0;([FP.DH$12]-[FP.$E5]))/[FP.$C5];1)" office:value-type="float" office:value="10" calcext:value-type="float">
            <text:p>10</text:p>
          </table:table-cell>
          <table:table-cell table:formula="of:=CEILING(MAX(0;([FP.DI$12]-[FP.$E5]))/[FP.$C5];1)" office:value-type="float" office:value="11" calcext:value-type="float">
            <text:p>11</text:p>
          </table:table-cell>
          <table:table-cell table:formula="of:=CEILING(MAX(0;([FP.DJ$12]-[FP.$E5]))/[FP.$C5];1)" office:value-type="float" office:value="11" calcext:value-type="float">
            <text:p>11</text:p>
          </table:table-cell>
          <table:table-cell table:formula="of:=CEILING(MAX(0;([FP.DK$12]-[FP.$E5]))/[FP.$C5];1)" office:value-type="float" office:value="11" calcext:value-type="float">
            <text:p>11</text:p>
          </table:table-cell>
          <table:table-cell table:formula="of:=CEILING(MAX(0;([FP.DL$12]-[FP.$E5]))/[FP.$C5];1)" office:value-type="float" office:value="11" calcext:value-type="float">
            <text:p>11</text:p>
          </table:table-cell>
          <table:table-cell table:formula="of:=CEILING(MAX(0;([FP.DM$12]-[FP.$E5]))/[FP.$C5];1)" office:value-type="float" office:value="11" calcext:value-type="float">
            <text:p>11</text:p>
          </table:table-cell>
          <table:table-cell table:formula="of:=CEILING(MAX(0;([FP.DN$12]-[FP.$E5]))/[FP.$C5];1)" office:value-type="float" office:value="11" calcext:value-type="float">
            <text:p>11</text:p>
          </table:table-cell>
          <table:table-cell table:formula="of:=CEILING(MAX(0;([FP.DO$12]-[FP.$E5]))/[FP.$C5];1)" office:value-type="float" office:value="11" calcext:value-type="float">
            <text:p>11</text:p>
          </table:table-cell>
          <table:table-cell table:formula="of:=CEILING(MAX(0;([FP.DP$12]-[FP.$E5]))/[FP.$C5];1)" office:value-type="float" office:value="11" calcext:value-type="float">
            <text:p>11</text:p>
          </table:table-cell>
          <table:table-cell table:formula="of:=CEILING(MAX(0;([FP.DQ$12]-[FP.$E5]))/[FP.$C5];1)" office:value-type="float" office:value="11" calcext:value-type="float">
            <text:p>11</text:p>
          </table:table-cell>
          <table:table-cell table:formula="of:=CEILING(MAX(0;([FP.DR$12]-[FP.$E5]))/[FP.$C5];1)" office:value-type="float" office:value="11" calcext:value-type="float">
            <text:p>11</text:p>
          </table:table-cell>
          <table:table-cell table:formula="of:=CEILING(MAX(0;([FP.DS$12]-[FP.$E5]))/[FP.$C5];1)" office:value-type="float" office:value="12" calcext:value-type="float">
            <text:p>12</text:p>
          </table:table-cell>
          <table:table-cell table:formula="of:=CEILING(MAX(0;([FP.DT$12]-[FP.$E5]))/[FP.$C5];1)" office:value-type="float" office:value="12" calcext:value-type="float">
            <text:p>12</text:p>
          </table:table-cell>
          <table:table-cell table:formula="of:=CEILING(MAX(0;([FP.DU$12]-[FP.$E5]))/[FP.$C5];1)" office:value-type="float" office:value="12" calcext:value-type="float">
            <text:p>12</text:p>
          </table:table-cell>
          <table:table-cell table:formula="of:=CEILING(MAX(0;([FP.DV$12]-[FP.$E5]))/[FP.$C5];1)" office:value-type="float" office:value="12" calcext:value-type="float">
            <text:p>12</text:p>
          </table:table-cell>
          <table:table-cell table:formula="of:=CEILING(MAX(0;([FP.DW$12]-[FP.$E5]))/[FP.$C5];1)" office:value-type="float" office:value="12" calcext:value-type="float">
            <text:p>12</text:p>
          </table:table-cell>
          <table:table-cell table:formula="of:=CEILING(MAX(0;([FP.DX$12]-[FP.$E5]))/[FP.$C5];1)" office:value-type="float" office:value="12" calcext:value-type="float">
            <text:p>12</text:p>
          </table:table-cell>
          <table:table-cell table:formula="of:=CEILING(MAX(0;([FP.DY$12]-[FP.$E5]))/[FP.$C5];1)" office:value-type="float" office:value="12" calcext:value-type="float">
            <text:p>12</text:p>
          </table:table-cell>
          <table:table-cell table:formula="of:=CEILING(MAX(0;([FP.DZ$12]-[FP.$E5]))/[FP.$C5];1)" office:value-type="float" office:value="12" calcext:value-type="float">
            <text:p>12</text:p>
          </table:table-cell>
          <table:table-cell table:formula="of:=CEILING(MAX(0;([FP.EA$12]-[FP.$E5]))/[FP.$C5];1)" office:value-type="float" office:value="12" calcext:value-type="float">
            <text:p>12</text:p>
          </table:table-cell>
          <table:table-cell table:formula="of:=CEILING(MAX(0;([FP.EB$12]-[FP.$E5]))/[FP.$C5];1)" office:value-type="float" office:value="12" calcext:value-type="float">
            <text:p>12</text:p>
          </table:table-cell>
        </table:table-row>
        <table:table-row table:style-name="ro1" table:visibility="collapse">
          <table:table-cell/>
          <table:table-cell table:style-name="ce13" table:number-columns-repeated="8"/>
          <table:table-cell table:formula="of:=CEILING(MAX(0;([FP.J$12]-[FP.$E6]))/[FP.$C6];1)" office:value-type="float" office:value="0" calcext:value-type="float">
            <text:p>0</text:p>
          </table:table-cell>
          <table:table-cell table:formula="of:=CEILING(MAX(0;([FP.K$12]-[FP.$E6]))/[FP.$C6];1)" office:value-type="float" office:value="0" calcext:value-type="float">
            <text:p>0</text:p>
          </table:table-cell>
          <table:table-cell table:formula="of:=CEILING(MAX(0;([FP.L$12]-[FP.$E6]))/[FP.$C6];1)" office:value-type="float" office:value="0" calcext:value-type="float">
            <text:p>0</text:p>
          </table:table-cell>
          <table:table-cell table:formula="of:=CEILING(MAX(0;([FP.M$12]-[FP.$E6]))/[FP.$C6];1)" office:value-type="float" office:value="0" calcext:value-type="float">
            <text:p>0</text:p>
          </table:table-cell>
          <table:table-cell table:formula="of:=CEILING(MAX(0;([FP.N$12]-[FP.$E6]))/[FP.$C6];1)" office:value-type="float" office:value="1" calcext:value-type="float">
            <text:p>1</text:p>
          </table:table-cell>
          <table:table-cell table:formula="of:=CEILING(MAX(0;([FP.O$12]-[FP.$E6]))/[FP.$C6];1)" office:value-type="float" office:value="1" calcext:value-type="float">
            <text:p>1</text:p>
          </table:table-cell>
          <table:table-cell table:formula="of:=CEILING(MAX(0;([FP.P$12]-[FP.$E6]))/[FP.$C6];1)" office:value-type="float" office:value="1" calcext:value-type="float">
            <text:p>1</text:p>
          </table:table-cell>
          <table:table-cell table:formula="of:=CEILING(MAX(0;([FP.Q$12]-[FP.$E6]))/[FP.$C6];1)" office:value-type="float" office:value="1" calcext:value-type="float">
            <text:p>1</text:p>
          </table:table-cell>
          <table:table-cell table:formula="of:=CEILING(MAX(0;([FP.R$12]-[FP.$E6]))/[FP.$C6];1)" office:value-type="float" office:value="1" calcext:value-type="float">
            <text:p>1</text:p>
          </table:table-cell>
          <table:table-cell table:formula="of:=CEILING(MAX(0;([FP.S$12]-[FP.$E6]))/[FP.$C6];1)" office:value-type="float" office:value="1" calcext:value-type="float">
            <text:p>1</text:p>
          </table:table-cell>
          <table:table-cell table:formula="of:=CEILING(MAX(0;([FP.T$12]-[FP.$E6]))/[FP.$C6];1)" office:value-type="float" office:value="1" calcext:value-type="float">
            <text:p>1</text:p>
          </table:table-cell>
          <table:table-cell table:formula="of:=CEILING(MAX(0;([FP.U$12]-[FP.$E6]))/[FP.$C6];1)" office:value-type="float" office:value="1" calcext:value-type="float">
            <text:p>1</text:p>
          </table:table-cell>
          <table:table-cell table:formula="of:=CEILING(MAX(0;([FP.V$12]-[FP.$E6]))/[FP.$C6];1)" office:value-type="float" office:value="1" calcext:value-type="float">
            <text:p>1</text:p>
          </table:table-cell>
          <table:table-cell table:formula="of:=CEILING(MAX(0;([FP.W$12]-[FP.$E6]))/[FP.$C6];1)" office:value-type="float" office:value="1" calcext:value-type="float">
            <text:p>1</text:p>
          </table:table-cell>
          <table:table-cell table:formula="of:=CEILING(MAX(0;([FP.X$12]-[FP.$E6]))/[FP.$C6];1)" office:value-type="float" office:value="1" calcext:value-type="float">
            <text:p>1</text:p>
          </table:table-cell>
          <table:table-cell table:formula="of:=CEILING(MAX(0;([FP.Y$12]-[FP.$E6]))/[FP.$C6];1)" office:value-type="float" office:value="1" calcext:value-type="float">
            <text:p>1</text:p>
          </table:table-cell>
          <table:table-cell table:formula="of:=CEILING(MAX(0;([FP.Z$12]-[FP.$E6]))/[FP.$C6];1)" office:value-type="float" office:value="1" calcext:value-type="float">
            <text:p>1</text:p>
          </table:table-cell>
          <table:table-cell table:formula="of:=CEILING(MAX(0;([FP.AA$12]-[FP.$E6]))/[FP.$C6];1)" office:value-type="float" office:value="1" calcext:value-type="float">
            <text:p>1</text:p>
          </table:table-cell>
          <table:table-cell table:formula="of:=CEILING(MAX(0;([FP.AB$12]-[FP.$E6]))/[FP.$C6];1)" office:value-type="float" office:value="1" calcext:value-type="float">
            <text:p>1</text:p>
          </table:table-cell>
          <table:table-cell table:formula="of:=CEILING(MAX(0;([FP.AC$12]-[FP.$E6]))/[FP.$C6];1)" office:value-type="float" office:value="2" calcext:value-type="float">
            <text:p>2</text:p>
          </table:table-cell>
          <table:table-cell table:formula="of:=CEILING(MAX(0;([FP.AD$12]-[FP.$E6]))/[FP.$C6];1)" office:value-type="float" office:value="2" calcext:value-type="float">
            <text:p>2</text:p>
          </table:table-cell>
          <table:table-cell table:formula="of:=CEILING(MAX(0;([FP.AE$12]-[FP.$E6]))/[FP.$C6];1)" office:value-type="float" office:value="2" calcext:value-type="float">
            <text:p>2</text:p>
          </table:table-cell>
          <table:table-cell table:formula="of:=CEILING(MAX(0;([FP.AF$12]-[FP.$E6]))/[FP.$C6];1)" office:value-type="float" office:value="2" calcext:value-type="float">
            <text:p>2</text:p>
          </table:table-cell>
          <table:table-cell table:formula="of:=CEILING(MAX(0;([FP.AG$12]-[FP.$E6]))/[FP.$C6];1)" office:value-type="float" office:value="2" calcext:value-type="float">
            <text:p>2</text:p>
          </table:table-cell>
          <table:table-cell table:formula="of:=CEILING(MAX(0;([FP.AH$12]-[FP.$E6]))/[FP.$C6];1)" office:value-type="float" office:value="2" calcext:value-type="float">
            <text:p>2</text:p>
          </table:table-cell>
          <table:table-cell table:formula="of:=CEILING(MAX(0;([FP.AI$12]-[FP.$E6]))/[FP.$C6];1)" office:value-type="float" office:value="2" calcext:value-type="float">
            <text:p>2</text:p>
          </table:table-cell>
          <table:table-cell table:formula="of:=CEILING(MAX(0;([FP.AJ$12]-[FP.$E6]))/[FP.$C6];1)" office:value-type="float" office:value="2" calcext:value-type="float">
            <text:p>2</text:p>
          </table:table-cell>
          <table:table-cell table:formula="of:=CEILING(MAX(0;([FP.AK$12]-[FP.$E6]))/[FP.$C6];1)" office:value-type="float" office:value="2" calcext:value-type="float">
            <text:p>2</text:p>
          </table:table-cell>
          <table:table-cell table:formula="of:=CEILING(MAX(0;([FP.AL$12]-[FP.$E6]))/[FP.$C6];1)" office:value-type="float" office:value="2" calcext:value-type="float">
            <text:p>2</text:p>
          </table:table-cell>
          <table:table-cell table:formula="of:=CEILING(MAX(0;([FP.AM$12]-[FP.$E6]))/[FP.$C6];1)" office:value-type="float" office:value="2" calcext:value-type="float">
            <text:p>2</text:p>
          </table:table-cell>
          <table:table-cell table:formula="of:=CEILING(MAX(0;([FP.AN$12]-[FP.$E6]))/[FP.$C6];1)" office:value-type="float" office:value="2" calcext:value-type="float">
            <text:p>2</text:p>
          </table:table-cell>
          <table:table-cell table:formula="of:=CEILING(MAX(0;([FP.AO$12]-[FP.$E6]))/[FP.$C6];1)" office:value-type="float" office:value="2" calcext:value-type="float">
            <text:p>2</text:p>
          </table:table-cell>
          <table:table-cell table:formula="of:=CEILING(MAX(0;([FP.AP$12]-[FP.$E6]))/[FP.$C6];1)" office:value-type="float" office:value="2" calcext:value-type="float">
            <text:p>2</text:p>
          </table:table-cell>
          <table:table-cell table:formula="of:=CEILING(MAX(0;([FP.AQ$12]-[FP.$E6]))/[FP.$C6];1)" office:value-type="float" office:value="2" calcext:value-type="float">
            <text:p>2</text:p>
          </table:table-cell>
          <table:table-cell table:formula="of:=CEILING(MAX(0;([FP.AR$12]-[FP.$E6]))/[FP.$C6];1)" office:value-type="float" office:value="3" calcext:value-type="float">
            <text:p>3</text:p>
          </table:table-cell>
          <table:table-cell table:formula="of:=CEILING(MAX(0;([FP.AS$12]-[FP.$E6]))/[FP.$C6];1)" office:value-type="float" office:value="3" calcext:value-type="float">
            <text:p>3</text:p>
          </table:table-cell>
          <table:table-cell table:formula="of:=CEILING(MAX(0;([FP.AT$12]-[FP.$E6]))/[FP.$C6];1)" office:value-type="float" office:value="3" calcext:value-type="float">
            <text:p>3</text:p>
          </table:table-cell>
          <table:table-cell table:formula="of:=CEILING(MAX(0;([FP.AU$12]-[FP.$E6]))/[FP.$C6];1)" office:value-type="float" office:value="3" calcext:value-type="float">
            <text:p>3</text:p>
          </table:table-cell>
          <table:table-cell table:formula="of:=CEILING(MAX(0;([FP.AV$12]-[FP.$E6]))/[FP.$C6];1)" office:value-type="float" office:value="3" calcext:value-type="float">
            <text:p>3</text:p>
          </table:table-cell>
          <table:table-cell table:formula="of:=CEILING(MAX(0;([FP.AW$12]-[FP.$E6]))/[FP.$C6];1)" office:value-type="float" office:value="3" calcext:value-type="float">
            <text:p>3</text:p>
          </table:table-cell>
          <table:table-cell table:formula="of:=CEILING(MAX(0;([FP.AX$12]-[FP.$E6]))/[FP.$C6];1)" office:value-type="float" office:value="3" calcext:value-type="float">
            <text:p>3</text:p>
          </table:table-cell>
          <table:table-cell table:formula="of:=CEILING(MAX(0;([FP.AY$12]-[FP.$E6]))/[FP.$C6];1)" office:value-type="float" office:value="3" calcext:value-type="float">
            <text:p>3</text:p>
          </table:table-cell>
          <table:table-cell table:formula="of:=CEILING(MAX(0;([FP.AZ$12]-[FP.$E6]))/[FP.$C6];1)" office:value-type="float" office:value="3" calcext:value-type="float">
            <text:p>3</text:p>
          </table:table-cell>
          <table:table-cell table:formula="of:=CEILING(MAX(0;([FP.BA$12]-[FP.$E6]))/[FP.$C6];1)" office:value-type="float" office:value="3" calcext:value-type="float">
            <text:p>3</text:p>
          </table:table-cell>
          <table:table-cell table:formula="of:=CEILING(MAX(0;([FP.BB$12]-[FP.$E6]))/[FP.$C6];1)" office:value-type="float" office:value="3" calcext:value-type="float">
            <text:p>3</text:p>
          </table:table-cell>
          <table:table-cell table:formula="of:=CEILING(MAX(0;([FP.BC$12]-[FP.$E6]))/[FP.$C6];1)" office:value-type="float" office:value="3" calcext:value-type="float">
            <text:p>3</text:p>
          </table:table-cell>
          <table:table-cell table:formula="of:=CEILING(MAX(0;([FP.BD$12]-[FP.$E6]))/[FP.$C6];1)" office:value-type="float" office:value="3" calcext:value-type="float">
            <text:p>3</text:p>
          </table:table-cell>
          <table:table-cell table:formula="of:=CEILING(MAX(0;([FP.BE$12]-[FP.$E6]))/[FP.$C6];1)" office:value-type="float" office:value="3" calcext:value-type="float">
            <text:p>3</text:p>
          </table:table-cell>
          <table:table-cell table:formula="of:=CEILING(MAX(0;([FP.BF$12]-[FP.$E6]))/[FP.$C6];1)" office:value-type="float" office:value="3" calcext:value-type="float">
            <text:p>3</text:p>
          </table:table-cell>
          <table:table-cell table:formula="of:=CEILING(MAX(0;([FP.BG$12]-[FP.$E6]))/[FP.$C6];1)" office:value-type="float" office:value="4" calcext:value-type="float">
            <text:p>4</text:p>
          </table:table-cell>
          <table:table-cell table:formula="of:=CEILING(MAX(0;([FP.BH$12]-[FP.$E6]))/[FP.$C6];1)" office:value-type="float" office:value="4" calcext:value-type="float">
            <text:p>4</text:p>
          </table:table-cell>
          <table:table-cell table:formula="of:=CEILING(MAX(0;([FP.BI$12]-[FP.$E6]))/[FP.$C6];1)" office:value-type="float" office:value="4" calcext:value-type="float">
            <text:p>4</text:p>
          </table:table-cell>
          <table:table-cell table:formula="of:=CEILING(MAX(0;([FP.BJ$12]-[FP.$E6]))/[FP.$C6];1)" office:value-type="float" office:value="4" calcext:value-type="float">
            <text:p>4</text:p>
          </table:table-cell>
          <table:table-cell table:formula="of:=CEILING(MAX(0;([FP.BK$12]-[FP.$E6]))/[FP.$C6];1)" office:value-type="float" office:value="4" calcext:value-type="float">
            <text:p>4</text:p>
          </table:table-cell>
          <table:table-cell table:formula="of:=CEILING(MAX(0;([FP.BL$12]-[FP.$E6]))/[FP.$C6];1)" office:value-type="float" office:value="4" calcext:value-type="float">
            <text:p>4</text:p>
          </table:table-cell>
          <table:table-cell table:formula="of:=CEILING(MAX(0;([FP.BM$12]-[FP.$E6]))/[FP.$C6];1)" office:value-type="float" office:value="4" calcext:value-type="float">
            <text:p>4</text:p>
          </table:table-cell>
          <table:table-cell table:formula="of:=CEILING(MAX(0;([FP.BN$12]-[FP.$E6]))/[FP.$C6];1)" office:value-type="float" office:value="4" calcext:value-type="float">
            <text:p>4</text:p>
          </table:table-cell>
          <table:table-cell table:formula="of:=CEILING(MAX(0;([FP.BO$12]-[FP.$E6]))/[FP.$C6];1)" office:value-type="float" office:value="4" calcext:value-type="float">
            <text:p>4</text:p>
          </table:table-cell>
          <table:table-cell table:formula="of:=CEILING(MAX(0;([FP.BP$12]-[FP.$E6]))/[FP.$C6];1)" office:value-type="float" office:value="4" calcext:value-type="float">
            <text:p>4</text:p>
          </table:table-cell>
          <table:table-cell table:formula="of:=CEILING(MAX(0;([FP.BQ$12]-[FP.$E6]))/[FP.$C6];1)" office:value-type="float" office:value="4" calcext:value-type="float">
            <text:p>4</text:p>
          </table:table-cell>
          <table:table-cell table:formula="of:=CEILING(MAX(0;([FP.BR$12]-[FP.$E6]))/[FP.$C6];1)" office:value-type="float" office:value="4" calcext:value-type="float">
            <text:p>4</text:p>
          </table:table-cell>
          <table:table-cell table:formula="of:=CEILING(MAX(0;([FP.BS$12]-[FP.$E6]))/[FP.$C6];1)" office:value-type="float" office:value="4" calcext:value-type="float">
            <text:p>4</text:p>
          </table:table-cell>
          <table:table-cell table:formula="of:=CEILING(MAX(0;([FP.BT$12]-[FP.$E6]))/[FP.$C6];1)" office:value-type="float" office:value="4" calcext:value-type="float">
            <text:p>4</text:p>
          </table:table-cell>
          <table:table-cell table:formula="of:=CEILING(MAX(0;([FP.BU$12]-[FP.$E6]))/[FP.$C6];1)" office:value-type="float" office:value="4" calcext:value-type="float">
            <text:p>4</text:p>
          </table:table-cell>
          <table:table-cell table:formula="of:=CEILING(MAX(0;([FP.BV$12]-[FP.$E6]))/[FP.$C6];1)" office:value-type="float" office:value="5" calcext:value-type="float">
            <text:p>5</text:p>
          </table:table-cell>
          <table:table-cell table:formula="of:=CEILING(MAX(0;([FP.BW$12]-[FP.$E6]))/[FP.$C6];1)" office:value-type="float" office:value="5" calcext:value-type="float">
            <text:p>5</text:p>
          </table:table-cell>
          <table:table-cell table:formula="of:=CEILING(MAX(0;([FP.BX$12]-[FP.$E6]))/[FP.$C6];1)" office:value-type="float" office:value="5" calcext:value-type="float">
            <text:p>5</text:p>
          </table:table-cell>
          <table:table-cell table:formula="of:=CEILING(MAX(0;([FP.BY$12]-[FP.$E6]))/[FP.$C6];1)" office:value-type="float" office:value="5" calcext:value-type="float">
            <text:p>5</text:p>
          </table:table-cell>
          <table:table-cell table:formula="of:=CEILING(MAX(0;([FP.BZ$12]-[FP.$E6]))/[FP.$C6];1)" office:value-type="float" office:value="5" calcext:value-type="float">
            <text:p>5</text:p>
          </table:table-cell>
          <table:table-cell table:formula="of:=CEILING(MAX(0;([FP.CA$12]-[FP.$E6]))/[FP.$C6];1)" office:value-type="float" office:value="5" calcext:value-type="float">
            <text:p>5</text:p>
          </table:table-cell>
          <table:table-cell table:formula="of:=CEILING(MAX(0;([FP.CB$12]-[FP.$E6]))/[FP.$C6];1)" office:value-type="float" office:value="5" calcext:value-type="float">
            <text:p>5</text:p>
          </table:table-cell>
          <table:table-cell table:formula="of:=CEILING(MAX(0;([FP.CC$12]-[FP.$E6]))/[FP.$C6];1)" office:value-type="float" office:value="5" calcext:value-type="float">
            <text:p>5</text:p>
          </table:table-cell>
          <table:table-cell table:formula="of:=CEILING(MAX(0;([FP.CD$12]-[FP.$E6]))/[FP.$C6];1)" office:value-type="float" office:value="5" calcext:value-type="float">
            <text:p>5</text:p>
          </table:table-cell>
          <table:table-cell table:formula="of:=CEILING(MAX(0;([FP.CE$12]-[FP.$E6]))/[FP.$C6];1)" office:value-type="float" office:value="5" calcext:value-type="float">
            <text:p>5</text:p>
          </table:table-cell>
          <table:table-cell table:formula="of:=CEILING(MAX(0;([FP.CF$12]-[FP.$E6]))/[FP.$C6];1)" office:value-type="float" office:value="5" calcext:value-type="float">
            <text:p>5</text:p>
          </table:table-cell>
          <table:table-cell table:formula="of:=CEILING(MAX(0;([FP.CG$12]-[FP.$E6]))/[FP.$C6];1)" office:value-type="float" office:value="5" calcext:value-type="float">
            <text:p>5</text:p>
          </table:table-cell>
          <table:table-cell table:formula="of:=CEILING(MAX(0;([FP.CH$12]-[FP.$E6]))/[FP.$C6];1)" office:value-type="float" office:value="5" calcext:value-type="float">
            <text:p>5</text:p>
          </table:table-cell>
          <table:table-cell table:formula="of:=CEILING(MAX(0;([FP.CI$12]-[FP.$E6]))/[FP.$C6];1)" office:value-type="float" office:value="5" calcext:value-type="float">
            <text:p>5</text:p>
          </table:table-cell>
          <table:table-cell table:formula="of:=CEILING(MAX(0;([FP.CJ$12]-[FP.$E6]))/[FP.$C6];1)" office:value-type="float" office:value="5" calcext:value-type="float">
            <text:p>5</text:p>
          </table:table-cell>
          <table:table-cell table:formula="of:=CEILING(MAX(0;([FP.CK$12]-[FP.$E6]))/[FP.$C6];1)" office:value-type="float" office:value="6" calcext:value-type="float">
            <text:p>6</text:p>
          </table:table-cell>
          <table:table-cell table:formula="of:=CEILING(MAX(0;([FP.CL$12]-[FP.$E6]))/[FP.$C6];1)" office:value-type="float" office:value="6" calcext:value-type="float">
            <text:p>6</text:p>
          </table:table-cell>
          <table:table-cell table:formula="of:=CEILING(MAX(0;([FP.CM$12]-[FP.$E6]))/[FP.$C6];1)" office:value-type="float" office:value="6" calcext:value-type="float">
            <text:p>6</text:p>
          </table:table-cell>
          <table:table-cell table:formula="of:=CEILING(MAX(0;([FP.CN$12]-[FP.$E6]))/[FP.$C6];1)" office:value-type="float" office:value="6" calcext:value-type="float">
            <text:p>6</text:p>
          </table:table-cell>
          <table:table-cell table:formula="of:=CEILING(MAX(0;([FP.CO$12]-[FP.$E6]))/[FP.$C6];1)" office:value-type="float" office:value="6" calcext:value-type="float">
            <text:p>6</text:p>
          </table:table-cell>
          <table:table-cell table:formula="of:=CEILING(MAX(0;([FP.CP$12]-[FP.$E6]))/[FP.$C6];1)" office:value-type="float" office:value="6" calcext:value-type="float">
            <text:p>6</text:p>
          </table:table-cell>
          <table:table-cell table:formula="of:=CEILING(MAX(0;([FP.CQ$12]-[FP.$E6]))/[FP.$C6];1)" office:value-type="float" office:value="6" calcext:value-type="float">
            <text:p>6</text:p>
          </table:table-cell>
          <table:table-cell table:formula="of:=CEILING(MAX(0;([FP.CR$12]-[FP.$E6]))/[FP.$C6];1)" office:value-type="float" office:value="6" calcext:value-type="float">
            <text:p>6</text:p>
          </table:table-cell>
          <table:table-cell table:formula="of:=CEILING(MAX(0;([FP.CS$12]-[FP.$E6]))/[FP.$C6];1)" office:value-type="float" office:value="6" calcext:value-type="float">
            <text:p>6</text:p>
          </table:table-cell>
          <table:table-cell table:formula="of:=CEILING(MAX(0;([FP.CT$12]-[FP.$E6]))/[FP.$C6];1)" office:value-type="float" office:value="6" calcext:value-type="float">
            <text:p>6</text:p>
          </table:table-cell>
          <table:table-cell table:formula="of:=CEILING(MAX(0;([FP.CU$12]-[FP.$E6]))/[FP.$C6];1)" office:value-type="float" office:value="6" calcext:value-type="float">
            <text:p>6</text:p>
          </table:table-cell>
          <table:table-cell table:formula="of:=CEILING(MAX(0;([FP.CV$12]-[FP.$E6]))/[FP.$C6];1)" office:value-type="float" office:value="6" calcext:value-type="float">
            <text:p>6</text:p>
          </table:table-cell>
          <table:table-cell table:formula="of:=CEILING(MAX(0;([FP.CW$12]-[FP.$E6]))/[FP.$C6];1)" office:value-type="float" office:value="6" calcext:value-type="float">
            <text:p>6</text:p>
          </table:table-cell>
          <table:table-cell table:formula="of:=CEILING(MAX(0;([FP.CX$12]-[FP.$E6]))/[FP.$C6];1)" office:value-type="float" office:value="6" calcext:value-type="float">
            <text:p>6</text:p>
          </table:table-cell>
          <table:table-cell table:formula="of:=CEILING(MAX(0;([FP.CY$12]-[FP.$E6]))/[FP.$C6];1)" office:value-type="float" office:value="6" calcext:value-type="float">
            <text:p>6</text:p>
          </table:table-cell>
          <table:table-cell table:formula="of:=CEILING(MAX(0;([FP.CZ$12]-[FP.$E6]))/[FP.$C6];1)" office:value-type="float" office:value="7" calcext:value-type="float">
            <text:p>7</text:p>
          </table:table-cell>
          <table:table-cell table:formula="of:=CEILING(MAX(0;([FP.DA$12]-[FP.$E6]))/[FP.$C6];1)" office:value-type="float" office:value="7" calcext:value-type="float">
            <text:p>7</text:p>
          </table:table-cell>
          <table:table-cell table:formula="of:=CEILING(MAX(0;([FP.DB$12]-[FP.$E6]))/[FP.$C6];1)" office:value-type="float" office:value="7" calcext:value-type="float">
            <text:p>7</text:p>
          </table:table-cell>
          <table:table-cell table:formula="of:=CEILING(MAX(0;([FP.DC$12]-[FP.$E6]))/[FP.$C6];1)" office:value-type="float" office:value="7" calcext:value-type="float">
            <text:p>7</text:p>
          </table:table-cell>
          <table:table-cell table:formula="of:=CEILING(MAX(0;([FP.DD$12]-[FP.$E6]))/[FP.$C6];1)" office:value-type="float" office:value="7" calcext:value-type="float">
            <text:p>7</text:p>
          </table:table-cell>
          <table:table-cell table:formula="of:=CEILING(MAX(0;([FP.DE$12]-[FP.$E6]))/[FP.$C6];1)" office:value-type="float" office:value="7" calcext:value-type="float">
            <text:p>7</text:p>
          </table:table-cell>
          <table:table-cell table:formula="of:=CEILING(MAX(0;([FP.DF$12]-[FP.$E6]))/[FP.$C6];1)" office:value-type="float" office:value="7" calcext:value-type="float">
            <text:p>7</text:p>
          </table:table-cell>
          <table:table-cell table:formula="of:=CEILING(MAX(0;([FP.DG$12]-[FP.$E6]))/[FP.$C6];1)" office:value-type="float" office:value="7" calcext:value-type="float">
            <text:p>7</text:p>
          </table:table-cell>
          <table:table-cell table:formula="of:=CEILING(MAX(0;([FP.DH$12]-[FP.$E6]))/[FP.$C6];1)" office:value-type="float" office:value="7" calcext:value-type="float">
            <text:p>7</text:p>
          </table:table-cell>
          <table:table-cell table:formula="of:=CEILING(MAX(0;([FP.DI$12]-[FP.$E6]))/[FP.$C6];1)" office:value-type="float" office:value="7" calcext:value-type="float">
            <text:p>7</text:p>
          </table:table-cell>
          <table:table-cell table:formula="of:=CEILING(MAX(0;([FP.DJ$12]-[FP.$E6]))/[FP.$C6];1)" office:value-type="float" office:value="7" calcext:value-type="float">
            <text:p>7</text:p>
          </table:table-cell>
          <table:table-cell table:formula="of:=CEILING(MAX(0;([FP.DK$12]-[FP.$E6]))/[FP.$C6];1)" office:value-type="float" office:value="7" calcext:value-type="float">
            <text:p>7</text:p>
          </table:table-cell>
          <table:table-cell table:formula="of:=CEILING(MAX(0;([FP.DL$12]-[FP.$E6]))/[FP.$C6];1)" office:value-type="float" office:value="7" calcext:value-type="float">
            <text:p>7</text:p>
          </table:table-cell>
          <table:table-cell table:formula="of:=CEILING(MAX(0;([FP.DM$12]-[FP.$E6]))/[FP.$C6];1)" office:value-type="float" office:value="7" calcext:value-type="float">
            <text:p>7</text:p>
          </table:table-cell>
          <table:table-cell table:formula="of:=CEILING(MAX(0;([FP.DN$12]-[FP.$E6]))/[FP.$C6];1)" office:value-type="float" office:value="7" calcext:value-type="float">
            <text:p>7</text:p>
          </table:table-cell>
          <table:table-cell table:formula="of:=CEILING(MAX(0;([FP.DO$12]-[FP.$E6]))/[FP.$C6];1)" office:value-type="float" office:value="8" calcext:value-type="float">
            <text:p>8</text:p>
          </table:table-cell>
          <table:table-cell table:formula="of:=CEILING(MAX(0;([FP.DP$12]-[FP.$E6]))/[FP.$C6];1)" office:value-type="float" office:value="8" calcext:value-type="float">
            <text:p>8</text:p>
          </table:table-cell>
          <table:table-cell table:formula="of:=CEILING(MAX(0;([FP.DQ$12]-[FP.$E6]))/[FP.$C6];1)" office:value-type="float" office:value="8" calcext:value-type="float">
            <text:p>8</text:p>
          </table:table-cell>
          <table:table-cell table:formula="of:=CEILING(MAX(0;([FP.DR$12]-[FP.$E6]))/[FP.$C6];1)" office:value-type="float" office:value="8" calcext:value-type="float">
            <text:p>8</text:p>
          </table:table-cell>
          <table:table-cell table:formula="of:=CEILING(MAX(0;([FP.DS$12]-[FP.$E6]))/[FP.$C6];1)" office:value-type="float" office:value="8" calcext:value-type="float">
            <text:p>8</text:p>
          </table:table-cell>
          <table:table-cell table:formula="of:=CEILING(MAX(0;([FP.DT$12]-[FP.$E6]))/[FP.$C6];1)" office:value-type="float" office:value="8" calcext:value-type="float">
            <text:p>8</text:p>
          </table:table-cell>
          <table:table-cell table:formula="of:=CEILING(MAX(0;([FP.DU$12]-[FP.$E6]))/[FP.$C6];1)" office:value-type="float" office:value="8" calcext:value-type="float">
            <text:p>8</text:p>
          </table:table-cell>
          <table:table-cell table:formula="of:=CEILING(MAX(0;([FP.DV$12]-[FP.$E6]))/[FP.$C6];1)" office:value-type="float" office:value="8" calcext:value-type="float">
            <text:p>8</text:p>
          </table:table-cell>
          <table:table-cell table:formula="of:=CEILING(MAX(0;([FP.DW$12]-[FP.$E6]))/[FP.$C6];1)" office:value-type="float" office:value="8" calcext:value-type="float">
            <text:p>8</text:p>
          </table:table-cell>
          <table:table-cell table:formula="of:=CEILING(MAX(0;([FP.DX$12]-[FP.$E6]))/[FP.$C6];1)" office:value-type="float" office:value="8" calcext:value-type="float">
            <text:p>8</text:p>
          </table:table-cell>
          <table:table-cell table:formula="of:=CEILING(MAX(0;([FP.DY$12]-[FP.$E6]))/[FP.$C6];1)" office:value-type="float" office:value="8" calcext:value-type="float">
            <text:p>8</text:p>
          </table:table-cell>
          <table:table-cell table:formula="of:=CEILING(MAX(0;([FP.DZ$12]-[FP.$E6]))/[FP.$C6];1)" office:value-type="float" office:value="8" calcext:value-type="float">
            <text:p>8</text:p>
          </table:table-cell>
          <table:table-cell table:formula="of:=CEILING(MAX(0;([FP.EA$12]-[FP.$E6]))/[FP.$C6];1)" office:value-type="float" office:value="8" calcext:value-type="float">
            <text:p>8</text:p>
          </table:table-cell>
          <table:table-cell table:formula="of:=CEILING(MAX(0;([FP.EB$12]-[FP.$E6]))/[FP.$C6];1)" office:value-type="float" office:value="8" calcext:value-type="float">
            <text:p>8</text:p>
          </table:table-cell>
        </table:table-row>
        <table:table-row table:style-name="ro1" table:visibility="collapse">
          <table:table-cell/>
          <table:table-cell table:style-name="ce13" table:number-columns-repeated="8"/>
          <table:table-cell table:formula="of:=CEILING(MAX(0;([FP.J$12]-[FP.$E7]))/[FP.$C7];1)" office:value-type="float" office:value="0" calcext:value-type="float">
            <text:p>0</text:p>
          </table:table-cell>
          <table:table-cell table:formula="of:=CEILING(MAX(0;([FP.K$12]-[FP.$E7]))/[FP.$C7];1)" office:value-type="float" office:value="1" calcext:value-type="float">
            <text:p>1</text:p>
          </table:table-cell>
          <table:table-cell table:formula="of:=CEILING(MAX(0;([FP.L$12]-[FP.$E7]))/[FP.$C7];1)" office:value-type="float" office:value="1" calcext:value-type="float">
            <text:p>1</text:p>
          </table:table-cell>
          <table:table-cell table:formula="of:=CEILING(MAX(0;([FP.M$12]-[FP.$E7]))/[FP.$C7];1)" office:value-type="float" office:value="1" calcext:value-type="float">
            <text:p>1</text:p>
          </table:table-cell>
          <table:table-cell table:formula="of:=CEILING(MAX(0;([FP.N$12]-[FP.$E7]))/[FP.$C7];1)" office:value-type="float" office:value="1" calcext:value-type="float">
            <text:p>1</text:p>
          </table:table-cell>
          <table:table-cell table:formula="of:=CEILING(MAX(0;([FP.O$12]-[FP.$E7]))/[FP.$C7];1)" office:value-type="float" office:value="1" calcext:value-type="float">
            <text:p>1</text:p>
          </table:table-cell>
          <table:table-cell table:formula="of:=CEILING(MAX(0;([FP.P$12]-[FP.$E7]))/[FP.$C7];1)" office:value-type="float" office:value="1" calcext:value-type="float">
            <text:p>1</text:p>
          </table:table-cell>
          <table:table-cell table:formula="of:=CEILING(MAX(0;([FP.Q$12]-[FP.$E7]))/[FP.$C7];1)" office:value-type="float" office:value="1" calcext:value-type="float">
            <text:p>1</text:p>
          </table:table-cell>
          <table:table-cell table:formula="of:=CEILING(MAX(0;([FP.R$12]-[FP.$E7]))/[FP.$C7];1)" office:value-type="float" office:value="1" calcext:value-type="float">
            <text:p>1</text:p>
          </table:table-cell>
          <table:table-cell table:formula="of:=CEILING(MAX(0;([FP.S$12]-[FP.$E7]))/[FP.$C7];1)" office:value-type="float" office:value="1" calcext:value-type="float">
            <text:p>1</text:p>
          </table:table-cell>
          <table:table-cell table:formula="of:=CEILING(MAX(0;([FP.T$12]-[FP.$E7]))/[FP.$C7];1)" office:value-type="float" office:value="1" calcext:value-type="float">
            <text:p>1</text:p>
          </table:table-cell>
          <table:table-cell table:formula="of:=CEILING(MAX(0;([FP.U$12]-[FP.$E7]))/[FP.$C7];1)" office:value-type="float" office:value="1" calcext:value-type="float">
            <text:p>1</text:p>
          </table:table-cell>
          <table:table-cell table:formula="of:=CEILING(MAX(0;([FP.V$12]-[FP.$E7]))/[FP.$C7];1)" office:value-type="float" office:value="1" calcext:value-type="float">
            <text:p>1</text:p>
          </table:table-cell>
          <table:table-cell table:formula="of:=CEILING(MAX(0;([FP.W$12]-[FP.$E7]))/[FP.$C7];1)" office:value-type="float" office:value="1" calcext:value-type="float">
            <text:p>1</text:p>
          </table:table-cell>
          <table:table-cell table:formula="of:=CEILING(MAX(0;([FP.X$12]-[FP.$E7]))/[FP.$C7];1)" office:value-type="float" office:value="1" calcext:value-type="float">
            <text:p>1</text:p>
          </table:table-cell>
          <table:table-cell table:formula="of:=CEILING(MAX(0;([FP.Y$12]-[FP.$E7]))/[FP.$C7];1)" office:value-type="float" office:value="1" calcext:value-type="float">
            <text:p>1</text:p>
          </table:table-cell>
          <table:table-cell table:formula="of:=CEILING(MAX(0;([FP.Z$12]-[FP.$E7]))/[FP.$C7];1)" office:value-type="float" office:value="1" calcext:value-type="float">
            <text:p>1</text:p>
          </table:table-cell>
          <table:table-cell table:formula="of:=CEILING(MAX(0;([FP.AA$12]-[FP.$E7]))/[FP.$C7];1)" office:value-type="float" office:value="1" calcext:value-type="float">
            <text:p>1</text:p>
          </table:table-cell>
          <table:table-cell table:formula="of:=CEILING(MAX(0;([FP.AB$12]-[FP.$E7]))/[FP.$C7];1)" office:value-type="float" office:value="1" calcext:value-type="float">
            <text:p>1</text:p>
          </table:table-cell>
          <table:table-cell table:formula="of:=CEILING(MAX(0;([FP.AC$12]-[FP.$E7]))/[FP.$C7];1)" office:value-type="float" office:value="1" calcext:value-type="float">
            <text:p>1</text:p>
          </table:table-cell>
          <table:table-cell table:formula="of:=CEILING(MAX(0;([FP.AD$12]-[FP.$E7]))/[FP.$C7];1)" office:value-type="float" office:value="1" calcext:value-type="float">
            <text:p>1</text:p>
          </table:table-cell>
          <table:table-cell table:formula="of:=CEILING(MAX(0;([FP.AE$12]-[FP.$E7]))/[FP.$C7];1)" office:value-type="float" office:value="2" calcext:value-type="float">
            <text:p>2</text:p>
          </table:table-cell>
          <table:table-cell table:formula="of:=CEILING(MAX(0;([FP.AF$12]-[FP.$E7]))/[FP.$C7];1)" office:value-type="float" office:value="2" calcext:value-type="float">
            <text:p>2</text:p>
          </table:table-cell>
          <table:table-cell table:formula="of:=CEILING(MAX(0;([FP.AG$12]-[FP.$E7]))/[FP.$C7];1)" office:value-type="float" office:value="2" calcext:value-type="float">
            <text:p>2</text:p>
          </table:table-cell>
          <table:table-cell table:formula="of:=CEILING(MAX(0;([FP.AH$12]-[FP.$E7]))/[FP.$C7];1)" office:value-type="float" office:value="2" calcext:value-type="float">
            <text:p>2</text:p>
          </table:table-cell>
          <table:table-cell table:formula="of:=CEILING(MAX(0;([FP.AI$12]-[FP.$E7]))/[FP.$C7];1)" office:value-type="float" office:value="2" calcext:value-type="float">
            <text:p>2</text:p>
          </table:table-cell>
          <table:table-cell table:formula="of:=CEILING(MAX(0;([FP.AJ$12]-[FP.$E7]))/[FP.$C7];1)" office:value-type="float" office:value="2" calcext:value-type="float">
            <text:p>2</text:p>
          </table:table-cell>
          <table:table-cell table:formula="of:=CEILING(MAX(0;([FP.AK$12]-[FP.$E7]))/[FP.$C7];1)" office:value-type="float" office:value="2" calcext:value-type="float">
            <text:p>2</text:p>
          </table:table-cell>
          <table:table-cell table:formula="of:=CEILING(MAX(0;([FP.AL$12]-[FP.$E7]))/[FP.$C7];1)" office:value-type="float" office:value="2" calcext:value-type="float">
            <text:p>2</text:p>
          </table:table-cell>
          <table:table-cell table:formula="of:=CEILING(MAX(0;([FP.AM$12]-[FP.$E7]))/[FP.$C7];1)" office:value-type="float" office:value="2" calcext:value-type="float">
            <text:p>2</text:p>
          </table:table-cell>
          <table:table-cell table:formula="of:=CEILING(MAX(0;([FP.AN$12]-[FP.$E7]))/[FP.$C7];1)" office:value-type="float" office:value="2" calcext:value-type="float">
            <text:p>2</text:p>
          </table:table-cell>
          <table:table-cell table:formula="of:=CEILING(MAX(0;([FP.AO$12]-[FP.$E7]))/[FP.$C7];1)" office:value-type="float" office:value="2" calcext:value-type="float">
            <text:p>2</text:p>
          </table:table-cell>
          <table:table-cell table:formula="of:=CEILING(MAX(0;([FP.AP$12]-[FP.$E7]))/[FP.$C7];1)" office:value-type="float" office:value="2" calcext:value-type="float">
            <text:p>2</text:p>
          </table:table-cell>
          <table:table-cell table:formula="of:=CEILING(MAX(0;([FP.AQ$12]-[FP.$E7]))/[FP.$C7];1)" office:value-type="float" office:value="2" calcext:value-type="float">
            <text:p>2</text:p>
          </table:table-cell>
          <table:table-cell table:formula="of:=CEILING(MAX(0;([FP.AR$12]-[FP.$E7]))/[FP.$C7];1)" office:value-type="float" office:value="2" calcext:value-type="float">
            <text:p>2</text:p>
          </table:table-cell>
          <table:table-cell table:formula="of:=CEILING(MAX(0;([FP.AS$12]-[FP.$E7]))/[FP.$C7];1)" office:value-type="float" office:value="2" calcext:value-type="float">
            <text:p>2</text:p>
          </table:table-cell>
          <table:table-cell table:formula="of:=CEILING(MAX(0;([FP.AT$12]-[FP.$E7]))/[FP.$C7];1)" office:value-type="float" office:value="2" calcext:value-type="float">
            <text:p>2</text:p>
          </table:table-cell>
          <table:table-cell table:formula="of:=CEILING(MAX(0;([FP.AU$12]-[FP.$E7]))/[FP.$C7];1)" office:value-type="float" office:value="2" calcext:value-type="float">
            <text:p>2</text:p>
          </table:table-cell>
          <table:table-cell table:formula="of:=CEILING(MAX(0;([FP.AV$12]-[FP.$E7]))/[FP.$C7];1)" office:value-type="float" office:value="2" calcext:value-type="float">
            <text:p>2</text:p>
          </table:table-cell>
          <table:table-cell table:formula="of:=CEILING(MAX(0;([FP.AW$12]-[FP.$E7]))/[FP.$C7];1)" office:value-type="float" office:value="2" calcext:value-type="float">
            <text:p>2</text:p>
          </table:table-cell>
          <table:table-cell table:formula="of:=CEILING(MAX(0;([FP.AX$12]-[FP.$E7]))/[FP.$C7];1)" office:value-type="float" office:value="2" calcext:value-type="float">
            <text:p>2</text:p>
          </table:table-cell>
          <table:table-cell table:formula="of:=CEILING(MAX(0;([FP.AY$12]-[FP.$E7]))/[FP.$C7];1)" office:value-type="float" office:value="3" calcext:value-type="float">
            <text:p>3</text:p>
          </table:table-cell>
          <table:table-cell table:formula="of:=CEILING(MAX(0;([FP.AZ$12]-[FP.$E7]))/[FP.$C7];1)" office:value-type="float" office:value="3" calcext:value-type="float">
            <text:p>3</text:p>
          </table:table-cell>
          <table:table-cell table:formula="of:=CEILING(MAX(0;([FP.BA$12]-[FP.$E7]))/[FP.$C7];1)" office:value-type="float" office:value="3" calcext:value-type="float">
            <text:p>3</text:p>
          </table:table-cell>
          <table:table-cell table:formula="of:=CEILING(MAX(0;([FP.BB$12]-[FP.$E7]))/[FP.$C7];1)" office:value-type="float" office:value="3" calcext:value-type="float">
            <text:p>3</text:p>
          </table:table-cell>
          <table:table-cell table:formula="of:=CEILING(MAX(0;([FP.BC$12]-[FP.$E7]))/[FP.$C7];1)" office:value-type="float" office:value="3" calcext:value-type="float">
            <text:p>3</text:p>
          </table:table-cell>
          <table:table-cell table:formula="of:=CEILING(MAX(0;([FP.BD$12]-[FP.$E7]))/[FP.$C7];1)" office:value-type="float" office:value="3" calcext:value-type="float">
            <text:p>3</text:p>
          </table:table-cell>
          <table:table-cell table:formula="of:=CEILING(MAX(0;([FP.BE$12]-[FP.$E7]))/[FP.$C7];1)" office:value-type="float" office:value="3" calcext:value-type="float">
            <text:p>3</text:p>
          </table:table-cell>
          <table:table-cell table:formula="of:=CEILING(MAX(0;([FP.BF$12]-[FP.$E7]))/[FP.$C7];1)" office:value-type="float" office:value="3" calcext:value-type="float">
            <text:p>3</text:p>
          </table:table-cell>
          <table:table-cell table:formula="of:=CEILING(MAX(0;([FP.BG$12]-[FP.$E7]))/[FP.$C7];1)" office:value-type="float" office:value="3" calcext:value-type="float">
            <text:p>3</text:p>
          </table:table-cell>
          <table:table-cell table:formula="of:=CEILING(MAX(0;([FP.BH$12]-[FP.$E7]))/[FP.$C7];1)" office:value-type="float" office:value="3" calcext:value-type="float">
            <text:p>3</text:p>
          </table:table-cell>
          <table:table-cell table:formula="of:=CEILING(MAX(0;([FP.BI$12]-[FP.$E7]))/[FP.$C7];1)" office:value-type="float" office:value="3" calcext:value-type="float">
            <text:p>3</text:p>
          </table:table-cell>
          <table:table-cell table:formula="of:=CEILING(MAX(0;([FP.BJ$12]-[FP.$E7]))/[FP.$C7];1)" office:value-type="float" office:value="3" calcext:value-type="float">
            <text:p>3</text:p>
          </table:table-cell>
          <table:table-cell table:formula="of:=CEILING(MAX(0;([FP.BK$12]-[FP.$E7]))/[FP.$C7];1)" office:value-type="float" office:value="3" calcext:value-type="float">
            <text:p>3</text:p>
          </table:table-cell>
          <table:table-cell table:formula="of:=CEILING(MAX(0;([FP.BL$12]-[FP.$E7]))/[FP.$C7];1)" office:value-type="float" office:value="3" calcext:value-type="float">
            <text:p>3</text:p>
          </table:table-cell>
          <table:table-cell table:formula="of:=CEILING(MAX(0;([FP.BM$12]-[FP.$E7]))/[FP.$C7];1)" office:value-type="float" office:value="3" calcext:value-type="float">
            <text:p>3</text:p>
          </table:table-cell>
          <table:table-cell table:formula="of:=CEILING(MAX(0;([FP.BN$12]-[FP.$E7]))/[FP.$C7];1)" office:value-type="float" office:value="3" calcext:value-type="float">
            <text:p>3</text:p>
          </table:table-cell>
          <table:table-cell table:formula="of:=CEILING(MAX(0;([FP.BO$12]-[FP.$E7]))/[FP.$C7];1)" office:value-type="float" office:value="3" calcext:value-type="float">
            <text:p>3</text:p>
          </table:table-cell>
          <table:table-cell table:formula="of:=CEILING(MAX(0;([FP.BP$12]-[FP.$E7]))/[FP.$C7];1)" office:value-type="float" office:value="3" calcext:value-type="float">
            <text:p>3</text:p>
          </table:table-cell>
          <table:table-cell table:formula="of:=CEILING(MAX(0;([FP.BQ$12]-[FP.$E7]))/[FP.$C7];1)" office:value-type="float" office:value="3" calcext:value-type="float">
            <text:p>3</text:p>
          </table:table-cell>
          <table:table-cell table:formula="of:=CEILING(MAX(0;([FP.BR$12]-[FP.$E7]))/[FP.$C7];1)" office:value-type="float" office:value="3" calcext:value-type="float">
            <text:p>3</text:p>
          </table:table-cell>
          <table:table-cell table:formula="of:=CEILING(MAX(0;([FP.BS$12]-[FP.$E7]))/[FP.$C7];1)" office:value-type="float" office:value="4" calcext:value-type="float">
            <text:p>4</text:p>
          </table:table-cell>
          <table:table-cell table:formula="of:=CEILING(MAX(0;([FP.BT$12]-[FP.$E7]))/[FP.$C7];1)" office:value-type="float" office:value="4" calcext:value-type="float">
            <text:p>4</text:p>
          </table:table-cell>
          <table:table-cell table:formula="of:=CEILING(MAX(0;([FP.BU$12]-[FP.$E7]))/[FP.$C7];1)" office:value-type="float" office:value="4" calcext:value-type="float">
            <text:p>4</text:p>
          </table:table-cell>
          <table:table-cell table:formula="of:=CEILING(MAX(0;([FP.BV$12]-[FP.$E7]))/[FP.$C7];1)" office:value-type="float" office:value="4" calcext:value-type="float">
            <text:p>4</text:p>
          </table:table-cell>
          <table:table-cell table:formula="of:=CEILING(MAX(0;([FP.BW$12]-[FP.$E7]))/[FP.$C7];1)" office:value-type="float" office:value="4" calcext:value-type="float">
            <text:p>4</text:p>
          </table:table-cell>
          <table:table-cell table:formula="of:=CEILING(MAX(0;([FP.BX$12]-[FP.$E7]))/[FP.$C7];1)" office:value-type="float" office:value="4" calcext:value-type="float">
            <text:p>4</text:p>
          </table:table-cell>
          <table:table-cell table:formula="of:=CEILING(MAX(0;([FP.BY$12]-[FP.$E7]))/[FP.$C7];1)" office:value-type="float" office:value="4" calcext:value-type="float">
            <text:p>4</text:p>
          </table:table-cell>
          <table:table-cell table:formula="of:=CEILING(MAX(0;([FP.BZ$12]-[FP.$E7]))/[FP.$C7];1)" office:value-type="float" office:value="4" calcext:value-type="float">
            <text:p>4</text:p>
          </table:table-cell>
          <table:table-cell table:formula="of:=CEILING(MAX(0;([FP.CA$12]-[FP.$E7]))/[FP.$C7];1)" office:value-type="float" office:value="4" calcext:value-type="float">
            <text:p>4</text:p>
          </table:table-cell>
          <table:table-cell table:formula="of:=CEILING(MAX(0;([FP.CB$12]-[FP.$E7]))/[FP.$C7];1)" office:value-type="float" office:value="4" calcext:value-type="float">
            <text:p>4</text:p>
          </table:table-cell>
          <table:table-cell table:formula="of:=CEILING(MAX(0;([FP.CC$12]-[FP.$E7]))/[FP.$C7];1)" office:value-type="float" office:value="4" calcext:value-type="float">
            <text:p>4</text:p>
          </table:table-cell>
          <table:table-cell table:formula="of:=CEILING(MAX(0;([FP.CD$12]-[FP.$E7]))/[FP.$C7];1)" office:value-type="float" office:value="4" calcext:value-type="float">
            <text:p>4</text:p>
          </table:table-cell>
          <table:table-cell table:formula="of:=CEILING(MAX(0;([FP.CE$12]-[FP.$E7]))/[FP.$C7];1)" office:value-type="float" office:value="4" calcext:value-type="float">
            <text:p>4</text:p>
          </table:table-cell>
          <table:table-cell table:formula="of:=CEILING(MAX(0;([FP.CF$12]-[FP.$E7]))/[FP.$C7];1)" office:value-type="float" office:value="4" calcext:value-type="float">
            <text:p>4</text:p>
          </table:table-cell>
          <table:table-cell table:formula="of:=CEILING(MAX(0;([FP.CG$12]-[FP.$E7]))/[FP.$C7];1)" office:value-type="float" office:value="4" calcext:value-type="float">
            <text:p>4</text:p>
          </table:table-cell>
          <table:table-cell table:formula="of:=CEILING(MAX(0;([FP.CH$12]-[FP.$E7]))/[FP.$C7];1)" office:value-type="float" office:value="4" calcext:value-type="float">
            <text:p>4</text:p>
          </table:table-cell>
          <table:table-cell table:formula="of:=CEILING(MAX(0;([FP.CI$12]-[FP.$E7]))/[FP.$C7];1)" office:value-type="float" office:value="4" calcext:value-type="float">
            <text:p>4</text:p>
          </table:table-cell>
          <table:table-cell table:formula="of:=CEILING(MAX(0;([FP.CJ$12]-[FP.$E7]))/[FP.$C7];1)" office:value-type="float" office:value="4" calcext:value-type="float">
            <text:p>4</text:p>
          </table:table-cell>
          <table:table-cell table:formula="of:=CEILING(MAX(0;([FP.CK$12]-[FP.$E7]))/[FP.$C7];1)" office:value-type="float" office:value="4" calcext:value-type="float">
            <text:p>4</text:p>
          </table:table-cell>
          <table:table-cell table:formula="of:=CEILING(MAX(0;([FP.CL$12]-[FP.$E7]))/[FP.$C7];1)" office:value-type="float" office:value="4" calcext:value-type="float">
            <text:p>4</text:p>
          </table:table-cell>
          <table:table-cell table:formula="of:=CEILING(MAX(0;([FP.CM$12]-[FP.$E7]))/[FP.$C7];1)" office:value-type="float" office:value="5" calcext:value-type="float">
            <text:p>5</text:p>
          </table:table-cell>
          <table:table-cell table:formula="of:=CEILING(MAX(0;([FP.CN$12]-[FP.$E7]))/[FP.$C7];1)" office:value-type="float" office:value="5" calcext:value-type="float">
            <text:p>5</text:p>
          </table:table-cell>
          <table:table-cell table:formula="of:=CEILING(MAX(0;([FP.CO$12]-[FP.$E7]))/[FP.$C7];1)" office:value-type="float" office:value="5" calcext:value-type="float">
            <text:p>5</text:p>
          </table:table-cell>
          <table:table-cell table:formula="of:=CEILING(MAX(0;([FP.CP$12]-[FP.$E7]))/[FP.$C7];1)" office:value-type="float" office:value="5" calcext:value-type="float">
            <text:p>5</text:p>
          </table:table-cell>
          <table:table-cell table:formula="of:=CEILING(MAX(0;([FP.CQ$12]-[FP.$E7]))/[FP.$C7];1)" office:value-type="float" office:value="5" calcext:value-type="float">
            <text:p>5</text:p>
          </table:table-cell>
          <table:table-cell table:formula="of:=CEILING(MAX(0;([FP.CR$12]-[FP.$E7]))/[FP.$C7];1)" office:value-type="float" office:value="5" calcext:value-type="float">
            <text:p>5</text:p>
          </table:table-cell>
          <table:table-cell table:formula="of:=CEILING(MAX(0;([FP.CS$12]-[FP.$E7]))/[FP.$C7];1)" office:value-type="float" office:value="5" calcext:value-type="float">
            <text:p>5</text:p>
          </table:table-cell>
          <table:table-cell table:formula="of:=CEILING(MAX(0;([FP.CT$12]-[FP.$E7]))/[FP.$C7];1)" office:value-type="float" office:value="5" calcext:value-type="float">
            <text:p>5</text:p>
          </table:table-cell>
          <table:table-cell table:formula="of:=CEILING(MAX(0;([FP.CU$12]-[FP.$E7]))/[FP.$C7];1)" office:value-type="float" office:value="5" calcext:value-type="float">
            <text:p>5</text:p>
          </table:table-cell>
          <table:table-cell table:formula="of:=CEILING(MAX(0;([FP.CV$12]-[FP.$E7]))/[FP.$C7];1)" office:value-type="float" office:value="5" calcext:value-type="float">
            <text:p>5</text:p>
          </table:table-cell>
          <table:table-cell table:formula="of:=CEILING(MAX(0;([FP.CW$12]-[FP.$E7]))/[FP.$C7];1)" office:value-type="float" office:value="5" calcext:value-type="float">
            <text:p>5</text:p>
          </table:table-cell>
          <table:table-cell table:formula="of:=CEILING(MAX(0;([FP.CX$12]-[FP.$E7]))/[FP.$C7];1)" office:value-type="float" office:value="5" calcext:value-type="float">
            <text:p>5</text:p>
          </table:table-cell>
          <table:table-cell table:formula="of:=CEILING(MAX(0;([FP.CY$12]-[FP.$E7]))/[FP.$C7];1)" office:value-type="float" office:value="5" calcext:value-type="float">
            <text:p>5</text:p>
          </table:table-cell>
          <table:table-cell table:formula="of:=CEILING(MAX(0;([FP.CZ$12]-[FP.$E7]))/[FP.$C7];1)" office:value-type="float" office:value="5" calcext:value-type="float">
            <text:p>5</text:p>
          </table:table-cell>
          <table:table-cell table:formula="of:=CEILING(MAX(0;([FP.DA$12]-[FP.$E7]))/[FP.$C7];1)" office:value-type="float" office:value="5" calcext:value-type="float">
            <text:p>5</text:p>
          </table:table-cell>
          <table:table-cell table:formula="of:=CEILING(MAX(0;([FP.DB$12]-[FP.$E7]))/[FP.$C7];1)" office:value-type="float" office:value="5" calcext:value-type="float">
            <text:p>5</text:p>
          </table:table-cell>
          <table:table-cell table:formula="of:=CEILING(MAX(0;([FP.DC$12]-[FP.$E7]))/[FP.$C7];1)" office:value-type="float" office:value="5" calcext:value-type="float">
            <text:p>5</text:p>
          </table:table-cell>
          <table:table-cell table:formula="of:=CEILING(MAX(0;([FP.DD$12]-[FP.$E7]))/[FP.$C7];1)" office:value-type="float" office:value="5" calcext:value-type="float">
            <text:p>5</text:p>
          </table:table-cell>
          <table:table-cell table:formula="of:=CEILING(MAX(0;([FP.DE$12]-[FP.$E7]))/[FP.$C7];1)" office:value-type="float" office:value="5" calcext:value-type="float">
            <text:p>5</text:p>
          </table:table-cell>
          <table:table-cell table:formula="of:=CEILING(MAX(0;([FP.DF$12]-[FP.$E7]))/[FP.$C7];1)" office:value-type="float" office:value="5" calcext:value-type="float">
            <text:p>5</text:p>
          </table:table-cell>
          <table:table-cell table:formula="of:=CEILING(MAX(0;([FP.DG$12]-[FP.$E7]))/[FP.$C7];1)" office:value-type="float" office:value="6" calcext:value-type="float">
            <text:p>6</text:p>
          </table:table-cell>
          <table:table-cell table:formula="of:=CEILING(MAX(0;([FP.DH$12]-[FP.$E7]))/[FP.$C7];1)" office:value-type="float" office:value="6" calcext:value-type="float">
            <text:p>6</text:p>
          </table:table-cell>
          <table:table-cell table:formula="of:=CEILING(MAX(0;([FP.DI$12]-[FP.$E7]))/[FP.$C7];1)" office:value-type="float" office:value="6" calcext:value-type="float">
            <text:p>6</text:p>
          </table:table-cell>
          <table:table-cell table:formula="of:=CEILING(MAX(0;([FP.DJ$12]-[FP.$E7]))/[FP.$C7];1)" office:value-type="float" office:value="6" calcext:value-type="float">
            <text:p>6</text:p>
          </table:table-cell>
          <table:table-cell table:formula="of:=CEILING(MAX(0;([FP.DK$12]-[FP.$E7]))/[FP.$C7];1)" office:value-type="float" office:value="6" calcext:value-type="float">
            <text:p>6</text:p>
          </table:table-cell>
          <table:table-cell table:formula="of:=CEILING(MAX(0;([FP.DL$12]-[FP.$E7]))/[FP.$C7];1)" office:value-type="float" office:value="6" calcext:value-type="float">
            <text:p>6</text:p>
          </table:table-cell>
          <table:table-cell table:formula="of:=CEILING(MAX(0;([FP.DM$12]-[FP.$E7]))/[FP.$C7];1)" office:value-type="float" office:value="6" calcext:value-type="float">
            <text:p>6</text:p>
          </table:table-cell>
          <table:table-cell table:formula="of:=CEILING(MAX(0;([FP.DN$12]-[FP.$E7]))/[FP.$C7];1)" office:value-type="float" office:value="6" calcext:value-type="float">
            <text:p>6</text:p>
          </table:table-cell>
          <table:table-cell table:formula="of:=CEILING(MAX(0;([FP.DO$12]-[FP.$E7]))/[FP.$C7];1)" office:value-type="float" office:value="6" calcext:value-type="float">
            <text:p>6</text:p>
          </table:table-cell>
          <table:table-cell table:formula="of:=CEILING(MAX(0;([FP.DP$12]-[FP.$E7]))/[FP.$C7];1)" office:value-type="float" office:value="6" calcext:value-type="float">
            <text:p>6</text:p>
          </table:table-cell>
          <table:table-cell table:formula="of:=CEILING(MAX(0;([FP.DQ$12]-[FP.$E7]))/[FP.$C7];1)" office:value-type="float" office:value="6" calcext:value-type="float">
            <text:p>6</text:p>
          </table:table-cell>
          <table:table-cell table:formula="of:=CEILING(MAX(0;([FP.DR$12]-[FP.$E7]))/[FP.$C7];1)" office:value-type="float" office:value="6" calcext:value-type="float">
            <text:p>6</text:p>
          </table:table-cell>
          <table:table-cell table:formula="of:=CEILING(MAX(0;([FP.DS$12]-[FP.$E7]))/[FP.$C7];1)" office:value-type="float" office:value="6" calcext:value-type="float">
            <text:p>6</text:p>
          </table:table-cell>
          <table:table-cell table:formula="of:=CEILING(MAX(0;([FP.DT$12]-[FP.$E7]))/[FP.$C7];1)" office:value-type="float" office:value="6" calcext:value-type="float">
            <text:p>6</text:p>
          </table:table-cell>
          <table:table-cell table:formula="of:=CEILING(MAX(0;([FP.DU$12]-[FP.$E7]))/[FP.$C7];1)" office:value-type="float" office:value="6" calcext:value-type="float">
            <text:p>6</text:p>
          </table:table-cell>
          <table:table-cell table:formula="of:=CEILING(MAX(0;([FP.DV$12]-[FP.$E7]))/[FP.$C7];1)" office:value-type="float" office:value="6" calcext:value-type="float">
            <text:p>6</text:p>
          </table:table-cell>
          <table:table-cell table:formula="of:=CEILING(MAX(0;([FP.DW$12]-[FP.$E7]))/[FP.$C7];1)" office:value-type="float" office:value="6" calcext:value-type="float">
            <text:p>6</text:p>
          </table:table-cell>
          <table:table-cell table:formula="of:=CEILING(MAX(0;([FP.DX$12]-[FP.$E7]))/[FP.$C7];1)" office:value-type="float" office:value="6" calcext:value-type="float">
            <text:p>6</text:p>
          </table:table-cell>
          <table:table-cell table:formula="of:=CEILING(MAX(0;([FP.DY$12]-[FP.$E7]))/[FP.$C7];1)" office:value-type="float" office:value="6" calcext:value-type="float">
            <text:p>6</text:p>
          </table:table-cell>
          <table:table-cell table:formula="of:=CEILING(MAX(0;([FP.DZ$12]-[FP.$E7]))/[FP.$C7];1)" office:value-type="float" office:value="6" calcext:value-type="float">
            <text:p>6</text:p>
          </table:table-cell>
          <table:table-cell table:formula="of:=CEILING(MAX(0;([FP.EA$12]-[FP.$E7]))/[FP.$C7];1)" office:value-type="float" office:value="7" calcext:value-type="float">
            <text:p>7</text:p>
          </table:table-cell>
          <table:table-cell table:formula="of:=CEILING(MAX(0;([FP.EB$12]-[FP.$E7]))/[FP.$C7];1)" office:value-type="float" office:value="7" calcext:value-type="float">
            <text:p>7</text:p>
          </table:table-cell>
        </table:table-row>
        <table:table-row table:style-name="ro1" table:visibility="collapse">
          <table:table-cell/>
          <table:table-cell table:style-name="ce13" table:number-columns-repeated="8"/>
          <table:table-cell table:formula="of:=CEILING(MAX(0;([FP.J$12]-[FP.$E8]))/[FP.$C8];1)" office:value-type="float" office:value="0" calcext:value-type="float">
            <text:p>0</text:p>
          </table:table-cell>
          <table:table-cell table:formula="of:=CEILING(MAX(0;([FP.K$12]-[FP.$E8]))/[FP.$C8];1)" office:value-type="float" office:value="1" calcext:value-type="float">
            <text:p>1</text:p>
          </table:table-cell>
          <table:table-cell table:formula="of:=CEILING(MAX(0;([FP.L$12]-[FP.$E8]))/[FP.$C8];1)" office:value-type="float" office:value="1" calcext:value-type="float">
            <text:p>1</text:p>
          </table:table-cell>
          <table:table-cell table:formula="of:=CEILING(MAX(0;([FP.M$12]-[FP.$E8]))/[FP.$C8];1)" office:value-type="float" office:value="1" calcext:value-type="float">
            <text:p>1</text:p>
          </table:table-cell>
          <table:table-cell table:formula="of:=CEILING(MAX(0;([FP.N$12]-[FP.$E8]))/[FP.$C8];1)" office:value-type="float" office:value="1" calcext:value-type="float">
            <text:p>1</text:p>
          </table:table-cell>
          <table:table-cell table:formula="of:=CEILING(MAX(0;([FP.O$12]-[FP.$E8]))/[FP.$C8];1)" office:value-type="float" office:value="1" calcext:value-type="float">
            <text:p>1</text:p>
          </table:table-cell>
          <table:table-cell table:formula="of:=CEILING(MAX(0;([FP.P$12]-[FP.$E8]))/[FP.$C8];1)" office:value-type="float" office:value="1" calcext:value-type="float">
            <text:p>1</text:p>
          </table:table-cell>
          <table:table-cell table:formula="of:=CEILING(MAX(0;([FP.Q$12]-[FP.$E8]))/[FP.$C8];1)" office:value-type="float" office:value="1" calcext:value-type="float">
            <text:p>1</text:p>
          </table:table-cell>
          <table:table-cell table:formula="of:=CEILING(MAX(0;([FP.R$12]-[FP.$E8]))/[FP.$C8];1)" office:value-type="float" office:value="1" calcext:value-type="float">
            <text:p>1</text:p>
          </table:table-cell>
          <table:table-cell table:formula="of:=CEILING(MAX(0;([FP.S$12]-[FP.$E8]))/[FP.$C8];1)" office:value-type="float" office:value="1" calcext:value-type="float">
            <text:p>1</text:p>
          </table:table-cell>
          <table:table-cell table:formula="of:=CEILING(MAX(0;([FP.T$12]-[FP.$E8]))/[FP.$C8];1)" office:value-type="float" office:value="1" calcext:value-type="float">
            <text:p>1</text:p>
          </table:table-cell>
          <table:table-cell table:formula="of:=CEILING(MAX(0;([FP.U$12]-[FP.$E8]))/[FP.$C8];1)" office:value-type="float" office:value="1" calcext:value-type="float">
            <text:p>1</text:p>
          </table:table-cell>
          <table:table-cell table:formula="of:=CEILING(MAX(0;([FP.V$12]-[FP.$E8]))/[FP.$C8];1)" office:value-type="float" office:value="1" calcext:value-type="float">
            <text:p>1</text:p>
          </table:table-cell>
          <table:table-cell table:formula="of:=CEILING(MAX(0;([FP.W$12]-[FP.$E8]))/[FP.$C8];1)" office:value-type="float" office:value="1" calcext:value-type="float">
            <text:p>1</text:p>
          </table:table-cell>
          <table:table-cell table:formula="of:=CEILING(MAX(0;([FP.X$12]-[FP.$E8]))/[FP.$C8];1)" office:value-type="float" office:value="1" calcext:value-type="float">
            <text:p>1</text:p>
          </table:table-cell>
          <table:table-cell table:formula="of:=CEILING(MAX(0;([FP.Y$12]-[FP.$E8]))/[FP.$C8];1)" office:value-type="float" office:value="1" calcext:value-type="float">
            <text:p>1</text:p>
          </table:table-cell>
          <table:table-cell table:formula="of:=CEILING(MAX(0;([FP.Z$12]-[FP.$E8]))/[FP.$C8];1)" office:value-type="float" office:value="1" calcext:value-type="float">
            <text:p>1</text:p>
          </table:table-cell>
          <table:table-cell table:formula="of:=CEILING(MAX(0;([FP.AA$12]-[FP.$E8]))/[FP.$C8];1)" office:value-type="float" office:value="1" calcext:value-type="float">
            <text:p>1</text:p>
          </table:table-cell>
          <table:table-cell table:formula="of:=CEILING(MAX(0;([FP.AB$12]-[FP.$E8]))/[FP.$C8];1)" office:value-type="float" office:value="1" calcext:value-type="float">
            <text:p>1</text:p>
          </table:table-cell>
          <table:table-cell table:formula="of:=CEILING(MAX(0;([FP.AC$12]-[FP.$E8]))/[FP.$C8];1)" office:value-type="float" office:value="1" calcext:value-type="float">
            <text:p>1</text:p>
          </table:table-cell>
          <table:table-cell table:formula="of:=CEILING(MAX(0;([FP.AD$12]-[FP.$E8]))/[FP.$C8];1)" office:value-type="float" office:value="1" calcext:value-type="float">
            <text:p>1</text:p>
          </table:table-cell>
          <table:table-cell table:formula="of:=CEILING(MAX(0;([FP.AE$12]-[FP.$E8]))/[FP.$C8];1)" office:value-type="float" office:value="1" calcext:value-type="float">
            <text:p>1</text:p>
          </table:table-cell>
          <table:table-cell table:formula="of:=CEILING(MAX(0;([FP.AF$12]-[FP.$E8]))/[FP.$C8];1)" office:value-type="float" office:value="1" calcext:value-type="float">
            <text:p>1</text:p>
          </table:table-cell>
          <table:table-cell table:formula="of:=CEILING(MAX(0;([FP.AG$12]-[FP.$E8]))/[FP.$C8];1)" office:value-type="float" office:value="1" calcext:value-type="float">
            <text:p>1</text:p>
          </table:table-cell>
          <table:table-cell table:formula="of:=CEILING(MAX(0;([FP.AH$12]-[FP.$E8]))/[FP.$C8];1)" office:value-type="float" office:value="1" calcext:value-type="float">
            <text:p>1</text:p>
          </table:table-cell>
          <table:table-cell table:formula="of:=CEILING(MAX(0;([FP.AI$12]-[FP.$E8]))/[FP.$C8];1)" office:value-type="float" office:value="1" calcext:value-type="float">
            <text:p>1</text:p>
          </table:table-cell>
          <table:table-cell table:formula="of:=CEILING(MAX(0;([FP.AJ$12]-[FP.$E8]))/[FP.$C8];1)" office:value-type="float" office:value="2" calcext:value-type="float">
            <text:p>2</text:p>
          </table:table-cell>
          <table:table-cell table:formula="of:=CEILING(MAX(0;([FP.AK$12]-[FP.$E8]))/[FP.$C8];1)" office:value-type="float" office:value="2" calcext:value-type="float">
            <text:p>2</text:p>
          </table:table-cell>
          <table:table-cell table:formula="of:=CEILING(MAX(0;([FP.AL$12]-[FP.$E8]))/[FP.$C8];1)" office:value-type="float" office:value="2" calcext:value-type="float">
            <text:p>2</text:p>
          </table:table-cell>
          <table:table-cell table:formula="of:=CEILING(MAX(0;([FP.AM$12]-[FP.$E8]))/[FP.$C8];1)" office:value-type="float" office:value="2" calcext:value-type="float">
            <text:p>2</text:p>
          </table:table-cell>
          <table:table-cell table:formula="of:=CEILING(MAX(0;([FP.AN$12]-[FP.$E8]))/[FP.$C8];1)" office:value-type="float" office:value="2" calcext:value-type="float">
            <text:p>2</text:p>
          </table:table-cell>
          <table:table-cell table:formula="of:=CEILING(MAX(0;([FP.AO$12]-[FP.$E8]))/[FP.$C8];1)" office:value-type="float" office:value="2" calcext:value-type="float">
            <text:p>2</text:p>
          </table:table-cell>
          <table:table-cell table:formula="of:=CEILING(MAX(0;([FP.AP$12]-[FP.$E8]))/[FP.$C8];1)" office:value-type="float" office:value="2" calcext:value-type="float">
            <text:p>2</text:p>
          </table:table-cell>
          <table:table-cell table:formula="of:=CEILING(MAX(0;([FP.AQ$12]-[FP.$E8]))/[FP.$C8];1)" office:value-type="float" office:value="2" calcext:value-type="float">
            <text:p>2</text:p>
          </table:table-cell>
          <table:table-cell table:formula="of:=CEILING(MAX(0;([FP.AR$12]-[FP.$E8]))/[FP.$C8];1)" office:value-type="float" office:value="2" calcext:value-type="float">
            <text:p>2</text:p>
          </table:table-cell>
          <table:table-cell table:formula="of:=CEILING(MAX(0;([FP.AS$12]-[FP.$E8]))/[FP.$C8];1)" office:value-type="float" office:value="2" calcext:value-type="float">
            <text:p>2</text:p>
          </table:table-cell>
          <table:table-cell table:formula="of:=CEILING(MAX(0;([FP.AT$12]-[FP.$E8]))/[FP.$C8];1)" office:value-type="float" office:value="2" calcext:value-type="float">
            <text:p>2</text:p>
          </table:table-cell>
          <table:table-cell table:formula="of:=CEILING(MAX(0;([FP.AU$12]-[FP.$E8]))/[FP.$C8];1)" office:value-type="float" office:value="2" calcext:value-type="float">
            <text:p>2</text:p>
          </table:table-cell>
          <table:table-cell table:formula="of:=CEILING(MAX(0;([FP.AV$12]-[FP.$E8]))/[FP.$C8];1)" office:value-type="float" office:value="2" calcext:value-type="float">
            <text:p>2</text:p>
          </table:table-cell>
          <table:table-cell table:formula="of:=CEILING(MAX(0;([FP.AW$12]-[FP.$E8]))/[FP.$C8];1)" office:value-type="float" office:value="2" calcext:value-type="float">
            <text:p>2</text:p>
          </table:table-cell>
          <table:table-cell table:formula="of:=CEILING(MAX(0;([FP.AX$12]-[FP.$E8]))/[FP.$C8];1)" office:value-type="float" office:value="2" calcext:value-type="float">
            <text:p>2</text:p>
          </table:table-cell>
          <table:table-cell table:formula="of:=CEILING(MAX(0;([FP.AY$12]-[FP.$E8]))/[FP.$C8];1)" office:value-type="float" office:value="2" calcext:value-type="float">
            <text:p>2</text:p>
          </table:table-cell>
          <table:table-cell table:formula="of:=CEILING(MAX(0;([FP.AZ$12]-[FP.$E8]))/[FP.$C8];1)" office:value-type="float" office:value="2" calcext:value-type="float">
            <text:p>2</text:p>
          </table:table-cell>
          <table:table-cell table:formula="of:=CEILING(MAX(0;([FP.BA$12]-[FP.$E8]))/[FP.$C8];1)" office:value-type="float" office:value="2" calcext:value-type="float">
            <text:p>2</text:p>
          </table:table-cell>
          <table:table-cell table:formula="of:=CEILING(MAX(0;([FP.BB$12]-[FP.$E8]))/[FP.$C8];1)" office:value-type="float" office:value="2" calcext:value-type="float">
            <text:p>2</text:p>
          </table:table-cell>
          <table:table-cell table:formula="of:=CEILING(MAX(0;([FP.BC$12]-[FP.$E8]))/[FP.$C8];1)" office:value-type="float" office:value="2" calcext:value-type="float">
            <text:p>2</text:p>
          </table:table-cell>
          <table:table-cell table:formula="of:=CEILING(MAX(0;([FP.BD$12]-[FP.$E8]))/[FP.$C8];1)" office:value-type="float" office:value="2" calcext:value-type="float">
            <text:p>2</text:p>
          </table:table-cell>
          <table:table-cell table:formula="of:=CEILING(MAX(0;([FP.BE$12]-[FP.$E8]))/[FP.$C8];1)" office:value-type="float" office:value="2" calcext:value-type="float">
            <text:p>2</text:p>
          </table:table-cell>
          <table:table-cell table:formula="of:=CEILING(MAX(0;([FP.BF$12]-[FP.$E8]))/[FP.$C8];1)" office:value-type="float" office:value="2" calcext:value-type="float">
            <text:p>2</text:p>
          </table:table-cell>
          <table:table-cell table:formula="of:=CEILING(MAX(0;([FP.BG$12]-[FP.$E8]))/[FP.$C8];1)" office:value-type="float" office:value="2" calcext:value-type="float">
            <text:p>2</text:p>
          </table:table-cell>
          <table:table-cell table:formula="of:=CEILING(MAX(0;([FP.BH$12]-[FP.$E8]))/[FP.$C8];1)" office:value-type="float" office:value="2" calcext:value-type="float">
            <text:p>2</text:p>
          </table:table-cell>
          <table:table-cell table:formula="of:=CEILING(MAX(0;([FP.BI$12]-[FP.$E8]))/[FP.$C8];1)" office:value-type="float" office:value="3" calcext:value-type="float">
            <text:p>3</text:p>
          </table:table-cell>
          <table:table-cell table:formula="of:=CEILING(MAX(0;([FP.BJ$12]-[FP.$E8]))/[FP.$C8];1)" office:value-type="float" office:value="3" calcext:value-type="float">
            <text:p>3</text:p>
          </table:table-cell>
          <table:table-cell table:formula="of:=CEILING(MAX(0;([FP.BK$12]-[FP.$E8]))/[FP.$C8];1)" office:value-type="float" office:value="3" calcext:value-type="float">
            <text:p>3</text:p>
          </table:table-cell>
          <table:table-cell table:formula="of:=CEILING(MAX(0;([FP.BL$12]-[FP.$E8]))/[FP.$C8];1)" office:value-type="float" office:value="3" calcext:value-type="float">
            <text:p>3</text:p>
          </table:table-cell>
          <table:table-cell table:formula="of:=CEILING(MAX(0;([FP.BM$12]-[FP.$E8]))/[FP.$C8];1)" office:value-type="float" office:value="3" calcext:value-type="float">
            <text:p>3</text:p>
          </table:table-cell>
          <table:table-cell table:formula="of:=CEILING(MAX(0;([FP.BN$12]-[FP.$E8]))/[FP.$C8];1)" office:value-type="float" office:value="3" calcext:value-type="float">
            <text:p>3</text:p>
          </table:table-cell>
          <table:table-cell table:formula="of:=CEILING(MAX(0;([FP.BO$12]-[FP.$E8]))/[FP.$C8];1)" office:value-type="float" office:value="3" calcext:value-type="float">
            <text:p>3</text:p>
          </table:table-cell>
          <table:table-cell table:formula="of:=CEILING(MAX(0;([FP.BP$12]-[FP.$E8]))/[FP.$C8];1)" office:value-type="float" office:value="3" calcext:value-type="float">
            <text:p>3</text:p>
          </table:table-cell>
          <table:table-cell table:formula="of:=CEILING(MAX(0;([FP.BQ$12]-[FP.$E8]))/[FP.$C8];1)" office:value-type="float" office:value="3" calcext:value-type="float">
            <text:p>3</text:p>
          </table:table-cell>
          <table:table-cell table:formula="of:=CEILING(MAX(0;([FP.BR$12]-[FP.$E8]))/[FP.$C8];1)" office:value-type="float" office:value="3" calcext:value-type="float">
            <text:p>3</text:p>
          </table:table-cell>
          <table:table-cell table:formula="of:=CEILING(MAX(0;([FP.BS$12]-[FP.$E8]))/[FP.$C8];1)" office:value-type="float" office:value="3" calcext:value-type="float">
            <text:p>3</text:p>
          </table:table-cell>
          <table:table-cell table:formula="of:=CEILING(MAX(0;([FP.BT$12]-[FP.$E8]))/[FP.$C8];1)" office:value-type="float" office:value="3" calcext:value-type="float">
            <text:p>3</text:p>
          </table:table-cell>
          <table:table-cell table:formula="of:=CEILING(MAX(0;([FP.BU$12]-[FP.$E8]))/[FP.$C8];1)" office:value-type="float" office:value="3" calcext:value-type="float">
            <text:p>3</text:p>
          </table:table-cell>
          <table:table-cell table:formula="of:=CEILING(MAX(0;([FP.BV$12]-[FP.$E8]))/[FP.$C8];1)" office:value-type="float" office:value="3" calcext:value-type="float">
            <text:p>3</text:p>
          </table:table-cell>
          <table:table-cell table:formula="of:=CEILING(MAX(0;([FP.BW$12]-[FP.$E8]))/[FP.$C8];1)" office:value-type="float" office:value="3" calcext:value-type="float">
            <text:p>3</text:p>
          </table:table-cell>
          <table:table-cell table:formula="of:=CEILING(MAX(0;([FP.BX$12]-[FP.$E8]))/[FP.$C8];1)" office:value-type="float" office:value="3" calcext:value-type="float">
            <text:p>3</text:p>
          </table:table-cell>
          <table:table-cell table:formula="of:=CEILING(MAX(0;([FP.BY$12]-[FP.$E8]))/[FP.$C8];1)" office:value-type="float" office:value="3" calcext:value-type="float">
            <text:p>3</text:p>
          </table:table-cell>
          <table:table-cell table:formula="of:=CEILING(MAX(0;([FP.BZ$12]-[FP.$E8]))/[FP.$C8];1)" office:value-type="float" office:value="3" calcext:value-type="float">
            <text:p>3</text:p>
          </table:table-cell>
          <table:table-cell table:formula="of:=CEILING(MAX(0;([FP.CA$12]-[FP.$E8]))/[FP.$C8];1)" office:value-type="float" office:value="3" calcext:value-type="float">
            <text:p>3</text:p>
          </table:table-cell>
          <table:table-cell table:formula="of:=CEILING(MAX(0;([FP.CB$12]-[FP.$E8]))/[FP.$C8];1)" office:value-type="float" office:value="3" calcext:value-type="float">
            <text:p>3</text:p>
          </table:table-cell>
          <table:table-cell table:formula="of:=CEILING(MAX(0;([FP.CC$12]-[FP.$E8]))/[FP.$C8];1)" office:value-type="float" office:value="3" calcext:value-type="float">
            <text:p>3</text:p>
          </table:table-cell>
          <table:table-cell table:formula="of:=CEILING(MAX(0;([FP.CD$12]-[FP.$E8]))/[FP.$C8];1)" office:value-type="float" office:value="3" calcext:value-type="float">
            <text:p>3</text:p>
          </table:table-cell>
          <table:table-cell table:formula="of:=CEILING(MAX(0;([FP.CE$12]-[FP.$E8]))/[FP.$C8];1)" office:value-type="float" office:value="3" calcext:value-type="float">
            <text:p>3</text:p>
          </table:table-cell>
          <table:table-cell table:formula="of:=CEILING(MAX(0;([FP.CF$12]-[FP.$E8]))/[FP.$C8];1)" office:value-type="float" office:value="3" calcext:value-type="float">
            <text:p>3</text:p>
          </table:table-cell>
          <table:table-cell table:formula="of:=CEILING(MAX(0;([FP.CG$12]-[FP.$E8]))/[FP.$C8];1)" office:value-type="float" office:value="3" calcext:value-type="float">
            <text:p>3</text:p>
          </table:table-cell>
          <table:table-cell table:formula="of:=CEILING(MAX(0;([FP.CH$12]-[FP.$E8]))/[FP.$C8];1)" office:value-type="float" office:value="4" calcext:value-type="float">
            <text:p>4</text:p>
          </table:table-cell>
          <table:table-cell table:formula="of:=CEILING(MAX(0;([FP.CI$12]-[FP.$E8]))/[FP.$C8];1)" office:value-type="float" office:value="4" calcext:value-type="float">
            <text:p>4</text:p>
          </table:table-cell>
          <table:table-cell table:formula="of:=CEILING(MAX(0;([FP.CJ$12]-[FP.$E8]))/[FP.$C8];1)" office:value-type="float" office:value="4" calcext:value-type="float">
            <text:p>4</text:p>
          </table:table-cell>
          <table:table-cell table:formula="of:=CEILING(MAX(0;([FP.CK$12]-[FP.$E8]))/[FP.$C8];1)" office:value-type="float" office:value="4" calcext:value-type="float">
            <text:p>4</text:p>
          </table:table-cell>
          <table:table-cell table:formula="of:=CEILING(MAX(0;([FP.CL$12]-[FP.$E8]))/[FP.$C8];1)" office:value-type="float" office:value="4" calcext:value-type="float">
            <text:p>4</text:p>
          </table:table-cell>
          <table:table-cell table:formula="of:=CEILING(MAX(0;([FP.CM$12]-[FP.$E8]))/[FP.$C8];1)" office:value-type="float" office:value="4" calcext:value-type="float">
            <text:p>4</text:p>
          </table:table-cell>
          <table:table-cell table:formula="of:=CEILING(MAX(0;([FP.CN$12]-[FP.$E8]))/[FP.$C8];1)" office:value-type="float" office:value="4" calcext:value-type="float">
            <text:p>4</text:p>
          </table:table-cell>
          <table:table-cell table:formula="of:=CEILING(MAX(0;([FP.CO$12]-[FP.$E8]))/[FP.$C8];1)" office:value-type="float" office:value="4" calcext:value-type="float">
            <text:p>4</text:p>
          </table:table-cell>
          <table:table-cell table:formula="of:=CEILING(MAX(0;([FP.CP$12]-[FP.$E8]))/[FP.$C8];1)" office:value-type="float" office:value="4" calcext:value-type="float">
            <text:p>4</text:p>
          </table:table-cell>
          <table:table-cell table:formula="of:=CEILING(MAX(0;([FP.CQ$12]-[FP.$E8]))/[FP.$C8];1)" office:value-type="float" office:value="4" calcext:value-type="float">
            <text:p>4</text:p>
          </table:table-cell>
          <table:table-cell table:formula="of:=CEILING(MAX(0;([FP.CR$12]-[FP.$E8]))/[FP.$C8];1)" office:value-type="float" office:value="4" calcext:value-type="float">
            <text:p>4</text:p>
          </table:table-cell>
          <table:table-cell table:formula="of:=CEILING(MAX(0;([FP.CS$12]-[FP.$E8]))/[FP.$C8];1)" office:value-type="float" office:value="4" calcext:value-type="float">
            <text:p>4</text:p>
          </table:table-cell>
          <table:table-cell table:formula="of:=CEILING(MAX(0;([FP.CT$12]-[FP.$E8]))/[FP.$C8];1)" office:value-type="float" office:value="4" calcext:value-type="float">
            <text:p>4</text:p>
          </table:table-cell>
          <table:table-cell table:formula="of:=CEILING(MAX(0;([FP.CU$12]-[FP.$E8]))/[FP.$C8];1)" office:value-type="float" office:value="4" calcext:value-type="float">
            <text:p>4</text:p>
          </table:table-cell>
          <table:table-cell table:formula="of:=CEILING(MAX(0;([FP.CV$12]-[FP.$E8]))/[FP.$C8];1)" office:value-type="float" office:value="4" calcext:value-type="float">
            <text:p>4</text:p>
          </table:table-cell>
          <table:table-cell table:formula="of:=CEILING(MAX(0;([FP.CW$12]-[FP.$E8]))/[FP.$C8];1)" office:value-type="float" office:value="4" calcext:value-type="float">
            <text:p>4</text:p>
          </table:table-cell>
          <table:table-cell table:formula="of:=CEILING(MAX(0;([FP.CX$12]-[FP.$E8]))/[FP.$C8];1)" office:value-type="float" office:value="4" calcext:value-type="float">
            <text:p>4</text:p>
          </table:table-cell>
          <table:table-cell table:formula="of:=CEILING(MAX(0;([FP.CY$12]-[FP.$E8]))/[FP.$C8];1)" office:value-type="float" office:value="4" calcext:value-type="float">
            <text:p>4</text:p>
          </table:table-cell>
          <table:table-cell table:formula="of:=CEILING(MAX(0;([FP.CZ$12]-[FP.$E8]))/[FP.$C8];1)" office:value-type="float" office:value="4" calcext:value-type="float">
            <text:p>4</text:p>
          </table:table-cell>
          <table:table-cell table:formula="of:=CEILING(MAX(0;([FP.DA$12]-[FP.$E8]))/[FP.$C8];1)" office:value-type="float" office:value="4" calcext:value-type="float">
            <text:p>4</text:p>
          </table:table-cell>
          <table:table-cell table:formula="of:=CEILING(MAX(0;([FP.DB$12]-[FP.$E8]))/[FP.$C8];1)" office:value-type="float" office:value="4" calcext:value-type="float">
            <text:p>4</text:p>
          </table:table-cell>
          <table:table-cell table:formula="of:=CEILING(MAX(0;([FP.DC$12]-[FP.$E8]))/[FP.$C8];1)" office:value-type="float" office:value="4" calcext:value-type="float">
            <text:p>4</text:p>
          </table:table-cell>
          <table:table-cell table:formula="of:=CEILING(MAX(0;([FP.DD$12]-[FP.$E8]))/[FP.$C8];1)" office:value-type="float" office:value="4" calcext:value-type="float">
            <text:p>4</text:p>
          </table:table-cell>
          <table:table-cell table:formula="of:=CEILING(MAX(0;([FP.DE$12]-[FP.$E8]))/[FP.$C8];1)" office:value-type="float" office:value="4" calcext:value-type="float">
            <text:p>4</text:p>
          </table:table-cell>
          <table:table-cell table:formula="of:=CEILING(MAX(0;([FP.DF$12]-[FP.$E8]))/[FP.$C8];1)" office:value-type="float" office:value="4" calcext:value-type="float">
            <text:p>4</text:p>
          </table:table-cell>
          <table:table-cell table:formula="of:=CEILING(MAX(0;([FP.DG$12]-[FP.$E8]))/[FP.$C8];1)" office:value-type="float" office:value="5" calcext:value-type="float">
            <text:p>5</text:p>
          </table:table-cell>
          <table:table-cell table:formula="of:=CEILING(MAX(0;([FP.DH$12]-[FP.$E8]))/[FP.$C8];1)" office:value-type="float" office:value="5" calcext:value-type="float">
            <text:p>5</text:p>
          </table:table-cell>
          <table:table-cell table:formula="of:=CEILING(MAX(0;([FP.DI$12]-[FP.$E8]))/[FP.$C8];1)" office:value-type="float" office:value="5" calcext:value-type="float">
            <text:p>5</text:p>
          </table:table-cell>
          <table:table-cell table:formula="of:=CEILING(MAX(0;([FP.DJ$12]-[FP.$E8]))/[FP.$C8];1)" office:value-type="float" office:value="5" calcext:value-type="float">
            <text:p>5</text:p>
          </table:table-cell>
          <table:table-cell table:formula="of:=CEILING(MAX(0;([FP.DK$12]-[FP.$E8]))/[FP.$C8];1)" office:value-type="float" office:value="5" calcext:value-type="float">
            <text:p>5</text:p>
          </table:table-cell>
          <table:table-cell table:formula="of:=CEILING(MAX(0;([FP.DL$12]-[FP.$E8]))/[FP.$C8];1)" office:value-type="float" office:value="5" calcext:value-type="float">
            <text:p>5</text:p>
          </table:table-cell>
          <table:table-cell table:formula="of:=CEILING(MAX(0;([FP.DM$12]-[FP.$E8]))/[FP.$C8];1)" office:value-type="float" office:value="5" calcext:value-type="float">
            <text:p>5</text:p>
          </table:table-cell>
          <table:table-cell table:formula="of:=CEILING(MAX(0;([FP.DN$12]-[FP.$E8]))/[FP.$C8];1)" office:value-type="float" office:value="5" calcext:value-type="float">
            <text:p>5</text:p>
          </table:table-cell>
          <table:table-cell table:formula="of:=CEILING(MAX(0;([FP.DO$12]-[FP.$E8]))/[FP.$C8];1)" office:value-type="float" office:value="5" calcext:value-type="float">
            <text:p>5</text:p>
          </table:table-cell>
          <table:table-cell table:formula="of:=CEILING(MAX(0;([FP.DP$12]-[FP.$E8]))/[FP.$C8];1)" office:value-type="float" office:value="5" calcext:value-type="float">
            <text:p>5</text:p>
          </table:table-cell>
          <table:table-cell table:formula="of:=CEILING(MAX(0;([FP.DQ$12]-[FP.$E8]))/[FP.$C8];1)" office:value-type="float" office:value="5" calcext:value-type="float">
            <text:p>5</text:p>
          </table:table-cell>
          <table:table-cell table:formula="of:=CEILING(MAX(0;([FP.DR$12]-[FP.$E8]))/[FP.$C8];1)" office:value-type="float" office:value="5" calcext:value-type="float">
            <text:p>5</text:p>
          </table:table-cell>
          <table:table-cell table:formula="of:=CEILING(MAX(0;([FP.DS$12]-[FP.$E8]))/[FP.$C8];1)" office:value-type="float" office:value="5" calcext:value-type="float">
            <text:p>5</text:p>
          </table:table-cell>
          <table:table-cell table:formula="of:=CEILING(MAX(0;([FP.DT$12]-[FP.$E8]))/[FP.$C8];1)" office:value-type="float" office:value="5" calcext:value-type="float">
            <text:p>5</text:p>
          </table:table-cell>
          <table:table-cell table:formula="of:=CEILING(MAX(0;([FP.DU$12]-[FP.$E8]))/[FP.$C8];1)" office:value-type="float" office:value="5" calcext:value-type="float">
            <text:p>5</text:p>
          </table:table-cell>
          <table:table-cell table:formula="of:=CEILING(MAX(0;([FP.DV$12]-[FP.$E8]))/[FP.$C8];1)" office:value-type="float" office:value="5" calcext:value-type="float">
            <text:p>5</text:p>
          </table:table-cell>
          <table:table-cell table:formula="of:=CEILING(MAX(0;([FP.DW$12]-[FP.$E8]))/[FP.$C8];1)" office:value-type="float" office:value="5" calcext:value-type="float">
            <text:p>5</text:p>
          </table:table-cell>
          <table:table-cell table:formula="of:=CEILING(MAX(0;([FP.DX$12]-[FP.$E8]))/[FP.$C8];1)" office:value-type="float" office:value="5" calcext:value-type="float">
            <text:p>5</text:p>
          </table:table-cell>
          <table:table-cell table:formula="of:=CEILING(MAX(0;([FP.DY$12]-[FP.$E8]))/[FP.$C8];1)" office:value-type="float" office:value="5" calcext:value-type="float">
            <text:p>5</text:p>
          </table:table-cell>
          <table:table-cell table:formula="of:=CEILING(MAX(0;([FP.DZ$12]-[FP.$E8]))/[FP.$C8];1)" office:value-type="float" office:value="5" calcext:value-type="float">
            <text:p>5</text:p>
          </table:table-cell>
          <table:table-cell table:formula="of:=CEILING(MAX(0;([FP.EA$12]-[FP.$E8]))/[FP.$C8];1)" office:value-type="float" office:value="5" calcext:value-type="float">
            <text:p>5</text:p>
          </table:table-cell>
          <table:table-cell table:formula="of:=CEILING(MAX(0;([FP.EB$12]-[FP.$E8]))/[FP.$C8];1)" office:value-type="float" office:value="5" calcext:value-type="float">
            <text:p>5</text:p>
          </table:table-cell>
        </table:table-row>
        <table:table-row table:style-name="ro1" table:visibility="collapse">
          <table:table-cell/>
          <table:table-cell table:style-name="ce13" table:number-columns-repeated="8"/>
          <table:table-cell table:formula="of:=CEILING(MAX(0;([FP.J$12]-[FP.$E9]))/[FP.$C9];1)" office:value-type="float" office:value="0" calcext:value-type="float">
            <text:p>0</text:p>
          </table:table-cell>
          <table:table-cell table:formula="of:=CEILING(MAX(0;([FP.K$12]-[FP.$E9]))/[FP.$C9];1)" office:value-type="float" office:value="1" calcext:value-type="float">
            <text:p>1</text:p>
          </table:table-cell>
          <table:table-cell table:formula="of:=CEILING(MAX(0;([FP.L$12]-[FP.$E9]))/[FP.$C9];1)" office:value-type="float" office:value="1" calcext:value-type="float">
            <text:p>1</text:p>
          </table:table-cell>
          <table:table-cell table:formula="of:=CEILING(MAX(0;([FP.M$12]-[FP.$E9]))/[FP.$C9];1)" office:value-type="float" office:value="1" calcext:value-type="float">
            <text:p>1</text:p>
          </table:table-cell>
          <table:table-cell table:formula="of:=CEILING(MAX(0;([FP.N$12]-[FP.$E9]))/[FP.$C9];1)" office:value-type="float" office:value="1" calcext:value-type="float">
            <text:p>1</text:p>
          </table:table-cell>
          <table:table-cell table:formula="of:=CEILING(MAX(0;([FP.O$12]-[FP.$E9]))/[FP.$C9];1)" office:value-type="float" office:value="1" calcext:value-type="float">
            <text:p>1</text:p>
          </table:table-cell>
          <table:table-cell table:formula="of:=CEILING(MAX(0;([FP.P$12]-[FP.$E9]))/[FP.$C9];1)" office:value-type="float" office:value="1" calcext:value-type="float">
            <text:p>1</text:p>
          </table:table-cell>
          <table:table-cell table:formula="of:=CEILING(MAX(0;([FP.Q$12]-[FP.$E9]))/[FP.$C9];1)" office:value-type="float" office:value="1" calcext:value-type="float">
            <text:p>1</text:p>
          </table:table-cell>
          <table:table-cell table:formula="of:=CEILING(MAX(0;([FP.R$12]-[FP.$E9]))/[FP.$C9];1)" office:value-type="float" office:value="1" calcext:value-type="float">
            <text:p>1</text:p>
          </table:table-cell>
          <table:table-cell table:formula="of:=CEILING(MAX(0;([FP.S$12]-[FP.$E9]))/[FP.$C9];1)" office:value-type="float" office:value="1" calcext:value-type="float">
            <text:p>1</text:p>
          </table:table-cell>
          <table:table-cell table:formula="of:=CEILING(MAX(0;([FP.T$12]-[FP.$E9]))/[FP.$C9];1)" office:value-type="float" office:value="1" calcext:value-type="float">
            <text:p>1</text:p>
          </table:table-cell>
          <table:table-cell table:formula="of:=CEILING(MAX(0;([FP.U$12]-[FP.$E9]))/[FP.$C9];1)" office:value-type="float" office:value="1" calcext:value-type="float">
            <text:p>1</text:p>
          </table:table-cell>
          <table:table-cell table:formula="of:=CEILING(MAX(0;([FP.V$12]-[FP.$E9]))/[FP.$C9];1)" office:value-type="float" office:value="1" calcext:value-type="float">
            <text:p>1</text:p>
          </table:table-cell>
          <table:table-cell table:formula="of:=CEILING(MAX(0;([FP.W$12]-[FP.$E9]))/[FP.$C9];1)" office:value-type="float" office:value="1" calcext:value-type="float">
            <text:p>1</text:p>
          </table:table-cell>
          <table:table-cell table:formula="of:=CEILING(MAX(0;([FP.X$12]-[FP.$E9]))/[FP.$C9];1)" office:value-type="float" office:value="1" calcext:value-type="float">
            <text:p>1</text:p>
          </table:table-cell>
          <table:table-cell table:formula="of:=CEILING(MAX(0;([FP.Y$12]-[FP.$E9]))/[FP.$C9];1)" office:value-type="float" office:value="1" calcext:value-type="float">
            <text:p>1</text:p>
          </table:table-cell>
          <table:table-cell table:formula="of:=CEILING(MAX(0;([FP.Z$12]-[FP.$E9]))/[FP.$C9];1)" office:value-type="float" office:value="1" calcext:value-type="float">
            <text:p>1</text:p>
          </table:table-cell>
          <table:table-cell table:formula="of:=CEILING(MAX(0;([FP.AA$12]-[FP.$E9]))/[FP.$C9];1)" office:value-type="float" office:value="1" calcext:value-type="float">
            <text:p>1</text:p>
          </table:table-cell>
          <table:table-cell table:formula="of:=CEILING(MAX(0;([FP.AB$12]-[FP.$E9]))/[FP.$C9];1)" office:value-type="float" office:value="1" calcext:value-type="float">
            <text:p>1</text:p>
          </table:table-cell>
          <table:table-cell table:formula="of:=CEILING(MAX(0;([FP.AC$12]-[FP.$E9]))/[FP.$C9];1)" office:value-type="float" office:value="1" calcext:value-type="float">
            <text:p>1</text:p>
          </table:table-cell>
          <table:table-cell table:formula="of:=CEILING(MAX(0;([FP.AD$12]-[FP.$E9]))/[FP.$C9];1)" office:value-type="float" office:value="1" calcext:value-type="float">
            <text:p>1</text:p>
          </table:table-cell>
          <table:table-cell table:formula="of:=CEILING(MAX(0;([FP.AE$12]-[FP.$E9]))/[FP.$C9];1)" office:value-type="float" office:value="1" calcext:value-type="float">
            <text:p>1</text:p>
          </table:table-cell>
          <table:table-cell table:formula="of:=CEILING(MAX(0;([FP.AF$12]-[FP.$E9]))/[FP.$C9];1)" office:value-type="float" office:value="1" calcext:value-type="float">
            <text:p>1</text:p>
          </table:table-cell>
          <table:table-cell table:formula="of:=CEILING(MAX(0;([FP.AG$12]-[FP.$E9]))/[FP.$C9];1)" office:value-type="float" office:value="1" calcext:value-type="float">
            <text:p>1</text:p>
          </table:table-cell>
          <table:table-cell table:formula="of:=CEILING(MAX(0;([FP.AH$12]-[FP.$E9]))/[FP.$C9];1)" office:value-type="float" office:value="1" calcext:value-type="float">
            <text:p>1</text:p>
          </table:table-cell>
          <table:table-cell table:formula="of:=CEILING(MAX(0;([FP.AI$12]-[FP.$E9]))/[FP.$C9];1)" office:value-type="float" office:value="1" calcext:value-type="float">
            <text:p>1</text:p>
          </table:table-cell>
          <table:table-cell table:formula="of:=CEILING(MAX(0;([FP.AJ$12]-[FP.$E9]))/[FP.$C9];1)" office:value-type="float" office:value="2" calcext:value-type="float">
            <text:p>2</text:p>
          </table:table-cell>
          <table:table-cell table:formula="of:=CEILING(MAX(0;([FP.AK$12]-[FP.$E9]))/[FP.$C9];1)" office:value-type="float" office:value="2" calcext:value-type="float">
            <text:p>2</text:p>
          </table:table-cell>
          <table:table-cell table:formula="of:=CEILING(MAX(0;([FP.AL$12]-[FP.$E9]))/[FP.$C9];1)" office:value-type="float" office:value="2" calcext:value-type="float">
            <text:p>2</text:p>
          </table:table-cell>
          <table:table-cell table:formula="of:=CEILING(MAX(0;([FP.AM$12]-[FP.$E9]))/[FP.$C9];1)" office:value-type="float" office:value="2" calcext:value-type="float">
            <text:p>2</text:p>
          </table:table-cell>
          <table:table-cell table:formula="of:=CEILING(MAX(0;([FP.AN$12]-[FP.$E9]))/[FP.$C9];1)" office:value-type="float" office:value="2" calcext:value-type="float">
            <text:p>2</text:p>
          </table:table-cell>
          <table:table-cell table:formula="of:=CEILING(MAX(0;([FP.AO$12]-[FP.$E9]))/[FP.$C9];1)" office:value-type="float" office:value="2" calcext:value-type="float">
            <text:p>2</text:p>
          </table:table-cell>
          <table:table-cell table:formula="of:=CEILING(MAX(0;([FP.AP$12]-[FP.$E9]))/[FP.$C9];1)" office:value-type="float" office:value="2" calcext:value-type="float">
            <text:p>2</text:p>
          </table:table-cell>
          <table:table-cell table:formula="of:=CEILING(MAX(0;([FP.AQ$12]-[FP.$E9]))/[FP.$C9];1)" office:value-type="float" office:value="2" calcext:value-type="float">
            <text:p>2</text:p>
          </table:table-cell>
          <table:table-cell table:formula="of:=CEILING(MAX(0;([FP.AR$12]-[FP.$E9]))/[FP.$C9];1)" office:value-type="float" office:value="2" calcext:value-type="float">
            <text:p>2</text:p>
          </table:table-cell>
          <table:table-cell table:formula="of:=CEILING(MAX(0;([FP.AS$12]-[FP.$E9]))/[FP.$C9];1)" office:value-type="float" office:value="2" calcext:value-type="float">
            <text:p>2</text:p>
          </table:table-cell>
          <table:table-cell table:formula="of:=CEILING(MAX(0;([FP.AT$12]-[FP.$E9]))/[FP.$C9];1)" office:value-type="float" office:value="2" calcext:value-type="float">
            <text:p>2</text:p>
          </table:table-cell>
          <table:table-cell table:formula="of:=CEILING(MAX(0;([FP.AU$12]-[FP.$E9]))/[FP.$C9];1)" office:value-type="float" office:value="2" calcext:value-type="float">
            <text:p>2</text:p>
          </table:table-cell>
          <table:table-cell table:formula="of:=CEILING(MAX(0;([FP.AV$12]-[FP.$E9]))/[FP.$C9];1)" office:value-type="float" office:value="2" calcext:value-type="float">
            <text:p>2</text:p>
          </table:table-cell>
          <table:table-cell table:formula="of:=CEILING(MAX(0;([FP.AW$12]-[FP.$E9]))/[FP.$C9];1)" office:value-type="float" office:value="2" calcext:value-type="float">
            <text:p>2</text:p>
          </table:table-cell>
          <table:table-cell table:formula="of:=CEILING(MAX(0;([FP.AX$12]-[FP.$E9]))/[FP.$C9];1)" office:value-type="float" office:value="2" calcext:value-type="float">
            <text:p>2</text:p>
          </table:table-cell>
          <table:table-cell table:formula="of:=CEILING(MAX(0;([FP.AY$12]-[FP.$E9]))/[FP.$C9];1)" office:value-type="float" office:value="2" calcext:value-type="float">
            <text:p>2</text:p>
          </table:table-cell>
          <table:table-cell table:formula="of:=CEILING(MAX(0;([FP.AZ$12]-[FP.$E9]))/[FP.$C9];1)" office:value-type="float" office:value="2" calcext:value-type="float">
            <text:p>2</text:p>
          </table:table-cell>
          <table:table-cell table:formula="of:=CEILING(MAX(0;([FP.BA$12]-[FP.$E9]))/[FP.$C9];1)" office:value-type="float" office:value="2" calcext:value-type="float">
            <text:p>2</text:p>
          </table:table-cell>
          <table:table-cell table:formula="of:=CEILING(MAX(0;([FP.BB$12]-[FP.$E9]))/[FP.$C9];1)" office:value-type="float" office:value="2" calcext:value-type="float">
            <text:p>2</text:p>
          </table:table-cell>
          <table:table-cell table:formula="of:=CEILING(MAX(0;([FP.BC$12]-[FP.$E9]))/[FP.$C9];1)" office:value-type="float" office:value="2" calcext:value-type="float">
            <text:p>2</text:p>
          </table:table-cell>
          <table:table-cell table:formula="of:=CEILING(MAX(0;([FP.BD$12]-[FP.$E9]))/[FP.$C9];1)" office:value-type="float" office:value="2" calcext:value-type="float">
            <text:p>2</text:p>
          </table:table-cell>
          <table:table-cell table:formula="of:=CEILING(MAX(0;([FP.BE$12]-[FP.$E9]))/[FP.$C9];1)" office:value-type="float" office:value="2" calcext:value-type="float">
            <text:p>2</text:p>
          </table:table-cell>
          <table:table-cell table:formula="of:=CEILING(MAX(0;([FP.BF$12]-[FP.$E9]))/[FP.$C9];1)" office:value-type="float" office:value="2" calcext:value-type="float">
            <text:p>2</text:p>
          </table:table-cell>
          <table:table-cell table:formula="of:=CEILING(MAX(0;([FP.BG$12]-[FP.$E9]))/[FP.$C9];1)" office:value-type="float" office:value="2" calcext:value-type="float">
            <text:p>2</text:p>
          </table:table-cell>
          <table:table-cell table:formula="of:=CEILING(MAX(0;([FP.BH$12]-[FP.$E9]))/[FP.$C9];1)" office:value-type="float" office:value="2" calcext:value-type="float">
            <text:p>2</text:p>
          </table:table-cell>
          <table:table-cell table:formula="of:=CEILING(MAX(0;([FP.BI$12]-[FP.$E9]))/[FP.$C9];1)" office:value-type="float" office:value="3" calcext:value-type="float">
            <text:p>3</text:p>
          </table:table-cell>
          <table:table-cell table:formula="of:=CEILING(MAX(0;([FP.BJ$12]-[FP.$E9]))/[FP.$C9];1)" office:value-type="float" office:value="3" calcext:value-type="float">
            <text:p>3</text:p>
          </table:table-cell>
          <table:table-cell table:formula="of:=CEILING(MAX(0;([FP.BK$12]-[FP.$E9]))/[FP.$C9];1)" office:value-type="float" office:value="3" calcext:value-type="float">
            <text:p>3</text:p>
          </table:table-cell>
          <table:table-cell table:formula="of:=CEILING(MAX(0;([FP.BL$12]-[FP.$E9]))/[FP.$C9];1)" office:value-type="float" office:value="3" calcext:value-type="float">
            <text:p>3</text:p>
          </table:table-cell>
          <table:table-cell table:formula="of:=CEILING(MAX(0;([FP.BM$12]-[FP.$E9]))/[FP.$C9];1)" office:value-type="float" office:value="3" calcext:value-type="float">
            <text:p>3</text:p>
          </table:table-cell>
          <table:table-cell table:formula="of:=CEILING(MAX(0;([FP.BN$12]-[FP.$E9]))/[FP.$C9];1)" office:value-type="float" office:value="3" calcext:value-type="float">
            <text:p>3</text:p>
          </table:table-cell>
          <table:table-cell table:formula="of:=CEILING(MAX(0;([FP.BO$12]-[FP.$E9]))/[FP.$C9];1)" office:value-type="float" office:value="3" calcext:value-type="float">
            <text:p>3</text:p>
          </table:table-cell>
          <table:table-cell table:formula="of:=CEILING(MAX(0;([FP.BP$12]-[FP.$E9]))/[FP.$C9];1)" office:value-type="float" office:value="3" calcext:value-type="float">
            <text:p>3</text:p>
          </table:table-cell>
          <table:table-cell table:formula="of:=CEILING(MAX(0;([FP.BQ$12]-[FP.$E9]))/[FP.$C9];1)" office:value-type="float" office:value="3" calcext:value-type="float">
            <text:p>3</text:p>
          </table:table-cell>
          <table:table-cell table:formula="of:=CEILING(MAX(0;([FP.BR$12]-[FP.$E9]))/[FP.$C9];1)" office:value-type="float" office:value="3" calcext:value-type="float">
            <text:p>3</text:p>
          </table:table-cell>
          <table:table-cell table:formula="of:=CEILING(MAX(0;([FP.BS$12]-[FP.$E9]))/[FP.$C9];1)" office:value-type="float" office:value="3" calcext:value-type="float">
            <text:p>3</text:p>
          </table:table-cell>
          <table:table-cell table:formula="of:=CEILING(MAX(0;([FP.BT$12]-[FP.$E9]))/[FP.$C9];1)" office:value-type="float" office:value="3" calcext:value-type="float">
            <text:p>3</text:p>
          </table:table-cell>
          <table:table-cell table:formula="of:=CEILING(MAX(0;([FP.BU$12]-[FP.$E9]))/[FP.$C9];1)" office:value-type="float" office:value="3" calcext:value-type="float">
            <text:p>3</text:p>
          </table:table-cell>
          <table:table-cell table:formula="of:=CEILING(MAX(0;([FP.BV$12]-[FP.$E9]))/[FP.$C9];1)" office:value-type="float" office:value="3" calcext:value-type="float">
            <text:p>3</text:p>
          </table:table-cell>
          <table:table-cell table:formula="of:=CEILING(MAX(0;([FP.BW$12]-[FP.$E9]))/[FP.$C9];1)" office:value-type="float" office:value="3" calcext:value-type="float">
            <text:p>3</text:p>
          </table:table-cell>
          <table:table-cell table:formula="of:=CEILING(MAX(0;([FP.BX$12]-[FP.$E9]))/[FP.$C9];1)" office:value-type="float" office:value="3" calcext:value-type="float">
            <text:p>3</text:p>
          </table:table-cell>
          <table:table-cell table:formula="of:=CEILING(MAX(0;([FP.BY$12]-[FP.$E9]))/[FP.$C9];1)" office:value-type="float" office:value="3" calcext:value-type="float">
            <text:p>3</text:p>
          </table:table-cell>
          <table:table-cell table:formula="of:=CEILING(MAX(0;([FP.BZ$12]-[FP.$E9]))/[FP.$C9];1)" office:value-type="float" office:value="3" calcext:value-type="float">
            <text:p>3</text:p>
          </table:table-cell>
          <table:table-cell table:formula="of:=CEILING(MAX(0;([FP.CA$12]-[FP.$E9]))/[FP.$C9];1)" office:value-type="float" office:value="3" calcext:value-type="float">
            <text:p>3</text:p>
          </table:table-cell>
          <table:table-cell table:formula="of:=CEILING(MAX(0;([FP.CB$12]-[FP.$E9]))/[FP.$C9];1)" office:value-type="float" office:value="3" calcext:value-type="float">
            <text:p>3</text:p>
          </table:table-cell>
          <table:table-cell table:formula="of:=CEILING(MAX(0;([FP.CC$12]-[FP.$E9]))/[FP.$C9];1)" office:value-type="float" office:value="3" calcext:value-type="float">
            <text:p>3</text:p>
          </table:table-cell>
          <table:table-cell table:formula="of:=CEILING(MAX(0;([FP.CD$12]-[FP.$E9]))/[FP.$C9];1)" office:value-type="float" office:value="3" calcext:value-type="float">
            <text:p>3</text:p>
          </table:table-cell>
          <table:table-cell table:formula="of:=CEILING(MAX(0;([FP.CE$12]-[FP.$E9]))/[FP.$C9];1)" office:value-type="float" office:value="3" calcext:value-type="float">
            <text:p>3</text:p>
          </table:table-cell>
          <table:table-cell table:formula="of:=CEILING(MAX(0;([FP.CF$12]-[FP.$E9]))/[FP.$C9];1)" office:value-type="float" office:value="3" calcext:value-type="float">
            <text:p>3</text:p>
          </table:table-cell>
          <table:table-cell table:formula="of:=CEILING(MAX(0;([FP.CG$12]-[FP.$E9]))/[FP.$C9];1)" office:value-type="float" office:value="3" calcext:value-type="float">
            <text:p>3</text:p>
          </table:table-cell>
          <table:table-cell table:formula="of:=CEILING(MAX(0;([FP.CH$12]-[FP.$E9]))/[FP.$C9];1)" office:value-type="float" office:value="4" calcext:value-type="float">
            <text:p>4</text:p>
          </table:table-cell>
          <table:table-cell table:formula="of:=CEILING(MAX(0;([FP.CI$12]-[FP.$E9]))/[FP.$C9];1)" office:value-type="float" office:value="4" calcext:value-type="float">
            <text:p>4</text:p>
          </table:table-cell>
          <table:table-cell table:formula="of:=CEILING(MAX(0;([FP.CJ$12]-[FP.$E9]))/[FP.$C9];1)" office:value-type="float" office:value="4" calcext:value-type="float">
            <text:p>4</text:p>
          </table:table-cell>
          <table:table-cell table:formula="of:=CEILING(MAX(0;([FP.CK$12]-[FP.$E9]))/[FP.$C9];1)" office:value-type="float" office:value="4" calcext:value-type="float">
            <text:p>4</text:p>
          </table:table-cell>
          <table:table-cell table:formula="of:=CEILING(MAX(0;([FP.CL$12]-[FP.$E9]))/[FP.$C9];1)" office:value-type="float" office:value="4" calcext:value-type="float">
            <text:p>4</text:p>
          </table:table-cell>
          <table:table-cell table:formula="of:=CEILING(MAX(0;([FP.CM$12]-[FP.$E9]))/[FP.$C9];1)" office:value-type="float" office:value="4" calcext:value-type="float">
            <text:p>4</text:p>
          </table:table-cell>
          <table:table-cell table:formula="of:=CEILING(MAX(0;([FP.CN$12]-[FP.$E9]))/[FP.$C9];1)" office:value-type="float" office:value="4" calcext:value-type="float">
            <text:p>4</text:p>
          </table:table-cell>
          <table:table-cell table:formula="of:=CEILING(MAX(0;([FP.CO$12]-[FP.$E9]))/[FP.$C9];1)" office:value-type="float" office:value="4" calcext:value-type="float">
            <text:p>4</text:p>
          </table:table-cell>
          <table:table-cell table:formula="of:=CEILING(MAX(0;([FP.CP$12]-[FP.$E9]))/[FP.$C9];1)" office:value-type="float" office:value="4" calcext:value-type="float">
            <text:p>4</text:p>
          </table:table-cell>
          <table:table-cell table:formula="of:=CEILING(MAX(0;([FP.CQ$12]-[FP.$E9]))/[FP.$C9];1)" office:value-type="float" office:value="4" calcext:value-type="float">
            <text:p>4</text:p>
          </table:table-cell>
          <table:table-cell table:formula="of:=CEILING(MAX(0;([FP.CR$12]-[FP.$E9]))/[FP.$C9];1)" office:value-type="float" office:value="4" calcext:value-type="float">
            <text:p>4</text:p>
          </table:table-cell>
          <table:table-cell table:formula="of:=CEILING(MAX(0;([FP.CS$12]-[FP.$E9]))/[FP.$C9];1)" office:value-type="float" office:value="4" calcext:value-type="float">
            <text:p>4</text:p>
          </table:table-cell>
          <table:table-cell table:formula="of:=CEILING(MAX(0;([FP.CT$12]-[FP.$E9]))/[FP.$C9];1)" office:value-type="float" office:value="4" calcext:value-type="float">
            <text:p>4</text:p>
          </table:table-cell>
          <table:table-cell table:formula="of:=CEILING(MAX(0;([FP.CU$12]-[FP.$E9]))/[FP.$C9];1)" office:value-type="float" office:value="4" calcext:value-type="float">
            <text:p>4</text:p>
          </table:table-cell>
          <table:table-cell table:formula="of:=CEILING(MAX(0;([FP.CV$12]-[FP.$E9]))/[FP.$C9];1)" office:value-type="float" office:value="4" calcext:value-type="float">
            <text:p>4</text:p>
          </table:table-cell>
          <table:table-cell table:formula="of:=CEILING(MAX(0;([FP.CW$12]-[FP.$E9]))/[FP.$C9];1)" office:value-type="float" office:value="4" calcext:value-type="float">
            <text:p>4</text:p>
          </table:table-cell>
          <table:table-cell table:formula="of:=CEILING(MAX(0;([FP.CX$12]-[FP.$E9]))/[FP.$C9];1)" office:value-type="float" office:value="4" calcext:value-type="float">
            <text:p>4</text:p>
          </table:table-cell>
          <table:table-cell table:formula="of:=CEILING(MAX(0;([FP.CY$12]-[FP.$E9]))/[FP.$C9];1)" office:value-type="float" office:value="4" calcext:value-type="float">
            <text:p>4</text:p>
          </table:table-cell>
          <table:table-cell table:formula="of:=CEILING(MAX(0;([FP.CZ$12]-[FP.$E9]))/[FP.$C9];1)" office:value-type="float" office:value="4" calcext:value-type="float">
            <text:p>4</text:p>
          </table:table-cell>
          <table:table-cell table:formula="of:=CEILING(MAX(0;([FP.DA$12]-[FP.$E9]))/[FP.$C9];1)" office:value-type="float" office:value="4" calcext:value-type="float">
            <text:p>4</text:p>
          </table:table-cell>
          <table:table-cell table:formula="of:=CEILING(MAX(0;([FP.DB$12]-[FP.$E9]))/[FP.$C9];1)" office:value-type="float" office:value="4" calcext:value-type="float">
            <text:p>4</text:p>
          </table:table-cell>
          <table:table-cell table:formula="of:=CEILING(MAX(0;([FP.DC$12]-[FP.$E9]))/[FP.$C9];1)" office:value-type="float" office:value="4" calcext:value-type="float">
            <text:p>4</text:p>
          </table:table-cell>
          <table:table-cell table:formula="of:=CEILING(MAX(0;([FP.DD$12]-[FP.$E9]))/[FP.$C9];1)" office:value-type="float" office:value="4" calcext:value-type="float">
            <text:p>4</text:p>
          </table:table-cell>
          <table:table-cell table:formula="of:=CEILING(MAX(0;([FP.DE$12]-[FP.$E9]))/[FP.$C9];1)" office:value-type="float" office:value="4" calcext:value-type="float">
            <text:p>4</text:p>
          </table:table-cell>
          <table:table-cell table:formula="of:=CEILING(MAX(0;([FP.DF$12]-[FP.$E9]))/[FP.$C9];1)" office:value-type="float" office:value="4" calcext:value-type="float">
            <text:p>4</text:p>
          </table:table-cell>
          <table:table-cell table:formula="of:=CEILING(MAX(0;([FP.DG$12]-[FP.$E9]))/[FP.$C9];1)" office:value-type="float" office:value="5" calcext:value-type="float">
            <text:p>5</text:p>
          </table:table-cell>
          <table:table-cell table:formula="of:=CEILING(MAX(0;([FP.DH$12]-[FP.$E9]))/[FP.$C9];1)" office:value-type="float" office:value="5" calcext:value-type="float">
            <text:p>5</text:p>
          </table:table-cell>
          <table:table-cell table:formula="of:=CEILING(MAX(0;([FP.DI$12]-[FP.$E9]))/[FP.$C9];1)" office:value-type="float" office:value="5" calcext:value-type="float">
            <text:p>5</text:p>
          </table:table-cell>
          <table:table-cell table:formula="of:=CEILING(MAX(0;([FP.DJ$12]-[FP.$E9]))/[FP.$C9];1)" office:value-type="float" office:value="5" calcext:value-type="float">
            <text:p>5</text:p>
          </table:table-cell>
          <table:table-cell table:formula="of:=CEILING(MAX(0;([FP.DK$12]-[FP.$E9]))/[FP.$C9];1)" office:value-type="float" office:value="5" calcext:value-type="float">
            <text:p>5</text:p>
          </table:table-cell>
          <table:table-cell table:formula="of:=CEILING(MAX(0;([FP.DL$12]-[FP.$E9]))/[FP.$C9];1)" office:value-type="float" office:value="5" calcext:value-type="float">
            <text:p>5</text:p>
          </table:table-cell>
          <table:table-cell table:formula="of:=CEILING(MAX(0;([FP.DM$12]-[FP.$E9]))/[FP.$C9];1)" office:value-type="float" office:value="5" calcext:value-type="float">
            <text:p>5</text:p>
          </table:table-cell>
          <table:table-cell table:formula="of:=CEILING(MAX(0;([FP.DN$12]-[FP.$E9]))/[FP.$C9];1)" office:value-type="float" office:value="5" calcext:value-type="float">
            <text:p>5</text:p>
          </table:table-cell>
          <table:table-cell table:formula="of:=CEILING(MAX(0;([FP.DO$12]-[FP.$E9]))/[FP.$C9];1)" office:value-type="float" office:value="5" calcext:value-type="float">
            <text:p>5</text:p>
          </table:table-cell>
          <table:table-cell table:formula="of:=CEILING(MAX(0;([FP.DP$12]-[FP.$E9]))/[FP.$C9];1)" office:value-type="float" office:value="5" calcext:value-type="float">
            <text:p>5</text:p>
          </table:table-cell>
          <table:table-cell table:formula="of:=CEILING(MAX(0;([FP.DQ$12]-[FP.$E9]))/[FP.$C9];1)" office:value-type="float" office:value="5" calcext:value-type="float">
            <text:p>5</text:p>
          </table:table-cell>
          <table:table-cell table:formula="of:=CEILING(MAX(0;([FP.DR$12]-[FP.$E9]))/[FP.$C9];1)" office:value-type="float" office:value="5" calcext:value-type="float">
            <text:p>5</text:p>
          </table:table-cell>
          <table:table-cell table:formula="of:=CEILING(MAX(0;([FP.DS$12]-[FP.$E9]))/[FP.$C9];1)" office:value-type="float" office:value="5" calcext:value-type="float">
            <text:p>5</text:p>
          </table:table-cell>
          <table:table-cell table:formula="of:=CEILING(MAX(0;([FP.DT$12]-[FP.$E9]))/[FP.$C9];1)" office:value-type="float" office:value="5" calcext:value-type="float">
            <text:p>5</text:p>
          </table:table-cell>
          <table:table-cell table:formula="of:=CEILING(MAX(0;([FP.DU$12]-[FP.$E9]))/[FP.$C9];1)" office:value-type="float" office:value="5" calcext:value-type="float">
            <text:p>5</text:p>
          </table:table-cell>
          <table:table-cell table:formula="of:=CEILING(MAX(0;([FP.DV$12]-[FP.$E9]))/[FP.$C9];1)" office:value-type="float" office:value="5" calcext:value-type="float">
            <text:p>5</text:p>
          </table:table-cell>
          <table:table-cell table:formula="of:=CEILING(MAX(0;([FP.DW$12]-[FP.$E9]))/[FP.$C9];1)" office:value-type="float" office:value="5" calcext:value-type="float">
            <text:p>5</text:p>
          </table:table-cell>
          <table:table-cell table:formula="of:=CEILING(MAX(0;([FP.DX$12]-[FP.$E9]))/[FP.$C9];1)" office:value-type="float" office:value="5" calcext:value-type="float">
            <text:p>5</text:p>
          </table:table-cell>
          <table:table-cell table:formula="of:=CEILING(MAX(0;([FP.DY$12]-[FP.$E9]))/[FP.$C9];1)" office:value-type="float" office:value="5" calcext:value-type="float">
            <text:p>5</text:p>
          </table:table-cell>
          <table:table-cell table:formula="of:=CEILING(MAX(0;([FP.DZ$12]-[FP.$E9]))/[FP.$C9];1)" office:value-type="float" office:value="5" calcext:value-type="float">
            <text:p>5</text:p>
          </table:table-cell>
          <table:table-cell table:formula="of:=CEILING(MAX(0;([FP.EA$12]-[FP.$E9]))/[FP.$C9];1)" office:value-type="float" office:value="5" calcext:value-type="float">
            <text:p>5</text:p>
          </table:table-cell>
          <table:table-cell table:formula="of:=CEILING(MAX(0;([FP.EB$12]-[FP.$E9]))/[FP.$C9];1)" office:value-type="float" office:value="5" calcext:value-type="float">
            <text:p>5</text:p>
          </table:table-cell>
        </table:table-row>
        <table:table-row table:style-name="ro1" table:visibility="collapse">
          <table:table-cell/>
          <table:table-cell table:style-name="ce13" table:number-columns-repeated="8"/>
          <table:table-cell table:formula="of:=CEILING(MAX(0;([FP.J$12]-[FP.$E10]))/[FP.$C10];1)" office:value-type="float" office:value="0" calcext:value-type="float">
            <text:p>0</text:p>
          </table:table-cell>
          <table:table-cell table:formula="of:=CEILING(MAX(0;([FP.K$12]-[FP.$E10]))/[FP.$C10];1)" office:value-type="float" office:value="1" calcext:value-type="float">
            <text:p>1</text:p>
          </table:table-cell>
          <table:table-cell table:formula="of:=CEILING(MAX(0;([FP.L$12]-[FP.$E10]))/[FP.$C10];1)" office:value-type="float" office:value="1" calcext:value-type="float">
            <text:p>1</text:p>
          </table:table-cell>
          <table:table-cell table:formula="of:=CEILING(MAX(0;([FP.M$12]-[FP.$E10]))/[FP.$C10];1)" office:value-type="float" office:value="1" calcext:value-type="float">
            <text:p>1</text:p>
          </table:table-cell>
          <table:table-cell table:formula="of:=CEILING(MAX(0;([FP.N$12]-[FP.$E10]))/[FP.$C10];1)" office:value-type="float" office:value="1" calcext:value-type="float">
            <text:p>1</text:p>
          </table:table-cell>
          <table:table-cell table:formula="of:=CEILING(MAX(0;([FP.O$12]-[FP.$E10]))/[FP.$C10];1)" office:value-type="float" office:value="1" calcext:value-type="float">
            <text:p>1</text:p>
          </table:table-cell>
          <table:table-cell table:formula="of:=CEILING(MAX(0;([FP.P$12]-[FP.$E10]))/[FP.$C10];1)" office:value-type="float" office:value="1" calcext:value-type="float">
            <text:p>1</text:p>
          </table:table-cell>
          <table:table-cell table:formula="of:=CEILING(MAX(0;([FP.Q$12]-[FP.$E10]))/[FP.$C10];1)" office:value-type="float" office:value="1" calcext:value-type="float">
            <text:p>1</text:p>
          </table:table-cell>
          <table:table-cell table:formula="of:=CEILING(MAX(0;([FP.R$12]-[FP.$E10]))/[FP.$C10];1)" office:value-type="float" office:value="1" calcext:value-type="float">
            <text:p>1</text:p>
          </table:table-cell>
          <table:table-cell table:formula="of:=CEILING(MAX(0;([FP.S$12]-[FP.$E10]))/[FP.$C10];1)" office:value-type="float" office:value="1" calcext:value-type="float">
            <text:p>1</text:p>
          </table:table-cell>
          <table:table-cell table:formula="of:=CEILING(MAX(0;([FP.T$12]-[FP.$E10]))/[FP.$C10];1)" office:value-type="float" office:value="1" calcext:value-type="float">
            <text:p>1</text:p>
          </table:table-cell>
          <table:table-cell table:formula="of:=CEILING(MAX(0;([FP.U$12]-[FP.$E10]))/[FP.$C10];1)" office:value-type="float" office:value="1" calcext:value-type="float">
            <text:p>1</text:p>
          </table:table-cell>
          <table:table-cell table:formula="of:=CEILING(MAX(0;([FP.V$12]-[FP.$E10]))/[FP.$C10];1)" office:value-type="float" office:value="1" calcext:value-type="float">
            <text:p>1</text:p>
          </table:table-cell>
          <table:table-cell table:formula="of:=CEILING(MAX(0;([FP.W$12]-[FP.$E10]))/[FP.$C10];1)" office:value-type="float" office:value="1" calcext:value-type="float">
            <text:p>1</text:p>
          </table:table-cell>
          <table:table-cell table:formula="of:=CEILING(MAX(0;([FP.X$12]-[FP.$E10]))/[FP.$C10];1)" office:value-type="float" office:value="1" calcext:value-type="float">
            <text:p>1</text:p>
          </table:table-cell>
          <table:table-cell table:formula="of:=CEILING(MAX(0;([FP.Y$12]-[FP.$E10]))/[FP.$C10];1)" office:value-type="float" office:value="1" calcext:value-type="float">
            <text:p>1</text:p>
          </table:table-cell>
          <table:table-cell table:formula="of:=CEILING(MAX(0;([FP.Z$12]-[FP.$E10]))/[FP.$C10];1)" office:value-type="float" office:value="1" calcext:value-type="float">
            <text:p>1</text:p>
          </table:table-cell>
          <table:table-cell table:formula="of:=CEILING(MAX(0;([FP.AA$12]-[FP.$E10]))/[FP.$C10];1)" office:value-type="float" office:value="1" calcext:value-type="float">
            <text:p>1</text:p>
          </table:table-cell>
          <table:table-cell table:formula="of:=CEILING(MAX(0;([FP.AB$12]-[FP.$E10]))/[FP.$C10];1)" office:value-type="float" office:value="1" calcext:value-type="float">
            <text:p>1</text:p>
          </table:table-cell>
          <table:table-cell table:formula="of:=CEILING(MAX(0;([FP.AC$12]-[FP.$E10]))/[FP.$C10];1)" office:value-type="float" office:value="1" calcext:value-type="float">
            <text:p>1</text:p>
          </table:table-cell>
          <table:table-cell table:formula="of:=CEILING(MAX(0;([FP.AD$12]-[FP.$E10]))/[FP.$C10];1)" office:value-type="float" office:value="1" calcext:value-type="float">
            <text:p>1</text:p>
          </table:table-cell>
          <table:table-cell table:formula="of:=CEILING(MAX(0;([FP.AE$12]-[FP.$E10]))/[FP.$C10];1)" office:value-type="float" office:value="1" calcext:value-type="float">
            <text:p>1</text:p>
          </table:table-cell>
          <table:table-cell table:formula="of:=CEILING(MAX(0;([FP.AF$12]-[FP.$E10]))/[FP.$C10];1)" office:value-type="float" office:value="1" calcext:value-type="float">
            <text:p>1</text:p>
          </table:table-cell>
          <table:table-cell table:formula="of:=CEILING(MAX(0;([FP.AG$12]-[FP.$E10]))/[FP.$C10];1)" office:value-type="float" office:value="1" calcext:value-type="float">
            <text:p>1</text:p>
          </table:table-cell>
          <table:table-cell table:formula="of:=CEILING(MAX(0;([FP.AH$12]-[FP.$E10]))/[FP.$C10];1)" office:value-type="float" office:value="1" calcext:value-type="float">
            <text:p>1</text:p>
          </table:table-cell>
          <table:table-cell table:formula="of:=CEILING(MAX(0;([FP.AI$12]-[FP.$E10]))/[FP.$C10];1)" office:value-type="float" office:value="1" calcext:value-type="float">
            <text:p>1</text:p>
          </table:table-cell>
          <table:table-cell table:formula="of:=CEILING(MAX(0;([FP.AJ$12]-[FP.$E10]))/[FP.$C10];1)" office:value-type="float" office:value="2" calcext:value-type="float">
            <text:p>2</text:p>
          </table:table-cell>
          <table:table-cell table:formula="of:=CEILING(MAX(0;([FP.AK$12]-[FP.$E10]))/[FP.$C10];1)" office:value-type="float" office:value="2" calcext:value-type="float">
            <text:p>2</text:p>
          </table:table-cell>
          <table:table-cell table:formula="of:=CEILING(MAX(0;([FP.AL$12]-[FP.$E10]))/[FP.$C10];1)" office:value-type="float" office:value="2" calcext:value-type="float">
            <text:p>2</text:p>
          </table:table-cell>
          <table:table-cell table:formula="of:=CEILING(MAX(0;([FP.AM$12]-[FP.$E10]))/[FP.$C10];1)" office:value-type="float" office:value="2" calcext:value-type="float">
            <text:p>2</text:p>
          </table:table-cell>
          <table:table-cell table:formula="of:=CEILING(MAX(0;([FP.AN$12]-[FP.$E10]))/[FP.$C10];1)" office:value-type="float" office:value="2" calcext:value-type="float">
            <text:p>2</text:p>
          </table:table-cell>
          <table:table-cell table:formula="of:=CEILING(MAX(0;([FP.AO$12]-[FP.$E10]))/[FP.$C10];1)" office:value-type="float" office:value="2" calcext:value-type="float">
            <text:p>2</text:p>
          </table:table-cell>
          <table:table-cell table:formula="of:=CEILING(MAX(0;([FP.AP$12]-[FP.$E10]))/[FP.$C10];1)" office:value-type="float" office:value="2" calcext:value-type="float">
            <text:p>2</text:p>
          </table:table-cell>
          <table:table-cell table:formula="of:=CEILING(MAX(0;([FP.AQ$12]-[FP.$E10]))/[FP.$C10];1)" office:value-type="float" office:value="2" calcext:value-type="float">
            <text:p>2</text:p>
          </table:table-cell>
          <table:table-cell table:formula="of:=CEILING(MAX(0;([FP.AR$12]-[FP.$E10]))/[FP.$C10];1)" office:value-type="float" office:value="2" calcext:value-type="float">
            <text:p>2</text:p>
          </table:table-cell>
          <table:table-cell table:formula="of:=CEILING(MAX(0;([FP.AS$12]-[FP.$E10]))/[FP.$C10];1)" office:value-type="float" office:value="2" calcext:value-type="float">
            <text:p>2</text:p>
          </table:table-cell>
          <table:table-cell table:formula="of:=CEILING(MAX(0;([FP.AT$12]-[FP.$E10]))/[FP.$C10];1)" office:value-type="float" office:value="2" calcext:value-type="float">
            <text:p>2</text:p>
          </table:table-cell>
          <table:table-cell table:formula="of:=CEILING(MAX(0;([FP.AU$12]-[FP.$E10]))/[FP.$C10];1)" office:value-type="float" office:value="2" calcext:value-type="float">
            <text:p>2</text:p>
          </table:table-cell>
          <table:table-cell table:formula="of:=CEILING(MAX(0;([FP.AV$12]-[FP.$E10]))/[FP.$C10];1)" office:value-type="float" office:value="2" calcext:value-type="float">
            <text:p>2</text:p>
          </table:table-cell>
          <table:table-cell table:formula="of:=CEILING(MAX(0;([FP.AW$12]-[FP.$E10]))/[FP.$C10];1)" office:value-type="float" office:value="2" calcext:value-type="float">
            <text:p>2</text:p>
          </table:table-cell>
          <table:table-cell table:formula="of:=CEILING(MAX(0;([FP.AX$12]-[FP.$E10]))/[FP.$C10];1)" office:value-type="float" office:value="2" calcext:value-type="float">
            <text:p>2</text:p>
          </table:table-cell>
          <table:table-cell table:formula="of:=CEILING(MAX(0;([FP.AY$12]-[FP.$E10]))/[FP.$C10];1)" office:value-type="float" office:value="2" calcext:value-type="float">
            <text:p>2</text:p>
          </table:table-cell>
          <table:table-cell table:formula="of:=CEILING(MAX(0;([FP.AZ$12]-[FP.$E10]))/[FP.$C10];1)" office:value-type="float" office:value="2" calcext:value-type="float">
            <text:p>2</text:p>
          </table:table-cell>
          <table:table-cell table:formula="of:=CEILING(MAX(0;([FP.BA$12]-[FP.$E10]))/[FP.$C10];1)" office:value-type="float" office:value="2" calcext:value-type="float">
            <text:p>2</text:p>
          </table:table-cell>
          <table:table-cell table:formula="of:=CEILING(MAX(0;([FP.BB$12]-[FP.$E10]))/[FP.$C10];1)" office:value-type="float" office:value="2" calcext:value-type="float">
            <text:p>2</text:p>
          </table:table-cell>
          <table:table-cell table:formula="of:=CEILING(MAX(0;([FP.BC$12]-[FP.$E10]))/[FP.$C10];1)" office:value-type="float" office:value="2" calcext:value-type="float">
            <text:p>2</text:p>
          </table:table-cell>
          <table:table-cell table:formula="of:=CEILING(MAX(0;([FP.BD$12]-[FP.$E10]))/[FP.$C10];1)" office:value-type="float" office:value="2" calcext:value-type="float">
            <text:p>2</text:p>
          </table:table-cell>
          <table:table-cell table:formula="of:=CEILING(MAX(0;([FP.BE$12]-[FP.$E10]))/[FP.$C10];1)" office:value-type="float" office:value="2" calcext:value-type="float">
            <text:p>2</text:p>
          </table:table-cell>
          <table:table-cell table:formula="of:=CEILING(MAX(0;([FP.BF$12]-[FP.$E10]))/[FP.$C10];1)" office:value-type="float" office:value="2" calcext:value-type="float">
            <text:p>2</text:p>
          </table:table-cell>
          <table:table-cell table:formula="of:=CEILING(MAX(0;([FP.BG$12]-[FP.$E10]))/[FP.$C10];1)" office:value-type="float" office:value="2" calcext:value-type="float">
            <text:p>2</text:p>
          </table:table-cell>
          <table:table-cell table:formula="of:=CEILING(MAX(0;([FP.BH$12]-[FP.$E10]))/[FP.$C10];1)" office:value-type="float" office:value="2" calcext:value-type="float">
            <text:p>2</text:p>
          </table:table-cell>
          <table:table-cell table:formula="of:=CEILING(MAX(0;([FP.BI$12]-[FP.$E10]))/[FP.$C10];1)" office:value-type="float" office:value="3" calcext:value-type="float">
            <text:p>3</text:p>
          </table:table-cell>
          <table:table-cell table:formula="of:=CEILING(MAX(0;([FP.BJ$12]-[FP.$E10]))/[FP.$C10];1)" office:value-type="float" office:value="3" calcext:value-type="float">
            <text:p>3</text:p>
          </table:table-cell>
          <table:table-cell table:formula="of:=CEILING(MAX(0;([FP.BK$12]-[FP.$E10]))/[FP.$C10];1)" office:value-type="float" office:value="3" calcext:value-type="float">
            <text:p>3</text:p>
          </table:table-cell>
          <table:table-cell table:formula="of:=CEILING(MAX(0;([FP.BL$12]-[FP.$E10]))/[FP.$C10];1)" office:value-type="float" office:value="3" calcext:value-type="float">
            <text:p>3</text:p>
          </table:table-cell>
          <table:table-cell table:formula="of:=CEILING(MAX(0;([FP.BM$12]-[FP.$E10]))/[FP.$C10];1)" office:value-type="float" office:value="3" calcext:value-type="float">
            <text:p>3</text:p>
          </table:table-cell>
          <table:table-cell table:formula="of:=CEILING(MAX(0;([FP.BN$12]-[FP.$E10]))/[FP.$C10];1)" office:value-type="float" office:value="3" calcext:value-type="float">
            <text:p>3</text:p>
          </table:table-cell>
          <table:table-cell table:formula="of:=CEILING(MAX(0;([FP.BO$12]-[FP.$E10]))/[FP.$C10];1)" office:value-type="float" office:value="3" calcext:value-type="float">
            <text:p>3</text:p>
          </table:table-cell>
          <table:table-cell table:formula="of:=CEILING(MAX(0;([FP.BP$12]-[FP.$E10]))/[FP.$C10];1)" office:value-type="float" office:value="3" calcext:value-type="float">
            <text:p>3</text:p>
          </table:table-cell>
          <table:table-cell table:formula="of:=CEILING(MAX(0;([FP.BQ$12]-[FP.$E10]))/[FP.$C10];1)" office:value-type="float" office:value="3" calcext:value-type="float">
            <text:p>3</text:p>
          </table:table-cell>
          <table:table-cell table:formula="of:=CEILING(MAX(0;([FP.BR$12]-[FP.$E10]))/[FP.$C10];1)" office:value-type="float" office:value="3" calcext:value-type="float">
            <text:p>3</text:p>
          </table:table-cell>
          <table:table-cell table:formula="of:=CEILING(MAX(0;([FP.BS$12]-[FP.$E10]))/[FP.$C10];1)" office:value-type="float" office:value="3" calcext:value-type="float">
            <text:p>3</text:p>
          </table:table-cell>
          <table:table-cell table:formula="of:=CEILING(MAX(0;([FP.BT$12]-[FP.$E10]))/[FP.$C10];1)" office:value-type="float" office:value="3" calcext:value-type="float">
            <text:p>3</text:p>
          </table:table-cell>
          <table:table-cell table:formula="of:=CEILING(MAX(0;([FP.BU$12]-[FP.$E10]))/[FP.$C10];1)" office:value-type="float" office:value="3" calcext:value-type="float">
            <text:p>3</text:p>
          </table:table-cell>
          <table:table-cell table:formula="of:=CEILING(MAX(0;([FP.BV$12]-[FP.$E10]))/[FP.$C10];1)" office:value-type="float" office:value="3" calcext:value-type="float">
            <text:p>3</text:p>
          </table:table-cell>
          <table:table-cell table:formula="of:=CEILING(MAX(0;([FP.BW$12]-[FP.$E10]))/[FP.$C10];1)" office:value-type="float" office:value="3" calcext:value-type="float">
            <text:p>3</text:p>
          </table:table-cell>
          <table:table-cell table:formula="of:=CEILING(MAX(0;([FP.BX$12]-[FP.$E10]))/[FP.$C10];1)" office:value-type="float" office:value="3" calcext:value-type="float">
            <text:p>3</text:p>
          </table:table-cell>
          <table:table-cell table:formula="of:=CEILING(MAX(0;([FP.BY$12]-[FP.$E10]))/[FP.$C10];1)" office:value-type="float" office:value="3" calcext:value-type="float">
            <text:p>3</text:p>
          </table:table-cell>
          <table:table-cell table:formula="of:=CEILING(MAX(0;([FP.BZ$12]-[FP.$E10]))/[FP.$C10];1)" office:value-type="float" office:value="3" calcext:value-type="float">
            <text:p>3</text:p>
          </table:table-cell>
          <table:table-cell table:formula="of:=CEILING(MAX(0;([FP.CA$12]-[FP.$E10]))/[FP.$C10];1)" office:value-type="float" office:value="3" calcext:value-type="float">
            <text:p>3</text:p>
          </table:table-cell>
          <table:table-cell table:formula="of:=CEILING(MAX(0;([FP.CB$12]-[FP.$E10]))/[FP.$C10];1)" office:value-type="float" office:value="3" calcext:value-type="float">
            <text:p>3</text:p>
          </table:table-cell>
          <table:table-cell table:formula="of:=CEILING(MAX(0;([FP.CC$12]-[FP.$E10]))/[FP.$C10];1)" office:value-type="float" office:value="3" calcext:value-type="float">
            <text:p>3</text:p>
          </table:table-cell>
          <table:table-cell table:formula="of:=CEILING(MAX(0;([FP.CD$12]-[FP.$E10]))/[FP.$C10];1)" office:value-type="float" office:value="3" calcext:value-type="float">
            <text:p>3</text:p>
          </table:table-cell>
          <table:table-cell table:formula="of:=CEILING(MAX(0;([FP.CE$12]-[FP.$E10]))/[FP.$C10];1)" office:value-type="float" office:value="3" calcext:value-type="float">
            <text:p>3</text:p>
          </table:table-cell>
          <table:table-cell table:formula="of:=CEILING(MAX(0;([FP.CF$12]-[FP.$E10]))/[FP.$C10];1)" office:value-type="float" office:value="3" calcext:value-type="float">
            <text:p>3</text:p>
          </table:table-cell>
          <table:table-cell table:formula="of:=CEILING(MAX(0;([FP.CG$12]-[FP.$E10]))/[FP.$C10];1)" office:value-type="float" office:value="3" calcext:value-type="float">
            <text:p>3</text:p>
          </table:table-cell>
          <table:table-cell table:formula="of:=CEILING(MAX(0;([FP.CH$12]-[FP.$E10]))/[FP.$C10];1)" office:value-type="float" office:value="4" calcext:value-type="float">
            <text:p>4</text:p>
          </table:table-cell>
          <table:table-cell table:formula="of:=CEILING(MAX(0;([FP.CI$12]-[FP.$E10]))/[FP.$C10];1)" office:value-type="float" office:value="4" calcext:value-type="float">
            <text:p>4</text:p>
          </table:table-cell>
          <table:table-cell table:formula="of:=CEILING(MAX(0;([FP.CJ$12]-[FP.$E10]))/[FP.$C10];1)" office:value-type="float" office:value="4" calcext:value-type="float">
            <text:p>4</text:p>
          </table:table-cell>
          <table:table-cell table:formula="of:=CEILING(MAX(0;([FP.CK$12]-[FP.$E10]))/[FP.$C10];1)" office:value-type="float" office:value="4" calcext:value-type="float">
            <text:p>4</text:p>
          </table:table-cell>
          <table:table-cell table:formula="of:=CEILING(MAX(0;([FP.CL$12]-[FP.$E10]))/[FP.$C10];1)" office:value-type="float" office:value="4" calcext:value-type="float">
            <text:p>4</text:p>
          </table:table-cell>
          <table:table-cell table:formula="of:=CEILING(MAX(0;([FP.CM$12]-[FP.$E10]))/[FP.$C10];1)" office:value-type="float" office:value="4" calcext:value-type="float">
            <text:p>4</text:p>
          </table:table-cell>
          <table:table-cell table:formula="of:=CEILING(MAX(0;([FP.CN$12]-[FP.$E10]))/[FP.$C10];1)" office:value-type="float" office:value="4" calcext:value-type="float">
            <text:p>4</text:p>
          </table:table-cell>
          <table:table-cell table:formula="of:=CEILING(MAX(0;([FP.CO$12]-[FP.$E10]))/[FP.$C10];1)" office:value-type="float" office:value="4" calcext:value-type="float">
            <text:p>4</text:p>
          </table:table-cell>
          <table:table-cell table:formula="of:=CEILING(MAX(0;([FP.CP$12]-[FP.$E10]))/[FP.$C10];1)" office:value-type="float" office:value="4" calcext:value-type="float">
            <text:p>4</text:p>
          </table:table-cell>
          <table:table-cell table:formula="of:=CEILING(MAX(0;([FP.CQ$12]-[FP.$E10]))/[FP.$C10];1)" office:value-type="float" office:value="4" calcext:value-type="float">
            <text:p>4</text:p>
          </table:table-cell>
          <table:table-cell table:formula="of:=CEILING(MAX(0;([FP.CR$12]-[FP.$E10]))/[FP.$C10];1)" office:value-type="float" office:value="4" calcext:value-type="float">
            <text:p>4</text:p>
          </table:table-cell>
          <table:table-cell table:formula="of:=CEILING(MAX(0;([FP.CS$12]-[FP.$E10]))/[FP.$C10];1)" office:value-type="float" office:value="4" calcext:value-type="float">
            <text:p>4</text:p>
          </table:table-cell>
          <table:table-cell table:formula="of:=CEILING(MAX(0;([FP.CT$12]-[FP.$E10]))/[FP.$C10];1)" office:value-type="float" office:value="4" calcext:value-type="float">
            <text:p>4</text:p>
          </table:table-cell>
          <table:table-cell table:formula="of:=CEILING(MAX(0;([FP.CU$12]-[FP.$E10]))/[FP.$C10];1)" office:value-type="float" office:value="4" calcext:value-type="float">
            <text:p>4</text:p>
          </table:table-cell>
          <table:table-cell table:formula="of:=CEILING(MAX(0;([FP.CV$12]-[FP.$E10]))/[FP.$C10];1)" office:value-type="float" office:value="4" calcext:value-type="float">
            <text:p>4</text:p>
          </table:table-cell>
          <table:table-cell table:formula="of:=CEILING(MAX(0;([FP.CW$12]-[FP.$E10]))/[FP.$C10];1)" office:value-type="float" office:value="4" calcext:value-type="float">
            <text:p>4</text:p>
          </table:table-cell>
          <table:table-cell table:formula="of:=CEILING(MAX(0;([FP.CX$12]-[FP.$E10]))/[FP.$C10];1)" office:value-type="float" office:value="4" calcext:value-type="float">
            <text:p>4</text:p>
          </table:table-cell>
          <table:table-cell table:formula="of:=CEILING(MAX(0;([FP.CY$12]-[FP.$E10]))/[FP.$C10];1)" office:value-type="float" office:value="4" calcext:value-type="float">
            <text:p>4</text:p>
          </table:table-cell>
          <table:table-cell table:formula="of:=CEILING(MAX(0;([FP.CZ$12]-[FP.$E10]))/[FP.$C10];1)" office:value-type="float" office:value="4" calcext:value-type="float">
            <text:p>4</text:p>
          </table:table-cell>
          <table:table-cell table:formula="of:=CEILING(MAX(0;([FP.DA$12]-[FP.$E10]))/[FP.$C10];1)" office:value-type="float" office:value="4" calcext:value-type="float">
            <text:p>4</text:p>
          </table:table-cell>
          <table:table-cell table:formula="of:=CEILING(MAX(0;([FP.DB$12]-[FP.$E10]))/[FP.$C10];1)" office:value-type="float" office:value="4" calcext:value-type="float">
            <text:p>4</text:p>
          </table:table-cell>
          <table:table-cell table:formula="of:=CEILING(MAX(0;([FP.DC$12]-[FP.$E10]))/[FP.$C10];1)" office:value-type="float" office:value="4" calcext:value-type="float">
            <text:p>4</text:p>
          </table:table-cell>
          <table:table-cell table:formula="of:=CEILING(MAX(0;([FP.DD$12]-[FP.$E10]))/[FP.$C10];1)" office:value-type="float" office:value="4" calcext:value-type="float">
            <text:p>4</text:p>
          </table:table-cell>
          <table:table-cell table:formula="of:=CEILING(MAX(0;([FP.DE$12]-[FP.$E10]))/[FP.$C10];1)" office:value-type="float" office:value="4" calcext:value-type="float">
            <text:p>4</text:p>
          </table:table-cell>
          <table:table-cell table:formula="of:=CEILING(MAX(0;([FP.DF$12]-[FP.$E10]))/[FP.$C10];1)" office:value-type="float" office:value="4" calcext:value-type="float">
            <text:p>4</text:p>
          </table:table-cell>
          <table:table-cell table:formula="of:=CEILING(MAX(0;([FP.DG$12]-[FP.$E10]))/[FP.$C10];1)" office:value-type="float" office:value="5" calcext:value-type="float">
            <text:p>5</text:p>
          </table:table-cell>
          <table:table-cell table:formula="of:=CEILING(MAX(0;([FP.DH$12]-[FP.$E10]))/[FP.$C10];1)" office:value-type="float" office:value="5" calcext:value-type="float">
            <text:p>5</text:p>
          </table:table-cell>
          <table:table-cell table:formula="of:=CEILING(MAX(0;([FP.DI$12]-[FP.$E10]))/[FP.$C10];1)" office:value-type="float" office:value="5" calcext:value-type="float">
            <text:p>5</text:p>
          </table:table-cell>
          <table:table-cell table:formula="of:=CEILING(MAX(0;([FP.DJ$12]-[FP.$E10]))/[FP.$C10];1)" office:value-type="float" office:value="5" calcext:value-type="float">
            <text:p>5</text:p>
          </table:table-cell>
          <table:table-cell table:formula="of:=CEILING(MAX(0;([FP.DK$12]-[FP.$E10]))/[FP.$C10];1)" office:value-type="float" office:value="5" calcext:value-type="float">
            <text:p>5</text:p>
          </table:table-cell>
          <table:table-cell table:formula="of:=CEILING(MAX(0;([FP.DL$12]-[FP.$E10]))/[FP.$C10];1)" office:value-type="float" office:value="5" calcext:value-type="float">
            <text:p>5</text:p>
          </table:table-cell>
          <table:table-cell table:formula="of:=CEILING(MAX(0;([FP.DM$12]-[FP.$E10]))/[FP.$C10];1)" office:value-type="float" office:value="5" calcext:value-type="float">
            <text:p>5</text:p>
          </table:table-cell>
          <table:table-cell table:formula="of:=CEILING(MAX(0;([FP.DN$12]-[FP.$E10]))/[FP.$C10];1)" office:value-type="float" office:value="5" calcext:value-type="float">
            <text:p>5</text:p>
          </table:table-cell>
          <table:table-cell table:formula="of:=CEILING(MAX(0;([FP.DO$12]-[FP.$E10]))/[FP.$C10];1)" office:value-type="float" office:value="5" calcext:value-type="float">
            <text:p>5</text:p>
          </table:table-cell>
          <table:table-cell table:formula="of:=CEILING(MAX(0;([FP.DP$12]-[FP.$E10]))/[FP.$C10];1)" office:value-type="float" office:value="5" calcext:value-type="float">
            <text:p>5</text:p>
          </table:table-cell>
          <table:table-cell table:formula="of:=CEILING(MAX(0;([FP.DQ$12]-[FP.$E10]))/[FP.$C10];1)" office:value-type="float" office:value="5" calcext:value-type="float">
            <text:p>5</text:p>
          </table:table-cell>
          <table:table-cell table:formula="of:=CEILING(MAX(0;([FP.DR$12]-[FP.$E10]))/[FP.$C10];1)" office:value-type="float" office:value="5" calcext:value-type="float">
            <text:p>5</text:p>
          </table:table-cell>
          <table:table-cell table:formula="of:=CEILING(MAX(0;([FP.DS$12]-[FP.$E10]))/[FP.$C10];1)" office:value-type="float" office:value="5" calcext:value-type="float">
            <text:p>5</text:p>
          </table:table-cell>
          <table:table-cell table:formula="of:=CEILING(MAX(0;([FP.DT$12]-[FP.$E10]))/[FP.$C10];1)" office:value-type="float" office:value="5" calcext:value-type="float">
            <text:p>5</text:p>
          </table:table-cell>
          <table:table-cell table:formula="of:=CEILING(MAX(0;([FP.DU$12]-[FP.$E10]))/[FP.$C10];1)" office:value-type="float" office:value="5" calcext:value-type="float">
            <text:p>5</text:p>
          </table:table-cell>
          <table:table-cell table:formula="of:=CEILING(MAX(0;([FP.DV$12]-[FP.$E10]))/[FP.$C10];1)" office:value-type="float" office:value="5" calcext:value-type="float">
            <text:p>5</text:p>
          </table:table-cell>
          <table:table-cell table:formula="of:=CEILING(MAX(0;([FP.DW$12]-[FP.$E10]))/[FP.$C10];1)" office:value-type="float" office:value="5" calcext:value-type="float">
            <text:p>5</text:p>
          </table:table-cell>
          <table:table-cell table:formula="of:=CEILING(MAX(0;([FP.DX$12]-[FP.$E10]))/[FP.$C10];1)" office:value-type="float" office:value="5" calcext:value-type="float">
            <text:p>5</text:p>
          </table:table-cell>
          <table:table-cell table:formula="of:=CEILING(MAX(0;([FP.DY$12]-[FP.$E10]))/[FP.$C10];1)" office:value-type="float" office:value="5" calcext:value-type="float">
            <text:p>5</text:p>
          </table:table-cell>
          <table:table-cell table:formula="of:=CEILING(MAX(0;([FP.DZ$12]-[FP.$E10]))/[FP.$C10];1)" office:value-type="float" office:value="5" calcext:value-type="float">
            <text:p>5</text:p>
          </table:table-cell>
          <table:table-cell table:formula="of:=CEILING(MAX(0;([FP.EA$12]-[FP.$E10]))/[FP.$C10];1)" office:value-type="float" office:value="5" calcext:value-type="float">
            <text:p>5</text:p>
          </table:table-cell>
          <table:table-cell table:formula="of:=CEILING(MAX(0;([FP.EB$12]-[FP.$E10]))/[FP.$C10];1)" office:value-type="float" office:value="5" calcext:value-type="float">
            <text:p>5</text:p>
          </table:table-cell>
        </table:table-row>
        <table:table-row table:style-name="ro1" table:visibility="collapse">
          <table:table-cell/>
          <table:table-cell table:style-name="ce13" table:number-columns-repeated="8"/>
          <table:table-cell table:formula="of:=CEILING(MAX(0;([FP.J$12]-[FP.$E11]))/[FP.$C11];1)" office:value-type="float" office:value="0" calcext:value-type="float">
            <text:p>0</text:p>
          </table:table-cell>
          <table:table-cell table:formula="of:=CEILING(MAX(0;([FP.K$12]-[FP.$E11]))/[FP.$C11];1)" office:value-type="float" office:value="1" calcext:value-type="float">
            <text:p>1</text:p>
          </table:table-cell>
          <table:table-cell table:formula="of:=CEILING(MAX(0;([FP.L$12]-[FP.$E11]))/[FP.$C11];1)" office:value-type="float" office:value="1" calcext:value-type="float">
            <text:p>1</text:p>
          </table:table-cell>
          <table:table-cell table:formula="of:=CEILING(MAX(0;([FP.M$12]-[FP.$E11]))/[FP.$C11];1)" office:value-type="float" office:value="1" calcext:value-type="float">
            <text:p>1</text:p>
          </table:table-cell>
          <table:table-cell table:formula="of:=CEILING(MAX(0;([FP.N$12]-[FP.$E11]))/[FP.$C11];1)" office:value-type="float" office:value="1" calcext:value-type="float">
            <text:p>1</text:p>
          </table:table-cell>
          <table:table-cell table:formula="of:=CEILING(MAX(0;([FP.O$12]-[FP.$E11]))/[FP.$C11];1)" office:value-type="float" office:value="1" calcext:value-type="float">
            <text:p>1</text:p>
          </table:table-cell>
          <table:table-cell table:formula="of:=CEILING(MAX(0;([FP.P$12]-[FP.$E11]))/[FP.$C11];1)" office:value-type="float" office:value="1" calcext:value-type="float">
            <text:p>1</text:p>
          </table:table-cell>
          <table:table-cell table:formula="of:=CEILING(MAX(0;([FP.Q$12]-[FP.$E11]))/[FP.$C11];1)" office:value-type="float" office:value="1" calcext:value-type="float">
            <text:p>1</text:p>
          </table:table-cell>
          <table:table-cell table:formula="of:=CEILING(MAX(0;([FP.R$12]-[FP.$E11]))/[FP.$C11];1)" office:value-type="float" office:value="1" calcext:value-type="float">
            <text:p>1</text:p>
          </table:table-cell>
          <table:table-cell table:formula="of:=CEILING(MAX(0;([FP.S$12]-[FP.$E11]))/[FP.$C11];1)" office:value-type="float" office:value="1" calcext:value-type="float">
            <text:p>1</text:p>
          </table:table-cell>
          <table:table-cell table:formula="of:=CEILING(MAX(0;([FP.T$12]-[FP.$E11]))/[FP.$C11];1)" office:value-type="float" office:value="1" calcext:value-type="float">
            <text:p>1</text:p>
          </table:table-cell>
          <table:table-cell table:formula="of:=CEILING(MAX(0;([FP.U$12]-[FP.$E11]))/[FP.$C11];1)" office:value-type="float" office:value="1" calcext:value-type="float">
            <text:p>1</text:p>
          </table:table-cell>
          <table:table-cell table:formula="of:=CEILING(MAX(0;([FP.V$12]-[FP.$E11]))/[FP.$C11];1)" office:value-type="float" office:value="1" calcext:value-type="float">
            <text:p>1</text:p>
          </table:table-cell>
          <table:table-cell table:formula="of:=CEILING(MAX(0;([FP.W$12]-[FP.$E11]))/[FP.$C11];1)" office:value-type="float" office:value="1" calcext:value-type="float">
            <text:p>1</text:p>
          </table:table-cell>
          <table:table-cell table:formula="of:=CEILING(MAX(0;([FP.X$12]-[FP.$E11]))/[FP.$C11];1)" office:value-type="float" office:value="1" calcext:value-type="float">
            <text:p>1</text:p>
          </table:table-cell>
          <table:table-cell table:formula="of:=CEILING(MAX(0;([FP.Y$12]-[FP.$E11]))/[FP.$C11];1)" office:value-type="float" office:value="1" calcext:value-type="float">
            <text:p>1</text:p>
          </table:table-cell>
          <table:table-cell table:formula="of:=CEILING(MAX(0;([FP.Z$12]-[FP.$E11]))/[FP.$C11];1)" office:value-type="float" office:value="1" calcext:value-type="float">
            <text:p>1</text:p>
          </table:table-cell>
          <table:table-cell table:formula="of:=CEILING(MAX(0;([FP.AA$12]-[FP.$E11]))/[FP.$C11];1)" office:value-type="float" office:value="1" calcext:value-type="float">
            <text:p>1</text:p>
          </table:table-cell>
          <table:table-cell table:formula="of:=CEILING(MAX(0;([FP.AB$12]-[FP.$E11]))/[FP.$C11];1)" office:value-type="float" office:value="1" calcext:value-type="float">
            <text:p>1</text:p>
          </table:table-cell>
          <table:table-cell table:formula="of:=CEILING(MAX(0;([FP.AC$12]-[FP.$E11]))/[FP.$C11];1)" office:value-type="float" office:value="1" calcext:value-type="float">
            <text:p>1</text:p>
          </table:table-cell>
          <table:table-cell table:formula="of:=CEILING(MAX(0;([FP.AD$12]-[FP.$E11]))/[FP.$C11];1)" office:value-type="float" office:value="1" calcext:value-type="float">
            <text:p>1</text:p>
          </table:table-cell>
          <table:table-cell table:formula="of:=CEILING(MAX(0;([FP.AE$12]-[FP.$E11]))/[FP.$C11];1)" office:value-type="float" office:value="1" calcext:value-type="float">
            <text:p>1</text:p>
          </table:table-cell>
          <table:table-cell table:formula="of:=CEILING(MAX(0;([FP.AF$12]-[FP.$E11]))/[FP.$C11];1)" office:value-type="float" office:value="1" calcext:value-type="float">
            <text:p>1</text:p>
          </table:table-cell>
          <table:table-cell table:formula="of:=CEILING(MAX(0;([FP.AG$12]-[FP.$E11]))/[FP.$C11];1)" office:value-type="float" office:value="1" calcext:value-type="float">
            <text:p>1</text:p>
          </table:table-cell>
          <table:table-cell table:formula="of:=CEILING(MAX(0;([FP.AH$12]-[FP.$E11]))/[FP.$C11];1)" office:value-type="float" office:value="1" calcext:value-type="float">
            <text:p>1</text:p>
          </table:table-cell>
          <table:table-cell table:formula="of:=CEILING(MAX(0;([FP.AI$12]-[FP.$E11]))/[FP.$C11];1)" office:value-type="float" office:value="1" calcext:value-type="float">
            <text:p>1</text:p>
          </table:table-cell>
          <table:table-cell table:formula="of:=CEILING(MAX(0;([FP.AJ$12]-[FP.$E11]))/[FP.$C11];1)" office:value-type="float" office:value="2" calcext:value-type="float">
            <text:p>2</text:p>
          </table:table-cell>
          <table:table-cell table:formula="of:=CEILING(MAX(0;([FP.AK$12]-[FP.$E11]))/[FP.$C11];1)" office:value-type="float" office:value="2" calcext:value-type="float">
            <text:p>2</text:p>
          </table:table-cell>
          <table:table-cell table:formula="of:=CEILING(MAX(0;([FP.AL$12]-[FP.$E11]))/[FP.$C11];1)" office:value-type="float" office:value="2" calcext:value-type="float">
            <text:p>2</text:p>
          </table:table-cell>
          <table:table-cell table:formula="of:=CEILING(MAX(0;([FP.AM$12]-[FP.$E11]))/[FP.$C11];1)" office:value-type="float" office:value="2" calcext:value-type="float">
            <text:p>2</text:p>
          </table:table-cell>
          <table:table-cell table:formula="of:=CEILING(MAX(0;([FP.AN$12]-[FP.$E11]))/[FP.$C11];1)" office:value-type="float" office:value="2" calcext:value-type="float">
            <text:p>2</text:p>
          </table:table-cell>
          <table:table-cell table:formula="of:=CEILING(MAX(0;([FP.AO$12]-[FP.$E11]))/[FP.$C11];1)" office:value-type="float" office:value="2" calcext:value-type="float">
            <text:p>2</text:p>
          </table:table-cell>
          <table:table-cell table:formula="of:=CEILING(MAX(0;([FP.AP$12]-[FP.$E11]))/[FP.$C11];1)" office:value-type="float" office:value="2" calcext:value-type="float">
            <text:p>2</text:p>
          </table:table-cell>
          <table:table-cell table:formula="of:=CEILING(MAX(0;([FP.AQ$12]-[FP.$E11]))/[FP.$C11];1)" office:value-type="float" office:value="2" calcext:value-type="float">
            <text:p>2</text:p>
          </table:table-cell>
          <table:table-cell table:formula="of:=CEILING(MAX(0;([FP.AR$12]-[FP.$E11]))/[FP.$C11];1)" office:value-type="float" office:value="2" calcext:value-type="float">
            <text:p>2</text:p>
          </table:table-cell>
          <table:table-cell table:formula="of:=CEILING(MAX(0;([FP.AS$12]-[FP.$E11]))/[FP.$C11];1)" office:value-type="float" office:value="2" calcext:value-type="float">
            <text:p>2</text:p>
          </table:table-cell>
          <table:table-cell table:formula="of:=CEILING(MAX(0;([FP.AT$12]-[FP.$E11]))/[FP.$C11];1)" office:value-type="float" office:value="2" calcext:value-type="float">
            <text:p>2</text:p>
          </table:table-cell>
          <table:table-cell table:formula="of:=CEILING(MAX(0;([FP.AU$12]-[FP.$E11]))/[FP.$C11];1)" office:value-type="float" office:value="2" calcext:value-type="float">
            <text:p>2</text:p>
          </table:table-cell>
          <table:table-cell table:formula="of:=CEILING(MAX(0;([FP.AV$12]-[FP.$E11]))/[FP.$C11];1)" office:value-type="float" office:value="2" calcext:value-type="float">
            <text:p>2</text:p>
          </table:table-cell>
          <table:table-cell table:formula="of:=CEILING(MAX(0;([FP.AW$12]-[FP.$E11]))/[FP.$C11];1)" office:value-type="float" office:value="2" calcext:value-type="float">
            <text:p>2</text:p>
          </table:table-cell>
          <table:table-cell table:formula="of:=CEILING(MAX(0;([FP.AX$12]-[FP.$E11]))/[FP.$C11];1)" office:value-type="float" office:value="2" calcext:value-type="float">
            <text:p>2</text:p>
          </table:table-cell>
          <table:table-cell table:formula="of:=CEILING(MAX(0;([FP.AY$12]-[FP.$E11]))/[FP.$C11];1)" office:value-type="float" office:value="2" calcext:value-type="float">
            <text:p>2</text:p>
          </table:table-cell>
          <table:table-cell table:formula="of:=CEILING(MAX(0;([FP.AZ$12]-[FP.$E11]))/[FP.$C11];1)" office:value-type="float" office:value="2" calcext:value-type="float">
            <text:p>2</text:p>
          </table:table-cell>
          <table:table-cell table:formula="of:=CEILING(MAX(0;([FP.BA$12]-[FP.$E11]))/[FP.$C11];1)" office:value-type="float" office:value="2" calcext:value-type="float">
            <text:p>2</text:p>
          </table:table-cell>
          <table:table-cell table:formula="of:=CEILING(MAX(0;([FP.BB$12]-[FP.$E11]))/[FP.$C11];1)" office:value-type="float" office:value="2" calcext:value-type="float">
            <text:p>2</text:p>
          </table:table-cell>
          <table:table-cell table:formula="of:=CEILING(MAX(0;([FP.BC$12]-[FP.$E11]))/[FP.$C11];1)" office:value-type="float" office:value="2" calcext:value-type="float">
            <text:p>2</text:p>
          </table:table-cell>
          <table:table-cell table:formula="of:=CEILING(MAX(0;([FP.BD$12]-[FP.$E11]))/[FP.$C11];1)" office:value-type="float" office:value="2" calcext:value-type="float">
            <text:p>2</text:p>
          </table:table-cell>
          <table:table-cell table:formula="of:=CEILING(MAX(0;([FP.BE$12]-[FP.$E11]))/[FP.$C11];1)" office:value-type="float" office:value="2" calcext:value-type="float">
            <text:p>2</text:p>
          </table:table-cell>
          <table:table-cell table:formula="of:=CEILING(MAX(0;([FP.BF$12]-[FP.$E11]))/[FP.$C11];1)" office:value-type="float" office:value="2" calcext:value-type="float">
            <text:p>2</text:p>
          </table:table-cell>
          <table:table-cell table:formula="of:=CEILING(MAX(0;([FP.BG$12]-[FP.$E11]))/[FP.$C11];1)" office:value-type="float" office:value="2" calcext:value-type="float">
            <text:p>2</text:p>
          </table:table-cell>
          <table:table-cell table:formula="of:=CEILING(MAX(0;([FP.BH$12]-[FP.$E11]))/[FP.$C11];1)" office:value-type="float" office:value="2" calcext:value-type="float">
            <text:p>2</text:p>
          </table:table-cell>
          <table:table-cell table:formula="of:=CEILING(MAX(0;([FP.BI$12]-[FP.$E11]))/[FP.$C11];1)" office:value-type="float" office:value="3" calcext:value-type="float">
            <text:p>3</text:p>
          </table:table-cell>
          <table:table-cell table:formula="of:=CEILING(MAX(0;([FP.BJ$12]-[FP.$E11]))/[FP.$C11];1)" office:value-type="float" office:value="3" calcext:value-type="float">
            <text:p>3</text:p>
          </table:table-cell>
          <table:table-cell table:formula="of:=CEILING(MAX(0;([FP.BK$12]-[FP.$E11]))/[FP.$C11];1)" office:value-type="float" office:value="3" calcext:value-type="float">
            <text:p>3</text:p>
          </table:table-cell>
          <table:table-cell table:formula="of:=CEILING(MAX(0;([FP.BL$12]-[FP.$E11]))/[FP.$C11];1)" office:value-type="float" office:value="3" calcext:value-type="float">
            <text:p>3</text:p>
          </table:table-cell>
          <table:table-cell table:formula="of:=CEILING(MAX(0;([FP.BM$12]-[FP.$E11]))/[FP.$C11];1)" office:value-type="float" office:value="3" calcext:value-type="float">
            <text:p>3</text:p>
          </table:table-cell>
          <table:table-cell table:formula="of:=CEILING(MAX(0;([FP.BN$12]-[FP.$E11]))/[FP.$C11];1)" office:value-type="float" office:value="3" calcext:value-type="float">
            <text:p>3</text:p>
          </table:table-cell>
          <table:table-cell table:formula="of:=CEILING(MAX(0;([FP.BO$12]-[FP.$E11]))/[FP.$C11];1)" office:value-type="float" office:value="3" calcext:value-type="float">
            <text:p>3</text:p>
          </table:table-cell>
          <table:table-cell table:formula="of:=CEILING(MAX(0;([FP.BP$12]-[FP.$E11]))/[FP.$C11];1)" office:value-type="float" office:value="3" calcext:value-type="float">
            <text:p>3</text:p>
          </table:table-cell>
          <table:table-cell table:formula="of:=CEILING(MAX(0;([FP.BQ$12]-[FP.$E11]))/[FP.$C11];1)" office:value-type="float" office:value="3" calcext:value-type="float">
            <text:p>3</text:p>
          </table:table-cell>
          <table:table-cell table:formula="of:=CEILING(MAX(0;([FP.BR$12]-[FP.$E11]))/[FP.$C11];1)" office:value-type="float" office:value="3" calcext:value-type="float">
            <text:p>3</text:p>
          </table:table-cell>
          <table:table-cell table:formula="of:=CEILING(MAX(0;([FP.BS$12]-[FP.$E11]))/[FP.$C11];1)" office:value-type="float" office:value="3" calcext:value-type="float">
            <text:p>3</text:p>
          </table:table-cell>
          <table:table-cell table:formula="of:=CEILING(MAX(0;([FP.BT$12]-[FP.$E11]))/[FP.$C11];1)" office:value-type="float" office:value="3" calcext:value-type="float">
            <text:p>3</text:p>
          </table:table-cell>
          <table:table-cell table:formula="of:=CEILING(MAX(0;([FP.BU$12]-[FP.$E11]))/[FP.$C11];1)" office:value-type="float" office:value="3" calcext:value-type="float">
            <text:p>3</text:p>
          </table:table-cell>
          <table:table-cell table:formula="of:=CEILING(MAX(0;([FP.BV$12]-[FP.$E11]))/[FP.$C11];1)" office:value-type="float" office:value="3" calcext:value-type="float">
            <text:p>3</text:p>
          </table:table-cell>
          <table:table-cell table:formula="of:=CEILING(MAX(0;([FP.BW$12]-[FP.$E11]))/[FP.$C11];1)" office:value-type="float" office:value="3" calcext:value-type="float">
            <text:p>3</text:p>
          </table:table-cell>
          <table:table-cell table:formula="of:=CEILING(MAX(0;([FP.BX$12]-[FP.$E11]))/[FP.$C11];1)" office:value-type="float" office:value="3" calcext:value-type="float">
            <text:p>3</text:p>
          </table:table-cell>
          <table:table-cell table:formula="of:=CEILING(MAX(0;([FP.BY$12]-[FP.$E11]))/[FP.$C11];1)" office:value-type="float" office:value="3" calcext:value-type="float">
            <text:p>3</text:p>
          </table:table-cell>
          <table:table-cell table:formula="of:=CEILING(MAX(0;([FP.BZ$12]-[FP.$E11]))/[FP.$C11];1)" office:value-type="float" office:value="3" calcext:value-type="float">
            <text:p>3</text:p>
          </table:table-cell>
          <table:table-cell table:formula="of:=CEILING(MAX(0;([FP.CA$12]-[FP.$E11]))/[FP.$C11];1)" office:value-type="float" office:value="3" calcext:value-type="float">
            <text:p>3</text:p>
          </table:table-cell>
          <table:table-cell table:formula="of:=CEILING(MAX(0;([FP.CB$12]-[FP.$E11]))/[FP.$C11];1)" office:value-type="float" office:value="3" calcext:value-type="float">
            <text:p>3</text:p>
          </table:table-cell>
          <table:table-cell table:formula="of:=CEILING(MAX(0;([FP.CC$12]-[FP.$E11]))/[FP.$C11];1)" office:value-type="float" office:value="3" calcext:value-type="float">
            <text:p>3</text:p>
          </table:table-cell>
          <table:table-cell table:formula="of:=CEILING(MAX(0;([FP.CD$12]-[FP.$E11]))/[FP.$C11];1)" office:value-type="float" office:value="3" calcext:value-type="float">
            <text:p>3</text:p>
          </table:table-cell>
          <table:table-cell table:formula="of:=CEILING(MAX(0;([FP.CE$12]-[FP.$E11]))/[FP.$C11];1)" office:value-type="float" office:value="3" calcext:value-type="float">
            <text:p>3</text:p>
          </table:table-cell>
          <table:table-cell table:formula="of:=CEILING(MAX(0;([FP.CF$12]-[FP.$E11]))/[FP.$C11];1)" office:value-type="float" office:value="3" calcext:value-type="float">
            <text:p>3</text:p>
          </table:table-cell>
          <table:table-cell table:formula="of:=CEILING(MAX(0;([FP.CG$12]-[FP.$E11]))/[FP.$C11];1)" office:value-type="float" office:value="3" calcext:value-type="float">
            <text:p>3</text:p>
          </table:table-cell>
          <table:table-cell table:formula="of:=CEILING(MAX(0;([FP.CH$12]-[FP.$E11]))/[FP.$C11];1)" office:value-type="float" office:value="4" calcext:value-type="float">
            <text:p>4</text:p>
          </table:table-cell>
          <table:table-cell table:formula="of:=CEILING(MAX(0;([FP.CI$12]-[FP.$E11]))/[FP.$C11];1)" office:value-type="float" office:value="4" calcext:value-type="float">
            <text:p>4</text:p>
          </table:table-cell>
          <table:table-cell table:formula="of:=CEILING(MAX(0;([FP.CJ$12]-[FP.$E11]))/[FP.$C11];1)" office:value-type="float" office:value="4" calcext:value-type="float">
            <text:p>4</text:p>
          </table:table-cell>
          <table:table-cell table:formula="of:=CEILING(MAX(0;([FP.CK$12]-[FP.$E11]))/[FP.$C11];1)" office:value-type="float" office:value="4" calcext:value-type="float">
            <text:p>4</text:p>
          </table:table-cell>
          <table:table-cell table:formula="of:=CEILING(MAX(0;([FP.CL$12]-[FP.$E11]))/[FP.$C11];1)" office:value-type="float" office:value="4" calcext:value-type="float">
            <text:p>4</text:p>
          </table:table-cell>
          <table:table-cell table:formula="of:=CEILING(MAX(0;([FP.CM$12]-[FP.$E11]))/[FP.$C11];1)" office:value-type="float" office:value="4" calcext:value-type="float">
            <text:p>4</text:p>
          </table:table-cell>
          <table:table-cell table:formula="of:=CEILING(MAX(0;([FP.CN$12]-[FP.$E11]))/[FP.$C11];1)" office:value-type="float" office:value="4" calcext:value-type="float">
            <text:p>4</text:p>
          </table:table-cell>
          <table:table-cell table:formula="of:=CEILING(MAX(0;([FP.CO$12]-[FP.$E11]))/[FP.$C11];1)" office:value-type="float" office:value="4" calcext:value-type="float">
            <text:p>4</text:p>
          </table:table-cell>
          <table:table-cell table:formula="of:=CEILING(MAX(0;([FP.CP$12]-[FP.$E11]))/[FP.$C11];1)" office:value-type="float" office:value="4" calcext:value-type="float">
            <text:p>4</text:p>
          </table:table-cell>
          <table:table-cell table:formula="of:=CEILING(MAX(0;([FP.CQ$12]-[FP.$E11]))/[FP.$C11];1)" office:value-type="float" office:value="4" calcext:value-type="float">
            <text:p>4</text:p>
          </table:table-cell>
          <table:table-cell table:formula="of:=CEILING(MAX(0;([FP.CR$12]-[FP.$E11]))/[FP.$C11];1)" office:value-type="float" office:value="4" calcext:value-type="float">
            <text:p>4</text:p>
          </table:table-cell>
          <table:table-cell table:formula="of:=CEILING(MAX(0;([FP.CS$12]-[FP.$E11]))/[FP.$C11];1)" office:value-type="float" office:value="4" calcext:value-type="float">
            <text:p>4</text:p>
          </table:table-cell>
          <table:table-cell table:formula="of:=CEILING(MAX(0;([FP.CT$12]-[FP.$E11]))/[FP.$C11];1)" office:value-type="float" office:value="4" calcext:value-type="float">
            <text:p>4</text:p>
          </table:table-cell>
          <table:table-cell table:formula="of:=CEILING(MAX(0;([FP.CU$12]-[FP.$E11]))/[FP.$C11];1)" office:value-type="float" office:value="4" calcext:value-type="float">
            <text:p>4</text:p>
          </table:table-cell>
          <table:table-cell table:formula="of:=CEILING(MAX(0;([FP.CV$12]-[FP.$E11]))/[FP.$C11];1)" office:value-type="float" office:value="4" calcext:value-type="float">
            <text:p>4</text:p>
          </table:table-cell>
          <table:table-cell table:formula="of:=CEILING(MAX(0;([FP.CW$12]-[FP.$E11]))/[FP.$C11];1)" office:value-type="float" office:value="4" calcext:value-type="float">
            <text:p>4</text:p>
          </table:table-cell>
          <table:table-cell table:formula="of:=CEILING(MAX(0;([FP.CX$12]-[FP.$E11]))/[FP.$C11];1)" office:value-type="float" office:value="4" calcext:value-type="float">
            <text:p>4</text:p>
          </table:table-cell>
          <table:table-cell table:formula="of:=CEILING(MAX(0;([FP.CY$12]-[FP.$E11]))/[FP.$C11];1)" office:value-type="float" office:value="4" calcext:value-type="float">
            <text:p>4</text:p>
          </table:table-cell>
          <table:table-cell table:formula="of:=CEILING(MAX(0;([FP.CZ$12]-[FP.$E11]))/[FP.$C11];1)" office:value-type="float" office:value="4" calcext:value-type="float">
            <text:p>4</text:p>
          </table:table-cell>
          <table:table-cell table:formula="of:=CEILING(MAX(0;([FP.DA$12]-[FP.$E11]))/[FP.$C11];1)" office:value-type="float" office:value="4" calcext:value-type="float">
            <text:p>4</text:p>
          </table:table-cell>
          <table:table-cell table:formula="of:=CEILING(MAX(0;([FP.DB$12]-[FP.$E11]))/[FP.$C11];1)" office:value-type="float" office:value="4" calcext:value-type="float">
            <text:p>4</text:p>
          </table:table-cell>
          <table:table-cell table:formula="of:=CEILING(MAX(0;([FP.DC$12]-[FP.$E11]))/[FP.$C11];1)" office:value-type="float" office:value="4" calcext:value-type="float">
            <text:p>4</text:p>
          </table:table-cell>
          <table:table-cell table:formula="of:=CEILING(MAX(0;([FP.DD$12]-[FP.$E11]))/[FP.$C11];1)" office:value-type="float" office:value="4" calcext:value-type="float">
            <text:p>4</text:p>
          </table:table-cell>
          <table:table-cell table:formula="of:=CEILING(MAX(0;([FP.DE$12]-[FP.$E11]))/[FP.$C11];1)" office:value-type="float" office:value="4" calcext:value-type="float">
            <text:p>4</text:p>
          </table:table-cell>
          <table:table-cell table:formula="of:=CEILING(MAX(0;([FP.DF$12]-[FP.$E11]))/[FP.$C11];1)" office:value-type="float" office:value="4" calcext:value-type="float">
            <text:p>4</text:p>
          </table:table-cell>
          <table:table-cell table:formula="of:=CEILING(MAX(0;([FP.DG$12]-[FP.$E11]))/[FP.$C11];1)" office:value-type="float" office:value="5" calcext:value-type="float">
            <text:p>5</text:p>
          </table:table-cell>
          <table:table-cell table:formula="of:=CEILING(MAX(0;([FP.DH$12]-[FP.$E11]))/[FP.$C11];1)" office:value-type="float" office:value="5" calcext:value-type="float">
            <text:p>5</text:p>
          </table:table-cell>
          <table:table-cell table:formula="of:=CEILING(MAX(0;([FP.DI$12]-[FP.$E11]))/[FP.$C11];1)" office:value-type="float" office:value="5" calcext:value-type="float">
            <text:p>5</text:p>
          </table:table-cell>
          <table:table-cell table:formula="of:=CEILING(MAX(0;([FP.DJ$12]-[FP.$E11]))/[FP.$C11];1)" office:value-type="float" office:value="5" calcext:value-type="float">
            <text:p>5</text:p>
          </table:table-cell>
          <table:table-cell table:formula="of:=CEILING(MAX(0;([FP.DK$12]-[FP.$E11]))/[FP.$C11];1)" office:value-type="float" office:value="5" calcext:value-type="float">
            <text:p>5</text:p>
          </table:table-cell>
          <table:table-cell table:formula="of:=CEILING(MAX(0;([FP.DL$12]-[FP.$E11]))/[FP.$C11];1)" office:value-type="float" office:value="5" calcext:value-type="float">
            <text:p>5</text:p>
          </table:table-cell>
          <table:table-cell table:formula="of:=CEILING(MAX(0;([FP.DM$12]-[FP.$E11]))/[FP.$C11];1)" office:value-type="float" office:value="5" calcext:value-type="float">
            <text:p>5</text:p>
          </table:table-cell>
          <table:table-cell table:formula="of:=CEILING(MAX(0;([FP.DN$12]-[FP.$E11]))/[FP.$C11];1)" office:value-type="float" office:value="5" calcext:value-type="float">
            <text:p>5</text:p>
          </table:table-cell>
          <table:table-cell table:formula="of:=CEILING(MAX(0;([FP.DO$12]-[FP.$E11]))/[FP.$C11];1)" office:value-type="float" office:value="5" calcext:value-type="float">
            <text:p>5</text:p>
          </table:table-cell>
          <table:table-cell table:formula="of:=CEILING(MAX(0;([FP.DP$12]-[FP.$E11]))/[FP.$C11];1)" office:value-type="float" office:value="5" calcext:value-type="float">
            <text:p>5</text:p>
          </table:table-cell>
          <table:table-cell table:formula="of:=CEILING(MAX(0;([FP.DQ$12]-[FP.$E11]))/[FP.$C11];1)" office:value-type="float" office:value="5" calcext:value-type="float">
            <text:p>5</text:p>
          </table:table-cell>
          <table:table-cell table:formula="of:=CEILING(MAX(0;([FP.DR$12]-[FP.$E11]))/[FP.$C11];1)" office:value-type="float" office:value="5" calcext:value-type="float">
            <text:p>5</text:p>
          </table:table-cell>
          <table:table-cell table:formula="of:=CEILING(MAX(0;([FP.DS$12]-[FP.$E11]))/[FP.$C11];1)" office:value-type="float" office:value="5" calcext:value-type="float">
            <text:p>5</text:p>
          </table:table-cell>
          <table:table-cell table:formula="of:=CEILING(MAX(0;([FP.DT$12]-[FP.$E11]))/[FP.$C11];1)" office:value-type="float" office:value="5" calcext:value-type="float">
            <text:p>5</text:p>
          </table:table-cell>
          <table:table-cell table:formula="of:=CEILING(MAX(0;([FP.DU$12]-[FP.$E11]))/[FP.$C11];1)" office:value-type="float" office:value="5" calcext:value-type="float">
            <text:p>5</text:p>
          </table:table-cell>
          <table:table-cell table:formula="of:=CEILING(MAX(0;([FP.DV$12]-[FP.$E11]))/[FP.$C11];1)" office:value-type="float" office:value="5" calcext:value-type="float">
            <text:p>5</text:p>
          </table:table-cell>
          <table:table-cell table:formula="of:=CEILING(MAX(0;([FP.DW$12]-[FP.$E11]))/[FP.$C11];1)" office:value-type="float" office:value="5" calcext:value-type="float">
            <text:p>5</text:p>
          </table:table-cell>
          <table:table-cell table:formula="of:=CEILING(MAX(0;([FP.DX$12]-[FP.$E11]))/[FP.$C11];1)" office:value-type="float" office:value="5" calcext:value-type="float">
            <text:p>5</text:p>
          </table:table-cell>
          <table:table-cell table:formula="of:=CEILING(MAX(0;([FP.DY$12]-[FP.$E11]))/[FP.$C11];1)" office:value-type="float" office:value="5" calcext:value-type="float">
            <text:p>5</text:p>
          </table:table-cell>
          <table:table-cell table:formula="of:=CEILING(MAX(0;([FP.DZ$12]-[FP.$E11]))/[FP.$C11];1)" office:value-type="float" office:value="5" calcext:value-type="float">
            <text:p>5</text:p>
          </table:table-cell>
          <table:table-cell table:formula="of:=CEILING(MAX(0;([FP.EA$12]-[FP.$E11]))/[FP.$C11];1)" office:value-type="float" office:value="5" calcext:value-type="float">
            <text:p>5</text:p>
          </table:table-cell>
          <table:table-cell table:formula="of:=CEILING(MAX(0;([FP.EB$12]-[FP.$E11]))/[FP.$C11];1)" office:value-type="float" office:value="5" calcext:value-type="float">
            <text:p>5</text:p>
          </table:table-cell>
        </table:table-row>
        <table:table-row table:style-name="ro1" table:visibility="collapse">
          <table:table-cell/>
          <table:table-cell table:style-name="ce13" table:number-columns-repeated="8"/>
          <table:table-cell table:style-name="Default" table:number-columns-repeated="123"/>
        </table:table-row>
        <table:table-row table:style-name="ro1" table:visibility="collapse">
          <table:table-cell/>
          <table:table-cell table:style-name="ce13" table:number-columns-repeated="7"/>
          <table:table-cell table:style-name="ce13" office:value-type="string" calcext:value-type="string">
            <text:p>Next absolute</text:p>
          </table:table-cell>
          <table:table-cell table:formula="of:=[FP.$E4]+FLOOR(MAX(0;([FP.J$12]-[FP.$E4]))/[FP.$C4];1)*[FP.$C4]+[FP.$D4]" office:value-type="float" office:value="4" calcext:value-type="float">
            <text:p>4</text:p>
          </table:table-cell>
          <table:table-cell table:formula="of:=[FP.$E4]+FLOOR(MAX(0;([FP.K$12]-[FP.$E4]))/[FP.$C4];1)*[FP.$C4]+[FP.$D4]" office:value-type="float" office:value="4" calcext:value-type="float">
            <text:p>4</text:p>
          </table:table-cell>
          <table:table-cell table:formula="of:=[FP.$E4]+FLOOR(MAX(0;([FP.L$12]-[FP.$E4]))/[FP.$C4];1)*[FP.$C4]+[FP.$D4]" office:value-type="float" office:value="4" calcext:value-type="float">
            <text:p>4</text:p>
          </table:table-cell>
          <table:table-cell table:formula="of:=[FP.$E4]+FLOOR(MAX(0;([FP.M$12]-[FP.$E4]))/[FP.$C4];1)*[FP.$C4]+[FP.$D4]" office:value-type="float" office:value="4" calcext:value-type="float">
            <text:p>4</text:p>
          </table:table-cell>
          <table:table-cell table:formula="of:=[FP.$E4]+FLOOR(MAX(0;([FP.N$12]-[FP.$E4]))/[FP.$C4];1)*[FP.$C4]+[FP.$D4]" office:value-type="float" office:value="8" calcext:value-type="float">
            <text:p>8</text:p>
          </table:table-cell>
          <table:table-cell table:formula="of:=[FP.$E4]+FLOOR(MAX(0;([FP.O$12]-[FP.$E4]))/[FP.$C4];1)*[FP.$C4]+[FP.$D4]" office:value-type="float" office:value="8" calcext:value-type="float">
            <text:p>8</text:p>
          </table:table-cell>
          <table:table-cell table:formula="of:=[FP.$E4]+FLOOR(MAX(0;([FP.P$12]-[FP.$E4]))/[FP.$C4];1)*[FP.$C4]+[FP.$D4]" office:value-type="float" office:value="8" calcext:value-type="float">
            <text:p>8</text:p>
          </table:table-cell>
          <table:table-cell table:formula="of:=[FP.$E4]+FLOOR(MAX(0;([FP.Q$12]-[FP.$E4]))/[FP.$C4];1)*[FP.$C4]+[FP.$D4]" office:value-type="float" office:value="8" calcext:value-type="float">
            <text:p>8</text:p>
          </table:table-cell>
          <table:table-cell table:formula="of:=[FP.$E4]+FLOOR(MAX(0;([FP.R$12]-[FP.$E4]))/[FP.$C4];1)*[FP.$C4]+[FP.$D4]" office:value-type="float" office:value="12" calcext:value-type="float">
            <text:p>12</text:p>
          </table:table-cell>
          <table:table-cell table:formula="of:=[FP.$E4]+FLOOR(MAX(0;([FP.S$12]-[FP.$E4]))/[FP.$C4];1)*[FP.$C4]+[FP.$D4]" office:value-type="float" office:value="12" calcext:value-type="float">
            <text:p>12</text:p>
          </table:table-cell>
          <table:table-cell table:formula="of:=[FP.$E4]+FLOOR(MAX(0;([FP.T$12]-[FP.$E4]))/[FP.$C4];1)*[FP.$C4]+[FP.$D4]" office:value-type="float" office:value="12" calcext:value-type="float">
            <text:p>12</text:p>
          </table:table-cell>
          <table:table-cell table:formula="of:=[FP.$E4]+FLOOR(MAX(0;([FP.U$12]-[FP.$E4]))/[FP.$C4];1)*[FP.$C4]+[FP.$D4]" office:value-type="float" office:value="12" calcext:value-type="float">
            <text:p>12</text:p>
          </table:table-cell>
          <table:table-cell table:formula="of:=[FP.$E4]+FLOOR(MAX(0;([FP.V$12]-[FP.$E4]))/[FP.$C4];1)*[FP.$C4]+[FP.$D4]" office:value-type="float" office:value="16" calcext:value-type="float">
            <text:p>16</text:p>
          </table:table-cell>
          <table:table-cell table:formula="of:=[FP.$E4]+FLOOR(MAX(0;([FP.W$12]-[FP.$E4]))/[FP.$C4];1)*[FP.$C4]+[FP.$D4]" office:value-type="float" office:value="16" calcext:value-type="float">
            <text:p>16</text:p>
          </table:table-cell>
          <table:table-cell table:formula="of:=[FP.$E4]+FLOOR(MAX(0;([FP.X$12]-[FP.$E4]))/[FP.$C4];1)*[FP.$C4]+[FP.$D4]" office:value-type="float" office:value="16" calcext:value-type="float">
            <text:p>16</text:p>
          </table:table-cell>
          <table:table-cell table:formula="of:=[FP.$E4]+FLOOR(MAX(0;([FP.Y$12]-[FP.$E4]))/[FP.$C4];1)*[FP.$C4]+[FP.$D4]" office:value-type="float" office:value="16" calcext:value-type="float">
            <text:p>16</text:p>
          </table:table-cell>
          <table:table-cell table:formula="of:=[FP.$E4]+FLOOR(MAX(0;([FP.Z$12]-[FP.$E4]))/[FP.$C4];1)*[FP.$C4]+[FP.$D4]" office:value-type="float" office:value="20" calcext:value-type="float">
            <text:p>20</text:p>
          </table:table-cell>
          <table:table-cell table:formula="of:=[FP.$E4]+FLOOR(MAX(0;([FP.AA$12]-[FP.$E4]))/[FP.$C4];1)*[FP.$C4]+[FP.$D4]" office:value-type="float" office:value="20" calcext:value-type="float">
            <text:p>20</text:p>
          </table:table-cell>
          <table:table-cell table:formula="of:=[FP.$E4]+FLOOR(MAX(0;([FP.AB$12]-[FP.$E4]))/[FP.$C4];1)*[FP.$C4]+[FP.$D4]" office:value-type="float" office:value="20" calcext:value-type="float">
            <text:p>20</text:p>
          </table:table-cell>
          <table:table-cell table:formula="of:=[FP.$E4]+FLOOR(MAX(0;([FP.AC$12]-[FP.$E4]))/[FP.$C4];1)*[FP.$C4]+[FP.$D4]" office:value-type="float" office:value="20" calcext:value-type="float">
            <text:p>20</text:p>
          </table:table-cell>
          <table:table-cell table:formula="of:=[FP.$E4]+FLOOR(MAX(0;([FP.AD$12]-[FP.$E4]))/[FP.$C4];1)*[FP.$C4]+[FP.$D4]" office:value-type="float" office:value="24" calcext:value-type="float">
            <text:p>24</text:p>
          </table:table-cell>
          <table:table-cell table:formula="of:=[FP.$E4]+FLOOR(MAX(0;([FP.AE$12]-[FP.$E4]))/[FP.$C4];1)*[FP.$C4]+[FP.$D4]" office:value-type="float" office:value="24" calcext:value-type="float">
            <text:p>24</text:p>
          </table:table-cell>
          <table:table-cell table:formula="of:=[FP.$E4]+FLOOR(MAX(0;([FP.AF$12]-[FP.$E4]))/[FP.$C4];1)*[FP.$C4]+[FP.$D4]" office:value-type="float" office:value="24" calcext:value-type="float">
            <text:p>24</text:p>
          </table:table-cell>
          <table:table-cell table:formula="of:=[FP.$E4]+FLOOR(MAX(0;([FP.AG$12]-[FP.$E4]))/[FP.$C4];1)*[FP.$C4]+[FP.$D4]" office:value-type="float" office:value="24" calcext:value-type="float">
            <text:p>24</text:p>
          </table:table-cell>
          <table:table-cell table:formula="of:=[FP.$E4]+FLOOR(MAX(0;([FP.AH$12]-[FP.$E4]))/[FP.$C4];1)*[FP.$C4]+[FP.$D4]" office:value-type="float" office:value="28" calcext:value-type="float">
            <text:p>28</text:p>
          </table:table-cell>
          <table:table-cell table:formula="of:=[FP.$E4]+FLOOR(MAX(0;([FP.AI$12]-[FP.$E4]))/[FP.$C4];1)*[FP.$C4]+[FP.$D4]" office:value-type="float" office:value="28" calcext:value-type="float">
            <text:p>28</text:p>
          </table:table-cell>
          <table:table-cell table:formula="of:=[FP.$E4]+FLOOR(MAX(0;([FP.AJ$12]-[FP.$E4]))/[FP.$C4];1)*[FP.$C4]+[FP.$D4]" office:value-type="float" office:value="28" calcext:value-type="float">
            <text:p>28</text:p>
          </table:table-cell>
          <table:table-cell table:formula="of:=[FP.$E4]+FLOOR(MAX(0;([FP.AK$12]-[FP.$E4]))/[FP.$C4];1)*[FP.$C4]+[FP.$D4]" office:value-type="float" office:value="28" calcext:value-type="float">
            <text:p>28</text:p>
          </table:table-cell>
          <table:table-cell table:formula="of:=[FP.$E4]+FLOOR(MAX(0;([FP.AL$12]-[FP.$E4]))/[FP.$C4];1)*[FP.$C4]+[FP.$D4]" office:value-type="float" office:value="32" calcext:value-type="float">
            <text:p>32</text:p>
          </table:table-cell>
          <table:table-cell table:formula="of:=[FP.$E4]+FLOOR(MAX(0;([FP.AM$12]-[FP.$E4]))/[FP.$C4];1)*[FP.$C4]+[FP.$D4]" office:value-type="float" office:value="32" calcext:value-type="float">
            <text:p>32</text:p>
          </table:table-cell>
          <table:table-cell table:formula="of:=[FP.$E4]+FLOOR(MAX(0;([FP.AN$12]-[FP.$E4]))/[FP.$C4];1)*[FP.$C4]+[FP.$D4]" office:value-type="float" office:value="32" calcext:value-type="float">
            <text:p>32</text:p>
          </table:table-cell>
          <table:table-cell table:formula="of:=[FP.$E4]+FLOOR(MAX(0;([FP.AO$12]-[FP.$E4]))/[FP.$C4];1)*[FP.$C4]+[FP.$D4]" office:value-type="float" office:value="32" calcext:value-type="float">
            <text:p>32</text:p>
          </table:table-cell>
          <table:table-cell table:formula="of:=[FP.$E4]+FLOOR(MAX(0;([FP.AP$12]-[FP.$E4]))/[FP.$C4];1)*[FP.$C4]+[FP.$D4]" office:value-type="float" office:value="36" calcext:value-type="float">
            <text:p>36</text:p>
          </table:table-cell>
          <table:table-cell table:formula="of:=[FP.$E4]+FLOOR(MAX(0;([FP.AQ$12]-[FP.$E4]))/[FP.$C4];1)*[FP.$C4]+[FP.$D4]" office:value-type="float" office:value="36" calcext:value-type="float">
            <text:p>36</text:p>
          </table:table-cell>
          <table:table-cell table:formula="of:=[FP.$E4]+FLOOR(MAX(0;([FP.AR$12]-[FP.$E4]))/[FP.$C4];1)*[FP.$C4]+[FP.$D4]" office:value-type="float" office:value="36" calcext:value-type="float">
            <text:p>36</text:p>
          </table:table-cell>
          <table:table-cell table:formula="of:=[FP.$E4]+FLOOR(MAX(0;([FP.AS$12]-[FP.$E4]))/[FP.$C4];1)*[FP.$C4]+[FP.$D4]" office:value-type="float" office:value="36" calcext:value-type="float">
            <text:p>36</text:p>
          </table:table-cell>
          <table:table-cell table:formula="of:=[FP.$E4]+FLOOR(MAX(0;([FP.AT$12]-[FP.$E4]))/[FP.$C4];1)*[FP.$C4]+[FP.$D4]" office:value-type="float" office:value="40" calcext:value-type="float">
            <text:p>40</text:p>
          </table:table-cell>
          <table:table-cell table:formula="of:=[FP.$E4]+FLOOR(MAX(0;([FP.AU$12]-[FP.$E4]))/[FP.$C4];1)*[FP.$C4]+[FP.$D4]" office:value-type="float" office:value="40" calcext:value-type="float">
            <text:p>40</text:p>
          </table:table-cell>
          <table:table-cell table:formula="of:=[FP.$E4]+FLOOR(MAX(0;([FP.AV$12]-[FP.$E4]))/[FP.$C4];1)*[FP.$C4]+[FP.$D4]" office:value-type="float" office:value="40" calcext:value-type="float">
            <text:p>40</text:p>
          </table:table-cell>
          <table:table-cell table:formula="of:=[FP.$E4]+FLOOR(MAX(0;([FP.AW$12]-[FP.$E4]))/[FP.$C4];1)*[FP.$C4]+[FP.$D4]" office:value-type="float" office:value="40" calcext:value-type="float">
            <text:p>40</text:p>
          </table:table-cell>
          <table:table-cell table:formula="of:=[FP.$E4]+FLOOR(MAX(0;([FP.AX$12]-[FP.$E4]))/[FP.$C4];1)*[FP.$C4]+[FP.$D4]" office:value-type="float" office:value="44" calcext:value-type="float">
            <text:p>44</text:p>
          </table:table-cell>
          <table:table-cell table:formula="of:=[FP.$E4]+FLOOR(MAX(0;([FP.AY$12]-[FP.$E4]))/[FP.$C4];1)*[FP.$C4]+[FP.$D4]" office:value-type="float" office:value="44" calcext:value-type="float">
            <text:p>44</text:p>
          </table:table-cell>
          <table:table-cell table:formula="of:=[FP.$E4]+FLOOR(MAX(0;([FP.AZ$12]-[FP.$E4]))/[FP.$C4];1)*[FP.$C4]+[FP.$D4]" office:value-type="float" office:value="44" calcext:value-type="float">
            <text:p>44</text:p>
          </table:table-cell>
          <table:table-cell table:formula="of:=[FP.$E4]+FLOOR(MAX(0;([FP.BA$12]-[FP.$E4]))/[FP.$C4];1)*[FP.$C4]+[FP.$D4]" office:value-type="float" office:value="44" calcext:value-type="float">
            <text:p>44</text:p>
          </table:table-cell>
          <table:table-cell table:formula="of:=[FP.$E4]+FLOOR(MAX(0;([FP.BB$12]-[FP.$E4]))/[FP.$C4];1)*[FP.$C4]+[FP.$D4]" office:value-type="float" office:value="48" calcext:value-type="float">
            <text:p>48</text:p>
          </table:table-cell>
          <table:table-cell table:formula="of:=[FP.$E4]+FLOOR(MAX(0;([FP.BC$12]-[FP.$E4]))/[FP.$C4];1)*[FP.$C4]+[FP.$D4]" office:value-type="float" office:value="48" calcext:value-type="float">
            <text:p>48</text:p>
          </table:table-cell>
          <table:table-cell table:formula="of:=[FP.$E4]+FLOOR(MAX(0;([FP.BD$12]-[FP.$E4]))/[FP.$C4];1)*[FP.$C4]+[FP.$D4]" office:value-type="float" office:value="48" calcext:value-type="float">
            <text:p>48</text:p>
          </table:table-cell>
          <table:table-cell table:formula="of:=[FP.$E4]+FLOOR(MAX(0;([FP.BE$12]-[FP.$E4]))/[FP.$C4];1)*[FP.$C4]+[FP.$D4]" office:value-type="float" office:value="48" calcext:value-type="float">
            <text:p>48</text:p>
          </table:table-cell>
          <table:table-cell table:formula="of:=[FP.$E4]+FLOOR(MAX(0;([FP.BF$12]-[FP.$E4]))/[FP.$C4];1)*[FP.$C4]+[FP.$D4]" office:value-type="float" office:value="52" calcext:value-type="float">
            <text:p>52</text:p>
          </table:table-cell>
          <table:table-cell table:formula="of:=[FP.$E4]+FLOOR(MAX(0;([FP.BG$12]-[FP.$E4]))/[FP.$C4];1)*[FP.$C4]+[FP.$D4]" office:value-type="float" office:value="52" calcext:value-type="float">
            <text:p>52</text:p>
          </table:table-cell>
          <table:table-cell table:formula="of:=[FP.$E4]+FLOOR(MAX(0;([FP.BH$12]-[FP.$E4]))/[FP.$C4];1)*[FP.$C4]+[FP.$D4]" office:value-type="float" office:value="52" calcext:value-type="float">
            <text:p>52</text:p>
          </table:table-cell>
          <table:table-cell table:formula="of:=[FP.$E4]+FLOOR(MAX(0;([FP.BI$12]-[FP.$E4]))/[FP.$C4];1)*[FP.$C4]+[FP.$D4]" office:value-type="float" office:value="52" calcext:value-type="float">
            <text:p>52</text:p>
          </table:table-cell>
          <table:table-cell table:formula="of:=[FP.$E4]+FLOOR(MAX(0;([FP.BJ$12]-[FP.$E4]))/[FP.$C4];1)*[FP.$C4]+[FP.$D4]" office:value-type="float" office:value="56" calcext:value-type="float">
            <text:p>56</text:p>
          </table:table-cell>
          <table:table-cell table:formula="of:=[FP.$E4]+FLOOR(MAX(0;([FP.BK$12]-[FP.$E4]))/[FP.$C4];1)*[FP.$C4]+[FP.$D4]" office:value-type="float" office:value="56" calcext:value-type="float">
            <text:p>56</text:p>
          </table:table-cell>
          <table:table-cell table:formula="of:=[FP.$E4]+FLOOR(MAX(0;([FP.BL$12]-[FP.$E4]))/[FP.$C4];1)*[FP.$C4]+[FP.$D4]" office:value-type="float" office:value="56" calcext:value-type="float">
            <text:p>56</text:p>
          </table:table-cell>
          <table:table-cell table:formula="of:=[FP.$E4]+FLOOR(MAX(0;([FP.BM$12]-[FP.$E4]))/[FP.$C4];1)*[FP.$C4]+[FP.$D4]" office:value-type="float" office:value="56" calcext:value-type="float">
            <text:p>56</text:p>
          </table:table-cell>
          <table:table-cell table:formula="of:=[FP.$E4]+FLOOR(MAX(0;([FP.BN$12]-[FP.$E4]))/[FP.$C4];1)*[FP.$C4]+[FP.$D4]" office:value-type="float" office:value="60" calcext:value-type="float">
            <text:p>60</text:p>
          </table:table-cell>
          <table:table-cell table:formula="of:=[FP.$E4]+FLOOR(MAX(0;([FP.BO$12]-[FP.$E4]))/[FP.$C4];1)*[FP.$C4]+[FP.$D4]" office:value-type="float" office:value="60" calcext:value-type="float">
            <text:p>60</text:p>
          </table:table-cell>
          <table:table-cell table:formula="of:=[FP.$E4]+FLOOR(MAX(0;([FP.BP$12]-[FP.$E4]))/[FP.$C4];1)*[FP.$C4]+[FP.$D4]" office:value-type="float" office:value="60" calcext:value-type="float">
            <text:p>60</text:p>
          </table:table-cell>
          <table:table-cell table:formula="of:=[FP.$E4]+FLOOR(MAX(0;([FP.BQ$12]-[FP.$E4]))/[FP.$C4];1)*[FP.$C4]+[FP.$D4]" office:value-type="float" office:value="60" calcext:value-type="float">
            <text:p>60</text:p>
          </table:table-cell>
          <table:table-cell table:formula="of:=[FP.$E4]+FLOOR(MAX(0;([FP.BR$12]-[FP.$E4]))/[FP.$C4];1)*[FP.$C4]+[FP.$D4]" office:value-type="float" office:value="64" calcext:value-type="float">
            <text:p>64</text:p>
          </table:table-cell>
          <table:table-cell table:formula="of:=[FP.$E4]+FLOOR(MAX(0;([FP.BS$12]-[FP.$E4]))/[FP.$C4];1)*[FP.$C4]+[FP.$D4]" office:value-type="float" office:value="64" calcext:value-type="float">
            <text:p>64</text:p>
          </table:table-cell>
          <table:table-cell table:formula="of:=[FP.$E4]+FLOOR(MAX(0;([FP.BT$12]-[FP.$E4]))/[FP.$C4];1)*[FP.$C4]+[FP.$D4]" office:value-type="float" office:value="64" calcext:value-type="float">
            <text:p>64</text:p>
          </table:table-cell>
          <table:table-cell table:formula="of:=[FP.$E4]+FLOOR(MAX(0;([FP.BU$12]-[FP.$E4]))/[FP.$C4];1)*[FP.$C4]+[FP.$D4]" office:value-type="float" office:value="64" calcext:value-type="float">
            <text:p>64</text:p>
          </table:table-cell>
          <table:table-cell table:formula="of:=[FP.$E4]+FLOOR(MAX(0;([FP.BV$12]-[FP.$E4]))/[FP.$C4];1)*[FP.$C4]+[FP.$D4]" office:value-type="float" office:value="68" calcext:value-type="float">
            <text:p>68</text:p>
          </table:table-cell>
          <table:table-cell table:formula="of:=[FP.$E4]+FLOOR(MAX(0;([FP.BW$12]-[FP.$E4]))/[FP.$C4];1)*[FP.$C4]+[FP.$D4]" office:value-type="float" office:value="68" calcext:value-type="float">
            <text:p>68</text:p>
          </table:table-cell>
          <table:table-cell table:formula="of:=[FP.$E4]+FLOOR(MAX(0;([FP.BX$12]-[FP.$E4]))/[FP.$C4];1)*[FP.$C4]+[FP.$D4]" office:value-type="float" office:value="68" calcext:value-type="float">
            <text:p>68</text:p>
          </table:table-cell>
          <table:table-cell table:formula="of:=[FP.$E4]+FLOOR(MAX(0;([FP.BY$12]-[FP.$E4]))/[FP.$C4];1)*[FP.$C4]+[FP.$D4]" office:value-type="float" office:value="68" calcext:value-type="float">
            <text:p>68</text:p>
          </table:table-cell>
          <table:table-cell table:formula="of:=[FP.$E4]+FLOOR(MAX(0;([FP.BZ$12]-[FP.$E4]))/[FP.$C4];1)*[FP.$C4]+[FP.$D4]" office:value-type="float" office:value="72" calcext:value-type="float">
            <text:p>72</text:p>
          </table:table-cell>
          <table:table-cell table:formula="of:=[FP.$E4]+FLOOR(MAX(0;([FP.CA$12]-[FP.$E4]))/[FP.$C4];1)*[FP.$C4]+[FP.$D4]" office:value-type="float" office:value="72" calcext:value-type="float">
            <text:p>72</text:p>
          </table:table-cell>
          <table:table-cell table:formula="of:=[FP.$E4]+FLOOR(MAX(0;([FP.CB$12]-[FP.$E4]))/[FP.$C4];1)*[FP.$C4]+[FP.$D4]" office:value-type="float" office:value="72" calcext:value-type="float">
            <text:p>72</text:p>
          </table:table-cell>
          <table:table-cell table:formula="of:=[FP.$E4]+FLOOR(MAX(0;([FP.CC$12]-[FP.$E4]))/[FP.$C4];1)*[FP.$C4]+[FP.$D4]" office:value-type="float" office:value="72" calcext:value-type="float">
            <text:p>72</text:p>
          </table:table-cell>
          <table:table-cell table:formula="of:=[FP.$E4]+FLOOR(MAX(0;([FP.CD$12]-[FP.$E4]))/[FP.$C4];1)*[FP.$C4]+[FP.$D4]" office:value-type="float" office:value="76" calcext:value-type="float">
            <text:p>76</text:p>
          </table:table-cell>
          <table:table-cell table:formula="of:=[FP.$E4]+FLOOR(MAX(0;([FP.CE$12]-[FP.$E4]))/[FP.$C4];1)*[FP.$C4]+[FP.$D4]" office:value-type="float" office:value="76" calcext:value-type="float">
            <text:p>76</text:p>
          </table:table-cell>
          <table:table-cell table:formula="of:=[FP.$E4]+FLOOR(MAX(0;([FP.CF$12]-[FP.$E4]))/[FP.$C4];1)*[FP.$C4]+[FP.$D4]" office:value-type="float" office:value="76" calcext:value-type="float">
            <text:p>76</text:p>
          </table:table-cell>
          <table:table-cell table:formula="of:=[FP.$E4]+FLOOR(MAX(0;([FP.CG$12]-[FP.$E4]))/[FP.$C4];1)*[FP.$C4]+[FP.$D4]" office:value-type="float" office:value="76" calcext:value-type="float">
            <text:p>76</text:p>
          </table:table-cell>
          <table:table-cell table:formula="of:=[FP.$E4]+FLOOR(MAX(0;([FP.CH$12]-[FP.$E4]))/[FP.$C4];1)*[FP.$C4]+[FP.$D4]" office:value-type="float" office:value="80" calcext:value-type="float">
            <text:p>80</text:p>
          </table:table-cell>
          <table:table-cell table:formula="of:=[FP.$E4]+FLOOR(MAX(0;([FP.CI$12]-[FP.$E4]))/[FP.$C4];1)*[FP.$C4]+[FP.$D4]" office:value-type="float" office:value="80" calcext:value-type="float">
            <text:p>80</text:p>
          </table:table-cell>
          <table:table-cell table:formula="of:=[FP.$E4]+FLOOR(MAX(0;([FP.CJ$12]-[FP.$E4]))/[FP.$C4];1)*[FP.$C4]+[FP.$D4]" office:value-type="float" office:value="80" calcext:value-type="float">
            <text:p>80</text:p>
          </table:table-cell>
          <table:table-cell table:formula="of:=[FP.$E4]+FLOOR(MAX(0;([FP.CK$12]-[FP.$E4]))/[FP.$C4];1)*[FP.$C4]+[FP.$D4]" office:value-type="float" office:value="80" calcext:value-type="float">
            <text:p>80</text:p>
          </table:table-cell>
          <table:table-cell table:formula="of:=[FP.$E4]+FLOOR(MAX(0;([FP.CL$12]-[FP.$E4]))/[FP.$C4];1)*[FP.$C4]+[FP.$D4]" office:value-type="float" office:value="84" calcext:value-type="float">
            <text:p>84</text:p>
          </table:table-cell>
          <table:table-cell table:formula="of:=[FP.$E4]+FLOOR(MAX(0;([FP.CM$12]-[FP.$E4]))/[FP.$C4];1)*[FP.$C4]+[FP.$D4]" office:value-type="float" office:value="84" calcext:value-type="float">
            <text:p>84</text:p>
          </table:table-cell>
          <table:table-cell table:formula="of:=[FP.$E4]+FLOOR(MAX(0;([FP.CN$12]-[FP.$E4]))/[FP.$C4];1)*[FP.$C4]+[FP.$D4]" office:value-type="float" office:value="84" calcext:value-type="float">
            <text:p>84</text:p>
          </table:table-cell>
          <table:table-cell table:formula="of:=[FP.$E4]+FLOOR(MAX(0;([FP.CO$12]-[FP.$E4]))/[FP.$C4];1)*[FP.$C4]+[FP.$D4]" office:value-type="float" office:value="84" calcext:value-type="float">
            <text:p>84</text:p>
          </table:table-cell>
          <table:table-cell table:formula="of:=[FP.$E4]+FLOOR(MAX(0;([FP.CP$12]-[FP.$E4]))/[FP.$C4];1)*[FP.$C4]+[FP.$D4]" office:value-type="float" office:value="88" calcext:value-type="float">
            <text:p>88</text:p>
          </table:table-cell>
          <table:table-cell table:formula="of:=[FP.$E4]+FLOOR(MAX(0;([FP.CQ$12]-[FP.$E4]))/[FP.$C4];1)*[FP.$C4]+[FP.$D4]" office:value-type="float" office:value="88" calcext:value-type="float">
            <text:p>88</text:p>
          </table:table-cell>
          <table:table-cell table:formula="of:=[FP.$E4]+FLOOR(MAX(0;([FP.CR$12]-[FP.$E4]))/[FP.$C4];1)*[FP.$C4]+[FP.$D4]" office:value-type="float" office:value="88" calcext:value-type="float">
            <text:p>88</text:p>
          </table:table-cell>
          <table:table-cell table:formula="of:=[FP.$E4]+FLOOR(MAX(0;([FP.CS$12]-[FP.$E4]))/[FP.$C4];1)*[FP.$C4]+[FP.$D4]" office:value-type="float" office:value="88" calcext:value-type="float">
            <text:p>88</text:p>
          </table:table-cell>
          <table:table-cell table:formula="of:=[FP.$E4]+FLOOR(MAX(0;([FP.CT$12]-[FP.$E4]))/[FP.$C4];1)*[FP.$C4]+[FP.$D4]" office:value-type="float" office:value="92" calcext:value-type="float">
            <text:p>92</text:p>
          </table:table-cell>
          <table:table-cell table:formula="of:=[FP.$E4]+FLOOR(MAX(0;([FP.CU$12]-[FP.$E4]))/[FP.$C4];1)*[FP.$C4]+[FP.$D4]" office:value-type="float" office:value="92" calcext:value-type="float">
            <text:p>92</text:p>
          </table:table-cell>
          <table:table-cell table:formula="of:=[FP.$E4]+FLOOR(MAX(0;([FP.CV$12]-[FP.$E4]))/[FP.$C4];1)*[FP.$C4]+[FP.$D4]" office:value-type="float" office:value="92" calcext:value-type="float">
            <text:p>92</text:p>
          </table:table-cell>
          <table:table-cell table:formula="of:=[FP.$E4]+FLOOR(MAX(0;([FP.CW$12]-[FP.$E4]))/[FP.$C4];1)*[FP.$C4]+[FP.$D4]" office:value-type="float" office:value="92" calcext:value-type="float">
            <text:p>92</text:p>
          </table:table-cell>
          <table:table-cell table:formula="of:=[FP.$E4]+FLOOR(MAX(0;([FP.CX$12]-[FP.$E4]))/[FP.$C4];1)*[FP.$C4]+[FP.$D4]" office:value-type="float" office:value="96" calcext:value-type="float">
            <text:p>96</text:p>
          </table:table-cell>
          <table:table-cell table:formula="of:=[FP.$E4]+FLOOR(MAX(0;([FP.CY$12]-[FP.$E4]))/[FP.$C4];1)*[FP.$C4]+[FP.$D4]" office:value-type="float" office:value="96" calcext:value-type="float">
            <text:p>96</text:p>
          </table:table-cell>
          <table:table-cell table:formula="of:=[FP.$E4]+FLOOR(MAX(0;([FP.CZ$12]-[FP.$E4]))/[FP.$C4];1)*[FP.$C4]+[FP.$D4]" office:value-type="float" office:value="96" calcext:value-type="float">
            <text:p>96</text:p>
          </table:table-cell>
          <table:table-cell table:formula="of:=[FP.$E4]+FLOOR(MAX(0;([FP.DA$12]-[FP.$E4]))/[FP.$C4];1)*[FP.$C4]+[FP.$D4]" office:value-type="float" office:value="96" calcext:value-type="float">
            <text:p>96</text:p>
          </table:table-cell>
          <table:table-cell table:formula="of:=[FP.$E4]+FLOOR(MAX(0;([FP.DB$12]-[FP.$E4]))/[FP.$C4];1)*[FP.$C4]+[FP.$D4]" office:value-type="float" office:value="100" calcext:value-type="float">
            <text:p>100</text:p>
          </table:table-cell>
          <table:table-cell table:formula="of:=[FP.$E4]+FLOOR(MAX(0;([FP.DC$12]-[FP.$E4]))/[FP.$C4];1)*[FP.$C4]+[FP.$D4]" office:value-type="float" office:value="100" calcext:value-type="float">
            <text:p>100</text:p>
          </table:table-cell>
          <table:table-cell table:formula="of:=[FP.$E4]+FLOOR(MAX(0;([FP.DD$12]-[FP.$E4]))/[FP.$C4];1)*[FP.$C4]+[FP.$D4]" office:value-type="float" office:value="100" calcext:value-type="float">
            <text:p>100</text:p>
          </table:table-cell>
          <table:table-cell table:formula="of:=[FP.$E4]+FLOOR(MAX(0;([FP.DE$12]-[FP.$E4]))/[FP.$C4];1)*[FP.$C4]+[FP.$D4]" office:value-type="float" office:value="100" calcext:value-type="float">
            <text:p>100</text:p>
          </table:table-cell>
          <table:table-cell table:formula="of:=[FP.$E4]+FLOOR(MAX(0;([FP.DF$12]-[FP.$E4]))/[FP.$C4];1)*[FP.$C4]+[FP.$D4]" office:value-type="float" office:value="104" calcext:value-type="float">
            <text:p>104</text:p>
          </table:table-cell>
          <table:table-cell table:formula="of:=[FP.$E4]+FLOOR(MAX(0;([FP.DG$12]-[FP.$E4]))/[FP.$C4];1)*[FP.$C4]+[FP.$D4]" office:value-type="float" office:value="104" calcext:value-type="float">
            <text:p>104</text:p>
          </table:table-cell>
          <table:table-cell table:formula="of:=[FP.$E4]+FLOOR(MAX(0;([FP.DH$12]-[FP.$E4]))/[FP.$C4];1)*[FP.$C4]+[FP.$D4]" office:value-type="float" office:value="104" calcext:value-type="float">
            <text:p>104</text:p>
          </table:table-cell>
          <table:table-cell table:formula="of:=[FP.$E4]+FLOOR(MAX(0;([FP.DI$12]-[FP.$E4]))/[FP.$C4];1)*[FP.$C4]+[FP.$D4]" office:value-type="float" office:value="104" calcext:value-type="float">
            <text:p>104</text:p>
          </table:table-cell>
          <table:table-cell table:formula="of:=[FP.$E4]+FLOOR(MAX(0;([FP.DJ$12]-[FP.$E4]))/[FP.$C4];1)*[FP.$C4]+[FP.$D4]" office:value-type="float" office:value="108" calcext:value-type="float">
            <text:p>108</text:p>
          </table:table-cell>
          <table:table-cell table:formula="of:=[FP.$E4]+FLOOR(MAX(0;([FP.DK$12]-[FP.$E4]))/[FP.$C4];1)*[FP.$C4]+[FP.$D4]" office:value-type="float" office:value="108" calcext:value-type="float">
            <text:p>108</text:p>
          </table:table-cell>
          <table:table-cell table:formula="of:=[FP.$E4]+FLOOR(MAX(0;([FP.DL$12]-[FP.$E4]))/[FP.$C4];1)*[FP.$C4]+[FP.$D4]" office:value-type="float" office:value="108" calcext:value-type="float">
            <text:p>108</text:p>
          </table:table-cell>
          <table:table-cell table:formula="of:=[FP.$E4]+FLOOR(MAX(0;([FP.DM$12]-[FP.$E4]))/[FP.$C4];1)*[FP.$C4]+[FP.$D4]" office:value-type="float" office:value="108" calcext:value-type="float">
            <text:p>108</text:p>
          </table:table-cell>
          <table:table-cell table:formula="of:=[FP.$E4]+FLOOR(MAX(0;([FP.DN$12]-[FP.$E4]))/[FP.$C4];1)*[FP.$C4]+[FP.$D4]" office:value-type="float" office:value="112" calcext:value-type="float">
            <text:p>112</text:p>
          </table:table-cell>
          <table:table-cell table:formula="of:=[FP.$E4]+FLOOR(MAX(0;([FP.DO$12]-[FP.$E4]))/[FP.$C4];1)*[FP.$C4]+[FP.$D4]" office:value-type="float" office:value="112" calcext:value-type="float">
            <text:p>112</text:p>
          </table:table-cell>
          <table:table-cell table:formula="of:=[FP.$E4]+FLOOR(MAX(0;([FP.DP$12]-[FP.$E4]))/[FP.$C4];1)*[FP.$C4]+[FP.$D4]" office:value-type="float" office:value="112" calcext:value-type="float">
            <text:p>112</text:p>
          </table:table-cell>
          <table:table-cell table:formula="of:=[FP.$E4]+FLOOR(MAX(0;([FP.DQ$12]-[FP.$E4]))/[FP.$C4];1)*[FP.$C4]+[FP.$D4]" office:value-type="float" office:value="112" calcext:value-type="float">
            <text:p>112</text:p>
          </table:table-cell>
          <table:table-cell table:formula="of:=[FP.$E4]+FLOOR(MAX(0;([FP.DR$12]-[FP.$E4]))/[FP.$C4];1)*[FP.$C4]+[FP.$D4]" office:value-type="float" office:value="116" calcext:value-type="float">
            <text:p>116</text:p>
          </table:table-cell>
          <table:table-cell table:formula="of:=[FP.$E4]+FLOOR(MAX(0;([FP.DS$12]-[FP.$E4]))/[FP.$C4];1)*[FP.$C4]+[FP.$D4]" office:value-type="float" office:value="116" calcext:value-type="float">
            <text:p>116</text:p>
          </table:table-cell>
          <table:table-cell table:formula="of:=[FP.$E4]+FLOOR(MAX(0;([FP.DT$12]-[FP.$E4]))/[FP.$C4];1)*[FP.$C4]+[FP.$D4]" office:value-type="float" office:value="116" calcext:value-type="float">
            <text:p>116</text:p>
          </table:table-cell>
          <table:table-cell table:formula="of:=[FP.$E4]+FLOOR(MAX(0;([FP.DU$12]-[FP.$E4]))/[FP.$C4];1)*[FP.$C4]+[FP.$D4]" office:value-type="float" office:value="116" calcext:value-type="float">
            <text:p>116</text:p>
          </table:table-cell>
          <table:table-cell table:formula="of:=[FP.$E4]+FLOOR(MAX(0;([FP.DV$12]-[FP.$E4]))/[FP.$C4];1)*[FP.$C4]+[FP.$D4]" office:value-type="float" office:value="120" calcext:value-type="float">
            <text:p>120</text:p>
          </table:table-cell>
          <table:table-cell table:formula="of:=[FP.$E4]+FLOOR(MAX(0;([FP.DW$12]-[FP.$E4]))/[FP.$C4];1)*[FP.$C4]+[FP.$D4]" office:value-type="float" office:value="120" calcext:value-type="float">
            <text:p>120</text:p>
          </table:table-cell>
          <table:table-cell table:formula="of:=[FP.$E4]+FLOOR(MAX(0;([FP.DX$12]-[FP.$E4]))/[FP.$C4];1)*[FP.$C4]+[FP.$D4]" office:value-type="float" office:value="120" calcext:value-type="float">
            <text:p>120</text:p>
          </table:table-cell>
          <table:table-cell table:formula="of:=[FP.$E4]+FLOOR(MAX(0;([FP.DY$12]-[FP.$E4]))/[FP.$C4];1)*[FP.$C4]+[FP.$D4]" office:value-type="float" office:value="120" calcext:value-type="float">
            <text:p>120</text:p>
          </table:table-cell>
          <table:table-cell table:formula="of:=[FP.$E4]+FLOOR(MAX(0;([FP.DZ$12]-[FP.$E4]))/[FP.$C4];1)*[FP.$C4]+[FP.$D4]" office:value-type="float" office:value="124" calcext:value-type="float">
            <text:p>124</text:p>
          </table:table-cell>
          <table:table-cell table:formula="of:=[FP.$E4]+FLOOR(MAX(0;([FP.EA$12]-[FP.$E4]))/[FP.$C4];1)*[FP.$C4]+[FP.$D4]" office:value-type="float" office:value="124" calcext:value-type="float">
            <text:p>124</text:p>
          </table:table-cell>
          <table:table-cell table:formula="of:=[FP.$E4]+FLOOR(MAX(0;([FP.EB$12]-[FP.$E4]))/[FP.$C4];1)*[FP.$C4]+[FP.$D4]" office:value-type="float" office:value="124" calcext:value-type="float">
            <text:p>124</text:p>
          </table:table-cell>
        </table:table-row>
        <table:table-row table:style-name="ro1" table:visibility="collapse">
          <table:table-cell/>
          <table:table-cell table:style-name="ce13" table:number-columns-repeated="7"/>
          <table:table-cell table:style-name="ce13" office:value-type="string" calcext:value-type="string">
            <text:p>deadline</text:p>
          </table:table-cell>
          <table:table-cell table:formula="of:=[FP.$E5]+FLOOR(MAX(0;([FP.J$12]-[FP.$E5]))/[FP.$C5];1)*[FP.$C5]+[FP.$D5]" office:value-type="float" office:value="7" calcext:value-type="float">
            <text:p>7</text:p>
          </table:table-cell>
          <table:table-cell table:formula="of:=[FP.$E5]+FLOOR(MAX(0;([FP.K$12]-[FP.$E5]))/[FP.$C5];1)*[FP.$C5]+[FP.$D5]" office:value-type="float" office:value="7" calcext:value-type="float">
            <text:p>7</text:p>
          </table:table-cell>
          <table:table-cell table:formula="of:=[FP.$E5]+FLOOR(MAX(0;([FP.L$12]-[FP.$E5]))/[FP.$C5];1)*[FP.$C5]+[FP.$D5]" office:value-type="float" office:value="7" calcext:value-type="float">
            <text:p>7</text:p>
          </table:table-cell>
          <table:table-cell table:formula="of:=[FP.$E5]+FLOOR(MAX(0;([FP.M$12]-[FP.$E5]))/[FP.$C5];1)*[FP.$C5]+[FP.$D5]" office:value-type="float" office:value="7" calcext:value-type="float">
            <text:p>7</text:p>
          </table:table-cell>
          <table:table-cell table:formula="of:=[FP.$E5]+FLOOR(MAX(0;([FP.N$12]-[FP.$E5]))/[FP.$C5];1)*[FP.$C5]+[FP.$D5]" office:value-type="float" office:value="7" calcext:value-type="float">
            <text:p>7</text:p>
          </table:table-cell>
          <table:table-cell table:formula="of:=[FP.$E5]+FLOOR(MAX(0;([FP.O$12]-[FP.$E5]))/[FP.$C5];1)*[FP.$C5]+[FP.$D5]" office:value-type="float" office:value="7" calcext:value-type="float">
            <text:p>7</text:p>
          </table:table-cell>
          <table:table-cell table:formula="of:=[FP.$E5]+FLOOR(MAX(0;([FP.P$12]-[FP.$E5]))/[FP.$C5];1)*[FP.$C5]+[FP.$D5]" office:value-type="float" office:value="7" calcext:value-type="float">
            <text:p>7</text:p>
          </table:table-cell>
          <table:table-cell table:formula="of:=[FP.$E5]+FLOOR(MAX(0;([FP.Q$12]-[FP.$E5]))/[FP.$C5];1)*[FP.$C5]+[FP.$D5]" office:value-type="float" office:value="7" calcext:value-type="float">
            <text:p>7</text:p>
          </table:table-cell>
          <table:table-cell table:formula="of:=[FP.$E5]+FLOOR(MAX(0;([FP.R$12]-[FP.$E5]))/[FP.$C5];1)*[FP.$C5]+[FP.$D5]" office:value-type="float" office:value="7" calcext:value-type="float">
            <text:p>7</text:p>
          </table:table-cell>
          <table:table-cell table:formula="of:=[FP.$E5]+FLOOR(MAX(0;([FP.S$12]-[FP.$E5]))/[FP.$C5];1)*[FP.$C5]+[FP.$D5]" office:value-type="float" office:value="7" calcext:value-type="float">
            <text:p>7</text:p>
          </table:table-cell>
          <table:table-cell table:formula="of:=[FP.$E5]+FLOOR(MAX(0;([FP.T$12]-[FP.$E5]))/[FP.$C5];1)*[FP.$C5]+[FP.$D5]" office:value-type="float" office:value="7" calcext:value-type="float">
            <text:p>7</text:p>
          </table:table-cell>
          <table:table-cell table:formula="of:=[FP.$E5]+FLOOR(MAX(0;([FP.U$12]-[FP.$E5]))/[FP.$C5];1)*[FP.$C5]+[FP.$D5]" office:value-type="float" office:value="7" calcext:value-type="float">
            <text:p>7</text:p>
          </table:table-cell>
          <table:table-cell table:formula="of:=[FP.$E5]+FLOOR(MAX(0;([FP.V$12]-[FP.$E5]))/[FP.$C5];1)*[FP.$C5]+[FP.$D5]" office:value-type="float" office:value="17" calcext:value-type="float">
            <text:p>17</text:p>
          </table:table-cell>
          <table:table-cell table:formula="of:=[FP.$E5]+FLOOR(MAX(0;([FP.W$12]-[FP.$E5]))/[FP.$C5];1)*[FP.$C5]+[FP.$D5]" office:value-type="float" office:value="17" calcext:value-type="float">
            <text:p>17</text:p>
          </table:table-cell>
          <table:table-cell table:formula="of:=[FP.$E5]+FLOOR(MAX(0;([FP.X$12]-[FP.$E5]))/[FP.$C5];1)*[FP.$C5]+[FP.$D5]" office:value-type="float" office:value="17" calcext:value-type="float">
            <text:p>17</text:p>
          </table:table-cell>
          <table:table-cell table:formula="of:=[FP.$E5]+FLOOR(MAX(0;([FP.Y$12]-[FP.$E5]))/[FP.$C5];1)*[FP.$C5]+[FP.$D5]" office:value-type="float" office:value="17" calcext:value-type="float">
            <text:p>17</text:p>
          </table:table-cell>
          <table:table-cell table:formula="of:=[FP.$E5]+FLOOR(MAX(0;([FP.Z$12]-[FP.$E5]))/[FP.$C5];1)*[FP.$C5]+[FP.$D5]" office:value-type="float" office:value="17" calcext:value-type="float">
            <text:p>17</text:p>
          </table:table-cell>
          <table:table-cell table:formula="of:=[FP.$E5]+FLOOR(MAX(0;([FP.AA$12]-[FP.$E5]))/[FP.$C5];1)*[FP.$C5]+[FP.$D5]" office:value-type="float" office:value="17" calcext:value-type="float">
            <text:p>17</text:p>
          </table:table-cell>
          <table:table-cell table:formula="of:=[FP.$E5]+FLOOR(MAX(0;([FP.AB$12]-[FP.$E5]))/[FP.$C5];1)*[FP.$C5]+[FP.$D5]" office:value-type="float" office:value="17" calcext:value-type="float">
            <text:p>17</text:p>
          </table:table-cell>
          <table:table-cell table:formula="of:=[FP.$E5]+FLOOR(MAX(0;([FP.AC$12]-[FP.$E5]))/[FP.$C5];1)*[FP.$C5]+[FP.$D5]" office:value-type="float" office:value="17" calcext:value-type="float">
            <text:p>17</text:p>
          </table:table-cell>
          <table:table-cell table:formula="of:=[FP.$E5]+FLOOR(MAX(0;([FP.AD$12]-[FP.$E5]))/[FP.$C5];1)*[FP.$C5]+[FP.$D5]" office:value-type="float" office:value="17" calcext:value-type="float">
            <text:p>17</text:p>
          </table:table-cell>
          <table:table-cell table:formula="of:=[FP.$E5]+FLOOR(MAX(0;([FP.AE$12]-[FP.$E5]))/[FP.$C5];1)*[FP.$C5]+[FP.$D5]" office:value-type="float" office:value="17" calcext:value-type="float">
            <text:p>17</text:p>
          </table:table-cell>
          <table:table-cell table:formula="of:=[FP.$E5]+FLOOR(MAX(0;([FP.AF$12]-[FP.$E5]))/[FP.$C5];1)*[FP.$C5]+[FP.$D5]" office:value-type="float" office:value="27" calcext:value-type="float">
            <text:p>27</text:p>
          </table:table-cell>
          <table:table-cell table:formula="of:=[FP.$E5]+FLOOR(MAX(0;([FP.AG$12]-[FP.$E5]))/[FP.$C5];1)*[FP.$C5]+[FP.$D5]" office:value-type="float" office:value="27" calcext:value-type="float">
            <text:p>27</text:p>
          </table:table-cell>
          <table:table-cell table:formula="of:=[FP.$E5]+FLOOR(MAX(0;([FP.AH$12]-[FP.$E5]))/[FP.$C5];1)*[FP.$C5]+[FP.$D5]" office:value-type="float" office:value="27" calcext:value-type="float">
            <text:p>27</text:p>
          </table:table-cell>
          <table:table-cell table:formula="of:=[FP.$E5]+FLOOR(MAX(0;([FP.AI$12]-[FP.$E5]))/[FP.$C5];1)*[FP.$C5]+[FP.$D5]" office:value-type="float" office:value="27" calcext:value-type="float">
            <text:p>27</text:p>
          </table:table-cell>
          <table:table-cell table:formula="of:=[FP.$E5]+FLOOR(MAX(0;([FP.AJ$12]-[FP.$E5]))/[FP.$C5];1)*[FP.$C5]+[FP.$D5]" office:value-type="float" office:value="27" calcext:value-type="float">
            <text:p>27</text:p>
          </table:table-cell>
          <table:table-cell table:formula="of:=[FP.$E5]+FLOOR(MAX(0;([FP.AK$12]-[FP.$E5]))/[FP.$C5];1)*[FP.$C5]+[FP.$D5]" office:value-type="float" office:value="27" calcext:value-type="float">
            <text:p>27</text:p>
          </table:table-cell>
          <table:table-cell table:formula="of:=[FP.$E5]+FLOOR(MAX(0;([FP.AL$12]-[FP.$E5]))/[FP.$C5];1)*[FP.$C5]+[FP.$D5]" office:value-type="float" office:value="27" calcext:value-type="float">
            <text:p>27</text:p>
          </table:table-cell>
          <table:table-cell table:formula="of:=[FP.$E5]+FLOOR(MAX(0;([FP.AM$12]-[FP.$E5]))/[FP.$C5];1)*[FP.$C5]+[FP.$D5]" office:value-type="float" office:value="27" calcext:value-type="float">
            <text:p>27</text:p>
          </table:table-cell>
          <table:table-cell table:formula="of:=[FP.$E5]+FLOOR(MAX(0;([FP.AN$12]-[FP.$E5]))/[FP.$C5];1)*[FP.$C5]+[FP.$D5]" office:value-type="float" office:value="27" calcext:value-type="float">
            <text:p>27</text:p>
          </table:table-cell>
          <table:table-cell table:formula="of:=[FP.$E5]+FLOOR(MAX(0;([FP.AO$12]-[FP.$E5]))/[FP.$C5];1)*[FP.$C5]+[FP.$D5]" office:value-type="float" office:value="27" calcext:value-type="float">
            <text:p>27</text:p>
          </table:table-cell>
          <table:table-cell table:formula="of:=[FP.$E5]+FLOOR(MAX(0;([FP.AP$12]-[FP.$E5]))/[FP.$C5];1)*[FP.$C5]+[FP.$D5]" office:value-type="float" office:value="37" calcext:value-type="float">
            <text:p>37</text:p>
          </table:table-cell>
          <table:table-cell table:formula="of:=[FP.$E5]+FLOOR(MAX(0;([FP.AQ$12]-[FP.$E5]))/[FP.$C5];1)*[FP.$C5]+[FP.$D5]" office:value-type="float" office:value="37" calcext:value-type="float">
            <text:p>37</text:p>
          </table:table-cell>
          <table:table-cell table:formula="of:=[FP.$E5]+FLOOR(MAX(0;([FP.AR$12]-[FP.$E5]))/[FP.$C5];1)*[FP.$C5]+[FP.$D5]" office:value-type="float" office:value="37" calcext:value-type="float">
            <text:p>37</text:p>
          </table:table-cell>
          <table:table-cell table:formula="of:=[FP.$E5]+FLOOR(MAX(0;([FP.AS$12]-[FP.$E5]))/[FP.$C5];1)*[FP.$C5]+[FP.$D5]" office:value-type="float" office:value="37" calcext:value-type="float">
            <text:p>37</text:p>
          </table:table-cell>
          <table:table-cell table:formula="of:=[FP.$E5]+FLOOR(MAX(0;([FP.AT$12]-[FP.$E5]))/[FP.$C5];1)*[FP.$C5]+[FP.$D5]" office:value-type="float" office:value="37" calcext:value-type="float">
            <text:p>37</text:p>
          </table:table-cell>
          <table:table-cell table:formula="of:=[FP.$E5]+FLOOR(MAX(0;([FP.AU$12]-[FP.$E5]))/[FP.$C5];1)*[FP.$C5]+[FP.$D5]" office:value-type="float" office:value="37" calcext:value-type="float">
            <text:p>37</text:p>
          </table:table-cell>
          <table:table-cell table:formula="of:=[FP.$E5]+FLOOR(MAX(0;([FP.AV$12]-[FP.$E5]))/[FP.$C5];1)*[FP.$C5]+[FP.$D5]" office:value-type="float" office:value="37" calcext:value-type="float">
            <text:p>37</text:p>
          </table:table-cell>
          <table:table-cell table:formula="of:=[FP.$E5]+FLOOR(MAX(0;([FP.AW$12]-[FP.$E5]))/[FP.$C5];1)*[FP.$C5]+[FP.$D5]" office:value-type="float" office:value="37" calcext:value-type="float">
            <text:p>37</text:p>
          </table:table-cell>
          <table:table-cell table:formula="of:=[FP.$E5]+FLOOR(MAX(0;([FP.AX$12]-[FP.$E5]))/[FP.$C5];1)*[FP.$C5]+[FP.$D5]" office:value-type="float" office:value="37" calcext:value-type="float">
            <text:p>37</text:p>
          </table:table-cell>
          <table:table-cell table:formula="of:=[FP.$E5]+FLOOR(MAX(0;([FP.AY$12]-[FP.$E5]))/[FP.$C5];1)*[FP.$C5]+[FP.$D5]" office:value-type="float" office:value="37" calcext:value-type="float">
            <text:p>37</text:p>
          </table:table-cell>
          <table:table-cell table:formula="of:=[FP.$E5]+FLOOR(MAX(0;([FP.AZ$12]-[FP.$E5]))/[FP.$C5];1)*[FP.$C5]+[FP.$D5]" office:value-type="float" office:value="47" calcext:value-type="float">
            <text:p>47</text:p>
          </table:table-cell>
          <table:table-cell table:formula="of:=[FP.$E5]+FLOOR(MAX(0;([FP.BA$12]-[FP.$E5]))/[FP.$C5];1)*[FP.$C5]+[FP.$D5]" office:value-type="float" office:value="47" calcext:value-type="float">
            <text:p>47</text:p>
          </table:table-cell>
          <table:table-cell table:formula="of:=[FP.$E5]+FLOOR(MAX(0;([FP.BB$12]-[FP.$E5]))/[FP.$C5];1)*[FP.$C5]+[FP.$D5]" office:value-type="float" office:value="47" calcext:value-type="float">
            <text:p>47</text:p>
          </table:table-cell>
          <table:table-cell table:formula="of:=[FP.$E5]+FLOOR(MAX(0;([FP.BC$12]-[FP.$E5]))/[FP.$C5];1)*[FP.$C5]+[FP.$D5]" office:value-type="float" office:value="47" calcext:value-type="float">
            <text:p>47</text:p>
          </table:table-cell>
          <table:table-cell table:formula="of:=[FP.$E5]+FLOOR(MAX(0;([FP.BD$12]-[FP.$E5]))/[FP.$C5];1)*[FP.$C5]+[FP.$D5]" office:value-type="float" office:value="47" calcext:value-type="float">
            <text:p>47</text:p>
          </table:table-cell>
          <table:table-cell table:formula="of:=[FP.$E5]+FLOOR(MAX(0;([FP.BE$12]-[FP.$E5]))/[FP.$C5];1)*[FP.$C5]+[FP.$D5]" office:value-type="float" office:value="47" calcext:value-type="float">
            <text:p>47</text:p>
          </table:table-cell>
          <table:table-cell table:formula="of:=[FP.$E5]+FLOOR(MAX(0;([FP.BF$12]-[FP.$E5]))/[FP.$C5];1)*[FP.$C5]+[FP.$D5]" office:value-type="float" office:value="47" calcext:value-type="float">
            <text:p>47</text:p>
          </table:table-cell>
          <table:table-cell table:formula="of:=[FP.$E5]+FLOOR(MAX(0;([FP.BG$12]-[FP.$E5]))/[FP.$C5];1)*[FP.$C5]+[FP.$D5]" office:value-type="float" office:value="47" calcext:value-type="float">
            <text:p>47</text:p>
          </table:table-cell>
          <table:table-cell table:formula="of:=[FP.$E5]+FLOOR(MAX(0;([FP.BH$12]-[FP.$E5]))/[FP.$C5];1)*[FP.$C5]+[FP.$D5]" office:value-type="float" office:value="47" calcext:value-type="float">
            <text:p>47</text:p>
          </table:table-cell>
          <table:table-cell table:formula="of:=[FP.$E5]+FLOOR(MAX(0;([FP.BI$12]-[FP.$E5]))/[FP.$C5];1)*[FP.$C5]+[FP.$D5]" office:value-type="float" office:value="47" calcext:value-type="float">
            <text:p>47</text:p>
          </table:table-cell>
          <table:table-cell table:formula="of:=[FP.$E5]+FLOOR(MAX(0;([FP.BJ$12]-[FP.$E5]))/[FP.$C5];1)*[FP.$C5]+[FP.$D5]" office:value-type="float" office:value="57" calcext:value-type="float">
            <text:p>57</text:p>
          </table:table-cell>
          <table:table-cell table:formula="of:=[FP.$E5]+FLOOR(MAX(0;([FP.BK$12]-[FP.$E5]))/[FP.$C5];1)*[FP.$C5]+[FP.$D5]" office:value-type="float" office:value="57" calcext:value-type="float">
            <text:p>57</text:p>
          </table:table-cell>
          <table:table-cell table:formula="of:=[FP.$E5]+FLOOR(MAX(0;([FP.BL$12]-[FP.$E5]))/[FP.$C5];1)*[FP.$C5]+[FP.$D5]" office:value-type="float" office:value="57" calcext:value-type="float">
            <text:p>57</text:p>
          </table:table-cell>
          <table:table-cell table:formula="of:=[FP.$E5]+FLOOR(MAX(0;([FP.BM$12]-[FP.$E5]))/[FP.$C5];1)*[FP.$C5]+[FP.$D5]" office:value-type="float" office:value="57" calcext:value-type="float">
            <text:p>57</text:p>
          </table:table-cell>
          <table:table-cell table:formula="of:=[FP.$E5]+FLOOR(MAX(0;([FP.BN$12]-[FP.$E5]))/[FP.$C5];1)*[FP.$C5]+[FP.$D5]" office:value-type="float" office:value="57" calcext:value-type="float">
            <text:p>57</text:p>
          </table:table-cell>
          <table:table-cell table:formula="of:=[FP.$E5]+FLOOR(MAX(0;([FP.BO$12]-[FP.$E5]))/[FP.$C5];1)*[FP.$C5]+[FP.$D5]" office:value-type="float" office:value="57" calcext:value-type="float">
            <text:p>57</text:p>
          </table:table-cell>
          <table:table-cell table:formula="of:=[FP.$E5]+FLOOR(MAX(0;([FP.BP$12]-[FP.$E5]))/[FP.$C5];1)*[FP.$C5]+[FP.$D5]" office:value-type="float" office:value="57" calcext:value-type="float">
            <text:p>57</text:p>
          </table:table-cell>
          <table:table-cell table:formula="of:=[FP.$E5]+FLOOR(MAX(0;([FP.BQ$12]-[FP.$E5]))/[FP.$C5];1)*[FP.$C5]+[FP.$D5]" office:value-type="float" office:value="57" calcext:value-type="float">
            <text:p>57</text:p>
          </table:table-cell>
          <table:table-cell table:formula="of:=[FP.$E5]+FLOOR(MAX(0;([FP.BR$12]-[FP.$E5]))/[FP.$C5];1)*[FP.$C5]+[FP.$D5]" office:value-type="float" office:value="57" calcext:value-type="float">
            <text:p>57</text:p>
          </table:table-cell>
          <table:table-cell table:formula="of:=[FP.$E5]+FLOOR(MAX(0;([FP.BS$12]-[FP.$E5]))/[FP.$C5];1)*[FP.$C5]+[FP.$D5]" office:value-type="float" office:value="57" calcext:value-type="float">
            <text:p>57</text:p>
          </table:table-cell>
          <table:table-cell table:formula="of:=[FP.$E5]+FLOOR(MAX(0;([FP.BT$12]-[FP.$E5]))/[FP.$C5];1)*[FP.$C5]+[FP.$D5]" office:value-type="float" office:value="67" calcext:value-type="float">
            <text:p>67</text:p>
          </table:table-cell>
          <table:table-cell table:formula="of:=[FP.$E5]+FLOOR(MAX(0;([FP.BU$12]-[FP.$E5]))/[FP.$C5];1)*[FP.$C5]+[FP.$D5]" office:value-type="float" office:value="67" calcext:value-type="float">
            <text:p>67</text:p>
          </table:table-cell>
          <table:table-cell table:formula="of:=[FP.$E5]+FLOOR(MAX(0;([FP.BV$12]-[FP.$E5]))/[FP.$C5];1)*[FP.$C5]+[FP.$D5]" office:value-type="float" office:value="67" calcext:value-type="float">
            <text:p>67</text:p>
          </table:table-cell>
          <table:table-cell table:formula="of:=[FP.$E5]+FLOOR(MAX(0;([FP.BW$12]-[FP.$E5]))/[FP.$C5];1)*[FP.$C5]+[FP.$D5]" office:value-type="float" office:value="67" calcext:value-type="float">
            <text:p>67</text:p>
          </table:table-cell>
          <table:table-cell table:formula="of:=[FP.$E5]+FLOOR(MAX(0;([FP.BX$12]-[FP.$E5]))/[FP.$C5];1)*[FP.$C5]+[FP.$D5]" office:value-type="float" office:value="67" calcext:value-type="float">
            <text:p>67</text:p>
          </table:table-cell>
          <table:table-cell table:formula="of:=[FP.$E5]+FLOOR(MAX(0;([FP.BY$12]-[FP.$E5]))/[FP.$C5];1)*[FP.$C5]+[FP.$D5]" office:value-type="float" office:value="67" calcext:value-type="float">
            <text:p>67</text:p>
          </table:table-cell>
          <table:table-cell table:formula="of:=[FP.$E5]+FLOOR(MAX(0;([FP.BZ$12]-[FP.$E5]))/[FP.$C5];1)*[FP.$C5]+[FP.$D5]" office:value-type="float" office:value="67" calcext:value-type="float">
            <text:p>67</text:p>
          </table:table-cell>
          <table:table-cell table:formula="of:=[FP.$E5]+FLOOR(MAX(0;([FP.CA$12]-[FP.$E5]))/[FP.$C5];1)*[FP.$C5]+[FP.$D5]" office:value-type="float" office:value="67" calcext:value-type="float">
            <text:p>67</text:p>
          </table:table-cell>
          <table:table-cell table:formula="of:=[FP.$E5]+FLOOR(MAX(0;([FP.CB$12]-[FP.$E5]))/[FP.$C5];1)*[FP.$C5]+[FP.$D5]" office:value-type="float" office:value="67" calcext:value-type="float">
            <text:p>67</text:p>
          </table:table-cell>
          <table:table-cell table:formula="of:=[FP.$E5]+FLOOR(MAX(0;([FP.CC$12]-[FP.$E5]))/[FP.$C5];1)*[FP.$C5]+[FP.$D5]" office:value-type="float" office:value="67" calcext:value-type="float">
            <text:p>67</text:p>
          </table:table-cell>
          <table:table-cell table:formula="of:=[FP.$E5]+FLOOR(MAX(0;([FP.CD$12]-[FP.$E5]))/[FP.$C5];1)*[FP.$C5]+[FP.$D5]" office:value-type="float" office:value="77" calcext:value-type="float">
            <text:p>77</text:p>
          </table:table-cell>
          <table:table-cell table:formula="of:=[FP.$E5]+FLOOR(MAX(0;([FP.CE$12]-[FP.$E5]))/[FP.$C5];1)*[FP.$C5]+[FP.$D5]" office:value-type="float" office:value="77" calcext:value-type="float">
            <text:p>77</text:p>
          </table:table-cell>
          <table:table-cell table:formula="of:=[FP.$E5]+FLOOR(MAX(0;([FP.CF$12]-[FP.$E5]))/[FP.$C5];1)*[FP.$C5]+[FP.$D5]" office:value-type="float" office:value="77" calcext:value-type="float">
            <text:p>77</text:p>
          </table:table-cell>
          <table:table-cell table:formula="of:=[FP.$E5]+FLOOR(MAX(0;([FP.CG$12]-[FP.$E5]))/[FP.$C5];1)*[FP.$C5]+[FP.$D5]" office:value-type="float" office:value="77" calcext:value-type="float">
            <text:p>77</text:p>
          </table:table-cell>
          <table:table-cell table:formula="of:=[FP.$E5]+FLOOR(MAX(0;([FP.CH$12]-[FP.$E5]))/[FP.$C5];1)*[FP.$C5]+[FP.$D5]" office:value-type="float" office:value="77" calcext:value-type="float">
            <text:p>77</text:p>
          </table:table-cell>
          <table:table-cell table:formula="of:=[FP.$E5]+FLOOR(MAX(0;([FP.CI$12]-[FP.$E5]))/[FP.$C5];1)*[FP.$C5]+[FP.$D5]" office:value-type="float" office:value="77" calcext:value-type="float">
            <text:p>77</text:p>
          </table:table-cell>
          <table:table-cell table:formula="of:=[FP.$E5]+FLOOR(MAX(0;([FP.CJ$12]-[FP.$E5]))/[FP.$C5];1)*[FP.$C5]+[FP.$D5]" office:value-type="float" office:value="77" calcext:value-type="float">
            <text:p>77</text:p>
          </table:table-cell>
          <table:table-cell table:formula="of:=[FP.$E5]+FLOOR(MAX(0;([FP.CK$12]-[FP.$E5]))/[FP.$C5];1)*[FP.$C5]+[FP.$D5]" office:value-type="float" office:value="77" calcext:value-type="float">
            <text:p>77</text:p>
          </table:table-cell>
          <table:table-cell table:formula="of:=[FP.$E5]+FLOOR(MAX(0;([FP.CL$12]-[FP.$E5]))/[FP.$C5];1)*[FP.$C5]+[FP.$D5]" office:value-type="float" office:value="77" calcext:value-type="float">
            <text:p>77</text:p>
          </table:table-cell>
          <table:table-cell table:formula="of:=[FP.$E5]+FLOOR(MAX(0;([FP.CM$12]-[FP.$E5]))/[FP.$C5];1)*[FP.$C5]+[FP.$D5]" office:value-type="float" office:value="77" calcext:value-type="float">
            <text:p>77</text:p>
          </table:table-cell>
          <table:table-cell table:formula="of:=[FP.$E5]+FLOOR(MAX(0;([FP.CN$12]-[FP.$E5]))/[FP.$C5];1)*[FP.$C5]+[FP.$D5]" office:value-type="float" office:value="87" calcext:value-type="float">
            <text:p>87</text:p>
          </table:table-cell>
          <table:table-cell table:formula="of:=[FP.$E5]+FLOOR(MAX(0;([FP.CO$12]-[FP.$E5]))/[FP.$C5];1)*[FP.$C5]+[FP.$D5]" office:value-type="float" office:value="87" calcext:value-type="float">
            <text:p>87</text:p>
          </table:table-cell>
          <table:table-cell table:formula="of:=[FP.$E5]+FLOOR(MAX(0;([FP.CP$12]-[FP.$E5]))/[FP.$C5];1)*[FP.$C5]+[FP.$D5]" office:value-type="float" office:value="87" calcext:value-type="float">
            <text:p>87</text:p>
          </table:table-cell>
          <table:table-cell table:formula="of:=[FP.$E5]+FLOOR(MAX(0;([FP.CQ$12]-[FP.$E5]))/[FP.$C5];1)*[FP.$C5]+[FP.$D5]" office:value-type="float" office:value="87" calcext:value-type="float">
            <text:p>87</text:p>
          </table:table-cell>
          <table:table-cell table:formula="of:=[FP.$E5]+FLOOR(MAX(0;([FP.CR$12]-[FP.$E5]))/[FP.$C5];1)*[FP.$C5]+[FP.$D5]" office:value-type="float" office:value="87" calcext:value-type="float">
            <text:p>87</text:p>
          </table:table-cell>
          <table:table-cell table:formula="of:=[FP.$E5]+FLOOR(MAX(0;([FP.CS$12]-[FP.$E5]))/[FP.$C5];1)*[FP.$C5]+[FP.$D5]" office:value-type="float" office:value="87" calcext:value-type="float">
            <text:p>87</text:p>
          </table:table-cell>
          <table:table-cell table:formula="of:=[FP.$E5]+FLOOR(MAX(0;([FP.CT$12]-[FP.$E5]))/[FP.$C5];1)*[FP.$C5]+[FP.$D5]" office:value-type="float" office:value="87" calcext:value-type="float">
            <text:p>87</text:p>
          </table:table-cell>
          <table:table-cell table:formula="of:=[FP.$E5]+FLOOR(MAX(0;([FP.CU$12]-[FP.$E5]))/[FP.$C5];1)*[FP.$C5]+[FP.$D5]" office:value-type="float" office:value="87" calcext:value-type="float">
            <text:p>87</text:p>
          </table:table-cell>
          <table:table-cell table:formula="of:=[FP.$E5]+FLOOR(MAX(0;([FP.CV$12]-[FP.$E5]))/[FP.$C5];1)*[FP.$C5]+[FP.$D5]" office:value-type="float" office:value="87" calcext:value-type="float">
            <text:p>87</text:p>
          </table:table-cell>
          <table:table-cell table:formula="of:=[FP.$E5]+FLOOR(MAX(0;([FP.CW$12]-[FP.$E5]))/[FP.$C5];1)*[FP.$C5]+[FP.$D5]" office:value-type="float" office:value="87" calcext:value-type="float">
            <text:p>87</text:p>
          </table:table-cell>
          <table:table-cell table:formula="of:=[FP.$E5]+FLOOR(MAX(0;([FP.CX$12]-[FP.$E5]))/[FP.$C5];1)*[FP.$C5]+[FP.$D5]" office:value-type="float" office:value="97" calcext:value-type="float">
            <text:p>97</text:p>
          </table:table-cell>
          <table:table-cell table:formula="of:=[FP.$E5]+FLOOR(MAX(0;([FP.CY$12]-[FP.$E5]))/[FP.$C5];1)*[FP.$C5]+[FP.$D5]" office:value-type="float" office:value="97" calcext:value-type="float">
            <text:p>97</text:p>
          </table:table-cell>
          <table:table-cell table:formula="of:=[FP.$E5]+FLOOR(MAX(0;([FP.CZ$12]-[FP.$E5]))/[FP.$C5];1)*[FP.$C5]+[FP.$D5]" office:value-type="float" office:value="97" calcext:value-type="float">
            <text:p>97</text:p>
          </table:table-cell>
          <table:table-cell table:formula="of:=[FP.$E5]+FLOOR(MAX(0;([FP.DA$12]-[FP.$E5]))/[FP.$C5];1)*[FP.$C5]+[FP.$D5]" office:value-type="float" office:value="97" calcext:value-type="float">
            <text:p>97</text:p>
          </table:table-cell>
          <table:table-cell table:formula="of:=[FP.$E5]+FLOOR(MAX(0;([FP.DB$12]-[FP.$E5]))/[FP.$C5];1)*[FP.$C5]+[FP.$D5]" office:value-type="float" office:value="97" calcext:value-type="float">
            <text:p>97</text:p>
          </table:table-cell>
          <table:table-cell table:formula="of:=[FP.$E5]+FLOOR(MAX(0;([FP.DC$12]-[FP.$E5]))/[FP.$C5];1)*[FP.$C5]+[FP.$D5]" office:value-type="float" office:value="97" calcext:value-type="float">
            <text:p>97</text:p>
          </table:table-cell>
          <table:table-cell table:formula="of:=[FP.$E5]+FLOOR(MAX(0;([FP.DD$12]-[FP.$E5]))/[FP.$C5];1)*[FP.$C5]+[FP.$D5]" office:value-type="float" office:value="97" calcext:value-type="float">
            <text:p>97</text:p>
          </table:table-cell>
          <table:table-cell table:formula="of:=[FP.$E5]+FLOOR(MAX(0;([FP.DE$12]-[FP.$E5]))/[FP.$C5];1)*[FP.$C5]+[FP.$D5]" office:value-type="float" office:value="97" calcext:value-type="float">
            <text:p>97</text:p>
          </table:table-cell>
          <table:table-cell table:formula="of:=[FP.$E5]+FLOOR(MAX(0;([FP.DF$12]-[FP.$E5]))/[FP.$C5];1)*[FP.$C5]+[FP.$D5]" office:value-type="float" office:value="97" calcext:value-type="float">
            <text:p>97</text:p>
          </table:table-cell>
          <table:table-cell table:formula="of:=[FP.$E5]+FLOOR(MAX(0;([FP.DG$12]-[FP.$E5]))/[FP.$C5];1)*[FP.$C5]+[FP.$D5]" office:value-type="float" office:value="97" calcext:value-type="float">
            <text:p>97</text:p>
          </table:table-cell>
          <table:table-cell table:formula="of:=[FP.$E5]+FLOOR(MAX(0;([FP.DH$12]-[FP.$E5]))/[FP.$C5];1)*[FP.$C5]+[FP.$D5]" office:value-type="float" office:value="107" calcext:value-type="float">
            <text:p>107</text:p>
          </table:table-cell>
          <table:table-cell table:formula="of:=[FP.$E5]+FLOOR(MAX(0;([FP.DI$12]-[FP.$E5]))/[FP.$C5];1)*[FP.$C5]+[FP.$D5]" office:value-type="float" office:value="107" calcext:value-type="float">
            <text:p>107</text:p>
          </table:table-cell>
          <table:table-cell table:formula="of:=[FP.$E5]+FLOOR(MAX(0;([FP.DJ$12]-[FP.$E5]))/[FP.$C5];1)*[FP.$C5]+[FP.$D5]" office:value-type="float" office:value="107" calcext:value-type="float">
            <text:p>107</text:p>
          </table:table-cell>
          <table:table-cell table:formula="of:=[FP.$E5]+FLOOR(MAX(0;([FP.DK$12]-[FP.$E5]))/[FP.$C5];1)*[FP.$C5]+[FP.$D5]" office:value-type="float" office:value="107" calcext:value-type="float">
            <text:p>107</text:p>
          </table:table-cell>
          <table:table-cell table:formula="of:=[FP.$E5]+FLOOR(MAX(0;([FP.DL$12]-[FP.$E5]))/[FP.$C5];1)*[FP.$C5]+[FP.$D5]" office:value-type="float" office:value="107" calcext:value-type="float">
            <text:p>107</text:p>
          </table:table-cell>
          <table:table-cell table:formula="of:=[FP.$E5]+FLOOR(MAX(0;([FP.DM$12]-[FP.$E5]))/[FP.$C5];1)*[FP.$C5]+[FP.$D5]" office:value-type="float" office:value="107" calcext:value-type="float">
            <text:p>107</text:p>
          </table:table-cell>
          <table:table-cell table:formula="of:=[FP.$E5]+FLOOR(MAX(0;([FP.DN$12]-[FP.$E5]))/[FP.$C5];1)*[FP.$C5]+[FP.$D5]" office:value-type="float" office:value="107" calcext:value-type="float">
            <text:p>107</text:p>
          </table:table-cell>
          <table:table-cell table:formula="of:=[FP.$E5]+FLOOR(MAX(0;([FP.DO$12]-[FP.$E5]))/[FP.$C5];1)*[FP.$C5]+[FP.$D5]" office:value-type="float" office:value="107" calcext:value-type="float">
            <text:p>107</text:p>
          </table:table-cell>
          <table:table-cell table:formula="of:=[FP.$E5]+FLOOR(MAX(0;([FP.DP$12]-[FP.$E5]))/[FP.$C5];1)*[FP.$C5]+[FP.$D5]" office:value-type="float" office:value="107" calcext:value-type="float">
            <text:p>107</text:p>
          </table:table-cell>
          <table:table-cell table:formula="of:=[FP.$E5]+FLOOR(MAX(0;([FP.DQ$12]-[FP.$E5]))/[FP.$C5];1)*[FP.$C5]+[FP.$D5]" office:value-type="float" office:value="107" calcext:value-type="float">
            <text:p>107</text:p>
          </table:table-cell>
          <table:table-cell table:formula="of:=[FP.$E5]+FLOOR(MAX(0;([FP.DR$12]-[FP.$E5]))/[FP.$C5];1)*[FP.$C5]+[FP.$D5]" office:value-type="float" office:value="117" calcext:value-type="float">
            <text:p>117</text:p>
          </table:table-cell>
          <table:table-cell table:formula="of:=[FP.$E5]+FLOOR(MAX(0;([FP.DS$12]-[FP.$E5]))/[FP.$C5];1)*[FP.$C5]+[FP.$D5]" office:value-type="float" office:value="117" calcext:value-type="float">
            <text:p>117</text:p>
          </table:table-cell>
          <table:table-cell table:formula="of:=[FP.$E5]+FLOOR(MAX(0;([FP.DT$12]-[FP.$E5]))/[FP.$C5];1)*[FP.$C5]+[FP.$D5]" office:value-type="float" office:value="117" calcext:value-type="float">
            <text:p>117</text:p>
          </table:table-cell>
          <table:table-cell table:formula="of:=[FP.$E5]+FLOOR(MAX(0;([FP.DU$12]-[FP.$E5]))/[FP.$C5];1)*[FP.$C5]+[FP.$D5]" office:value-type="float" office:value="117" calcext:value-type="float">
            <text:p>117</text:p>
          </table:table-cell>
          <table:table-cell table:formula="of:=[FP.$E5]+FLOOR(MAX(0;([FP.DV$12]-[FP.$E5]))/[FP.$C5];1)*[FP.$C5]+[FP.$D5]" office:value-type="float" office:value="117" calcext:value-type="float">
            <text:p>117</text:p>
          </table:table-cell>
          <table:table-cell table:formula="of:=[FP.$E5]+FLOOR(MAX(0;([FP.DW$12]-[FP.$E5]))/[FP.$C5];1)*[FP.$C5]+[FP.$D5]" office:value-type="float" office:value="117" calcext:value-type="float">
            <text:p>117</text:p>
          </table:table-cell>
          <table:table-cell table:formula="of:=[FP.$E5]+FLOOR(MAX(0;([FP.DX$12]-[FP.$E5]))/[FP.$C5];1)*[FP.$C5]+[FP.$D5]" office:value-type="float" office:value="117" calcext:value-type="float">
            <text:p>117</text:p>
          </table:table-cell>
          <table:table-cell table:formula="of:=[FP.$E5]+FLOOR(MAX(0;([FP.DY$12]-[FP.$E5]))/[FP.$C5];1)*[FP.$C5]+[FP.$D5]" office:value-type="float" office:value="117" calcext:value-type="float">
            <text:p>117</text:p>
          </table:table-cell>
          <table:table-cell table:formula="of:=[FP.$E5]+FLOOR(MAX(0;([FP.DZ$12]-[FP.$E5]))/[FP.$C5];1)*[FP.$C5]+[FP.$D5]" office:value-type="float" office:value="117" calcext:value-type="float">
            <text:p>117</text:p>
          </table:table-cell>
          <table:table-cell table:formula="of:=[FP.$E5]+FLOOR(MAX(0;([FP.EA$12]-[FP.$E5]))/[FP.$C5];1)*[FP.$C5]+[FP.$D5]" office:value-type="float" office:value="117" calcext:value-type="float">
            <text:p>117</text:p>
          </table:table-cell>
          <table:table-cell table:formula="of:=[FP.$E5]+FLOOR(MAX(0;([FP.EB$12]-[FP.$E5]))/[FP.$C5];1)*[FP.$C5]+[FP.$D5]" office:value-type="float" office:value="127" calcext:value-type="float">
            <text:p>127</text:p>
          </table:table-cell>
        </table:table-row>
        <table:table-row table:style-name="ro1" table:visibility="collapse">
          <table:table-cell/>
          <table:table-cell table:style-name="ce13" table:number-columns-repeated="8"/>
          <table:table-cell table:formula="of:=[FP.$E6]+FLOOR(MAX(0;([FP.J$12]-[FP.$E6]))/[FP.$C6];1)*[FP.$C6]+[FP.$D6]" office:value-type="float" office:value="13" calcext:value-type="float">
            <text:p>13</text:p>
          </table:table-cell>
          <table:table-cell table:formula="of:=[FP.$E6]+FLOOR(MAX(0;([FP.K$12]-[FP.$E6]))/[FP.$C6];1)*[FP.$C6]+[FP.$D6]" office:value-type="float" office:value="13" calcext:value-type="float">
            <text:p>13</text:p>
          </table:table-cell>
          <table:table-cell table:formula="of:=[FP.$E6]+FLOOR(MAX(0;([FP.L$12]-[FP.$E6]))/[FP.$C6];1)*[FP.$C6]+[FP.$D6]" office:value-type="float" office:value="13" calcext:value-type="float">
            <text:p>13</text:p>
          </table:table-cell>
          <table:table-cell table:formula="of:=[FP.$E6]+FLOOR(MAX(0;([FP.M$12]-[FP.$E6]))/[FP.$C6];1)*[FP.$C6]+[FP.$D6]" office:value-type="float" office:value="13" calcext:value-type="float">
            <text:p>13</text:p>
          </table:table-cell>
          <table:table-cell table:formula="of:=[FP.$E6]+FLOOR(MAX(0;([FP.N$12]-[FP.$E6]))/[FP.$C6];1)*[FP.$C6]+[FP.$D6]" office:value-type="float" office:value="13" calcext:value-type="float">
            <text:p>13</text:p>
          </table:table-cell>
          <table:table-cell table:formula="of:=[FP.$E6]+FLOOR(MAX(0;([FP.O$12]-[FP.$E6]))/[FP.$C6];1)*[FP.$C6]+[FP.$D6]" office:value-type="float" office:value="13" calcext:value-type="float">
            <text:p>13</text:p>
          </table:table-cell>
          <table:table-cell table:formula="of:=[FP.$E6]+FLOOR(MAX(0;([FP.P$12]-[FP.$E6]))/[FP.$C6];1)*[FP.$C6]+[FP.$D6]" office:value-type="float" office:value="13" calcext:value-type="float">
            <text:p>13</text:p>
          </table:table-cell>
          <table:table-cell table:formula="of:=[FP.$E6]+FLOOR(MAX(0;([FP.Q$12]-[FP.$E6]))/[FP.$C6];1)*[FP.$C6]+[FP.$D6]" office:value-type="float" office:value="13" calcext:value-type="float">
            <text:p>13</text:p>
          </table:table-cell>
          <table:table-cell table:formula="of:=[FP.$E6]+FLOOR(MAX(0;([FP.R$12]-[FP.$E6]))/[FP.$C6];1)*[FP.$C6]+[FP.$D6]" office:value-type="float" office:value="13" calcext:value-type="float">
            <text:p>13</text:p>
          </table:table-cell>
          <table:table-cell table:formula="of:=[FP.$E6]+FLOOR(MAX(0;([FP.S$12]-[FP.$E6]))/[FP.$C6];1)*[FP.$C6]+[FP.$D6]" office:value-type="float" office:value="13" calcext:value-type="float">
            <text:p>13</text:p>
          </table:table-cell>
          <table:table-cell table:formula="of:=[FP.$E6]+FLOOR(MAX(0;([FP.T$12]-[FP.$E6]))/[FP.$C6];1)*[FP.$C6]+[FP.$D6]" office:value-type="float" office:value="13" calcext:value-type="float">
            <text:p>13</text:p>
          </table:table-cell>
          <table:table-cell table:formula="of:=[FP.$E6]+FLOOR(MAX(0;([FP.U$12]-[FP.$E6]))/[FP.$C6];1)*[FP.$C6]+[FP.$D6]" office:value-type="float" office:value="13" calcext:value-type="float">
            <text:p>13</text:p>
          </table:table-cell>
          <table:table-cell table:formula="of:=[FP.$E6]+FLOOR(MAX(0;([FP.V$12]-[FP.$E6]))/[FP.$C6];1)*[FP.$C6]+[FP.$D6]" office:value-type="float" office:value="13" calcext:value-type="float">
            <text:p>13</text:p>
          </table:table-cell>
          <table:table-cell table:formula="of:=[FP.$E6]+FLOOR(MAX(0;([FP.W$12]-[FP.$E6]))/[FP.$C6];1)*[FP.$C6]+[FP.$D6]" office:value-type="float" office:value="13" calcext:value-type="float">
            <text:p>13</text:p>
          </table:table-cell>
          <table:table-cell table:formula="of:=[FP.$E6]+FLOOR(MAX(0;([FP.X$12]-[FP.$E6]))/[FP.$C6];1)*[FP.$C6]+[FP.$D6]" office:value-type="float" office:value="13" calcext:value-type="float">
            <text:p>13</text:p>
          </table:table-cell>
          <table:table-cell table:formula="of:=[FP.$E6]+FLOOR(MAX(0;([FP.Y$12]-[FP.$E6]))/[FP.$C6];1)*[FP.$C6]+[FP.$D6]" office:value-type="float" office:value="13" calcext:value-type="float">
            <text:p>13</text:p>
          </table:table-cell>
          <table:table-cell table:formula="of:=[FP.$E6]+FLOOR(MAX(0;([FP.Z$12]-[FP.$E6]))/[FP.$C6];1)*[FP.$C6]+[FP.$D6]" office:value-type="float" office:value="13" calcext:value-type="float">
            <text:p>13</text:p>
          </table:table-cell>
          <table:table-cell table:formula="of:=[FP.$E6]+FLOOR(MAX(0;([FP.AA$12]-[FP.$E6]))/[FP.$C6];1)*[FP.$C6]+[FP.$D6]" office:value-type="float" office:value="13" calcext:value-type="float">
            <text:p>13</text:p>
          </table:table-cell>
          <table:table-cell table:formula="of:=[FP.$E6]+FLOOR(MAX(0;([FP.AB$12]-[FP.$E6]))/[FP.$C6];1)*[FP.$C6]+[FP.$D6]" office:value-type="float" office:value="28" calcext:value-type="float">
            <text:p>28</text:p>
          </table:table-cell>
          <table:table-cell table:formula="of:=[FP.$E6]+FLOOR(MAX(0;([FP.AC$12]-[FP.$E6]))/[FP.$C6];1)*[FP.$C6]+[FP.$D6]" office:value-type="float" office:value="28" calcext:value-type="float">
            <text:p>28</text:p>
          </table:table-cell>
          <table:table-cell table:formula="of:=[FP.$E6]+FLOOR(MAX(0;([FP.AD$12]-[FP.$E6]))/[FP.$C6];1)*[FP.$C6]+[FP.$D6]" office:value-type="float" office:value="28" calcext:value-type="float">
            <text:p>28</text:p>
          </table:table-cell>
          <table:table-cell table:formula="of:=[FP.$E6]+FLOOR(MAX(0;([FP.AE$12]-[FP.$E6]))/[FP.$C6];1)*[FP.$C6]+[FP.$D6]" office:value-type="float" office:value="28" calcext:value-type="float">
            <text:p>28</text:p>
          </table:table-cell>
          <table:table-cell table:formula="of:=[FP.$E6]+FLOOR(MAX(0;([FP.AF$12]-[FP.$E6]))/[FP.$C6];1)*[FP.$C6]+[FP.$D6]" office:value-type="float" office:value="28" calcext:value-type="float">
            <text:p>28</text:p>
          </table:table-cell>
          <table:table-cell table:formula="of:=[FP.$E6]+FLOOR(MAX(0;([FP.AG$12]-[FP.$E6]))/[FP.$C6];1)*[FP.$C6]+[FP.$D6]" office:value-type="float" office:value="28" calcext:value-type="float">
            <text:p>28</text:p>
          </table:table-cell>
          <table:table-cell table:formula="of:=[FP.$E6]+FLOOR(MAX(0;([FP.AH$12]-[FP.$E6]))/[FP.$C6];1)*[FP.$C6]+[FP.$D6]" office:value-type="float" office:value="28" calcext:value-type="float">
            <text:p>28</text:p>
          </table:table-cell>
          <table:table-cell table:formula="of:=[FP.$E6]+FLOOR(MAX(0;([FP.AI$12]-[FP.$E6]))/[FP.$C6];1)*[FP.$C6]+[FP.$D6]" office:value-type="float" office:value="28" calcext:value-type="float">
            <text:p>28</text:p>
          </table:table-cell>
          <table:table-cell table:formula="of:=[FP.$E6]+FLOOR(MAX(0;([FP.AJ$12]-[FP.$E6]))/[FP.$C6];1)*[FP.$C6]+[FP.$D6]" office:value-type="float" office:value="28" calcext:value-type="float">
            <text:p>28</text:p>
          </table:table-cell>
          <table:table-cell table:formula="of:=[FP.$E6]+FLOOR(MAX(0;([FP.AK$12]-[FP.$E6]))/[FP.$C6];1)*[FP.$C6]+[FP.$D6]" office:value-type="float" office:value="28" calcext:value-type="float">
            <text:p>28</text:p>
          </table:table-cell>
          <table:table-cell table:formula="of:=[FP.$E6]+FLOOR(MAX(0;([FP.AL$12]-[FP.$E6]))/[FP.$C6];1)*[FP.$C6]+[FP.$D6]" office:value-type="float" office:value="28" calcext:value-type="float">
            <text:p>28</text:p>
          </table:table-cell>
          <table:table-cell table:formula="of:=[FP.$E6]+FLOOR(MAX(0;([FP.AM$12]-[FP.$E6]))/[FP.$C6];1)*[FP.$C6]+[FP.$D6]" office:value-type="float" office:value="28" calcext:value-type="float">
            <text:p>28</text:p>
          </table:table-cell>
          <table:table-cell table:formula="of:=[FP.$E6]+FLOOR(MAX(0;([FP.AN$12]-[FP.$E6]))/[FP.$C6];1)*[FP.$C6]+[FP.$D6]" office:value-type="float" office:value="28" calcext:value-type="float">
            <text:p>28</text:p>
          </table:table-cell>
          <table:table-cell table:formula="of:=[FP.$E6]+FLOOR(MAX(0;([FP.AO$12]-[FP.$E6]))/[FP.$C6];1)*[FP.$C6]+[FP.$D6]" office:value-type="float" office:value="28" calcext:value-type="float">
            <text:p>28</text:p>
          </table:table-cell>
          <table:table-cell table:formula="of:=[FP.$E6]+FLOOR(MAX(0;([FP.AP$12]-[FP.$E6]))/[FP.$C6];1)*[FP.$C6]+[FP.$D6]" office:value-type="float" office:value="28" calcext:value-type="float">
            <text:p>28</text:p>
          </table:table-cell>
          <table:table-cell table:formula="of:=[FP.$E6]+FLOOR(MAX(0;([FP.AQ$12]-[FP.$E6]))/[FP.$C6];1)*[FP.$C6]+[FP.$D6]" office:value-type="float" office:value="43" calcext:value-type="float">
            <text:p>43</text:p>
          </table:table-cell>
          <table:table-cell table:formula="of:=[FP.$E6]+FLOOR(MAX(0;([FP.AR$12]-[FP.$E6]))/[FP.$C6];1)*[FP.$C6]+[FP.$D6]" office:value-type="float" office:value="43" calcext:value-type="float">
            <text:p>43</text:p>
          </table:table-cell>
          <table:table-cell table:formula="of:=[FP.$E6]+FLOOR(MAX(0;([FP.AS$12]-[FP.$E6]))/[FP.$C6];1)*[FP.$C6]+[FP.$D6]" office:value-type="float" office:value="43" calcext:value-type="float">
            <text:p>43</text:p>
          </table:table-cell>
          <table:table-cell table:formula="of:=[FP.$E6]+FLOOR(MAX(0;([FP.AT$12]-[FP.$E6]))/[FP.$C6];1)*[FP.$C6]+[FP.$D6]" office:value-type="float" office:value="43" calcext:value-type="float">
            <text:p>43</text:p>
          </table:table-cell>
          <table:table-cell table:formula="of:=[FP.$E6]+FLOOR(MAX(0;([FP.AU$12]-[FP.$E6]))/[FP.$C6];1)*[FP.$C6]+[FP.$D6]" office:value-type="float" office:value="43" calcext:value-type="float">
            <text:p>43</text:p>
          </table:table-cell>
          <table:table-cell table:formula="of:=[FP.$E6]+FLOOR(MAX(0;([FP.AV$12]-[FP.$E6]))/[FP.$C6];1)*[FP.$C6]+[FP.$D6]" office:value-type="float" office:value="43" calcext:value-type="float">
            <text:p>43</text:p>
          </table:table-cell>
          <table:table-cell table:formula="of:=[FP.$E6]+FLOOR(MAX(0;([FP.AW$12]-[FP.$E6]))/[FP.$C6];1)*[FP.$C6]+[FP.$D6]" office:value-type="float" office:value="43" calcext:value-type="float">
            <text:p>43</text:p>
          </table:table-cell>
          <table:table-cell table:formula="of:=[FP.$E6]+FLOOR(MAX(0;([FP.AX$12]-[FP.$E6]))/[FP.$C6];1)*[FP.$C6]+[FP.$D6]" office:value-type="float" office:value="43" calcext:value-type="float">
            <text:p>43</text:p>
          </table:table-cell>
          <table:table-cell table:formula="of:=[FP.$E6]+FLOOR(MAX(0;([FP.AY$12]-[FP.$E6]))/[FP.$C6];1)*[FP.$C6]+[FP.$D6]" office:value-type="float" office:value="43" calcext:value-type="float">
            <text:p>43</text:p>
          </table:table-cell>
          <table:table-cell table:formula="of:=[FP.$E6]+FLOOR(MAX(0;([FP.AZ$12]-[FP.$E6]))/[FP.$C6];1)*[FP.$C6]+[FP.$D6]" office:value-type="float" office:value="43" calcext:value-type="float">
            <text:p>43</text:p>
          </table:table-cell>
          <table:table-cell table:formula="of:=[FP.$E6]+FLOOR(MAX(0;([FP.BA$12]-[FP.$E6]))/[FP.$C6];1)*[FP.$C6]+[FP.$D6]" office:value-type="float" office:value="43" calcext:value-type="float">
            <text:p>43</text:p>
          </table:table-cell>
          <table:table-cell table:formula="of:=[FP.$E6]+FLOOR(MAX(0;([FP.BB$12]-[FP.$E6]))/[FP.$C6];1)*[FP.$C6]+[FP.$D6]" office:value-type="float" office:value="43" calcext:value-type="float">
            <text:p>43</text:p>
          </table:table-cell>
          <table:table-cell table:formula="of:=[FP.$E6]+FLOOR(MAX(0;([FP.BC$12]-[FP.$E6]))/[FP.$C6];1)*[FP.$C6]+[FP.$D6]" office:value-type="float" office:value="43" calcext:value-type="float">
            <text:p>43</text:p>
          </table:table-cell>
          <table:table-cell table:formula="of:=[FP.$E6]+FLOOR(MAX(0;([FP.BD$12]-[FP.$E6]))/[FP.$C6];1)*[FP.$C6]+[FP.$D6]" office:value-type="float" office:value="43" calcext:value-type="float">
            <text:p>43</text:p>
          </table:table-cell>
          <table:table-cell table:formula="of:=[FP.$E6]+FLOOR(MAX(0;([FP.BE$12]-[FP.$E6]))/[FP.$C6];1)*[FP.$C6]+[FP.$D6]" office:value-type="float" office:value="43" calcext:value-type="float">
            <text:p>43</text:p>
          </table:table-cell>
          <table:table-cell table:formula="of:=[FP.$E6]+FLOOR(MAX(0;([FP.BF$12]-[FP.$E6]))/[FP.$C6];1)*[FP.$C6]+[FP.$D6]" office:value-type="float" office:value="58" calcext:value-type="float">
            <text:p>58</text:p>
          </table:table-cell>
          <table:table-cell table:formula="of:=[FP.$E6]+FLOOR(MAX(0;([FP.BG$12]-[FP.$E6]))/[FP.$C6];1)*[FP.$C6]+[FP.$D6]" office:value-type="float" office:value="58" calcext:value-type="float">
            <text:p>58</text:p>
          </table:table-cell>
          <table:table-cell table:formula="of:=[FP.$E6]+FLOOR(MAX(0;([FP.BH$12]-[FP.$E6]))/[FP.$C6];1)*[FP.$C6]+[FP.$D6]" office:value-type="float" office:value="58" calcext:value-type="float">
            <text:p>58</text:p>
          </table:table-cell>
          <table:table-cell table:formula="of:=[FP.$E6]+FLOOR(MAX(0;([FP.BI$12]-[FP.$E6]))/[FP.$C6];1)*[FP.$C6]+[FP.$D6]" office:value-type="float" office:value="58" calcext:value-type="float">
            <text:p>58</text:p>
          </table:table-cell>
          <table:table-cell table:formula="of:=[FP.$E6]+FLOOR(MAX(0;([FP.BJ$12]-[FP.$E6]))/[FP.$C6];1)*[FP.$C6]+[FP.$D6]" office:value-type="float" office:value="58" calcext:value-type="float">
            <text:p>58</text:p>
          </table:table-cell>
          <table:table-cell table:formula="of:=[FP.$E6]+FLOOR(MAX(0;([FP.BK$12]-[FP.$E6]))/[FP.$C6];1)*[FP.$C6]+[FP.$D6]" office:value-type="float" office:value="58" calcext:value-type="float">
            <text:p>58</text:p>
          </table:table-cell>
          <table:table-cell table:formula="of:=[FP.$E6]+FLOOR(MAX(0;([FP.BL$12]-[FP.$E6]))/[FP.$C6];1)*[FP.$C6]+[FP.$D6]" office:value-type="float" office:value="58" calcext:value-type="float">
            <text:p>58</text:p>
          </table:table-cell>
          <table:table-cell table:formula="of:=[FP.$E6]+FLOOR(MAX(0;([FP.BM$12]-[FP.$E6]))/[FP.$C6];1)*[FP.$C6]+[FP.$D6]" office:value-type="float" office:value="58" calcext:value-type="float">
            <text:p>58</text:p>
          </table:table-cell>
          <table:table-cell table:formula="of:=[FP.$E6]+FLOOR(MAX(0;([FP.BN$12]-[FP.$E6]))/[FP.$C6];1)*[FP.$C6]+[FP.$D6]" office:value-type="float" office:value="58" calcext:value-type="float">
            <text:p>58</text:p>
          </table:table-cell>
          <table:table-cell table:formula="of:=[FP.$E6]+FLOOR(MAX(0;([FP.BO$12]-[FP.$E6]))/[FP.$C6];1)*[FP.$C6]+[FP.$D6]" office:value-type="float" office:value="58" calcext:value-type="float">
            <text:p>58</text:p>
          </table:table-cell>
          <table:table-cell table:formula="of:=[FP.$E6]+FLOOR(MAX(0;([FP.BP$12]-[FP.$E6]))/[FP.$C6];1)*[FP.$C6]+[FP.$D6]" office:value-type="float" office:value="58" calcext:value-type="float">
            <text:p>58</text:p>
          </table:table-cell>
          <table:table-cell table:formula="of:=[FP.$E6]+FLOOR(MAX(0;([FP.BQ$12]-[FP.$E6]))/[FP.$C6];1)*[FP.$C6]+[FP.$D6]" office:value-type="float" office:value="58" calcext:value-type="float">
            <text:p>58</text:p>
          </table:table-cell>
          <table:table-cell table:formula="of:=[FP.$E6]+FLOOR(MAX(0;([FP.BR$12]-[FP.$E6]))/[FP.$C6];1)*[FP.$C6]+[FP.$D6]" office:value-type="float" office:value="58" calcext:value-type="float">
            <text:p>58</text:p>
          </table:table-cell>
          <table:table-cell table:formula="of:=[FP.$E6]+FLOOR(MAX(0;([FP.BS$12]-[FP.$E6]))/[FP.$C6];1)*[FP.$C6]+[FP.$D6]" office:value-type="float" office:value="58" calcext:value-type="float">
            <text:p>58</text:p>
          </table:table-cell>
          <table:table-cell table:formula="of:=[FP.$E6]+FLOOR(MAX(0;([FP.BT$12]-[FP.$E6]))/[FP.$C6];1)*[FP.$C6]+[FP.$D6]" office:value-type="float" office:value="58" calcext:value-type="float">
            <text:p>58</text:p>
          </table:table-cell>
          <table:table-cell table:formula="of:=[FP.$E6]+FLOOR(MAX(0;([FP.BU$12]-[FP.$E6]))/[FP.$C6];1)*[FP.$C6]+[FP.$D6]" office:value-type="float" office:value="73" calcext:value-type="float">
            <text:p>73</text:p>
          </table:table-cell>
          <table:table-cell table:formula="of:=[FP.$E6]+FLOOR(MAX(0;([FP.BV$12]-[FP.$E6]))/[FP.$C6];1)*[FP.$C6]+[FP.$D6]" office:value-type="float" office:value="73" calcext:value-type="float">
            <text:p>73</text:p>
          </table:table-cell>
          <table:table-cell table:formula="of:=[FP.$E6]+FLOOR(MAX(0;([FP.BW$12]-[FP.$E6]))/[FP.$C6];1)*[FP.$C6]+[FP.$D6]" office:value-type="float" office:value="73" calcext:value-type="float">
            <text:p>73</text:p>
          </table:table-cell>
          <table:table-cell table:formula="of:=[FP.$E6]+FLOOR(MAX(0;([FP.BX$12]-[FP.$E6]))/[FP.$C6];1)*[FP.$C6]+[FP.$D6]" office:value-type="float" office:value="73" calcext:value-type="float">
            <text:p>73</text:p>
          </table:table-cell>
          <table:table-cell table:formula="of:=[FP.$E6]+FLOOR(MAX(0;([FP.BY$12]-[FP.$E6]))/[FP.$C6];1)*[FP.$C6]+[FP.$D6]" office:value-type="float" office:value="73" calcext:value-type="float">
            <text:p>73</text:p>
          </table:table-cell>
          <table:table-cell table:formula="of:=[FP.$E6]+FLOOR(MAX(0;([FP.BZ$12]-[FP.$E6]))/[FP.$C6];1)*[FP.$C6]+[FP.$D6]" office:value-type="float" office:value="73" calcext:value-type="float">
            <text:p>73</text:p>
          </table:table-cell>
          <table:table-cell table:formula="of:=[FP.$E6]+FLOOR(MAX(0;([FP.CA$12]-[FP.$E6]))/[FP.$C6];1)*[FP.$C6]+[FP.$D6]" office:value-type="float" office:value="73" calcext:value-type="float">
            <text:p>73</text:p>
          </table:table-cell>
          <table:table-cell table:formula="of:=[FP.$E6]+FLOOR(MAX(0;([FP.CB$12]-[FP.$E6]))/[FP.$C6];1)*[FP.$C6]+[FP.$D6]" office:value-type="float" office:value="73" calcext:value-type="float">
            <text:p>73</text:p>
          </table:table-cell>
          <table:table-cell table:formula="of:=[FP.$E6]+FLOOR(MAX(0;([FP.CC$12]-[FP.$E6]))/[FP.$C6];1)*[FP.$C6]+[FP.$D6]" office:value-type="float" office:value="73" calcext:value-type="float">
            <text:p>73</text:p>
          </table:table-cell>
          <table:table-cell table:formula="of:=[FP.$E6]+FLOOR(MAX(0;([FP.CD$12]-[FP.$E6]))/[FP.$C6];1)*[FP.$C6]+[FP.$D6]" office:value-type="float" office:value="73" calcext:value-type="float">
            <text:p>73</text:p>
          </table:table-cell>
          <table:table-cell table:formula="of:=[FP.$E6]+FLOOR(MAX(0;([FP.CE$12]-[FP.$E6]))/[FP.$C6];1)*[FP.$C6]+[FP.$D6]" office:value-type="float" office:value="73" calcext:value-type="float">
            <text:p>73</text:p>
          </table:table-cell>
          <table:table-cell table:formula="of:=[FP.$E6]+FLOOR(MAX(0;([FP.CF$12]-[FP.$E6]))/[FP.$C6];1)*[FP.$C6]+[FP.$D6]" office:value-type="float" office:value="73" calcext:value-type="float">
            <text:p>73</text:p>
          </table:table-cell>
          <table:table-cell table:formula="of:=[FP.$E6]+FLOOR(MAX(0;([FP.CG$12]-[FP.$E6]))/[FP.$C6];1)*[FP.$C6]+[FP.$D6]" office:value-type="float" office:value="73" calcext:value-type="float">
            <text:p>73</text:p>
          </table:table-cell>
          <table:table-cell table:formula="of:=[FP.$E6]+FLOOR(MAX(0;([FP.CH$12]-[FP.$E6]))/[FP.$C6];1)*[FP.$C6]+[FP.$D6]" office:value-type="float" office:value="73" calcext:value-type="float">
            <text:p>73</text:p>
          </table:table-cell>
          <table:table-cell table:formula="of:=[FP.$E6]+FLOOR(MAX(0;([FP.CI$12]-[FP.$E6]))/[FP.$C6];1)*[FP.$C6]+[FP.$D6]" office:value-type="float" office:value="73" calcext:value-type="float">
            <text:p>73</text:p>
          </table:table-cell>
          <table:table-cell table:formula="of:=[FP.$E6]+FLOOR(MAX(0;([FP.CJ$12]-[FP.$E6]))/[FP.$C6];1)*[FP.$C6]+[FP.$D6]" office:value-type="float" office:value="88" calcext:value-type="float">
            <text:p>88</text:p>
          </table:table-cell>
          <table:table-cell table:formula="of:=[FP.$E6]+FLOOR(MAX(0;([FP.CK$12]-[FP.$E6]))/[FP.$C6];1)*[FP.$C6]+[FP.$D6]" office:value-type="float" office:value="88" calcext:value-type="float">
            <text:p>88</text:p>
          </table:table-cell>
          <table:table-cell table:formula="of:=[FP.$E6]+FLOOR(MAX(0;([FP.CL$12]-[FP.$E6]))/[FP.$C6];1)*[FP.$C6]+[FP.$D6]" office:value-type="float" office:value="88" calcext:value-type="float">
            <text:p>88</text:p>
          </table:table-cell>
          <table:table-cell table:formula="of:=[FP.$E6]+FLOOR(MAX(0;([FP.CM$12]-[FP.$E6]))/[FP.$C6];1)*[FP.$C6]+[FP.$D6]" office:value-type="float" office:value="88" calcext:value-type="float">
            <text:p>88</text:p>
          </table:table-cell>
          <table:table-cell table:formula="of:=[FP.$E6]+FLOOR(MAX(0;([FP.CN$12]-[FP.$E6]))/[FP.$C6];1)*[FP.$C6]+[FP.$D6]" office:value-type="float" office:value="88" calcext:value-type="float">
            <text:p>88</text:p>
          </table:table-cell>
          <table:table-cell table:formula="of:=[FP.$E6]+FLOOR(MAX(0;([FP.CO$12]-[FP.$E6]))/[FP.$C6];1)*[FP.$C6]+[FP.$D6]" office:value-type="float" office:value="88" calcext:value-type="float">
            <text:p>88</text:p>
          </table:table-cell>
          <table:table-cell table:formula="of:=[FP.$E6]+FLOOR(MAX(0;([FP.CP$12]-[FP.$E6]))/[FP.$C6];1)*[FP.$C6]+[FP.$D6]" office:value-type="float" office:value="88" calcext:value-type="float">
            <text:p>88</text:p>
          </table:table-cell>
          <table:table-cell table:formula="of:=[FP.$E6]+FLOOR(MAX(0;([FP.CQ$12]-[FP.$E6]))/[FP.$C6];1)*[FP.$C6]+[FP.$D6]" office:value-type="float" office:value="88" calcext:value-type="float">
            <text:p>88</text:p>
          </table:table-cell>
          <table:table-cell table:formula="of:=[FP.$E6]+FLOOR(MAX(0;([FP.CR$12]-[FP.$E6]))/[FP.$C6];1)*[FP.$C6]+[FP.$D6]" office:value-type="float" office:value="88" calcext:value-type="float">
            <text:p>88</text:p>
          </table:table-cell>
          <table:table-cell table:formula="of:=[FP.$E6]+FLOOR(MAX(0;([FP.CS$12]-[FP.$E6]))/[FP.$C6];1)*[FP.$C6]+[FP.$D6]" office:value-type="float" office:value="88" calcext:value-type="float">
            <text:p>88</text:p>
          </table:table-cell>
          <table:table-cell table:formula="of:=[FP.$E6]+FLOOR(MAX(0;([FP.CT$12]-[FP.$E6]))/[FP.$C6];1)*[FP.$C6]+[FP.$D6]" office:value-type="float" office:value="88" calcext:value-type="float">
            <text:p>88</text:p>
          </table:table-cell>
          <table:table-cell table:formula="of:=[FP.$E6]+FLOOR(MAX(0;([FP.CU$12]-[FP.$E6]))/[FP.$C6];1)*[FP.$C6]+[FP.$D6]" office:value-type="float" office:value="88" calcext:value-type="float">
            <text:p>88</text:p>
          </table:table-cell>
          <table:table-cell table:formula="of:=[FP.$E6]+FLOOR(MAX(0;([FP.CV$12]-[FP.$E6]))/[FP.$C6];1)*[FP.$C6]+[FP.$D6]" office:value-type="float" office:value="88" calcext:value-type="float">
            <text:p>88</text:p>
          </table:table-cell>
          <table:table-cell table:formula="of:=[FP.$E6]+FLOOR(MAX(0;([FP.CW$12]-[FP.$E6]))/[FP.$C6];1)*[FP.$C6]+[FP.$D6]" office:value-type="float" office:value="88" calcext:value-type="float">
            <text:p>88</text:p>
          </table:table-cell>
          <table:table-cell table:formula="of:=[FP.$E6]+FLOOR(MAX(0;([FP.CX$12]-[FP.$E6]))/[FP.$C6];1)*[FP.$C6]+[FP.$D6]" office:value-type="float" office:value="88" calcext:value-type="float">
            <text:p>88</text:p>
          </table:table-cell>
          <table:table-cell table:formula="of:=[FP.$E6]+FLOOR(MAX(0;([FP.CY$12]-[FP.$E6]))/[FP.$C6];1)*[FP.$C6]+[FP.$D6]" office:value-type="float" office:value="103" calcext:value-type="float">
            <text:p>103</text:p>
          </table:table-cell>
          <table:table-cell table:formula="of:=[FP.$E6]+FLOOR(MAX(0;([FP.CZ$12]-[FP.$E6]))/[FP.$C6];1)*[FP.$C6]+[FP.$D6]" office:value-type="float" office:value="103" calcext:value-type="float">
            <text:p>103</text:p>
          </table:table-cell>
          <table:table-cell table:formula="of:=[FP.$E6]+FLOOR(MAX(0;([FP.DA$12]-[FP.$E6]))/[FP.$C6];1)*[FP.$C6]+[FP.$D6]" office:value-type="float" office:value="103" calcext:value-type="float">
            <text:p>103</text:p>
          </table:table-cell>
          <table:table-cell table:formula="of:=[FP.$E6]+FLOOR(MAX(0;([FP.DB$12]-[FP.$E6]))/[FP.$C6];1)*[FP.$C6]+[FP.$D6]" office:value-type="float" office:value="103" calcext:value-type="float">
            <text:p>103</text:p>
          </table:table-cell>
          <table:table-cell table:formula="of:=[FP.$E6]+FLOOR(MAX(0;([FP.DC$12]-[FP.$E6]))/[FP.$C6];1)*[FP.$C6]+[FP.$D6]" office:value-type="float" office:value="103" calcext:value-type="float">
            <text:p>103</text:p>
          </table:table-cell>
          <table:table-cell table:formula="of:=[FP.$E6]+FLOOR(MAX(0;([FP.DD$12]-[FP.$E6]))/[FP.$C6];1)*[FP.$C6]+[FP.$D6]" office:value-type="float" office:value="103" calcext:value-type="float">
            <text:p>103</text:p>
          </table:table-cell>
          <table:table-cell table:formula="of:=[FP.$E6]+FLOOR(MAX(0;([FP.DE$12]-[FP.$E6]))/[FP.$C6];1)*[FP.$C6]+[FP.$D6]" office:value-type="float" office:value="103" calcext:value-type="float">
            <text:p>103</text:p>
          </table:table-cell>
          <table:table-cell table:formula="of:=[FP.$E6]+FLOOR(MAX(0;([FP.DF$12]-[FP.$E6]))/[FP.$C6];1)*[FP.$C6]+[FP.$D6]" office:value-type="float" office:value="103" calcext:value-type="float">
            <text:p>103</text:p>
          </table:table-cell>
          <table:table-cell table:formula="of:=[FP.$E6]+FLOOR(MAX(0;([FP.DG$12]-[FP.$E6]))/[FP.$C6];1)*[FP.$C6]+[FP.$D6]" office:value-type="float" office:value="103" calcext:value-type="float">
            <text:p>103</text:p>
          </table:table-cell>
          <table:table-cell table:formula="of:=[FP.$E6]+FLOOR(MAX(0;([FP.DH$12]-[FP.$E6]))/[FP.$C6];1)*[FP.$C6]+[FP.$D6]" office:value-type="float" office:value="103" calcext:value-type="float">
            <text:p>103</text:p>
          </table:table-cell>
          <table:table-cell table:formula="of:=[FP.$E6]+FLOOR(MAX(0;([FP.DI$12]-[FP.$E6]))/[FP.$C6];1)*[FP.$C6]+[FP.$D6]" office:value-type="float" office:value="103" calcext:value-type="float">
            <text:p>103</text:p>
          </table:table-cell>
          <table:table-cell table:formula="of:=[FP.$E6]+FLOOR(MAX(0;([FP.DJ$12]-[FP.$E6]))/[FP.$C6];1)*[FP.$C6]+[FP.$D6]" office:value-type="float" office:value="103" calcext:value-type="float">
            <text:p>103</text:p>
          </table:table-cell>
          <table:table-cell table:formula="of:=[FP.$E6]+FLOOR(MAX(0;([FP.DK$12]-[FP.$E6]))/[FP.$C6];1)*[FP.$C6]+[FP.$D6]" office:value-type="float" office:value="103" calcext:value-type="float">
            <text:p>103</text:p>
          </table:table-cell>
          <table:table-cell table:formula="of:=[FP.$E6]+FLOOR(MAX(0;([FP.DL$12]-[FP.$E6]))/[FP.$C6];1)*[FP.$C6]+[FP.$D6]" office:value-type="float" office:value="103" calcext:value-type="float">
            <text:p>103</text:p>
          </table:table-cell>
          <table:table-cell table:formula="of:=[FP.$E6]+FLOOR(MAX(0;([FP.DM$12]-[FP.$E6]))/[FP.$C6];1)*[FP.$C6]+[FP.$D6]" office:value-type="float" office:value="103" calcext:value-type="float">
            <text:p>103</text:p>
          </table:table-cell>
          <table:table-cell table:formula="of:=[FP.$E6]+FLOOR(MAX(0;([FP.DN$12]-[FP.$E6]))/[FP.$C6];1)*[FP.$C6]+[FP.$D6]" office:value-type="float" office:value="118" calcext:value-type="float">
            <text:p>118</text:p>
          </table:table-cell>
          <table:table-cell table:formula="of:=[FP.$E6]+FLOOR(MAX(0;([FP.DO$12]-[FP.$E6]))/[FP.$C6];1)*[FP.$C6]+[FP.$D6]" office:value-type="float" office:value="118" calcext:value-type="float">
            <text:p>118</text:p>
          </table:table-cell>
          <table:table-cell table:formula="of:=[FP.$E6]+FLOOR(MAX(0;([FP.DP$12]-[FP.$E6]))/[FP.$C6];1)*[FP.$C6]+[FP.$D6]" office:value-type="float" office:value="118" calcext:value-type="float">
            <text:p>118</text:p>
          </table:table-cell>
          <table:table-cell table:formula="of:=[FP.$E6]+FLOOR(MAX(0;([FP.DQ$12]-[FP.$E6]))/[FP.$C6];1)*[FP.$C6]+[FP.$D6]" office:value-type="float" office:value="118" calcext:value-type="float">
            <text:p>118</text:p>
          </table:table-cell>
          <table:table-cell table:formula="of:=[FP.$E6]+FLOOR(MAX(0;([FP.DR$12]-[FP.$E6]))/[FP.$C6];1)*[FP.$C6]+[FP.$D6]" office:value-type="float" office:value="118" calcext:value-type="float">
            <text:p>118</text:p>
          </table:table-cell>
          <table:table-cell table:formula="of:=[FP.$E6]+FLOOR(MAX(0;([FP.DS$12]-[FP.$E6]))/[FP.$C6];1)*[FP.$C6]+[FP.$D6]" office:value-type="float" office:value="118" calcext:value-type="float">
            <text:p>118</text:p>
          </table:table-cell>
          <table:table-cell table:formula="of:=[FP.$E6]+FLOOR(MAX(0;([FP.DT$12]-[FP.$E6]))/[FP.$C6];1)*[FP.$C6]+[FP.$D6]" office:value-type="float" office:value="118" calcext:value-type="float">
            <text:p>118</text:p>
          </table:table-cell>
          <table:table-cell table:formula="of:=[FP.$E6]+FLOOR(MAX(0;([FP.DU$12]-[FP.$E6]))/[FP.$C6];1)*[FP.$C6]+[FP.$D6]" office:value-type="float" office:value="118" calcext:value-type="float">
            <text:p>118</text:p>
          </table:table-cell>
          <table:table-cell table:formula="of:=[FP.$E6]+FLOOR(MAX(0;([FP.DV$12]-[FP.$E6]))/[FP.$C6];1)*[FP.$C6]+[FP.$D6]" office:value-type="float" office:value="118" calcext:value-type="float">
            <text:p>118</text:p>
          </table:table-cell>
          <table:table-cell table:formula="of:=[FP.$E6]+FLOOR(MAX(0;([FP.DW$12]-[FP.$E6]))/[FP.$C6];1)*[FP.$C6]+[FP.$D6]" office:value-type="float" office:value="118" calcext:value-type="float">
            <text:p>118</text:p>
          </table:table-cell>
          <table:table-cell table:formula="of:=[FP.$E6]+FLOOR(MAX(0;([FP.DX$12]-[FP.$E6]))/[FP.$C6];1)*[FP.$C6]+[FP.$D6]" office:value-type="float" office:value="118" calcext:value-type="float">
            <text:p>118</text:p>
          </table:table-cell>
          <table:table-cell table:formula="of:=[FP.$E6]+FLOOR(MAX(0;([FP.DY$12]-[FP.$E6]))/[FP.$C6];1)*[FP.$C6]+[FP.$D6]" office:value-type="float" office:value="118" calcext:value-type="float">
            <text:p>118</text:p>
          </table:table-cell>
          <table:table-cell table:formula="of:=[FP.$E6]+FLOOR(MAX(0;([FP.DZ$12]-[FP.$E6]))/[FP.$C6];1)*[FP.$C6]+[FP.$D6]" office:value-type="float" office:value="118" calcext:value-type="float">
            <text:p>118</text:p>
          </table:table-cell>
          <table:table-cell table:formula="of:=[FP.$E6]+FLOOR(MAX(0;([FP.EA$12]-[FP.$E6]))/[FP.$C6];1)*[FP.$C6]+[FP.$D6]" office:value-type="float" office:value="118" calcext:value-type="float">
            <text:p>118</text:p>
          </table:table-cell>
          <table:table-cell table:formula="of:=[FP.$E6]+FLOOR(MAX(0;([FP.EB$12]-[FP.$E6]))/[FP.$C6];1)*[FP.$C6]+[FP.$D6]" office:value-type="float" office:value="118" calcext:value-type="float">
            <text:p>118</text:p>
          </table:table-cell>
        </table:table-row>
        <table:table-row table:style-name="ro1" table:visibility="collapse">
          <table:table-cell/>
          <table:table-cell table:style-name="ce13" table:number-columns-repeated="8"/>
          <table:table-cell table:formula="of:=[FP.$E7]+FLOOR(MAX(0;([FP.J$12]-[FP.$E7]))/[FP.$C7];1)*[FP.$C7]+[FP.$D7]" office:value-type="float" office:value="10" calcext:value-type="float">
            <text:p>10</text:p>
          </table:table-cell>
          <table:table-cell table:formula="of:=[FP.$E7]+FLOOR(MAX(0;([FP.K$12]-[FP.$E7]))/[FP.$C7];1)*[FP.$C7]+[FP.$D7]" office:value-type="float" office:value="10" calcext:value-type="float">
            <text:p>10</text:p>
          </table:table-cell>
          <table:table-cell table:formula="of:=[FP.$E7]+FLOOR(MAX(0;([FP.L$12]-[FP.$E7]))/[FP.$C7];1)*[FP.$C7]+[FP.$D7]" office:value-type="float" office:value="10" calcext:value-type="float">
            <text:p>10</text:p>
          </table:table-cell>
          <table:table-cell table:formula="of:=[FP.$E7]+FLOOR(MAX(0;([FP.M$12]-[FP.$E7]))/[FP.$C7];1)*[FP.$C7]+[FP.$D7]" office:value-type="float" office:value="10" calcext:value-type="float">
            <text:p>10</text:p>
          </table:table-cell>
          <table:table-cell table:formula="of:=[FP.$E7]+FLOOR(MAX(0;([FP.N$12]-[FP.$E7]))/[FP.$C7];1)*[FP.$C7]+[FP.$D7]" office:value-type="float" office:value="10" calcext:value-type="float">
            <text:p>10</text:p>
          </table:table-cell>
          <table:table-cell table:formula="of:=[FP.$E7]+FLOOR(MAX(0;([FP.O$12]-[FP.$E7]))/[FP.$C7];1)*[FP.$C7]+[FP.$D7]" office:value-type="float" office:value="10" calcext:value-type="float">
            <text:p>10</text:p>
          </table:table-cell>
          <table:table-cell table:formula="of:=[FP.$E7]+FLOOR(MAX(0;([FP.P$12]-[FP.$E7]))/[FP.$C7];1)*[FP.$C7]+[FP.$D7]" office:value-type="float" office:value="10" calcext:value-type="float">
            <text:p>10</text:p>
          </table:table-cell>
          <table:table-cell table:formula="of:=[FP.$E7]+FLOOR(MAX(0;([FP.Q$12]-[FP.$E7]))/[FP.$C7];1)*[FP.$C7]+[FP.$D7]" office:value-type="float" office:value="10" calcext:value-type="float">
            <text:p>10</text:p>
          </table:table-cell>
          <table:table-cell table:formula="of:=[FP.$E7]+FLOOR(MAX(0;([FP.R$12]-[FP.$E7]))/[FP.$C7];1)*[FP.$C7]+[FP.$D7]" office:value-type="float" office:value="10" calcext:value-type="float">
            <text:p>10</text:p>
          </table:table-cell>
          <table:table-cell table:formula="of:=[FP.$E7]+FLOOR(MAX(0;([FP.S$12]-[FP.$E7]))/[FP.$C7];1)*[FP.$C7]+[FP.$D7]" office:value-type="float" office:value="10" calcext:value-type="float">
            <text:p>10</text:p>
          </table:table-cell>
          <table:table-cell table:formula="of:=[FP.$E7]+FLOOR(MAX(0;([FP.T$12]-[FP.$E7]))/[FP.$C7];1)*[FP.$C7]+[FP.$D7]" office:value-type="float" office:value="10" calcext:value-type="float">
            <text:p>10</text:p>
          </table:table-cell>
          <table:table-cell table:formula="of:=[FP.$E7]+FLOOR(MAX(0;([FP.U$12]-[FP.$E7]))/[FP.$C7];1)*[FP.$C7]+[FP.$D7]" office:value-type="float" office:value="10" calcext:value-type="float">
            <text:p>10</text:p>
          </table:table-cell>
          <table:table-cell table:formula="of:=[FP.$E7]+FLOOR(MAX(0;([FP.V$12]-[FP.$E7]))/[FP.$C7];1)*[FP.$C7]+[FP.$D7]" office:value-type="float" office:value="10" calcext:value-type="float">
            <text:p>10</text:p>
          </table:table-cell>
          <table:table-cell table:formula="of:=[FP.$E7]+FLOOR(MAX(0;([FP.W$12]-[FP.$E7]))/[FP.$C7];1)*[FP.$C7]+[FP.$D7]" office:value-type="float" office:value="10" calcext:value-type="float">
            <text:p>10</text:p>
          </table:table-cell>
          <table:table-cell table:formula="of:=[FP.$E7]+FLOOR(MAX(0;([FP.X$12]-[FP.$E7]))/[FP.$C7];1)*[FP.$C7]+[FP.$D7]" office:value-type="float" office:value="10" calcext:value-type="float">
            <text:p>10</text:p>
          </table:table-cell>
          <table:table-cell table:formula="of:=[FP.$E7]+FLOOR(MAX(0;([FP.Y$12]-[FP.$E7]))/[FP.$C7];1)*[FP.$C7]+[FP.$D7]" office:value-type="float" office:value="10" calcext:value-type="float">
            <text:p>10</text:p>
          </table:table-cell>
          <table:table-cell table:formula="of:=[FP.$E7]+FLOOR(MAX(0;([FP.Z$12]-[FP.$E7]))/[FP.$C7];1)*[FP.$C7]+[FP.$D7]" office:value-type="float" office:value="10" calcext:value-type="float">
            <text:p>10</text:p>
          </table:table-cell>
          <table:table-cell table:formula="of:=[FP.$E7]+FLOOR(MAX(0;([FP.AA$12]-[FP.$E7]))/[FP.$C7];1)*[FP.$C7]+[FP.$D7]" office:value-type="float" office:value="10" calcext:value-type="float">
            <text:p>10</text:p>
          </table:table-cell>
          <table:table-cell table:formula="of:=[FP.$E7]+FLOOR(MAX(0;([FP.AB$12]-[FP.$E7]))/[FP.$C7];1)*[FP.$C7]+[FP.$D7]" office:value-type="float" office:value="10" calcext:value-type="float">
            <text:p>10</text:p>
          </table:table-cell>
          <table:table-cell table:formula="of:=[FP.$E7]+FLOOR(MAX(0;([FP.AC$12]-[FP.$E7]))/[FP.$C7];1)*[FP.$C7]+[FP.$D7]" office:value-type="float" office:value="10" calcext:value-type="float">
            <text:p>10</text:p>
          </table:table-cell>
          <table:table-cell table:formula="of:=[FP.$E7]+FLOOR(MAX(0;([FP.AD$12]-[FP.$E7]))/[FP.$C7];1)*[FP.$C7]+[FP.$D7]" office:value-type="float" office:value="30" calcext:value-type="float">
            <text:p>30</text:p>
          </table:table-cell>
          <table:table-cell table:formula="of:=[FP.$E7]+FLOOR(MAX(0;([FP.AE$12]-[FP.$E7]))/[FP.$C7];1)*[FP.$C7]+[FP.$D7]" office:value-type="float" office:value="30" calcext:value-type="float">
            <text:p>30</text:p>
          </table:table-cell>
          <table:table-cell table:formula="of:=[FP.$E7]+FLOOR(MAX(0;([FP.AF$12]-[FP.$E7]))/[FP.$C7];1)*[FP.$C7]+[FP.$D7]" office:value-type="float" office:value="30" calcext:value-type="float">
            <text:p>30</text:p>
          </table:table-cell>
          <table:table-cell table:formula="of:=[FP.$E7]+FLOOR(MAX(0;([FP.AG$12]-[FP.$E7]))/[FP.$C7];1)*[FP.$C7]+[FP.$D7]" office:value-type="float" office:value="30" calcext:value-type="float">
            <text:p>30</text:p>
          </table:table-cell>
          <table:table-cell table:formula="of:=[FP.$E7]+FLOOR(MAX(0;([FP.AH$12]-[FP.$E7]))/[FP.$C7];1)*[FP.$C7]+[FP.$D7]" office:value-type="float" office:value="30" calcext:value-type="float">
            <text:p>30</text:p>
          </table:table-cell>
          <table:table-cell table:formula="of:=[FP.$E7]+FLOOR(MAX(0;([FP.AI$12]-[FP.$E7]))/[FP.$C7];1)*[FP.$C7]+[FP.$D7]" office:value-type="float" office:value="30" calcext:value-type="float">
            <text:p>30</text:p>
          </table:table-cell>
          <table:table-cell table:formula="of:=[FP.$E7]+FLOOR(MAX(0;([FP.AJ$12]-[FP.$E7]))/[FP.$C7];1)*[FP.$C7]+[FP.$D7]" office:value-type="float" office:value="30" calcext:value-type="float">
            <text:p>30</text:p>
          </table:table-cell>
          <table:table-cell table:formula="of:=[FP.$E7]+FLOOR(MAX(0;([FP.AK$12]-[FP.$E7]))/[FP.$C7];1)*[FP.$C7]+[FP.$D7]" office:value-type="float" office:value="30" calcext:value-type="float">
            <text:p>30</text:p>
          </table:table-cell>
          <table:table-cell table:formula="of:=[FP.$E7]+FLOOR(MAX(0;([FP.AL$12]-[FP.$E7]))/[FP.$C7];1)*[FP.$C7]+[FP.$D7]" office:value-type="float" office:value="30" calcext:value-type="float">
            <text:p>30</text:p>
          </table:table-cell>
          <table:table-cell table:formula="of:=[FP.$E7]+FLOOR(MAX(0;([FP.AM$12]-[FP.$E7]))/[FP.$C7];1)*[FP.$C7]+[FP.$D7]" office:value-type="float" office:value="30" calcext:value-type="float">
            <text:p>30</text:p>
          </table:table-cell>
          <table:table-cell table:formula="of:=[FP.$E7]+FLOOR(MAX(0;([FP.AN$12]-[FP.$E7]))/[FP.$C7];1)*[FP.$C7]+[FP.$D7]" office:value-type="float" office:value="30" calcext:value-type="float">
            <text:p>30</text:p>
          </table:table-cell>
          <table:table-cell table:formula="of:=[FP.$E7]+FLOOR(MAX(0;([FP.AO$12]-[FP.$E7]))/[FP.$C7];1)*[FP.$C7]+[FP.$D7]" office:value-type="float" office:value="30" calcext:value-type="float">
            <text:p>30</text:p>
          </table:table-cell>
          <table:table-cell table:formula="of:=[FP.$E7]+FLOOR(MAX(0;([FP.AP$12]-[FP.$E7]))/[FP.$C7];1)*[FP.$C7]+[FP.$D7]" office:value-type="float" office:value="30" calcext:value-type="float">
            <text:p>30</text:p>
          </table:table-cell>
          <table:table-cell table:formula="of:=[FP.$E7]+FLOOR(MAX(0;([FP.AQ$12]-[FP.$E7]))/[FP.$C7];1)*[FP.$C7]+[FP.$D7]" office:value-type="float" office:value="30" calcext:value-type="float">
            <text:p>30</text:p>
          </table:table-cell>
          <table:table-cell table:formula="of:=[FP.$E7]+FLOOR(MAX(0;([FP.AR$12]-[FP.$E7]))/[FP.$C7];1)*[FP.$C7]+[FP.$D7]" office:value-type="float" office:value="30" calcext:value-type="float">
            <text:p>30</text:p>
          </table:table-cell>
          <table:table-cell table:formula="of:=[FP.$E7]+FLOOR(MAX(0;([FP.AS$12]-[FP.$E7]))/[FP.$C7];1)*[FP.$C7]+[FP.$D7]" office:value-type="float" office:value="30" calcext:value-type="float">
            <text:p>30</text:p>
          </table:table-cell>
          <table:table-cell table:formula="of:=[FP.$E7]+FLOOR(MAX(0;([FP.AT$12]-[FP.$E7]))/[FP.$C7];1)*[FP.$C7]+[FP.$D7]" office:value-type="float" office:value="30" calcext:value-type="float">
            <text:p>30</text:p>
          </table:table-cell>
          <table:table-cell table:formula="of:=[FP.$E7]+FLOOR(MAX(0;([FP.AU$12]-[FP.$E7]))/[FP.$C7];1)*[FP.$C7]+[FP.$D7]" office:value-type="float" office:value="30" calcext:value-type="float">
            <text:p>30</text:p>
          </table:table-cell>
          <table:table-cell table:formula="of:=[FP.$E7]+FLOOR(MAX(0;([FP.AV$12]-[FP.$E7]))/[FP.$C7];1)*[FP.$C7]+[FP.$D7]" office:value-type="float" office:value="30" calcext:value-type="float">
            <text:p>30</text:p>
          </table:table-cell>
          <table:table-cell table:formula="of:=[FP.$E7]+FLOOR(MAX(0;([FP.AW$12]-[FP.$E7]))/[FP.$C7];1)*[FP.$C7]+[FP.$D7]" office:value-type="float" office:value="30" calcext:value-type="float">
            <text:p>30</text:p>
          </table:table-cell>
          <table:table-cell table:formula="of:=[FP.$E7]+FLOOR(MAX(0;([FP.AX$12]-[FP.$E7]))/[FP.$C7];1)*[FP.$C7]+[FP.$D7]" office:value-type="float" office:value="50" calcext:value-type="float">
            <text:p>50</text:p>
          </table:table-cell>
          <table:table-cell table:formula="of:=[FP.$E7]+FLOOR(MAX(0;([FP.AY$12]-[FP.$E7]))/[FP.$C7];1)*[FP.$C7]+[FP.$D7]" office:value-type="float" office:value="50" calcext:value-type="float">
            <text:p>50</text:p>
          </table:table-cell>
          <table:table-cell table:formula="of:=[FP.$E7]+FLOOR(MAX(0;([FP.AZ$12]-[FP.$E7]))/[FP.$C7];1)*[FP.$C7]+[FP.$D7]" office:value-type="float" office:value="50" calcext:value-type="float">
            <text:p>50</text:p>
          </table:table-cell>
          <table:table-cell table:formula="of:=[FP.$E7]+FLOOR(MAX(0;([FP.BA$12]-[FP.$E7]))/[FP.$C7];1)*[FP.$C7]+[FP.$D7]" office:value-type="float" office:value="50" calcext:value-type="float">
            <text:p>50</text:p>
          </table:table-cell>
          <table:table-cell table:formula="of:=[FP.$E7]+FLOOR(MAX(0;([FP.BB$12]-[FP.$E7]))/[FP.$C7];1)*[FP.$C7]+[FP.$D7]" office:value-type="float" office:value="50" calcext:value-type="float">
            <text:p>50</text:p>
          </table:table-cell>
          <table:table-cell table:formula="of:=[FP.$E7]+FLOOR(MAX(0;([FP.BC$12]-[FP.$E7]))/[FP.$C7];1)*[FP.$C7]+[FP.$D7]" office:value-type="float" office:value="50" calcext:value-type="float">
            <text:p>50</text:p>
          </table:table-cell>
          <table:table-cell table:formula="of:=[FP.$E7]+FLOOR(MAX(0;([FP.BD$12]-[FP.$E7]))/[FP.$C7];1)*[FP.$C7]+[FP.$D7]" office:value-type="float" office:value="50" calcext:value-type="float">
            <text:p>50</text:p>
          </table:table-cell>
          <table:table-cell table:formula="of:=[FP.$E7]+FLOOR(MAX(0;([FP.BE$12]-[FP.$E7]))/[FP.$C7];1)*[FP.$C7]+[FP.$D7]" office:value-type="float" office:value="50" calcext:value-type="float">
            <text:p>50</text:p>
          </table:table-cell>
          <table:table-cell table:formula="of:=[FP.$E7]+FLOOR(MAX(0;([FP.BF$12]-[FP.$E7]))/[FP.$C7];1)*[FP.$C7]+[FP.$D7]" office:value-type="float" office:value="50" calcext:value-type="float">
            <text:p>50</text:p>
          </table:table-cell>
          <table:table-cell table:formula="of:=[FP.$E7]+FLOOR(MAX(0;([FP.BG$12]-[FP.$E7]))/[FP.$C7];1)*[FP.$C7]+[FP.$D7]" office:value-type="float" office:value="50" calcext:value-type="float">
            <text:p>50</text:p>
          </table:table-cell>
          <table:table-cell table:formula="of:=[FP.$E7]+FLOOR(MAX(0;([FP.BH$12]-[FP.$E7]))/[FP.$C7];1)*[FP.$C7]+[FP.$D7]" office:value-type="float" office:value="50" calcext:value-type="float">
            <text:p>50</text:p>
          </table:table-cell>
          <table:table-cell table:formula="of:=[FP.$E7]+FLOOR(MAX(0;([FP.BI$12]-[FP.$E7]))/[FP.$C7];1)*[FP.$C7]+[FP.$D7]" office:value-type="float" office:value="50" calcext:value-type="float">
            <text:p>50</text:p>
          </table:table-cell>
          <table:table-cell table:formula="of:=[FP.$E7]+FLOOR(MAX(0;([FP.BJ$12]-[FP.$E7]))/[FP.$C7];1)*[FP.$C7]+[FP.$D7]" office:value-type="float" office:value="50" calcext:value-type="float">
            <text:p>50</text:p>
          </table:table-cell>
          <table:table-cell table:formula="of:=[FP.$E7]+FLOOR(MAX(0;([FP.BK$12]-[FP.$E7]))/[FP.$C7];1)*[FP.$C7]+[FP.$D7]" office:value-type="float" office:value="50" calcext:value-type="float">
            <text:p>50</text:p>
          </table:table-cell>
          <table:table-cell table:formula="of:=[FP.$E7]+FLOOR(MAX(0;([FP.BL$12]-[FP.$E7]))/[FP.$C7];1)*[FP.$C7]+[FP.$D7]" office:value-type="float" office:value="50" calcext:value-type="float">
            <text:p>50</text:p>
          </table:table-cell>
          <table:table-cell table:formula="of:=[FP.$E7]+FLOOR(MAX(0;([FP.BM$12]-[FP.$E7]))/[FP.$C7];1)*[FP.$C7]+[FP.$D7]" office:value-type="float" office:value="50" calcext:value-type="float">
            <text:p>50</text:p>
          </table:table-cell>
          <table:table-cell table:formula="of:=[FP.$E7]+FLOOR(MAX(0;([FP.BN$12]-[FP.$E7]))/[FP.$C7];1)*[FP.$C7]+[FP.$D7]" office:value-type="float" office:value="50" calcext:value-type="float">
            <text:p>50</text:p>
          </table:table-cell>
          <table:table-cell table:formula="of:=[FP.$E7]+FLOOR(MAX(0;([FP.BO$12]-[FP.$E7]))/[FP.$C7];1)*[FP.$C7]+[FP.$D7]" office:value-type="float" office:value="50" calcext:value-type="float">
            <text:p>50</text:p>
          </table:table-cell>
          <table:table-cell table:formula="of:=[FP.$E7]+FLOOR(MAX(0;([FP.BP$12]-[FP.$E7]))/[FP.$C7];1)*[FP.$C7]+[FP.$D7]" office:value-type="float" office:value="50" calcext:value-type="float">
            <text:p>50</text:p>
          </table:table-cell>
          <table:table-cell table:formula="of:=[FP.$E7]+FLOOR(MAX(0;([FP.BQ$12]-[FP.$E7]))/[FP.$C7];1)*[FP.$C7]+[FP.$D7]" office:value-type="float" office:value="50" calcext:value-type="float">
            <text:p>50</text:p>
          </table:table-cell>
          <table:table-cell table:formula="of:=[FP.$E7]+FLOOR(MAX(0;([FP.BR$12]-[FP.$E7]))/[FP.$C7];1)*[FP.$C7]+[FP.$D7]" office:value-type="float" office:value="70" calcext:value-type="float">
            <text:p>70</text:p>
          </table:table-cell>
          <table:table-cell table:formula="of:=[FP.$E7]+FLOOR(MAX(0;([FP.BS$12]-[FP.$E7]))/[FP.$C7];1)*[FP.$C7]+[FP.$D7]" office:value-type="float" office:value="70" calcext:value-type="float">
            <text:p>70</text:p>
          </table:table-cell>
          <table:table-cell table:formula="of:=[FP.$E7]+FLOOR(MAX(0;([FP.BT$12]-[FP.$E7]))/[FP.$C7];1)*[FP.$C7]+[FP.$D7]" office:value-type="float" office:value="70" calcext:value-type="float">
            <text:p>70</text:p>
          </table:table-cell>
          <table:table-cell table:formula="of:=[FP.$E7]+FLOOR(MAX(0;([FP.BU$12]-[FP.$E7]))/[FP.$C7];1)*[FP.$C7]+[FP.$D7]" office:value-type="float" office:value="70" calcext:value-type="float">
            <text:p>70</text:p>
          </table:table-cell>
          <table:table-cell table:formula="of:=[FP.$E7]+FLOOR(MAX(0;([FP.BV$12]-[FP.$E7]))/[FP.$C7];1)*[FP.$C7]+[FP.$D7]" office:value-type="float" office:value="70" calcext:value-type="float">
            <text:p>70</text:p>
          </table:table-cell>
          <table:table-cell table:formula="of:=[FP.$E7]+FLOOR(MAX(0;([FP.BW$12]-[FP.$E7]))/[FP.$C7];1)*[FP.$C7]+[FP.$D7]" office:value-type="float" office:value="70" calcext:value-type="float">
            <text:p>70</text:p>
          </table:table-cell>
          <table:table-cell table:formula="of:=[FP.$E7]+FLOOR(MAX(0;([FP.BX$12]-[FP.$E7]))/[FP.$C7];1)*[FP.$C7]+[FP.$D7]" office:value-type="float" office:value="70" calcext:value-type="float">
            <text:p>70</text:p>
          </table:table-cell>
          <table:table-cell table:formula="of:=[FP.$E7]+FLOOR(MAX(0;([FP.BY$12]-[FP.$E7]))/[FP.$C7];1)*[FP.$C7]+[FP.$D7]" office:value-type="float" office:value="70" calcext:value-type="float">
            <text:p>70</text:p>
          </table:table-cell>
          <table:table-cell table:formula="of:=[FP.$E7]+FLOOR(MAX(0;([FP.BZ$12]-[FP.$E7]))/[FP.$C7];1)*[FP.$C7]+[FP.$D7]" office:value-type="float" office:value="70" calcext:value-type="float">
            <text:p>70</text:p>
          </table:table-cell>
          <table:table-cell table:formula="of:=[FP.$E7]+FLOOR(MAX(0;([FP.CA$12]-[FP.$E7]))/[FP.$C7];1)*[FP.$C7]+[FP.$D7]" office:value-type="float" office:value="70" calcext:value-type="float">
            <text:p>70</text:p>
          </table:table-cell>
          <table:table-cell table:formula="of:=[FP.$E7]+FLOOR(MAX(0;([FP.CB$12]-[FP.$E7]))/[FP.$C7];1)*[FP.$C7]+[FP.$D7]" office:value-type="float" office:value="70" calcext:value-type="float">
            <text:p>70</text:p>
          </table:table-cell>
          <table:table-cell table:formula="of:=[FP.$E7]+FLOOR(MAX(0;([FP.CC$12]-[FP.$E7]))/[FP.$C7];1)*[FP.$C7]+[FP.$D7]" office:value-type="float" office:value="70" calcext:value-type="float">
            <text:p>70</text:p>
          </table:table-cell>
          <table:table-cell table:formula="of:=[FP.$E7]+FLOOR(MAX(0;([FP.CD$12]-[FP.$E7]))/[FP.$C7];1)*[FP.$C7]+[FP.$D7]" office:value-type="float" office:value="70" calcext:value-type="float">
            <text:p>70</text:p>
          </table:table-cell>
          <table:table-cell table:formula="of:=[FP.$E7]+FLOOR(MAX(0;([FP.CE$12]-[FP.$E7]))/[FP.$C7];1)*[FP.$C7]+[FP.$D7]" office:value-type="float" office:value="70" calcext:value-type="float">
            <text:p>70</text:p>
          </table:table-cell>
          <table:table-cell table:formula="of:=[FP.$E7]+FLOOR(MAX(0;([FP.CF$12]-[FP.$E7]))/[FP.$C7];1)*[FP.$C7]+[FP.$D7]" office:value-type="float" office:value="70" calcext:value-type="float">
            <text:p>70</text:p>
          </table:table-cell>
          <table:table-cell table:formula="of:=[FP.$E7]+FLOOR(MAX(0;([FP.CG$12]-[FP.$E7]))/[FP.$C7];1)*[FP.$C7]+[FP.$D7]" office:value-type="float" office:value="70" calcext:value-type="float">
            <text:p>70</text:p>
          </table:table-cell>
          <table:table-cell table:formula="of:=[FP.$E7]+FLOOR(MAX(0;([FP.CH$12]-[FP.$E7]))/[FP.$C7];1)*[FP.$C7]+[FP.$D7]" office:value-type="float" office:value="70" calcext:value-type="float">
            <text:p>70</text:p>
          </table:table-cell>
          <table:table-cell table:formula="of:=[FP.$E7]+FLOOR(MAX(0;([FP.CI$12]-[FP.$E7]))/[FP.$C7];1)*[FP.$C7]+[FP.$D7]" office:value-type="float" office:value="70" calcext:value-type="float">
            <text:p>70</text:p>
          </table:table-cell>
          <table:table-cell table:formula="of:=[FP.$E7]+FLOOR(MAX(0;([FP.CJ$12]-[FP.$E7]))/[FP.$C7];1)*[FP.$C7]+[FP.$D7]" office:value-type="float" office:value="70" calcext:value-type="float">
            <text:p>70</text:p>
          </table:table-cell>
          <table:table-cell table:formula="of:=[FP.$E7]+FLOOR(MAX(0;([FP.CK$12]-[FP.$E7]))/[FP.$C7];1)*[FP.$C7]+[FP.$D7]" office:value-type="float" office:value="70" calcext:value-type="float">
            <text:p>70</text:p>
          </table:table-cell>
          <table:table-cell table:formula="of:=[FP.$E7]+FLOOR(MAX(0;([FP.CL$12]-[FP.$E7]))/[FP.$C7];1)*[FP.$C7]+[FP.$D7]" office:value-type="float" office:value="90" calcext:value-type="float">
            <text:p>90</text:p>
          </table:table-cell>
          <table:table-cell table:formula="of:=[FP.$E7]+FLOOR(MAX(0;([FP.CM$12]-[FP.$E7]))/[FP.$C7];1)*[FP.$C7]+[FP.$D7]" office:value-type="float" office:value="90" calcext:value-type="float">
            <text:p>90</text:p>
          </table:table-cell>
          <table:table-cell table:formula="of:=[FP.$E7]+FLOOR(MAX(0;([FP.CN$12]-[FP.$E7]))/[FP.$C7];1)*[FP.$C7]+[FP.$D7]" office:value-type="float" office:value="90" calcext:value-type="float">
            <text:p>90</text:p>
          </table:table-cell>
          <table:table-cell table:formula="of:=[FP.$E7]+FLOOR(MAX(0;([FP.CO$12]-[FP.$E7]))/[FP.$C7];1)*[FP.$C7]+[FP.$D7]" office:value-type="float" office:value="90" calcext:value-type="float">
            <text:p>90</text:p>
          </table:table-cell>
          <table:table-cell table:formula="of:=[FP.$E7]+FLOOR(MAX(0;([FP.CP$12]-[FP.$E7]))/[FP.$C7];1)*[FP.$C7]+[FP.$D7]" office:value-type="float" office:value="90" calcext:value-type="float">
            <text:p>90</text:p>
          </table:table-cell>
          <table:table-cell table:formula="of:=[FP.$E7]+FLOOR(MAX(0;([FP.CQ$12]-[FP.$E7]))/[FP.$C7];1)*[FP.$C7]+[FP.$D7]" office:value-type="float" office:value="90" calcext:value-type="float">
            <text:p>90</text:p>
          </table:table-cell>
          <table:table-cell table:formula="of:=[FP.$E7]+FLOOR(MAX(0;([FP.CR$12]-[FP.$E7]))/[FP.$C7];1)*[FP.$C7]+[FP.$D7]" office:value-type="float" office:value="90" calcext:value-type="float">
            <text:p>90</text:p>
          </table:table-cell>
          <table:table-cell table:formula="of:=[FP.$E7]+FLOOR(MAX(0;([FP.CS$12]-[FP.$E7]))/[FP.$C7];1)*[FP.$C7]+[FP.$D7]" office:value-type="float" office:value="90" calcext:value-type="float">
            <text:p>90</text:p>
          </table:table-cell>
          <table:table-cell table:formula="of:=[FP.$E7]+FLOOR(MAX(0;([FP.CT$12]-[FP.$E7]))/[FP.$C7];1)*[FP.$C7]+[FP.$D7]" office:value-type="float" office:value="90" calcext:value-type="float">
            <text:p>90</text:p>
          </table:table-cell>
          <table:table-cell table:formula="of:=[FP.$E7]+FLOOR(MAX(0;([FP.CU$12]-[FP.$E7]))/[FP.$C7];1)*[FP.$C7]+[FP.$D7]" office:value-type="float" office:value="90" calcext:value-type="float">
            <text:p>90</text:p>
          </table:table-cell>
          <table:table-cell table:formula="of:=[FP.$E7]+FLOOR(MAX(0;([FP.CV$12]-[FP.$E7]))/[FP.$C7];1)*[FP.$C7]+[FP.$D7]" office:value-type="float" office:value="90" calcext:value-type="float">
            <text:p>90</text:p>
          </table:table-cell>
          <table:table-cell table:formula="of:=[FP.$E7]+FLOOR(MAX(0;([FP.CW$12]-[FP.$E7]))/[FP.$C7];1)*[FP.$C7]+[FP.$D7]" office:value-type="float" office:value="90" calcext:value-type="float">
            <text:p>90</text:p>
          </table:table-cell>
          <table:table-cell table:formula="of:=[FP.$E7]+FLOOR(MAX(0;([FP.CX$12]-[FP.$E7]))/[FP.$C7];1)*[FP.$C7]+[FP.$D7]" office:value-type="float" office:value="90" calcext:value-type="float">
            <text:p>90</text:p>
          </table:table-cell>
          <table:table-cell table:formula="of:=[FP.$E7]+FLOOR(MAX(0;([FP.CY$12]-[FP.$E7]))/[FP.$C7];1)*[FP.$C7]+[FP.$D7]" office:value-type="float" office:value="90" calcext:value-type="float">
            <text:p>90</text:p>
          </table:table-cell>
          <table:table-cell table:formula="of:=[FP.$E7]+FLOOR(MAX(0;([FP.CZ$12]-[FP.$E7]))/[FP.$C7];1)*[FP.$C7]+[FP.$D7]" office:value-type="float" office:value="90" calcext:value-type="float">
            <text:p>90</text:p>
          </table:table-cell>
          <table:table-cell table:formula="of:=[FP.$E7]+FLOOR(MAX(0;([FP.DA$12]-[FP.$E7]))/[FP.$C7];1)*[FP.$C7]+[FP.$D7]" office:value-type="float" office:value="90" calcext:value-type="float">
            <text:p>90</text:p>
          </table:table-cell>
          <table:table-cell table:formula="of:=[FP.$E7]+FLOOR(MAX(0;([FP.DB$12]-[FP.$E7]))/[FP.$C7];1)*[FP.$C7]+[FP.$D7]" office:value-type="float" office:value="90" calcext:value-type="float">
            <text:p>90</text:p>
          </table:table-cell>
          <table:table-cell table:formula="of:=[FP.$E7]+FLOOR(MAX(0;([FP.DC$12]-[FP.$E7]))/[FP.$C7];1)*[FP.$C7]+[FP.$D7]" office:value-type="float" office:value="90" calcext:value-type="float">
            <text:p>90</text:p>
          </table:table-cell>
          <table:table-cell table:formula="of:=[FP.$E7]+FLOOR(MAX(0;([FP.DD$12]-[FP.$E7]))/[FP.$C7];1)*[FP.$C7]+[FP.$D7]" office:value-type="float" office:value="90" calcext:value-type="float">
            <text:p>90</text:p>
          </table:table-cell>
          <table:table-cell table:formula="of:=[FP.$E7]+FLOOR(MAX(0;([FP.DE$12]-[FP.$E7]))/[FP.$C7];1)*[FP.$C7]+[FP.$D7]" office:value-type="float" office:value="90" calcext:value-type="float">
            <text:p>90</text:p>
          </table:table-cell>
          <table:table-cell table:formula="of:=[FP.$E7]+FLOOR(MAX(0;([FP.DF$12]-[FP.$E7]))/[FP.$C7];1)*[FP.$C7]+[FP.$D7]" office:value-type="float" office:value="110" calcext:value-type="float">
            <text:p>110</text:p>
          </table:table-cell>
          <table:table-cell table:formula="of:=[FP.$E7]+FLOOR(MAX(0;([FP.DG$12]-[FP.$E7]))/[FP.$C7];1)*[FP.$C7]+[FP.$D7]" office:value-type="float" office:value="110" calcext:value-type="float">
            <text:p>110</text:p>
          </table:table-cell>
          <table:table-cell table:formula="of:=[FP.$E7]+FLOOR(MAX(0;([FP.DH$12]-[FP.$E7]))/[FP.$C7];1)*[FP.$C7]+[FP.$D7]" office:value-type="float" office:value="110" calcext:value-type="float">
            <text:p>110</text:p>
          </table:table-cell>
          <table:table-cell table:formula="of:=[FP.$E7]+FLOOR(MAX(0;([FP.DI$12]-[FP.$E7]))/[FP.$C7];1)*[FP.$C7]+[FP.$D7]" office:value-type="float" office:value="110" calcext:value-type="float">
            <text:p>110</text:p>
          </table:table-cell>
          <table:table-cell table:formula="of:=[FP.$E7]+FLOOR(MAX(0;([FP.DJ$12]-[FP.$E7]))/[FP.$C7];1)*[FP.$C7]+[FP.$D7]" office:value-type="float" office:value="110" calcext:value-type="float">
            <text:p>110</text:p>
          </table:table-cell>
          <table:table-cell table:formula="of:=[FP.$E7]+FLOOR(MAX(0;([FP.DK$12]-[FP.$E7]))/[FP.$C7];1)*[FP.$C7]+[FP.$D7]" office:value-type="float" office:value="110" calcext:value-type="float">
            <text:p>110</text:p>
          </table:table-cell>
          <table:table-cell table:formula="of:=[FP.$E7]+FLOOR(MAX(0;([FP.DL$12]-[FP.$E7]))/[FP.$C7];1)*[FP.$C7]+[FP.$D7]" office:value-type="float" office:value="110" calcext:value-type="float">
            <text:p>110</text:p>
          </table:table-cell>
          <table:table-cell table:formula="of:=[FP.$E7]+FLOOR(MAX(0;([FP.DM$12]-[FP.$E7]))/[FP.$C7];1)*[FP.$C7]+[FP.$D7]" office:value-type="float" office:value="110" calcext:value-type="float">
            <text:p>110</text:p>
          </table:table-cell>
          <table:table-cell table:formula="of:=[FP.$E7]+FLOOR(MAX(0;([FP.DN$12]-[FP.$E7]))/[FP.$C7];1)*[FP.$C7]+[FP.$D7]" office:value-type="float" office:value="110" calcext:value-type="float">
            <text:p>110</text:p>
          </table:table-cell>
          <table:table-cell table:formula="of:=[FP.$E7]+FLOOR(MAX(0;([FP.DO$12]-[FP.$E7]))/[FP.$C7];1)*[FP.$C7]+[FP.$D7]" office:value-type="float" office:value="110" calcext:value-type="float">
            <text:p>110</text:p>
          </table:table-cell>
          <table:table-cell table:formula="of:=[FP.$E7]+FLOOR(MAX(0;([FP.DP$12]-[FP.$E7]))/[FP.$C7];1)*[FP.$C7]+[FP.$D7]" office:value-type="float" office:value="110" calcext:value-type="float">
            <text:p>110</text:p>
          </table:table-cell>
          <table:table-cell table:formula="of:=[FP.$E7]+FLOOR(MAX(0;([FP.DQ$12]-[FP.$E7]))/[FP.$C7];1)*[FP.$C7]+[FP.$D7]" office:value-type="float" office:value="110" calcext:value-type="float">
            <text:p>110</text:p>
          </table:table-cell>
          <table:table-cell table:formula="of:=[FP.$E7]+FLOOR(MAX(0;([FP.DR$12]-[FP.$E7]))/[FP.$C7];1)*[FP.$C7]+[FP.$D7]" office:value-type="float" office:value="110" calcext:value-type="float">
            <text:p>110</text:p>
          </table:table-cell>
          <table:table-cell table:formula="of:=[FP.$E7]+FLOOR(MAX(0;([FP.DS$12]-[FP.$E7]))/[FP.$C7];1)*[FP.$C7]+[FP.$D7]" office:value-type="float" office:value="110" calcext:value-type="float">
            <text:p>110</text:p>
          </table:table-cell>
          <table:table-cell table:formula="of:=[FP.$E7]+FLOOR(MAX(0;([FP.DT$12]-[FP.$E7]))/[FP.$C7];1)*[FP.$C7]+[FP.$D7]" office:value-type="float" office:value="110" calcext:value-type="float">
            <text:p>110</text:p>
          </table:table-cell>
          <table:table-cell table:formula="of:=[FP.$E7]+FLOOR(MAX(0;([FP.DU$12]-[FP.$E7]))/[FP.$C7];1)*[FP.$C7]+[FP.$D7]" office:value-type="float" office:value="110" calcext:value-type="float">
            <text:p>110</text:p>
          </table:table-cell>
          <table:table-cell table:formula="of:=[FP.$E7]+FLOOR(MAX(0;([FP.DV$12]-[FP.$E7]))/[FP.$C7];1)*[FP.$C7]+[FP.$D7]" office:value-type="float" office:value="110" calcext:value-type="float">
            <text:p>110</text:p>
          </table:table-cell>
          <table:table-cell table:formula="of:=[FP.$E7]+FLOOR(MAX(0;([FP.DW$12]-[FP.$E7]))/[FP.$C7];1)*[FP.$C7]+[FP.$D7]" office:value-type="float" office:value="110" calcext:value-type="float">
            <text:p>110</text:p>
          </table:table-cell>
          <table:table-cell table:formula="of:=[FP.$E7]+FLOOR(MAX(0;([FP.DX$12]-[FP.$E7]))/[FP.$C7];1)*[FP.$C7]+[FP.$D7]" office:value-type="float" office:value="110" calcext:value-type="float">
            <text:p>110</text:p>
          </table:table-cell>
          <table:table-cell table:formula="of:=[FP.$E7]+FLOOR(MAX(0;([FP.DY$12]-[FP.$E7]))/[FP.$C7];1)*[FP.$C7]+[FP.$D7]" office:value-type="float" office:value="110" calcext:value-type="float">
            <text:p>110</text:p>
          </table:table-cell>
          <table:table-cell table:formula="of:=[FP.$E7]+FLOOR(MAX(0;([FP.DZ$12]-[FP.$E7]))/[FP.$C7];1)*[FP.$C7]+[FP.$D7]" office:value-type="float" office:value="130" calcext:value-type="float">
            <text:p>130</text:p>
          </table:table-cell>
          <table:table-cell table:formula="of:=[FP.$E7]+FLOOR(MAX(0;([FP.EA$12]-[FP.$E7]))/[FP.$C7];1)*[FP.$C7]+[FP.$D7]" office:value-type="float" office:value="130" calcext:value-type="float">
            <text:p>130</text:p>
          </table:table-cell>
          <table:table-cell table:formula="of:=[FP.$E7]+FLOOR(MAX(0;([FP.EB$12]-[FP.$E7]))/[FP.$C7];1)*[FP.$C7]+[FP.$D7]" office:value-type="float" office:value="130" calcext:value-type="float">
            <text:p>130</text:p>
          </table:table-cell>
        </table:table-row>
        <table:table-row table:style-name="ro1" table:visibility="collapse">
          <table:table-cell table:number-columns-repeated="9"/>
          <table:table-cell table:formula="of:=[FP.$E8]+FLOOR(MAX(0;([FP.J$12]-[FP.$E8]))/[FP.$C8];1)*[FP.$C8]+[FP.$D8]" office:value-type="float" office:value="25" calcext:value-type="float">
            <text:p>25</text:p>
          </table:table-cell>
          <table:table-cell table:formula="of:=[FP.$E8]+FLOOR(MAX(0;([FP.K$12]-[FP.$E8]))/[FP.$C8];1)*[FP.$C8]+[FP.$D8]" office:value-type="float" office:value="25" calcext:value-type="float">
            <text:p>25</text:p>
          </table:table-cell>
          <table:table-cell table:formula="of:=[FP.$E8]+FLOOR(MAX(0;([FP.L$12]-[FP.$E8]))/[FP.$C8];1)*[FP.$C8]+[FP.$D8]" office:value-type="float" office:value="25" calcext:value-type="float">
            <text:p>25</text:p>
          </table:table-cell>
          <table:table-cell table:formula="of:=[FP.$E8]+FLOOR(MAX(0;([FP.M$12]-[FP.$E8]))/[FP.$C8];1)*[FP.$C8]+[FP.$D8]" office:value-type="float" office:value="25" calcext:value-type="float">
            <text:p>25</text:p>
          </table:table-cell>
          <table:table-cell table:formula="of:=[FP.$E8]+FLOOR(MAX(0;([FP.N$12]-[FP.$E8]))/[FP.$C8];1)*[FP.$C8]+[FP.$D8]" office:value-type="float" office:value="25" calcext:value-type="float">
            <text:p>25</text:p>
          </table:table-cell>
          <table:table-cell table:formula="of:=[FP.$E8]+FLOOR(MAX(0;([FP.O$12]-[FP.$E8]))/[FP.$C8];1)*[FP.$C8]+[FP.$D8]" office:value-type="float" office:value="25" calcext:value-type="float">
            <text:p>25</text:p>
          </table:table-cell>
          <table:table-cell table:formula="of:=[FP.$E8]+FLOOR(MAX(0;([FP.P$12]-[FP.$E8]))/[FP.$C8];1)*[FP.$C8]+[FP.$D8]" office:value-type="float" office:value="25" calcext:value-type="float">
            <text:p>25</text:p>
          </table:table-cell>
          <table:table-cell table:formula="of:=[FP.$E8]+FLOOR(MAX(0;([FP.Q$12]-[FP.$E8]))/[FP.$C8];1)*[FP.$C8]+[FP.$D8]" office:value-type="float" office:value="25" calcext:value-type="float">
            <text:p>25</text:p>
          </table:table-cell>
          <table:table-cell table:formula="of:=[FP.$E8]+FLOOR(MAX(0;([FP.R$12]-[FP.$E8]))/[FP.$C8];1)*[FP.$C8]+[FP.$D8]" office:value-type="float" office:value="25" calcext:value-type="float">
            <text:p>25</text:p>
          </table:table-cell>
          <table:table-cell table:formula="of:=[FP.$E8]+FLOOR(MAX(0;([FP.S$12]-[FP.$E8]))/[FP.$C8];1)*[FP.$C8]+[FP.$D8]" office:value-type="float" office:value="25" calcext:value-type="float">
            <text:p>25</text:p>
          </table:table-cell>
          <table:table-cell table:formula="of:=[FP.$E8]+FLOOR(MAX(0;([FP.T$12]-[FP.$E8]))/[FP.$C8];1)*[FP.$C8]+[FP.$D8]" office:value-type="float" office:value="25" calcext:value-type="float">
            <text:p>25</text:p>
          </table:table-cell>
          <table:table-cell table:formula="of:=[FP.$E8]+FLOOR(MAX(0;([FP.U$12]-[FP.$E8]))/[FP.$C8];1)*[FP.$C8]+[FP.$D8]" office:value-type="float" office:value="25" calcext:value-type="float">
            <text:p>25</text:p>
          </table:table-cell>
          <table:table-cell table:formula="of:=[FP.$E8]+FLOOR(MAX(0;([FP.V$12]-[FP.$E8]))/[FP.$C8];1)*[FP.$C8]+[FP.$D8]" office:value-type="float" office:value="25" calcext:value-type="float">
            <text:p>25</text:p>
          </table:table-cell>
          <table:table-cell table:formula="of:=[FP.$E8]+FLOOR(MAX(0;([FP.W$12]-[FP.$E8]))/[FP.$C8];1)*[FP.$C8]+[FP.$D8]" office:value-type="float" office:value="25" calcext:value-type="float">
            <text:p>25</text:p>
          </table:table-cell>
          <table:table-cell table:formula="of:=[FP.$E8]+FLOOR(MAX(0;([FP.X$12]-[FP.$E8]))/[FP.$C8];1)*[FP.$C8]+[FP.$D8]" office:value-type="float" office:value="25" calcext:value-type="float">
            <text:p>25</text:p>
          </table:table-cell>
          <table:table-cell table:formula="of:=[FP.$E8]+FLOOR(MAX(0;([FP.Y$12]-[FP.$E8]))/[FP.$C8];1)*[FP.$C8]+[FP.$D8]" office:value-type="float" office:value="25" calcext:value-type="float">
            <text:p>25</text:p>
          </table:table-cell>
          <table:table-cell table:formula="of:=[FP.$E8]+FLOOR(MAX(0;([FP.Z$12]-[FP.$E8]))/[FP.$C8];1)*[FP.$C8]+[FP.$D8]" office:value-type="float" office:value="25" calcext:value-type="float">
            <text:p>25</text:p>
          </table:table-cell>
          <table:table-cell table:formula="of:=[FP.$E8]+FLOOR(MAX(0;([FP.AA$12]-[FP.$E8]))/[FP.$C8];1)*[FP.$C8]+[FP.$D8]" office:value-type="float" office:value="25" calcext:value-type="float">
            <text:p>25</text:p>
          </table:table-cell>
          <table:table-cell table:formula="of:=[FP.$E8]+FLOOR(MAX(0;([FP.AB$12]-[FP.$E8]))/[FP.$C8];1)*[FP.$C8]+[FP.$D8]" office:value-type="float" office:value="25" calcext:value-type="float">
            <text:p>25</text:p>
          </table:table-cell>
          <table:table-cell table:formula="of:=[FP.$E8]+FLOOR(MAX(0;([FP.AC$12]-[FP.$E8]))/[FP.$C8];1)*[FP.$C8]+[FP.$D8]" office:value-type="float" office:value="25" calcext:value-type="float">
            <text:p>25</text:p>
          </table:table-cell>
          <table:table-cell table:formula="of:=[FP.$E8]+FLOOR(MAX(0;([FP.AD$12]-[FP.$E8]))/[FP.$C8];1)*[FP.$C8]+[FP.$D8]" office:value-type="float" office:value="25" calcext:value-type="float">
            <text:p>25</text:p>
          </table:table-cell>
          <table:table-cell table:formula="of:=[FP.$E8]+FLOOR(MAX(0;([FP.AE$12]-[FP.$E8]))/[FP.$C8];1)*[FP.$C8]+[FP.$D8]" office:value-type="float" office:value="25" calcext:value-type="float">
            <text:p>25</text:p>
          </table:table-cell>
          <table:table-cell table:formula="of:=[FP.$E8]+FLOOR(MAX(0;([FP.AF$12]-[FP.$E8]))/[FP.$C8];1)*[FP.$C8]+[FP.$D8]" office:value-type="float" office:value="25" calcext:value-type="float">
            <text:p>25</text:p>
          </table:table-cell>
          <table:table-cell table:formula="of:=[FP.$E8]+FLOOR(MAX(0;([FP.AG$12]-[FP.$E8]))/[FP.$C8];1)*[FP.$C8]+[FP.$D8]" office:value-type="float" office:value="25" calcext:value-type="float">
            <text:p>25</text:p>
          </table:table-cell>
          <table:table-cell table:formula="of:=[FP.$E8]+FLOOR(MAX(0;([FP.AH$12]-[FP.$E8]))/[FP.$C8];1)*[FP.$C8]+[FP.$D8]" office:value-type="float" office:value="25" calcext:value-type="float">
            <text:p>25</text:p>
          </table:table-cell>
          <table:table-cell table:formula="of:=[FP.$E8]+FLOOR(MAX(0;([FP.AI$12]-[FP.$E8]))/[FP.$C8];1)*[FP.$C8]+[FP.$D8]" office:value-type="float" office:value="50" calcext:value-type="float">
            <text:p>50</text:p>
          </table:table-cell>
          <table:table-cell table:formula="of:=[FP.$E8]+FLOOR(MAX(0;([FP.AJ$12]-[FP.$E8]))/[FP.$C8];1)*[FP.$C8]+[FP.$D8]" office:value-type="float" office:value="50" calcext:value-type="float">
            <text:p>50</text:p>
          </table:table-cell>
          <table:table-cell table:formula="of:=[FP.$E8]+FLOOR(MAX(0;([FP.AK$12]-[FP.$E8]))/[FP.$C8];1)*[FP.$C8]+[FP.$D8]" office:value-type="float" office:value="50" calcext:value-type="float">
            <text:p>50</text:p>
          </table:table-cell>
          <table:table-cell table:formula="of:=[FP.$E8]+FLOOR(MAX(0;([FP.AL$12]-[FP.$E8]))/[FP.$C8];1)*[FP.$C8]+[FP.$D8]" office:value-type="float" office:value="50" calcext:value-type="float">
            <text:p>50</text:p>
          </table:table-cell>
          <table:table-cell table:formula="of:=[FP.$E8]+FLOOR(MAX(0;([FP.AM$12]-[FP.$E8]))/[FP.$C8];1)*[FP.$C8]+[FP.$D8]" office:value-type="float" office:value="50" calcext:value-type="float">
            <text:p>50</text:p>
          </table:table-cell>
          <table:table-cell table:formula="of:=[FP.$E8]+FLOOR(MAX(0;([FP.AN$12]-[FP.$E8]))/[FP.$C8];1)*[FP.$C8]+[FP.$D8]" office:value-type="float" office:value="50" calcext:value-type="float">
            <text:p>50</text:p>
          </table:table-cell>
          <table:table-cell table:formula="of:=[FP.$E8]+FLOOR(MAX(0;([FP.AO$12]-[FP.$E8]))/[FP.$C8];1)*[FP.$C8]+[FP.$D8]" office:value-type="float" office:value="50" calcext:value-type="float">
            <text:p>50</text:p>
          </table:table-cell>
          <table:table-cell table:formula="of:=[FP.$E8]+FLOOR(MAX(0;([FP.AP$12]-[FP.$E8]))/[FP.$C8];1)*[FP.$C8]+[FP.$D8]" office:value-type="float" office:value="50" calcext:value-type="float">
            <text:p>50</text:p>
          </table:table-cell>
          <table:table-cell table:formula="of:=[FP.$E8]+FLOOR(MAX(0;([FP.AQ$12]-[FP.$E8]))/[FP.$C8];1)*[FP.$C8]+[FP.$D8]" office:value-type="float" office:value="50" calcext:value-type="float">
            <text:p>50</text:p>
          </table:table-cell>
          <table:table-cell table:formula="of:=[FP.$E8]+FLOOR(MAX(0;([FP.AR$12]-[FP.$E8]))/[FP.$C8];1)*[FP.$C8]+[FP.$D8]" office:value-type="float" office:value="50" calcext:value-type="float">
            <text:p>50</text:p>
          </table:table-cell>
          <table:table-cell table:formula="of:=[FP.$E8]+FLOOR(MAX(0;([FP.AS$12]-[FP.$E8]))/[FP.$C8];1)*[FP.$C8]+[FP.$D8]" office:value-type="float" office:value="50" calcext:value-type="float">
            <text:p>50</text:p>
          </table:table-cell>
          <table:table-cell table:formula="of:=[FP.$E8]+FLOOR(MAX(0;([FP.AT$12]-[FP.$E8]))/[FP.$C8];1)*[FP.$C8]+[FP.$D8]" office:value-type="float" office:value="50" calcext:value-type="float">
            <text:p>50</text:p>
          </table:table-cell>
          <table:table-cell table:formula="of:=[FP.$E8]+FLOOR(MAX(0;([FP.AU$12]-[FP.$E8]))/[FP.$C8];1)*[FP.$C8]+[FP.$D8]" office:value-type="float" office:value="50" calcext:value-type="float">
            <text:p>50</text:p>
          </table:table-cell>
          <table:table-cell table:formula="of:=[FP.$E8]+FLOOR(MAX(0;([FP.AV$12]-[FP.$E8]))/[FP.$C8];1)*[FP.$C8]+[FP.$D8]" office:value-type="float" office:value="50" calcext:value-type="float">
            <text:p>50</text:p>
          </table:table-cell>
          <table:table-cell table:formula="of:=[FP.$E8]+FLOOR(MAX(0;([FP.AW$12]-[FP.$E8]))/[FP.$C8];1)*[FP.$C8]+[FP.$D8]" office:value-type="float" office:value="50" calcext:value-type="float">
            <text:p>50</text:p>
          </table:table-cell>
          <table:table-cell table:formula="of:=[FP.$E8]+FLOOR(MAX(0;([FP.AX$12]-[FP.$E8]))/[FP.$C8];1)*[FP.$C8]+[FP.$D8]" office:value-type="float" office:value="50" calcext:value-type="float">
            <text:p>50</text:p>
          </table:table-cell>
          <table:table-cell table:formula="of:=[FP.$E8]+FLOOR(MAX(0;([FP.AY$12]-[FP.$E8]))/[FP.$C8];1)*[FP.$C8]+[FP.$D8]" office:value-type="float" office:value="50" calcext:value-type="float">
            <text:p>50</text:p>
          </table:table-cell>
          <table:table-cell table:formula="of:=[FP.$E8]+FLOOR(MAX(0;([FP.AZ$12]-[FP.$E8]))/[FP.$C8];1)*[FP.$C8]+[FP.$D8]" office:value-type="float" office:value="50" calcext:value-type="float">
            <text:p>50</text:p>
          </table:table-cell>
          <table:table-cell table:formula="of:=[FP.$E8]+FLOOR(MAX(0;([FP.BA$12]-[FP.$E8]))/[FP.$C8];1)*[FP.$C8]+[FP.$D8]" office:value-type="float" office:value="50" calcext:value-type="float">
            <text:p>50</text:p>
          </table:table-cell>
          <table:table-cell table:formula="of:=[FP.$E8]+FLOOR(MAX(0;([FP.BB$12]-[FP.$E8]))/[FP.$C8];1)*[FP.$C8]+[FP.$D8]" office:value-type="float" office:value="50" calcext:value-type="float">
            <text:p>50</text:p>
          </table:table-cell>
          <table:table-cell table:formula="of:=[FP.$E8]+FLOOR(MAX(0;([FP.BC$12]-[FP.$E8]))/[FP.$C8];1)*[FP.$C8]+[FP.$D8]" office:value-type="float" office:value="50" calcext:value-type="float">
            <text:p>50</text:p>
          </table:table-cell>
          <table:table-cell table:formula="of:=[FP.$E8]+FLOOR(MAX(0;([FP.BD$12]-[FP.$E8]))/[FP.$C8];1)*[FP.$C8]+[FP.$D8]" office:value-type="float" office:value="50" calcext:value-type="float">
            <text:p>50</text:p>
          </table:table-cell>
          <table:table-cell table:formula="of:=[FP.$E8]+FLOOR(MAX(0;([FP.BE$12]-[FP.$E8]))/[FP.$C8];1)*[FP.$C8]+[FP.$D8]" office:value-type="float" office:value="50" calcext:value-type="float">
            <text:p>50</text:p>
          </table:table-cell>
          <table:table-cell table:formula="of:=[FP.$E8]+FLOOR(MAX(0;([FP.BF$12]-[FP.$E8]))/[FP.$C8];1)*[FP.$C8]+[FP.$D8]" office:value-type="float" office:value="50" calcext:value-type="float">
            <text:p>50</text:p>
          </table:table-cell>
          <table:table-cell table:formula="of:=[FP.$E8]+FLOOR(MAX(0;([FP.BG$12]-[FP.$E8]))/[FP.$C8];1)*[FP.$C8]+[FP.$D8]" office:value-type="float" office:value="50" calcext:value-type="float">
            <text:p>50</text:p>
          </table:table-cell>
          <table:table-cell table:formula="of:=[FP.$E8]+FLOOR(MAX(0;([FP.BH$12]-[FP.$E8]))/[FP.$C8];1)*[FP.$C8]+[FP.$D8]" office:value-type="float" office:value="75" calcext:value-type="float">
            <text:p>75</text:p>
          </table:table-cell>
          <table:table-cell table:formula="of:=[FP.$E8]+FLOOR(MAX(0;([FP.BI$12]-[FP.$E8]))/[FP.$C8];1)*[FP.$C8]+[FP.$D8]" office:value-type="float" office:value="75" calcext:value-type="float">
            <text:p>75</text:p>
          </table:table-cell>
          <table:table-cell table:formula="of:=[FP.$E8]+FLOOR(MAX(0;([FP.BJ$12]-[FP.$E8]))/[FP.$C8];1)*[FP.$C8]+[FP.$D8]" office:value-type="float" office:value="75" calcext:value-type="float">
            <text:p>75</text:p>
          </table:table-cell>
          <table:table-cell table:formula="of:=[FP.$E8]+FLOOR(MAX(0;([FP.BK$12]-[FP.$E8]))/[FP.$C8];1)*[FP.$C8]+[FP.$D8]" office:value-type="float" office:value="75" calcext:value-type="float">
            <text:p>75</text:p>
          </table:table-cell>
          <table:table-cell table:formula="of:=[FP.$E8]+FLOOR(MAX(0;([FP.BL$12]-[FP.$E8]))/[FP.$C8];1)*[FP.$C8]+[FP.$D8]" office:value-type="float" office:value="75" calcext:value-type="float">
            <text:p>75</text:p>
          </table:table-cell>
          <table:table-cell table:formula="of:=[FP.$E8]+FLOOR(MAX(0;([FP.BM$12]-[FP.$E8]))/[FP.$C8];1)*[FP.$C8]+[FP.$D8]" office:value-type="float" office:value="75" calcext:value-type="float">
            <text:p>75</text:p>
          </table:table-cell>
          <table:table-cell table:formula="of:=[FP.$E8]+FLOOR(MAX(0;([FP.BN$12]-[FP.$E8]))/[FP.$C8];1)*[FP.$C8]+[FP.$D8]" office:value-type="float" office:value="75" calcext:value-type="float">
            <text:p>75</text:p>
          </table:table-cell>
          <table:table-cell table:formula="of:=[FP.$E8]+FLOOR(MAX(0;([FP.BO$12]-[FP.$E8]))/[FP.$C8];1)*[FP.$C8]+[FP.$D8]" office:value-type="float" office:value="75" calcext:value-type="float">
            <text:p>75</text:p>
          </table:table-cell>
          <table:table-cell table:formula="of:=[FP.$E8]+FLOOR(MAX(0;([FP.BP$12]-[FP.$E8]))/[FP.$C8];1)*[FP.$C8]+[FP.$D8]" office:value-type="float" office:value="75" calcext:value-type="float">
            <text:p>75</text:p>
          </table:table-cell>
          <table:table-cell table:formula="of:=[FP.$E8]+FLOOR(MAX(0;([FP.BQ$12]-[FP.$E8]))/[FP.$C8];1)*[FP.$C8]+[FP.$D8]" office:value-type="float" office:value="75" calcext:value-type="float">
            <text:p>75</text:p>
          </table:table-cell>
          <table:table-cell table:formula="of:=[FP.$E8]+FLOOR(MAX(0;([FP.BR$12]-[FP.$E8]))/[FP.$C8];1)*[FP.$C8]+[FP.$D8]" office:value-type="float" office:value="75" calcext:value-type="float">
            <text:p>75</text:p>
          </table:table-cell>
          <table:table-cell table:formula="of:=[FP.$E8]+FLOOR(MAX(0;([FP.BS$12]-[FP.$E8]))/[FP.$C8];1)*[FP.$C8]+[FP.$D8]" office:value-type="float" office:value="75" calcext:value-type="float">
            <text:p>75</text:p>
          </table:table-cell>
          <table:table-cell table:formula="of:=[FP.$E8]+FLOOR(MAX(0;([FP.BT$12]-[FP.$E8]))/[FP.$C8];1)*[FP.$C8]+[FP.$D8]" office:value-type="float" office:value="75" calcext:value-type="float">
            <text:p>75</text:p>
          </table:table-cell>
          <table:table-cell table:formula="of:=[FP.$E8]+FLOOR(MAX(0;([FP.BU$12]-[FP.$E8]))/[FP.$C8];1)*[FP.$C8]+[FP.$D8]" office:value-type="float" office:value="75" calcext:value-type="float">
            <text:p>75</text:p>
          </table:table-cell>
          <table:table-cell table:formula="of:=[FP.$E8]+FLOOR(MAX(0;([FP.BV$12]-[FP.$E8]))/[FP.$C8];1)*[FP.$C8]+[FP.$D8]" office:value-type="float" office:value="75" calcext:value-type="float">
            <text:p>75</text:p>
          </table:table-cell>
          <table:table-cell table:formula="of:=[FP.$E8]+FLOOR(MAX(0;([FP.BW$12]-[FP.$E8]))/[FP.$C8];1)*[FP.$C8]+[FP.$D8]" office:value-type="float" office:value="75" calcext:value-type="float">
            <text:p>75</text:p>
          </table:table-cell>
          <table:table-cell table:formula="of:=[FP.$E8]+FLOOR(MAX(0;([FP.BX$12]-[FP.$E8]))/[FP.$C8];1)*[FP.$C8]+[FP.$D8]" office:value-type="float" office:value="75" calcext:value-type="float">
            <text:p>75</text:p>
          </table:table-cell>
          <table:table-cell table:formula="of:=[FP.$E8]+FLOOR(MAX(0;([FP.BY$12]-[FP.$E8]))/[FP.$C8];1)*[FP.$C8]+[FP.$D8]" office:value-type="float" office:value="75" calcext:value-type="float">
            <text:p>75</text:p>
          </table:table-cell>
          <table:table-cell table:formula="of:=[FP.$E8]+FLOOR(MAX(0;([FP.BZ$12]-[FP.$E8]))/[FP.$C8];1)*[FP.$C8]+[FP.$D8]" office:value-type="float" office:value="75" calcext:value-type="float">
            <text:p>75</text:p>
          </table:table-cell>
          <table:table-cell table:formula="of:=[FP.$E8]+FLOOR(MAX(0;([FP.CA$12]-[FP.$E8]))/[FP.$C8];1)*[FP.$C8]+[FP.$D8]" office:value-type="float" office:value="75" calcext:value-type="float">
            <text:p>75</text:p>
          </table:table-cell>
          <table:table-cell table:formula="of:=[FP.$E8]+FLOOR(MAX(0;([FP.CB$12]-[FP.$E8]))/[FP.$C8];1)*[FP.$C8]+[FP.$D8]" office:value-type="float" office:value="75" calcext:value-type="float">
            <text:p>75</text:p>
          </table:table-cell>
          <table:table-cell table:formula="of:=[FP.$E8]+FLOOR(MAX(0;([FP.CC$12]-[FP.$E8]))/[FP.$C8];1)*[FP.$C8]+[FP.$D8]" office:value-type="float" office:value="75" calcext:value-type="float">
            <text:p>75</text:p>
          </table:table-cell>
          <table:table-cell table:formula="of:=[FP.$E8]+FLOOR(MAX(0;([FP.CD$12]-[FP.$E8]))/[FP.$C8];1)*[FP.$C8]+[FP.$D8]" office:value-type="float" office:value="75" calcext:value-type="float">
            <text:p>75</text:p>
          </table:table-cell>
          <table:table-cell table:formula="of:=[FP.$E8]+FLOOR(MAX(0;([FP.CE$12]-[FP.$E8]))/[FP.$C8];1)*[FP.$C8]+[FP.$D8]" office:value-type="float" office:value="75" calcext:value-type="float">
            <text:p>75</text:p>
          </table:table-cell>
          <table:table-cell table:formula="of:=[FP.$E8]+FLOOR(MAX(0;([FP.CF$12]-[FP.$E8]))/[FP.$C8];1)*[FP.$C8]+[FP.$D8]" office:value-type="float" office:value="75" calcext:value-type="float">
            <text:p>75</text:p>
          </table:table-cell>
          <table:table-cell table:formula="of:=[FP.$E8]+FLOOR(MAX(0;([FP.CG$12]-[FP.$E8]))/[FP.$C8];1)*[FP.$C8]+[FP.$D8]" office:value-type="float" office:value="100" calcext:value-type="float">
            <text:p>100</text:p>
          </table:table-cell>
          <table:table-cell table:formula="of:=[FP.$E8]+FLOOR(MAX(0;([FP.CH$12]-[FP.$E8]))/[FP.$C8];1)*[FP.$C8]+[FP.$D8]" office:value-type="float" office:value="100" calcext:value-type="float">
            <text:p>100</text:p>
          </table:table-cell>
          <table:table-cell table:formula="of:=[FP.$E8]+FLOOR(MAX(0;([FP.CI$12]-[FP.$E8]))/[FP.$C8];1)*[FP.$C8]+[FP.$D8]" office:value-type="float" office:value="100" calcext:value-type="float">
            <text:p>100</text:p>
          </table:table-cell>
          <table:table-cell table:formula="of:=[FP.$E8]+FLOOR(MAX(0;([FP.CJ$12]-[FP.$E8]))/[FP.$C8];1)*[FP.$C8]+[FP.$D8]" office:value-type="float" office:value="100" calcext:value-type="float">
            <text:p>100</text:p>
          </table:table-cell>
          <table:table-cell table:formula="of:=[FP.$E8]+FLOOR(MAX(0;([FP.CK$12]-[FP.$E8]))/[FP.$C8];1)*[FP.$C8]+[FP.$D8]" office:value-type="float" office:value="100" calcext:value-type="float">
            <text:p>100</text:p>
          </table:table-cell>
          <table:table-cell table:formula="of:=[FP.$E8]+FLOOR(MAX(0;([FP.CL$12]-[FP.$E8]))/[FP.$C8];1)*[FP.$C8]+[FP.$D8]" office:value-type="float" office:value="100" calcext:value-type="float">
            <text:p>100</text:p>
          </table:table-cell>
          <table:table-cell table:formula="of:=[FP.$E8]+FLOOR(MAX(0;([FP.CM$12]-[FP.$E8]))/[FP.$C8];1)*[FP.$C8]+[FP.$D8]" office:value-type="float" office:value="100" calcext:value-type="float">
            <text:p>100</text:p>
          </table:table-cell>
          <table:table-cell table:formula="of:=[FP.$E8]+FLOOR(MAX(0;([FP.CN$12]-[FP.$E8]))/[FP.$C8];1)*[FP.$C8]+[FP.$D8]" office:value-type="float" office:value="100" calcext:value-type="float">
            <text:p>100</text:p>
          </table:table-cell>
          <table:table-cell table:formula="of:=[FP.$E8]+FLOOR(MAX(0;([FP.CO$12]-[FP.$E8]))/[FP.$C8];1)*[FP.$C8]+[FP.$D8]" office:value-type="float" office:value="100" calcext:value-type="float">
            <text:p>100</text:p>
          </table:table-cell>
          <table:table-cell table:formula="of:=[FP.$E8]+FLOOR(MAX(0;([FP.CP$12]-[FP.$E8]))/[FP.$C8];1)*[FP.$C8]+[FP.$D8]" office:value-type="float" office:value="100" calcext:value-type="float">
            <text:p>100</text:p>
          </table:table-cell>
          <table:table-cell table:formula="of:=[FP.$E8]+FLOOR(MAX(0;([FP.CQ$12]-[FP.$E8]))/[FP.$C8];1)*[FP.$C8]+[FP.$D8]" office:value-type="float" office:value="100" calcext:value-type="float">
            <text:p>100</text:p>
          </table:table-cell>
          <table:table-cell table:formula="of:=[FP.$E8]+FLOOR(MAX(0;([FP.CR$12]-[FP.$E8]))/[FP.$C8];1)*[FP.$C8]+[FP.$D8]" office:value-type="float" office:value="100" calcext:value-type="float">
            <text:p>100</text:p>
          </table:table-cell>
          <table:table-cell table:formula="of:=[FP.$E8]+FLOOR(MAX(0;([FP.CS$12]-[FP.$E8]))/[FP.$C8];1)*[FP.$C8]+[FP.$D8]" office:value-type="float" office:value="100" calcext:value-type="float">
            <text:p>100</text:p>
          </table:table-cell>
          <table:table-cell table:formula="of:=[FP.$E8]+FLOOR(MAX(0;([FP.CT$12]-[FP.$E8]))/[FP.$C8];1)*[FP.$C8]+[FP.$D8]" office:value-type="float" office:value="100" calcext:value-type="float">
            <text:p>100</text:p>
          </table:table-cell>
          <table:table-cell table:formula="of:=[FP.$E8]+FLOOR(MAX(0;([FP.CU$12]-[FP.$E8]))/[FP.$C8];1)*[FP.$C8]+[FP.$D8]" office:value-type="float" office:value="100" calcext:value-type="float">
            <text:p>100</text:p>
          </table:table-cell>
          <table:table-cell table:formula="of:=[FP.$E8]+FLOOR(MAX(0;([FP.CV$12]-[FP.$E8]))/[FP.$C8];1)*[FP.$C8]+[FP.$D8]" office:value-type="float" office:value="100" calcext:value-type="float">
            <text:p>100</text:p>
          </table:table-cell>
          <table:table-cell table:formula="of:=[FP.$E8]+FLOOR(MAX(0;([FP.CW$12]-[FP.$E8]))/[FP.$C8];1)*[FP.$C8]+[FP.$D8]" office:value-type="float" office:value="100" calcext:value-type="float">
            <text:p>100</text:p>
          </table:table-cell>
          <table:table-cell table:formula="of:=[FP.$E8]+FLOOR(MAX(0;([FP.CX$12]-[FP.$E8]))/[FP.$C8];1)*[FP.$C8]+[FP.$D8]" office:value-type="float" office:value="100" calcext:value-type="float">
            <text:p>100</text:p>
          </table:table-cell>
          <table:table-cell table:formula="of:=[FP.$E8]+FLOOR(MAX(0;([FP.CY$12]-[FP.$E8]))/[FP.$C8];1)*[FP.$C8]+[FP.$D8]" office:value-type="float" office:value="100" calcext:value-type="float">
            <text:p>100</text:p>
          </table:table-cell>
          <table:table-cell table:formula="of:=[FP.$E8]+FLOOR(MAX(0;([FP.CZ$12]-[FP.$E8]))/[FP.$C8];1)*[FP.$C8]+[FP.$D8]" office:value-type="float" office:value="100" calcext:value-type="float">
            <text:p>100</text:p>
          </table:table-cell>
          <table:table-cell table:formula="of:=[FP.$E8]+FLOOR(MAX(0;([FP.DA$12]-[FP.$E8]))/[FP.$C8];1)*[FP.$C8]+[FP.$D8]" office:value-type="float" office:value="100" calcext:value-type="float">
            <text:p>100</text:p>
          </table:table-cell>
          <table:table-cell table:formula="of:=[FP.$E8]+FLOOR(MAX(0;([FP.DB$12]-[FP.$E8]))/[FP.$C8];1)*[FP.$C8]+[FP.$D8]" office:value-type="float" office:value="100" calcext:value-type="float">
            <text:p>100</text:p>
          </table:table-cell>
          <table:table-cell table:formula="of:=[FP.$E8]+FLOOR(MAX(0;([FP.DC$12]-[FP.$E8]))/[FP.$C8];1)*[FP.$C8]+[FP.$D8]" office:value-type="float" office:value="100" calcext:value-type="float">
            <text:p>100</text:p>
          </table:table-cell>
          <table:table-cell table:formula="of:=[FP.$E8]+FLOOR(MAX(0;([FP.DD$12]-[FP.$E8]))/[FP.$C8];1)*[FP.$C8]+[FP.$D8]" office:value-type="float" office:value="100" calcext:value-type="float">
            <text:p>100</text:p>
          </table:table-cell>
          <table:table-cell table:formula="of:=[FP.$E8]+FLOOR(MAX(0;([FP.DE$12]-[FP.$E8]))/[FP.$C8];1)*[FP.$C8]+[FP.$D8]" office:value-type="float" office:value="100" calcext:value-type="float">
            <text:p>100</text:p>
          </table:table-cell>
          <table:table-cell table:formula="of:=[FP.$E8]+FLOOR(MAX(0;([FP.DF$12]-[FP.$E8]))/[FP.$C8];1)*[FP.$C8]+[FP.$D8]" office:value-type="float" office:value="125" calcext:value-type="float">
            <text:p>125</text:p>
          </table:table-cell>
          <table:table-cell table:formula="of:=[FP.$E8]+FLOOR(MAX(0;([FP.DG$12]-[FP.$E8]))/[FP.$C8];1)*[FP.$C8]+[FP.$D8]" office:value-type="float" office:value="125" calcext:value-type="float">
            <text:p>125</text:p>
          </table:table-cell>
          <table:table-cell table:formula="of:=[FP.$E8]+FLOOR(MAX(0;([FP.DH$12]-[FP.$E8]))/[FP.$C8];1)*[FP.$C8]+[FP.$D8]" office:value-type="float" office:value="125" calcext:value-type="float">
            <text:p>125</text:p>
          </table:table-cell>
          <table:table-cell table:formula="of:=[FP.$E8]+FLOOR(MAX(0;([FP.DI$12]-[FP.$E8]))/[FP.$C8];1)*[FP.$C8]+[FP.$D8]" office:value-type="float" office:value="125" calcext:value-type="float">
            <text:p>125</text:p>
          </table:table-cell>
          <table:table-cell table:formula="of:=[FP.$E8]+FLOOR(MAX(0;([FP.DJ$12]-[FP.$E8]))/[FP.$C8];1)*[FP.$C8]+[FP.$D8]" office:value-type="float" office:value="125" calcext:value-type="float">
            <text:p>125</text:p>
          </table:table-cell>
          <table:table-cell table:formula="of:=[FP.$E8]+FLOOR(MAX(0;([FP.DK$12]-[FP.$E8]))/[FP.$C8];1)*[FP.$C8]+[FP.$D8]" office:value-type="float" office:value="125" calcext:value-type="float">
            <text:p>125</text:p>
          </table:table-cell>
          <table:table-cell table:formula="of:=[FP.$E8]+FLOOR(MAX(0;([FP.DL$12]-[FP.$E8]))/[FP.$C8];1)*[FP.$C8]+[FP.$D8]" office:value-type="float" office:value="125" calcext:value-type="float">
            <text:p>125</text:p>
          </table:table-cell>
          <table:table-cell table:formula="of:=[FP.$E8]+FLOOR(MAX(0;([FP.DM$12]-[FP.$E8]))/[FP.$C8];1)*[FP.$C8]+[FP.$D8]" office:value-type="float" office:value="125" calcext:value-type="float">
            <text:p>125</text:p>
          </table:table-cell>
          <table:table-cell table:formula="of:=[FP.$E8]+FLOOR(MAX(0;([FP.DN$12]-[FP.$E8]))/[FP.$C8];1)*[FP.$C8]+[FP.$D8]" office:value-type="float" office:value="125" calcext:value-type="float">
            <text:p>125</text:p>
          </table:table-cell>
          <table:table-cell table:formula="of:=[FP.$E8]+FLOOR(MAX(0;([FP.DO$12]-[FP.$E8]))/[FP.$C8];1)*[FP.$C8]+[FP.$D8]" office:value-type="float" office:value="125" calcext:value-type="float">
            <text:p>125</text:p>
          </table:table-cell>
          <table:table-cell table:formula="of:=[FP.$E8]+FLOOR(MAX(0;([FP.DP$12]-[FP.$E8]))/[FP.$C8];1)*[FP.$C8]+[FP.$D8]" office:value-type="float" office:value="125" calcext:value-type="float">
            <text:p>125</text:p>
          </table:table-cell>
          <table:table-cell table:formula="of:=[FP.$E8]+FLOOR(MAX(0;([FP.DQ$12]-[FP.$E8]))/[FP.$C8];1)*[FP.$C8]+[FP.$D8]" office:value-type="float" office:value="125" calcext:value-type="float">
            <text:p>125</text:p>
          </table:table-cell>
          <table:table-cell table:formula="of:=[FP.$E8]+FLOOR(MAX(0;([FP.DR$12]-[FP.$E8]))/[FP.$C8];1)*[FP.$C8]+[FP.$D8]" office:value-type="float" office:value="125" calcext:value-type="float">
            <text:p>125</text:p>
          </table:table-cell>
          <table:table-cell table:formula="of:=[FP.$E8]+FLOOR(MAX(0;([FP.DS$12]-[FP.$E8]))/[FP.$C8];1)*[FP.$C8]+[FP.$D8]" office:value-type="float" office:value="125" calcext:value-type="float">
            <text:p>125</text:p>
          </table:table-cell>
          <table:table-cell table:formula="of:=[FP.$E8]+FLOOR(MAX(0;([FP.DT$12]-[FP.$E8]))/[FP.$C8];1)*[FP.$C8]+[FP.$D8]" office:value-type="float" office:value="125" calcext:value-type="float">
            <text:p>125</text:p>
          </table:table-cell>
          <table:table-cell table:formula="of:=[FP.$E8]+FLOOR(MAX(0;([FP.DU$12]-[FP.$E8]))/[FP.$C8];1)*[FP.$C8]+[FP.$D8]" office:value-type="float" office:value="125" calcext:value-type="float">
            <text:p>125</text:p>
          </table:table-cell>
          <table:table-cell table:formula="of:=[FP.$E8]+FLOOR(MAX(0;([FP.DV$12]-[FP.$E8]))/[FP.$C8];1)*[FP.$C8]+[FP.$D8]" office:value-type="float" office:value="125" calcext:value-type="float">
            <text:p>125</text:p>
          </table:table-cell>
          <table:table-cell table:formula="of:=[FP.$E8]+FLOOR(MAX(0;([FP.DW$12]-[FP.$E8]))/[FP.$C8];1)*[FP.$C8]+[FP.$D8]" office:value-type="float" office:value="125" calcext:value-type="float">
            <text:p>125</text:p>
          </table:table-cell>
          <table:table-cell table:formula="of:=[FP.$E8]+FLOOR(MAX(0;([FP.DX$12]-[FP.$E8]))/[FP.$C8];1)*[FP.$C8]+[FP.$D8]" office:value-type="float" office:value="125" calcext:value-type="float">
            <text:p>125</text:p>
          </table:table-cell>
          <table:table-cell table:formula="of:=[FP.$E8]+FLOOR(MAX(0;([FP.DY$12]-[FP.$E8]))/[FP.$C8];1)*[FP.$C8]+[FP.$D8]" office:value-type="float" office:value="125" calcext:value-type="float">
            <text:p>125</text:p>
          </table:table-cell>
          <table:table-cell table:formula="of:=[FP.$E8]+FLOOR(MAX(0;([FP.DZ$12]-[FP.$E8]))/[FP.$C8];1)*[FP.$C8]+[FP.$D8]" office:value-type="float" office:value="125" calcext:value-type="float">
            <text:p>125</text:p>
          </table:table-cell>
          <table:table-cell table:formula="of:=[FP.$E8]+FLOOR(MAX(0;([FP.EA$12]-[FP.$E8]))/[FP.$C8];1)*[FP.$C8]+[FP.$D8]" office:value-type="float" office:value="125" calcext:value-type="float">
            <text:p>125</text:p>
          </table:table-cell>
          <table:table-cell table:formula="of:=[FP.$E8]+FLOOR(MAX(0;([FP.EB$12]-[FP.$E8]))/[FP.$C8];1)*[FP.$C8]+[FP.$D8]" office:value-type="float" office:value="125" calcext:value-type="float">
            <text:p>125</text:p>
          </table:table-cell>
        </table:table-row>
        <table:table-row table:style-name="ro1" table:visibility="collapse">
          <table:table-cell table:number-columns-repeated="9"/>
          <table:table-cell table:formula="of:=[FP.$E9]+FLOOR(MAX(0;([FP.J$12]-[FP.$E9]))/[FP.$C9];1)*[FP.$C9]+[FP.$D9]" office:value-type="float" office:value="25" calcext:value-type="float">
            <text:p>25</text:p>
          </table:table-cell>
          <table:table-cell table:formula="of:=[FP.$E9]+FLOOR(MAX(0;([FP.K$12]-[FP.$E9]))/[FP.$C9];1)*[FP.$C9]+[FP.$D9]" office:value-type="float" office:value="25" calcext:value-type="float">
            <text:p>25</text:p>
          </table:table-cell>
          <table:table-cell table:formula="of:=[FP.$E9]+FLOOR(MAX(0;([FP.L$12]-[FP.$E9]))/[FP.$C9];1)*[FP.$C9]+[FP.$D9]" office:value-type="float" office:value="25" calcext:value-type="float">
            <text:p>25</text:p>
          </table:table-cell>
          <table:table-cell table:formula="of:=[FP.$E9]+FLOOR(MAX(0;([FP.M$12]-[FP.$E9]))/[FP.$C9];1)*[FP.$C9]+[FP.$D9]" office:value-type="float" office:value="25" calcext:value-type="float">
            <text:p>25</text:p>
          </table:table-cell>
          <table:table-cell table:formula="of:=[FP.$E9]+FLOOR(MAX(0;([FP.N$12]-[FP.$E9]))/[FP.$C9];1)*[FP.$C9]+[FP.$D9]" office:value-type="float" office:value="25" calcext:value-type="float">
            <text:p>25</text:p>
          </table:table-cell>
          <table:table-cell table:formula="of:=[FP.$E9]+FLOOR(MAX(0;([FP.O$12]-[FP.$E9]))/[FP.$C9];1)*[FP.$C9]+[FP.$D9]" office:value-type="float" office:value="25" calcext:value-type="float">
            <text:p>25</text:p>
          </table:table-cell>
          <table:table-cell table:formula="of:=[FP.$E9]+FLOOR(MAX(0;([FP.P$12]-[FP.$E9]))/[FP.$C9];1)*[FP.$C9]+[FP.$D9]" office:value-type="float" office:value="25" calcext:value-type="float">
            <text:p>25</text:p>
          </table:table-cell>
          <table:table-cell table:formula="of:=[FP.$E9]+FLOOR(MAX(0;([FP.Q$12]-[FP.$E9]))/[FP.$C9];1)*[FP.$C9]+[FP.$D9]" office:value-type="float" office:value="25" calcext:value-type="float">
            <text:p>25</text:p>
          </table:table-cell>
          <table:table-cell table:formula="of:=[FP.$E9]+FLOOR(MAX(0;([FP.R$12]-[FP.$E9]))/[FP.$C9];1)*[FP.$C9]+[FP.$D9]" office:value-type="float" office:value="25" calcext:value-type="float">
            <text:p>25</text:p>
          </table:table-cell>
          <table:table-cell table:formula="of:=[FP.$E9]+FLOOR(MAX(0;([FP.S$12]-[FP.$E9]))/[FP.$C9];1)*[FP.$C9]+[FP.$D9]" office:value-type="float" office:value="25" calcext:value-type="float">
            <text:p>25</text:p>
          </table:table-cell>
          <table:table-cell table:formula="of:=[FP.$E9]+FLOOR(MAX(0;([FP.T$12]-[FP.$E9]))/[FP.$C9];1)*[FP.$C9]+[FP.$D9]" office:value-type="float" office:value="25" calcext:value-type="float">
            <text:p>25</text:p>
          </table:table-cell>
          <table:table-cell table:formula="of:=[FP.$E9]+FLOOR(MAX(0;([FP.U$12]-[FP.$E9]))/[FP.$C9];1)*[FP.$C9]+[FP.$D9]" office:value-type="float" office:value="25" calcext:value-type="float">
            <text:p>25</text:p>
          </table:table-cell>
          <table:table-cell table:formula="of:=[FP.$E9]+FLOOR(MAX(0;([FP.V$12]-[FP.$E9]))/[FP.$C9];1)*[FP.$C9]+[FP.$D9]" office:value-type="float" office:value="25" calcext:value-type="float">
            <text:p>25</text:p>
          </table:table-cell>
          <table:table-cell table:formula="of:=[FP.$E9]+FLOOR(MAX(0;([FP.W$12]-[FP.$E9]))/[FP.$C9];1)*[FP.$C9]+[FP.$D9]" office:value-type="float" office:value="25" calcext:value-type="float">
            <text:p>25</text:p>
          </table:table-cell>
          <table:table-cell table:formula="of:=[FP.$E9]+FLOOR(MAX(0;([FP.X$12]-[FP.$E9]))/[FP.$C9];1)*[FP.$C9]+[FP.$D9]" office:value-type="float" office:value="25" calcext:value-type="float">
            <text:p>25</text:p>
          </table:table-cell>
          <table:table-cell table:formula="of:=[FP.$E9]+FLOOR(MAX(0;([FP.Y$12]-[FP.$E9]))/[FP.$C9];1)*[FP.$C9]+[FP.$D9]" office:value-type="float" office:value="25" calcext:value-type="float">
            <text:p>25</text:p>
          </table:table-cell>
          <table:table-cell table:formula="of:=[FP.$E9]+FLOOR(MAX(0;([FP.Z$12]-[FP.$E9]))/[FP.$C9];1)*[FP.$C9]+[FP.$D9]" office:value-type="float" office:value="25" calcext:value-type="float">
            <text:p>25</text:p>
          </table:table-cell>
          <table:table-cell table:formula="of:=[FP.$E9]+FLOOR(MAX(0;([FP.AA$12]-[FP.$E9]))/[FP.$C9];1)*[FP.$C9]+[FP.$D9]" office:value-type="float" office:value="25" calcext:value-type="float">
            <text:p>25</text:p>
          </table:table-cell>
          <table:table-cell table:formula="of:=[FP.$E9]+FLOOR(MAX(0;([FP.AB$12]-[FP.$E9]))/[FP.$C9];1)*[FP.$C9]+[FP.$D9]" office:value-type="float" office:value="25" calcext:value-type="float">
            <text:p>25</text:p>
          </table:table-cell>
          <table:table-cell table:formula="of:=[FP.$E9]+FLOOR(MAX(0;([FP.AC$12]-[FP.$E9]))/[FP.$C9];1)*[FP.$C9]+[FP.$D9]" office:value-type="float" office:value="25" calcext:value-type="float">
            <text:p>25</text:p>
          </table:table-cell>
          <table:table-cell table:formula="of:=[FP.$E9]+FLOOR(MAX(0;([FP.AD$12]-[FP.$E9]))/[FP.$C9];1)*[FP.$C9]+[FP.$D9]" office:value-type="float" office:value="25" calcext:value-type="float">
            <text:p>25</text:p>
          </table:table-cell>
          <table:table-cell table:formula="of:=[FP.$E9]+FLOOR(MAX(0;([FP.AE$12]-[FP.$E9]))/[FP.$C9];1)*[FP.$C9]+[FP.$D9]" office:value-type="float" office:value="25" calcext:value-type="float">
            <text:p>25</text:p>
          </table:table-cell>
          <table:table-cell table:formula="of:=[FP.$E9]+FLOOR(MAX(0;([FP.AF$12]-[FP.$E9]))/[FP.$C9];1)*[FP.$C9]+[FP.$D9]" office:value-type="float" office:value="25" calcext:value-type="float">
            <text:p>25</text:p>
          </table:table-cell>
          <table:table-cell table:formula="of:=[FP.$E9]+FLOOR(MAX(0;([FP.AG$12]-[FP.$E9]))/[FP.$C9];1)*[FP.$C9]+[FP.$D9]" office:value-type="float" office:value="25" calcext:value-type="float">
            <text:p>25</text:p>
          </table:table-cell>
          <table:table-cell table:formula="of:=[FP.$E9]+FLOOR(MAX(0;([FP.AH$12]-[FP.$E9]))/[FP.$C9];1)*[FP.$C9]+[FP.$D9]" office:value-type="float" office:value="25" calcext:value-type="float">
            <text:p>25</text:p>
          </table:table-cell>
          <table:table-cell table:formula="of:=[FP.$E9]+FLOOR(MAX(0;([FP.AI$12]-[FP.$E9]))/[FP.$C9];1)*[FP.$C9]+[FP.$D9]" office:value-type="float" office:value="50" calcext:value-type="float">
            <text:p>50</text:p>
          </table:table-cell>
          <table:table-cell table:formula="of:=[FP.$E9]+FLOOR(MAX(0;([FP.AJ$12]-[FP.$E9]))/[FP.$C9];1)*[FP.$C9]+[FP.$D9]" office:value-type="float" office:value="50" calcext:value-type="float">
            <text:p>50</text:p>
          </table:table-cell>
          <table:table-cell table:formula="of:=[FP.$E9]+FLOOR(MAX(0;([FP.AK$12]-[FP.$E9]))/[FP.$C9];1)*[FP.$C9]+[FP.$D9]" office:value-type="float" office:value="50" calcext:value-type="float">
            <text:p>50</text:p>
          </table:table-cell>
          <table:table-cell table:formula="of:=[FP.$E9]+FLOOR(MAX(0;([FP.AL$12]-[FP.$E9]))/[FP.$C9];1)*[FP.$C9]+[FP.$D9]" office:value-type="float" office:value="50" calcext:value-type="float">
            <text:p>50</text:p>
          </table:table-cell>
          <table:table-cell table:formula="of:=[FP.$E9]+FLOOR(MAX(0;([FP.AM$12]-[FP.$E9]))/[FP.$C9];1)*[FP.$C9]+[FP.$D9]" office:value-type="float" office:value="50" calcext:value-type="float">
            <text:p>50</text:p>
          </table:table-cell>
          <table:table-cell table:formula="of:=[FP.$E9]+FLOOR(MAX(0;([FP.AN$12]-[FP.$E9]))/[FP.$C9];1)*[FP.$C9]+[FP.$D9]" office:value-type="float" office:value="50" calcext:value-type="float">
            <text:p>50</text:p>
          </table:table-cell>
          <table:table-cell table:formula="of:=[FP.$E9]+FLOOR(MAX(0;([FP.AO$12]-[FP.$E9]))/[FP.$C9];1)*[FP.$C9]+[FP.$D9]" office:value-type="float" office:value="50" calcext:value-type="float">
            <text:p>50</text:p>
          </table:table-cell>
          <table:table-cell table:formula="of:=[FP.$E9]+FLOOR(MAX(0;([FP.AP$12]-[FP.$E9]))/[FP.$C9];1)*[FP.$C9]+[FP.$D9]" office:value-type="float" office:value="50" calcext:value-type="float">
            <text:p>50</text:p>
          </table:table-cell>
          <table:table-cell table:formula="of:=[FP.$E9]+FLOOR(MAX(0;([FP.AQ$12]-[FP.$E9]))/[FP.$C9];1)*[FP.$C9]+[FP.$D9]" office:value-type="float" office:value="50" calcext:value-type="float">
            <text:p>50</text:p>
          </table:table-cell>
          <table:table-cell table:formula="of:=[FP.$E9]+FLOOR(MAX(0;([FP.AR$12]-[FP.$E9]))/[FP.$C9];1)*[FP.$C9]+[FP.$D9]" office:value-type="float" office:value="50" calcext:value-type="float">
            <text:p>50</text:p>
          </table:table-cell>
          <table:table-cell table:formula="of:=[FP.$E9]+FLOOR(MAX(0;([FP.AS$12]-[FP.$E9]))/[FP.$C9];1)*[FP.$C9]+[FP.$D9]" office:value-type="float" office:value="50" calcext:value-type="float">
            <text:p>50</text:p>
          </table:table-cell>
          <table:table-cell table:formula="of:=[FP.$E9]+FLOOR(MAX(0;([FP.AT$12]-[FP.$E9]))/[FP.$C9];1)*[FP.$C9]+[FP.$D9]" office:value-type="float" office:value="50" calcext:value-type="float">
            <text:p>50</text:p>
          </table:table-cell>
          <table:table-cell table:formula="of:=[FP.$E9]+FLOOR(MAX(0;([FP.AU$12]-[FP.$E9]))/[FP.$C9];1)*[FP.$C9]+[FP.$D9]" office:value-type="float" office:value="50" calcext:value-type="float">
            <text:p>50</text:p>
          </table:table-cell>
          <table:table-cell table:formula="of:=[FP.$E9]+FLOOR(MAX(0;([FP.AV$12]-[FP.$E9]))/[FP.$C9];1)*[FP.$C9]+[FP.$D9]" office:value-type="float" office:value="50" calcext:value-type="float">
            <text:p>50</text:p>
          </table:table-cell>
          <table:table-cell table:formula="of:=[FP.$E9]+FLOOR(MAX(0;([FP.AW$12]-[FP.$E9]))/[FP.$C9];1)*[FP.$C9]+[FP.$D9]" office:value-type="float" office:value="50" calcext:value-type="float">
            <text:p>50</text:p>
          </table:table-cell>
          <table:table-cell table:formula="of:=[FP.$E9]+FLOOR(MAX(0;([FP.AX$12]-[FP.$E9]))/[FP.$C9];1)*[FP.$C9]+[FP.$D9]" office:value-type="float" office:value="50" calcext:value-type="float">
            <text:p>50</text:p>
          </table:table-cell>
          <table:table-cell table:formula="of:=[FP.$E9]+FLOOR(MAX(0;([FP.AY$12]-[FP.$E9]))/[FP.$C9];1)*[FP.$C9]+[FP.$D9]" office:value-type="float" office:value="50" calcext:value-type="float">
            <text:p>50</text:p>
          </table:table-cell>
          <table:table-cell table:formula="of:=[FP.$E9]+FLOOR(MAX(0;([FP.AZ$12]-[FP.$E9]))/[FP.$C9];1)*[FP.$C9]+[FP.$D9]" office:value-type="float" office:value="50" calcext:value-type="float">
            <text:p>50</text:p>
          </table:table-cell>
          <table:table-cell table:formula="of:=[FP.$E9]+FLOOR(MAX(0;([FP.BA$12]-[FP.$E9]))/[FP.$C9];1)*[FP.$C9]+[FP.$D9]" office:value-type="float" office:value="50" calcext:value-type="float">
            <text:p>50</text:p>
          </table:table-cell>
          <table:table-cell table:formula="of:=[FP.$E9]+FLOOR(MAX(0;([FP.BB$12]-[FP.$E9]))/[FP.$C9];1)*[FP.$C9]+[FP.$D9]" office:value-type="float" office:value="50" calcext:value-type="float">
            <text:p>50</text:p>
          </table:table-cell>
          <table:table-cell table:formula="of:=[FP.$E9]+FLOOR(MAX(0;([FP.BC$12]-[FP.$E9]))/[FP.$C9];1)*[FP.$C9]+[FP.$D9]" office:value-type="float" office:value="50" calcext:value-type="float">
            <text:p>50</text:p>
          </table:table-cell>
          <table:table-cell table:formula="of:=[FP.$E9]+FLOOR(MAX(0;([FP.BD$12]-[FP.$E9]))/[FP.$C9];1)*[FP.$C9]+[FP.$D9]" office:value-type="float" office:value="50" calcext:value-type="float">
            <text:p>50</text:p>
          </table:table-cell>
          <table:table-cell table:formula="of:=[FP.$E9]+FLOOR(MAX(0;([FP.BE$12]-[FP.$E9]))/[FP.$C9];1)*[FP.$C9]+[FP.$D9]" office:value-type="float" office:value="50" calcext:value-type="float">
            <text:p>50</text:p>
          </table:table-cell>
          <table:table-cell table:formula="of:=[FP.$E9]+FLOOR(MAX(0;([FP.BF$12]-[FP.$E9]))/[FP.$C9];1)*[FP.$C9]+[FP.$D9]" office:value-type="float" office:value="50" calcext:value-type="float">
            <text:p>50</text:p>
          </table:table-cell>
          <table:table-cell table:formula="of:=[FP.$E9]+FLOOR(MAX(0;([FP.BG$12]-[FP.$E9]))/[FP.$C9];1)*[FP.$C9]+[FP.$D9]" office:value-type="float" office:value="50" calcext:value-type="float">
            <text:p>50</text:p>
          </table:table-cell>
          <table:table-cell table:formula="of:=[FP.$E9]+FLOOR(MAX(0;([FP.BH$12]-[FP.$E9]))/[FP.$C9];1)*[FP.$C9]+[FP.$D9]" office:value-type="float" office:value="75" calcext:value-type="float">
            <text:p>75</text:p>
          </table:table-cell>
          <table:table-cell table:formula="of:=[FP.$E9]+FLOOR(MAX(0;([FP.BI$12]-[FP.$E9]))/[FP.$C9];1)*[FP.$C9]+[FP.$D9]" office:value-type="float" office:value="75" calcext:value-type="float">
            <text:p>75</text:p>
          </table:table-cell>
          <table:table-cell table:formula="of:=[FP.$E9]+FLOOR(MAX(0;([FP.BJ$12]-[FP.$E9]))/[FP.$C9];1)*[FP.$C9]+[FP.$D9]" office:value-type="float" office:value="75" calcext:value-type="float">
            <text:p>75</text:p>
          </table:table-cell>
          <table:table-cell table:formula="of:=[FP.$E9]+FLOOR(MAX(0;([FP.BK$12]-[FP.$E9]))/[FP.$C9];1)*[FP.$C9]+[FP.$D9]" office:value-type="float" office:value="75" calcext:value-type="float">
            <text:p>75</text:p>
          </table:table-cell>
          <table:table-cell table:formula="of:=[FP.$E9]+FLOOR(MAX(0;([FP.BL$12]-[FP.$E9]))/[FP.$C9];1)*[FP.$C9]+[FP.$D9]" office:value-type="float" office:value="75" calcext:value-type="float">
            <text:p>75</text:p>
          </table:table-cell>
          <table:table-cell table:formula="of:=[FP.$E9]+FLOOR(MAX(0;([FP.BM$12]-[FP.$E9]))/[FP.$C9];1)*[FP.$C9]+[FP.$D9]" office:value-type="float" office:value="75" calcext:value-type="float">
            <text:p>75</text:p>
          </table:table-cell>
          <table:table-cell table:formula="of:=[FP.$E9]+FLOOR(MAX(0;([FP.BN$12]-[FP.$E9]))/[FP.$C9];1)*[FP.$C9]+[FP.$D9]" office:value-type="float" office:value="75" calcext:value-type="float">
            <text:p>75</text:p>
          </table:table-cell>
          <table:table-cell table:formula="of:=[FP.$E9]+FLOOR(MAX(0;([FP.BO$12]-[FP.$E9]))/[FP.$C9];1)*[FP.$C9]+[FP.$D9]" office:value-type="float" office:value="75" calcext:value-type="float">
            <text:p>75</text:p>
          </table:table-cell>
          <table:table-cell table:formula="of:=[FP.$E9]+FLOOR(MAX(0;([FP.BP$12]-[FP.$E9]))/[FP.$C9];1)*[FP.$C9]+[FP.$D9]" office:value-type="float" office:value="75" calcext:value-type="float">
            <text:p>75</text:p>
          </table:table-cell>
          <table:table-cell table:formula="of:=[FP.$E9]+FLOOR(MAX(0;([FP.BQ$12]-[FP.$E9]))/[FP.$C9];1)*[FP.$C9]+[FP.$D9]" office:value-type="float" office:value="75" calcext:value-type="float">
            <text:p>75</text:p>
          </table:table-cell>
          <table:table-cell table:formula="of:=[FP.$E9]+FLOOR(MAX(0;([FP.BR$12]-[FP.$E9]))/[FP.$C9];1)*[FP.$C9]+[FP.$D9]" office:value-type="float" office:value="75" calcext:value-type="float">
            <text:p>75</text:p>
          </table:table-cell>
          <table:table-cell table:formula="of:=[FP.$E9]+FLOOR(MAX(0;([FP.BS$12]-[FP.$E9]))/[FP.$C9];1)*[FP.$C9]+[FP.$D9]" office:value-type="float" office:value="75" calcext:value-type="float">
            <text:p>75</text:p>
          </table:table-cell>
          <table:table-cell table:formula="of:=[FP.$E9]+FLOOR(MAX(0;([FP.BT$12]-[FP.$E9]))/[FP.$C9];1)*[FP.$C9]+[FP.$D9]" office:value-type="float" office:value="75" calcext:value-type="float">
            <text:p>75</text:p>
          </table:table-cell>
          <table:table-cell table:formula="of:=[FP.$E9]+FLOOR(MAX(0;([FP.BU$12]-[FP.$E9]))/[FP.$C9];1)*[FP.$C9]+[FP.$D9]" office:value-type="float" office:value="75" calcext:value-type="float">
            <text:p>75</text:p>
          </table:table-cell>
          <table:table-cell table:formula="of:=[FP.$E9]+FLOOR(MAX(0;([FP.BV$12]-[FP.$E9]))/[FP.$C9];1)*[FP.$C9]+[FP.$D9]" office:value-type="float" office:value="75" calcext:value-type="float">
            <text:p>75</text:p>
          </table:table-cell>
          <table:table-cell table:formula="of:=[FP.$E9]+FLOOR(MAX(0;([FP.BW$12]-[FP.$E9]))/[FP.$C9];1)*[FP.$C9]+[FP.$D9]" office:value-type="float" office:value="75" calcext:value-type="float">
            <text:p>75</text:p>
          </table:table-cell>
          <table:table-cell table:formula="of:=[FP.$E9]+FLOOR(MAX(0;([FP.BX$12]-[FP.$E9]))/[FP.$C9];1)*[FP.$C9]+[FP.$D9]" office:value-type="float" office:value="75" calcext:value-type="float">
            <text:p>75</text:p>
          </table:table-cell>
          <table:table-cell table:formula="of:=[FP.$E9]+FLOOR(MAX(0;([FP.BY$12]-[FP.$E9]))/[FP.$C9];1)*[FP.$C9]+[FP.$D9]" office:value-type="float" office:value="75" calcext:value-type="float">
            <text:p>75</text:p>
          </table:table-cell>
          <table:table-cell table:formula="of:=[FP.$E9]+FLOOR(MAX(0;([FP.BZ$12]-[FP.$E9]))/[FP.$C9];1)*[FP.$C9]+[FP.$D9]" office:value-type="float" office:value="75" calcext:value-type="float">
            <text:p>75</text:p>
          </table:table-cell>
          <table:table-cell table:formula="of:=[FP.$E9]+FLOOR(MAX(0;([FP.CA$12]-[FP.$E9]))/[FP.$C9];1)*[FP.$C9]+[FP.$D9]" office:value-type="float" office:value="75" calcext:value-type="float">
            <text:p>75</text:p>
          </table:table-cell>
          <table:table-cell table:formula="of:=[FP.$E9]+FLOOR(MAX(0;([FP.CB$12]-[FP.$E9]))/[FP.$C9];1)*[FP.$C9]+[FP.$D9]" office:value-type="float" office:value="75" calcext:value-type="float">
            <text:p>75</text:p>
          </table:table-cell>
          <table:table-cell table:formula="of:=[FP.$E9]+FLOOR(MAX(0;([FP.CC$12]-[FP.$E9]))/[FP.$C9];1)*[FP.$C9]+[FP.$D9]" office:value-type="float" office:value="75" calcext:value-type="float">
            <text:p>75</text:p>
          </table:table-cell>
          <table:table-cell table:formula="of:=[FP.$E9]+FLOOR(MAX(0;([FP.CD$12]-[FP.$E9]))/[FP.$C9];1)*[FP.$C9]+[FP.$D9]" office:value-type="float" office:value="75" calcext:value-type="float">
            <text:p>75</text:p>
          </table:table-cell>
          <table:table-cell table:formula="of:=[FP.$E9]+FLOOR(MAX(0;([FP.CE$12]-[FP.$E9]))/[FP.$C9];1)*[FP.$C9]+[FP.$D9]" office:value-type="float" office:value="75" calcext:value-type="float">
            <text:p>75</text:p>
          </table:table-cell>
          <table:table-cell table:formula="of:=[FP.$E9]+FLOOR(MAX(0;([FP.CF$12]-[FP.$E9]))/[FP.$C9];1)*[FP.$C9]+[FP.$D9]" office:value-type="float" office:value="75" calcext:value-type="float">
            <text:p>75</text:p>
          </table:table-cell>
          <table:table-cell table:formula="of:=[FP.$E9]+FLOOR(MAX(0;([FP.CG$12]-[FP.$E9]))/[FP.$C9];1)*[FP.$C9]+[FP.$D9]" office:value-type="float" office:value="100" calcext:value-type="float">
            <text:p>100</text:p>
          </table:table-cell>
          <table:table-cell table:formula="of:=[FP.$E9]+FLOOR(MAX(0;([FP.CH$12]-[FP.$E9]))/[FP.$C9];1)*[FP.$C9]+[FP.$D9]" office:value-type="float" office:value="100" calcext:value-type="float">
            <text:p>100</text:p>
          </table:table-cell>
          <table:table-cell table:formula="of:=[FP.$E9]+FLOOR(MAX(0;([FP.CI$12]-[FP.$E9]))/[FP.$C9];1)*[FP.$C9]+[FP.$D9]" office:value-type="float" office:value="100" calcext:value-type="float">
            <text:p>100</text:p>
          </table:table-cell>
          <table:table-cell table:formula="of:=[FP.$E9]+FLOOR(MAX(0;([FP.CJ$12]-[FP.$E9]))/[FP.$C9];1)*[FP.$C9]+[FP.$D9]" office:value-type="float" office:value="100" calcext:value-type="float">
            <text:p>100</text:p>
          </table:table-cell>
          <table:table-cell table:formula="of:=[FP.$E9]+FLOOR(MAX(0;([FP.CK$12]-[FP.$E9]))/[FP.$C9];1)*[FP.$C9]+[FP.$D9]" office:value-type="float" office:value="100" calcext:value-type="float">
            <text:p>100</text:p>
          </table:table-cell>
          <table:table-cell table:formula="of:=[FP.$E9]+FLOOR(MAX(0;([FP.CL$12]-[FP.$E9]))/[FP.$C9];1)*[FP.$C9]+[FP.$D9]" office:value-type="float" office:value="100" calcext:value-type="float">
            <text:p>100</text:p>
          </table:table-cell>
          <table:table-cell table:formula="of:=[FP.$E9]+FLOOR(MAX(0;([FP.CM$12]-[FP.$E9]))/[FP.$C9];1)*[FP.$C9]+[FP.$D9]" office:value-type="float" office:value="100" calcext:value-type="float">
            <text:p>100</text:p>
          </table:table-cell>
          <table:table-cell table:formula="of:=[FP.$E9]+FLOOR(MAX(0;([FP.CN$12]-[FP.$E9]))/[FP.$C9];1)*[FP.$C9]+[FP.$D9]" office:value-type="float" office:value="100" calcext:value-type="float">
            <text:p>100</text:p>
          </table:table-cell>
          <table:table-cell table:formula="of:=[FP.$E9]+FLOOR(MAX(0;([FP.CO$12]-[FP.$E9]))/[FP.$C9];1)*[FP.$C9]+[FP.$D9]" office:value-type="float" office:value="100" calcext:value-type="float">
            <text:p>100</text:p>
          </table:table-cell>
          <table:table-cell table:formula="of:=[FP.$E9]+FLOOR(MAX(0;([FP.CP$12]-[FP.$E9]))/[FP.$C9];1)*[FP.$C9]+[FP.$D9]" office:value-type="float" office:value="100" calcext:value-type="float">
            <text:p>100</text:p>
          </table:table-cell>
          <table:table-cell table:formula="of:=[FP.$E9]+FLOOR(MAX(0;([FP.CQ$12]-[FP.$E9]))/[FP.$C9];1)*[FP.$C9]+[FP.$D9]" office:value-type="float" office:value="100" calcext:value-type="float">
            <text:p>100</text:p>
          </table:table-cell>
          <table:table-cell table:formula="of:=[FP.$E9]+FLOOR(MAX(0;([FP.CR$12]-[FP.$E9]))/[FP.$C9];1)*[FP.$C9]+[FP.$D9]" office:value-type="float" office:value="100" calcext:value-type="float">
            <text:p>100</text:p>
          </table:table-cell>
          <table:table-cell table:formula="of:=[FP.$E9]+FLOOR(MAX(0;([FP.CS$12]-[FP.$E9]))/[FP.$C9];1)*[FP.$C9]+[FP.$D9]" office:value-type="float" office:value="100" calcext:value-type="float">
            <text:p>100</text:p>
          </table:table-cell>
          <table:table-cell table:formula="of:=[FP.$E9]+FLOOR(MAX(0;([FP.CT$12]-[FP.$E9]))/[FP.$C9];1)*[FP.$C9]+[FP.$D9]" office:value-type="float" office:value="100" calcext:value-type="float">
            <text:p>100</text:p>
          </table:table-cell>
          <table:table-cell table:formula="of:=[FP.$E9]+FLOOR(MAX(0;([FP.CU$12]-[FP.$E9]))/[FP.$C9];1)*[FP.$C9]+[FP.$D9]" office:value-type="float" office:value="100" calcext:value-type="float">
            <text:p>100</text:p>
          </table:table-cell>
          <table:table-cell table:formula="of:=[FP.$E9]+FLOOR(MAX(0;([FP.CV$12]-[FP.$E9]))/[FP.$C9];1)*[FP.$C9]+[FP.$D9]" office:value-type="float" office:value="100" calcext:value-type="float">
            <text:p>100</text:p>
          </table:table-cell>
          <table:table-cell table:formula="of:=[FP.$E9]+FLOOR(MAX(0;([FP.CW$12]-[FP.$E9]))/[FP.$C9];1)*[FP.$C9]+[FP.$D9]" office:value-type="float" office:value="100" calcext:value-type="float">
            <text:p>100</text:p>
          </table:table-cell>
          <table:table-cell table:formula="of:=[FP.$E9]+FLOOR(MAX(0;([FP.CX$12]-[FP.$E9]))/[FP.$C9];1)*[FP.$C9]+[FP.$D9]" office:value-type="float" office:value="100" calcext:value-type="float">
            <text:p>100</text:p>
          </table:table-cell>
          <table:table-cell table:formula="of:=[FP.$E9]+FLOOR(MAX(0;([FP.CY$12]-[FP.$E9]))/[FP.$C9];1)*[FP.$C9]+[FP.$D9]" office:value-type="float" office:value="100" calcext:value-type="float">
            <text:p>100</text:p>
          </table:table-cell>
          <table:table-cell table:formula="of:=[FP.$E9]+FLOOR(MAX(0;([FP.CZ$12]-[FP.$E9]))/[FP.$C9];1)*[FP.$C9]+[FP.$D9]" office:value-type="float" office:value="100" calcext:value-type="float">
            <text:p>100</text:p>
          </table:table-cell>
          <table:table-cell table:formula="of:=[FP.$E9]+FLOOR(MAX(0;([FP.DA$12]-[FP.$E9]))/[FP.$C9];1)*[FP.$C9]+[FP.$D9]" office:value-type="float" office:value="100" calcext:value-type="float">
            <text:p>100</text:p>
          </table:table-cell>
          <table:table-cell table:formula="of:=[FP.$E9]+FLOOR(MAX(0;([FP.DB$12]-[FP.$E9]))/[FP.$C9];1)*[FP.$C9]+[FP.$D9]" office:value-type="float" office:value="100" calcext:value-type="float">
            <text:p>100</text:p>
          </table:table-cell>
          <table:table-cell table:formula="of:=[FP.$E9]+FLOOR(MAX(0;([FP.DC$12]-[FP.$E9]))/[FP.$C9];1)*[FP.$C9]+[FP.$D9]" office:value-type="float" office:value="100" calcext:value-type="float">
            <text:p>100</text:p>
          </table:table-cell>
          <table:table-cell table:formula="of:=[FP.$E9]+FLOOR(MAX(0;([FP.DD$12]-[FP.$E9]))/[FP.$C9];1)*[FP.$C9]+[FP.$D9]" office:value-type="float" office:value="100" calcext:value-type="float">
            <text:p>100</text:p>
          </table:table-cell>
          <table:table-cell table:formula="of:=[FP.$E9]+FLOOR(MAX(0;([FP.DE$12]-[FP.$E9]))/[FP.$C9];1)*[FP.$C9]+[FP.$D9]" office:value-type="float" office:value="100" calcext:value-type="float">
            <text:p>100</text:p>
          </table:table-cell>
          <table:table-cell table:formula="of:=[FP.$E9]+FLOOR(MAX(0;([FP.DF$12]-[FP.$E9]))/[FP.$C9];1)*[FP.$C9]+[FP.$D9]" office:value-type="float" office:value="125" calcext:value-type="float">
            <text:p>125</text:p>
          </table:table-cell>
          <table:table-cell table:formula="of:=[FP.$E9]+FLOOR(MAX(0;([FP.DG$12]-[FP.$E9]))/[FP.$C9];1)*[FP.$C9]+[FP.$D9]" office:value-type="float" office:value="125" calcext:value-type="float">
            <text:p>125</text:p>
          </table:table-cell>
          <table:table-cell table:formula="of:=[FP.$E9]+FLOOR(MAX(0;([FP.DH$12]-[FP.$E9]))/[FP.$C9];1)*[FP.$C9]+[FP.$D9]" office:value-type="float" office:value="125" calcext:value-type="float">
            <text:p>125</text:p>
          </table:table-cell>
          <table:table-cell table:formula="of:=[FP.$E9]+FLOOR(MAX(0;([FP.DI$12]-[FP.$E9]))/[FP.$C9];1)*[FP.$C9]+[FP.$D9]" office:value-type="float" office:value="125" calcext:value-type="float">
            <text:p>125</text:p>
          </table:table-cell>
          <table:table-cell table:formula="of:=[FP.$E9]+FLOOR(MAX(0;([FP.DJ$12]-[FP.$E9]))/[FP.$C9];1)*[FP.$C9]+[FP.$D9]" office:value-type="float" office:value="125" calcext:value-type="float">
            <text:p>125</text:p>
          </table:table-cell>
          <table:table-cell table:formula="of:=[FP.$E9]+FLOOR(MAX(0;([FP.DK$12]-[FP.$E9]))/[FP.$C9];1)*[FP.$C9]+[FP.$D9]" office:value-type="float" office:value="125" calcext:value-type="float">
            <text:p>125</text:p>
          </table:table-cell>
          <table:table-cell table:formula="of:=[FP.$E9]+FLOOR(MAX(0;([FP.DL$12]-[FP.$E9]))/[FP.$C9];1)*[FP.$C9]+[FP.$D9]" office:value-type="float" office:value="125" calcext:value-type="float">
            <text:p>125</text:p>
          </table:table-cell>
          <table:table-cell table:formula="of:=[FP.$E9]+FLOOR(MAX(0;([FP.DM$12]-[FP.$E9]))/[FP.$C9];1)*[FP.$C9]+[FP.$D9]" office:value-type="float" office:value="125" calcext:value-type="float">
            <text:p>125</text:p>
          </table:table-cell>
          <table:table-cell table:formula="of:=[FP.$E9]+FLOOR(MAX(0;([FP.DN$12]-[FP.$E9]))/[FP.$C9];1)*[FP.$C9]+[FP.$D9]" office:value-type="float" office:value="125" calcext:value-type="float">
            <text:p>125</text:p>
          </table:table-cell>
          <table:table-cell table:formula="of:=[FP.$E9]+FLOOR(MAX(0;([FP.DO$12]-[FP.$E9]))/[FP.$C9];1)*[FP.$C9]+[FP.$D9]" office:value-type="float" office:value="125" calcext:value-type="float">
            <text:p>125</text:p>
          </table:table-cell>
          <table:table-cell table:formula="of:=[FP.$E9]+FLOOR(MAX(0;([FP.DP$12]-[FP.$E9]))/[FP.$C9];1)*[FP.$C9]+[FP.$D9]" office:value-type="float" office:value="125" calcext:value-type="float">
            <text:p>125</text:p>
          </table:table-cell>
          <table:table-cell table:formula="of:=[FP.$E9]+FLOOR(MAX(0;([FP.DQ$12]-[FP.$E9]))/[FP.$C9];1)*[FP.$C9]+[FP.$D9]" office:value-type="float" office:value="125" calcext:value-type="float">
            <text:p>125</text:p>
          </table:table-cell>
          <table:table-cell table:formula="of:=[FP.$E9]+FLOOR(MAX(0;([FP.DR$12]-[FP.$E9]))/[FP.$C9];1)*[FP.$C9]+[FP.$D9]" office:value-type="float" office:value="125" calcext:value-type="float">
            <text:p>125</text:p>
          </table:table-cell>
          <table:table-cell table:formula="of:=[FP.$E9]+FLOOR(MAX(0;([FP.DS$12]-[FP.$E9]))/[FP.$C9];1)*[FP.$C9]+[FP.$D9]" office:value-type="float" office:value="125" calcext:value-type="float">
            <text:p>125</text:p>
          </table:table-cell>
          <table:table-cell table:formula="of:=[FP.$E9]+FLOOR(MAX(0;([FP.DT$12]-[FP.$E9]))/[FP.$C9];1)*[FP.$C9]+[FP.$D9]" office:value-type="float" office:value="125" calcext:value-type="float">
            <text:p>125</text:p>
          </table:table-cell>
          <table:table-cell table:formula="of:=[FP.$E9]+FLOOR(MAX(0;([FP.DU$12]-[FP.$E9]))/[FP.$C9];1)*[FP.$C9]+[FP.$D9]" office:value-type="float" office:value="125" calcext:value-type="float">
            <text:p>125</text:p>
          </table:table-cell>
          <table:table-cell table:formula="of:=[FP.$E9]+FLOOR(MAX(0;([FP.DV$12]-[FP.$E9]))/[FP.$C9];1)*[FP.$C9]+[FP.$D9]" office:value-type="float" office:value="125" calcext:value-type="float">
            <text:p>125</text:p>
          </table:table-cell>
          <table:table-cell table:formula="of:=[FP.$E9]+FLOOR(MAX(0;([FP.DW$12]-[FP.$E9]))/[FP.$C9];1)*[FP.$C9]+[FP.$D9]" office:value-type="float" office:value="125" calcext:value-type="float">
            <text:p>125</text:p>
          </table:table-cell>
          <table:table-cell table:formula="of:=[FP.$E9]+FLOOR(MAX(0;([FP.DX$12]-[FP.$E9]))/[FP.$C9];1)*[FP.$C9]+[FP.$D9]" office:value-type="float" office:value="125" calcext:value-type="float">
            <text:p>125</text:p>
          </table:table-cell>
          <table:table-cell table:formula="of:=[FP.$E9]+FLOOR(MAX(0;([FP.DY$12]-[FP.$E9]))/[FP.$C9];1)*[FP.$C9]+[FP.$D9]" office:value-type="float" office:value="125" calcext:value-type="float">
            <text:p>125</text:p>
          </table:table-cell>
          <table:table-cell table:formula="of:=[FP.$E9]+FLOOR(MAX(0;([FP.DZ$12]-[FP.$E9]))/[FP.$C9];1)*[FP.$C9]+[FP.$D9]" office:value-type="float" office:value="125" calcext:value-type="float">
            <text:p>125</text:p>
          </table:table-cell>
          <table:table-cell table:formula="of:=[FP.$E9]+FLOOR(MAX(0;([FP.EA$12]-[FP.$E9]))/[FP.$C9];1)*[FP.$C9]+[FP.$D9]" office:value-type="float" office:value="125" calcext:value-type="float">
            <text:p>125</text:p>
          </table:table-cell>
          <table:table-cell table:formula="of:=[FP.$E9]+FLOOR(MAX(0;([FP.EB$12]-[FP.$E9]))/[FP.$C9];1)*[FP.$C9]+[FP.$D9]" office:value-type="float" office:value="125" calcext:value-type="float">
            <text:p>125</text:p>
          </table:table-cell>
        </table:table-row>
        <table:table-row table:style-name="ro1" table:visibility="collapse">
          <table:table-cell table:number-columns-repeated="9"/>
          <table:table-cell table:formula="of:=[FP.$E10]+FLOOR(MAX(0;([FP.J$12]-[FP.$E10]))/[FP.$C10];1)*[FP.$C10]+[FP.$D10]" office:value-type="float" office:value="25" calcext:value-type="float">
            <text:p>25</text:p>
          </table:table-cell>
          <table:table-cell table:formula="of:=[FP.$E10]+FLOOR(MAX(0;([FP.K$12]-[FP.$E10]))/[FP.$C10];1)*[FP.$C10]+[FP.$D10]" office:value-type="float" office:value="25" calcext:value-type="float">
            <text:p>25</text:p>
          </table:table-cell>
          <table:table-cell table:formula="of:=[FP.$E10]+FLOOR(MAX(0;([FP.L$12]-[FP.$E10]))/[FP.$C10];1)*[FP.$C10]+[FP.$D10]" office:value-type="float" office:value="25" calcext:value-type="float">
            <text:p>25</text:p>
          </table:table-cell>
          <table:table-cell table:formula="of:=[FP.$E10]+FLOOR(MAX(0;([FP.M$12]-[FP.$E10]))/[FP.$C10];1)*[FP.$C10]+[FP.$D10]" office:value-type="float" office:value="25" calcext:value-type="float">
            <text:p>25</text:p>
          </table:table-cell>
          <table:table-cell table:formula="of:=[FP.$E10]+FLOOR(MAX(0;([FP.N$12]-[FP.$E10]))/[FP.$C10];1)*[FP.$C10]+[FP.$D10]" office:value-type="float" office:value="25" calcext:value-type="float">
            <text:p>25</text:p>
          </table:table-cell>
          <table:table-cell table:formula="of:=[FP.$E10]+FLOOR(MAX(0;([FP.O$12]-[FP.$E10]))/[FP.$C10];1)*[FP.$C10]+[FP.$D10]" office:value-type="float" office:value="25" calcext:value-type="float">
            <text:p>25</text:p>
          </table:table-cell>
          <table:table-cell table:formula="of:=[FP.$E10]+FLOOR(MAX(0;([FP.P$12]-[FP.$E10]))/[FP.$C10];1)*[FP.$C10]+[FP.$D10]" office:value-type="float" office:value="25" calcext:value-type="float">
            <text:p>25</text:p>
          </table:table-cell>
          <table:table-cell table:formula="of:=[FP.$E10]+FLOOR(MAX(0;([FP.Q$12]-[FP.$E10]))/[FP.$C10];1)*[FP.$C10]+[FP.$D10]" office:value-type="float" office:value="25" calcext:value-type="float">
            <text:p>25</text:p>
          </table:table-cell>
          <table:table-cell table:formula="of:=[FP.$E10]+FLOOR(MAX(0;([FP.R$12]-[FP.$E10]))/[FP.$C10];1)*[FP.$C10]+[FP.$D10]" office:value-type="float" office:value="25" calcext:value-type="float">
            <text:p>25</text:p>
          </table:table-cell>
          <table:table-cell table:formula="of:=[FP.$E10]+FLOOR(MAX(0;([FP.S$12]-[FP.$E10]))/[FP.$C10];1)*[FP.$C10]+[FP.$D10]" office:value-type="float" office:value="25" calcext:value-type="float">
            <text:p>25</text:p>
          </table:table-cell>
          <table:table-cell table:formula="of:=[FP.$E10]+FLOOR(MAX(0;([FP.T$12]-[FP.$E10]))/[FP.$C10];1)*[FP.$C10]+[FP.$D10]" office:value-type="float" office:value="25" calcext:value-type="float">
            <text:p>25</text:p>
          </table:table-cell>
          <table:table-cell table:formula="of:=[FP.$E10]+FLOOR(MAX(0;([FP.U$12]-[FP.$E10]))/[FP.$C10];1)*[FP.$C10]+[FP.$D10]" office:value-type="float" office:value="25" calcext:value-type="float">
            <text:p>25</text:p>
          </table:table-cell>
          <table:table-cell table:formula="of:=[FP.$E10]+FLOOR(MAX(0;([FP.V$12]-[FP.$E10]))/[FP.$C10];1)*[FP.$C10]+[FP.$D10]" office:value-type="float" office:value="25" calcext:value-type="float">
            <text:p>25</text:p>
          </table:table-cell>
          <table:table-cell table:formula="of:=[FP.$E10]+FLOOR(MAX(0;([FP.W$12]-[FP.$E10]))/[FP.$C10];1)*[FP.$C10]+[FP.$D10]" office:value-type="float" office:value="25" calcext:value-type="float">
            <text:p>25</text:p>
          </table:table-cell>
          <table:table-cell table:formula="of:=[FP.$E10]+FLOOR(MAX(0;([FP.X$12]-[FP.$E10]))/[FP.$C10];1)*[FP.$C10]+[FP.$D10]" office:value-type="float" office:value="25" calcext:value-type="float">
            <text:p>25</text:p>
          </table:table-cell>
          <table:table-cell table:formula="of:=[FP.$E10]+FLOOR(MAX(0;([FP.Y$12]-[FP.$E10]))/[FP.$C10];1)*[FP.$C10]+[FP.$D10]" office:value-type="float" office:value="25" calcext:value-type="float">
            <text:p>25</text:p>
          </table:table-cell>
          <table:table-cell table:formula="of:=[FP.$E10]+FLOOR(MAX(0;([FP.Z$12]-[FP.$E10]))/[FP.$C10];1)*[FP.$C10]+[FP.$D10]" office:value-type="float" office:value="25" calcext:value-type="float">
            <text:p>25</text:p>
          </table:table-cell>
          <table:table-cell table:formula="of:=[FP.$E10]+FLOOR(MAX(0;([FP.AA$12]-[FP.$E10]))/[FP.$C10];1)*[FP.$C10]+[FP.$D10]" office:value-type="float" office:value="25" calcext:value-type="float">
            <text:p>25</text:p>
          </table:table-cell>
          <table:table-cell table:formula="of:=[FP.$E10]+FLOOR(MAX(0;([FP.AB$12]-[FP.$E10]))/[FP.$C10];1)*[FP.$C10]+[FP.$D10]" office:value-type="float" office:value="25" calcext:value-type="float">
            <text:p>25</text:p>
          </table:table-cell>
          <table:table-cell table:formula="of:=[FP.$E10]+FLOOR(MAX(0;([FP.AC$12]-[FP.$E10]))/[FP.$C10];1)*[FP.$C10]+[FP.$D10]" office:value-type="float" office:value="25" calcext:value-type="float">
            <text:p>25</text:p>
          </table:table-cell>
          <table:table-cell table:formula="of:=[FP.$E10]+FLOOR(MAX(0;([FP.AD$12]-[FP.$E10]))/[FP.$C10];1)*[FP.$C10]+[FP.$D10]" office:value-type="float" office:value="25" calcext:value-type="float">
            <text:p>25</text:p>
          </table:table-cell>
          <table:table-cell table:formula="of:=[FP.$E10]+FLOOR(MAX(0;([FP.AE$12]-[FP.$E10]))/[FP.$C10];1)*[FP.$C10]+[FP.$D10]" office:value-type="float" office:value="25" calcext:value-type="float">
            <text:p>25</text:p>
          </table:table-cell>
          <table:table-cell table:formula="of:=[FP.$E10]+FLOOR(MAX(0;([FP.AF$12]-[FP.$E10]))/[FP.$C10];1)*[FP.$C10]+[FP.$D10]" office:value-type="float" office:value="25" calcext:value-type="float">
            <text:p>25</text:p>
          </table:table-cell>
          <table:table-cell table:formula="of:=[FP.$E10]+FLOOR(MAX(0;([FP.AG$12]-[FP.$E10]))/[FP.$C10];1)*[FP.$C10]+[FP.$D10]" office:value-type="float" office:value="25" calcext:value-type="float">
            <text:p>25</text:p>
          </table:table-cell>
          <table:table-cell table:formula="of:=[FP.$E10]+FLOOR(MAX(0;([FP.AH$12]-[FP.$E10]))/[FP.$C10];1)*[FP.$C10]+[FP.$D10]" office:value-type="float" office:value="25" calcext:value-type="float">
            <text:p>25</text:p>
          </table:table-cell>
          <table:table-cell table:formula="of:=[FP.$E10]+FLOOR(MAX(0;([FP.AI$12]-[FP.$E10]))/[FP.$C10];1)*[FP.$C10]+[FP.$D10]" office:value-type="float" office:value="50" calcext:value-type="float">
            <text:p>50</text:p>
          </table:table-cell>
          <table:table-cell table:formula="of:=[FP.$E10]+FLOOR(MAX(0;([FP.AJ$12]-[FP.$E10]))/[FP.$C10];1)*[FP.$C10]+[FP.$D10]" office:value-type="float" office:value="50" calcext:value-type="float">
            <text:p>50</text:p>
          </table:table-cell>
          <table:table-cell table:formula="of:=[FP.$E10]+FLOOR(MAX(0;([FP.AK$12]-[FP.$E10]))/[FP.$C10];1)*[FP.$C10]+[FP.$D10]" office:value-type="float" office:value="50" calcext:value-type="float">
            <text:p>50</text:p>
          </table:table-cell>
          <table:table-cell table:formula="of:=[FP.$E10]+FLOOR(MAX(0;([FP.AL$12]-[FP.$E10]))/[FP.$C10];1)*[FP.$C10]+[FP.$D10]" office:value-type="float" office:value="50" calcext:value-type="float">
            <text:p>50</text:p>
          </table:table-cell>
          <table:table-cell table:formula="of:=[FP.$E10]+FLOOR(MAX(0;([FP.AM$12]-[FP.$E10]))/[FP.$C10];1)*[FP.$C10]+[FP.$D10]" office:value-type="float" office:value="50" calcext:value-type="float">
            <text:p>50</text:p>
          </table:table-cell>
          <table:table-cell table:formula="of:=[FP.$E10]+FLOOR(MAX(0;([FP.AN$12]-[FP.$E10]))/[FP.$C10];1)*[FP.$C10]+[FP.$D10]" office:value-type="float" office:value="50" calcext:value-type="float">
            <text:p>50</text:p>
          </table:table-cell>
          <table:table-cell table:formula="of:=[FP.$E10]+FLOOR(MAX(0;([FP.AO$12]-[FP.$E10]))/[FP.$C10];1)*[FP.$C10]+[FP.$D10]" office:value-type="float" office:value="50" calcext:value-type="float">
            <text:p>50</text:p>
          </table:table-cell>
          <table:table-cell table:formula="of:=[FP.$E10]+FLOOR(MAX(0;([FP.AP$12]-[FP.$E10]))/[FP.$C10];1)*[FP.$C10]+[FP.$D10]" office:value-type="float" office:value="50" calcext:value-type="float">
            <text:p>50</text:p>
          </table:table-cell>
          <table:table-cell table:formula="of:=[FP.$E10]+FLOOR(MAX(0;([FP.AQ$12]-[FP.$E10]))/[FP.$C10];1)*[FP.$C10]+[FP.$D10]" office:value-type="float" office:value="50" calcext:value-type="float">
            <text:p>50</text:p>
          </table:table-cell>
          <table:table-cell table:formula="of:=[FP.$E10]+FLOOR(MAX(0;([FP.AR$12]-[FP.$E10]))/[FP.$C10];1)*[FP.$C10]+[FP.$D10]" office:value-type="float" office:value="50" calcext:value-type="float">
            <text:p>50</text:p>
          </table:table-cell>
          <table:table-cell table:formula="of:=[FP.$E10]+FLOOR(MAX(0;([FP.AS$12]-[FP.$E10]))/[FP.$C10];1)*[FP.$C10]+[FP.$D10]" office:value-type="float" office:value="50" calcext:value-type="float">
            <text:p>50</text:p>
          </table:table-cell>
          <table:table-cell table:formula="of:=[FP.$E10]+FLOOR(MAX(0;([FP.AT$12]-[FP.$E10]))/[FP.$C10];1)*[FP.$C10]+[FP.$D10]" office:value-type="float" office:value="50" calcext:value-type="float">
            <text:p>50</text:p>
          </table:table-cell>
          <table:table-cell table:formula="of:=[FP.$E10]+FLOOR(MAX(0;([FP.AU$12]-[FP.$E10]))/[FP.$C10];1)*[FP.$C10]+[FP.$D10]" office:value-type="float" office:value="50" calcext:value-type="float">
            <text:p>50</text:p>
          </table:table-cell>
          <table:table-cell table:formula="of:=[FP.$E10]+FLOOR(MAX(0;([FP.AV$12]-[FP.$E10]))/[FP.$C10];1)*[FP.$C10]+[FP.$D10]" office:value-type="float" office:value="50" calcext:value-type="float">
            <text:p>50</text:p>
          </table:table-cell>
          <table:table-cell table:formula="of:=[FP.$E10]+FLOOR(MAX(0;([FP.AW$12]-[FP.$E10]))/[FP.$C10];1)*[FP.$C10]+[FP.$D10]" office:value-type="float" office:value="50" calcext:value-type="float">
            <text:p>50</text:p>
          </table:table-cell>
          <table:table-cell table:formula="of:=[FP.$E10]+FLOOR(MAX(0;([FP.AX$12]-[FP.$E10]))/[FP.$C10];1)*[FP.$C10]+[FP.$D10]" office:value-type="float" office:value="50" calcext:value-type="float">
            <text:p>50</text:p>
          </table:table-cell>
          <table:table-cell table:formula="of:=[FP.$E10]+FLOOR(MAX(0;([FP.AY$12]-[FP.$E10]))/[FP.$C10];1)*[FP.$C10]+[FP.$D10]" office:value-type="float" office:value="50" calcext:value-type="float">
            <text:p>50</text:p>
          </table:table-cell>
          <table:table-cell table:formula="of:=[FP.$E10]+FLOOR(MAX(0;([FP.AZ$12]-[FP.$E10]))/[FP.$C10];1)*[FP.$C10]+[FP.$D10]" office:value-type="float" office:value="50" calcext:value-type="float">
            <text:p>50</text:p>
          </table:table-cell>
          <table:table-cell table:formula="of:=[FP.$E10]+FLOOR(MAX(0;([FP.BA$12]-[FP.$E10]))/[FP.$C10];1)*[FP.$C10]+[FP.$D10]" office:value-type="float" office:value="50" calcext:value-type="float">
            <text:p>50</text:p>
          </table:table-cell>
          <table:table-cell table:formula="of:=[FP.$E10]+FLOOR(MAX(0;([FP.BB$12]-[FP.$E10]))/[FP.$C10];1)*[FP.$C10]+[FP.$D10]" office:value-type="float" office:value="50" calcext:value-type="float">
            <text:p>50</text:p>
          </table:table-cell>
          <table:table-cell table:formula="of:=[FP.$E10]+FLOOR(MAX(0;([FP.BC$12]-[FP.$E10]))/[FP.$C10];1)*[FP.$C10]+[FP.$D10]" office:value-type="float" office:value="50" calcext:value-type="float">
            <text:p>50</text:p>
          </table:table-cell>
          <table:table-cell table:formula="of:=[FP.$E10]+FLOOR(MAX(0;([FP.BD$12]-[FP.$E10]))/[FP.$C10];1)*[FP.$C10]+[FP.$D10]" office:value-type="float" office:value="50" calcext:value-type="float">
            <text:p>50</text:p>
          </table:table-cell>
          <table:table-cell table:formula="of:=[FP.$E10]+FLOOR(MAX(0;([FP.BE$12]-[FP.$E10]))/[FP.$C10];1)*[FP.$C10]+[FP.$D10]" office:value-type="float" office:value="50" calcext:value-type="float">
            <text:p>50</text:p>
          </table:table-cell>
          <table:table-cell table:formula="of:=[FP.$E10]+FLOOR(MAX(0;([FP.BF$12]-[FP.$E10]))/[FP.$C10];1)*[FP.$C10]+[FP.$D10]" office:value-type="float" office:value="50" calcext:value-type="float">
            <text:p>50</text:p>
          </table:table-cell>
          <table:table-cell table:formula="of:=[FP.$E10]+FLOOR(MAX(0;([FP.BG$12]-[FP.$E10]))/[FP.$C10];1)*[FP.$C10]+[FP.$D10]" office:value-type="float" office:value="50" calcext:value-type="float">
            <text:p>50</text:p>
          </table:table-cell>
          <table:table-cell table:formula="of:=[FP.$E10]+FLOOR(MAX(0;([FP.BH$12]-[FP.$E10]))/[FP.$C10];1)*[FP.$C10]+[FP.$D10]" office:value-type="float" office:value="75" calcext:value-type="float">
            <text:p>75</text:p>
          </table:table-cell>
          <table:table-cell table:formula="of:=[FP.$E10]+FLOOR(MAX(0;([FP.BI$12]-[FP.$E10]))/[FP.$C10];1)*[FP.$C10]+[FP.$D10]" office:value-type="float" office:value="75" calcext:value-type="float">
            <text:p>75</text:p>
          </table:table-cell>
          <table:table-cell table:formula="of:=[FP.$E10]+FLOOR(MAX(0;([FP.BJ$12]-[FP.$E10]))/[FP.$C10];1)*[FP.$C10]+[FP.$D10]" office:value-type="float" office:value="75" calcext:value-type="float">
            <text:p>75</text:p>
          </table:table-cell>
          <table:table-cell table:formula="of:=[FP.$E10]+FLOOR(MAX(0;([FP.BK$12]-[FP.$E10]))/[FP.$C10];1)*[FP.$C10]+[FP.$D10]" office:value-type="float" office:value="75" calcext:value-type="float">
            <text:p>75</text:p>
          </table:table-cell>
          <table:table-cell table:formula="of:=[FP.$E10]+FLOOR(MAX(0;([FP.BL$12]-[FP.$E10]))/[FP.$C10];1)*[FP.$C10]+[FP.$D10]" office:value-type="float" office:value="75" calcext:value-type="float">
            <text:p>75</text:p>
          </table:table-cell>
          <table:table-cell table:formula="of:=[FP.$E10]+FLOOR(MAX(0;([FP.BM$12]-[FP.$E10]))/[FP.$C10];1)*[FP.$C10]+[FP.$D10]" office:value-type="float" office:value="75" calcext:value-type="float">
            <text:p>75</text:p>
          </table:table-cell>
          <table:table-cell table:formula="of:=[FP.$E10]+FLOOR(MAX(0;([FP.BN$12]-[FP.$E10]))/[FP.$C10];1)*[FP.$C10]+[FP.$D10]" office:value-type="float" office:value="75" calcext:value-type="float">
            <text:p>75</text:p>
          </table:table-cell>
          <table:table-cell table:formula="of:=[FP.$E10]+FLOOR(MAX(0;([FP.BO$12]-[FP.$E10]))/[FP.$C10];1)*[FP.$C10]+[FP.$D10]" office:value-type="float" office:value="75" calcext:value-type="float">
            <text:p>75</text:p>
          </table:table-cell>
          <table:table-cell table:formula="of:=[FP.$E10]+FLOOR(MAX(0;([FP.BP$12]-[FP.$E10]))/[FP.$C10];1)*[FP.$C10]+[FP.$D10]" office:value-type="float" office:value="75" calcext:value-type="float">
            <text:p>75</text:p>
          </table:table-cell>
          <table:table-cell table:formula="of:=[FP.$E10]+FLOOR(MAX(0;([FP.BQ$12]-[FP.$E10]))/[FP.$C10];1)*[FP.$C10]+[FP.$D10]" office:value-type="float" office:value="75" calcext:value-type="float">
            <text:p>75</text:p>
          </table:table-cell>
          <table:table-cell table:formula="of:=[FP.$E10]+FLOOR(MAX(0;([FP.BR$12]-[FP.$E10]))/[FP.$C10];1)*[FP.$C10]+[FP.$D10]" office:value-type="float" office:value="75" calcext:value-type="float">
            <text:p>75</text:p>
          </table:table-cell>
          <table:table-cell table:formula="of:=[FP.$E10]+FLOOR(MAX(0;([FP.BS$12]-[FP.$E10]))/[FP.$C10];1)*[FP.$C10]+[FP.$D10]" office:value-type="float" office:value="75" calcext:value-type="float">
            <text:p>75</text:p>
          </table:table-cell>
          <table:table-cell table:formula="of:=[FP.$E10]+FLOOR(MAX(0;([FP.BT$12]-[FP.$E10]))/[FP.$C10];1)*[FP.$C10]+[FP.$D10]" office:value-type="float" office:value="75" calcext:value-type="float">
            <text:p>75</text:p>
          </table:table-cell>
          <table:table-cell table:formula="of:=[FP.$E10]+FLOOR(MAX(0;([FP.BU$12]-[FP.$E10]))/[FP.$C10];1)*[FP.$C10]+[FP.$D10]" office:value-type="float" office:value="75" calcext:value-type="float">
            <text:p>75</text:p>
          </table:table-cell>
          <table:table-cell table:formula="of:=[FP.$E10]+FLOOR(MAX(0;([FP.BV$12]-[FP.$E10]))/[FP.$C10];1)*[FP.$C10]+[FP.$D10]" office:value-type="float" office:value="75" calcext:value-type="float">
            <text:p>75</text:p>
          </table:table-cell>
          <table:table-cell table:formula="of:=[FP.$E10]+FLOOR(MAX(0;([FP.BW$12]-[FP.$E10]))/[FP.$C10];1)*[FP.$C10]+[FP.$D10]" office:value-type="float" office:value="75" calcext:value-type="float">
            <text:p>75</text:p>
          </table:table-cell>
          <table:table-cell table:formula="of:=[FP.$E10]+FLOOR(MAX(0;([FP.BX$12]-[FP.$E10]))/[FP.$C10];1)*[FP.$C10]+[FP.$D10]" office:value-type="float" office:value="75" calcext:value-type="float">
            <text:p>75</text:p>
          </table:table-cell>
          <table:table-cell table:formula="of:=[FP.$E10]+FLOOR(MAX(0;([FP.BY$12]-[FP.$E10]))/[FP.$C10];1)*[FP.$C10]+[FP.$D10]" office:value-type="float" office:value="75" calcext:value-type="float">
            <text:p>75</text:p>
          </table:table-cell>
          <table:table-cell table:formula="of:=[FP.$E10]+FLOOR(MAX(0;([FP.BZ$12]-[FP.$E10]))/[FP.$C10];1)*[FP.$C10]+[FP.$D10]" office:value-type="float" office:value="75" calcext:value-type="float">
            <text:p>75</text:p>
          </table:table-cell>
          <table:table-cell table:formula="of:=[FP.$E10]+FLOOR(MAX(0;([FP.CA$12]-[FP.$E10]))/[FP.$C10];1)*[FP.$C10]+[FP.$D10]" office:value-type="float" office:value="75" calcext:value-type="float">
            <text:p>75</text:p>
          </table:table-cell>
          <table:table-cell table:formula="of:=[FP.$E10]+FLOOR(MAX(0;([FP.CB$12]-[FP.$E10]))/[FP.$C10];1)*[FP.$C10]+[FP.$D10]" office:value-type="float" office:value="75" calcext:value-type="float">
            <text:p>75</text:p>
          </table:table-cell>
          <table:table-cell table:formula="of:=[FP.$E10]+FLOOR(MAX(0;([FP.CC$12]-[FP.$E10]))/[FP.$C10];1)*[FP.$C10]+[FP.$D10]" office:value-type="float" office:value="75" calcext:value-type="float">
            <text:p>75</text:p>
          </table:table-cell>
          <table:table-cell table:formula="of:=[FP.$E10]+FLOOR(MAX(0;([FP.CD$12]-[FP.$E10]))/[FP.$C10];1)*[FP.$C10]+[FP.$D10]" office:value-type="float" office:value="75" calcext:value-type="float">
            <text:p>75</text:p>
          </table:table-cell>
          <table:table-cell table:formula="of:=[FP.$E10]+FLOOR(MAX(0;([FP.CE$12]-[FP.$E10]))/[FP.$C10];1)*[FP.$C10]+[FP.$D10]" office:value-type="float" office:value="75" calcext:value-type="float">
            <text:p>75</text:p>
          </table:table-cell>
          <table:table-cell table:formula="of:=[FP.$E10]+FLOOR(MAX(0;([FP.CF$12]-[FP.$E10]))/[FP.$C10];1)*[FP.$C10]+[FP.$D10]" office:value-type="float" office:value="75" calcext:value-type="float">
            <text:p>75</text:p>
          </table:table-cell>
          <table:table-cell table:formula="of:=[FP.$E10]+FLOOR(MAX(0;([FP.CG$12]-[FP.$E10]))/[FP.$C10];1)*[FP.$C10]+[FP.$D10]" office:value-type="float" office:value="100" calcext:value-type="float">
            <text:p>100</text:p>
          </table:table-cell>
          <table:table-cell table:formula="of:=[FP.$E10]+FLOOR(MAX(0;([FP.CH$12]-[FP.$E10]))/[FP.$C10];1)*[FP.$C10]+[FP.$D10]" office:value-type="float" office:value="100" calcext:value-type="float">
            <text:p>100</text:p>
          </table:table-cell>
          <table:table-cell table:formula="of:=[FP.$E10]+FLOOR(MAX(0;([FP.CI$12]-[FP.$E10]))/[FP.$C10];1)*[FP.$C10]+[FP.$D10]" office:value-type="float" office:value="100" calcext:value-type="float">
            <text:p>100</text:p>
          </table:table-cell>
          <table:table-cell table:formula="of:=[FP.$E10]+FLOOR(MAX(0;([FP.CJ$12]-[FP.$E10]))/[FP.$C10];1)*[FP.$C10]+[FP.$D10]" office:value-type="float" office:value="100" calcext:value-type="float">
            <text:p>100</text:p>
          </table:table-cell>
          <table:table-cell table:formula="of:=[FP.$E10]+FLOOR(MAX(0;([FP.CK$12]-[FP.$E10]))/[FP.$C10];1)*[FP.$C10]+[FP.$D10]" office:value-type="float" office:value="100" calcext:value-type="float">
            <text:p>100</text:p>
          </table:table-cell>
          <table:table-cell table:formula="of:=[FP.$E10]+FLOOR(MAX(0;([FP.CL$12]-[FP.$E10]))/[FP.$C10];1)*[FP.$C10]+[FP.$D10]" office:value-type="float" office:value="100" calcext:value-type="float">
            <text:p>100</text:p>
          </table:table-cell>
          <table:table-cell table:formula="of:=[FP.$E10]+FLOOR(MAX(0;([FP.CM$12]-[FP.$E10]))/[FP.$C10];1)*[FP.$C10]+[FP.$D10]" office:value-type="float" office:value="100" calcext:value-type="float">
            <text:p>100</text:p>
          </table:table-cell>
          <table:table-cell table:formula="of:=[FP.$E10]+FLOOR(MAX(0;([FP.CN$12]-[FP.$E10]))/[FP.$C10];1)*[FP.$C10]+[FP.$D10]" office:value-type="float" office:value="100" calcext:value-type="float">
            <text:p>100</text:p>
          </table:table-cell>
          <table:table-cell table:formula="of:=[FP.$E10]+FLOOR(MAX(0;([FP.CO$12]-[FP.$E10]))/[FP.$C10];1)*[FP.$C10]+[FP.$D10]" office:value-type="float" office:value="100" calcext:value-type="float">
            <text:p>100</text:p>
          </table:table-cell>
          <table:table-cell table:formula="of:=[FP.$E10]+FLOOR(MAX(0;([FP.CP$12]-[FP.$E10]))/[FP.$C10];1)*[FP.$C10]+[FP.$D10]" office:value-type="float" office:value="100" calcext:value-type="float">
            <text:p>100</text:p>
          </table:table-cell>
          <table:table-cell table:formula="of:=[FP.$E10]+FLOOR(MAX(0;([FP.CQ$12]-[FP.$E10]))/[FP.$C10];1)*[FP.$C10]+[FP.$D10]" office:value-type="float" office:value="100" calcext:value-type="float">
            <text:p>100</text:p>
          </table:table-cell>
          <table:table-cell table:formula="of:=[FP.$E10]+FLOOR(MAX(0;([FP.CR$12]-[FP.$E10]))/[FP.$C10];1)*[FP.$C10]+[FP.$D10]" office:value-type="float" office:value="100" calcext:value-type="float">
            <text:p>100</text:p>
          </table:table-cell>
          <table:table-cell table:formula="of:=[FP.$E10]+FLOOR(MAX(0;([FP.CS$12]-[FP.$E10]))/[FP.$C10];1)*[FP.$C10]+[FP.$D10]" office:value-type="float" office:value="100" calcext:value-type="float">
            <text:p>100</text:p>
          </table:table-cell>
          <table:table-cell table:formula="of:=[FP.$E10]+FLOOR(MAX(0;([FP.CT$12]-[FP.$E10]))/[FP.$C10];1)*[FP.$C10]+[FP.$D10]" office:value-type="float" office:value="100" calcext:value-type="float">
            <text:p>100</text:p>
          </table:table-cell>
          <table:table-cell table:formula="of:=[FP.$E10]+FLOOR(MAX(0;([FP.CU$12]-[FP.$E10]))/[FP.$C10];1)*[FP.$C10]+[FP.$D10]" office:value-type="float" office:value="100" calcext:value-type="float">
            <text:p>100</text:p>
          </table:table-cell>
          <table:table-cell table:formula="of:=[FP.$E10]+FLOOR(MAX(0;([FP.CV$12]-[FP.$E10]))/[FP.$C10];1)*[FP.$C10]+[FP.$D10]" office:value-type="float" office:value="100" calcext:value-type="float">
            <text:p>100</text:p>
          </table:table-cell>
          <table:table-cell table:formula="of:=[FP.$E10]+FLOOR(MAX(0;([FP.CW$12]-[FP.$E10]))/[FP.$C10];1)*[FP.$C10]+[FP.$D10]" office:value-type="float" office:value="100" calcext:value-type="float">
            <text:p>100</text:p>
          </table:table-cell>
          <table:table-cell table:formula="of:=[FP.$E10]+FLOOR(MAX(0;([FP.CX$12]-[FP.$E10]))/[FP.$C10];1)*[FP.$C10]+[FP.$D10]" office:value-type="float" office:value="100" calcext:value-type="float">
            <text:p>100</text:p>
          </table:table-cell>
          <table:table-cell table:formula="of:=[FP.$E10]+FLOOR(MAX(0;([FP.CY$12]-[FP.$E10]))/[FP.$C10];1)*[FP.$C10]+[FP.$D10]" office:value-type="float" office:value="100" calcext:value-type="float">
            <text:p>100</text:p>
          </table:table-cell>
          <table:table-cell table:formula="of:=[FP.$E10]+FLOOR(MAX(0;([FP.CZ$12]-[FP.$E10]))/[FP.$C10];1)*[FP.$C10]+[FP.$D10]" office:value-type="float" office:value="100" calcext:value-type="float">
            <text:p>100</text:p>
          </table:table-cell>
          <table:table-cell table:formula="of:=[FP.$E10]+FLOOR(MAX(0;([FP.DA$12]-[FP.$E10]))/[FP.$C10];1)*[FP.$C10]+[FP.$D10]" office:value-type="float" office:value="100" calcext:value-type="float">
            <text:p>100</text:p>
          </table:table-cell>
          <table:table-cell table:formula="of:=[FP.$E10]+FLOOR(MAX(0;([FP.DB$12]-[FP.$E10]))/[FP.$C10];1)*[FP.$C10]+[FP.$D10]" office:value-type="float" office:value="100" calcext:value-type="float">
            <text:p>100</text:p>
          </table:table-cell>
          <table:table-cell table:formula="of:=[FP.$E10]+FLOOR(MAX(0;([FP.DC$12]-[FP.$E10]))/[FP.$C10];1)*[FP.$C10]+[FP.$D10]" office:value-type="float" office:value="100" calcext:value-type="float">
            <text:p>100</text:p>
          </table:table-cell>
          <table:table-cell table:formula="of:=[FP.$E10]+FLOOR(MAX(0;([FP.DD$12]-[FP.$E10]))/[FP.$C10];1)*[FP.$C10]+[FP.$D10]" office:value-type="float" office:value="100" calcext:value-type="float">
            <text:p>100</text:p>
          </table:table-cell>
          <table:table-cell table:formula="of:=[FP.$E10]+FLOOR(MAX(0;([FP.DE$12]-[FP.$E10]))/[FP.$C10];1)*[FP.$C10]+[FP.$D10]" office:value-type="float" office:value="100" calcext:value-type="float">
            <text:p>100</text:p>
          </table:table-cell>
          <table:table-cell table:formula="of:=[FP.$E10]+FLOOR(MAX(0;([FP.DF$12]-[FP.$E10]))/[FP.$C10];1)*[FP.$C10]+[FP.$D10]" office:value-type="float" office:value="125" calcext:value-type="float">
            <text:p>125</text:p>
          </table:table-cell>
          <table:table-cell table:formula="of:=[FP.$E10]+FLOOR(MAX(0;([FP.DG$12]-[FP.$E10]))/[FP.$C10];1)*[FP.$C10]+[FP.$D10]" office:value-type="float" office:value="125" calcext:value-type="float">
            <text:p>125</text:p>
          </table:table-cell>
          <table:table-cell table:formula="of:=[FP.$E10]+FLOOR(MAX(0;([FP.DH$12]-[FP.$E10]))/[FP.$C10];1)*[FP.$C10]+[FP.$D10]" office:value-type="float" office:value="125" calcext:value-type="float">
            <text:p>125</text:p>
          </table:table-cell>
          <table:table-cell table:formula="of:=[FP.$E10]+FLOOR(MAX(0;([FP.DI$12]-[FP.$E10]))/[FP.$C10];1)*[FP.$C10]+[FP.$D10]" office:value-type="float" office:value="125" calcext:value-type="float">
            <text:p>125</text:p>
          </table:table-cell>
          <table:table-cell table:formula="of:=[FP.$E10]+FLOOR(MAX(0;([FP.DJ$12]-[FP.$E10]))/[FP.$C10];1)*[FP.$C10]+[FP.$D10]" office:value-type="float" office:value="125" calcext:value-type="float">
            <text:p>125</text:p>
          </table:table-cell>
          <table:table-cell table:formula="of:=[FP.$E10]+FLOOR(MAX(0;([FP.DK$12]-[FP.$E10]))/[FP.$C10];1)*[FP.$C10]+[FP.$D10]" office:value-type="float" office:value="125" calcext:value-type="float">
            <text:p>125</text:p>
          </table:table-cell>
          <table:table-cell table:formula="of:=[FP.$E10]+FLOOR(MAX(0;([FP.DL$12]-[FP.$E10]))/[FP.$C10];1)*[FP.$C10]+[FP.$D10]" office:value-type="float" office:value="125" calcext:value-type="float">
            <text:p>125</text:p>
          </table:table-cell>
          <table:table-cell table:formula="of:=[FP.$E10]+FLOOR(MAX(0;([FP.DM$12]-[FP.$E10]))/[FP.$C10];1)*[FP.$C10]+[FP.$D10]" office:value-type="float" office:value="125" calcext:value-type="float">
            <text:p>125</text:p>
          </table:table-cell>
          <table:table-cell table:formula="of:=[FP.$E10]+FLOOR(MAX(0;([FP.DN$12]-[FP.$E10]))/[FP.$C10];1)*[FP.$C10]+[FP.$D10]" office:value-type="float" office:value="125" calcext:value-type="float">
            <text:p>125</text:p>
          </table:table-cell>
          <table:table-cell table:formula="of:=[FP.$E10]+FLOOR(MAX(0;([FP.DO$12]-[FP.$E10]))/[FP.$C10];1)*[FP.$C10]+[FP.$D10]" office:value-type="float" office:value="125" calcext:value-type="float">
            <text:p>125</text:p>
          </table:table-cell>
          <table:table-cell table:formula="of:=[FP.$E10]+FLOOR(MAX(0;([FP.DP$12]-[FP.$E10]))/[FP.$C10];1)*[FP.$C10]+[FP.$D10]" office:value-type="float" office:value="125" calcext:value-type="float">
            <text:p>125</text:p>
          </table:table-cell>
          <table:table-cell table:formula="of:=[FP.$E10]+FLOOR(MAX(0;([FP.DQ$12]-[FP.$E10]))/[FP.$C10];1)*[FP.$C10]+[FP.$D10]" office:value-type="float" office:value="125" calcext:value-type="float">
            <text:p>125</text:p>
          </table:table-cell>
          <table:table-cell table:formula="of:=[FP.$E10]+FLOOR(MAX(0;([FP.DR$12]-[FP.$E10]))/[FP.$C10];1)*[FP.$C10]+[FP.$D10]" office:value-type="float" office:value="125" calcext:value-type="float">
            <text:p>125</text:p>
          </table:table-cell>
          <table:table-cell table:formula="of:=[FP.$E10]+FLOOR(MAX(0;([FP.DS$12]-[FP.$E10]))/[FP.$C10];1)*[FP.$C10]+[FP.$D10]" office:value-type="float" office:value="125" calcext:value-type="float">
            <text:p>125</text:p>
          </table:table-cell>
          <table:table-cell table:formula="of:=[FP.$E10]+FLOOR(MAX(0;([FP.DT$12]-[FP.$E10]))/[FP.$C10];1)*[FP.$C10]+[FP.$D10]" office:value-type="float" office:value="125" calcext:value-type="float">
            <text:p>125</text:p>
          </table:table-cell>
          <table:table-cell table:formula="of:=[FP.$E10]+FLOOR(MAX(0;([FP.DU$12]-[FP.$E10]))/[FP.$C10];1)*[FP.$C10]+[FP.$D10]" office:value-type="float" office:value="125" calcext:value-type="float">
            <text:p>125</text:p>
          </table:table-cell>
          <table:table-cell table:formula="of:=[FP.$E10]+FLOOR(MAX(0;([FP.DV$12]-[FP.$E10]))/[FP.$C10];1)*[FP.$C10]+[FP.$D10]" office:value-type="float" office:value="125" calcext:value-type="float">
            <text:p>125</text:p>
          </table:table-cell>
          <table:table-cell table:formula="of:=[FP.$E10]+FLOOR(MAX(0;([FP.DW$12]-[FP.$E10]))/[FP.$C10];1)*[FP.$C10]+[FP.$D10]" office:value-type="float" office:value="125" calcext:value-type="float">
            <text:p>125</text:p>
          </table:table-cell>
          <table:table-cell table:formula="of:=[FP.$E10]+FLOOR(MAX(0;([FP.DX$12]-[FP.$E10]))/[FP.$C10];1)*[FP.$C10]+[FP.$D10]" office:value-type="float" office:value="125" calcext:value-type="float">
            <text:p>125</text:p>
          </table:table-cell>
          <table:table-cell table:formula="of:=[FP.$E10]+FLOOR(MAX(0;([FP.DY$12]-[FP.$E10]))/[FP.$C10];1)*[FP.$C10]+[FP.$D10]" office:value-type="float" office:value="125" calcext:value-type="float">
            <text:p>125</text:p>
          </table:table-cell>
          <table:table-cell table:formula="of:=[FP.$E10]+FLOOR(MAX(0;([FP.DZ$12]-[FP.$E10]))/[FP.$C10];1)*[FP.$C10]+[FP.$D10]" office:value-type="float" office:value="125" calcext:value-type="float">
            <text:p>125</text:p>
          </table:table-cell>
          <table:table-cell table:formula="of:=[FP.$E10]+FLOOR(MAX(0;([FP.EA$12]-[FP.$E10]))/[FP.$C10];1)*[FP.$C10]+[FP.$D10]" office:value-type="float" office:value="125" calcext:value-type="float">
            <text:p>125</text:p>
          </table:table-cell>
          <table:table-cell table:formula="of:=[FP.$E10]+FLOOR(MAX(0;([FP.EB$12]-[FP.$E10]))/[FP.$C10];1)*[FP.$C10]+[FP.$D10]" office:value-type="float" office:value="125" calcext:value-type="float">
            <text:p>125</text:p>
          </table:table-cell>
        </table:table-row>
        <table:table-row table:style-name="ro1" table:visibility="collapse">
          <table:table-cell table:number-columns-repeated="9"/>
          <table:table-cell table:formula="of:=[FP.$E11]+FLOOR(MAX(0;([FP.J$12]-[FP.$E11]))/[FP.$C11];1)*[FP.$C11]+[FP.$D11]" office:value-type="float" office:value="25" calcext:value-type="float">
            <text:p>25</text:p>
          </table:table-cell>
          <table:table-cell table:formula="of:=[FP.$E11]+FLOOR(MAX(0;([FP.K$12]-[FP.$E11]))/[FP.$C11];1)*[FP.$C11]+[FP.$D11]" office:value-type="float" office:value="25" calcext:value-type="float">
            <text:p>25</text:p>
          </table:table-cell>
          <table:table-cell table:formula="of:=[FP.$E11]+FLOOR(MAX(0;([FP.L$12]-[FP.$E11]))/[FP.$C11];1)*[FP.$C11]+[FP.$D11]" office:value-type="float" office:value="25" calcext:value-type="float">
            <text:p>25</text:p>
          </table:table-cell>
          <table:table-cell table:formula="of:=[FP.$E11]+FLOOR(MAX(0;([FP.M$12]-[FP.$E11]))/[FP.$C11];1)*[FP.$C11]+[FP.$D11]" office:value-type="float" office:value="25" calcext:value-type="float">
            <text:p>25</text:p>
          </table:table-cell>
          <table:table-cell table:formula="of:=[FP.$E11]+FLOOR(MAX(0;([FP.N$12]-[FP.$E11]))/[FP.$C11];1)*[FP.$C11]+[FP.$D11]" office:value-type="float" office:value="25" calcext:value-type="float">
            <text:p>25</text:p>
          </table:table-cell>
          <table:table-cell table:formula="of:=[FP.$E11]+FLOOR(MAX(0;([FP.O$12]-[FP.$E11]))/[FP.$C11];1)*[FP.$C11]+[FP.$D11]" office:value-type="float" office:value="25" calcext:value-type="float">
            <text:p>25</text:p>
          </table:table-cell>
          <table:table-cell table:formula="of:=[FP.$E11]+FLOOR(MAX(0;([FP.P$12]-[FP.$E11]))/[FP.$C11];1)*[FP.$C11]+[FP.$D11]" office:value-type="float" office:value="25" calcext:value-type="float">
            <text:p>25</text:p>
          </table:table-cell>
          <table:table-cell table:formula="of:=[FP.$E11]+FLOOR(MAX(0;([FP.Q$12]-[FP.$E11]))/[FP.$C11];1)*[FP.$C11]+[FP.$D11]" office:value-type="float" office:value="25" calcext:value-type="float">
            <text:p>25</text:p>
          </table:table-cell>
          <table:table-cell table:formula="of:=[FP.$E11]+FLOOR(MAX(0;([FP.R$12]-[FP.$E11]))/[FP.$C11];1)*[FP.$C11]+[FP.$D11]" office:value-type="float" office:value="25" calcext:value-type="float">
            <text:p>25</text:p>
          </table:table-cell>
          <table:table-cell table:formula="of:=[FP.$E11]+FLOOR(MAX(0;([FP.S$12]-[FP.$E11]))/[FP.$C11];1)*[FP.$C11]+[FP.$D11]" office:value-type="float" office:value="25" calcext:value-type="float">
            <text:p>25</text:p>
          </table:table-cell>
          <table:table-cell table:formula="of:=[FP.$E11]+FLOOR(MAX(0;([FP.T$12]-[FP.$E11]))/[FP.$C11];1)*[FP.$C11]+[FP.$D11]" office:value-type="float" office:value="25" calcext:value-type="float">
            <text:p>25</text:p>
          </table:table-cell>
          <table:table-cell table:formula="of:=[FP.$E11]+FLOOR(MAX(0;([FP.U$12]-[FP.$E11]))/[FP.$C11];1)*[FP.$C11]+[FP.$D11]" office:value-type="float" office:value="25" calcext:value-type="float">
            <text:p>25</text:p>
          </table:table-cell>
          <table:table-cell table:formula="of:=[FP.$E11]+FLOOR(MAX(0;([FP.V$12]-[FP.$E11]))/[FP.$C11];1)*[FP.$C11]+[FP.$D11]" office:value-type="float" office:value="25" calcext:value-type="float">
            <text:p>25</text:p>
          </table:table-cell>
          <table:table-cell table:formula="of:=[FP.$E11]+FLOOR(MAX(0;([FP.W$12]-[FP.$E11]))/[FP.$C11];1)*[FP.$C11]+[FP.$D11]" office:value-type="float" office:value="25" calcext:value-type="float">
            <text:p>25</text:p>
          </table:table-cell>
          <table:table-cell table:formula="of:=[FP.$E11]+FLOOR(MAX(0;([FP.X$12]-[FP.$E11]))/[FP.$C11];1)*[FP.$C11]+[FP.$D11]" office:value-type="float" office:value="25" calcext:value-type="float">
            <text:p>25</text:p>
          </table:table-cell>
          <table:table-cell table:formula="of:=[FP.$E11]+FLOOR(MAX(0;([FP.Y$12]-[FP.$E11]))/[FP.$C11];1)*[FP.$C11]+[FP.$D11]" office:value-type="float" office:value="25" calcext:value-type="float">
            <text:p>25</text:p>
          </table:table-cell>
          <table:table-cell table:formula="of:=[FP.$E11]+FLOOR(MAX(0;([FP.Z$12]-[FP.$E11]))/[FP.$C11];1)*[FP.$C11]+[FP.$D11]" office:value-type="float" office:value="25" calcext:value-type="float">
            <text:p>25</text:p>
          </table:table-cell>
          <table:table-cell table:formula="of:=[FP.$E11]+FLOOR(MAX(0;([FP.AA$12]-[FP.$E11]))/[FP.$C11];1)*[FP.$C11]+[FP.$D11]" office:value-type="float" office:value="25" calcext:value-type="float">
            <text:p>25</text:p>
          </table:table-cell>
          <table:table-cell table:formula="of:=[FP.$E11]+FLOOR(MAX(0;([FP.AB$12]-[FP.$E11]))/[FP.$C11];1)*[FP.$C11]+[FP.$D11]" office:value-type="float" office:value="25" calcext:value-type="float">
            <text:p>25</text:p>
          </table:table-cell>
          <table:table-cell table:formula="of:=[FP.$E11]+FLOOR(MAX(0;([FP.AC$12]-[FP.$E11]))/[FP.$C11];1)*[FP.$C11]+[FP.$D11]" office:value-type="float" office:value="25" calcext:value-type="float">
            <text:p>25</text:p>
          </table:table-cell>
          <table:table-cell table:formula="of:=[FP.$E11]+FLOOR(MAX(0;([FP.AD$12]-[FP.$E11]))/[FP.$C11];1)*[FP.$C11]+[FP.$D11]" office:value-type="float" office:value="25" calcext:value-type="float">
            <text:p>25</text:p>
          </table:table-cell>
          <table:table-cell table:formula="of:=[FP.$E11]+FLOOR(MAX(0;([FP.AE$12]-[FP.$E11]))/[FP.$C11];1)*[FP.$C11]+[FP.$D11]" office:value-type="float" office:value="25" calcext:value-type="float">
            <text:p>25</text:p>
          </table:table-cell>
          <table:table-cell table:formula="of:=[FP.$E11]+FLOOR(MAX(0;([FP.AF$12]-[FP.$E11]))/[FP.$C11];1)*[FP.$C11]+[FP.$D11]" office:value-type="float" office:value="25" calcext:value-type="float">
            <text:p>25</text:p>
          </table:table-cell>
          <table:table-cell table:formula="of:=[FP.$E11]+FLOOR(MAX(0;([FP.AG$12]-[FP.$E11]))/[FP.$C11];1)*[FP.$C11]+[FP.$D11]" office:value-type="float" office:value="25" calcext:value-type="float">
            <text:p>25</text:p>
          </table:table-cell>
          <table:table-cell table:formula="of:=[FP.$E11]+FLOOR(MAX(0;([FP.AH$12]-[FP.$E11]))/[FP.$C11];1)*[FP.$C11]+[FP.$D11]" office:value-type="float" office:value="25" calcext:value-type="float">
            <text:p>25</text:p>
          </table:table-cell>
          <table:table-cell table:formula="of:=[FP.$E11]+FLOOR(MAX(0;([FP.AI$12]-[FP.$E11]))/[FP.$C11];1)*[FP.$C11]+[FP.$D11]" office:value-type="float" office:value="50" calcext:value-type="float">
            <text:p>50</text:p>
          </table:table-cell>
          <table:table-cell table:formula="of:=[FP.$E11]+FLOOR(MAX(0;([FP.AJ$12]-[FP.$E11]))/[FP.$C11];1)*[FP.$C11]+[FP.$D11]" office:value-type="float" office:value="50" calcext:value-type="float">
            <text:p>50</text:p>
          </table:table-cell>
          <table:table-cell table:formula="of:=[FP.$E11]+FLOOR(MAX(0;([FP.AK$12]-[FP.$E11]))/[FP.$C11];1)*[FP.$C11]+[FP.$D11]" office:value-type="float" office:value="50" calcext:value-type="float">
            <text:p>50</text:p>
          </table:table-cell>
          <table:table-cell table:formula="of:=[FP.$E11]+FLOOR(MAX(0;([FP.AL$12]-[FP.$E11]))/[FP.$C11];1)*[FP.$C11]+[FP.$D11]" office:value-type="float" office:value="50" calcext:value-type="float">
            <text:p>50</text:p>
          </table:table-cell>
          <table:table-cell table:formula="of:=[FP.$E11]+FLOOR(MAX(0;([FP.AM$12]-[FP.$E11]))/[FP.$C11];1)*[FP.$C11]+[FP.$D11]" office:value-type="float" office:value="50" calcext:value-type="float">
            <text:p>50</text:p>
          </table:table-cell>
          <table:table-cell table:formula="of:=[FP.$E11]+FLOOR(MAX(0;([FP.AN$12]-[FP.$E11]))/[FP.$C11];1)*[FP.$C11]+[FP.$D11]" office:value-type="float" office:value="50" calcext:value-type="float">
            <text:p>50</text:p>
          </table:table-cell>
          <table:table-cell table:formula="of:=[FP.$E11]+FLOOR(MAX(0;([FP.AO$12]-[FP.$E11]))/[FP.$C11];1)*[FP.$C11]+[FP.$D11]" office:value-type="float" office:value="50" calcext:value-type="float">
            <text:p>50</text:p>
          </table:table-cell>
          <table:table-cell table:formula="of:=[FP.$E11]+FLOOR(MAX(0;([FP.AP$12]-[FP.$E11]))/[FP.$C11];1)*[FP.$C11]+[FP.$D11]" office:value-type="float" office:value="50" calcext:value-type="float">
            <text:p>50</text:p>
          </table:table-cell>
          <table:table-cell table:formula="of:=[FP.$E11]+FLOOR(MAX(0;([FP.AQ$12]-[FP.$E11]))/[FP.$C11];1)*[FP.$C11]+[FP.$D11]" office:value-type="float" office:value="50" calcext:value-type="float">
            <text:p>50</text:p>
          </table:table-cell>
          <table:table-cell table:formula="of:=[FP.$E11]+FLOOR(MAX(0;([FP.AR$12]-[FP.$E11]))/[FP.$C11];1)*[FP.$C11]+[FP.$D11]" office:value-type="float" office:value="50" calcext:value-type="float">
            <text:p>50</text:p>
          </table:table-cell>
          <table:table-cell table:formula="of:=[FP.$E11]+FLOOR(MAX(0;([FP.AS$12]-[FP.$E11]))/[FP.$C11];1)*[FP.$C11]+[FP.$D11]" office:value-type="float" office:value="50" calcext:value-type="float">
            <text:p>50</text:p>
          </table:table-cell>
          <table:table-cell table:formula="of:=[FP.$E11]+FLOOR(MAX(0;([FP.AT$12]-[FP.$E11]))/[FP.$C11];1)*[FP.$C11]+[FP.$D11]" office:value-type="float" office:value="50" calcext:value-type="float">
            <text:p>50</text:p>
          </table:table-cell>
          <table:table-cell table:formula="of:=[FP.$E11]+FLOOR(MAX(0;([FP.AU$12]-[FP.$E11]))/[FP.$C11];1)*[FP.$C11]+[FP.$D11]" office:value-type="float" office:value="50" calcext:value-type="float">
            <text:p>50</text:p>
          </table:table-cell>
          <table:table-cell table:formula="of:=[FP.$E11]+FLOOR(MAX(0;([FP.AV$12]-[FP.$E11]))/[FP.$C11];1)*[FP.$C11]+[FP.$D11]" office:value-type="float" office:value="50" calcext:value-type="float">
            <text:p>50</text:p>
          </table:table-cell>
          <table:table-cell table:formula="of:=[FP.$E11]+FLOOR(MAX(0;([FP.AW$12]-[FP.$E11]))/[FP.$C11];1)*[FP.$C11]+[FP.$D11]" office:value-type="float" office:value="50" calcext:value-type="float">
            <text:p>50</text:p>
          </table:table-cell>
          <table:table-cell table:formula="of:=[FP.$E11]+FLOOR(MAX(0;([FP.AX$12]-[FP.$E11]))/[FP.$C11];1)*[FP.$C11]+[FP.$D11]" office:value-type="float" office:value="50" calcext:value-type="float">
            <text:p>50</text:p>
          </table:table-cell>
          <table:table-cell table:formula="of:=[FP.$E11]+FLOOR(MAX(0;([FP.AY$12]-[FP.$E11]))/[FP.$C11];1)*[FP.$C11]+[FP.$D11]" office:value-type="float" office:value="50" calcext:value-type="float">
            <text:p>50</text:p>
          </table:table-cell>
          <table:table-cell table:formula="of:=[FP.$E11]+FLOOR(MAX(0;([FP.AZ$12]-[FP.$E11]))/[FP.$C11];1)*[FP.$C11]+[FP.$D11]" office:value-type="float" office:value="50" calcext:value-type="float">
            <text:p>50</text:p>
          </table:table-cell>
          <table:table-cell table:formula="of:=[FP.$E11]+FLOOR(MAX(0;([FP.BA$12]-[FP.$E11]))/[FP.$C11];1)*[FP.$C11]+[FP.$D11]" office:value-type="float" office:value="50" calcext:value-type="float">
            <text:p>50</text:p>
          </table:table-cell>
          <table:table-cell table:formula="of:=[FP.$E11]+FLOOR(MAX(0;([FP.BB$12]-[FP.$E11]))/[FP.$C11];1)*[FP.$C11]+[FP.$D11]" office:value-type="float" office:value="50" calcext:value-type="float">
            <text:p>50</text:p>
          </table:table-cell>
          <table:table-cell table:formula="of:=[FP.$E11]+FLOOR(MAX(0;([FP.BC$12]-[FP.$E11]))/[FP.$C11];1)*[FP.$C11]+[FP.$D11]" office:value-type="float" office:value="50" calcext:value-type="float">
            <text:p>50</text:p>
          </table:table-cell>
          <table:table-cell table:formula="of:=[FP.$E11]+FLOOR(MAX(0;([FP.BD$12]-[FP.$E11]))/[FP.$C11];1)*[FP.$C11]+[FP.$D11]" office:value-type="float" office:value="50" calcext:value-type="float">
            <text:p>50</text:p>
          </table:table-cell>
          <table:table-cell table:formula="of:=[FP.$E11]+FLOOR(MAX(0;([FP.BE$12]-[FP.$E11]))/[FP.$C11];1)*[FP.$C11]+[FP.$D11]" office:value-type="float" office:value="50" calcext:value-type="float">
            <text:p>50</text:p>
          </table:table-cell>
          <table:table-cell table:formula="of:=[FP.$E11]+FLOOR(MAX(0;([FP.BF$12]-[FP.$E11]))/[FP.$C11];1)*[FP.$C11]+[FP.$D11]" office:value-type="float" office:value="50" calcext:value-type="float">
            <text:p>50</text:p>
          </table:table-cell>
          <table:table-cell table:formula="of:=[FP.$E11]+FLOOR(MAX(0;([FP.BG$12]-[FP.$E11]))/[FP.$C11];1)*[FP.$C11]+[FP.$D11]" office:value-type="float" office:value="50" calcext:value-type="float">
            <text:p>50</text:p>
          </table:table-cell>
          <table:table-cell table:formula="of:=[FP.$E11]+FLOOR(MAX(0;([FP.BH$12]-[FP.$E11]))/[FP.$C11];1)*[FP.$C11]+[FP.$D11]" office:value-type="float" office:value="75" calcext:value-type="float">
            <text:p>75</text:p>
          </table:table-cell>
          <table:table-cell table:formula="of:=[FP.$E11]+FLOOR(MAX(0;([FP.BI$12]-[FP.$E11]))/[FP.$C11];1)*[FP.$C11]+[FP.$D11]" office:value-type="float" office:value="75" calcext:value-type="float">
            <text:p>75</text:p>
          </table:table-cell>
          <table:table-cell table:formula="of:=[FP.$E11]+FLOOR(MAX(0;([FP.BJ$12]-[FP.$E11]))/[FP.$C11];1)*[FP.$C11]+[FP.$D11]" office:value-type="float" office:value="75" calcext:value-type="float">
            <text:p>75</text:p>
          </table:table-cell>
          <table:table-cell table:formula="of:=[FP.$E11]+FLOOR(MAX(0;([FP.BK$12]-[FP.$E11]))/[FP.$C11];1)*[FP.$C11]+[FP.$D11]" office:value-type="float" office:value="75" calcext:value-type="float">
            <text:p>75</text:p>
          </table:table-cell>
          <table:table-cell table:formula="of:=[FP.$E11]+FLOOR(MAX(0;([FP.BL$12]-[FP.$E11]))/[FP.$C11];1)*[FP.$C11]+[FP.$D11]" office:value-type="float" office:value="75" calcext:value-type="float">
            <text:p>75</text:p>
          </table:table-cell>
          <table:table-cell table:formula="of:=[FP.$E11]+FLOOR(MAX(0;([FP.BM$12]-[FP.$E11]))/[FP.$C11];1)*[FP.$C11]+[FP.$D11]" office:value-type="float" office:value="75" calcext:value-type="float">
            <text:p>75</text:p>
          </table:table-cell>
          <table:table-cell table:formula="of:=[FP.$E11]+FLOOR(MAX(0;([FP.BN$12]-[FP.$E11]))/[FP.$C11];1)*[FP.$C11]+[FP.$D11]" office:value-type="float" office:value="75" calcext:value-type="float">
            <text:p>75</text:p>
          </table:table-cell>
          <table:table-cell table:formula="of:=[FP.$E11]+FLOOR(MAX(0;([FP.BO$12]-[FP.$E11]))/[FP.$C11];1)*[FP.$C11]+[FP.$D11]" office:value-type="float" office:value="75" calcext:value-type="float">
            <text:p>75</text:p>
          </table:table-cell>
          <table:table-cell table:formula="of:=[FP.$E11]+FLOOR(MAX(0;([FP.BP$12]-[FP.$E11]))/[FP.$C11];1)*[FP.$C11]+[FP.$D11]" office:value-type="float" office:value="75" calcext:value-type="float">
            <text:p>75</text:p>
          </table:table-cell>
          <table:table-cell table:formula="of:=[FP.$E11]+FLOOR(MAX(0;([FP.BQ$12]-[FP.$E11]))/[FP.$C11];1)*[FP.$C11]+[FP.$D11]" office:value-type="float" office:value="75" calcext:value-type="float">
            <text:p>75</text:p>
          </table:table-cell>
          <table:table-cell table:formula="of:=[FP.$E11]+FLOOR(MAX(0;([FP.BR$12]-[FP.$E11]))/[FP.$C11];1)*[FP.$C11]+[FP.$D11]" office:value-type="float" office:value="75" calcext:value-type="float">
            <text:p>75</text:p>
          </table:table-cell>
          <table:table-cell table:formula="of:=[FP.$E11]+FLOOR(MAX(0;([FP.BS$12]-[FP.$E11]))/[FP.$C11];1)*[FP.$C11]+[FP.$D11]" office:value-type="float" office:value="75" calcext:value-type="float">
            <text:p>75</text:p>
          </table:table-cell>
          <table:table-cell table:formula="of:=[FP.$E11]+FLOOR(MAX(0;([FP.BT$12]-[FP.$E11]))/[FP.$C11];1)*[FP.$C11]+[FP.$D11]" office:value-type="float" office:value="75" calcext:value-type="float">
            <text:p>75</text:p>
          </table:table-cell>
          <table:table-cell table:formula="of:=[FP.$E11]+FLOOR(MAX(0;([FP.BU$12]-[FP.$E11]))/[FP.$C11];1)*[FP.$C11]+[FP.$D11]" office:value-type="float" office:value="75" calcext:value-type="float">
            <text:p>75</text:p>
          </table:table-cell>
          <table:table-cell table:formula="of:=[FP.$E11]+FLOOR(MAX(0;([FP.BV$12]-[FP.$E11]))/[FP.$C11];1)*[FP.$C11]+[FP.$D11]" office:value-type="float" office:value="75" calcext:value-type="float">
            <text:p>75</text:p>
          </table:table-cell>
          <table:table-cell table:formula="of:=[FP.$E11]+FLOOR(MAX(0;([FP.BW$12]-[FP.$E11]))/[FP.$C11];1)*[FP.$C11]+[FP.$D11]" office:value-type="float" office:value="75" calcext:value-type="float">
            <text:p>75</text:p>
          </table:table-cell>
          <table:table-cell table:formula="of:=[FP.$E11]+FLOOR(MAX(0;([FP.BX$12]-[FP.$E11]))/[FP.$C11];1)*[FP.$C11]+[FP.$D11]" office:value-type="float" office:value="75" calcext:value-type="float">
            <text:p>75</text:p>
          </table:table-cell>
          <table:table-cell table:formula="of:=[FP.$E11]+FLOOR(MAX(0;([FP.BY$12]-[FP.$E11]))/[FP.$C11];1)*[FP.$C11]+[FP.$D11]" office:value-type="float" office:value="75" calcext:value-type="float">
            <text:p>75</text:p>
          </table:table-cell>
          <table:table-cell table:formula="of:=[FP.$E11]+FLOOR(MAX(0;([FP.BZ$12]-[FP.$E11]))/[FP.$C11];1)*[FP.$C11]+[FP.$D11]" office:value-type="float" office:value="75" calcext:value-type="float">
            <text:p>75</text:p>
          </table:table-cell>
          <table:table-cell table:formula="of:=[FP.$E11]+FLOOR(MAX(0;([FP.CA$12]-[FP.$E11]))/[FP.$C11];1)*[FP.$C11]+[FP.$D11]" office:value-type="float" office:value="75" calcext:value-type="float">
            <text:p>75</text:p>
          </table:table-cell>
          <table:table-cell table:formula="of:=[FP.$E11]+FLOOR(MAX(0;([FP.CB$12]-[FP.$E11]))/[FP.$C11];1)*[FP.$C11]+[FP.$D11]" office:value-type="float" office:value="75" calcext:value-type="float">
            <text:p>75</text:p>
          </table:table-cell>
          <table:table-cell table:formula="of:=[FP.$E11]+FLOOR(MAX(0;([FP.CC$12]-[FP.$E11]))/[FP.$C11];1)*[FP.$C11]+[FP.$D11]" office:value-type="float" office:value="75" calcext:value-type="float">
            <text:p>75</text:p>
          </table:table-cell>
          <table:table-cell table:formula="of:=[FP.$E11]+FLOOR(MAX(0;([FP.CD$12]-[FP.$E11]))/[FP.$C11];1)*[FP.$C11]+[FP.$D11]" office:value-type="float" office:value="75" calcext:value-type="float">
            <text:p>75</text:p>
          </table:table-cell>
          <table:table-cell table:formula="of:=[FP.$E11]+FLOOR(MAX(0;([FP.CE$12]-[FP.$E11]))/[FP.$C11];1)*[FP.$C11]+[FP.$D11]" office:value-type="float" office:value="75" calcext:value-type="float">
            <text:p>75</text:p>
          </table:table-cell>
          <table:table-cell table:formula="of:=[FP.$E11]+FLOOR(MAX(0;([FP.CF$12]-[FP.$E11]))/[FP.$C11];1)*[FP.$C11]+[FP.$D11]" office:value-type="float" office:value="75" calcext:value-type="float">
            <text:p>75</text:p>
          </table:table-cell>
          <table:table-cell table:formula="of:=[FP.$E11]+FLOOR(MAX(0;([FP.CG$12]-[FP.$E11]))/[FP.$C11];1)*[FP.$C11]+[FP.$D11]" office:value-type="float" office:value="100" calcext:value-type="float">
            <text:p>100</text:p>
          </table:table-cell>
          <table:table-cell table:formula="of:=[FP.$E11]+FLOOR(MAX(0;([FP.CH$12]-[FP.$E11]))/[FP.$C11];1)*[FP.$C11]+[FP.$D11]" office:value-type="float" office:value="100" calcext:value-type="float">
            <text:p>100</text:p>
          </table:table-cell>
          <table:table-cell table:formula="of:=[FP.$E11]+FLOOR(MAX(0;([FP.CI$12]-[FP.$E11]))/[FP.$C11];1)*[FP.$C11]+[FP.$D11]" office:value-type="float" office:value="100" calcext:value-type="float">
            <text:p>100</text:p>
          </table:table-cell>
          <table:table-cell table:formula="of:=[FP.$E11]+FLOOR(MAX(0;([FP.CJ$12]-[FP.$E11]))/[FP.$C11];1)*[FP.$C11]+[FP.$D11]" office:value-type="float" office:value="100" calcext:value-type="float">
            <text:p>100</text:p>
          </table:table-cell>
          <table:table-cell table:formula="of:=[FP.$E11]+FLOOR(MAX(0;([FP.CK$12]-[FP.$E11]))/[FP.$C11];1)*[FP.$C11]+[FP.$D11]" office:value-type="float" office:value="100" calcext:value-type="float">
            <text:p>100</text:p>
          </table:table-cell>
          <table:table-cell table:formula="of:=[FP.$E11]+FLOOR(MAX(0;([FP.CL$12]-[FP.$E11]))/[FP.$C11];1)*[FP.$C11]+[FP.$D11]" office:value-type="float" office:value="100" calcext:value-type="float">
            <text:p>100</text:p>
          </table:table-cell>
          <table:table-cell table:formula="of:=[FP.$E11]+FLOOR(MAX(0;([FP.CM$12]-[FP.$E11]))/[FP.$C11];1)*[FP.$C11]+[FP.$D11]" office:value-type="float" office:value="100" calcext:value-type="float">
            <text:p>100</text:p>
          </table:table-cell>
          <table:table-cell table:formula="of:=[FP.$E11]+FLOOR(MAX(0;([FP.CN$12]-[FP.$E11]))/[FP.$C11];1)*[FP.$C11]+[FP.$D11]" office:value-type="float" office:value="100" calcext:value-type="float">
            <text:p>100</text:p>
          </table:table-cell>
          <table:table-cell table:formula="of:=[FP.$E11]+FLOOR(MAX(0;([FP.CO$12]-[FP.$E11]))/[FP.$C11];1)*[FP.$C11]+[FP.$D11]" office:value-type="float" office:value="100" calcext:value-type="float">
            <text:p>100</text:p>
          </table:table-cell>
          <table:table-cell table:formula="of:=[FP.$E11]+FLOOR(MAX(0;([FP.CP$12]-[FP.$E11]))/[FP.$C11];1)*[FP.$C11]+[FP.$D11]" office:value-type="float" office:value="100" calcext:value-type="float">
            <text:p>100</text:p>
          </table:table-cell>
          <table:table-cell table:formula="of:=[FP.$E11]+FLOOR(MAX(0;([FP.CQ$12]-[FP.$E11]))/[FP.$C11];1)*[FP.$C11]+[FP.$D11]" office:value-type="float" office:value="100" calcext:value-type="float">
            <text:p>100</text:p>
          </table:table-cell>
          <table:table-cell table:formula="of:=[FP.$E11]+FLOOR(MAX(0;([FP.CR$12]-[FP.$E11]))/[FP.$C11];1)*[FP.$C11]+[FP.$D11]" office:value-type="float" office:value="100" calcext:value-type="float">
            <text:p>100</text:p>
          </table:table-cell>
          <table:table-cell table:formula="of:=[FP.$E11]+FLOOR(MAX(0;([FP.CS$12]-[FP.$E11]))/[FP.$C11];1)*[FP.$C11]+[FP.$D11]" office:value-type="float" office:value="100" calcext:value-type="float">
            <text:p>100</text:p>
          </table:table-cell>
          <table:table-cell table:formula="of:=[FP.$E11]+FLOOR(MAX(0;([FP.CT$12]-[FP.$E11]))/[FP.$C11];1)*[FP.$C11]+[FP.$D11]" office:value-type="float" office:value="100" calcext:value-type="float">
            <text:p>100</text:p>
          </table:table-cell>
          <table:table-cell table:formula="of:=[FP.$E11]+FLOOR(MAX(0;([FP.CU$12]-[FP.$E11]))/[FP.$C11];1)*[FP.$C11]+[FP.$D11]" office:value-type="float" office:value="100" calcext:value-type="float">
            <text:p>100</text:p>
          </table:table-cell>
          <table:table-cell table:formula="of:=[FP.$E11]+FLOOR(MAX(0;([FP.CV$12]-[FP.$E11]))/[FP.$C11];1)*[FP.$C11]+[FP.$D11]" office:value-type="float" office:value="100" calcext:value-type="float">
            <text:p>100</text:p>
          </table:table-cell>
          <table:table-cell table:formula="of:=[FP.$E11]+FLOOR(MAX(0;([FP.CW$12]-[FP.$E11]))/[FP.$C11];1)*[FP.$C11]+[FP.$D11]" office:value-type="float" office:value="100" calcext:value-type="float">
            <text:p>100</text:p>
          </table:table-cell>
          <table:table-cell table:formula="of:=[FP.$E11]+FLOOR(MAX(0;([FP.CX$12]-[FP.$E11]))/[FP.$C11];1)*[FP.$C11]+[FP.$D11]" office:value-type="float" office:value="100" calcext:value-type="float">
            <text:p>100</text:p>
          </table:table-cell>
          <table:table-cell table:formula="of:=[FP.$E11]+FLOOR(MAX(0;([FP.CY$12]-[FP.$E11]))/[FP.$C11];1)*[FP.$C11]+[FP.$D11]" office:value-type="float" office:value="100" calcext:value-type="float">
            <text:p>100</text:p>
          </table:table-cell>
          <table:table-cell table:formula="of:=[FP.$E11]+FLOOR(MAX(0;([FP.CZ$12]-[FP.$E11]))/[FP.$C11];1)*[FP.$C11]+[FP.$D11]" office:value-type="float" office:value="100" calcext:value-type="float">
            <text:p>100</text:p>
          </table:table-cell>
          <table:table-cell table:formula="of:=[FP.$E11]+FLOOR(MAX(0;([FP.DA$12]-[FP.$E11]))/[FP.$C11];1)*[FP.$C11]+[FP.$D11]" office:value-type="float" office:value="100" calcext:value-type="float">
            <text:p>100</text:p>
          </table:table-cell>
          <table:table-cell table:formula="of:=[FP.$E11]+FLOOR(MAX(0;([FP.DB$12]-[FP.$E11]))/[FP.$C11];1)*[FP.$C11]+[FP.$D11]" office:value-type="float" office:value="100" calcext:value-type="float">
            <text:p>100</text:p>
          </table:table-cell>
          <table:table-cell table:formula="of:=[FP.$E11]+FLOOR(MAX(0;([FP.DC$12]-[FP.$E11]))/[FP.$C11];1)*[FP.$C11]+[FP.$D11]" office:value-type="float" office:value="100" calcext:value-type="float">
            <text:p>100</text:p>
          </table:table-cell>
          <table:table-cell table:formula="of:=[FP.$E11]+FLOOR(MAX(0;([FP.DD$12]-[FP.$E11]))/[FP.$C11];1)*[FP.$C11]+[FP.$D11]" office:value-type="float" office:value="100" calcext:value-type="float">
            <text:p>100</text:p>
          </table:table-cell>
          <table:table-cell table:formula="of:=[FP.$E11]+FLOOR(MAX(0;([FP.DE$12]-[FP.$E11]))/[FP.$C11];1)*[FP.$C11]+[FP.$D11]" office:value-type="float" office:value="100" calcext:value-type="float">
            <text:p>100</text:p>
          </table:table-cell>
          <table:table-cell table:formula="of:=[FP.$E11]+FLOOR(MAX(0;([FP.DF$12]-[FP.$E11]))/[FP.$C11];1)*[FP.$C11]+[FP.$D11]" office:value-type="float" office:value="125" calcext:value-type="float">
            <text:p>125</text:p>
          </table:table-cell>
          <table:table-cell table:formula="of:=[FP.$E11]+FLOOR(MAX(0;([FP.DG$12]-[FP.$E11]))/[FP.$C11];1)*[FP.$C11]+[FP.$D11]" office:value-type="float" office:value="125" calcext:value-type="float">
            <text:p>125</text:p>
          </table:table-cell>
          <table:table-cell table:formula="of:=[FP.$E11]+FLOOR(MAX(0;([FP.DH$12]-[FP.$E11]))/[FP.$C11];1)*[FP.$C11]+[FP.$D11]" office:value-type="float" office:value="125" calcext:value-type="float">
            <text:p>125</text:p>
          </table:table-cell>
          <table:table-cell table:formula="of:=[FP.$E11]+FLOOR(MAX(0;([FP.DI$12]-[FP.$E11]))/[FP.$C11];1)*[FP.$C11]+[FP.$D11]" office:value-type="float" office:value="125" calcext:value-type="float">
            <text:p>125</text:p>
          </table:table-cell>
          <table:table-cell table:formula="of:=[FP.$E11]+FLOOR(MAX(0;([FP.DJ$12]-[FP.$E11]))/[FP.$C11];1)*[FP.$C11]+[FP.$D11]" office:value-type="float" office:value="125" calcext:value-type="float">
            <text:p>125</text:p>
          </table:table-cell>
          <table:table-cell table:formula="of:=[FP.$E11]+FLOOR(MAX(0;([FP.DK$12]-[FP.$E11]))/[FP.$C11];1)*[FP.$C11]+[FP.$D11]" office:value-type="float" office:value="125" calcext:value-type="float">
            <text:p>125</text:p>
          </table:table-cell>
          <table:table-cell table:formula="of:=[FP.$E11]+FLOOR(MAX(0;([FP.DL$12]-[FP.$E11]))/[FP.$C11];1)*[FP.$C11]+[FP.$D11]" office:value-type="float" office:value="125" calcext:value-type="float">
            <text:p>125</text:p>
          </table:table-cell>
          <table:table-cell table:formula="of:=[FP.$E11]+FLOOR(MAX(0;([FP.DM$12]-[FP.$E11]))/[FP.$C11];1)*[FP.$C11]+[FP.$D11]" office:value-type="float" office:value="125" calcext:value-type="float">
            <text:p>125</text:p>
          </table:table-cell>
          <table:table-cell table:formula="of:=[FP.$E11]+FLOOR(MAX(0;([FP.DN$12]-[FP.$E11]))/[FP.$C11];1)*[FP.$C11]+[FP.$D11]" office:value-type="float" office:value="125" calcext:value-type="float">
            <text:p>125</text:p>
          </table:table-cell>
          <table:table-cell table:formula="of:=[FP.$E11]+FLOOR(MAX(0;([FP.DO$12]-[FP.$E11]))/[FP.$C11];1)*[FP.$C11]+[FP.$D11]" office:value-type="float" office:value="125" calcext:value-type="float">
            <text:p>125</text:p>
          </table:table-cell>
          <table:table-cell table:formula="of:=[FP.$E11]+FLOOR(MAX(0;([FP.DP$12]-[FP.$E11]))/[FP.$C11];1)*[FP.$C11]+[FP.$D11]" office:value-type="float" office:value="125" calcext:value-type="float">
            <text:p>125</text:p>
          </table:table-cell>
          <table:table-cell table:formula="of:=[FP.$E11]+FLOOR(MAX(0;([FP.DQ$12]-[FP.$E11]))/[FP.$C11];1)*[FP.$C11]+[FP.$D11]" office:value-type="float" office:value="125" calcext:value-type="float">
            <text:p>125</text:p>
          </table:table-cell>
          <table:table-cell table:formula="of:=[FP.$E11]+FLOOR(MAX(0;([FP.DR$12]-[FP.$E11]))/[FP.$C11];1)*[FP.$C11]+[FP.$D11]" office:value-type="float" office:value="125" calcext:value-type="float">
            <text:p>125</text:p>
          </table:table-cell>
          <table:table-cell table:formula="of:=[FP.$E11]+FLOOR(MAX(0;([FP.DS$12]-[FP.$E11]))/[FP.$C11];1)*[FP.$C11]+[FP.$D11]" office:value-type="float" office:value="125" calcext:value-type="float">
            <text:p>125</text:p>
          </table:table-cell>
          <table:table-cell table:formula="of:=[FP.$E11]+FLOOR(MAX(0;([FP.DT$12]-[FP.$E11]))/[FP.$C11];1)*[FP.$C11]+[FP.$D11]" office:value-type="float" office:value="125" calcext:value-type="float">
            <text:p>125</text:p>
          </table:table-cell>
          <table:table-cell table:formula="of:=[FP.$E11]+FLOOR(MAX(0;([FP.DU$12]-[FP.$E11]))/[FP.$C11];1)*[FP.$C11]+[FP.$D11]" office:value-type="float" office:value="125" calcext:value-type="float">
            <text:p>125</text:p>
          </table:table-cell>
          <table:table-cell table:formula="of:=[FP.$E11]+FLOOR(MAX(0;([FP.DV$12]-[FP.$E11]))/[FP.$C11];1)*[FP.$C11]+[FP.$D11]" office:value-type="float" office:value="125" calcext:value-type="float">
            <text:p>125</text:p>
          </table:table-cell>
          <table:table-cell table:formula="of:=[FP.$E11]+FLOOR(MAX(0;([FP.DW$12]-[FP.$E11]))/[FP.$C11];1)*[FP.$C11]+[FP.$D11]" office:value-type="float" office:value="125" calcext:value-type="float">
            <text:p>125</text:p>
          </table:table-cell>
          <table:table-cell table:formula="of:=[FP.$E11]+FLOOR(MAX(0;([FP.DX$12]-[FP.$E11]))/[FP.$C11];1)*[FP.$C11]+[FP.$D11]" office:value-type="float" office:value="125" calcext:value-type="float">
            <text:p>125</text:p>
          </table:table-cell>
          <table:table-cell table:formula="of:=[FP.$E11]+FLOOR(MAX(0;([FP.DY$12]-[FP.$E11]))/[FP.$C11];1)*[FP.$C11]+[FP.$D11]" office:value-type="float" office:value="125" calcext:value-type="float">
            <text:p>125</text:p>
          </table:table-cell>
          <table:table-cell table:formula="of:=[FP.$E11]+FLOOR(MAX(0;([FP.DZ$12]-[FP.$E11]))/[FP.$C11];1)*[FP.$C11]+[FP.$D11]" office:value-type="float" office:value="125" calcext:value-type="float">
            <text:p>125</text:p>
          </table:table-cell>
          <table:table-cell table:formula="of:=[FP.$E11]+FLOOR(MAX(0;([FP.EA$12]-[FP.$E11]))/[FP.$C11];1)*[FP.$C11]+[FP.$D11]" office:value-type="float" office:value="125" calcext:value-type="float">
            <text:p>125</text:p>
          </table:table-cell>
          <table:table-cell table:formula="of:=[FP.$E11]+FLOOR(MAX(0;([FP.EB$12]-[FP.$E11]))/[FP.$C11];1)*[FP.$C11]+[FP.$D11]" office:value-type="float" office:value="125" calcext:value-type="float">
            <text:p>125</text:p>
          </table:table-cell>
        </table:table-row>
        <table:table-row table:style-name="ro1" table:visibility="collapse">
          <table:table-cell table:number-columns-repeated="9"/>
          <table:table-cell table:style-name="Default" table:number-columns-repeated="123"/>
        </table:table-row>
        <table:table-row table:style-name="ro1" table:visibility="collapse">
          <table:table-cell table:number-columns-repeated="9"/>
          <table:table-cell table:formula="of:=IF ([FP.E4]=0;[FP.B4];0)" office:value-type="float" office:value="1" calcext:value-type="float">
            <text:p>1</text:p>
          </table:table-cell>
          <table:table-cell table:formula="of:=IF(MOD([FP.K$12]-[FP.$E4];[FP.$C4])=0;[FP.J66]+[FP.$B4];[FP.J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L$12]-[FP.$E4];[FP.$C4])=0;[FP.K66]+[FP.$B4];[FP.K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M$12]-[FP.$E4];[FP.$C4])=0;[FP.L66]+[FP.$B4];[FP.L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N$12]-[FP.$E4];[FP.$C4])=0;[FP.M66]+[FP.$B4];[FP.M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O$12]-[FP.$E4];[FP.$C4])=0;[FP.N66]+[FP.$B4];[FP.N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P$12]-[FP.$E4];[FP.$C4])=0;[FP.O66]+[FP.$B4];[FP.O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Q$12]-[FP.$E4];[FP.$C4])=0;[FP.P66]+[FP.$B4];[FP.P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R$12]-[FP.$E4];[FP.$C4])=0;[FP.Q66]+[FP.$B4];[FP.Q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S$12]-[FP.$E4];[FP.$C4])=0;[FP.R66]+[FP.$B4];[FP.R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T$12]-[FP.$E4];[FP.$C4])=0;[FP.S66]+[FP.$B4];[FP.S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U$12]-[FP.$E4];[FP.$C4])=0;[FP.T66]+[FP.$B4];[FP.T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V$12]-[FP.$E4];[FP.$C4])=0;[FP.U66]+[FP.$B4];[FP.U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W$12]-[FP.$E4];[FP.$C4])=0;[FP.V66]+[FP.$B4];[FP.V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X$12]-[FP.$E4];[FP.$C4])=0;[FP.W66]+[FP.$B4];[FP.W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Y$12]-[FP.$E4];[FP.$C4])=0;[FP.X66]+[FP.$B4];[FP.X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Z$12]-[FP.$E4];[FP.$C4])=0;[FP.Y66]+[FP.$B4];[FP.Y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AA$12]-[FP.$E4];[FP.$C4])=0;[FP.Z66]+[FP.$B4];[FP.Z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B$12]-[FP.$E4];[FP.$C4])=0;[FP.AA66]+[FP.$B4];[FP.AA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C$12]-[FP.$E4];[FP.$C4])=0;[FP.AB66]+[FP.$B4];[FP.AB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D$12]-[FP.$E4];[FP.$C4])=0;[FP.AC66]+[FP.$B4];[FP.AC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AE$12]-[FP.$E4];[FP.$C4])=0;[FP.AD66]+[FP.$B4];[FP.AD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F$12]-[FP.$E4];[FP.$C4])=0;[FP.AE66]+[FP.$B4];[FP.AE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G$12]-[FP.$E4];[FP.$C4])=0;[FP.AF66]+[FP.$B4];[FP.AF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H$12]-[FP.$E4];[FP.$C4])=0;[FP.AG66]+[FP.$B4];[FP.AG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AI$12]-[FP.$E4];[FP.$C4])=0;[FP.AH66]+[FP.$B4];[FP.AH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J$12]-[FP.$E4];[FP.$C4])=0;[FP.AI66]+[FP.$B4];[FP.AI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K$12]-[FP.$E4];[FP.$C4])=0;[FP.AJ66]+[FP.$B4];[FP.AJ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L$12]-[FP.$E4];[FP.$C4])=0;[FP.AK66]+[FP.$B4];[FP.AK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AM$12]-[FP.$E4];[FP.$C4])=0;[FP.AL66]+[FP.$B4];[FP.AL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N$12]-[FP.$E4];[FP.$C4])=0;[FP.AM66]+[FP.$B4];[FP.AM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O$12]-[FP.$E4];[FP.$C4])=0;[FP.AN66]+[FP.$B4];[FP.AN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P$12]-[FP.$E4];[FP.$C4])=0;[FP.AO66]+[FP.$B4];[FP.AO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AQ$12]-[FP.$E4];[FP.$C4])=0;[FP.AP66]+[FP.$B4];[FP.AP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R$12]-[FP.$E4];[FP.$C4])=0;[FP.AQ66]+[FP.$B4];[FP.AQ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S$12]-[FP.$E4];[FP.$C4])=0;[FP.AR66]+[FP.$B4];[FP.AR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T$12]-[FP.$E4];[FP.$C4])=0;[FP.AS66]+[FP.$B4];[FP.AS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AU$12]-[FP.$E4];[FP.$C4])=0;[FP.AT66]+[FP.$B4];[FP.AT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V$12]-[FP.$E4];[FP.$C4])=0;[FP.AU66]+[FP.$B4];[FP.AU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W$12]-[FP.$E4];[FP.$C4])=0;[FP.AV66]+[FP.$B4];[FP.AV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X$12]-[FP.$E4];[FP.$C4])=0;[FP.AW66]+[FP.$B4];[FP.AW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AY$12]-[FP.$E4];[FP.$C4])=0;[FP.AX66]+[FP.$B4];[FP.AX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Z$12]-[FP.$E4];[FP.$C4])=0;[FP.AY66]+[FP.$B4];[FP.AY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A$12]-[FP.$E4];[FP.$C4])=0;[FP.AZ66]+[FP.$B4];[FP.AZ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B$12]-[FP.$E4];[FP.$C4])=0;[FP.BA66]+[FP.$B4];[FP.BA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BC$12]-[FP.$E4];[FP.$C4])=0;[FP.BB66]+[FP.$B4];[FP.BB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D$12]-[FP.$E4];[FP.$C4])=0;[FP.BC66]+[FP.$B4];[FP.BC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E$12]-[FP.$E4];[FP.$C4])=0;[FP.BD66]+[FP.$B4];[FP.BD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F$12]-[FP.$E4];[FP.$C4])=0;[FP.BE66]+[FP.$B4];[FP.BE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BG$12]-[FP.$E4];[FP.$C4])=0;[FP.BF66]+[FP.$B4];[FP.BF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H$12]-[FP.$E4];[FP.$C4])=0;[FP.BG66]+[FP.$B4];[FP.BG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I$12]-[FP.$E4];[FP.$C4])=0;[FP.BH66]+[FP.$B4];[FP.BH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J$12]-[FP.$E4];[FP.$C4])=0;[FP.BI66]+[FP.$B4];[FP.BI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BK$12]-[FP.$E4];[FP.$C4])=0;[FP.BJ66]+[FP.$B4];[FP.BJ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L$12]-[FP.$E4];[FP.$C4])=0;[FP.BK66]+[FP.$B4];[FP.BK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M$12]-[FP.$E4];[FP.$C4])=0;[FP.BL66]+[FP.$B4];[FP.BL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N$12]-[FP.$E4];[FP.$C4])=0;[FP.BM66]+[FP.$B4];[FP.BM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BO$12]-[FP.$E4];[FP.$C4])=0;[FP.BN66]+[FP.$B4];[FP.BN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P$12]-[FP.$E4];[FP.$C4])=0;[FP.BO66]+[FP.$B4];[FP.BO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Q$12]-[FP.$E4];[FP.$C4])=0;[FP.BP66]+[FP.$B4];[FP.BP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R$12]-[FP.$E4];[FP.$C4])=0;[FP.BQ66]+[FP.$B4];[FP.BQ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BS$12]-[FP.$E4];[FP.$C4])=0;[FP.BR66]+[FP.$B4];[FP.BR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T$12]-[FP.$E4];[FP.$C4])=0;[FP.BS66]+[FP.$B4];[FP.BS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U$12]-[FP.$E4];[FP.$C4])=0;[FP.BT66]+[FP.$B4];[FP.BT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V$12]-[FP.$E4];[FP.$C4])=0;[FP.BU66]+[FP.$B4];[FP.BU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BW$12]-[FP.$E4];[FP.$C4])=0;[FP.BV66]+[FP.$B4];[FP.BV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X$12]-[FP.$E4];[FP.$C4])=0;[FP.BW66]+[FP.$B4];[FP.BW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Y$12]-[FP.$E4];[FP.$C4])=0;[FP.BX66]+[FP.$B4];[FP.BX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Z$12]-[FP.$E4];[FP.$C4])=0;[FP.BY66]+[FP.$B4];[FP.BY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CA$12]-[FP.$E4];[FP.$C4])=0;[FP.BZ66]+[FP.$B4];[FP.BZ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B$12]-[FP.$E4];[FP.$C4])=0;[FP.CA66]+[FP.$B4];[FP.CA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C$12]-[FP.$E4];[FP.$C4])=0;[FP.CB66]+[FP.$B4];[FP.CB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D$12]-[FP.$E4];[FP.$C4])=0;[FP.CC66]+[FP.$B4];[FP.CC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CE$12]-[FP.$E4];[FP.$C4])=0;[FP.CD66]+[FP.$B4];[FP.CD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F$12]-[FP.$E4];[FP.$C4])=0;[FP.CE66]+[FP.$B4];[FP.CE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G$12]-[FP.$E4];[FP.$C4])=0;[FP.CF66]+[FP.$B4];[FP.CF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H$12]-[FP.$E4];[FP.$C4])=0;[FP.CG66]+[FP.$B4];[FP.CG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CI$12]-[FP.$E4];[FP.$C4])=0;[FP.CH66]+[FP.$B4];[FP.CH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J$12]-[FP.$E4];[FP.$C4])=0;[FP.CI66]+[FP.$B4];[FP.CI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K$12]-[FP.$E4];[FP.$C4])=0;[FP.CJ66]+[FP.$B4];[FP.CJ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L$12]-[FP.$E4];[FP.$C4])=0;[FP.CK66]+[FP.$B4];[FP.CK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CM$12]-[FP.$E4];[FP.$C4])=0;[FP.CL66]+[FP.$B4];[FP.CL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N$12]-[FP.$E4];[FP.$C4])=0;[FP.CM66]+[FP.$B4];[FP.CM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O$12]-[FP.$E4];[FP.$C4])=0;[FP.CN66]+[FP.$B4];[FP.CN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P$12]-[FP.$E4];[FP.$C4])=0;[FP.CO66]+[FP.$B4];[FP.CO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CQ$12]-[FP.$E4];[FP.$C4])=0;[FP.CP66]+[FP.$B4];[FP.CP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R$12]-[FP.$E4];[FP.$C4])=0;[FP.CQ66]+[FP.$B4];[FP.CQ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S$12]-[FP.$E4];[FP.$C4])=0;[FP.CR66]+[FP.$B4];[FP.CR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T$12]-[FP.$E4];[FP.$C4])=0;[FP.CS66]+[FP.$B4];[FP.CS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CU$12]-[FP.$E4];[FP.$C4])=0;[FP.CT66]+[FP.$B4];[FP.CT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V$12]-[FP.$E4];[FP.$C4])=0;[FP.CU66]+[FP.$B4];[FP.CU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W$12]-[FP.$E4];[FP.$C4])=0;[FP.CV66]+[FP.$B4];[FP.CV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X$12]-[FP.$E4];[FP.$C4])=0;[FP.CW66]+[FP.$B4];[FP.CW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CY$12]-[FP.$E4];[FP.$C4])=0;[FP.CX66]+[FP.$B4];[FP.CX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Z$12]-[FP.$E4];[FP.$C4])=0;[FP.CY66]+[FP.$B4];[FP.CY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A$12]-[FP.$E4];[FP.$C4])=0;[FP.CZ66]+[FP.$B4];[FP.CZ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B$12]-[FP.$E4];[FP.$C4])=0;[FP.DA66]+[FP.$B4];[FP.DA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DC$12]-[FP.$E4];[FP.$C4])=0;[FP.DB66]+[FP.$B4];[FP.DB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D$12]-[FP.$E4];[FP.$C4])=0;[FP.DC66]+[FP.$B4];[FP.DC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E$12]-[FP.$E4];[FP.$C4])=0;[FP.DD66]+[FP.$B4];[FP.DD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F$12]-[FP.$E4];[FP.$C4])=0;[FP.DE66]+[FP.$B4];[FP.DE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DG$12]-[FP.$E4];[FP.$C4])=0;[FP.DF66]+[FP.$B4];[FP.DF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H$12]-[FP.$E4];[FP.$C4])=0;[FP.DG66]+[FP.$B4];[FP.DG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I$12]-[FP.$E4];[FP.$C4])=0;[FP.DH66]+[FP.$B4];[FP.DH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J$12]-[FP.$E4];[FP.$C4])=0;[FP.DI66]+[FP.$B4];[FP.DI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DK$12]-[FP.$E4];[FP.$C4])=0;[FP.DJ66]+[FP.$B4];[FP.DJ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L$12]-[FP.$E4];[FP.$C4])=0;[FP.DK66]+[FP.$B4];[FP.DK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M$12]-[FP.$E4];[FP.$C4])=0;[FP.DL66]+[FP.$B4];[FP.DL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N$12]-[FP.$E4];[FP.$C4])=0;[FP.DM66]+[FP.$B4];[FP.DM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DO$12]-[FP.$E4];[FP.$C4])=0;[FP.DN66]+[FP.$B4];[FP.DN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P$12]-[FP.$E4];[FP.$C4])=0;[FP.DO66]+[FP.$B4];[FP.DO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Q$12]-[FP.$E4];[FP.$C4])=0;[FP.DP66]+[FP.$B4];[FP.DP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R$12]-[FP.$E4];[FP.$C4])=0;[FP.DQ66]+[FP.$B4];[FP.DQ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DS$12]-[FP.$E4];[FP.$C4])=0;[FP.DR66]+[FP.$B4];[FP.DR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T$12]-[FP.$E4];[FP.$C4])=0;[FP.DS66]+[FP.$B4];[FP.DS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U$12]-[FP.$E4];[FP.$C4])=0;[FP.DT66]+[FP.$B4];[FP.DT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V$12]-[FP.$E4];[FP.$C4])=0;[FP.DU66]+[FP.$B4];[FP.DU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DW$12]-[FP.$E4];[FP.$C4])=0;[FP.DV66]+[FP.$B4];[FP.DV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X$12]-[FP.$E4];[FP.$C4])=0;[FP.DW66]+[FP.$B4];[FP.DW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Y$12]-[FP.$E4];[FP.$C4])=0;[FP.DX66]+[FP.$B4];[FP.DX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Z$12]-[FP.$E4];[FP.$C4])=0;[FP.DY66]+[FP.$B4];[FP.DY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EA$12]-[FP.$E4];[FP.$C4])=0;[FP.DZ66]+[FP.$B4];[FP.DZ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EB$12]-[FP.$E4];[FP.$C4])=0;[FP.EA66]+[FP.$B4];[FP.EA66])+ORG.OPENOFFICE.STYLE(IF(ORG.OPENOFFICE.CURRENT()&gt;[FP.$B4];&quot;Red highlight&quot;;&quot;Default&quot;))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8"/>
          <table:table-cell office:value-type="string" calcext:value-type="string">
            <text:p>Remaing </text:p>
          </table:table-cell>
          <table:table-cell table:formula="of:=IF ([FP.E5]=0;[FP.B5];0)" office:value-type="float" office:value="0" calcext:value-type="float">
            <text:p>0</text:p>
          </table:table-cell>
          <table:table-cell table:formula="of:=IF(MOD([FP.K$12]-[FP.$E5];[FP.$C5])=0;[FP.J67]+[FP.$B5];[FP.J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L$12]-[FP.$E5];[FP.$C5])=0;[FP.K67]+[FP.$B5];[FP.K67])+ORG.OPENOFFICE.STYLE(IF(ORG.OPENOFFICE.CURRENT()&gt;[FP.$B5];&quot;Red highlight&quot;;&quot;Default&quot;))" office:value-type="float" office:value="1" calcext:value-type="float">
            <text:p>1</text:p>
          </table:table-cell>
          <table:table-cell table:formula="of:=IF(MOD([FP.M$12]-[FP.$E5];[FP.$C5])=0;[FP.L67]+[FP.$B5];[FP.L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N$12]-[FP.$E5];[FP.$C5])=0;[FP.M67]+[FP.$B5];[FP.M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O$12]-[FP.$E5];[FP.$C5])=0;[FP.N67]+[FP.$B5];[FP.N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P$12]-[FP.$E5];[FP.$C5])=0;[FP.O67]+[FP.$B5];[FP.O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Q$12]-[FP.$E5];[FP.$C5])=0;[FP.P67]+[FP.$B5];[FP.P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R$12]-[FP.$E5];[FP.$C5])=0;[FP.Q67]+[FP.$B5];[FP.Q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S$12]-[FP.$E5];[FP.$C5])=0;[FP.R67]+[FP.$B5];[FP.R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T$12]-[FP.$E5];[FP.$C5])=0;[FP.S67]+[FP.$B5];[FP.S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U$12]-[FP.$E5];[FP.$C5])=0;[FP.T67]+[FP.$B5];[FP.T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V$12]-[FP.$E5];[FP.$C5])=0;[FP.U67]+[FP.$B5];[FP.U67])+ORG.OPENOFFICE.STYLE(IF(ORG.OPENOFFICE.CURRENT()&gt;[FP.$B5];&quot;Red highlight&quot;;&quot;Default&quot;))" office:value-type="float" office:value="1" calcext:value-type="float">
            <text:p>1</text:p>
          </table:table-cell>
          <table:table-cell table:formula="of:=IF(MOD([FP.W$12]-[FP.$E5];[FP.$C5])=0;[FP.V67]+[FP.$B5];[FP.V67])+ORG.OPENOFFICE.STYLE(IF(ORG.OPENOFFICE.CURRENT()&gt;[FP.$B5];&quot;Red highlight&quot;;&quot;Default&quot;))" office:value-type="float" office:value="1" calcext:value-type="float">
            <text:p>1</text:p>
          </table:table-cell>
          <table:table-cell table:formula="of:=IF(MOD([FP.X$12]-[FP.$E5];[FP.$C5])=0;[FP.W67]+[FP.$B5];[FP.W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Y$12]-[FP.$E5];[FP.$C5])=0;[FP.X67]+[FP.$B5];[FP.X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Z$12]-[FP.$E5];[FP.$C5])=0;[FP.Y67]+[FP.$B5];[FP.Y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A$12]-[FP.$E5];[FP.$C5])=0;[FP.Z67]+[FP.$B5];[FP.Z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B$12]-[FP.$E5];[FP.$C5])=0;[FP.AA67]+[FP.$B5];[FP.AA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C$12]-[FP.$E5];[FP.$C5])=0;[FP.AB67]+[FP.$B5];[FP.AB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D$12]-[FP.$E5];[FP.$C5])=0;[FP.AC67]+[FP.$B5];[FP.AC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E$12]-[FP.$E5];[FP.$C5])=0;[FP.AD67]+[FP.$B5];[FP.AD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F$12]-[FP.$E5];[FP.$C5])=0;[FP.AE67]+[FP.$B5];[FP.AE67])+ORG.OPENOFFICE.STYLE(IF(ORG.OPENOFFICE.CURRENT()&gt;[FP.$B5];&quot;Red highlight&quot;;&quot;Default&quot;))" office:value-type="float" office:value="1" calcext:value-type="float">
            <text:p>1</text:p>
          </table:table-cell>
          <table:table-cell table:formula="of:=IF(MOD([FP.AG$12]-[FP.$E5];[FP.$C5])=0;[FP.AF67]+[FP.$B5];[FP.AF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H$12]-[FP.$E5];[FP.$C5])=0;[FP.AG67]+[FP.$B5];[FP.AG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I$12]-[FP.$E5];[FP.$C5])=0;[FP.AH67]+[FP.$B5];[FP.AH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J$12]-[FP.$E5];[FP.$C5])=0;[FP.AI67]+[FP.$B5];[FP.AI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K$12]-[FP.$E5];[FP.$C5])=0;[FP.AJ67]+[FP.$B5];[FP.AJ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L$12]-[FP.$E5];[FP.$C5])=0;[FP.AK67]+[FP.$B5];[FP.AK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M$12]-[FP.$E5];[FP.$C5])=0;[FP.AL67]+[FP.$B5];[FP.AL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N$12]-[FP.$E5];[FP.$C5])=0;[FP.AM67]+[FP.$B5];[FP.AM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O$12]-[FP.$E5];[FP.$C5])=0;[FP.AN67]+[FP.$B5];[FP.AN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P$12]-[FP.$E5];[FP.$C5])=0;[FP.AO67]+[FP.$B5];[FP.AO67])+ORG.OPENOFFICE.STYLE(IF(ORG.OPENOFFICE.CURRENT()&gt;[FP.$B5];&quot;Red highlight&quot;;&quot;Default&quot;))" office:value-type="float" office:value="1" calcext:value-type="float">
            <text:p>1</text:p>
          </table:table-cell>
          <table:table-cell table:formula="of:=IF(MOD([FP.AQ$12]-[FP.$E5];[FP.$C5])=0;[FP.AP67]+[FP.$B5];[FP.AP67])+ORG.OPENOFFICE.STYLE(IF(ORG.OPENOFFICE.CURRENT()&gt;[FP.$B5];&quot;Red highlight&quot;;&quot;Default&quot;))" office:value-type="float" office:value="1" calcext:value-type="float">
            <text:p>1</text:p>
          </table:table-cell>
          <table:table-cell table:formula="of:=IF(MOD([FP.AR$12]-[FP.$E5];[FP.$C5])=0;[FP.AQ67]+[FP.$B5];[FP.AQ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S$12]-[FP.$E5];[FP.$C5])=0;[FP.AR67]+[FP.$B5];[FP.AR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T$12]-[FP.$E5];[FP.$C5])=0;[FP.AS67]+[FP.$B5];[FP.AS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U$12]-[FP.$E5];[FP.$C5])=0;[FP.AT67]+[FP.$B5];[FP.AT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V$12]-[FP.$E5];[FP.$C5])=0;[FP.AU67]+[FP.$B5];[FP.AU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W$12]-[FP.$E5];[FP.$C5])=0;[FP.AV67]+[FP.$B5];[FP.AV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X$12]-[FP.$E5];[FP.$C5])=0;[FP.AW67]+[FP.$B5];[FP.AW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Y$12]-[FP.$E5];[FP.$C5])=0;[FP.AX67]+[FP.$B5];[FP.AX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Z$12]-[FP.$E5];[FP.$C5])=0;[FP.AY67]+[FP.$B5];[FP.AY67])+ORG.OPENOFFICE.STYLE(IF(ORG.OPENOFFICE.CURRENT()&gt;[FP.$B5];&quot;Red highlight&quot;;&quot;Default&quot;))" office:value-type="float" office:value="1" calcext:value-type="float">
            <text:p>1</text:p>
          </table:table-cell>
          <table:table-cell table:formula="of:=IF(MOD([FP.BA$12]-[FP.$E5];[FP.$C5])=0;[FP.AZ67]+[FP.$B5];[FP.AZ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B$12]-[FP.$E5];[FP.$C5])=0;[FP.BA67]+[FP.$B5];[FP.BA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C$12]-[FP.$E5];[FP.$C5])=0;[FP.BB67]+[FP.$B5];[FP.BB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D$12]-[FP.$E5];[FP.$C5])=0;[FP.BC67]+[FP.$B5];[FP.BC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E$12]-[FP.$E5];[FP.$C5])=0;[FP.BD67]+[FP.$B5];[FP.BD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F$12]-[FP.$E5];[FP.$C5])=0;[FP.BE67]+[FP.$B5];[FP.BE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G$12]-[FP.$E5];[FP.$C5])=0;[FP.BF67]+[FP.$B5];[FP.BF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H$12]-[FP.$E5];[FP.$C5])=0;[FP.BG67]+[FP.$B5];[FP.BG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I$12]-[FP.$E5];[FP.$C5])=0;[FP.BH67]+[FP.$B5];[FP.BH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J$12]-[FP.$E5];[FP.$C5])=0;[FP.BI67]+[FP.$B5];[FP.BI67])+ORG.OPENOFFICE.STYLE(IF(ORG.OPENOFFICE.CURRENT()&gt;[FP.$B5];&quot;Red highlight&quot;;&quot;Default&quot;))" office:value-type="float" office:value="1" calcext:value-type="float">
            <text:p>1</text:p>
          </table:table-cell>
          <table:table-cell table:formula="of:=IF(MOD([FP.BK$12]-[FP.$E5];[FP.$C5])=0;[FP.BJ67]+[FP.$B5];[FP.BJ67])+ORG.OPENOFFICE.STYLE(IF(ORG.OPENOFFICE.CURRENT()&gt;[FP.$B5];&quot;Red highlight&quot;;&quot;Default&quot;))" office:value-type="float" office:value="1" calcext:value-type="float">
            <text:p>1</text:p>
          </table:table-cell>
          <table:table-cell table:formula="of:=IF(MOD([FP.BL$12]-[FP.$E5];[FP.$C5])=0;[FP.BK67]+[FP.$B5];[FP.BK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M$12]-[FP.$E5];[FP.$C5])=0;[FP.BL67]+[FP.$B5];[FP.BL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N$12]-[FP.$E5];[FP.$C5])=0;[FP.BM67]+[FP.$B5];[FP.BM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O$12]-[FP.$E5];[FP.$C5])=0;[FP.BN67]+[FP.$B5];[FP.BN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P$12]-[FP.$E5];[FP.$C5])=0;[FP.BO67]+[FP.$B5];[FP.BO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Q$12]-[FP.$E5];[FP.$C5])=0;[FP.BP67]+[FP.$B5];[FP.BP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R$12]-[FP.$E5];[FP.$C5])=0;[FP.BQ67]+[FP.$B5];[FP.BQ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S$12]-[FP.$E5];[FP.$C5])=0;[FP.BR67]+[FP.$B5];[FP.BR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T$12]-[FP.$E5];[FP.$C5])=0;[FP.BS67]+[FP.$B5];[FP.BS67])+ORG.OPENOFFICE.STYLE(IF(ORG.OPENOFFICE.CURRENT()&gt;[FP.$B5];&quot;Red highlight&quot;;&quot;Default&quot;))" office:value-type="float" office:value="1" calcext:value-type="float">
            <text:p>1</text:p>
          </table:table-cell>
          <table:table-cell table:formula="of:=IF(MOD([FP.BU$12]-[FP.$E5];[FP.$C5])=0;[FP.BT67]+[FP.$B5];[FP.BT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V$12]-[FP.$E5];[FP.$C5])=0;[FP.BU67]+[FP.$B5];[FP.BU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W$12]-[FP.$E5];[FP.$C5])=0;[FP.BV67]+[FP.$B5];[FP.BV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X$12]-[FP.$E5];[FP.$C5])=0;[FP.BW67]+[FP.$B5];[FP.BW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Y$12]-[FP.$E5];[FP.$C5])=0;[FP.BX67]+[FP.$B5];[FP.BX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Z$12]-[FP.$E5];[FP.$C5])=0;[FP.BY67]+[FP.$B5];[FP.BY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A$12]-[FP.$E5];[FP.$C5])=0;[FP.BZ67]+[FP.$B5];[FP.BZ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B$12]-[FP.$E5];[FP.$C5])=0;[FP.CA67]+[FP.$B5];[FP.CA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C$12]-[FP.$E5];[FP.$C5])=0;[FP.CB67]+[FP.$B5];[FP.CB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D$12]-[FP.$E5];[FP.$C5])=0;[FP.CC67]+[FP.$B5];[FP.CC67])+ORG.OPENOFFICE.STYLE(IF(ORG.OPENOFFICE.CURRENT()&gt;[FP.$B5];&quot;Red highlight&quot;;&quot;Default&quot;))" office:value-type="float" office:value="1" calcext:value-type="float">
            <text:p>1</text:p>
          </table:table-cell>
          <table:table-cell table:formula="of:=IF(MOD([FP.CE$12]-[FP.$E5];[FP.$C5])=0;[FP.CD67]+[FP.$B5];[FP.CD67])+ORG.OPENOFFICE.STYLE(IF(ORG.OPENOFFICE.CURRENT()&gt;[FP.$B5];&quot;Red highlight&quot;;&quot;Default&quot;))" office:value-type="float" office:value="1" calcext:value-type="float">
            <text:p>1</text:p>
          </table:table-cell>
          <table:table-cell table:formula="of:=IF(MOD([FP.CF$12]-[FP.$E5];[FP.$C5])=0;[FP.CE67]+[FP.$B5];[FP.CE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G$12]-[FP.$E5];[FP.$C5])=0;[FP.CF67]+[FP.$B5];[FP.CF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H$12]-[FP.$E5];[FP.$C5])=0;[FP.CG67]+[FP.$B5];[FP.CG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I$12]-[FP.$E5];[FP.$C5])=0;[FP.CH67]+[FP.$B5];[FP.CH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J$12]-[FP.$E5];[FP.$C5])=0;[FP.CI67]+[FP.$B5];[FP.CI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K$12]-[FP.$E5];[FP.$C5])=0;[FP.CJ67]+[FP.$B5];[FP.CJ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L$12]-[FP.$E5];[FP.$C5])=0;[FP.CK67]+[FP.$B5];[FP.CK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M$12]-[FP.$E5];[FP.$C5])=0;[FP.CL67]+[FP.$B5];[FP.CL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N$12]-[FP.$E5];[FP.$C5])=0;[FP.CM67]+[FP.$B5];[FP.CM67])+ORG.OPENOFFICE.STYLE(IF(ORG.OPENOFFICE.CURRENT()&gt;[FP.$B5];&quot;Red highlight&quot;;&quot;Default&quot;))" office:value-type="float" office:value="1" calcext:value-type="float">
            <text:p>1</text:p>
          </table:table-cell>
          <table:table-cell table:formula="of:=IF(MOD([FP.CO$12]-[FP.$E5];[FP.$C5])=0;[FP.CN67]+[FP.$B5];[FP.CN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P$12]-[FP.$E5];[FP.$C5])=0;[FP.CO67]+[FP.$B5];[FP.CO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Q$12]-[FP.$E5];[FP.$C5])=0;[FP.CP67]+[FP.$B5];[FP.CP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R$12]-[FP.$E5];[FP.$C5])=0;[FP.CQ67]+[FP.$B5];[FP.CQ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S$12]-[FP.$E5];[FP.$C5])=0;[FP.CR67]+[FP.$B5];[FP.CR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T$12]-[FP.$E5];[FP.$C5])=0;[FP.CS67]+[FP.$B5];[FP.CS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U$12]-[FP.$E5];[FP.$C5])=0;[FP.CT67]+[FP.$B5];[FP.CT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V$12]-[FP.$E5];[FP.$C5])=0;[FP.CU67]+[FP.$B5];[FP.CU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W$12]-[FP.$E5];[FP.$C5])=0;[FP.CV67]+[FP.$B5];[FP.CV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X$12]-[FP.$E5];[FP.$C5])=0;[FP.CW67]+[FP.$B5];[FP.CW67])+ORG.OPENOFFICE.STYLE(IF(ORG.OPENOFFICE.CURRENT()&gt;[FP.$B5];&quot;Red highlight&quot;;&quot;Default&quot;))" office:value-type="float" office:value="1" calcext:value-type="float">
            <text:p>1</text:p>
          </table:table-cell>
          <table:table-cell table:formula="of:=IF(MOD([FP.CY$12]-[FP.$E5];[FP.$C5])=0;[FP.CX67]+[FP.$B5];[FP.CX67])+ORG.OPENOFFICE.STYLE(IF(ORG.OPENOFFICE.CURRENT()&gt;[FP.$B5];&quot;Red highlight&quot;;&quot;Default&quot;))" office:value-type="float" office:value="1" calcext:value-type="float">
            <text:p>1</text:p>
          </table:table-cell>
          <table:table-cell table:formula="of:=IF(MOD([FP.CZ$12]-[FP.$E5];[FP.$C5])=0;[FP.CY67]+[FP.$B5];[FP.CY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A$12]-[FP.$E5];[FP.$C5])=0;[FP.CZ67]+[FP.$B5];[FP.CZ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B$12]-[FP.$E5];[FP.$C5])=0;[FP.DA67]+[FP.$B5];[FP.DA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C$12]-[FP.$E5];[FP.$C5])=0;[FP.DB67]+[FP.$B5];[FP.DB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D$12]-[FP.$E5];[FP.$C5])=0;[FP.DC67]+[FP.$B5];[FP.DC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E$12]-[FP.$E5];[FP.$C5])=0;[FP.DD67]+[FP.$B5];[FP.DD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F$12]-[FP.$E5];[FP.$C5])=0;[FP.DE67]+[FP.$B5];[FP.DE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G$12]-[FP.$E5];[FP.$C5])=0;[FP.DF67]+[FP.$B5];[FP.DF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H$12]-[FP.$E5];[FP.$C5])=0;[FP.DG67]+[FP.$B5];[FP.DG67])+ORG.OPENOFFICE.STYLE(IF(ORG.OPENOFFICE.CURRENT()&gt;[FP.$B5];&quot;Red highlight&quot;;&quot;Default&quot;))" office:value-type="float" office:value="1" calcext:value-type="float">
            <text:p>1</text:p>
          </table:table-cell>
          <table:table-cell table:formula="of:=IF(MOD([FP.DI$12]-[FP.$E5];[FP.$C5])=0;[FP.DH67]+[FP.$B5];[FP.DH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J$12]-[FP.$E5];[FP.$C5])=0;[FP.DI67]+[FP.$B5];[FP.DI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K$12]-[FP.$E5];[FP.$C5])=0;[FP.DJ67]+[FP.$B5];[FP.DJ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L$12]-[FP.$E5];[FP.$C5])=0;[FP.DK67]+[FP.$B5];[FP.DK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M$12]-[FP.$E5];[FP.$C5])=0;[FP.DL67]+[FP.$B5];[FP.DL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N$12]-[FP.$E5];[FP.$C5])=0;[FP.DM67]+[FP.$B5];[FP.DM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O$12]-[FP.$E5];[FP.$C5])=0;[FP.DN67]+[FP.$B5];[FP.DN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P$12]-[FP.$E5];[FP.$C5])=0;[FP.DO67]+[FP.$B5];[FP.DO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Q$12]-[FP.$E5];[FP.$C5])=0;[FP.DP67]+[FP.$B5];[FP.DP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R$12]-[FP.$E5];[FP.$C5])=0;[FP.DQ67]+[FP.$B5];[FP.DQ67])+ORG.OPENOFFICE.STYLE(IF(ORG.OPENOFFICE.CURRENT()&gt;[FP.$B5];&quot;Red highlight&quot;;&quot;Default&quot;))" office:value-type="float" office:value="1" calcext:value-type="float">
            <text:p>1</text:p>
          </table:table-cell>
          <table:table-cell table:formula="of:=IF(MOD([FP.DS$12]-[FP.$E5];[FP.$C5])=0;[FP.DR67]+[FP.$B5];[FP.DR67])+ORG.OPENOFFICE.STYLE(IF(ORG.OPENOFFICE.CURRENT()&gt;[FP.$B5];&quot;Red highlight&quot;;&quot;Default&quot;))" office:value-type="float" office:value="1" calcext:value-type="float">
            <text:p>1</text:p>
          </table:table-cell>
          <table:table-cell table:formula="of:=IF(MOD([FP.DT$12]-[FP.$E5];[FP.$C5])=0;[FP.DS67]+[FP.$B5];[FP.DS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U$12]-[FP.$E5];[FP.$C5])=0;[FP.DT67]+[FP.$B5];[FP.DT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V$12]-[FP.$E5];[FP.$C5])=0;[FP.DU67]+[FP.$B5];[FP.DU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W$12]-[FP.$E5];[FP.$C5])=0;[FP.DV67]+[FP.$B5];[FP.DV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X$12]-[FP.$E5];[FP.$C5])=0;[FP.DW67]+[FP.$B5];[FP.DW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Y$12]-[FP.$E5];[FP.$C5])=0;[FP.DX67]+[FP.$B5];[FP.DX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Z$12]-[FP.$E5];[FP.$C5])=0;[FP.DY67]+[FP.$B5];[FP.DY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EA$12]-[FP.$E5];[FP.$C5])=0;[FP.DZ67]+[FP.$B5];[FP.DZ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EB$12]-[FP.$E5];[FP.$C5])=0;[FP.EA67]+[FP.$B5];[FP.EA67])+ORG.OPENOFFICE.STYLE(IF(ORG.OPENOFFICE.CURRENT()&gt;[FP.$B5];&quot;Red highlight&quot;;&quot;Default&quot;))" office:value-type="float" office:value="1" calcext:value-type="float">
            <text:p>1</text:p>
          </table:table-cell>
        </table:table-row>
        <table:table-row table:style-name="ro1" table:visibility="collapse">
          <table:table-cell table:number-columns-repeated="8"/>
          <table:table-cell office:value-type="string" calcext:value-type="string">
            <text:p>Execution Time</text:p>
          </table:table-cell>
          <table:table-cell table:formula="of:=IF ([FP.E6]=0;[FP.B6];0)" office:value-type="float" office:value="0" calcext:value-type="float">
            <text:p>0</text:p>
          </table:table-cell>
          <table:table-cell table:formula="of:=IF(MOD([FP.K$12]-[FP.$E6];[FP.$C6])=0;[FP.J68]+[FP.$B6];[FP.J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L$12]-[FP.$E6];[FP.$C6])=0;[FP.K68]+[FP.$B6];[FP.K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M$12]-[FP.$E6];[FP.$C6])=0;[FP.L68]+[FP.$B6];[FP.L68])+ORG.OPENOFFICE.STYLE(IF(ORG.OPENOFFICE.CURRENT()&gt;[FP.$B6];&quot;Red highlight&quot;;&quot;Default&quot;))" office:value-type="float" office:value="3" calcext:value-type="float">
            <text:p>3</text:p>
          </table:table-cell>
          <table:table-cell table:formula="of:=IF(MOD([FP.N$12]-[FP.$E6];[FP.$C6])=0;[FP.M68]+[FP.$B6];[FP.M68])+ORG.OPENOFFICE.STYLE(IF(ORG.OPENOFFICE.CURRENT()&gt;[FP.$B6];&quot;Red highlight&quot;;&quot;Default&quot;))" office:value-type="float" office:value="2" calcext:value-type="float">
            <text:p>2</text:p>
          </table:table-cell>
          <table:table-cell table:formula="of:=IF(MOD([FP.O$12]-[FP.$E6];[FP.$C6])=0;[FP.N68]+[FP.$B6];[FP.N68])+ORG.OPENOFFICE.STYLE(IF(ORG.OPENOFFICE.CURRENT()&gt;[FP.$B6];&quot;Red highlight&quot;;&quot;Default&quot;))" office:value-type="float" office:value="2" calcext:value-type="float">
            <text:p>2</text:p>
          </table:table-cell>
          <table:table-cell table:formula="of:=IF(MOD([FP.P$12]-[FP.$E6];[FP.$C6])=0;[FP.O68]+[FP.$B6];[FP.O68])+ORG.OPENOFFICE.STYLE(IF(ORG.OPENOFFICE.CURRENT()&gt;[FP.$B6];&quot;Red highlight&quot;;&quot;Default&quot;))" office:value-type="float" office:value="1" calcext:value-type="float">
            <text:p>1</text:p>
          </table:table-cell>
          <table:table-cell table:formula="of:=IF(MOD([FP.Q$12]-[FP.$E6];[FP.$C6])=0;[FP.P68]+[FP.$B6];[FP.P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R$12]-[FP.$E6];[FP.$C6])=0;[FP.Q68]+[FP.$B6];[FP.Q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S$12]-[FP.$E6];[FP.$C6])=0;[FP.R68]+[FP.$B6];[FP.R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T$12]-[FP.$E6];[FP.$C6])=0;[FP.S68]+[FP.$B6];[FP.S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U$12]-[FP.$E6];[FP.$C6])=0;[FP.T68]+[FP.$B6];[FP.T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V$12]-[FP.$E6];[FP.$C6])=0;[FP.U68]+[FP.$B6];[FP.U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W$12]-[FP.$E6];[FP.$C6])=0;[FP.V68]+[FP.$B6];[FP.V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X$12]-[FP.$E6];[FP.$C6])=0;[FP.W68]+[FP.$B6];[FP.W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Y$12]-[FP.$E6];[FP.$C6])=0;[FP.X68]+[FP.$B6];[FP.X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Z$12]-[FP.$E6];[FP.$C6])=0;[FP.Y68]+[FP.$B6];[FP.Y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A$12]-[FP.$E6];[FP.$C6])=0;[FP.Z68]+[FP.$B6];[FP.Z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B$12]-[FP.$E6];[FP.$C6])=0;[FP.AA68]+[FP.$B6];[FP.AA68])+ORG.OPENOFFICE.STYLE(IF(ORG.OPENOFFICE.CURRENT()&gt;[FP.$B6];&quot;Red highlight&quot;;&quot;Default&quot;))" office:value-type="float" office:value="3" calcext:value-type="float">
            <text:p>3</text:p>
          </table:table-cell>
          <table:table-cell table:formula="of:=IF(MOD([FP.AC$12]-[FP.$E6];[FP.$C6])=0;[FP.AB68]+[FP.$B6];[FP.AB68])+ORG.OPENOFFICE.STYLE(IF(ORG.OPENOFFICE.CURRENT()&gt;[FP.$B6];&quot;Red highlight&quot;;&quot;Default&quot;))" office:value-type="float" office:value="2" calcext:value-type="float">
            <text:p>2</text:p>
          </table:table-cell>
          <table:table-cell table:formula="of:=IF(MOD([FP.AD$12]-[FP.$E6];[FP.$C6])=0;[FP.AC68]+[FP.$B6];[FP.AC68])+ORG.OPENOFFICE.STYLE(IF(ORG.OPENOFFICE.CURRENT()&gt;[FP.$B6];&quot;Red highlight&quot;;&quot;Default&quot;))" office:value-type="float" office:value="1" calcext:value-type="float">
            <text:p>1</text:p>
          </table:table-cell>
          <table:table-cell table:formula="of:=IF(MOD([FP.AE$12]-[FP.$E6];[FP.$C6])=0;[FP.AD68]+[FP.$B6];[FP.AD68])+ORG.OPENOFFICE.STYLE(IF(ORG.OPENOFFICE.CURRENT()&gt;[FP.$B6];&quot;Red highlight&quot;;&quot;Default&quot;))" office:value-type="float" office:value="1" calcext:value-type="float">
            <text:p>1</text:p>
          </table:table-cell>
          <table:table-cell table:formula="of:=IF(MOD([FP.AF$12]-[FP.$E6];[FP.$C6])=0;[FP.AE68]+[FP.$B6];[FP.AE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G$12]-[FP.$E6];[FP.$C6])=0;[FP.AF68]+[FP.$B6];[FP.AF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H$12]-[FP.$E6];[FP.$C6])=0;[FP.AG68]+[FP.$B6];[FP.AG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I$12]-[FP.$E6];[FP.$C6])=0;[FP.AH68]+[FP.$B6];[FP.AH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J$12]-[FP.$E6];[FP.$C6])=0;[FP.AI68]+[FP.$B6];[FP.AI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K$12]-[FP.$E6];[FP.$C6])=0;[FP.AJ68]+[FP.$B6];[FP.AJ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L$12]-[FP.$E6];[FP.$C6])=0;[FP.AK68]+[FP.$B6];[FP.AK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M$12]-[FP.$E6];[FP.$C6])=0;[FP.AL68]+[FP.$B6];[FP.AL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N$12]-[FP.$E6];[FP.$C6])=0;[FP.AM68]+[FP.$B6];[FP.AM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O$12]-[FP.$E6];[FP.$C6])=0;[FP.AN68]+[FP.$B6];[FP.AN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P$12]-[FP.$E6];[FP.$C6])=0;[FP.AO68]+[FP.$B6];[FP.AO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Q$12]-[FP.$E6];[FP.$C6])=0;[FP.AP68]+[FP.$B6];[FP.AP68])+ORG.OPENOFFICE.STYLE(IF(ORG.OPENOFFICE.CURRENT()&gt;[FP.$B6];&quot;Red highlight&quot;;&quot;Default&quot;))" office:value-type="float" office:value="3" calcext:value-type="float">
            <text:p>3</text:p>
          </table:table-cell>
          <table:table-cell table:formula="of:=IF(MOD([FP.AR$12]-[FP.$E6];[FP.$C6])=0;[FP.AQ68]+[FP.$B6];[FP.AQ68])+ORG.OPENOFFICE.STYLE(IF(ORG.OPENOFFICE.CURRENT()&gt;[FP.$B6];&quot;Red highlight&quot;;&quot;Default&quot;))" office:value-type="float" office:value="3" calcext:value-type="float">
            <text:p>3</text:p>
          </table:table-cell>
          <table:table-cell table:formula="of:=IF(MOD([FP.AS$12]-[FP.$E6];[FP.$C6])=0;[FP.AR68]+[FP.$B6];[FP.AR68])+ORG.OPENOFFICE.STYLE(IF(ORG.OPENOFFICE.CURRENT()&gt;[FP.$B6];&quot;Red highlight&quot;;&quot;Default&quot;))" office:value-type="float" office:value="2" calcext:value-type="float">
            <text:p>2</text:p>
          </table:table-cell>
          <table:table-cell table:formula="of:=IF(MOD([FP.AT$12]-[FP.$E6];[FP.$C6])=0;[FP.AS68]+[FP.$B6];[FP.AS68])+ORG.OPENOFFICE.STYLE(IF(ORG.OPENOFFICE.CURRENT()&gt;[FP.$B6];&quot;Red highlight&quot;;&quot;Default&quot;))" office:value-type="float" office:value="1" calcext:value-type="float">
            <text:p>1</text:p>
          </table:table-cell>
          <table:table-cell table:formula="of:=IF(MOD([FP.AU$12]-[FP.$E6];[FP.$C6])=0;[FP.AT68]+[FP.$B6];[FP.AT68])+ORG.OPENOFFICE.STYLE(IF(ORG.OPENOFFICE.CURRENT()&gt;[FP.$B6];&quot;Red highlight&quot;;&quot;Default&quot;))" office:value-type="float" office:value="1" calcext:value-type="float">
            <text:p>1</text:p>
          </table:table-cell>
          <table:table-cell table:formula="of:=IF(MOD([FP.AV$12]-[FP.$E6];[FP.$C6])=0;[FP.AU68]+[FP.$B6];[FP.AU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W$12]-[FP.$E6];[FP.$C6])=0;[FP.AV68]+[FP.$B6];[FP.AV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X$12]-[FP.$E6];[FP.$C6])=0;[FP.AW68]+[FP.$B6];[FP.AW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Y$12]-[FP.$E6];[FP.$C6])=0;[FP.AX68]+[FP.$B6];[FP.AX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Z$12]-[FP.$E6];[FP.$C6])=0;[FP.AY68]+[FP.$B6];[FP.AY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A$12]-[FP.$E6];[FP.$C6])=0;[FP.AZ68]+[FP.$B6];[FP.AZ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B$12]-[FP.$E6];[FP.$C6])=0;[FP.BA68]+[FP.$B6];[FP.BA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C$12]-[FP.$E6];[FP.$C6])=0;[FP.BB68]+[FP.$B6];[FP.BB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D$12]-[FP.$E6];[FP.$C6])=0;[FP.BC68]+[FP.$B6];[FP.BC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E$12]-[FP.$E6];[FP.$C6])=0;[FP.BD68]+[FP.$B6];[FP.BD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F$12]-[FP.$E6];[FP.$C6])=0;[FP.BE68]+[FP.$B6];[FP.BE68])+ORG.OPENOFFICE.STYLE(IF(ORG.OPENOFFICE.CURRENT()&gt;[FP.$B6];&quot;Red highlight&quot;;&quot;Default&quot;))" office:value-type="float" office:value="3" calcext:value-type="float">
            <text:p>3</text:p>
          </table:table-cell>
          <table:table-cell table:formula="of:=IF(MOD([FP.BG$12]-[FP.$E6];[FP.$C6])=0;[FP.BF68]+[FP.$B6];[FP.BF68])+ORG.OPENOFFICE.STYLE(IF(ORG.OPENOFFICE.CURRENT()&gt;[FP.$B6];&quot;Red highlight&quot;;&quot;Default&quot;))" office:value-type="float" office:value="3" calcext:value-type="float">
            <text:p>3</text:p>
          </table:table-cell>
          <table:table-cell table:formula="of:=IF(MOD([FP.BH$12]-[FP.$E6];[FP.$C6])=0;[FP.BG68]+[FP.$B6];[FP.BG68])+ORG.OPENOFFICE.STYLE(IF(ORG.OPENOFFICE.CURRENT()&gt;[FP.$B6];&quot;Red highlight&quot;;&quot;Default&quot;))" office:value-type="float" office:value="2" calcext:value-type="float">
            <text:p>2</text:p>
          </table:table-cell>
          <table:table-cell table:formula="of:=IF(MOD([FP.BI$12]-[FP.$E6];[FP.$C6])=0;[FP.BH68]+[FP.$B6];[FP.BH68])+ORG.OPENOFFICE.STYLE(IF(ORG.OPENOFFICE.CURRENT()&gt;[FP.$B6];&quot;Red highlight&quot;;&quot;Default&quot;))" office:value-type="float" office:value="1" calcext:value-type="float">
            <text:p>1</text:p>
          </table:table-cell>
          <table:table-cell table:formula="of:=IF(MOD([FP.BJ$12]-[FP.$E6];[FP.$C6])=0;[FP.BI68]+[FP.$B6];[FP.BI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K$12]-[FP.$E6];[FP.$C6])=0;[FP.BJ68]+[FP.$B6];[FP.BJ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L$12]-[FP.$E6];[FP.$C6])=0;[FP.BK68]+[FP.$B6];[FP.BK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M$12]-[FP.$E6];[FP.$C6])=0;[FP.BL68]+[FP.$B6];[FP.BL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N$12]-[FP.$E6];[FP.$C6])=0;[FP.BM68]+[FP.$B6];[FP.BM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O$12]-[FP.$E6];[FP.$C6])=0;[FP.BN68]+[FP.$B6];[FP.BN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P$12]-[FP.$E6];[FP.$C6])=0;[FP.BO68]+[FP.$B6];[FP.BO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Q$12]-[FP.$E6];[FP.$C6])=0;[FP.BP68]+[FP.$B6];[FP.BP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R$12]-[FP.$E6];[FP.$C6])=0;[FP.BQ68]+[FP.$B6];[FP.BQ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S$12]-[FP.$E6];[FP.$C6])=0;[FP.BR68]+[FP.$B6];[FP.BR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T$12]-[FP.$E6];[FP.$C6])=0;[FP.BS68]+[FP.$B6];[FP.BS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U$12]-[FP.$E6];[FP.$C6])=0;[FP.BT68]+[FP.$B6];[FP.BT68])+ORG.OPENOFFICE.STYLE(IF(ORG.OPENOFFICE.CURRENT()&gt;[FP.$B6];&quot;Red highlight&quot;;&quot;Default&quot;))" office:value-type="float" office:value="3" calcext:value-type="float">
            <text:p>3</text:p>
          </table:table-cell>
          <table:table-cell table:formula="of:=IF(MOD([FP.BV$12]-[FP.$E6];[FP.$C6])=0;[FP.BU68]+[FP.$B6];[FP.BU68])+ORG.OPENOFFICE.STYLE(IF(ORG.OPENOFFICE.CURRENT()&gt;[FP.$B6];&quot;Red highlight&quot;;&quot;Default&quot;))" office:value-type="float" office:value="2" calcext:value-type="float">
            <text:p>2</text:p>
          </table:table-cell>
          <table:table-cell table:formula="of:=IF(MOD([FP.BW$12]-[FP.$E6];[FP.$C6])=0;[FP.BV68]+[FP.$B6];[FP.BV68])+ORG.OPENOFFICE.STYLE(IF(ORG.OPENOFFICE.CURRENT()&gt;[FP.$B6];&quot;Red highlight&quot;;&quot;Default&quot;))" office:value-type="float" office:value="2" calcext:value-type="float">
            <text:p>2</text:p>
          </table:table-cell>
          <table:table-cell table:formula="of:=IF(MOD([FP.BX$12]-[FP.$E6];[FP.$C6])=0;[FP.BW68]+[FP.$B6];[FP.BW68])+ORG.OPENOFFICE.STYLE(IF(ORG.OPENOFFICE.CURRENT()&gt;[FP.$B6];&quot;Red highlight&quot;;&quot;Default&quot;))" office:value-type="float" office:value="1" calcext:value-type="float">
            <text:p>1</text:p>
          </table:table-cell>
          <table:table-cell table:formula="of:=IF(MOD([FP.BY$12]-[FP.$E6];[FP.$C6])=0;[FP.BX68]+[FP.$B6];[FP.BX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Z$12]-[FP.$E6];[FP.$C6])=0;[FP.BY68]+[FP.$B6];[FP.BY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A$12]-[FP.$E6];[FP.$C6])=0;[FP.BZ68]+[FP.$B6];[FP.BZ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B$12]-[FP.$E6];[FP.$C6])=0;[FP.CA68]+[FP.$B6];[FP.CA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C$12]-[FP.$E6];[FP.$C6])=0;[FP.CB68]+[FP.$B6];[FP.CB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D$12]-[FP.$E6];[FP.$C6])=0;[FP.CC68]+[FP.$B6];[FP.CC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E$12]-[FP.$E6];[FP.$C6])=0;[FP.CD68]+[FP.$B6];[FP.CD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F$12]-[FP.$E6];[FP.$C6])=0;[FP.CE68]+[FP.$B6];[FP.CE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G$12]-[FP.$E6];[FP.$C6])=0;[FP.CF68]+[FP.$B6];[FP.CF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H$12]-[FP.$E6];[FP.$C6])=0;[FP.CG68]+[FP.$B6];[FP.CG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I$12]-[FP.$E6];[FP.$C6])=0;[FP.CH68]+[FP.$B6];[FP.CH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J$12]-[FP.$E6];[FP.$C6])=0;[FP.CI68]+[FP.$B6];[FP.CI68])+ORG.OPENOFFICE.STYLE(IF(ORG.OPENOFFICE.CURRENT()&gt;[FP.$B6];&quot;Red highlight&quot;;&quot;Default&quot;))" office:value-type="float" office:value="3" calcext:value-type="float">
            <text:p>3</text:p>
          </table:table-cell>
          <table:table-cell table:formula="of:=IF(MOD([FP.CK$12]-[FP.$E6];[FP.$C6])=0;[FP.CJ68]+[FP.$B6];[FP.CJ68])+ORG.OPENOFFICE.STYLE(IF(ORG.OPENOFFICE.CURRENT()&gt;[FP.$B6];&quot;Red highlight&quot;;&quot;Default&quot;))" office:value-type="float" office:value="2" calcext:value-type="float">
            <text:p>2</text:p>
          </table:table-cell>
          <table:table-cell table:formula="of:=IF(MOD([FP.CL$12]-[FP.$E6];[FP.$C6])=0;[FP.CK68]+[FP.$B6];[FP.CK68])+ORG.OPENOFFICE.STYLE(IF(ORG.OPENOFFICE.CURRENT()&gt;[FP.$B6];&quot;Red highlight&quot;;&quot;Default&quot;))" office:value-type="float" office:value="1" calcext:value-type="float">
            <text:p>1</text:p>
          </table:table-cell>
          <table:table-cell table:formula="of:=IF(MOD([FP.CM$12]-[FP.$E6];[FP.$C6])=0;[FP.CL68]+[FP.$B6];[FP.CL68])+ORG.OPENOFFICE.STYLE(IF(ORG.OPENOFFICE.CURRENT()&gt;[FP.$B6];&quot;Red highlight&quot;;&quot;Default&quot;))" office:value-type="float" office:value="1" calcext:value-type="float">
            <text:p>1</text:p>
          </table:table-cell>
          <table:table-cell table:formula="of:=IF(MOD([FP.CN$12]-[FP.$E6];[FP.$C6])=0;[FP.CM68]+[FP.$B6];[FP.CM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O$12]-[FP.$E6];[FP.$C6])=0;[FP.CN68]+[FP.$B6];[FP.CN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P$12]-[FP.$E6];[FP.$C6])=0;[FP.CO68]+[FP.$B6];[FP.CO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Q$12]-[FP.$E6];[FP.$C6])=0;[FP.CP68]+[FP.$B6];[FP.CP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R$12]-[FP.$E6];[FP.$C6])=0;[FP.CQ68]+[FP.$B6];[FP.CQ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S$12]-[FP.$E6];[FP.$C6])=0;[FP.CR68]+[FP.$B6];[FP.CR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T$12]-[FP.$E6];[FP.$C6])=0;[FP.CS68]+[FP.$B6];[FP.CS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U$12]-[FP.$E6];[FP.$C6])=0;[FP.CT68]+[FP.$B6];[FP.CT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V$12]-[FP.$E6];[FP.$C6])=0;[FP.CU68]+[FP.$B6];[FP.CU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W$12]-[FP.$E6];[FP.$C6])=0;[FP.CV68]+[FP.$B6];[FP.CV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X$12]-[FP.$E6];[FP.$C6])=0;[FP.CW68]+[FP.$B6];[FP.CW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Y$12]-[FP.$E6];[FP.$C6])=0;[FP.CX68]+[FP.$B6];[FP.CX68])+ORG.OPENOFFICE.STYLE(IF(ORG.OPENOFFICE.CURRENT()&gt;[FP.$B6];&quot;Red highlight&quot;;&quot;Default&quot;))" office:value-type="float" office:value="3" calcext:value-type="float">
            <text:p>3</text:p>
          </table:table-cell>
          <table:table-cell table:formula="of:=IF(MOD([FP.CZ$12]-[FP.$E6];[FP.$C6])=0;[FP.CY68]+[FP.$B6];[FP.CY68])+ORG.OPENOFFICE.STYLE(IF(ORG.OPENOFFICE.CURRENT()&gt;[FP.$B6];&quot;Red highlight&quot;;&quot;Default&quot;))" office:value-type="float" office:value="3" calcext:value-type="float">
            <text:p>3</text:p>
          </table:table-cell>
          <table:table-cell table:formula="of:=IF(MOD([FP.DA$12]-[FP.$E6];[FP.$C6])=0;[FP.CZ68]+[FP.$B6];[FP.CZ68])+ORG.OPENOFFICE.STYLE(IF(ORG.OPENOFFICE.CURRENT()&gt;[FP.$B6];&quot;Red highlight&quot;;&quot;Default&quot;))" office:value-type="float" office:value="2" calcext:value-type="float">
            <text:p>2</text:p>
          </table:table-cell>
          <table:table-cell table:formula="of:=IF(MOD([FP.DB$12]-[FP.$E6];[FP.$C6])=0;[FP.DA68]+[FP.$B6];[FP.DA68])+ORG.OPENOFFICE.STYLE(IF(ORG.OPENOFFICE.CURRENT()&gt;[FP.$B6];&quot;Red highlight&quot;;&quot;Default&quot;))" office:value-type="float" office:value="1" calcext:value-type="float">
            <text:p>1</text:p>
          </table:table-cell>
          <table:table-cell table:formula="of:=IF(MOD([FP.DC$12]-[FP.$E6];[FP.$C6])=0;[FP.DB68]+[FP.$B6];[FP.DB68])+ORG.OPENOFFICE.STYLE(IF(ORG.OPENOFFICE.CURRENT()&gt;[FP.$B6];&quot;Red highlight&quot;;&quot;Default&quot;))" office:value-type="float" office:value="1" calcext:value-type="float">
            <text:p>1</text:p>
          </table:table-cell>
          <table:table-cell table:formula="of:=IF(MOD([FP.DD$12]-[FP.$E6];[FP.$C6])=0;[FP.DC68]+[FP.$B6];[FP.DC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E$12]-[FP.$E6];[FP.$C6])=0;[FP.DD68]+[FP.$B6];[FP.DD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F$12]-[FP.$E6];[FP.$C6])=0;[FP.DE68]+[FP.$B6];[FP.DE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G$12]-[FP.$E6];[FP.$C6])=0;[FP.DF68]+[FP.$B6];[FP.DF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H$12]-[FP.$E6];[FP.$C6])=0;[FP.DG68]+[FP.$B6];[FP.DG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I$12]-[FP.$E6];[FP.$C6])=0;[FP.DH68]+[FP.$B6];[FP.DH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J$12]-[FP.$E6];[FP.$C6])=0;[FP.DI68]+[FP.$B6];[FP.DI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K$12]-[FP.$E6];[FP.$C6])=0;[FP.DJ68]+[FP.$B6];[FP.DJ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L$12]-[FP.$E6];[FP.$C6])=0;[FP.DK68]+[FP.$B6];[FP.DK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M$12]-[FP.$E6];[FP.$C6])=0;[FP.DL68]+[FP.$B6];[FP.DL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N$12]-[FP.$E6];[FP.$C6])=0;[FP.DM68]+[FP.$B6];[FP.DM68])+ORG.OPENOFFICE.STYLE(IF(ORG.OPENOFFICE.CURRENT()&gt;[FP.$B6];&quot;Red highlight&quot;;&quot;Default&quot;))" office:value-type="float" office:value="3" calcext:value-type="float">
            <text:p>3</text:p>
          </table:table-cell>
          <table:table-cell table:formula="of:=IF(MOD([FP.DO$12]-[FP.$E6];[FP.$C6])=0;[FP.DN68]+[FP.$B6];[FP.DN68])+ORG.OPENOFFICE.STYLE(IF(ORG.OPENOFFICE.CURRENT()&gt;[FP.$B6];&quot;Red highlight&quot;;&quot;Default&quot;))" office:value-type="float" office:value="3" calcext:value-type="float">
            <text:p>3</text:p>
          </table:table-cell>
          <table:table-cell table:formula="of:=IF(MOD([FP.DP$12]-[FP.$E6];[FP.$C6])=0;[FP.DO68]+[FP.$B6];[FP.DO68])+ORG.OPENOFFICE.STYLE(IF(ORG.OPENOFFICE.CURRENT()&gt;[FP.$B6];&quot;Red highlight&quot;;&quot;Default&quot;))" office:value-type="float" office:value="2" calcext:value-type="float">
            <text:p>2</text:p>
          </table:table-cell>
          <table:table-cell table:formula="of:=IF(MOD([FP.DQ$12]-[FP.$E6];[FP.$C6])=0;[FP.DP68]+[FP.$B6];[FP.DP68])+ORG.OPENOFFICE.STYLE(IF(ORG.OPENOFFICE.CURRENT()&gt;[FP.$B6];&quot;Red highlight&quot;;&quot;Default&quot;))" office:value-type="float" office:value="1" calcext:value-type="float">
            <text:p>1</text:p>
          </table:table-cell>
          <table:table-cell table:formula="of:=IF(MOD([FP.DR$12]-[FP.$E6];[FP.$C6])=0;[FP.DQ68]+[FP.$B6];[FP.DQ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S$12]-[FP.$E6];[FP.$C6])=0;[FP.DR68]+[FP.$B6];[FP.DR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T$12]-[FP.$E6];[FP.$C6])=0;[FP.DS68]+[FP.$B6];[FP.DS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U$12]-[FP.$E6];[FP.$C6])=0;[FP.DT68]+[FP.$B6];[FP.DT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V$12]-[FP.$E6];[FP.$C6])=0;[FP.DU68]+[FP.$B6];[FP.DU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W$12]-[FP.$E6];[FP.$C6])=0;[FP.DV68]+[FP.$B6];[FP.DV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X$12]-[FP.$E6];[FP.$C6])=0;[FP.DW68]+[FP.$B6];[FP.DW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Y$12]-[FP.$E6];[FP.$C6])=0;[FP.DX68]+[FP.$B6];[FP.DX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Z$12]-[FP.$E6];[FP.$C6])=0;[FP.DY68]+[FP.$B6];[FP.DY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EA$12]-[FP.$E6];[FP.$C6])=0;[FP.DZ68]+[FP.$B6];[FP.DZ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EB$12]-[FP.$E6];[FP.$C6])=0;[FP.EA68]+[FP.$B6];[FP.EA68])+ORG.OPENOFFICE.STYLE(IF(ORG.OPENOFFICE.CURRENT()&gt;[FP.$B6];&quot;Red highlight&quot;;&quot;Default&quot;))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9"/>
          <table:table-cell table:formula="of:=IF ([FP.E7]=0;[FP.B7];0)" office:value-type="float" office:value="3" calcext:value-type="float">
            <text:p>3</text:p>
          </table:table-cell>
          <table:table-cell table:formula="of:=IF(MOD([FP.K$12]-[FP.$E7];[FP.$C7])=0;[FP.J69]+[FP.$B7];[FP.J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L$12]-[FP.$E7];[FP.$C7])=0;[FP.K69]+[FP.$B7];[FP.K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M$12]-[FP.$E7];[FP.$C7])=0;[FP.L69]+[FP.$B7];[FP.L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N$12]-[FP.$E7];[FP.$C7])=0;[FP.M69]+[FP.$B7];[FP.M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O$12]-[FP.$E7];[FP.$C7])=0;[FP.N69]+[FP.$B7];[FP.N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P$12]-[FP.$E7];[FP.$C7])=0;[FP.O69]+[FP.$B7];[FP.O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Q$12]-[FP.$E7];[FP.$C7])=0;[FP.P69]+[FP.$B7];[FP.P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R$12]-[FP.$E7];[FP.$C7])=0;[FP.Q69]+[FP.$B7];[FP.Q69])+ORG.OPENOFFICE.STYLE(IF(ORG.OPENOFFICE.CURRENT()&gt;[FP.$B7];&quot;Red highlight&quot;;&quot;Default&quot;))" office:value-type="float" office:value="1" calcext:value-type="float">
            <text:p>1</text:p>
          </table:table-cell>
          <table:table-cell table:formula="of:=IF(MOD([FP.S$12]-[FP.$E7];[FP.$C7])=0;[FP.R69]+[FP.$B7];[FP.R69])+ORG.OPENOFFICE.STYLE(IF(ORG.OPENOFFICE.CURRENT()&gt;[FP.$B7];&quot;Red highlight&quot;;&quot;Default&quot;))" office:value-type="float" office:value="1" calcext:value-type="float">
            <text:p>1</text:p>
          </table:table-cell>
          <table:table-cell table:formula="of:=IF(MOD([FP.T$12]-[FP.$E7];[FP.$C7])=0;[FP.S69]+[FP.$B7];[FP.S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U$12]-[FP.$E7];[FP.$C7])=0;[FP.T69]+[FP.$B7];[FP.T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V$12]-[FP.$E7];[FP.$C7])=0;[FP.U69]+[FP.$B7];[FP.U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W$12]-[FP.$E7];[FP.$C7])=0;[FP.V69]+[FP.$B7];[FP.V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X$12]-[FP.$E7];[FP.$C7])=0;[FP.W69]+[FP.$B7];[FP.W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Y$12]-[FP.$E7];[FP.$C7])=0;[FP.X69]+[FP.$B7];[FP.X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Z$12]-[FP.$E7];[FP.$C7])=0;[FP.Y69]+[FP.$B7];[FP.Y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A$12]-[FP.$E7];[FP.$C7])=0;[FP.Z69]+[FP.$B7];[FP.Z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B$12]-[FP.$E7];[FP.$C7])=0;[FP.AA69]+[FP.$B7];[FP.AA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C$12]-[FP.$E7];[FP.$C7])=0;[FP.AB69]+[FP.$B7];[FP.AB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D$12]-[FP.$E7];[FP.$C7])=0;[FP.AC69]+[FP.$B7];[FP.AC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AE$12]-[FP.$E7];[FP.$C7])=0;[FP.AD69]+[FP.$B7];[FP.AD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AF$12]-[FP.$E7];[FP.$C7])=0;[FP.AE69]+[FP.$B7];[FP.AE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AG$12]-[FP.$E7];[FP.$C7])=0;[FP.AF69]+[FP.$B7];[FP.AF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AH$12]-[FP.$E7];[FP.$C7])=0;[FP.AG69]+[FP.$B7];[FP.AG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AI$12]-[FP.$E7];[FP.$C7])=0;[FP.AH69]+[FP.$B7];[FP.AH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AJ$12]-[FP.$E7];[FP.$C7])=0;[FP.AI69]+[FP.$B7];[FP.AI69])+ORG.OPENOFFICE.STYLE(IF(ORG.OPENOFFICE.CURRENT()&gt;[FP.$B7];&quot;Red highlight&quot;;&quot;Default&quot;))" office:value-type="float" office:value="1" calcext:value-type="float">
            <text:p>1</text:p>
          </table:table-cell>
          <table:table-cell table:formula="of:=IF(MOD([FP.AK$12]-[FP.$E7];[FP.$C7])=0;[FP.AJ69]+[FP.$B7];[FP.AJ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L$12]-[FP.$E7];[FP.$C7])=0;[FP.AK69]+[FP.$B7];[FP.AK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M$12]-[FP.$E7];[FP.$C7])=0;[FP.AL69]+[FP.$B7];[FP.AL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N$12]-[FP.$E7];[FP.$C7])=0;[FP.AM69]+[FP.$B7];[FP.AM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O$12]-[FP.$E7];[FP.$C7])=0;[FP.AN69]+[FP.$B7];[FP.AN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P$12]-[FP.$E7];[FP.$C7])=0;[FP.AO69]+[FP.$B7];[FP.AO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Q$12]-[FP.$E7];[FP.$C7])=0;[FP.AP69]+[FP.$B7];[FP.AP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R$12]-[FP.$E7];[FP.$C7])=0;[FP.AQ69]+[FP.$B7];[FP.AQ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S$12]-[FP.$E7];[FP.$C7])=0;[FP.AR69]+[FP.$B7];[FP.AR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T$12]-[FP.$E7];[FP.$C7])=0;[FP.AS69]+[FP.$B7];[FP.AS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U$12]-[FP.$E7];[FP.$C7])=0;[FP.AT69]+[FP.$B7];[FP.AT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V$12]-[FP.$E7];[FP.$C7])=0;[FP.AU69]+[FP.$B7];[FP.AU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W$12]-[FP.$E7];[FP.$C7])=0;[FP.AV69]+[FP.$B7];[FP.AV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X$12]-[FP.$E7];[FP.$C7])=0;[FP.AW69]+[FP.$B7];[FP.AW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AY$12]-[FP.$E7];[FP.$C7])=0;[FP.AX69]+[FP.$B7];[FP.AX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AZ$12]-[FP.$E7];[FP.$C7])=0;[FP.AY69]+[FP.$B7];[FP.AY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BA$12]-[FP.$E7];[FP.$C7])=0;[FP.AZ69]+[FP.$B7];[FP.AZ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BB$12]-[FP.$E7];[FP.$C7])=0;[FP.BA69]+[FP.$B7];[FP.BA69])+ORG.OPENOFFICE.STYLE(IF(ORG.OPENOFFICE.CURRENT()&gt;[FP.$B7];&quot;Red highlight&quot;;&quot;Default&quot;))" office:value-type="float" office:value="1" calcext:value-type="float">
            <text:p>1</text:p>
          </table:table-cell>
          <table:table-cell table:formula="of:=IF(MOD([FP.BC$12]-[FP.$E7];[FP.$C7])=0;[FP.BB69]+[FP.$B7];[FP.BB69])+ORG.OPENOFFICE.STYLE(IF(ORG.OPENOFFICE.CURRENT()&gt;[FP.$B7];&quot;Red highlight&quot;;&quot;Default&quot;))" office:value-type="float" office:value="1" calcext:value-type="float">
            <text:p>1</text:p>
          </table:table-cell>
          <table:table-cell table:formula="of:=IF(MOD([FP.BD$12]-[FP.$E7];[FP.$C7])=0;[FP.BC69]+[FP.$B7];[FP.BC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BE$12]-[FP.$E7];[FP.$C7])=0;[FP.BD69]+[FP.$B7];[FP.BD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BF$12]-[FP.$E7];[FP.$C7])=0;[FP.BE69]+[FP.$B7];[FP.BE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BG$12]-[FP.$E7];[FP.$C7])=0;[FP.BF69]+[FP.$B7];[FP.BF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BH$12]-[FP.$E7];[FP.$C7])=0;[FP.BG69]+[FP.$B7];[FP.BG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BI$12]-[FP.$E7];[FP.$C7])=0;[FP.BH69]+[FP.$B7];[FP.BH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BJ$12]-[FP.$E7];[FP.$C7])=0;[FP.BI69]+[FP.$B7];[FP.BI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BK$12]-[FP.$E7];[FP.$C7])=0;[FP.BJ69]+[FP.$B7];[FP.BJ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BL$12]-[FP.$E7];[FP.$C7])=0;[FP.BK69]+[FP.$B7];[FP.BK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BM$12]-[FP.$E7];[FP.$C7])=0;[FP.BL69]+[FP.$B7];[FP.BL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BN$12]-[FP.$E7];[FP.$C7])=0;[FP.BM69]+[FP.$B7];[FP.BM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BO$12]-[FP.$E7];[FP.$C7])=0;[FP.BN69]+[FP.$B7];[FP.BN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BP$12]-[FP.$E7];[FP.$C7])=0;[FP.BO69]+[FP.$B7];[FP.BO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BQ$12]-[FP.$E7];[FP.$C7])=0;[FP.BP69]+[FP.$B7];[FP.BP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BR$12]-[FP.$E7];[FP.$C7])=0;[FP.BQ69]+[FP.$B7];[FP.BQ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BS$12]-[FP.$E7];[FP.$C7])=0;[FP.BR69]+[FP.$B7];[FP.BR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BT$12]-[FP.$E7];[FP.$C7])=0;[FP.BS69]+[FP.$B7];[FP.BS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BU$12]-[FP.$E7];[FP.$C7])=0;[FP.BT69]+[FP.$B7];[FP.BT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BV$12]-[FP.$E7];[FP.$C7])=0;[FP.BU69]+[FP.$B7];[FP.BU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BW$12]-[FP.$E7];[FP.$C7])=0;[FP.BV69]+[FP.$B7];[FP.BV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BX$12]-[FP.$E7];[FP.$C7])=0;[FP.BW69]+[FP.$B7];[FP.BW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BY$12]-[FP.$E7];[FP.$C7])=0;[FP.BX69]+[FP.$B7];[FP.BX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BZ$12]-[FP.$E7];[FP.$C7])=0;[FP.BY69]+[FP.$B7];[FP.BY69])+ORG.OPENOFFICE.STYLE(IF(ORG.OPENOFFICE.CURRENT()&gt;[FP.$B7];&quot;Red highlight&quot;;&quot;Default&quot;))" office:value-type="float" office:value="1" calcext:value-type="float">
            <text:p>1</text:p>
          </table:table-cell>
          <table:table-cell table:formula="of:=IF(MOD([FP.CA$12]-[FP.$E7];[FP.$C7])=0;[FP.BZ69]+[FP.$B7];[FP.BZ69])+ORG.OPENOFFICE.STYLE(IF(ORG.OPENOFFICE.CURRENT()&gt;[FP.$B7];&quot;Red highlight&quot;;&quot;Default&quot;))" office:value-type="float" office:value="1" calcext:value-type="float">
            <text:p>1</text:p>
          </table:table-cell>
          <table:table-cell table:formula="of:=IF(MOD([FP.CB$12]-[FP.$E7];[FP.$C7])=0;[FP.CA69]+[FP.$B7];[FP.CA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C$12]-[FP.$E7];[FP.$C7])=0;[FP.CB69]+[FP.$B7];[FP.CB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D$12]-[FP.$E7];[FP.$C7])=0;[FP.CC69]+[FP.$B7];[FP.CC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E$12]-[FP.$E7];[FP.$C7])=0;[FP.CD69]+[FP.$B7];[FP.CD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F$12]-[FP.$E7];[FP.$C7])=0;[FP.CE69]+[FP.$B7];[FP.CE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G$12]-[FP.$E7];[FP.$C7])=0;[FP.CF69]+[FP.$B7];[FP.CF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H$12]-[FP.$E7];[FP.$C7])=0;[FP.CG69]+[FP.$B7];[FP.CG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I$12]-[FP.$E7];[FP.$C7])=0;[FP.CH69]+[FP.$B7];[FP.CH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J$12]-[FP.$E7];[FP.$C7])=0;[FP.CI69]+[FP.$B7];[FP.CI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K$12]-[FP.$E7];[FP.$C7])=0;[FP.CJ69]+[FP.$B7];[FP.CJ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L$12]-[FP.$E7];[FP.$C7])=0;[FP.CK69]+[FP.$B7];[FP.CK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CM$12]-[FP.$E7];[FP.$C7])=0;[FP.CL69]+[FP.$B7];[FP.CL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CN$12]-[FP.$E7];[FP.$C7])=0;[FP.CM69]+[FP.$B7];[FP.CM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CO$12]-[FP.$E7];[FP.$C7])=0;[FP.CN69]+[FP.$B7];[FP.CN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CP$12]-[FP.$E7];[FP.$C7])=0;[FP.CO69]+[FP.$B7];[FP.CO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CQ$12]-[FP.$E7];[FP.$C7])=0;[FP.CP69]+[FP.$B7];[FP.CP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CR$12]-[FP.$E7];[FP.$C7])=0;[FP.CQ69]+[FP.$B7];[FP.CQ69])+ORG.OPENOFFICE.STYLE(IF(ORG.OPENOFFICE.CURRENT()&gt;[FP.$B7];&quot;Red highlight&quot;;&quot;Default&quot;))" office:value-type="float" office:value="1" calcext:value-type="float">
            <text:p>1</text:p>
          </table:table-cell>
          <table:table-cell table:formula="of:=IF(MOD([FP.CS$12]-[FP.$E7];[FP.$C7])=0;[FP.CR69]+[FP.$B7];[FP.CR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T$12]-[FP.$E7];[FP.$C7])=0;[FP.CS69]+[FP.$B7];[FP.CS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U$12]-[FP.$E7];[FP.$C7])=0;[FP.CT69]+[FP.$B7];[FP.CT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V$12]-[FP.$E7];[FP.$C7])=0;[FP.CU69]+[FP.$B7];[FP.CU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W$12]-[FP.$E7];[FP.$C7])=0;[FP.CV69]+[FP.$B7];[FP.CV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X$12]-[FP.$E7];[FP.$C7])=0;[FP.CW69]+[FP.$B7];[FP.CW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Y$12]-[FP.$E7];[FP.$C7])=0;[FP.CX69]+[FP.$B7];[FP.CX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Z$12]-[FP.$E7];[FP.$C7])=0;[FP.CY69]+[FP.$B7];[FP.CY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A$12]-[FP.$E7];[FP.$C7])=0;[FP.CZ69]+[FP.$B7];[FP.CZ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B$12]-[FP.$E7];[FP.$C7])=0;[FP.DA69]+[FP.$B7];[FP.DA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C$12]-[FP.$E7];[FP.$C7])=0;[FP.DB69]+[FP.$B7];[FP.DB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D$12]-[FP.$E7];[FP.$C7])=0;[FP.DC69]+[FP.$B7];[FP.DC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E$12]-[FP.$E7];[FP.$C7])=0;[FP.DD69]+[FP.$B7];[FP.DD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F$12]-[FP.$E7];[FP.$C7])=0;[FP.DE69]+[FP.$B7];[FP.DE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DG$12]-[FP.$E7];[FP.$C7])=0;[FP.DF69]+[FP.$B7];[FP.DF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DH$12]-[FP.$E7];[FP.$C7])=0;[FP.DG69]+[FP.$B7];[FP.DG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DI$12]-[FP.$E7];[FP.$C7])=0;[FP.DH69]+[FP.$B7];[FP.DH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DJ$12]-[FP.$E7];[FP.$C7])=0;[FP.DI69]+[FP.$B7];[FP.DI69])+ORG.OPENOFFICE.STYLE(IF(ORG.OPENOFFICE.CURRENT()&gt;[FP.$B7];&quot;Red highlight&quot;;&quot;Default&quot;))" office:value-type="float" office:value="1" calcext:value-type="float">
            <text:p>1</text:p>
          </table:table-cell>
          <table:table-cell table:formula="of:=IF(MOD([FP.DK$12]-[FP.$E7];[FP.$C7])=0;[FP.DJ69]+[FP.$B7];[FP.DJ69])+ORG.OPENOFFICE.STYLE(IF(ORG.OPENOFFICE.CURRENT()&gt;[FP.$B7];&quot;Red highlight&quot;;&quot;Default&quot;))" office:value-type="float" office:value="1" calcext:value-type="float">
            <text:p>1</text:p>
          </table:table-cell>
          <table:table-cell table:formula="of:=IF(MOD([FP.DL$12]-[FP.$E7];[FP.$C7])=0;[FP.DK69]+[FP.$B7];[FP.DK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M$12]-[FP.$E7];[FP.$C7])=0;[FP.DL69]+[FP.$B7];[FP.DL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N$12]-[FP.$E7];[FP.$C7])=0;[FP.DM69]+[FP.$B7];[FP.DM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O$12]-[FP.$E7];[FP.$C7])=0;[FP.DN69]+[FP.$B7];[FP.DN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P$12]-[FP.$E7];[FP.$C7])=0;[FP.DO69]+[FP.$B7];[FP.DO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Q$12]-[FP.$E7];[FP.$C7])=0;[FP.DP69]+[FP.$B7];[FP.DP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R$12]-[FP.$E7];[FP.$C7])=0;[FP.DQ69]+[FP.$B7];[FP.DQ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S$12]-[FP.$E7];[FP.$C7])=0;[FP.DR69]+[FP.$B7];[FP.DR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T$12]-[FP.$E7];[FP.$C7])=0;[FP.DS69]+[FP.$B7];[FP.DS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U$12]-[FP.$E7];[FP.$C7])=0;[FP.DT69]+[FP.$B7];[FP.DT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V$12]-[FP.$E7];[FP.$C7])=0;[FP.DU69]+[FP.$B7];[FP.DU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W$12]-[FP.$E7];[FP.$C7])=0;[FP.DV69]+[FP.$B7];[FP.DV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X$12]-[FP.$E7];[FP.$C7])=0;[FP.DW69]+[FP.$B7];[FP.DW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Y$12]-[FP.$E7];[FP.$C7])=0;[FP.DX69]+[FP.$B7];[FP.DX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Z$12]-[FP.$E7];[FP.$C7])=0;[FP.DY69]+[FP.$B7];[FP.DY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EA$12]-[FP.$E7];[FP.$C7])=0;[FP.DZ69]+[FP.$B7];[FP.DZ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EB$12]-[FP.$E7];[FP.$C7])=0;[FP.EA69]+[FP.$B7];[FP.EA69])+ORG.OPENOFFICE.STYLE(IF(ORG.OPENOFFICE.CURRENT()&gt;[FP.$B7];&quot;Red highlight&quot;;&quot;Default&quot;))" office:value-type="float" office:value="2" calcext:value-type="float">
            <text:p>2</text:p>
          </table:table-cell>
        </table:table-row>
        <table:table-row table:style-name="ro1" table:visibility="collapse">
          <table:table-cell table:number-columns-repeated="9"/>
          <table:table-cell table:formula="of:=IF ([FP.E8]=0;[FP.B8];0)" office:value-type="float" office:value="0" calcext:value-type="float">
            <text:p>0</text:p>
          </table:table-cell>
          <table:table-cell table:formula="of:=IF(MOD([FP.K$12]-[FP.$E8];[FP.$C8])=0;[FP.J70]+[FP.$B8];[FP.J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L$12]-[FP.$E8];[FP.$C8])=0;[FP.K70]+[FP.$B8];[FP.K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M$12]-[FP.$E8];[FP.$C8])=0;[FP.L70]+[FP.$B8];[FP.L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N$12]-[FP.$E8];[FP.$C8])=0;[FP.M70]+[FP.$B8];[FP.M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O$12]-[FP.$E8];[FP.$C8])=0;[FP.N70]+[FP.$B8];[FP.N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P$12]-[FP.$E8];[FP.$C8])=0;[FP.O70]+[FP.$B8];[FP.O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Q$12]-[FP.$E8];[FP.$C8])=0;[FP.P70]+[FP.$B8];[FP.P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R$12]-[FP.$E8];[FP.$C8])=0;[FP.Q70]+[FP.$B8];[FP.Q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S$12]-[FP.$E8];[FP.$C8])=0;[FP.R70]+[FP.$B8];[FP.R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T$12]-[FP.$E8];[FP.$C8])=0;[FP.S70]+[FP.$B8];[FP.S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U$12]-[FP.$E8];[FP.$C8])=0;[FP.T70]+[FP.$B8];[FP.T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V$12]-[FP.$E8];[FP.$C8])=0;[FP.U70]+[FP.$B8];[FP.U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W$12]-[FP.$E8];[FP.$C8])=0;[FP.V70]+[FP.$B8];[FP.V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X$12]-[FP.$E8];[FP.$C8])=0;[FP.W70]+[FP.$B8];[FP.W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Y$12]-[FP.$E8];[FP.$C8])=0;[FP.X70]+[FP.$B8];[FP.X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Z$12]-[FP.$E8];[FP.$C8])=0;[FP.Y70]+[FP.$B8];[FP.Y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A$12]-[FP.$E8];[FP.$C8])=0;[FP.Z70]+[FP.$B8];[FP.Z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B$12]-[FP.$E8];[FP.$C8])=0;[FP.AA70]+[FP.$B8];[FP.AA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C$12]-[FP.$E8];[FP.$C8])=0;[FP.AB70]+[FP.$B8];[FP.AB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D$12]-[FP.$E8];[FP.$C8])=0;[FP.AC70]+[FP.$B8];[FP.AC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E$12]-[FP.$E8];[FP.$C8])=0;[FP.AD70]+[FP.$B8];[FP.AD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F$12]-[FP.$E8];[FP.$C8])=0;[FP.AE70]+[FP.$B8];[FP.AE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G$12]-[FP.$E8];[FP.$C8])=0;[FP.AF70]+[FP.$B8];[FP.AF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H$12]-[FP.$E8];[FP.$C8])=0;[FP.AG70]+[FP.$B8];[FP.AG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I$12]-[FP.$E8];[FP.$C8])=0;[FP.AH70]+[FP.$B8];[FP.AH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J$12]-[FP.$E8];[FP.$C8])=0;[FP.AI70]+[FP.$B8];[FP.AI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K$12]-[FP.$E8];[FP.$C8])=0;[FP.AJ70]+[FP.$B8];[FP.AJ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L$12]-[FP.$E8];[FP.$C8])=0;[FP.AK70]+[FP.$B8];[FP.AK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M$12]-[FP.$E8];[FP.$C8])=0;[FP.AL70]+[FP.$B8];[FP.AL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N$12]-[FP.$E8];[FP.$C8])=0;[FP.AM70]+[FP.$B8];[FP.AM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O$12]-[FP.$E8];[FP.$C8])=0;[FP.AN70]+[FP.$B8];[FP.AN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P$12]-[FP.$E8];[FP.$C8])=0;[FP.AO70]+[FP.$B8];[FP.AO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Q$12]-[FP.$E8];[FP.$C8])=0;[FP.AP70]+[FP.$B8];[FP.AP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R$12]-[FP.$E8];[FP.$C8])=0;[FP.AQ70]+[FP.$B8];[FP.AQ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S$12]-[FP.$E8];[FP.$C8])=0;[FP.AR70]+[FP.$B8];[FP.AR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T$12]-[FP.$E8];[FP.$C8])=0;[FP.AS70]+[FP.$B8];[FP.AS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U$12]-[FP.$E8];[FP.$C8])=0;[FP.AT70]+[FP.$B8];[FP.AT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V$12]-[FP.$E8];[FP.$C8])=0;[FP.AU70]+[FP.$B8];[FP.AU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W$12]-[FP.$E8];[FP.$C8])=0;[FP.AV70]+[FP.$B8];[FP.AV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X$12]-[FP.$E8];[FP.$C8])=0;[FP.AW70]+[FP.$B8];[FP.AW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Y$12]-[FP.$E8];[FP.$C8])=0;[FP.AX70]+[FP.$B8];[FP.AX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Z$12]-[FP.$E8];[FP.$C8])=0;[FP.AY70]+[FP.$B8];[FP.AY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A$12]-[FP.$E8];[FP.$C8])=0;[FP.AZ70]+[FP.$B8];[FP.AZ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B$12]-[FP.$E8];[FP.$C8])=0;[FP.BA70]+[FP.$B8];[FP.BA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C$12]-[FP.$E8];[FP.$C8])=0;[FP.BB70]+[FP.$B8];[FP.BB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D$12]-[FP.$E8];[FP.$C8])=0;[FP.BC70]+[FP.$B8];[FP.BC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E$12]-[FP.$E8];[FP.$C8])=0;[FP.BD70]+[FP.$B8];[FP.BD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F$12]-[FP.$E8];[FP.$C8])=0;[FP.BE70]+[FP.$B8];[FP.BE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G$12]-[FP.$E8];[FP.$C8])=0;[FP.BF70]+[FP.$B8];[FP.BF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H$12]-[FP.$E8];[FP.$C8])=0;[FP.BG70]+[FP.$B8];[FP.BG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I$12]-[FP.$E8];[FP.$C8])=0;[FP.BH70]+[FP.$B8];[FP.BH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J$12]-[FP.$E8];[FP.$C8])=0;[FP.BI70]+[FP.$B8];[FP.BI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K$12]-[FP.$E8];[FP.$C8])=0;[FP.BJ70]+[FP.$B8];[FP.BJ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L$12]-[FP.$E8];[FP.$C8])=0;[FP.BK70]+[FP.$B8];[FP.BK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M$12]-[FP.$E8];[FP.$C8])=0;[FP.BL70]+[FP.$B8];[FP.BL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N$12]-[FP.$E8];[FP.$C8])=0;[FP.BM70]+[FP.$B8];[FP.BM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O$12]-[FP.$E8];[FP.$C8])=0;[FP.BN70]+[FP.$B8];[FP.BN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P$12]-[FP.$E8];[FP.$C8])=0;[FP.BO70]+[FP.$B8];[FP.BO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Q$12]-[FP.$E8];[FP.$C8])=0;[FP.BP70]+[FP.$B8];[FP.BP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R$12]-[FP.$E8];[FP.$C8])=0;[FP.BQ70]+[FP.$B8];[FP.BQ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S$12]-[FP.$E8];[FP.$C8])=0;[FP.BR70]+[FP.$B8];[FP.BR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T$12]-[FP.$E8];[FP.$C8])=0;[FP.BS70]+[FP.$B8];[FP.BS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U$12]-[FP.$E8];[FP.$C8])=0;[FP.BT70]+[FP.$B8];[FP.BT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V$12]-[FP.$E8];[FP.$C8])=0;[FP.BU70]+[FP.$B8];[FP.BU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W$12]-[FP.$E8];[FP.$C8])=0;[FP.BV70]+[FP.$B8];[FP.BV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X$12]-[FP.$E8];[FP.$C8])=0;[FP.BW70]+[FP.$B8];[FP.BW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Y$12]-[FP.$E8];[FP.$C8])=0;[FP.BX70]+[FP.$B8];[FP.BX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Z$12]-[FP.$E8];[FP.$C8])=0;[FP.BY70]+[FP.$B8];[FP.BY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A$12]-[FP.$E8];[FP.$C8])=0;[FP.BZ70]+[FP.$B8];[FP.BZ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B$12]-[FP.$E8];[FP.$C8])=0;[FP.CA70]+[FP.$B8];[FP.CA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C$12]-[FP.$E8];[FP.$C8])=0;[FP.CB70]+[FP.$B8];[FP.CB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D$12]-[FP.$E8];[FP.$C8])=0;[FP.CC70]+[FP.$B8];[FP.CC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E$12]-[FP.$E8];[FP.$C8])=0;[FP.CD70]+[FP.$B8];[FP.CD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F$12]-[FP.$E8];[FP.$C8])=0;[FP.CE70]+[FP.$B8];[FP.CE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G$12]-[FP.$E8];[FP.$C8])=0;[FP.CF70]+[FP.$B8];[FP.CF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H$12]-[FP.$E8];[FP.$C8])=0;[FP.CG70]+[FP.$B8];[FP.CG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I$12]-[FP.$E8];[FP.$C8])=0;[FP.CH70]+[FP.$B8];[FP.CH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J$12]-[FP.$E8];[FP.$C8])=0;[FP.CI70]+[FP.$B8];[FP.CI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K$12]-[FP.$E8];[FP.$C8])=0;[FP.CJ70]+[FP.$B8];[FP.CJ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L$12]-[FP.$E8];[FP.$C8])=0;[FP.CK70]+[FP.$B8];[FP.CK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M$12]-[FP.$E8];[FP.$C8])=0;[FP.CL70]+[FP.$B8];[FP.CL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N$12]-[FP.$E8];[FP.$C8])=0;[FP.CM70]+[FP.$B8];[FP.CM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O$12]-[FP.$E8];[FP.$C8])=0;[FP.CN70]+[FP.$B8];[FP.CN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P$12]-[FP.$E8];[FP.$C8])=0;[FP.CO70]+[FP.$B8];[FP.CO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Q$12]-[FP.$E8];[FP.$C8])=0;[FP.CP70]+[FP.$B8];[FP.CP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R$12]-[FP.$E8];[FP.$C8])=0;[FP.CQ70]+[FP.$B8];[FP.CQ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S$12]-[FP.$E8];[FP.$C8])=0;[FP.CR70]+[FP.$B8];[FP.CR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T$12]-[FP.$E8];[FP.$C8])=0;[FP.CS70]+[FP.$B8];[FP.CS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U$12]-[FP.$E8];[FP.$C8])=0;[FP.CT70]+[FP.$B8];[FP.CT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V$12]-[FP.$E8];[FP.$C8])=0;[FP.CU70]+[FP.$B8];[FP.CU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W$12]-[FP.$E8];[FP.$C8])=0;[FP.CV70]+[FP.$B8];[FP.CV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X$12]-[FP.$E8];[FP.$C8])=0;[FP.CW70]+[FP.$B8];[FP.CW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Y$12]-[FP.$E8];[FP.$C8])=0;[FP.CX70]+[FP.$B8];[FP.CX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Z$12]-[FP.$E8];[FP.$C8])=0;[FP.CY70]+[FP.$B8];[FP.CY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A$12]-[FP.$E8];[FP.$C8])=0;[FP.CZ70]+[FP.$B8];[FP.CZ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B$12]-[FP.$E8];[FP.$C8])=0;[FP.DA70]+[FP.$B8];[FP.DA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C$12]-[FP.$E8];[FP.$C8])=0;[FP.DB70]+[FP.$B8];[FP.DB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D$12]-[FP.$E8];[FP.$C8])=0;[FP.DC70]+[FP.$B8];[FP.DC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E$12]-[FP.$E8];[FP.$C8])=0;[FP.DD70]+[FP.$B8];[FP.DD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F$12]-[FP.$E8];[FP.$C8])=0;[FP.DE70]+[FP.$B8];[FP.DE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G$12]-[FP.$E8];[FP.$C8])=0;[FP.DF70]+[FP.$B8];[FP.DF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H$12]-[FP.$E8];[FP.$C8])=0;[FP.DG70]+[FP.$B8];[FP.DG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I$12]-[FP.$E8];[FP.$C8])=0;[FP.DH70]+[FP.$B8];[FP.DH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J$12]-[FP.$E8];[FP.$C8])=0;[FP.DI70]+[FP.$B8];[FP.DI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K$12]-[FP.$E8];[FP.$C8])=0;[FP.DJ70]+[FP.$B8];[FP.DJ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L$12]-[FP.$E8];[FP.$C8])=0;[FP.DK70]+[FP.$B8];[FP.DK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M$12]-[FP.$E8];[FP.$C8])=0;[FP.DL70]+[FP.$B8];[FP.DL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N$12]-[FP.$E8];[FP.$C8])=0;[FP.DM70]+[FP.$B8];[FP.DM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O$12]-[FP.$E8];[FP.$C8])=0;[FP.DN70]+[FP.$B8];[FP.DN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P$12]-[FP.$E8];[FP.$C8])=0;[FP.DO70]+[FP.$B8];[FP.DO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Q$12]-[FP.$E8];[FP.$C8])=0;[FP.DP70]+[FP.$B8];[FP.DP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R$12]-[FP.$E8];[FP.$C8])=0;[FP.DQ70]+[FP.$B8];[FP.DQ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S$12]-[FP.$E8];[FP.$C8])=0;[FP.DR70]+[FP.$B8];[FP.DR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T$12]-[FP.$E8];[FP.$C8])=0;[FP.DS70]+[FP.$B8];[FP.DS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U$12]-[FP.$E8];[FP.$C8])=0;[FP.DT70]+[FP.$B8];[FP.DT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V$12]-[FP.$E8];[FP.$C8])=0;[FP.DU70]+[FP.$B8];[FP.DU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W$12]-[FP.$E8];[FP.$C8])=0;[FP.DV70]+[FP.$B8];[FP.DV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X$12]-[FP.$E8];[FP.$C8])=0;[FP.DW70]+[FP.$B8];[FP.DW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Y$12]-[FP.$E8];[FP.$C8])=0;[FP.DX70]+[FP.$B8];[FP.DX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Z$12]-[FP.$E8];[FP.$C8])=0;[FP.DY70]+[FP.$B8];[FP.DY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EA$12]-[FP.$E8];[FP.$C8])=0;[FP.DZ70]+[FP.$B8];[FP.DZ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EB$12]-[FP.$E8];[FP.$C8])=0;[FP.EA70]+[FP.$B8];[FP.EA70])+ORG.OPENOFFICE.STYLE(IF(ORG.OPENOFFICE.CURRENT()&gt;[FP.$B8];&quot;Red highlight&quot;;&quot;Default&quot;))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9"/>
          <table:table-cell table:formula="of:=IF ([FP.E9]=0;[FP.B9];0)" office:value-type="float" office:value="0" calcext:value-type="float">
            <text:p>0</text:p>
          </table:table-cell>
          <table:table-cell table:formula="of:=IF(MOD([FP.K$12]-[FP.$E9];[FP.$C9])=0;[FP.J71]+[FP.$B9];[FP.J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L$12]-[FP.$E9];[FP.$C9])=0;[FP.K71]+[FP.$B9];[FP.K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M$12]-[FP.$E9];[FP.$C9])=0;[FP.L71]+[FP.$B9];[FP.L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N$12]-[FP.$E9];[FP.$C9])=0;[FP.M71]+[FP.$B9];[FP.M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O$12]-[FP.$E9];[FP.$C9])=0;[FP.N71]+[FP.$B9];[FP.N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P$12]-[FP.$E9];[FP.$C9])=0;[FP.O71]+[FP.$B9];[FP.O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Q$12]-[FP.$E9];[FP.$C9])=0;[FP.P71]+[FP.$B9];[FP.P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R$12]-[FP.$E9];[FP.$C9])=0;[FP.Q71]+[FP.$B9];[FP.Q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S$12]-[FP.$E9];[FP.$C9])=0;[FP.R71]+[FP.$B9];[FP.R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T$12]-[FP.$E9];[FP.$C9])=0;[FP.S71]+[FP.$B9];[FP.S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U$12]-[FP.$E9];[FP.$C9])=0;[FP.T71]+[FP.$B9];[FP.T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V$12]-[FP.$E9];[FP.$C9])=0;[FP.U71]+[FP.$B9];[FP.U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W$12]-[FP.$E9];[FP.$C9])=0;[FP.V71]+[FP.$B9];[FP.V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X$12]-[FP.$E9];[FP.$C9])=0;[FP.W71]+[FP.$B9];[FP.W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Y$12]-[FP.$E9];[FP.$C9])=0;[FP.X71]+[FP.$B9];[FP.X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Z$12]-[FP.$E9];[FP.$C9])=0;[FP.Y71]+[FP.$B9];[FP.Y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A$12]-[FP.$E9];[FP.$C9])=0;[FP.Z71]+[FP.$B9];[FP.Z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B$12]-[FP.$E9];[FP.$C9])=0;[FP.AA71]+[FP.$B9];[FP.AA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C$12]-[FP.$E9];[FP.$C9])=0;[FP.AB71]+[FP.$B9];[FP.AB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D$12]-[FP.$E9];[FP.$C9])=0;[FP.AC71]+[FP.$B9];[FP.AC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E$12]-[FP.$E9];[FP.$C9])=0;[FP.AD71]+[FP.$B9];[FP.AD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F$12]-[FP.$E9];[FP.$C9])=0;[FP.AE71]+[FP.$B9];[FP.AE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G$12]-[FP.$E9];[FP.$C9])=0;[FP.AF71]+[FP.$B9];[FP.AF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H$12]-[FP.$E9];[FP.$C9])=0;[FP.AG71]+[FP.$B9];[FP.AG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I$12]-[FP.$E9];[FP.$C9])=0;[FP.AH71]+[FP.$B9];[FP.AH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J$12]-[FP.$E9];[FP.$C9])=0;[FP.AI71]+[FP.$B9];[FP.AI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K$12]-[FP.$E9];[FP.$C9])=0;[FP.AJ71]+[FP.$B9];[FP.AJ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L$12]-[FP.$E9];[FP.$C9])=0;[FP.AK71]+[FP.$B9];[FP.AK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M$12]-[FP.$E9];[FP.$C9])=0;[FP.AL71]+[FP.$B9];[FP.AL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N$12]-[FP.$E9];[FP.$C9])=0;[FP.AM71]+[FP.$B9];[FP.AM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O$12]-[FP.$E9];[FP.$C9])=0;[FP.AN71]+[FP.$B9];[FP.AN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P$12]-[FP.$E9];[FP.$C9])=0;[FP.AO71]+[FP.$B9];[FP.AO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Q$12]-[FP.$E9];[FP.$C9])=0;[FP.AP71]+[FP.$B9];[FP.AP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R$12]-[FP.$E9];[FP.$C9])=0;[FP.AQ71]+[FP.$B9];[FP.AQ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S$12]-[FP.$E9];[FP.$C9])=0;[FP.AR71]+[FP.$B9];[FP.AR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T$12]-[FP.$E9];[FP.$C9])=0;[FP.AS71]+[FP.$B9];[FP.AS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U$12]-[FP.$E9];[FP.$C9])=0;[FP.AT71]+[FP.$B9];[FP.AT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V$12]-[FP.$E9];[FP.$C9])=0;[FP.AU71]+[FP.$B9];[FP.AU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W$12]-[FP.$E9];[FP.$C9])=0;[FP.AV71]+[FP.$B9];[FP.AV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X$12]-[FP.$E9];[FP.$C9])=0;[FP.AW71]+[FP.$B9];[FP.AW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Y$12]-[FP.$E9];[FP.$C9])=0;[FP.AX71]+[FP.$B9];[FP.AX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Z$12]-[FP.$E9];[FP.$C9])=0;[FP.AY71]+[FP.$B9];[FP.AY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A$12]-[FP.$E9];[FP.$C9])=0;[FP.AZ71]+[FP.$B9];[FP.AZ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B$12]-[FP.$E9];[FP.$C9])=0;[FP.BA71]+[FP.$B9];[FP.BA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C$12]-[FP.$E9];[FP.$C9])=0;[FP.BB71]+[FP.$B9];[FP.BB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D$12]-[FP.$E9];[FP.$C9])=0;[FP.BC71]+[FP.$B9];[FP.BC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E$12]-[FP.$E9];[FP.$C9])=0;[FP.BD71]+[FP.$B9];[FP.BD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F$12]-[FP.$E9];[FP.$C9])=0;[FP.BE71]+[FP.$B9];[FP.BE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G$12]-[FP.$E9];[FP.$C9])=0;[FP.BF71]+[FP.$B9];[FP.BF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H$12]-[FP.$E9];[FP.$C9])=0;[FP.BG71]+[FP.$B9];[FP.BG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I$12]-[FP.$E9];[FP.$C9])=0;[FP.BH71]+[FP.$B9];[FP.BH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J$12]-[FP.$E9];[FP.$C9])=0;[FP.BI71]+[FP.$B9];[FP.BI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K$12]-[FP.$E9];[FP.$C9])=0;[FP.BJ71]+[FP.$B9];[FP.BJ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L$12]-[FP.$E9];[FP.$C9])=0;[FP.BK71]+[FP.$B9];[FP.BK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M$12]-[FP.$E9];[FP.$C9])=0;[FP.BL71]+[FP.$B9];[FP.BL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N$12]-[FP.$E9];[FP.$C9])=0;[FP.BM71]+[FP.$B9];[FP.BM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O$12]-[FP.$E9];[FP.$C9])=0;[FP.BN71]+[FP.$B9];[FP.BN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P$12]-[FP.$E9];[FP.$C9])=0;[FP.BO71]+[FP.$B9];[FP.BO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Q$12]-[FP.$E9];[FP.$C9])=0;[FP.BP71]+[FP.$B9];[FP.BP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R$12]-[FP.$E9];[FP.$C9])=0;[FP.BQ71]+[FP.$B9];[FP.BQ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S$12]-[FP.$E9];[FP.$C9])=0;[FP.BR71]+[FP.$B9];[FP.BR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T$12]-[FP.$E9];[FP.$C9])=0;[FP.BS71]+[FP.$B9];[FP.BS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U$12]-[FP.$E9];[FP.$C9])=0;[FP.BT71]+[FP.$B9];[FP.BT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V$12]-[FP.$E9];[FP.$C9])=0;[FP.BU71]+[FP.$B9];[FP.BU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W$12]-[FP.$E9];[FP.$C9])=0;[FP.BV71]+[FP.$B9];[FP.BV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X$12]-[FP.$E9];[FP.$C9])=0;[FP.BW71]+[FP.$B9];[FP.BW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Y$12]-[FP.$E9];[FP.$C9])=0;[FP.BX71]+[FP.$B9];[FP.BX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Z$12]-[FP.$E9];[FP.$C9])=0;[FP.BY71]+[FP.$B9];[FP.BY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A$12]-[FP.$E9];[FP.$C9])=0;[FP.BZ71]+[FP.$B9];[FP.BZ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B$12]-[FP.$E9];[FP.$C9])=0;[FP.CA71]+[FP.$B9];[FP.CA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C$12]-[FP.$E9];[FP.$C9])=0;[FP.CB71]+[FP.$B9];[FP.CB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D$12]-[FP.$E9];[FP.$C9])=0;[FP.CC71]+[FP.$B9];[FP.CC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E$12]-[FP.$E9];[FP.$C9])=0;[FP.CD71]+[FP.$B9];[FP.CD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F$12]-[FP.$E9];[FP.$C9])=0;[FP.CE71]+[FP.$B9];[FP.CE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G$12]-[FP.$E9];[FP.$C9])=0;[FP.CF71]+[FP.$B9];[FP.CF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H$12]-[FP.$E9];[FP.$C9])=0;[FP.CG71]+[FP.$B9];[FP.CG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I$12]-[FP.$E9];[FP.$C9])=0;[FP.CH71]+[FP.$B9];[FP.CH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J$12]-[FP.$E9];[FP.$C9])=0;[FP.CI71]+[FP.$B9];[FP.CI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K$12]-[FP.$E9];[FP.$C9])=0;[FP.CJ71]+[FP.$B9];[FP.CJ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L$12]-[FP.$E9];[FP.$C9])=0;[FP.CK71]+[FP.$B9];[FP.CK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M$12]-[FP.$E9];[FP.$C9])=0;[FP.CL71]+[FP.$B9];[FP.CL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N$12]-[FP.$E9];[FP.$C9])=0;[FP.CM71]+[FP.$B9];[FP.CM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O$12]-[FP.$E9];[FP.$C9])=0;[FP.CN71]+[FP.$B9];[FP.CN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P$12]-[FP.$E9];[FP.$C9])=0;[FP.CO71]+[FP.$B9];[FP.CO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Q$12]-[FP.$E9];[FP.$C9])=0;[FP.CP71]+[FP.$B9];[FP.CP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R$12]-[FP.$E9];[FP.$C9])=0;[FP.CQ71]+[FP.$B9];[FP.CQ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S$12]-[FP.$E9];[FP.$C9])=0;[FP.CR71]+[FP.$B9];[FP.CR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T$12]-[FP.$E9];[FP.$C9])=0;[FP.CS71]+[FP.$B9];[FP.CS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U$12]-[FP.$E9];[FP.$C9])=0;[FP.CT71]+[FP.$B9];[FP.CT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V$12]-[FP.$E9];[FP.$C9])=0;[FP.CU71]+[FP.$B9];[FP.CU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W$12]-[FP.$E9];[FP.$C9])=0;[FP.CV71]+[FP.$B9];[FP.CV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X$12]-[FP.$E9];[FP.$C9])=0;[FP.CW71]+[FP.$B9];[FP.CW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Y$12]-[FP.$E9];[FP.$C9])=0;[FP.CX71]+[FP.$B9];[FP.CX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Z$12]-[FP.$E9];[FP.$C9])=0;[FP.CY71]+[FP.$B9];[FP.CY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A$12]-[FP.$E9];[FP.$C9])=0;[FP.CZ71]+[FP.$B9];[FP.CZ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B$12]-[FP.$E9];[FP.$C9])=0;[FP.DA71]+[FP.$B9];[FP.DA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C$12]-[FP.$E9];[FP.$C9])=0;[FP.DB71]+[FP.$B9];[FP.DB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D$12]-[FP.$E9];[FP.$C9])=0;[FP.DC71]+[FP.$B9];[FP.DC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E$12]-[FP.$E9];[FP.$C9])=0;[FP.DD71]+[FP.$B9];[FP.DD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F$12]-[FP.$E9];[FP.$C9])=0;[FP.DE71]+[FP.$B9];[FP.DE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G$12]-[FP.$E9];[FP.$C9])=0;[FP.DF71]+[FP.$B9];[FP.DF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H$12]-[FP.$E9];[FP.$C9])=0;[FP.DG71]+[FP.$B9];[FP.DG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I$12]-[FP.$E9];[FP.$C9])=0;[FP.DH71]+[FP.$B9];[FP.DH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J$12]-[FP.$E9];[FP.$C9])=0;[FP.DI71]+[FP.$B9];[FP.DI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K$12]-[FP.$E9];[FP.$C9])=0;[FP.DJ71]+[FP.$B9];[FP.DJ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L$12]-[FP.$E9];[FP.$C9])=0;[FP.DK71]+[FP.$B9];[FP.DK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M$12]-[FP.$E9];[FP.$C9])=0;[FP.DL71]+[FP.$B9];[FP.DL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N$12]-[FP.$E9];[FP.$C9])=0;[FP.DM71]+[FP.$B9];[FP.DM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O$12]-[FP.$E9];[FP.$C9])=0;[FP.DN71]+[FP.$B9];[FP.DN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P$12]-[FP.$E9];[FP.$C9])=0;[FP.DO71]+[FP.$B9];[FP.DO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Q$12]-[FP.$E9];[FP.$C9])=0;[FP.DP71]+[FP.$B9];[FP.DP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R$12]-[FP.$E9];[FP.$C9])=0;[FP.DQ71]+[FP.$B9];[FP.DQ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S$12]-[FP.$E9];[FP.$C9])=0;[FP.DR71]+[FP.$B9];[FP.DR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T$12]-[FP.$E9];[FP.$C9])=0;[FP.DS71]+[FP.$B9];[FP.DS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U$12]-[FP.$E9];[FP.$C9])=0;[FP.DT71]+[FP.$B9];[FP.DT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V$12]-[FP.$E9];[FP.$C9])=0;[FP.DU71]+[FP.$B9];[FP.DU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W$12]-[FP.$E9];[FP.$C9])=0;[FP.DV71]+[FP.$B9];[FP.DV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X$12]-[FP.$E9];[FP.$C9])=0;[FP.DW71]+[FP.$B9];[FP.DW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Y$12]-[FP.$E9];[FP.$C9])=0;[FP.DX71]+[FP.$B9];[FP.DX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Z$12]-[FP.$E9];[FP.$C9])=0;[FP.DY71]+[FP.$B9];[FP.DY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EA$12]-[FP.$E9];[FP.$C9])=0;[FP.DZ71]+[FP.$B9];[FP.DZ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EB$12]-[FP.$E9];[FP.$C9])=0;[FP.EA71]+[FP.$B9];[FP.EA71])+ORG.OPENOFFICE.STYLE(IF(ORG.OPENOFFICE.CURRENT()&gt;[FP.$B9];&quot;Red highlight&quot;;&quot;Default&quot;))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9"/>
          <table:table-cell table:formula="of:=IF ([FP.E10]=0;[FP.B10];0)" office:value-type="float" office:value="0" calcext:value-type="float">
            <text:p>0</text:p>
          </table:table-cell>
          <table:table-cell table:formula="of:=IF(MOD([FP.K$12]-[FP.$E10];[FP.$C10])=0;[FP.J72]+[FP.$B10];[FP.J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L$12]-[FP.$E10];[FP.$C10])=0;[FP.K72]+[FP.$B10];[FP.K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M$12]-[FP.$E10];[FP.$C10])=0;[FP.L72]+[FP.$B10];[FP.L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N$12]-[FP.$E10];[FP.$C10])=0;[FP.M72]+[FP.$B10];[FP.M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O$12]-[FP.$E10];[FP.$C10])=0;[FP.N72]+[FP.$B10];[FP.N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P$12]-[FP.$E10];[FP.$C10])=0;[FP.O72]+[FP.$B10];[FP.O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Q$12]-[FP.$E10];[FP.$C10])=0;[FP.P72]+[FP.$B10];[FP.P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R$12]-[FP.$E10];[FP.$C10])=0;[FP.Q72]+[FP.$B10];[FP.Q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S$12]-[FP.$E10];[FP.$C10])=0;[FP.R72]+[FP.$B10];[FP.R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T$12]-[FP.$E10];[FP.$C10])=0;[FP.S72]+[FP.$B10];[FP.S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U$12]-[FP.$E10];[FP.$C10])=0;[FP.T72]+[FP.$B10];[FP.T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V$12]-[FP.$E10];[FP.$C10])=0;[FP.U72]+[FP.$B10];[FP.U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W$12]-[FP.$E10];[FP.$C10])=0;[FP.V72]+[FP.$B10];[FP.V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X$12]-[FP.$E10];[FP.$C10])=0;[FP.W72]+[FP.$B10];[FP.W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Y$12]-[FP.$E10];[FP.$C10])=0;[FP.X72]+[FP.$B10];[FP.X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Z$12]-[FP.$E10];[FP.$C10])=0;[FP.Y72]+[FP.$B10];[FP.Y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A$12]-[FP.$E10];[FP.$C10])=0;[FP.Z72]+[FP.$B10];[FP.Z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B$12]-[FP.$E10];[FP.$C10])=0;[FP.AA72]+[FP.$B10];[FP.AA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C$12]-[FP.$E10];[FP.$C10])=0;[FP.AB72]+[FP.$B10];[FP.AB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D$12]-[FP.$E10];[FP.$C10])=0;[FP.AC72]+[FP.$B10];[FP.AC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E$12]-[FP.$E10];[FP.$C10])=0;[FP.AD72]+[FP.$B10];[FP.AD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F$12]-[FP.$E10];[FP.$C10])=0;[FP.AE72]+[FP.$B10];[FP.AE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G$12]-[FP.$E10];[FP.$C10])=0;[FP.AF72]+[FP.$B10];[FP.AF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H$12]-[FP.$E10];[FP.$C10])=0;[FP.AG72]+[FP.$B10];[FP.AG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I$12]-[FP.$E10];[FP.$C10])=0;[FP.AH72]+[FP.$B10];[FP.AH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J$12]-[FP.$E10];[FP.$C10])=0;[FP.AI72]+[FP.$B10];[FP.AI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K$12]-[FP.$E10];[FP.$C10])=0;[FP.AJ72]+[FP.$B10];[FP.AJ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L$12]-[FP.$E10];[FP.$C10])=0;[FP.AK72]+[FP.$B10];[FP.AK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M$12]-[FP.$E10];[FP.$C10])=0;[FP.AL72]+[FP.$B10];[FP.AL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N$12]-[FP.$E10];[FP.$C10])=0;[FP.AM72]+[FP.$B10];[FP.AM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O$12]-[FP.$E10];[FP.$C10])=0;[FP.AN72]+[FP.$B10];[FP.AN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P$12]-[FP.$E10];[FP.$C10])=0;[FP.AO72]+[FP.$B10];[FP.AO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Q$12]-[FP.$E10];[FP.$C10])=0;[FP.AP72]+[FP.$B10];[FP.AP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R$12]-[FP.$E10];[FP.$C10])=0;[FP.AQ72]+[FP.$B10];[FP.AQ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S$12]-[FP.$E10];[FP.$C10])=0;[FP.AR72]+[FP.$B10];[FP.AR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T$12]-[FP.$E10];[FP.$C10])=0;[FP.AS72]+[FP.$B10];[FP.AS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U$12]-[FP.$E10];[FP.$C10])=0;[FP.AT72]+[FP.$B10];[FP.AT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V$12]-[FP.$E10];[FP.$C10])=0;[FP.AU72]+[FP.$B10];[FP.AU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W$12]-[FP.$E10];[FP.$C10])=0;[FP.AV72]+[FP.$B10];[FP.AV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X$12]-[FP.$E10];[FP.$C10])=0;[FP.AW72]+[FP.$B10];[FP.AW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Y$12]-[FP.$E10];[FP.$C10])=0;[FP.AX72]+[FP.$B10];[FP.AX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Z$12]-[FP.$E10];[FP.$C10])=0;[FP.AY72]+[FP.$B10];[FP.AY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A$12]-[FP.$E10];[FP.$C10])=0;[FP.AZ72]+[FP.$B10];[FP.AZ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B$12]-[FP.$E10];[FP.$C10])=0;[FP.BA72]+[FP.$B10];[FP.BA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C$12]-[FP.$E10];[FP.$C10])=0;[FP.BB72]+[FP.$B10];[FP.BB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D$12]-[FP.$E10];[FP.$C10])=0;[FP.BC72]+[FP.$B10];[FP.BC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E$12]-[FP.$E10];[FP.$C10])=0;[FP.BD72]+[FP.$B10];[FP.BD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F$12]-[FP.$E10];[FP.$C10])=0;[FP.BE72]+[FP.$B10];[FP.BE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G$12]-[FP.$E10];[FP.$C10])=0;[FP.BF72]+[FP.$B10];[FP.BF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H$12]-[FP.$E10];[FP.$C10])=0;[FP.BG72]+[FP.$B10];[FP.BG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I$12]-[FP.$E10];[FP.$C10])=0;[FP.BH72]+[FP.$B10];[FP.BH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J$12]-[FP.$E10];[FP.$C10])=0;[FP.BI72]+[FP.$B10];[FP.BI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K$12]-[FP.$E10];[FP.$C10])=0;[FP.BJ72]+[FP.$B10];[FP.BJ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L$12]-[FP.$E10];[FP.$C10])=0;[FP.BK72]+[FP.$B10];[FP.BK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M$12]-[FP.$E10];[FP.$C10])=0;[FP.BL72]+[FP.$B10];[FP.BL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N$12]-[FP.$E10];[FP.$C10])=0;[FP.BM72]+[FP.$B10];[FP.BM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O$12]-[FP.$E10];[FP.$C10])=0;[FP.BN72]+[FP.$B10];[FP.BN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P$12]-[FP.$E10];[FP.$C10])=0;[FP.BO72]+[FP.$B10];[FP.BO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Q$12]-[FP.$E10];[FP.$C10])=0;[FP.BP72]+[FP.$B10];[FP.BP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R$12]-[FP.$E10];[FP.$C10])=0;[FP.BQ72]+[FP.$B10];[FP.BQ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S$12]-[FP.$E10];[FP.$C10])=0;[FP.BR72]+[FP.$B10];[FP.BR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T$12]-[FP.$E10];[FP.$C10])=0;[FP.BS72]+[FP.$B10];[FP.BS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U$12]-[FP.$E10];[FP.$C10])=0;[FP.BT72]+[FP.$B10];[FP.BT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V$12]-[FP.$E10];[FP.$C10])=0;[FP.BU72]+[FP.$B10];[FP.BU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W$12]-[FP.$E10];[FP.$C10])=0;[FP.BV72]+[FP.$B10];[FP.BV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X$12]-[FP.$E10];[FP.$C10])=0;[FP.BW72]+[FP.$B10];[FP.BW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Y$12]-[FP.$E10];[FP.$C10])=0;[FP.BX72]+[FP.$B10];[FP.BX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Z$12]-[FP.$E10];[FP.$C10])=0;[FP.BY72]+[FP.$B10];[FP.BY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A$12]-[FP.$E10];[FP.$C10])=0;[FP.BZ72]+[FP.$B10];[FP.BZ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B$12]-[FP.$E10];[FP.$C10])=0;[FP.CA72]+[FP.$B10];[FP.CA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C$12]-[FP.$E10];[FP.$C10])=0;[FP.CB72]+[FP.$B10];[FP.CB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D$12]-[FP.$E10];[FP.$C10])=0;[FP.CC72]+[FP.$B10];[FP.CC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E$12]-[FP.$E10];[FP.$C10])=0;[FP.CD72]+[FP.$B10];[FP.CD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F$12]-[FP.$E10];[FP.$C10])=0;[FP.CE72]+[FP.$B10];[FP.CE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G$12]-[FP.$E10];[FP.$C10])=0;[FP.CF72]+[FP.$B10];[FP.CF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H$12]-[FP.$E10];[FP.$C10])=0;[FP.CG72]+[FP.$B10];[FP.CG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I$12]-[FP.$E10];[FP.$C10])=0;[FP.CH72]+[FP.$B10];[FP.CH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J$12]-[FP.$E10];[FP.$C10])=0;[FP.CI72]+[FP.$B10];[FP.CI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K$12]-[FP.$E10];[FP.$C10])=0;[FP.CJ72]+[FP.$B10];[FP.CJ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L$12]-[FP.$E10];[FP.$C10])=0;[FP.CK72]+[FP.$B10];[FP.CK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M$12]-[FP.$E10];[FP.$C10])=0;[FP.CL72]+[FP.$B10];[FP.CL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N$12]-[FP.$E10];[FP.$C10])=0;[FP.CM72]+[FP.$B10];[FP.CM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O$12]-[FP.$E10];[FP.$C10])=0;[FP.CN72]+[FP.$B10];[FP.CN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P$12]-[FP.$E10];[FP.$C10])=0;[FP.CO72]+[FP.$B10];[FP.CO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Q$12]-[FP.$E10];[FP.$C10])=0;[FP.CP72]+[FP.$B10];[FP.CP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R$12]-[FP.$E10];[FP.$C10])=0;[FP.CQ72]+[FP.$B10];[FP.CQ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S$12]-[FP.$E10];[FP.$C10])=0;[FP.CR72]+[FP.$B10];[FP.CR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T$12]-[FP.$E10];[FP.$C10])=0;[FP.CS72]+[FP.$B10];[FP.CS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U$12]-[FP.$E10];[FP.$C10])=0;[FP.CT72]+[FP.$B10];[FP.CT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V$12]-[FP.$E10];[FP.$C10])=0;[FP.CU72]+[FP.$B10];[FP.CU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W$12]-[FP.$E10];[FP.$C10])=0;[FP.CV72]+[FP.$B10];[FP.CV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X$12]-[FP.$E10];[FP.$C10])=0;[FP.CW72]+[FP.$B10];[FP.CW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Y$12]-[FP.$E10];[FP.$C10])=0;[FP.CX72]+[FP.$B10];[FP.CX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Z$12]-[FP.$E10];[FP.$C10])=0;[FP.CY72]+[FP.$B10];[FP.CY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A$12]-[FP.$E10];[FP.$C10])=0;[FP.CZ72]+[FP.$B10];[FP.CZ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B$12]-[FP.$E10];[FP.$C10])=0;[FP.DA72]+[FP.$B10];[FP.DA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C$12]-[FP.$E10];[FP.$C10])=0;[FP.DB72]+[FP.$B10];[FP.DB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D$12]-[FP.$E10];[FP.$C10])=0;[FP.DC72]+[FP.$B10];[FP.DC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E$12]-[FP.$E10];[FP.$C10])=0;[FP.DD72]+[FP.$B10];[FP.DD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F$12]-[FP.$E10];[FP.$C10])=0;[FP.DE72]+[FP.$B10];[FP.DE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G$12]-[FP.$E10];[FP.$C10])=0;[FP.DF72]+[FP.$B10];[FP.DF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H$12]-[FP.$E10];[FP.$C10])=0;[FP.DG72]+[FP.$B10];[FP.DG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I$12]-[FP.$E10];[FP.$C10])=0;[FP.DH72]+[FP.$B10];[FP.DH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J$12]-[FP.$E10];[FP.$C10])=0;[FP.DI72]+[FP.$B10];[FP.DI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K$12]-[FP.$E10];[FP.$C10])=0;[FP.DJ72]+[FP.$B10];[FP.DJ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L$12]-[FP.$E10];[FP.$C10])=0;[FP.DK72]+[FP.$B10];[FP.DK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M$12]-[FP.$E10];[FP.$C10])=0;[FP.DL72]+[FP.$B10];[FP.DL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N$12]-[FP.$E10];[FP.$C10])=0;[FP.DM72]+[FP.$B10];[FP.DM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O$12]-[FP.$E10];[FP.$C10])=0;[FP.DN72]+[FP.$B10];[FP.DN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P$12]-[FP.$E10];[FP.$C10])=0;[FP.DO72]+[FP.$B10];[FP.DO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Q$12]-[FP.$E10];[FP.$C10])=0;[FP.DP72]+[FP.$B10];[FP.DP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R$12]-[FP.$E10];[FP.$C10])=0;[FP.DQ72]+[FP.$B10];[FP.DQ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S$12]-[FP.$E10];[FP.$C10])=0;[FP.DR72]+[FP.$B10];[FP.DR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T$12]-[FP.$E10];[FP.$C10])=0;[FP.DS72]+[FP.$B10];[FP.DS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U$12]-[FP.$E10];[FP.$C10])=0;[FP.DT72]+[FP.$B10];[FP.DT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V$12]-[FP.$E10];[FP.$C10])=0;[FP.DU72]+[FP.$B10];[FP.DU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W$12]-[FP.$E10];[FP.$C10])=0;[FP.DV72]+[FP.$B10];[FP.DV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X$12]-[FP.$E10];[FP.$C10])=0;[FP.DW72]+[FP.$B10];[FP.DW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Y$12]-[FP.$E10];[FP.$C10])=0;[FP.DX72]+[FP.$B10];[FP.DX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Z$12]-[FP.$E10];[FP.$C10])=0;[FP.DY72]+[FP.$B10];[FP.DY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EA$12]-[FP.$E10];[FP.$C10])=0;[FP.DZ72]+[FP.$B10];[FP.DZ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EB$12]-[FP.$E10];[FP.$C10])=0;[FP.EA72]+[FP.$B10];[FP.EA72])+ORG.OPENOFFICE.STYLE(IF(ORG.OPENOFFICE.CURRENT()&gt;[FP.$B10];&quot;Red highlight&quot;;&quot;Default&quot;))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9"/>
          <table:table-cell table:formula="of:=IF ([FP.E11]=0;[FP.B11];0)" office:value-type="float" office:value="0" calcext:value-type="float">
            <text:p>0</text:p>
          </table:table-cell>
          <table:table-cell table:formula="of:=IF(MOD([FP.K$12]-[FP.$E11];[FP.$C11])=0;[FP.J73]+[FP.$B11];[FP.J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L$12]-[FP.$E11];[FP.$C11])=0;[FP.K73]+[FP.$B11];[FP.K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M$12]-[FP.$E11];[FP.$C11])=0;[FP.L73]+[FP.$B11];[FP.L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N$12]-[FP.$E11];[FP.$C11])=0;[FP.M73]+[FP.$B11];[FP.M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O$12]-[FP.$E11];[FP.$C11])=0;[FP.N73]+[FP.$B11];[FP.N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P$12]-[FP.$E11];[FP.$C11])=0;[FP.O73]+[FP.$B11];[FP.O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Q$12]-[FP.$E11];[FP.$C11])=0;[FP.P73]+[FP.$B11];[FP.P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R$12]-[FP.$E11];[FP.$C11])=0;[FP.Q73]+[FP.$B11];[FP.Q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S$12]-[FP.$E11];[FP.$C11])=0;[FP.R73]+[FP.$B11];[FP.R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T$12]-[FP.$E11];[FP.$C11])=0;[FP.S73]+[FP.$B11];[FP.S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U$12]-[FP.$E11];[FP.$C11])=0;[FP.T73]+[FP.$B11];[FP.T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V$12]-[FP.$E11];[FP.$C11])=0;[FP.U73]+[FP.$B11];[FP.U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W$12]-[FP.$E11];[FP.$C11])=0;[FP.V73]+[FP.$B11];[FP.V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X$12]-[FP.$E11];[FP.$C11])=0;[FP.W73]+[FP.$B11];[FP.W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Y$12]-[FP.$E11];[FP.$C11])=0;[FP.X73]+[FP.$B11];[FP.X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Z$12]-[FP.$E11];[FP.$C11])=0;[FP.Y73]+[FP.$B11];[FP.Y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A$12]-[FP.$E11];[FP.$C11])=0;[FP.Z73]+[FP.$B11];[FP.Z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B$12]-[FP.$E11];[FP.$C11])=0;[FP.AA73]+[FP.$B11];[FP.AA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C$12]-[FP.$E11];[FP.$C11])=0;[FP.AB73]+[FP.$B11];[FP.AB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D$12]-[FP.$E11];[FP.$C11])=0;[FP.AC73]+[FP.$B11];[FP.AC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E$12]-[FP.$E11];[FP.$C11])=0;[FP.AD73]+[FP.$B11];[FP.AD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F$12]-[FP.$E11];[FP.$C11])=0;[FP.AE73]+[FP.$B11];[FP.AE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G$12]-[FP.$E11];[FP.$C11])=0;[FP.AF73]+[FP.$B11];[FP.AF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H$12]-[FP.$E11];[FP.$C11])=0;[FP.AG73]+[FP.$B11];[FP.AG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I$12]-[FP.$E11];[FP.$C11])=0;[FP.AH73]+[FP.$B11];[FP.AH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J$12]-[FP.$E11];[FP.$C11])=0;[FP.AI73]+[FP.$B11];[FP.AI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K$12]-[FP.$E11];[FP.$C11])=0;[FP.AJ73]+[FP.$B11];[FP.AJ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L$12]-[FP.$E11];[FP.$C11])=0;[FP.AK73]+[FP.$B11];[FP.AK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M$12]-[FP.$E11];[FP.$C11])=0;[FP.AL73]+[FP.$B11];[FP.AL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N$12]-[FP.$E11];[FP.$C11])=0;[FP.AM73]+[FP.$B11];[FP.AM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O$12]-[FP.$E11];[FP.$C11])=0;[FP.AN73]+[FP.$B11];[FP.AN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P$12]-[FP.$E11];[FP.$C11])=0;[FP.AO73]+[FP.$B11];[FP.AO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Q$12]-[FP.$E11];[FP.$C11])=0;[FP.AP73]+[FP.$B11];[FP.AP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R$12]-[FP.$E11];[FP.$C11])=0;[FP.AQ73]+[FP.$B11];[FP.AQ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S$12]-[FP.$E11];[FP.$C11])=0;[FP.AR73]+[FP.$B11];[FP.AR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T$12]-[FP.$E11];[FP.$C11])=0;[FP.AS73]+[FP.$B11];[FP.AS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U$12]-[FP.$E11];[FP.$C11])=0;[FP.AT73]+[FP.$B11];[FP.AT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V$12]-[FP.$E11];[FP.$C11])=0;[FP.AU73]+[FP.$B11];[FP.AU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W$12]-[FP.$E11];[FP.$C11])=0;[FP.AV73]+[FP.$B11];[FP.AV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X$12]-[FP.$E11];[FP.$C11])=0;[FP.AW73]+[FP.$B11];[FP.AW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Y$12]-[FP.$E11];[FP.$C11])=0;[FP.AX73]+[FP.$B11];[FP.AX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Z$12]-[FP.$E11];[FP.$C11])=0;[FP.AY73]+[FP.$B11];[FP.AY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A$12]-[FP.$E11];[FP.$C11])=0;[FP.AZ73]+[FP.$B11];[FP.AZ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B$12]-[FP.$E11];[FP.$C11])=0;[FP.BA73]+[FP.$B11];[FP.BA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C$12]-[FP.$E11];[FP.$C11])=0;[FP.BB73]+[FP.$B11];[FP.BB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D$12]-[FP.$E11];[FP.$C11])=0;[FP.BC73]+[FP.$B11];[FP.BC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E$12]-[FP.$E11];[FP.$C11])=0;[FP.BD73]+[FP.$B11];[FP.BD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F$12]-[FP.$E11];[FP.$C11])=0;[FP.BE73]+[FP.$B11];[FP.BE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G$12]-[FP.$E11];[FP.$C11])=0;[FP.BF73]+[FP.$B11];[FP.BF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H$12]-[FP.$E11];[FP.$C11])=0;[FP.BG73]+[FP.$B11];[FP.BG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I$12]-[FP.$E11];[FP.$C11])=0;[FP.BH73]+[FP.$B11];[FP.BH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J$12]-[FP.$E11];[FP.$C11])=0;[FP.BI73]+[FP.$B11];[FP.BI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K$12]-[FP.$E11];[FP.$C11])=0;[FP.BJ73]+[FP.$B11];[FP.BJ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L$12]-[FP.$E11];[FP.$C11])=0;[FP.BK73]+[FP.$B11];[FP.BK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M$12]-[FP.$E11];[FP.$C11])=0;[FP.BL73]+[FP.$B11];[FP.BL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N$12]-[FP.$E11];[FP.$C11])=0;[FP.BM73]+[FP.$B11];[FP.BM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O$12]-[FP.$E11];[FP.$C11])=0;[FP.BN73]+[FP.$B11];[FP.BN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P$12]-[FP.$E11];[FP.$C11])=0;[FP.BO73]+[FP.$B11];[FP.BO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Q$12]-[FP.$E11];[FP.$C11])=0;[FP.BP73]+[FP.$B11];[FP.BP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R$12]-[FP.$E11];[FP.$C11])=0;[FP.BQ73]+[FP.$B11];[FP.BQ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S$12]-[FP.$E11];[FP.$C11])=0;[FP.BR73]+[FP.$B11];[FP.BR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T$12]-[FP.$E11];[FP.$C11])=0;[FP.BS73]+[FP.$B11];[FP.BS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U$12]-[FP.$E11];[FP.$C11])=0;[FP.BT73]+[FP.$B11];[FP.BT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V$12]-[FP.$E11];[FP.$C11])=0;[FP.BU73]+[FP.$B11];[FP.BU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W$12]-[FP.$E11];[FP.$C11])=0;[FP.BV73]+[FP.$B11];[FP.BV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X$12]-[FP.$E11];[FP.$C11])=0;[FP.BW73]+[FP.$B11];[FP.BW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Y$12]-[FP.$E11];[FP.$C11])=0;[FP.BX73]+[FP.$B11];[FP.BX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Z$12]-[FP.$E11];[FP.$C11])=0;[FP.BY73]+[FP.$B11];[FP.BY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A$12]-[FP.$E11];[FP.$C11])=0;[FP.BZ73]+[FP.$B11];[FP.BZ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B$12]-[FP.$E11];[FP.$C11])=0;[FP.CA73]+[FP.$B11];[FP.CA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C$12]-[FP.$E11];[FP.$C11])=0;[FP.CB73]+[FP.$B11];[FP.CB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D$12]-[FP.$E11];[FP.$C11])=0;[FP.CC73]+[FP.$B11];[FP.CC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E$12]-[FP.$E11];[FP.$C11])=0;[FP.CD73]+[FP.$B11];[FP.CD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F$12]-[FP.$E11];[FP.$C11])=0;[FP.CE73]+[FP.$B11];[FP.CE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G$12]-[FP.$E11];[FP.$C11])=0;[FP.CF73]+[FP.$B11];[FP.CF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H$12]-[FP.$E11];[FP.$C11])=0;[FP.CG73]+[FP.$B11];[FP.CG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I$12]-[FP.$E11];[FP.$C11])=0;[FP.CH73]+[FP.$B11];[FP.CH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J$12]-[FP.$E11];[FP.$C11])=0;[FP.CI73]+[FP.$B11];[FP.CI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K$12]-[FP.$E11];[FP.$C11])=0;[FP.CJ73]+[FP.$B11];[FP.CJ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L$12]-[FP.$E11];[FP.$C11])=0;[FP.CK73]+[FP.$B11];[FP.CK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M$12]-[FP.$E11];[FP.$C11])=0;[FP.CL73]+[FP.$B11];[FP.CL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N$12]-[FP.$E11];[FP.$C11])=0;[FP.CM73]+[FP.$B11];[FP.CM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O$12]-[FP.$E11];[FP.$C11])=0;[FP.CN73]+[FP.$B11];[FP.CN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P$12]-[FP.$E11];[FP.$C11])=0;[FP.CO73]+[FP.$B11];[FP.CO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Q$12]-[FP.$E11];[FP.$C11])=0;[FP.CP73]+[FP.$B11];[FP.CP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R$12]-[FP.$E11];[FP.$C11])=0;[FP.CQ73]+[FP.$B11];[FP.CQ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S$12]-[FP.$E11];[FP.$C11])=0;[FP.CR73]+[FP.$B11];[FP.CR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T$12]-[FP.$E11];[FP.$C11])=0;[FP.CS73]+[FP.$B11];[FP.CS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U$12]-[FP.$E11];[FP.$C11])=0;[FP.CT73]+[FP.$B11];[FP.CT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V$12]-[FP.$E11];[FP.$C11])=0;[FP.CU73]+[FP.$B11];[FP.CU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W$12]-[FP.$E11];[FP.$C11])=0;[FP.CV73]+[FP.$B11];[FP.CV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X$12]-[FP.$E11];[FP.$C11])=0;[FP.CW73]+[FP.$B11];[FP.CW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Y$12]-[FP.$E11];[FP.$C11])=0;[FP.CX73]+[FP.$B11];[FP.CX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Z$12]-[FP.$E11];[FP.$C11])=0;[FP.CY73]+[FP.$B11];[FP.CY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A$12]-[FP.$E11];[FP.$C11])=0;[FP.CZ73]+[FP.$B11];[FP.CZ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B$12]-[FP.$E11];[FP.$C11])=0;[FP.DA73]+[FP.$B11];[FP.DA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C$12]-[FP.$E11];[FP.$C11])=0;[FP.DB73]+[FP.$B11];[FP.DB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D$12]-[FP.$E11];[FP.$C11])=0;[FP.DC73]+[FP.$B11];[FP.DC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E$12]-[FP.$E11];[FP.$C11])=0;[FP.DD73]+[FP.$B11];[FP.DD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F$12]-[FP.$E11];[FP.$C11])=0;[FP.DE73]+[FP.$B11];[FP.DE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G$12]-[FP.$E11];[FP.$C11])=0;[FP.DF73]+[FP.$B11];[FP.DF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H$12]-[FP.$E11];[FP.$C11])=0;[FP.DG73]+[FP.$B11];[FP.DG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I$12]-[FP.$E11];[FP.$C11])=0;[FP.DH73]+[FP.$B11];[FP.DH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J$12]-[FP.$E11];[FP.$C11])=0;[FP.DI73]+[FP.$B11];[FP.DI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K$12]-[FP.$E11];[FP.$C11])=0;[FP.DJ73]+[FP.$B11];[FP.DJ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L$12]-[FP.$E11];[FP.$C11])=0;[FP.DK73]+[FP.$B11];[FP.DK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M$12]-[FP.$E11];[FP.$C11])=0;[FP.DL73]+[FP.$B11];[FP.DL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N$12]-[FP.$E11];[FP.$C11])=0;[FP.DM73]+[FP.$B11];[FP.DM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O$12]-[FP.$E11];[FP.$C11])=0;[FP.DN73]+[FP.$B11];[FP.DN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P$12]-[FP.$E11];[FP.$C11])=0;[FP.DO73]+[FP.$B11];[FP.DO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Q$12]-[FP.$E11];[FP.$C11])=0;[FP.DP73]+[FP.$B11];[FP.DP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R$12]-[FP.$E11];[FP.$C11])=0;[FP.DQ73]+[FP.$B11];[FP.DQ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S$12]-[FP.$E11];[FP.$C11])=0;[FP.DR73]+[FP.$B11];[FP.DR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T$12]-[FP.$E11];[FP.$C11])=0;[FP.DS73]+[FP.$B11];[FP.DS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U$12]-[FP.$E11];[FP.$C11])=0;[FP.DT73]+[FP.$B11];[FP.DT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V$12]-[FP.$E11];[FP.$C11])=0;[FP.DU73]+[FP.$B11];[FP.DU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W$12]-[FP.$E11];[FP.$C11])=0;[FP.DV73]+[FP.$B11];[FP.DV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X$12]-[FP.$E11];[FP.$C11])=0;[FP.DW73]+[FP.$B11];[FP.DW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Y$12]-[FP.$E11];[FP.$C11])=0;[FP.DX73]+[FP.$B11];[FP.DX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Z$12]-[FP.$E11];[FP.$C11])=0;[FP.DY73]+[FP.$B11];[FP.DY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EA$12]-[FP.$E11];[FP.$C11])=0;[FP.DZ73]+[FP.$B11];[FP.DZ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EB$12]-[FP.$E11];[FP.$C11])=0;[FP.EA73]+[FP.$B11];[FP.EA73])+ORG.OPENOFFICE.STYLE(IF(ORG.OPENOFFICE.CURRENT()&gt;[FP.$B11];&quot;Red highlight&quot;;&quot;Default&quot;))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9"/>
          <table:table-cell table:style-name="Default" table:number-columns-repeated="123"/>
        </table:table-row>
        <table:table-row table:style-name="ro1" table:visibility="collapse">
          <table:table-cell table:number-columns-repeated="9"/>
          <table:table-cell table:formula="of:=IF([FP.J34]&gt;0;[FP.$F4];10000)" office:value-type="float" office:value="1" calcext:value-type="float">
            <text:p>1</text:p>
          </table:table-cell>
          <table:table-cell table:formula="of:=IF([FP.K34]&gt;0;[FP.$F4];10000)" office:value-type="float" office:value="10000" calcext:value-type="float">
            <text:p>10000</text:p>
          </table:table-cell>
          <table:table-cell table:formula="of:=IF([FP.L34]&gt;0;[FP.$F4];10000)" office:value-type="float" office:value="10000" calcext:value-type="float">
            <text:p>10000</text:p>
          </table:table-cell>
          <table:table-cell table:formula="of:=IF([FP.M34]&gt;0;[FP.$F4];10000)" office:value-type="float" office:value="10000" calcext:value-type="float">
            <text:p>10000</text:p>
          </table:table-cell>
          <table:table-cell table:formula="of:=IF([FP.N34]&gt;0;[FP.$F4];10000)" office:value-type="float" office:value="1" calcext:value-type="float">
            <text:p>1</text:p>
          </table:table-cell>
          <table:table-cell table:formula="of:=IF([FP.O34]&gt;0;[FP.$F4];10000)" office:value-type="float" office:value="10000" calcext:value-type="float">
            <text:p>10000</text:p>
          </table:table-cell>
          <table:table-cell table:formula="of:=IF([FP.P34]&gt;0;[FP.$F4];10000)" office:value-type="float" office:value="10000" calcext:value-type="float">
            <text:p>10000</text:p>
          </table:table-cell>
          <table:table-cell table:formula="of:=IF([FP.Q34]&gt;0;[FP.$F4];10000)" office:value-type="float" office:value="10000" calcext:value-type="float">
            <text:p>10000</text:p>
          </table:table-cell>
          <table:table-cell table:formula="of:=IF([FP.R34]&gt;0;[FP.$F4];10000)" office:value-type="float" office:value="1" calcext:value-type="float">
            <text:p>1</text:p>
          </table:table-cell>
          <table:table-cell table:formula="of:=IF([FP.S34]&gt;0;[FP.$F4];10000)" office:value-type="float" office:value="10000" calcext:value-type="float">
            <text:p>10000</text:p>
          </table:table-cell>
          <table:table-cell table:formula="of:=IF([FP.T34]&gt;0;[FP.$F4];10000)" office:value-type="float" office:value="10000" calcext:value-type="float">
            <text:p>10000</text:p>
          </table:table-cell>
          <table:table-cell table:formula="of:=IF([FP.U34]&gt;0;[FP.$F4];10000)" office:value-type="float" office:value="10000" calcext:value-type="float">
            <text:p>10000</text:p>
          </table:table-cell>
          <table:table-cell table:formula="of:=IF([FP.V34]&gt;0;[FP.$F4];10000)" office:value-type="float" office:value="1" calcext:value-type="float">
            <text:p>1</text:p>
          </table:table-cell>
          <table:table-cell table:formula="of:=IF([FP.W34]&gt;0;[FP.$F4];10000)" office:value-type="float" office:value="10000" calcext:value-type="float">
            <text:p>10000</text:p>
          </table:table-cell>
          <table:table-cell table:formula="of:=IF([FP.X34]&gt;0;[FP.$F4];10000)" office:value-type="float" office:value="10000" calcext:value-type="float">
            <text:p>10000</text:p>
          </table:table-cell>
          <table:table-cell table:formula="of:=IF([FP.Y34]&gt;0;[FP.$F4];10000)" office:value-type="float" office:value="10000" calcext:value-type="float">
            <text:p>10000</text:p>
          </table:table-cell>
          <table:table-cell table:formula="of:=IF([FP.Z34]&gt;0;[FP.$F4];10000)" office:value-type="float" office:value="1" calcext:value-type="float">
            <text:p>1</text:p>
          </table:table-cell>
          <table:table-cell table:formula="of:=IF([FP.AA34]&gt;0;[FP.$F4];10000)" office:value-type="float" office:value="10000" calcext:value-type="float">
            <text:p>10000</text:p>
          </table:table-cell>
          <table:table-cell table:formula="of:=IF([FP.AB34]&gt;0;[FP.$F4];10000)" office:value-type="float" office:value="10000" calcext:value-type="float">
            <text:p>10000</text:p>
          </table:table-cell>
          <table:table-cell table:formula="of:=IF([FP.AC34]&gt;0;[FP.$F4];10000)" office:value-type="float" office:value="10000" calcext:value-type="float">
            <text:p>10000</text:p>
          </table:table-cell>
          <table:table-cell table:formula="of:=IF([FP.AD34]&gt;0;[FP.$F4];10000)" office:value-type="float" office:value="1" calcext:value-type="float">
            <text:p>1</text:p>
          </table:table-cell>
          <table:table-cell table:formula="of:=IF([FP.AE34]&gt;0;[FP.$F4];10000)" office:value-type="float" office:value="10000" calcext:value-type="float">
            <text:p>10000</text:p>
          </table:table-cell>
          <table:table-cell table:formula="of:=IF([FP.AF34]&gt;0;[FP.$F4];10000)" office:value-type="float" office:value="10000" calcext:value-type="float">
            <text:p>10000</text:p>
          </table:table-cell>
          <table:table-cell table:formula="of:=IF([FP.AG34]&gt;0;[FP.$F4];10000)" office:value-type="float" office:value="10000" calcext:value-type="float">
            <text:p>10000</text:p>
          </table:table-cell>
          <table:table-cell table:formula="of:=IF([FP.AH34]&gt;0;[FP.$F4];10000)" office:value-type="float" office:value="1" calcext:value-type="float">
            <text:p>1</text:p>
          </table:table-cell>
          <table:table-cell table:formula="of:=IF([FP.AI34]&gt;0;[FP.$F4];10000)" office:value-type="float" office:value="10000" calcext:value-type="float">
            <text:p>10000</text:p>
          </table:table-cell>
          <table:table-cell table:formula="of:=IF([FP.AJ34]&gt;0;[FP.$F4];10000)" office:value-type="float" office:value="10000" calcext:value-type="float">
            <text:p>10000</text:p>
          </table:table-cell>
          <table:table-cell table:formula="of:=IF([FP.AK34]&gt;0;[FP.$F4];10000)" office:value-type="float" office:value="10000" calcext:value-type="float">
            <text:p>10000</text:p>
          </table:table-cell>
          <table:table-cell table:formula="of:=IF([FP.AL34]&gt;0;[FP.$F4];10000)" office:value-type="float" office:value="1" calcext:value-type="float">
            <text:p>1</text:p>
          </table:table-cell>
          <table:table-cell table:formula="of:=IF([FP.AM34]&gt;0;[FP.$F4];10000)" office:value-type="float" office:value="10000" calcext:value-type="float">
            <text:p>10000</text:p>
          </table:table-cell>
          <table:table-cell table:formula="of:=IF([FP.AN34]&gt;0;[FP.$F4];10000)" office:value-type="float" office:value="10000" calcext:value-type="float">
            <text:p>10000</text:p>
          </table:table-cell>
          <table:table-cell table:formula="of:=IF([FP.AO34]&gt;0;[FP.$F4];10000)" office:value-type="float" office:value="10000" calcext:value-type="float">
            <text:p>10000</text:p>
          </table:table-cell>
          <table:table-cell table:formula="of:=IF([FP.AP34]&gt;0;[FP.$F4];10000)" office:value-type="float" office:value="1" calcext:value-type="float">
            <text:p>1</text:p>
          </table:table-cell>
          <table:table-cell table:formula="of:=IF([FP.AQ34]&gt;0;[FP.$F4];10000)" office:value-type="float" office:value="10000" calcext:value-type="float">
            <text:p>10000</text:p>
          </table:table-cell>
          <table:table-cell table:formula="of:=IF([FP.AR34]&gt;0;[FP.$F4];10000)" office:value-type="float" office:value="10000" calcext:value-type="float">
            <text:p>10000</text:p>
          </table:table-cell>
          <table:table-cell table:formula="of:=IF([FP.AS34]&gt;0;[FP.$F4];10000)" office:value-type="float" office:value="10000" calcext:value-type="float">
            <text:p>10000</text:p>
          </table:table-cell>
          <table:table-cell table:formula="of:=IF([FP.AT34]&gt;0;[FP.$F4];10000)" office:value-type="float" office:value="1" calcext:value-type="float">
            <text:p>1</text:p>
          </table:table-cell>
          <table:table-cell table:formula="of:=IF([FP.AU34]&gt;0;[FP.$F4];10000)" office:value-type="float" office:value="10000" calcext:value-type="float">
            <text:p>10000</text:p>
          </table:table-cell>
          <table:table-cell table:formula="of:=IF([FP.AV34]&gt;0;[FP.$F4];10000)" office:value-type="float" office:value="10000" calcext:value-type="float">
            <text:p>10000</text:p>
          </table:table-cell>
          <table:table-cell table:formula="of:=IF([FP.AW34]&gt;0;[FP.$F4];10000)" office:value-type="float" office:value="10000" calcext:value-type="float">
            <text:p>10000</text:p>
          </table:table-cell>
          <table:table-cell table:formula="of:=IF([FP.AX34]&gt;0;[FP.$F4];10000)" office:value-type="float" office:value="1" calcext:value-type="float">
            <text:p>1</text:p>
          </table:table-cell>
          <table:table-cell table:formula="of:=IF([FP.AY34]&gt;0;[FP.$F4];10000)" office:value-type="float" office:value="10000" calcext:value-type="float">
            <text:p>10000</text:p>
          </table:table-cell>
          <table:table-cell table:formula="of:=IF([FP.AZ34]&gt;0;[FP.$F4];10000)" office:value-type="float" office:value="10000" calcext:value-type="float">
            <text:p>10000</text:p>
          </table:table-cell>
          <table:table-cell table:formula="of:=IF([FP.BA34]&gt;0;[FP.$F4];10000)" office:value-type="float" office:value="10000" calcext:value-type="float">
            <text:p>10000</text:p>
          </table:table-cell>
          <table:table-cell table:formula="of:=IF([FP.BB34]&gt;0;[FP.$F4];10000)" office:value-type="float" office:value="1" calcext:value-type="float">
            <text:p>1</text:p>
          </table:table-cell>
          <table:table-cell table:formula="of:=IF([FP.BC34]&gt;0;[FP.$F4];10000)" office:value-type="float" office:value="10000" calcext:value-type="float">
            <text:p>10000</text:p>
          </table:table-cell>
          <table:table-cell table:formula="of:=IF([FP.BD34]&gt;0;[FP.$F4];10000)" office:value-type="float" office:value="10000" calcext:value-type="float">
            <text:p>10000</text:p>
          </table:table-cell>
          <table:table-cell table:formula="of:=IF([FP.BE34]&gt;0;[FP.$F4];10000)" office:value-type="float" office:value="10000" calcext:value-type="float">
            <text:p>10000</text:p>
          </table:table-cell>
          <table:table-cell table:formula="of:=IF([FP.BF34]&gt;0;[FP.$F4];10000)" office:value-type="float" office:value="1" calcext:value-type="float">
            <text:p>1</text:p>
          </table:table-cell>
          <table:table-cell table:formula="of:=IF([FP.BG34]&gt;0;[FP.$F4];10000)" office:value-type="float" office:value="10000" calcext:value-type="float">
            <text:p>10000</text:p>
          </table:table-cell>
          <table:table-cell table:formula="of:=IF([FP.BH34]&gt;0;[FP.$F4];10000)" office:value-type="float" office:value="10000" calcext:value-type="float">
            <text:p>10000</text:p>
          </table:table-cell>
          <table:table-cell table:formula="of:=IF([FP.BI34]&gt;0;[FP.$F4];10000)" office:value-type="float" office:value="10000" calcext:value-type="float">
            <text:p>10000</text:p>
          </table:table-cell>
          <table:table-cell table:formula="of:=IF([FP.BJ34]&gt;0;[FP.$F4];10000)" office:value-type="float" office:value="1" calcext:value-type="float">
            <text:p>1</text:p>
          </table:table-cell>
          <table:table-cell table:formula="of:=IF([FP.BK34]&gt;0;[FP.$F4];10000)" office:value-type="float" office:value="10000" calcext:value-type="float">
            <text:p>10000</text:p>
          </table:table-cell>
          <table:table-cell table:formula="of:=IF([FP.BL34]&gt;0;[FP.$F4];10000)" office:value-type="float" office:value="10000" calcext:value-type="float">
            <text:p>10000</text:p>
          </table:table-cell>
          <table:table-cell table:formula="of:=IF([FP.BM34]&gt;0;[FP.$F4];10000)" office:value-type="float" office:value="10000" calcext:value-type="float">
            <text:p>10000</text:p>
          </table:table-cell>
          <table:table-cell table:formula="of:=IF([FP.BN34]&gt;0;[FP.$F4];10000)" office:value-type="float" office:value="1" calcext:value-type="float">
            <text:p>1</text:p>
          </table:table-cell>
          <table:table-cell table:formula="of:=IF([FP.BO34]&gt;0;[FP.$F4];10000)" office:value-type="float" office:value="10000" calcext:value-type="float">
            <text:p>10000</text:p>
          </table:table-cell>
          <table:table-cell table:formula="of:=IF([FP.BP34]&gt;0;[FP.$F4];10000)" office:value-type="float" office:value="10000" calcext:value-type="float">
            <text:p>10000</text:p>
          </table:table-cell>
          <table:table-cell table:formula="of:=IF([FP.BQ34]&gt;0;[FP.$F4];10000)" office:value-type="float" office:value="10000" calcext:value-type="float">
            <text:p>10000</text:p>
          </table:table-cell>
          <table:table-cell table:formula="of:=IF([FP.BR34]&gt;0;[FP.$F4];10000)" office:value-type="float" office:value="1" calcext:value-type="float">
            <text:p>1</text:p>
          </table:table-cell>
          <table:table-cell table:formula="of:=IF([FP.BS34]&gt;0;[FP.$F4];10000)" office:value-type="float" office:value="10000" calcext:value-type="float">
            <text:p>10000</text:p>
          </table:table-cell>
          <table:table-cell table:formula="of:=IF([FP.BT34]&gt;0;[FP.$F4];10000)" office:value-type="float" office:value="10000" calcext:value-type="float">
            <text:p>10000</text:p>
          </table:table-cell>
          <table:table-cell table:formula="of:=IF([FP.BU34]&gt;0;[FP.$F4];10000)" office:value-type="float" office:value="10000" calcext:value-type="float">
            <text:p>10000</text:p>
          </table:table-cell>
          <table:table-cell table:formula="of:=IF([FP.BV34]&gt;0;[FP.$F4];10000)" office:value-type="float" office:value="1" calcext:value-type="float">
            <text:p>1</text:p>
          </table:table-cell>
          <table:table-cell table:formula="of:=IF([FP.BW34]&gt;0;[FP.$F4];10000)" office:value-type="float" office:value="10000" calcext:value-type="float">
            <text:p>10000</text:p>
          </table:table-cell>
          <table:table-cell table:formula="of:=IF([FP.BX34]&gt;0;[FP.$F4];10000)" office:value-type="float" office:value="10000" calcext:value-type="float">
            <text:p>10000</text:p>
          </table:table-cell>
          <table:table-cell table:formula="of:=IF([FP.BY34]&gt;0;[FP.$F4];10000)" office:value-type="float" office:value="10000" calcext:value-type="float">
            <text:p>10000</text:p>
          </table:table-cell>
          <table:table-cell table:formula="of:=IF([FP.BZ34]&gt;0;[FP.$F4];10000)" office:value-type="float" office:value="1" calcext:value-type="float">
            <text:p>1</text:p>
          </table:table-cell>
          <table:table-cell table:formula="of:=IF([FP.CA34]&gt;0;[FP.$F4];10000)" office:value-type="float" office:value="10000" calcext:value-type="float">
            <text:p>10000</text:p>
          </table:table-cell>
          <table:table-cell table:formula="of:=IF([FP.CB34]&gt;0;[FP.$F4];10000)" office:value-type="float" office:value="10000" calcext:value-type="float">
            <text:p>10000</text:p>
          </table:table-cell>
          <table:table-cell table:formula="of:=IF([FP.CC34]&gt;0;[FP.$F4];10000)" office:value-type="float" office:value="10000" calcext:value-type="float">
            <text:p>10000</text:p>
          </table:table-cell>
          <table:table-cell table:formula="of:=IF([FP.CD34]&gt;0;[FP.$F4];10000)" office:value-type="float" office:value="1" calcext:value-type="float">
            <text:p>1</text:p>
          </table:table-cell>
          <table:table-cell table:formula="of:=IF([FP.CE34]&gt;0;[FP.$F4];10000)" office:value-type="float" office:value="10000" calcext:value-type="float">
            <text:p>10000</text:p>
          </table:table-cell>
          <table:table-cell table:formula="of:=IF([FP.CF34]&gt;0;[FP.$F4];10000)" office:value-type="float" office:value="10000" calcext:value-type="float">
            <text:p>10000</text:p>
          </table:table-cell>
          <table:table-cell table:formula="of:=IF([FP.CG34]&gt;0;[FP.$F4];10000)" office:value-type="float" office:value="10000" calcext:value-type="float">
            <text:p>10000</text:p>
          </table:table-cell>
          <table:table-cell table:formula="of:=IF([FP.CH34]&gt;0;[FP.$F4];10000)" office:value-type="float" office:value="1" calcext:value-type="float">
            <text:p>1</text:p>
          </table:table-cell>
          <table:table-cell table:formula="of:=IF([FP.CI34]&gt;0;[FP.$F4];10000)" office:value-type="float" office:value="10000" calcext:value-type="float">
            <text:p>10000</text:p>
          </table:table-cell>
          <table:table-cell table:formula="of:=IF([FP.CJ34]&gt;0;[FP.$F4];10000)" office:value-type="float" office:value="10000" calcext:value-type="float">
            <text:p>10000</text:p>
          </table:table-cell>
          <table:table-cell table:formula="of:=IF([FP.CK34]&gt;0;[FP.$F4];10000)" office:value-type="float" office:value="10000" calcext:value-type="float">
            <text:p>10000</text:p>
          </table:table-cell>
          <table:table-cell table:formula="of:=IF([FP.CL34]&gt;0;[FP.$F4];10000)" office:value-type="float" office:value="1" calcext:value-type="float">
            <text:p>1</text:p>
          </table:table-cell>
          <table:table-cell table:formula="of:=IF([FP.CM34]&gt;0;[FP.$F4];10000)" office:value-type="float" office:value="10000" calcext:value-type="float">
            <text:p>10000</text:p>
          </table:table-cell>
          <table:table-cell table:formula="of:=IF([FP.CN34]&gt;0;[FP.$F4];10000)" office:value-type="float" office:value="10000" calcext:value-type="float">
            <text:p>10000</text:p>
          </table:table-cell>
          <table:table-cell table:formula="of:=IF([FP.CO34]&gt;0;[FP.$F4];10000)" office:value-type="float" office:value="10000" calcext:value-type="float">
            <text:p>10000</text:p>
          </table:table-cell>
          <table:table-cell table:formula="of:=IF([FP.CP34]&gt;0;[FP.$F4];10000)" office:value-type="float" office:value="1" calcext:value-type="float">
            <text:p>1</text:p>
          </table:table-cell>
          <table:table-cell table:formula="of:=IF([FP.CQ34]&gt;0;[FP.$F4];10000)" office:value-type="float" office:value="10000" calcext:value-type="float">
            <text:p>10000</text:p>
          </table:table-cell>
          <table:table-cell table:formula="of:=IF([FP.CR34]&gt;0;[FP.$F4];10000)" office:value-type="float" office:value="10000" calcext:value-type="float">
            <text:p>10000</text:p>
          </table:table-cell>
          <table:table-cell table:formula="of:=IF([FP.CS34]&gt;0;[FP.$F4];10000)" office:value-type="float" office:value="10000" calcext:value-type="float">
            <text:p>10000</text:p>
          </table:table-cell>
          <table:table-cell table:formula="of:=IF([FP.CT34]&gt;0;[FP.$F4];10000)" office:value-type="float" office:value="1" calcext:value-type="float">
            <text:p>1</text:p>
          </table:table-cell>
          <table:table-cell table:formula="of:=IF([FP.CU34]&gt;0;[FP.$F4];10000)" office:value-type="float" office:value="10000" calcext:value-type="float">
            <text:p>10000</text:p>
          </table:table-cell>
          <table:table-cell table:formula="of:=IF([FP.CV34]&gt;0;[FP.$F4];10000)" office:value-type="float" office:value="10000" calcext:value-type="float">
            <text:p>10000</text:p>
          </table:table-cell>
          <table:table-cell table:formula="of:=IF([FP.CW34]&gt;0;[FP.$F4];10000)" office:value-type="float" office:value="10000" calcext:value-type="float">
            <text:p>10000</text:p>
          </table:table-cell>
          <table:table-cell table:formula="of:=IF([FP.CX34]&gt;0;[FP.$F4];10000)" office:value-type="float" office:value="1" calcext:value-type="float">
            <text:p>1</text:p>
          </table:table-cell>
          <table:table-cell table:formula="of:=IF([FP.CY34]&gt;0;[FP.$F4];10000)" office:value-type="float" office:value="10000" calcext:value-type="float">
            <text:p>10000</text:p>
          </table:table-cell>
          <table:table-cell table:formula="of:=IF([FP.CZ34]&gt;0;[FP.$F4];10000)" office:value-type="float" office:value="10000" calcext:value-type="float">
            <text:p>10000</text:p>
          </table:table-cell>
          <table:table-cell table:formula="of:=IF([FP.DA34]&gt;0;[FP.$F4];10000)" office:value-type="float" office:value="10000" calcext:value-type="float">
            <text:p>10000</text:p>
          </table:table-cell>
          <table:table-cell table:formula="of:=IF([FP.DB34]&gt;0;[FP.$F4];10000)" office:value-type="float" office:value="1" calcext:value-type="float">
            <text:p>1</text:p>
          </table:table-cell>
          <table:table-cell table:formula="of:=IF([FP.DC34]&gt;0;[FP.$F4];10000)" office:value-type="float" office:value="10000" calcext:value-type="float">
            <text:p>10000</text:p>
          </table:table-cell>
          <table:table-cell table:formula="of:=IF([FP.DD34]&gt;0;[FP.$F4];10000)" office:value-type="float" office:value="10000" calcext:value-type="float">
            <text:p>10000</text:p>
          </table:table-cell>
          <table:table-cell table:formula="of:=IF([FP.DE34]&gt;0;[FP.$F4];10000)" office:value-type="float" office:value="10000" calcext:value-type="float">
            <text:p>10000</text:p>
          </table:table-cell>
          <table:table-cell table:formula="of:=IF([FP.DF34]&gt;0;[FP.$F4];10000)" office:value-type="float" office:value="1" calcext:value-type="float">
            <text:p>1</text:p>
          </table:table-cell>
          <table:table-cell table:formula="of:=IF([FP.DG34]&gt;0;[FP.$F4];10000)" office:value-type="float" office:value="10000" calcext:value-type="float">
            <text:p>10000</text:p>
          </table:table-cell>
          <table:table-cell table:formula="of:=IF([FP.DH34]&gt;0;[FP.$F4];10000)" office:value-type="float" office:value="10000" calcext:value-type="float">
            <text:p>10000</text:p>
          </table:table-cell>
          <table:table-cell table:formula="of:=IF([FP.DI34]&gt;0;[FP.$F4];10000)" office:value-type="float" office:value="10000" calcext:value-type="float">
            <text:p>10000</text:p>
          </table:table-cell>
          <table:table-cell table:formula="of:=IF([FP.DJ34]&gt;0;[FP.$F4];10000)" office:value-type="float" office:value="1" calcext:value-type="float">
            <text:p>1</text:p>
          </table:table-cell>
          <table:table-cell table:formula="of:=IF([FP.DK34]&gt;0;[FP.$F4];10000)" office:value-type="float" office:value="10000" calcext:value-type="float">
            <text:p>10000</text:p>
          </table:table-cell>
          <table:table-cell table:formula="of:=IF([FP.DL34]&gt;0;[FP.$F4];10000)" office:value-type="float" office:value="10000" calcext:value-type="float">
            <text:p>10000</text:p>
          </table:table-cell>
          <table:table-cell table:formula="of:=IF([FP.DM34]&gt;0;[FP.$F4];10000)" office:value-type="float" office:value="10000" calcext:value-type="float">
            <text:p>10000</text:p>
          </table:table-cell>
          <table:table-cell table:formula="of:=IF([FP.DN34]&gt;0;[FP.$F4];10000)" office:value-type="float" office:value="1" calcext:value-type="float">
            <text:p>1</text:p>
          </table:table-cell>
          <table:table-cell table:formula="of:=IF([FP.DO34]&gt;0;[FP.$F4];10000)" office:value-type="float" office:value="10000" calcext:value-type="float">
            <text:p>10000</text:p>
          </table:table-cell>
          <table:table-cell table:formula="of:=IF([FP.DP34]&gt;0;[FP.$F4];10000)" office:value-type="float" office:value="10000" calcext:value-type="float">
            <text:p>10000</text:p>
          </table:table-cell>
          <table:table-cell table:formula="of:=IF([FP.DQ34]&gt;0;[FP.$F4];10000)" office:value-type="float" office:value="10000" calcext:value-type="float">
            <text:p>10000</text:p>
          </table:table-cell>
          <table:table-cell table:formula="of:=IF([FP.DR34]&gt;0;[FP.$F4];10000)" office:value-type="float" office:value="1" calcext:value-type="float">
            <text:p>1</text:p>
          </table:table-cell>
          <table:table-cell table:formula="of:=IF([FP.DS34]&gt;0;[FP.$F4];10000)" office:value-type="float" office:value="10000" calcext:value-type="float">
            <text:p>10000</text:p>
          </table:table-cell>
          <table:table-cell table:formula="of:=IF([FP.DT34]&gt;0;[FP.$F4];10000)" office:value-type="float" office:value="10000" calcext:value-type="float">
            <text:p>10000</text:p>
          </table:table-cell>
          <table:table-cell table:formula="of:=IF([FP.DU34]&gt;0;[FP.$F4];10000)" office:value-type="float" office:value="10000" calcext:value-type="float">
            <text:p>10000</text:p>
          </table:table-cell>
          <table:table-cell table:formula="of:=IF([FP.DV34]&gt;0;[FP.$F4];10000)" office:value-type="float" office:value="1" calcext:value-type="float">
            <text:p>1</text:p>
          </table:table-cell>
          <table:table-cell table:formula="of:=IF([FP.DW34]&gt;0;[FP.$F4];10000)" office:value-type="float" office:value="10000" calcext:value-type="float">
            <text:p>10000</text:p>
          </table:table-cell>
          <table:table-cell table:formula="of:=IF([FP.DX34]&gt;0;[FP.$F4];10000)" office:value-type="float" office:value="10000" calcext:value-type="float">
            <text:p>10000</text:p>
          </table:table-cell>
          <table:table-cell table:formula="of:=IF([FP.DY34]&gt;0;[FP.$F4];10000)" office:value-type="float" office:value="10000" calcext:value-type="float">
            <text:p>10000</text:p>
          </table:table-cell>
          <table:table-cell table:formula="of:=IF([FP.DZ34]&gt;0;[FP.$F4];10000)" office:value-type="float" office:value="1" calcext:value-type="float">
            <text:p>1</text:p>
          </table:table-cell>
          <table:table-cell table:formula="of:=IF([FP.EA34]&gt;0;[FP.$F4];10000)" office:value-type="float" office:value="10000" calcext:value-type="float">
            <text:p>10000</text:p>
          </table:table-cell>
          <table:table-cell table:formula="of:=IF([FP.EB34]&gt;0;[FP.$F4];10000)" office:value-type="float" office:value="10000" calcext:value-type="float">
            <text:p>10000</text:p>
          </table:table-cell>
        </table:table-row>
        <table:table-row table:style-name="ro1" table:visibility="collapse">
          <table:table-cell table:number-columns-repeated="8"/>
          <table:table-cell office:value-type="string" calcext:value-type="string">
            <text:p>Ready queue</text:p>
          </table:table-cell>
          <table:table-cell table:formula="of:=IF([FP.J35]&gt;0;[FP.$F5];10000)" office:value-type="float" office:value="10000" calcext:value-type="float">
            <text:p>10000</text:p>
          </table:table-cell>
          <table:table-cell table:formula="of:=IF([FP.K35]&gt;0;[FP.$F5];10000)" office:value-type="float" office:value="10000" calcext:value-type="float">
            <text:p>10000</text:p>
          </table:table-cell>
          <table:table-cell table:formula="of:=IF([FP.L35]&gt;0;[FP.$F5];10000)" office:value-type="float" office:value="2" calcext:value-type="float">
            <text:p>2</text:p>
          </table:table-cell>
          <table:table-cell table:formula="of:=IF([FP.M35]&gt;0;[FP.$F5];10000)" office:value-type="float" office:value="10000" calcext:value-type="float">
            <text:p>10000</text:p>
          </table:table-cell>
          <table:table-cell table:formula="of:=IF([FP.N35]&gt;0;[FP.$F5];10000)" office:value-type="float" office:value="10000" calcext:value-type="float">
            <text:p>10000</text:p>
          </table:table-cell>
          <table:table-cell table:formula="of:=IF([FP.O35]&gt;0;[FP.$F5];10000)" office:value-type="float" office:value="10000" calcext:value-type="float">
            <text:p>10000</text:p>
          </table:table-cell>
          <table:table-cell table:formula="of:=IF([FP.P35]&gt;0;[FP.$F5];10000)" office:value-type="float" office:value="10000" calcext:value-type="float">
            <text:p>10000</text:p>
          </table:table-cell>
          <table:table-cell table:formula="of:=IF([FP.Q35]&gt;0;[FP.$F5];10000)" office:value-type="float" office:value="10000" calcext:value-type="float">
            <text:p>10000</text:p>
          </table:table-cell>
          <table:table-cell table:formula="of:=IF([FP.R35]&gt;0;[FP.$F5];10000)" office:value-type="float" office:value="10000" calcext:value-type="float">
            <text:p>10000</text:p>
          </table:table-cell>
          <table:table-cell table:formula="of:=IF([FP.S35]&gt;0;[FP.$F5];10000)" office:value-type="float" office:value="10000" calcext:value-type="float">
            <text:p>10000</text:p>
          </table:table-cell>
          <table:table-cell table:formula="of:=IF([FP.T35]&gt;0;[FP.$F5];10000)" office:value-type="float" office:value="10000" calcext:value-type="float">
            <text:p>10000</text:p>
          </table:table-cell>
          <table:table-cell table:formula="of:=IF([FP.U35]&gt;0;[FP.$F5];10000)" office:value-type="float" office:value="10000" calcext:value-type="float">
            <text:p>10000</text:p>
          </table:table-cell>
          <table:table-cell table:formula="of:=IF([FP.V35]&gt;0;[FP.$F5];10000)" office:value-type="float" office:value="2" calcext:value-type="float">
            <text:p>2</text:p>
          </table:table-cell>
          <table:table-cell table:formula="of:=IF([FP.W35]&gt;0;[FP.$F5];10000)" office:value-type="float" office:value="2" calcext:value-type="float">
            <text:p>2</text:p>
          </table:table-cell>
          <table:table-cell table:formula="of:=IF([FP.X35]&gt;0;[FP.$F5];10000)" office:value-type="float" office:value="10000" calcext:value-type="float">
            <text:p>10000</text:p>
          </table:table-cell>
          <table:table-cell table:formula="of:=IF([FP.Y35]&gt;0;[FP.$F5];10000)" office:value-type="float" office:value="10000" calcext:value-type="float">
            <text:p>10000</text:p>
          </table:table-cell>
          <table:table-cell table:formula="of:=IF([FP.Z35]&gt;0;[FP.$F5];10000)" office:value-type="float" office:value="10000" calcext:value-type="float">
            <text:p>10000</text:p>
          </table:table-cell>
          <table:table-cell table:formula="of:=IF([FP.AA35]&gt;0;[FP.$F5];10000)" office:value-type="float" office:value="10000" calcext:value-type="float">
            <text:p>10000</text:p>
          </table:table-cell>
          <table:table-cell table:formula="of:=IF([FP.AB35]&gt;0;[FP.$F5];10000)" office:value-type="float" office:value="10000" calcext:value-type="float">
            <text:p>10000</text:p>
          </table:table-cell>
          <table:table-cell table:formula="of:=IF([FP.AC35]&gt;0;[FP.$F5];10000)" office:value-type="float" office:value="10000" calcext:value-type="float">
            <text:p>10000</text:p>
          </table:table-cell>
          <table:table-cell table:formula="of:=IF([FP.AD35]&gt;0;[FP.$F5];10000)" office:value-type="float" office:value="10000" calcext:value-type="float">
            <text:p>10000</text:p>
          </table:table-cell>
          <table:table-cell table:formula="of:=IF([FP.AE35]&gt;0;[FP.$F5];10000)" office:value-type="float" office:value="10000" calcext:value-type="float">
            <text:p>10000</text:p>
          </table:table-cell>
          <table:table-cell table:formula="of:=IF([FP.AF35]&gt;0;[FP.$F5];10000)" office:value-type="float" office:value="2" calcext:value-type="float">
            <text:p>2</text:p>
          </table:table-cell>
          <table:table-cell table:formula="of:=IF([FP.AG35]&gt;0;[FP.$F5];10000)" office:value-type="float" office:value="10000" calcext:value-type="float">
            <text:p>10000</text:p>
          </table:table-cell>
          <table:table-cell table:formula="of:=IF([FP.AH35]&gt;0;[FP.$F5];10000)" office:value-type="float" office:value="10000" calcext:value-type="float">
            <text:p>10000</text:p>
          </table:table-cell>
          <table:table-cell table:formula="of:=IF([FP.AI35]&gt;0;[FP.$F5];10000)" office:value-type="float" office:value="10000" calcext:value-type="float">
            <text:p>10000</text:p>
          </table:table-cell>
          <table:table-cell table:formula="of:=IF([FP.AJ35]&gt;0;[FP.$F5];10000)" office:value-type="float" office:value="10000" calcext:value-type="float">
            <text:p>10000</text:p>
          </table:table-cell>
          <table:table-cell table:formula="of:=IF([FP.AK35]&gt;0;[FP.$F5];10000)" office:value-type="float" office:value="10000" calcext:value-type="float">
            <text:p>10000</text:p>
          </table:table-cell>
          <table:table-cell table:formula="of:=IF([FP.AL35]&gt;0;[FP.$F5];10000)" office:value-type="float" office:value="10000" calcext:value-type="float">
            <text:p>10000</text:p>
          </table:table-cell>
          <table:table-cell table:formula="of:=IF([FP.AM35]&gt;0;[FP.$F5];10000)" office:value-type="float" office:value="10000" calcext:value-type="float">
            <text:p>10000</text:p>
          </table:table-cell>
          <table:table-cell table:formula="of:=IF([FP.AN35]&gt;0;[FP.$F5];10000)" office:value-type="float" office:value="10000" calcext:value-type="float">
            <text:p>10000</text:p>
          </table:table-cell>
          <table:table-cell table:formula="of:=IF([FP.AO35]&gt;0;[FP.$F5];10000)" office:value-type="float" office:value="10000" calcext:value-type="float">
            <text:p>10000</text:p>
          </table:table-cell>
          <table:table-cell table:formula="of:=IF([FP.AP35]&gt;0;[FP.$F5];10000)" office:value-type="float" office:value="2" calcext:value-type="float">
            <text:p>2</text:p>
          </table:table-cell>
          <table:table-cell table:formula="of:=IF([FP.AQ35]&gt;0;[FP.$F5];10000)" office:value-type="float" office:value="2" calcext:value-type="float">
            <text:p>2</text:p>
          </table:table-cell>
          <table:table-cell table:formula="of:=IF([FP.AR35]&gt;0;[FP.$F5];10000)" office:value-type="float" office:value="10000" calcext:value-type="float">
            <text:p>10000</text:p>
          </table:table-cell>
          <table:table-cell table:formula="of:=IF([FP.AS35]&gt;0;[FP.$F5];10000)" office:value-type="float" office:value="10000" calcext:value-type="float">
            <text:p>10000</text:p>
          </table:table-cell>
          <table:table-cell table:formula="of:=IF([FP.AT35]&gt;0;[FP.$F5];10000)" office:value-type="float" office:value="10000" calcext:value-type="float">
            <text:p>10000</text:p>
          </table:table-cell>
          <table:table-cell table:formula="of:=IF([FP.AU35]&gt;0;[FP.$F5];10000)" office:value-type="float" office:value="10000" calcext:value-type="float">
            <text:p>10000</text:p>
          </table:table-cell>
          <table:table-cell table:formula="of:=IF([FP.AV35]&gt;0;[FP.$F5];10000)" office:value-type="float" office:value="10000" calcext:value-type="float">
            <text:p>10000</text:p>
          </table:table-cell>
          <table:table-cell table:formula="of:=IF([FP.AW35]&gt;0;[FP.$F5];10000)" office:value-type="float" office:value="10000" calcext:value-type="float">
            <text:p>10000</text:p>
          </table:table-cell>
          <table:table-cell table:formula="of:=IF([FP.AX35]&gt;0;[FP.$F5];10000)" office:value-type="float" office:value="10000" calcext:value-type="float">
            <text:p>10000</text:p>
          </table:table-cell>
          <table:table-cell table:formula="of:=IF([FP.AY35]&gt;0;[FP.$F5];10000)" office:value-type="float" office:value="10000" calcext:value-type="float">
            <text:p>10000</text:p>
          </table:table-cell>
          <table:table-cell table:formula="of:=IF([FP.AZ35]&gt;0;[FP.$F5];10000)" office:value-type="float" office:value="2" calcext:value-type="float">
            <text:p>2</text:p>
          </table:table-cell>
          <table:table-cell table:formula="of:=IF([FP.BA35]&gt;0;[FP.$F5];10000)" office:value-type="float" office:value="10000" calcext:value-type="float">
            <text:p>10000</text:p>
          </table:table-cell>
          <table:table-cell table:formula="of:=IF([FP.BB35]&gt;0;[FP.$F5];10000)" office:value-type="float" office:value="10000" calcext:value-type="float">
            <text:p>10000</text:p>
          </table:table-cell>
          <table:table-cell table:formula="of:=IF([FP.BC35]&gt;0;[FP.$F5];10000)" office:value-type="float" office:value="10000" calcext:value-type="float">
            <text:p>10000</text:p>
          </table:table-cell>
          <table:table-cell table:formula="of:=IF([FP.BD35]&gt;0;[FP.$F5];10000)" office:value-type="float" office:value="10000" calcext:value-type="float">
            <text:p>10000</text:p>
          </table:table-cell>
          <table:table-cell table:formula="of:=IF([FP.BE35]&gt;0;[FP.$F5];10000)" office:value-type="float" office:value="10000" calcext:value-type="float">
            <text:p>10000</text:p>
          </table:table-cell>
          <table:table-cell table:formula="of:=IF([FP.BF35]&gt;0;[FP.$F5];10000)" office:value-type="float" office:value="10000" calcext:value-type="float">
            <text:p>10000</text:p>
          </table:table-cell>
          <table:table-cell table:formula="of:=IF([FP.BG35]&gt;0;[FP.$F5];10000)" office:value-type="float" office:value="10000" calcext:value-type="float">
            <text:p>10000</text:p>
          </table:table-cell>
          <table:table-cell table:formula="of:=IF([FP.BH35]&gt;0;[FP.$F5];10000)" office:value-type="float" office:value="10000" calcext:value-type="float">
            <text:p>10000</text:p>
          </table:table-cell>
          <table:table-cell table:formula="of:=IF([FP.BI35]&gt;0;[FP.$F5];10000)" office:value-type="float" office:value="10000" calcext:value-type="float">
            <text:p>10000</text:p>
          </table:table-cell>
          <table:table-cell table:formula="of:=IF([FP.BJ35]&gt;0;[FP.$F5];10000)" office:value-type="float" office:value="2" calcext:value-type="float">
            <text:p>2</text:p>
          </table:table-cell>
          <table:table-cell table:formula="of:=IF([FP.BK35]&gt;0;[FP.$F5];10000)" office:value-type="float" office:value="2" calcext:value-type="float">
            <text:p>2</text:p>
          </table:table-cell>
          <table:table-cell table:formula="of:=IF([FP.BL35]&gt;0;[FP.$F5];10000)" office:value-type="float" office:value="10000" calcext:value-type="float">
            <text:p>10000</text:p>
          </table:table-cell>
          <table:table-cell table:formula="of:=IF([FP.BM35]&gt;0;[FP.$F5];10000)" office:value-type="float" office:value="10000" calcext:value-type="float">
            <text:p>10000</text:p>
          </table:table-cell>
          <table:table-cell table:formula="of:=IF([FP.BN35]&gt;0;[FP.$F5];10000)" office:value-type="float" office:value="10000" calcext:value-type="float">
            <text:p>10000</text:p>
          </table:table-cell>
          <table:table-cell table:formula="of:=IF([FP.BO35]&gt;0;[FP.$F5];10000)" office:value-type="float" office:value="10000" calcext:value-type="float">
            <text:p>10000</text:p>
          </table:table-cell>
          <table:table-cell table:formula="of:=IF([FP.BP35]&gt;0;[FP.$F5];10000)" office:value-type="float" office:value="10000" calcext:value-type="float">
            <text:p>10000</text:p>
          </table:table-cell>
          <table:table-cell table:formula="of:=IF([FP.BQ35]&gt;0;[FP.$F5];10000)" office:value-type="float" office:value="10000" calcext:value-type="float">
            <text:p>10000</text:p>
          </table:table-cell>
          <table:table-cell table:formula="of:=IF([FP.BR35]&gt;0;[FP.$F5];10000)" office:value-type="float" office:value="10000" calcext:value-type="float">
            <text:p>10000</text:p>
          </table:table-cell>
          <table:table-cell table:formula="of:=IF([FP.BS35]&gt;0;[FP.$F5];10000)" office:value-type="float" office:value="10000" calcext:value-type="float">
            <text:p>10000</text:p>
          </table:table-cell>
          <table:table-cell table:formula="of:=IF([FP.BT35]&gt;0;[FP.$F5];10000)" office:value-type="float" office:value="2" calcext:value-type="float">
            <text:p>2</text:p>
          </table:table-cell>
          <table:table-cell table:formula="of:=IF([FP.BU35]&gt;0;[FP.$F5];10000)" office:value-type="float" office:value="10000" calcext:value-type="float">
            <text:p>10000</text:p>
          </table:table-cell>
          <table:table-cell table:formula="of:=IF([FP.BV35]&gt;0;[FP.$F5];10000)" office:value-type="float" office:value="10000" calcext:value-type="float">
            <text:p>10000</text:p>
          </table:table-cell>
          <table:table-cell table:formula="of:=IF([FP.BW35]&gt;0;[FP.$F5];10000)" office:value-type="float" office:value="10000" calcext:value-type="float">
            <text:p>10000</text:p>
          </table:table-cell>
          <table:table-cell table:formula="of:=IF([FP.BX35]&gt;0;[FP.$F5];10000)" office:value-type="float" office:value="10000" calcext:value-type="float">
            <text:p>10000</text:p>
          </table:table-cell>
          <table:table-cell table:formula="of:=IF([FP.BY35]&gt;0;[FP.$F5];10000)" office:value-type="float" office:value="10000" calcext:value-type="float">
            <text:p>10000</text:p>
          </table:table-cell>
          <table:table-cell table:formula="of:=IF([FP.BZ35]&gt;0;[FP.$F5];10000)" office:value-type="float" office:value="10000" calcext:value-type="float">
            <text:p>10000</text:p>
          </table:table-cell>
          <table:table-cell table:formula="of:=IF([FP.CA35]&gt;0;[FP.$F5];10000)" office:value-type="float" office:value="10000" calcext:value-type="float">
            <text:p>10000</text:p>
          </table:table-cell>
          <table:table-cell table:formula="of:=IF([FP.CB35]&gt;0;[FP.$F5];10000)" office:value-type="float" office:value="10000" calcext:value-type="float">
            <text:p>10000</text:p>
          </table:table-cell>
          <table:table-cell table:formula="of:=IF([FP.CC35]&gt;0;[FP.$F5];10000)" office:value-type="float" office:value="10000" calcext:value-type="float">
            <text:p>10000</text:p>
          </table:table-cell>
          <table:table-cell table:formula="of:=IF([FP.CD35]&gt;0;[FP.$F5];10000)" office:value-type="float" office:value="2" calcext:value-type="float">
            <text:p>2</text:p>
          </table:table-cell>
          <table:table-cell table:formula="of:=IF([FP.CE35]&gt;0;[FP.$F5];10000)" office:value-type="float" office:value="2" calcext:value-type="float">
            <text:p>2</text:p>
          </table:table-cell>
          <table:table-cell table:formula="of:=IF([FP.CF35]&gt;0;[FP.$F5];10000)" office:value-type="float" office:value="10000" calcext:value-type="float">
            <text:p>10000</text:p>
          </table:table-cell>
          <table:table-cell table:formula="of:=IF([FP.CG35]&gt;0;[FP.$F5];10000)" office:value-type="float" office:value="10000" calcext:value-type="float">
            <text:p>10000</text:p>
          </table:table-cell>
          <table:table-cell table:formula="of:=IF([FP.CH35]&gt;0;[FP.$F5];10000)" office:value-type="float" office:value="10000" calcext:value-type="float">
            <text:p>10000</text:p>
          </table:table-cell>
          <table:table-cell table:formula="of:=IF([FP.CI35]&gt;0;[FP.$F5];10000)" office:value-type="float" office:value="10000" calcext:value-type="float">
            <text:p>10000</text:p>
          </table:table-cell>
          <table:table-cell table:formula="of:=IF([FP.CJ35]&gt;0;[FP.$F5];10000)" office:value-type="float" office:value="10000" calcext:value-type="float">
            <text:p>10000</text:p>
          </table:table-cell>
          <table:table-cell table:formula="of:=IF([FP.CK35]&gt;0;[FP.$F5];10000)" office:value-type="float" office:value="10000" calcext:value-type="float">
            <text:p>10000</text:p>
          </table:table-cell>
          <table:table-cell table:formula="of:=IF([FP.CL35]&gt;0;[FP.$F5];10000)" office:value-type="float" office:value="10000" calcext:value-type="float">
            <text:p>10000</text:p>
          </table:table-cell>
          <table:table-cell table:formula="of:=IF([FP.CM35]&gt;0;[FP.$F5];10000)" office:value-type="float" office:value="10000" calcext:value-type="float">
            <text:p>10000</text:p>
          </table:table-cell>
          <table:table-cell table:formula="of:=IF([FP.CN35]&gt;0;[FP.$F5];10000)" office:value-type="float" office:value="2" calcext:value-type="float">
            <text:p>2</text:p>
          </table:table-cell>
          <table:table-cell table:formula="of:=IF([FP.CO35]&gt;0;[FP.$F5];10000)" office:value-type="float" office:value="10000" calcext:value-type="float">
            <text:p>10000</text:p>
          </table:table-cell>
          <table:table-cell table:formula="of:=IF([FP.CP35]&gt;0;[FP.$F5];10000)" office:value-type="float" office:value="10000" calcext:value-type="float">
            <text:p>10000</text:p>
          </table:table-cell>
          <table:table-cell table:formula="of:=IF([FP.CQ35]&gt;0;[FP.$F5];10000)" office:value-type="float" office:value="10000" calcext:value-type="float">
            <text:p>10000</text:p>
          </table:table-cell>
          <table:table-cell table:formula="of:=IF([FP.CR35]&gt;0;[FP.$F5];10000)" office:value-type="float" office:value="10000" calcext:value-type="float">
            <text:p>10000</text:p>
          </table:table-cell>
          <table:table-cell table:formula="of:=IF([FP.CS35]&gt;0;[FP.$F5];10000)" office:value-type="float" office:value="10000" calcext:value-type="float">
            <text:p>10000</text:p>
          </table:table-cell>
          <table:table-cell table:formula="of:=IF([FP.CT35]&gt;0;[FP.$F5];10000)" office:value-type="float" office:value="10000" calcext:value-type="float">
            <text:p>10000</text:p>
          </table:table-cell>
          <table:table-cell table:formula="of:=IF([FP.CU35]&gt;0;[FP.$F5];10000)" office:value-type="float" office:value="10000" calcext:value-type="float">
            <text:p>10000</text:p>
          </table:table-cell>
          <table:table-cell table:formula="of:=IF([FP.CV35]&gt;0;[FP.$F5];10000)" office:value-type="float" office:value="10000" calcext:value-type="float">
            <text:p>10000</text:p>
          </table:table-cell>
          <table:table-cell table:formula="of:=IF([FP.CW35]&gt;0;[FP.$F5];10000)" office:value-type="float" office:value="10000" calcext:value-type="float">
            <text:p>10000</text:p>
          </table:table-cell>
          <table:table-cell table:formula="of:=IF([FP.CX35]&gt;0;[FP.$F5];10000)" office:value-type="float" office:value="2" calcext:value-type="float">
            <text:p>2</text:p>
          </table:table-cell>
          <table:table-cell table:formula="of:=IF([FP.CY35]&gt;0;[FP.$F5];10000)" office:value-type="float" office:value="2" calcext:value-type="float">
            <text:p>2</text:p>
          </table:table-cell>
          <table:table-cell table:formula="of:=IF([FP.CZ35]&gt;0;[FP.$F5];10000)" office:value-type="float" office:value="10000" calcext:value-type="float">
            <text:p>10000</text:p>
          </table:table-cell>
          <table:table-cell table:formula="of:=IF([FP.DA35]&gt;0;[FP.$F5];10000)" office:value-type="float" office:value="10000" calcext:value-type="float">
            <text:p>10000</text:p>
          </table:table-cell>
          <table:table-cell table:formula="of:=IF([FP.DB35]&gt;0;[FP.$F5];10000)" office:value-type="float" office:value="10000" calcext:value-type="float">
            <text:p>10000</text:p>
          </table:table-cell>
          <table:table-cell table:formula="of:=IF([FP.DC35]&gt;0;[FP.$F5];10000)" office:value-type="float" office:value="10000" calcext:value-type="float">
            <text:p>10000</text:p>
          </table:table-cell>
          <table:table-cell table:formula="of:=IF([FP.DD35]&gt;0;[FP.$F5];10000)" office:value-type="float" office:value="10000" calcext:value-type="float">
            <text:p>10000</text:p>
          </table:table-cell>
          <table:table-cell table:formula="of:=IF([FP.DE35]&gt;0;[FP.$F5];10000)" office:value-type="float" office:value="10000" calcext:value-type="float">
            <text:p>10000</text:p>
          </table:table-cell>
          <table:table-cell table:formula="of:=IF([FP.DF35]&gt;0;[FP.$F5];10000)" office:value-type="float" office:value="10000" calcext:value-type="float">
            <text:p>10000</text:p>
          </table:table-cell>
          <table:table-cell table:formula="of:=IF([FP.DG35]&gt;0;[FP.$F5];10000)" office:value-type="float" office:value="10000" calcext:value-type="float">
            <text:p>10000</text:p>
          </table:table-cell>
          <table:table-cell table:formula="of:=IF([FP.DH35]&gt;0;[FP.$F5];10000)" office:value-type="float" office:value="2" calcext:value-type="float">
            <text:p>2</text:p>
          </table:table-cell>
          <table:table-cell table:formula="of:=IF([FP.DI35]&gt;0;[FP.$F5];10000)" office:value-type="float" office:value="10000" calcext:value-type="float">
            <text:p>10000</text:p>
          </table:table-cell>
          <table:table-cell table:formula="of:=IF([FP.DJ35]&gt;0;[FP.$F5];10000)" office:value-type="float" office:value="10000" calcext:value-type="float">
            <text:p>10000</text:p>
          </table:table-cell>
          <table:table-cell table:formula="of:=IF([FP.DK35]&gt;0;[FP.$F5];10000)" office:value-type="float" office:value="10000" calcext:value-type="float">
            <text:p>10000</text:p>
          </table:table-cell>
          <table:table-cell table:formula="of:=IF([FP.DL35]&gt;0;[FP.$F5];10000)" office:value-type="float" office:value="10000" calcext:value-type="float">
            <text:p>10000</text:p>
          </table:table-cell>
          <table:table-cell table:formula="of:=IF([FP.DM35]&gt;0;[FP.$F5];10000)" office:value-type="float" office:value="10000" calcext:value-type="float">
            <text:p>10000</text:p>
          </table:table-cell>
          <table:table-cell table:formula="of:=IF([FP.DN35]&gt;0;[FP.$F5];10000)" office:value-type="float" office:value="10000" calcext:value-type="float">
            <text:p>10000</text:p>
          </table:table-cell>
          <table:table-cell table:formula="of:=IF([FP.DO35]&gt;0;[FP.$F5];10000)" office:value-type="float" office:value="10000" calcext:value-type="float">
            <text:p>10000</text:p>
          </table:table-cell>
          <table:table-cell table:formula="of:=IF([FP.DP35]&gt;0;[FP.$F5];10000)" office:value-type="float" office:value="10000" calcext:value-type="float">
            <text:p>10000</text:p>
          </table:table-cell>
          <table:table-cell table:formula="of:=IF([FP.DQ35]&gt;0;[FP.$F5];10000)" office:value-type="float" office:value="10000" calcext:value-type="float">
            <text:p>10000</text:p>
          </table:table-cell>
          <table:table-cell table:formula="of:=IF([FP.DR35]&gt;0;[FP.$F5];10000)" office:value-type="float" office:value="2" calcext:value-type="float">
            <text:p>2</text:p>
          </table:table-cell>
          <table:table-cell table:formula="of:=IF([FP.DS35]&gt;0;[FP.$F5];10000)" office:value-type="float" office:value="2" calcext:value-type="float">
            <text:p>2</text:p>
          </table:table-cell>
          <table:table-cell table:formula="of:=IF([FP.DT35]&gt;0;[FP.$F5];10000)" office:value-type="float" office:value="10000" calcext:value-type="float">
            <text:p>10000</text:p>
          </table:table-cell>
          <table:table-cell table:formula="of:=IF([FP.DU35]&gt;0;[FP.$F5];10000)" office:value-type="float" office:value="10000" calcext:value-type="float">
            <text:p>10000</text:p>
          </table:table-cell>
          <table:table-cell table:formula="of:=IF([FP.DV35]&gt;0;[FP.$F5];10000)" office:value-type="float" office:value="10000" calcext:value-type="float">
            <text:p>10000</text:p>
          </table:table-cell>
          <table:table-cell table:formula="of:=IF([FP.DW35]&gt;0;[FP.$F5];10000)" office:value-type="float" office:value="10000" calcext:value-type="float">
            <text:p>10000</text:p>
          </table:table-cell>
          <table:table-cell table:formula="of:=IF([FP.DX35]&gt;0;[FP.$F5];10000)" office:value-type="float" office:value="10000" calcext:value-type="float">
            <text:p>10000</text:p>
          </table:table-cell>
          <table:table-cell table:formula="of:=IF([FP.DY35]&gt;0;[FP.$F5];10000)" office:value-type="float" office:value="10000" calcext:value-type="float">
            <text:p>10000</text:p>
          </table:table-cell>
          <table:table-cell table:formula="of:=IF([FP.DZ35]&gt;0;[FP.$F5];10000)" office:value-type="float" office:value="10000" calcext:value-type="float">
            <text:p>10000</text:p>
          </table:table-cell>
          <table:table-cell table:formula="of:=IF([FP.EA35]&gt;0;[FP.$F5];10000)" office:value-type="float" office:value="10000" calcext:value-type="float">
            <text:p>10000</text:p>
          </table:table-cell>
          <table:table-cell table:formula="of:=IF([FP.EB35]&gt;0;[FP.$F5];10000)" office:value-type="float" office:value="2" calcext:value-type="float">
            <text:p>2</text:p>
          </table:table-cell>
        </table:table-row>
        <table:table-row table:style-name="ro1" table:visibility="collapse">
          <table:table-cell table:number-columns-repeated="8"/>
          <table:table-cell office:value-type="string" calcext:value-type="string">
            <text:p>(show priority</text:p>
          </table:table-cell>
          <table:table-cell table:formula="of:=IF([FP.J36]&gt;0;[FP.$F6];10000)" office:value-type="float" office:value="10000" calcext:value-type="float">
            <text:p>10000</text:p>
          </table:table-cell>
          <table:table-cell table:formula="of:=IF([FP.K36]&gt;0;[FP.$F6];10000)" office:value-type="float" office:value="10000" calcext:value-type="float">
            <text:p>10000</text:p>
          </table:table-cell>
          <table:table-cell table:formula="of:=IF([FP.L36]&gt;0;[FP.$F6];10000)" office:value-type="float" office:value="10000" calcext:value-type="float">
            <text:p>10000</text:p>
          </table:table-cell>
          <table:table-cell table:formula="of:=IF([FP.M36]&gt;0;[FP.$F6];10000)" office:value-type="float" office:value="3" calcext:value-type="float">
            <text:p>3</text:p>
          </table:table-cell>
          <table:table-cell table:formula="of:=IF([FP.N36]&gt;0;[FP.$F6];10000)" office:value-type="float" office:value="3" calcext:value-type="float">
            <text:p>3</text:p>
          </table:table-cell>
          <table:table-cell table:formula="of:=IF([FP.O36]&gt;0;[FP.$F6];10000)" office:value-type="float" office:value="3" calcext:value-type="float">
            <text:p>3</text:p>
          </table:table-cell>
          <table:table-cell table:formula="of:=IF([FP.P36]&gt;0;[FP.$F6];10000)" office:value-type="float" office:value="3" calcext:value-type="float">
            <text:p>3</text:p>
          </table:table-cell>
          <table:table-cell table:formula="of:=IF([FP.Q36]&gt;0;[FP.$F6];10000)" office:value-type="float" office:value="10000" calcext:value-type="float">
            <text:p>10000</text:p>
          </table:table-cell>
          <table:table-cell table:formula="of:=IF([FP.R36]&gt;0;[FP.$F6];10000)" office:value-type="float" office:value="10000" calcext:value-type="float">
            <text:p>10000</text:p>
          </table:table-cell>
          <table:table-cell table:formula="of:=IF([FP.S36]&gt;0;[FP.$F6];10000)" office:value-type="float" office:value="10000" calcext:value-type="float">
            <text:p>10000</text:p>
          </table:table-cell>
          <table:table-cell table:formula="of:=IF([FP.T36]&gt;0;[FP.$F6];10000)" office:value-type="float" office:value="10000" calcext:value-type="float">
            <text:p>10000</text:p>
          </table:table-cell>
          <table:table-cell table:formula="of:=IF([FP.U36]&gt;0;[FP.$F6];10000)" office:value-type="float" office:value="10000" calcext:value-type="float">
            <text:p>10000</text:p>
          </table:table-cell>
          <table:table-cell table:formula="of:=IF([FP.V36]&gt;0;[FP.$F6];10000)" office:value-type="float" office:value="10000" calcext:value-type="float">
            <text:p>10000</text:p>
          </table:table-cell>
          <table:table-cell table:formula="of:=IF([FP.W36]&gt;0;[FP.$F6];10000)" office:value-type="float" office:value="10000" calcext:value-type="float">
            <text:p>10000</text:p>
          </table:table-cell>
          <table:table-cell table:formula="of:=IF([FP.X36]&gt;0;[FP.$F6];10000)" office:value-type="float" office:value="10000" calcext:value-type="float">
            <text:p>10000</text:p>
          </table:table-cell>
          <table:table-cell table:formula="of:=IF([FP.Y36]&gt;0;[FP.$F6];10000)" office:value-type="float" office:value="10000" calcext:value-type="float">
            <text:p>10000</text:p>
          </table:table-cell>
          <table:table-cell table:formula="of:=IF([FP.Z36]&gt;0;[FP.$F6];10000)" office:value-type="float" office:value="10000" calcext:value-type="float">
            <text:p>10000</text:p>
          </table:table-cell>
          <table:table-cell table:formula="of:=IF([FP.AA36]&gt;0;[FP.$F6];10000)" office:value-type="float" office:value="10000" calcext:value-type="float">
            <text:p>10000</text:p>
          </table:table-cell>
          <table:table-cell table:formula="of:=IF([FP.AB36]&gt;0;[FP.$F6];10000)" office:value-type="float" office:value="3" calcext:value-type="float">
            <text:p>3</text:p>
          </table:table-cell>
          <table:table-cell table:formula="of:=IF([FP.AC36]&gt;0;[FP.$F6];10000)" office:value-type="float" office:value="3" calcext:value-type="float">
            <text:p>3</text:p>
          </table:table-cell>
          <table:table-cell table:formula="of:=IF([FP.AD36]&gt;0;[FP.$F6];10000)" office:value-type="float" office:value="3" calcext:value-type="float">
            <text:p>3</text:p>
          </table:table-cell>
          <table:table-cell table:formula="of:=IF([FP.AE36]&gt;0;[FP.$F6];10000)" office:value-type="float" office:value="3" calcext:value-type="float">
            <text:p>3</text:p>
          </table:table-cell>
          <table:table-cell table:formula="of:=IF([FP.AF36]&gt;0;[FP.$F6];10000)" office:value-type="float" office:value="10000" calcext:value-type="float">
            <text:p>10000</text:p>
          </table:table-cell>
          <table:table-cell table:formula="of:=IF([FP.AG36]&gt;0;[FP.$F6];10000)" office:value-type="float" office:value="10000" calcext:value-type="float">
            <text:p>10000</text:p>
          </table:table-cell>
          <table:table-cell table:formula="of:=IF([FP.AH36]&gt;0;[FP.$F6];10000)" office:value-type="float" office:value="10000" calcext:value-type="float">
            <text:p>10000</text:p>
          </table:table-cell>
          <table:table-cell table:formula="of:=IF([FP.AI36]&gt;0;[FP.$F6];10000)" office:value-type="float" office:value="10000" calcext:value-type="float">
            <text:p>10000</text:p>
          </table:table-cell>
          <table:table-cell table:formula="of:=IF([FP.AJ36]&gt;0;[FP.$F6];10000)" office:value-type="float" office:value="10000" calcext:value-type="float">
            <text:p>10000</text:p>
          </table:table-cell>
          <table:table-cell table:formula="of:=IF([FP.AK36]&gt;0;[FP.$F6];10000)" office:value-type="float" office:value="10000" calcext:value-type="float">
            <text:p>10000</text:p>
          </table:table-cell>
          <table:table-cell table:formula="of:=IF([FP.AL36]&gt;0;[FP.$F6];10000)" office:value-type="float" office:value="10000" calcext:value-type="float">
            <text:p>10000</text:p>
          </table:table-cell>
          <table:table-cell table:formula="of:=IF([FP.AM36]&gt;0;[FP.$F6];10000)" office:value-type="float" office:value="10000" calcext:value-type="float">
            <text:p>10000</text:p>
          </table:table-cell>
          <table:table-cell table:formula="of:=IF([FP.AN36]&gt;0;[FP.$F6];10000)" office:value-type="float" office:value="10000" calcext:value-type="float">
            <text:p>10000</text:p>
          </table:table-cell>
          <table:table-cell table:formula="of:=IF([FP.AO36]&gt;0;[FP.$F6];10000)" office:value-type="float" office:value="10000" calcext:value-type="float">
            <text:p>10000</text:p>
          </table:table-cell>
          <table:table-cell table:formula="of:=IF([FP.AP36]&gt;0;[FP.$F6];10000)" office:value-type="float" office:value="10000" calcext:value-type="float">
            <text:p>10000</text:p>
          </table:table-cell>
          <table:table-cell table:formula="of:=IF([FP.AQ36]&gt;0;[FP.$F6];10000)" office:value-type="float" office:value="3" calcext:value-type="float">
            <text:p>3</text:p>
          </table:table-cell>
          <table:table-cell table:formula="of:=IF([FP.AR36]&gt;0;[FP.$F6];10000)" office:value-type="float" office:value="3" calcext:value-type="float">
            <text:p>3</text:p>
          </table:table-cell>
          <table:table-cell table:formula="of:=IF([FP.AS36]&gt;0;[FP.$F6];10000)" office:value-type="float" office:value="3" calcext:value-type="float">
            <text:p>3</text:p>
          </table:table-cell>
          <table:table-cell table:formula="of:=IF([FP.AT36]&gt;0;[FP.$F6];10000)" office:value-type="float" office:value="3" calcext:value-type="float">
            <text:p>3</text:p>
          </table:table-cell>
          <table:table-cell table:formula="of:=IF([FP.AU36]&gt;0;[FP.$F6];10000)" office:value-type="float" office:value="3" calcext:value-type="float">
            <text:p>3</text:p>
          </table:table-cell>
          <table:table-cell table:formula="of:=IF([FP.AV36]&gt;0;[FP.$F6];10000)" office:value-type="float" office:value="10000" calcext:value-type="float">
            <text:p>10000</text:p>
          </table:table-cell>
          <table:table-cell table:formula="of:=IF([FP.AW36]&gt;0;[FP.$F6];10000)" office:value-type="float" office:value="10000" calcext:value-type="float">
            <text:p>10000</text:p>
          </table:table-cell>
          <table:table-cell table:formula="of:=IF([FP.AX36]&gt;0;[FP.$F6];10000)" office:value-type="float" office:value="10000" calcext:value-type="float">
            <text:p>10000</text:p>
          </table:table-cell>
          <table:table-cell table:formula="of:=IF([FP.AY36]&gt;0;[FP.$F6];10000)" office:value-type="float" office:value="10000" calcext:value-type="float">
            <text:p>10000</text:p>
          </table:table-cell>
          <table:table-cell table:formula="of:=IF([FP.AZ36]&gt;0;[FP.$F6];10000)" office:value-type="float" office:value="10000" calcext:value-type="float">
            <text:p>10000</text:p>
          </table:table-cell>
          <table:table-cell table:formula="of:=IF([FP.BA36]&gt;0;[FP.$F6];10000)" office:value-type="float" office:value="10000" calcext:value-type="float">
            <text:p>10000</text:p>
          </table:table-cell>
          <table:table-cell table:formula="of:=IF([FP.BB36]&gt;0;[FP.$F6];10000)" office:value-type="float" office:value="10000" calcext:value-type="float">
            <text:p>10000</text:p>
          </table:table-cell>
          <table:table-cell table:formula="of:=IF([FP.BC36]&gt;0;[FP.$F6];10000)" office:value-type="float" office:value="10000" calcext:value-type="float">
            <text:p>10000</text:p>
          </table:table-cell>
          <table:table-cell table:formula="of:=IF([FP.BD36]&gt;0;[FP.$F6];10000)" office:value-type="float" office:value="10000" calcext:value-type="float">
            <text:p>10000</text:p>
          </table:table-cell>
          <table:table-cell table:formula="of:=IF([FP.BE36]&gt;0;[FP.$F6];10000)" office:value-type="float" office:value="10000" calcext:value-type="float">
            <text:p>10000</text:p>
          </table:table-cell>
          <table:table-cell table:formula="of:=IF([FP.BF36]&gt;0;[FP.$F6];10000)" office:value-type="float" office:value="3" calcext:value-type="float">
            <text:p>3</text:p>
          </table:table-cell>
          <table:table-cell table:formula="of:=IF([FP.BG36]&gt;0;[FP.$F6];10000)" office:value-type="float" office:value="3" calcext:value-type="float">
            <text:p>3</text:p>
          </table:table-cell>
          <table:table-cell table:formula="of:=IF([FP.BH36]&gt;0;[FP.$F6];10000)" office:value-type="float" office:value="3" calcext:value-type="float">
            <text:p>3</text:p>
          </table:table-cell>
          <table:table-cell table:formula="of:=IF([FP.BI36]&gt;0;[FP.$F6];10000)" office:value-type="float" office:value="3" calcext:value-type="float">
            <text:p>3</text:p>
          </table:table-cell>
          <table:table-cell table:formula="of:=IF([FP.BJ36]&gt;0;[FP.$F6];10000)" office:value-type="float" office:value="10000" calcext:value-type="float">
            <text:p>10000</text:p>
          </table:table-cell>
          <table:table-cell table:formula="of:=IF([FP.BK36]&gt;0;[FP.$F6];10000)" office:value-type="float" office:value="10000" calcext:value-type="float">
            <text:p>10000</text:p>
          </table:table-cell>
          <table:table-cell table:formula="of:=IF([FP.BL36]&gt;0;[FP.$F6];10000)" office:value-type="float" office:value="10000" calcext:value-type="float">
            <text:p>10000</text:p>
          </table:table-cell>
          <table:table-cell table:formula="of:=IF([FP.BM36]&gt;0;[FP.$F6];10000)" office:value-type="float" office:value="10000" calcext:value-type="float">
            <text:p>10000</text:p>
          </table:table-cell>
          <table:table-cell table:formula="of:=IF([FP.BN36]&gt;0;[FP.$F6];10000)" office:value-type="float" office:value="10000" calcext:value-type="float">
            <text:p>10000</text:p>
          </table:table-cell>
          <table:table-cell table:formula="of:=IF([FP.BO36]&gt;0;[FP.$F6];10000)" office:value-type="float" office:value="10000" calcext:value-type="float">
            <text:p>10000</text:p>
          </table:table-cell>
          <table:table-cell table:formula="of:=IF([FP.BP36]&gt;0;[FP.$F6];10000)" office:value-type="float" office:value="10000" calcext:value-type="float">
            <text:p>10000</text:p>
          </table:table-cell>
          <table:table-cell table:formula="of:=IF([FP.BQ36]&gt;0;[FP.$F6];10000)" office:value-type="float" office:value="10000" calcext:value-type="float">
            <text:p>10000</text:p>
          </table:table-cell>
          <table:table-cell table:formula="of:=IF([FP.BR36]&gt;0;[FP.$F6];10000)" office:value-type="float" office:value="10000" calcext:value-type="float">
            <text:p>10000</text:p>
          </table:table-cell>
          <table:table-cell table:formula="of:=IF([FP.BS36]&gt;0;[FP.$F6];10000)" office:value-type="float" office:value="10000" calcext:value-type="float">
            <text:p>10000</text:p>
          </table:table-cell>
          <table:table-cell table:formula="of:=IF([FP.BT36]&gt;0;[FP.$F6];10000)" office:value-type="float" office:value="10000" calcext:value-type="float">
            <text:p>10000</text:p>
          </table:table-cell>
          <table:table-cell table:formula="of:=IF([FP.BU36]&gt;0;[FP.$F6];10000)" office:value-type="float" office:value="3" calcext:value-type="float">
            <text:p>3</text:p>
          </table:table-cell>
          <table:table-cell table:formula="of:=IF([FP.BV36]&gt;0;[FP.$F6];10000)" office:value-type="float" office:value="3" calcext:value-type="float">
            <text:p>3</text:p>
          </table:table-cell>
          <table:table-cell table:formula="of:=IF([FP.BW36]&gt;0;[FP.$F6];10000)" office:value-type="float" office:value="3" calcext:value-type="float">
            <text:p>3</text:p>
          </table:table-cell>
          <table:table-cell table:formula="of:=IF([FP.BX36]&gt;0;[FP.$F6];10000)" office:value-type="float" office:value="3" calcext:value-type="float">
            <text:p>3</text:p>
          </table:table-cell>
          <table:table-cell table:formula="of:=IF([FP.BY36]&gt;0;[FP.$F6];10000)" office:value-type="float" office:value="10000" calcext:value-type="float">
            <text:p>10000</text:p>
          </table:table-cell>
          <table:table-cell table:formula="of:=IF([FP.BZ36]&gt;0;[FP.$F6];10000)" office:value-type="float" office:value="10000" calcext:value-type="float">
            <text:p>10000</text:p>
          </table:table-cell>
          <table:table-cell table:formula="of:=IF([FP.CA36]&gt;0;[FP.$F6];10000)" office:value-type="float" office:value="10000" calcext:value-type="float">
            <text:p>10000</text:p>
          </table:table-cell>
          <table:table-cell table:formula="of:=IF([FP.CB36]&gt;0;[FP.$F6];10000)" office:value-type="float" office:value="10000" calcext:value-type="float">
            <text:p>10000</text:p>
          </table:table-cell>
          <table:table-cell table:formula="of:=IF([FP.CC36]&gt;0;[FP.$F6];10000)" office:value-type="float" office:value="10000" calcext:value-type="float">
            <text:p>10000</text:p>
          </table:table-cell>
          <table:table-cell table:formula="of:=IF([FP.CD36]&gt;0;[FP.$F6];10000)" office:value-type="float" office:value="10000" calcext:value-type="float">
            <text:p>10000</text:p>
          </table:table-cell>
          <table:table-cell table:formula="of:=IF([FP.CE36]&gt;0;[FP.$F6];10000)" office:value-type="float" office:value="10000" calcext:value-type="float">
            <text:p>10000</text:p>
          </table:table-cell>
          <table:table-cell table:formula="of:=IF([FP.CF36]&gt;0;[FP.$F6];10000)" office:value-type="float" office:value="10000" calcext:value-type="float">
            <text:p>10000</text:p>
          </table:table-cell>
          <table:table-cell table:formula="of:=IF([FP.CG36]&gt;0;[FP.$F6];10000)" office:value-type="float" office:value="10000" calcext:value-type="float">
            <text:p>10000</text:p>
          </table:table-cell>
          <table:table-cell table:formula="of:=IF([FP.CH36]&gt;0;[FP.$F6];10000)" office:value-type="float" office:value="10000" calcext:value-type="float">
            <text:p>10000</text:p>
          </table:table-cell>
          <table:table-cell table:formula="of:=IF([FP.CI36]&gt;0;[FP.$F6];10000)" office:value-type="float" office:value="10000" calcext:value-type="float">
            <text:p>10000</text:p>
          </table:table-cell>
          <table:table-cell table:formula="of:=IF([FP.CJ36]&gt;0;[FP.$F6];10000)" office:value-type="float" office:value="3" calcext:value-type="float">
            <text:p>3</text:p>
          </table:table-cell>
          <table:table-cell table:formula="of:=IF([FP.CK36]&gt;0;[FP.$F6];10000)" office:value-type="float" office:value="3" calcext:value-type="float">
            <text:p>3</text:p>
          </table:table-cell>
          <table:table-cell table:formula="of:=IF([FP.CL36]&gt;0;[FP.$F6];10000)" office:value-type="float" office:value="3" calcext:value-type="float">
            <text:p>3</text:p>
          </table:table-cell>
          <table:table-cell table:formula="of:=IF([FP.CM36]&gt;0;[FP.$F6];10000)" office:value-type="float" office:value="3" calcext:value-type="float">
            <text:p>3</text:p>
          </table:table-cell>
          <table:table-cell table:formula="of:=IF([FP.CN36]&gt;0;[FP.$F6];10000)" office:value-type="float" office:value="10000" calcext:value-type="float">
            <text:p>10000</text:p>
          </table:table-cell>
          <table:table-cell table:formula="of:=IF([FP.CO36]&gt;0;[FP.$F6];10000)" office:value-type="float" office:value="10000" calcext:value-type="float">
            <text:p>10000</text:p>
          </table:table-cell>
          <table:table-cell table:formula="of:=IF([FP.CP36]&gt;0;[FP.$F6];10000)" office:value-type="float" office:value="10000" calcext:value-type="float">
            <text:p>10000</text:p>
          </table:table-cell>
          <table:table-cell table:formula="of:=IF([FP.CQ36]&gt;0;[FP.$F6];10000)" office:value-type="float" office:value="10000" calcext:value-type="float">
            <text:p>10000</text:p>
          </table:table-cell>
          <table:table-cell table:formula="of:=IF([FP.CR36]&gt;0;[FP.$F6];10000)" office:value-type="float" office:value="10000" calcext:value-type="float">
            <text:p>10000</text:p>
          </table:table-cell>
          <table:table-cell table:formula="of:=IF([FP.CS36]&gt;0;[FP.$F6];10000)" office:value-type="float" office:value="10000" calcext:value-type="float">
            <text:p>10000</text:p>
          </table:table-cell>
          <table:table-cell table:formula="of:=IF([FP.CT36]&gt;0;[FP.$F6];10000)" office:value-type="float" office:value="10000" calcext:value-type="float">
            <text:p>10000</text:p>
          </table:table-cell>
          <table:table-cell table:formula="of:=IF([FP.CU36]&gt;0;[FP.$F6];10000)" office:value-type="float" office:value="10000" calcext:value-type="float">
            <text:p>10000</text:p>
          </table:table-cell>
          <table:table-cell table:formula="of:=IF([FP.CV36]&gt;0;[FP.$F6];10000)" office:value-type="float" office:value="10000" calcext:value-type="float">
            <text:p>10000</text:p>
          </table:table-cell>
          <table:table-cell table:formula="of:=IF([FP.CW36]&gt;0;[FP.$F6];10000)" office:value-type="float" office:value="10000" calcext:value-type="float">
            <text:p>10000</text:p>
          </table:table-cell>
          <table:table-cell table:formula="of:=IF([FP.CX36]&gt;0;[FP.$F6];10000)" office:value-type="float" office:value="10000" calcext:value-type="float">
            <text:p>10000</text:p>
          </table:table-cell>
          <table:table-cell table:formula="of:=IF([FP.CY36]&gt;0;[FP.$F6];10000)" office:value-type="float" office:value="3" calcext:value-type="float">
            <text:p>3</text:p>
          </table:table-cell>
          <table:table-cell table:formula="of:=IF([FP.CZ36]&gt;0;[FP.$F6];10000)" office:value-type="float" office:value="3" calcext:value-type="float">
            <text:p>3</text:p>
          </table:table-cell>
          <table:table-cell table:formula="of:=IF([FP.DA36]&gt;0;[FP.$F6];10000)" office:value-type="float" office:value="3" calcext:value-type="float">
            <text:p>3</text:p>
          </table:table-cell>
          <table:table-cell table:formula="of:=IF([FP.DB36]&gt;0;[FP.$F6];10000)" office:value-type="float" office:value="3" calcext:value-type="float">
            <text:p>3</text:p>
          </table:table-cell>
          <table:table-cell table:formula="of:=IF([FP.DC36]&gt;0;[FP.$F6];10000)" office:value-type="float" office:value="3" calcext:value-type="float">
            <text:p>3</text:p>
          </table:table-cell>
          <table:table-cell table:formula="of:=IF([FP.DD36]&gt;0;[FP.$F6];10000)" office:value-type="float" office:value="10000" calcext:value-type="float">
            <text:p>10000</text:p>
          </table:table-cell>
          <table:table-cell table:formula="of:=IF([FP.DE36]&gt;0;[FP.$F6];10000)" office:value-type="float" office:value="10000" calcext:value-type="float">
            <text:p>10000</text:p>
          </table:table-cell>
          <table:table-cell table:formula="of:=IF([FP.DF36]&gt;0;[FP.$F6];10000)" office:value-type="float" office:value="10000" calcext:value-type="float">
            <text:p>10000</text:p>
          </table:table-cell>
          <table:table-cell table:formula="of:=IF([FP.DG36]&gt;0;[FP.$F6];10000)" office:value-type="float" office:value="10000" calcext:value-type="float">
            <text:p>10000</text:p>
          </table:table-cell>
          <table:table-cell table:formula="of:=IF([FP.DH36]&gt;0;[FP.$F6];10000)" office:value-type="float" office:value="10000" calcext:value-type="float">
            <text:p>10000</text:p>
          </table:table-cell>
          <table:table-cell table:formula="of:=IF([FP.DI36]&gt;0;[FP.$F6];10000)" office:value-type="float" office:value="10000" calcext:value-type="float">
            <text:p>10000</text:p>
          </table:table-cell>
          <table:table-cell table:formula="of:=IF([FP.DJ36]&gt;0;[FP.$F6];10000)" office:value-type="float" office:value="10000" calcext:value-type="float">
            <text:p>10000</text:p>
          </table:table-cell>
          <table:table-cell table:formula="of:=IF([FP.DK36]&gt;0;[FP.$F6];10000)" office:value-type="float" office:value="10000" calcext:value-type="float">
            <text:p>10000</text:p>
          </table:table-cell>
          <table:table-cell table:formula="of:=IF([FP.DL36]&gt;0;[FP.$F6];10000)" office:value-type="float" office:value="10000" calcext:value-type="float">
            <text:p>10000</text:p>
          </table:table-cell>
          <table:table-cell table:formula="of:=IF([FP.DM36]&gt;0;[FP.$F6];10000)" office:value-type="float" office:value="10000" calcext:value-type="float">
            <text:p>10000</text:p>
          </table:table-cell>
          <table:table-cell table:formula="of:=IF([FP.DN36]&gt;0;[FP.$F6];10000)" office:value-type="float" office:value="3" calcext:value-type="float">
            <text:p>3</text:p>
          </table:table-cell>
          <table:table-cell table:formula="of:=IF([FP.DO36]&gt;0;[FP.$F6];10000)" office:value-type="float" office:value="3" calcext:value-type="float">
            <text:p>3</text:p>
          </table:table-cell>
          <table:table-cell table:formula="of:=IF([FP.DP36]&gt;0;[FP.$F6];10000)" office:value-type="float" office:value="3" calcext:value-type="float">
            <text:p>3</text:p>
          </table:table-cell>
          <table:table-cell table:formula="of:=IF([FP.DQ36]&gt;0;[FP.$F6];10000)" office:value-type="float" office:value="3" calcext:value-type="float">
            <text:p>3</text:p>
          </table:table-cell>
          <table:table-cell table:formula="of:=IF([FP.DR36]&gt;0;[FP.$F6];10000)" office:value-type="float" office:value="10000" calcext:value-type="float">
            <text:p>10000</text:p>
          </table:table-cell>
          <table:table-cell table:formula="of:=IF([FP.DS36]&gt;0;[FP.$F6];10000)" office:value-type="float" office:value="10000" calcext:value-type="float">
            <text:p>10000</text:p>
          </table:table-cell>
          <table:table-cell table:formula="of:=IF([FP.DT36]&gt;0;[FP.$F6];10000)" office:value-type="float" office:value="10000" calcext:value-type="float">
            <text:p>10000</text:p>
          </table:table-cell>
          <table:table-cell table:formula="of:=IF([FP.DU36]&gt;0;[FP.$F6];10000)" office:value-type="float" office:value="10000" calcext:value-type="float">
            <text:p>10000</text:p>
          </table:table-cell>
          <table:table-cell table:formula="of:=IF([FP.DV36]&gt;0;[FP.$F6];10000)" office:value-type="float" office:value="10000" calcext:value-type="float">
            <text:p>10000</text:p>
          </table:table-cell>
          <table:table-cell table:formula="of:=IF([FP.DW36]&gt;0;[FP.$F6];10000)" office:value-type="float" office:value="10000" calcext:value-type="float">
            <text:p>10000</text:p>
          </table:table-cell>
          <table:table-cell table:formula="of:=IF([FP.DX36]&gt;0;[FP.$F6];10000)" office:value-type="float" office:value="10000" calcext:value-type="float">
            <text:p>10000</text:p>
          </table:table-cell>
          <table:table-cell table:formula="of:=IF([FP.DY36]&gt;0;[FP.$F6];10000)" office:value-type="float" office:value="10000" calcext:value-type="float">
            <text:p>10000</text:p>
          </table:table-cell>
          <table:table-cell table:formula="of:=IF([FP.DZ36]&gt;0;[FP.$F6];10000)" office:value-type="float" office:value="10000" calcext:value-type="float">
            <text:p>10000</text:p>
          </table:table-cell>
          <table:table-cell table:formula="of:=IF([FP.EA36]&gt;0;[FP.$F6];10000)" office:value-type="float" office:value="10000" calcext:value-type="float">
            <text:p>10000</text:p>
          </table:table-cell>
          <table:table-cell table:formula="of:=IF([FP.EB36]&gt;0;[FP.$F6];10000)" office:value-type="float" office:value="10000" calcext:value-type="float">
            <text:p>10000</text:p>
          </table:table-cell>
        </table:table-row>
        <table:table-row table:style-name="ro1" table:visibility="collapse">
          <table:table-cell table:number-columns-repeated="8"/>
          <table:table-cell office:value-type="string" calcext:value-type="string">
            <text:p>for each task)</text:p>
          </table:table-cell>
          <table:table-cell table:formula="of:=IF([FP.J37]&gt;0;[FP.$F7];10000)" office:value-type="float" office:value="4" calcext:value-type="float">
            <text:p>4</text:p>
          </table:table-cell>
          <table:table-cell table:formula="of:=IF([FP.K37]&gt;0;[FP.$F7];10000)" office:value-type="float" office:value="4" calcext:value-type="float">
            <text:p>4</text:p>
          </table:table-cell>
          <table:table-cell table:formula="of:=IF([FP.L37]&gt;0;[FP.$F7];10000)" office:value-type="float" office:value="4" calcext:value-type="float">
            <text:p>4</text:p>
          </table:table-cell>
          <table:table-cell table:formula="of:=IF([FP.M37]&gt;0;[FP.$F7];10000)" office:value-type="float" office:value="4" calcext:value-type="float">
            <text:p>4</text:p>
          </table:table-cell>
          <table:table-cell table:formula="of:=IF([FP.N37]&gt;0;[FP.$F7];10000)" office:value-type="float" office:value="4" calcext:value-type="float">
            <text:p>4</text:p>
          </table:table-cell>
          <table:table-cell table:formula="of:=IF([FP.O37]&gt;0;[FP.$F7];10000)" office:value-type="float" office:value="4" calcext:value-type="float">
            <text:p>4</text:p>
          </table:table-cell>
          <table:table-cell table:formula="of:=IF([FP.P37]&gt;0;[FP.$F7];10000)" office:value-type="float" office:value="4" calcext:value-type="float">
            <text:p>4</text:p>
          </table:table-cell>
          <table:table-cell table:formula="of:=IF([FP.Q37]&gt;0;[FP.$F7];10000)" office:value-type="float" office:value="4" calcext:value-type="float">
            <text:p>4</text:p>
          </table:table-cell>
          <table:table-cell table:formula="of:=IF([FP.R37]&gt;0;[FP.$F7];10000)" office:value-type="float" office:value="4" calcext:value-type="float">
            <text:p>4</text:p>
          </table:table-cell>
          <table:table-cell table:formula="of:=IF([FP.S37]&gt;0;[FP.$F7];10000)" office:value-type="float" office:value="4" calcext:value-type="float">
            <text:p>4</text:p>
          </table:table-cell>
          <table:table-cell table:formula="of:=IF([FP.T37]&gt;0;[FP.$F7];10000)" office:value-type="float" office:value="10000" calcext:value-type="float">
            <text:p>10000</text:p>
          </table:table-cell>
          <table:table-cell table:formula="of:=IF([FP.U37]&gt;0;[FP.$F7];10000)" office:value-type="float" office:value="10000" calcext:value-type="float">
            <text:p>10000</text:p>
          </table:table-cell>
          <table:table-cell table:formula="of:=IF([FP.V37]&gt;0;[FP.$F7];10000)" office:value-type="float" office:value="10000" calcext:value-type="float">
            <text:p>10000</text:p>
          </table:table-cell>
          <table:table-cell table:formula="of:=IF([FP.W37]&gt;0;[FP.$F7];10000)" office:value-type="float" office:value="10000" calcext:value-type="float">
            <text:p>10000</text:p>
          </table:table-cell>
          <table:table-cell table:formula="of:=IF([FP.X37]&gt;0;[FP.$F7];10000)" office:value-type="float" office:value="10000" calcext:value-type="float">
            <text:p>10000</text:p>
          </table:table-cell>
          <table:table-cell table:formula="of:=IF([FP.Y37]&gt;0;[FP.$F7];10000)" office:value-type="float" office:value="10000" calcext:value-type="float">
            <text:p>10000</text:p>
          </table:table-cell>
          <table:table-cell table:formula="of:=IF([FP.Z37]&gt;0;[FP.$F7];10000)" office:value-type="float" office:value="10000" calcext:value-type="float">
            <text:p>10000</text:p>
          </table:table-cell>
          <table:table-cell table:formula="of:=IF([FP.AA37]&gt;0;[FP.$F7];10000)" office:value-type="float" office:value="10000" calcext:value-type="float">
            <text:p>10000</text:p>
          </table:table-cell>
          <table:table-cell table:formula="of:=IF([FP.AB37]&gt;0;[FP.$F7];10000)" office:value-type="float" office:value="10000" calcext:value-type="float">
            <text:p>10000</text:p>
          </table:table-cell>
          <table:table-cell table:formula="of:=IF([FP.AC37]&gt;0;[FP.$F7];10000)" office:value-type="float" office:value="10000" calcext:value-type="float">
            <text:p>10000</text:p>
          </table:table-cell>
          <table:table-cell table:formula="of:=IF([FP.AD37]&gt;0;[FP.$F7];10000)" office:value-type="float" office:value="4" calcext:value-type="float">
            <text:p>4</text:p>
          </table:table-cell>
          <table:table-cell table:formula="of:=IF([FP.AE37]&gt;0;[FP.$F7];10000)" office:value-type="float" office:value="4" calcext:value-type="float">
            <text:p>4</text:p>
          </table:table-cell>
          <table:table-cell table:formula="of:=IF([FP.AF37]&gt;0;[FP.$F7];10000)" office:value-type="float" office:value="4" calcext:value-type="float">
            <text:p>4</text:p>
          </table:table-cell>
          <table:table-cell table:formula="of:=IF([FP.AG37]&gt;0;[FP.$F7];10000)" office:value-type="float" office:value="4" calcext:value-type="float">
            <text:p>4</text:p>
          </table:table-cell>
          <table:table-cell table:formula="of:=IF([FP.AH37]&gt;0;[FP.$F7];10000)" office:value-type="float" office:value="4" calcext:value-type="float">
            <text:p>4</text:p>
          </table:table-cell>
          <table:table-cell table:formula="of:=IF([FP.AI37]&gt;0;[FP.$F7];10000)" office:value-type="float" office:value="4" calcext:value-type="float">
            <text:p>4</text:p>
          </table:table-cell>
          <table:table-cell table:formula="of:=IF([FP.AJ37]&gt;0;[FP.$F7];10000)" office:value-type="float" office:value="4" calcext:value-type="float">
            <text:p>4</text:p>
          </table:table-cell>
          <table:table-cell table:formula="of:=IF([FP.AK37]&gt;0;[FP.$F7];10000)" office:value-type="float" office:value="10000" calcext:value-type="float">
            <text:p>10000</text:p>
          </table:table-cell>
          <table:table-cell table:formula="of:=IF([FP.AL37]&gt;0;[FP.$F7];10000)" office:value-type="float" office:value="10000" calcext:value-type="float">
            <text:p>10000</text:p>
          </table:table-cell>
          <table:table-cell table:formula="of:=IF([FP.AM37]&gt;0;[FP.$F7];10000)" office:value-type="float" office:value="10000" calcext:value-type="float">
            <text:p>10000</text:p>
          </table:table-cell>
          <table:table-cell table:formula="of:=IF([FP.AN37]&gt;0;[FP.$F7];10000)" office:value-type="float" office:value="10000" calcext:value-type="float">
            <text:p>10000</text:p>
          </table:table-cell>
          <table:table-cell table:formula="of:=IF([FP.AO37]&gt;0;[FP.$F7];10000)" office:value-type="float" office:value="10000" calcext:value-type="float">
            <text:p>10000</text:p>
          </table:table-cell>
          <table:table-cell table:formula="of:=IF([FP.AP37]&gt;0;[FP.$F7];10000)" office:value-type="float" office:value="10000" calcext:value-type="float">
            <text:p>10000</text:p>
          </table:table-cell>
          <table:table-cell table:formula="of:=IF([FP.AQ37]&gt;0;[FP.$F7];10000)" office:value-type="float" office:value="10000" calcext:value-type="float">
            <text:p>10000</text:p>
          </table:table-cell>
          <table:table-cell table:formula="of:=IF([FP.AR37]&gt;0;[FP.$F7];10000)" office:value-type="float" office:value="10000" calcext:value-type="float">
            <text:p>10000</text:p>
          </table:table-cell>
          <table:table-cell table:formula="of:=IF([FP.AS37]&gt;0;[FP.$F7];10000)" office:value-type="float" office:value="10000" calcext:value-type="float">
            <text:p>10000</text:p>
          </table:table-cell>
          <table:table-cell table:formula="of:=IF([FP.AT37]&gt;0;[FP.$F7];10000)" office:value-type="float" office:value="10000" calcext:value-type="float">
            <text:p>10000</text:p>
          </table:table-cell>
          <table:table-cell table:formula="of:=IF([FP.AU37]&gt;0;[FP.$F7];10000)" office:value-type="float" office:value="10000" calcext:value-type="float">
            <text:p>10000</text:p>
          </table:table-cell>
          <table:table-cell table:formula="of:=IF([FP.AV37]&gt;0;[FP.$F7];10000)" office:value-type="float" office:value="10000" calcext:value-type="float">
            <text:p>10000</text:p>
          </table:table-cell>
          <table:table-cell table:formula="of:=IF([FP.AW37]&gt;0;[FP.$F7];10000)" office:value-type="float" office:value="10000" calcext:value-type="float">
            <text:p>10000</text:p>
          </table:table-cell>
          <table:table-cell table:formula="of:=IF([FP.AX37]&gt;0;[FP.$F7];10000)" office:value-type="float" office:value="4" calcext:value-type="float">
            <text:p>4</text:p>
          </table:table-cell>
          <table:table-cell table:formula="of:=IF([FP.AY37]&gt;0;[FP.$F7];10000)" office:value-type="float" office:value="4" calcext:value-type="float">
            <text:p>4</text:p>
          </table:table-cell>
          <table:table-cell table:formula="of:=IF([FP.AZ37]&gt;0;[FP.$F7];10000)" office:value-type="float" office:value="4" calcext:value-type="float">
            <text:p>4</text:p>
          </table:table-cell>
          <table:table-cell table:formula="of:=IF([FP.BA37]&gt;0;[FP.$F7];10000)" office:value-type="float" office:value="4" calcext:value-type="float">
            <text:p>4</text:p>
          </table:table-cell>
          <table:table-cell table:formula="of:=IF([FP.BB37]&gt;0;[FP.$F7];10000)" office:value-type="float" office:value="4" calcext:value-type="float">
            <text:p>4</text:p>
          </table:table-cell>
          <table:table-cell table:formula="of:=IF([FP.BC37]&gt;0;[FP.$F7];10000)" office:value-type="float" office:value="4" calcext:value-type="float">
            <text:p>4</text:p>
          </table:table-cell>
          <table:table-cell table:formula="of:=IF([FP.BD37]&gt;0;[FP.$F7];10000)" office:value-type="float" office:value="10000" calcext:value-type="float">
            <text:p>10000</text:p>
          </table:table-cell>
          <table:table-cell table:formula="of:=IF([FP.BE37]&gt;0;[FP.$F7];10000)" office:value-type="float" office:value="10000" calcext:value-type="float">
            <text:p>10000</text:p>
          </table:table-cell>
          <table:table-cell table:formula="of:=IF([FP.BF37]&gt;0;[FP.$F7];10000)" office:value-type="float" office:value="10000" calcext:value-type="float">
            <text:p>10000</text:p>
          </table:table-cell>
          <table:table-cell table:formula="of:=IF([FP.BG37]&gt;0;[FP.$F7];10000)" office:value-type="float" office:value="10000" calcext:value-type="float">
            <text:p>10000</text:p>
          </table:table-cell>
          <table:table-cell table:formula="of:=IF([FP.BH37]&gt;0;[FP.$F7];10000)" office:value-type="float" office:value="10000" calcext:value-type="float">
            <text:p>10000</text:p>
          </table:table-cell>
          <table:table-cell table:formula="of:=IF([FP.BI37]&gt;0;[FP.$F7];10000)" office:value-type="float" office:value="10000" calcext:value-type="float">
            <text:p>10000</text:p>
          </table:table-cell>
          <table:table-cell table:formula="of:=IF([FP.BJ37]&gt;0;[FP.$F7];10000)" office:value-type="float" office:value="10000" calcext:value-type="float">
            <text:p>10000</text:p>
          </table:table-cell>
          <table:table-cell table:formula="of:=IF([FP.BK37]&gt;0;[FP.$F7];10000)" office:value-type="float" office:value="10000" calcext:value-type="float">
            <text:p>10000</text:p>
          </table:table-cell>
          <table:table-cell table:formula="of:=IF([FP.BL37]&gt;0;[FP.$F7];10000)" office:value-type="float" office:value="10000" calcext:value-type="float">
            <text:p>10000</text:p>
          </table:table-cell>
          <table:table-cell table:formula="of:=IF([FP.BM37]&gt;0;[FP.$F7];10000)" office:value-type="float" office:value="10000" calcext:value-type="float">
            <text:p>10000</text:p>
          </table:table-cell>
          <table:table-cell table:formula="of:=IF([FP.BN37]&gt;0;[FP.$F7];10000)" office:value-type="float" office:value="10000" calcext:value-type="float">
            <text:p>10000</text:p>
          </table:table-cell>
          <table:table-cell table:formula="of:=IF([FP.BO37]&gt;0;[FP.$F7];10000)" office:value-type="float" office:value="10000" calcext:value-type="float">
            <text:p>10000</text:p>
          </table:table-cell>
          <table:table-cell table:formula="of:=IF([FP.BP37]&gt;0;[FP.$F7];10000)" office:value-type="float" office:value="10000" calcext:value-type="float">
            <text:p>10000</text:p>
          </table:table-cell>
          <table:table-cell table:formula="of:=IF([FP.BQ37]&gt;0;[FP.$F7];10000)" office:value-type="float" office:value="10000" calcext:value-type="float">
            <text:p>10000</text:p>
          </table:table-cell>
          <table:table-cell table:formula="of:=IF([FP.BR37]&gt;0;[FP.$F7];10000)" office:value-type="float" office:value="4" calcext:value-type="float">
            <text:p>4</text:p>
          </table:table-cell>
          <table:table-cell table:formula="of:=IF([FP.BS37]&gt;0;[FP.$F7];10000)" office:value-type="float" office:value="4" calcext:value-type="float">
            <text:p>4</text:p>
          </table:table-cell>
          <table:table-cell table:formula="of:=IF([FP.BT37]&gt;0;[FP.$F7];10000)" office:value-type="float" office:value="4" calcext:value-type="float">
            <text:p>4</text:p>
          </table:table-cell>
          <table:table-cell table:formula="of:=IF([FP.BU37]&gt;0;[FP.$F7];10000)" office:value-type="float" office:value="4" calcext:value-type="float">
            <text:p>4</text:p>
          </table:table-cell>
          <table:table-cell table:formula="of:=IF([FP.BV37]&gt;0;[FP.$F7];10000)" office:value-type="float" office:value="4" calcext:value-type="float">
            <text:p>4</text:p>
          </table:table-cell>
          <table:table-cell table:formula="of:=IF([FP.BW37]&gt;0;[FP.$F7];10000)" office:value-type="float" office:value="4" calcext:value-type="float">
            <text:p>4</text:p>
          </table:table-cell>
          <table:table-cell table:formula="of:=IF([FP.BX37]&gt;0;[FP.$F7];10000)" office:value-type="float" office:value="4" calcext:value-type="float">
            <text:p>4</text:p>
          </table:table-cell>
          <table:table-cell table:formula="of:=IF([FP.BY37]&gt;0;[FP.$F7];10000)" office:value-type="float" office:value="4" calcext:value-type="float">
            <text:p>4</text:p>
          </table:table-cell>
          <table:table-cell table:formula="of:=IF([FP.BZ37]&gt;0;[FP.$F7];10000)" office:value-type="float" office:value="4" calcext:value-type="float">
            <text:p>4</text:p>
          </table:table-cell>
          <table:table-cell table:formula="of:=IF([FP.CA37]&gt;0;[FP.$F7];10000)" office:value-type="float" office:value="4" calcext:value-type="float">
            <text:p>4</text:p>
          </table:table-cell>
          <table:table-cell table:formula="of:=IF([FP.CB37]&gt;0;[FP.$F7];10000)" office:value-type="float" office:value="10000" calcext:value-type="float">
            <text:p>10000</text:p>
          </table:table-cell>
          <table:table-cell table:formula="of:=IF([FP.CC37]&gt;0;[FP.$F7];10000)" office:value-type="float" office:value="10000" calcext:value-type="float">
            <text:p>10000</text:p>
          </table:table-cell>
          <table:table-cell table:formula="of:=IF([FP.CD37]&gt;0;[FP.$F7];10000)" office:value-type="float" office:value="10000" calcext:value-type="float">
            <text:p>10000</text:p>
          </table:table-cell>
          <table:table-cell table:formula="of:=IF([FP.CE37]&gt;0;[FP.$F7];10000)" office:value-type="float" office:value="10000" calcext:value-type="float">
            <text:p>10000</text:p>
          </table:table-cell>
          <table:table-cell table:formula="of:=IF([FP.CF37]&gt;0;[FP.$F7];10000)" office:value-type="float" office:value="10000" calcext:value-type="float">
            <text:p>10000</text:p>
          </table:table-cell>
          <table:table-cell table:formula="of:=IF([FP.CG37]&gt;0;[FP.$F7];10000)" office:value-type="float" office:value="10000" calcext:value-type="float">
            <text:p>10000</text:p>
          </table:table-cell>
          <table:table-cell table:formula="of:=IF([FP.CH37]&gt;0;[FP.$F7];10000)" office:value-type="float" office:value="10000" calcext:value-type="float">
            <text:p>10000</text:p>
          </table:table-cell>
          <table:table-cell table:formula="of:=IF([FP.CI37]&gt;0;[FP.$F7];10000)" office:value-type="float" office:value="10000" calcext:value-type="float">
            <text:p>10000</text:p>
          </table:table-cell>
          <table:table-cell table:formula="of:=IF([FP.CJ37]&gt;0;[FP.$F7];10000)" office:value-type="float" office:value="10000" calcext:value-type="float">
            <text:p>10000</text:p>
          </table:table-cell>
          <table:table-cell table:formula="of:=IF([FP.CK37]&gt;0;[FP.$F7];10000)" office:value-type="float" office:value="10000" calcext:value-type="float">
            <text:p>10000</text:p>
          </table:table-cell>
          <table:table-cell table:formula="of:=IF([FP.CL37]&gt;0;[FP.$F7];10000)" office:value-type="float" office:value="4" calcext:value-type="float">
            <text:p>4</text:p>
          </table:table-cell>
          <table:table-cell table:formula="of:=IF([FP.CM37]&gt;0;[FP.$F7];10000)" office:value-type="float" office:value="4" calcext:value-type="float">
            <text:p>4</text:p>
          </table:table-cell>
          <table:table-cell table:formula="of:=IF([FP.CN37]&gt;0;[FP.$F7];10000)" office:value-type="float" office:value="4" calcext:value-type="float">
            <text:p>4</text:p>
          </table:table-cell>
          <table:table-cell table:formula="of:=IF([FP.CO37]&gt;0;[FP.$F7];10000)" office:value-type="float" office:value="4" calcext:value-type="float">
            <text:p>4</text:p>
          </table:table-cell>
          <table:table-cell table:formula="of:=IF([FP.CP37]&gt;0;[FP.$F7];10000)" office:value-type="float" office:value="4" calcext:value-type="float">
            <text:p>4</text:p>
          </table:table-cell>
          <table:table-cell table:formula="of:=IF([FP.CQ37]&gt;0;[FP.$F7];10000)" office:value-type="float" office:value="4" calcext:value-type="float">
            <text:p>4</text:p>
          </table:table-cell>
          <table:table-cell table:formula="of:=IF([FP.CR37]&gt;0;[FP.$F7];10000)" office:value-type="float" office:value="4" calcext:value-type="float">
            <text:p>4</text:p>
          </table:table-cell>
          <table:table-cell table:formula="of:=IF([FP.CS37]&gt;0;[FP.$F7];10000)" office:value-type="float" office:value="10000" calcext:value-type="float">
            <text:p>10000</text:p>
          </table:table-cell>
          <table:table-cell table:formula="of:=IF([FP.CT37]&gt;0;[FP.$F7];10000)" office:value-type="float" office:value="10000" calcext:value-type="float">
            <text:p>10000</text:p>
          </table:table-cell>
          <table:table-cell table:formula="of:=IF([FP.CU37]&gt;0;[FP.$F7];10000)" office:value-type="float" office:value="10000" calcext:value-type="float">
            <text:p>10000</text:p>
          </table:table-cell>
          <table:table-cell table:formula="of:=IF([FP.CV37]&gt;0;[FP.$F7];10000)" office:value-type="float" office:value="10000" calcext:value-type="float">
            <text:p>10000</text:p>
          </table:table-cell>
          <table:table-cell table:formula="of:=IF([FP.CW37]&gt;0;[FP.$F7];10000)" office:value-type="float" office:value="10000" calcext:value-type="float">
            <text:p>10000</text:p>
          </table:table-cell>
          <table:table-cell table:formula="of:=IF([FP.CX37]&gt;0;[FP.$F7];10000)" office:value-type="float" office:value="10000" calcext:value-type="float">
            <text:p>10000</text:p>
          </table:table-cell>
          <table:table-cell table:formula="of:=IF([FP.CY37]&gt;0;[FP.$F7];10000)" office:value-type="float" office:value="10000" calcext:value-type="float">
            <text:p>10000</text:p>
          </table:table-cell>
          <table:table-cell table:formula="of:=IF([FP.CZ37]&gt;0;[FP.$F7];10000)" office:value-type="float" office:value="10000" calcext:value-type="float">
            <text:p>10000</text:p>
          </table:table-cell>
          <table:table-cell table:formula="of:=IF([FP.DA37]&gt;0;[FP.$F7];10000)" office:value-type="float" office:value="10000" calcext:value-type="float">
            <text:p>10000</text:p>
          </table:table-cell>
          <table:table-cell table:formula="of:=IF([FP.DB37]&gt;0;[FP.$F7];10000)" office:value-type="float" office:value="10000" calcext:value-type="float">
            <text:p>10000</text:p>
          </table:table-cell>
          <table:table-cell table:formula="of:=IF([FP.DC37]&gt;0;[FP.$F7];10000)" office:value-type="float" office:value="10000" calcext:value-type="float">
            <text:p>10000</text:p>
          </table:table-cell>
          <table:table-cell table:formula="of:=IF([FP.DD37]&gt;0;[FP.$F7];10000)" office:value-type="float" office:value="10000" calcext:value-type="float">
            <text:p>10000</text:p>
          </table:table-cell>
          <table:table-cell table:formula="of:=IF([FP.DE37]&gt;0;[FP.$F7];10000)" office:value-type="float" office:value="10000" calcext:value-type="float">
            <text:p>10000</text:p>
          </table:table-cell>
          <table:table-cell table:formula="of:=IF([FP.DF37]&gt;0;[FP.$F7];10000)" office:value-type="float" office:value="4" calcext:value-type="float">
            <text:p>4</text:p>
          </table:table-cell>
          <table:table-cell table:formula="of:=IF([FP.DG37]&gt;0;[FP.$F7];10000)" office:value-type="float" office:value="4" calcext:value-type="float">
            <text:p>4</text:p>
          </table:table-cell>
          <table:table-cell table:formula="of:=IF([FP.DH37]&gt;0;[FP.$F7];10000)" office:value-type="float" office:value="4" calcext:value-type="float">
            <text:p>4</text:p>
          </table:table-cell>
          <table:table-cell table:formula="of:=IF([FP.DI37]&gt;0;[FP.$F7];10000)" office:value-type="float" office:value="4" calcext:value-type="float">
            <text:p>4</text:p>
          </table:table-cell>
          <table:table-cell table:formula="of:=IF([FP.DJ37]&gt;0;[FP.$F7];10000)" office:value-type="float" office:value="4" calcext:value-type="float">
            <text:p>4</text:p>
          </table:table-cell>
          <table:table-cell table:formula="of:=IF([FP.DK37]&gt;0;[FP.$F7];10000)" office:value-type="float" office:value="4" calcext:value-type="float">
            <text:p>4</text:p>
          </table:table-cell>
          <table:table-cell table:formula="of:=IF([FP.DL37]&gt;0;[FP.$F7];10000)" office:value-type="float" office:value="10000" calcext:value-type="float">
            <text:p>10000</text:p>
          </table:table-cell>
          <table:table-cell table:formula="of:=IF([FP.DM37]&gt;0;[FP.$F7];10000)" office:value-type="float" office:value="10000" calcext:value-type="float">
            <text:p>10000</text:p>
          </table:table-cell>
          <table:table-cell table:formula="of:=IF([FP.DN37]&gt;0;[FP.$F7];10000)" office:value-type="float" office:value="10000" calcext:value-type="float">
            <text:p>10000</text:p>
          </table:table-cell>
          <table:table-cell table:formula="of:=IF([FP.DO37]&gt;0;[FP.$F7];10000)" office:value-type="float" office:value="10000" calcext:value-type="float">
            <text:p>10000</text:p>
          </table:table-cell>
          <table:table-cell table:formula="of:=IF([FP.DP37]&gt;0;[FP.$F7];10000)" office:value-type="float" office:value="10000" calcext:value-type="float">
            <text:p>10000</text:p>
          </table:table-cell>
          <table:table-cell table:formula="of:=IF([FP.DQ37]&gt;0;[FP.$F7];10000)" office:value-type="float" office:value="10000" calcext:value-type="float">
            <text:p>10000</text:p>
          </table:table-cell>
          <table:table-cell table:formula="of:=IF([FP.DR37]&gt;0;[FP.$F7];10000)" office:value-type="float" office:value="10000" calcext:value-type="float">
            <text:p>10000</text:p>
          </table:table-cell>
          <table:table-cell table:formula="of:=IF([FP.DS37]&gt;0;[FP.$F7];10000)" office:value-type="float" office:value="10000" calcext:value-type="float">
            <text:p>10000</text:p>
          </table:table-cell>
          <table:table-cell table:formula="of:=IF([FP.DT37]&gt;0;[FP.$F7];10000)" office:value-type="float" office:value="10000" calcext:value-type="float">
            <text:p>10000</text:p>
          </table:table-cell>
          <table:table-cell table:formula="of:=IF([FP.DU37]&gt;0;[FP.$F7];10000)" office:value-type="float" office:value="10000" calcext:value-type="float">
            <text:p>10000</text:p>
          </table:table-cell>
          <table:table-cell table:formula="of:=IF([FP.DV37]&gt;0;[FP.$F7];10000)" office:value-type="float" office:value="10000" calcext:value-type="float">
            <text:p>10000</text:p>
          </table:table-cell>
          <table:table-cell table:formula="of:=IF([FP.DW37]&gt;0;[FP.$F7];10000)" office:value-type="float" office:value="10000" calcext:value-type="float">
            <text:p>10000</text:p>
          </table:table-cell>
          <table:table-cell table:formula="of:=IF([FP.DX37]&gt;0;[FP.$F7];10000)" office:value-type="float" office:value="10000" calcext:value-type="float">
            <text:p>10000</text:p>
          </table:table-cell>
          <table:table-cell table:formula="of:=IF([FP.DY37]&gt;0;[FP.$F7];10000)" office:value-type="float" office:value="10000" calcext:value-type="float">
            <text:p>10000</text:p>
          </table:table-cell>
          <table:table-cell table:formula="of:=IF([FP.DZ37]&gt;0;[FP.$F7];10000)" office:value-type="float" office:value="4" calcext:value-type="float">
            <text:p>4</text:p>
          </table:table-cell>
          <table:table-cell table:formula="of:=IF([FP.EA37]&gt;0;[FP.$F7];10000)" office:value-type="float" office:value="4" calcext:value-type="float">
            <text:p>4</text:p>
          </table:table-cell>
          <table:table-cell table:formula="of:=IF([FP.EB37]&gt;0;[FP.$F7];10000)" office:value-type="float" office:value="4" calcext:value-type="float">
            <text:p>4</text:p>
          </table:table-cell>
        </table:table-row>
        <table:table-row table:style-name="ro1" table:visibility="collapse">
          <table:table-cell table:number-columns-repeated="9"/>
          <table:table-cell table:formula="of:=IF([FP.J38]&gt;0;[FP.$F8];10000)" office:value-type="float" office:value="10000" calcext:value-type="float">
            <text:p>10000</text:p>
          </table:table-cell>
          <table:table-cell table:formula="of:=IF([FP.K38]&gt;0;[FP.$F8];10000)" office:value-type="float" office:value="10000" calcext:value-type="float">
            <text:p>10000</text:p>
          </table:table-cell>
          <table:table-cell table:formula="of:=IF([FP.L38]&gt;0;[FP.$F8];10000)" office:value-type="float" office:value="10000" calcext:value-type="float">
            <text:p>10000</text:p>
          </table:table-cell>
          <table:table-cell table:formula="of:=IF([FP.M38]&gt;0;[FP.$F8];10000)" office:value-type="float" office:value="10000" calcext:value-type="float">
            <text:p>10000</text:p>
          </table:table-cell>
          <table:table-cell table:formula="of:=IF([FP.N38]&gt;0;[FP.$F8];10000)" office:value-type="float" office:value="10000" calcext:value-type="float">
            <text:p>10000</text:p>
          </table:table-cell>
          <table:table-cell table:formula="of:=IF([FP.O38]&gt;0;[FP.$F8];10000)" office:value-type="float" office:value="10000" calcext:value-type="float">
            <text:p>10000</text:p>
          </table:table-cell>
          <table:table-cell table:formula="of:=IF([FP.P38]&gt;0;[FP.$F8];10000)" office:value-type="float" office:value="10000" calcext:value-type="float">
            <text:p>10000</text:p>
          </table:table-cell>
          <table:table-cell table:formula="of:=IF([FP.Q38]&gt;0;[FP.$F8];10000)" office:value-type="float" office:value="10000" calcext:value-type="float">
            <text:p>10000</text:p>
          </table:table-cell>
          <table:table-cell table:formula="of:=IF([FP.R38]&gt;0;[FP.$F8];10000)" office:value-type="float" office:value="10000" calcext:value-type="float">
            <text:p>10000</text:p>
          </table:table-cell>
          <table:table-cell table:formula="of:=IF([FP.S38]&gt;0;[FP.$F8];10000)" office:value-type="float" office:value="10000" calcext:value-type="float">
            <text:p>10000</text:p>
          </table:table-cell>
          <table:table-cell table:formula="of:=IF([FP.T38]&gt;0;[FP.$F8];10000)" office:value-type="float" office:value="10000" calcext:value-type="float">
            <text:p>10000</text:p>
          </table:table-cell>
          <table:table-cell table:formula="of:=IF([FP.U38]&gt;0;[FP.$F8];10000)" office:value-type="float" office:value="10000" calcext:value-type="float">
            <text:p>10000</text:p>
          </table:table-cell>
          <table:table-cell table:formula="of:=IF([FP.V38]&gt;0;[FP.$F8];10000)" office:value-type="float" office:value="10000" calcext:value-type="float">
            <text:p>10000</text:p>
          </table:table-cell>
          <table:table-cell table:formula="of:=IF([FP.W38]&gt;0;[FP.$F8];10000)" office:value-type="float" office:value="10000" calcext:value-type="float">
            <text:p>10000</text:p>
          </table:table-cell>
          <table:table-cell table:formula="of:=IF([FP.X38]&gt;0;[FP.$F8];10000)" office:value-type="float" office:value="10000" calcext:value-type="float">
            <text:p>10000</text:p>
          </table:table-cell>
          <table:table-cell table:formula="of:=IF([FP.Y38]&gt;0;[FP.$F8];10000)" office:value-type="float" office:value="10000" calcext:value-type="float">
            <text:p>10000</text:p>
          </table:table-cell>
          <table:table-cell table:formula="of:=IF([FP.Z38]&gt;0;[FP.$F8];10000)" office:value-type="float" office:value="10000" calcext:value-type="float">
            <text:p>10000</text:p>
          </table:table-cell>
          <table:table-cell table:formula="of:=IF([FP.AA38]&gt;0;[FP.$F8];10000)" office:value-type="float" office:value="10000" calcext:value-type="float">
            <text:p>10000</text:p>
          </table:table-cell>
          <table:table-cell table:formula="of:=IF([FP.AB38]&gt;0;[FP.$F8];10000)" office:value-type="float" office:value="10000" calcext:value-type="float">
            <text:p>10000</text:p>
          </table:table-cell>
          <table:table-cell table:formula="of:=IF([FP.AC38]&gt;0;[FP.$F8];10000)" office:value-type="float" office:value="10000" calcext:value-type="float">
            <text:p>10000</text:p>
          </table:table-cell>
          <table:table-cell table:formula="of:=IF([FP.AD38]&gt;0;[FP.$F8];10000)" office:value-type="float" office:value="10000" calcext:value-type="float">
            <text:p>10000</text:p>
          </table:table-cell>
          <table:table-cell table:formula="of:=IF([FP.AE38]&gt;0;[FP.$F8];10000)" office:value-type="float" office:value="10000" calcext:value-type="float">
            <text:p>10000</text:p>
          </table:table-cell>
          <table:table-cell table:formula="of:=IF([FP.AF38]&gt;0;[FP.$F8];10000)" office:value-type="float" office:value="10000" calcext:value-type="float">
            <text:p>10000</text:p>
          </table:table-cell>
          <table:table-cell table:formula="of:=IF([FP.AG38]&gt;0;[FP.$F8];10000)" office:value-type="float" office:value="10000" calcext:value-type="float">
            <text:p>10000</text:p>
          </table:table-cell>
          <table:table-cell table:formula="of:=IF([FP.AH38]&gt;0;[FP.$F8];10000)" office:value-type="float" office:value="10000" calcext:value-type="float">
            <text:p>10000</text:p>
          </table:table-cell>
          <table:table-cell table:formula="of:=IF([FP.AI38]&gt;0;[FP.$F8];10000)" office:value-type="float" office:value="10000" calcext:value-type="float">
            <text:p>10000</text:p>
          </table:table-cell>
          <table:table-cell table:formula="of:=IF([FP.AJ38]&gt;0;[FP.$F8];10000)" office:value-type="float" office:value="10000" calcext:value-type="float">
            <text:p>10000</text:p>
          </table:table-cell>
          <table:table-cell table:formula="of:=IF([FP.AK38]&gt;0;[FP.$F8];10000)" office:value-type="float" office:value="10000" calcext:value-type="float">
            <text:p>10000</text:p>
          </table:table-cell>
          <table:table-cell table:formula="of:=IF([FP.AL38]&gt;0;[FP.$F8];10000)" office:value-type="float" office:value="10000" calcext:value-type="float">
            <text:p>10000</text:p>
          </table:table-cell>
          <table:table-cell table:formula="of:=IF([FP.AM38]&gt;0;[FP.$F8];10000)" office:value-type="float" office:value="10000" calcext:value-type="float">
            <text:p>10000</text:p>
          </table:table-cell>
          <table:table-cell table:formula="of:=IF([FP.AN38]&gt;0;[FP.$F8];10000)" office:value-type="float" office:value="10000" calcext:value-type="float">
            <text:p>10000</text:p>
          </table:table-cell>
          <table:table-cell table:formula="of:=IF([FP.AO38]&gt;0;[FP.$F8];10000)" office:value-type="float" office:value="10000" calcext:value-type="float">
            <text:p>10000</text:p>
          </table:table-cell>
          <table:table-cell table:formula="of:=IF([FP.AP38]&gt;0;[FP.$F8];10000)" office:value-type="float" office:value="10000" calcext:value-type="float">
            <text:p>10000</text:p>
          </table:table-cell>
          <table:table-cell table:formula="of:=IF([FP.AQ38]&gt;0;[FP.$F8];10000)" office:value-type="float" office:value="10000" calcext:value-type="float">
            <text:p>10000</text:p>
          </table:table-cell>
          <table:table-cell table:formula="of:=IF([FP.AR38]&gt;0;[FP.$F8];10000)" office:value-type="float" office:value="10000" calcext:value-type="float">
            <text:p>10000</text:p>
          </table:table-cell>
          <table:table-cell table:formula="of:=IF([FP.AS38]&gt;0;[FP.$F8];10000)" office:value-type="float" office:value="10000" calcext:value-type="float">
            <text:p>10000</text:p>
          </table:table-cell>
          <table:table-cell table:formula="of:=IF([FP.AT38]&gt;0;[FP.$F8];10000)" office:value-type="float" office:value="10000" calcext:value-type="float">
            <text:p>10000</text:p>
          </table:table-cell>
          <table:table-cell table:formula="of:=IF([FP.AU38]&gt;0;[FP.$F8];10000)" office:value-type="float" office:value="10000" calcext:value-type="float">
            <text:p>10000</text:p>
          </table:table-cell>
          <table:table-cell table:formula="of:=IF([FP.AV38]&gt;0;[FP.$F8];10000)" office:value-type="float" office:value="10000" calcext:value-type="float">
            <text:p>10000</text:p>
          </table:table-cell>
          <table:table-cell table:formula="of:=IF([FP.AW38]&gt;0;[FP.$F8];10000)" office:value-type="float" office:value="10000" calcext:value-type="float">
            <text:p>10000</text:p>
          </table:table-cell>
          <table:table-cell table:formula="of:=IF([FP.AX38]&gt;0;[FP.$F8];10000)" office:value-type="float" office:value="10000" calcext:value-type="float">
            <text:p>10000</text:p>
          </table:table-cell>
          <table:table-cell table:formula="of:=IF([FP.AY38]&gt;0;[FP.$F8];10000)" office:value-type="float" office:value="10000" calcext:value-type="float">
            <text:p>10000</text:p>
          </table:table-cell>
          <table:table-cell table:formula="of:=IF([FP.AZ38]&gt;0;[FP.$F8];10000)" office:value-type="float" office:value="10000" calcext:value-type="float">
            <text:p>10000</text:p>
          </table:table-cell>
          <table:table-cell table:formula="of:=IF([FP.BA38]&gt;0;[FP.$F8];10000)" office:value-type="float" office:value="10000" calcext:value-type="float">
            <text:p>10000</text:p>
          </table:table-cell>
          <table:table-cell table:formula="of:=IF([FP.BB38]&gt;0;[FP.$F8];10000)" office:value-type="float" office:value="10000" calcext:value-type="float">
            <text:p>10000</text:p>
          </table:table-cell>
          <table:table-cell table:formula="of:=IF([FP.BC38]&gt;0;[FP.$F8];10000)" office:value-type="float" office:value="10000" calcext:value-type="float">
            <text:p>10000</text:p>
          </table:table-cell>
          <table:table-cell table:formula="of:=IF([FP.BD38]&gt;0;[FP.$F8];10000)" office:value-type="float" office:value="10000" calcext:value-type="float">
            <text:p>10000</text:p>
          </table:table-cell>
          <table:table-cell table:formula="of:=IF([FP.BE38]&gt;0;[FP.$F8];10000)" office:value-type="float" office:value="10000" calcext:value-type="float">
            <text:p>10000</text:p>
          </table:table-cell>
          <table:table-cell table:formula="of:=IF([FP.BF38]&gt;0;[FP.$F8];10000)" office:value-type="float" office:value="10000" calcext:value-type="float">
            <text:p>10000</text:p>
          </table:table-cell>
          <table:table-cell table:formula="of:=IF([FP.BG38]&gt;0;[FP.$F8];10000)" office:value-type="float" office:value="10000" calcext:value-type="float">
            <text:p>10000</text:p>
          </table:table-cell>
          <table:table-cell table:formula="of:=IF([FP.BH38]&gt;0;[FP.$F8];10000)" office:value-type="float" office:value="10000" calcext:value-type="float">
            <text:p>10000</text:p>
          </table:table-cell>
          <table:table-cell table:formula="of:=IF([FP.BI38]&gt;0;[FP.$F8];10000)" office:value-type="float" office:value="10000" calcext:value-type="float">
            <text:p>10000</text:p>
          </table:table-cell>
          <table:table-cell table:formula="of:=IF([FP.BJ38]&gt;0;[FP.$F8];10000)" office:value-type="float" office:value="10000" calcext:value-type="float">
            <text:p>10000</text:p>
          </table:table-cell>
          <table:table-cell table:formula="of:=IF([FP.BK38]&gt;0;[FP.$F8];10000)" office:value-type="float" office:value="10000" calcext:value-type="float">
            <text:p>10000</text:p>
          </table:table-cell>
          <table:table-cell table:formula="of:=IF([FP.BL38]&gt;0;[FP.$F8];10000)" office:value-type="float" office:value="10000" calcext:value-type="float">
            <text:p>10000</text:p>
          </table:table-cell>
          <table:table-cell table:formula="of:=IF([FP.BM38]&gt;0;[FP.$F8];10000)" office:value-type="float" office:value="10000" calcext:value-type="float">
            <text:p>10000</text:p>
          </table:table-cell>
          <table:table-cell table:formula="of:=IF([FP.BN38]&gt;0;[FP.$F8];10000)" office:value-type="float" office:value="10000" calcext:value-type="float">
            <text:p>10000</text:p>
          </table:table-cell>
          <table:table-cell table:formula="of:=IF([FP.BO38]&gt;0;[FP.$F8];10000)" office:value-type="float" office:value="10000" calcext:value-type="float">
            <text:p>10000</text:p>
          </table:table-cell>
          <table:table-cell table:formula="of:=IF([FP.BP38]&gt;0;[FP.$F8];10000)" office:value-type="float" office:value="10000" calcext:value-type="float">
            <text:p>10000</text:p>
          </table:table-cell>
          <table:table-cell table:formula="of:=IF([FP.BQ38]&gt;0;[FP.$F8];10000)" office:value-type="float" office:value="10000" calcext:value-type="float">
            <text:p>10000</text:p>
          </table:table-cell>
          <table:table-cell table:formula="of:=IF([FP.BR38]&gt;0;[FP.$F8];10000)" office:value-type="float" office:value="10000" calcext:value-type="float">
            <text:p>10000</text:p>
          </table:table-cell>
          <table:table-cell table:formula="of:=IF([FP.BS38]&gt;0;[FP.$F8];10000)" office:value-type="float" office:value="10000" calcext:value-type="float">
            <text:p>10000</text:p>
          </table:table-cell>
          <table:table-cell table:formula="of:=IF([FP.BT38]&gt;0;[FP.$F8];10000)" office:value-type="float" office:value="10000" calcext:value-type="float">
            <text:p>10000</text:p>
          </table:table-cell>
          <table:table-cell table:formula="of:=IF([FP.BU38]&gt;0;[FP.$F8];10000)" office:value-type="float" office:value="10000" calcext:value-type="float">
            <text:p>10000</text:p>
          </table:table-cell>
          <table:table-cell table:formula="of:=IF([FP.BV38]&gt;0;[FP.$F8];10000)" office:value-type="float" office:value="10000" calcext:value-type="float">
            <text:p>10000</text:p>
          </table:table-cell>
          <table:table-cell table:formula="of:=IF([FP.BW38]&gt;0;[FP.$F8];10000)" office:value-type="float" office:value="10000" calcext:value-type="float">
            <text:p>10000</text:p>
          </table:table-cell>
          <table:table-cell table:formula="of:=IF([FP.BX38]&gt;0;[FP.$F8];10000)" office:value-type="float" office:value="10000" calcext:value-type="float">
            <text:p>10000</text:p>
          </table:table-cell>
          <table:table-cell table:formula="of:=IF([FP.BY38]&gt;0;[FP.$F8];10000)" office:value-type="float" office:value="10000" calcext:value-type="float">
            <text:p>10000</text:p>
          </table:table-cell>
          <table:table-cell table:formula="of:=IF([FP.BZ38]&gt;0;[FP.$F8];10000)" office:value-type="float" office:value="10000" calcext:value-type="float">
            <text:p>10000</text:p>
          </table:table-cell>
          <table:table-cell table:formula="of:=IF([FP.CA38]&gt;0;[FP.$F8];10000)" office:value-type="float" office:value="10000" calcext:value-type="float">
            <text:p>10000</text:p>
          </table:table-cell>
          <table:table-cell table:formula="of:=IF([FP.CB38]&gt;0;[FP.$F8];10000)" office:value-type="float" office:value="10000" calcext:value-type="float">
            <text:p>10000</text:p>
          </table:table-cell>
          <table:table-cell table:formula="of:=IF([FP.CC38]&gt;0;[FP.$F8];10000)" office:value-type="float" office:value="10000" calcext:value-type="float">
            <text:p>10000</text:p>
          </table:table-cell>
          <table:table-cell table:formula="of:=IF([FP.CD38]&gt;0;[FP.$F8];10000)" office:value-type="float" office:value="10000" calcext:value-type="float">
            <text:p>10000</text:p>
          </table:table-cell>
          <table:table-cell table:formula="of:=IF([FP.CE38]&gt;0;[FP.$F8];10000)" office:value-type="float" office:value="10000" calcext:value-type="float">
            <text:p>10000</text:p>
          </table:table-cell>
          <table:table-cell table:formula="of:=IF([FP.CF38]&gt;0;[FP.$F8];10000)" office:value-type="float" office:value="10000" calcext:value-type="float">
            <text:p>10000</text:p>
          </table:table-cell>
          <table:table-cell table:formula="of:=IF([FP.CG38]&gt;0;[FP.$F8];10000)" office:value-type="float" office:value="10000" calcext:value-type="float">
            <text:p>10000</text:p>
          </table:table-cell>
          <table:table-cell table:formula="of:=IF([FP.CH38]&gt;0;[FP.$F8];10000)" office:value-type="float" office:value="10000" calcext:value-type="float">
            <text:p>10000</text:p>
          </table:table-cell>
          <table:table-cell table:formula="of:=IF([FP.CI38]&gt;0;[FP.$F8];10000)" office:value-type="float" office:value="10000" calcext:value-type="float">
            <text:p>10000</text:p>
          </table:table-cell>
          <table:table-cell table:formula="of:=IF([FP.CJ38]&gt;0;[FP.$F8];10000)" office:value-type="float" office:value="10000" calcext:value-type="float">
            <text:p>10000</text:p>
          </table:table-cell>
          <table:table-cell table:formula="of:=IF([FP.CK38]&gt;0;[FP.$F8];10000)" office:value-type="float" office:value="10000" calcext:value-type="float">
            <text:p>10000</text:p>
          </table:table-cell>
          <table:table-cell table:formula="of:=IF([FP.CL38]&gt;0;[FP.$F8];10000)" office:value-type="float" office:value="10000" calcext:value-type="float">
            <text:p>10000</text:p>
          </table:table-cell>
          <table:table-cell table:formula="of:=IF([FP.CM38]&gt;0;[FP.$F8];10000)" office:value-type="float" office:value="10000" calcext:value-type="float">
            <text:p>10000</text:p>
          </table:table-cell>
          <table:table-cell table:formula="of:=IF([FP.CN38]&gt;0;[FP.$F8];10000)" office:value-type="float" office:value="10000" calcext:value-type="float">
            <text:p>10000</text:p>
          </table:table-cell>
          <table:table-cell table:formula="of:=IF([FP.CO38]&gt;0;[FP.$F8];10000)" office:value-type="float" office:value="10000" calcext:value-type="float">
            <text:p>10000</text:p>
          </table:table-cell>
          <table:table-cell table:formula="of:=IF([FP.CP38]&gt;0;[FP.$F8];10000)" office:value-type="float" office:value="10000" calcext:value-type="float">
            <text:p>10000</text:p>
          </table:table-cell>
          <table:table-cell table:formula="of:=IF([FP.CQ38]&gt;0;[FP.$F8];10000)" office:value-type="float" office:value="10000" calcext:value-type="float">
            <text:p>10000</text:p>
          </table:table-cell>
          <table:table-cell table:formula="of:=IF([FP.CR38]&gt;0;[FP.$F8];10000)" office:value-type="float" office:value="10000" calcext:value-type="float">
            <text:p>10000</text:p>
          </table:table-cell>
          <table:table-cell table:formula="of:=IF([FP.CS38]&gt;0;[FP.$F8];10000)" office:value-type="float" office:value="10000" calcext:value-type="float">
            <text:p>10000</text:p>
          </table:table-cell>
          <table:table-cell table:formula="of:=IF([FP.CT38]&gt;0;[FP.$F8];10000)" office:value-type="float" office:value="10000" calcext:value-type="float">
            <text:p>10000</text:p>
          </table:table-cell>
          <table:table-cell table:formula="of:=IF([FP.CU38]&gt;0;[FP.$F8];10000)" office:value-type="float" office:value="10000" calcext:value-type="float">
            <text:p>10000</text:p>
          </table:table-cell>
          <table:table-cell table:formula="of:=IF([FP.CV38]&gt;0;[FP.$F8];10000)" office:value-type="float" office:value="10000" calcext:value-type="float">
            <text:p>10000</text:p>
          </table:table-cell>
          <table:table-cell table:formula="of:=IF([FP.CW38]&gt;0;[FP.$F8];10000)" office:value-type="float" office:value="10000" calcext:value-type="float">
            <text:p>10000</text:p>
          </table:table-cell>
          <table:table-cell table:formula="of:=IF([FP.CX38]&gt;0;[FP.$F8];10000)" office:value-type="float" office:value="10000" calcext:value-type="float">
            <text:p>10000</text:p>
          </table:table-cell>
          <table:table-cell table:formula="of:=IF([FP.CY38]&gt;0;[FP.$F8];10000)" office:value-type="float" office:value="10000" calcext:value-type="float">
            <text:p>10000</text:p>
          </table:table-cell>
          <table:table-cell table:formula="of:=IF([FP.CZ38]&gt;0;[FP.$F8];10000)" office:value-type="float" office:value="10000" calcext:value-type="float">
            <text:p>10000</text:p>
          </table:table-cell>
          <table:table-cell table:formula="of:=IF([FP.DA38]&gt;0;[FP.$F8];10000)" office:value-type="float" office:value="10000" calcext:value-type="float">
            <text:p>10000</text:p>
          </table:table-cell>
          <table:table-cell table:formula="of:=IF([FP.DB38]&gt;0;[FP.$F8];10000)" office:value-type="float" office:value="10000" calcext:value-type="float">
            <text:p>10000</text:p>
          </table:table-cell>
          <table:table-cell table:formula="of:=IF([FP.DC38]&gt;0;[FP.$F8];10000)" office:value-type="float" office:value="10000" calcext:value-type="float">
            <text:p>10000</text:p>
          </table:table-cell>
          <table:table-cell table:formula="of:=IF([FP.DD38]&gt;0;[FP.$F8];10000)" office:value-type="float" office:value="10000" calcext:value-type="float">
            <text:p>10000</text:p>
          </table:table-cell>
          <table:table-cell table:formula="of:=IF([FP.DE38]&gt;0;[FP.$F8];10000)" office:value-type="float" office:value="10000" calcext:value-type="float">
            <text:p>10000</text:p>
          </table:table-cell>
          <table:table-cell table:formula="of:=IF([FP.DF38]&gt;0;[FP.$F8];10000)" office:value-type="float" office:value="10000" calcext:value-type="float">
            <text:p>10000</text:p>
          </table:table-cell>
          <table:table-cell table:formula="of:=IF([FP.DG38]&gt;0;[FP.$F8];10000)" office:value-type="float" office:value="10000" calcext:value-type="float">
            <text:p>10000</text:p>
          </table:table-cell>
          <table:table-cell table:formula="of:=IF([FP.DH38]&gt;0;[FP.$F8];10000)" office:value-type="float" office:value="10000" calcext:value-type="float">
            <text:p>10000</text:p>
          </table:table-cell>
          <table:table-cell table:formula="of:=IF([FP.DI38]&gt;0;[FP.$F8];10000)" office:value-type="float" office:value="10000" calcext:value-type="float">
            <text:p>10000</text:p>
          </table:table-cell>
          <table:table-cell table:formula="of:=IF([FP.DJ38]&gt;0;[FP.$F8];10000)" office:value-type="float" office:value="10000" calcext:value-type="float">
            <text:p>10000</text:p>
          </table:table-cell>
          <table:table-cell table:formula="of:=IF([FP.DK38]&gt;0;[FP.$F8];10000)" office:value-type="float" office:value="10000" calcext:value-type="float">
            <text:p>10000</text:p>
          </table:table-cell>
          <table:table-cell table:formula="of:=IF([FP.DL38]&gt;0;[FP.$F8];10000)" office:value-type="float" office:value="10000" calcext:value-type="float">
            <text:p>10000</text:p>
          </table:table-cell>
          <table:table-cell table:formula="of:=IF([FP.DM38]&gt;0;[FP.$F8];10000)" office:value-type="float" office:value="10000" calcext:value-type="float">
            <text:p>10000</text:p>
          </table:table-cell>
          <table:table-cell table:formula="of:=IF([FP.DN38]&gt;0;[FP.$F8];10000)" office:value-type="float" office:value="10000" calcext:value-type="float">
            <text:p>10000</text:p>
          </table:table-cell>
          <table:table-cell table:formula="of:=IF([FP.DO38]&gt;0;[FP.$F8];10000)" office:value-type="float" office:value="10000" calcext:value-type="float">
            <text:p>10000</text:p>
          </table:table-cell>
          <table:table-cell table:formula="of:=IF([FP.DP38]&gt;0;[FP.$F8];10000)" office:value-type="float" office:value="10000" calcext:value-type="float">
            <text:p>10000</text:p>
          </table:table-cell>
          <table:table-cell table:formula="of:=IF([FP.DQ38]&gt;0;[FP.$F8];10000)" office:value-type="float" office:value="10000" calcext:value-type="float">
            <text:p>10000</text:p>
          </table:table-cell>
          <table:table-cell table:formula="of:=IF([FP.DR38]&gt;0;[FP.$F8];10000)" office:value-type="float" office:value="10000" calcext:value-type="float">
            <text:p>10000</text:p>
          </table:table-cell>
          <table:table-cell table:formula="of:=IF([FP.DS38]&gt;0;[FP.$F8];10000)" office:value-type="float" office:value="10000" calcext:value-type="float">
            <text:p>10000</text:p>
          </table:table-cell>
          <table:table-cell table:formula="of:=IF([FP.DT38]&gt;0;[FP.$F8];10000)" office:value-type="float" office:value="10000" calcext:value-type="float">
            <text:p>10000</text:p>
          </table:table-cell>
          <table:table-cell table:formula="of:=IF([FP.DU38]&gt;0;[FP.$F8];10000)" office:value-type="float" office:value="10000" calcext:value-type="float">
            <text:p>10000</text:p>
          </table:table-cell>
          <table:table-cell table:formula="of:=IF([FP.DV38]&gt;0;[FP.$F8];10000)" office:value-type="float" office:value="10000" calcext:value-type="float">
            <text:p>10000</text:p>
          </table:table-cell>
          <table:table-cell table:formula="of:=IF([FP.DW38]&gt;0;[FP.$F8];10000)" office:value-type="float" office:value="10000" calcext:value-type="float">
            <text:p>10000</text:p>
          </table:table-cell>
          <table:table-cell table:formula="of:=IF([FP.DX38]&gt;0;[FP.$F8];10000)" office:value-type="float" office:value="10000" calcext:value-type="float">
            <text:p>10000</text:p>
          </table:table-cell>
          <table:table-cell table:formula="of:=IF([FP.DY38]&gt;0;[FP.$F8];10000)" office:value-type="float" office:value="10000" calcext:value-type="float">
            <text:p>10000</text:p>
          </table:table-cell>
          <table:table-cell table:formula="of:=IF([FP.DZ38]&gt;0;[FP.$F8];10000)" office:value-type="float" office:value="10000" calcext:value-type="float">
            <text:p>10000</text:p>
          </table:table-cell>
          <table:table-cell table:formula="of:=IF([FP.EA38]&gt;0;[FP.$F8];10000)" office:value-type="float" office:value="10000" calcext:value-type="float">
            <text:p>10000</text:p>
          </table:table-cell>
          <table:table-cell table:formula="of:=IF([FP.EB38]&gt;0;[FP.$F8];10000)" office:value-type="float" office:value="10000" calcext:value-type="float">
            <text:p>10000</text:p>
          </table:table-cell>
        </table:table-row>
        <table:table-row table:style-name="ro1" table:visibility="collapse">
          <table:table-cell table:number-columns-repeated="9"/>
          <table:table-cell table:formula="of:=IF([FP.J39]&gt;0;[FP.$F9];10000)" office:value-type="float" office:value="10000" calcext:value-type="float">
            <text:p>10000</text:p>
          </table:table-cell>
          <table:table-cell table:formula="of:=IF([FP.K39]&gt;0;[FP.$F9];10000)" office:value-type="float" office:value="10000" calcext:value-type="float">
            <text:p>10000</text:p>
          </table:table-cell>
          <table:table-cell table:formula="of:=IF([FP.L39]&gt;0;[FP.$F9];10000)" office:value-type="float" office:value="10000" calcext:value-type="float">
            <text:p>10000</text:p>
          </table:table-cell>
          <table:table-cell table:formula="of:=IF([FP.M39]&gt;0;[FP.$F9];10000)" office:value-type="float" office:value="10000" calcext:value-type="float">
            <text:p>10000</text:p>
          </table:table-cell>
          <table:table-cell table:formula="of:=IF([FP.N39]&gt;0;[FP.$F9];10000)" office:value-type="float" office:value="10000" calcext:value-type="float">
            <text:p>10000</text:p>
          </table:table-cell>
          <table:table-cell table:formula="of:=IF([FP.O39]&gt;0;[FP.$F9];10000)" office:value-type="float" office:value="10000" calcext:value-type="float">
            <text:p>10000</text:p>
          </table:table-cell>
          <table:table-cell table:formula="of:=IF([FP.P39]&gt;0;[FP.$F9];10000)" office:value-type="float" office:value="10000" calcext:value-type="float">
            <text:p>10000</text:p>
          </table:table-cell>
          <table:table-cell table:formula="of:=IF([FP.Q39]&gt;0;[FP.$F9];10000)" office:value-type="float" office:value="10000" calcext:value-type="float">
            <text:p>10000</text:p>
          </table:table-cell>
          <table:table-cell table:formula="of:=IF([FP.R39]&gt;0;[FP.$F9];10000)" office:value-type="float" office:value="10000" calcext:value-type="float">
            <text:p>10000</text:p>
          </table:table-cell>
          <table:table-cell table:formula="of:=IF([FP.S39]&gt;0;[FP.$F9];10000)" office:value-type="float" office:value="10000" calcext:value-type="float">
            <text:p>10000</text:p>
          </table:table-cell>
          <table:table-cell table:formula="of:=IF([FP.T39]&gt;0;[FP.$F9];10000)" office:value-type="float" office:value="10000" calcext:value-type="float">
            <text:p>10000</text:p>
          </table:table-cell>
          <table:table-cell table:formula="of:=IF([FP.U39]&gt;0;[FP.$F9];10000)" office:value-type="float" office:value="10000" calcext:value-type="float">
            <text:p>10000</text:p>
          </table:table-cell>
          <table:table-cell table:formula="of:=IF([FP.V39]&gt;0;[FP.$F9];10000)" office:value-type="float" office:value="10000" calcext:value-type="float">
            <text:p>10000</text:p>
          </table:table-cell>
          <table:table-cell table:formula="of:=IF([FP.W39]&gt;0;[FP.$F9];10000)" office:value-type="float" office:value="10000" calcext:value-type="float">
            <text:p>10000</text:p>
          </table:table-cell>
          <table:table-cell table:formula="of:=IF([FP.X39]&gt;0;[FP.$F9];10000)" office:value-type="float" office:value="10000" calcext:value-type="float">
            <text:p>10000</text:p>
          </table:table-cell>
          <table:table-cell table:formula="of:=IF([FP.Y39]&gt;0;[FP.$F9];10000)" office:value-type="float" office:value="10000" calcext:value-type="float">
            <text:p>10000</text:p>
          </table:table-cell>
          <table:table-cell table:formula="of:=IF([FP.Z39]&gt;0;[FP.$F9];10000)" office:value-type="float" office:value="10000" calcext:value-type="float">
            <text:p>10000</text:p>
          </table:table-cell>
          <table:table-cell table:formula="of:=IF([FP.AA39]&gt;0;[FP.$F9];10000)" office:value-type="float" office:value="10000" calcext:value-type="float">
            <text:p>10000</text:p>
          </table:table-cell>
          <table:table-cell table:formula="of:=IF([FP.AB39]&gt;0;[FP.$F9];10000)" office:value-type="float" office:value="10000" calcext:value-type="float">
            <text:p>10000</text:p>
          </table:table-cell>
          <table:table-cell table:formula="of:=IF([FP.AC39]&gt;0;[FP.$F9];10000)" office:value-type="float" office:value="10000" calcext:value-type="float">
            <text:p>10000</text:p>
          </table:table-cell>
          <table:table-cell table:formula="of:=IF([FP.AD39]&gt;0;[FP.$F9];10000)" office:value-type="float" office:value="10000" calcext:value-type="float">
            <text:p>10000</text:p>
          </table:table-cell>
          <table:table-cell table:formula="of:=IF([FP.AE39]&gt;0;[FP.$F9];10000)" office:value-type="float" office:value="10000" calcext:value-type="float">
            <text:p>10000</text:p>
          </table:table-cell>
          <table:table-cell table:formula="of:=IF([FP.AF39]&gt;0;[FP.$F9];10000)" office:value-type="float" office:value="10000" calcext:value-type="float">
            <text:p>10000</text:p>
          </table:table-cell>
          <table:table-cell table:formula="of:=IF([FP.AG39]&gt;0;[FP.$F9];10000)" office:value-type="float" office:value="10000" calcext:value-type="float">
            <text:p>10000</text:p>
          </table:table-cell>
          <table:table-cell table:formula="of:=IF([FP.AH39]&gt;0;[FP.$F9];10000)" office:value-type="float" office:value="10000" calcext:value-type="float">
            <text:p>10000</text:p>
          </table:table-cell>
          <table:table-cell table:formula="of:=IF([FP.AI39]&gt;0;[FP.$F9];10000)" office:value-type="float" office:value="10000" calcext:value-type="float">
            <text:p>10000</text:p>
          </table:table-cell>
          <table:table-cell table:formula="of:=IF([FP.AJ39]&gt;0;[FP.$F9];10000)" office:value-type="float" office:value="10000" calcext:value-type="float">
            <text:p>10000</text:p>
          </table:table-cell>
          <table:table-cell table:formula="of:=IF([FP.AK39]&gt;0;[FP.$F9];10000)" office:value-type="float" office:value="10000" calcext:value-type="float">
            <text:p>10000</text:p>
          </table:table-cell>
          <table:table-cell table:formula="of:=IF([FP.AL39]&gt;0;[FP.$F9];10000)" office:value-type="float" office:value="10000" calcext:value-type="float">
            <text:p>10000</text:p>
          </table:table-cell>
          <table:table-cell table:formula="of:=IF([FP.AM39]&gt;0;[FP.$F9];10000)" office:value-type="float" office:value="10000" calcext:value-type="float">
            <text:p>10000</text:p>
          </table:table-cell>
          <table:table-cell table:formula="of:=IF([FP.AN39]&gt;0;[FP.$F9];10000)" office:value-type="float" office:value="10000" calcext:value-type="float">
            <text:p>10000</text:p>
          </table:table-cell>
          <table:table-cell table:formula="of:=IF([FP.AO39]&gt;0;[FP.$F9];10000)" office:value-type="float" office:value="10000" calcext:value-type="float">
            <text:p>10000</text:p>
          </table:table-cell>
          <table:table-cell table:formula="of:=IF([FP.AP39]&gt;0;[FP.$F9];10000)" office:value-type="float" office:value="10000" calcext:value-type="float">
            <text:p>10000</text:p>
          </table:table-cell>
          <table:table-cell table:formula="of:=IF([FP.AQ39]&gt;0;[FP.$F9];10000)" office:value-type="float" office:value="10000" calcext:value-type="float">
            <text:p>10000</text:p>
          </table:table-cell>
          <table:table-cell table:formula="of:=IF([FP.AR39]&gt;0;[FP.$F9];10000)" office:value-type="float" office:value="10000" calcext:value-type="float">
            <text:p>10000</text:p>
          </table:table-cell>
          <table:table-cell table:formula="of:=IF([FP.AS39]&gt;0;[FP.$F9];10000)" office:value-type="float" office:value="10000" calcext:value-type="float">
            <text:p>10000</text:p>
          </table:table-cell>
          <table:table-cell table:formula="of:=IF([FP.AT39]&gt;0;[FP.$F9];10000)" office:value-type="float" office:value="10000" calcext:value-type="float">
            <text:p>10000</text:p>
          </table:table-cell>
          <table:table-cell table:formula="of:=IF([FP.AU39]&gt;0;[FP.$F9];10000)" office:value-type="float" office:value="10000" calcext:value-type="float">
            <text:p>10000</text:p>
          </table:table-cell>
          <table:table-cell table:formula="of:=IF([FP.AV39]&gt;0;[FP.$F9];10000)" office:value-type="float" office:value="10000" calcext:value-type="float">
            <text:p>10000</text:p>
          </table:table-cell>
          <table:table-cell table:formula="of:=IF([FP.AW39]&gt;0;[FP.$F9];10000)" office:value-type="float" office:value="10000" calcext:value-type="float">
            <text:p>10000</text:p>
          </table:table-cell>
          <table:table-cell table:formula="of:=IF([FP.AX39]&gt;0;[FP.$F9];10000)" office:value-type="float" office:value="10000" calcext:value-type="float">
            <text:p>10000</text:p>
          </table:table-cell>
          <table:table-cell table:formula="of:=IF([FP.AY39]&gt;0;[FP.$F9];10000)" office:value-type="float" office:value="10000" calcext:value-type="float">
            <text:p>10000</text:p>
          </table:table-cell>
          <table:table-cell table:formula="of:=IF([FP.AZ39]&gt;0;[FP.$F9];10000)" office:value-type="float" office:value="10000" calcext:value-type="float">
            <text:p>10000</text:p>
          </table:table-cell>
          <table:table-cell table:formula="of:=IF([FP.BA39]&gt;0;[FP.$F9];10000)" office:value-type="float" office:value="10000" calcext:value-type="float">
            <text:p>10000</text:p>
          </table:table-cell>
          <table:table-cell table:formula="of:=IF([FP.BB39]&gt;0;[FP.$F9];10000)" office:value-type="float" office:value="10000" calcext:value-type="float">
            <text:p>10000</text:p>
          </table:table-cell>
          <table:table-cell table:formula="of:=IF([FP.BC39]&gt;0;[FP.$F9];10000)" office:value-type="float" office:value="10000" calcext:value-type="float">
            <text:p>10000</text:p>
          </table:table-cell>
          <table:table-cell table:formula="of:=IF([FP.BD39]&gt;0;[FP.$F9];10000)" office:value-type="float" office:value="10000" calcext:value-type="float">
            <text:p>10000</text:p>
          </table:table-cell>
          <table:table-cell table:formula="of:=IF([FP.BE39]&gt;0;[FP.$F9];10000)" office:value-type="float" office:value="10000" calcext:value-type="float">
            <text:p>10000</text:p>
          </table:table-cell>
          <table:table-cell table:formula="of:=IF([FP.BF39]&gt;0;[FP.$F9];10000)" office:value-type="float" office:value="10000" calcext:value-type="float">
            <text:p>10000</text:p>
          </table:table-cell>
          <table:table-cell table:formula="of:=IF([FP.BG39]&gt;0;[FP.$F9];10000)" office:value-type="float" office:value="10000" calcext:value-type="float">
            <text:p>10000</text:p>
          </table:table-cell>
          <table:table-cell table:formula="of:=IF([FP.BH39]&gt;0;[FP.$F9];10000)" office:value-type="float" office:value="10000" calcext:value-type="float">
            <text:p>10000</text:p>
          </table:table-cell>
          <table:table-cell table:formula="of:=IF([FP.BI39]&gt;0;[FP.$F9];10000)" office:value-type="float" office:value="10000" calcext:value-type="float">
            <text:p>10000</text:p>
          </table:table-cell>
          <table:table-cell table:formula="of:=IF([FP.BJ39]&gt;0;[FP.$F9];10000)" office:value-type="float" office:value="10000" calcext:value-type="float">
            <text:p>10000</text:p>
          </table:table-cell>
          <table:table-cell table:formula="of:=IF([FP.BK39]&gt;0;[FP.$F9];10000)" office:value-type="float" office:value="10000" calcext:value-type="float">
            <text:p>10000</text:p>
          </table:table-cell>
          <table:table-cell table:formula="of:=IF([FP.BL39]&gt;0;[FP.$F9];10000)" office:value-type="float" office:value="10000" calcext:value-type="float">
            <text:p>10000</text:p>
          </table:table-cell>
          <table:table-cell table:formula="of:=IF([FP.BM39]&gt;0;[FP.$F9];10000)" office:value-type="float" office:value="10000" calcext:value-type="float">
            <text:p>10000</text:p>
          </table:table-cell>
          <table:table-cell table:formula="of:=IF([FP.BN39]&gt;0;[FP.$F9];10000)" office:value-type="float" office:value="10000" calcext:value-type="float">
            <text:p>10000</text:p>
          </table:table-cell>
          <table:table-cell table:formula="of:=IF([FP.BO39]&gt;0;[FP.$F9];10000)" office:value-type="float" office:value="10000" calcext:value-type="float">
            <text:p>10000</text:p>
          </table:table-cell>
          <table:table-cell table:formula="of:=IF([FP.BP39]&gt;0;[FP.$F9];10000)" office:value-type="float" office:value="10000" calcext:value-type="float">
            <text:p>10000</text:p>
          </table:table-cell>
          <table:table-cell table:formula="of:=IF([FP.BQ39]&gt;0;[FP.$F9];10000)" office:value-type="float" office:value="10000" calcext:value-type="float">
            <text:p>10000</text:p>
          </table:table-cell>
          <table:table-cell table:formula="of:=IF([FP.BR39]&gt;0;[FP.$F9];10000)" office:value-type="float" office:value="10000" calcext:value-type="float">
            <text:p>10000</text:p>
          </table:table-cell>
          <table:table-cell table:formula="of:=IF([FP.BS39]&gt;0;[FP.$F9];10000)" office:value-type="float" office:value="10000" calcext:value-type="float">
            <text:p>10000</text:p>
          </table:table-cell>
          <table:table-cell table:formula="of:=IF([FP.BT39]&gt;0;[FP.$F9];10000)" office:value-type="float" office:value="10000" calcext:value-type="float">
            <text:p>10000</text:p>
          </table:table-cell>
          <table:table-cell table:formula="of:=IF([FP.BU39]&gt;0;[FP.$F9];10000)" office:value-type="float" office:value="10000" calcext:value-type="float">
            <text:p>10000</text:p>
          </table:table-cell>
          <table:table-cell table:formula="of:=IF([FP.BV39]&gt;0;[FP.$F9];10000)" office:value-type="float" office:value="10000" calcext:value-type="float">
            <text:p>10000</text:p>
          </table:table-cell>
          <table:table-cell table:formula="of:=IF([FP.BW39]&gt;0;[FP.$F9];10000)" office:value-type="float" office:value="10000" calcext:value-type="float">
            <text:p>10000</text:p>
          </table:table-cell>
          <table:table-cell table:formula="of:=IF([FP.BX39]&gt;0;[FP.$F9];10000)" office:value-type="float" office:value="10000" calcext:value-type="float">
            <text:p>10000</text:p>
          </table:table-cell>
          <table:table-cell table:formula="of:=IF([FP.BY39]&gt;0;[FP.$F9];10000)" office:value-type="float" office:value="10000" calcext:value-type="float">
            <text:p>10000</text:p>
          </table:table-cell>
          <table:table-cell table:formula="of:=IF([FP.BZ39]&gt;0;[FP.$F9];10000)" office:value-type="float" office:value="10000" calcext:value-type="float">
            <text:p>10000</text:p>
          </table:table-cell>
          <table:table-cell table:formula="of:=IF([FP.CA39]&gt;0;[FP.$F9];10000)" office:value-type="float" office:value="10000" calcext:value-type="float">
            <text:p>10000</text:p>
          </table:table-cell>
          <table:table-cell table:formula="of:=IF([FP.CB39]&gt;0;[FP.$F9];10000)" office:value-type="float" office:value="10000" calcext:value-type="float">
            <text:p>10000</text:p>
          </table:table-cell>
          <table:table-cell table:formula="of:=IF([FP.CC39]&gt;0;[FP.$F9];10000)" office:value-type="float" office:value="10000" calcext:value-type="float">
            <text:p>10000</text:p>
          </table:table-cell>
          <table:table-cell table:formula="of:=IF([FP.CD39]&gt;0;[FP.$F9];10000)" office:value-type="float" office:value="10000" calcext:value-type="float">
            <text:p>10000</text:p>
          </table:table-cell>
          <table:table-cell table:formula="of:=IF([FP.CE39]&gt;0;[FP.$F9];10000)" office:value-type="float" office:value="10000" calcext:value-type="float">
            <text:p>10000</text:p>
          </table:table-cell>
          <table:table-cell table:formula="of:=IF([FP.CF39]&gt;0;[FP.$F9];10000)" office:value-type="float" office:value="10000" calcext:value-type="float">
            <text:p>10000</text:p>
          </table:table-cell>
          <table:table-cell table:formula="of:=IF([FP.CG39]&gt;0;[FP.$F9];10000)" office:value-type="float" office:value="10000" calcext:value-type="float">
            <text:p>10000</text:p>
          </table:table-cell>
          <table:table-cell table:formula="of:=IF([FP.CH39]&gt;0;[FP.$F9];10000)" office:value-type="float" office:value="10000" calcext:value-type="float">
            <text:p>10000</text:p>
          </table:table-cell>
          <table:table-cell table:formula="of:=IF([FP.CI39]&gt;0;[FP.$F9];10000)" office:value-type="float" office:value="10000" calcext:value-type="float">
            <text:p>10000</text:p>
          </table:table-cell>
          <table:table-cell table:formula="of:=IF([FP.CJ39]&gt;0;[FP.$F9];10000)" office:value-type="float" office:value="10000" calcext:value-type="float">
            <text:p>10000</text:p>
          </table:table-cell>
          <table:table-cell table:formula="of:=IF([FP.CK39]&gt;0;[FP.$F9];10000)" office:value-type="float" office:value="10000" calcext:value-type="float">
            <text:p>10000</text:p>
          </table:table-cell>
          <table:table-cell table:formula="of:=IF([FP.CL39]&gt;0;[FP.$F9];10000)" office:value-type="float" office:value="10000" calcext:value-type="float">
            <text:p>10000</text:p>
          </table:table-cell>
          <table:table-cell table:formula="of:=IF([FP.CM39]&gt;0;[FP.$F9];10000)" office:value-type="float" office:value="10000" calcext:value-type="float">
            <text:p>10000</text:p>
          </table:table-cell>
          <table:table-cell table:formula="of:=IF([FP.CN39]&gt;0;[FP.$F9];10000)" office:value-type="float" office:value="10000" calcext:value-type="float">
            <text:p>10000</text:p>
          </table:table-cell>
          <table:table-cell table:formula="of:=IF([FP.CO39]&gt;0;[FP.$F9];10000)" office:value-type="float" office:value="10000" calcext:value-type="float">
            <text:p>10000</text:p>
          </table:table-cell>
          <table:table-cell table:formula="of:=IF([FP.CP39]&gt;0;[FP.$F9];10000)" office:value-type="float" office:value="10000" calcext:value-type="float">
            <text:p>10000</text:p>
          </table:table-cell>
          <table:table-cell table:formula="of:=IF([FP.CQ39]&gt;0;[FP.$F9];10000)" office:value-type="float" office:value="10000" calcext:value-type="float">
            <text:p>10000</text:p>
          </table:table-cell>
          <table:table-cell table:formula="of:=IF([FP.CR39]&gt;0;[FP.$F9];10000)" office:value-type="float" office:value="10000" calcext:value-type="float">
            <text:p>10000</text:p>
          </table:table-cell>
          <table:table-cell table:formula="of:=IF([FP.CS39]&gt;0;[FP.$F9];10000)" office:value-type="float" office:value="10000" calcext:value-type="float">
            <text:p>10000</text:p>
          </table:table-cell>
          <table:table-cell table:formula="of:=IF([FP.CT39]&gt;0;[FP.$F9];10000)" office:value-type="float" office:value="10000" calcext:value-type="float">
            <text:p>10000</text:p>
          </table:table-cell>
          <table:table-cell table:formula="of:=IF([FP.CU39]&gt;0;[FP.$F9];10000)" office:value-type="float" office:value="10000" calcext:value-type="float">
            <text:p>10000</text:p>
          </table:table-cell>
          <table:table-cell table:formula="of:=IF([FP.CV39]&gt;0;[FP.$F9];10000)" office:value-type="float" office:value="10000" calcext:value-type="float">
            <text:p>10000</text:p>
          </table:table-cell>
          <table:table-cell table:formula="of:=IF([FP.CW39]&gt;0;[FP.$F9];10000)" office:value-type="float" office:value="10000" calcext:value-type="float">
            <text:p>10000</text:p>
          </table:table-cell>
          <table:table-cell table:formula="of:=IF([FP.CX39]&gt;0;[FP.$F9];10000)" office:value-type="float" office:value="10000" calcext:value-type="float">
            <text:p>10000</text:p>
          </table:table-cell>
          <table:table-cell table:formula="of:=IF([FP.CY39]&gt;0;[FP.$F9];10000)" office:value-type="float" office:value="10000" calcext:value-type="float">
            <text:p>10000</text:p>
          </table:table-cell>
          <table:table-cell table:formula="of:=IF([FP.CZ39]&gt;0;[FP.$F9];10000)" office:value-type="float" office:value="10000" calcext:value-type="float">
            <text:p>10000</text:p>
          </table:table-cell>
          <table:table-cell table:formula="of:=IF([FP.DA39]&gt;0;[FP.$F9];10000)" office:value-type="float" office:value="10000" calcext:value-type="float">
            <text:p>10000</text:p>
          </table:table-cell>
          <table:table-cell table:formula="of:=IF([FP.DB39]&gt;0;[FP.$F9];10000)" office:value-type="float" office:value="10000" calcext:value-type="float">
            <text:p>10000</text:p>
          </table:table-cell>
          <table:table-cell table:formula="of:=IF([FP.DC39]&gt;0;[FP.$F9];10000)" office:value-type="float" office:value="10000" calcext:value-type="float">
            <text:p>10000</text:p>
          </table:table-cell>
          <table:table-cell table:formula="of:=IF([FP.DD39]&gt;0;[FP.$F9];10000)" office:value-type="float" office:value="10000" calcext:value-type="float">
            <text:p>10000</text:p>
          </table:table-cell>
          <table:table-cell table:formula="of:=IF([FP.DE39]&gt;0;[FP.$F9];10000)" office:value-type="float" office:value="10000" calcext:value-type="float">
            <text:p>10000</text:p>
          </table:table-cell>
          <table:table-cell table:formula="of:=IF([FP.DF39]&gt;0;[FP.$F9];10000)" office:value-type="float" office:value="10000" calcext:value-type="float">
            <text:p>10000</text:p>
          </table:table-cell>
          <table:table-cell table:formula="of:=IF([FP.DG39]&gt;0;[FP.$F9];10000)" office:value-type="float" office:value="10000" calcext:value-type="float">
            <text:p>10000</text:p>
          </table:table-cell>
          <table:table-cell table:formula="of:=IF([FP.DH39]&gt;0;[FP.$F9];10000)" office:value-type="float" office:value="10000" calcext:value-type="float">
            <text:p>10000</text:p>
          </table:table-cell>
          <table:table-cell table:formula="of:=IF([FP.DI39]&gt;0;[FP.$F9];10000)" office:value-type="float" office:value="10000" calcext:value-type="float">
            <text:p>10000</text:p>
          </table:table-cell>
          <table:table-cell table:formula="of:=IF([FP.DJ39]&gt;0;[FP.$F9];10000)" office:value-type="float" office:value="10000" calcext:value-type="float">
            <text:p>10000</text:p>
          </table:table-cell>
          <table:table-cell table:formula="of:=IF([FP.DK39]&gt;0;[FP.$F9];10000)" office:value-type="float" office:value="10000" calcext:value-type="float">
            <text:p>10000</text:p>
          </table:table-cell>
          <table:table-cell table:formula="of:=IF([FP.DL39]&gt;0;[FP.$F9];10000)" office:value-type="float" office:value="10000" calcext:value-type="float">
            <text:p>10000</text:p>
          </table:table-cell>
          <table:table-cell table:formula="of:=IF([FP.DM39]&gt;0;[FP.$F9];10000)" office:value-type="float" office:value="10000" calcext:value-type="float">
            <text:p>10000</text:p>
          </table:table-cell>
          <table:table-cell table:formula="of:=IF([FP.DN39]&gt;0;[FP.$F9];10000)" office:value-type="float" office:value="10000" calcext:value-type="float">
            <text:p>10000</text:p>
          </table:table-cell>
          <table:table-cell table:formula="of:=IF([FP.DO39]&gt;0;[FP.$F9];10000)" office:value-type="float" office:value="10000" calcext:value-type="float">
            <text:p>10000</text:p>
          </table:table-cell>
          <table:table-cell table:formula="of:=IF([FP.DP39]&gt;0;[FP.$F9];10000)" office:value-type="float" office:value="10000" calcext:value-type="float">
            <text:p>10000</text:p>
          </table:table-cell>
          <table:table-cell table:formula="of:=IF([FP.DQ39]&gt;0;[FP.$F9];10000)" office:value-type="float" office:value="10000" calcext:value-type="float">
            <text:p>10000</text:p>
          </table:table-cell>
          <table:table-cell table:formula="of:=IF([FP.DR39]&gt;0;[FP.$F9];10000)" office:value-type="float" office:value="10000" calcext:value-type="float">
            <text:p>10000</text:p>
          </table:table-cell>
          <table:table-cell table:formula="of:=IF([FP.DS39]&gt;0;[FP.$F9];10000)" office:value-type="float" office:value="10000" calcext:value-type="float">
            <text:p>10000</text:p>
          </table:table-cell>
          <table:table-cell table:formula="of:=IF([FP.DT39]&gt;0;[FP.$F9];10000)" office:value-type="float" office:value="10000" calcext:value-type="float">
            <text:p>10000</text:p>
          </table:table-cell>
          <table:table-cell table:formula="of:=IF([FP.DU39]&gt;0;[FP.$F9];10000)" office:value-type="float" office:value="10000" calcext:value-type="float">
            <text:p>10000</text:p>
          </table:table-cell>
          <table:table-cell table:formula="of:=IF([FP.DV39]&gt;0;[FP.$F9];10000)" office:value-type="float" office:value="10000" calcext:value-type="float">
            <text:p>10000</text:p>
          </table:table-cell>
          <table:table-cell table:formula="of:=IF([FP.DW39]&gt;0;[FP.$F9];10000)" office:value-type="float" office:value="10000" calcext:value-type="float">
            <text:p>10000</text:p>
          </table:table-cell>
          <table:table-cell table:formula="of:=IF([FP.DX39]&gt;0;[FP.$F9];10000)" office:value-type="float" office:value="10000" calcext:value-type="float">
            <text:p>10000</text:p>
          </table:table-cell>
          <table:table-cell table:formula="of:=IF([FP.DY39]&gt;0;[FP.$F9];10000)" office:value-type="float" office:value="10000" calcext:value-type="float">
            <text:p>10000</text:p>
          </table:table-cell>
          <table:table-cell table:formula="of:=IF([FP.DZ39]&gt;0;[FP.$F9];10000)" office:value-type="float" office:value="10000" calcext:value-type="float">
            <text:p>10000</text:p>
          </table:table-cell>
          <table:table-cell table:formula="of:=IF([FP.EA39]&gt;0;[FP.$F9];10000)" office:value-type="float" office:value="10000" calcext:value-type="float">
            <text:p>10000</text:p>
          </table:table-cell>
          <table:table-cell table:formula="of:=IF([FP.EB39]&gt;0;[FP.$F9];10000)" office:value-type="float" office:value="10000" calcext:value-type="float">
            <text:p>10000</text:p>
          </table:table-cell>
        </table:table-row>
        <table:table-row table:style-name="ro1" table:visibility="collapse">
          <table:table-cell table:number-columns-repeated="9"/>
          <table:table-cell table:formula="of:=IF([FP.J40]&gt;0;[FP.$F10];10000)" office:value-type="float" office:value="10000" calcext:value-type="float">
            <text:p>10000</text:p>
          </table:table-cell>
          <table:table-cell table:formula="of:=IF([FP.K40]&gt;0;[FP.$F10];10000)" office:value-type="float" office:value="10000" calcext:value-type="float">
            <text:p>10000</text:p>
          </table:table-cell>
          <table:table-cell table:formula="of:=IF([FP.L40]&gt;0;[FP.$F10];10000)" office:value-type="float" office:value="10000" calcext:value-type="float">
            <text:p>10000</text:p>
          </table:table-cell>
          <table:table-cell table:formula="of:=IF([FP.M40]&gt;0;[FP.$F10];10000)" office:value-type="float" office:value="10000" calcext:value-type="float">
            <text:p>10000</text:p>
          </table:table-cell>
          <table:table-cell table:formula="of:=IF([FP.N40]&gt;0;[FP.$F10];10000)" office:value-type="float" office:value="10000" calcext:value-type="float">
            <text:p>10000</text:p>
          </table:table-cell>
          <table:table-cell table:formula="of:=IF([FP.O40]&gt;0;[FP.$F10];10000)" office:value-type="float" office:value="10000" calcext:value-type="float">
            <text:p>10000</text:p>
          </table:table-cell>
          <table:table-cell table:formula="of:=IF([FP.P40]&gt;0;[FP.$F10];10000)" office:value-type="float" office:value="10000" calcext:value-type="float">
            <text:p>10000</text:p>
          </table:table-cell>
          <table:table-cell table:formula="of:=IF([FP.Q40]&gt;0;[FP.$F10];10000)" office:value-type="float" office:value="10000" calcext:value-type="float">
            <text:p>10000</text:p>
          </table:table-cell>
          <table:table-cell table:formula="of:=IF([FP.R40]&gt;0;[FP.$F10];10000)" office:value-type="float" office:value="10000" calcext:value-type="float">
            <text:p>10000</text:p>
          </table:table-cell>
          <table:table-cell table:formula="of:=IF([FP.S40]&gt;0;[FP.$F10];10000)" office:value-type="float" office:value="10000" calcext:value-type="float">
            <text:p>10000</text:p>
          </table:table-cell>
          <table:table-cell table:formula="of:=IF([FP.T40]&gt;0;[FP.$F10];10000)" office:value-type="float" office:value="10000" calcext:value-type="float">
            <text:p>10000</text:p>
          </table:table-cell>
          <table:table-cell table:formula="of:=IF([FP.U40]&gt;0;[FP.$F10];10000)" office:value-type="float" office:value="10000" calcext:value-type="float">
            <text:p>10000</text:p>
          </table:table-cell>
          <table:table-cell table:formula="of:=IF([FP.V40]&gt;0;[FP.$F10];10000)" office:value-type="float" office:value="10000" calcext:value-type="float">
            <text:p>10000</text:p>
          </table:table-cell>
          <table:table-cell table:formula="of:=IF([FP.W40]&gt;0;[FP.$F10];10000)" office:value-type="float" office:value="10000" calcext:value-type="float">
            <text:p>10000</text:p>
          </table:table-cell>
          <table:table-cell table:formula="of:=IF([FP.X40]&gt;0;[FP.$F10];10000)" office:value-type="float" office:value="10000" calcext:value-type="float">
            <text:p>10000</text:p>
          </table:table-cell>
          <table:table-cell table:formula="of:=IF([FP.Y40]&gt;0;[FP.$F10];10000)" office:value-type="float" office:value="10000" calcext:value-type="float">
            <text:p>10000</text:p>
          </table:table-cell>
          <table:table-cell table:formula="of:=IF([FP.Z40]&gt;0;[FP.$F10];10000)" office:value-type="float" office:value="10000" calcext:value-type="float">
            <text:p>10000</text:p>
          </table:table-cell>
          <table:table-cell table:formula="of:=IF([FP.AA40]&gt;0;[FP.$F10];10000)" office:value-type="float" office:value="10000" calcext:value-type="float">
            <text:p>10000</text:p>
          </table:table-cell>
          <table:table-cell table:formula="of:=IF([FP.AB40]&gt;0;[FP.$F10];10000)" office:value-type="float" office:value="10000" calcext:value-type="float">
            <text:p>10000</text:p>
          </table:table-cell>
          <table:table-cell table:formula="of:=IF([FP.AC40]&gt;0;[FP.$F10];10000)" office:value-type="float" office:value="10000" calcext:value-type="float">
            <text:p>10000</text:p>
          </table:table-cell>
          <table:table-cell table:formula="of:=IF([FP.AD40]&gt;0;[FP.$F10];10000)" office:value-type="float" office:value="10000" calcext:value-type="float">
            <text:p>10000</text:p>
          </table:table-cell>
          <table:table-cell table:formula="of:=IF([FP.AE40]&gt;0;[FP.$F10];10000)" office:value-type="float" office:value="10000" calcext:value-type="float">
            <text:p>10000</text:p>
          </table:table-cell>
          <table:table-cell table:formula="of:=IF([FP.AF40]&gt;0;[FP.$F10];10000)" office:value-type="float" office:value="10000" calcext:value-type="float">
            <text:p>10000</text:p>
          </table:table-cell>
          <table:table-cell table:formula="of:=IF([FP.AG40]&gt;0;[FP.$F10];10000)" office:value-type="float" office:value="10000" calcext:value-type="float">
            <text:p>10000</text:p>
          </table:table-cell>
          <table:table-cell table:formula="of:=IF([FP.AH40]&gt;0;[FP.$F10];10000)" office:value-type="float" office:value="10000" calcext:value-type="float">
            <text:p>10000</text:p>
          </table:table-cell>
          <table:table-cell table:formula="of:=IF([FP.AI40]&gt;0;[FP.$F10];10000)" office:value-type="float" office:value="10000" calcext:value-type="float">
            <text:p>10000</text:p>
          </table:table-cell>
          <table:table-cell table:formula="of:=IF([FP.AJ40]&gt;0;[FP.$F10];10000)" office:value-type="float" office:value="10000" calcext:value-type="float">
            <text:p>10000</text:p>
          </table:table-cell>
          <table:table-cell table:formula="of:=IF([FP.AK40]&gt;0;[FP.$F10];10000)" office:value-type="float" office:value="10000" calcext:value-type="float">
            <text:p>10000</text:p>
          </table:table-cell>
          <table:table-cell table:formula="of:=IF([FP.AL40]&gt;0;[FP.$F10];10000)" office:value-type="float" office:value="10000" calcext:value-type="float">
            <text:p>10000</text:p>
          </table:table-cell>
          <table:table-cell table:formula="of:=IF([FP.AM40]&gt;0;[FP.$F10];10000)" office:value-type="float" office:value="10000" calcext:value-type="float">
            <text:p>10000</text:p>
          </table:table-cell>
          <table:table-cell table:formula="of:=IF([FP.AN40]&gt;0;[FP.$F10];10000)" office:value-type="float" office:value="10000" calcext:value-type="float">
            <text:p>10000</text:p>
          </table:table-cell>
          <table:table-cell table:formula="of:=IF([FP.AO40]&gt;0;[FP.$F10];10000)" office:value-type="float" office:value="10000" calcext:value-type="float">
            <text:p>10000</text:p>
          </table:table-cell>
          <table:table-cell table:formula="of:=IF([FP.AP40]&gt;0;[FP.$F10];10000)" office:value-type="float" office:value="10000" calcext:value-type="float">
            <text:p>10000</text:p>
          </table:table-cell>
          <table:table-cell table:formula="of:=IF([FP.AQ40]&gt;0;[FP.$F10];10000)" office:value-type="float" office:value="10000" calcext:value-type="float">
            <text:p>10000</text:p>
          </table:table-cell>
          <table:table-cell table:formula="of:=IF([FP.AR40]&gt;0;[FP.$F10];10000)" office:value-type="float" office:value="10000" calcext:value-type="float">
            <text:p>10000</text:p>
          </table:table-cell>
          <table:table-cell table:formula="of:=IF([FP.AS40]&gt;0;[FP.$F10];10000)" office:value-type="float" office:value="10000" calcext:value-type="float">
            <text:p>10000</text:p>
          </table:table-cell>
          <table:table-cell table:formula="of:=IF([FP.AT40]&gt;0;[FP.$F10];10000)" office:value-type="float" office:value="10000" calcext:value-type="float">
            <text:p>10000</text:p>
          </table:table-cell>
          <table:table-cell table:formula="of:=IF([FP.AU40]&gt;0;[FP.$F10];10000)" office:value-type="float" office:value="10000" calcext:value-type="float">
            <text:p>10000</text:p>
          </table:table-cell>
          <table:table-cell table:formula="of:=IF([FP.AV40]&gt;0;[FP.$F10];10000)" office:value-type="float" office:value="10000" calcext:value-type="float">
            <text:p>10000</text:p>
          </table:table-cell>
          <table:table-cell table:formula="of:=IF([FP.AW40]&gt;0;[FP.$F10];10000)" office:value-type="float" office:value="10000" calcext:value-type="float">
            <text:p>10000</text:p>
          </table:table-cell>
          <table:table-cell table:formula="of:=IF([FP.AX40]&gt;0;[FP.$F10];10000)" office:value-type="float" office:value="10000" calcext:value-type="float">
            <text:p>10000</text:p>
          </table:table-cell>
          <table:table-cell table:formula="of:=IF([FP.AY40]&gt;0;[FP.$F10];10000)" office:value-type="float" office:value="10000" calcext:value-type="float">
            <text:p>10000</text:p>
          </table:table-cell>
          <table:table-cell table:formula="of:=IF([FP.AZ40]&gt;0;[FP.$F10];10000)" office:value-type="float" office:value="10000" calcext:value-type="float">
            <text:p>10000</text:p>
          </table:table-cell>
          <table:table-cell table:formula="of:=IF([FP.BA40]&gt;0;[FP.$F10];10000)" office:value-type="float" office:value="10000" calcext:value-type="float">
            <text:p>10000</text:p>
          </table:table-cell>
          <table:table-cell table:formula="of:=IF([FP.BB40]&gt;0;[FP.$F10];10000)" office:value-type="float" office:value="10000" calcext:value-type="float">
            <text:p>10000</text:p>
          </table:table-cell>
          <table:table-cell table:formula="of:=IF([FP.BC40]&gt;0;[FP.$F10];10000)" office:value-type="float" office:value="10000" calcext:value-type="float">
            <text:p>10000</text:p>
          </table:table-cell>
          <table:table-cell table:formula="of:=IF([FP.BD40]&gt;0;[FP.$F10];10000)" office:value-type="float" office:value="10000" calcext:value-type="float">
            <text:p>10000</text:p>
          </table:table-cell>
          <table:table-cell table:formula="of:=IF([FP.BE40]&gt;0;[FP.$F10];10000)" office:value-type="float" office:value="10000" calcext:value-type="float">
            <text:p>10000</text:p>
          </table:table-cell>
          <table:table-cell table:formula="of:=IF([FP.BF40]&gt;0;[FP.$F10];10000)" office:value-type="float" office:value="10000" calcext:value-type="float">
            <text:p>10000</text:p>
          </table:table-cell>
          <table:table-cell table:formula="of:=IF([FP.BG40]&gt;0;[FP.$F10];10000)" office:value-type="float" office:value="10000" calcext:value-type="float">
            <text:p>10000</text:p>
          </table:table-cell>
          <table:table-cell table:formula="of:=IF([FP.BH40]&gt;0;[FP.$F10];10000)" office:value-type="float" office:value="10000" calcext:value-type="float">
            <text:p>10000</text:p>
          </table:table-cell>
          <table:table-cell table:formula="of:=IF([FP.BI40]&gt;0;[FP.$F10];10000)" office:value-type="float" office:value="10000" calcext:value-type="float">
            <text:p>10000</text:p>
          </table:table-cell>
          <table:table-cell table:formula="of:=IF([FP.BJ40]&gt;0;[FP.$F10];10000)" office:value-type="float" office:value="10000" calcext:value-type="float">
            <text:p>10000</text:p>
          </table:table-cell>
          <table:table-cell table:formula="of:=IF([FP.BK40]&gt;0;[FP.$F10];10000)" office:value-type="float" office:value="10000" calcext:value-type="float">
            <text:p>10000</text:p>
          </table:table-cell>
          <table:table-cell table:formula="of:=IF([FP.BL40]&gt;0;[FP.$F10];10000)" office:value-type="float" office:value="10000" calcext:value-type="float">
            <text:p>10000</text:p>
          </table:table-cell>
          <table:table-cell table:formula="of:=IF([FP.BM40]&gt;0;[FP.$F10];10000)" office:value-type="float" office:value="10000" calcext:value-type="float">
            <text:p>10000</text:p>
          </table:table-cell>
          <table:table-cell table:formula="of:=IF([FP.BN40]&gt;0;[FP.$F10];10000)" office:value-type="float" office:value="10000" calcext:value-type="float">
            <text:p>10000</text:p>
          </table:table-cell>
          <table:table-cell table:formula="of:=IF([FP.BO40]&gt;0;[FP.$F10];10000)" office:value-type="float" office:value="10000" calcext:value-type="float">
            <text:p>10000</text:p>
          </table:table-cell>
          <table:table-cell table:formula="of:=IF([FP.BP40]&gt;0;[FP.$F10];10000)" office:value-type="float" office:value="10000" calcext:value-type="float">
            <text:p>10000</text:p>
          </table:table-cell>
          <table:table-cell table:formula="of:=IF([FP.BQ40]&gt;0;[FP.$F10];10000)" office:value-type="float" office:value="10000" calcext:value-type="float">
            <text:p>10000</text:p>
          </table:table-cell>
          <table:table-cell table:formula="of:=IF([FP.BR40]&gt;0;[FP.$F10];10000)" office:value-type="float" office:value="10000" calcext:value-type="float">
            <text:p>10000</text:p>
          </table:table-cell>
          <table:table-cell table:formula="of:=IF([FP.BS40]&gt;0;[FP.$F10];10000)" office:value-type="float" office:value="10000" calcext:value-type="float">
            <text:p>10000</text:p>
          </table:table-cell>
          <table:table-cell table:formula="of:=IF([FP.BT40]&gt;0;[FP.$F10];10000)" office:value-type="float" office:value="10000" calcext:value-type="float">
            <text:p>10000</text:p>
          </table:table-cell>
          <table:table-cell table:formula="of:=IF([FP.BU40]&gt;0;[FP.$F10];10000)" office:value-type="float" office:value="10000" calcext:value-type="float">
            <text:p>10000</text:p>
          </table:table-cell>
          <table:table-cell table:formula="of:=IF([FP.BV40]&gt;0;[FP.$F10];10000)" office:value-type="float" office:value="10000" calcext:value-type="float">
            <text:p>10000</text:p>
          </table:table-cell>
          <table:table-cell table:formula="of:=IF([FP.BW40]&gt;0;[FP.$F10];10000)" office:value-type="float" office:value="10000" calcext:value-type="float">
            <text:p>10000</text:p>
          </table:table-cell>
          <table:table-cell table:formula="of:=IF([FP.BX40]&gt;0;[FP.$F10];10000)" office:value-type="float" office:value="10000" calcext:value-type="float">
            <text:p>10000</text:p>
          </table:table-cell>
          <table:table-cell table:formula="of:=IF([FP.BY40]&gt;0;[FP.$F10];10000)" office:value-type="float" office:value="10000" calcext:value-type="float">
            <text:p>10000</text:p>
          </table:table-cell>
          <table:table-cell table:formula="of:=IF([FP.BZ40]&gt;0;[FP.$F10];10000)" office:value-type="float" office:value="10000" calcext:value-type="float">
            <text:p>10000</text:p>
          </table:table-cell>
          <table:table-cell table:formula="of:=IF([FP.CA40]&gt;0;[FP.$F10];10000)" office:value-type="float" office:value="10000" calcext:value-type="float">
            <text:p>10000</text:p>
          </table:table-cell>
          <table:table-cell table:formula="of:=IF([FP.CB40]&gt;0;[FP.$F10];10000)" office:value-type="float" office:value="10000" calcext:value-type="float">
            <text:p>10000</text:p>
          </table:table-cell>
          <table:table-cell table:formula="of:=IF([FP.CC40]&gt;0;[FP.$F10];10000)" office:value-type="float" office:value="10000" calcext:value-type="float">
            <text:p>10000</text:p>
          </table:table-cell>
          <table:table-cell table:formula="of:=IF([FP.CD40]&gt;0;[FP.$F10];10000)" office:value-type="float" office:value="10000" calcext:value-type="float">
            <text:p>10000</text:p>
          </table:table-cell>
          <table:table-cell table:formula="of:=IF([FP.CE40]&gt;0;[FP.$F10];10000)" office:value-type="float" office:value="10000" calcext:value-type="float">
            <text:p>10000</text:p>
          </table:table-cell>
          <table:table-cell table:formula="of:=IF([FP.CF40]&gt;0;[FP.$F10];10000)" office:value-type="float" office:value="10000" calcext:value-type="float">
            <text:p>10000</text:p>
          </table:table-cell>
          <table:table-cell table:formula="of:=IF([FP.CG40]&gt;0;[FP.$F10];10000)" office:value-type="float" office:value="10000" calcext:value-type="float">
            <text:p>10000</text:p>
          </table:table-cell>
          <table:table-cell table:formula="of:=IF([FP.CH40]&gt;0;[FP.$F10];10000)" office:value-type="float" office:value="10000" calcext:value-type="float">
            <text:p>10000</text:p>
          </table:table-cell>
          <table:table-cell table:formula="of:=IF([FP.CI40]&gt;0;[FP.$F10];10000)" office:value-type="float" office:value="10000" calcext:value-type="float">
            <text:p>10000</text:p>
          </table:table-cell>
          <table:table-cell table:formula="of:=IF([FP.CJ40]&gt;0;[FP.$F10];10000)" office:value-type="float" office:value="10000" calcext:value-type="float">
            <text:p>10000</text:p>
          </table:table-cell>
          <table:table-cell table:formula="of:=IF([FP.CK40]&gt;0;[FP.$F10];10000)" office:value-type="float" office:value="10000" calcext:value-type="float">
            <text:p>10000</text:p>
          </table:table-cell>
          <table:table-cell table:formula="of:=IF([FP.CL40]&gt;0;[FP.$F10];10000)" office:value-type="float" office:value="10000" calcext:value-type="float">
            <text:p>10000</text:p>
          </table:table-cell>
          <table:table-cell table:formula="of:=IF([FP.CM40]&gt;0;[FP.$F10];10000)" office:value-type="float" office:value="10000" calcext:value-type="float">
            <text:p>10000</text:p>
          </table:table-cell>
          <table:table-cell table:formula="of:=IF([FP.CN40]&gt;0;[FP.$F10];10000)" office:value-type="float" office:value="10000" calcext:value-type="float">
            <text:p>10000</text:p>
          </table:table-cell>
          <table:table-cell table:formula="of:=IF([FP.CO40]&gt;0;[FP.$F10];10000)" office:value-type="float" office:value="10000" calcext:value-type="float">
            <text:p>10000</text:p>
          </table:table-cell>
          <table:table-cell table:formula="of:=IF([FP.CP40]&gt;0;[FP.$F10];10000)" office:value-type="float" office:value="10000" calcext:value-type="float">
            <text:p>10000</text:p>
          </table:table-cell>
          <table:table-cell table:formula="of:=IF([FP.CQ40]&gt;0;[FP.$F10];10000)" office:value-type="float" office:value="10000" calcext:value-type="float">
            <text:p>10000</text:p>
          </table:table-cell>
          <table:table-cell table:formula="of:=IF([FP.CR40]&gt;0;[FP.$F10];10000)" office:value-type="float" office:value="10000" calcext:value-type="float">
            <text:p>10000</text:p>
          </table:table-cell>
          <table:table-cell table:formula="of:=IF([FP.CS40]&gt;0;[FP.$F10];10000)" office:value-type="float" office:value="10000" calcext:value-type="float">
            <text:p>10000</text:p>
          </table:table-cell>
          <table:table-cell table:formula="of:=IF([FP.CT40]&gt;0;[FP.$F10];10000)" office:value-type="float" office:value="10000" calcext:value-type="float">
            <text:p>10000</text:p>
          </table:table-cell>
          <table:table-cell table:formula="of:=IF([FP.CU40]&gt;0;[FP.$F10];10000)" office:value-type="float" office:value="10000" calcext:value-type="float">
            <text:p>10000</text:p>
          </table:table-cell>
          <table:table-cell table:formula="of:=IF([FP.CV40]&gt;0;[FP.$F10];10000)" office:value-type="float" office:value="10000" calcext:value-type="float">
            <text:p>10000</text:p>
          </table:table-cell>
          <table:table-cell table:formula="of:=IF([FP.CW40]&gt;0;[FP.$F10];10000)" office:value-type="float" office:value="10000" calcext:value-type="float">
            <text:p>10000</text:p>
          </table:table-cell>
          <table:table-cell table:formula="of:=IF([FP.CX40]&gt;0;[FP.$F10];10000)" office:value-type="float" office:value="10000" calcext:value-type="float">
            <text:p>10000</text:p>
          </table:table-cell>
          <table:table-cell table:formula="of:=IF([FP.CY40]&gt;0;[FP.$F10];10000)" office:value-type="float" office:value="10000" calcext:value-type="float">
            <text:p>10000</text:p>
          </table:table-cell>
          <table:table-cell table:formula="of:=IF([FP.CZ40]&gt;0;[FP.$F10];10000)" office:value-type="float" office:value="10000" calcext:value-type="float">
            <text:p>10000</text:p>
          </table:table-cell>
          <table:table-cell table:formula="of:=IF([FP.DA40]&gt;0;[FP.$F10];10000)" office:value-type="float" office:value="10000" calcext:value-type="float">
            <text:p>10000</text:p>
          </table:table-cell>
          <table:table-cell table:formula="of:=IF([FP.DB40]&gt;0;[FP.$F10];10000)" office:value-type="float" office:value="10000" calcext:value-type="float">
            <text:p>10000</text:p>
          </table:table-cell>
          <table:table-cell table:formula="of:=IF([FP.DC40]&gt;0;[FP.$F10];10000)" office:value-type="float" office:value="10000" calcext:value-type="float">
            <text:p>10000</text:p>
          </table:table-cell>
          <table:table-cell table:formula="of:=IF([FP.DD40]&gt;0;[FP.$F10];10000)" office:value-type="float" office:value="10000" calcext:value-type="float">
            <text:p>10000</text:p>
          </table:table-cell>
          <table:table-cell table:formula="of:=IF([FP.DE40]&gt;0;[FP.$F10];10000)" office:value-type="float" office:value="10000" calcext:value-type="float">
            <text:p>10000</text:p>
          </table:table-cell>
          <table:table-cell table:formula="of:=IF([FP.DF40]&gt;0;[FP.$F10];10000)" office:value-type="float" office:value="10000" calcext:value-type="float">
            <text:p>10000</text:p>
          </table:table-cell>
          <table:table-cell table:formula="of:=IF([FP.DG40]&gt;0;[FP.$F10];10000)" office:value-type="float" office:value="10000" calcext:value-type="float">
            <text:p>10000</text:p>
          </table:table-cell>
          <table:table-cell table:formula="of:=IF([FP.DH40]&gt;0;[FP.$F10];10000)" office:value-type="float" office:value="10000" calcext:value-type="float">
            <text:p>10000</text:p>
          </table:table-cell>
          <table:table-cell table:formula="of:=IF([FP.DI40]&gt;0;[FP.$F10];10000)" office:value-type="float" office:value="10000" calcext:value-type="float">
            <text:p>10000</text:p>
          </table:table-cell>
          <table:table-cell table:formula="of:=IF([FP.DJ40]&gt;0;[FP.$F10];10000)" office:value-type="float" office:value="10000" calcext:value-type="float">
            <text:p>10000</text:p>
          </table:table-cell>
          <table:table-cell table:formula="of:=IF([FP.DK40]&gt;0;[FP.$F10];10000)" office:value-type="float" office:value="10000" calcext:value-type="float">
            <text:p>10000</text:p>
          </table:table-cell>
          <table:table-cell table:formula="of:=IF([FP.DL40]&gt;0;[FP.$F10];10000)" office:value-type="float" office:value="10000" calcext:value-type="float">
            <text:p>10000</text:p>
          </table:table-cell>
          <table:table-cell table:formula="of:=IF([FP.DM40]&gt;0;[FP.$F10];10000)" office:value-type="float" office:value="10000" calcext:value-type="float">
            <text:p>10000</text:p>
          </table:table-cell>
          <table:table-cell table:formula="of:=IF([FP.DN40]&gt;0;[FP.$F10];10000)" office:value-type="float" office:value="10000" calcext:value-type="float">
            <text:p>10000</text:p>
          </table:table-cell>
          <table:table-cell table:formula="of:=IF([FP.DO40]&gt;0;[FP.$F10];10000)" office:value-type="float" office:value="10000" calcext:value-type="float">
            <text:p>10000</text:p>
          </table:table-cell>
          <table:table-cell table:formula="of:=IF([FP.DP40]&gt;0;[FP.$F10];10000)" office:value-type="float" office:value="10000" calcext:value-type="float">
            <text:p>10000</text:p>
          </table:table-cell>
          <table:table-cell table:formula="of:=IF([FP.DQ40]&gt;0;[FP.$F10];10000)" office:value-type="float" office:value="10000" calcext:value-type="float">
            <text:p>10000</text:p>
          </table:table-cell>
          <table:table-cell table:formula="of:=IF([FP.DR40]&gt;0;[FP.$F10];10000)" office:value-type="float" office:value="10000" calcext:value-type="float">
            <text:p>10000</text:p>
          </table:table-cell>
          <table:table-cell table:formula="of:=IF([FP.DS40]&gt;0;[FP.$F10];10000)" office:value-type="float" office:value="10000" calcext:value-type="float">
            <text:p>10000</text:p>
          </table:table-cell>
          <table:table-cell table:formula="of:=IF([FP.DT40]&gt;0;[FP.$F10];10000)" office:value-type="float" office:value="10000" calcext:value-type="float">
            <text:p>10000</text:p>
          </table:table-cell>
          <table:table-cell table:formula="of:=IF([FP.DU40]&gt;0;[FP.$F10];10000)" office:value-type="float" office:value="10000" calcext:value-type="float">
            <text:p>10000</text:p>
          </table:table-cell>
          <table:table-cell table:formula="of:=IF([FP.DV40]&gt;0;[FP.$F10];10000)" office:value-type="float" office:value="10000" calcext:value-type="float">
            <text:p>10000</text:p>
          </table:table-cell>
          <table:table-cell table:formula="of:=IF([FP.DW40]&gt;0;[FP.$F10];10000)" office:value-type="float" office:value="10000" calcext:value-type="float">
            <text:p>10000</text:p>
          </table:table-cell>
          <table:table-cell table:formula="of:=IF([FP.DX40]&gt;0;[FP.$F10];10000)" office:value-type="float" office:value="10000" calcext:value-type="float">
            <text:p>10000</text:p>
          </table:table-cell>
          <table:table-cell table:formula="of:=IF([FP.DY40]&gt;0;[FP.$F10];10000)" office:value-type="float" office:value="10000" calcext:value-type="float">
            <text:p>10000</text:p>
          </table:table-cell>
          <table:table-cell table:formula="of:=IF([FP.DZ40]&gt;0;[FP.$F10];10000)" office:value-type="float" office:value="10000" calcext:value-type="float">
            <text:p>10000</text:p>
          </table:table-cell>
          <table:table-cell table:formula="of:=IF([FP.EA40]&gt;0;[FP.$F10];10000)" office:value-type="float" office:value="10000" calcext:value-type="float">
            <text:p>10000</text:p>
          </table:table-cell>
          <table:table-cell table:formula="of:=IF([FP.EB40]&gt;0;[FP.$F10];10000)" office:value-type="float" office:value="10000" calcext:value-type="float">
            <text:p>10000</text:p>
          </table:table-cell>
        </table:table-row>
        <table:table-row table:style-name="ro1" table:visibility="collapse">
          <table:table-cell table:number-columns-repeated="9"/>
          <table:table-cell table:formula="of:=IF([FP.J41]&gt;0;[FP.$F11];10000)" office:value-type="float" office:value="10000" calcext:value-type="float">
            <text:p>10000</text:p>
          </table:table-cell>
          <table:table-cell table:formula="of:=IF([FP.K41]&gt;0;[FP.$F11];10000)" office:value-type="float" office:value="10000" calcext:value-type="float">
            <text:p>10000</text:p>
          </table:table-cell>
          <table:table-cell table:formula="of:=IF([FP.L41]&gt;0;[FP.$F11];10000)" office:value-type="float" office:value="10000" calcext:value-type="float">
            <text:p>10000</text:p>
          </table:table-cell>
          <table:table-cell table:formula="of:=IF([FP.M41]&gt;0;[FP.$F11];10000)" office:value-type="float" office:value="10000" calcext:value-type="float">
            <text:p>10000</text:p>
          </table:table-cell>
          <table:table-cell table:formula="of:=IF([FP.N41]&gt;0;[FP.$F11];10000)" office:value-type="float" office:value="10000" calcext:value-type="float">
            <text:p>10000</text:p>
          </table:table-cell>
          <table:table-cell table:formula="of:=IF([FP.O41]&gt;0;[FP.$F11];10000)" office:value-type="float" office:value="10000" calcext:value-type="float">
            <text:p>10000</text:p>
          </table:table-cell>
          <table:table-cell table:formula="of:=IF([FP.P41]&gt;0;[FP.$F11];10000)" office:value-type="float" office:value="10000" calcext:value-type="float">
            <text:p>10000</text:p>
          </table:table-cell>
          <table:table-cell table:formula="of:=IF([FP.Q41]&gt;0;[FP.$F11];10000)" office:value-type="float" office:value="10000" calcext:value-type="float">
            <text:p>10000</text:p>
          </table:table-cell>
          <table:table-cell table:formula="of:=IF([FP.R41]&gt;0;[FP.$F11];10000)" office:value-type="float" office:value="10000" calcext:value-type="float">
            <text:p>10000</text:p>
          </table:table-cell>
          <table:table-cell table:formula="of:=IF([FP.S41]&gt;0;[FP.$F11];10000)" office:value-type="float" office:value="10000" calcext:value-type="float">
            <text:p>10000</text:p>
          </table:table-cell>
          <table:table-cell table:formula="of:=IF([FP.T41]&gt;0;[FP.$F11];10000)" office:value-type="float" office:value="10000" calcext:value-type="float">
            <text:p>10000</text:p>
          </table:table-cell>
          <table:table-cell table:formula="of:=IF([FP.U41]&gt;0;[FP.$F11];10000)" office:value-type="float" office:value="10000" calcext:value-type="float">
            <text:p>10000</text:p>
          </table:table-cell>
          <table:table-cell table:formula="of:=IF([FP.V41]&gt;0;[FP.$F11];10000)" office:value-type="float" office:value="10000" calcext:value-type="float">
            <text:p>10000</text:p>
          </table:table-cell>
          <table:table-cell table:formula="of:=IF([FP.W41]&gt;0;[FP.$F11];10000)" office:value-type="float" office:value="10000" calcext:value-type="float">
            <text:p>10000</text:p>
          </table:table-cell>
          <table:table-cell table:formula="of:=IF([FP.X41]&gt;0;[FP.$F11];10000)" office:value-type="float" office:value="10000" calcext:value-type="float">
            <text:p>10000</text:p>
          </table:table-cell>
          <table:table-cell table:formula="of:=IF([FP.Y41]&gt;0;[FP.$F11];10000)" office:value-type="float" office:value="10000" calcext:value-type="float">
            <text:p>10000</text:p>
          </table:table-cell>
          <table:table-cell table:formula="of:=IF([FP.Z41]&gt;0;[FP.$F11];10000)" office:value-type="float" office:value="10000" calcext:value-type="float">
            <text:p>10000</text:p>
          </table:table-cell>
          <table:table-cell table:formula="of:=IF([FP.AA41]&gt;0;[FP.$F11];10000)" office:value-type="float" office:value="10000" calcext:value-type="float">
            <text:p>10000</text:p>
          </table:table-cell>
          <table:table-cell table:formula="of:=IF([FP.AB41]&gt;0;[FP.$F11];10000)" office:value-type="float" office:value="10000" calcext:value-type="float">
            <text:p>10000</text:p>
          </table:table-cell>
          <table:table-cell table:formula="of:=IF([FP.AC41]&gt;0;[FP.$F11];10000)" office:value-type="float" office:value="10000" calcext:value-type="float">
            <text:p>10000</text:p>
          </table:table-cell>
          <table:table-cell table:formula="of:=IF([FP.AD41]&gt;0;[FP.$F11];10000)" office:value-type="float" office:value="10000" calcext:value-type="float">
            <text:p>10000</text:p>
          </table:table-cell>
          <table:table-cell table:formula="of:=IF([FP.AE41]&gt;0;[FP.$F11];10000)" office:value-type="float" office:value="10000" calcext:value-type="float">
            <text:p>10000</text:p>
          </table:table-cell>
          <table:table-cell table:formula="of:=IF([FP.AF41]&gt;0;[FP.$F11];10000)" office:value-type="float" office:value="10000" calcext:value-type="float">
            <text:p>10000</text:p>
          </table:table-cell>
          <table:table-cell table:formula="of:=IF([FP.AG41]&gt;0;[FP.$F11];10000)" office:value-type="float" office:value="10000" calcext:value-type="float">
            <text:p>10000</text:p>
          </table:table-cell>
          <table:table-cell table:formula="of:=IF([FP.AH41]&gt;0;[FP.$F11];10000)" office:value-type="float" office:value="10000" calcext:value-type="float">
            <text:p>10000</text:p>
          </table:table-cell>
          <table:table-cell table:formula="of:=IF([FP.AI41]&gt;0;[FP.$F11];10000)" office:value-type="float" office:value="10000" calcext:value-type="float">
            <text:p>10000</text:p>
          </table:table-cell>
          <table:table-cell table:formula="of:=IF([FP.AJ41]&gt;0;[FP.$F11];10000)" office:value-type="float" office:value="10000" calcext:value-type="float">
            <text:p>10000</text:p>
          </table:table-cell>
          <table:table-cell table:formula="of:=IF([FP.AK41]&gt;0;[FP.$F11];10000)" office:value-type="float" office:value="10000" calcext:value-type="float">
            <text:p>10000</text:p>
          </table:table-cell>
          <table:table-cell table:formula="of:=IF([FP.AL41]&gt;0;[FP.$F11];10000)" office:value-type="float" office:value="10000" calcext:value-type="float">
            <text:p>10000</text:p>
          </table:table-cell>
          <table:table-cell table:formula="of:=IF([FP.AM41]&gt;0;[FP.$F11];10000)" office:value-type="float" office:value="10000" calcext:value-type="float">
            <text:p>10000</text:p>
          </table:table-cell>
          <table:table-cell table:formula="of:=IF([FP.AN41]&gt;0;[FP.$F11];10000)" office:value-type="float" office:value="10000" calcext:value-type="float">
            <text:p>10000</text:p>
          </table:table-cell>
          <table:table-cell table:formula="of:=IF([FP.AO41]&gt;0;[FP.$F11];10000)" office:value-type="float" office:value="10000" calcext:value-type="float">
            <text:p>10000</text:p>
          </table:table-cell>
          <table:table-cell table:formula="of:=IF([FP.AP41]&gt;0;[FP.$F11];10000)" office:value-type="float" office:value="10000" calcext:value-type="float">
            <text:p>10000</text:p>
          </table:table-cell>
          <table:table-cell table:formula="of:=IF([FP.AQ41]&gt;0;[FP.$F11];10000)" office:value-type="float" office:value="10000" calcext:value-type="float">
            <text:p>10000</text:p>
          </table:table-cell>
          <table:table-cell table:formula="of:=IF([FP.AR41]&gt;0;[FP.$F11];10000)" office:value-type="float" office:value="10000" calcext:value-type="float">
            <text:p>10000</text:p>
          </table:table-cell>
          <table:table-cell table:formula="of:=IF([FP.AS41]&gt;0;[FP.$F11];10000)" office:value-type="float" office:value="10000" calcext:value-type="float">
            <text:p>10000</text:p>
          </table:table-cell>
          <table:table-cell table:formula="of:=IF([FP.AT41]&gt;0;[FP.$F11];10000)" office:value-type="float" office:value="10000" calcext:value-type="float">
            <text:p>10000</text:p>
          </table:table-cell>
          <table:table-cell table:formula="of:=IF([FP.AU41]&gt;0;[FP.$F11];10000)" office:value-type="float" office:value="10000" calcext:value-type="float">
            <text:p>10000</text:p>
          </table:table-cell>
          <table:table-cell table:formula="of:=IF([FP.AV41]&gt;0;[FP.$F11];10000)" office:value-type="float" office:value="10000" calcext:value-type="float">
            <text:p>10000</text:p>
          </table:table-cell>
          <table:table-cell table:formula="of:=IF([FP.AW41]&gt;0;[FP.$F11];10000)" office:value-type="float" office:value="10000" calcext:value-type="float">
            <text:p>10000</text:p>
          </table:table-cell>
          <table:table-cell table:formula="of:=IF([FP.AX41]&gt;0;[FP.$F11];10000)" office:value-type="float" office:value="10000" calcext:value-type="float">
            <text:p>10000</text:p>
          </table:table-cell>
          <table:table-cell table:formula="of:=IF([FP.AY41]&gt;0;[FP.$F11];10000)" office:value-type="float" office:value="10000" calcext:value-type="float">
            <text:p>10000</text:p>
          </table:table-cell>
          <table:table-cell table:formula="of:=IF([FP.AZ41]&gt;0;[FP.$F11];10000)" office:value-type="float" office:value="10000" calcext:value-type="float">
            <text:p>10000</text:p>
          </table:table-cell>
          <table:table-cell table:formula="of:=IF([FP.BA41]&gt;0;[FP.$F11];10000)" office:value-type="float" office:value="10000" calcext:value-type="float">
            <text:p>10000</text:p>
          </table:table-cell>
          <table:table-cell table:formula="of:=IF([FP.BB41]&gt;0;[FP.$F11];10000)" office:value-type="float" office:value="10000" calcext:value-type="float">
            <text:p>10000</text:p>
          </table:table-cell>
          <table:table-cell table:formula="of:=IF([FP.BC41]&gt;0;[FP.$F11];10000)" office:value-type="float" office:value="10000" calcext:value-type="float">
            <text:p>10000</text:p>
          </table:table-cell>
          <table:table-cell table:formula="of:=IF([FP.BD41]&gt;0;[FP.$F11];10000)" office:value-type="float" office:value="10000" calcext:value-type="float">
            <text:p>10000</text:p>
          </table:table-cell>
          <table:table-cell table:formula="of:=IF([FP.BE41]&gt;0;[FP.$F11];10000)" office:value-type="float" office:value="10000" calcext:value-type="float">
            <text:p>10000</text:p>
          </table:table-cell>
          <table:table-cell table:formula="of:=IF([FP.BF41]&gt;0;[FP.$F11];10000)" office:value-type="float" office:value="10000" calcext:value-type="float">
            <text:p>10000</text:p>
          </table:table-cell>
          <table:table-cell table:formula="of:=IF([FP.BG41]&gt;0;[FP.$F11];10000)" office:value-type="float" office:value="10000" calcext:value-type="float">
            <text:p>10000</text:p>
          </table:table-cell>
          <table:table-cell table:formula="of:=IF([FP.BH41]&gt;0;[FP.$F11];10000)" office:value-type="float" office:value="10000" calcext:value-type="float">
            <text:p>10000</text:p>
          </table:table-cell>
          <table:table-cell table:formula="of:=IF([FP.BI41]&gt;0;[FP.$F11];10000)" office:value-type="float" office:value="10000" calcext:value-type="float">
            <text:p>10000</text:p>
          </table:table-cell>
          <table:table-cell table:formula="of:=IF([FP.BJ41]&gt;0;[FP.$F11];10000)" office:value-type="float" office:value="10000" calcext:value-type="float">
            <text:p>10000</text:p>
          </table:table-cell>
          <table:table-cell table:formula="of:=IF([FP.BK41]&gt;0;[FP.$F11];10000)" office:value-type="float" office:value="10000" calcext:value-type="float">
            <text:p>10000</text:p>
          </table:table-cell>
          <table:table-cell table:formula="of:=IF([FP.BL41]&gt;0;[FP.$F11];10000)" office:value-type="float" office:value="10000" calcext:value-type="float">
            <text:p>10000</text:p>
          </table:table-cell>
          <table:table-cell table:formula="of:=IF([FP.BM41]&gt;0;[FP.$F11];10000)" office:value-type="float" office:value="10000" calcext:value-type="float">
            <text:p>10000</text:p>
          </table:table-cell>
          <table:table-cell table:formula="of:=IF([FP.BN41]&gt;0;[FP.$F11];10000)" office:value-type="float" office:value="10000" calcext:value-type="float">
            <text:p>10000</text:p>
          </table:table-cell>
          <table:table-cell table:formula="of:=IF([FP.BO41]&gt;0;[FP.$F11];10000)" office:value-type="float" office:value="10000" calcext:value-type="float">
            <text:p>10000</text:p>
          </table:table-cell>
          <table:table-cell table:formula="of:=IF([FP.BP41]&gt;0;[FP.$F11];10000)" office:value-type="float" office:value="10000" calcext:value-type="float">
            <text:p>10000</text:p>
          </table:table-cell>
          <table:table-cell table:formula="of:=IF([FP.BQ41]&gt;0;[FP.$F11];10000)" office:value-type="float" office:value="10000" calcext:value-type="float">
            <text:p>10000</text:p>
          </table:table-cell>
          <table:table-cell table:formula="of:=IF([FP.BR41]&gt;0;[FP.$F11];10000)" office:value-type="float" office:value="10000" calcext:value-type="float">
            <text:p>10000</text:p>
          </table:table-cell>
          <table:table-cell table:formula="of:=IF([FP.BS41]&gt;0;[FP.$F11];10000)" office:value-type="float" office:value="10000" calcext:value-type="float">
            <text:p>10000</text:p>
          </table:table-cell>
          <table:table-cell table:formula="of:=IF([FP.BT41]&gt;0;[FP.$F11];10000)" office:value-type="float" office:value="10000" calcext:value-type="float">
            <text:p>10000</text:p>
          </table:table-cell>
          <table:table-cell table:formula="of:=IF([FP.BU41]&gt;0;[FP.$F11];10000)" office:value-type="float" office:value="10000" calcext:value-type="float">
            <text:p>10000</text:p>
          </table:table-cell>
          <table:table-cell table:formula="of:=IF([FP.BV41]&gt;0;[FP.$F11];10000)" office:value-type="float" office:value="10000" calcext:value-type="float">
            <text:p>10000</text:p>
          </table:table-cell>
          <table:table-cell table:formula="of:=IF([FP.BW41]&gt;0;[FP.$F11];10000)" office:value-type="float" office:value="10000" calcext:value-type="float">
            <text:p>10000</text:p>
          </table:table-cell>
          <table:table-cell table:formula="of:=IF([FP.BX41]&gt;0;[FP.$F11];10000)" office:value-type="float" office:value="10000" calcext:value-type="float">
            <text:p>10000</text:p>
          </table:table-cell>
          <table:table-cell table:formula="of:=IF([FP.BY41]&gt;0;[FP.$F11];10000)" office:value-type="float" office:value="10000" calcext:value-type="float">
            <text:p>10000</text:p>
          </table:table-cell>
          <table:table-cell table:formula="of:=IF([FP.BZ41]&gt;0;[FP.$F11];10000)" office:value-type="float" office:value="10000" calcext:value-type="float">
            <text:p>10000</text:p>
          </table:table-cell>
          <table:table-cell table:formula="of:=IF([FP.CA41]&gt;0;[FP.$F11];10000)" office:value-type="float" office:value="10000" calcext:value-type="float">
            <text:p>10000</text:p>
          </table:table-cell>
          <table:table-cell table:formula="of:=IF([FP.CB41]&gt;0;[FP.$F11];10000)" office:value-type="float" office:value="10000" calcext:value-type="float">
            <text:p>10000</text:p>
          </table:table-cell>
          <table:table-cell table:formula="of:=IF([FP.CC41]&gt;0;[FP.$F11];10000)" office:value-type="float" office:value="10000" calcext:value-type="float">
            <text:p>10000</text:p>
          </table:table-cell>
          <table:table-cell table:formula="of:=IF([FP.CD41]&gt;0;[FP.$F11];10000)" office:value-type="float" office:value="10000" calcext:value-type="float">
            <text:p>10000</text:p>
          </table:table-cell>
          <table:table-cell table:formula="of:=IF([FP.CE41]&gt;0;[FP.$F11];10000)" office:value-type="float" office:value="10000" calcext:value-type="float">
            <text:p>10000</text:p>
          </table:table-cell>
          <table:table-cell table:formula="of:=IF([FP.CF41]&gt;0;[FP.$F11];10000)" office:value-type="float" office:value="10000" calcext:value-type="float">
            <text:p>10000</text:p>
          </table:table-cell>
          <table:table-cell table:formula="of:=IF([FP.CG41]&gt;0;[FP.$F11];10000)" office:value-type="float" office:value="10000" calcext:value-type="float">
            <text:p>10000</text:p>
          </table:table-cell>
          <table:table-cell table:formula="of:=IF([FP.CH41]&gt;0;[FP.$F11];10000)" office:value-type="float" office:value="10000" calcext:value-type="float">
            <text:p>10000</text:p>
          </table:table-cell>
          <table:table-cell table:formula="of:=IF([FP.CI41]&gt;0;[FP.$F11];10000)" office:value-type="float" office:value="10000" calcext:value-type="float">
            <text:p>10000</text:p>
          </table:table-cell>
          <table:table-cell table:formula="of:=IF([FP.CJ41]&gt;0;[FP.$F11];10000)" office:value-type="float" office:value="10000" calcext:value-type="float">
            <text:p>10000</text:p>
          </table:table-cell>
          <table:table-cell table:formula="of:=IF([FP.CK41]&gt;0;[FP.$F11];10000)" office:value-type="float" office:value="10000" calcext:value-type="float">
            <text:p>10000</text:p>
          </table:table-cell>
          <table:table-cell table:formula="of:=IF([FP.CL41]&gt;0;[FP.$F11];10000)" office:value-type="float" office:value="10000" calcext:value-type="float">
            <text:p>10000</text:p>
          </table:table-cell>
          <table:table-cell table:formula="of:=IF([FP.CM41]&gt;0;[FP.$F11];10000)" office:value-type="float" office:value="10000" calcext:value-type="float">
            <text:p>10000</text:p>
          </table:table-cell>
          <table:table-cell table:formula="of:=IF([FP.CN41]&gt;0;[FP.$F11];10000)" office:value-type="float" office:value="10000" calcext:value-type="float">
            <text:p>10000</text:p>
          </table:table-cell>
          <table:table-cell table:formula="of:=IF([FP.CO41]&gt;0;[FP.$F11];10000)" office:value-type="float" office:value="10000" calcext:value-type="float">
            <text:p>10000</text:p>
          </table:table-cell>
          <table:table-cell table:formula="of:=IF([FP.CP41]&gt;0;[FP.$F11];10000)" office:value-type="float" office:value="10000" calcext:value-type="float">
            <text:p>10000</text:p>
          </table:table-cell>
          <table:table-cell table:formula="of:=IF([FP.CQ41]&gt;0;[FP.$F11];10000)" office:value-type="float" office:value="10000" calcext:value-type="float">
            <text:p>10000</text:p>
          </table:table-cell>
          <table:table-cell table:formula="of:=IF([FP.CR41]&gt;0;[FP.$F11];10000)" office:value-type="float" office:value="10000" calcext:value-type="float">
            <text:p>10000</text:p>
          </table:table-cell>
          <table:table-cell table:formula="of:=IF([FP.CS41]&gt;0;[FP.$F11];10000)" office:value-type="float" office:value="10000" calcext:value-type="float">
            <text:p>10000</text:p>
          </table:table-cell>
          <table:table-cell table:formula="of:=IF([FP.CT41]&gt;0;[FP.$F11];10000)" office:value-type="float" office:value="10000" calcext:value-type="float">
            <text:p>10000</text:p>
          </table:table-cell>
          <table:table-cell table:formula="of:=IF([FP.CU41]&gt;0;[FP.$F11];10000)" office:value-type="float" office:value="10000" calcext:value-type="float">
            <text:p>10000</text:p>
          </table:table-cell>
          <table:table-cell table:formula="of:=IF([FP.CV41]&gt;0;[FP.$F11];10000)" office:value-type="float" office:value="10000" calcext:value-type="float">
            <text:p>10000</text:p>
          </table:table-cell>
          <table:table-cell table:formula="of:=IF([FP.CW41]&gt;0;[FP.$F11];10000)" office:value-type="float" office:value="10000" calcext:value-type="float">
            <text:p>10000</text:p>
          </table:table-cell>
          <table:table-cell table:formula="of:=IF([FP.CX41]&gt;0;[FP.$F11];10000)" office:value-type="float" office:value="10000" calcext:value-type="float">
            <text:p>10000</text:p>
          </table:table-cell>
          <table:table-cell table:formula="of:=IF([FP.CY41]&gt;0;[FP.$F11];10000)" office:value-type="float" office:value="10000" calcext:value-type="float">
            <text:p>10000</text:p>
          </table:table-cell>
          <table:table-cell table:formula="of:=IF([FP.CZ41]&gt;0;[FP.$F11];10000)" office:value-type="float" office:value="10000" calcext:value-type="float">
            <text:p>10000</text:p>
          </table:table-cell>
          <table:table-cell table:formula="of:=IF([FP.DA41]&gt;0;[FP.$F11];10000)" office:value-type="float" office:value="10000" calcext:value-type="float">
            <text:p>10000</text:p>
          </table:table-cell>
          <table:table-cell table:formula="of:=IF([FP.DB41]&gt;0;[FP.$F11];10000)" office:value-type="float" office:value="10000" calcext:value-type="float">
            <text:p>10000</text:p>
          </table:table-cell>
          <table:table-cell table:formula="of:=IF([FP.DC41]&gt;0;[FP.$F11];10000)" office:value-type="float" office:value="10000" calcext:value-type="float">
            <text:p>10000</text:p>
          </table:table-cell>
          <table:table-cell table:formula="of:=IF([FP.DD41]&gt;0;[FP.$F11];10000)" office:value-type="float" office:value="10000" calcext:value-type="float">
            <text:p>10000</text:p>
          </table:table-cell>
          <table:table-cell table:formula="of:=IF([FP.DE41]&gt;0;[FP.$F11];10000)" office:value-type="float" office:value="10000" calcext:value-type="float">
            <text:p>10000</text:p>
          </table:table-cell>
          <table:table-cell table:formula="of:=IF([FP.DF41]&gt;0;[FP.$F11];10000)" office:value-type="float" office:value="10000" calcext:value-type="float">
            <text:p>10000</text:p>
          </table:table-cell>
          <table:table-cell table:formula="of:=IF([FP.DG41]&gt;0;[FP.$F11];10000)" office:value-type="float" office:value="10000" calcext:value-type="float">
            <text:p>10000</text:p>
          </table:table-cell>
          <table:table-cell table:formula="of:=IF([FP.DH41]&gt;0;[FP.$F11];10000)" office:value-type="float" office:value="10000" calcext:value-type="float">
            <text:p>10000</text:p>
          </table:table-cell>
          <table:table-cell table:formula="of:=IF([FP.DI41]&gt;0;[FP.$F11];10000)" office:value-type="float" office:value="10000" calcext:value-type="float">
            <text:p>10000</text:p>
          </table:table-cell>
          <table:table-cell table:formula="of:=IF([FP.DJ41]&gt;0;[FP.$F11];10000)" office:value-type="float" office:value="10000" calcext:value-type="float">
            <text:p>10000</text:p>
          </table:table-cell>
          <table:table-cell table:formula="of:=IF([FP.DK41]&gt;0;[FP.$F11];10000)" office:value-type="float" office:value="10000" calcext:value-type="float">
            <text:p>10000</text:p>
          </table:table-cell>
          <table:table-cell table:formula="of:=IF([FP.DL41]&gt;0;[FP.$F11];10000)" office:value-type="float" office:value="10000" calcext:value-type="float">
            <text:p>10000</text:p>
          </table:table-cell>
          <table:table-cell table:formula="of:=IF([FP.DM41]&gt;0;[FP.$F11];10000)" office:value-type="float" office:value="10000" calcext:value-type="float">
            <text:p>10000</text:p>
          </table:table-cell>
          <table:table-cell table:formula="of:=IF([FP.DN41]&gt;0;[FP.$F11];10000)" office:value-type="float" office:value="10000" calcext:value-type="float">
            <text:p>10000</text:p>
          </table:table-cell>
          <table:table-cell table:formula="of:=IF([FP.DO41]&gt;0;[FP.$F11];10000)" office:value-type="float" office:value="10000" calcext:value-type="float">
            <text:p>10000</text:p>
          </table:table-cell>
          <table:table-cell table:formula="of:=IF([FP.DP41]&gt;0;[FP.$F11];10000)" office:value-type="float" office:value="10000" calcext:value-type="float">
            <text:p>10000</text:p>
          </table:table-cell>
          <table:table-cell table:formula="of:=IF([FP.DQ41]&gt;0;[FP.$F11];10000)" office:value-type="float" office:value="10000" calcext:value-type="float">
            <text:p>10000</text:p>
          </table:table-cell>
          <table:table-cell table:formula="of:=IF([FP.DR41]&gt;0;[FP.$F11];10000)" office:value-type="float" office:value="10000" calcext:value-type="float">
            <text:p>10000</text:p>
          </table:table-cell>
          <table:table-cell table:formula="of:=IF([FP.DS41]&gt;0;[FP.$F11];10000)" office:value-type="float" office:value="10000" calcext:value-type="float">
            <text:p>10000</text:p>
          </table:table-cell>
          <table:table-cell table:formula="of:=IF([FP.DT41]&gt;0;[FP.$F11];10000)" office:value-type="float" office:value="10000" calcext:value-type="float">
            <text:p>10000</text:p>
          </table:table-cell>
          <table:table-cell table:formula="of:=IF([FP.DU41]&gt;0;[FP.$F11];10000)" office:value-type="float" office:value="10000" calcext:value-type="float">
            <text:p>10000</text:p>
          </table:table-cell>
          <table:table-cell table:formula="of:=IF([FP.DV41]&gt;0;[FP.$F11];10000)" office:value-type="float" office:value="10000" calcext:value-type="float">
            <text:p>10000</text:p>
          </table:table-cell>
          <table:table-cell table:formula="of:=IF([FP.DW41]&gt;0;[FP.$F11];10000)" office:value-type="float" office:value="10000" calcext:value-type="float">
            <text:p>10000</text:p>
          </table:table-cell>
          <table:table-cell table:formula="of:=IF([FP.DX41]&gt;0;[FP.$F11];10000)" office:value-type="float" office:value="10000" calcext:value-type="float">
            <text:p>10000</text:p>
          </table:table-cell>
          <table:table-cell table:formula="of:=IF([FP.DY41]&gt;0;[FP.$F11];10000)" office:value-type="float" office:value="10000" calcext:value-type="float">
            <text:p>10000</text:p>
          </table:table-cell>
          <table:table-cell table:formula="of:=IF([FP.DZ41]&gt;0;[FP.$F11];10000)" office:value-type="float" office:value="10000" calcext:value-type="float">
            <text:p>10000</text:p>
          </table:table-cell>
          <table:table-cell table:formula="of:=IF([FP.EA41]&gt;0;[FP.$F11];10000)" office:value-type="float" office:value="10000" calcext:value-type="float">
            <text:p>10000</text:p>
          </table:table-cell>
          <table:table-cell table:formula="of:=IF([FP.EB41]&gt;0;[FP.$F11];10000)" office:value-type="float" office:value="10000" calcext:value-type="float">
            <text:p>10000</text:p>
          </table:table-cell>
        </table:table-row>
        <table:table-row table:style-name="ro1" table:visibility="collapse">
          <table:table-cell table:number-columns-repeated="9"/>
          <table:table-cell table:style-name="Default" table:number-columns-repeated="123"/>
        </table:table-row>
        <table:table-row table:style-name="ro1" table:visibility="collapse">
          <table:table-cell table:number-columns-repeated="8"/>
          <table:table-cell office:value-type="string" calcext:value-type="string">
            <text:p>Earliest deadline</text:p>
          </table:table-cell>
          <table:table-cell table:formula="of:=MIN([FP.J43:.J50])" office:value-type="float" office:value="1" calcext:value-type="float">
            <text:p>1</text:p>
          </table:table-cell>
          <table:table-cell table:formula="of:=MIN([FP.K43:.K50])" office:value-type="float" office:value="4" calcext:value-type="float">
            <text:p>4</text:p>
          </table:table-cell>
          <table:table-cell table:formula="of:=MIN([FP.L43:.L50])" office:value-type="float" office:value="2" calcext:value-type="float">
            <text:p>2</text:p>
          </table:table-cell>
          <table:table-cell table:formula="of:=MIN([FP.M43:.M50])" office:value-type="float" office:value="3" calcext:value-type="float">
            <text:p>3</text:p>
          </table:table-cell>
          <table:table-cell table:formula="of:=MIN([FP.N43:.N50])" office:value-type="float" office:value="1" calcext:value-type="float">
            <text:p>1</text:p>
          </table:table-cell>
          <table:table-cell table:formula="of:=MIN([FP.O43:.O50])" office:value-type="float" office:value="3" calcext:value-type="float">
            <text:p>3</text:p>
          </table:table-cell>
          <table:table-cell table:formula="of:=MIN([FP.P43:.P50])" office:value-type="float" office:value="3" calcext:value-type="float">
            <text:p>3</text:p>
          </table:table-cell>
          <table:table-cell table:formula="of:=MIN([FP.Q43:.Q50])" office:value-type="float" office:value="4" calcext:value-type="float">
            <text:p>4</text:p>
          </table:table-cell>
          <table:table-cell table:formula="of:=MIN([FP.R43:.R50])" office:value-type="float" office:value="1" calcext:value-type="float">
            <text:p>1</text:p>
          </table:table-cell>
          <table:table-cell table:formula="of:=MIN([FP.S43:.S50])" office:value-type="float" office:value="4" calcext:value-type="float">
            <text:p>4</text:p>
          </table:table-cell>
          <table:table-cell table:formula="of:=MIN([FP.T43:.T50])" office:value-type="float" office:value="10000" calcext:value-type="float">
            <text:p>10000</text:p>
          </table:table-cell>
          <table:table-cell table:formula="of:=MIN([FP.U43:.U50])" office:value-type="float" office:value="10000" calcext:value-type="float">
            <text:p>10000</text:p>
          </table:table-cell>
          <table:table-cell table:formula="of:=MIN([FP.V43:.V50])" office:value-type="float" office:value="1" calcext:value-type="float">
            <text:p>1</text:p>
          </table:table-cell>
          <table:table-cell table:formula="of:=MIN([FP.W43:.W50])" office:value-type="float" office:value="2" calcext:value-type="float">
            <text:p>2</text:p>
          </table:table-cell>
          <table:table-cell table:formula="of:=MIN([FP.X43:.X50])" office:value-type="float" office:value="10000" calcext:value-type="float">
            <text:p>10000</text:p>
          </table:table-cell>
          <table:table-cell table:formula="of:=MIN([FP.Y43:.Y50])" office:value-type="float" office:value="10000" calcext:value-type="float">
            <text:p>10000</text:p>
          </table:table-cell>
          <table:table-cell table:formula="of:=MIN([FP.Z43:.Z50])" office:value-type="float" office:value="1" calcext:value-type="float">
            <text:p>1</text:p>
          </table:table-cell>
          <table:table-cell table:formula="of:=MIN([FP.AA43:.AA50])" office:value-type="float" office:value="10000" calcext:value-type="float">
            <text:p>10000</text:p>
          </table:table-cell>
          <table:table-cell table:formula="of:=MIN([FP.AB43:.AB50])" office:value-type="float" office:value="3" calcext:value-type="float">
            <text:p>3</text:p>
          </table:table-cell>
          <table:table-cell table:formula="of:=MIN([FP.AC43:.AC50])" office:value-type="float" office:value="3" calcext:value-type="float">
            <text:p>3</text:p>
          </table:table-cell>
          <table:table-cell table:formula="of:=MIN([FP.AD43:.AD50])" office:value-type="float" office:value="1" calcext:value-type="float">
            <text:p>1</text:p>
          </table:table-cell>
          <table:table-cell table:formula="of:=MIN([FP.AE43:.AE50])" office:value-type="float" office:value="3" calcext:value-type="float">
            <text:p>3</text:p>
          </table:table-cell>
          <table:table-cell table:formula="of:=MIN([FP.AF43:.AF50])" office:value-type="float" office:value="2" calcext:value-type="float">
            <text:p>2</text:p>
          </table:table-cell>
          <table:table-cell table:formula="of:=MIN([FP.AG43:.AG50])" office:value-type="float" office:value="4" calcext:value-type="float">
            <text:p>4</text:p>
          </table:table-cell>
          <table:table-cell table:formula="of:=MIN([FP.AH43:.AH50])" office:value-type="float" office:value="1" calcext:value-type="float">
            <text:p>1</text:p>
          </table:table-cell>
          <table:table-cell table:formula="of:=MIN([FP.AI43:.AI50])" office:value-type="float" office:value="4" calcext:value-type="float">
            <text:p>4</text:p>
          </table:table-cell>
          <table:table-cell table:formula="of:=MIN([FP.AJ43:.AJ50])" office:value-type="float" office:value="4" calcext:value-type="float">
            <text:p>4</text:p>
          </table:table-cell>
          <table:table-cell table:formula="of:=MIN([FP.AK43:.AK50])" office:value-type="float" office:value="10000" calcext:value-type="float">
            <text:p>10000</text:p>
          </table:table-cell>
          <table:table-cell table:formula="of:=MIN([FP.AL43:.AL50])" office:value-type="float" office:value="1" calcext:value-type="float">
            <text:p>1</text:p>
          </table:table-cell>
          <table:table-cell table:formula="of:=MIN([FP.AM43:.AM50])" office:value-type="float" office:value="10000" calcext:value-type="float">
            <text:p>10000</text:p>
          </table:table-cell>
          <table:table-cell table:formula="of:=MIN([FP.AN43:.AN50])" office:value-type="float" office:value="10000" calcext:value-type="float">
            <text:p>10000</text:p>
          </table:table-cell>
          <table:table-cell table:formula="of:=MIN([FP.AO43:.AO50])" office:value-type="float" office:value="10000" calcext:value-type="float">
            <text:p>10000</text:p>
          </table:table-cell>
          <table:table-cell table:formula="of:=MIN([FP.AP43:.AP50])" office:value-type="float" office:value="1" calcext:value-type="float">
            <text:p>1</text:p>
          </table:table-cell>
          <table:table-cell table:formula="of:=MIN([FP.AQ43:.AQ50])" office:value-type="float" office:value="2" calcext:value-type="float">
            <text:p>2</text:p>
          </table:table-cell>
          <table:table-cell table:formula="of:=MIN([FP.AR43:.AR50])" office:value-type="float" office:value="3" calcext:value-type="float">
            <text:p>3</text:p>
          </table:table-cell>
          <table:table-cell table:formula="of:=MIN([FP.AS43:.AS50])" office:value-type="float" office:value="3" calcext:value-type="float">
            <text:p>3</text:p>
          </table:table-cell>
          <table:table-cell table:formula="of:=MIN([FP.AT43:.AT50])" office:value-type="float" office:value="1" calcext:value-type="float">
            <text:p>1</text:p>
          </table:table-cell>
          <table:table-cell table:formula="of:=MIN([FP.AU43:.AU50])" office:value-type="float" office:value="3" calcext:value-type="float">
            <text:p>3</text:p>
          </table:table-cell>
          <table:table-cell table:formula="of:=MIN([FP.AV43:.AV50])" office:value-type="float" office:value="10000" calcext:value-type="float">
            <text:p>10000</text:p>
          </table:table-cell>
          <table:table-cell table:formula="of:=MIN([FP.AW43:.AW50])" office:value-type="float" office:value="10000" calcext:value-type="float">
            <text:p>10000</text:p>
          </table:table-cell>
          <table:table-cell table:formula="of:=MIN([FP.AX43:.AX50])" office:value-type="float" office:value="1" calcext:value-type="float">
            <text:p>1</text:p>
          </table:table-cell>
          <table:table-cell table:formula="of:=MIN([FP.AY43:.AY50])" office:value-type="float" office:value="4" calcext:value-type="float">
            <text:p>4</text:p>
          </table:table-cell>
          <table:table-cell table:formula="of:=MIN([FP.AZ43:.AZ50])" office:value-type="float" office:value="2" calcext:value-type="float">
            <text:p>2</text:p>
          </table:table-cell>
          <table:table-cell table:formula="of:=MIN([FP.BA43:.BA50])" office:value-type="float" office:value="4" calcext:value-type="float">
            <text:p>4</text:p>
          </table:table-cell>
          <table:table-cell table:formula="of:=MIN([FP.BB43:.BB50])" office:value-type="float" office:value="1" calcext:value-type="float">
            <text:p>1</text:p>
          </table:table-cell>
          <table:table-cell table:formula="of:=MIN([FP.BC43:.BC50])" office:value-type="float" office:value="4" calcext:value-type="float">
            <text:p>4</text:p>
          </table:table-cell>
          <table:table-cell table:formula="of:=MIN([FP.BD43:.BD50])" office:value-type="float" office:value="10000" calcext:value-type="float">
            <text:p>10000</text:p>
          </table:table-cell>
          <table:table-cell table:formula="of:=MIN([FP.BE43:.BE50])" office:value-type="float" office:value="10000" calcext:value-type="float">
            <text:p>10000</text:p>
          </table:table-cell>
          <table:table-cell table:formula="of:=MIN([FP.BF43:.BF50])" office:value-type="float" office:value="1" calcext:value-type="float">
            <text:p>1</text:p>
          </table:table-cell>
          <table:table-cell table:formula="of:=MIN([FP.BG43:.BG50])" office:value-type="float" office:value="3" calcext:value-type="float">
            <text:p>3</text:p>
          </table:table-cell>
          <table:table-cell table:formula="of:=MIN([FP.BH43:.BH50])" office:value-type="float" office:value="3" calcext:value-type="float">
            <text:p>3</text:p>
          </table:table-cell>
          <table:table-cell table:formula="of:=MIN([FP.BI43:.BI50])" office:value-type="float" office:value="3" calcext:value-type="float">
            <text:p>3</text:p>
          </table:table-cell>
          <table:table-cell table:formula="of:=MIN([FP.BJ43:.BJ50])" office:value-type="float" office:value="1" calcext:value-type="float">
            <text:p>1</text:p>
          </table:table-cell>
          <table:table-cell table:formula="of:=MIN([FP.BK43:.BK50])" office:value-type="float" office:value="2" calcext:value-type="float">
            <text:p>2</text:p>
          </table:table-cell>
          <table:table-cell table:formula="of:=MIN([FP.BL43:.BL50])" office:value-type="float" office:value="10000" calcext:value-type="float">
            <text:p>10000</text:p>
          </table:table-cell>
          <table:table-cell table:formula="of:=MIN([FP.BM43:.BM50])" office:value-type="float" office:value="10000" calcext:value-type="float">
            <text:p>10000</text:p>
          </table:table-cell>
          <table:table-cell table:formula="of:=MIN([FP.BN43:.BN50])" office:value-type="float" office:value="1" calcext:value-type="float">
            <text:p>1</text:p>
          </table:table-cell>
          <table:table-cell table:formula="of:=MIN([FP.BO43:.BO50])" office:value-type="float" office:value="10000" calcext:value-type="float">
            <text:p>10000</text:p>
          </table:table-cell>
          <table:table-cell table:formula="of:=MIN([FP.BP43:.BP50])" office:value-type="float" office:value="10000" calcext:value-type="float">
            <text:p>10000</text:p>
          </table:table-cell>
          <table:table-cell table:formula="of:=MIN([FP.BQ43:.BQ50])" office:value-type="float" office:value="10000" calcext:value-type="float">
            <text:p>10000</text:p>
          </table:table-cell>
          <table:table-cell table:formula="of:=MIN([FP.BR43:.BR50])" office:value-type="float" office:value="1" calcext:value-type="float">
            <text:p>1</text:p>
          </table:table-cell>
          <table:table-cell table:formula="of:=MIN([FP.BS43:.BS50])" office:value-type="float" office:value="4" calcext:value-type="float">
            <text:p>4</text:p>
          </table:table-cell>
          <table:table-cell table:formula="of:=MIN([FP.BT43:.BT50])" office:value-type="float" office:value="2" calcext:value-type="float">
            <text:p>2</text:p>
          </table:table-cell>
          <table:table-cell table:formula="of:=MIN([FP.BU43:.BU50])" office:value-type="float" office:value="3" calcext:value-type="float">
            <text:p>3</text:p>
          </table:table-cell>
          <table:table-cell table:formula="of:=MIN([FP.BV43:.BV50])" office:value-type="float" office:value="1" calcext:value-type="float">
            <text:p>1</text:p>
          </table:table-cell>
          <table:table-cell table:formula="of:=MIN([FP.BW43:.BW50])" office:value-type="float" office:value="3" calcext:value-type="float">
            <text:p>3</text:p>
          </table:table-cell>
          <table:table-cell table:formula="of:=MIN([FP.BX43:.BX50])" office:value-type="float" office:value="3" calcext:value-type="float">
            <text:p>3</text:p>
          </table:table-cell>
          <table:table-cell table:formula="of:=MIN([FP.BY43:.BY50])" office:value-type="float" office:value="4" calcext:value-type="float">
            <text:p>4</text:p>
          </table:table-cell>
          <table:table-cell table:formula="of:=MIN([FP.BZ43:.BZ50])" office:value-type="float" office:value="1" calcext:value-type="float">
            <text:p>1</text:p>
          </table:table-cell>
          <table:table-cell table:formula="of:=MIN([FP.CA43:.CA50])" office:value-type="float" office:value="4" calcext:value-type="float">
            <text:p>4</text:p>
          </table:table-cell>
          <table:table-cell table:formula="of:=MIN([FP.CB43:.CB50])" office:value-type="float" office:value="10000" calcext:value-type="float">
            <text:p>10000</text:p>
          </table:table-cell>
          <table:table-cell table:formula="of:=MIN([FP.CC43:.CC50])" office:value-type="float" office:value="10000" calcext:value-type="float">
            <text:p>10000</text:p>
          </table:table-cell>
          <table:table-cell table:formula="of:=MIN([FP.CD43:.CD50])" office:value-type="float" office:value="1" calcext:value-type="float">
            <text:p>1</text:p>
          </table:table-cell>
          <table:table-cell table:formula="of:=MIN([FP.CE43:.CE50])" office:value-type="float" office:value="2" calcext:value-type="float">
            <text:p>2</text:p>
          </table:table-cell>
          <table:table-cell table:formula="of:=MIN([FP.CF43:.CF50])" office:value-type="float" office:value="10000" calcext:value-type="float">
            <text:p>10000</text:p>
          </table:table-cell>
          <table:table-cell table:formula="of:=MIN([FP.CG43:.CG50])" office:value-type="float" office:value="10000" calcext:value-type="float">
            <text:p>10000</text:p>
          </table:table-cell>
          <table:table-cell table:formula="of:=MIN([FP.CH43:.CH50])" office:value-type="float" office:value="1" calcext:value-type="float">
            <text:p>1</text:p>
          </table:table-cell>
          <table:table-cell table:formula="of:=MIN([FP.CI43:.CI50])" office:value-type="float" office:value="10000" calcext:value-type="float">
            <text:p>10000</text:p>
          </table:table-cell>
          <table:table-cell table:formula="of:=MIN([FP.CJ43:.CJ50])" office:value-type="float" office:value="3" calcext:value-type="float">
            <text:p>3</text:p>
          </table:table-cell>
          <table:table-cell table:formula="of:=MIN([FP.CK43:.CK50])" office:value-type="float" office:value="3" calcext:value-type="float">
            <text:p>3</text:p>
          </table:table-cell>
          <table:table-cell table:formula="of:=MIN([FP.CL43:.CL50])" office:value-type="float" office:value="1" calcext:value-type="float">
            <text:p>1</text:p>
          </table:table-cell>
          <table:table-cell table:formula="of:=MIN([FP.CM43:.CM50])" office:value-type="float" office:value="3" calcext:value-type="float">
            <text:p>3</text:p>
          </table:table-cell>
          <table:table-cell table:formula="of:=MIN([FP.CN43:.CN50])" office:value-type="float" office:value="2" calcext:value-type="float">
            <text:p>2</text:p>
          </table:table-cell>
          <table:table-cell table:formula="of:=MIN([FP.CO43:.CO50])" office:value-type="float" office:value="4" calcext:value-type="float">
            <text:p>4</text:p>
          </table:table-cell>
          <table:table-cell table:formula="of:=MIN([FP.CP43:.CP50])" office:value-type="float" office:value="1" calcext:value-type="float">
            <text:p>1</text:p>
          </table:table-cell>
          <table:table-cell table:formula="of:=MIN([FP.CQ43:.CQ50])" office:value-type="float" office:value="4" calcext:value-type="float">
            <text:p>4</text:p>
          </table:table-cell>
          <table:table-cell table:formula="of:=MIN([FP.CR43:.CR50])" office:value-type="float" office:value="4" calcext:value-type="float">
            <text:p>4</text:p>
          </table:table-cell>
          <table:table-cell table:formula="of:=MIN([FP.CS43:.CS50])" office:value-type="float" office:value="10000" calcext:value-type="float">
            <text:p>10000</text:p>
          </table:table-cell>
          <table:table-cell table:formula="of:=MIN([FP.CT43:.CT50])" office:value-type="float" office:value="1" calcext:value-type="float">
            <text:p>1</text:p>
          </table:table-cell>
          <table:table-cell table:formula="of:=MIN([FP.CU43:.CU50])" office:value-type="float" office:value="10000" calcext:value-type="float">
            <text:p>10000</text:p>
          </table:table-cell>
          <table:table-cell table:formula="of:=MIN([FP.CV43:.CV50])" office:value-type="float" office:value="10000" calcext:value-type="float">
            <text:p>10000</text:p>
          </table:table-cell>
          <table:table-cell table:formula="of:=MIN([FP.CW43:.CW50])" office:value-type="float" office:value="10000" calcext:value-type="float">
            <text:p>10000</text:p>
          </table:table-cell>
          <table:table-cell table:formula="of:=MIN([FP.CX43:.CX50])" office:value-type="float" office:value="1" calcext:value-type="float">
            <text:p>1</text:p>
          </table:table-cell>
          <table:table-cell table:formula="of:=MIN([FP.CY43:.CY50])" office:value-type="float" office:value="2" calcext:value-type="float">
            <text:p>2</text:p>
          </table:table-cell>
          <table:table-cell table:formula="of:=MIN([FP.CZ43:.CZ50])" office:value-type="float" office:value="3" calcext:value-type="float">
            <text:p>3</text:p>
          </table:table-cell>
          <table:table-cell table:formula="of:=MIN([FP.DA43:.DA50])" office:value-type="float" office:value="3" calcext:value-type="float">
            <text:p>3</text:p>
          </table:table-cell>
          <table:table-cell table:formula="of:=MIN([FP.DB43:.DB50])" office:value-type="float" office:value="1" calcext:value-type="float">
            <text:p>1</text:p>
          </table:table-cell>
          <table:table-cell table:formula="of:=MIN([FP.DC43:.DC50])" office:value-type="float" office:value="3" calcext:value-type="float">
            <text:p>3</text:p>
          </table:table-cell>
          <table:table-cell table:formula="of:=MIN([FP.DD43:.DD50])" office:value-type="float" office:value="10000" calcext:value-type="float">
            <text:p>10000</text:p>
          </table:table-cell>
          <table:table-cell table:formula="of:=MIN([FP.DE43:.DE50])" office:value-type="float" office:value="10000" calcext:value-type="float">
            <text:p>10000</text:p>
          </table:table-cell>
          <table:table-cell table:formula="of:=MIN([FP.DF43:.DF50])" office:value-type="float" office:value="1" calcext:value-type="float">
            <text:p>1</text:p>
          </table:table-cell>
          <table:table-cell table:formula="of:=MIN([FP.DG43:.DG50])" office:value-type="float" office:value="4" calcext:value-type="float">
            <text:p>4</text:p>
          </table:table-cell>
          <table:table-cell table:formula="of:=MIN([FP.DH43:.DH50])" office:value-type="float" office:value="2" calcext:value-type="float">
            <text:p>2</text:p>
          </table:table-cell>
          <table:table-cell table:formula="of:=MIN([FP.DI43:.DI50])" office:value-type="float" office:value="4" calcext:value-type="float">
            <text:p>4</text:p>
          </table:table-cell>
          <table:table-cell table:formula="of:=MIN([FP.DJ43:.DJ50])" office:value-type="float" office:value="1" calcext:value-type="float">
            <text:p>1</text:p>
          </table:table-cell>
          <table:table-cell table:formula="of:=MIN([FP.DK43:.DK50])" office:value-type="float" office:value="4" calcext:value-type="float">
            <text:p>4</text:p>
          </table:table-cell>
          <table:table-cell table:formula="of:=MIN([FP.DL43:.DL50])" office:value-type="float" office:value="10000" calcext:value-type="float">
            <text:p>10000</text:p>
          </table:table-cell>
          <table:table-cell table:formula="of:=MIN([FP.DM43:.DM50])" office:value-type="float" office:value="10000" calcext:value-type="float">
            <text:p>10000</text:p>
          </table:table-cell>
          <table:table-cell table:formula="of:=MIN([FP.DN43:.DN50])" office:value-type="float" office:value="1" calcext:value-type="float">
            <text:p>1</text:p>
          </table:table-cell>
          <table:table-cell table:formula="of:=MIN([FP.DO43:.DO50])" office:value-type="float" office:value="3" calcext:value-type="float">
            <text:p>3</text:p>
          </table:table-cell>
          <table:table-cell table:formula="of:=MIN([FP.DP43:.DP50])" office:value-type="float" office:value="3" calcext:value-type="float">
            <text:p>3</text:p>
          </table:table-cell>
          <table:table-cell table:formula="of:=MIN([FP.DQ43:.DQ50])" office:value-type="float" office:value="3" calcext:value-type="float">
            <text:p>3</text:p>
          </table:table-cell>
          <table:table-cell table:formula="of:=MIN([FP.DR43:.DR50])" office:value-type="float" office:value="1" calcext:value-type="float">
            <text:p>1</text:p>
          </table:table-cell>
          <table:table-cell table:formula="of:=MIN([FP.DS43:.DS50])" office:value-type="float" office:value="2" calcext:value-type="float">
            <text:p>2</text:p>
          </table:table-cell>
          <table:table-cell table:formula="of:=MIN([FP.DT43:.DT50])" office:value-type="float" office:value="10000" calcext:value-type="float">
            <text:p>10000</text:p>
          </table:table-cell>
          <table:table-cell table:formula="of:=MIN([FP.DU43:.DU50])" office:value-type="float" office:value="10000" calcext:value-type="float">
            <text:p>10000</text:p>
          </table:table-cell>
          <table:table-cell table:formula="of:=MIN([FP.DV43:.DV50])" office:value-type="float" office:value="1" calcext:value-type="float">
            <text:p>1</text:p>
          </table:table-cell>
          <table:table-cell table:formula="of:=MIN([FP.DW43:.DW50])" office:value-type="float" office:value="10000" calcext:value-type="float">
            <text:p>10000</text:p>
          </table:table-cell>
          <table:table-cell table:formula="of:=MIN([FP.DX43:.DX50])" office:value-type="float" office:value="10000" calcext:value-type="float">
            <text:p>10000</text:p>
          </table:table-cell>
          <table:table-cell table:formula="of:=MIN([FP.DY43:.DY50])" office:value-type="float" office:value="10000" calcext:value-type="float">
            <text:p>10000</text:p>
          </table:table-cell>
          <table:table-cell table:formula="of:=MIN([FP.DZ43:.DZ50])" office:value-type="float" office:value="1" calcext:value-type="float">
            <text:p>1</text:p>
          </table:table-cell>
          <table:table-cell table:formula="of:=MIN([FP.EA43:.EA50])" office:value-type="float" office:value="4" calcext:value-type="float">
            <text:p>4</text:p>
          </table:table-cell>
          <table:table-cell table:formula="of:=MIN([FP.EB43:.EB50])" office:value-type="float" office:value="2" calcext:value-type="float">
            <text:p>2</text:p>
          </table:table-cell>
        </table:table-row>
        <table:table-row table:style-name="ro1" table:visibility="collapse">
          <table:table-cell table:number-columns-repeated="9"/>
          <table:table-cell table:style-name="Default" table:number-columns-repeated="123"/>
        </table:table-row>
        <table:table-row table:style-name="ro1" table:visibility="collapse">
          <table:table-cell table:number-columns-repeated="8"/>
          <table:table-cell office:value-type="string" calcext:value-type="string">
            <text:p>Highest priority</text:p>
          </table:table-cell>
          <table:table-cell table:formula="of:=MIN([FP.J43:.J50])" office:value-type="float" office:value="1" calcext:value-type="float">
            <text:p>1</text:p>
          </table:table-cell>
          <table:table-cell table:formula="of:=MIN([FP.K43:.K50])" office:value-type="float" office:value="4" calcext:value-type="float">
            <text:p>4</text:p>
          </table:table-cell>
          <table:table-cell table:formula="of:=MIN([FP.L43:.L50])" office:value-type="float" office:value="2" calcext:value-type="float">
            <text:p>2</text:p>
          </table:table-cell>
          <table:table-cell table:formula="of:=MIN([FP.M43:.M50])" office:value-type="float" office:value="3" calcext:value-type="float">
            <text:p>3</text:p>
          </table:table-cell>
          <table:table-cell table:formula="of:=MIN([FP.N43:.N50])" office:value-type="float" office:value="1" calcext:value-type="float">
            <text:p>1</text:p>
          </table:table-cell>
          <table:table-cell table:formula="of:=MIN([FP.O43:.O50])" office:value-type="float" office:value="3" calcext:value-type="float">
            <text:p>3</text:p>
          </table:table-cell>
          <table:table-cell table:formula="of:=MIN([FP.P43:.P50])" office:value-type="float" office:value="3" calcext:value-type="float">
            <text:p>3</text:p>
          </table:table-cell>
          <table:table-cell table:formula="of:=MIN([FP.Q43:.Q50])" office:value-type="float" office:value="4" calcext:value-type="float">
            <text:p>4</text:p>
          </table:table-cell>
          <table:table-cell table:formula="of:=MIN([FP.R43:.R50])" office:value-type="float" office:value="1" calcext:value-type="float">
            <text:p>1</text:p>
          </table:table-cell>
          <table:table-cell table:formula="of:=MIN([FP.S43:.S50])" office:value-type="float" office:value="4" calcext:value-type="float">
            <text:p>4</text:p>
          </table:table-cell>
          <table:table-cell table:formula="of:=MIN([FP.T43:.T50])" office:value-type="float" office:value="10000" calcext:value-type="float">
            <text:p>10000</text:p>
          </table:table-cell>
          <table:table-cell table:formula="of:=MIN([FP.U43:.U50])" office:value-type="float" office:value="10000" calcext:value-type="float">
            <text:p>10000</text:p>
          </table:table-cell>
          <table:table-cell table:formula="of:=MIN([FP.V43:.V50])" office:value-type="float" office:value="1" calcext:value-type="float">
            <text:p>1</text:p>
          </table:table-cell>
          <table:table-cell table:formula="of:=MIN([FP.W43:.W50])" office:value-type="float" office:value="2" calcext:value-type="float">
            <text:p>2</text:p>
          </table:table-cell>
          <table:table-cell table:formula="of:=MIN([FP.X43:.X50])" office:value-type="float" office:value="10000" calcext:value-type="float">
            <text:p>10000</text:p>
          </table:table-cell>
          <table:table-cell table:formula="of:=MIN([FP.Y43:.Y50])" office:value-type="float" office:value="10000" calcext:value-type="float">
            <text:p>10000</text:p>
          </table:table-cell>
          <table:table-cell table:formula="of:=MIN([FP.Z43:.Z50])" office:value-type="float" office:value="1" calcext:value-type="float">
            <text:p>1</text:p>
          </table:table-cell>
          <table:table-cell table:formula="of:=MIN([FP.AA43:.AA50])" office:value-type="float" office:value="10000" calcext:value-type="float">
            <text:p>10000</text:p>
          </table:table-cell>
          <table:table-cell table:formula="of:=MIN([FP.AB43:.AB50])" office:value-type="float" office:value="3" calcext:value-type="float">
            <text:p>3</text:p>
          </table:table-cell>
          <table:table-cell table:formula="of:=MIN([FP.AC43:.AC50])" office:value-type="float" office:value="3" calcext:value-type="float">
            <text:p>3</text:p>
          </table:table-cell>
          <table:table-cell table:formula="of:=MIN([FP.AD43:.AD50])" office:value-type="float" office:value="1" calcext:value-type="float">
            <text:p>1</text:p>
          </table:table-cell>
          <table:table-cell table:formula="of:=MIN([FP.AE43:.AE50])" office:value-type="float" office:value="3" calcext:value-type="float">
            <text:p>3</text:p>
          </table:table-cell>
          <table:table-cell table:formula="of:=MIN([FP.AF43:.AF50])" office:value-type="float" office:value="2" calcext:value-type="float">
            <text:p>2</text:p>
          </table:table-cell>
          <table:table-cell table:formula="of:=MIN([FP.AG43:.AG50])" office:value-type="float" office:value="4" calcext:value-type="float">
            <text:p>4</text:p>
          </table:table-cell>
          <table:table-cell table:formula="of:=MIN([FP.AH43:.AH50])" office:value-type="float" office:value="1" calcext:value-type="float">
            <text:p>1</text:p>
          </table:table-cell>
          <table:table-cell table:formula="of:=MIN([FP.AI43:.AI50])" office:value-type="float" office:value="4" calcext:value-type="float">
            <text:p>4</text:p>
          </table:table-cell>
          <table:table-cell table:formula="of:=MIN([FP.AJ43:.AJ50])" office:value-type="float" office:value="4" calcext:value-type="float">
            <text:p>4</text:p>
          </table:table-cell>
          <table:table-cell table:formula="of:=MIN([FP.AK43:.AK50])" office:value-type="float" office:value="10000" calcext:value-type="float">
            <text:p>10000</text:p>
          </table:table-cell>
          <table:table-cell table:formula="of:=MIN([FP.AL43:.AL50])" office:value-type="float" office:value="1" calcext:value-type="float">
            <text:p>1</text:p>
          </table:table-cell>
          <table:table-cell table:formula="of:=MIN([FP.AM43:.AM50])" office:value-type="float" office:value="10000" calcext:value-type="float">
            <text:p>10000</text:p>
          </table:table-cell>
          <table:table-cell table:formula="of:=MIN([FP.AN43:.AN50])" office:value-type="float" office:value="10000" calcext:value-type="float">
            <text:p>10000</text:p>
          </table:table-cell>
          <table:table-cell table:formula="of:=MIN([FP.AO43:.AO50])" office:value-type="float" office:value="10000" calcext:value-type="float">
            <text:p>10000</text:p>
          </table:table-cell>
          <table:table-cell table:formula="of:=MIN([FP.AP43:.AP50])" office:value-type="float" office:value="1" calcext:value-type="float">
            <text:p>1</text:p>
          </table:table-cell>
          <table:table-cell table:formula="of:=MIN([FP.AQ43:.AQ50])" office:value-type="float" office:value="2" calcext:value-type="float">
            <text:p>2</text:p>
          </table:table-cell>
          <table:table-cell table:formula="of:=MIN([FP.AR43:.AR50])" office:value-type="float" office:value="3" calcext:value-type="float">
            <text:p>3</text:p>
          </table:table-cell>
          <table:table-cell table:formula="of:=MIN([FP.AS43:.AS50])" office:value-type="float" office:value="3" calcext:value-type="float">
            <text:p>3</text:p>
          </table:table-cell>
          <table:table-cell table:formula="of:=MIN([FP.AT43:.AT50])" office:value-type="float" office:value="1" calcext:value-type="float">
            <text:p>1</text:p>
          </table:table-cell>
          <table:table-cell table:formula="of:=MIN([FP.AU43:.AU50])" office:value-type="float" office:value="3" calcext:value-type="float">
            <text:p>3</text:p>
          </table:table-cell>
          <table:table-cell table:formula="of:=MIN([FP.AV43:.AV50])" office:value-type="float" office:value="10000" calcext:value-type="float">
            <text:p>10000</text:p>
          </table:table-cell>
          <table:table-cell table:formula="of:=MIN([FP.AW43:.AW50])" office:value-type="float" office:value="10000" calcext:value-type="float">
            <text:p>10000</text:p>
          </table:table-cell>
          <table:table-cell table:formula="of:=MIN([FP.AX43:.AX50])" office:value-type="float" office:value="1" calcext:value-type="float">
            <text:p>1</text:p>
          </table:table-cell>
          <table:table-cell table:formula="of:=MIN([FP.AY43:.AY50])" office:value-type="float" office:value="4" calcext:value-type="float">
            <text:p>4</text:p>
          </table:table-cell>
          <table:table-cell table:formula="of:=MIN([FP.AZ43:.AZ50])" office:value-type="float" office:value="2" calcext:value-type="float">
            <text:p>2</text:p>
          </table:table-cell>
          <table:table-cell table:formula="of:=MIN([FP.BA43:.BA50])" office:value-type="float" office:value="4" calcext:value-type="float">
            <text:p>4</text:p>
          </table:table-cell>
          <table:table-cell table:formula="of:=MIN([FP.BB43:.BB50])" office:value-type="float" office:value="1" calcext:value-type="float">
            <text:p>1</text:p>
          </table:table-cell>
          <table:table-cell table:formula="of:=MIN([FP.BC43:.BC50])" office:value-type="float" office:value="4" calcext:value-type="float">
            <text:p>4</text:p>
          </table:table-cell>
          <table:table-cell table:formula="of:=MIN([FP.BD43:.BD50])" office:value-type="float" office:value="10000" calcext:value-type="float">
            <text:p>10000</text:p>
          </table:table-cell>
          <table:table-cell table:formula="of:=MIN([FP.BE43:.BE50])" office:value-type="float" office:value="10000" calcext:value-type="float">
            <text:p>10000</text:p>
          </table:table-cell>
          <table:table-cell table:formula="of:=MIN([FP.BF43:.BF50])" office:value-type="float" office:value="1" calcext:value-type="float">
            <text:p>1</text:p>
          </table:table-cell>
          <table:table-cell table:formula="of:=MIN([FP.BG43:.BG50])" office:value-type="float" office:value="3" calcext:value-type="float">
            <text:p>3</text:p>
          </table:table-cell>
          <table:table-cell table:formula="of:=MIN([FP.BH43:.BH50])" office:value-type="float" office:value="3" calcext:value-type="float">
            <text:p>3</text:p>
          </table:table-cell>
          <table:table-cell table:formula="of:=MIN([FP.BI43:.BI50])" office:value-type="float" office:value="3" calcext:value-type="float">
            <text:p>3</text:p>
          </table:table-cell>
          <table:table-cell table:formula="of:=MIN([FP.BJ43:.BJ50])" office:value-type="float" office:value="1" calcext:value-type="float">
            <text:p>1</text:p>
          </table:table-cell>
          <table:table-cell table:formula="of:=MIN([FP.BK43:.BK50])" office:value-type="float" office:value="2" calcext:value-type="float">
            <text:p>2</text:p>
          </table:table-cell>
          <table:table-cell table:formula="of:=MIN([FP.BL43:.BL50])" office:value-type="float" office:value="10000" calcext:value-type="float">
            <text:p>10000</text:p>
          </table:table-cell>
          <table:table-cell table:formula="of:=MIN([FP.BM43:.BM50])" office:value-type="float" office:value="10000" calcext:value-type="float">
            <text:p>10000</text:p>
          </table:table-cell>
          <table:table-cell table:formula="of:=MIN([FP.BN43:.BN50])" office:value-type="float" office:value="1" calcext:value-type="float">
            <text:p>1</text:p>
          </table:table-cell>
          <table:table-cell table:formula="of:=MIN([FP.BO43:.BO50])" office:value-type="float" office:value="10000" calcext:value-type="float">
            <text:p>10000</text:p>
          </table:table-cell>
          <table:table-cell table:formula="of:=MIN([FP.BP43:.BP50])" office:value-type="float" office:value="10000" calcext:value-type="float">
            <text:p>10000</text:p>
          </table:table-cell>
          <table:table-cell table:formula="of:=MIN([FP.BQ43:.BQ50])" office:value-type="float" office:value="10000" calcext:value-type="float">
            <text:p>10000</text:p>
          </table:table-cell>
          <table:table-cell table:formula="of:=MIN([FP.BR43:.BR50])" office:value-type="float" office:value="1" calcext:value-type="float">
            <text:p>1</text:p>
          </table:table-cell>
          <table:table-cell table:formula="of:=MIN([FP.BS43:.BS50])" office:value-type="float" office:value="4" calcext:value-type="float">
            <text:p>4</text:p>
          </table:table-cell>
          <table:table-cell table:formula="of:=MIN([FP.BT43:.BT50])" office:value-type="float" office:value="2" calcext:value-type="float">
            <text:p>2</text:p>
          </table:table-cell>
          <table:table-cell table:formula="of:=MIN([FP.BU43:.BU50])" office:value-type="float" office:value="3" calcext:value-type="float">
            <text:p>3</text:p>
          </table:table-cell>
          <table:table-cell table:formula="of:=MIN([FP.BV43:.BV50])" office:value-type="float" office:value="1" calcext:value-type="float">
            <text:p>1</text:p>
          </table:table-cell>
          <table:table-cell table:formula="of:=MIN([FP.BW43:.BW50])" office:value-type="float" office:value="3" calcext:value-type="float">
            <text:p>3</text:p>
          </table:table-cell>
          <table:table-cell table:formula="of:=MIN([FP.BX43:.BX50])" office:value-type="float" office:value="3" calcext:value-type="float">
            <text:p>3</text:p>
          </table:table-cell>
          <table:table-cell table:formula="of:=MIN([FP.BY43:.BY50])" office:value-type="float" office:value="4" calcext:value-type="float">
            <text:p>4</text:p>
          </table:table-cell>
          <table:table-cell table:formula="of:=MIN([FP.BZ43:.BZ50])" office:value-type="float" office:value="1" calcext:value-type="float">
            <text:p>1</text:p>
          </table:table-cell>
          <table:table-cell table:formula="of:=MIN([FP.CA43:.CA50])" office:value-type="float" office:value="4" calcext:value-type="float">
            <text:p>4</text:p>
          </table:table-cell>
          <table:table-cell table:formula="of:=MIN([FP.CB43:.CB50])" office:value-type="float" office:value="10000" calcext:value-type="float">
            <text:p>10000</text:p>
          </table:table-cell>
          <table:table-cell table:formula="of:=MIN([FP.CC43:.CC50])" office:value-type="float" office:value="10000" calcext:value-type="float">
            <text:p>10000</text:p>
          </table:table-cell>
          <table:table-cell table:formula="of:=MIN([FP.CD43:.CD50])" office:value-type="float" office:value="1" calcext:value-type="float">
            <text:p>1</text:p>
          </table:table-cell>
          <table:table-cell table:formula="of:=MIN([FP.CE43:.CE50])" office:value-type="float" office:value="2" calcext:value-type="float">
            <text:p>2</text:p>
          </table:table-cell>
          <table:table-cell table:formula="of:=MIN([FP.CF43:.CF50])" office:value-type="float" office:value="10000" calcext:value-type="float">
            <text:p>10000</text:p>
          </table:table-cell>
          <table:table-cell table:formula="of:=MIN([FP.CG43:.CG50])" office:value-type="float" office:value="10000" calcext:value-type="float">
            <text:p>10000</text:p>
          </table:table-cell>
          <table:table-cell table:formula="of:=MIN([FP.CH43:.CH50])" office:value-type="float" office:value="1" calcext:value-type="float">
            <text:p>1</text:p>
          </table:table-cell>
          <table:table-cell table:formula="of:=MIN([FP.CI43:.CI50])" office:value-type="float" office:value="10000" calcext:value-type="float">
            <text:p>10000</text:p>
          </table:table-cell>
          <table:table-cell table:formula="of:=MIN([FP.CJ43:.CJ50])" office:value-type="float" office:value="3" calcext:value-type="float">
            <text:p>3</text:p>
          </table:table-cell>
          <table:table-cell table:formula="of:=MIN([FP.CK43:.CK50])" office:value-type="float" office:value="3" calcext:value-type="float">
            <text:p>3</text:p>
          </table:table-cell>
          <table:table-cell table:formula="of:=MIN([FP.CL43:.CL50])" office:value-type="float" office:value="1" calcext:value-type="float">
            <text:p>1</text:p>
          </table:table-cell>
          <table:table-cell table:formula="of:=MIN([FP.CM43:.CM50])" office:value-type="float" office:value="3" calcext:value-type="float">
            <text:p>3</text:p>
          </table:table-cell>
          <table:table-cell table:formula="of:=MIN([FP.CN43:.CN50])" office:value-type="float" office:value="2" calcext:value-type="float">
            <text:p>2</text:p>
          </table:table-cell>
          <table:table-cell table:formula="of:=MIN([FP.CO43:.CO50])" office:value-type="float" office:value="4" calcext:value-type="float">
            <text:p>4</text:p>
          </table:table-cell>
          <table:table-cell table:formula="of:=MIN([FP.CP43:.CP50])" office:value-type="float" office:value="1" calcext:value-type="float">
            <text:p>1</text:p>
          </table:table-cell>
          <table:table-cell table:formula="of:=MIN([FP.CQ43:.CQ50])" office:value-type="float" office:value="4" calcext:value-type="float">
            <text:p>4</text:p>
          </table:table-cell>
          <table:table-cell table:formula="of:=MIN([FP.CR43:.CR50])" office:value-type="float" office:value="4" calcext:value-type="float">
            <text:p>4</text:p>
          </table:table-cell>
          <table:table-cell table:formula="of:=MIN([FP.CS43:.CS50])" office:value-type="float" office:value="10000" calcext:value-type="float">
            <text:p>10000</text:p>
          </table:table-cell>
          <table:table-cell table:formula="of:=MIN([FP.CT43:.CT50])" office:value-type="float" office:value="1" calcext:value-type="float">
            <text:p>1</text:p>
          </table:table-cell>
          <table:table-cell table:formula="of:=MIN([FP.CU43:.CU50])" office:value-type="float" office:value="10000" calcext:value-type="float">
            <text:p>10000</text:p>
          </table:table-cell>
          <table:table-cell table:formula="of:=MIN([FP.CV43:.CV50])" office:value-type="float" office:value="10000" calcext:value-type="float">
            <text:p>10000</text:p>
          </table:table-cell>
          <table:table-cell table:formula="of:=MIN([FP.CW43:.CW50])" office:value-type="float" office:value="10000" calcext:value-type="float">
            <text:p>10000</text:p>
          </table:table-cell>
          <table:table-cell table:formula="of:=MIN([FP.CX43:.CX50])" office:value-type="float" office:value="1" calcext:value-type="float">
            <text:p>1</text:p>
          </table:table-cell>
          <table:table-cell table:formula="of:=MIN([FP.CY43:.CY50])" office:value-type="float" office:value="2" calcext:value-type="float">
            <text:p>2</text:p>
          </table:table-cell>
          <table:table-cell table:formula="of:=MIN([FP.CZ43:.CZ50])" office:value-type="float" office:value="3" calcext:value-type="float">
            <text:p>3</text:p>
          </table:table-cell>
          <table:table-cell table:formula="of:=MIN([FP.DA43:.DA50])" office:value-type="float" office:value="3" calcext:value-type="float">
            <text:p>3</text:p>
          </table:table-cell>
          <table:table-cell table:formula="of:=MIN([FP.DB43:.DB50])" office:value-type="float" office:value="1" calcext:value-type="float">
            <text:p>1</text:p>
          </table:table-cell>
          <table:table-cell table:formula="of:=MIN([FP.DC43:.DC50])" office:value-type="float" office:value="3" calcext:value-type="float">
            <text:p>3</text:p>
          </table:table-cell>
          <table:table-cell table:formula="of:=MIN([FP.DD43:.DD50])" office:value-type="float" office:value="10000" calcext:value-type="float">
            <text:p>10000</text:p>
          </table:table-cell>
          <table:table-cell table:formula="of:=MIN([FP.DE43:.DE50])" office:value-type="float" office:value="10000" calcext:value-type="float">
            <text:p>10000</text:p>
          </table:table-cell>
          <table:table-cell table:formula="of:=MIN([FP.DF43:.DF50])" office:value-type="float" office:value="1" calcext:value-type="float">
            <text:p>1</text:p>
          </table:table-cell>
          <table:table-cell table:formula="of:=MIN([FP.DG43:.DG50])" office:value-type="float" office:value="4" calcext:value-type="float">
            <text:p>4</text:p>
          </table:table-cell>
          <table:table-cell table:formula="of:=MIN([FP.DH43:.DH50])" office:value-type="float" office:value="2" calcext:value-type="float">
            <text:p>2</text:p>
          </table:table-cell>
          <table:table-cell table:formula="of:=MIN([FP.DI43:.DI50])" office:value-type="float" office:value="4" calcext:value-type="float">
            <text:p>4</text:p>
          </table:table-cell>
          <table:table-cell table:formula="of:=MIN([FP.DJ43:.DJ50])" office:value-type="float" office:value="1" calcext:value-type="float">
            <text:p>1</text:p>
          </table:table-cell>
          <table:table-cell table:formula="of:=MIN([FP.DK43:.DK50])" office:value-type="float" office:value="4" calcext:value-type="float">
            <text:p>4</text:p>
          </table:table-cell>
          <table:table-cell table:formula="of:=MIN([FP.DL43:.DL50])" office:value-type="float" office:value="10000" calcext:value-type="float">
            <text:p>10000</text:p>
          </table:table-cell>
          <table:table-cell table:formula="of:=MIN([FP.DM43:.DM50])" office:value-type="float" office:value="10000" calcext:value-type="float">
            <text:p>10000</text:p>
          </table:table-cell>
          <table:table-cell table:formula="of:=MIN([FP.DN43:.DN50])" office:value-type="float" office:value="1" calcext:value-type="float">
            <text:p>1</text:p>
          </table:table-cell>
          <table:table-cell table:formula="of:=MIN([FP.DO43:.DO50])" office:value-type="float" office:value="3" calcext:value-type="float">
            <text:p>3</text:p>
          </table:table-cell>
          <table:table-cell table:formula="of:=MIN([FP.DP43:.DP50])" office:value-type="float" office:value="3" calcext:value-type="float">
            <text:p>3</text:p>
          </table:table-cell>
          <table:table-cell table:formula="of:=MIN([FP.DQ43:.DQ50])" office:value-type="float" office:value="3" calcext:value-type="float">
            <text:p>3</text:p>
          </table:table-cell>
          <table:table-cell table:formula="of:=MIN([FP.DR43:.DR50])" office:value-type="float" office:value="1" calcext:value-type="float">
            <text:p>1</text:p>
          </table:table-cell>
          <table:table-cell table:formula="of:=MIN([FP.DS43:.DS50])" office:value-type="float" office:value="2" calcext:value-type="float">
            <text:p>2</text:p>
          </table:table-cell>
          <table:table-cell table:formula="of:=MIN([FP.DT43:.DT50])" office:value-type="float" office:value="10000" calcext:value-type="float">
            <text:p>10000</text:p>
          </table:table-cell>
          <table:table-cell table:formula="of:=MIN([FP.DU43:.DU50])" office:value-type="float" office:value="10000" calcext:value-type="float">
            <text:p>10000</text:p>
          </table:table-cell>
          <table:table-cell table:formula="of:=MIN([FP.DV43:.DV50])" office:value-type="float" office:value="1" calcext:value-type="float">
            <text:p>1</text:p>
          </table:table-cell>
          <table:table-cell table:formula="of:=MIN([FP.DW43:.DW50])" office:value-type="float" office:value="10000" calcext:value-type="float">
            <text:p>10000</text:p>
          </table:table-cell>
          <table:table-cell table:formula="of:=MIN([FP.DX43:.DX50])" office:value-type="float" office:value="10000" calcext:value-type="float">
            <text:p>10000</text:p>
          </table:table-cell>
          <table:table-cell table:formula="of:=MIN([FP.DY43:.DY50])" office:value-type="float" office:value="10000" calcext:value-type="float">
            <text:p>10000</text:p>
          </table:table-cell>
          <table:table-cell table:formula="of:=MIN([FP.DZ43:.DZ50])" office:value-type="float" office:value="1" calcext:value-type="float">
            <text:p>1</text:p>
          </table:table-cell>
          <table:table-cell table:formula="of:=MIN([FP.EA43:.EA50])" office:value-type="float" office:value="4" calcext:value-type="float">
            <text:p>4</text:p>
          </table:table-cell>
          <table:table-cell table:formula="of:=MIN([FP.EB43:.EB50])" office:value-type="float" office:value="2" calcext:value-type="float">
            <text:p>2</text:p>
          </table:table-cell>
        </table:table-row>
        <table:table-row table:style-name="ro1" table:visibility="collapse">
          <table:table-cell table:number-columns-repeated="8"/>
          <table:table-cell office:value-type="string" calcext:value-type="string">
            <text:p>task <text:s text:c="2"/></text:p>
          </table:table-cell>
          <table:table-cell table:style-name="Default" table:number-columns-repeated="123"/>
        </table:table-row>
        <table:table-row table:style-name="ro1" table:visibility="collapse">
          <table:table-cell table:number-columns-repeated="9"/>
          <table:table-cell table:style-name="Default" table:number-columns-repeated="123"/>
        </table:table-row>
        <table:table-row table:style-name="ro1" table:visibility="collapse">
          <table:table-cell table:number-columns-repeated="9"/>
          <table:table-cell table:formula="of:=IF(AND([FP.J$52]=[FP.J43];NOT([FP.J$52]=10000));[FP.$A4];10000)" office:value-type="float" office:value="1" calcext:value-type="float">
            <text:p>1</text:p>
          </table:table-cell>
          <table:table-cell table:formula="of:=IF(AND([FP.K$52]=[FP.K43];NOT([FP.K$52]=10000));[FP.$A4];10000)" office:value-type="float" office:value="10000" calcext:value-type="float">
            <text:p>10000</text:p>
          </table:table-cell>
          <table:table-cell table:formula="of:=IF(AND([FP.L$52]=[FP.L43];NOT([FP.L$52]=10000));[FP.$A4];10000)" office:value-type="float" office:value="10000" calcext:value-type="float">
            <text:p>10000</text:p>
          </table:table-cell>
          <table:table-cell table:formula="of:=IF(AND([FP.M$52]=[FP.M43];NOT([FP.M$52]=10000));[FP.$A4];10000)" office:value-type="float" office:value="10000" calcext:value-type="float">
            <text:p>10000</text:p>
          </table:table-cell>
          <table:table-cell table:formula="of:=IF(AND([FP.N$52]=[FP.N43];NOT([FP.N$52]=10000));[FP.$A4];10000)" office:value-type="float" office:value="1" calcext:value-type="float">
            <text:p>1</text:p>
          </table:table-cell>
          <table:table-cell table:formula="of:=IF(AND([FP.O$52]=[FP.O43];NOT([FP.O$52]=10000));[FP.$A4];10000)" office:value-type="float" office:value="10000" calcext:value-type="float">
            <text:p>10000</text:p>
          </table:table-cell>
          <table:table-cell table:formula="of:=IF(AND([FP.P$52]=[FP.P43];NOT([FP.P$52]=10000));[FP.$A4];10000)" office:value-type="float" office:value="10000" calcext:value-type="float">
            <text:p>10000</text:p>
          </table:table-cell>
          <table:table-cell table:formula="of:=IF(AND([FP.Q$52]=[FP.Q43];NOT([FP.Q$52]=10000));[FP.$A4];10000)" office:value-type="float" office:value="10000" calcext:value-type="float">
            <text:p>10000</text:p>
          </table:table-cell>
          <table:table-cell table:formula="of:=IF(AND([FP.R$52]=[FP.R43];NOT([FP.R$52]=10000));[FP.$A4];10000)" office:value-type="float" office:value="1" calcext:value-type="float">
            <text:p>1</text:p>
          </table:table-cell>
          <table:table-cell table:formula="of:=IF(AND([FP.S$52]=[FP.S43];NOT([FP.S$52]=10000));[FP.$A4];10000)" office:value-type="float" office:value="10000" calcext:value-type="float">
            <text:p>10000</text:p>
          </table:table-cell>
          <table:table-cell table:formula="of:=IF(AND([FP.T$52]=[FP.T43];NOT([FP.T$52]=10000));[FP.$A4];10000)" office:value-type="float" office:value="10000" calcext:value-type="float">
            <text:p>10000</text:p>
          </table:table-cell>
          <table:table-cell table:formula="of:=IF(AND([FP.U$52]=[FP.U43];NOT([FP.U$52]=10000));[FP.$A4];10000)" office:value-type="float" office:value="10000" calcext:value-type="float">
            <text:p>10000</text:p>
          </table:table-cell>
          <table:table-cell table:formula="of:=IF(AND([FP.V$52]=[FP.V43];NOT([FP.V$52]=10000));[FP.$A4];10000)" office:value-type="float" office:value="1" calcext:value-type="float">
            <text:p>1</text:p>
          </table:table-cell>
          <table:table-cell table:formula="of:=IF(AND([FP.W$52]=[FP.W43];NOT([FP.W$52]=10000));[FP.$A4];10000)" office:value-type="float" office:value="10000" calcext:value-type="float">
            <text:p>10000</text:p>
          </table:table-cell>
          <table:table-cell table:formula="of:=IF(AND([FP.X$52]=[FP.X43];NOT([FP.X$52]=10000));[FP.$A4];10000)" office:value-type="float" office:value="10000" calcext:value-type="float">
            <text:p>10000</text:p>
          </table:table-cell>
          <table:table-cell table:formula="of:=IF(AND([FP.Y$52]=[FP.Y43];NOT([FP.Y$52]=10000));[FP.$A4];10000)" office:value-type="float" office:value="10000" calcext:value-type="float">
            <text:p>10000</text:p>
          </table:table-cell>
          <table:table-cell table:formula="of:=IF(AND([FP.Z$52]=[FP.Z43];NOT([FP.Z$52]=10000));[FP.$A4];10000)" office:value-type="float" office:value="1" calcext:value-type="float">
            <text:p>1</text:p>
          </table:table-cell>
          <table:table-cell table:formula="of:=IF(AND([FP.AA$52]=[FP.AA43];NOT([FP.AA$52]=10000));[FP.$A4];10000)" office:value-type="float" office:value="10000" calcext:value-type="float">
            <text:p>10000</text:p>
          </table:table-cell>
          <table:table-cell table:formula="of:=IF(AND([FP.AB$52]=[FP.AB43];NOT([FP.AB$52]=10000));[FP.$A4];10000)" office:value-type="float" office:value="10000" calcext:value-type="float">
            <text:p>10000</text:p>
          </table:table-cell>
          <table:table-cell table:formula="of:=IF(AND([FP.AC$52]=[FP.AC43];NOT([FP.AC$52]=10000));[FP.$A4];10000)" office:value-type="float" office:value="10000" calcext:value-type="float">
            <text:p>10000</text:p>
          </table:table-cell>
          <table:table-cell table:formula="of:=IF(AND([FP.AD$52]=[FP.AD43];NOT([FP.AD$52]=10000));[FP.$A4];10000)" office:value-type="float" office:value="1" calcext:value-type="float">
            <text:p>1</text:p>
          </table:table-cell>
          <table:table-cell table:formula="of:=IF(AND([FP.AE$52]=[FP.AE43];NOT([FP.AE$52]=10000));[FP.$A4];10000)" office:value-type="float" office:value="10000" calcext:value-type="float">
            <text:p>10000</text:p>
          </table:table-cell>
          <table:table-cell table:formula="of:=IF(AND([FP.AF$52]=[FP.AF43];NOT([FP.AF$52]=10000));[FP.$A4];10000)" office:value-type="float" office:value="10000" calcext:value-type="float">
            <text:p>10000</text:p>
          </table:table-cell>
          <table:table-cell table:formula="of:=IF(AND([FP.AG$52]=[FP.AG43];NOT([FP.AG$52]=10000));[FP.$A4];10000)" office:value-type="float" office:value="10000" calcext:value-type="float">
            <text:p>10000</text:p>
          </table:table-cell>
          <table:table-cell table:formula="of:=IF(AND([FP.AH$52]=[FP.AH43];NOT([FP.AH$52]=10000));[FP.$A4];10000)" office:value-type="float" office:value="1" calcext:value-type="float">
            <text:p>1</text:p>
          </table:table-cell>
          <table:table-cell table:formula="of:=IF(AND([FP.AI$52]=[FP.AI43];NOT([FP.AI$52]=10000));[FP.$A4];10000)" office:value-type="float" office:value="10000" calcext:value-type="float">
            <text:p>10000</text:p>
          </table:table-cell>
          <table:table-cell table:formula="of:=IF(AND([FP.AJ$52]=[FP.AJ43];NOT([FP.AJ$52]=10000));[FP.$A4];10000)" office:value-type="float" office:value="10000" calcext:value-type="float">
            <text:p>10000</text:p>
          </table:table-cell>
          <table:table-cell table:formula="of:=IF(AND([FP.AK$52]=[FP.AK43];NOT([FP.AK$52]=10000));[FP.$A4];10000)" office:value-type="float" office:value="10000" calcext:value-type="float">
            <text:p>10000</text:p>
          </table:table-cell>
          <table:table-cell table:formula="of:=IF(AND([FP.AL$52]=[FP.AL43];NOT([FP.AL$52]=10000));[FP.$A4];10000)" office:value-type="float" office:value="1" calcext:value-type="float">
            <text:p>1</text:p>
          </table:table-cell>
          <table:table-cell table:formula="of:=IF(AND([FP.AM$52]=[FP.AM43];NOT([FP.AM$52]=10000));[FP.$A4];10000)" office:value-type="float" office:value="10000" calcext:value-type="float">
            <text:p>10000</text:p>
          </table:table-cell>
          <table:table-cell table:formula="of:=IF(AND([FP.AN$52]=[FP.AN43];NOT([FP.AN$52]=10000));[FP.$A4];10000)" office:value-type="float" office:value="10000" calcext:value-type="float">
            <text:p>10000</text:p>
          </table:table-cell>
          <table:table-cell table:formula="of:=IF(AND([FP.AO$52]=[FP.AO43];NOT([FP.AO$52]=10000));[FP.$A4];10000)" office:value-type="float" office:value="10000" calcext:value-type="float">
            <text:p>10000</text:p>
          </table:table-cell>
          <table:table-cell table:formula="of:=IF(AND([FP.AP$52]=[FP.AP43];NOT([FP.AP$52]=10000));[FP.$A4];10000)" office:value-type="float" office:value="1" calcext:value-type="float">
            <text:p>1</text:p>
          </table:table-cell>
          <table:table-cell table:formula="of:=IF(AND([FP.AQ$52]=[FP.AQ43];NOT([FP.AQ$52]=10000));[FP.$A4];10000)" office:value-type="float" office:value="10000" calcext:value-type="float">
            <text:p>10000</text:p>
          </table:table-cell>
          <table:table-cell table:formula="of:=IF(AND([FP.AR$52]=[FP.AR43];NOT([FP.AR$52]=10000));[FP.$A4];10000)" office:value-type="float" office:value="10000" calcext:value-type="float">
            <text:p>10000</text:p>
          </table:table-cell>
          <table:table-cell table:formula="of:=IF(AND([FP.AS$52]=[FP.AS43];NOT([FP.AS$52]=10000));[FP.$A4];10000)" office:value-type="float" office:value="10000" calcext:value-type="float">
            <text:p>10000</text:p>
          </table:table-cell>
          <table:table-cell table:formula="of:=IF(AND([FP.AT$52]=[FP.AT43];NOT([FP.AT$52]=10000));[FP.$A4];10000)" office:value-type="float" office:value="1" calcext:value-type="float">
            <text:p>1</text:p>
          </table:table-cell>
          <table:table-cell table:formula="of:=IF(AND([FP.AU$52]=[FP.AU43];NOT([FP.AU$52]=10000));[FP.$A4];10000)" office:value-type="float" office:value="10000" calcext:value-type="float">
            <text:p>10000</text:p>
          </table:table-cell>
          <table:table-cell table:formula="of:=IF(AND([FP.AV$52]=[FP.AV43];NOT([FP.AV$52]=10000));[FP.$A4];10000)" office:value-type="float" office:value="10000" calcext:value-type="float">
            <text:p>10000</text:p>
          </table:table-cell>
          <table:table-cell table:formula="of:=IF(AND([FP.AW$52]=[FP.AW43];NOT([FP.AW$52]=10000));[FP.$A4];10000)" office:value-type="float" office:value="10000" calcext:value-type="float">
            <text:p>10000</text:p>
          </table:table-cell>
          <table:table-cell table:formula="of:=IF(AND([FP.AX$52]=[FP.AX43];NOT([FP.AX$52]=10000));[FP.$A4];10000)" office:value-type="float" office:value="1" calcext:value-type="float">
            <text:p>1</text:p>
          </table:table-cell>
          <table:table-cell table:formula="of:=IF(AND([FP.AY$52]=[FP.AY43];NOT([FP.AY$52]=10000));[FP.$A4];10000)" office:value-type="float" office:value="10000" calcext:value-type="float">
            <text:p>10000</text:p>
          </table:table-cell>
          <table:table-cell table:formula="of:=IF(AND([FP.AZ$52]=[FP.AZ43];NOT([FP.AZ$52]=10000));[FP.$A4];10000)" office:value-type="float" office:value="10000" calcext:value-type="float">
            <text:p>10000</text:p>
          </table:table-cell>
          <table:table-cell table:formula="of:=IF(AND([FP.BA$52]=[FP.BA43];NOT([FP.BA$52]=10000));[FP.$A4];10000)" office:value-type="float" office:value="10000" calcext:value-type="float">
            <text:p>10000</text:p>
          </table:table-cell>
          <table:table-cell table:formula="of:=IF(AND([FP.BB$52]=[FP.BB43];NOT([FP.BB$52]=10000));[FP.$A4];10000)" office:value-type="float" office:value="1" calcext:value-type="float">
            <text:p>1</text:p>
          </table:table-cell>
          <table:table-cell table:formula="of:=IF(AND([FP.BC$52]=[FP.BC43];NOT([FP.BC$52]=10000));[FP.$A4];10000)" office:value-type="float" office:value="10000" calcext:value-type="float">
            <text:p>10000</text:p>
          </table:table-cell>
          <table:table-cell table:formula="of:=IF(AND([FP.BD$52]=[FP.BD43];NOT([FP.BD$52]=10000));[FP.$A4];10000)" office:value-type="float" office:value="10000" calcext:value-type="float">
            <text:p>10000</text:p>
          </table:table-cell>
          <table:table-cell table:formula="of:=IF(AND([FP.BE$52]=[FP.BE43];NOT([FP.BE$52]=10000));[FP.$A4];10000)" office:value-type="float" office:value="10000" calcext:value-type="float">
            <text:p>10000</text:p>
          </table:table-cell>
          <table:table-cell table:formula="of:=IF(AND([FP.BF$52]=[FP.BF43];NOT([FP.BF$52]=10000));[FP.$A4];10000)" office:value-type="float" office:value="1" calcext:value-type="float">
            <text:p>1</text:p>
          </table:table-cell>
          <table:table-cell table:formula="of:=IF(AND([FP.BG$52]=[FP.BG43];NOT([FP.BG$52]=10000));[FP.$A4];10000)" office:value-type="float" office:value="10000" calcext:value-type="float">
            <text:p>10000</text:p>
          </table:table-cell>
          <table:table-cell table:formula="of:=IF(AND([FP.BH$52]=[FP.BH43];NOT([FP.BH$52]=10000));[FP.$A4];10000)" office:value-type="float" office:value="10000" calcext:value-type="float">
            <text:p>10000</text:p>
          </table:table-cell>
          <table:table-cell table:formula="of:=IF(AND([FP.BI$52]=[FP.BI43];NOT([FP.BI$52]=10000));[FP.$A4];10000)" office:value-type="float" office:value="10000" calcext:value-type="float">
            <text:p>10000</text:p>
          </table:table-cell>
          <table:table-cell table:formula="of:=IF(AND([FP.BJ$52]=[FP.BJ43];NOT([FP.BJ$52]=10000));[FP.$A4];10000)" office:value-type="float" office:value="1" calcext:value-type="float">
            <text:p>1</text:p>
          </table:table-cell>
          <table:table-cell table:formula="of:=IF(AND([FP.BK$52]=[FP.BK43];NOT([FP.BK$52]=10000));[FP.$A4];10000)" office:value-type="float" office:value="10000" calcext:value-type="float">
            <text:p>10000</text:p>
          </table:table-cell>
          <table:table-cell table:formula="of:=IF(AND([FP.BL$52]=[FP.BL43];NOT([FP.BL$52]=10000));[FP.$A4];10000)" office:value-type="float" office:value="10000" calcext:value-type="float">
            <text:p>10000</text:p>
          </table:table-cell>
          <table:table-cell table:formula="of:=IF(AND([FP.BM$52]=[FP.BM43];NOT([FP.BM$52]=10000));[FP.$A4];10000)" office:value-type="float" office:value="10000" calcext:value-type="float">
            <text:p>10000</text:p>
          </table:table-cell>
          <table:table-cell table:formula="of:=IF(AND([FP.BN$52]=[FP.BN43];NOT([FP.BN$52]=10000));[FP.$A4];10000)" office:value-type="float" office:value="1" calcext:value-type="float">
            <text:p>1</text:p>
          </table:table-cell>
          <table:table-cell table:formula="of:=IF(AND([FP.BO$52]=[FP.BO43];NOT([FP.BO$52]=10000));[FP.$A4];10000)" office:value-type="float" office:value="10000" calcext:value-type="float">
            <text:p>10000</text:p>
          </table:table-cell>
          <table:table-cell table:formula="of:=IF(AND([FP.BP$52]=[FP.BP43];NOT([FP.BP$52]=10000));[FP.$A4];10000)" office:value-type="float" office:value="10000" calcext:value-type="float">
            <text:p>10000</text:p>
          </table:table-cell>
          <table:table-cell table:formula="of:=IF(AND([FP.BQ$52]=[FP.BQ43];NOT([FP.BQ$52]=10000));[FP.$A4];10000)" office:value-type="float" office:value="10000" calcext:value-type="float">
            <text:p>10000</text:p>
          </table:table-cell>
          <table:table-cell table:formula="of:=IF(AND([FP.BR$52]=[FP.BR43];NOT([FP.BR$52]=10000));[FP.$A4];10000)" office:value-type="float" office:value="1" calcext:value-type="float">
            <text:p>1</text:p>
          </table:table-cell>
          <table:table-cell table:formula="of:=IF(AND([FP.BS$52]=[FP.BS43];NOT([FP.BS$52]=10000));[FP.$A4];10000)" office:value-type="float" office:value="10000" calcext:value-type="float">
            <text:p>10000</text:p>
          </table:table-cell>
          <table:table-cell table:formula="of:=IF(AND([FP.BT$52]=[FP.BT43];NOT([FP.BT$52]=10000));[FP.$A4];10000)" office:value-type="float" office:value="10000" calcext:value-type="float">
            <text:p>10000</text:p>
          </table:table-cell>
          <table:table-cell table:formula="of:=IF(AND([FP.BU$52]=[FP.BU43];NOT([FP.BU$52]=10000));[FP.$A4];10000)" office:value-type="float" office:value="10000" calcext:value-type="float">
            <text:p>10000</text:p>
          </table:table-cell>
          <table:table-cell table:formula="of:=IF(AND([FP.BV$52]=[FP.BV43];NOT([FP.BV$52]=10000));[FP.$A4];10000)" office:value-type="float" office:value="1" calcext:value-type="float">
            <text:p>1</text:p>
          </table:table-cell>
          <table:table-cell table:formula="of:=IF(AND([FP.BW$52]=[FP.BW43];NOT([FP.BW$52]=10000));[FP.$A4];10000)" office:value-type="float" office:value="10000" calcext:value-type="float">
            <text:p>10000</text:p>
          </table:table-cell>
          <table:table-cell table:formula="of:=IF(AND([FP.BX$52]=[FP.BX43];NOT([FP.BX$52]=10000));[FP.$A4];10000)" office:value-type="float" office:value="10000" calcext:value-type="float">
            <text:p>10000</text:p>
          </table:table-cell>
          <table:table-cell table:formula="of:=IF(AND([FP.BY$52]=[FP.BY43];NOT([FP.BY$52]=10000));[FP.$A4];10000)" office:value-type="float" office:value="10000" calcext:value-type="float">
            <text:p>10000</text:p>
          </table:table-cell>
          <table:table-cell table:formula="of:=IF(AND([FP.BZ$52]=[FP.BZ43];NOT([FP.BZ$52]=10000));[FP.$A4];10000)" office:value-type="float" office:value="1" calcext:value-type="float">
            <text:p>1</text:p>
          </table:table-cell>
          <table:table-cell table:formula="of:=IF(AND([FP.CA$52]=[FP.CA43];NOT([FP.CA$52]=10000));[FP.$A4];10000)" office:value-type="float" office:value="10000" calcext:value-type="float">
            <text:p>10000</text:p>
          </table:table-cell>
          <table:table-cell table:formula="of:=IF(AND([FP.CB$52]=[FP.CB43];NOT([FP.CB$52]=10000));[FP.$A4];10000)" office:value-type="float" office:value="10000" calcext:value-type="float">
            <text:p>10000</text:p>
          </table:table-cell>
          <table:table-cell table:formula="of:=IF(AND([FP.CC$52]=[FP.CC43];NOT([FP.CC$52]=10000));[FP.$A4];10000)" office:value-type="float" office:value="10000" calcext:value-type="float">
            <text:p>10000</text:p>
          </table:table-cell>
          <table:table-cell table:formula="of:=IF(AND([FP.CD$52]=[FP.CD43];NOT([FP.CD$52]=10000));[FP.$A4];10000)" office:value-type="float" office:value="1" calcext:value-type="float">
            <text:p>1</text:p>
          </table:table-cell>
          <table:table-cell table:formula="of:=IF(AND([FP.CE$52]=[FP.CE43];NOT([FP.CE$52]=10000));[FP.$A4];10000)" office:value-type="float" office:value="10000" calcext:value-type="float">
            <text:p>10000</text:p>
          </table:table-cell>
          <table:table-cell table:formula="of:=IF(AND([FP.CF$52]=[FP.CF43];NOT([FP.CF$52]=10000));[FP.$A4];10000)" office:value-type="float" office:value="10000" calcext:value-type="float">
            <text:p>10000</text:p>
          </table:table-cell>
          <table:table-cell table:formula="of:=IF(AND([FP.CG$52]=[FP.CG43];NOT([FP.CG$52]=10000));[FP.$A4];10000)" office:value-type="float" office:value="10000" calcext:value-type="float">
            <text:p>10000</text:p>
          </table:table-cell>
          <table:table-cell table:formula="of:=IF(AND([FP.CH$52]=[FP.CH43];NOT([FP.CH$52]=10000));[FP.$A4];10000)" office:value-type="float" office:value="1" calcext:value-type="float">
            <text:p>1</text:p>
          </table:table-cell>
          <table:table-cell table:formula="of:=IF(AND([FP.CI$52]=[FP.CI43];NOT([FP.CI$52]=10000));[FP.$A4];10000)" office:value-type="float" office:value="10000" calcext:value-type="float">
            <text:p>10000</text:p>
          </table:table-cell>
          <table:table-cell table:formula="of:=IF(AND([FP.CJ$52]=[FP.CJ43];NOT([FP.CJ$52]=10000));[FP.$A4];10000)" office:value-type="float" office:value="10000" calcext:value-type="float">
            <text:p>10000</text:p>
          </table:table-cell>
          <table:table-cell table:formula="of:=IF(AND([FP.CK$52]=[FP.CK43];NOT([FP.CK$52]=10000));[FP.$A4];10000)" office:value-type="float" office:value="10000" calcext:value-type="float">
            <text:p>10000</text:p>
          </table:table-cell>
          <table:table-cell table:formula="of:=IF(AND([FP.CL$52]=[FP.CL43];NOT([FP.CL$52]=10000));[FP.$A4];10000)" office:value-type="float" office:value="1" calcext:value-type="float">
            <text:p>1</text:p>
          </table:table-cell>
          <table:table-cell table:formula="of:=IF(AND([FP.CM$52]=[FP.CM43];NOT([FP.CM$52]=10000));[FP.$A4];10000)" office:value-type="float" office:value="10000" calcext:value-type="float">
            <text:p>10000</text:p>
          </table:table-cell>
          <table:table-cell table:formula="of:=IF(AND([FP.CN$52]=[FP.CN43];NOT([FP.CN$52]=10000));[FP.$A4];10000)" office:value-type="float" office:value="10000" calcext:value-type="float">
            <text:p>10000</text:p>
          </table:table-cell>
          <table:table-cell table:formula="of:=IF(AND([FP.CO$52]=[FP.CO43];NOT([FP.CO$52]=10000));[FP.$A4];10000)" office:value-type="float" office:value="10000" calcext:value-type="float">
            <text:p>10000</text:p>
          </table:table-cell>
          <table:table-cell table:formula="of:=IF(AND([FP.CP$52]=[FP.CP43];NOT([FP.CP$52]=10000));[FP.$A4];10000)" office:value-type="float" office:value="1" calcext:value-type="float">
            <text:p>1</text:p>
          </table:table-cell>
          <table:table-cell table:formula="of:=IF(AND([FP.CQ$52]=[FP.CQ43];NOT([FP.CQ$52]=10000));[FP.$A4];10000)" office:value-type="float" office:value="10000" calcext:value-type="float">
            <text:p>10000</text:p>
          </table:table-cell>
          <table:table-cell table:formula="of:=IF(AND([FP.CR$52]=[FP.CR43];NOT([FP.CR$52]=10000));[FP.$A4];10000)" office:value-type="float" office:value="10000" calcext:value-type="float">
            <text:p>10000</text:p>
          </table:table-cell>
          <table:table-cell table:formula="of:=IF(AND([FP.CS$52]=[FP.CS43];NOT([FP.CS$52]=10000));[FP.$A4];10000)" office:value-type="float" office:value="10000" calcext:value-type="float">
            <text:p>10000</text:p>
          </table:table-cell>
          <table:table-cell table:formula="of:=IF(AND([FP.CT$52]=[FP.CT43];NOT([FP.CT$52]=10000));[FP.$A4];10000)" office:value-type="float" office:value="1" calcext:value-type="float">
            <text:p>1</text:p>
          </table:table-cell>
          <table:table-cell table:formula="of:=IF(AND([FP.CU$52]=[FP.CU43];NOT([FP.CU$52]=10000));[FP.$A4];10000)" office:value-type="float" office:value="10000" calcext:value-type="float">
            <text:p>10000</text:p>
          </table:table-cell>
          <table:table-cell table:formula="of:=IF(AND([FP.CV$52]=[FP.CV43];NOT([FP.CV$52]=10000));[FP.$A4];10000)" office:value-type="float" office:value="10000" calcext:value-type="float">
            <text:p>10000</text:p>
          </table:table-cell>
          <table:table-cell table:formula="of:=IF(AND([FP.CW$52]=[FP.CW43];NOT([FP.CW$52]=10000));[FP.$A4];10000)" office:value-type="float" office:value="10000" calcext:value-type="float">
            <text:p>10000</text:p>
          </table:table-cell>
          <table:table-cell table:formula="of:=IF(AND([FP.CX$52]=[FP.CX43];NOT([FP.CX$52]=10000));[FP.$A4];10000)" office:value-type="float" office:value="1" calcext:value-type="float">
            <text:p>1</text:p>
          </table:table-cell>
          <table:table-cell table:formula="of:=IF(AND([FP.CY$52]=[FP.CY43];NOT([FP.CY$52]=10000));[FP.$A4];10000)" office:value-type="float" office:value="10000" calcext:value-type="float">
            <text:p>10000</text:p>
          </table:table-cell>
          <table:table-cell table:formula="of:=IF(AND([FP.CZ$52]=[FP.CZ43];NOT([FP.CZ$52]=10000));[FP.$A4];10000)" office:value-type="float" office:value="10000" calcext:value-type="float">
            <text:p>10000</text:p>
          </table:table-cell>
          <table:table-cell table:formula="of:=IF(AND([FP.DA$52]=[FP.DA43];NOT([FP.DA$52]=10000));[FP.$A4];10000)" office:value-type="float" office:value="10000" calcext:value-type="float">
            <text:p>10000</text:p>
          </table:table-cell>
          <table:table-cell table:formula="of:=IF(AND([FP.DB$52]=[FP.DB43];NOT([FP.DB$52]=10000));[FP.$A4];10000)" office:value-type="float" office:value="1" calcext:value-type="float">
            <text:p>1</text:p>
          </table:table-cell>
          <table:table-cell table:formula="of:=IF(AND([FP.DC$52]=[FP.DC43];NOT([FP.DC$52]=10000));[FP.$A4];10000)" office:value-type="float" office:value="10000" calcext:value-type="float">
            <text:p>10000</text:p>
          </table:table-cell>
          <table:table-cell table:formula="of:=IF(AND([FP.DD$52]=[FP.DD43];NOT([FP.DD$52]=10000));[FP.$A4];10000)" office:value-type="float" office:value="10000" calcext:value-type="float">
            <text:p>10000</text:p>
          </table:table-cell>
          <table:table-cell table:formula="of:=IF(AND([FP.DE$52]=[FP.DE43];NOT([FP.DE$52]=10000));[FP.$A4];10000)" office:value-type="float" office:value="10000" calcext:value-type="float">
            <text:p>10000</text:p>
          </table:table-cell>
          <table:table-cell table:formula="of:=IF(AND([FP.DF$52]=[FP.DF43];NOT([FP.DF$52]=10000));[FP.$A4];10000)" office:value-type="float" office:value="1" calcext:value-type="float">
            <text:p>1</text:p>
          </table:table-cell>
          <table:table-cell table:formula="of:=IF(AND([FP.DG$52]=[FP.DG43];NOT([FP.DG$52]=10000));[FP.$A4];10000)" office:value-type="float" office:value="10000" calcext:value-type="float">
            <text:p>10000</text:p>
          </table:table-cell>
          <table:table-cell table:formula="of:=IF(AND([FP.DH$52]=[FP.DH43];NOT([FP.DH$52]=10000));[FP.$A4];10000)" office:value-type="float" office:value="10000" calcext:value-type="float">
            <text:p>10000</text:p>
          </table:table-cell>
          <table:table-cell table:formula="of:=IF(AND([FP.DI$52]=[FP.DI43];NOT([FP.DI$52]=10000));[FP.$A4];10000)" office:value-type="float" office:value="10000" calcext:value-type="float">
            <text:p>10000</text:p>
          </table:table-cell>
          <table:table-cell table:formula="of:=IF(AND([FP.DJ$52]=[FP.DJ43];NOT([FP.DJ$52]=10000));[FP.$A4];10000)" office:value-type="float" office:value="1" calcext:value-type="float">
            <text:p>1</text:p>
          </table:table-cell>
          <table:table-cell table:formula="of:=IF(AND([FP.DK$52]=[FP.DK43];NOT([FP.DK$52]=10000));[FP.$A4];10000)" office:value-type="float" office:value="10000" calcext:value-type="float">
            <text:p>10000</text:p>
          </table:table-cell>
          <table:table-cell table:formula="of:=IF(AND([FP.DL$52]=[FP.DL43];NOT([FP.DL$52]=10000));[FP.$A4];10000)" office:value-type="float" office:value="10000" calcext:value-type="float">
            <text:p>10000</text:p>
          </table:table-cell>
          <table:table-cell table:formula="of:=IF(AND([FP.DM$52]=[FP.DM43];NOT([FP.DM$52]=10000));[FP.$A4];10000)" office:value-type="float" office:value="10000" calcext:value-type="float">
            <text:p>10000</text:p>
          </table:table-cell>
          <table:table-cell table:formula="of:=IF(AND([FP.DN$52]=[FP.DN43];NOT([FP.DN$52]=10000));[FP.$A4];10000)" office:value-type="float" office:value="1" calcext:value-type="float">
            <text:p>1</text:p>
          </table:table-cell>
          <table:table-cell table:formula="of:=IF(AND([FP.DO$52]=[FP.DO43];NOT([FP.DO$52]=10000));[FP.$A4];10000)" office:value-type="float" office:value="10000" calcext:value-type="float">
            <text:p>10000</text:p>
          </table:table-cell>
          <table:table-cell table:formula="of:=IF(AND([FP.DP$52]=[FP.DP43];NOT([FP.DP$52]=10000));[FP.$A4];10000)" office:value-type="float" office:value="10000" calcext:value-type="float">
            <text:p>10000</text:p>
          </table:table-cell>
          <table:table-cell table:formula="of:=IF(AND([FP.DQ$52]=[FP.DQ43];NOT([FP.DQ$52]=10000));[FP.$A4];10000)" office:value-type="float" office:value="10000" calcext:value-type="float">
            <text:p>10000</text:p>
          </table:table-cell>
          <table:table-cell table:formula="of:=IF(AND([FP.DR$52]=[FP.DR43];NOT([FP.DR$52]=10000));[FP.$A4];10000)" office:value-type="float" office:value="1" calcext:value-type="float">
            <text:p>1</text:p>
          </table:table-cell>
          <table:table-cell table:formula="of:=IF(AND([FP.DS$52]=[FP.DS43];NOT([FP.DS$52]=10000));[FP.$A4];10000)" office:value-type="float" office:value="10000" calcext:value-type="float">
            <text:p>10000</text:p>
          </table:table-cell>
          <table:table-cell table:formula="of:=IF(AND([FP.DT$52]=[FP.DT43];NOT([FP.DT$52]=10000));[FP.$A4];10000)" office:value-type="float" office:value="10000" calcext:value-type="float">
            <text:p>10000</text:p>
          </table:table-cell>
          <table:table-cell table:formula="of:=IF(AND([FP.DU$52]=[FP.DU43];NOT([FP.DU$52]=10000));[FP.$A4];10000)" office:value-type="float" office:value="10000" calcext:value-type="float">
            <text:p>10000</text:p>
          </table:table-cell>
          <table:table-cell table:formula="of:=IF(AND([FP.DV$52]=[FP.DV43];NOT([FP.DV$52]=10000));[FP.$A4];10000)" office:value-type="float" office:value="1" calcext:value-type="float">
            <text:p>1</text:p>
          </table:table-cell>
          <table:table-cell table:formula="of:=IF(AND([FP.DW$52]=[FP.DW43];NOT([FP.DW$52]=10000));[FP.$A4];10000)" office:value-type="float" office:value="10000" calcext:value-type="float">
            <text:p>10000</text:p>
          </table:table-cell>
          <table:table-cell table:formula="of:=IF(AND([FP.DX$52]=[FP.DX43];NOT([FP.DX$52]=10000));[FP.$A4];10000)" office:value-type="float" office:value="10000" calcext:value-type="float">
            <text:p>10000</text:p>
          </table:table-cell>
          <table:table-cell table:formula="of:=IF(AND([FP.DY$52]=[FP.DY43];NOT([FP.DY$52]=10000));[FP.$A4];10000)" office:value-type="float" office:value="10000" calcext:value-type="float">
            <text:p>10000</text:p>
          </table:table-cell>
          <table:table-cell table:formula="of:=IF(AND([FP.DZ$52]=[FP.DZ43];NOT([FP.DZ$52]=10000));[FP.$A4];10000)" office:value-type="float" office:value="1" calcext:value-type="float">
            <text:p>1</text:p>
          </table:table-cell>
          <table:table-cell table:formula="of:=IF(AND([FP.EA$52]=[FP.EA43];NOT([FP.EA$52]=10000));[FP.$A4];10000)" office:value-type="float" office:value="10000" calcext:value-type="float">
            <text:p>10000</text:p>
          </table:table-cell>
          <table:table-cell table:formula="of:=IF(AND([FP.EB$52]=[FP.EB43];NOT([FP.EB$52]=10000));[FP.$A4];10000)" office:value-type="float" office:value="10000" calcext:value-type="float">
            <text:p>10000</text:p>
          </table:table-cell>
        </table:table-row>
        <table:table-row table:style-name="ro1" table:visibility="collapse">
          <table:table-cell table:number-columns-repeated="8"/>
          <table:table-cell office:value-type="string" calcext:value-type="string">
            <text:p>Highest priority</text:p>
          </table:table-cell>
          <table:table-cell table:formula="of:=IF(AND([FP.J$52]=[FP.J44];NOT([FP.J$52]=10000));[FP.$A5];10000)" office:value-type="float" office:value="10000" calcext:value-type="float">
            <text:p>10000</text:p>
          </table:table-cell>
          <table:table-cell table:formula="of:=IF(AND([FP.K$52]=[FP.K44];NOT([FP.K$52]=10000));[FP.$A5];10000)" office:value-type="float" office:value="10000" calcext:value-type="float">
            <text:p>10000</text:p>
          </table:table-cell>
          <table:table-cell table:formula="of:=IF(AND([FP.L$52]=[FP.L44];NOT([FP.L$52]=10000));[FP.$A5];10000)" office:value-type="float" office:value="2" calcext:value-type="float">
            <text:p>2</text:p>
          </table:table-cell>
          <table:table-cell table:formula="of:=IF(AND([FP.M$52]=[FP.M44];NOT([FP.M$52]=10000));[FP.$A5];10000)" office:value-type="float" office:value="10000" calcext:value-type="float">
            <text:p>10000</text:p>
          </table:table-cell>
          <table:table-cell table:formula="of:=IF(AND([FP.N$52]=[FP.N44];NOT([FP.N$52]=10000));[FP.$A5];10000)" office:value-type="float" office:value="10000" calcext:value-type="float">
            <text:p>10000</text:p>
          </table:table-cell>
          <table:table-cell table:formula="of:=IF(AND([FP.O$52]=[FP.O44];NOT([FP.O$52]=10000));[FP.$A5];10000)" office:value-type="float" office:value="10000" calcext:value-type="float">
            <text:p>10000</text:p>
          </table:table-cell>
          <table:table-cell table:formula="of:=IF(AND([FP.P$52]=[FP.P44];NOT([FP.P$52]=10000));[FP.$A5];10000)" office:value-type="float" office:value="10000" calcext:value-type="float">
            <text:p>10000</text:p>
          </table:table-cell>
          <table:table-cell table:formula="of:=IF(AND([FP.Q$52]=[FP.Q44];NOT([FP.Q$52]=10000));[FP.$A5];10000)" office:value-type="float" office:value="10000" calcext:value-type="float">
            <text:p>10000</text:p>
          </table:table-cell>
          <table:table-cell table:formula="of:=IF(AND([FP.R$52]=[FP.R44];NOT([FP.R$52]=10000));[FP.$A5];10000)" office:value-type="float" office:value="10000" calcext:value-type="float">
            <text:p>10000</text:p>
          </table:table-cell>
          <table:table-cell table:formula="of:=IF(AND([FP.S$52]=[FP.S44];NOT([FP.S$52]=10000));[FP.$A5];10000)" office:value-type="float" office:value="10000" calcext:value-type="float">
            <text:p>10000</text:p>
          </table:table-cell>
          <table:table-cell table:formula="of:=IF(AND([FP.T$52]=[FP.T44];NOT([FP.T$52]=10000));[FP.$A5];10000)" office:value-type="float" office:value="10000" calcext:value-type="float">
            <text:p>10000</text:p>
          </table:table-cell>
          <table:table-cell table:formula="of:=IF(AND([FP.U$52]=[FP.U44];NOT([FP.U$52]=10000));[FP.$A5];10000)" office:value-type="float" office:value="10000" calcext:value-type="float">
            <text:p>10000</text:p>
          </table:table-cell>
          <table:table-cell table:formula="of:=IF(AND([FP.V$52]=[FP.V44];NOT([FP.V$52]=10000));[FP.$A5];10000)" office:value-type="float" office:value="10000" calcext:value-type="float">
            <text:p>10000</text:p>
          </table:table-cell>
          <table:table-cell table:formula="of:=IF(AND([FP.W$52]=[FP.W44];NOT([FP.W$52]=10000));[FP.$A5];10000)" office:value-type="float" office:value="2" calcext:value-type="float">
            <text:p>2</text:p>
          </table:table-cell>
          <table:table-cell table:formula="of:=IF(AND([FP.X$52]=[FP.X44];NOT([FP.X$52]=10000));[FP.$A5];10000)" office:value-type="float" office:value="10000" calcext:value-type="float">
            <text:p>10000</text:p>
          </table:table-cell>
          <table:table-cell table:formula="of:=IF(AND([FP.Y$52]=[FP.Y44];NOT([FP.Y$52]=10000));[FP.$A5];10000)" office:value-type="float" office:value="10000" calcext:value-type="float">
            <text:p>10000</text:p>
          </table:table-cell>
          <table:table-cell table:formula="of:=IF(AND([FP.Z$52]=[FP.Z44];NOT([FP.Z$52]=10000));[FP.$A5];10000)" office:value-type="float" office:value="10000" calcext:value-type="float">
            <text:p>10000</text:p>
          </table:table-cell>
          <table:table-cell table:formula="of:=IF(AND([FP.AA$52]=[FP.AA44];NOT([FP.AA$52]=10000));[FP.$A5];10000)" office:value-type="float" office:value="10000" calcext:value-type="float">
            <text:p>10000</text:p>
          </table:table-cell>
          <table:table-cell table:formula="of:=IF(AND([FP.AB$52]=[FP.AB44];NOT([FP.AB$52]=10000));[FP.$A5];10000)" office:value-type="float" office:value="10000" calcext:value-type="float">
            <text:p>10000</text:p>
          </table:table-cell>
          <table:table-cell table:formula="of:=IF(AND([FP.AC$52]=[FP.AC44];NOT([FP.AC$52]=10000));[FP.$A5];10000)" office:value-type="float" office:value="10000" calcext:value-type="float">
            <text:p>10000</text:p>
          </table:table-cell>
          <table:table-cell table:formula="of:=IF(AND([FP.AD$52]=[FP.AD44];NOT([FP.AD$52]=10000));[FP.$A5];10000)" office:value-type="float" office:value="10000" calcext:value-type="float">
            <text:p>10000</text:p>
          </table:table-cell>
          <table:table-cell table:formula="of:=IF(AND([FP.AE$52]=[FP.AE44];NOT([FP.AE$52]=10000));[FP.$A5];10000)" office:value-type="float" office:value="10000" calcext:value-type="float">
            <text:p>10000</text:p>
          </table:table-cell>
          <table:table-cell table:formula="of:=IF(AND([FP.AF$52]=[FP.AF44];NOT([FP.AF$52]=10000));[FP.$A5];10000)" office:value-type="float" office:value="2" calcext:value-type="float">
            <text:p>2</text:p>
          </table:table-cell>
          <table:table-cell table:formula="of:=IF(AND([FP.AG$52]=[FP.AG44];NOT([FP.AG$52]=10000));[FP.$A5];10000)" office:value-type="float" office:value="10000" calcext:value-type="float">
            <text:p>10000</text:p>
          </table:table-cell>
          <table:table-cell table:formula="of:=IF(AND([FP.AH$52]=[FP.AH44];NOT([FP.AH$52]=10000));[FP.$A5];10000)" office:value-type="float" office:value="10000" calcext:value-type="float">
            <text:p>10000</text:p>
          </table:table-cell>
          <table:table-cell table:formula="of:=IF(AND([FP.AI$52]=[FP.AI44];NOT([FP.AI$52]=10000));[FP.$A5];10000)" office:value-type="float" office:value="10000" calcext:value-type="float">
            <text:p>10000</text:p>
          </table:table-cell>
          <table:table-cell table:formula="of:=IF(AND([FP.AJ$52]=[FP.AJ44];NOT([FP.AJ$52]=10000));[FP.$A5];10000)" office:value-type="float" office:value="10000" calcext:value-type="float">
            <text:p>10000</text:p>
          </table:table-cell>
          <table:table-cell table:formula="of:=IF(AND([FP.AK$52]=[FP.AK44];NOT([FP.AK$52]=10000));[FP.$A5];10000)" office:value-type="float" office:value="10000" calcext:value-type="float">
            <text:p>10000</text:p>
          </table:table-cell>
          <table:table-cell table:formula="of:=IF(AND([FP.AL$52]=[FP.AL44];NOT([FP.AL$52]=10000));[FP.$A5];10000)" office:value-type="float" office:value="10000" calcext:value-type="float">
            <text:p>10000</text:p>
          </table:table-cell>
          <table:table-cell table:formula="of:=IF(AND([FP.AM$52]=[FP.AM44];NOT([FP.AM$52]=10000));[FP.$A5];10000)" office:value-type="float" office:value="10000" calcext:value-type="float">
            <text:p>10000</text:p>
          </table:table-cell>
          <table:table-cell table:formula="of:=IF(AND([FP.AN$52]=[FP.AN44];NOT([FP.AN$52]=10000));[FP.$A5];10000)" office:value-type="float" office:value="10000" calcext:value-type="float">
            <text:p>10000</text:p>
          </table:table-cell>
          <table:table-cell table:formula="of:=IF(AND([FP.AO$52]=[FP.AO44];NOT([FP.AO$52]=10000));[FP.$A5];10000)" office:value-type="float" office:value="10000" calcext:value-type="float">
            <text:p>10000</text:p>
          </table:table-cell>
          <table:table-cell table:formula="of:=IF(AND([FP.AP$52]=[FP.AP44];NOT([FP.AP$52]=10000));[FP.$A5];10000)" office:value-type="float" office:value="10000" calcext:value-type="float">
            <text:p>10000</text:p>
          </table:table-cell>
          <table:table-cell table:formula="of:=IF(AND([FP.AQ$52]=[FP.AQ44];NOT([FP.AQ$52]=10000));[FP.$A5];10000)" office:value-type="float" office:value="2" calcext:value-type="float">
            <text:p>2</text:p>
          </table:table-cell>
          <table:table-cell table:formula="of:=IF(AND([FP.AR$52]=[FP.AR44];NOT([FP.AR$52]=10000));[FP.$A5];10000)" office:value-type="float" office:value="10000" calcext:value-type="float">
            <text:p>10000</text:p>
          </table:table-cell>
          <table:table-cell table:formula="of:=IF(AND([FP.AS$52]=[FP.AS44];NOT([FP.AS$52]=10000));[FP.$A5];10000)" office:value-type="float" office:value="10000" calcext:value-type="float">
            <text:p>10000</text:p>
          </table:table-cell>
          <table:table-cell table:formula="of:=IF(AND([FP.AT$52]=[FP.AT44];NOT([FP.AT$52]=10000));[FP.$A5];10000)" office:value-type="float" office:value="10000" calcext:value-type="float">
            <text:p>10000</text:p>
          </table:table-cell>
          <table:table-cell table:formula="of:=IF(AND([FP.AU$52]=[FP.AU44];NOT([FP.AU$52]=10000));[FP.$A5];10000)" office:value-type="float" office:value="10000" calcext:value-type="float">
            <text:p>10000</text:p>
          </table:table-cell>
          <table:table-cell table:formula="of:=IF(AND([FP.AV$52]=[FP.AV44];NOT([FP.AV$52]=10000));[FP.$A5];10000)" office:value-type="float" office:value="10000" calcext:value-type="float">
            <text:p>10000</text:p>
          </table:table-cell>
          <table:table-cell table:formula="of:=IF(AND([FP.AW$52]=[FP.AW44];NOT([FP.AW$52]=10000));[FP.$A5];10000)" office:value-type="float" office:value="10000" calcext:value-type="float">
            <text:p>10000</text:p>
          </table:table-cell>
          <table:table-cell table:formula="of:=IF(AND([FP.AX$52]=[FP.AX44];NOT([FP.AX$52]=10000));[FP.$A5];10000)" office:value-type="float" office:value="10000" calcext:value-type="float">
            <text:p>10000</text:p>
          </table:table-cell>
          <table:table-cell table:formula="of:=IF(AND([FP.AY$52]=[FP.AY44];NOT([FP.AY$52]=10000));[FP.$A5];10000)" office:value-type="float" office:value="10000" calcext:value-type="float">
            <text:p>10000</text:p>
          </table:table-cell>
          <table:table-cell table:formula="of:=IF(AND([FP.AZ$52]=[FP.AZ44];NOT([FP.AZ$52]=10000));[FP.$A5];10000)" office:value-type="float" office:value="2" calcext:value-type="float">
            <text:p>2</text:p>
          </table:table-cell>
          <table:table-cell table:formula="of:=IF(AND([FP.BA$52]=[FP.BA44];NOT([FP.BA$52]=10000));[FP.$A5];10000)" office:value-type="float" office:value="10000" calcext:value-type="float">
            <text:p>10000</text:p>
          </table:table-cell>
          <table:table-cell table:formula="of:=IF(AND([FP.BB$52]=[FP.BB44];NOT([FP.BB$52]=10000));[FP.$A5];10000)" office:value-type="float" office:value="10000" calcext:value-type="float">
            <text:p>10000</text:p>
          </table:table-cell>
          <table:table-cell table:formula="of:=IF(AND([FP.BC$52]=[FP.BC44];NOT([FP.BC$52]=10000));[FP.$A5];10000)" office:value-type="float" office:value="10000" calcext:value-type="float">
            <text:p>10000</text:p>
          </table:table-cell>
          <table:table-cell table:formula="of:=IF(AND([FP.BD$52]=[FP.BD44];NOT([FP.BD$52]=10000));[FP.$A5];10000)" office:value-type="float" office:value="10000" calcext:value-type="float">
            <text:p>10000</text:p>
          </table:table-cell>
          <table:table-cell table:formula="of:=IF(AND([FP.BE$52]=[FP.BE44];NOT([FP.BE$52]=10000));[FP.$A5];10000)" office:value-type="float" office:value="10000" calcext:value-type="float">
            <text:p>10000</text:p>
          </table:table-cell>
          <table:table-cell table:formula="of:=IF(AND([FP.BF$52]=[FP.BF44];NOT([FP.BF$52]=10000));[FP.$A5];10000)" office:value-type="float" office:value="10000" calcext:value-type="float">
            <text:p>10000</text:p>
          </table:table-cell>
          <table:table-cell table:formula="of:=IF(AND([FP.BG$52]=[FP.BG44];NOT([FP.BG$52]=10000));[FP.$A5];10000)" office:value-type="float" office:value="10000" calcext:value-type="float">
            <text:p>10000</text:p>
          </table:table-cell>
          <table:table-cell table:formula="of:=IF(AND([FP.BH$52]=[FP.BH44];NOT([FP.BH$52]=10000));[FP.$A5];10000)" office:value-type="float" office:value="10000" calcext:value-type="float">
            <text:p>10000</text:p>
          </table:table-cell>
          <table:table-cell table:formula="of:=IF(AND([FP.BI$52]=[FP.BI44];NOT([FP.BI$52]=10000));[FP.$A5];10000)" office:value-type="float" office:value="10000" calcext:value-type="float">
            <text:p>10000</text:p>
          </table:table-cell>
          <table:table-cell table:formula="of:=IF(AND([FP.BJ$52]=[FP.BJ44];NOT([FP.BJ$52]=10000));[FP.$A5];10000)" office:value-type="float" office:value="10000" calcext:value-type="float">
            <text:p>10000</text:p>
          </table:table-cell>
          <table:table-cell table:formula="of:=IF(AND([FP.BK$52]=[FP.BK44];NOT([FP.BK$52]=10000));[FP.$A5];10000)" office:value-type="float" office:value="2" calcext:value-type="float">
            <text:p>2</text:p>
          </table:table-cell>
          <table:table-cell table:formula="of:=IF(AND([FP.BL$52]=[FP.BL44];NOT([FP.BL$52]=10000));[FP.$A5];10000)" office:value-type="float" office:value="10000" calcext:value-type="float">
            <text:p>10000</text:p>
          </table:table-cell>
          <table:table-cell table:formula="of:=IF(AND([FP.BM$52]=[FP.BM44];NOT([FP.BM$52]=10000));[FP.$A5];10000)" office:value-type="float" office:value="10000" calcext:value-type="float">
            <text:p>10000</text:p>
          </table:table-cell>
          <table:table-cell table:formula="of:=IF(AND([FP.BN$52]=[FP.BN44];NOT([FP.BN$52]=10000));[FP.$A5];10000)" office:value-type="float" office:value="10000" calcext:value-type="float">
            <text:p>10000</text:p>
          </table:table-cell>
          <table:table-cell table:formula="of:=IF(AND([FP.BO$52]=[FP.BO44];NOT([FP.BO$52]=10000));[FP.$A5];10000)" office:value-type="float" office:value="10000" calcext:value-type="float">
            <text:p>10000</text:p>
          </table:table-cell>
          <table:table-cell table:formula="of:=IF(AND([FP.BP$52]=[FP.BP44];NOT([FP.BP$52]=10000));[FP.$A5];10000)" office:value-type="float" office:value="10000" calcext:value-type="float">
            <text:p>10000</text:p>
          </table:table-cell>
          <table:table-cell table:formula="of:=IF(AND([FP.BQ$52]=[FP.BQ44];NOT([FP.BQ$52]=10000));[FP.$A5];10000)" office:value-type="float" office:value="10000" calcext:value-type="float">
            <text:p>10000</text:p>
          </table:table-cell>
          <table:table-cell table:formula="of:=IF(AND([FP.BR$52]=[FP.BR44];NOT([FP.BR$52]=10000));[FP.$A5];10000)" office:value-type="float" office:value="10000" calcext:value-type="float">
            <text:p>10000</text:p>
          </table:table-cell>
          <table:table-cell table:formula="of:=IF(AND([FP.BS$52]=[FP.BS44];NOT([FP.BS$52]=10000));[FP.$A5];10000)" office:value-type="float" office:value="10000" calcext:value-type="float">
            <text:p>10000</text:p>
          </table:table-cell>
          <table:table-cell table:formula="of:=IF(AND([FP.BT$52]=[FP.BT44];NOT([FP.BT$52]=10000));[FP.$A5];10000)" office:value-type="float" office:value="2" calcext:value-type="float">
            <text:p>2</text:p>
          </table:table-cell>
          <table:table-cell table:formula="of:=IF(AND([FP.BU$52]=[FP.BU44];NOT([FP.BU$52]=10000));[FP.$A5];10000)" office:value-type="float" office:value="10000" calcext:value-type="float">
            <text:p>10000</text:p>
          </table:table-cell>
          <table:table-cell table:formula="of:=IF(AND([FP.BV$52]=[FP.BV44];NOT([FP.BV$52]=10000));[FP.$A5];10000)" office:value-type="float" office:value="10000" calcext:value-type="float">
            <text:p>10000</text:p>
          </table:table-cell>
          <table:table-cell table:formula="of:=IF(AND([FP.BW$52]=[FP.BW44];NOT([FP.BW$52]=10000));[FP.$A5];10000)" office:value-type="float" office:value="10000" calcext:value-type="float">
            <text:p>10000</text:p>
          </table:table-cell>
          <table:table-cell table:formula="of:=IF(AND([FP.BX$52]=[FP.BX44];NOT([FP.BX$52]=10000));[FP.$A5];10000)" office:value-type="float" office:value="10000" calcext:value-type="float">
            <text:p>10000</text:p>
          </table:table-cell>
          <table:table-cell table:formula="of:=IF(AND([FP.BY$52]=[FP.BY44];NOT([FP.BY$52]=10000));[FP.$A5];10000)" office:value-type="float" office:value="10000" calcext:value-type="float">
            <text:p>10000</text:p>
          </table:table-cell>
          <table:table-cell table:formula="of:=IF(AND([FP.BZ$52]=[FP.BZ44];NOT([FP.BZ$52]=10000));[FP.$A5];10000)" office:value-type="float" office:value="10000" calcext:value-type="float">
            <text:p>10000</text:p>
          </table:table-cell>
          <table:table-cell table:formula="of:=IF(AND([FP.CA$52]=[FP.CA44];NOT([FP.CA$52]=10000));[FP.$A5];10000)" office:value-type="float" office:value="10000" calcext:value-type="float">
            <text:p>10000</text:p>
          </table:table-cell>
          <table:table-cell table:formula="of:=IF(AND([FP.CB$52]=[FP.CB44];NOT([FP.CB$52]=10000));[FP.$A5];10000)" office:value-type="float" office:value="10000" calcext:value-type="float">
            <text:p>10000</text:p>
          </table:table-cell>
          <table:table-cell table:formula="of:=IF(AND([FP.CC$52]=[FP.CC44];NOT([FP.CC$52]=10000));[FP.$A5];10000)" office:value-type="float" office:value="10000" calcext:value-type="float">
            <text:p>10000</text:p>
          </table:table-cell>
          <table:table-cell table:formula="of:=IF(AND([FP.CD$52]=[FP.CD44];NOT([FP.CD$52]=10000));[FP.$A5];10000)" office:value-type="float" office:value="10000" calcext:value-type="float">
            <text:p>10000</text:p>
          </table:table-cell>
          <table:table-cell table:formula="of:=IF(AND([FP.CE$52]=[FP.CE44];NOT([FP.CE$52]=10000));[FP.$A5];10000)" office:value-type="float" office:value="2" calcext:value-type="float">
            <text:p>2</text:p>
          </table:table-cell>
          <table:table-cell table:formula="of:=IF(AND([FP.CF$52]=[FP.CF44];NOT([FP.CF$52]=10000));[FP.$A5];10000)" office:value-type="float" office:value="10000" calcext:value-type="float">
            <text:p>10000</text:p>
          </table:table-cell>
          <table:table-cell table:formula="of:=IF(AND([FP.CG$52]=[FP.CG44];NOT([FP.CG$52]=10000));[FP.$A5];10000)" office:value-type="float" office:value="10000" calcext:value-type="float">
            <text:p>10000</text:p>
          </table:table-cell>
          <table:table-cell table:formula="of:=IF(AND([FP.CH$52]=[FP.CH44];NOT([FP.CH$52]=10000));[FP.$A5];10000)" office:value-type="float" office:value="10000" calcext:value-type="float">
            <text:p>10000</text:p>
          </table:table-cell>
          <table:table-cell table:formula="of:=IF(AND([FP.CI$52]=[FP.CI44];NOT([FP.CI$52]=10000));[FP.$A5];10000)" office:value-type="float" office:value="10000" calcext:value-type="float">
            <text:p>10000</text:p>
          </table:table-cell>
          <table:table-cell table:formula="of:=IF(AND([FP.CJ$52]=[FP.CJ44];NOT([FP.CJ$52]=10000));[FP.$A5];10000)" office:value-type="float" office:value="10000" calcext:value-type="float">
            <text:p>10000</text:p>
          </table:table-cell>
          <table:table-cell table:formula="of:=IF(AND([FP.CK$52]=[FP.CK44];NOT([FP.CK$52]=10000));[FP.$A5];10000)" office:value-type="float" office:value="10000" calcext:value-type="float">
            <text:p>10000</text:p>
          </table:table-cell>
          <table:table-cell table:formula="of:=IF(AND([FP.CL$52]=[FP.CL44];NOT([FP.CL$52]=10000));[FP.$A5];10000)" office:value-type="float" office:value="10000" calcext:value-type="float">
            <text:p>10000</text:p>
          </table:table-cell>
          <table:table-cell table:formula="of:=IF(AND([FP.CM$52]=[FP.CM44];NOT([FP.CM$52]=10000));[FP.$A5];10000)" office:value-type="float" office:value="10000" calcext:value-type="float">
            <text:p>10000</text:p>
          </table:table-cell>
          <table:table-cell table:formula="of:=IF(AND([FP.CN$52]=[FP.CN44];NOT([FP.CN$52]=10000));[FP.$A5];10000)" office:value-type="float" office:value="2" calcext:value-type="float">
            <text:p>2</text:p>
          </table:table-cell>
          <table:table-cell table:formula="of:=IF(AND([FP.CO$52]=[FP.CO44];NOT([FP.CO$52]=10000));[FP.$A5];10000)" office:value-type="float" office:value="10000" calcext:value-type="float">
            <text:p>10000</text:p>
          </table:table-cell>
          <table:table-cell table:formula="of:=IF(AND([FP.CP$52]=[FP.CP44];NOT([FP.CP$52]=10000));[FP.$A5];10000)" office:value-type="float" office:value="10000" calcext:value-type="float">
            <text:p>10000</text:p>
          </table:table-cell>
          <table:table-cell table:formula="of:=IF(AND([FP.CQ$52]=[FP.CQ44];NOT([FP.CQ$52]=10000));[FP.$A5];10000)" office:value-type="float" office:value="10000" calcext:value-type="float">
            <text:p>10000</text:p>
          </table:table-cell>
          <table:table-cell table:formula="of:=IF(AND([FP.CR$52]=[FP.CR44];NOT([FP.CR$52]=10000));[FP.$A5];10000)" office:value-type="float" office:value="10000" calcext:value-type="float">
            <text:p>10000</text:p>
          </table:table-cell>
          <table:table-cell table:formula="of:=IF(AND([FP.CS$52]=[FP.CS44];NOT([FP.CS$52]=10000));[FP.$A5];10000)" office:value-type="float" office:value="10000" calcext:value-type="float">
            <text:p>10000</text:p>
          </table:table-cell>
          <table:table-cell table:formula="of:=IF(AND([FP.CT$52]=[FP.CT44];NOT([FP.CT$52]=10000));[FP.$A5];10000)" office:value-type="float" office:value="10000" calcext:value-type="float">
            <text:p>10000</text:p>
          </table:table-cell>
          <table:table-cell table:formula="of:=IF(AND([FP.CU$52]=[FP.CU44];NOT([FP.CU$52]=10000));[FP.$A5];10000)" office:value-type="float" office:value="10000" calcext:value-type="float">
            <text:p>10000</text:p>
          </table:table-cell>
          <table:table-cell table:formula="of:=IF(AND([FP.CV$52]=[FP.CV44];NOT([FP.CV$52]=10000));[FP.$A5];10000)" office:value-type="float" office:value="10000" calcext:value-type="float">
            <text:p>10000</text:p>
          </table:table-cell>
          <table:table-cell table:formula="of:=IF(AND([FP.CW$52]=[FP.CW44];NOT([FP.CW$52]=10000));[FP.$A5];10000)" office:value-type="float" office:value="10000" calcext:value-type="float">
            <text:p>10000</text:p>
          </table:table-cell>
          <table:table-cell table:formula="of:=IF(AND([FP.CX$52]=[FP.CX44];NOT([FP.CX$52]=10000));[FP.$A5];10000)" office:value-type="float" office:value="10000" calcext:value-type="float">
            <text:p>10000</text:p>
          </table:table-cell>
          <table:table-cell table:formula="of:=IF(AND([FP.CY$52]=[FP.CY44];NOT([FP.CY$52]=10000));[FP.$A5];10000)" office:value-type="float" office:value="2" calcext:value-type="float">
            <text:p>2</text:p>
          </table:table-cell>
          <table:table-cell table:formula="of:=IF(AND([FP.CZ$52]=[FP.CZ44];NOT([FP.CZ$52]=10000));[FP.$A5];10000)" office:value-type="float" office:value="10000" calcext:value-type="float">
            <text:p>10000</text:p>
          </table:table-cell>
          <table:table-cell table:formula="of:=IF(AND([FP.DA$52]=[FP.DA44];NOT([FP.DA$52]=10000));[FP.$A5];10000)" office:value-type="float" office:value="10000" calcext:value-type="float">
            <text:p>10000</text:p>
          </table:table-cell>
          <table:table-cell table:formula="of:=IF(AND([FP.DB$52]=[FP.DB44];NOT([FP.DB$52]=10000));[FP.$A5];10000)" office:value-type="float" office:value="10000" calcext:value-type="float">
            <text:p>10000</text:p>
          </table:table-cell>
          <table:table-cell table:formula="of:=IF(AND([FP.DC$52]=[FP.DC44];NOT([FP.DC$52]=10000));[FP.$A5];10000)" office:value-type="float" office:value="10000" calcext:value-type="float">
            <text:p>10000</text:p>
          </table:table-cell>
          <table:table-cell table:formula="of:=IF(AND([FP.DD$52]=[FP.DD44];NOT([FP.DD$52]=10000));[FP.$A5];10000)" office:value-type="float" office:value="10000" calcext:value-type="float">
            <text:p>10000</text:p>
          </table:table-cell>
          <table:table-cell table:formula="of:=IF(AND([FP.DE$52]=[FP.DE44];NOT([FP.DE$52]=10000));[FP.$A5];10000)" office:value-type="float" office:value="10000" calcext:value-type="float">
            <text:p>10000</text:p>
          </table:table-cell>
          <table:table-cell table:formula="of:=IF(AND([FP.DF$52]=[FP.DF44];NOT([FP.DF$52]=10000));[FP.$A5];10000)" office:value-type="float" office:value="10000" calcext:value-type="float">
            <text:p>10000</text:p>
          </table:table-cell>
          <table:table-cell table:formula="of:=IF(AND([FP.DG$52]=[FP.DG44];NOT([FP.DG$52]=10000));[FP.$A5];10000)" office:value-type="float" office:value="10000" calcext:value-type="float">
            <text:p>10000</text:p>
          </table:table-cell>
          <table:table-cell table:formula="of:=IF(AND([FP.DH$52]=[FP.DH44];NOT([FP.DH$52]=10000));[FP.$A5];10000)" office:value-type="float" office:value="2" calcext:value-type="float">
            <text:p>2</text:p>
          </table:table-cell>
          <table:table-cell table:formula="of:=IF(AND([FP.DI$52]=[FP.DI44];NOT([FP.DI$52]=10000));[FP.$A5];10000)" office:value-type="float" office:value="10000" calcext:value-type="float">
            <text:p>10000</text:p>
          </table:table-cell>
          <table:table-cell table:formula="of:=IF(AND([FP.DJ$52]=[FP.DJ44];NOT([FP.DJ$52]=10000));[FP.$A5];10000)" office:value-type="float" office:value="10000" calcext:value-type="float">
            <text:p>10000</text:p>
          </table:table-cell>
          <table:table-cell table:formula="of:=IF(AND([FP.DK$52]=[FP.DK44];NOT([FP.DK$52]=10000));[FP.$A5];10000)" office:value-type="float" office:value="10000" calcext:value-type="float">
            <text:p>10000</text:p>
          </table:table-cell>
          <table:table-cell table:formula="of:=IF(AND([FP.DL$52]=[FP.DL44];NOT([FP.DL$52]=10000));[FP.$A5];10000)" office:value-type="float" office:value="10000" calcext:value-type="float">
            <text:p>10000</text:p>
          </table:table-cell>
          <table:table-cell table:formula="of:=IF(AND([FP.DM$52]=[FP.DM44];NOT([FP.DM$52]=10000));[FP.$A5];10000)" office:value-type="float" office:value="10000" calcext:value-type="float">
            <text:p>10000</text:p>
          </table:table-cell>
          <table:table-cell table:formula="of:=IF(AND([FP.DN$52]=[FP.DN44];NOT([FP.DN$52]=10000));[FP.$A5];10000)" office:value-type="float" office:value="10000" calcext:value-type="float">
            <text:p>10000</text:p>
          </table:table-cell>
          <table:table-cell table:formula="of:=IF(AND([FP.DO$52]=[FP.DO44];NOT([FP.DO$52]=10000));[FP.$A5];10000)" office:value-type="float" office:value="10000" calcext:value-type="float">
            <text:p>10000</text:p>
          </table:table-cell>
          <table:table-cell table:formula="of:=IF(AND([FP.DP$52]=[FP.DP44];NOT([FP.DP$52]=10000));[FP.$A5];10000)" office:value-type="float" office:value="10000" calcext:value-type="float">
            <text:p>10000</text:p>
          </table:table-cell>
          <table:table-cell table:formula="of:=IF(AND([FP.DQ$52]=[FP.DQ44];NOT([FP.DQ$52]=10000));[FP.$A5];10000)" office:value-type="float" office:value="10000" calcext:value-type="float">
            <text:p>10000</text:p>
          </table:table-cell>
          <table:table-cell table:formula="of:=IF(AND([FP.DR$52]=[FP.DR44];NOT([FP.DR$52]=10000));[FP.$A5];10000)" office:value-type="float" office:value="10000" calcext:value-type="float">
            <text:p>10000</text:p>
          </table:table-cell>
          <table:table-cell table:formula="of:=IF(AND([FP.DS$52]=[FP.DS44];NOT([FP.DS$52]=10000));[FP.$A5];10000)" office:value-type="float" office:value="2" calcext:value-type="float">
            <text:p>2</text:p>
          </table:table-cell>
          <table:table-cell table:formula="of:=IF(AND([FP.DT$52]=[FP.DT44];NOT([FP.DT$52]=10000));[FP.$A5];10000)" office:value-type="float" office:value="10000" calcext:value-type="float">
            <text:p>10000</text:p>
          </table:table-cell>
          <table:table-cell table:formula="of:=IF(AND([FP.DU$52]=[FP.DU44];NOT([FP.DU$52]=10000));[FP.$A5];10000)" office:value-type="float" office:value="10000" calcext:value-type="float">
            <text:p>10000</text:p>
          </table:table-cell>
          <table:table-cell table:formula="of:=IF(AND([FP.DV$52]=[FP.DV44];NOT([FP.DV$52]=10000));[FP.$A5];10000)" office:value-type="float" office:value="10000" calcext:value-type="float">
            <text:p>10000</text:p>
          </table:table-cell>
          <table:table-cell table:formula="of:=IF(AND([FP.DW$52]=[FP.DW44];NOT([FP.DW$52]=10000));[FP.$A5];10000)" office:value-type="float" office:value="10000" calcext:value-type="float">
            <text:p>10000</text:p>
          </table:table-cell>
          <table:table-cell table:formula="of:=IF(AND([FP.DX$52]=[FP.DX44];NOT([FP.DX$52]=10000));[FP.$A5];10000)" office:value-type="float" office:value="10000" calcext:value-type="float">
            <text:p>10000</text:p>
          </table:table-cell>
          <table:table-cell table:formula="of:=IF(AND([FP.DY$52]=[FP.DY44];NOT([FP.DY$52]=10000));[FP.$A5];10000)" office:value-type="float" office:value="10000" calcext:value-type="float">
            <text:p>10000</text:p>
          </table:table-cell>
          <table:table-cell table:formula="of:=IF(AND([FP.DZ$52]=[FP.DZ44];NOT([FP.DZ$52]=10000));[FP.$A5];10000)" office:value-type="float" office:value="10000" calcext:value-type="float">
            <text:p>10000</text:p>
          </table:table-cell>
          <table:table-cell table:formula="of:=IF(AND([FP.EA$52]=[FP.EA44];NOT([FP.EA$52]=10000));[FP.$A5];10000)" office:value-type="float" office:value="10000" calcext:value-type="float">
            <text:p>10000</text:p>
          </table:table-cell>
          <table:table-cell table:formula="of:=IF(AND([FP.EB$52]=[FP.EB44];NOT([FP.EB$52]=10000));[FP.$A5];10000)" office:value-type="float" office:value="2" calcext:value-type="float">
            <text:p>2</text:p>
          </table:table-cell>
        </table:table-row>
        <table:table-row table:style-name="ro1" table:visibility="collapse">
          <table:table-cell table:number-columns-repeated="8"/>
          <table:table-cell office:value-type="string" calcext:value-type="string">
            <text:p>task (the one</text:p>
          </table:table-cell>
          <table:table-cell table:formula="of:=IF(AND([FP.J$52]=[FP.J45];NOT([FP.J$52]=10000));[FP.$A6];10000)" office:value-type="float" office:value="10000" calcext:value-type="float">
            <text:p>10000</text:p>
          </table:table-cell>
          <table:table-cell table:formula="of:=IF(AND([FP.K$52]=[FP.K45];NOT([FP.K$52]=10000));[FP.$A6];10000)" office:value-type="float" office:value="10000" calcext:value-type="float">
            <text:p>10000</text:p>
          </table:table-cell>
          <table:table-cell table:formula="of:=IF(AND([FP.L$52]=[FP.L45];NOT([FP.L$52]=10000));[FP.$A6];10000)" office:value-type="float" office:value="10000" calcext:value-type="float">
            <text:p>10000</text:p>
          </table:table-cell>
          <table:table-cell table:formula="of:=IF(AND([FP.M$52]=[FP.M45];NOT([FP.M$52]=10000));[FP.$A6];10000)" office:value-type="float" office:value="3" calcext:value-type="float">
            <text:p>3</text:p>
          </table:table-cell>
          <table:table-cell table:formula="of:=IF(AND([FP.N$52]=[FP.N45];NOT([FP.N$52]=10000));[FP.$A6];10000)" office:value-type="float" office:value="10000" calcext:value-type="float">
            <text:p>10000</text:p>
          </table:table-cell>
          <table:table-cell table:formula="of:=IF(AND([FP.O$52]=[FP.O45];NOT([FP.O$52]=10000));[FP.$A6];10000)" office:value-type="float" office:value="3" calcext:value-type="float">
            <text:p>3</text:p>
          </table:table-cell>
          <table:table-cell table:formula="of:=IF(AND([FP.P$52]=[FP.P45];NOT([FP.P$52]=10000));[FP.$A6];10000)" office:value-type="float" office:value="3" calcext:value-type="float">
            <text:p>3</text:p>
          </table:table-cell>
          <table:table-cell table:formula="of:=IF(AND([FP.Q$52]=[FP.Q45];NOT([FP.Q$52]=10000));[FP.$A6];10000)" office:value-type="float" office:value="10000" calcext:value-type="float">
            <text:p>10000</text:p>
          </table:table-cell>
          <table:table-cell table:formula="of:=IF(AND([FP.R$52]=[FP.R45];NOT([FP.R$52]=10000));[FP.$A6];10000)" office:value-type="float" office:value="10000" calcext:value-type="float">
            <text:p>10000</text:p>
          </table:table-cell>
          <table:table-cell table:formula="of:=IF(AND([FP.S$52]=[FP.S45];NOT([FP.S$52]=10000));[FP.$A6];10000)" office:value-type="float" office:value="10000" calcext:value-type="float">
            <text:p>10000</text:p>
          </table:table-cell>
          <table:table-cell table:formula="of:=IF(AND([FP.T$52]=[FP.T45];NOT([FP.T$52]=10000));[FP.$A6];10000)" office:value-type="float" office:value="10000" calcext:value-type="float">
            <text:p>10000</text:p>
          </table:table-cell>
          <table:table-cell table:formula="of:=IF(AND([FP.U$52]=[FP.U45];NOT([FP.U$52]=10000));[FP.$A6];10000)" office:value-type="float" office:value="10000" calcext:value-type="float">
            <text:p>10000</text:p>
          </table:table-cell>
          <table:table-cell table:formula="of:=IF(AND([FP.V$52]=[FP.V45];NOT([FP.V$52]=10000));[FP.$A6];10000)" office:value-type="float" office:value="10000" calcext:value-type="float">
            <text:p>10000</text:p>
          </table:table-cell>
          <table:table-cell table:formula="of:=IF(AND([FP.W$52]=[FP.W45];NOT([FP.W$52]=10000));[FP.$A6];10000)" office:value-type="float" office:value="10000" calcext:value-type="float">
            <text:p>10000</text:p>
          </table:table-cell>
          <table:table-cell table:formula="of:=IF(AND([FP.X$52]=[FP.X45];NOT([FP.X$52]=10000));[FP.$A6];10000)" office:value-type="float" office:value="10000" calcext:value-type="float">
            <text:p>10000</text:p>
          </table:table-cell>
          <table:table-cell table:formula="of:=IF(AND([FP.Y$52]=[FP.Y45];NOT([FP.Y$52]=10000));[FP.$A6];10000)" office:value-type="float" office:value="10000" calcext:value-type="float">
            <text:p>10000</text:p>
          </table:table-cell>
          <table:table-cell table:formula="of:=IF(AND([FP.Z$52]=[FP.Z45];NOT([FP.Z$52]=10000));[FP.$A6];10000)" office:value-type="float" office:value="10000" calcext:value-type="float">
            <text:p>10000</text:p>
          </table:table-cell>
          <table:table-cell table:formula="of:=IF(AND([FP.AA$52]=[FP.AA45];NOT([FP.AA$52]=10000));[FP.$A6];10000)" office:value-type="float" office:value="10000" calcext:value-type="float">
            <text:p>10000</text:p>
          </table:table-cell>
          <table:table-cell table:formula="of:=IF(AND([FP.AB$52]=[FP.AB45];NOT([FP.AB$52]=10000));[FP.$A6];10000)" office:value-type="float" office:value="3" calcext:value-type="float">
            <text:p>3</text:p>
          </table:table-cell>
          <table:table-cell table:formula="of:=IF(AND([FP.AC$52]=[FP.AC45];NOT([FP.AC$52]=10000));[FP.$A6];10000)" office:value-type="float" office:value="3" calcext:value-type="float">
            <text:p>3</text:p>
          </table:table-cell>
          <table:table-cell table:formula="of:=IF(AND([FP.AD$52]=[FP.AD45];NOT([FP.AD$52]=10000));[FP.$A6];10000)" office:value-type="float" office:value="10000" calcext:value-type="float">
            <text:p>10000</text:p>
          </table:table-cell>
          <table:table-cell table:formula="of:=IF(AND([FP.AE$52]=[FP.AE45];NOT([FP.AE$52]=10000));[FP.$A6];10000)" office:value-type="float" office:value="3" calcext:value-type="float">
            <text:p>3</text:p>
          </table:table-cell>
          <table:table-cell table:formula="of:=IF(AND([FP.AF$52]=[FP.AF45];NOT([FP.AF$52]=10000));[FP.$A6];10000)" office:value-type="float" office:value="10000" calcext:value-type="float">
            <text:p>10000</text:p>
          </table:table-cell>
          <table:table-cell table:formula="of:=IF(AND([FP.AG$52]=[FP.AG45];NOT([FP.AG$52]=10000));[FP.$A6];10000)" office:value-type="float" office:value="10000" calcext:value-type="float">
            <text:p>10000</text:p>
          </table:table-cell>
          <table:table-cell table:formula="of:=IF(AND([FP.AH$52]=[FP.AH45];NOT([FP.AH$52]=10000));[FP.$A6];10000)" office:value-type="float" office:value="10000" calcext:value-type="float">
            <text:p>10000</text:p>
          </table:table-cell>
          <table:table-cell table:formula="of:=IF(AND([FP.AI$52]=[FP.AI45];NOT([FP.AI$52]=10000));[FP.$A6];10000)" office:value-type="float" office:value="10000" calcext:value-type="float">
            <text:p>10000</text:p>
          </table:table-cell>
          <table:table-cell table:formula="of:=IF(AND([FP.AJ$52]=[FP.AJ45];NOT([FP.AJ$52]=10000));[FP.$A6];10000)" office:value-type="float" office:value="10000" calcext:value-type="float">
            <text:p>10000</text:p>
          </table:table-cell>
          <table:table-cell table:formula="of:=IF(AND([FP.AK$52]=[FP.AK45];NOT([FP.AK$52]=10000));[FP.$A6];10000)" office:value-type="float" office:value="10000" calcext:value-type="float">
            <text:p>10000</text:p>
          </table:table-cell>
          <table:table-cell table:formula="of:=IF(AND([FP.AL$52]=[FP.AL45];NOT([FP.AL$52]=10000));[FP.$A6];10000)" office:value-type="float" office:value="10000" calcext:value-type="float">
            <text:p>10000</text:p>
          </table:table-cell>
          <table:table-cell table:formula="of:=IF(AND([FP.AM$52]=[FP.AM45];NOT([FP.AM$52]=10000));[FP.$A6];10000)" office:value-type="float" office:value="10000" calcext:value-type="float">
            <text:p>10000</text:p>
          </table:table-cell>
          <table:table-cell table:formula="of:=IF(AND([FP.AN$52]=[FP.AN45];NOT([FP.AN$52]=10000));[FP.$A6];10000)" office:value-type="float" office:value="10000" calcext:value-type="float">
            <text:p>10000</text:p>
          </table:table-cell>
          <table:table-cell table:formula="of:=IF(AND([FP.AO$52]=[FP.AO45];NOT([FP.AO$52]=10000));[FP.$A6];10000)" office:value-type="float" office:value="10000" calcext:value-type="float">
            <text:p>10000</text:p>
          </table:table-cell>
          <table:table-cell table:formula="of:=IF(AND([FP.AP$52]=[FP.AP45];NOT([FP.AP$52]=10000));[FP.$A6];10000)" office:value-type="float" office:value="10000" calcext:value-type="float">
            <text:p>10000</text:p>
          </table:table-cell>
          <table:table-cell table:formula="of:=IF(AND([FP.AQ$52]=[FP.AQ45];NOT([FP.AQ$52]=10000));[FP.$A6];10000)" office:value-type="float" office:value="10000" calcext:value-type="float">
            <text:p>10000</text:p>
          </table:table-cell>
          <table:table-cell table:formula="of:=IF(AND([FP.AR$52]=[FP.AR45];NOT([FP.AR$52]=10000));[FP.$A6];10000)" office:value-type="float" office:value="3" calcext:value-type="float">
            <text:p>3</text:p>
          </table:table-cell>
          <table:table-cell table:formula="of:=IF(AND([FP.AS$52]=[FP.AS45];NOT([FP.AS$52]=10000));[FP.$A6];10000)" office:value-type="float" office:value="3" calcext:value-type="float">
            <text:p>3</text:p>
          </table:table-cell>
          <table:table-cell table:formula="of:=IF(AND([FP.AT$52]=[FP.AT45];NOT([FP.AT$52]=10000));[FP.$A6];10000)" office:value-type="float" office:value="10000" calcext:value-type="float">
            <text:p>10000</text:p>
          </table:table-cell>
          <table:table-cell table:formula="of:=IF(AND([FP.AU$52]=[FP.AU45];NOT([FP.AU$52]=10000));[FP.$A6];10000)" office:value-type="float" office:value="3" calcext:value-type="float">
            <text:p>3</text:p>
          </table:table-cell>
          <table:table-cell table:formula="of:=IF(AND([FP.AV$52]=[FP.AV45];NOT([FP.AV$52]=10000));[FP.$A6];10000)" office:value-type="float" office:value="10000" calcext:value-type="float">
            <text:p>10000</text:p>
          </table:table-cell>
          <table:table-cell table:formula="of:=IF(AND([FP.AW$52]=[FP.AW45];NOT([FP.AW$52]=10000));[FP.$A6];10000)" office:value-type="float" office:value="10000" calcext:value-type="float">
            <text:p>10000</text:p>
          </table:table-cell>
          <table:table-cell table:formula="of:=IF(AND([FP.AX$52]=[FP.AX45];NOT([FP.AX$52]=10000));[FP.$A6];10000)" office:value-type="float" office:value="10000" calcext:value-type="float">
            <text:p>10000</text:p>
          </table:table-cell>
          <table:table-cell table:formula="of:=IF(AND([FP.AY$52]=[FP.AY45];NOT([FP.AY$52]=10000));[FP.$A6];10000)" office:value-type="float" office:value="10000" calcext:value-type="float">
            <text:p>10000</text:p>
          </table:table-cell>
          <table:table-cell table:formula="of:=IF(AND([FP.AZ$52]=[FP.AZ45];NOT([FP.AZ$52]=10000));[FP.$A6];10000)" office:value-type="float" office:value="10000" calcext:value-type="float">
            <text:p>10000</text:p>
          </table:table-cell>
          <table:table-cell table:formula="of:=IF(AND([FP.BA$52]=[FP.BA45];NOT([FP.BA$52]=10000));[FP.$A6];10000)" office:value-type="float" office:value="10000" calcext:value-type="float">
            <text:p>10000</text:p>
          </table:table-cell>
          <table:table-cell table:formula="of:=IF(AND([FP.BB$52]=[FP.BB45];NOT([FP.BB$52]=10000));[FP.$A6];10000)" office:value-type="float" office:value="10000" calcext:value-type="float">
            <text:p>10000</text:p>
          </table:table-cell>
          <table:table-cell table:formula="of:=IF(AND([FP.BC$52]=[FP.BC45];NOT([FP.BC$52]=10000));[FP.$A6];10000)" office:value-type="float" office:value="10000" calcext:value-type="float">
            <text:p>10000</text:p>
          </table:table-cell>
          <table:table-cell table:formula="of:=IF(AND([FP.BD$52]=[FP.BD45];NOT([FP.BD$52]=10000));[FP.$A6];10000)" office:value-type="float" office:value="10000" calcext:value-type="float">
            <text:p>10000</text:p>
          </table:table-cell>
          <table:table-cell table:formula="of:=IF(AND([FP.BE$52]=[FP.BE45];NOT([FP.BE$52]=10000));[FP.$A6];10000)" office:value-type="float" office:value="10000" calcext:value-type="float">
            <text:p>10000</text:p>
          </table:table-cell>
          <table:table-cell table:formula="of:=IF(AND([FP.BF$52]=[FP.BF45];NOT([FP.BF$52]=10000));[FP.$A6];10000)" office:value-type="float" office:value="10000" calcext:value-type="float">
            <text:p>10000</text:p>
          </table:table-cell>
          <table:table-cell table:formula="of:=IF(AND([FP.BG$52]=[FP.BG45];NOT([FP.BG$52]=10000));[FP.$A6];10000)" office:value-type="float" office:value="3" calcext:value-type="float">
            <text:p>3</text:p>
          </table:table-cell>
          <table:table-cell table:formula="of:=IF(AND([FP.BH$52]=[FP.BH45];NOT([FP.BH$52]=10000));[FP.$A6];10000)" office:value-type="float" office:value="3" calcext:value-type="float">
            <text:p>3</text:p>
          </table:table-cell>
          <table:table-cell table:formula="of:=IF(AND([FP.BI$52]=[FP.BI45];NOT([FP.BI$52]=10000));[FP.$A6];10000)" office:value-type="float" office:value="3" calcext:value-type="float">
            <text:p>3</text:p>
          </table:table-cell>
          <table:table-cell table:formula="of:=IF(AND([FP.BJ$52]=[FP.BJ45];NOT([FP.BJ$52]=10000));[FP.$A6];10000)" office:value-type="float" office:value="10000" calcext:value-type="float">
            <text:p>10000</text:p>
          </table:table-cell>
          <table:table-cell table:formula="of:=IF(AND([FP.BK$52]=[FP.BK45];NOT([FP.BK$52]=10000));[FP.$A6];10000)" office:value-type="float" office:value="10000" calcext:value-type="float">
            <text:p>10000</text:p>
          </table:table-cell>
          <table:table-cell table:formula="of:=IF(AND([FP.BL$52]=[FP.BL45];NOT([FP.BL$52]=10000));[FP.$A6];10000)" office:value-type="float" office:value="10000" calcext:value-type="float">
            <text:p>10000</text:p>
          </table:table-cell>
          <table:table-cell table:formula="of:=IF(AND([FP.BM$52]=[FP.BM45];NOT([FP.BM$52]=10000));[FP.$A6];10000)" office:value-type="float" office:value="10000" calcext:value-type="float">
            <text:p>10000</text:p>
          </table:table-cell>
          <table:table-cell table:formula="of:=IF(AND([FP.BN$52]=[FP.BN45];NOT([FP.BN$52]=10000));[FP.$A6];10000)" office:value-type="float" office:value="10000" calcext:value-type="float">
            <text:p>10000</text:p>
          </table:table-cell>
          <table:table-cell table:formula="of:=IF(AND([FP.BO$52]=[FP.BO45];NOT([FP.BO$52]=10000));[FP.$A6];10000)" office:value-type="float" office:value="10000" calcext:value-type="float">
            <text:p>10000</text:p>
          </table:table-cell>
          <table:table-cell table:formula="of:=IF(AND([FP.BP$52]=[FP.BP45];NOT([FP.BP$52]=10000));[FP.$A6];10000)" office:value-type="float" office:value="10000" calcext:value-type="float">
            <text:p>10000</text:p>
          </table:table-cell>
          <table:table-cell table:formula="of:=IF(AND([FP.BQ$52]=[FP.BQ45];NOT([FP.BQ$52]=10000));[FP.$A6];10000)" office:value-type="float" office:value="10000" calcext:value-type="float">
            <text:p>10000</text:p>
          </table:table-cell>
          <table:table-cell table:formula="of:=IF(AND([FP.BR$52]=[FP.BR45];NOT([FP.BR$52]=10000));[FP.$A6];10000)" office:value-type="float" office:value="10000" calcext:value-type="float">
            <text:p>10000</text:p>
          </table:table-cell>
          <table:table-cell table:formula="of:=IF(AND([FP.BS$52]=[FP.BS45];NOT([FP.BS$52]=10000));[FP.$A6];10000)" office:value-type="float" office:value="10000" calcext:value-type="float">
            <text:p>10000</text:p>
          </table:table-cell>
          <table:table-cell table:formula="of:=IF(AND([FP.BT$52]=[FP.BT45];NOT([FP.BT$52]=10000));[FP.$A6];10000)" office:value-type="float" office:value="10000" calcext:value-type="float">
            <text:p>10000</text:p>
          </table:table-cell>
          <table:table-cell table:formula="of:=IF(AND([FP.BU$52]=[FP.BU45];NOT([FP.BU$52]=10000));[FP.$A6];10000)" office:value-type="float" office:value="3" calcext:value-type="float">
            <text:p>3</text:p>
          </table:table-cell>
          <table:table-cell table:formula="of:=IF(AND([FP.BV$52]=[FP.BV45];NOT([FP.BV$52]=10000));[FP.$A6];10000)" office:value-type="float" office:value="10000" calcext:value-type="float">
            <text:p>10000</text:p>
          </table:table-cell>
          <table:table-cell table:formula="of:=IF(AND([FP.BW$52]=[FP.BW45];NOT([FP.BW$52]=10000));[FP.$A6];10000)" office:value-type="float" office:value="3" calcext:value-type="float">
            <text:p>3</text:p>
          </table:table-cell>
          <table:table-cell table:formula="of:=IF(AND([FP.BX$52]=[FP.BX45];NOT([FP.BX$52]=10000));[FP.$A6];10000)" office:value-type="float" office:value="3" calcext:value-type="float">
            <text:p>3</text:p>
          </table:table-cell>
          <table:table-cell table:formula="of:=IF(AND([FP.BY$52]=[FP.BY45];NOT([FP.BY$52]=10000));[FP.$A6];10000)" office:value-type="float" office:value="10000" calcext:value-type="float">
            <text:p>10000</text:p>
          </table:table-cell>
          <table:table-cell table:formula="of:=IF(AND([FP.BZ$52]=[FP.BZ45];NOT([FP.BZ$52]=10000));[FP.$A6];10000)" office:value-type="float" office:value="10000" calcext:value-type="float">
            <text:p>10000</text:p>
          </table:table-cell>
          <table:table-cell table:formula="of:=IF(AND([FP.CA$52]=[FP.CA45];NOT([FP.CA$52]=10000));[FP.$A6];10000)" office:value-type="float" office:value="10000" calcext:value-type="float">
            <text:p>10000</text:p>
          </table:table-cell>
          <table:table-cell table:formula="of:=IF(AND([FP.CB$52]=[FP.CB45];NOT([FP.CB$52]=10000));[FP.$A6];10000)" office:value-type="float" office:value="10000" calcext:value-type="float">
            <text:p>10000</text:p>
          </table:table-cell>
          <table:table-cell table:formula="of:=IF(AND([FP.CC$52]=[FP.CC45];NOT([FP.CC$52]=10000));[FP.$A6];10000)" office:value-type="float" office:value="10000" calcext:value-type="float">
            <text:p>10000</text:p>
          </table:table-cell>
          <table:table-cell table:formula="of:=IF(AND([FP.CD$52]=[FP.CD45];NOT([FP.CD$52]=10000));[FP.$A6];10000)" office:value-type="float" office:value="10000" calcext:value-type="float">
            <text:p>10000</text:p>
          </table:table-cell>
          <table:table-cell table:formula="of:=IF(AND([FP.CE$52]=[FP.CE45];NOT([FP.CE$52]=10000));[FP.$A6];10000)" office:value-type="float" office:value="10000" calcext:value-type="float">
            <text:p>10000</text:p>
          </table:table-cell>
          <table:table-cell table:formula="of:=IF(AND([FP.CF$52]=[FP.CF45];NOT([FP.CF$52]=10000));[FP.$A6];10000)" office:value-type="float" office:value="10000" calcext:value-type="float">
            <text:p>10000</text:p>
          </table:table-cell>
          <table:table-cell table:formula="of:=IF(AND([FP.CG$52]=[FP.CG45];NOT([FP.CG$52]=10000));[FP.$A6];10000)" office:value-type="float" office:value="10000" calcext:value-type="float">
            <text:p>10000</text:p>
          </table:table-cell>
          <table:table-cell table:formula="of:=IF(AND([FP.CH$52]=[FP.CH45];NOT([FP.CH$52]=10000));[FP.$A6];10000)" office:value-type="float" office:value="10000" calcext:value-type="float">
            <text:p>10000</text:p>
          </table:table-cell>
          <table:table-cell table:formula="of:=IF(AND([FP.CI$52]=[FP.CI45];NOT([FP.CI$52]=10000));[FP.$A6];10000)" office:value-type="float" office:value="10000" calcext:value-type="float">
            <text:p>10000</text:p>
          </table:table-cell>
          <table:table-cell table:formula="of:=IF(AND([FP.CJ$52]=[FP.CJ45];NOT([FP.CJ$52]=10000));[FP.$A6];10000)" office:value-type="float" office:value="3" calcext:value-type="float">
            <text:p>3</text:p>
          </table:table-cell>
          <table:table-cell table:formula="of:=IF(AND([FP.CK$52]=[FP.CK45];NOT([FP.CK$52]=10000));[FP.$A6];10000)" office:value-type="float" office:value="3" calcext:value-type="float">
            <text:p>3</text:p>
          </table:table-cell>
          <table:table-cell table:formula="of:=IF(AND([FP.CL$52]=[FP.CL45];NOT([FP.CL$52]=10000));[FP.$A6];10000)" office:value-type="float" office:value="10000" calcext:value-type="float">
            <text:p>10000</text:p>
          </table:table-cell>
          <table:table-cell table:formula="of:=IF(AND([FP.CM$52]=[FP.CM45];NOT([FP.CM$52]=10000));[FP.$A6];10000)" office:value-type="float" office:value="3" calcext:value-type="float">
            <text:p>3</text:p>
          </table:table-cell>
          <table:table-cell table:formula="of:=IF(AND([FP.CN$52]=[FP.CN45];NOT([FP.CN$52]=10000));[FP.$A6];10000)" office:value-type="float" office:value="10000" calcext:value-type="float">
            <text:p>10000</text:p>
          </table:table-cell>
          <table:table-cell table:formula="of:=IF(AND([FP.CO$52]=[FP.CO45];NOT([FP.CO$52]=10000));[FP.$A6];10000)" office:value-type="float" office:value="10000" calcext:value-type="float">
            <text:p>10000</text:p>
          </table:table-cell>
          <table:table-cell table:formula="of:=IF(AND([FP.CP$52]=[FP.CP45];NOT([FP.CP$52]=10000));[FP.$A6];10000)" office:value-type="float" office:value="10000" calcext:value-type="float">
            <text:p>10000</text:p>
          </table:table-cell>
          <table:table-cell table:formula="of:=IF(AND([FP.CQ$52]=[FP.CQ45];NOT([FP.CQ$52]=10000));[FP.$A6];10000)" office:value-type="float" office:value="10000" calcext:value-type="float">
            <text:p>10000</text:p>
          </table:table-cell>
          <table:table-cell table:formula="of:=IF(AND([FP.CR$52]=[FP.CR45];NOT([FP.CR$52]=10000));[FP.$A6];10000)" office:value-type="float" office:value="10000" calcext:value-type="float">
            <text:p>10000</text:p>
          </table:table-cell>
          <table:table-cell table:formula="of:=IF(AND([FP.CS$52]=[FP.CS45];NOT([FP.CS$52]=10000));[FP.$A6];10000)" office:value-type="float" office:value="10000" calcext:value-type="float">
            <text:p>10000</text:p>
          </table:table-cell>
          <table:table-cell table:formula="of:=IF(AND([FP.CT$52]=[FP.CT45];NOT([FP.CT$52]=10000));[FP.$A6];10000)" office:value-type="float" office:value="10000" calcext:value-type="float">
            <text:p>10000</text:p>
          </table:table-cell>
          <table:table-cell table:formula="of:=IF(AND([FP.CU$52]=[FP.CU45];NOT([FP.CU$52]=10000));[FP.$A6];10000)" office:value-type="float" office:value="10000" calcext:value-type="float">
            <text:p>10000</text:p>
          </table:table-cell>
          <table:table-cell table:formula="of:=IF(AND([FP.CV$52]=[FP.CV45];NOT([FP.CV$52]=10000));[FP.$A6];10000)" office:value-type="float" office:value="10000" calcext:value-type="float">
            <text:p>10000</text:p>
          </table:table-cell>
          <table:table-cell table:formula="of:=IF(AND([FP.CW$52]=[FP.CW45];NOT([FP.CW$52]=10000));[FP.$A6];10000)" office:value-type="float" office:value="10000" calcext:value-type="float">
            <text:p>10000</text:p>
          </table:table-cell>
          <table:table-cell table:formula="of:=IF(AND([FP.CX$52]=[FP.CX45];NOT([FP.CX$52]=10000));[FP.$A6];10000)" office:value-type="float" office:value="10000" calcext:value-type="float">
            <text:p>10000</text:p>
          </table:table-cell>
          <table:table-cell table:formula="of:=IF(AND([FP.CY$52]=[FP.CY45];NOT([FP.CY$52]=10000));[FP.$A6];10000)" office:value-type="float" office:value="10000" calcext:value-type="float">
            <text:p>10000</text:p>
          </table:table-cell>
          <table:table-cell table:formula="of:=IF(AND([FP.CZ$52]=[FP.CZ45];NOT([FP.CZ$52]=10000));[FP.$A6];10000)" office:value-type="float" office:value="3" calcext:value-type="float">
            <text:p>3</text:p>
          </table:table-cell>
          <table:table-cell table:formula="of:=IF(AND([FP.DA$52]=[FP.DA45];NOT([FP.DA$52]=10000));[FP.$A6];10000)" office:value-type="float" office:value="3" calcext:value-type="float">
            <text:p>3</text:p>
          </table:table-cell>
          <table:table-cell table:formula="of:=IF(AND([FP.DB$52]=[FP.DB45];NOT([FP.DB$52]=10000));[FP.$A6];10000)" office:value-type="float" office:value="10000" calcext:value-type="float">
            <text:p>10000</text:p>
          </table:table-cell>
          <table:table-cell table:formula="of:=IF(AND([FP.DC$52]=[FP.DC45];NOT([FP.DC$52]=10000));[FP.$A6];10000)" office:value-type="float" office:value="3" calcext:value-type="float">
            <text:p>3</text:p>
          </table:table-cell>
          <table:table-cell table:formula="of:=IF(AND([FP.DD$52]=[FP.DD45];NOT([FP.DD$52]=10000));[FP.$A6];10000)" office:value-type="float" office:value="10000" calcext:value-type="float">
            <text:p>10000</text:p>
          </table:table-cell>
          <table:table-cell table:formula="of:=IF(AND([FP.DE$52]=[FP.DE45];NOT([FP.DE$52]=10000));[FP.$A6];10000)" office:value-type="float" office:value="10000" calcext:value-type="float">
            <text:p>10000</text:p>
          </table:table-cell>
          <table:table-cell table:formula="of:=IF(AND([FP.DF$52]=[FP.DF45];NOT([FP.DF$52]=10000));[FP.$A6];10000)" office:value-type="float" office:value="10000" calcext:value-type="float">
            <text:p>10000</text:p>
          </table:table-cell>
          <table:table-cell table:formula="of:=IF(AND([FP.DG$52]=[FP.DG45];NOT([FP.DG$52]=10000));[FP.$A6];10000)" office:value-type="float" office:value="10000" calcext:value-type="float">
            <text:p>10000</text:p>
          </table:table-cell>
          <table:table-cell table:formula="of:=IF(AND([FP.DH$52]=[FP.DH45];NOT([FP.DH$52]=10000));[FP.$A6];10000)" office:value-type="float" office:value="10000" calcext:value-type="float">
            <text:p>10000</text:p>
          </table:table-cell>
          <table:table-cell table:formula="of:=IF(AND([FP.DI$52]=[FP.DI45];NOT([FP.DI$52]=10000));[FP.$A6];10000)" office:value-type="float" office:value="10000" calcext:value-type="float">
            <text:p>10000</text:p>
          </table:table-cell>
          <table:table-cell table:formula="of:=IF(AND([FP.DJ$52]=[FP.DJ45];NOT([FP.DJ$52]=10000));[FP.$A6];10000)" office:value-type="float" office:value="10000" calcext:value-type="float">
            <text:p>10000</text:p>
          </table:table-cell>
          <table:table-cell table:formula="of:=IF(AND([FP.DK$52]=[FP.DK45];NOT([FP.DK$52]=10000));[FP.$A6];10000)" office:value-type="float" office:value="10000" calcext:value-type="float">
            <text:p>10000</text:p>
          </table:table-cell>
          <table:table-cell table:formula="of:=IF(AND([FP.DL$52]=[FP.DL45];NOT([FP.DL$52]=10000));[FP.$A6];10000)" office:value-type="float" office:value="10000" calcext:value-type="float">
            <text:p>10000</text:p>
          </table:table-cell>
          <table:table-cell table:formula="of:=IF(AND([FP.DM$52]=[FP.DM45];NOT([FP.DM$52]=10000));[FP.$A6];10000)" office:value-type="float" office:value="10000" calcext:value-type="float">
            <text:p>10000</text:p>
          </table:table-cell>
          <table:table-cell table:formula="of:=IF(AND([FP.DN$52]=[FP.DN45];NOT([FP.DN$52]=10000));[FP.$A6];10000)" office:value-type="float" office:value="10000" calcext:value-type="float">
            <text:p>10000</text:p>
          </table:table-cell>
          <table:table-cell table:formula="of:=IF(AND([FP.DO$52]=[FP.DO45];NOT([FP.DO$52]=10000));[FP.$A6];10000)" office:value-type="float" office:value="3" calcext:value-type="float">
            <text:p>3</text:p>
          </table:table-cell>
          <table:table-cell table:formula="of:=IF(AND([FP.DP$52]=[FP.DP45];NOT([FP.DP$52]=10000));[FP.$A6];10000)" office:value-type="float" office:value="3" calcext:value-type="float">
            <text:p>3</text:p>
          </table:table-cell>
          <table:table-cell table:formula="of:=IF(AND([FP.DQ$52]=[FP.DQ45];NOT([FP.DQ$52]=10000));[FP.$A6];10000)" office:value-type="float" office:value="3" calcext:value-type="float">
            <text:p>3</text:p>
          </table:table-cell>
          <table:table-cell table:formula="of:=IF(AND([FP.DR$52]=[FP.DR45];NOT([FP.DR$52]=10000));[FP.$A6];10000)" office:value-type="float" office:value="10000" calcext:value-type="float">
            <text:p>10000</text:p>
          </table:table-cell>
          <table:table-cell table:formula="of:=IF(AND([FP.DS$52]=[FP.DS45];NOT([FP.DS$52]=10000));[FP.$A6];10000)" office:value-type="float" office:value="10000" calcext:value-type="float">
            <text:p>10000</text:p>
          </table:table-cell>
          <table:table-cell table:formula="of:=IF(AND([FP.DT$52]=[FP.DT45];NOT([FP.DT$52]=10000));[FP.$A6];10000)" office:value-type="float" office:value="10000" calcext:value-type="float">
            <text:p>10000</text:p>
          </table:table-cell>
          <table:table-cell table:formula="of:=IF(AND([FP.DU$52]=[FP.DU45];NOT([FP.DU$52]=10000));[FP.$A6];10000)" office:value-type="float" office:value="10000" calcext:value-type="float">
            <text:p>10000</text:p>
          </table:table-cell>
          <table:table-cell table:formula="of:=IF(AND([FP.DV$52]=[FP.DV45];NOT([FP.DV$52]=10000));[FP.$A6];10000)" office:value-type="float" office:value="10000" calcext:value-type="float">
            <text:p>10000</text:p>
          </table:table-cell>
          <table:table-cell table:formula="of:=IF(AND([FP.DW$52]=[FP.DW45];NOT([FP.DW$52]=10000));[FP.$A6];10000)" office:value-type="float" office:value="10000" calcext:value-type="float">
            <text:p>10000</text:p>
          </table:table-cell>
          <table:table-cell table:formula="of:=IF(AND([FP.DX$52]=[FP.DX45];NOT([FP.DX$52]=10000));[FP.$A6];10000)" office:value-type="float" office:value="10000" calcext:value-type="float">
            <text:p>10000</text:p>
          </table:table-cell>
          <table:table-cell table:formula="of:=IF(AND([FP.DY$52]=[FP.DY45];NOT([FP.DY$52]=10000));[FP.$A6];10000)" office:value-type="float" office:value="10000" calcext:value-type="float">
            <text:p>10000</text:p>
          </table:table-cell>
          <table:table-cell table:formula="of:=IF(AND([FP.DZ$52]=[FP.DZ45];NOT([FP.DZ$52]=10000));[FP.$A6];10000)" office:value-type="float" office:value="10000" calcext:value-type="float">
            <text:p>10000</text:p>
          </table:table-cell>
          <table:table-cell table:formula="of:=IF(AND([FP.EA$52]=[FP.EA45];NOT([FP.EA$52]=10000));[FP.$A6];10000)" office:value-type="float" office:value="10000" calcext:value-type="float">
            <text:p>10000</text:p>
          </table:table-cell>
          <table:table-cell table:formula="of:=IF(AND([FP.EB$52]=[FP.EB45];NOT([FP.EB$52]=10000));[FP.$A6];10000)" office:value-type="float" office:value="10000" calcext:value-type="float">
            <text:p>10000</text:p>
          </table:table-cell>
        </table:table-row>
        <table:table-row table:style-name="ro1" table:visibility="collapse">
          <table:table-cell table:number-columns-repeated="8"/>
          <table:table-cell office:value-type="string" calcext:value-type="string">
            <text:p>different from -1)</text:p>
          </table:table-cell>
          <table:table-cell table:formula="of:=IF(AND([FP.J$52]=[FP.J46];NOT([FP.J$52]=10000));[FP.$A7];10000)" office:value-type="float" office:value="10000" calcext:value-type="float">
            <text:p>10000</text:p>
          </table:table-cell>
          <table:table-cell table:formula="of:=IF(AND([FP.K$52]=[FP.K46];NOT([FP.K$52]=10000));[FP.$A7];10000)" office:value-type="float" office:value="4" calcext:value-type="float">
            <text:p>4</text:p>
          </table:table-cell>
          <table:table-cell table:formula="of:=IF(AND([FP.L$52]=[FP.L46];NOT([FP.L$52]=10000));[FP.$A7];10000)" office:value-type="float" office:value="10000" calcext:value-type="float">
            <text:p>10000</text:p>
          </table:table-cell>
          <table:table-cell table:formula="of:=IF(AND([FP.M$52]=[FP.M46];NOT([FP.M$52]=10000));[FP.$A7];10000)" office:value-type="float" office:value="10000" calcext:value-type="float">
            <text:p>10000</text:p>
          </table:table-cell>
          <table:table-cell table:formula="of:=IF(AND([FP.N$52]=[FP.N46];NOT([FP.N$52]=10000));[FP.$A7];10000)" office:value-type="float" office:value="10000" calcext:value-type="float">
            <text:p>10000</text:p>
          </table:table-cell>
          <table:table-cell table:formula="of:=IF(AND([FP.O$52]=[FP.O46];NOT([FP.O$52]=10000));[FP.$A7];10000)" office:value-type="float" office:value="10000" calcext:value-type="float">
            <text:p>10000</text:p>
          </table:table-cell>
          <table:table-cell table:formula="of:=IF(AND([FP.P$52]=[FP.P46];NOT([FP.P$52]=10000));[FP.$A7];10000)" office:value-type="float" office:value="10000" calcext:value-type="float">
            <text:p>10000</text:p>
          </table:table-cell>
          <table:table-cell table:formula="of:=IF(AND([FP.Q$52]=[FP.Q46];NOT([FP.Q$52]=10000));[FP.$A7];10000)" office:value-type="float" office:value="4" calcext:value-type="float">
            <text:p>4</text:p>
          </table:table-cell>
          <table:table-cell table:formula="of:=IF(AND([FP.R$52]=[FP.R46];NOT([FP.R$52]=10000));[FP.$A7];10000)" office:value-type="float" office:value="10000" calcext:value-type="float">
            <text:p>10000</text:p>
          </table:table-cell>
          <table:table-cell table:formula="of:=IF(AND([FP.S$52]=[FP.S46];NOT([FP.S$52]=10000));[FP.$A7];10000)" office:value-type="float" office:value="4" calcext:value-type="float">
            <text:p>4</text:p>
          </table:table-cell>
          <table:table-cell table:formula="of:=IF(AND([FP.T$52]=[FP.T46];NOT([FP.T$52]=10000));[FP.$A7];10000)" office:value-type="float" office:value="10000" calcext:value-type="float">
            <text:p>10000</text:p>
          </table:table-cell>
          <table:table-cell table:formula="of:=IF(AND([FP.U$52]=[FP.U46];NOT([FP.U$52]=10000));[FP.$A7];10000)" office:value-type="float" office:value="10000" calcext:value-type="float">
            <text:p>10000</text:p>
          </table:table-cell>
          <table:table-cell table:formula="of:=IF(AND([FP.V$52]=[FP.V46];NOT([FP.V$52]=10000));[FP.$A7];10000)" office:value-type="float" office:value="10000" calcext:value-type="float">
            <text:p>10000</text:p>
          </table:table-cell>
          <table:table-cell table:formula="of:=IF(AND([FP.W$52]=[FP.W46];NOT([FP.W$52]=10000));[FP.$A7];10000)" office:value-type="float" office:value="10000" calcext:value-type="float">
            <text:p>10000</text:p>
          </table:table-cell>
          <table:table-cell table:formula="of:=IF(AND([FP.X$52]=[FP.X46];NOT([FP.X$52]=10000));[FP.$A7];10000)" office:value-type="float" office:value="10000" calcext:value-type="float">
            <text:p>10000</text:p>
          </table:table-cell>
          <table:table-cell table:formula="of:=IF(AND([FP.Y$52]=[FP.Y46];NOT([FP.Y$52]=10000));[FP.$A7];10000)" office:value-type="float" office:value="10000" calcext:value-type="float">
            <text:p>10000</text:p>
          </table:table-cell>
          <table:table-cell table:formula="of:=IF(AND([FP.Z$52]=[FP.Z46];NOT([FP.Z$52]=10000));[FP.$A7];10000)" office:value-type="float" office:value="10000" calcext:value-type="float">
            <text:p>10000</text:p>
          </table:table-cell>
          <table:table-cell table:formula="of:=IF(AND([FP.AA$52]=[FP.AA46];NOT([FP.AA$52]=10000));[FP.$A7];10000)" office:value-type="float" office:value="10000" calcext:value-type="float">
            <text:p>10000</text:p>
          </table:table-cell>
          <table:table-cell table:formula="of:=IF(AND([FP.AB$52]=[FP.AB46];NOT([FP.AB$52]=10000));[FP.$A7];10000)" office:value-type="float" office:value="10000" calcext:value-type="float">
            <text:p>10000</text:p>
          </table:table-cell>
          <table:table-cell table:formula="of:=IF(AND([FP.AC$52]=[FP.AC46];NOT([FP.AC$52]=10000));[FP.$A7];10000)" office:value-type="float" office:value="10000" calcext:value-type="float">
            <text:p>10000</text:p>
          </table:table-cell>
          <table:table-cell table:formula="of:=IF(AND([FP.AD$52]=[FP.AD46];NOT([FP.AD$52]=10000));[FP.$A7];10000)" office:value-type="float" office:value="10000" calcext:value-type="float">
            <text:p>10000</text:p>
          </table:table-cell>
          <table:table-cell table:formula="of:=IF(AND([FP.AE$52]=[FP.AE46];NOT([FP.AE$52]=10000));[FP.$A7];10000)" office:value-type="float" office:value="10000" calcext:value-type="float">
            <text:p>10000</text:p>
          </table:table-cell>
          <table:table-cell table:formula="of:=IF(AND([FP.AF$52]=[FP.AF46];NOT([FP.AF$52]=10000));[FP.$A7];10000)" office:value-type="float" office:value="10000" calcext:value-type="float">
            <text:p>10000</text:p>
          </table:table-cell>
          <table:table-cell table:formula="of:=IF(AND([FP.AG$52]=[FP.AG46];NOT([FP.AG$52]=10000));[FP.$A7];10000)" office:value-type="float" office:value="4" calcext:value-type="float">
            <text:p>4</text:p>
          </table:table-cell>
          <table:table-cell table:formula="of:=IF(AND([FP.AH$52]=[FP.AH46];NOT([FP.AH$52]=10000));[FP.$A7];10000)" office:value-type="float" office:value="10000" calcext:value-type="float">
            <text:p>10000</text:p>
          </table:table-cell>
          <table:table-cell table:formula="of:=IF(AND([FP.AI$52]=[FP.AI46];NOT([FP.AI$52]=10000));[FP.$A7];10000)" office:value-type="float" office:value="4" calcext:value-type="float">
            <text:p>4</text:p>
          </table:table-cell>
          <table:table-cell table:formula="of:=IF(AND([FP.AJ$52]=[FP.AJ46];NOT([FP.AJ$52]=10000));[FP.$A7];10000)" office:value-type="float" office:value="4" calcext:value-type="float">
            <text:p>4</text:p>
          </table:table-cell>
          <table:table-cell table:formula="of:=IF(AND([FP.AK$52]=[FP.AK46];NOT([FP.AK$52]=10000));[FP.$A7];10000)" office:value-type="float" office:value="10000" calcext:value-type="float">
            <text:p>10000</text:p>
          </table:table-cell>
          <table:table-cell table:formula="of:=IF(AND([FP.AL$52]=[FP.AL46];NOT([FP.AL$52]=10000));[FP.$A7];10000)" office:value-type="float" office:value="10000" calcext:value-type="float">
            <text:p>10000</text:p>
          </table:table-cell>
          <table:table-cell table:formula="of:=IF(AND([FP.AM$52]=[FP.AM46];NOT([FP.AM$52]=10000));[FP.$A7];10000)" office:value-type="float" office:value="10000" calcext:value-type="float">
            <text:p>10000</text:p>
          </table:table-cell>
          <table:table-cell table:formula="of:=IF(AND([FP.AN$52]=[FP.AN46];NOT([FP.AN$52]=10000));[FP.$A7];10000)" office:value-type="float" office:value="10000" calcext:value-type="float">
            <text:p>10000</text:p>
          </table:table-cell>
          <table:table-cell table:formula="of:=IF(AND([FP.AO$52]=[FP.AO46];NOT([FP.AO$52]=10000));[FP.$A7];10000)" office:value-type="float" office:value="10000" calcext:value-type="float">
            <text:p>10000</text:p>
          </table:table-cell>
          <table:table-cell table:formula="of:=IF(AND([FP.AP$52]=[FP.AP46];NOT([FP.AP$52]=10000));[FP.$A7];10000)" office:value-type="float" office:value="10000" calcext:value-type="float">
            <text:p>10000</text:p>
          </table:table-cell>
          <table:table-cell table:formula="of:=IF(AND([FP.AQ$52]=[FP.AQ46];NOT([FP.AQ$52]=10000));[FP.$A7];10000)" office:value-type="float" office:value="10000" calcext:value-type="float">
            <text:p>10000</text:p>
          </table:table-cell>
          <table:table-cell table:formula="of:=IF(AND([FP.AR$52]=[FP.AR46];NOT([FP.AR$52]=10000));[FP.$A7];10000)" office:value-type="float" office:value="10000" calcext:value-type="float">
            <text:p>10000</text:p>
          </table:table-cell>
          <table:table-cell table:formula="of:=IF(AND([FP.AS$52]=[FP.AS46];NOT([FP.AS$52]=10000));[FP.$A7];10000)" office:value-type="float" office:value="10000" calcext:value-type="float">
            <text:p>10000</text:p>
          </table:table-cell>
          <table:table-cell table:formula="of:=IF(AND([FP.AT$52]=[FP.AT46];NOT([FP.AT$52]=10000));[FP.$A7];10000)" office:value-type="float" office:value="10000" calcext:value-type="float">
            <text:p>10000</text:p>
          </table:table-cell>
          <table:table-cell table:formula="of:=IF(AND([FP.AU$52]=[FP.AU46];NOT([FP.AU$52]=10000));[FP.$A7];10000)" office:value-type="float" office:value="10000" calcext:value-type="float">
            <text:p>10000</text:p>
          </table:table-cell>
          <table:table-cell table:formula="of:=IF(AND([FP.AV$52]=[FP.AV46];NOT([FP.AV$52]=10000));[FP.$A7];10000)" office:value-type="float" office:value="10000" calcext:value-type="float">
            <text:p>10000</text:p>
          </table:table-cell>
          <table:table-cell table:formula="of:=IF(AND([FP.AW$52]=[FP.AW46];NOT([FP.AW$52]=10000));[FP.$A7];10000)" office:value-type="float" office:value="10000" calcext:value-type="float">
            <text:p>10000</text:p>
          </table:table-cell>
          <table:table-cell table:formula="of:=IF(AND([FP.AX$52]=[FP.AX46];NOT([FP.AX$52]=10000));[FP.$A7];10000)" office:value-type="float" office:value="10000" calcext:value-type="float">
            <text:p>10000</text:p>
          </table:table-cell>
          <table:table-cell table:formula="of:=IF(AND([FP.AY$52]=[FP.AY46];NOT([FP.AY$52]=10000));[FP.$A7];10000)" office:value-type="float" office:value="4" calcext:value-type="float">
            <text:p>4</text:p>
          </table:table-cell>
          <table:table-cell table:formula="of:=IF(AND([FP.AZ$52]=[FP.AZ46];NOT([FP.AZ$52]=10000));[FP.$A7];10000)" office:value-type="float" office:value="10000" calcext:value-type="float">
            <text:p>10000</text:p>
          </table:table-cell>
          <table:table-cell table:formula="of:=IF(AND([FP.BA$52]=[FP.BA46];NOT([FP.BA$52]=10000));[FP.$A7];10000)" office:value-type="float" office:value="4" calcext:value-type="float">
            <text:p>4</text:p>
          </table:table-cell>
          <table:table-cell table:formula="of:=IF(AND([FP.BB$52]=[FP.BB46];NOT([FP.BB$52]=10000));[FP.$A7];10000)" office:value-type="float" office:value="10000" calcext:value-type="float">
            <text:p>10000</text:p>
          </table:table-cell>
          <table:table-cell table:formula="of:=IF(AND([FP.BC$52]=[FP.BC46];NOT([FP.BC$52]=10000));[FP.$A7];10000)" office:value-type="float" office:value="4" calcext:value-type="float">
            <text:p>4</text:p>
          </table:table-cell>
          <table:table-cell table:formula="of:=IF(AND([FP.BD$52]=[FP.BD46];NOT([FP.BD$52]=10000));[FP.$A7];10000)" office:value-type="float" office:value="10000" calcext:value-type="float">
            <text:p>10000</text:p>
          </table:table-cell>
          <table:table-cell table:formula="of:=IF(AND([FP.BE$52]=[FP.BE46];NOT([FP.BE$52]=10000));[FP.$A7];10000)" office:value-type="float" office:value="10000" calcext:value-type="float">
            <text:p>10000</text:p>
          </table:table-cell>
          <table:table-cell table:formula="of:=IF(AND([FP.BF$52]=[FP.BF46];NOT([FP.BF$52]=10000));[FP.$A7];10000)" office:value-type="float" office:value="10000" calcext:value-type="float">
            <text:p>10000</text:p>
          </table:table-cell>
          <table:table-cell table:formula="of:=IF(AND([FP.BG$52]=[FP.BG46];NOT([FP.BG$52]=10000));[FP.$A7];10000)" office:value-type="float" office:value="10000" calcext:value-type="float">
            <text:p>10000</text:p>
          </table:table-cell>
          <table:table-cell table:formula="of:=IF(AND([FP.BH$52]=[FP.BH46];NOT([FP.BH$52]=10000));[FP.$A7];10000)" office:value-type="float" office:value="10000" calcext:value-type="float">
            <text:p>10000</text:p>
          </table:table-cell>
          <table:table-cell table:formula="of:=IF(AND([FP.BI$52]=[FP.BI46];NOT([FP.BI$52]=10000));[FP.$A7];10000)" office:value-type="float" office:value="10000" calcext:value-type="float">
            <text:p>10000</text:p>
          </table:table-cell>
          <table:table-cell table:formula="of:=IF(AND([FP.BJ$52]=[FP.BJ46];NOT([FP.BJ$52]=10000));[FP.$A7];10000)" office:value-type="float" office:value="10000" calcext:value-type="float">
            <text:p>10000</text:p>
          </table:table-cell>
          <table:table-cell table:formula="of:=IF(AND([FP.BK$52]=[FP.BK46];NOT([FP.BK$52]=10000));[FP.$A7];10000)" office:value-type="float" office:value="10000" calcext:value-type="float">
            <text:p>10000</text:p>
          </table:table-cell>
          <table:table-cell table:formula="of:=IF(AND([FP.BL$52]=[FP.BL46];NOT([FP.BL$52]=10000));[FP.$A7];10000)" office:value-type="float" office:value="10000" calcext:value-type="float">
            <text:p>10000</text:p>
          </table:table-cell>
          <table:table-cell table:formula="of:=IF(AND([FP.BM$52]=[FP.BM46];NOT([FP.BM$52]=10000));[FP.$A7];10000)" office:value-type="float" office:value="10000" calcext:value-type="float">
            <text:p>10000</text:p>
          </table:table-cell>
          <table:table-cell table:formula="of:=IF(AND([FP.BN$52]=[FP.BN46];NOT([FP.BN$52]=10000));[FP.$A7];10000)" office:value-type="float" office:value="10000" calcext:value-type="float">
            <text:p>10000</text:p>
          </table:table-cell>
          <table:table-cell table:formula="of:=IF(AND([FP.BO$52]=[FP.BO46];NOT([FP.BO$52]=10000));[FP.$A7];10000)" office:value-type="float" office:value="10000" calcext:value-type="float">
            <text:p>10000</text:p>
          </table:table-cell>
          <table:table-cell table:formula="of:=IF(AND([FP.BP$52]=[FP.BP46];NOT([FP.BP$52]=10000));[FP.$A7];10000)" office:value-type="float" office:value="10000" calcext:value-type="float">
            <text:p>10000</text:p>
          </table:table-cell>
          <table:table-cell table:formula="of:=IF(AND([FP.BQ$52]=[FP.BQ46];NOT([FP.BQ$52]=10000));[FP.$A7];10000)" office:value-type="float" office:value="10000" calcext:value-type="float">
            <text:p>10000</text:p>
          </table:table-cell>
          <table:table-cell table:formula="of:=IF(AND([FP.BR$52]=[FP.BR46];NOT([FP.BR$52]=10000));[FP.$A7];10000)" office:value-type="float" office:value="10000" calcext:value-type="float">
            <text:p>10000</text:p>
          </table:table-cell>
          <table:table-cell table:formula="of:=IF(AND([FP.BS$52]=[FP.BS46];NOT([FP.BS$52]=10000));[FP.$A7];10000)" office:value-type="float" office:value="4" calcext:value-type="float">
            <text:p>4</text:p>
          </table:table-cell>
          <table:table-cell table:formula="of:=IF(AND([FP.BT$52]=[FP.BT46];NOT([FP.BT$52]=10000));[FP.$A7];10000)" office:value-type="float" office:value="10000" calcext:value-type="float">
            <text:p>10000</text:p>
          </table:table-cell>
          <table:table-cell table:formula="of:=IF(AND([FP.BU$52]=[FP.BU46];NOT([FP.BU$52]=10000));[FP.$A7];10000)" office:value-type="float" office:value="10000" calcext:value-type="float">
            <text:p>10000</text:p>
          </table:table-cell>
          <table:table-cell table:formula="of:=IF(AND([FP.BV$52]=[FP.BV46];NOT([FP.BV$52]=10000));[FP.$A7];10000)" office:value-type="float" office:value="10000" calcext:value-type="float">
            <text:p>10000</text:p>
          </table:table-cell>
          <table:table-cell table:formula="of:=IF(AND([FP.BW$52]=[FP.BW46];NOT([FP.BW$52]=10000));[FP.$A7];10000)" office:value-type="float" office:value="10000" calcext:value-type="float">
            <text:p>10000</text:p>
          </table:table-cell>
          <table:table-cell table:formula="of:=IF(AND([FP.BX$52]=[FP.BX46];NOT([FP.BX$52]=10000));[FP.$A7];10000)" office:value-type="float" office:value="10000" calcext:value-type="float">
            <text:p>10000</text:p>
          </table:table-cell>
          <table:table-cell table:formula="of:=IF(AND([FP.BY$52]=[FP.BY46];NOT([FP.BY$52]=10000));[FP.$A7];10000)" office:value-type="float" office:value="4" calcext:value-type="float">
            <text:p>4</text:p>
          </table:table-cell>
          <table:table-cell table:formula="of:=IF(AND([FP.BZ$52]=[FP.BZ46];NOT([FP.BZ$52]=10000));[FP.$A7];10000)" office:value-type="float" office:value="10000" calcext:value-type="float">
            <text:p>10000</text:p>
          </table:table-cell>
          <table:table-cell table:formula="of:=IF(AND([FP.CA$52]=[FP.CA46];NOT([FP.CA$52]=10000));[FP.$A7];10000)" office:value-type="float" office:value="4" calcext:value-type="float">
            <text:p>4</text:p>
          </table:table-cell>
          <table:table-cell table:formula="of:=IF(AND([FP.CB$52]=[FP.CB46];NOT([FP.CB$52]=10000));[FP.$A7];10000)" office:value-type="float" office:value="10000" calcext:value-type="float">
            <text:p>10000</text:p>
          </table:table-cell>
          <table:table-cell table:formula="of:=IF(AND([FP.CC$52]=[FP.CC46];NOT([FP.CC$52]=10000));[FP.$A7];10000)" office:value-type="float" office:value="10000" calcext:value-type="float">
            <text:p>10000</text:p>
          </table:table-cell>
          <table:table-cell table:formula="of:=IF(AND([FP.CD$52]=[FP.CD46];NOT([FP.CD$52]=10000));[FP.$A7];10000)" office:value-type="float" office:value="10000" calcext:value-type="float">
            <text:p>10000</text:p>
          </table:table-cell>
          <table:table-cell table:formula="of:=IF(AND([FP.CE$52]=[FP.CE46];NOT([FP.CE$52]=10000));[FP.$A7];10000)" office:value-type="float" office:value="10000" calcext:value-type="float">
            <text:p>10000</text:p>
          </table:table-cell>
          <table:table-cell table:formula="of:=IF(AND([FP.CF$52]=[FP.CF46];NOT([FP.CF$52]=10000));[FP.$A7];10000)" office:value-type="float" office:value="10000" calcext:value-type="float">
            <text:p>10000</text:p>
          </table:table-cell>
          <table:table-cell table:formula="of:=IF(AND([FP.CG$52]=[FP.CG46];NOT([FP.CG$52]=10000));[FP.$A7];10000)" office:value-type="float" office:value="10000" calcext:value-type="float">
            <text:p>10000</text:p>
          </table:table-cell>
          <table:table-cell table:formula="of:=IF(AND([FP.CH$52]=[FP.CH46];NOT([FP.CH$52]=10000));[FP.$A7];10000)" office:value-type="float" office:value="10000" calcext:value-type="float">
            <text:p>10000</text:p>
          </table:table-cell>
          <table:table-cell table:formula="of:=IF(AND([FP.CI$52]=[FP.CI46];NOT([FP.CI$52]=10000));[FP.$A7];10000)" office:value-type="float" office:value="10000" calcext:value-type="float">
            <text:p>10000</text:p>
          </table:table-cell>
          <table:table-cell table:formula="of:=IF(AND([FP.CJ$52]=[FP.CJ46];NOT([FP.CJ$52]=10000));[FP.$A7];10000)" office:value-type="float" office:value="10000" calcext:value-type="float">
            <text:p>10000</text:p>
          </table:table-cell>
          <table:table-cell table:formula="of:=IF(AND([FP.CK$52]=[FP.CK46];NOT([FP.CK$52]=10000));[FP.$A7];10000)" office:value-type="float" office:value="10000" calcext:value-type="float">
            <text:p>10000</text:p>
          </table:table-cell>
          <table:table-cell table:formula="of:=IF(AND([FP.CL$52]=[FP.CL46];NOT([FP.CL$52]=10000));[FP.$A7];10000)" office:value-type="float" office:value="10000" calcext:value-type="float">
            <text:p>10000</text:p>
          </table:table-cell>
          <table:table-cell table:formula="of:=IF(AND([FP.CM$52]=[FP.CM46];NOT([FP.CM$52]=10000));[FP.$A7];10000)" office:value-type="float" office:value="10000" calcext:value-type="float">
            <text:p>10000</text:p>
          </table:table-cell>
          <table:table-cell table:formula="of:=IF(AND([FP.CN$52]=[FP.CN46];NOT([FP.CN$52]=10000));[FP.$A7];10000)" office:value-type="float" office:value="10000" calcext:value-type="float">
            <text:p>10000</text:p>
          </table:table-cell>
          <table:table-cell table:formula="of:=IF(AND([FP.CO$52]=[FP.CO46];NOT([FP.CO$52]=10000));[FP.$A7];10000)" office:value-type="float" office:value="4" calcext:value-type="float">
            <text:p>4</text:p>
          </table:table-cell>
          <table:table-cell table:formula="of:=IF(AND([FP.CP$52]=[FP.CP46];NOT([FP.CP$52]=10000));[FP.$A7];10000)" office:value-type="float" office:value="10000" calcext:value-type="float">
            <text:p>10000</text:p>
          </table:table-cell>
          <table:table-cell table:formula="of:=IF(AND([FP.CQ$52]=[FP.CQ46];NOT([FP.CQ$52]=10000));[FP.$A7];10000)" office:value-type="float" office:value="4" calcext:value-type="float">
            <text:p>4</text:p>
          </table:table-cell>
          <table:table-cell table:formula="of:=IF(AND([FP.CR$52]=[FP.CR46];NOT([FP.CR$52]=10000));[FP.$A7];10000)" office:value-type="float" office:value="4" calcext:value-type="float">
            <text:p>4</text:p>
          </table:table-cell>
          <table:table-cell table:formula="of:=IF(AND([FP.CS$52]=[FP.CS46];NOT([FP.CS$52]=10000));[FP.$A7];10000)" office:value-type="float" office:value="10000" calcext:value-type="float">
            <text:p>10000</text:p>
          </table:table-cell>
          <table:table-cell table:formula="of:=IF(AND([FP.CT$52]=[FP.CT46];NOT([FP.CT$52]=10000));[FP.$A7];10000)" office:value-type="float" office:value="10000" calcext:value-type="float">
            <text:p>10000</text:p>
          </table:table-cell>
          <table:table-cell table:formula="of:=IF(AND([FP.CU$52]=[FP.CU46];NOT([FP.CU$52]=10000));[FP.$A7];10000)" office:value-type="float" office:value="10000" calcext:value-type="float">
            <text:p>10000</text:p>
          </table:table-cell>
          <table:table-cell table:formula="of:=IF(AND([FP.CV$52]=[FP.CV46];NOT([FP.CV$52]=10000));[FP.$A7];10000)" office:value-type="float" office:value="10000" calcext:value-type="float">
            <text:p>10000</text:p>
          </table:table-cell>
          <table:table-cell table:formula="of:=IF(AND([FP.CW$52]=[FP.CW46];NOT([FP.CW$52]=10000));[FP.$A7];10000)" office:value-type="float" office:value="10000" calcext:value-type="float">
            <text:p>10000</text:p>
          </table:table-cell>
          <table:table-cell table:formula="of:=IF(AND([FP.CX$52]=[FP.CX46];NOT([FP.CX$52]=10000));[FP.$A7];10000)" office:value-type="float" office:value="10000" calcext:value-type="float">
            <text:p>10000</text:p>
          </table:table-cell>
          <table:table-cell table:formula="of:=IF(AND([FP.CY$52]=[FP.CY46];NOT([FP.CY$52]=10000));[FP.$A7];10000)" office:value-type="float" office:value="10000" calcext:value-type="float">
            <text:p>10000</text:p>
          </table:table-cell>
          <table:table-cell table:formula="of:=IF(AND([FP.CZ$52]=[FP.CZ46];NOT([FP.CZ$52]=10000));[FP.$A7];10000)" office:value-type="float" office:value="10000" calcext:value-type="float">
            <text:p>10000</text:p>
          </table:table-cell>
          <table:table-cell table:formula="of:=IF(AND([FP.DA$52]=[FP.DA46];NOT([FP.DA$52]=10000));[FP.$A7];10000)" office:value-type="float" office:value="10000" calcext:value-type="float">
            <text:p>10000</text:p>
          </table:table-cell>
          <table:table-cell table:formula="of:=IF(AND([FP.DB$52]=[FP.DB46];NOT([FP.DB$52]=10000));[FP.$A7];10000)" office:value-type="float" office:value="10000" calcext:value-type="float">
            <text:p>10000</text:p>
          </table:table-cell>
          <table:table-cell table:formula="of:=IF(AND([FP.DC$52]=[FP.DC46];NOT([FP.DC$52]=10000));[FP.$A7];10000)" office:value-type="float" office:value="10000" calcext:value-type="float">
            <text:p>10000</text:p>
          </table:table-cell>
          <table:table-cell table:formula="of:=IF(AND([FP.DD$52]=[FP.DD46];NOT([FP.DD$52]=10000));[FP.$A7];10000)" office:value-type="float" office:value="10000" calcext:value-type="float">
            <text:p>10000</text:p>
          </table:table-cell>
          <table:table-cell table:formula="of:=IF(AND([FP.DE$52]=[FP.DE46];NOT([FP.DE$52]=10000));[FP.$A7];10000)" office:value-type="float" office:value="10000" calcext:value-type="float">
            <text:p>10000</text:p>
          </table:table-cell>
          <table:table-cell table:formula="of:=IF(AND([FP.DF$52]=[FP.DF46];NOT([FP.DF$52]=10000));[FP.$A7];10000)" office:value-type="float" office:value="10000" calcext:value-type="float">
            <text:p>10000</text:p>
          </table:table-cell>
          <table:table-cell table:formula="of:=IF(AND([FP.DG$52]=[FP.DG46];NOT([FP.DG$52]=10000));[FP.$A7];10000)" office:value-type="float" office:value="4" calcext:value-type="float">
            <text:p>4</text:p>
          </table:table-cell>
          <table:table-cell table:formula="of:=IF(AND([FP.DH$52]=[FP.DH46];NOT([FP.DH$52]=10000));[FP.$A7];10000)" office:value-type="float" office:value="10000" calcext:value-type="float">
            <text:p>10000</text:p>
          </table:table-cell>
          <table:table-cell table:formula="of:=IF(AND([FP.DI$52]=[FP.DI46];NOT([FP.DI$52]=10000));[FP.$A7];10000)" office:value-type="float" office:value="4" calcext:value-type="float">
            <text:p>4</text:p>
          </table:table-cell>
          <table:table-cell table:formula="of:=IF(AND([FP.DJ$52]=[FP.DJ46];NOT([FP.DJ$52]=10000));[FP.$A7];10000)" office:value-type="float" office:value="10000" calcext:value-type="float">
            <text:p>10000</text:p>
          </table:table-cell>
          <table:table-cell table:formula="of:=IF(AND([FP.DK$52]=[FP.DK46];NOT([FP.DK$52]=10000));[FP.$A7];10000)" office:value-type="float" office:value="4" calcext:value-type="float">
            <text:p>4</text:p>
          </table:table-cell>
          <table:table-cell table:formula="of:=IF(AND([FP.DL$52]=[FP.DL46];NOT([FP.DL$52]=10000));[FP.$A7];10000)" office:value-type="float" office:value="10000" calcext:value-type="float">
            <text:p>10000</text:p>
          </table:table-cell>
          <table:table-cell table:formula="of:=IF(AND([FP.DM$52]=[FP.DM46];NOT([FP.DM$52]=10000));[FP.$A7];10000)" office:value-type="float" office:value="10000" calcext:value-type="float">
            <text:p>10000</text:p>
          </table:table-cell>
          <table:table-cell table:formula="of:=IF(AND([FP.DN$52]=[FP.DN46];NOT([FP.DN$52]=10000));[FP.$A7];10000)" office:value-type="float" office:value="10000" calcext:value-type="float">
            <text:p>10000</text:p>
          </table:table-cell>
          <table:table-cell table:formula="of:=IF(AND([FP.DO$52]=[FP.DO46];NOT([FP.DO$52]=10000));[FP.$A7];10000)" office:value-type="float" office:value="10000" calcext:value-type="float">
            <text:p>10000</text:p>
          </table:table-cell>
          <table:table-cell table:formula="of:=IF(AND([FP.DP$52]=[FP.DP46];NOT([FP.DP$52]=10000));[FP.$A7];10000)" office:value-type="float" office:value="10000" calcext:value-type="float">
            <text:p>10000</text:p>
          </table:table-cell>
          <table:table-cell table:formula="of:=IF(AND([FP.DQ$52]=[FP.DQ46];NOT([FP.DQ$52]=10000));[FP.$A7];10000)" office:value-type="float" office:value="10000" calcext:value-type="float">
            <text:p>10000</text:p>
          </table:table-cell>
          <table:table-cell table:formula="of:=IF(AND([FP.DR$52]=[FP.DR46];NOT([FP.DR$52]=10000));[FP.$A7];10000)" office:value-type="float" office:value="10000" calcext:value-type="float">
            <text:p>10000</text:p>
          </table:table-cell>
          <table:table-cell table:formula="of:=IF(AND([FP.DS$52]=[FP.DS46];NOT([FP.DS$52]=10000));[FP.$A7];10000)" office:value-type="float" office:value="10000" calcext:value-type="float">
            <text:p>10000</text:p>
          </table:table-cell>
          <table:table-cell table:formula="of:=IF(AND([FP.DT$52]=[FP.DT46];NOT([FP.DT$52]=10000));[FP.$A7];10000)" office:value-type="float" office:value="10000" calcext:value-type="float">
            <text:p>10000</text:p>
          </table:table-cell>
          <table:table-cell table:formula="of:=IF(AND([FP.DU$52]=[FP.DU46];NOT([FP.DU$52]=10000));[FP.$A7];10000)" office:value-type="float" office:value="10000" calcext:value-type="float">
            <text:p>10000</text:p>
          </table:table-cell>
          <table:table-cell table:formula="of:=IF(AND([FP.DV$52]=[FP.DV46];NOT([FP.DV$52]=10000));[FP.$A7];10000)" office:value-type="float" office:value="10000" calcext:value-type="float">
            <text:p>10000</text:p>
          </table:table-cell>
          <table:table-cell table:formula="of:=IF(AND([FP.DW$52]=[FP.DW46];NOT([FP.DW$52]=10000));[FP.$A7];10000)" office:value-type="float" office:value="10000" calcext:value-type="float">
            <text:p>10000</text:p>
          </table:table-cell>
          <table:table-cell table:formula="of:=IF(AND([FP.DX$52]=[FP.DX46];NOT([FP.DX$52]=10000));[FP.$A7];10000)" office:value-type="float" office:value="10000" calcext:value-type="float">
            <text:p>10000</text:p>
          </table:table-cell>
          <table:table-cell table:formula="of:=IF(AND([FP.DY$52]=[FP.DY46];NOT([FP.DY$52]=10000));[FP.$A7];10000)" office:value-type="float" office:value="10000" calcext:value-type="float">
            <text:p>10000</text:p>
          </table:table-cell>
          <table:table-cell table:formula="of:=IF(AND([FP.DZ$52]=[FP.DZ46];NOT([FP.DZ$52]=10000));[FP.$A7];10000)" office:value-type="float" office:value="10000" calcext:value-type="float">
            <text:p>10000</text:p>
          </table:table-cell>
          <table:table-cell table:formula="of:=IF(AND([FP.EA$52]=[FP.EA46];NOT([FP.EA$52]=10000));[FP.$A7];10000)" office:value-type="float" office:value="4" calcext:value-type="float">
            <text:p>4</text:p>
          </table:table-cell>
          <table:table-cell table:formula="of:=IF(AND([FP.EB$52]=[FP.EB46];NOT([FP.EB$52]=10000));[FP.$A7];10000)" office:value-type="float" office:value="10000" calcext:value-type="float">
            <text:p>10000</text:p>
          </table:table-cell>
        </table:table-row>
        <table:table-row table:style-name="ro1" table:visibility="collapse">
          <table:table-cell table:number-columns-repeated="9"/>
          <table:table-cell table:formula="of:=IF(AND([FP.J$52]=[FP.J47];NOT([FP.J$52]=10000));[FP.$A8];10000)" office:value-type="float" office:value="10000" calcext:value-type="float">
            <text:p>10000</text:p>
          </table:table-cell>
          <table:table-cell table:formula="of:=IF(AND([FP.K$52]=[FP.K47];NOT([FP.K$52]=10000));[FP.$A8];10000)" office:value-type="float" office:value="10000" calcext:value-type="float">
            <text:p>10000</text:p>
          </table:table-cell>
          <table:table-cell table:formula="of:=IF(AND([FP.L$52]=[FP.L47];NOT([FP.L$52]=10000));[FP.$A8];10000)" office:value-type="float" office:value="10000" calcext:value-type="float">
            <text:p>10000</text:p>
          </table:table-cell>
          <table:table-cell table:formula="of:=IF(AND([FP.M$52]=[FP.M47];NOT([FP.M$52]=10000));[FP.$A8];10000)" office:value-type="float" office:value="10000" calcext:value-type="float">
            <text:p>10000</text:p>
          </table:table-cell>
          <table:table-cell table:formula="of:=IF(AND([FP.N$52]=[FP.N47];NOT([FP.N$52]=10000));[FP.$A8];10000)" office:value-type="float" office:value="10000" calcext:value-type="float">
            <text:p>10000</text:p>
          </table:table-cell>
          <table:table-cell table:formula="of:=IF(AND([FP.O$52]=[FP.O47];NOT([FP.O$52]=10000));[FP.$A8];10000)" office:value-type="float" office:value="10000" calcext:value-type="float">
            <text:p>10000</text:p>
          </table:table-cell>
          <table:table-cell table:formula="of:=IF(AND([FP.P$52]=[FP.P47];NOT([FP.P$52]=10000));[FP.$A8];10000)" office:value-type="float" office:value="10000" calcext:value-type="float">
            <text:p>10000</text:p>
          </table:table-cell>
          <table:table-cell table:formula="of:=IF(AND([FP.Q$52]=[FP.Q47];NOT([FP.Q$52]=10000));[FP.$A8];10000)" office:value-type="float" office:value="10000" calcext:value-type="float">
            <text:p>10000</text:p>
          </table:table-cell>
          <table:table-cell table:formula="of:=IF(AND([FP.R$52]=[FP.R47];NOT([FP.R$52]=10000));[FP.$A8];10000)" office:value-type="float" office:value="10000" calcext:value-type="float">
            <text:p>10000</text:p>
          </table:table-cell>
          <table:table-cell table:formula="of:=IF(AND([FP.S$52]=[FP.S47];NOT([FP.S$52]=10000));[FP.$A8];10000)" office:value-type="float" office:value="10000" calcext:value-type="float">
            <text:p>10000</text:p>
          </table:table-cell>
          <table:table-cell table:formula="of:=IF(AND([FP.T$52]=[FP.T47];NOT([FP.T$52]=10000));[FP.$A8];10000)" office:value-type="float" office:value="10000" calcext:value-type="float">
            <text:p>10000</text:p>
          </table:table-cell>
          <table:table-cell table:formula="of:=IF(AND([FP.U$52]=[FP.U47];NOT([FP.U$52]=10000));[FP.$A8];10000)" office:value-type="float" office:value="10000" calcext:value-type="float">
            <text:p>10000</text:p>
          </table:table-cell>
          <table:table-cell table:formula="of:=IF(AND([FP.V$52]=[FP.V47];NOT([FP.V$52]=10000));[FP.$A8];10000)" office:value-type="float" office:value="10000" calcext:value-type="float">
            <text:p>10000</text:p>
          </table:table-cell>
          <table:table-cell table:formula="of:=IF(AND([FP.W$52]=[FP.W47];NOT([FP.W$52]=10000));[FP.$A8];10000)" office:value-type="float" office:value="10000" calcext:value-type="float">
            <text:p>10000</text:p>
          </table:table-cell>
          <table:table-cell table:formula="of:=IF(AND([FP.X$52]=[FP.X47];NOT([FP.X$52]=10000));[FP.$A8];10000)" office:value-type="float" office:value="10000" calcext:value-type="float">
            <text:p>10000</text:p>
          </table:table-cell>
          <table:table-cell table:formula="of:=IF(AND([FP.Y$52]=[FP.Y47];NOT([FP.Y$52]=10000));[FP.$A8];10000)" office:value-type="float" office:value="10000" calcext:value-type="float">
            <text:p>10000</text:p>
          </table:table-cell>
          <table:table-cell table:formula="of:=IF(AND([FP.Z$52]=[FP.Z47];NOT([FP.Z$52]=10000));[FP.$A8];10000)" office:value-type="float" office:value="10000" calcext:value-type="float">
            <text:p>10000</text:p>
          </table:table-cell>
          <table:table-cell table:formula="of:=IF(AND([FP.AA$52]=[FP.AA47];NOT([FP.AA$52]=10000));[FP.$A8];10000)" office:value-type="float" office:value="10000" calcext:value-type="float">
            <text:p>10000</text:p>
          </table:table-cell>
          <table:table-cell table:formula="of:=IF(AND([FP.AB$52]=[FP.AB47];NOT([FP.AB$52]=10000));[FP.$A8];10000)" office:value-type="float" office:value="10000" calcext:value-type="float">
            <text:p>10000</text:p>
          </table:table-cell>
          <table:table-cell table:formula="of:=IF(AND([FP.AC$52]=[FP.AC47];NOT([FP.AC$52]=10000));[FP.$A8];10000)" office:value-type="float" office:value="10000" calcext:value-type="float">
            <text:p>10000</text:p>
          </table:table-cell>
          <table:table-cell table:formula="of:=IF(AND([FP.AD$52]=[FP.AD47];NOT([FP.AD$52]=10000));[FP.$A8];10000)" office:value-type="float" office:value="10000" calcext:value-type="float">
            <text:p>10000</text:p>
          </table:table-cell>
          <table:table-cell table:formula="of:=IF(AND([FP.AE$52]=[FP.AE47];NOT([FP.AE$52]=10000));[FP.$A8];10000)" office:value-type="float" office:value="10000" calcext:value-type="float">
            <text:p>10000</text:p>
          </table:table-cell>
          <table:table-cell table:formula="of:=IF(AND([FP.AF$52]=[FP.AF47];NOT([FP.AF$52]=10000));[FP.$A8];10000)" office:value-type="float" office:value="10000" calcext:value-type="float">
            <text:p>10000</text:p>
          </table:table-cell>
          <table:table-cell table:formula="of:=IF(AND([FP.AG$52]=[FP.AG47];NOT([FP.AG$52]=10000));[FP.$A8];10000)" office:value-type="float" office:value="10000" calcext:value-type="float">
            <text:p>10000</text:p>
          </table:table-cell>
          <table:table-cell table:formula="of:=IF(AND([FP.AH$52]=[FP.AH47];NOT([FP.AH$52]=10000));[FP.$A8];10000)" office:value-type="float" office:value="10000" calcext:value-type="float">
            <text:p>10000</text:p>
          </table:table-cell>
          <table:table-cell table:formula="of:=IF(AND([FP.AI$52]=[FP.AI47];NOT([FP.AI$52]=10000));[FP.$A8];10000)" office:value-type="float" office:value="10000" calcext:value-type="float">
            <text:p>10000</text:p>
          </table:table-cell>
          <table:table-cell table:formula="of:=IF(AND([FP.AJ$52]=[FP.AJ47];NOT([FP.AJ$52]=10000));[FP.$A8];10000)" office:value-type="float" office:value="10000" calcext:value-type="float">
            <text:p>10000</text:p>
          </table:table-cell>
          <table:table-cell table:formula="of:=IF(AND([FP.AK$52]=[FP.AK47];NOT([FP.AK$52]=10000));[FP.$A8];10000)" office:value-type="float" office:value="10000" calcext:value-type="float">
            <text:p>10000</text:p>
          </table:table-cell>
          <table:table-cell table:formula="of:=IF(AND([FP.AL$52]=[FP.AL47];NOT([FP.AL$52]=10000));[FP.$A8];10000)" office:value-type="float" office:value="10000" calcext:value-type="float">
            <text:p>10000</text:p>
          </table:table-cell>
          <table:table-cell table:formula="of:=IF(AND([FP.AM$52]=[FP.AM47];NOT([FP.AM$52]=10000));[FP.$A8];10000)" office:value-type="float" office:value="10000" calcext:value-type="float">
            <text:p>10000</text:p>
          </table:table-cell>
          <table:table-cell table:formula="of:=IF(AND([FP.AN$52]=[FP.AN47];NOT([FP.AN$52]=10000));[FP.$A8];10000)" office:value-type="float" office:value="10000" calcext:value-type="float">
            <text:p>10000</text:p>
          </table:table-cell>
          <table:table-cell table:formula="of:=IF(AND([FP.AO$52]=[FP.AO47];NOT([FP.AO$52]=10000));[FP.$A8];10000)" office:value-type="float" office:value="10000" calcext:value-type="float">
            <text:p>10000</text:p>
          </table:table-cell>
          <table:table-cell table:formula="of:=IF(AND([FP.AP$52]=[FP.AP47];NOT([FP.AP$52]=10000));[FP.$A8];10000)" office:value-type="float" office:value="10000" calcext:value-type="float">
            <text:p>10000</text:p>
          </table:table-cell>
          <table:table-cell table:formula="of:=IF(AND([FP.AQ$52]=[FP.AQ47];NOT([FP.AQ$52]=10000));[FP.$A8];10000)" office:value-type="float" office:value="10000" calcext:value-type="float">
            <text:p>10000</text:p>
          </table:table-cell>
          <table:table-cell table:formula="of:=IF(AND([FP.AR$52]=[FP.AR47];NOT([FP.AR$52]=10000));[FP.$A8];10000)" office:value-type="float" office:value="10000" calcext:value-type="float">
            <text:p>10000</text:p>
          </table:table-cell>
          <table:table-cell table:formula="of:=IF(AND([FP.AS$52]=[FP.AS47];NOT([FP.AS$52]=10000));[FP.$A8];10000)" office:value-type="float" office:value="10000" calcext:value-type="float">
            <text:p>10000</text:p>
          </table:table-cell>
          <table:table-cell table:formula="of:=IF(AND([FP.AT$52]=[FP.AT47];NOT([FP.AT$52]=10000));[FP.$A8];10000)" office:value-type="float" office:value="10000" calcext:value-type="float">
            <text:p>10000</text:p>
          </table:table-cell>
          <table:table-cell table:formula="of:=IF(AND([FP.AU$52]=[FP.AU47];NOT([FP.AU$52]=10000));[FP.$A8];10000)" office:value-type="float" office:value="10000" calcext:value-type="float">
            <text:p>10000</text:p>
          </table:table-cell>
          <table:table-cell table:formula="of:=IF(AND([FP.AV$52]=[FP.AV47];NOT([FP.AV$52]=10000));[FP.$A8];10000)" office:value-type="float" office:value="10000" calcext:value-type="float">
            <text:p>10000</text:p>
          </table:table-cell>
          <table:table-cell table:formula="of:=IF(AND([FP.AW$52]=[FP.AW47];NOT([FP.AW$52]=10000));[FP.$A8];10000)" office:value-type="float" office:value="10000" calcext:value-type="float">
            <text:p>10000</text:p>
          </table:table-cell>
          <table:table-cell table:formula="of:=IF(AND([FP.AX$52]=[FP.AX47];NOT([FP.AX$52]=10000));[FP.$A8];10000)" office:value-type="float" office:value="10000" calcext:value-type="float">
            <text:p>10000</text:p>
          </table:table-cell>
          <table:table-cell table:formula="of:=IF(AND([FP.AY$52]=[FP.AY47];NOT([FP.AY$52]=10000));[FP.$A8];10000)" office:value-type="float" office:value="10000" calcext:value-type="float">
            <text:p>10000</text:p>
          </table:table-cell>
          <table:table-cell table:formula="of:=IF(AND([FP.AZ$52]=[FP.AZ47];NOT([FP.AZ$52]=10000));[FP.$A8];10000)" office:value-type="float" office:value="10000" calcext:value-type="float">
            <text:p>10000</text:p>
          </table:table-cell>
          <table:table-cell table:formula="of:=IF(AND([FP.BA$52]=[FP.BA47];NOT([FP.BA$52]=10000));[FP.$A8];10000)" office:value-type="float" office:value="10000" calcext:value-type="float">
            <text:p>10000</text:p>
          </table:table-cell>
          <table:table-cell table:formula="of:=IF(AND([FP.BB$52]=[FP.BB47];NOT([FP.BB$52]=10000));[FP.$A8];10000)" office:value-type="float" office:value="10000" calcext:value-type="float">
            <text:p>10000</text:p>
          </table:table-cell>
          <table:table-cell table:formula="of:=IF(AND([FP.BC$52]=[FP.BC47];NOT([FP.BC$52]=10000));[FP.$A8];10000)" office:value-type="float" office:value="10000" calcext:value-type="float">
            <text:p>10000</text:p>
          </table:table-cell>
          <table:table-cell table:formula="of:=IF(AND([FP.BD$52]=[FP.BD47];NOT([FP.BD$52]=10000));[FP.$A8];10000)" office:value-type="float" office:value="10000" calcext:value-type="float">
            <text:p>10000</text:p>
          </table:table-cell>
          <table:table-cell table:formula="of:=IF(AND([FP.BE$52]=[FP.BE47];NOT([FP.BE$52]=10000));[FP.$A8];10000)" office:value-type="float" office:value="10000" calcext:value-type="float">
            <text:p>10000</text:p>
          </table:table-cell>
          <table:table-cell table:formula="of:=IF(AND([FP.BF$52]=[FP.BF47];NOT([FP.BF$52]=10000));[FP.$A8];10000)" office:value-type="float" office:value="10000" calcext:value-type="float">
            <text:p>10000</text:p>
          </table:table-cell>
          <table:table-cell table:formula="of:=IF(AND([FP.BG$52]=[FP.BG47];NOT([FP.BG$52]=10000));[FP.$A8];10000)" office:value-type="float" office:value="10000" calcext:value-type="float">
            <text:p>10000</text:p>
          </table:table-cell>
          <table:table-cell table:formula="of:=IF(AND([FP.BH$52]=[FP.BH47];NOT([FP.BH$52]=10000));[FP.$A8];10000)" office:value-type="float" office:value="10000" calcext:value-type="float">
            <text:p>10000</text:p>
          </table:table-cell>
          <table:table-cell table:formula="of:=IF(AND([FP.BI$52]=[FP.BI47];NOT([FP.BI$52]=10000));[FP.$A8];10000)" office:value-type="float" office:value="10000" calcext:value-type="float">
            <text:p>10000</text:p>
          </table:table-cell>
          <table:table-cell table:formula="of:=IF(AND([FP.BJ$52]=[FP.BJ47];NOT([FP.BJ$52]=10000));[FP.$A8];10000)" office:value-type="float" office:value="10000" calcext:value-type="float">
            <text:p>10000</text:p>
          </table:table-cell>
          <table:table-cell table:formula="of:=IF(AND([FP.BK$52]=[FP.BK47];NOT([FP.BK$52]=10000));[FP.$A8];10000)" office:value-type="float" office:value="10000" calcext:value-type="float">
            <text:p>10000</text:p>
          </table:table-cell>
          <table:table-cell table:formula="of:=IF(AND([FP.BL$52]=[FP.BL47];NOT([FP.BL$52]=10000));[FP.$A8];10000)" office:value-type="float" office:value="10000" calcext:value-type="float">
            <text:p>10000</text:p>
          </table:table-cell>
          <table:table-cell table:formula="of:=IF(AND([FP.BM$52]=[FP.BM47];NOT([FP.BM$52]=10000));[FP.$A8];10000)" office:value-type="float" office:value="10000" calcext:value-type="float">
            <text:p>10000</text:p>
          </table:table-cell>
          <table:table-cell table:formula="of:=IF(AND([FP.BN$52]=[FP.BN47];NOT([FP.BN$52]=10000));[FP.$A8];10000)" office:value-type="float" office:value="10000" calcext:value-type="float">
            <text:p>10000</text:p>
          </table:table-cell>
          <table:table-cell table:formula="of:=IF(AND([FP.BO$52]=[FP.BO47];NOT([FP.BO$52]=10000));[FP.$A8];10000)" office:value-type="float" office:value="10000" calcext:value-type="float">
            <text:p>10000</text:p>
          </table:table-cell>
          <table:table-cell table:formula="of:=IF(AND([FP.BP$52]=[FP.BP47];NOT([FP.BP$52]=10000));[FP.$A8];10000)" office:value-type="float" office:value="10000" calcext:value-type="float">
            <text:p>10000</text:p>
          </table:table-cell>
          <table:table-cell table:formula="of:=IF(AND([FP.BQ$52]=[FP.BQ47];NOT([FP.BQ$52]=10000));[FP.$A8];10000)" office:value-type="float" office:value="10000" calcext:value-type="float">
            <text:p>10000</text:p>
          </table:table-cell>
          <table:table-cell table:formula="of:=IF(AND([FP.BR$52]=[FP.BR47];NOT([FP.BR$52]=10000));[FP.$A8];10000)" office:value-type="float" office:value="10000" calcext:value-type="float">
            <text:p>10000</text:p>
          </table:table-cell>
          <table:table-cell table:formula="of:=IF(AND([FP.BS$52]=[FP.BS47];NOT([FP.BS$52]=10000));[FP.$A8];10000)" office:value-type="float" office:value="10000" calcext:value-type="float">
            <text:p>10000</text:p>
          </table:table-cell>
          <table:table-cell table:formula="of:=IF(AND([FP.BT$52]=[FP.BT47];NOT([FP.BT$52]=10000));[FP.$A8];10000)" office:value-type="float" office:value="10000" calcext:value-type="float">
            <text:p>10000</text:p>
          </table:table-cell>
          <table:table-cell table:formula="of:=IF(AND([FP.BU$52]=[FP.BU47];NOT([FP.BU$52]=10000));[FP.$A8];10000)" office:value-type="float" office:value="10000" calcext:value-type="float">
            <text:p>10000</text:p>
          </table:table-cell>
          <table:table-cell table:formula="of:=IF(AND([FP.BV$52]=[FP.BV47];NOT([FP.BV$52]=10000));[FP.$A8];10000)" office:value-type="float" office:value="10000" calcext:value-type="float">
            <text:p>10000</text:p>
          </table:table-cell>
          <table:table-cell table:formula="of:=IF(AND([FP.BW$52]=[FP.BW47];NOT([FP.BW$52]=10000));[FP.$A8];10000)" office:value-type="float" office:value="10000" calcext:value-type="float">
            <text:p>10000</text:p>
          </table:table-cell>
          <table:table-cell table:formula="of:=IF(AND([FP.BX$52]=[FP.BX47];NOT([FP.BX$52]=10000));[FP.$A8];10000)" office:value-type="float" office:value="10000" calcext:value-type="float">
            <text:p>10000</text:p>
          </table:table-cell>
          <table:table-cell table:formula="of:=IF(AND([FP.BY$52]=[FP.BY47];NOT([FP.BY$52]=10000));[FP.$A8];10000)" office:value-type="float" office:value="10000" calcext:value-type="float">
            <text:p>10000</text:p>
          </table:table-cell>
          <table:table-cell table:formula="of:=IF(AND([FP.BZ$52]=[FP.BZ47];NOT([FP.BZ$52]=10000));[FP.$A8];10000)" office:value-type="float" office:value="10000" calcext:value-type="float">
            <text:p>10000</text:p>
          </table:table-cell>
          <table:table-cell table:formula="of:=IF(AND([FP.CA$52]=[FP.CA47];NOT([FP.CA$52]=10000));[FP.$A8];10000)" office:value-type="float" office:value="10000" calcext:value-type="float">
            <text:p>10000</text:p>
          </table:table-cell>
          <table:table-cell table:formula="of:=IF(AND([FP.CB$52]=[FP.CB47];NOT([FP.CB$52]=10000));[FP.$A8];10000)" office:value-type="float" office:value="10000" calcext:value-type="float">
            <text:p>10000</text:p>
          </table:table-cell>
          <table:table-cell table:formula="of:=IF(AND([FP.CC$52]=[FP.CC47];NOT([FP.CC$52]=10000));[FP.$A8];10000)" office:value-type="float" office:value="10000" calcext:value-type="float">
            <text:p>10000</text:p>
          </table:table-cell>
          <table:table-cell table:formula="of:=IF(AND([FP.CD$52]=[FP.CD47];NOT([FP.CD$52]=10000));[FP.$A8];10000)" office:value-type="float" office:value="10000" calcext:value-type="float">
            <text:p>10000</text:p>
          </table:table-cell>
          <table:table-cell table:formula="of:=IF(AND([FP.CE$52]=[FP.CE47];NOT([FP.CE$52]=10000));[FP.$A8];10000)" office:value-type="float" office:value="10000" calcext:value-type="float">
            <text:p>10000</text:p>
          </table:table-cell>
          <table:table-cell table:formula="of:=IF(AND([FP.CF$52]=[FP.CF47];NOT([FP.CF$52]=10000));[FP.$A8];10000)" office:value-type="float" office:value="10000" calcext:value-type="float">
            <text:p>10000</text:p>
          </table:table-cell>
          <table:table-cell table:formula="of:=IF(AND([FP.CG$52]=[FP.CG47];NOT([FP.CG$52]=10000));[FP.$A8];10000)" office:value-type="float" office:value="10000" calcext:value-type="float">
            <text:p>10000</text:p>
          </table:table-cell>
          <table:table-cell table:formula="of:=IF(AND([FP.CH$52]=[FP.CH47];NOT([FP.CH$52]=10000));[FP.$A8];10000)" office:value-type="float" office:value="10000" calcext:value-type="float">
            <text:p>10000</text:p>
          </table:table-cell>
          <table:table-cell table:formula="of:=IF(AND([FP.CI$52]=[FP.CI47];NOT([FP.CI$52]=10000));[FP.$A8];10000)" office:value-type="float" office:value="10000" calcext:value-type="float">
            <text:p>10000</text:p>
          </table:table-cell>
          <table:table-cell table:formula="of:=IF(AND([FP.CJ$52]=[FP.CJ47];NOT([FP.CJ$52]=10000));[FP.$A8];10000)" office:value-type="float" office:value="10000" calcext:value-type="float">
            <text:p>10000</text:p>
          </table:table-cell>
          <table:table-cell table:formula="of:=IF(AND([FP.CK$52]=[FP.CK47];NOT([FP.CK$52]=10000));[FP.$A8];10000)" office:value-type="float" office:value="10000" calcext:value-type="float">
            <text:p>10000</text:p>
          </table:table-cell>
          <table:table-cell table:formula="of:=IF(AND([FP.CL$52]=[FP.CL47];NOT([FP.CL$52]=10000));[FP.$A8];10000)" office:value-type="float" office:value="10000" calcext:value-type="float">
            <text:p>10000</text:p>
          </table:table-cell>
          <table:table-cell table:formula="of:=IF(AND([FP.CM$52]=[FP.CM47];NOT([FP.CM$52]=10000));[FP.$A8];10000)" office:value-type="float" office:value="10000" calcext:value-type="float">
            <text:p>10000</text:p>
          </table:table-cell>
          <table:table-cell table:formula="of:=IF(AND([FP.CN$52]=[FP.CN47];NOT([FP.CN$52]=10000));[FP.$A8];10000)" office:value-type="float" office:value="10000" calcext:value-type="float">
            <text:p>10000</text:p>
          </table:table-cell>
          <table:table-cell table:formula="of:=IF(AND([FP.CO$52]=[FP.CO47];NOT([FP.CO$52]=10000));[FP.$A8];10000)" office:value-type="float" office:value="10000" calcext:value-type="float">
            <text:p>10000</text:p>
          </table:table-cell>
          <table:table-cell table:formula="of:=IF(AND([FP.CP$52]=[FP.CP47];NOT([FP.CP$52]=10000));[FP.$A8];10000)" office:value-type="float" office:value="10000" calcext:value-type="float">
            <text:p>10000</text:p>
          </table:table-cell>
          <table:table-cell table:formula="of:=IF(AND([FP.CQ$52]=[FP.CQ47];NOT([FP.CQ$52]=10000));[FP.$A8];10000)" office:value-type="float" office:value="10000" calcext:value-type="float">
            <text:p>10000</text:p>
          </table:table-cell>
          <table:table-cell table:formula="of:=IF(AND([FP.CR$52]=[FP.CR47];NOT([FP.CR$52]=10000));[FP.$A8];10000)" office:value-type="float" office:value="10000" calcext:value-type="float">
            <text:p>10000</text:p>
          </table:table-cell>
          <table:table-cell table:formula="of:=IF(AND([FP.CS$52]=[FP.CS47];NOT([FP.CS$52]=10000));[FP.$A8];10000)" office:value-type="float" office:value="10000" calcext:value-type="float">
            <text:p>10000</text:p>
          </table:table-cell>
          <table:table-cell table:formula="of:=IF(AND([FP.CT$52]=[FP.CT47];NOT([FP.CT$52]=10000));[FP.$A8];10000)" office:value-type="float" office:value="10000" calcext:value-type="float">
            <text:p>10000</text:p>
          </table:table-cell>
          <table:table-cell table:formula="of:=IF(AND([FP.CU$52]=[FP.CU47];NOT([FP.CU$52]=10000));[FP.$A8];10000)" office:value-type="float" office:value="10000" calcext:value-type="float">
            <text:p>10000</text:p>
          </table:table-cell>
          <table:table-cell table:formula="of:=IF(AND([FP.CV$52]=[FP.CV47];NOT([FP.CV$52]=10000));[FP.$A8];10000)" office:value-type="float" office:value="10000" calcext:value-type="float">
            <text:p>10000</text:p>
          </table:table-cell>
          <table:table-cell table:formula="of:=IF(AND([FP.CW$52]=[FP.CW47];NOT([FP.CW$52]=10000));[FP.$A8];10000)" office:value-type="float" office:value="10000" calcext:value-type="float">
            <text:p>10000</text:p>
          </table:table-cell>
          <table:table-cell table:formula="of:=IF(AND([FP.CX$52]=[FP.CX47];NOT([FP.CX$52]=10000));[FP.$A8];10000)" office:value-type="float" office:value="10000" calcext:value-type="float">
            <text:p>10000</text:p>
          </table:table-cell>
          <table:table-cell table:formula="of:=IF(AND([FP.CY$52]=[FP.CY47];NOT([FP.CY$52]=10000));[FP.$A8];10000)" office:value-type="float" office:value="10000" calcext:value-type="float">
            <text:p>10000</text:p>
          </table:table-cell>
          <table:table-cell table:formula="of:=IF(AND([FP.CZ$52]=[FP.CZ47];NOT([FP.CZ$52]=10000));[FP.$A8];10000)" office:value-type="float" office:value="10000" calcext:value-type="float">
            <text:p>10000</text:p>
          </table:table-cell>
          <table:table-cell table:formula="of:=IF(AND([FP.DA$52]=[FP.DA47];NOT([FP.DA$52]=10000));[FP.$A8];10000)" office:value-type="float" office:value="10000" calcext:value-type="float">
            <text:p>10000</text:p>
          </table:table-cell>
          <table:table-cell table:formula="of:=IF(AND([FP.DB$52]=[FP.DB47];NOT([FP.DB$52]=10000));[FP.$A8];10000)" office:value-type="float" office:value="10000" calcext:value-type="float">
            <text:p>10000</text:p>
          </table:table-cell>
          <table:table-cell table:formula="of:=IF(AND([FP.DC$52]=[FP.DC47];NOT([FP.DC$52]=10000));[FP.$A8];10000)" office:value-type="float" office:value="10000" calcext:value-type="float">
            <text:p>10000</text:p>
          </table:table-cell>
          <table:table-cell table:formula="of:=IF(AND([FP.DD$52]=[FP.DD47];NOT([FP.DD$52]=10000));[FP.$A8];10000)" office:value-type="float" office:value="10000" calcext:value-type="float">
            <text:p>10000</text:p>
          </table:table-cell>
          <table:table-cell table:formula="of:=IF(AND([FP.DE$52]=[FP.DE47];NOT([FP.DE$52]=10000));[FP.$A8];10000)" office:value-type="float" office:value="10000" calcext:value-type="float">
            <text:p>10000</text:p>
          </table:table-cell>
          <table:table-cell table:formula="of:=IF(AND([FP.DF$52]=[FP.DF47];NOT([FP.DF$52]=10000));[FP.$A8];10000)" office:value-type="float" office:value="10000" calcext:value-type="float">
            <text:p>10000</text:p>
          </table:table-cell>
          <table:table-cell table:formula="of:=IF(AND([FP.DG$52]=[FP.DG47];NOT([FP.DG$52]=10000));[FP.$A8];10000)" office:value-type="float" office:value="10000" calcext:value-type="float">
            <text:p>10000</text:p>
          </table:table-cell>
          <table:table-cell table:formula="of:=IF(AND([FP.DH$52]=[FP.DH47];NOT([FP.DH$52]=10000));[FP.$A8];10000)" office:value-type="float" office:value="10000" calcext:value-type="float">
            <text:p>10000</text:p>
          </table:table-cell>
          <table:table-cell table:formula="of:=IF(AND([FP.DI$52]=[FP.DI47];NOT([FP.DI$52]=10000));[FP.$A8];10000)" office:value-type="float" office:value="10000" calcext:value-type="float">
            <text:p>10000</text:p>
          </table:table-cell>
          <table:table-cell table:formula="of:=IF(AND([FP.DJ$52]=[FP.DJ47];NOT([FP.DJ$52]=10000));[FP.$A8];10000)" office:value-type="float" office:value="10000" calcext:value-type="float">
            <text:p>10000</text:p>
          </table:table-cell>
          <table:table-cell table:formula="of:=IF(AND([FP.DK$52]=[FP.DK47];NOT([FP.DK$52]=10000));[FP.$A8];10000)" office:value-type="float" office:value="10000" calcext:value-type="float">
            <text:p>10000</text:p>
          </table:table-cell>
          <table:table-cell table:formula="of:=IF(AND([FP.DL$52]=[FP.DL47];NOT([FP.DL$52]=10000));[FP.$A8];10000)" office:value-type="float" office:value="10000" calcext:value-type="float">
            <text:p>10000</text:p>
          </table:table-cell>
          <table:table-cell table:formula="of:=IF(AND([FP.DM$52]=[FP.DM47];NOT([FP.DM$52]=10000));[FP.$A8];10000)" office:value-type="float" office:value="10000" calcext:value-type="float">
            <text:p>10000</text:p>
          </table:table-cell>
          <table:table-cell table:formula="of:=IF(AND([FP.DN$52]=[FP.DN47];NOT([FP.DN$52]=10000));[FP.$A8];10000)" office:value-type="float" office:value="10000" calcext:value-type="float">
            <text:p>10000</text:p>
          </table:table-cell>
          <table:table-cell table:formula="of:=IF(AND([FP.DO$52]=[FP.DO47];NOT([FP.DO$52]=10000));[FP.$A8];10000)" office:value-type="float" office:value="10000" calcext:value-type="float">
            <text:p>10000</text:p>
          </table:table-cell>
          <table:table-cell table:formula="of:=IF(AND([FP.DP$52]=[FP.DP47];NOT([FP.DP$52]=10000));[FP.$A8];10000)" office:value-type="float" office:value="10000" calcext:value-type="float">
            <text:p>10000</text:p>
          </table:table-cell>
          <table:table-cell table:formula="of:=IF(AND([FP.DQ$52]=[FP.DQ47];NOT([FP.DQ$52]=10000));[FP.$A8];10000)" office:value-type="float" office:value="10000" calcext:value-type="float">
            <text:p>10000</text:p>
          </table:table-cell>
          <table:table-cell table:formula="of:=IF(AND([FP.DR$52]=[FP.DR47];NOT([FP.DR$52]=10000));[FP.$A8];10000)" office:value-type="float" office:value="10000" calcext:value-type="float">
            <text:p>10000</text:p>
          </table:table-cell>
          <table:table-cell table:formula="of:=IF(AND([FP.DS$52]=[FP.DS47];NOT([FP.DS$52]=10000));[FP.$A8];10000)" office:value-type="float" office:value="10000" calcext:value-type="float">
            <text:p>10000</text:p>
          </table:table-cell>
          <table:table-cell table:formula="of:=IF(AND([FP.DT$52]=[FP.DT47];NOT([FP.DT$52]=10000));[FP.$A8];10000)" office:value-type="float" office:value="10000" calcext:value-type="float">
            <text:p>10000</text:p>
          </table:table-cell>
          <table:table-cell table:formula="of:=IF(AND([FP.DU$52]=[FP.DU47];NOT([FP.DU$52]=10000));[FP.$A8];10000)" office:value-type="float" office:value="10000" calcext:value-type="float">
            <text:p>10000</text:p>
          </table:table-cell>
          <table:table-cell table:formula="of:=IF(AND([FP.DV$52]=[FP.DV47];NOT([FP.DV$52]=10000));[FP.$A8];10000)" office:value-type="float" office:value="10000" calcext:value-type="float">
            <text:p>10000</text:p>
          </table:table-cell>
          <table:table-cell table:formula="of:=IF(AND([FP.DW$52]=[FP.DW47];NOT([FP.DW$52]=10000));[FP.$A8];10000)" office:value-type="float" office:value="10000" calcext:value-type="float">
            <text:p>10000</text:p>
          </table:table-cell>
          <table:table-cell table:formula="of:=IF(AND([FP.DX$52]=[FP.DX47];NOT([FP.DX$52]=10000));[FP.$A8];10000)" office:value-type="float" office:value="10000" calcext:value-type="float">
            <text:p>10000</text:p>
          </table:table-cell>
          <table:table-cell table:formula="of:=IF(AND([FP.DY$52]=[FP.DY47];NOT([FP.DY$52]=10000));[FP.$A8];10000)" office:value-type="float" office:value="10000" calcext:value-type="float">
            <text:p>10000</text:p>
          </table:table-cell>
          <table:table-cell table:formula="of:=IF(AND([FP.DZ$52]=[FP.DZ47];NOT([FP.DZ$52]=10000));[FP.$A8];10000)" office:value-type="float" office:value="10000" calcext:value-type="float">
            <text:p>10000</text:p>
          </table:table-cell>
          <table:table-cell table:formula="of:=IF(AND([FP.EA$52]=[FP.EA47];NOT([FP.EA$52]=10000));[FP.$A8];10000)" office:value-type="float" office:value="10000" calcext:value-type="float">
            <text:p>10000</text:p>
          </table:table-cell>
          <table:table-cell table:formula="of:=IF(AND([FP.EB$52]=[FP.EB47];NOT([FP.EB$52]=10000));[FP.$A8];10000)" office:value-type="float" office:value="10000" calcext:value-type="float">
            <text:p>10000</text:p>
          </table:table-cell>
        </table:table-row>
        <table:table-row table:style-name="ro1" table:visibility="collapse">
          <table:table-cell table:number-columns-repeated="9"/>
          <table:table-cell table:formula="of:=IF(AND([FP.J$52]=[FP.J48];NOT([FP.J$52]=10000));[FP.$A9];10000)" office:value-type="float" office:value="10000" calcext:value-type="float">
            <text:p>10000</text:p>
          </table:table-cell>
          <table:table-cell table:formula="of:=IF(AND([FP.K$52]=[FP.K48];NOT([FP.K$52]=10000));[FP.$A9];10000)" office:value-type="float" office:value="10000" calcext:value-type="float">
            <text:p>10000</text:p>
          </table:table-cell>
          <table:table-cell table:formula="of:=IF(AND([FP.L$52]=[FP.L48];NOT([FP.L$52]=10000));[FP.$A9];10000)" office:value-type="float" office:value="10000" calcext:value-type="float">
            <text:p>10000</text:p>
          </table:table-cell>
          <table:table-cell table:formula="of:=IF(AND([FP.M$52]=[FP.M48];NOT([FP.M$52]=10000));[FP.$A9];10000)" office:value-type="float" office:value="10000" calcext:value-type="float">
            <text:p>10000</text:p>
          </table:table-cell>
          <table:table-cell table:formula="of:=IF(AND([FP.N$52]=[FP.N48];NOT([FP.N$52]=10000));[FP.$A9];10000)" office:value-type="float" office:value="10000" calcext:value-type="float">
            <text:p>10000</text:p>
          </table:table-cell>
          <table:table-cell table:formula="of:=IF(AND([FP.O$52]=[FP.O48];NOT([FP.O$52]=10000));[FP.$A9];10000)" office:value-type="float" office:value="10000" calcext:value-type="float">
            <text:p>10000</text:p>
          </table:table-cell>
          <table:table-cell table:formula="of:=IF(AND([FP.P$52]=[FP.P48];NOT([FP.P$52]=10000));[FP.$A9];10000)" office:value-type="float" office:value="10000" calcext:value-type="float">
            <text:p>10000</text:p>
          </table:table-cell>
          <table:table-cell table:formula="of:=IF(AND([FP.Q$52]=[FP.Q48];NOT([FP.Q$52]=10000));[FP.$A9];10000)" office:value-type="float" office:value="10000" calcext:value-type="float">
            <text:p>10000</text:p>
          </table:table-cell>
          <table:table-cell table:formula="of:=IF(AND([FP.R$52]=[FP.R48];NOT([FP.R$52]=10000));[FP.$A9];10000)" office:value-type="float" office:value="10000" calcext:value-type="float">
            <text:p>10000</text:p>
          </table:table-cell>
          <table:table-cell table:formula="of:=IF(AND([FP.S$52]=[FP.S48];NOT([FP.S$52]=10000));[FP.$A9];10000)" office:value-type="float" office:value="10000" calcext:value-type="float">
            <text:p>10000</text:p>
          </table:table-cell>
          <table:table-cell table:formula="of:=IF(AND([FP.T$52]=[FP.T48];NOT([FP.T$52]=10000));[FP.$A9];10000)" office:value-type="float" office:value="10000" calcext:value-type="float">
            <text:p>10000</text:p>
          </table:table-cell>
          <table:table-cell table:formula="of:=IF(AND([FP.U$52]=[FP.U48];NOT([FP.U$52]=10000));[FP.$A9];10000)" office:value-type="float" office:value="10000" calcext:value-type="float">
            <text:p>10000</text:p>
          </table:table-cell>
          <table:table-cell table:formula="of:=IF(AND([FP.V$52]=[FP.V48];NOT([FP.V$52]=10000));[FP.$A9];10000)" office:value-type="float" office:value="10000" calcext:value-type="float">
            <text:p>10000</text:p>
          </table:table-cell>
          <table:table-cell table:formula="of:=IF(AND([FP.W$52]=[FP.W48];NOT([FP.W$52]=10000));[FP.$A9];10000)" office:value-type="float" office:value="10000" calcext:value-type="float">
            <text:p>10000</text:p>
          </table:table-cell>
          <table:table-cell table:formula="of:=IF(AND([FP.X$52]=[FP.X48];NOT([FP.X$52]=10000));[FP.$A9];10000)" office:value-type="float" office:value="10000" calcext:value-type="float">
            <text:p>10000</text:p>
          </table:table-cell>
          <table:table-cell table:formula="of:=IF(AND([FP.Y$52]=[FP.Y48];NOT([FP.Y$52]=10000));[FP.$A9];10000)" office:value-type="float" office:value="10000" calcext:value-type="float">
            <text:p>10000</text:p>
          </table:table-cell>
          <table:table-cell table:formula="of:=IF(AND([FP.Z$52]=[FP.Z48];NOT([FP.Z$52]=10000));[FP.$A9];10000)" office:value-type="float" office:value="10000" calcext:value-type="float">
            <text:p>10000</text:p>
          </table:table-cell>
          <table:table-cell table:formula="of:=IF(AND([FP.AA$52]=[FP.AA48];NOT([FP.AA$52]=10000));[FP.$A9];10000)" office:value-type="float" office:value="10000" calcext:value-type="float">
            <text:p>10000</text:p>
          </table:table-cell>
          <table:table-cell table:formula="of:=IF(AND([FP.AB$52]=[FP.AB48];NOT([FP.AB$52]=10000));[FP.$A9];10000)" office:value-type="float" office:value="10000" calcext:value-type="float">
            <text:p>10000</text:p>
          </table:table-cell>
          <table:table-cell table:formula="of:=IF(AND([FP.AC$52]=[FP.AC48];NOT([FP.AC$52]=10000));[FP.$A9];10000)" office:value-type="float" office:value="10000" calcext:value-type="float">
            <text:p>10000</text:p>
          </table:table-cell>
          <table:table-cell table:formula="of:=IF(AND([FP.AD$52]=[FP.AD48];NOT([FP.AD$52]=10000));[FP.$A9];10000)" office:value-type="float" office:value="10000" calcext:value-type="float">
            <text:p>10000</text:p>
          </table:table-cell>
          <table:table-cell table:formula="of:=IF(AND([FP.AE$52]=[FP.AE48];NOT([FP.AE$52]=10000));[FP.$A9];10000)" office:value-type="float" office:value="10000" calcext:value-type="float">
            <text:p>10000</text:p>
          </table:table-cell>
          <table:table-cell table:formula="of:=IF(AND([FP.AF$52]=[FP.AF48];NOT([FP.AF$52]=10000));[FP.$A9];10000)" office:value-type="float" office:value="10000" calcext:value-type="float">
            <text:p>10000</text:p>
          </table:table-cell>
          <table:table-cell table:formula="of:=IF(AND([FP.AG$52]=[FP.AG48];NOT([FP.AG$52]=10000));[FP.$A9];10000)" office:value-type="float" office:value="10000" calcext:value-type="float">
            <text:p>10000</text:p>
          </table:table-cell>
          <table:table-cell table:formula="of:=IF(AND([FP.AH$52]=[FP.AH48];NOT([FP.AH$52]=10000));[FP.$A9];10000)" office:value-type="float" office:value="10000" calcext:value-type="float">
            <text:p>10000</text:p>
          </table:table-cell>
          <table:table-cell table:formula="of:=IF(AND([FP.AI$52]=[FP.AI48];NOT([FP.AI$52]=10000));[FP.$A9];10000)" office:value-type="float" office:value="10000" calcext:value-type="float">
            <text:p>10000</text:p>
          </table:table-cell>
          <table:table-cell table:formula="of:=IF(AND([FP.AJ$52]=[FP.AJ48];NOT([FP.AJ$52]=10000));[FP.$A9];10000)" office:value-type="float" office:value="10000" calcext:value-type="float">
            <text:p>10000</text:p>
          </table:table-cell>
          <table:table-cell table:formula="of:=IF(AND([FP.AK$52]=[FP.AK48];NOT([FP.AK$52]=10000));[FP.$A9];10000)" office:value-type="float" office:value="10000" calcext:value-type="float">
            <text:p>10000</text:p>
          </table:table-cell>
          <table:table-cell table:formula="of:=IF(AND([FP.AL$52]=[FP.AL48];NOT([FP.AL$52]=10000));[FP.$A9];10000)" office:value-type="float" office:value="10000" calcext:value-type="float">
            <text:p>10000</text:p>
          </table:table-cell>
          <table:table-cell table:formula="of:=IF(AND([FP.AM$52]=[FP.AM48];NOT([FP.AM$52]=10000));[FP.$A9];10000)" office:value-type="float" office:value="10000" calcext:value-type="float">
            <text:p>10000</text:p>
          </table:table-cell>
          <table:table-cell table:formula="of:=IF(AND([FP.AN$52]=[FP.AN48];NOT([FP.AN$52]=10000));[FP.$A9];10000)" office:value-type="float" office:value="10000" calcext:value-type="float">
            <text:p>10000</text:p>
          </table:table-cell>
          <table:table-cell table:formula="of:=IF(AND([FP.AO$52]=[FP.AO48];NOT([FP.AO$52]=10000));[FP.$A9];10000)" office:value-type="float" office:value="10000" calcext:value-type="float">
            <text:p>10000</text:p>
          </table:table-cell>
          <table:table-cell table:formula="of:=IF(AND([FP.AP$52]=[FP.AP48];NOT([FP.AP$52]=10000));[FP.$A9];10000)" office:value-type="float" office:value="10000" calcext:value-type="float">
            <text:p>10000</text:p>
          </table:table-cell>
          <table:table-cell table:formula="of:=IF(AND([FP.AQ$52]=[FP.AQ48];NOT([FP.AQ$52]=10000));[FP.$A9];10000)" office:value-type="float" office:value="10000" calcext:value-type="float">
            <text:p>10000</text:p>
          </table:table-cell>
          <table:table-cell table:formula="of:=IF(AND([FP.AR$52]=[FP.AR48];NOT([FP.AR$52]=10000));[FP.$A9];10000)" office:value-type="float" office:value="10000" calcext:value-type="float">
            <text:p>10000</text:p>
          </table:table-cell>
          <table:table-cell table:formula="of:=IF(AND([FP.AS$52]=[FP.AS48];NOT([FP.AS$52]=10000));[FP.$A9];10000)" office:value-type="float" office:value="10000" calcext:value-type="float">
            <text:p>10000</text:p>
          </table:table-cell>
          <table:table-cell table:formula="of:=IF(AND([FP.AT$52]=[FP.AT48];NOT([FP.AT$52]=10000));[FP.$A9];10000)" office:value-type="float" office:value="10000" calcext:value-type="float">
            <text:p>10000</text:p>
          </table:table-cell>
          <table:table-cell table:formula="of:=IF(AND([FP.AU$52]=[FP.AU48];NOT([FP.AU$52]=10000));[FP.$A9];10000)" office:value-type="float" office:value="10000" calcext:value-type="float">
            <text:p>10000</text:p>
          </table:table-cell>
          <table:table-cell table:formula="of:=IF(AND([FP.AV$52]=[FP.AV48];NOT([FP.AV$52]=10000));[FP.$A9];10000)" office:value-type="float" office:value="10000" calcext:value-type="float">
            <text:p>10000</text:p>
          </table:table-cell>
          <table:table-cell table:formula="of:=IF(AND([FP.AW$52]=[FP.AW48];NOT([FP.AW$52]=10000));[FP.$A9];10000)" office:value-type="float" office:value="10000" calcext:value-type="float">
            <text:p>10000</text:p>
          </table:table-cell>
          <table:table-cell table:formula="of:=IF(AND([FP.AX$52]=[FP.AX48];NOT([FP.AX$52]=10000));[FP.$A9];10000)" office:value-type="float" office:value="10000" calcext:value-type="float">
            <text:p>10000</text:p>
          </table:table-cell>
          <table:table-cell table:formula="of:=IF(AND([FP.AY$52]=[FP.AY48];NOT([FP.AY$52]=10000));[FP.$A9];10000)" office:value-type="float" office:value="10000" calcext:value-type="float">
            <text:p>10000</text:p>
          </table:table-cell>
          <table:table-cell table:formula="of:=IF(AND([FP.AZ$52]=[FP.AZ48];NOT([FP.AZ$52]=10000));[FP.$A9];10000)" office:value-type="float" office:value="10000" calcext:value-type="float">
            <text:p>10000</text:p>
          </table:table-cell>
          <table:table-cell table:formula="of:=IF(AND([FP.BA$52]=[FP.BA48];NOT([FP.BA$52]=10000));[FP.$A9];10000)" office:value-type="float" office:value="10000" calcext:value-type="float">
            <text:p>10000</text:p>
          </table:table-cell>
          <table:table-cell table:formula="of:=IF(AND([FP.BB$52]=[FP.BB48];NOT([FP.BB$52]=10000));[FP.$A9];10000)" office:value-type="float" office:value="10000" calcext:value-type="float">
            <text:p>10000</text:p>
          </table:table-cell>
          <table:table-cell table:formula="of:=IF(AND([FP.BC$52]=[FP.BC48];NOT([FP.BC$52]=10000));[FP.$A9];10000)" office:value-type="float" office:value="10000" calcext:value-type="float">
            <text:p>10000</text:p>
          </table:table-cell>
          <table:table-cell table:formula="of:=IF(AND([FP.BD$52]=[FP.BD48];NOT([FP.BD$52]=10000));[FP.$A9];10000)" office:value-type="float" office:value="10000" calcext:value-type="float">
            <text:p>10000</text:p>
          </table:table-cell>
          <table:table-cell table:formula="of:=IF(AND([FP.BE$52]=[FP.BE48];NOT([FP.BE$52]=10000));[FP.$A9];10000)" office:value-type="float" office:value="10000" calcext:value-type="float">
            <text:p>10000</text:p>
          </table:table-cell>
          <table:table-cell table:formula="of:=IF(AND([FP.BF$52]=[FP.BF48];NOT([FP.BF$52]=10000));[FP.$A9];10000)" office:value-type="float" office:value="10000" calcext:value-type="float">
            <text:p>10000</text:p>
          </table:table-cell>
          <table:table-cell table:formula="of:=IF(AND([FP.BG$52]=[FP.BG48];NOT([FP.BG$52]=10000));[FP.$A9];10000)" office:value-type="float" office:value="10000" calcext:value-type="float">
            <text:p>10000</text:p>
          </table:table-cell>
          <table:table-cell table:formula="of:=IF(AND([FP.BH$52]=[FP.BH48];NOT([FP.BH$52]=10000));[FP.$A9];10000)" office:value-type="float" office:value="10000" calcext:value-type="float">
            <text:p>10000</text:p>
          </table:table-cell>
          <table:table-cell table:formula="of:=IF(AND([FP.BI$52]=[FP.BI48];NOT([FP.BI$52]=10000));[FP.$A9];10000)" office:value-type="float" office:value="10000" calcext:value-type="float">
            <text:p>10000</text:p>
          </table:table-cell>
          <table:table-cell table:formula="of:=IF(AND([FP.BJ$52]=[FP.BJ48];NOT([FP.BJ$52]=10000));[FP.$A9];10000)" office:value-type="float" office:value="10000" calcext:value-type="float">
            <text:p>10000</text:p>
          </table:table-cell>
          <table:table-cell table:formula="of:=IF(AND([FP.BK$52]=[FP.BK48];NOT([FP.BK$52]=10000));[FP.$A9];10000)" office:value-type="float" office:value="10000" calcext:value-type="float">
            <text:p>10000</text:p>
          </table:table-cell>
          <table:table-cell table:formula="of:=IF(AND([FP.BL$52]=[FP.BL48];NOT([FP.BL$52]=10000));[FP.$A9];10000)" office:value-type="float" office:value="10000" calcext:value-type="float">
            <text:p>10000</text:p>
          </table:table-cell>
          <table:table-cell table:formula="of:=IF(AND([FP.BM$52]=[FP.BM48];NOT([FP.BM$52]=10000));[FP.$A9];10000)" office:value-type="float" office:value="10000" calcext:value-type="float">
            <text:p>10000</text:p>
          </table:table-cell>
          <table:table-cell table:formula="of:=IF(AND([FP.BN$52]=[FP.BN48];NOT([FP.BN$52]=10000));[FP.$A9];10000)" office:value-type="float" office:value="10000" calcext:value-type="float">
            <text:p>10000</text:p>
          </table:table-cell>
          <table:table-cell table:formula="of:=IF(AND([FP.BO$52]=[FP.BO48];NOT([FP.BO$52]=10000));[FP.$A9];10000)" office:value-type="float" office:value="10000" calcext:value-type="float">
            <text:p>10000</text:p>
          </table:table-cell>
          <table:table-cell table:formula="of:=IF(AND([FP.BP$52]=[FP.BP48];NOT([FP.BP$52]=10000));[FP.$A9];10000)" office:value-type="float" office:value="10000" calcext:value-type="float">
            <text:p>10000</text:p>
          </table:table-cell>
          <table:table-cell table:formula="of:=IF(AND([FP.BQ$52]=[FP.BQ48];NOT([FP.BQ$52]=10000));[FP.$A9];10000)" office:value-type="float" office:value="10000" calcext:value-type="float">
            <text:p>10000</text:p>
          </table:table-cell>
          <table:table-cell table:formula="of:=IF(AND([FP.BR$52]=[FP.BR48];NOT([FP.BR$52]=10000));[FP.$A9];10000)" office:value-type="float" office:value="10000" calcext:value-type="float">
            <text:p>10000</text:p>
          </table:table-cell>
          <table:table-cell table:formula="of:=IF(AND([FP.BS$52]=[FP.BS48];NOT([FP.BS$52]=10000));[FP.$A9];10000)" office:value-type="float" office:value="10000" calcext:value-type="float">
            <text:p>10000</text:p>
          </table:table-cell>
          <table:table-cell table:formula="of:=IF(AND([FP.BT$52]=[FP.BT48];NOT([FP.BT$52]=10000));[FP.$A9];10000)" office:value-type="float" office:value="10000" calcext:value-type="float">
            <text:p>10000</text:p>
          </table:table-cell>
          <table:table-cell table:formula="of:=IF(AND([FP.BU$52]=[FP.BU48];NOT([FP.BU$52]=10000));[FP.$A9];10000)" office:value-type="float" office:value="10000" calcext:value-type="float">
            <text:p>10000</text:p>
          </table:table-cell>
          <table:table-cell table:formula="of:=IF(AND([FP.BV$52]=[FP.BV48];NOT([FP.BV$52]=10000));[FP.$A9];10000)" office:value-type="float" office:value="10000" calcext:value-type="float">
            <text:p>10000</text:p>
          </table:table-cell>
          <table:table-cell table:formula="of:=IF(AND([FP.BW$52]=[FP.BW48];NOT([FP.BW$52]=10000));[FP.$A9];10000)" office:value-type="float" office:value="10000" calcext:value-type="float">
            <text:p>10000</text:p>
          </table:table-cell>
          <table:table-cell table:formula="of:=IF(AND([FP.BX$52]=[FP.BX48];NOT([FP.BX$52]=10000));[FP.$A9];10000)" office:value-type="float" office:value="10000" calcext:value-type="float">
            <text:p>10000</text:p>
          </table:table-cell>
          <table:table-cell table:formula="of:=IF(AND([FP.BY$52]=[FP.BY48];NOT([FP.BY$52]=10000));[FP.$A9];10000)" office:value-type="float" office:value="10000" calcext:value-type="float">
            <text:p>10000</text:p>
          </table:table-cell>
          <table:table-cell table:formula="of:=IF(AND([FP.BZ$52]=[FP.BZ48];NOT([FP.BZ$52]=10000));[FP.$A9];10000)" office:value-type="float" office:value="10000" calcext:value-type="float">
            <text:p>10000</text:p>
          </table:table-cell>
          <table:table-cell table:formula="of:=IF(AND([FP.CA$52]=[FP.CA48];NOT([FP.CA$52]=10000));[FP.$A9];10000)" office:value-type="float" office:value="10000" calcext:value-type="float">
            <text:p>10000</text:p>
          </table:table-cell>
          <table:table-cell table:formula="of:=IF(AND([FP.CB$52]=[FP.CB48];NOT([FP.CB$52]=10000));[FP.$A9];10000)" office:value-type="float" office:value="10000" calcext:value-type="float">
            <text:p>10000</text:p>
          </table:table-cell>
          <table:table-cell table:formula="of:=IF(AND([FP.CC$52]=[FP.CC48];NOT([FP.CC$52]=10000));[FP.$A9];10000)" office:value-type="float" office:value="10000" calcext:value-type="float">
            <text:p>10000</text:p>
          </table:table-cell>
          <table:table-cell table:formula="of:=IF(AND([FP.CD$52]=[FP.CD48];NOT([FP.CD$52]=10000));[FP.$A9];10000)" office:value-type="float" office:value="10000" calcext:value-type="float">
            <text:p>10000</text:p>
          </table:table-cell>
          <table:table-cell table:formula="of:=IF(AND([FP.CE$52]=[FP.CE48];NOT([FP.CE$52]=10000));[FP.$A9];10000)" office:value-type="float" office:value="10000" calcext:value-type="float">
            <text:p>10000</text:p>
          </table:table-cell>
          <table:table-cell table:formula="of:=IF(AND([FP.CF$52]=[FP.CF48];NOT([FP.CF$52]=10000));[FP.$A9];10000)" office:value-type="float" office:value="10000" calcext:value-type="float">
            <text:p>10000</text:p>
          </table:table-cell>
          <table:table-cell table:formula="of:=IF(AND([FP.CG$52]=[FP.CG48];NOT([FP.CG$52]=10000));[FP.$A9];10000)" office:value-type="float" office:value="10000" calcext:value-type="float">
            <text:p>10000</text:p>
          </table:table-cell>
          <table:table-cell table:formula="of:=IF(AND([FP.CH$52]=[FP.CH48];NOT([FP.CH$52]=10000));[FP.$A9];10000)" office:value-type="float" office:value="10000" calcext:value-type="float">
            <text:p>10000</text:p>
          </table:table-cell>
          <table:table-cell table:formula="of:=IF(AND([FP.CI$52]=[FP.CI48];NOT([FP.CI$52]=10000));[FP.$A9];10000)" office:value-type="float" office:value="10000" calcext:value-type="float">
            <text:p>10000</text:p>
          </table:table-cell>
          <table:table-cell table:formula="of:=IF(AND([FP.CJ$52]=[FP.CJ48];NOT([FP.CJ$52]=10000));[FP.$A9];10000)" office:value-type="float" office:value="10000" calcext:value-type="float">
            <text:p>10000</text:p>
          </table:table-cell>
          <table:table-cell table:formula="of:=IF(AND([FP.CK$52]=[FP.CK48];NOT([FP.CK$52]=10000));[FP.$A9];10000)" office:value-type="float" office:value="10000" calcext:value-type="float">
            <text:p>10000</text:p>
          </table:table-cell>
          <table:table-cell table:formula="of:=IF(AND([FP.CL$52]=[FP.CL48];NOT([FP.CL$52]=10000));[FP.$A9];10000)" office:value-type="float" office:value="10000" calcext:value-type="float">
            <text:p>10000</text:p>
          </table:table-cell>
          <table:table-cell table:formula="of:=IF(AND([FP.CM$52]=[FP.CM48];NOT([FP.CM$52]=10000));[FP.$A9];10000)" office:value-type="float" office:value="10000" calcext:value-type="float">
            <text:p>10000</text:p>
          </table:table-cell>
          <table:table-cell table:formula="of:=IF(AND([FP.CN$52]=[FP.CN48];NOT([FP.CN$52]=10000));[FP.$A9];10000)" office:value-type="float" office:value="10000" calcext:value-type="float">
            <text:p>10000</text:p>
          </table:table-cell>
          <table:table-cell table:formula="of:=IF(AND([FP.CO$52]=[FP.CO48];NOT([FP.CO$52]=10000));[FP.$A9];10000)" office:value-type="float" office:value="10000" calcext:value-type="float">
            <text:p>10000</text:p>
          </table:table-cell>
          <table:table-cell table:formula="of:=IF(AND([FP.CP$52]=[FP.CP48];NOT([FP.CP$52]=10000));[FP.$A9];10000)" office:value-type="float" office:value="10000" calcext:value-type="float">
            <text:p>10000</text:p>
          </table:table-cell>
          <table:table-cell table:formula="of:=IF(AND([FP.CQ$52]=[FP.CQ48];NOT([FP.CQ$52]=10000));[FP.$A9];10000)" office:value-type="float" office:value="10000" calcext:value-type="float">
            <text:p>10000</text:p>
          </table:table-cell>
          <table:table-cell table:formula="of:=IF(AND([FP.CR$52]=[FP.CR48];NOT([FP.CR$52]=10000));[FP.$A9];10000)" office:value-type="float" office:value="10000" calcext:value-type="float">
            <text:p>10000</text:p>
          </table:table-cell>
          <table:table-cell table:formula="of:=IF(AND([FP.CS$52]=[FP.CS48];NOT([FP.CS$52]=10000));[FP.$A9];10000)" office:value-type="float" office:value="10000" calcext:value-type="float">
            <text:p>10000</text:p>
          </table:table-cell>
          <table:table-cell table:formula="of:=IF(AND([FP.CT$52]=[FP.CT48];NOT([FP.CT$52]=10000));[FP.$A9];10000)" office:value-type="float" office:value="10000" calcext:value-type="float">
            <text:p>10000</text:p>
          </table:table-cell>
          <table:table-cell table:formula="of:=IF(AND([FP.CU$52]=[FP.CU48];NOT([FP.CU$52]=10000));[FP.$A9];10000)" office:value-type="float" office:value="10000" calcext:value-type="float">
            <text:p>10000</text:p>
          </table:table-cell>
          <table:table-cell table:formula="of:=IF(AND([FP.CV$52]=[FP.CV48];NOT([FP.CV$52]=10000));[FP.$A9];10000)" office:value-type="float" office:value="10000" calcext:value-type="float">
            <text:p>10000</text:p>
          </table:table-cell>
          <table:table-cell table:formula="of:=IF(AND([FP.CW$52]=[FP.CW48];NOT([FP.CW$52]=10000));[FP.$A9];10000)" office:value-type="float" office:value="10000" calcext:value-type="float">
            <text:p>10000</text:p>
          </table:table-cell>
          <table:table-cell table:formula="of:=IF(AND([FP.CX$52]=[FP.CX48];NOT([FP.CX$52]=10000));[FP.$A9];10000)" office:value-type="float" office:value="10000" calcext:value-type="float">
            <text:p>10000</text:p>
          </table:table-cell>
          <table:table-cell table:formula="of:=IF(AND([FP.CY$52]=[FP.CY48];NOT([FP.CY$52]=10000));[FP.$A9];10000)" office:value-type="float" office:value="10000" calcext:value-type="float">
            <text:p>10000</text:p>
          </table:table-cell>
          <table:table-cell table:formula="of:=IF(AND([FP.CZ$52]=[FP.CZ48];NOT([FP.CZ$52]=10000));[FP.$A9];10000)" office:value-type="float" office:value="10000" calcext:value-type="float">
            <text:p>10000</text:p>
          </table:table-cell>
          <table:table-cell table:formula="of:=IF(AND([FP.DA$52]=[FP.DA48];NOT([FP.DA$52]=10000));[FP.$A9];10000)" office:value-type="float" office:value="10000" calcext:value-type="float">
            <text:p>10000</text:p>
          </table:table-cell>
          <table:table-cell table:formula="of:=IF(AND([FP.DB$52]=[FP.DB48];NOT([FP.DB$52]=10000));[FP.$A9];10000)" office:value-type="float" office:value="10000" calcext:value-type="float">
            <text:p>10000</text:p>
          </table:table-cell>
          <table:table-cell table:formula="of:=IF(AND([FP.DC$52]=[FP.DC48];NOT([FP.DC$52]=10000));[FP.$A9];10000)" office:value-type="float" office:value="10000" calcext:value-type="float">
            <text:p>10000</text:p>
          </table:table-cell>
          <table:table-cell table:formula="of:=IF(AND([FP.DD$52]=[FP.DD48];NOT([FP.DD$52]=10000));[FP.$A9];10000)" office:value-type="float" office:value="10000" calcext:value-type="float">
            <text:p>10000</text:p>
          </table:table-cell>
          <table:table-cell table:formula="of:=IF(AND([FP.DE$52]=[FP.DE48];NOT([FP.DE$52]=10000));[FP.$A9];10000)" office:value-type="float" office:value="10000" calcext:value-type="float">
            <text:p>10000</text:p>
          </table:table-cell>
          <table:table-cell table:formula="of:=IF(AND([FP.DF$52]=[FP.DF48];NOT([FP.DF$52]=10000));[FP.$A9];10000)" office:value-type="float" office:value="10000" calcext:value-type="float">
            <text:p>10000</text:p>
          </table:table-cell>
          <table:table-cell table:formula="of:=IF(AND([FP.DG$52]=[FP.DG48];NOT([FP.DG$52]=10000));[FP.$A9];10000)" office:value-type="float" office:value="10000" calcext:value-type="float">
            <text:p>10000</text:p>
          </table:table-cell>
          <table:table-cell table:formula="of:=IF(AND([FP.DH$52]=[FP.DH48];NOT([FP.DH$52]=10000));[FP.$A9];10000)" office:value-type="float" office:value="10000" calcext:value-type="float">
            <text:p>10000</text:p>
          </table:table-cell>
          <table:table-cell table:formula="of:=IF(AND([FP.DI$52]=[FP.DI48];NOT([FP.DI$52]=10000));[FP.$A9];10000)" office:value-type="float" office:value="10000" calcext:value-type="float">
            <text:p>10000</text:p>
          </table:table-cell>
          <table:table-cell table:formula="of:=IF(AND([FP.DJ$52]=[FP.DJ48];NOT([FP.DJ$52]=10000));[FP.$A9];10000)" office:value-type="float" office:value="10000" calcext:value-type="float">
            <text:p>10000</text:p>
          </table:table-cell>
          <table:table-cell table:formula="of:=IF(AND([FP.DK$52]=[FP.DK48];NOT([FP.DK$52]=10000));[FP.$A9];10000)" office:value-type="float" office:value="10000" calcext:value-type="float">
            <text:p>10000</text:p>
          </table:table-cell>
          <table:table-cell table:formula="of:=IF(AND([FP.DL$52]=[FP.DL48];NOT([FP.DL$52]=10000));[FP.$A9];10000)" office:value-type="float" office:value="10000" calcext:value-type="float">
            <text:p>10000</text:p>
          </table:table-cell>
          <table:table-cell table:formula="of:=IF(AND([FP.DM$52]=[FP.DM48];NOT([FP.DM$52]=10000));[FP.$A9];10000)" office:value-type="float" office:value="10000" calcext:value-type="float">
            <text:p>10000</text:p>
          </table:table-cell>
          <table:table-cell table:formula="of:=IF(AND([FP.DN$52]=[FP.DN48];NOT([FP.DN$52]=10000));[FP.$A9];10000)" office:value-type="float" office:value="10000" calcext:value-type="float">
            <text:p>10000</text:p>
          </table:table-cell>
          <table:table-cell table:formula="of:=IF(AND([FP.DO$52]=[FP.DO48];NOT([FP.DO$52]=10000));[FP.$A9];10000)" office:value-type="float" office:value="10000" calcext:value-type="float">
            <text:p>10000</text:p>
          </table:table-cell>
          <table:table-cell table:formula="of:=IF(AND([FP.DP$52]=[FP.DP48];NOT([FP.DP$52]=10000));[FP.$A9];10000)" office:value-type="float" office:value="10000" calcext:value-type="float">
            <text:p>10000</text:p>
          </table:table-cell>
          <table:table-cell table:formula="of:=IF(AND([FP.DQ$52]=[FP.DQ48];NOT([FP.DQ$52]=10000));[FP.$A9];10000)" office:value-type="float" office:value="10000" calcext:value-type="float">
            <text:p>10000</text:p>
          </table:table-cell>
          <table:table-cell table:formula="of:=IF(AND([FP.DR$52]=[FP.DR48];NOT([FP.DR$52]=10000));[FP.$A9];10000)" office:value-type="float" office:value="10000" calcext:value-type="float">
            <text:p>10000</text:p>
          </table:table-cell>
          <table:table-cell table:formula="of:=IF(AND([FP.DS$52]=[FP.DS48];NOT([FP.DS$52]=10000));[FP.$A9];10000)" office:value-type="float" office:value="10000" calcext:value-type="float">
            <text:p>10000</text:p>
          </table:table-cell>
          <table:table-cell table:formula="of:=IF(AND([FP.DT$52]=[FP.DT48];NOT([FP.DT$52]=10000));[FP.$A9];10000)" office:value-type="float" office:value="10000" calcext:value-type="float">
            <text:p>10000</text:p>
          </table:table-cell>
          <table:table-cell table:formula="of:=IF(AND([FP.DU$52]=[FP.DU48];NOT([FP.DU$52]=10000));[FP.$A9];10000)" office:value-type="float" office:value="10000" calcext:value-type="float">
            <text:p>10000</text:p>
          </table:table-cell>
          <table:table-cell table:formula="of:=IF(AND([FP.DV$52]=[FP.DV48];NOT([FP.DV$52]=10000));[FP.$A9];10000)" office:value-type="float" office:value="10000" calcext:value-type="float">
            <text:p>10000</text:p>
          </table:table-cell>
          <table:table-cell table:formula="of:=IF(AND([FP.DW$52]=[FP.DW48];NOT([FP.DW$52]=10000));[FP.$A9];10000)" office:value-type="float" office:value="10000" calcext:value-type="float">
            <text:p>10000</text:p>
          </table:table-cell>
          <table:table-cell table:formula="of:=IF(AND([FP.DX$52]=[FP.DX48];NOT([FP.DX$52]=10000));[FP.$A9];10000)" office:value-type="float" office:value="10000" calcext:value-type="float">
            <text:p>10000</text:p>
          </table:table-cell>
          <table:table-cell table:formula="of:=IF(AND([FP.DY$52]=[FP.DY48];NOT([FP.DY$52]=10000));[FP.$A9];10000)" office:value-type="float" office:value="10000" calcext:value-type="float">
            <text:p>10000</text:p>
          </table:table-cell>
          <table:table-cell table:formula="of:=IF(AND([FP.DZ$52]=[FP.DZ48];NOT([FP.DZ$52]=10000));[FP.$A9];10000)" office:value-type="float" office:value="10000" calcext:value-type="float">
            <text:p>10000</text:p>
          </table:table-cell>
          <table:table-cell table:formula="of:=IF(AND([FP.EA$52]=[FP.EA48];NOT([FP.EA$52]=10000));[FP.$A9];10000)" office:value-type="float" office:value="10000" calcext:value-type="float">
            <text:p>10000</text:p>
          </table:table-cell>
          <table:table-cell table:formula="of:=IF(AND([FP.EB$52]=[FP.EB48];NOT([FP.EB$52]=10000));[FP.$A9];10000)" office:value-type="float" office:value="10000" calcext:value-type="float">
            <text:p>10000</text:p>
          </table:table-cell>
        </table:table-row>
        <table:table-row table:style-name="ro1" table:visibility="collapse">
          <table:table-cell table:number-columns-repeated="9"/>
          <table:table-cell table:formula="of:=IF(AND([FP.J$52]=[FP.J49];NOT([FP.J$52]=10000));[FP.$A10];10000)" office:value-type="float" office:value="10000" calcext:value-type="float">
            <text:p>10000</text:p>
          </table:table-cell>
          <table:table-cell table:formula="of:=IF(AND([FP.K$52]=[FP.K49];NOT([FP.K$52]=10000));[FP.$A10];10000)" office:value-type="float" office:value="10000" calcext:value-type="float">
            <text:p>10000</text:p>
          </table:table-cell>
          <table:table-cell table:formula="of:=IF(AND([FP.L$52]=[FP.L49];NOT([FP.L$52]=10000));[FP.$A10];10000)" office:value-type="float" office:value="10000" calcext:value-type="float">
            <text:p>10000</text:p>
          </table:table-cell>
          <table:table-cell table:formula="of:=IF(AND([FP.M$52]=[FP.M49];NOT([FP.M$52]=10000));[FP.$A10];10000)" office:value-type="float" office:value="10000" calcext:value-type="float">
            <text:p>10000</text:p>
          </table:table-cell>
          <table:table-cell table:formula="of:=IF(AND([FP.N$52]=[FP.N49];NOT([FP.N$52]=10000));[FP.$A10];10000)" office:value-type="float" office:value="10000" calcext:value-type="float">
            <text:p>10000</text:p>
          </table:table-cell>
          <table:table-cell table:formula="of:=IF(AND([FP.O$52]=[FP.O49];NOT([FP.O$52]=10000));[FP.$A10];10000)" office:value-type="float" office:value="10000" calcext:value-type="float">
            <text:p>10000</text:p>
          </table:table-cell>
          <table:table-cell table:formula="of:=IF(AND([FP.P$52]=[FP.P49];NOT([FP.P$52]=10000));[FP.$A10];10000)" office:value-type="float" office:value="10000" calcext:value-type="float">
            <text:p>10000</text:p>
          </table:table-cell>
          <table:table-cell table:formula="of:=IF(AND([FP.Q$52]=[FP.Q49];NOT([FP.Q$52]=10000));[FP.$A10];10000)" office:value-type="float" office:value="10000" calcext:value-type="float">
            <text:p>10000</text:p>
          </table:table-cell>
          <table:table-cell table:formula="of:=IF(AND([FP.R$52]=[FP.R49];NOT([FP.R$52]=10000));[FP.$A10];10000)" office:value-type="float" office:value="10000" calcext:value-type="float">
            <text:p>10000</text:p>
          </table:table-cell>
          <table:table-cell table:formula="of:=IF(AND([FP.S$52]=[FP.S49];NOT([FP.S$52]=10000));[FP.$A10];10000)" office:value-type="float" office:value="10000" calcext:value-type="float">
            <text:p>10000</text:p>
          </table:table-cell>
          <table:table-cell table:formula="of:=IF(AND([FP.T$52]=[FP.T49];NOT([FP.T$52]=10000));[FP.$A10];10000)" office:value-type="float" office:value="10000" calcext:value-type="float">
            <text:p>10000</text:p>
          </table:table-cell>
          <table:table-cell table:formula="of:=IF(AND([FP.U$52]=[FP.U49];NOT([FP.U$52]=10000));[FP.$A10];10000)" office:value-type="float" office:value="10000" calcext:value-type="float">
            <text:p>10000</text:p>
          </table:table-cell>
          <table:table-cell table:formula="of:=IF(AND([FP.V$52]=[FP.V49];NOT([FP.V$52]=10000));[FP.$A10];10000)" office:value-type="float" office:value="10000" calcext:value-type="float">
            <text:p>10000</text:p>
          </table:table-cell>
          <table:table-cell table:formula="of:=IF(AND([FP.W$52]=[FP.W49];NOT([FP.W$52]=10000));[FP.$A10];10000)" office:value-type="float" office:value="10000" calcext:value-type="float">
            <text:p>10000</text:p>
          </table:table-cell>
          <table:table-cell table:formula="of:=IF(AND([FP.X$52]=[FP.X49];NOT([FP.X$52]=10000));[FP.$A10];10000)" office:value-type="float" office:value="10000" calcext:value-type="float">
            <text:p>10000</text:p>
          </table:table-cell>
          <table:table-cell table:formula="of:=IF(AND([FP.Y$52]=[FP.Y49];NOT([FP.Y$52]=10000));[FP.$A10];10000)" office:value-type="float" office:value="10000" calcext:value-type="float">
            <text:p>10000</text:p>
          </table:table-cell>
          <table:table-cell table:formula="of:=IF(AND([FP.Z$52]=[FP.Z49];NOT([FP.Z$52]=10000));[FP.$A10];10000)" office:value-type="float" office:value="10000" calcext:value-type="float">
            <text:p>10000</text:p>
          </table:table-cell>
          <table:table-cell table:formula="of:=IF(AND([FP.AA$52]=[FP.AA49];NOT([FP.AA$52]=10000));[FP.$A10];10000)" office:value-type="float" office:value="10000" calcext:value-type="float">
            <text:p>10000</text:p>
          </table:table-cell>
          <table:table-cell table:formula="of:=IF(AND([FP.AB$52]=[FP.AB49];NOT([FP.AB$52]=10000));[FP.$A10];10000)" office:value-type="float" office:value="10000" calcext:value-type="float">
            <text:p>10000</text:p>
          </table:table-cell>
          <table:table-cell table:formula="of:=IF(AND([FP.AC$52]=[FP.AC49];NOT([FP.AC$52]=10000));[FP.$A10];10000)" office:value-type="float" office:value="10000" calcext:value-type="float">
            <text:p>10000</text:p>
          </table:table-cell>
          <table:table-cell table:formula="of:=IF(AND([FP.AD$52]=[FP.AD49];NOT([FP.AD$52]=10000));[FP.$A10];10000)" office:value-type="float" office:value="10000" calcext:value-type="float">
            <text:p>10000</text:p>
          </table:table-cell>
          <table:table-cell table:formula="of:=IF(AND([FP.AE$52]=[FP.AE49];NOT([FP.AE$52]=10000));[FP.$A10];10000)" office:value-type="float" office:value="10000" calcext:value-type="float">
            <text:p>10000</text:p>
          </table:table-cell>
          <table:table-cell table:formula="of:=IF(AND([FP.AF$52]=[FP.AF49];NOT([FP.AF$52]=10000));[FP.$A10];10000)" office:value-type="float" office:value="10000" calcext:value-type="float">
            <text:p>10000</text:p>
          </table:table-cell>
          <table:table-cell table:formula="of:=IF(AND([FP.AG$52]=[FP.AG49];NOT([FP.AG$52]=10000));[FP.$A10];10000)" office:value-type="float" office:value="10000" calcext:value-type="float">
            <text:p>10000</text:p>
          </table:table-cell>
          <table:table-cell table:formula="of:=IF(AND([FP.AH$52]=[FP.AH49];NOT([FP.AH$52]=10000));[FP.$A10];10000)" office:value-type="float" office:value="10000" calcext:value-type="float">
            <text:p>10000</text:p>
          </table:table-cell>
          <table:table-cell table:formula="of:=IF(AND([FP.AI$52]=[FP.AI49];NOT([FP.AI$52]=10000));[FP.$A10];10000)" office:value-type="float" office:value="10000" calcext:value-type="float">
            <text:p>10000</text:p>
          </table:table-cell>
          <table:table-cell table:formula="of:=IF(AND([FP.AJ$52]=[FP.AJ49];NOT([FP.AJ$52]=10000));[FP.$A10];10000)" office:value-type="float" office:value="10000" calcext:value-type="float">
            <text:p>10000</text:p>
          </table:table-cell>
          <table:table-cell table:formula="of:=IF(AND([FP.AK$52]=[FP.AK49];NOT([FP.AK$52]=10000));[FP.$A10];10000)" office:value-type="float" office:value="10000" calcext:value-type="float">
            <text:p>10000</text:p>
          </table:table-cell>
          <table:table-cell table:formula="of:=IF(AND([FP.AL$52]=[FP.AL49];NOT([FP.AL$52]=10000));[FP.$A10];10000)" office:value-type="float" office:value="10000" calcext:value-type="float">
            <text:p>10000</text:p>
          </table:table-cell>
          <table:table-cell table:formula="of:=IF(AND([FP.AM$52]=[FP.AM49];NOT([FP.AM$52]=10000));[FP.$A10];10000)" office:value-type="float" office:value="10000" calcext:value-type="float">
            <text:p>10000</text:p>
          </table:table-cell>
          <table:table-cell table:formula="of:=IF(AND([FP.AN$52]=[FP.AN49];NOT([FP.AN$52]=10000));[FP.$A10];10000)" office:value-type="float" office:value="10000" calcext:value-type="float">
            <text:p>10000</text:p>
          </table:table-cell>
          <table:table-cell table:formula="of:=IF(AND([FP.AO$52]=[FP.AO49];NOT([FP.AO$52]=10000));[FP.$A10];10000)" office:value-type="float" office:value="10000" calcext:value-type="float">
            <text:p>10000</text:p>
          </table:table-cell>
          <table:table-cell table:formula="of:=IF(AND([FP.AP$52]=[FP.AP49];NOT([FP.AP$52]=10000));[FP.$A10];10000)" office:value-type="float" office:value="10000" calcext:value-type="float">
            <text:p>10000</text:p>
          </table:table-cell>
          <table:table-cell table:formula="of:=IF(AND([FP.AQ$52]=[FP.AQ49];NOT([FP.AQ$52]=10000));[FP.$A10];10000)" office:value-type="float" office:value="10000" calcext:value-type="float">
            <text:p>10000</text:p>
          </table:table-cell>
          <table:table-cell table:formula="of:=IF(AND([FP.AR$52]=[FP.AR49];NOT([FP.AR$52]=10000));[FP.$A10];10000)" office:value-type="float" office:value="10000" calcext:value-type="float">
            <text:p>10000</text:p>
          </table:table-cell>
          <table:table-cell table:formula="of:=IF(AND([FP.AS$52]=[FP.AS49];NOT([FP.AS$52]=10000));[FP.$A10];10000)" office:value-type="float" office:value="10000" calcext:value-type="float">
            <text:p>10000</text:p>
          </table:table-cell>
          <table:table-cell table:formula="of:=IF(AND([FP.AT$52]=[FP.AT49];NOT([FP.AT$52]=10000));[FP.$A10];10000)" office:value-type="float" office:value="10000" calcext:value-type="float">
            <text:p>10000</text:p>
          </table:table-cell>
          <table:table-cell table:formula="of:=IF(AND([FP.AU$52]=[FP.AU49];NOT([FP.AU$52]=10000));[FP.$A10];10000)" office:value-type="float" office:value="10000" calcext:value-type="float">
            <text:p>10000</text:p>
          </table:table-cell>
          <table:table-cell table:formula="of:=IF(AND([FP.AV$52]=[FP.AV49];NOT([FP.AV$52]=10000));[FP.$A10];10000)" office:value-type="float" office:value="10000" calcext:value-type="float">
            <text:p>10000</text:p>
          </table:table-cell>
          <table:table-cell table:formula="of:=IF(AND([FP.AW$52]=[FP.AW49];NOT([FP.AW$52]=10000));[FP.$A10];10000)" office:value-type="float" office:value="10000" calcext:value-type="float">
            <text:p>10000</text:p>
          </table:table-cell>
          <table:table-cell table:formula="of:=IF(AND([FP.AX$52]=[FP.AX49];NOT([FP.AX$52]=10000));[FP.$A10];10000)" office:value-type="float" office:value="10000" calcext:value-type="float">
            <text:p>10000</text:p>
          </table:table-cell>
          <table:table-cell table:formula="of:=IF(AND([FP.AY$52]=[FP.AY49];NOT([FP.AY$52]=10000));[FP.$A10];10000)" office:value-type="float" office:value="10000" calcext:value-type="float">
            <text:p>10000</text:p>
          </table:table-cell>
          <table:table-cell table:formula="of:=IF(AND([FP.AZ$52]=[FP.AZ49];NOT([FP.AZ$52]=10000));[FP.$A10];10000)" office:value-type="float" office:value="10000" calcext:value-type="float">
            <text:p>10000</text:p>
          </table:table-cell>
          <table:table-cell table:formula="of:=IF(AND([FP.BA$52]=[FP.BA49];NOT([FP.BA$52]=10000));[FP.$A10];10000)" office:value-type="float" office:value="10000" calcext:value-type="float">
            <text:p>10000</text:p>
          </table:table-cell>
          <table:table-cell table:formula="of:=IF(AND([FP.BB$52]=[FP.BB49];NOT([FP.BB$52]=10000));[FP.$A10];10000)" office:value-type="float" office:value="10000" calcext:value-type="float">
            <text:p>10000</text:p>
          </table:table-cell>
          <table:table-cell table:formula="of:=IF(AND([FP.BC$52]=[FP.BC49];NOT([FP.BC$52]=10000));[FP.$A10];10000)" office:value-type="float" office:value="10000" calcext:value-type="float">
            <text:p>10000</text:p>
          </table:table-cell>
          <table:table-cell table:formula="of:=IF(AND([FP.BD$52]=[FP.BD49];NOT([FP.BD$52]=10000));[FP.$A10];10000)" office:value-type="float" office:value="10000" calcext:value-type="float">
            <text:p>10000</text:p>
          </table:table-cell>
          <table:table-cell table:formula="of:=IF(AND([FP.BE$52]=[FP.BE49];NOT([FP.BE$52]=10000));[FP.$A10];10000)" office:value-type="float" office:value="10000" calcext:value-type="float">
            <text:p>10000</text:p>
          </table:table-cell>
          <table:table-cell table:formula="of:=IF(AND([FP.BF$52]=[FP.BF49];NOT([FP.BF$52]=10000));[FP.$A10];10000)" office:value-type="float" office:value="10000" calcext:value-type="float">
            <text:p>10000</text:p>
          </table:table-cell>
          <table:table-cell table:formula="of:=IF(AND([FP.BG$52]=[FP.BG49];NOT([FP.BG$52]=10000));[FP.$A10];10000)" office:value-type="float" office:value="10000" calcext:value-type="float">
            <text:p>10000</text:p>
          </table:table-cell>
          <table:table-cell table:formula="of:=IF(AND([FP.BH$52]=[FP.BH49];NOT([FP.BH$52]=10000));[FP.$A10];10000)" office:value-type="float" office:value="10000" calcext:value-type="float">
            <text:p>10000</text:p>
          </table:table-cell>
          <table:table-cell table:formula="of:=IF(AND([FP.BI$52]=[FP.BI49];NOT([FP.BI$52]=10000));[FP.$A10];10000)" office:value-type="float" office:value="10000" calcext:value-type="float">
            <text:p>10000</text:p>
          </table:table-cell>
          <table:table-cell table:formula="of:=IF(AND([FP.BJ$52]=[FP.BJ49];NOT([FP.BJ$52]=10000));[FP.$A10];10000)" office:value-type="float" office:value="10000" calcext:value-type="float">
            <text:p>10000</text:p>
          </table:table-cell>
          <table:table-cell table:formula="of:=IF(AND([FP.BK$52]=[FP.BK49];NOT([FP.BK$52]=10000));[FP.$A10];10000)" office:value-type="float" office:value="10000" calcext:value-type="float">
            <text:p>10000</text:p>
          </table:table-cell>
          <table:table-cell table:formula="of:=IF(AND([FP.BL$52]=[FP.BL49];NOT([FP.BL$52]=10000));[FP.$A10];10000)" office:value-type="float" office:value="10000" calcext:value-type="float">
            <text:p>10000</text:p>
          </table:table-cell>
          <table:table-cell table:formula="of:=IF(AND([FP.BM$52]=[FP.BM49];NOT([FP.BM$52]=10000));[FP.$A10];10000)" office:value-type="float" office:value="10000" calcext:value-type="float">
            <text:p>10000</text:p>
          </table:table-cell>
          <table:table-cell table:formula="of:=IF(AND([FP.BN$52]=[FP.BN49];NOT([FP.BN$52]=10000));[FP.$A10];10000)" office:value-type="float" office:value="10000" calcext:value-type="float">
            <text:p>10000</text:p>
          </table:table-cell>
          <table:table-cell table:formula="of:=IF(AND([FP.BO$52]=[FP.BO49];NOT([FP.BO$52]=10000));[FP.$A10];10000)" office:value-type="float" office:value="10000" calcext:value-type="float">
            <text:p>10000</text:p>
          </table:table-cell>
          <table:table-cell table:formula="of:=IF(AND([FP.BP$52]=[FP.BP49];NOT([FP.BP$52]=10000));[FP.$A10];10000)" office:value-type="float" office:value="10000" calcext:value-type="float">
            <text:p>10000</text:p>
          </table:table-cell>
          <table:table-cell table:formula="of:=IF(AND([FP.BQ$52]=[FP.BQ49];NOT([FP.BQ$52]=10000));[FP.$A10];10000)" office:value-type="float" office:value="10000" calcext:value-type="float">
            <text:p>10000</text:p>
          </table:table-cell>
          <table:table-cell table:formula="of:=IF(AND([FP.BR$52]=[FP.BR49];NOT([FP.BR$52]=10000));[FP.$A10];10000)" office:value-type="float" office:value="10000" calcext:value-type="float">
            <text:p>10000</text:p>
          </table:table-cell>
          <table:table-cell table:formula="of:=IF(AND([FP.BS$52]=[FP.BS49];NOT([FP.BS$52]=10000));[FP.$A10];10000)" office:value-type="float" office:value="10000" calcext:value-type="float">
            <text:p>10000</text:p>
          </table:table-cell>
          <table:table-cell table:formula="of:=IF(AND([FP.BT$52]=[FP.BT49];NOT([FP.BT$52]=10000));[FP.$A10];10000)" office:value-type="float" office:value="10000" calcext:value-type="float">
            <text:p>10000</text:p>
          </table:table-cell>
          <table:table-cell table:formula="of:=IF(AND([FP.BU$52]=[FP.BU49];NOT([FP.BU$52]=10000));[FP.$A10];10000)" office:value-type="float" office:value="10000" calcext:value-type="float">
            <text:p>10000</text:p>
          </table:table-cell>
          <table:table-cell table:formula="of:=IF(AND([FP.BV$52]=[FP.BV49];NOT([FP.BV$52]=10000));[FP.$A10];10000)" office:value-type="float" office:value="10000" calcext:value-type="float">
            <text:p>10000</text:p>
          </table:table-cell>
          <table:table-cell table:formula="of:=IF(AND([FP.BW$52]=[FP.BW49];NOT([FP.BW$52]=10000));[FP.$A10];10000)" office:value-type="float" office:value="10000" calcext:value-type="float">
            <text:p>10000</text:p>
          </table:table-cell>
          <table:table-cell table:formula="of:=IF(AND([FP.BX$52]=[FP.BX49];NOT([FP.BX$52]=10000));[FP.$A10];10000)" office:value-type="float" office:value="10000" calcext:value-type="float">
            <text:p>10000</text:p>
          </table:table-cell>
          <table:table-cell table:formula="of:=IF(AND([FP.BY$52]=[FP.BY49];NOT([FP.BY$52]=10000));[FP.$A10];10000)" office:value-type="float" office:value="10000" calcext:value-type="float">
            <text:p>10000</text:p>
          </table:table-cell>
          <table:table-cell table:formula="of:=IF(AND([FP.BZ$52]=[FP.BZ49];NOT([FP.BZ$52]=10000));[FP.$A10];10000)" office:value-type="float" office:value="10000" calcext:value-type="float">
            <text:p>10000</text:p>
          </table:table-cell>
          <table:table-cell table:formula="of:=IF(AND([FP.CA$52]=[FP.CA49];NOT([FP.CA$52]=10000));[FP.$A10];10000)" office:value-type="float" office:value="10000" calcext:value-type="float">
            <text:p>10000</text:p>
          </table:table-cell>
          <table:table-cell table:formula="of:=IF(AND([FP.CB$52]=[FP.CB49];NOT([FP.CB$52]=10000));[FP.$A10];10000)" office:value-type="float" office:value="10000" calcext:value-type="float">
            <text:p>10000</text:p>
          </table:table-cell>
          <table:table-cell table:formula="of:=IF(AND([FP.CC$52]=[FP.CC49];NOT([FP.CC$52]=10000));[FP.$A10];10000)" office:value-type="float" office:value="10000" calcext:value-type="float">
            <text:p>10000</text:p>
          </table:table-cell>
          <table:table-cell table:formula="of:=IF(AND([FP.CD$52]=[FP.CD49];NOT([FP.CD$52]=10000));[FP.$A10];10000)" office:value-type="float" office:value="10000" calcext:value-type="float">
            <text:p>10000</text:p>
          </table:table-cell>
          <table:table-cell table:formula="of:=IF(AND([FP.CE$52]=[FP.CE49];NOT([FP.CE$52]=10000));[FP.$A10];10000)" office:value-type="float" office:value="10000" calcext:value-type="float">
            <text:p>10000</text:p>
          </table:table-cell>
          <table:table-cell table:formula="of:=IF(AND([FP.CF$52]=[FP.CF49];NOT([FP.CF$52]=10000));[FP.$A10];10000)" office:value-type="float" office:value="10000" calcext:value-type="float">
            <text:p>10000</text:p>
          </table:table-cell>
          <table:table-cell table:formula="of:=IF(AND([FP.CG$52]=[FP.CG49];NOT([FP.CG$52]=10000));[FP.$A10];10000)" office:value-type="float" office:value="10000" calcext:value-type="float">
            <text:p>10000</text:p>
          </table:table-cell>
          <table:table-cell table:formula="of:=IF(AND([FP.CH$52]=[FP.CH49];NOT([FP.CH$52]=10000));[FP.$A10];10000)" office:value-type="float" office:value="10000" calcext:value-type="float">
            <text:p>10000</text:p>
          </table:table-cell>
          <table:table-cell table:formula="of:=IF(AND([FP.CI$52]=[FP.CI49];NOT([FP.CI$52]=10000));[FP.$A10];10000)" office:value-type="float" office:value="10000" calcext:value-type="float">
            <text:p>10000</text:p>
          </table:table-cell>
          <table:table-cell table:formula="of:=IF(AND([FP.CJ$52]=[FP.CJ49];NOT([FP.CJ$52]=10000));[FP.$A10];10000)" office:value-type="float" office:value="10000" calcext:value-type="float">
            <text:p>10000</text:p>
          </table:table-cell>
          <table:table-cell table:formula="of:=IF(AND([FP.CK$52]=[FP.CK49];NOT([FP.CK$52]=10000));[FP.$A10];10000)" office:value-type="float" office:value="10000" calcext:value-type="float">
            <text:p>10000</text:p>
          </table:table-cell>
          <table:table-cell table:formula="of:=IF(AND([FP.CL$52]=[FP.CL49];NOT([FP.CL$52]=10000));[FP.$A10];10000)" office:value-type="float" office:value="10000" calcext:value-type="float">
            <text:p>10000</text:p>
          </table:table-cell>
          <table:table-cell table:formula="of:=IF(AND([FP.CM$52]=[FP.CM49];NOT([FP.CM$52]=10000));[FP.$A10];10000)" office:value-type="float" office:value="10000" calcext:value-type="float">
            <text:p>10000</text:p>
          </table:table-cell>
          <table:table-cell table:formula="of:=IF(AND([FP.CN$52]=[FP.CN49];NOT([FP.CN$52]=10000));[FP.$A10];10000)" office:value-type="float" office:value="10000" calcext:value-type="float">
            <text:p>10000</text:p>
          </table:table-cell>
          <table:table-cell table:formula="of:=IF(AND([FP.CO$52]=[FP.CO49];NOT([FP.CO$52]=10000));[FP.$A10];10000)" office:value-type="float" office:value="10000" calcext:value-type="float">
            <text:p>10000</text:p>
          </table:table-cell>
          <table:table-cell table:formula="of:=IF(AND([FP.CP$52]=[FP.CP49];NOT([FP.CP$52]=10000));[FP.$A10];10000)" office:value-type="float" office:value="10000" calcext:value-type="float">
            <text:p>10000</text:p>
          </table:table-cell>
          <table:table-cell table:formula="of:=IF(AND([FP.CQ$52]=[FP.CQ49];NOT([FP.CQ$52]=10000));[FP.$A10];10000)" office:value-type="float" office:value="10000" calcext:value-type="float">
            <text:p>10000</text:p>
          </table:table-cell>
          <table:table-cell table:formula="of:=IF(AND([FP.CR$52]=[FP.CR49];NOT([FP.CR$52]=10000));[FP.$A10];10000)" office:value-type="float" office:value="10000" calcext:value-type="float">
            <text:p>10000</text:p>
          </table:table-cell>
          <table:table-cell table:formula="of:=IF(AND([FP.CS$52]=[FP.CS49];NOT([FP.CS$52]=10000));[FP.$A10];10000)" office:value-type="float" office:value="10000" calcext:value-type="float">
            <text:p>10000</text:p>
          </table:table-cell>
          <table:table-cell table:formula="of:=IF(AND([FP.CT$52]=[FP.CT49];NOT([FP.CT$52]=10000));[FP.$A10];10000)" office:value-type="float" office:value="10000" calcext:value-type="float">
            <text:p>10000</text:p>
          </table:table-cell>
          <table:table-cell table:formula="of:=IF(AND([FP.CU$52]=[FP.CU49];NOT([FP.CU$52]=10000));[FP.$A10];10000)" office:value-type="float" office:value="10000" calcext:value-type="float">
            <text:p>10000</text:p>
          </table:table-cell>
          <table:table-cell table:formula="of:=IF(AND([FP.CV$52]=[FP.CV49];NOT([FP.CV$52]=10000));[FP.$A10];10000)" office:value-type="float" office:value="10000" calcext:value-type="float">
            <text:p>10000</text:p>
          </table:table-cell>
          <table:table-cell table:formula="of:=IF(AND([FP.CW$52]=[FP.CW49];NOT([FP.CW$52]=10000));[FP.$A10];10000)" office:value-type="float" office:value="10000" calcext:value-type="float">
            <text:p>10000</text:p>
          </table:table-cell>
          <table:table-cell table:formula="of:=IF(AND([FP.CX$52]=[FP.CX49];NOT([FP.CX$52]=10000));[FP.$A10];10000)" office:value-type="float" office:value="10000" calcext:value-type="float">
            <text:p>10000</text:p>
          </table:table-cell>
          <table:table-cell table:formula="of:=IF(AND([FP.CY$52]=[FP.CY49];NOT([FP.CY$52]=10000));[FP.$A10];10000)" office:value-type="float" office:value="10000" calcext:value-type="float">
            <text:p>10000</text:p>
          </table:table-cell>
          <table:table-cell table:formula="of:=IF(AND([FP.CZ$52]=[FP.CZ49];NOT([FP.CZ$52]=10000));[FP.$A10];10000)" office:value-type="float" office:value="10000" calcext:value-type="float">
            <text:p>10000</text:p>
          </table:table-cell>
          <table:table-cell table:formula="of:=IF(AND([FP.DA$52]=[FP.DA49];NOT([FP.DA$52]=10000));[FP.$A10];10000)" office:value-type="float" office:value="10000" calcext:value-type="float">
            <text:p>10000</text:p>
          </table:table-cell>
          <table:table-cell table:formula="of:=IF(AND([FP.DB$52]=[FP.DB49];NOT([FP.DB$52]=10000));[FP.$A10];10000)" office:value-type="float" office:value="10000" calcext:value-type="float">
            <text:p>10000</text:p>
          </table:table-cell>
          <table:table-cell table:formula="of:=IF(AND([FP.DC$52]=[FP.DC49];NOT([FP.DC$52]=10000));[FP.$A10];10000)" office:value-type="float" office:value="10000" calcext:value-type="float">
            <text:p>10000</text:p>
          </table:table-cell>
          <table:table-cell table:formula="of:=IF(AND([FP.DD$52]=[FP.DD49];NOT([FP.DD$52]=10000));[FP.$A10];10000)" office:value-type="float" office:value="10000" calcext:value-type="float">
            <text:p>10000</text:p>
          </table:table-cell>
          <table:table-cell table:formula="of:=IF(AND([FP.DE$52]=[FP.DE49];NOT([FP.DE$52]=10000));[FP.$A10];10000)" office:value-type="float" office:value="10000" calcext:value-type="float">
            <text:p>10000</text:p>
          </table:table-cell>
          <table:table-cell table:formula="of:=IF(AND([FP.DF$52]=[FP.DF49];NOT([FP.DF$52]=10000));[FP.$A10];10000)" office:value-type="float" office:value="10000" calcext:value-type="float">
            <text:p>10000</text:p>
          </table:table-cell>
          <table:table-cell table:formula="of:=IF(AND([FP.DG$52]=[FP.DG49];NOT([FP.DG$52]=10000));[FP.$A10];10000)" office:value-type="float" office:value="10000" calcext:value-type="float">
            <text:p>10000</text:p>
          </table:table-cell>
          <table:table-cell table:formula="of:=IF(AND([FP.DH$52]=[FP.DH49];NOT([FP.DH$52]=10000));[FP.$A10];10000)" office:value-type="float" office:value="10000" calcext:value-type="float">
            <text:p>10000</text:p>
          </table:table-cell>
          <table:table-cell table:formula="of:=IF(AND([FP.DI$52]=[FP.DI49];NOT([FP.DI$52]=10000));[FP.$A10];10000)" office:value-type="float" office:value="10000" calcext:value-type="float">
            <text:p>10000</text:p>
          </table:table-cell>
          <table:table-cell table:formula="of:=IF(AND([FP.DJ$52]=[FP.DJ49];NOT([FP.DJ$52]=10000));[FP.$A10];10000)" office:value-type="float" office:value="10000" calcext:value-type="float">
            <text:p>10000</text:p>
          </table:table-cell>
          <table:table-cell table:formula="of:=IF(AND([FP.DK$52]=[FP.DK49];NOT([FP.DK$52]=10000));[FP.$A10];10000)" office:value-type="float" office:value="10000" calcext:value-type="float">
            <text:p>10000</text:p>
          </table:table-cell>
          <table:table-cell table:formula="of:=IF(AND([FP.DL$52]=[FP.DL49];NOT([FP.DL$52]=10000));[FP.$A10];10000)" office:value-type="float" office:value="10000" calcext:value-type="float">
            <text:p>10000</text:p>
          </table:table-cell>
          <table:table-cell table:formula="of:=IF(AND([FP.DM$52]=[FP.DM49];NOT([FP.DM$52]=10000));[FP.$A10];10000)" office:value-type="float" office:value="10000" calcext:value-type="float">
            <text:p>10000</text:p>
          </table:table-cell>
          <table:table-cell table:formula="of:=IF(AND([FP.DN$52]=[FP.DN49];NOT([FP.DN$52]=10000));[FP.$A10];10000)" office:value-type="float" office:value="10000" calcext:value-type="float">
            <text:p>10000</text:p>
          </table:table-cell>
          <table:table-cell table:formula="of:=IF(AND([FP.DO$52]=[FP.DO49];NOT([FP.DO$52]=10000));[FP.$A10];10000)" office:value-type="float" office:value="10000" calcext:value-type="float">
            <text:p>10000</text:p>
          </table:table-cell>
          <table:table-cell table:formula="of:=IF(AND([FP.DP$52]=[FP.DP49];NOT([FP.DP$52]=10000));[FP.$A10];10000)" office:value-type="float" office:value="10000" calcext:value-type="float">
            <text:p>10000</text:p>
          </table:table-cell>
          <table:table-cell table:formula="of:=IF(AND([FP.DQ$52]=[FP.DQ49];NOT([FP.DQ$52]=10000));[FP.$A10];10000)" office:value-type="float" office:value="10000" calcext:value-type="float">
            <text:p>10000</text:p>
          </table:table-cell>
          <table:table-cell table:formula="of:=IF(AND([FP.DR$52]=[FP.DR49];NOT([FP.DR$52]=10000));[FP.$A10];10000)" office:value-type="float" office:value="10000" calcext:value-type="float">
            <text:p>10000</text:p>
          </table:table-cell>
          <table:table-cell table:formula="of:=IF(AND([FP.DS$52]=[FP.DS49];NOT([FP.DS$52]=10000));[FP.$A10];10000)" office:value-type="float" office:value="10000" calcext:value-type="float">
            <text:p>10000</text:p>
          </table:table-cell>
          <table:table-cell table:formula="of:=IF(AND([FP.DT$52]=[FP.DT49];NOT([FP.DT$52]=10000));[FP.$A10];10000)" office:value-type="float" office:value="10000" calcext:value-type="float">
            <text:p>10000</text:p>
          </table:table-cell>
          <table:table-cell table:formula="of:=IF(AND([FP.DU$52]=[FP.DU49];NOT([FP.DU$52]=10000));[FP.$A10];10000)" office:value-type="float" office:value="10000" calcext:value-type="float">
            <text:p>10000</text:p>
          </table:table-cell>
          <table:table-cell table:formula="of:=IF(AND([FP.DV$52]=[FP.DV49];NOT([FP.DV$52]=10000));[FP.$A10];10000)" office:value-type="float" office:value="10000" calcext:value-type="float">
            <text:p>10000</text:p>
          </table:table-cell>
          <table:table-cell table:formula="of:=IF(AND([FP.DW$52]=[FP.DW49];NOT([FP.DW$52]=10000));[FP.$A10];10000)" office:value-type="float" office:value="10000" calcext:value-type="float">
            <text:p>10000</text:p>
          </table:table-cell>
          <table:table-cell table:formula="of:=IF(AND([FP.DX$52]=[FP.DX49];NOT([FP.DX$52]=10000));[FP.$A10];10000)" office:value-type="float" office:value="10000" calcext:value-type="float">
            <text:p>10000</text:p>
          </table:table-cell>
          <table:table-cell table:formula="of:=IF(AND([FP.DY$52]=[FP.DY49];NOT([FP.DY$52]=10000));[FP.$A10];10000)" office:value-type="float" office:value="10000" calcext:value-type="float">
            <text:p>10000</text:p>
          </table:table-cell>
          <table:table-cell table:formula="of:=IF(AND([FP.DZ$52]=[FP.DZ49];NOT([FP.DZ$52]=10000));[FP.$A10];10000)" office:value-type="float" office:value="10000" calcext:value-type="float">
            <text:p>10000</text:p>
          </table:table-cell>
          <table:table-cell table:formula="of:=IF(AND([FP.EA$52]=[FP.EA49];NOT([FP.EA$52]=10000));[FP.$A10];10000)" office:value-type="float" office:value="10000" calcext:value-type="float">
            <text:p>10000</text:p>
          </table:table-cell>
          <table:table-cell table:formula="of:=IF(AND([FP.EB$52]=[FP.EB49];NOT([FP.EB$52]=10000));[FP.$A10];10000)" office:value-type="float" office:value="10000" calcext:value-type="float">
            <text:p>10000</text:p>
          </table:table-cell>
        </table:table-row>
        <table:table-row table:style-name="ro1" table:visibility="collapse">
          <table:table-cell table:number-columns-repeated="9"/>
          <table:table-cell table:formula="of:=IF(AND([FP.J$52]=[FP.J50];NOT([FP.J$52]=10000));[FP.$A11];10000)" office:value-type="float" office:value="10000" calcext:value-type="float">
            <text:p>10000</text:p>
          </table:table-cell>
          <table:table-cell table:formula="of:=IF(AND([FP.K$52]=[FP.K50];NOT([FP.K$52]=10000));[FP.$A11];10000)" office:value-type="float" office:value="10000" calcext:value-type="float">
            <text:p>10000</text:p>
          </table:table-cell>
          <table:table-cell table:formula="of:=IF(AND([FP.L$52]=[FP.L50];NOT([FP.L$52]=10000));[FP.$A11];10000)" office:value-type="float" office:value="10000" calcext:value-type="float">
            <text:p>10000</text:p>
          </table:table-cell>
          <table:table-cell table:formula="of:=IF(AND([FP.M$52]=[FP.M50];NOT([FP.M$52]=10000));[FP.$A11];10000)" office:value-type="float" office:value="10000" calcext:value-type="float">
            <text:p>10000</text:p>
          </table:table-cell>
          <table:table-cell table:formula="of:=IF(AND([FP.N$52]=[FP.N50];NOT([FP.N$52]=10000));[FP.$A11];10000)" office:value-type="float" office:value="10000" calcext:value-type="float">
            <text:p>10000</text:p>
          </table:table-cell>
          <table:table-cell table:formula="of:=IF(AND([FP.O$52]=[FP.O50];NOT([FP.O$52]=10000));[FP.$A11];10000)" office:value-type="float" office:value="10000" calcext:value-type="float">
            <text:p>10000</text:p>
          </table:table-cell>
          <table:table-cell table:formula="of:=IF(AND([FP.P$52]=[FP.P50];NOT([FP.P$52]=10000));[FP.$A11];10000)" office:value-type="float" office:value="10000" calcext:value-type="float">
            <text:p>10000</text:p>
          </table:table-cell>
          <table:table-cell table:formula="of:=IF(AND([FP.Q$52]=[FP.Q50];NOT([FP.Q$52]=10000));[FP.$A11];10000)" office:value-type="float" office:value="10000" calcext:value-type="float">
            <text:p>10000</text:p>
          </table:table-cell>
          <table:table-cell table:formula="of:=IF(AND([FP.R$52]=[FP.R50];NOT([FP.R$52]=10000));[FP.$A11];10000)" office:value-type="float" office:value="10000" calcext:value-type="float">
            <text:p>10000</text:p>
          </table:table-cell>
          <table:table-cell table:formula="of:=IF(AND([FP.S$52]=[FP.S50];NOT([FP.S$52]=10000));[FP.$A11];10000)" office:value-type="float" office:value="10000" calcext:value-type="float">
            <text:p>10000</text:p>
          </table:table-cell>
          <table:table-cell table:formula="of:=IF(AND([FP.T$52]=[FP.T50];NOT([FP.T$52]=10000));[FP.$A11];10000)" office:value-type="float" office:value="10000" calcext:value-type="float">
            <text:p>10000</text:p>
          </table:table-cell>
          <table:table-cell table:formula="of:=IF(AND([FP.U$52]=[FP.U50];NOT([FP.U$52]=10000));[FP.$A11];10000)" office:value-type="float" office:value="10000" calcext:value-type="float">
            <text:p>10000</text:p>
          </table:table-cell>
          <table:table-cell table:formula="of:=IF(AND([FP.V$52]=[FP.V50];NOT([FP.V$52]=10000));[FP.$A11];10000)" office:value-type="float" office:value="10000" calcext:value-type="float">
            <text:p>10000</text:p>
          </table:table-cell>
          <table:table-cell table:formula="of:=IF(AND([FP.W$52]=[FP.W50];NOT([FP.W$52]=10000));[FP.$A11];10000)" office:value-type="float" office:value="10000" calcext:value-type="float">
            <text:p>10000</text:p>
          </table:table-cell>
          <table:table-cell table:formula="of:=IF(AND([FP.X$52]=[FP.X50];NOT([FP.X$52]=10000));[FP.$A11];10000)" office:value-type="float" office:value="10000" calcext:value-type="float">
            <text:p>10000</text:p>
          </table:table-cell>
          <table:table-cell table:formula="of:=IF(AND([FP.Y$52]=[FP.Y50];NOT([FP.Y$52]=10000));[FP.$A11];10000)" office:value-type="float" office:value="10000" calcext:value-type="float">
            <text:p>10000</text:p>
          </table:table-cell>
          <table:table-cell table:formula="of:=IF(AND([FP.Z$52]=[FP.Z50];NOT([FP.Z$52]=10000));[FP.$A11];10000)" office:value-type="float" office:value="10000" calcext:value-type="float">
            <text:p>10000</text:p>
          </table:table-cell>
          <table:table-cell table:formula="of:=IF(AND([FP.AA$52]=[FP.AA50];NOT([FP.AA$52]=10000));[FP.$A11];10000)" office:value-type="float" office:value="10000" calcext:value-type="float">
            <text:p>10000</text:p>
          </table:table-cell>
          <table:table-cell table:formula="of:=IF(AND([FP.AB$52]=[FP.AB50];NOT([FP.AB$52]=10000));[FP.$A11];10000)" office:value-type="float" office:value="10000" calcext:value-type="float">
            <text:p>10000</text:p>
          </table:table-cell>
          <table:table-cell table:formula="of:=IF(AND([FP.AC$52]=[FP.AC50];NOT([FP.AC$52]=10000));[FP.$A11];10000)" office:value-type="float" office:value="10000" calcext:value-type="float">
            <text:p>10000</text:p>
          </table:table-cell>
          <table:table-cell table:formula="of:=IF(AND([FP.AD$52]=[FP.AD50];NOT([FP.AD$52]=10000));[FP.$A11];10000)" office:value-type="float" office:value="10000" calcext:value-type="float">
            <text:p>10000</text:p>
          </table:table-cell>
          <table:table-cell table:formula="of:=IF(AND([FP.AE$52]=[FP.AE50];NOT([FP.AE$52]=10000));[FP.$A11];10000)" office:value-type="float" office:value="10000" calcext:value-type="float">
            <text:p>10000</text:p>
          </table:table-cell>
          <table:table-cell table:formula="of:=IF(AND([FP.AF$52]=[FP.AF50];NOT([FP.AF$52]=10000));[FP.$A11];10000)" office:value-type="float" office:value="10000" calcext:value-type="float">
            <text:p>10000</text:p>
          </table:table-cell>
          <table:table-cell table:formula="of:=IF(AND([FP.AG$52]=[FP.AG50];NOT([FP.AG$52]=10000));[FP.$A11];10000)" office:value-type="float" office:value="10000" calcext:value-type="float">
            <text:p>10000</text:p>
          </table:table-cell>
          <table:table-cell table:formula="of:=IF(AND([FP.AH$52]=[FP.AH50];NOT([FP.AH$52]=10000));[FP.$A11];10000)" office:value-type="float" office:value="10000" calcext:value-type="float">
            <text:p>10000</text:p>
          </table:table-cell>
          <table:table-cell table:formula="of:=IF(AND([FP.AI$52]=[FP.AI50];NOT([FP.AI$52]=10000));[FP.$A11];10000)" office:value-type="float" office:value="10000" calcext:value-type="float">
            <text:p>10000</text:p>
          </table:table-cell>
          <table:table-cell table:formula="of:=IF(AND([FP.AJ$52]=[FP.AJ50];NOT([FP.AJ$52]=10000));[FP.$A11];10000)" office:value-type="float" office:value="10000" calcext:value-type="float">
            <text:p>10000</text:p>
          </table:table-cell>
          <table:table-cell table:formula="of:=IF(AND([FP.AK$52]=[FP.AK50];NOT([FP.AK$52]=10000));[FP.$A11];10000)" office:value-type="float" office:value="10000" calcext:value-type="float">
            <text:p>10000</text:p>
          </table:table-cell>
          <table:table-cell table:formula="of:=IF(AND([FP.AL$52]=[FP.AL50];NOT([FP.AL$52]=10000));[FP.$A11];10000)" office:value-type="float" office:value="10000" calcext:value-type="float">
            <text:p>10000</text:p>
          </table:table-cell>
          <table:table-cell table:formula="of:=IF(AND([FP.AM$52]=[FP.AM50];NOT([FP.AM$52]=10000));[FP.$A11];10000)" office:value-type="float" office:value="10000" calcext:value-type="float">
            <text:p>10000</text:p>
          </table:table-cell>
          <table:table-cell table:formula="of:=IF(AND([FP.AN$52]=[FP.AN50];NOT([FP.AN$52]=10000));[FP.$A11];10000)" office:value-type="float" office:value="10000" calcext:value-type="float">
            <text:p>10000</text:p>
          </table:table-cell>
          <table:table-cell table:formula="of:=IF(AND([FP.AO$52]=[FP.AO50];NOT([FP.AO$52]=10000));[FP.$A11];10000)" office:value-type="float" office:value="10000" calcext:value-type="float">
            <text:p>10000</text:p>
          </table:table-cell>
          <table:table-cell table:formula="of:=IF(AND([FP.AP$52]=[FP.AP50];NOT([FP.AP$52]=10000));[FP.$A11];10000)" office:value-type="float" office:value="10000" calcext:value-type="float">
            <text:p>10000</text:p>
          </table:table-cell>
          <table:table-cell table:formula="of:=IF(AND([FP.AQ$52]=[FP.AQ50];NOT([FP.AQ$52]=10000));[FP.$A11];10000)" office:value-type="float" office:value="10000" calcext:value-type="float">
            <text:p>10000</text:p>
          </table:table-cell>
          <table:table-cell table:formula="of:=IF(AND([FP.AR$52]=[FP.AR50];NOT([FP.AR$52]=10000));[FP.$A11];10000)" office:value-type="float" office:value="10000" calcext:value-type="float">
            <text:p>10000</text:p>
          </table:table-cell>
          <table:table-cell table:formula="of:=IF(AND([FP.AS$52]=[FP.AS50];NOT([FP.AS$52]=10000));[FP.$A11];10000)" office:value-type="float" office:value="10000" calcext:value-type="float">
            <text:p>10000</text:p>
          </table:table-cell>
          <table:table-cell table:formula="of:=IF(AND([FP.AT$52]=[FP.AT50];NOT([FP.AT$52]=10000));[FP.$A11];10000)" office:value-type="float" office:value="10000" calcext:value-type="float">
            <text:p>10000</text:p>
          </table:table-cell>
          <table:table-cell table:formula="of:=IF(AND([FP.AU$52]=[FP.AU50];NOT([FP.AU$52]=10000));[FP.$A11];10000)" office:value-type="float" office:value="10000" calcext:value-type="float">
            <text:p>10000</text:p>
          </table:table-cell>
          <table:table-cell table:formula="of:=IF(AND([FP.AV$52]=[FP.AV50];NOT([FP.AV$52]=10000));[FP.$A11];10000)" office:value-type="float" office:value="10000" calcext:value-type="float">
            <text:p>10000</text:p>
          </table:table-cell>
          <table:table-cell table:formula="of:=IF(AND([FP.AW$52]=[FP.AW50];NOT([FP.AW$52]=10000));[FP.$A11];10000)" office:value-type="float" office:value="10000" calcext:value-type="float">
            <text:p>10000</text:p>
          </table:table-cell>
          <table:table-cell table:formula="of:=IF(AND([FP.AX$52]=[FP.AX50];NOT([FP.AX$52]=10000));[FP.$A11];10000)" office:value-type="float" office:value="10000" calcext:value-type="float">
            <text:p>10000</text:p>
          </table:table-cell>
          <table:table-cell table:formula="of:=IF(AND([FP.AY$52]=[FP.AY50];NOT([FP.AY$52]=10000));[FP.$A11];10000)" office:value-type="float" office:value="10000" calcext:value-type="float">
            <text:p>10000</text:p>
          </table:table-cell>
          <table:table-cell table:formula="of:=IF(AND([FP.AZ$52]=[FP.AZ50];NOT([FP.AZ$52]=10000));[FP.$A11];10000)" office:value-type="float" office:value="10000" calcext:value-type="float">
            <text:p>10000</text:p>
          </table:table-cell>
          <table:table-cell table:formula="of:=IF(AND([FP.BA$52]=[FP.BA50];NOT([FP.BA$52]=10000));[FP.$A11];10000)" office:value-type="float" office:value="10000" calcext:value-type="float">
            <text:p>10000</text:p>
          </table:table-cell>
          <table:table-cell table:formula="of:=IF(AND([FP.BB$52]=[FP.BB50];NOT([FP.BB$52]=10000));[FP.$A11];10000)" office:value-type="float" office:value="10000" calcext:value-type="float">
            <text:p>10000</text:p>
          </table:table-cell>
          <table:table-cell table:formula="of:=IF(AND([FP.BC$52]=[FP.BC50];NOT([FP.BC$52]=10000));[FP.$A11];10000)" office:value-type="float" office:value="10000" calcext:value-type="float">
            <text:p>10000</text:p>
          </table:table-cell>
          <table:table-cell table:formula="of:=IF(AND([FP.BD$52]=[FP.BD50];NOT([FP.BD$52]=10000));[FP.$A11];10000)" office:value-type="float" office:value="10000" calcext:value-type="float">
            <text:p>10000</text:p>
          </table:table-cell>
          <table:table-cell table:formula="of:=IF(AND([FP.BE$52]=[FP.BE50];NOT([FP.BE$52]=10000));[FP.$A11];10000)" office:value-type="float" office:value="10000" calcext:value-type="float">
            <text:p>10000</text:p>
          </table:table-cell>
          <table:table-cell table:formula="of:=IF(AND([FP.BF$52]=[FP.BF50];NOT([FP.BF$52]=10000));[FP.$A11];10000)" office:value-type="float" office:value="10000" calcext:value-type="float">
            <text:p>10000</text:p>
          </table:table-cell>
          <table:table-cell table:formula="of:=IF(AND([FP.BG$52]=[FP.BG50];NOT([FP.BG$52]=10000));[FP.$A11];10000)" office:value-type="float" office:value="10000" calcext:value-type="float">
            <text:p>10000</text:p>
          </table:table-cell>
          <table:table-cell table:formula="of:=IF(AND([FP.BH$52]=[FP.BH50];NOT([FP.BH$52]=10000));[FP.$A11];10000)" office:value-type="float" office:value="10000" calcext:value-type="float">
            <text:p>10000</text:p>
          </table:table-cell>
          <table:table-cell table:formula="of:=IF(AND([FP.BI$52]=[FP.BI50];NOT([FP.BI$52]=10000));[FP.$A11];10000)" office:value-type="float" office:value="10000" calcext:value-type="float">
            <text:p>10000</text:p>
          </table:table-cell>
          <table:table-cell table:formula="of:=IF(AND([FP.BJ$52]=[FP.BJ50];NOT([FP.BJ$52]=10000));[FP.$A11];10000)" office:value-type="float" office:value="10000" calcext:value-type="float">
            <text:p>10000</text:p>
          </table:table-cell>
          <table:table-cell table:formula="of:=IF(AND([FP.BK$52]=[FP.BK50];NOT([FP.BK$52]=10000));[FP.$A11];10000)" office:value-type="float" office:value="10000" calcext:value-type="float">
            <text:p>10000</text:p>
          </table:table-cell>
          <table:table-cell table:formula="of:=IF(AND([FP.BL$52]=[FP.BL50];NOT([FP.BL$52]=10000));[FP.$A11];10000)" office:value-type="float" office:value="10000" calcext:value-type="float">
            <text:p>10000</text:p>
          </table:table-cell>
          <table:table-cell table:formula="of:=IF(AND([FP.BM$52]=[FP.BM50];NOT([FP.BM$52]=10000));[FP.$A11];10000)" office:value-type="float" office:value="10000" calcext:value-type="float">
            <text:p>10000</text:p>
          </table:table-cell>
          <table:table-cell table:formula="of:=IF(AND([FP.BN$52]=[FP.BN50];NOT([FP.BN$52]=10000));[FP.$A11];10000)" office:value-type="float" office:value="10000" calcext:value-type="float">
            <text:p>10000</text:p>
          </table:table-cell>
          <table:table-cell table:formula="of:=IF(AND([FP.BO$52]=[FP.BO50];NOT([FP.BO$52]=10000));[FP.$A11];10000)" office:value-type="float" office:value="10000" calcext:value-type="float">
            <text:p>10000</text:p>
          </table:table-cell>
          <table:table-cell table:formula="of:=IF(AND([FP.BP$52]=[FP.BP50];NOT([FP.BP$52]=10000));[FP.$A11];10000)" office:value-type="float" office:value="10000" calcext:value-type="float">
            <text:p>10000</text:p>
          </table:table-cell>
          <table:table-cell table:formula="of:=IF(AND([FP.BQ$52]=[FP.BQ50];NOT([FP.BQ$52]=10000));[FP.$A11];10000)" office:value-type="float" office:value="10000" calcext:value-type="float">
            <text:p>10000</text:p>
          </table:table-cell>
          <table:table-cell table:formula="of:=IF(AND([FP.BR$52]=[FP.BR50];NOT([FP.BR$52]=10000));[FP.$A11];10000)" office:value-type="float" office:value="10000" calcext:value-type="float">
            <text:p>10000</text:p>
          </table:table-cell>
          <table:table-cell table:formula="of:=IF(AND([FP.BS$52]=[FP.BS50];NOT([FP.BS$52]=10000));[FP.$A11];10000)" office:value-type="float" office:value="10000" calcext:value-type="float">
            <text:p>10000</text:p>
          </table:table-cell>
          <table:table-cell table:formula="of:=IF(AND([FP.BT$52]=[FP.BT50];NOT([FP.BT$52]=10000));[FP.$A11];10000)" office:value-type="float" office:value="10000" calcext:value-type="float">
            <text:p>10000</text:p>
          </table:table-cell>
          <table:table-cell table:formula="of:=IF(AND([FP.BU$52]=[FP.BU50];NOT([FP.BU$52]=10000));[FP.$A11];10000)" office:value-type="float" office:value="10000" calcext:value-type="float">
            <text:p>10000</text:p>
          </table:table-cell>
          <table:table-cell table:formula="of:=IF(AND([FP.BV$52]=[FP.BV50];NOT([FP.BV$52]=10000));[FP.$A11];10000)" office:value-type="float" office:value="10000" calcext:value-type="float">
            <text:p>10000</text:p>
          </table:table-cell>
          <table:table-cell table:formula="of:=IF(AND([FP.BW$52]=[FP.BW50];NOT([FP.BW$52]=10000));[FP.$A11];10000)" office:value-type="float" office:value="10000" calcext:value-type="float">
            <text:p>10000</text:p>
          </table:table-cell>
          <table:table-cell table:formula="of:=IF(AND([FP.BX$52]=[FP.BX50];NOT([FP.BX$52]=10000));[FP.$A11];10000)" office:value-type="float" office:value="10000" calcext:value-type="float">
            <text:p>10000</text:p>
          </table:table-cell>
          <table:table-cell table:formula="of:=IF(AND([FP.BY$52]=[FP.BY50];NOT([FP.BY$52]=10000));[FP.$A11];10000)" office:value-type="float" office:value="10000" calcext:value-type="float">
            <text:p>10000</text:p>
          </table:table-cell>
          <table:table-cell table:formula="of:=IF(AND([FP.BZ$52]=[FP.BZ50];NOT([FP.BZ$52]=10000));[FP.$A11];10000)" office:value-type="float" office:value="10000" calcext:value-type="float">
            <text:p>10000</text:p>
          </table:table-cell>
          <table:table-cell table:formula="of:=IF(AND([FP.CA$52]=[FP.CA50];NOT([FP.CA$52]=10000));[FP.$A11];10000)" office:value-type="float" office:value="10000" calcext:value-type="float">
            <text:p>10000</text:p>
          </table:table-cell>
          <table:table-cell table:formula="of:=IF(AND([FP.CB$52]=[FP.CB50];NOT([FP.CB$52]=10000));[FP.$A11];10000)" office:value-type="float" office:value="10000" calcext:value-type="float">
            <text:p>10000</text:p>
          </table:table-cell>
          <table:table-cell table:formula="of:=IF(AND([FP.CC$52]=[FP.CC50];NOT([FP.CC$52]=10000));[FP.$A11];10000)" office:value-type="float" office:value="10000" calcext:value-type="float">
            <text:p>10000</text:p>
          </table:table-cell>
          <table:table-cell table:formula="of:=IF(AND([FP.CD$52]=[FP.CD50];NOT([FP.CD$52]=10000));[FP.$A11];10000)" office:value-type="float" office:value="10000" calcext:value-type="float">
            <text:p>10000</text:p>
          </table:table-cell>
          <table:table-cell table:formula="of:=IF(AND([FP.CE$52]=[FP.CE50];NOT([FP.CE$52]=10000));[FP.$A11];10000)" office:value-type="float" office:value="10000" calcext:value-type="float">
            <text:p>10000</text:p>
          </table:table-cell>
          <table:table-cell table:formula="of:=IF(AND([FP.CF$52]=[FP.CF50];NOT([FP.CF$52]=10000));[FP.$A11];10000)" office:value-type="float" office:value="10000" calcext:value-type="float">
            <text:p>10000</text:p>
          </table:table-cell>
          <table:table-cell table:formula="of:=IF(AND([FP.CG$52]=[FP.CG50];NOT([FP.CG$52]=10000));[FP.$A11];10000)" office:value-type="float" office:value="10000" calcext:value-type="float">
            <text:p>10000</text:p>
          </table:table-cell>
          <table:table-cell table:formula="of:=IF(AND([FP.CH$52]=[FP.CH50];NOT([FP.CH$52]=10000));[FP.$A11];10000)" office:value-type="float" office:value="10000" calcext:value-type="float">
            <text:p>10000</text:p>
          </table:table-cell>
          <table:table-cell table:formula="of:=IF(AND([FP.CI$52]=[FP.CI50];NOT([FP.CI$52]=10000));[FP.$A11];10000)" office:value-type="float" office:value="10000" calcext:value-type="float">
            <text:p>10000</text:p>
          </table:table-cell>
          <table:table-cell table:formula="of:=IF(AND([FP.CJ$52]=[FP.CJ50];NOT([FP.CJ$52]=10000));[FP.$A11];10000)" office:value-type="float" office:value="10000" calcext:value-type="float">
            <text:p>10000</text:p>
          </table:table-cell>
          <table:table-cell table:formula="of:=IF(AND([FP.CK$52]=[FP.CK50];NOT([FP.CK$52]=10000));[FP.$A11];10000)" office:value-type="float" office:value="10000" calcext:value-type="float">
            <text:p>10000</text:p>
          </table:table-cell>
          <table:table-cell table:formula="of:=IF(AND([FP.CL$52]=[FP.CL50];NOT([FP.CL$52]=10000));[FP.$A11];10000)" office:value-type="float" office:value="10000" calcext:value-type="float">
            <text:p>10000</text:p>
          </table:table-cell>
          <table:table-cell table:formula="of:=IF(AND([FP.CM$52]=[FP.CM50];NOT([FP.CM$52]=10000));[FP.$A11];10000)" office:value-type="float" office:value="10000" calcext:value-type="float">
            <text:p>10000</text:p>
          </table:table-cell>
          <table:table-cell table:formula="of:=IF(AND([FP.CN$52]=[FP.CN50];NOT([FP.CN$52]=10000));[FP.$A11];10000)" office:value-type="float" office:value="10000" calcext:value-type="float">
            <text:p>10000</text:p>
          </table:table-cell>
          <table:table-cell table:formula="of:=IF(AND([FP.CO$52]=[FP.CO50];NOT([FP.CO$52]=10000));[FP.$A11];10000)" office:value-type="float" office:value="10000" calcext:value-type="float">
            <text:p>10000</text:p>
          </table:table-cell>
          <table:table-cell table:formula="of:=IF(AND([FP.CP$52]=[FP.CP50];NOT([FP.CP$52]=10000));[FP.$A11];10000)" office:value-type="float" office:value="10000" calcext:value-type="float">
            <text:p>10000</text:p>
          </table:table-cell>
          <table:table-cell table:formula="of:=IF(AND([FP.CQ$52]=[FP.CQ50];NOT([FP.CQ$52]=10000));[FP.$A11];10000)" office:value-type="float" office:value="10000" calcext:value-type="float">
            <text:p>10000</text:p>
          </table:table-cell>
          <table:table-cell table:formula="of:=IF(AND([FP.CR$52]=[FP.CR50];NOT([FP.CR$52]=10000));[FP.$A11];10000)" office:value-type="float" office:value="10000" calcext:value-type="float">
            <text:p>10000</text:p>
          </table:table-cell>
          <table:table-cell table:formula="of:=IF(AND([FP.CS$52]=[FP.CS50];NOT([FP.CS$52]=10000));[FP.$A11];10000)" office:value-type="float" office:value="10000" calcext:value-type="float">
            <text:p>10000</text:p>
          </table:table-cell>
          <table:table-cell table:formula="of:=IF(AND([FP.CT$52]=[FP.CT50];NOT([FP.CT$52]=10000));[FP.$A11];10000)" office:value-type="float" office:value="10000" calcext:value-type="float">
            <text:p>10000</text:p>
          </table:table-cell>
          <table:table-cell table:formula="of:=IF(AND([FP.CU$52]=[FP.CU50];NOT([FP.CU$52]=10000));[FP.$A11];10000)" office:value-type="float" office:value="10000" calcext:value-type="float">
            <text:p>10000</text:p>
          </table:table-cell>
          <table:table-cell table:formula="of:=IF(AND([FP.CV$52]=[FP.CV50];NOT([FP.CV$52]=10000));[FP.$A11];10000)" office:value-type="float" office:value="10000" calcext:value-type="float">
            <text:p>10000</text:p>
          </table:table-cell>
          <table:table-cell table:formula="of:=IF(AND([FP.CW$52]=[FP.CW50];NOT([FP.CW$52]=10000));[FP.$A11];10000)" office:value-type="float" office:value="10000" calcext:value-type="float">
            <text:p>10000</text:p>
          </table:table-cell>
          <table:table-cell table:formula="of:=IF(AND([FP.CX$52]=[FP.CX50];NOT([FP.CX$52]=10000));[FP.$A11];10000)" office:value-type="float" office:value="10000" calcext:value-type="float">
            <text:p>10000</text:p>
          </table:table-cell>
          <table:table-cell table:formula="of:=IF(AND([FP.CY$52]=[FP.CY50];NOT([FP.CY$52]=10000));[FP.$A11];10000)" office:value-type="float" office:value="10000" calcext:value-type="float">
            <text:p>10000</text:p>
          </table:table-cell>
          <table:table-cell table:formula="of:=IF(AND([FP.CZ$52]=[FP.CZ50];NOT([FP.CZ$52]=10000));[FP.$A11];10000)" office:value-type="float" office:value="10000" calcext:value-type="float">
            <text:p>10000</text:p>
          </table:table-cell>
          <table:table-cell table:formula="of:=IF(AND([FP.DA$52]=[FP.DA50];NOT([FP.DA$52]=10000));[FP.$A11];10000)" office:value-type="float" office:value="10000" calcext:value-type="float">
            <text:p>10000</text:p>
          </table:table-cell>
          <table:table-cell table:formula="of:=IF(AND([FP.DB$52]=[FP.DB50];NOT([FP.DB$52]=10000));[FP.$A11];10000)" office:value-type="float" office:value="10000" calcext:value-type="float">
            <text:p>10000</text:p>
          </table:table-cell>
          <table:table-cell table:formula="of:=IF(AND([FP.DC$52]=[FP.DC50];NOT([FP.DC$52]=10000));[FP.$A11];10000)" office:value-type="float" office:value="10000" calcext:value-type="float">
            <text:p>10000</text:p>
          </table:table-cell>
          <table:table-cell table:formula="of:=IF(AND([FP.DD$52]=[FP.DD50];NOT([FP.DD$52]=10000));[FP.$A11];10000)" office:value-type="float" office:value="10000" calcext:value-type="float">
            <text:p>10000</text:p>
          </table:table-cell>
          <table:table-cell table:formula="of:=IF(AND([FP.DE$52]=[FP.DE50];NOT([FP.DE$52]=10000));[FP.$A11];10000)" office:value-type="float" office:value="10000" calcext:value-type="float">
            <text:p>10000</text:p>
          </table:table-cell>
          <table:table-cell table:formula="of:=IF(AND([FP.DF$52]=[FP.DF50];NOT([FP.DF$52]=10000));[FP.$A11];10000)" office:value-type="float" office:value="10000" calcext:value-type="float">
            <text:p>10000</text:p>
          </table:table-cell>
          <table:table-cell table:formula="of:=IF(AND([FP.DG$52]=[FP.DG50];NOT([FP.DG$52]=10000));[FP.$A11];10000)" office:value-type="float" office:value="10000" calcext:value-type="float">
            <text:p>10000</text:p>
          </table:table-cell>
          <table:table-cell table:formula="of:=IF(AND([FP.DH$52]=[FP.DH50];NOT([FP.DH$52]=10000));[FP.$A11];10000)" office:value-type="float" office:value="10000" calcext:value-type="float">
            <text:p>10000</text:p>
          </table:table-cell>
          <table:table-cell table:formula="of:=IF(AND([FP.DI$52]=[FP.DI50];NOT([FP.DI$52]=10000));[FP.$A11];10000)" office:value-type="float" office:value="10000" calcext:value-type="float">
            <text:p>10000</text:p>
          </table:table-cell>
          <table:table-cell table:formula="of:=IF(AND([FP.DJ$52]=[FP.DJ50];NOT([FP.DJ$52]=10000));[FP.$A11];10000)" office:value-type="float" office:value="10000" calcext:value-type="float">
            <text:p>10000</text:p>
          </table:table-cell>
          <table:table-cell table:formula="of:=IF(AND([FP.DK$52]=[FP.DK50];NOT([FP.DK$52]=10000));[FP.$A11];10000)" office:value-type="float" office:value="10000" calcext:value-type="float">
            <text:p>10000</text:p>
          </table:table-cell>
          <table:table-cell table:formula="of:=IF(AND([FP.DL$52]=[FP.DL50];NOT([FP.DL$52]=10000));[FP.$A11];10000)" office:value-type="float" office:value="10000" calcext:value-type="float">
            <text:p>10000</text:p>
          </table:table-cell>
          <table:table-cell table:formula="of:=IF(AND([FP.DM$52]=[FP.DM50];NOT([FP.DM$52]=10000));[FP.$A11];10000)" office:value-type="float" office:value="10000" calcext:value-type="float">
            <text:p>10000</text:p>
          </table:table-cell>
          <table:table-cell table:formula="of:=IF(AND([FP.DN$52]=[FP.DN50];NOT([FP.DN$52]=10000));[FP.$A11];10000)" office:value-type="float" office:value="10000" calcext:value-type="float">
            <text:p>10000</text:p>
          </table:table-cell>
          <table:table-cell table:formula="of:=IF(AND([FP.DO$52]=[FP.DO50];NOT([FP.DO$52]=10000));[FP.$A11];10000)" office:value-type="float" office:value="10000" calcext:value-type="float">
            <text:p>10000</text:p>
          </table:table-cell>
          <table:table-cell table:formula="of:=IF(AND([FP.DP$52]=[FP.DP50];NOT([FP.DP$52]=10000));[FP.$A11];10000)" office:value-type="float" office:value="10000" calcext:value-type="float">
            <text:p>10000</text:p>
          </table:table-cell>
          <table:table-cell table:formula="of:=IF(AND([FP.DQ$52]=[FP.DQ50];NOT([FP.DQ$52]=10000));[FP.$A11];10000)" office:value-type="float" office:value="10000" calcext:value-type="float">
            <text:p>10000</text:p>
          </table:table-cell>
          <table:table-cell table:formula="of:=IF(AND([FP.DR$52]=[FP.DR50];NOT([FP.DR$52]=10000));[FP.$A11];10000)" office:value-type="float" office:value="10000" calcext:value-type="float">
            <text:p>10000</text:p>
          </table:table-cell>
          <table:table-cell table:formula="of:=IF(AND([FP.DS$52]=[FP.DS50];NOT([FP.DS$52]=10000));[FP.$A11];10000)" office:value-type="float" office:value="10000" calcext:value-type="float">
            <text:p>10000</text:p>
          </table:table-cell>
          <table:table-cell table:formula="of:=IF(AND([FP.DT$52]=[FP.DT50];NOT([FP.DT$52]=10000));[FP.$A11];10000)" office:value-type="float" office:value="10000" calcext:value-type="float">
            <text:p>10000</text:p>
          </table:table-cell>
          <table:table-cell table:formula="of:=IF(AND([FP.DU$52]=[FP.DU50];NOT([FP.DU$52]=10000));[FP.$A11];10000)" office:value-type="float" office:value="10000" calcext:value-type="float">
            <text:p>10000</text:p>
          </table:table-cell>
          <table:table-cell table:formula="of:=IF(AND([FP.DV$52]=[FP.DV50];NOT([FP.DV$52]=10000));[FP.$A11];10000)" office:value-type="float" office:value="10000" calcext:value-type="float">
            <text:p>10000</text:p>
          </table:table-cell>
          <table:table-cell table:formula="of:=IF(AND([FP.DW$52]=[FP.DW50];NOT([FP.DW$52]=10000));[FP.$A11];10000)" office:value-type="float" office:value="10000" calcext:value-type="float">
            <text:p>10000</text:p>
          </table:table-cell>
          <table:table-cell table:formula="of:=IF(AND([FP.DX$52]=[FP.DX50];NOT([FP.DX$52]=10000));[FP.$A11];10000)" office:value-type="float" office:value="10000" calcext:value-type="float">
            <text:p>10000</text:p>
          </table:table-cell>
          <table:table-cell table:formula="of:=IF(AND([FP.DY$52]=[FP.DY50];NOT([FP.DY$52]=10000));[FP.$A11];10000)" office:value-type="float" office:value="10000" calcext:value-type="float">
            <text:p>10000</text:p>
          </table:table-cell>
          <table:table-cell table:formula="of:=IF(AND([FP.DZ$52]=[FP.DZ50];NOT([FP.DZ$52]=10000));[FP.$A11];10000)" office:value-type="float" office:value="10000" calcext:value-type="float">
            <text:p>10000</text:p>
          </table:table-cell>
          <table:table-cell table:formula="of:=IF(AND([FP.EA$52]=[FP.EA50];NOT([FP.EA$52]=10000));[FP.$A11];10000)" office:value-type="float" office:value="10000" calcext:value-type="float">
            <text:p>10000</text:p>
          </table:table-cell>
          <table:table-cell table:formula="of:=IF(AND([FP.EB$52]=[FP.EB50];NOT([FP.EB$52]=10000));[FP.$A11];10000)" office:value-type="float" office:value="10000" calcext:value-type="float">
            <text:p>10000</text:p>
          </table:table-cell>
        </table:table-row>
        <table:table-row table:style-name="ro1" table:visibility="collapse">
          <table:table-cell table:number-columns-repeated="9"/>
          <table:table-cell table:style-name="Default" table:number-columns-repeated="123"/>
        </table:table-row>
        <table:table-row table:style-name="ro1" table:visibility="collapse">
          <table:table-cell table:number-columns-repeated="9"/>
          <table:table-cell table:formula="of:=IF([FP.J$54]=[FP.$A4];[FP.J34]-1;[FP.J34])" office:value-type="float" office:value="0" calcext:value-type="float">
            <text:p>0</text:p>
          </table:table-cell>
          <table:table-cell table:formula="of:=IF([FP.K$54]=[FP.$A4];[FP.K34]-1;[FP.K34])" office:value-type="float" office:value="0" calcext:value-type="float">
            <text:p>0</text:p>
          </table:table-cell>
          <table:table-cell table:formula="of:=IF([FP.L$54]=[FP.$A4];[FP.L34]-1;[FP.L34])" office:value-type="float" office:value="0" calcext:value-type="float">
            <text:p>0</text:p>
          </table:table-cell>
          <table:table-cell table:formula="of:=IF([FP.M$54]=[FP.$A4];[FP.M34]-1;[FP.M34])" office:value-type="float" office:value="0" calcext:value-type="float">
            <text:p>0</text:p>
          </table:table-cell>
          <table:table-cell table:formula="of:=IF([FP.N$54]=[FP.$A4];[FP.N34]-1;[FP.N34])" office:value-type="float" office:value="0" calcext:value-type="float">
            <text:p>0</text:p>
          </table:table-cell>
          <table:table-cell table:formula="of:=IF([FP.O$54]=[FP.$A4];[FP.O34]-1;[FP.O34])" office:value-type="float" office:value="0" calcext:value-type="float">
            <text:p>0</text:p>
          </table:table-cell>
          <table:table-cell table:formula="of:=IF([FP.P$54]=[FP.$A4];[FP.P34]-1;[FP.P34])" office:value-type="float" office:value="0" calcext:value-type="float">
            <text:p>0</text:p>
          </table:table-cell>
          <table:table-cell table:formula="of:=IF([FP.Q$54]=[FP.$A4];[FP.Q34]-1;[FP.Q34])" office:value-type="float" office:value="0" calcext:value-type="float">
            <text:p>0</text:p>
          </table:table-cell>
          <table:table-cell table:formula="of:=IF([FP.R$54]=[FP.$A4];[FP.R34]-1;[FP.R34])" office:value-type="float" office:value="0" calcext:value-type="float">
            <text:p>0</text:p>
          </table:table-cell>
          <table:table-cell table:formula="of:=IF([FP.S$54]=[FP.$A4];[FP.S34]-1;[FP.S34])" office:value-type="float" office:value="0" calcext:value-type="float">
            <text:p>0</text:p>
          </table:table-cell>
          <table:table-cell table:formula="of:=IF([FP.T$54]=[FP.$A4];[FP.T34]-1;[FP.T34])" office:value-type="float" office:value="0" calcext:value-type="float">
            <text:p>0</text:p>
          </table:table-cell>
          <table:table-cell table:formula="of:=IF([FP.U$54]=[FP.$A4];[FP.U34]-1;[FP.U34])" office:value-type="float" office:value="0" calcext:value-type="float">
            <text:p>0</text:p>
          </table:table-cell>
          <table:table-cell table:formula="of:=IF([FP.V$54]=[FP.$A4];[FP.V34]-1;[FP.V34])" office:value-type="float" office:value="0" calcext:value-type="float">
            <text:p>0</text:p>
          </table:table-cell>
          <table:table-cell table:formula="of:=IF([FP.W$54]=[FP.$A4];[FP.W34]-1;[FP.W34])" office:value-type="float" office:value="0" calcext:value-type="float">
            <text:p>0</text:p>
          </table:table-cell>
          <table:table-cell table:formula="of:=IF([FP.X$54]=[FP.$A4];[FP.X34]-1;[FP.X34])" office:value-type="float" office:value="0" calcext:value-type="float">
            <text:p>0</text:p>
          </table:table-cell>
          <table:table-cell table:formula="of:=IF([FP.Y$54]=[FP.$A4];[FP.Y34]-1;[FP.Y34])" office:value-type="float" office:value="0" calcext:value-type="float">
            <text:p>0</text:p>
          </table:table-cell>
          <table:table-cell table:formula="of:=IF([FP.Z$54]=[FP.$A4];[FP.Z34]-1;[FP.Z34])" office:value-type="float" office:value="0" calcext:value-type="float">
            <text:p>0</text:p>
          </table:table-cell>
          <table:table-cell table:formula="of:=IF([FP.AA$54]=[FP.$A4];[FP.AA34]-1;[FP.AA34])" office:value-type="float" office:value="0" calcext:value-type="float">
            <text:p>0</text:p>
          </table:table-cell>
          <table:table-cell table:formula="of:=IF([FP.AB$54]=[FP.$A4];[FP.AB34]-1;[FP.AB34])" office:value-type="float" office:value="0" calcext:value-type="float">
            <text:p>0</text:p>
          </table:table-cell>
          <table:table-cell table:formula="of:=IF([FP.AC$54]=[FP.$A4];[FP.AC34]-1;[FP.AC34])" office:value-type="float" office:value="0" calcext:value-type="float">
            <text:p>0</text:p>
          </table:table-cell>
          <table:table-cell table:formula="of:=IF([FP.AD$54]=[FP.$A4];[FP.AD34]-1;[FP.AD34])" office:value-type="float" office:value="0" calcext:value-type="float">
            <text:p>0</text:p>
          </table:table-cell>
          <table:table-cell table:formula="of:=IF([FP.AE$54]=[FP.$A4];[FP.AE34]-1;[FP.AE34])" office:value-type="float" office:value="0" calcext:value-type="float">
            <text:p>0</text:p>
          </table:table-cell>
          <table:table-cell table:formula="of:=IF([FP.AF$54]=[FP.$A4];[FP.AF34]-1;[FP.AF34])" office:value-type="float" office:value="0" calcext:value-type="float">
            <text:p>0</text:p>
          </table:table-cell>
          <table:table-cell table:formula="of:=IF([FP.AG$54]=[FP.$A4];[FP.AG34]-1;[FP.AG34])" office:value-type="float" office:value="0" calcext:value-type="float">
            <text:p>0</text:p>
          </table:table-cell>
          <table:table-cell table:formula="of:=IF([FP.AH$54]=[FP.$A4];[FP.AH34]-1;[FP.AH34])" office:value-type="float" office:value="0" calcext:value-type="float">
            <text:p>0</text:p>
          </table:table-cell>
          <table:table-cell table:formula="of:=IF([FP.AI$54]=[FP.$A4];[FP.AI34]-1;[FP.AI34])" office:value-type="float" office:value="0" calcext:value-type="float">
            <text:p>0</text:p>
          </table:table-cell>
          <table:table-cell table:formula="of:=IF([FP.AJ$54]=[FP.$A4];[FP.AJ34]-1;[FP.AJ34])" office:value-type="float" office:value="0" calcext:value-type="float">
            <text:p>0</text:p>
          </table:table-cell>
          <table:table-cell table:formula="of:=IF([FP.AK$54]=[FP.$A4];[FP.AK34]-1;[FP.AK34])" office:value-type="float" office:value="0" calcext:value-type="float">
            <text:p>0</text:p>
          </table:table-cell>
          <table:table-cell table:formula="of:=IF([FP.AL$54]=[FP.$A4];[FP.AL34]-1;[FP.AL34])" office:value-type="float" office:value="0" calcext:value-type="float">
            <text:p>0</text:p>
          </table:table-cell>
          <table:table-cell table:formula="of:=IF([FP.AM$54]=[FP.$A4];[FP.AM34]-1;[FP.AM34])" office:value-type="float" office:value="0" calcext:value-type="float">
            <text:p>0</text:p>
          </table:table-cell>
          <table:table-cell table:formula="of:=IF([FP.AN$54]=[FP.$A4];[FP.AN34]-1;[FP.AN34])" office:value-type="float" office:value="0" calcext:value-type="float">
            <text:p>0</text:p>
          </table:table-cell>
          <table:table-cell table:formula="of:=IF([FP.AO$54]=[FP.$A4];[FP.AO34]-1;[FP.AO34])" office:value-type="float" office:value="0" calcext:value-type="float">
            <text:p>0</text:p>
          </table:table-cell>
          <table:table-cell table:formula="of:=IF([FP.AP$54]=[FP.$A4];[FP.AP34]-1;[FP.AP34])" office:value-type="float" office:value="0" calcext:value-type="float">
            <text:p>0</text:p>
          </table:table-cell>
          <table:table-cell table:formula="of:=IF([FP.AQ$54]=[FP.$A4];[FP.AQ34]-1;[FP.AQ34])" office:value-type="float" office:value="0" calcext:value-type="float">
            <text:p>0</text:p>
          </table:table-cell>
          <table:table-cell table:formula="of:=IF([FP.AR$54]=[FP.$A4];[FP.AR34]-1;[FP.AR34])" office:value-type="float" office:value="0" calcext:value-type="float">
            <text:p>0</text:p>
          </table:table-cell>
          <table:table-cell table:formula="of:=IF([FP.AS$54]=[FP.$A4];[FP.AS34]-1;[FP.AS34])" office:value-type="float" office:value="0" calcext:value-type="float">
            <text:p>0</text:p>
          </table:table-cell>
          <table:table-cell table:formula="of:=IF([FP.AT$54]=[FP.$A4];[FP.AT34]-1;[FP.AT34])" office:value-type="float" office:value="0" calcext:value-type="float">
            <text:p>0</text:p>
          </table:table-cell>
          <table:table-cell table:formula="of:=IF([FP.AU$54]=[FP.$A4];[FP.AU34]-1;[FP.AU34])" office:value-type="float" office:value="0" calcext:value-type="float">
            <text:p>0</text:p>
          </table:table-cell>
          <table:table-cell table:formula="of:=IF([FP.AV$54]=[FP.$A4];[FP.AV34]-1;[FP.AV34])" office:value-type="float" office:value="0" calcext:value-type="float">
            <text:p>0</text:p>
          </table:table-cell>
          <table:table-cell table:formula="of:=IF([FP.AW$54]=[FP.$A4];[FP.AW34]-1;[FP.AW34])" office:value-type="float" office:value="0" calcext:value-type="float">
            <text:p>0</text:p>
          </table:table-cell>
          <table:table-cell table:formula="of:=IF([FP.AX$54]=[FP.$A4];[FP.AX34]-1;[FP.AX34])" office:value-type="float" office:value="0" calcext:value-type="float">
            <text:p>0</text:p>
          </table:table-cell>
          <table:table-cell table:formula="of:=IF([FP.AY$54]=[FP.$A4];[FP.AY34]-1;[FP.AY34])" office:value-type="float" office:value="0" calcext:value-type="float">
            <text:p>0</text:p>
          </table:table-cell>
          <table:table-cell table:formula="of:=IF([FP.AZ$54]=[FP.$A4];[FP.AZ34]-1;[FP.AZ34])" office:value-type="float" office:value="0" calcext:value-type="float">
            <text:p>0</text:p>
          </table:table-cell>
          <table:table-cell table:formula="of:=IF([FP.BA$54]=[FP.$A4];[FP.BA34]-1;[FP.BA34])" office:value-type="float" office:value="0" calcext:value-type="float">
            <text:p>0</text:p>
          </table:table-cell>
          <table:table-cell table:formula="of:=IF([FP.BB$54]=[FP.$A4];[FP.BB34]-1;[FP.BB34])" office:value-type="float" office:value="0" calcext:value-type="float">
            <text:p>0</text:p>
          </table:table-cell>
          <table:table-cell table:formula="of:=IF([FP.BC$54]=[FP.$A4];[FP.BC34]-1;[FP.BC34])" office:value-type="float" office:value="0" calcext:value-type="float">
            <text:p>0</text:p>
          </table:table-cell>
          <table:table-cell table:formula="of:=IF([FP.BD$54]=[FP.$A4];[FP.BD34]-1;[FP.BD34])" office:value-type="float" office:value="0" calcext:value-type="float">
            <text:p>0</text:p>
          </table:table-cell>
          <table:table-cell table:formula="of:=IF([FP.BE$54]=[FP.$A4];[FP.BE34]-1;[FP.BE34])" office:value-type="float" office:value="0" calcext:value-type="float">
            <text:p>0</text:p>
          </table:table-cell>
          <table:table-cell table:formula="of:=IF([FP.BF$54]=[FP.$A4];[FP.BF34]-1;[FP.BF34])" office:value-type="float" office:value="0" calcext:value-type="float">
            <text:p>0</text:p>
          </table:table-cell>
          <table:table-cell table:formula="of:=IF([FP.BG$54]=[FP.$A4];[FP.BG34]-1;[FP.BG34])" office:value-type="float" office:value="0" calcext:value-type="float">
            <text:p>0</text:p>
          </table:table-cell>
          <table:table-cell table:formula="of:=IF([FP.BH$54]=[FP.$A4];[FP.BH34]-1;[FP.BH34])" office:value-type="float" office:value="0" calcext:value-type="float">
            <text:p>0</text:p>
          </table:table-cell>
          <table:table-cell table:formula="of:=IF([FP.BI$54]=[FP.$A4];[FP.BI34]-1;[FP.BI34])" office:value-type="float" office:value="0" calcext:value-type="float">
            <text:p>0</text:p>
          </table:table-cell>
          <table:table-cell table:formula="of:=IF([FP.BJ$54]=[FP.$A4];[FP.BJ34]-1;[FP.BJ34])" office:value-type="float" office:value="0" calcext:value-type="float">
            <text:p>0</text:p>
          </table:table-cell>
          <table:table-cell table:formula="of:=IF([FP.BK$54]=[FP.$A4];[FP.BK34]-1;[FP.BK34])" office:value-type="float" office:value="0" calcext:value-type="float">
            <text:p>0</text:p>
          </table:table-cell>
          <table:table-cell table:formula="of:=IF([FP.BL$54]=[FP.$A4];[FP.BL34]-1;[FP.BL34])" office:value-type="float" office:value="0" calcext:value-type="float">
            <text:p>0</text:p>
          </table:table-cell>
          <table:table-cell table:formula="of:=IF([FP.BM$54]=[FP.$A4];[FP.BM34]-1;[FP.BM34])" office:value-type="float" office:value="0" calcext:value-type="float">
            <text:p>0</text:p>
          </table:table-cell>
          <table:table-cell table:formula="of:=IF([FP.BN$54]=[FP.$A4];[FP.BN34]-1;[FP.BN34])" office:value-type="float" office:value="0" calcext:value-type="float">
            <text:p>0</text:p>
          </table:table-cell>
          <table:table-cell table:formula="of:=IF([FP.BO$54]=[FP.$A4];[FP.BO34]-1;[FP.BO34])" office:value-type="float" office:value="0" calcext:value-type="float">
            <text:p>0</text:p>
          </table:table-cell>
          <table:table-cell table:formula="of:=IF([FP.BP$54]=[FP.$A4];[FP.BP34]-1;[FP.BP34])" office:value-type="float" office:value="0" calcext:value-type="float">
            <text:p>0</text:p>
          </table:table-cell>
          <table:table-cell table:formula="of:=IF([FP.BQ$54]=[FP.$A4];[FP.BQ34]-1;[FP.BQ34])" office:value-type="float" office:value="0" calcext:value-type="float">
            <text:p>0</text:p>
          </table:table-cell>
          <table:table-cell table:formula="of:=IF([FP.BR$54]=[FP.$A4];[FP.BR34]-1;[FP.BR34])" office:value-type="float" office:value="0" calcext:value-type="float">
            <text:p>0</text:p>
          </table:table-cell>
          <table:table-cell table:formula="of:=IF([FP.BS$54]=[FP.$A4];[FP.BS34]-1;[FP.BS34])" office:value-type="float" office:value="0" calcext:value-type="float">
            <text:p>0</text:p>
          </table:table-cell>
          <table:table-cell table:formula="of:=IF([FP.BT$54]=[FP.$A4];[FP.BT34]-1;[FP.BT34])" office:value-type="float" office:value="0" calcext:value-type="float">
            <text:p>0</text:p>
          </table:table-cell>
          <table:table-cell table:formula="of:=IF([FP.BU$54]=[FP.$A4];[FP.BU34]-1;[FP.BU34])" office:value-type="float" office:value="0" calcext:value-type="float">
            <text:p>0</text:p>
          </table:table-cell>
          <table:table-cell table:formula="of:=IF([FP.BV$54]=[FP.$A4];[FP.BV34]-1;[FP.BV34])" office:value-type="float" office:value="0" calcext:value-type="float">
            <text:p>0</text:p>
          </table:table-cell>
          <table:table-cell table:formula="of:=IF([FP.BW$54]=[FP.$A4];[FP.BW34]-1;[FP.BW34])" office:value-type="float" office:value="0" calcext:value-type="float">
            <text:p>0</text:p>
          </table:table-cell>
          <table:table-cell table:formula="of:=IF([FP.BX$54]=[FP.$A4];[FP.BX34]-1;[FP.BX34])" office:value-type="float" office:value="0" calcext:value-type="float">
            <text:p>0</text:p>
          </table:table-cell>
          <table:table-cell table:formula="of:=IF([FP.BY$54]=[FP.$A4];[FP.BY34]-1;[FP.BY34])" office:value-type="float" office:value="0" calcext:value-type="float">
            <text:p>0</text:p>
          </table:table-cell>
          <table:table-cell table:formula="of:=IF([FP.BZ$54]=[FP.$A4];[FP.BZ34]-1;[FP.BZ34])" office:value-type="float" office:value="0" calcext:value-type="float">
            <text:p>0</text:p>
          </table:table-cell>
          <table:table-cell table:formula="of:=IF([FP.CA$54]=[FP.$A4];[FP.CA34]-1;[FP.CA34])" office:value-type="float" office:value="0" calcext:value-type="float">
            <text:p>0</text:p>
          </table:table-cell>
          <table:table-cell table:formula="of:=IF([FP.CB$54]=[FP.$A4];[FP.CB34]-1;[FP.CB34])" office:value-type="float" office:value="0" calcext:value-type="float">
            <text:p>0</text:p>
          </table:table-cell>
          <table:table-cell table:formula="of:=IF([FP.CC$54]=[FP.$A4];[FP.CC34]-1;[FP.CC34])" office:value-type="float" office:value="0" calcext:value-type="float">
            <text:p>0</text:p>
          </table:table-cell>
          <table:table-cell table:formula="of:=IF([FP.CD$54]=[FP.$A4];[FP.CD34]-1;[FP.CD34])" office:value-type="float" office:value="0" calcext:value-type="float">
            <text:p>0</text:p>
          </table:table-cell>
          <table:table-cell table:formula="of:=IF([FP.CE$54]=[FP.$A4];[FP.CE34]-1;[FP.CE34])" office:value-type="float" office:value="0" calcext:value-type="float">
            <text:p>0</text:p>
          </table:table-cell>
          <table:table-cell table:formula="of:=IF([FP.CF$54]=[FP.$A4];[FP.CF34]-1;[FP.CF34])" office:value-type="float" office:value="0" calcext:value-type="float">
            <text:p>0</text:p>
          </table:table-cell>
          <table:table-cell table:formula="of:=IF([FP.CG$54]=[FP.$A4];[FP.CG34]-1;[FP.CG34])" office:value-type="float" office:value="0" calcext:value-type="float">
            <text:p>0</text:p>
          </table:table-cell>
          <table:table-cell table:formula="of:=IF([FP.CH$54]=[FP.$A4];[FP.CH34]-1;[FP.CH34])" office:value-type="float" office:value="0" calcext:value-type="float">
            <text:p>0</text:p>
          </table:table-cell>
          <table:table-cell table:formula="of:=IF([FP.CI$54]=[FP.$A4];[FP.CI34]-1;[FP.CI34])" office:value-type="float" office:value="0" calcext:value-type="float">
            <text:p>0</text:p>
          </table:table-cell>
          <table:table-cell table:formula="of:=IF([FP.CJ$54]=[FP.$A4];[FP.CJ34]-1;[FP.CJ34])" office:value-type="float" office:value="0" calcext:value-type="float">
            <text:p>0</text:p>
          </table:table-cell>
          <table:table-cell table:formula="of:=IF([FP.CK$54]=[FP.$A4];[FP.CK34]-1;[FP.CK34])" office:value-type="float" office:value="0" calcext:value-type="float">
            <text:p>0</text:p>
          </table:table-cell>
          <table:table-cell table:formula="of:=IF([FP.CL$54]=[FP.$A4];[FP.CL34]-1;[FP.CL34])" office:value-type="float" office:value="0" calcext:value-type="float">
            <text:p>0</text:p>
          </table:table-cell>
          <table:table-cell table:formula="of:=IF([FP.CM$54]=[FP.$A4];[FP.CM34]-1;[FP.CM34])" office:value-type="float" office:value="0" calcext:value-type="float">
            <text:p>0</text:p>
          </table:table-cell>
          <table:table-cell table:formula="of:=IF([FP.CN$54]=[FP.$A4];[FP.CN34]-1;[FP.CN34])" office:value-type="float" office:value="0" calcext:value-type="float">
            <text:p>0</text:p>
          </table:table-cell>
          <table:table-cell table:formula="of:=IF([FP.CO$54]=[FP.$A4];[FP.CO34]-1;[FP.CO34])" office:value-type="float" office:value="0" calcext:value-type="float">
            <text:p>0</text:p>
          </table:table-cell>
          <table:table-cell table:formula="of:=IF([FP.CP$54]=[FP.$A4];[FP.CP34]-1;[FP.CP34])" office:value-type="float" office:value="0" calcext:value-type="float">
            <text:p>0</text:p>
          </table:table-cell>
          <table:table-cell table:formula="of:=IF([FP.CQ$54]=[FP.$A4];[FP.CQ34]-1;[FP.CQ34])" office:value-type="float" office:value="0" calcext:value-type="float">
            <text:p>0</text:p>
          </table:table-cell>
          <table:table-cell table:formula="of:=IF([FP.CR$54]=[FP.$A4];[FP.CR34]-1;[FP.CR34])" office:value-type="float" office:value="0" calcext:value-type="float">
            <text:p>0</text:p>
          </table:table-cell>
          <table:table-cell table:formula="of:=IF([FP.CS$54]=[FP.$A4];[FP.CS34]-1;[FP.CS34])" office:value-type="float" office:value="0" calcext:value-type="float">
            <text:p>0</text:p>
          </table:table-cell>
          <table:table-cell table:formula="of:=IF([FP.CT$54]=[FP.$A4];[FP.CT34]-1;[FP.CT34])" office:value-type="float" office:value="0" calcext:value-type="float">
            <text:p>0</text:p>
          </table:table-cell>
          <table:table-cell table:formula="of:=IF([FP.CU$54]=[FP.$A4];[FP.CU34]-1;[FP.CU34])" office:value-type="float" office:value="0" calcext:value-type="float">
            <text:p>0</text:p>
          </table:table-cell>
          <table:table-cell table:formula="of:=IF([FP.CV$54]=[FP.$A4];[FP.CV34]-1;[FP.CV34])" office:value-type="float" office:value="0" calcext:value-type="float">
            <text:p>0</text:p>
          </table:table-cell>
          <table:table-cell table:formula="of:=IF([FP.CW$54]=[FP.$A4];[FP.CW34]-1;[FP.CW34])" office:value-type="float" office:value="0" calcext:value-type="float">
            <text:p>0</text:p>
          </table:table-cell>
          <table:table-cell table:formula="of:=IF([FP.CX$54]=[FP.$A4];[FP.CX34]-1;[FP.CX34])" office:value-type="float" office:value="0" calcext:value-type="float">
            <text:p>0</text:p>
          </table:table-cell>
          <table:table-cell table:formula="of:=IF([FP.CY$54]=[FP.$A4];[FP.CY34]-1;[FP.CY34])" office:value-type="float" office:value="0" calcext:value-type="float">
            <text:p>0</text:p>
          </table:table-cell>
          <table:table-cell table:formula="of:=IF([FP.CZ$54]=[FP.$A4];[FP.CZ34]-1;[FP.CZ34])" office:value-type="float" office:value="0" calcext:value-type="float">
            <text:p>0</text:p>
          </table:table-cell>
          <table:table-cell table:formula="of:=IF([FP.DA$54]=[FP.$A4];[FP.DA34]-1;[FP.DA34])" office:value-type="float" office:value="0" calcext:value-type="float">
            <text:p>0</text:p>
          </table:table-cell>
          <table:table-cell table:formula="of:=IF([FP.DB$54]=[FP.$A4];[FP.DB34]-1;[FP.DB34])" office:value-type="float" office:value="0" calcext:value-type="float">
            <text:p>0</text:p>
          </table:table-cell>
          <table:table-cell table:formula="of:=IF([FP.DC$54]=[FP.$A4];[FP.DC34]-1;[FP.DC34])" office:value-type="float" office:value="0" calcext:value-type="float">
            <text:p>0</text:p>
          </table:table-cell>
          <table:table-cell table:formula="of:=IF([FP.DD$54]=[FP.$A4];[FP.DD34]-1;[FP.DD34])" office:value-type="float" office:value="0" calcext:value-type="float">
            <text:p>0</text:p>
          </table:table-cell>
          <table:table-cell table:formula="of:=IF([FP.DE$54]=[FP.$A4];[FP.DE34]-1;[FP.DE34])" office:value-type="float" office:value="0" calcext:value-type="float">
            <text:p>0</text:p>
          </table:table-cell>
          <table:table-cell table:formula="of:=IF([FP.DF$54]=[FP.$A4];[FP.DF34]-1;[FP.DF34])" office:value-type="float" office:value="0" calcext:value-type="float">
            <text:p>0</text:p>
          </table:table-cell>
          <table:table-cell table:formula="of:=IF([FP.DG$54]=[FP.$A4];[FP.DG34]-1;[FP.DG34])" office:value-type="float" office:value="0" calcext:value-type="float">
            <text:p>0</text:p>
          </table:table-cell>
          <table:table-cell table:formula="of:=IF([FP.DH$54]=[FP.$A4];[FP.DH34]-1;[FP.DH34])" office:value-type="float" office:value="0" calcext:value-type="float">
            <text:p>0</text:p>
          </table:table-cell>
          <table:table-cell table:formula="of:=IF([FP.DI$54]=[FP.$A4];[FP.DI34]-1;[FP.DI34])" office:value-type="float" office:value="0" calcext:value-type="float">
            <text:p>0</text:p>
          </table:table-cell>
          <table:table-cell table:formula="of:=IF([FP.DJ$54]=[FP.$A4];[FP.DJ34]-1;[FP.DJ34])" office:value-type="float" office:value="0" calcext:value-type="float">
            <text:p>0</text:p>
          </table:table-cell>
          <table:table-cell table:formula="of:=IF([FP.DK$54]=[FP.$A4];[FP.DK34]-1;[FP.DK34])" office:value-type="float" office:value="0" calcext:value-type="float">
            <text:p>0</text:p>
          </table:table-cell>
          <table:table-cell table:formula="of:=IF([FP.DL$54]=[FP.$A4];[FP.DL34]-1;[FP.DL34])" office:value-type="float" office:value="0" calcext:value-type="float">
            <text:p>0</text:p>
          </table:table-cell>
          <table:table-cell table:formula="of:=IF([FP.DM$54]=[FP.$A4];[FP.DM34]-1;[FP.DM34])" office:value-type="float" office:value="0" calcext:value-type="float">
            <text:p>0</text:p>
          </table:table-cell>
          <table:table-cell table:formula="of:=IF([FP.DN$54]=[FP.$A4];[FP.DN34]-1;[FP.DN34])" office:value-type="float" office:value="0" calcext:value-type="float">
            <text:p>0</text:p>
          </table:table-cell>
          <table:table-cell table:formula="of:=IF([FP.DO$54]=[FP.$A4];[FP.DO34]-1;[FP.DO34])" office:value-type="float" office:value="0" calcext:value-type="float">
            <text:p>0</text:p>
          </table:table-cell>
          <table:table-cell table:formula="of:=IF([FP.DP$54]=[FP.$A4];[FP.DP34]-1;[FP.DP34])" office:value-type="float" office:value="0" calcext:value-type="float">
            <text:p>0</text:p>
          </table:table-cell>
          <table:table-cell table:formula="of:=IF([FP.DQ$54]=[FP.$A4];[FP.DQ34]-1;[FP.DQ34])" office:value-type="float" office:value="0" calcext:value-type="float">
            <text:p>0</text:p>
          </table:table-cell>
          <table:table-cell table:formula="of:=IF([FP.DR$54]=[FP.$A4];[FP.DR34]-1;[FP.DR34])" office:value-type="float" office:value="0" calcext:value-type="float">
            <text:p>0</text:p>
          </table:table-cell>
          <table:table-cell table:formula="of:=IF([FP.DS$54]=[FP.$A4];[FP.DS34]-1;[FP.DS34])" office:value-type="float" office:value="0" calcext:value-type="float">
            <text:p>0</text:p>
          </table:table-cell>
          <table:table-cell table:formula="of:=IF([FP.DT$54]=[FP.$A4];[FP.DT34]-1;[FP.DT34])" office:value-type="float" office:value="0" calcext:value-type="float">
            <text:p>0</text:p>
          </table:table-cell>
          <table:table-cell table:formula="of:=IF([FP.DU$54]=[FP.$A4];[FP.DU34]-1;[FP.DU34])" office:value-type="float" office:value="0" calcext:value-type="float">
            <text:p>0</text:p>
          </table:table-cell>
          <table:table-cell table:formula="of:=IF([FP.DV$54]=[FP.$A4];[FP.DV34]-1;[FP.DV34])" office:value-type="float" office:value="0" calcext:value-type="float">
            <text:p>0</text:p>
          </table:table-cell>
          <table:table-cell table:formula="of:=IF([FP.DW$54]=[FP.$A4];[FP.DW34]-1;[FP.DW34])" office:value-type="float" office:value="0" calcext:value-type="float">
            <text:p>0</text:p>
          </table:table-cell>
          <table:table-cell table:formula="of:=IF([FP.DX$54]=[FP.$A4];[FP.DX34]-1;[FP.DX34])" office:value-type="float" office:value="0" calcext:value-type="float">
            <text:p>0</text:p>
          </table:table-cell>
          <table:table-cell table:formula="of:=IF([FP.DY$54]=[FP.$A4];[FP.DY34]-1;[FP.DY34])" office:value-type="float" office:value="0" calcext:value-type="float">
            <text:p>0</text:p>
          </table:table-cell>
          <table:table-cell table:formula="of:=IF([FP.DZ$54]=[FP.$A4];[FP.DZ34]-1;[FP.DZ34])" office:value-type="float" office:value="0" calcext:value-type="float">
            <text:p>0</text:p>
          </table:table-cell>
          <table:table-cell table:formula="of:=IF([FP.EA$54]=[FP.$A4];[FP.EA34]-1;[FP.EA34])" office:value-type="float" office:value="0" calcext:value-type="float">
            <text:p>0</text:p>
          </table:table-cell>
          <table:table-cell table:formula="of:=IF([FP.EB$54]=[FP.$A4];[FP.EB34]-1;[FP.EB34])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8"/>
          <table:table-cell office:value-type="string" calcext:value-type="string">
            <text:p>Execution Time</text:p>
          </table:table-cell>
          <table:table-cell table:formula="of:=IF([FP.J$54]=[FP.$A5];[FP.J35]-1;[FP.J35])" office:value-type="float" office:value="0" calcext:value-type="float">
            <text:p>0</text:p>
          </table:table-cell>
          <table:table-cell table:formula="of:=IF([FP.K$54]=[FP.$A5];[FP.K35]-1;[FP.K35])" office:value-type="float" office:value="0" calcext:value-type="float">
            <text:p>0</text:p>
          </table:table-cell>
          <table:table-cell table:formula="of:=IF([FP.L$54]=[FP.$A5];[FP.L35]-1;[FP.L35])" office:value-type="float" office:value="0" calcext:value-type="float">
            <text:p>0</text:p>
          </table:table-cell>
          <table:table-cell table:formula="of:=IF([FP.M$54]=[FP.$A5];[FP.M35]-1;[FP.M35])" office:value-type="float" office:value="0" calcext:value-type="float">
            <text:p>0</text:p>
          </table:table-cell>
          <table:table-cell table:formula="of:=IF([FP.N$54]=[FP.$A5];[FP.N35]-1;[FP.N35])" office:value-type="float" office:value="0" calcext:value-type="float">
            <text:p>0</text:p>
          </table:table-cell>
          <table:table-cell table:formula="of:=IF([FP.O$54]=[FP.$A5];[FP.O35]-1;[FP.O35])" office:value-type="float" office:value="0" calcext:value-type="float">
            <text:p>0</text:p>
          </table:table-cell>
          <table:table-cell table:formula="of:=IF([FP.P$54]=[FP.$A5];[FP.P35]-1;[FP.P35])" office:value-type="float" office:value="0" calcext:value-type="float">
            <text:p>0</text:p>
          </table:table-cell>
          <table:table-cell table:formula="of:=IF([FP.Q$54]=[FP.$A5];[FP.Q35]-1;[FP.Q35])" office:value-type="float" office:value="0" calcext:value-type="float">
            <text:p>0</text:p>
          </table:table-cell>
          <table:table-cell table:formula="of:=IF([FP.R$54]=[FP.$A5];[FP.R35]-1;[FP.R35])" office:value-type="float" office:value="0" calcext:value-type="float">
            <text:p>0</text:p>
          </table:table-cell>
          <table:table-cell table:formula="of:=IF([FP.S$54]=[FP.$A5];[FP.S35]-1;[FP.S35])" office:value-type="float" office:value="0" calcext:value-type="float">
            <text:p>0</text:p>
          </table:table-cell>
          <table:table-cell table:formula="of:=IF([FP.T$54]=[FP.$A5];[FP.T35]-1;[FP.T35])" office:value-type="float" office:value="0" calcext:value-type="float">
            <text:p>0</text:p>
          </table:table-cell>
          <table:table-cell table:formula="of:=IF([FP.U$54]=[FP.$A5];[FP.U35]-1;[FP.U35])" office:value-type="float" office:value="0" calcext:value-type="float">
            <text:p>0</text:p>
          </table:table-cell>
          <table:table-cell table:formula="of:=IF([FP.V$54]=[FP.$A5];[FP.V35]-1;[FP.V35])" office:value-type="float" office:value="1" calcext:value-type="float">
            <text:p>1</text:p>
          </table:table-cell>
          <table:table-cell table:formula="of:=IF([FP.W$54]=[FP.$A5];[FP.W35]-1;[FP.W35])" office:value-type="float" office:value="0" calcext:value-type="float">
            <text:p>0</text:p>
          </table:table-cell>
          <table:table-cell table:formula="of:=IF([FP.X$54]=[FP.$A5];[FP.X35]-1;[FP.X35])" office:value-type="float" office:value="0" calcext:value-type="float">
            <text:p>0</text:p>
          </table:table-cell>
          <table:table-cell table:formula="of:=IF([FP.Y$54]=[FP.$A5];[FP.Y35]-1;[FP.Y35])" office:value-type="float" office:value="0" calcext:value-type="float">
            <text:p>0</text:p>
          </table:table-cell>
          <table:table-cell table:formula="of:=IF([FP.Z$54]=[FP.$A5];[FP.Z35]-1;[FP.Z35])" office:value-type="float" office:value="0" calcext:value-type="float">
            <text:p>0</text:p>
          </table:table-cell>
          <table:table-cell table:formula="of:=IF([FP.AA$54]=[FP.$A5];[FP.AA35]-1;[FP.AA35])" office:value-type="float" office:value="0" calcext:value-type="float">
            <text:p>0</text:p>
          </table:table-cell>
          <table:table-cell table:formula="of:=IF([FP.AB$54]=[FP.$A5];[FP.AB35]-1;[FP.AB35])" office:value-type="float" office:value="0" calcext:value-type="float">
            <text:p>0</text:p>
          </table:table-cell>
          <table:table-cell table:formula="of:=IF([FP.AC$54]=[FP.$A5];[FP.AC35]-1;[FP.AC35])" office:value-type="float" office:value="0" calcext:value-type="float">
            <text:p>0</text:p>
          </table:table-cell>
          <table:table-cell table:formula="of:=IF([FP.AD$54]=[FP.$A5];[FP.AD35]-1;[FP.AD35])" office:value-type="float" office:value="0" calcext:value-type="float">
            <text:p>0</text:p>
          </table:table-cell>
          <table:table-cell table:formula="of:=IF([FP.AE$54]=[FP.$A5];[FP.AE35]-1;[FP.AE35])" office:value-type="float" office:value="0" calcext:value-type="float">
            <text:p>0</text:p>
          </table:table-cell>
          <table:table-cell table:formula="of:=IF([FP.AF$54]=[FP.$A5];[FP.AF35]-1;[FP.AF35])" office:value-type="float" office:value="0" calcext:value-type="float">
            <text:p>0</text:p>
          </table:table-cell>
          <table:table-cell table:formula="of:=IF([FP.AG$54]=[FP.$A5];[FP.AG35]-1;[FP.AG35])" office:value-type="float" office:value="0" calcext:value-type="float">
            <text:p>0</text:p>
          </table:table-cell>
          <table:table-cell table:formula="of:=IF([FP.AH$54]=[FP.$A5];[FP.AH35]-1;[FP.AH35])" office:value-type="float" office:value="0" calcext:value-type="float">
            <text:p>0</text:p>
          </table:table-cell>
          <table:table-cell table:formula="of:=IF([FP.AI$54]=[FP.$A5];[FP.AI35]-1;[FP.AI35])" office:value-type="float" office:value="0" calcext:value-type="float">
            <text:p>0</text:p>
          </table:table-cell>
          <table:table-cell table:formula="of:=IF([FP.AJ$54]=[FP.$A5];[FP.AJ35]-1;[FP.AJ35])" office:value-type="float" office:value="0" calcext:value-type="float">
            <text:p>0</text:p>
          </table:table-cell>
          <table:table-cell table:formula="of:=IF([FP.AK$54]=[FP.$A5];[FP.AK35]-1;[FP.AK35])" office:value-type="float" office:value="0" calcext:value-type="float">
            <text:p>0</text:p>
          </table:table-cell>
          <table:table-cell table:formula="of:=IF([FP.AL$54]=[FP.$A5];[FP.AL35]-1;[FP.AL35])" office:value-type="float" office:value="0" calcext:value-type="float">
            <text:p>0</text:p>
          </table:table-cell>
          <table:table-cell table:formula="of:=IF([FP.AM$54]=[FP.$A5];[FP.AM35]-1;[FP.AM35])" office:value-type="float" office:value="0" calcext:value-type="float">
            <text:p>0</text:p>
          </table:table-cell>
          <table:table-cell table:formula="of:=IF([FP.AN$54]=[FP.$A5];[FP.AN35]-1;[FP.AN35])" office:value-type="float" office:value="0" calcext:value-type="float">
            <text:p>0</text:p>
          </table:table-cell>
          <table:table-cell table:formula="of:=IF([FP.AO$54]=[FP.$A5];[FP.AO35]-1;[FP.AO35])" office:value-type="float" office:value="0" calcext:value-type="float">
            <text:p>0</text:p>
          </table:table-cell>
          <table:table-cell table:formula="of:=IF([FP.AP$54]=[FP.$A5];[FP.AP35]-1;[FP.AP35])" office:value-type="float" office:value="1" calcext:value-type="float">
            <text:p>1</text:p>
          </table:table-cell>
          <table:table-cell table:formula="of:=IF([FP.AQ$54]=[FP.$A5];[FP.AQ35]-1;[FP.AQ35])" office:value-type="float" office:value="0" calcext:value-type="float">
            <text:p>0</text:p>
          </table:table-cell>
          <table:table-cell table:formula="of:=IF([FP.AR$54]=[FP.$A5];[FP.AR35]-1;[FP.AR35])" office:value-type="float" office:value="0" calcext:value-type="float">
            <text:p>0</text:p>
          </table:table-cell>
          <table:table-cell table:formula="of:=IF([FP.AS$54]=[FP.$A5];[FP.AS35]-1;[FP.AS35])" office:value-type="float" office:value="0" calcext:value-type="float">
            <text:p>0</text:p>
          </table:table-cell>
          <table:table-cell table:formula="of:=IF([FP.AT$54]=[FP.$A5];[FP.AT35]-1;[FP.AT35])" office:value-type="float" office:value="0" calcext:value-type="float">
            <text:p>0</text:p>
          </table:table-cell>
          <table:table-cell table:formula="of:=IF([FP.AU$54]=[FP.$A5];[FP.AU35]-1;[FP.AU35])" office:value-type="float" office:value="0" calcext:value-type="float">
            <text:p>0</text:p>
          </table:table-cell>
          <table:table-cell table:formula="of:=IF([FP.AV$54]=[FP.$A5];[FP.AV35]-1;[FP.AV35])" office:value-type="float" office:value="0" calcext:value-type="float">
            <text:p>0</text:p>
          </table:table-cell>
          <table:table-cell table:formula="of:=IF([FP.AW$54]=[FP.$A5];[FP.AW35]-1;[FP.AW35])" office:value-type="float" office:value="0" calcext:value-type="float">
            <text:p>0</text:p>
          </table:table-cell>
          <table:table-cell table:formula="of:=IF([FP.AX$54]=[FP.$A5];[FP.AX35]-1;[FP.AX35])" office:value-type="float" office:value="0" calcext:value-type="float">
            <text:p>0</text:p>
          </table:table-cell>
          <table:table-cell table:formula="of:=IF([FP.AY$54]=[FP.$A5];[FP.AY35]-1;[FP.AY35])" office:value-type="float" office:value="0" calcext:value-type="float">
            <text:p>0</text:p>
          </table:table-cell>
          <table:table-cell table:formula="of:=IF([FP.AZ$54]=[FP.$A5];[FP.AZ35]-1;[FP.AZ35])" office:value-type="float" office:value="0" calcext:value-type="float">
            <text:p>0</text:p>
          </table:table-cell>
          <table:table-cell table:formula="of:=IF([FP.BA$54]=[FP.$A5];[FP.BA35]-1;[FP.BA35])" office:value-type="float" office:value="0" calcext:value-type="float">
            <text:p>0</text:p>
          </table:table-cell>
          <table:table-cell table:formula="of:=IF([FP.BB$54]=[FP.$A5];[FP.BB35]-1;[FP.BB35])" office:value-type="float" office:value="0" calcext:value-type="float">
            <text:p>0</text:p>
          </table:table-cell>
          <table:table-cell table:formula="of:=IF([FP.BC$54]=[FP.$A5];[FP.BC35]-1;[FP.BC35])" office:value-type="float" office:value="0" calcext:value-type="float">
            <text:p>0</text:p>
          </table:table-cell>
          <table:table-cell table:formula="of:=IF([FP.BD$54]=[FP.$A5];[FP.BD35]-1;[FP.BD35])" office:value-type="float" office:value="0" calcext:value-type="float">
            <text:p>0</text:p>
          </table:table-cell>
          <table:table-cell table:formula="of:=IF([FP.BE$54]=[FP.$A5];[FP.BE35]-1;[FP.BE35])" office:value-type="float" office:value="0" calcext:value-type="float">
            <text:p>0</text:p>
          </table:table-cell>
          <table:table-cell table:formula="of:=IF([FP.BF$54]=[FP.$A5];[FP.BF35]-1;[FP.BF35])" office:value-type="float" office:value="0" calcext:value-type="float">
            <text:p>0</text:p>
          </table:table-cell>
          <table:table-cell table:formula="of:=IF([FP.BG$54]=[FP.$A5];[FP.BG35]-1;[FP.BG35])" office:value-type="float" office:value="0" calcext:value-type="float">
            <text:p>0</text:p>
          </table:table-cell>
          <table:table-cell table:formula="of:=IF([FP.BH$54]=[FP.$A5];[FP.BH35]-1;[FP.BH35])" office:value-type="float" office:value="0" calcext:value-type="float">
            <text:p>0</text:p>
          </table:table-cell>
          <table:table-cell table:formula="of:=IF([FP.BI$54]=[FP.$A5];[FP.BI35]-1;[FP.BI35])" office:value-type="float" office:value="0" calcext:value-type="float">
            <text:p>0</text:p>
          </table:table-cell>
          <table:table-cell table:formula="of:=IF([FP.BJ$54]=[FP.$A5];[FP.BJ35]-1;[FP.BJ35])" office:value-type="float" office:value="1" calcext:value-type="float">
            <text:p>1</text:p>
          </table:table-cell>
          <table:table-cell table:formula="of:=IF([FP.BK$54]=[FP.$A5];[FP.BK35]-1;[FP.BK35])" office:value-type="float" office:value="0" calcext:value-type="float">
            <text:p>0</text:p>
          </table:table-cell>
          <table:table-cell table:formula="of:=IF([FP.BL$54]=[FP.$A5];[FP.BL35]-1;[FP.BL35])" office:value-type="float" office:value="0" calcext:value-type="float">
            <text:p>0</text:p>
          </table:table-cell>
          <table:table-cell table:formula="of:=IF([FP.BM$54]=[FP.$A5];[FP.BM35]-1;[FP.BM35])" office:value-type="float" office:value="0" calcext:value-type="float">
            <text:p>0</text:p>
          </table:table-cell>
          <table:table-cell table:formula="of:=IF([FP.BN$54]=[FP.$A5];[FP.BN35]-1;[FP.BN35])" office:value-type="float" office:value="0" calcext:value-type="float">
            <text:p>0</text:p>
          </table:table-cell>
          <table:table-cell table:formula="of:=IF([FP.BO$54]=[FP.$A5];[FP.BO35]-1;[FP.BO35])" office:value-type="float" office:value="0" calcext:value-type="float">
            <text:p>0</text:p>
          </table:table-cell>
          <table:table-cell table:formula="of:=IF([FP.BP$54]=[FP.$A5];[FP.BP35]-1;[FP.BP35])" office:value-type="float" office:value="0" calcext:value-type="float">
            <text:p>0</text:p>
          </table:table-cell>
          <table:table-cell table:formula="of:=IF([FP.BQ$54]=[FP.$A5];[FP.BQ35]-1;[FP.BQ35])" office:value-type="float" office:value="0" calcext:value-type="float">
            <text:p>0</text:p>
          </table:table-cell>
          <table:table-cell table:formula="of:=IF([FP.BR$54]=[FP.$A5];[FP.BR35]-1;[FP.BR35])" office:value-type="float" office:value="0" calcext:value-type="float">
            <text:p>0</text:p>
          </table:table-cell>
          <table:table-cell table:formula="of:=IF([FP.BS$54]=[FP.$A5];[FP.BS35]-1;[FP.BS35])" office:value-type="float" office:value="0" calcext:value-type="float">
            <text:p>0</text:p>
          </table:table-cell>
          <table:table-cell table:formula="of:=IF([FP.BT$54]=[FP.$A5];[FP.BT35]-1;[FP.BT35])" office:value-type="float" office:value="0" calcext:value-type="float">
            <text:p>0</text:p>
          </table:table-cell>
          <table:table-cell table:formula="of:=IF([FP.BU$54]=[FP.$A5];[FP.BU35]-1;[FP.BU35])" office:value-type="float" office:value="0" calcext:value-type="float">
            <text:p>0</text:p>
          </table:table-cell>
          <table:table-cell table:formula="of:=IF([FP.BV$54]=[FP.$A5];[FP.BV35]-1;[FP.BV35])" office:value-type="float" office:value="0" calcext:value-type="float">
            <text:p>0</text:p>
          </table:table-cell>
          <table:table-cell table:formula="of:=IF([FP.BW$54]=[FP.$A5];[FP.BW35]-1;[FP.BW35])" office:value-type="float" office:value="0" calcext:value-type="float">
            <text:p>0</text:p>
          </table:table-cell>
          <table:table-cell table:formula="of:=IF([FP.BX$54]=[FP.$A5];[FP.BX35]-1;[FP.BX35])" office:value-type="float" office:value="0" calcext:value-type="float">
            <text:p>0</text:p>
          </table:table-cell>
          <table:table-cell table:formula="of:=IF([FP.BY$54]=[FP.$A5];[FP.BY35]-1;[FP.BY35])" office:value-type="float" office:value="0" calcext:value-type="float">
            <text:p>0</text:p>
          </table:table-cell>
          <table:table-cell table:formula="of:=IF([FP.BZ$54]=[FP.$A5];[FP.BZ35]-1;[FP.BZ35])" office:value-type="float" office:value="0" calcext:value-type="float">
            <text:p>0</text:p>
          </table:table-cell>
          <table:table-cell table:formula="of:=IF([FP.CA$54]=[FP.$A5];[FP.CA35]-1;[FP.CA35])" office:value-type="float" office:value="0" calcext:value-type="float">
            <text:p>0</text:p>
          </table:table-cell>
          <table:table-cell table:formula="of:=IF([FP.CB$54]=[FP.$A5];[FP.CB35]-1;[FP.CB35])" office:value-type="float" office:value="0" calcext:value-type="float">
            <text:p>0</text:p>
          </table:table-cell>
          <table:table-cell table:formula="of:=IF([FP.CC$54]=[FP.$A5];[FP.CC35]-1;[FP.CC35])" office:value-type="float" office:value="0" calcext:value-type="float">
            <text:p>0</text:p>
          </table:table-cell>
          <table:table-cell table:formula="of:=IF([FP.CD$54]=[FP.$A5];[FP.CD35]-1;[FP.CD35])" office:value-type="float" office:value="1" calcext:value-type="float">
            <text:p>1</text:p>
          </table:table-cell>
          <table:table-cell table:formula="of:=IF([FP.CE$54]=[FP.$A5];[FP.CE35]-1;[FP.CE35])" office:value-type="float" office:value="0" calcext:value-type="float">
            <text:p>0</text:p>
          </table:table-cell>
          <table:table-cell table:formula="of:=IF([FP.CF$54]=[FP.$A5];[FP.CF35]-1;[FP.CF35])" office:value-type="float" office:value="0" calcext:value-type="float">
            <text:p>0</text:p>
          </table:table-cell>
          <table:table-cell table:formula="of:=IF([FP.CG$54]=[FP.$A5];[FP.CG35]-1;[FP.CG35])" office:value-type="float" office:value="0" calcext:value-type="float">
            <text:p>0</text:p>
          </table:table-cell>
          <table:table-cell table:formula="of:=IF([FP.CH$54]=[FP.$A5];[FP.CH35]-1;[FP.CH35])" office:value-type="float" office:value="0" calcext:value-type="float">
            <text:p>0</text:p>
          </table:table-cell>
          <table:table-cell table:formula="of:=IF([FP.CI$54]=[FP.$A5];[FP.CI35]-1;[FP.CI35])" office:value-type="float" office:value="0" calcext:value-type="float">
            <text:p>0</text:p>
          </table:table-cell>
          <table:table-cell table:formula="of:=IF([FP.CJ$54]=[FP.$A5];[FP.CJ35]-1;[FP.CJ35])" office:value-type="float" office:value="0" calcext:value-type="float">
            <text:p>0</text:p>
          </table:table-cell>
          <table:table-cell table:formula="of:=IF([FP.CK$54]=[FP.$A5];[FP.CK35]-1;[FP.CK35])" office:value-type="float" office:value="0" calcext:value-type="float">
            <text:p>0</text:p>
          </table:table-cell>
          <table:table-cell table:formula="of:=IF([FP.CL$54]=[FP.$A5];[FP.CL35]-1;[FP.CL35])" office:value-type="float" office:value="0" calcext:value-type="float">
            <text:p>0</text:p>
          </table:table-cell>
          <table:table-cell table:formula="of:=IF([FP.CM$54]=[FP.$A5];[FP.CM35]-1;[FP.CM35])" office:value-type="float" office:value="0" calcext:value-type="float">
            <text:p>0</text:p>
          </table:table-cell>
          <table:table-cell table:formula="of:=IF([FP.CN$54]=[FP.$A5];[FP.CN35]-1;[FP.CN35])" office:value-type="float" office:value="0" calcext:value-type="float">
            <text:p>0</text:p>
          </table:table-cell>
          <table:table-cell table:formula="of:=IF([FP.CO$54]=[FP.$A5];[FP.CO35]-1;[FP.CO35])" office:value-type="float" office:value="0" calcext:value-type="float">
            <text:p>0</text:p>
          </table:table-cell>
          <table:table-cell table:formula="of:=IF([FP.CP$54]=[FP.$A5];[FP.CP35]-1;[FP.CP35])" office:value-type="float" office:value="0" calcext:value-type="float">
            <text:p>0</text:p>
          </table:table-cell>
          <table:table-cell table:formula="of:=IF([FP.CQ$54]=[FP.$A5];[FP.CQ35]-1;[FP.CQ35])" office:value-type="float" office:value="0" calcext:value-type="float">
            <text:p>0</text:p>
          </table:table-cell>
          <table:table-cell table:formula="of:=IF([FP.CR$54]=[FP.$A5];[FP.CR35]-1;[FP.CR35])" office:value-type="float" office:value="0" calcext:value-type="float">
            <text:p>0</text:p>
          </table:table-cell>
          <table:table-cell table:formula="of:=IF([FP.CS$54]=[FP.$A5];[FP.CS35]-1;[FP.CS35])" office:value-type="float" office:value="0" calcext:value-type="float">
            <text:p>0</text:p>
          </table:table-cell>
          <table:table-cell table:formula="of:=IF([FP.CT$54]=[FP.$A5];[FP.CT35]-1;[FP.CT35])" office:value-type="float" office:value="0" calcext:value-type="float">
            <text:p>0</text:p>
          </table:table-cell>
          <table:table-cell table:formula="of:=IF([FP.CU$54]=[FP.$A5];[FP.CU35]-1;[FP.CU35])" office:value-type="float" office:value="0" calcext:value-type="float">
            <text:p>0</text:p>
          </table:table-cell>
          <table:table-cell table:formula="of:=IF([FP.CV$54]=[FP.$A5];[FP.CV35]-1;[FP.CV35])" office:value-type="float" office:value="0" calcext:value-type="float">
            <text:p>0</text:p>
          </table:table-cell>
          <table:table-cell table:formula="of:=IF([FP.CW$54]=[FP.$A5];[FP.CW35]-1;[FP.CW35])" office:value-type="float" office:value="0" calcext:value-type="float">
            <text:p>0</text:p>
          </table:table-cell>
          <table:table-cell table:formula="of:=IF([FP.CX$54]=[FP.$A5];[FP.CX35]-1;[FP.CX35])" office:value-type="float" office:value="1" calcext:value-type="float">
            <text:p>1</text:p>
          </table:table-cell>
          <table:table-cell table:formula="of:=IF([FP.CY$54]=[FP.$A5];[FP.CY35]-1;[FP.CY35])" office:value-type="float" office:value="0" calcext:value-type="float">
            <text:p>0</text:p>
          </table:table-cell>
          <table:table-cell table:formula="of:=IF([FP.CZ$54]=[FP.$A5];[FP.CZ35]-1;[FP.CZ35])" office:value-type="float" office:value="0" calcext:value-type="float">
            <text:p>0</text:p>
          </table:table-cell>
          <table:table-cell table:formula="of:=IF([FP.DA$54]=[FP.$A5];[FP.DA35]-1;[FP.DA35])" office:value-type="float" office:value="0" calcext:value-type="float">
            <text:p>0</text:p>
          </table:table-cell>
          <table:table-cell table:formula="of:=IF([FP.DB$54]=[FP.$A5];[FP.DB35]-1;[FP.DB35])" office:value-type="float" office:value="0" calcext:value-type="float">
            <text:p>0</text:p>
          </table:table-cell>
          <table:table-cell table:formula="of:=IF([FP.DC$54]=[FP.$A5];[FP.DC35]-1;[FP.DC35])" office:value-type="float" office:value="0" calcext:value-type="float">
            <text:p>0</text:p>
          </table:table-cell>
          <table:table-cell table:formula="of:=IF([FP.DD$54]=[FP.$A5];[FP.DD35]-1;[FP.DD35])" office:value-type="float" office:value="0" calcext:value-type="float">
            <text:p>0</text:p>
          </table:table-cell>
          <table:table-cell table:formula="of:=IF([FP.DE$54]=[FP.$A5];[FP.DE35]-1;[FP.DE35])" office:value-type="float" office:value="0" calcext:value-type="float">
            <text:p>0</text:p>
          </table:table-cell>
          <table:table-cell table:formula="of:=IF([FP.DF$54]=[FP.$A5];[FP.DF35]-1;[FP.DF35])" office:value-type="float" office:value="0" calcext:value-type="float">
            <text:p>0</text:p>
          </table:table-cell>
          <table:table-cell table:formula="of:=IF([FP.DG$54]=[FP.$A5];[FP.DG35]-1;[FP.DG35])" office:value-type="float" office:value="0" calcext:value-type="float">
            <text:p>0</text:p>
          </table:table-cell>
          <table:table-cell table:formula="of:=IF([FP.DH$54]=[FP.$A5];[FP.DH35]-1;[FP.DH35])" office:value-type="float" office:value="0" calcext:value-type="float">
            <text:p>0</text:p>
          </table:table-cell>
          <table:table-cell table:formula="of:=IF([FP.DI$54]=[FP.$A5];[FP.DI35]-1;[FP.DI35])" office:value-type="float" office:value="0" calcext:value-type="float">
            <text:p>0</text:p>
          </table:table-cell>
          <table:table-cell table:formula="of:=IF([FP.DJ$54]=[FP.$A5];[FP.DJ35]-1;[FP.DJ35])" office:value-type="float" office:value="0" calcext:value-type="float">
            <text:p>0</text:p>
          </table:table-cell>
          <table:table-cell table:formula="of:=IF([FP.DK$54]=[FP.$A5];[FP.DK35]-1;[FP.DK35])" office:value-type="float" office:value="0" calcext:value-type="float">
            <text:p>0</text:p>
          </table:table-cell>
          <table:table-cell table:formula="of:=IF([FP.DL$54]=[FP.$A5];[FP.DL35]-1;[FP.DL35])" office:value-type="float" office:value="0" calcext:value-type="float">
            <text:p>0</text:p>
          </table:table-cell>
          <table:table-cell table:formula="of:=IF([FP.DM$54]=[FP.$A5];[FP.DM35]-1;[FP.DM35])" office:value-type="float" office:value="0" calcext:value-type="float">
            <text:p>0</text:p>
          </table:table-cell>
          <table:table-cell table:formula="of:=IF([FP.DN$54]=[FP.$A5];[FP.DN35]-1;[FP.DN35])" office:value-type="float" office:value="0" calcext:value-type="float">
            <text:p>0</text:p>
          </table:table-cell>
          <table:table-cell table:formula="of:=IF([FP.DO$54]=[FP.$A5];[FP.DO35]-1;[FP.DO35])" office:value-type="float" office:value="0" calcext:value-type="float">
            <text:p>0</text:p>
          </table:table-cell>
          <table:table-cell table:formula="of:=IF([FP.DP$54]=[FP.$A5];[FP.DP35]-1;[FP.DP35])" office:value-type="float" office:value="0" calcext:value-type="float">
            <text:p>0</text:p>
          </table:table-cell>
          <table:table-cell table:formula="of:=IF([FP.DQ$54]=[FP.$A5];[FP.DQ35]-1;[FP.DQ35])" office:value-type="float" office:value="0" calcext:value-type="float">
            <text:p>0</text:p>
          </table:table-cell>
          <table:table-cell table:formula="of:=IF([FP.DR$54]=[FP.$A5];[FP.DR35]-1;[FP.DR35])" office:value-type="float" office:value="1" calcext:value-type="float">
            <text:p>1</text:p>
          </table:table-cell>
          <table:table-cell table:formula="of:=IF([FP.DS$54]=[FP.$A5];[FP.DS35]-1;[FP.DS35])" office:value-type="float" office:value="0" calcext:value-type="float">
            <text:p>0</text:p>
          </table:table-cell>
          <table:table-cell table:formula="of:=IF([FP.DT$54]=[FP.$A5];[FP.DT35]-1;[FP.DT35])" office:value-type="float" office:value="0" calcext:value-type="float">
            <text:p>0</text:p>
          </table:table-cell>
          <table:table-cell table:formula="of:=IF([FP.DU$54]=[FP.$A5];[FP.DU35]-1;[FP.DU35])" office:value-type="float" office:value="0" calcext:value-type="float">
            <text:p>0</text:p>
          </table:table-cell>
          <table:table-cell table:formula="of:=IF([FP.DV$54]=[FP.$A5];[FP.DV35]-1;[FP.DV35])" office:value-type="float" office:value="0" calcext:value-type="float">
            <text:p>0</text:p>
          </table:table-cell>
          <table:table-cell table:formula="of:=IF([FP.DW$54]=[FP.$A5];[FP.DW35]-1;[FP.DW35])" office:value-type="float" office:value="0" calcext:value-type="float">
            <text:p>0</text:p>
          </table:table-cell>
          <table:table-cell table:formula="of:=IF([FP.DX$54]=[FP.$A5];[FP.DX35]-1;[FP.DX35])" office:value-type="float" office:value="0" calcext:value-type="float">
            <text:p>0</text:p>
          </table:table-cell>
          <table:table-cell table:formula="of:=IF([FP.DY$54]=[FP.$A5];[FP.DY35]-1;[FP.DY35])" office:value-type="float" office:value="0" calcext:value-type="float">
            <text:p>0</text:p>
          </table:table-cell>
          <table:table-cell table:formula="of:=IF([FP.DZ$54]=[FP.$A5];[FP.DZ35]-1;[FP.DZ35])" office:value-type="float" office:value="0" calcext:value-type="float">
            <text:p>0</text:p>
          </table:table-cell>
          <table:table-cell table:formula="of:=IF([FP.EA$54]=[FP.$A5];[FP.EA35]-1;[FP.EA35])" office:value-type="float" office:value="0" calcext:value-type="float">
            <text:p>0</text:p>
          </table:table-cell>
          <table:table-cell table:formula="of:=IF([FP.EB$54]=[FP.$A5];[FP.EB35]-1;[FP.EB35])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8"/>
          <table:table-cell office:value-type="string" calcext:value-type="string">
            <text:p>at the end of the </text:p>
          </table:table-cell>
          <table:table-cell table:formula="of:=IF([FP.J$54]=[FP.$A6];[FP.J36]-1;[FP.J36])" office:value-type="float" office:value="0" calcext:value-type="float">
            <text:p>0</text:p>
          </table:table-cell>
          <table:table-cell table:formula="of:=IF([FP.K$54]=[FP.$A6];[FP.K36]-1;[FP.K36])" office:value-type="float" office:value="0" calcext:value-type="float">
            <text:p>0</text:p>
          </table:table-cell>
          <table:table-cell table:formula="of:=IF([FP.L$54]=[FP.$A6];[FP.L36]-1;[FP.L36])" office:value-type="float" office:value="0" calcext:value-type="float">
            <text:p>0</text:p>
          </table:table-cell>
          <table:table-cell table:formula="of:=IF([FP.M$54]=[FP.$A6];[FP.M36]-1;[FP.M36])" office:value-type="float" office:value="2" calcext:value-type="float">
            <text:p>2</text:p>
          </table:table-cell>
          <table:table-cell table:formula="of:=IF([FP.N$54]=[FP.$A6];[FP.N36]-1;[FP.N36])" office:value-type="float" office:value="2" calcext:value-type="float">
            <text:p>2</text:p>
          </table:table-cell>
          <table:table-cell table:formula="of:=IF([FP.O$54]=[FP.$A6];[FP.O36]-1;[FP.O36])" office:value-type="float" office:value="1" calcext:value-type="float">
            <text:p>1</text:p>
          </table:table-cell>
          <table:table-cell table:formula="of:=IF([FP.P$54]=[FP.$A6];[FP.P36]-1;[FP.P36])" office:value-type="float" office:value="0" calcext:value-type="float">
            <text:p>0</text:p>
          </table:table-cell>
          <table:table-cell table:formula="of:=IF([FP.Q$54]=[FP.$A6];[FP.Q36]-1;[FP.Q36])" office:value-type="float" office:value="0" calcext:value-type="float">
            <text:p>0</text:p>
          </table:table-cell>
          <table:table-cell table:formula="of:=IF([FP.R$54]=[FP.$A6];[FP.R36]-1;[FP.R36])" office:value-type="float" office:value="0" calcext:value-type="float">
            <text:p>0</text:p>
          </table:table-cell>
          <table:table-cell table:formula="of:=IF([FP.S$54]=[FP.$A6];[FP.S36]-1;[FP.S36])" office:value-type="float" office:value="0" calcext:value-type="float">
            <text:p>0</text:p>
          </table:table-cell>
          <table:table-cell table:formula="of:=IF([FP.T$54]=[FP.$A6];[FP.T36]-1;[FP.T36])" office:value-type="float" office:value="0" calcext:value-type="float">
            <text:p>0</text:p>
          </table:table-cell>
          <table:table-cell table:formula="of:=IF([FP.U$54]=[FP.$A6];[FP.U36]-1;[FP.U36])" office:value-type="float" office:value="0" calcext:value-type="float">
            <text:p>0</text:p>
          </table:table-cell>
          <table:table-cell table:formula="of:=IF([FP.V$54]=[FP.$A6];[FP.V36]-1;[FP.V36])" office:value-type="float" office:value="0" calcext:value-type="float">
            <text:p>0</text:p>
          </table:table-cell>
          <table:table-cell table:formula="of:=IF([FP.W$54]=[FP.$A6];[FP.W36]-1;[FP.W36])" office:value-type="float" office:value="0" calcext:value-type="float">
            <text:p>0</text:p>
          </table:table-cell>
          <table:table-cell table:formula="of:=IF([FP.X$54]=[FP.$A6];[FP.X36]-1;[FP.X36])" office:value-type="float" office:value="0" calcext:value-type="float">
            <text:p>0</text:p>
          </table:table-cell>
          <table:table-cell table:formula="of:=IF([FP.Y$54]=[FP.$A6];[FP.Y36]-1;[FP.Y36])" office:value-type="float" office:value="0" calcext:value-type="float">
            <text:p>0</text:p>
          </table:table-cell>
          <table:table-cell table:formula="of:=IF([FP.Z$54]=[FP.$A6];[FP.Z36]-1;[FP.Z36])" office:value-type="float" office:value="0" calcext:value-type="float">
            <text:p>0</text:p>
          </table:table-cell>
          <table:table-cell table:formula="of:=IF([FP.AA$54]=[FP.$A6];[FP.AA36]-1;[FP.AA36])" office:value-type="float" office:value="0" calcext:value-type="float">
            <text:p>0</text:p>
          </table:table-cell>
          <table:table-cell table:formula="of:=IF([FP.AB$54]=[FP.$A6];[FP.AB36]-1;[FP.AB36])" office:value-type="float" office:value="2" calcext:value-type="float">
            <text:p>2</text:p>
          </table:table-cell>
          <table:table-cell table:formula="of:=IF([FP.AC$54]=[FP.$A6];[FP.AC36]-1;[FP.AC36])" office:value-type="float" office:value="1" calcext:value-type="float">
            <text:p>1</text:p>
          </table:table-cell>
          <table:table-cell table:formula="of:=IF([FP.AD$54]=[FP.$A6];[FP.AD36]-1;[FP.AD36])" office:value-type="float" office:value="1" calcext:value-type="float">
            <text:p>1</text:p>
          </table:table-cell>
          <table:table-cell table:formula="of:=IF([FP.AE$54]=[FP.$A6];[FP.AE36]-1;[FP.AE36])" office:value-type="float" office:value="0" calcext:value-type="float">
            <text:p>0</text:p>
          </table:table-cell>
          <table:table-cell table:formula="of:=IF([FP.AF$54]=[FP.$A6];[FP.AF36]-1;[FP.AF36])" office:value-type="float" office:value="0" calcext:value-type="float">
            <text:p>0</text:p>
          </table:table-cell>
          <table:table-cell table:formula="of:=IF([FP.AG$54]=[FP.$A6];[FP.AG36]-1;[FP.AG36])" office:value-type="float" office:value="0" calcext:value-type="float">
            <text:p>0</text:p>
          </table:table-cell>
          <table:table-cell table:formula="of:=IF([FP.AH$54]=[FP.$A6];[FP.AH36]-1;[FP.AH36])" office:value-type="float" office:value="0" calcext:value-type="float">
            <text:p>0</text:p>
          </table:table-cell>
          <table:table-cell table:formula="of:=IF([FP.AI$54]=[FP.$A6];[FP.AI36]-1;[FP.AI36])" office:value-type="float" office:value="0" calcext:value-type="float">
            <text:p>0</text:p>
          </table:table-cell>
          <table:table-cell table:formula="of:=IF([FP.AJ$54]=[FP.$A6];[FP.AJ36]-1;[FP.AJ36])" office:value-type="float" office:value="0" calcext:value-type="float">
            <text:p>0</text:p>
          </table:table-cell>
          <table:table-cell table:formula="of:=IF([FP.AK$54]=[FP.$A6];[FP.AK36]-1;[FP.AK36])" office:value-type="float" office:value="0" calcext:value-type="float">
            <text:p>0</text:p>
          </table:table-cell>
          <table:table-cell table:formula="of:=IF([FP.AL$54]=[FP.$A6];[FP.AL36]-1;[FP.AL36])" office:value-type="float" office:value="0" calcext:value-type="float">
            <text:p>0</text:p>
          </table:table-cell>
          <table:table-cell table:formula="of:=IF([FP.AM$54]=[FP.$A6];[FP.AM36]-1;[FP.AM36])" office:value-type="float" office:value="0" calcext:value-type="float">
            <text:p>0</text:p>
          </table:table-cell>
          <table:table-cell table:formula="of:=IF([FP.AN$54]=[FP.$A6];[FP.AN36]-1;[FP.AN36])" office:value-type="float" office:value="0" calcext:value-type="float">
            <text:p>0</text:p>
          </table:table-cell>
          <table:table-cell table:formula="of:=IF([FP.AO$54]=[FP.$A6];[FP.AO36]-1;[FP.AO36])" office:value-type="float" office:value="0" calcext:value-type="float">
            <text:p>0</text:p>
          </table:table-cell>
          <table:table-cell table:formula="of:=IF([FP.AP$54]=[FP.$A6];[FP.AP36]-1;[FP.AP36])" office:value-type="float" office:value="0" calcext:value-type="float">
            <text:p>0</text:p>
          </table:table-cell>
          <table:table-cell table:formula="of:=IF([FP.AQ$54]=[FP.$A6];[FP.AQ36]-1;[FP.AQ36])" office:value-type="float" office:value="3" calcext:value-type="float">
            <text:p>3</text:p>
          </table:table-cell>
          <table:table-cell table:formula="of:=IF([FP.AR$54]=[FP.$A6];[FP.AR36]-1;[FP.AR36])" office:value-type="float" office:value="2" calcext:value-type="float">
            <text:p>2</text:p>
          </table:table-cell>
          <table:table-cell table:formula="of:=IF([FP.AS$54]=[FP.$A6];[FP.AS36]-1;[FP.AS36])" office:value-type="float" office:value="1" calcext:value-type="float">
            <text:p>1</text:p>
          </table:table-cell>
          <table:table-cell table:formula="of:=IF([FP.AT$54]=[FP.$A6];[FP.AT36]-1;[FP.AT36])" office:value-type="float" office:value="1" calcext:value-type="float">
            <text:p>1</text:p>
          </table:table-cell>
          <table:table-cell table:formula="of:=IF([FP.AU$54]=[FP.$A6];[FP.AU36]-1;[FP.AU36])" office:value-type="float" office:value="0" calcext:value-type="float">
            <text:p>0</text:p>
          </table:table-cell>
          <table:table-cell table:formula="of:=IF([FP.AV$54]=[FP.$A6];[FP.AV36]-1;[FP.AV36])" office:value-type="float" office:value="0" calcext:value-type="float">
            <text:p>0</text:p>
          </table:table-cell>
          <table:table-cell table:formula="of:=IF([FP.AW$54]=[FP.$A6];[FP.AW36]-1;[FP.AW36])" office:value-type="float" office:value="0" calcext:value-type="float">
            <text:p>0</text:p>
          </table:table-cell>
          <table:table-cell table:formula="of:=IF([FP.AX$54]=[FP.$A6];[FP.AX36]-1;[FP.AX36])" office:value-type="float" office:value="0" calcext:value-type="float">
            <text:p>0</text:p>
          </table:table-cell>
          <table:table-cell table:formula="of:=IF([FP.AY$54]=[FP.$A6];[FP.AY36]-1;[FP.AY36])" office:value-type="float" office:value="0" calcext:value-type="float">
            <text:p>0</text:p>
          </table:table-cell>
          <table:table-cell table:formula="of:=IF([FP.AZ$54]=[FP.$A6];[FP.AZ36]-1;[FP.AZ36])" office:value-type="float" office:value="0" calcext:value-type="float">
            <text:p>0</text:p>
          </table:table-cell>
          <table:table-cell table:formula="of:=IF([FP.BA$54]=[FP.$A6];[FP.BA36]-1;[FP.BA36])" office:value-type="float" office:value="0" calcext:value-type="float">
            <text:p>0</text:p>
          </table:table-cell>
          <table:table-cell table:formula="of:=IF([FP.BB$54]=[FP.$A6];[FP.BB36]-1;[FP.BB36])" office:value-type="float" office:value="0" calcext:value-type="float">
            <text:p>0</text:p>
          </table:table-cell>
          <table:table-cell table:formula="of:=IF([FP.BC$54]=[FP.$A6];[FP.BC36]-1;[FP.BC36])" office:value-type="float" office:value="0" calcext:value-type="float">
            <text:p>0</text:p>
          </table:table-cell>
          <table:table-cell table:formula="of:=IF([FP.BD$54]=[FP.$A6];[FP.BD36]-1;[FP.BD36])" office:value-type="float" office:value="0" calcext:value-type="float">
            <text:p>0</text:p>
          </table:table-cell>
          <table:table-cell table:formula="of:=IF([FP.BE$54]=[FP.$A6];[FP.BE36]-1;[FP.BE36])" office:value-type="float" office:value="0" calcext:value-type="float">
            <text:p>0</text:p>
          </table:table-cell>
          <table:table-cell table:formula="of:=IF([FP.BF$54]=[FP.$A6];[FP.BF36]-1;[FP.BF36])" office:value-type="float" office:value="3" calcext:value-type="float">
            <text:p>3</text:p>
          </table:table-cell>
          <table:table-cell table:formula="of:=IF([FP.BG$54]=[FP.$A6];[FP.BG36]-1;[FP.BG36])" office:value-type="float" office:value="2" calcext:value-type="float">
            <text:p>2</text:p>
          </table:table-cell>
          <table:table-cell table:formula="of:=IF([FP.BH$54]=[FP.$A6];[FP.BH36]-1;[FP.BH36])" office:value-type="float" office:value="1" calcext:value-type="float">
            <text:p>1</text:p>
          </table:table-cell>
          <table:table-cell table:formula="of:=IF([FP.BI$54]=[FP.$A6];[FP.BI36]-1;[FP.BI36])" office:value-type="float" office:value="0" calcext:value-type="float">
            <text:p>0</text:p>
          </table:table-cell>
          <table:table-cell table:formula="of:=IF([FP.BJ$54]=[FP.$A6];[FP.BJ36]-1;[FP.BJ36])" office:value-type="float" office:value="0" calcext:value-type="float">
            <text:p>0</text:p>
          </table:table-cell>
          <table:table-cell table:formula="of:=IF([FP.BK$54]=[FP.$A6];[FP.BK36]-1;[FP.BK36])" office:value-type="float" office:value="0" calcext:value-type="float">
            <text:p>0</text:p>
          </table:table-cell>
          <table:table-cell table:formula="of:=IF([FP.BL$54]=[FP.$A6];[FP.BL36]-1;[FP.BL36])" office:value-type="float" office:value="0" calcext:value-type="float">
            <text:p>0</text:p>
          </table:table-cell>
          <table:table-cell table:formula="of:=IF([FP.BM$54]=[FP.$A6];[FP.BM36]-1;[FP.BM36])" office:value-type="float" office:value="0" calcext:value-type="float">
            <text:p>0</text:p>
          </table:table-cell>
          <table:table-cell table:formula="of:=IF([FP.BN$54]=[FP.$A6];[FP.BN36]-1;[FP.BN36])" office:value-type="float" office:value="0" calcext:value-type="float">
            <text:p>0</text:p>
          </table:table-cell>
          <table:table-cell table:formula="of:=IF([FP.BO$54]=[FP.$A6];[FP.BO36]-1;[FP.BO36])" office:value-type="float" office:value="0" calcext:value-type="float">
            <text:p>0</text:p>
          </table:table-cell>
          <table:table-cell table:formula="of:=IF([FP.BP$54]=[FP.$A6];[FP.BP36]-1;[FP.BP36])" office:value-type="float" office:value="0" calcext:value-type="float">
            <text:p>0</text:p>
          </table:table-cell>
          <table:table-cell table:formula="of:=IF([FP.BQ$54]=[FP.$A6];[FP.BQ36]-1;[FP.BQ36])" office:value-type="float" office:value="0" calcext:value-type="float">
            <text:p>0</text:p>
          </table:table-cell>
          <table:table-cell table:formula="of:=IF([FP.BR$54]=[FP.$A6];[FP.BR36]-1;[FP.BR36])" office:value-type="float" office:value="0" calcext:value-type="float">
            <text:p>0</text:p>
          </table:table-cell>
          <table:table-cell table:formula="of:=IF([FP.BS$54]=[FP.$A6];[FP.BS36]-1;[FP.BS36])" office:value-type="float" office:value="0" calcext:value-type="float">
            <text:p>0</text:p>
          </table:table-cell>
          <table:table-cell table:formula="of:=IF([FP.BT$54]=[FP.$A6];[FP.BT36]-1;[FP.BT36])" office:value-type="float" office:value="0" calcext:value-type="float">
            <text:p>0</text:p>
          </table:table-cell>
          <table:table-cell table:formula="of:=IF([FP.BU$54]=[FP.$A6];[FP.BU36]-1;[FP.BU36])" office:value-type="float" office:value="2" calcext:value-type="float">
            <text:p>2</text:p>
          </table:table-cell>
          <table:table-cell table:formula="of:=IF([FP.BV$54]=[FP.$A6];[FP.BV36]-1;[FP.BV36])" office:value-type="float" office:value="2" calcext:value-type="float">
            <text:p>2</text:p>
          </table:table-cell>
          <table:table-cell table:formula="of:=IF([FP.BW$54]=[FP.$A6];[FP.BW36]-1;[FP.BW36])" office:value-type="float" office:value="1" calcext:value-type="float">
            <text:p>1</text:p>
          </table:table-cell>
          <table:table-cell table:formula="of:=IF([FP.BX$54]=[FP.$A6];[FP.BX36]-1;[FP.BX36])" office:value-type="float" office:value="0" calcext:value-type="float">
            <text:p>0</text:p>
          </table:table-cell>
          <table:table-cell table:formula="of:=IF([FP.BY$54]=[FP.$A6];[FP.BY36]-1;[FP.BY36])" office:value-type="float" office:value="0" calcext:value-type="float">
            <text:p>0</text:p>
          </table:table-cell>
          <table:table-cell table:formula="of:=IF([FP.BZ$54]=[FP.$A6];[FP.BZ36]-1;[FP.BZ36])" office:value-type="float" office:value="0" calcext:value-type="float">
            <text:p>0</text:p>
          </table:table-cell>
          <table:table-cell table:formula="of:=IF([FP.CA$54]=[FP.$A6];[FP.CA36]-1;[FP.CA36])" office:value-type="float" office:value="0" calcext:value-type="float">
            <text:p>0</text:p>
          </table:table-cell>
          <table:table-cell table:formula="of:=IF([FP.CB$54]=[FP.$A6];[FP.CB36]-1;[FP.CB36])" office:value-type="float" office:value="0" calcext:value-type="float">
            <text:p>0</text:p>
          </table:table-cell>
          <table:table-cell table:formula="of:=IF([FP.CC$54]=[FP.$A6];[FP.CC36]-1;[FP.CC36])" office:value-type="float" office:value="0" calcext:value-type="float">
            <text:p>0</text:p>
          </table:table-cell>
          <table:table-cell table:formula="of:=IF([FP.CD$54]=[FP.$A6];[FP.CD36]-1;[FP.CD36])" office:value-type="float" office:value="0" calcext:value-type="float">
            <text:p>0</text:p>
          </table:table-cell>
          <table:table-cell table:formula="of:=IF([FP.CE$54]=[FP.$A6];[FP.CE36]-1;[FP.CE36])" office:value-type="float" office:value="0" calcext:value-type="float">
            <text:p>0</text:p>
          </table:table-cell>
          <table:table-cell table:formula="of:=IF([FP.CF$54]=[FP.$A6];[FP.CF36]-1;[FP.CF36])" office:value-type="float" office:value="0" calcext:value-type="float">
            <text:p>0</text:p>
          </table:table-cell>
          <table:table-cell table:formula="of:=IF([FP.CG$54]=[FP.$A6];[FP.CG36]-1;[FP.CG36])" office:value-type="float" office:value="0" calcext:value-type="float">
            <text:p>0</text:p>
          </table:table-cell>
          <table:table-cell table:formula="of:=IF([FP.CH$54]=[FP.$A6];[FP.CH36]-1;[FP.CH36])" office:value-type="float" office:value="0" calcext:value-type="float">
            <text:p>0</text:p>
          </table:table-cell>
          <table:table-cell table:formula="of:=IF([FP.CI$54]=[FP.$A6];[FP.CI36]-1;[FP.CI36])" office:value-type="float" office:value="0" calcext:value-type="float">
            <text:p>0</text:p>
          </table:table-cell>
          <table:table-cell table:formula="of:=IF([FP.CJ$54]=[FP.$A6];[FP.CJ36]-1;[FP.CJ36])" office:value-type="float" office:value="2" calcext:value-type="float">
            <text:p>2</text:p>
          </table:table-cell>
          <table:table-cell table:formula="of:=IF([FP.CK$54]=[FP.$A6];[FP.CK36]-1;[FP.CK36])" office:value-type="float" office:value="1" calcext:value-type="float">
            <text:p>1</text:p>
          </table:table-cell>
          <table:table-cell table:formula="of:=IF([FP.CL$54]=[FP.$A6];[FP.CL36]-1;[FP.CL36])" office:value-type="float" office:value="1" calcext:value-type="float">
            <text:p>1</text:p>
          </table:table-cell>
          <table:table-cell table:formula="of:=IF([FP.CM$54]=[FP.$A6];[FP.CM36]-1;[FP.CM36])" office:value-type="float" office:value="0" calcext:value-type="float">
            <text:p>0</text:p>
          </table:table-cell>
          <table:table-cell table:formula="of:=IF([FP.CN$54]=[FP.$A6];[FP.CN36]-1;[FP.CN36])" office:value-type="float" office:value="0" calcext:value-type="float">
            <text:p>0</text:p>
          </table:table-cell>
          <table:table-cell table:formula="of:=IF([FP.CO$54]=[FP.$A6];[FP.CO36]-1;[FP.CO36])" office:value-type="float" office:value="0" calcext:value-type="float">
            <text:p>0</text:p>
          </table:table-cell>
          <table:table-cell table:formula="of:=IF([FP.CP$54]=[FP.$A6];[FP.CP36]-1;[FP.CP36])" office:value-type="float" office:value="0" calcext:value-type="float">
            <text:p>0</text:p>
          </table:table-cell>
          <table:table-cell table:formula="of:=IF([FP.CQ$54]=[FP.$A6];[FP.CQ36]-1;[FP.CQ36])" office:value-type="float" office:value="0" calcext:value-type="float">
            <text:p>0</text:p>
          </table:table-cell>
          <table:table-cell table:formula="of:=IF([FP.CR$54]=[FP.$A6];[FP.CR36]-1;[FP.CR36])" office:value-type="float" office:value="0" calcext:value-type="float">
            <text:p>0</text:p>
          </table:table-cell>
          <table:table-cell table:formula="of:=IF([FP.CS$54]=[FP.$A6];[FP.CS36]-1;[FP.CS36])" office:value-type="float" office:value="0" calcext:value-type="float">
            <text:p>0</text:p>
          </table:table-cell>
          <table:table-cell table:formula="of:=IF([FP.CT$54]=[FP.$A6];[FP.CT36]-1;[FP.CT36])" office:value-type="float" office:value="0" calcext:value-type="float">
            <text:p>0</text:p>
          </table:table-cell>
          <table:table-cell table:formula="of:=IF([FP.CU$54]=[FP.$A6];[FP.CU36]-1;[FP.CU36])" office:value-type="float" office:value="0" calcext:value-type="float">
            <text:p>0</text:p>
          </table:table-cell>
          <table:table-cell table:formula="of:=IF([FP.CV$54]=[FP.$A6];[FP.CV36]-1;[FP.CV36])" office:value-type="float" office:value="0" calcext:value-type="float">
            <text:p>0</text:p>
          </table:table-cell>
          <table:table-cell table:formula="of:=IF([FP.CW$54]=[FP.$A6];[FP.CW36]-1;[FP.CW36])" office:value-type="float" office:value="0" calcext:value-type="float">
            <text:p>0</text:p>
          </table:table-cell>
          <table:table-cell table:formula="of:=IF([FP.CX$54]=[FP.$A6];[FP.CX36]-1;[FP.CX36])" office:value-type="float" office:value="0" calcext:value-type="float">
            <text:p>0</text:p>
          </table:table-cell>
          <table:table-cell table:formula="of:=IF([FP.CY$54]=[FP.$A6];[FP.CY36]-1;[FP.CY36])" office:value-type="float" office:value="3" calcext:value-type="float">
            <text:p>3</text:p>
          </table:table-cell>
          <table:table-cell table:formula="of:=IF([FP.CZ$54]=[FP.$A6];[FP.CZ36]-1;[FP.CZ36])" office:value-type="float" office:value="2" calcext:value-type="float">
            <text:p>2</text:p>
          </table:table-cell>
          <table:table-cell table:formula="of:=IF([FP.DA$54]=[FP.$A6];[FP.DA36]-1;[FP.DA36])" office:value-type="float" office:value="1" calcext:value-type="float">
            <text:p>1</text:p>
          </table:table-cell>
          <table:table-cell table:formula="of:=IF([FP.DB$54]=[FP.$A6];[FP.DB36]-1;[FP.DB36])" office:value-type="float" office:value="1" calcext:value-type="float">
            <text:p>1</text:p>
          </table:table-cell>
          <table:table-cell table:formula="of:=IF([FP.DC$54]=[FP.$A6];[FP.DC36]-1;[FP.DC36])" office:value-type="float" office:value="0" calcext:value-type="float">
            <text:p>0</text:p>
          </table:table-cell>
          <table:table-cell table:formula="of:=IF([FP.DD$54]=[FP.$A6];[FP.DD36]-1;[FP.DD36])" office:value-type="float" office:value="0" calcext:value-type="float">
            <text:p>0</text:p>
          </table:table-cell>
          <table:table-cell table:formula="of:=IF([FP.DE$54]=[FP.$A6];[FP.DE36]-1;[FP.DE36])" office:value-type="float" office:value="0" calcext:value-type="float">
            <text:p>0</text:p>
          </table:table-cell>
          <table:table-cell table:formula="of:=IF([FP.DF$54]=[FP.$A6];[FP.DF36]-1;[FP.DF36])" office:value-type="float" office:value="0" calcext:value-type="float">
            <text:p>0</text:p>
          </table:table-cell>
          <table:table-cell table:formula="of:=IF([FP.DG$54]=[FP.$A6];[FP.DG36]-1;[FP.DG36])" office:value-type="float" office:value="0" calcext:value-type="float">
            <text:p>0</text:p>
          </table:table-cell>
          <table:table-cell table:formula="of:=IF([FP.DH$54]=[FP.$A6];[FP.DH36]-1;[FP.DH36])" office:value-type="float" office:value="0" calcext:value-type="float">
            <text:p>0</text:p>
          </table:table-cell>
          <table:table-cell table:formula="of:=IF([FP.DI$54]=[FP.$A6];[FP.DI36]-1;[FP.DI36])" office:value-type="float" office:value="0" calcext:value-type="float">
            <text:p>0</text:p>
          </table:table-cell>
          <table:table-cell table:formula="of:=IF([FP.DJ$54]=[FP.$A6];[FP.DJ36]-1;[FP.DJ36])" office:value-type="float" office:value="0" calcext:value-type="float">
            <text:p>0</text:p>
          </table:table-cell>
          <table:table-cell table:formula="of:=IF([FP.DK$54]=[FP.$A6];[FP.DK36]-1;[FP.DK36])" office:value-type="float" office:value="0" calcext:value-type="float">
            <text:p>0</text:p>
          </table:table-cell>
          <table:table-cell table:formula="of:=IF([FP.DL$54]=[FP.$A6];[FP.DL36]-1;[FP.DL36])" office:value-type="float" office:value="0" calcext:value-type="float">
            <text:p>0</text:p>
          </table:table-cell>
          <table:table-cell table:formula="of:=IF([FP.DM$54]=[FP.$A6];[FP.DM36]-1;[FP.DM36])" office:value-type="float" office:value="0" calcext:value-type="float">
            <text:p>0</text:p>
          </table:table-cell>
          <table:table-cell table:formula="of:=IF([FP.DN$54]=[FP.$A6];[FP.DN36]-1;[FP.DN36])" office:value-type="float" office:value="3" calcext:value-type="float">
            <text:p>3</text:p>
          </table:table-cell>
          <table:table-cell table:formula="of:=IF([FP.DO$54]=[FP.$A6];[FP.DO36]-1;[FP.DO36])" office:value-type="float" office:value="2" calcext:value-type="float">
            <text:p>2</text:p>
          </table:table-cell>
          <table:table-cell table:formula="of:=IF([FP.DP$54]=[FP.$A6];[FP.DP36]-1;[FP.DP36])" office:value-type="float" office:value="1" calcext:value-type="float">
            <text:p>1</text:p>
          </table:table-cell>
          <table:table-cell table:formula="of:=IF([FP.DQ$54]=[FP.$A6];[FP.DQ36]-1;[FP.DQ36])" office:value-type="float" office:value="0" calcext:value-type="float">
            <text:p>0</text:p>
          </table:table-cell>
          <table:table-cell table:formula="of:=IF([FP.DR$54]=[FP.$A6];[FP.DR36]-1;[FP.DR36])" office:value-type="float" office:value="0" calcext:value-type="float">
            <text:p>0</text:p>
          </table:table-cell>
          <table:table-cell table:formula="of:=IF([FP.DS$54]=[FP.$A6];[FP.DS36]-1;[FP.DS36])" office:value-type="float" office:value="0" calcext:value-type="float">
            <text:p>0</text:p>
          </table:table-cell>
          <table:table-cell table:formula="of:=IF([FP.DT$54]=[FP.$A6];[FP.DT36]-1;[FP.DT36])" office:value-type="float" office:value="0" calcext:value-type="float">
            <text:p>0</text:p>
          </table:table-cell>
          <table:table-cell table:formula="of:=IF([FP.DU$54]=[FP.$A6];[FP.DU36]-1;[FP.DU36])" office:value-type="float" office:value="0" calcext:value-type="float">
            <text:p>0</text:p>
          </table:table-cell>
          <table:table-cell table:formula="of:=IF([FP.DV$54]=[FP.$A6];[FP.DV36]-1;[FP.DV36])" office:value-type="float" office:value="0" calcext:value-type="float">
            <text:p>0</text:p>
          </table:table-cell>
          <table:table-cell table:formula="of:=IF([FP.DW$54]=[FP.$A6];[FP.DW36]-1;[FP.DW36])" office:value-type="float" office:value="0" calcext:value-type="float">
            <text:p>0</text:p>
          </table:table-cell>
          <table:table-cell table:formula="of:=IF([FP.DX$54]=[FP.$A6];[FP.DX36]-1;[FP.DX36])" office:value-type="float" office:value="0" calcext:value-type="float">
            <text:p>0</text:p>
          </table:table-cell>
          <table:table-cell table:formula="of:=IF([FP.DY$54]=[FP.$A6];[FP.DY36]-1;[FP.DY36])" office:value-type="float" office:value="0" calcext:value-type="float">
            <text:p>0</text:p>
          </table:table-cell>
          <table:table-cell table:formula="of:=IF([FP.DZ$54]=[FP.$A6];[FP.DZ36]-1;[FP.DZ36])" office:value-type="float" office:value="0" calcext:value-type="float">
            <text:p>0</text:p>
          </table:table-cell>
          <table:table-cell table:formula="of:=IF([FP.EA$54]=[FP.$A6];[FP.EA36]-1;[FP.EA36])" office:value-type="float" office:value="0" calcext:value-type="float">
            <text:p>0</text:p>
          </table:table-cell>
          <table:table-cell table:formula="of:=IF([FP.EB$54]=[FP.$A6];[FP.EB36]-1;[FP.EB36])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8"/>
          <table:table-cell office:value-type="string" calcext:value-type="string">
            <text:p>slot</text:p>
          </table:table-cell>
          <table:table-cell table:formula="of:=IF([FP.J$54]=[FP.$A7];[FP.J37]-1;[FP.J37])" office:value-type="float" office:value="3" calcext:value-type="float">
            <text:p>3</text:p>
          </table:table-cell>
          <table:table-cell table:formula="of:=IF([FP.K$54]=[FP.$A7];[FP.K37]-1;[FP.K37])" office:value-type="float" office:value="2" calcext:value-type="float">
            <text:p>2</text:p>
          </table:table-cell>
          <table:table-cell table:formula="of:=IF([FP.L$54]=[FP.$A7];[FP.L37]-1;[FP.L37])" office:value-type="float" office:value="2" calcext:value-type="float">
            <text:p>2</text:p>
          </table:table-cell>
          <table:table-cell table:formula="of:=IF([FP.M$54]=[FP.$A7];[FP.M37]-1;[FP.M37])" office:value-type="float" office:value="2" calcext:value-type="float">
            <text:p>2</text:p>
          </table:table-cell>
          <table:table-cell table:formula="of:=IF([FP.N$54]=[FP.$A7];[FP.N37]-1;[FP.N37])" office:value-type="float" office:value="2" calcext:value-type="float">
            <text:p>2</text:p>
          </table:table-cell>
          <table:table-cell table:formula="of:=IF([FP.O$54]=[FP.$A7];[FP.O37]-1;[FP.O37])" office:value-type="float" office:value="2" calcext:value-type="float">
            <text:p>2</text:p>
          </table:table-cell>
          <table:table-cell table:formula="of:=IF([FP.P$54]=[FP.$A7];[FP.P37]-1;[FP.P37])" office:value-type="float" office:value="2" calcext:value-type="float">
            <text:p>2</text:p>
          </table:table-cell>
          <table:table-cell table:formula="of:=IF([FP.Q$54]=[FP.$A7];[FP.Q37]-1;[FP.Q37])" office:value-type="float" office:value="1" calcext:value-type="float">
            <text:p>1</text:p>
          </table:table-cell>
          <table:table-cell table:formula="of:=IF([FP.R$54]=[FP.$A7];[FP.R37]-1;[FP.R37])" office:value-type="float" office:value="1" calcext:value-type="float">
            <text:p>1</text:p>
          </table:table-cell>
          <table:table-cell table:formula="of:=IF([FP.S$54]=[FP.$A7];[FP.S37]-1;[FP.S37])" office:value-type="float" office:value="0" calcext:value-type="float">
            <text:p>0</text:p>
          </table:table-cell>
          <table:table-cell table:formula="of:=IF([FP.T$54]=[FP.$A7];[FP.T37]-1;[FP.T37])" office:value-type="float" office:value="0" calcext:value-type="float">
            <text:p>0</text:p>
          </table:table-cell>
          <table:table-cell table:formula="of:=IF([FP.U$54]=[FP.$A7];[FP.U37]-1;[FP.U37])" office:value-type="float" office:value="0" calcext:value-type="float">
            <text:p>0</text:p>
          </table:table-cell>
          <table:table-cell table:formula="of:=IF([FP.V$54]=[FP.$A7];[FP.V37]-1;[FP.V37])" office:value-type="float" office:value="0" calcext:value-type="float">
            <text:p>0</text:p>
          </table:table-cell>
          <table:table-cell table:formula="of:=IF([FP.W$54]=[FP.$A7];[FP.W37]-1;[FP.W37])" office:value-type="float" office:value="0" calcext:value-type="float">
            <text:p>0</text:p>
          </table:table-cell>
          <table:table-cell table:formula="of:=IF([FP.X$54]=[FP.$A7];[FP.X37]-1;[FP.X37])" office:value-type="float" office:value="0" calcext:value-type="float">
            <text:p>0</text:p>
          </table:table-cell>
          <table:table-cell table:formula="of:=IF([FP.Y$54]=[FP.$A7];[FP.Y37]-1;[FP.Y37])" office:value-type="float" office:value="0" calcext:value-type="float">
            <text:p>0</text:p>
          </table:table-cell>
          <table:table-cell table:formula="of:=IF([FP.Z$54]=[FP.$A7];[FP.Z37]-1;[FP.Z37])" office:value-type="float" office:value="0" calcext:value-type="float">
            <text:p>0</text:p>
          </table:table-cell>
          <table:table-cell table:formula="of:=IF([FP.AA$54]=[FP.$A7];[FP.AA37]-1;[FP.AA37])" office:value-type="float" office:value="0" calcext:value-type="float">
            <text:p>0</text:p>
          </table:table-cell>
          <table:table-cell table:formula="of:=IF([FP.AB$54]=[FP.$A7];[FP.AB37]-1;[FP.AB37])" office:value-type="float" office:value="0" calcext:value-type="float">
            <text:p>0</text:p>
          </table:table-cell>
          <table:table-cell table:formula="of:=IF([FP.AC$54]=[FP.$A7];[FP.AC37]-1;[FP.AC37])" office:value-type="float" office:value="0" calcext:value-type="float">
            <text:p>0</text:p>
          </table:table-cell>
          <table:table-cell table:formula="of:=IF([FP.AD$54]=[FP.$A7];[FP.AD37]-1;[FP.AD37])" office:value-type="float" office:value="3" calcext:value-type="float">
            <text:p>3</text:p>
          </table:table-cell>
          <table:table-cell table:formula="of:=IF([FP.AE$54]=[FP.$A7];[FP.AE37]-1;[FP.AE37])" office:value-type="float" office:value="3" calcext:value-type="float">
            <text:p>3</text:p>
          </table:table-cell>
          <table:table-cell table:formula="of:=IF([FP.AF$54]=[FP.$A7];[FP.AF37]-1;[FP.AF37])" office:value-type="float" office:value="3" calcext:value-type="float">
            <text:p>3</text:p>
          </table:table-cell>
          <table:table-cell table:formula="of:=IF([FP.AG$54]=[FP.$A7];[FP.AG37]-1;[FP.AG37])" office:value-type="float" office:value="2" calcext:value-type="float">
            <text:p>2</text:p>
          </table:table-cell>
          <table:table-cell table:formula="of:=IF([FP.AH$54]=[FP.$A7];[FP.AH37]-1;[FP.AH37])" office:value-type="float" office:value="2" calcext:value-type="float">
            <text:p>2</text:p>
          </table:table-cell>
          <table:table-cell table:formula="of:=IF([FP.AI$54]=[FP.$A7];[FP.AI37]-1;[FP.AI37])" office:value-type="float" office:value="1" calcext:value-type="float">
            <text:p>1</text:p>
          </table:table-cell>
          <table:table-cell table:formula="of:=IF([FP.AJ$54]=[FP.$A7];[FP.AJ37]-1;[FP.AJ37])" office:value-type="float" office:value="0" calcext:value-type="float">
            <text:p>0</text:p>
          </table:table-cell>
          <table:table-cell table:formula="of:=IF([FP.AK$54]=[FP.$A7];[FP.AK37]-1;[FP.AK37])" office:value-type="float" office:value="0" calcext:value-type="float">
            <text:p>0</text:p>
          </table:table-cell>
          <table:table-cell table:formula="of:=IF([FP.AL$54]=[FP.$A7];[FP.AL37]-1;[FP.AL37])" office:value-type="float" office:value="0" calcext:value-type="float">
            <text:p>0</text:p>
          </table:table-cell>
          <table:table-cell table:formula="of:=IF([FP.AM$54]=[FP.$A7];[FP.AM37]-1;[FP.AM37])" office:value-type="float" office:value="0" calcext:value-type="float">
            <text:p>0</text:p>
          </table:table-cell>
          <table:table-cell table:formula="of:=IF([FP.AN$54]=[FP.$A7];[FP.AN37]-1;[FP.AN37])" office:value-type="float" office:value="0" calcext:value-type="float">
            <text:p>0</text:p>
          </table:table-cell>
          <table:table-cell table:formula="of:=IF([FP.AO$54]=[FP.$A7];[FP.AO37]-1;[FP.AO37])" office:value-type="float" office:value="0" calcext:value-type="float">
            <text:p>0</text:p>
          </table:table-cell>
          <table:table-cell table:formula="of:=IF([FP.AP$54]=[FP.$A7];[FP.AP37]-1;[FP.AP37])" office:value-type="float" office:value="0" calcext:value-type="float">
            <text:p>0</text:p>
          </table:table-cell>
          <table:table-cell table:formula="of:=IF([FP.AQ$54]=[FP.$A7];[FP.AQ37]-1;[FP.AQ37])" office:value-type="float" office:value="0" calcext:value-type="float">
            <text:p>0</text:p>
          </table:table-cell>
          <table:table-cell table:formula="of:=IF([FP.AR$54]=[FP.$A7];[FP.AR37]-1;[FP.AR37])" office:value-type="float" office:value="0" calcext:value-type="float">
            <text:p>0</text:p>
          </table:table-cell>
          <table:table-cell table:formula="of:=IF([FP.AS$54]=[FP.$A7];[FP.AS37]-1;[FP.AS37])" office:value-type="float" office:value="0" calcext:value-type="float">
            <text:p>0</text:p>
          </table:table-cell>
          <table:table-cell table:formula="of:=IF([FP.AT$54]=[FP.$A7];[FP.AT37]-1;[FP.AT37])" office:value-type="float" office:value="0" calcext:value-type="float">
            <text:p>0</text:p>
          </table:table-cell>
          <table:table-cell table:formula="of:=IF([FP.AU$54]=[FP.$A7];[FP.AU37]-1;[FP.AU37])" office:value-type="float" office:value="0" calcext:value-type="float">
            <text:p>0</text:p>
          </table:table-cell>
          <table:table-cell table:formula="of:=IF([FP.AV$54]=[FP.$A7];[FP.AV37]-1;[FP.AV37])" office:value-type="float" office:value="0" calcext:value-type="float">
            <text:p>0</text:p>
          </table:table-cell>
          <table:table-cell table:formula="of:=IF([FP.AW$54]=[FP.$A7];[FP.AW37]-1;[FP.AW37])" office:value-type="float" office:value="0" calcext:value-type="float">
            <text:p>0</text:p>
          </table:table-cell>
          <table:table-cell table:formula="of:=IF([FP.AX$54]=[FP.$A7];[FP.AX37]-1;[FP.AX37])" office:value-type="float" office:value="3" calcext:value-type="float">
            <text:p>3</text:p>
          </table:table-cell>
          <table:table-cell table:formula="of:=IF([FP.AY$54]=[FP.$A7];[FP.AY37]-1;[FP.AY37])" office:value-type="float" office:value="2" calcext:value-type="float">
            <text:p>2</text:p>
          </table:table-cell>
          <table:table-cell table:formula="of:=IF([FP.AZ$54]=[FP.$A7];[FP.AZ37]-1;[FP.AZ37])" office:value-type="float" office:value="2" calcext:value-type="float">
            <text:p>2</text:p>
          </table:table-cell>
          <table:table-cell table:formula="of:=IF([FP.BA$54]=[FP.$A7];[FP.BA37]-1;[FP.BA37])" office:value-type="float" office:value="1" calcext:value-type="float">
            <text:p>1</text:p>
          </table:table-cell>
          <table:table-cell table:formula="of:=IF([FP.BB$54]=[FP.$A7];[FP.BB37]-1;[FP.BB37])" office:value-type="float" office:value="1" calcext:value-type="float">
            <text:p>1</text:p>
          </table:table-cell>
          <table:table-cell table:formula="of:=IF([FP.BC$54]=[FP.$A7];[FP.BC37]-1;[FP.BC37])" office:value-type="float" office:value="0" calcext:value-type="float">
            <text:p>0</text:p>
          </table:table-cell>
          <table:table-cell table:formula="of:=IF([FP.BD$54]=[FP.$A7];[FP.BD37]-1;[FP.BD37])" office:value-type="float" office:value="0" calcext:value-type="float">
            <text:p>0</text:p>
          </table:table-cell>
          <table:table-cell table:formula="of:=IF([FP.BE$54]=[FP.$A7];[FP.BE37]-1;[FP.BE37])" office:value-type="float" office:value="0" calcext:value-type="float">
            <text:p>0</text:p>
          </table:table-cell>
          <table:table-cell table:formula="of:=IF([FP.BF$54]=[FP.$A7];[FP.BF37]-1;[FP.BF37])" office:value-type="float" office:value="0" calcext:value-type="float">
            <text:p>0</text:p>
          </table:table-cell>
          <table:table-cell table:formula="of:=IF([FP.BG$54]=[FP.$A7];[FP.BG37]-1;[FP.BG37])" office:value-type="float" office:value="0" calcext:value-type="float">
            <text:p>0</text:p>
          </table:table-cell>
          <table:table-cell table:formula="of:=IF([FP.BH$54]=[FP.$A7];[FP.BH37]-1;[FP.BH37])" office:value-type="float" office:value="0" calcext:value-type="float">
            <text:p>0</text:p>
          </table:table-cell>
          <table:table-cell table:formula="of:=IF([FP.BI$54]=[FP.$A7];[FP.BI37]-1;[FP.BI37])" office:value-type="float" office:value="0" calcext:value-type="float">
            <text:p>0</text:p>
          </table:table-cell>
          <table:table-cell table:formula="of:=IF([FP.BJ$54]=[FP.$A7];[FP.BJ37]-1;[FP.BJ37])" office:value-type="float" office:value="0" calcext:value-type="float">
            <text:p>0</text:p>
          </table:table-cell>
          <table:table-cell table:formula="of:=IF([FP.BK$54]=[FP.$A7];[FP.BK37]-1;[FP.BK37])" office:value-type="float" office:value="0" calcext:value-type="float">
            <text:p>0</text:p>
          </table:table-cell>
          <table:table-cell table:formula="of:=IF([FP.BL$54]=[FP.$A7];[FP.BL37]-1;[FP.BL37])" office:value-type="float" office:value="0" calcext:value-type="float">
            <text:p>0</text:p>
          </table:table-cell>
          <table:table-cell table:formula="of:=IF([FP.BM$54]=[FP.$A7];[FP.BM37]-1;[FP.BM37])" office:value-type="float" office:value="0" calcext:value-type="float">
            <text:p>0</text:p>
          </table:table-cell>
          <table:table-cell table:formula="of:=IF([FP.BN$54]=[FP.$A7];[FP.BN37]-1;[FP.BN37])" office:value-type="float" office:value="0" calcext:value-type="float">
            <text:p>0</text:p>
          </table:table-cell>
          <table:table-cell table:formula="of:=IF([FP.BO$54]=[FP.$A7];[FP.BO37]-1;[FP.BO37])" office:value-type="float" office:value="0" calcext:value-type="float">
            <text:p>0</text:p>
          </table:table-cell>
          <table:table-cell table:formula="of:=IF([FP.BP$54]=[FP.$A7];[FP.BP37]-1;[FP.BP37])" office:value-type="float" office:value="0" calcext:value-type="float">
            <text:p>0</text:p>
          </table:table-cell>
          <table:table-cell table:formula="of:=IF([FP.BQ$54]=[FP.$A7];[FP.BQ37]-1;[FP.BQ37])" office:value-type="float" office:value="0" calcext:value-type="float">
            <text:p>0</text:p>
          </table:table-cell>
          <table:table-cell table:formula="of:=IF([FP.BR$54]=[FP.$A7];[FP.BR37]-1;[FP.BR37])" office:value-type="float" office:value="3" calcext:value-type="float">
            <text:p>3</text:p>
          </table:table-cell>
          <table:table-cell table:formula="of:=IF([FP.BS$54]=[FP.$A7];[FP.BS37]-1;[FP.BS37])" office:value-type="float" office:value="2" calcext:value-type="float">
            <text:p>2</text:p>
          </table:table-cell>
          <table:table-cell table:formula="of:=IF([FP.BT$54]=[FP.$A7];[FP.BT37]-1;[FP.BT37])" office:value-type="float" office:value="2" calcext:value-type="float">
            <text:p>2</text:p>
          </table:table-cell>
          <table:table-cell table:formula="of:=IF([FP.BU$54]=[FP.$A7];[FP.BU37]-1;[FP.BU37])" office:value-type="float" office:value="2" calcext:value-type="float">
            <text:p>2</text:p>
          </table:table-cell>
          <table:table-cell table:formula="of:=IF([FP.BV$54]=[FP.$A7];[FP.BV37]-1;[FP.BV37])" office:value-type="float" office:value="2" calcext:value-type="float">
            <text:p>2</text:p>
          </table:table-cell>
          <table:table-cell table:formula="of:=IF([FP.BW$54]=[FP.$A7];[FP.BW37]-1;[FP.BW37])" office:value-type="float" office:value="2" calcext:value-type="float">
            <text:p>2</text:p>
          </table:table-cell>
          <table:table-cell table:formula="of:=IF([FP.BX$54]=[FP.$A7];[FP.BX37]-1;[FP.BX37])" office:value-type="float" office:value="2" calcext:value-type="float">
            <text:p>2</text:p>
          </table:table-cell>
          <table:table-cell table:formula="of:=IF([FP.BY$54]=[FP.$A7];[FP.BY37]-1;[FP.BY37])" office:value-type="float" office:value="1" calcext:value-type="float">
            <text:p>1</text:p>
          </table:table-cell>
          <table:table-cell table:formula="of:=IF([FP.BZ$54]=[FP.$A7];[FP.BZ37]-1;[FP.BZ37])" office:value-type="float" office:value="1" calcext:value-type="float">
            <text:p>1</text:p>
          </table:table-cell>
          <table:table-cell table:formula="of:=IF([FP.CA$54]=[FP.$A7];[FP.CA37]-1;[FP.CA37])" office:value-type="float" office:value="0" calcext:value-type="float">
            <text:p>0</text:p>
          </table:table-cell>
          <table:table-cell table:formula="of:=IF([FP.CB$54]=[FP.$A7];[FP.CB37]-1;[FP.CB37])" office:value-type="float" office:value="0" calcext:value-type="float">
            <text:p>0</text:p>
          </table:table-cell>
          <table:table-cell table:formula="of:=IF([FP.CC$54]=[FP.$A7];[FP.CC37]-1;[FP.CC37])" office:value-type="float" office:value="0" calcext:value-type="float">
            <text:p>0</text:p>
          </table:table-cell>
          <table:table-cell table:formula="of:=IF([FP.CD$54]=[FP.$A7];[FP.CD37]-1;[FP.CD37])" office:value-type="float" office:value="0" calcext:value-type="float">
            <text:p>0</text:p>
          </table:table-cell>
          <table:table-cell table:formula="of:=IF([FP.CE$54]=[FP.$A7];[FP.CE37]-1;[FP.CE37])" office:value-type="float" office:value="0" calcext:value-type="float">
            <text:p>0</text:p>
          </table:table-cell>
          <table:table-cell table:formula="of:=IF([FP.CF$54]=[FP.$A7];[FP.CF37]-1;[FP.CF37])" office:value-type="float" office:value="0" calcext:value-type="float">
            <text:p>0</text:p>
          </table:table-cell>
          <table:table-cell table:formula="of:=IF([FP.CG$54]=[FP.$A7];[FP.CG37]-1;[FP.CG37])" office:value-type="float" office:value="0" calcext:value-type="float">
            <text:p>0</text:p>
          </table:table-cell>
          <table:table-cell table:formula="of:=IF([FP.CH$54]=[FP.$A7];[FP.CH37]-1;[FP.CH37])" office:value-type="float" office:value="0" calcext:value-type="float">
            <text:p>0</text:p>
          </table:table-cell>
          <table:table-cell table:formula="of:=IF([FP.CI$54]=[FP.$A7];[FP.CI37]-1;[FP.CI37])" office:value-type="float" office:value="0" calcext:value-type="float">
            <text:p>0</text:p>
          </table:table-cell>
          <table:table-cell table:formula="of:=IF([FP.CJ$54]=[FP.$A7];[FP.CJ37]-1;[FP.CJ37])" office:value-type="float" office:value="0" calcext:value-type="float">
            <text:p>0</text:p>
          </table:table-cell>
          <table:table-cell table:formula="of:=IF([FP.CK$54]=[FP.$A7];[FP.CK37]-1;[FP.CK37])" office:value-type="float" office:value="0" calcext:value-type="float">
            <text:p>0</text:p>
          </table:table-cell>
          <table:table-cell table:formula="of:=IF([FP.CL$54]=[FP.$A7];[FP.CL37]-1;[FP.CL37])" office:value-type="float" office:value="3" calcext:value-type="float">
            <text:p>3</text:p>
          </table:table-cell>
          <table:table-cell table:formula="of:=IF([FP.CM$54]=[FP.$A7];[FP.CM37]-1;[FP.CM37])" office:value-type="float" office:value="3" calcext:value-type="float">
            <text:p>3</text:p>
          </table:table-cell>
          <table:table-cell table:formula="of:=IF([FP.CN$54]=[FP.$A7];[FP.CN37]-1;[FP.CN37])" office:value-type="float" office:value="3" calcext:value-type="float">
            <text:p>3</text:p>
          </table:table-cell>
          <table:table-cell table:formula="of:=IF([FP.CO$54]=[FP.$A7];[FP.CO37]-1;[FP.CO37])" office:value-type="float" office:value="2" calcext:value-type="float">
            <text:p>2</text:p>
          </table:table-cell>
          <table:table-cell table:formula="of:=IF([FP.CP$54]=[FP.$A7];[FP.CP37]-1;[FP.CP37])" office:value-type="float" office:value="2" calcext:value-type="float">
            <text:p>2</text:p>
          </table:table-cell>
          <table:table-cell table:formula="of:=IF([FP.CQ$54]=[FP.$A7];[FP.CQ37]-1;[FP.CQ37])" office:value-type="float" office:value="1" calcext:value-type="float">
            <text:p>1</text:p>
          </table:table-cell>
          <table:table-cell table:formula="of:=IF([FP.CR$54]=[FP.$A7];[FP.CR37]-1;[FP.CR37])" office:value-type="float" office:value="0" calcext:value-type="float">
            <text:p>0</text:p>
          </table:table-cell>
          <table:table-cell table:formula="of:=IF([FP.CS$54]=[FP.$A7];[FP.CS37]-1;[FP.CS37])" office:value-type="float" office:value="0" calcext:value-type="float">
            <text:p>0</text:p>
          </table:table-cell>
          <table:table-cell table:formula="of:=IF([FP.CT$54]=[FP.$A7];[FP.CT37]-1;[FP.CT37])" office:value-type="float" office:value="0" calcext:value-type="float">
            <text:p>0</text:p>
          </table:table-cell>
          <table:table-cell table:formula="of:=IF([FP.CU$54]=[FP.$A7];[FP.CU37]-1;[FP.CU37])" office:value-type="float" office:value="0" calcext:value-type="float">
            <text:p>0</text:p>
          </table:table-cell>
          <table:table-cell table:formula="of:=IF([FP.CV$54]=[FP.$A7];[FP.CV37]-1;[FP.CV37])" office:value-type="float" office:value="0" calcext:value-type="float">
            <text:p>0</text:p>
          </table:table-cell>
          <table:table-cell table:formula="of:=IF([FP.CW$54]=[FP.$A7];[FP.CW37]-1;[FP.CW37])" office:value-type="float" office:value="0" calcext:value-type="float">
            <text:p>0</text:p>
          </table:table-cell>
          <table:table-cell table:formula="of:=IF([FP.CX$54]=[FP.$A7];[FP.CX37]-1;[FP.CX37])" office:value-type="float" office:value="0" calcext:value-type="float">
            <text:p>0</text:p>
          </table:table-cell>
          <table:table-cell table:formula="of:=IF([FP.CY$54]=[FP.$A7];[FP.CY37]-1;[FP.CY37])" office:value-type="float" office:value="0" calcext:value-type="float">
            <text:p>0</text:p>
          </table:table-cell>
          <table:table-cell table:formula="of:=IF([FP.CZ$54]=[FP.$A7];[FP.CZ37]-1;[FP.CZ37])" office:value-type="float" office:value="0" calcext:value-type="float">
            <text:p>0</text:p>
          </table:table-cell>
          <table:table-cell table:formula="of:=IF([FP.DA$54]=[FP.$A7];[FP.DA37]-1;[FP.DA37])" office:value-type="float" office:value="0" calcext:value-type="float">
            <text:p>0</text:p>
          </table:table-cell>
          <table:table-cell table:formula="of:=IF([FP.DB$54]=[FP.$A7];[FP.DB37]-1;[FP.DB37])" office:value-type="float" office:value="0" calcext:value-type="float">
            <text:p>0</text:p>
          </table:table-cell>
          <table:table-cell table:formula="of:=IF([FP.DC$54]=[FP.$A7];[FP.DC37]-1;[FP.DC37])" office:value-type="float" office:value="0" calcext:value-type="float">
            <text:p>0</text:p>
          </table:table-cell>
          <table:table-cell table:formula="of:=IF([FP.DD$54]=[FP.$A7];[FP.DD37]-1;[FP.DD37])" office:value-type="float" office:value="0" calcext:value-type="float">
            <text:p>0</text:p>
          </table:table-cell>
          <table:table-cell table:formula="of:=IF([FP.DE$54]=[FP.$A7];[FP.DE37]-1;[FP.DE37])" office:value-type="float" office:value="0" calcext:value-type="float">
            <text:p>0</text:p>
          </table:table-cell>
          <table:table-cell table:formula="of:=IF([FP.DF$54]=[FP.$A7];[FP.DF37]-1;[FP.DF37])" office:value-type="float" office:value="3" calcext:value-type="float">
            <text:p>3</text:p>
          </table:table-cell>
          <table:table-cell table:formula="of:=IF([FP.DG$54]=[FP.$A7];[FP.DG37]-1;[FP.DG37])" office:value-type="float" office:value="2" calcext:value-type="float">
            <text:p>2</text:p>
          </table:table-cell>
          <table:table-cell table:formula="of:=IF([FP.DH$54]=[FP.$A7];[FP.DH37]-1;[FP.DH37])" office:value-type="float" office:value="2" calcext:value-type="float">
            <text:p>2</text:p>
          </table:table-cell>
          <table:table-cell table:formula="of:=IF([FP.DI$54]=[FP.$A7];[FP.DI37]-1;[FP.DI37])" office:value-type="float" office:value="1" calcext:value-type="float">
            <text:p>1</text:p>
          </table:table-cell>
          <table:table-cell table:formula="of:=IF([FP.DJ$54]=[FP.$A7];[FP.DJ37]-1;[FP.DJ37])" office:value-type="float" office:value="1" calcext:value-type="float">
            <text:p>1</text:p>
          </table:table-cell>
          <table:table-cell table:formula="of:=IF([FP.DK$54]=[FP.$A7];[FP.DK37]-1;[FP.DK37])" office:value-type="float" office:value="0" calcext:value-type="float">
            <text:p>0</text:p>
          </table:table-cell>
          <table:table-cell table:formula="of:=IF([FP.DL$54]=[FP.$A7];[FP.DL37]-1;[FP.DL37])" office:value-type="float" office:value="0" calcext:value-type="float">
            <text:p>0</text:p>
          </table:table-cell>
          <table:table-cell table:formula="of:=IF([FP.DM$54]=[FP.$A7];[FP.DM37]-1;[FP.DM37])" office:value-type="float" office:value="0" calcext:value-type="float">
            <text:p>0</text:p>
          </table:table-cell>
          <table:table-cell table:formula="of:=IF([FP.DN$54]=[FP.$A7];[FP.DN37]-1;[FP.DN37])" office:value-type="float" office:value="0" calcext:value-type="float">
            <text:p>0</text:p>
          </table:table-cell>
          <table:table-cell table:formula="of:=IF([FP.DO$54]=[FP.$A7];[FP.DO37]-1;[FP.DO37])" office:value-type="float" office:value="0" calcext:value-type="float">
            <text:p>0</text:p>
          </table:table-cell>
          <table:table-cell table:formula="of:=IF([FP.DP$54]=[FP.$A7];[FP.DP37]-1;[FP.DP37])" office:value-type="float" office:value="0" calcext:value-type="float">
            <text:p>0</text:p>
          </table:table-cell>
          <table:table-cell table:formula="of:=IF([FP.DQ$54]=[FP.$A7];[FP.DQ37]-1;[FP.DQ37])" office:value-type="float" office:value="0" calcext:value-type="float">
            <text:p>0</text:p>
          </table:table-cell>
          <table:table-cell table:formula="of:=IF([FP.DR$54]=[FP.$A7];[FP.DR37]-1;[FP.DR37])" office:value-type="float" office:value="0" calcext:value-type="float">
            <text:p>0</text:p>
          </table:table-cell>
          <table:table-cell table:formula="of:=IF([FP.DS$54]=[FP.$A7];[FP.DS37]-1;[FP.DS37])" office:value-type="float" office:value="0" calcext:value-type="float">
            <text:p>0</text:p>
          </table:table-cell>
          <table:table-cell table:formula="of:=IF([FP.DT$54]=[FP.$A7];[FP.DT37]-1;[FP.DT37])" office:value-type="float" office:value="0" calcext:value-type="float">
            <text:p>0</text:p>
          </table:table-cell>
          <table:table-cell table:formula="of:=IF([FP.DU$54]=[FP.$A7];[FP.DU37]-1;[FP.DU37])" office:value-type="float" office:value="0" calcext:value-type="float">
            <text:p>0</text:p>
          </table:table-cell>
          <table:table-cell table:formula="of:=IF([FP.DV$54]=[FP.$A7];[FP.DV37]-1;[FP.DV37])" office:value-type="float" office:value="0" calcext:value-type="float">
            <text:p>0</text:p>
          </table:table-cell>
          <table:table-cell table:formula="of:=IF([FP.DW$54]=[FP.$A7];[FP.DW37]-1;[FP.DW37])" office:value-type="float" office:value="0" calcext:value-type="float">
            <text:p>0</text:p>
          </table:table-cell>
          <table:table-cell table:formula="of:=IF([FP.DX$54]=[FP.$A7];[FP.DX37]-1;[FP.DX37])" office:value-type="float" office:value="0" calcext:value-type="float">
            <text:p>0</text:p>
          </table:table-cell>
          <table:table-cell table:formula="of:=IF([FP.DY$54]=[FP.$A7];[FP.DY37]-1;[FP.DY37])" office:value-type="float" office:value="0" calcext:value-type="float">
            <text:p>0</text:p>
          </table:table-cell>
          <table:table-cell table:formula="of:=IF([FP.DZ$54]=[FP.$A7];[FP.DZ37]-1;[FP.DZ37])" office:value-type="float" office:value="3" calcext:value-type="float">
            <text:p>3</text:p>
          </table:table-cell>
          <table:table-cell table:formula="of:=IF([FP.EA$54]=[FP.$A7];[FP.EA37]-1;[FP.EA37])" office:value-type="float" office:value="2" calcext:value-type="float">
            <text:p>2</text:p>
          </table:table-cell>
          <table:table-cell table:formula="of:=IF([FP.EB$54]=[FP.$A7];[FP.EB37]-1;[FP.EB37])" office:value-type="float" office:value="2" calcext:value-type="float">
            <text:p>2</text:p>
          </table:table-cell>
        </table:table-row>
        <table:table-row table:style-name="ro1" table:visibility="collapse">
          <table:table-cell table:number-columns-repeated="9"/>
          <table:table-cell table:formula="of:=IF([FP.J$54]=[FP.$A8];[FP.J38]-1;[FP.J38])" office:value-type="float" office:value="0" calcext:value-type="float">
            <text:p>0</text:p>
          </table:table-cell>
          <table:table-cell table:formula="of:=IF([FP.K$54]=[FP.$A8];[FP.K38]-1;[FP.K38])" office:value-type="float" office:value="0" calcext:value-type="float">
            <text:p>0</text:p>
          </table:table-cell>
          <table:table-cell table:formula="of:=IF([FP.L$54]=[FP.$A8];[FP.L38]-1;[FP.L38])" office:value-type="float" office:value="0" calcext:value-type="float">
            <text:p>0</text:p>
          </table:table-cell>
          <table:table-cell table:formula="of:=IF([FP.M$54]=[FP.$A8];[FP.M38]-1;[FP.M38])" office:value-type="float" office:value="0" calcext:value-type="float">
            <text:p>0</text:p>
          </table:table-cell>
          <table:table-cell table:formula="of:=IF([FP.N$54]=[FP.$A8];[FP.N38]-1;[FP.N38])" office:value-type="float" office:value="0" calcext:value-type="float">
            <text:p>0</text:p>
          </table:table-cell>
          <table:table-cell table:formula="of:=IF([FP.O$54]=[FP.$A8];[FP.O38]-1;[FP.O38])" office:value-type="float" office:value="0" calcext:value-type="float">
            <text:p>0</text:p>
          </table:table-cell>
          <table:table-cell table:formula="of:=IF([FP.P$54]=[FP.$A8];[FP.P38]-1;[FP.P38])" office:value-type="float" office:value="0" calcext:value-type="float">
            <text:p>0</text:p>
          </table:table-cell>
          <table:table-cell table:formula="of:=IF([FP.Q$54]=[FP.$A8];[FP.Q38]-1;[FP.Q38])" office:value-type="float" office:value="0" calcext:value-type="float">
            <text:p>0</text:p>
          </table:table-cell>
          <table:table-cell table:formula="of:=IF([FP.R$54]=[FP.$A8];[FP.R38]-1;[FP.R38])" office:value-type="float" office:value="0" calcext:value-type="float">
            <text:p>0</text:p>
          </table:table-cell>
          <table:table-cell table:formula="of:=IF([FP.S$54]=[FP.$A8];[FP.S38]-1;[FP.S38])" office:value-type="float" office:value="0" calcext:value-type="float">
            <text:p>0</text:p>
          </table:table-cell>
          <table:table-cell table:formula="of:=IF([FP.T$54]=[FP.$A8];[FP.T38]-1;[FP.T38])" office:value-type="float" office:value="0" calcext:value-type="float">
            <text:p>0</text:p>
          </table:table-cell>
          <table:table-cell table:formula="of:=IF([FP.U$54]=[FP.$A8];[FP.U38]-1;[FP.U38])" office:value-type="float" office:value="0" calcext:value-type="float">
            <text:p>0</text:p>
          </table:table-cell>
          <table:table-cell table:formula="of:=IF([FP.V$54]=[FP.$A8];[FP.V38]-1;[FP.V38])" office:value-type="float" office:value="0" calcext:value-type="float">
            <text:p>0</text:p>
          </table:table-cell>
          <table:table-cell table:formula="of:=IF([FP.W$54]=[FP.$A8];[FP.W38]-1;[FP.W38])" office:value-type="float" office:value="0" calcext:value-type="float">
            <text:p>0</text:p>
          </table:table-cell>
          <table:table-cell table:formula="of:=IF([FP.X$54]=[FP.$A8];[FP.X38]-1;[FP.X38])" office:value-type="float" office:value="0" calcext:value-type="float">
            <text:p>0</text:p>
          </table:table-cell>
          <table:table-cell table:formula="of:=IF([FP.Y$54]=[FP.$A8];[FP.Y38]-1;[FP.Y38])" office:value-type="float" office:value="0" calcext:value-type="float">
            <text:p>0</text:p>
          </table:table-cell>
          <table:table-cell table:formula="of:=IF([FP.Z$54]=[FP.$A8];[FP.Z38]-1;[FP.Z38])" office:value-type="float" office:value="0" calcext:value-type="float">
            <text:p>0</text:p>
          </table:table-cell>
          <table:table-cell table:formula="of:=IF([FP.AA$54]=[FP.$A8];[FP.AA38]-1;[FP.AA38])" office:value-type="float" office:value="0" calcext:value-type="float">
            <text:p>0</text:p>
          </table:table-cell>
          <table:table-cell table:formula="of:=IF([FP.AB$54]=[FP.$A8];[FP.AB38]-1;[FP.AB38])" office:value-type="float" office:value="0" calcext:value-type="float">
            <text:p>0</text:p>
          </table:table-cell>
          <table:table-cell table:formula="of:=IF([FP.AC$54]=[FP.$A8];[FP.AC38]-1;[FP.AC38])" office:value-type="float" office:value="0" calcext:value-type="float">
            <text:p>0</text:p>
          </table:table-cell>
          <table:table-cell table:formula="of:=IF([FP.AD$54]=[FP.$A8];[FP.AD38]-1;[FP.AD38])" office:value-type="float" office:value="0" calcext:value-type="float">
            <text:p>0</text:p>
          </table:table-cell>
          <table:table-cell table:formula="of:=IF([FP.AE$54]=[FP.$A8];[FP.AE38]-1;[FP.AE38])" office:value-type="float" office:value="0" calcext:value-type="float">
            <text:p>0</text:p>
          </table:table-cell>
          <table:table-cell table:formula="of:=IF([FP.AF$54]=[FP.$A8];[FP.AF38]-1;[FP.AF38])" office:value-type="float" office:value="0" calcext:value-type="float">
            <text:p>0</text:p>
          </table:table-cell>
          <table:table-cell table:formula="of:=IF([FP.AG$54]=[FP.$A8];[FP.AG38]-1;[FP.AG38])" office:value-type="float" office:value="0" calcext:value-type="float">
            <text:p>0</text:p>
          </table:table-cell>
          <table:table-cell table:formula="of:=IF([FP.AH$54]=[FP.$A8];[FP.AH38]-1;[FP.AH38])" office:value-type="float" office:value="0" calcext:value-type="float">
            <text:p>0</text:p>
          </table:table-cell>
          <table:table-cell table:formula="of:=IF([FP.AI$54]=[FP.$A8];[FP.AI38]-1;[FP.AI38])" office:value-type="float" office:value="0" calcext:value-type="float">
            <text:p>0</text:p>
          </table:table-cell>
          <table:table-cell table:formula="of:=IF([FP.AJ$54]=[FP.$A8];[FP.AJ38]-1;[FP.AJ38])" office:value-type="float" office:value="0" calcext:value-type="float">
            <text:p>0</text:p>
          </table:table-cell>
          <table:table-cell table:formula="of:=IF([FP.AK$54]=[FP.$A8];[FP.AK38]-1;[FP.AK38])" office:value-type="float" office:value="0" calcext:value-type="float">
            <text:p>0</text:p>
          </table:table-cell>
          <table:table-cell table:formula="of:=IF([FP.AL$54]=[FP.$A8];[FP.AL38]-1;[FP.AL38])" office:value-type="float" office:value="0" calcext:value-type="float">
            <text:p>0</text:p>
          </table:table-cell>
          <table:table-cell table:formula="of:=IF([FP.AM$54]=[FP.$A8];[FP.AM38]-1;[FP.AM38])" office:value-type="float" office:value="0" calcext:value-type="float">
            <text:p>0</text:p>
          </table:table-cell>
          <table:table-cell table:formula="of:=IF([FP.AN$54]=[FP.$A8];[FP.AN38]-1;[FP.AN38])" office:value-type="float" office:value="0" calcext:value-type="float">
            <text:p>0</text:p>
          </table:table-cell>
          <table:table-cell table:formula="of:=IF([FP.AO$54]=[FP.$A8];[FP.AO38]-1;[FP.AO38])" office:value-type="float" office:value="0" calcext:value-type="float">
            <text:p>0</text:p>
          </table:table-cell>
          <table:table-cell table:formula="of:=IF([FP.AP$54]=[FP.$A8];[FP.AP38]-1;[FP.AP38])" office:value-type="float" office:value="0" calcext:value-type="float">
            <text:p>0</text:p>
          </table:table-cell>
          <table:table-cell table:formula="of:=IF([FP.AQ$54]=[FP.$A8];[FP.AQ38]-1;[FP.AQ38])" office:value-type="float" office:value="0" calcext:value-type="float">
            <text:p>0</text:p>
          </table:table-cell>
          <table:table-cell table:formula="of:=IF([FP.AR$54]=[FP.$A8];[FP.AR38]-1;[FP.AR38])" office:value-type="float" office:value="0" calcext:value-type="float">
            <text:p>0</text:p>
          </table:table-cell>
          <table:table-cell table:formula="of:=IF([FP.AS$54]=[FP.$A8];[FP.AS38]-1;[FP.AS38])" office:value-type="float" office:value="0" calcext:value-type="float">
            <text:p>0</text:p>
          </table:table-cell>
          <table:table-cell table:formula="of:=IF([FP.AT$54]=[FP.$A8];[FP.AT38]-1;[FP.AT38])" office:value-type="float" office:value="0" calcext:value-type="float">
            <text:p>0</text:p>
          </table:table-cell>
          <table:table-cell table:formula="of:=IF([FP.AU$54]=[FP.$A8];[FP.AU38]-1;[FP.AU38])" office:value-type="float" office:value="0" calcext:value-type="float">
            <text:p>0</text:p>
          </table:table-cell>
          <table:table-cell table:formula="of:=IF([FP.AV$54]=[FP.$A8];[FP.AV38]-1;[FP.AV38])" office:value-type="float" office:value="0" calcext:value-type="float">
            <text:p>0</text:p>
          </table:table-cell>
          <table:table-cell table:formula="of:=IF([FP.AW$54]=[FP.$A8];[FP.AW38]-1;[FP.AW38])" office:value-type="float" office:value="0" calcext:value-type="float">
            <text:p>0</text:p>
          </table:table-cell>
          <table:table-cell table:formula="of:=IF([FP.AX$54]=[FP.$A8];[FP.AX38]-1;[FP.AX38])" office:value-type="float" office:value="0" calcext:value-type="float">
            <text:p>0</text:p>
          </table:table-cell>
          <table:table-cell table:formula="of:=IF([FP.AY$54]=[FP.$A8];[FP.AY38]-1;[FP.AY38])" office:value-type="float" office:value="0" calcext:value-type="float">
            <text:p>0</text:p>
          </table:table-cell>
          <table:table-cell table:formula="of:=IF([FP.AZ$54]=[FP.$A8];[FP.AZ38]-1;[FP.AZ38])" office:value-type="float" office:value="0" calcext:value-type="float">
            <text:p>0</text:p>
          </table:table-cell>
          <table:table-cell table:formula="of:=IF([FP.BA$54]=[FP.$A8];[FP.BA38]-1;[FP.BA38])" office:value-type="float" office:value="0" calcext:value-type="float">
            <text:p>0</text:p>
          </table:table-cell>
          <table:table-cell table:formula="of:=IF([FP.BB$54]=[FP.$A8];[FP.BB38]-1;[FP.BB38])" office:value-type="float" office:value="0" calcext:value-type="float">
            <text:p>0</text:p>
          </table:table-cell>
          <table:table-cell table:formula="of:=IF([FP.BC$54]=[FP.$A8];[FP.BC38]-1;[FP.BC38])" office:value-type="float" office:value="0" calcext:value-type="float">
            <text:p>0</text:p>
          </table:table-cell>
          <table:table-cell table:formula="of:=IF([FP.BD$54]=[FP.$A8];[FP.BD38]-1;[FP.BD38])" office:value-type="float" office:value="0" calcext:value-type="float">
            <text:p>0</text:p>
          </table:table-cell>
          <table:table-cell table:formula="of:=IF([FP.BE$54]=[FP.$A8];[FP.BE38]-1;[FP.BE38])" office:value-type="float" office:value="0" calcext:value-type="float">
            <text:p>0</text:p>
          </table:table-cell>
          <table:table-cell table:formula="of:=IF([FP.BF$54]=[FP.$A8];[FP.BF38]-1;[FP.BF38])" office:value-type="float" office:value="0" calcext:value-type="float">
            <text:p>0</text:p>
          </table:table-cell>
          <table:table-cell table:formula="of:=IF([FP.BG$54]=[FP.$A8];[FP.BG38]-1;[FP.BG38])" office:value-type="float" office:value="0" calcext:value-type="float">
            <text:p>0</text:p>
          </table:table-cell>
          <table:table-cell table:formula="of:=IF([FP.BH$54]=[FP.$A8];[FP.BH38]-1;[FP.BH38])" office:value-type="float" office:value="0" calcext:value-type="float">
            <text:p>0</text:p>
          </table:table-cell>
          <table:table-cell table:formula="of:=IF([FP.BI$54]=[FP.$A8];[FP.BI38]-1;[FP.BI38])" office:value-type="float" office:value="0" calcext:value-type="float">
            <text:p>0</text:p>
          </table:table-cell>
          <table:table-cell table:formula="of:=IF([FP.BJ$54]=[FP.$A8];[FP.BJ38]-1;[FP.BJ38])" office:value-type="float" office:value="0" calcext:value-type="float">
            <text:p>0</text:p>
          </table:table-cell>
          <table:table-cell table:formula="of:=IF([FP.BK$54]=[FP.$A8];[FP.BK38]-1;[FP.BK38])" office:value-type="float" office:value="0" calcext:value-type="float">
            <text:p>0</text:p>
          </table:table-cell>
          <table:table-cell table:formula="of:=IF([FP.BL$54]=[FP.$A8];[FP.BL38]-1;[FP.BL38])" office:value-type="float" office:value="0" calcext:value-type="float">
            <text:p>0</text:p>
          </table:table-cell>
          <table:table-cell table:formula="of:=IF([FP.BM$54]=[FP.$A8];[FP.BM38]-1;[FP.BM38])" office:value-type="float" office:value="0" calcext:value-type="float">
            <text:p>0</text:p>
          </table:table-cell>
          <table:table-cell table:formula="of:=IF([FP.BN$54]=[FP.$A8];[FP.BN38]-1;[FP.BN38])" office:value-type="float" office:value="0" calcext:value-type="float">
            <text:p>0</text:p>
          </table:table-cell>
          <table:table-cell table:formula="of:=IF([FP.BO$54]=[FP.$A8];[FP.BO38]-1;[FP.BO38])" office:value-type="float" office:value="0" calcext:value-type="float">
            <text:p>0</text:p>
          </table:table-cell>
          <table:table-cell table:formula="of:=IF([FP.BP$54]=[FP.$A8];[FP.BP38]-1;[FP.BP38])" office:value-type="float" office:value="0" calcext:value-type="float">
            <text:p>0</text:p>
          </table:table-cell>
          <table:table-cell table:formula="of:=IF([FP.BQ$54]=[FP.$A8];[FP.BQ38]-1;[FP.BQ38])" office:value-type="float" office:value="0" calcext:value-type="float">
            <text:p>0</text:p>
          </table:table-cell>
          <table:table-cell table:formula="of:=IF([FP.BR$54]=[FP.$A8];[FP.BR38]-1;[FP.BR38])" office:value-type="float" office:value="0" calcext:value-type="float">
            <text:p>0</text:p>
          </table:table-cell>
          <table:table-cell table:formula="of:=IF([FP.BS$54]=[FP.$A8];[FP.BS38]-1;[FP.BS38])" office:value-type="float" office:value="0" calcext:value-type="float">
            <text:p>0</text:p>
          </table:table-cell>
          <table:table-cell table:formula="of:=IF([FP.BT$54]=[FP.$A8];[FP.BT38]-1;[FP.BT38])" office:value-type="float" office:value="0" calcext:value-type="float">
            <text:p>0</text:p>
          </table:table-cell>
          <table:table-cell table:formula="of:=IF([FP.BU$54]=[FP.$A8];[FP.BU38]-1;[FP.BU38])" office:value-type="float" office:value="0" calcext:value-type="float">
            <text:p>0</text:p>
          </table:table-cell>
          <table:table-cell table:formula="of:=IF([FP.BV$54]=[FP.$A8];[FP.BV38]-1;[FP.BV38])" office:value-type="float" office:value="0" calcext:value-type="float">
            <text:p>0</text:p>
          </table:table-cell>
          <table:table-cell table:formula="of:=IF([FP.BW$54]=[FP.$A8];[FP.BW38]-1;[FP.BW38])" office:value-type="float" office:value="0" calcext:value-type="float">
            <text:p>0</text:p>
          </table:table-cell>
          <table:table-cell table:formula="of:=IF([FP.BX$54]=[FP.$A8];[FP.BX38]-1;[FP.BX38])" office:value-type="float" office:value="0" calcext:value-type="float">
            <text:p>0</text:p>
          </table:table-cell>
          <table:table-cell table:formula="of:=IF([FP.BY$54]=[FP.$A8];[FP.BY38]-1;[FP.BY38])" office:value-type="float" office:value="0" calcext:value-type="float">
            <text:p>0</text:p>
          </table:table-cell>
          <table:table-cell table:formula="of:=IF([FP.BZ$54]=[FP.$A8];[FP.BZ38]-1;[FP.BZ38])" office:value-type="float" office:value="0" calcext:value-type="float">
            <text:p>0</text:p>
          </table:table-cell>
          <table:table-cell table:formula="of:=IF([FP.CA$54]=[FP.$A8];[FP.CA38]-1;[FP.CA38])" office:value-type="float" office:value="0" calcext:value-type="float">
            <text:p>0</text:p>
          </table:table-cell>
          <table:table-cell table:formula="of:=IF([FP.CB$54]=[FP.$A8];[FP.CB38]-1;[FP.CB38])" office:value-type="float" office:value="0" calcext:value-type="float">
            <text:p>0</text:p>
          </table:table-cell>
          <table:table-cell table:formula="of:=IF([FP.CC$54]=[FP.$A8];[FP.CC38]-1;[FP.CC38])" office:value-type="float" office:value="0" calcext:value-type="float">
            <text:p>0</text:p>
          </table:table-cell>
          <table:table-cell table:formula="of:=IF([FP.CD$54]=[FP.$A8];[FP.CD38]-1;[FP.CD38])" office:value-type="float" office:value="0" calcext:value-type="float">
            <text:p>0</text:p>
          </table:table-cell>
          <table:table-cell table:formula="of:=IF([FP.CE$54]=[FP.$A8];[FP.CE38]-1;[FP.CE38])" office:value-type="float" office:value="0" calcext:value-type="float">
            <text:p>0</text:p>
          </table:table-cell>
          <table:table-cell table:formula="of:=IF([FP.CF$54]=[FP.$A8];[FP.CF38]-1;[FP.CF38])" office:value-type="float" office:value="0" calcext:value-type="float">
            <text:p>0</text:p>
          </table:table-cell>
          <table:table-cell table:formula="of:=IF([FP.CG$54]=[FP.$A8];[FP.CG38]-1;[FP.CG38])" office:value-type="float" office:value="0" calcext:value-type="float">
            <text:p>0</text:p>
          </table:table-cell>
          <table:table-cell table:formula="of:=IF([FP.CH$54]=[FP.$A8];[FP.CH38]-1;[FP.CH38])" office:value-type="float" office:value="0" calcext:value-type="float">
            <text:p>0</text:p>
          </table:table-cell>
          <table:table-cell table:formula="of:=IF([FP.CI$54]=[FP.$A8];[FP.CI38]-1;[FP.CI38])" office:value-type="float" office:value="0" calcext:value-type="float">
            <text:p>0</text:p>
          </table:table-cell>
          <table:table-cell table:formula="of:=IF([FP.CJ$54]=[FP.$A8];[FP.CJ38]-1;[FP.CJ38])" office:value-type="float" office:value="0" calcext:value-type="float">
            <text:p>0</text:p>
          </table:table-cell>
          <table:table-cell table:formula="of:=IF([FP.CK$54]=[FP.$A8];[FP.CK38]-1;[FP.CK38])" office:value-type="float" office:value="0" calcext:value-type="float">
            <text:p>0</text:p>
          </table:table-cell>
          <table:table-cell table:formula="of:=IF([FP.CL$54]=[FP.$A8];[FP.CL38]-1;[FP.CL38])" office:value-type="float" office:value="0" calcext:value-type="float">
            <text:p>0</text:p>
          </table:table-cell>
          <table:table-cell table:formula="of:=IF([FP.CM$54]=[FP.$A8];[FP.CM38]-1;[FP.CM38])" office:value-type="float" office:value="0" calcext:value-type="float">
            <text:p>0</text:p>
          </table:table-cell>
          <table:table-cell table:formula="of:=IF([FP.CN$54]=[FP.$A8];[FP.CN38]-1;[FP.CN38])" office:value-type="float" office:value="0" calcext:value-type="float">
            <text:p>0</text:p>
          </table:table-cell>
          <table:table-cell table:formula="of:=IF([FP.CO$54]=[FP.$A8];[FP.CO38]-1;[FP.CO38])" office:value-type="float" office:value="0" calcext:value-type="float">
            <text:p>0</text:p>
          </table:table-cell>
          <table:table-cell table:formula="of:=IF([FP.CP$54]=[FP.$A8];[FP.CP38]-1;[FP.CP38])" office:value-type="float" office:value="0" calcext:value-type="float">
            <text:p>0</text:p>
          </table:table-cell>
          <table:table-cell table:formula="of:=IF([FP.CQ$54]=[FP.$A8];[FP.CQ38]-1;[FP.CQ38])" office:value-type="float" office:value="0" calcext:value-type="float">
            <text:p>0</text:p>
          </table:table-cell>
          <table:table-cell table:formula="of:=IF([FP.CR$54]=[FP.$A8];[FP.CR38]-1;[FP.CR38])" office:value-type="float" office:value="0" calcext:value-type="float">
            <text:p>0</text:p>
          </table:table-cell>
          <table:table-cell table:formula="of:=IF([FP.CS$54]=[FP.$A8];[FP.CS38]-1;[FP.CS38])" office:value-type="float" office:value="0" calcext:value-type="float">
            <text:p>0</text:p>
          </table:table-cell>
          <table:table-cell table:formula="of:=IF([FP.CT$54]=[FP.$A8];[FP.CT38]-1;[FP.CT38])" office:value-type="float" office:value="0" calcext:value-type="float">
            <text:p>0</text:p>
          </table:table-cell>
          <table:table-cell table:formula="of:=IF([FP.CU$54]=[FP.$A8];[FP.CU38]-1;[FP.CU38])" office:value-type="float" office:value="0" calcext:value-type="float">
            <text:p>0</text:p>
          </table:table-cell>
          <table:table-cell table:formula="of:=IF([FP.CV$54]=[FP.$A8];[FP.CV38]-1;[FP.CV38])" office:value-type="float" office:value="0" calcext:value-type="float">
            <text:p>0</text:p>
          </table:table-cell>
          <table:table-cell table:formula="of:=IF([FP.CW$54]=[FP.$A8];[FP.CW38]-1;[FP.CW38])" office:value-type="float" office:value="0" calcext:value-type="float">
            <text:p>0</text:p>
          </table:table-cell>
          <table:table-cell table:formula="of:=IF([FP.CX$54]=[FP.$A8];[FP.CX38]-1;[FP.CX38])" office:value-type="float" office:value="0" calcext:value-type="float">
            <text:p>0</text:p>
          </table:table-cell>
          <table:table-cell table:formula="of:=IF([FP.CY$54]=[FP.$A8];[FP.CY38]-1;[FP.CY38])" office:value-type="float" office:value="0" calcext:value-type="float">
            <text:p>0</text:p>
          </table:table-cell>
          <table:table-cell table:formula="of:=IF([FP.CZ$54]=[FP.$A8];[FP.CZ38]-1;[FP.CZ38])" office:value-type="float" office:value="0" calcext:value-type="float">
            <text:p>0</text:p>
          </table:table-cell>
          <table:table-cell table:formula="of:=IF([FP.DA$54]=[FP.$A8];[FP.DA38]-1;[FP.DA38])" office:value-type="float" office:value="0" calcext:value-type="float">
            <text:p>0</text:p>
          </table:table-cell>
          <table:table-cell table:formula="of:=IF([FP.DB$54]=[FP.$A8];[FP.DB38]-1;[FP.DB38])" office:value-type="float" office:value="0" calcext:value-type="float">
            <text:p>0</text:p>
          </table:table-cell>
          <table:table-cell table:formula="of:=IF([FP.DC$54]=[FP.$A8];[FP.DC38]-1;[FP.DC38])" office:value-type="float" office:value="0" calcext:value-type="float">
            <text:p>0</text:p>
          </table:table-cell>
          <table:table-cell table:formula="of:=IF([FP.DD$54]=[FP.$A8];[FP.DD38]-1;[FP.DD38])" office:value-type="float" office:value="0" calcext:value-type="float">
            <text:p>0</text:p>
          </table:table-cell>
          <table:table-cell table:formula="of:=IF([FP.DE$54]=[FP.$A8];[FP.DE38]-1;[FP.DE38])" office:value-type="float" office:value="0" calcext:value-type="float">
            <text:p>0</text:p>
          </table:table-cell>
          <table:table-cell table:formula="of:=IF([FP.DF$54]=[FP.$A8];[FP.DF38]-1;[FP.DF38])" office:value-type="float" office:value="0" calcext:value-type="float">
            <text:p>0</text:p>
          </table:table-cell>
          <table:table-cell table:formula="of:=IF([FP.DG$54]=[FP.$A8];[FP.DG38]-1;[FP.DG38])" office:value-type="float" office:value="0" calcext:value-type="float">
            <text:p>0</text:p>
          </table:table-cell>
          <table:table-cell table:formula="of:=IF([FP.DH$54]=[FP.$A8];[FP.DH38]-1;[FP.DH38])" office:value-type="float" office:value="0" calcext:value-type="float">
            <text:p>0</text:p>
          </table:table-cell>
          <table:table-cell table:formula="of:=IF([FP.DI$54]=[FP.$A8];[FP.DI38]-1;[FP.DI38])" office:value-type="float" office:value="0" calcext:value-type="float">
            <text:p>0</text:p>
          </table:table-cell>
          <table:table-cell table:formula="of:=IF([FP.DJ$54]=[FP.$A8];[FP.DJ38]-1;[FP.DJ38])" office:value-type="float" office:value="0" calcext:value-type="float">
            <text:p>0</text:p>
          </table:table-cell>
          <table:table-cell table:formula="of:=IF([FP.DK$54]=[FP.$A8];[FP.DK38]-1;[FP.DK38])" office:value-type="float" office:value="0" calcext:value-type="float">
            <text:p>0</text:p>
          </table:table-cell>
          <table:table-cell table:formula="of:=IF([FP.DL$54]=[FP.$A8];[FP.DL38]-1;[FP.DL38])" office:value-type="float" office:value="0" calcext:value-type="float">
            <text:p>0</text:p>
          </table:table-cell>
          <table:table-cell table:formula="of:=IF([FP.DM$54]=[FP.$A8];[FP.DM38]-1;[FP.DM38])" office:value-type="float" office:value="0" calcext:value-type="float">
            <text:p>0</text:p>
          </table:table-cell>
          <table:table-cell table:formula="of:=IF([FP.DN$54]=[FP.$A8];[FP.DN38]-1;[FP.DN38])" office:value-type="float" office:value="0" calcext:value-type="float">
            <text:p>0</text:p>
          </table:table-cell>
          <table:table-cell table:formula="of:=IF([FP.DO$54]=[FP.$A8];[FP.DO38]-1;[FP.DO38])" office:value-type="float" office:value="0" calcext:value-type="float">
            <text:p>0</text:p>
          </table:table-cell>
          <table:table-cell table:formula="of:=IF([FP.DP$54]=[FP.$A8];[FP.DP38]-1;[FP.DP38])" office:value-type="float" office:value="0" calcext:value-type="float">
            <text:p>0</text:p>
          </table:table-cell>
          <table:table-cell table:formula="of:=IF([FP.DQ$54]=[FP.$A8];[FP.DQ38]-1;[FP.DQ38])" office:value-type="float" office:value="0" calcext:value-type="float">
            <text:p>0</text:p>
          </table:table-cell>
          <table:table-cell table:formula="of:=IF([FP.DR$54]=[FP.$A8];[FP.DR38]-1;[FP.DR38])" office:value-type="float" office:value="0" calcext:value-type="float">
            <text:p>0</text:p>
          </table:table-cell>
          <table:table-cell table:formula="of:=IF([FP.DS$54]=[FP.$A8];[FP.DS38]-1;[FP.DS38])" office:value-type="float" office:value="0" calcext:value-type="float">
            <text:p>0</text:p>
          </table:table-cell>
          <table:table-cell table:formula="of:=IF([FP.DT$54]=[FP.$A8];[FP.DT38]-1;[FP.DT38])" office:value-type="float" office:value="0" calcext:value-type="float">
            <text:p>0</text:p>
          </table:table-cell>
          <table:table-cell table:formula="of:=IF([FP.DU$54]=[FP.$A8];[FP.DU38]-1;[FP.DU38])" office:value-type="float" office:value="0" calcext:value-type="float">
            <text:p>0</text:p>
          </table:table-cell>
          <table:table-cell table:formula="of:=IF([FP.DV$54]=[FP.$A8];[FP.DV38]-1;[FP.DV38])" office:value-type="float" office:value="0" calcext:value-type="float">
            <text:p>0</text:p>
          </table:table-cell>
          <table:table-cell table:formula="of:=IF([FP.DW$54]=[FP.$A8];[FP.DW38]-1;[FP.DW38])" office:value-type="float" office:value="0" calcext:value-type="float">
            <text:p>0</text:p>
          </table:table-cell>
          <table:table-cell table:formula="of:=IF([FP.DX$54]=[FP.$A8];[FP.DX38]-1;[FP.DX38])" office:value-type="float" office:value="0" calcext:value-type="float">
            <text:p>0</text:p>
          </table:table-cell>
          <table:table-cell table:formula="of:=IF([FP.DY$54]=[FP.$A8];[FP.DY38]-1;[FP.DY38])" office:value-type="float" office:value="0" calcext:value-type="float">
            <text:p>0</text:p>
          </table:table-cell>
          <table:table-cell table:formula="of:=IF([FP.DZ$54]=[FP.$A8];[FP.DZ38]-1;[FP.DZ38])" office:value-type="float" office:value="0" calcext:value-type="float">
            <text:p>0</text:p>
          </table:table-cell>
          <table:table-cell table:formula="of:=IF([FP.EA$54]=[FP.$A8];[FP.EA38]-1;[FP.EA38])" office:value-type="float" office:value="0" calcext:value-type="float">
            <text:p>0</text:p>
          </table:table-cell>
          <table:table-cell table:formula="of:=IF([FP.EB$54]=[FP.$A8];[FP.EB38]-1;[FP.EB38])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9"/>
          <table:table-cell table:formula="of:=IF([FP.J$54]=[FP.$A9];[FP.J39]-1;[FP.J39])" office:value-type="float" office:value="0" calcext:value-type="float">
            <text:p>0</text:p>
          </table:table-cell>
          <table:table-cell table:formula="of:=IF([FP.K$54]=[FP.$A9];[FP.K39]-1;[FP.K39])" office:value-type="float" office:value="0" calcext:value-type="float">
            <text:p>0</text:p>
          </table:table-cell>
          <table:table-cell table:formula="of:=IF([FP.L$54]=[FP.$A9];[FP.L39]-1;[FP.L39])" office:value-type="float" office:value="0" calcext:value-type="float">
            <text:p>0</text:p>
          </table:table-cell>
          <table:table-cell table:formula="of:=IF([FP.M$54]=[FP.$A9];[FP.M39]-1;[FP.M39])" office:value-type="float" office:value="0" calcext:value-type="float">
            <text:p>0</text:p>
          </table:table-cell>
          <table:table-cell table:formula="of:=IF([FP.N$54]=[FP.$A9];[FP.N39]-1;[FP.N39])" office:value-type="float" office:value="0" calcext:value-type="float">
            <text:p>0</text:p>
          </table:table-cell>
          <table:table-cell table:formula="of:=IF([FP.O$54]=[FP.$A9];[FP.O39]-1;[FP.O39])" office:value-type="float" office:value="0" calcext:value-type="float">
            <text:p>0</text:p>
          </table:table-cell>
          <table:table-cell table:formula="of:=IF([FP.P$54]=[FP.$A9];[FP.P39]-1;[FP.P39])" office:value-type="float" office:value="0" calcext:value-type="float">
            <text:p>0</text:p>
          </table:table-cell>
          <table:table-cell table:formula="of:=IF([FP.Q$54]=[FP.$A9];[FP.Q39]-1;[FP.Q39])" office:value-type="float" office:value="0" calcext:value-type="float">
            <text:p>0</text:p>
          </table:table-cell>
          <table:table-cell table:formula="of:=IF([FP.R$54]=[FP.$A9];[FP.R39]-1;[FP.R39])" office:value-type="float" office:value="0" calcext:value-type="float">
            <text:p>0</text:p>
          </table:table-cell>
          <table:table-cell table:formula="of:=IF([FP.S$54]=[FP.$A9];[FP.S39]-1;[FP.S39])" office:value-type="float" office:value="0" calcext:value-type="float">
            <text:p>0</text:p>
          </table:table-cell>
          <table:table-cell table:formula="of:=IF([FP.T$54]=[FP.$A9];[FP.T39]-1;[FP.T39])" office:value-type="float" office:value="0" calcext:value-type="float">
            <text:p>0</text:p>
          </table:table-cell>
          <table:table-cell table:formula="of:=IF([FP.U$54]=[FP.$A9];[FP.U39]-1;[FP.U39])" office:value-type="float" office:value="0" calcext:value-type="float">
            <text:p>0</text:p>
          </table:table-cell>
          <table:table-cell table:formula="of:=IF([FP.V$54]=[FP.$A9];[FP.V39]-1;[FP.V39])" office:value-type="float" office:value="0" calcext:value-type="float">
            <text:p>0</text:p>
          </table:table-cell>
          <table:table-cell table:formula="of:=IF([FP.W$54]=[FP.$A9];[FP.W39]-1;[FP.W39])" office:value-type="float" office:value="0" calcext:value-type="float">
            <text:p>0</text:p>
          </table:table-cell>
          <table:table-cell table:formula="of:=IF([FP.X$54]=[FP.$A9];[FP.X39]-1;[FP.X39])" office:value-type="float" office:value="0" calcext:value-type="float">
            <text:p>0</text:p>
          </table:table-cell>
          <table:table-cell table:formula="of:=IF([FP.Y$54]=[FP.$A9];[FP.Y39]-1;[FP.Y39])" office:value-type="float" office:value="0" calcext:value-type="float">
            <text:p>0</text:p>
          </table:table-cell>
          <table:table-cell table:formula="of:=IF([FP.Z$54]=[FP.$A9];[FP.Z39]-1;[FP.Z39])" office:value-type="float" office:value="0" calcext:value-type="float">
            <text:p>0</text:p>
          </table:table-cell>
          <table:table-cell table:formula="of:=IF([FP.AA$54]=[FP.$A9];[FP.AA39]-1;[FP.AA39])" office:value-type="float" office:value="0" calcext:value-type="float">
            <text:p>0</text:p>
          </table:table-cell>
          <table:table-cell table:formula="of:=IF([FP.AB$54]=[FP.$A9];[FP.AB39]-1;[FP.AB39])" office:value-type="float" office:value="0" calcext:value-type="float">
            <text:p>0</text:p>
          </table:table-cell>
          <table:table-cell table:formula="of:=IF([FP.AC$54]=[FP.$A9];[FP.AC39]-1;[FP.AC39])" office:value-type="float" office:value="0" calcext:value-type="float">
            <text:p>0</text:p>
          </table:table-cell>
          <table:table-cell table:formula="of:=IF([FP.AD$54]=[FP.$A9];[FP.AD39]-1;[FP.AD39])" office:value-type="float" office:value="0" calcext:value-type="float">
            <text:p>0</text:p>
          </table:table-cell>
          <table:table-cell table:formula="of:=IF([FP.AE$54]=[FP.$A9];[FP.AE39]-1;[FP.AE39])" office:value-type="float" office:value="0" calcext:value-type="float">
            <text:p>0</text:p>
          </table:table-cell>
          <table:table-cell table:formula="of:=IF([FP.AF$54]=[FP.$A9];[FP.AF39]-1;[FP.AF39])" office:value-type="float" office:value="0" calcext:value-type="float">
            <text:p>0</text:p>
          </table:table-cell>
          <table:table-cell table:formula="of:=IF([FP.AG$54]=[FP.$A9];[FP.AG39]-1;[FP.AG39])" office:value-type="float" office:value="0" calcext:value-type="float">
            <text:p>0</text:p>
          </table:table-cell>
          <table:table-cell table:formula="of:=IF([FP.AH$54]=[FP.$A9];[FP.AH39]-1;[FP.AH39])" office:value-type="float" office:value="0" calcext:value-type="float">
            <text:p>0</text:p>
          </table:table-cell>
          <table:table-cell table:formula="of:=IF([FP.AI$54]=[FP.$A9];[FP.AI39]-1;[FP.AI39])" office:value-type="float" office:value="0" calcext:value-type="float">
            <text:p>0</text:p>
          </table:table-cell>
          <table:table-cell table:formula="of:=IF([FP.AJ$54]=[FP.$A9];[FP.AJ39]-1;[FP.AJ39])" office:value-type="float" office:value="0" calcext:value-type="float">
            <text:p>0</text:p>
          </table:table-cell>
          <table:table-cell table:formula="of:=IF([FP.AK$54]=[FP.$A9];[FP.AK39]-1;[FP.AK39])" office:value-type="float" office:value="0" calcext:value-type="float">
            <text:p>0</text:p>
          </table:table-cell>
          <table:table-cell table:formula="of:=IF([FP.AL$54]=[FP.$A9];[FP.AL39]-1;[FP.AL39])" office:value-type="float" office:value="0" calcext:value-type="float">
            <text:p>0</text:p>
          </table:table-cell>
          <table:table-cell table:formula="of:=IF([FP.AM$54]=[FP.$A9];[FP.AM39]-1;[FP.AM39])" office:value-type="float" office:value="0" calcext:value-type="float">
            <text:p>0</text:p>
          </table:table-cell>
          <table:table-cell table:formula="of:=IF([FP.AN$54]=[FP.$A9];[FP.AN39]-1;[FP.AN39])" office:value-type="float" office:value="0" calcext:value-type="float">
            <text:p>0</text:p>
          </table:table-cell>
          <table:table-cell table:formula="of:=IF([FP.AO$54]=[FP.$A9];[FP.AO39]-1;[FP.AO39])" office:value-type="float" office:value="0" calcext:value-type="float">
            <text:p>0</text:p>
          </table:table-cell>
          <table:table-cell table:formula="of:=IF([FP.AP$54]=[FP.$A9];[FP.AP39]-1;[FP.AP39])" office:value-type="float" office:value="0" calcext:value-type="float">
            <text:p>0</text:p>
          </table:table-cell>
          <table:table-cell table:formula="of:=IF([FP.AQ$54]=[FP.$A9];[FP.AQ39]-1;[FP.AQ39])" office:value-type="float" office:value="0" calcext:value-type="float">
            <text:p>0</text:p>
          </table:table-cell>
          <table:table-cell table:formula="of:=IF([FP.AR$54]=[FP.$A9];[FP.AR39]-1;[FP.AR39])" office:value-type="float" office:value="0" calcext:value-type="float">
            <text:p>0</text:p>
          </table:table-cell>
          <table:table-cell table:formula="of:=IF([FP.AS$54]=[FP.$A9];[FP.AS39]-1;[FP.AS39])" office:value-type="float" office:value="0" calcext:value-type="float">
            <text:p>0</text:p>
          </table:table-cell>
          <table:table-cell table:formula="of:=IF([FP.AT$54]=[FP.$A9];[FP.AT39]-1;[FP.AT39])" office:value-type="float" office:value="0" calcext:value-type="float">
            <text:p>0</text:p>
          </table:table-cell>
          <table:table-cell table:formula="of:=IF([FP.AU$54]=[FP.$A9];[FP.AU39]-1;[FP.AU39])" office:value-type="float" office:value="0" calcext:value-type="float">
            <text:p>0</text:p>
          </table:table-cell>
          <table:table-cell table:formula="of:=IF([FP.AV$54]=[FP.$A9];[FP.AV39]-1;[FP.AV39])" office:value-type="float" office:value="0" calcext:value-type="float">
            <text:p>0</text:p>
          </table:table-cell>
          <table:table-cell table:formula="of:=IF([FP.AW$54]=[FP.$A9];[FP.AW39]-1;[FP.AW39])" office:value-type="float" office:value="0" calcext:value-type="float">
            <text:p>0</text:p>
          </table:table-cell>
          <table:table-cell table:formula="of:=IF([FP.AX$54]=[FP.$A9];[FP.AX39]-1;[FP.AX39])" office:value-type="float" office:value="0" calcext:value-type="float">
            <text:p>0</text:p>
          </table:table-cell>
          <table:table-cell table:formula="of:=IF([FP.AY$54]=[FP.$A9];[FP.AY39]-1;[FP.AY39])" office:value-type="float" office:value="0" calcext:value-type="float">
            <text:p>0</text:p>
          </table:table-cell>
          <table:table-cell table:formula="of:=IF([FP.AZ$54]=[FP.$A9];[FP.AZ39]-1;[FP.AZ39])" office:value-type="float" office:value="0" calcext:value-type="float">
            <text:p>0</text:p>
          </table:table-cell>
          <table:table-cell table:formula="of:=IF([FP.BA$54]=[FP.$A9];[FP.BA39]-1;[FP.BA39])" office:value-type="float" office:value="0" calcext:value-type="float">
            <text:p>0</text:p>
          </table:table-cell>
          <table:table-cell table:formula="of:=IF([FP.BB$54]=[FP.$A9];[FP.BB39]-1;[FP.BB39])" office:value-type="float" office:value="0" calcext:value-type="float">
            <text:p>0</text:p>
          </table:table-cell>
          <table:table-cell table:formula="of:=IF([FP.BC$54]=[FP.$A9];[FP.BC39]-1;[FP.BC39])" office:value-type="float" office:value="0" calcext:value-type="float">
            <text:p>0</text:p>
          </table:table-cell>
          <table:table-cell table:formula="of:=IF([FP.BD$54]=[FP.$A9];[FP.BD39]-1;[FP.BD39])" office:value-type="float" office:value="0" calcext:value-type="float">
            <text:p>0</text:p>
          </table:table-cell>
          <table:table-cell table:formula="of:=IF([FP.BE$54]=[FP.$A9];[FP.BE39]-1;[FP.BE39])" office:value-type="float" office:value="0" calcext:value-type="float">
            <text:p>0</text:p>
          </table:table-cell>
          <table:table-cell table:formula="of:=IF([FP.BF$54]=[FP.$A9];[FP.BF39]-1;[FP.BF39])" office:value-type="float" office:value="0" calcext:value-type="float">
            <text:p>0</text:p>
          </table:table-cell>
          <table:table-cell table:formula="of:=IF([FP.BG$54]=[FP.$A9];[FP.BG39]-1;[FP.BG39])" office:value-type="float" office:value="0" calcext:value-type="float">
            <text:p>0</text:p>
          </table:table-cell>
          <table:table-cell table:formula="of:=IF([FP.BH$54]=[FP.$A9];[FP.BH39]-1;[FP.BH39])" office:value-type="float" office:value="0" calcext:value-type="float">
            <text:p>0</text:p>
          </table:table-cell>
          <table:table-cell table:formula="of:=IF([FP.BI$54]=[FP.$A9];[FP.BI39]-1;[FP.BI39])" office:value-type="float" office:value="0" calcext:value-type="float">
            <text:p>0</text:p>
          </table:table-cell>
          <table:table-cell table:formula="of:=IF([FP.BJ$54]=[FP.$A9];[FP.BJ39]-1;[FP.BJ39])" office:value-type="float" office:value="0" calcext:value-type="float">
            <text:p>0</text:p>
          </table:table-cell>
          <table:table-cell table:formula="of:=IF([FP.BK$54]=[FP.$A9];[FP.BK39]-1;[FP.BK39])" office:value-type="float" office:value="0" calcext:value-type="float">
            <text:p>0</text:p>
          </table:table-cell>
          <table:table-cell table:formula="of:=IF([FP.BL$54]=[FP.$A9];[FP.BL39]-1;[FP.BL39])" office:value-type="float" office:value="0" calcext:value-type="float">
            <text:p>0</text:p>
          </table:table-cell>
          <table:table-cell table:formula="of:=IF([FP.BM$54]=[FP.$A9];[FP.BM39]-1;[FP.BM39])" office:value-type="float" office:value="0" calcext:value-type="float">
            <text:p>0</text:p>
          </table:table-cell>
          <table:table-cell table:formula="of:=IF([FP.BN$54]=[FP.$A9];[FP.BN39]-1;[FP.BN39])" office:value-type="float" office:value="0" calcext:value-type="float">
            <text:p>0</text:p>
          </table:table-cell>
          <table:table-cell table:formula="of:=IF([FP.BO$54]=[FP.$A9];[FP.BO39]-1;[FP.BO39])" office:value-type="float" office:value="0" calcext:value-type="float">
            <text:p>0</text:p>
          </table:table-cell>
          <table:table-cell table:formula="of:=IF([FP.BP$54]=[FP.$A9];[FP.BP39]-1;[FP.BP39])" office:value-type="float" office:value="0" calcext:value-type="float">
            <text:p>0</text:p>
          </table:table-cell>
          <table:table-cell table:formula="of:=IF([FP.BQ$54]=[FP.$A9];[FP.BQ39]-1;[FP.BQ39])" office:value-type="float" office:value="0" calcext:value-type="float">
            <text:p>0</text:p>
          </table:table-cell>
          <table:table-cell table:formula="of:=IF([FP.BR$54]=[FP.$A9];[FP.BR39]-1;[FP.BR39])" office:value-type="float" office:value="0" calcext:value-type="float">
            <text:p>0</text:p>
          </table:table-cell>
          <table:table-cell table:formula="of:=IF([FP.BS$54]=[FP.$A9];[FP.BS39]-1;[FP.BS39])" office:value-type="float" office:value="0" calcext:value-type="float">
            <text:p>0</text:p>
          </table:table-cell>
          <table:table-cell table:formula="of:=IF([FP.BT$54]=[FP.$A9];[FP.BT39]-1;[FP.BT39])" office:value-type="float" office:value="0" calcext:value-type="float">
            <text:p>0</text:p>
          </table:table-cell>
          <table:table-cell table:formula="of:=IF([FP.BU$54]=[FP.$A9];[FP.BU39]-1;[FP.BU39])" office:value-type="float" office:value="0" calcext:value-type="float">
            <text:p>0</text:p>
          </table:table-cell>
          <table:table-cell table:formula="of:=IF([FP.BV$54]=[FP.$A9];[FP.BV39]-1;[FP.BV39])" office:value-type="float" office:value="0" calcext:value-type="float">
            <text:p>0</text:p>
          </table:table-cell>
          <table:table-cell table:formula="of:=IF([FP.BW$54]=[FP.$A9];[FP.BW39]-1;[FP.BW39])" office:value-type="float" office:value="0" calcext:value-type="float">
            <text:p>0</text:p>
          </table:table-cell>
          <table:table-cell table:formula="of:=IF([FP.BX$54]=[FP.$A9];[FP.BX39]-1;[FP.BX39])" office:value-type="float" office:value="0" calcext:value-type="float">
            <text:p>0</text:p>
          </table:table-cell>
          <table:table-cell table:formula="of:=IF([FP.BY$54]=[FP.$A9];[FP.BY39]-1;[FP.BY39])" office:value-type="float" office:value="0" calcext:value-type="float">
            <text:p>0</text:p>
          </table:table-cell>
          <table:table-cell table:formula="of:=IF([FP.BZ$54]=[FP.$A9];[FP.BZ39]-1;[FP.BZ39])" office:value-type="float" office:value="0" calcext:value-type="float">
            <text:p>0</text:p>
          </table:table-cell>
          <table:table-cell table:formula="of:=IF([FP.CA$54]=[FP.$A9];[FP.CA39]-1;[FP.CA39])" office:value-type="float" office:value="0" calcext:value-type="float">
            <text:p>0</text:p>
          </table:table-cell>
          <table:table-cell table:formula="of:=IF([FP.CB$54]=[FP.$A9];[FP.CB39]-1;[FP.CB39])" office:value-type="float" office:value="0" calcext:value-type="float">
            <text:p>0</text:p>
          </table:table-cell>
          <table:table-cell table:formula="of:=IF([FP.CC$54]=[FP.$A9];[FP.CC39]-1;[FP.CC39])" office:value-type="float" office:value="0" calcext:value-type="float">
            <text:p>0</text:p>
          </table:table-cell>
          <table:table-cell table:formula="of:=IF([FP.CD$54]=[FP.$A9];[FP.CD39]-1;[FP.CD39])" office:value-type="float" office:value="0" calcext:value-type="float">
            <text:p>0</text:p>
          </table:table-cell>
          <table:table-cell table:formula="of:=IF([FP.CE$54]=[FP.$A9];[FP.CE39]-1;[FP.CE39])" office:value-type="float" office:value="0" calcext:value-type="float">
            <text:p>0</text:p>
          </table:table-cell>
          <table:table-cell table:formula="of:=IF([FP.CF$54]=[FP.$A9];[FP.CF39]-1;[FP.CF39])" office:value-type="float" office:value="0" calcext:value-type="float">
            <text:p>0</text:p>
          </table:table-cell>
          <table:table-cell table:formula="of:=IF([FP.CG$54]=[FP.$A9];[FP.CG39]-1;[FP.CG39])" office:value-type="float" office:value="0" calcext:value-type="float">
            <text:p>0</text:p>
          </table:table-cell>
          <table:table-cell table:formula="of:=IF([FP.CH$54]=[FP.$A9];[FP.CH39]-1;[FP.CH39])" office:value-type="float" office:value="0" calcext:value-type="float">
            <text:p>0</text:p>
          </table:table-cell>
          <table:table-cell table:formula="of:=IF([FP.CI$54]=[FP.$A9];[FP.CI39]-1;[FP.CI39])" office:value-type="float" office:value="0" calcext:value-type="float">
            <text:p>0</text:p>
          </table:table-cell>
          <table:table-cell table:formula="of:=IF([FP.CJ$54]=[FP.$A9];[FP.CJ39]-1;[FP.CJ39])" office:value-type="float" office:value="0" calcext:value-type="float">
            <text:p>0</text:p>
          </table:table-cell>
          <table:table-cell table:formula="of:=IF([FP.CK$54]=[FP.$A9];[FP.CK39]-1;[FP.CK39])" office:value-type="float" office:value="0" calcext:value-type="float">
            <text:p>0</text:p>
          </table:table-cell>
          <table:table-cell table:formula="of:=IF([FP.CL$54]=[FP.$A9];[FP.CL39]-1;[FP.CL39])" office:value-type="float" office:value="0" calcext:value-type="float">
            <text:p>0</text:p>
          </table:table-cell>
          <table:table-cell table:formula="of:=IF([FP.CM$54]=[FP.$A9];[FP.CM39]-1;[FP.CM39])" office:value-type="float" office:value="0" calcext:value-type="float">
            <text:p>0</text:p>
          </table:table-cell>
          <table:table-cell table:formula="of:=IF([FP.CN$54]=[FP.$A9];[FP.CN39]-1;[FP.CN39])" office:value-type="float" office:value="0" calcext:value-type="float">
            <text:p>0</text:p>
          </table:table-cell>
          <table:table-cell table:formula="of:=IF([FP.CO$54]=[FP.$A9];[FP.CO39]-1;[FP.CO39])" office:value-type="float" office:value="0" calcext:value-type="float">
            <text:p>0</text:p>
          </table:table-cell>
          <table:table-cell table:formula="of:=IF([FP.CP$54]=[FP.$A9];[FP.CP39]-1;[FP.CP39])" office:value-type="float" office:value="0" calcext:value-type="float">
            <text:p>0</text:p>
          </table:table-cell>
          <table:table-cell table:formula="of:=IF([FP.CQ$54]=[FP.$A9];[FP.CQ39]-1;[FP.CQ39])" office:value-type="float" office:value="0" calcext:value-type="float">
            <text:p>0</text:p>
          </table:table-cell>
          <table:table-cell table:formula="of:=IF([FP.CR$54]=[FP.$A9];[FP.CR39]-1;[FP.CR39])" office:value-type="float" office:value="0" calcext:value-type="float">
            <text:p>0</text:p>
          </table:table-cell>
          <table:table-cell table:formula="of:=IF([FP.CS$54]=[FP.$A9];[FP.CS39]-1;[FP.CS39])" office:value-type="float" office:value="0" calcext:value-type="float">
            <text:p>0</text:p>
          </table:table-cell>
          <table:table-cell table:formula="of:=IF([FP.CT$54]=[FP.$A9];[FP.CT39]-1;[FP.CT39])" office:value-type="float" office:value="0" calcext:value-type="float">
            <text:p>0</text:p>
          </table:table-cell>
          <table:table-cell table:formula="of:=IF([FP.CU$54]=[FP.$A9];[FP.CU39]-1;[FP.CU39])" office:value-type="float" office:value="0" calcext:value-type="float">
            <text:p>0</text:p>
          </table:table-cell>
          <table:table-cell table:formula="of:=IF([FP.CV$54]=[FP.$A9];[FP.CV39]-1;[FP.CV39])" office:value-type="float" office:value="0" calcext:value-type="float">
            <text:p>0</text:p>
          </table:table-cell>
          <table:table-cell table:formula="of:=IF([FP.CW$54]=[FP.$A9];[FP.CW39]-1;[FP.CW39])" office:value-type="float" office:value="0" calcext:value-type="float">
            <text:p>0</text:p>
          </table:table-cell>
          <table:table-cell table:formula="of:=IF([FP.CX$54]=[FP.$A9];[FP.CX39]-1;[FP.CX39])" office:value-type="float" office:value="0" calcext:value-type="float">
            <text:p>0</text:p>
          </table:table-cell>
          <table:table-cell table:formula="of:=IF([FP.CY$54]=[FP.$A9];[FP.CY39]-1;[FP.CY39])" office:value-type="float" office:value="0" calcext:value-type="float">
            <text:p>0</text:p>
          </table:table-cell>
          <table:table-cell table:formula="of:=IF([FP.CZ$54]=[FP.$A9];[FP.CZ39]-1;[FP.CZ39])" office:value-type="float" office:value="0" calcext:value-type="float">
            <text:p>0</text:p>
          </table:table-cell>
          <table:table-cell table:formula="of:=IF([FP.DA$54]=[FP.$A9];[FP.DA39]-1;[FP.DA39])" office:value-type="float" office:value="0" calcext:value-type="float">
            <text:p>0</text:p>
          </table:table-cell>
          <table:table-cell table:formula="of:=IF([FP.DB$54]=[FP.$A9];[FP.DB39]-1;[FP.DB39])" office:value-type="float" office:value="0" calcext:value-type="float">
            <text:p>0</text:p>
          </table:table-cell>
          <table:table-cell table:formula="of:=IF([FP.DC$54]=[FP.$A9];[FP.DC39]-1;[FP.DC39])" office:value-type="float" office:value="0" calcext:value-type="float">
            <text:p>0</text:p>
          </table:table-cell>
          <table:table-cell table:formula="of:=IF([FP.DD$54]=[FP.$A9];[FP.DD39]-1;[FP.DD39])" office:value-type="float" office:value="0" calcext:value-type="float">
            <text:p>0</text:p>
          </table:table-cell>
          <table:table-cell table:formula="of:=IF([FP.DE$54]=[FP.$A9];[FP.DE39]-1;[FP.DE39])" office:value-type="float" office:value="0" calcext:value-type="float">
            <text:p>0</text:p>
          </table:table-cell>
          <table:table-cell table:formula="of:=IF([FP.DF$54]=[FP.$A9];[FP.DF39]-1;[FP.DF39])" office:value-type="float" office:value="0" calcext:value-type="float">
            <text:p>0</text:p>
          </table:table-cell>
          <table:table-cell table:formula="of:=IF([FP.DG$54]=[FP.$A9];[FP.DG39]-1;[FP.DG39])" office:value-type="float" office:value="0" calcext:value-type="float">
            <text:p>0</text:p>
          </table:table-cell>
          <table:table-cell table:formula="of:=IF([FP.DH$54]=[FP.$A9];[FP.DH39]-1;[FP.DH39])" office:value-type="float" office:value="0" calcext:value-type="float">
            <text:p>0</text:p>
          </table:table-cell>
          <table:table-cell table:formula="of:=IF([FP.DI$54]=[FP.$A9];[FP.DI39]-1;[FP.DI39])" office:value-type="float" office:value="0" calcext:value-type="float">
            <text:p>0</text:p>
          </table:table-cell>
          <table:table-cell table:formula="of:=IF([FP.DJ$54]=[FP.$A9];[FP.DJ39]-1;[FP.DJ39])" office:value-type="float" office:value="0" calcext:value-type="float">
            <text:p>0</text:p>
          </table:table-cell>
          <table:table-cell table:formula="of:=IF([FP.DK$54]=[FP.$A9];[FP.DK39]-1;[FP.DK39])" office:value-type="float" office:value="0" calcext:value-type="float">
            <text:p>0</text:p>
          </table:table-cell>
          <table:table-cell table:formula="of:=IF([FP.DL$54]=[FP.$A9];[FP.DL39]-1;[FP.DL39])" office:value-type="float" office:value="0" calcext:value-type="float">
            <text:p>0</text:p>
          </table:table-cell>
          <table:table-cell table:formula="of:=IF([FP.DM$54]=[FP.$A9];[FP.DM39]-1;[FP.DM39])" office:value-type="float" office:value="0" calcext:value-type="float">
            <text:p>0</text:p>
          </table:table-cell>
          <table:table-cell table:formula="of:=IF([FP.DN$54]=[FP.$A9];[FP.DN39]-1;[FP.DN39])" office:value-type="float" office:value="0" calcext:value-type="float">
            <text:p>0</text:p>
          </table:table-cell>
          <table:table-cell table:formula="of:=IF([FP.DO$54]=[FP.$A9];[FP.DO39]-1;[FP.DO39])" office:value-type="float" office:value="0" calcext:value-type="float">
            <text:p>0</text:p>
          </table:table-cell>
          <table:table-cell table:formula="of:=IF([FP.DP$54]=[FP.$A9];[FP.DP39]-1;[FP.DP39])" office:value-type="float" office:value="0" calcext:value-type="float">
            <text:p>0</text:p>
          </table:table-cell>
          <table:table-cell table:formula="of:=IF([FP.DQ$54]=[FP.$A9];[FP.DQ39]-1;[FP.DQ39])" office:value-type="float" office:value="0" calcext:value-type="float">
            <text:p>0</text:p>
          </table:table-cell>
          <table:table-cell table:formula="of:=IF([FP.DR$54]=[FP.$A9];[FP.DR39]-1;[FP.DR39])" office:value-type="float" office:value="0" calcext:value-type="float">
            <text:p>0</text:p>
          </table:table-cell>
          <table:table-cell table:formula="of:=IF([FP.DS$54]=[FP.$A9];[FP.DS39]-1;[FP.DS39])" office:value-type="float" office:value="0" calcext:value-type="float">
            <text:p>0</text:p>
          </table:table-cell>
          <table:table-cell table:formula="of:=IF([FP.DT$54]=[FP.$A9];[FP.DT39]-1;[FP.DT39])" office:value-type="float" office:value="0" calcext:value-type="float">
            <text:p>0</text:p>
          </table:table-cell>
          <table:table-cell table:formula="of:=IF([FP.DU$54]=[FP.$A9];[FP.DU39]-1;[FP.DU39])" office:value-type="float" office:value="0" calcext:value-type="float">
            <text:p>0</text:p>
          </table:table-cell>
          <table:table-cell table:formula="of:=IF([FP.DV$54]=[FP.$A9];[FP.DV39]-1;[FP.DV39])" office:value-type="float" office:value="0" calcext:value-type="float">
            <text:p>0</text:p>
          </table:table-cell>
          <table:table-cell table:formula="of:=IF([FP.DW$54]=[FP.$A9];[FP.DW39]-1;[FP.DW39])" office:value-type="float" office:value="0" calcext:value-type="float">
            <text:p>0</text:p>
          </table:table-cell>
          <table:table-cell table:formula="of:=IF([FP.DX$54]=[FP.$A9];[FP.DX39]-1;[FP.DX39])" office:value-type="float" office:value="0" calcext:value-type="float">
            <text:p>0</text:p>
          </table:table-cell>
          <table:table-cell table:formula="of:=IF([FP.DY$54]=[FP.$A9];[FP.DY39]-1;[FP.DY39])" office:value-type="float" office:value="0" calcext:value-type="float">
            <text:p>0</text:p>
          </table:table-cell>
          <table:table-cell table:formula="of:=IF([FP.DZ$54]=[FP.$A9];[FP.DZ39]-1;[FP.DZ39])" office:value-type="float" office:value="0" calcext:value-type="float">
            <text:p>0</text:p>
          </table:table-cell>
          <table:table-cell table:formula="of:=IF([FP.EA$54]=[FP.$A9];[FP.EA39]-1;[FP.EA39])" office:value-type="float" office:value="0" calcext:value-type="float">
            <text:p>0</text:p>
          </table:table-cell>
          <table:table-cell table:formula="of:=IF([FP.EB$54]=[FP.$A9];[FP.EB39]-1;[FP.EB39])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9"/>
          <table:table-cell table:formula="of:=IF([FP.J$54]=[FP.$A10];[FP.J40]-1;[FP.J40])" office:value-type="float" office:value="0" calcext:value-type="float">
            <text:p>0</text:p>
          </table:table-cell>
          <table:table-cell table:formula="of:=IF([FP.K$54]=[FP.$A10];[FP.K40]-1;[FP.K40])" office:value-type="float" office:value="0" calcext:value-type="float">
            <text:p>0</text:p>
          </table:table-cell>
          <table:table-cell table:formula="of:=IF([FP.L$54]=[FP.$A10];[FP.L40]-1;[FP.L40])" office:value-type="float" office:value="0" calcext:value-type="float">
            <text:p>0</text:p>
          </table:table-cell>
          <table:table-cell table:formula="of:=IF([FP.M$54]=[FP.$A10];[FP.M40]-1;[FP.M40])" office:value-type="float" office:value="0" calcext:value-type="float">
            <text:p>0</text:p>
          </table:table-cell>
          <table:table-cell table:formula="of:=IF([FP.N$54]=[FP.$A10];[FP.N40]-1;[FP.N40])" office:value-type="float" office:value="0" calcext:value-type="float">
            <text:p>0</text:p>
          </table:table-cell>
          <table:table-cell table:formula="of:=IF([FP.O$54]=[FP.$A10];[FP.O40]-1;[FP.O40])" office:value-type="float" office:value="0" calcext:value-type="float">
            <text:p>0</text:p>
          </table:table-cell>
          <table:table-cell table:formula="of:=IF([FP.P$54]=[FP.$A10];[FP.P40]-1;[FP.P40])" office:value-type="float" office:value="0" calcext:value-type="float">
            <text:p>0</text:p>
          </table:table-cell>
          <table:table-cell table:formula="of:=IF([FP.Q$54]=[FP.$A10];[FP.Q40]-1;[FP.Q40])" office:value-type="float" office:value="0" calcext:value-type="float">
            <text:p>0</text:p>
          </table:table-cell>
          <table:table-cell table:formula="of:=IF([FP.R$54]=[FP.$A10];[FP.R40]-1;[FP.R40])" office:value-type="float" office:value="0" calcext:value-type="float">
            <text:p>0</text:p>
          </table:table-cell>
          <table:table-cell table:formula="of:=IF([FP.S$54]=[FP.$A10];[FP.S40]-1;[FP.S40])" office:value-type="float" office:value="0" calcext:value-type="float">
            <text:p>0</text:p>
          </table:table-cell>
          <table:table-cell table:formula="of:=IF([FP.T$54]=[FP.$A10];[FP.T40]-1;[FP.T40])" office:value-type="float" office:value="0" calcext:value-type="float">
            <text:p>0</text:p>
          </table:table-cell>
          <table:table-cell table:formula="of:=IF([FP.U$54]=[FP.$A10];[FP.U40]-1;[FP.U40])" office:value-type="float" office:value="0" calcext:value-type="float">
            <text:p>0</text:p>
          </table:table-cell>
          <table:table-cell table:formula="of:=IF([FP.V$54]=[FP.$A10];[FP.V40]-1;[FP.V40])" office:value-type="float" office:value="0" calcext:value-type="float">
            <text:p>0</text:p>
          </table:table-cell>
          <table:table-cell table:formula="of:=IF([FP.W$54]=[FP.$A10];[FP.W40]-1;[FP.W40])" office:value-type="float" office:value="0" calcext:value-type="float">
            <text:p>0</text:p>
          </table:table-cell>
          <table:table-cell table:formula="of:=IF([FP.X$54]=[FP.$A10];[FP.X40]-1;[FP.X40])" office:value-type="float" office:value="0" calcext:value-type="float">
            <text:p>0</text:p>
          </table:table-cell>
          <table:table-cell table:formula="of:=IF([FP.Y$54]=[FP.$A10];[FP.Y40]-1;[FP.Y40])" office:value-type="float" office:value="0" calcext:value-type="float">
            <text:p>0</text:p>
          </table:table-cell>
          <table:table-cell table:formula="of:=IF([FP.Z$54]=[FP.$A10];[FP.Z40]-1;[FP.Z40])" office:value-type="float" office:value="0" calcext:value-type="float">
            <text:p>0</text:p>
          </table:table-cell>
          <table:table-cell table:formula="of:=IF([FP.AA$54]=[FP.$A10];[FP.AA40]-1;[FP.AA40])" office:value-type="float" office:value="0" calcext:value-type="float">
            <text:p>0</text:p>
          </table:table-cell>
          <table:table-cell table:formula="of:=IF([FP.AB$54]=[FP.$A10];[FP.AB40]-1;[FP.AB40])" office:value-type="float" office:value="0" calcext:value-type="float">
            <text:p>0</text:p>
          </table:table-cell>
          <table:table-cell table:formula="of:=IF([FP.AC$54]=[FP.$A10];[FP.AC40]-1;[FP.AC40])" office:value-type="float" office:value="0" calcext:value-type="float">
            <text:p>0</text:p>
          </table:table-cell>
          <table:table-cell table:formula="of:=IF([FP.AD$54]=[FP.$A10];[FP.AD40]-1;[FP.AD40])" office:value-type="float" office:value="0" calcext:value-type="float">
            <text:p>0</text:p>
          </table:table-cell>
          <table:table-cell table:formula="of:=IF([FP.AE$54]=[FP.$A10];[FP.AE40]-1;[FP.AE40])" office:value-type="float" office:value="0" calcext:value-type="float">
            <text:p>0</text:p>
          </table:table-cell>
          <table:table-cell table:formula="of:=IF([FP.AF$54]=[FP.$A10];[FP.AF40]-1;[FP.AF40])" office:value-type="float" office:value="0" calcext:value-type="float">
            <text:p>0</text:p>
          </table:table-cell>
          <table:table-cell table:formula="of:=IF([FP.AG$54]=[FP.$A10];[FP.AG40]-1;[FP.AG40])" office:value-type="float" office:value="0" calcext:value-type="float">
            <text:p>0</text:p>
          </table:table-cell>
          <table:table-cell table:formula="of:=IF([FP.AH$54]=[FP.$A10];[FP.AH40]-1;[FP.AH40])" office:value-type="float" office:value="0" calcext:value-type="float">
            <text:p>0</text:p>
          </table:table-cell>
          <table:table-cell table:formula="of:=IF([FP.AI$54]=[FP.$A10];[FP.AI40]-1;[FP.AI40])" office:value-type="float" office:value="0" calcext:value-type="float">
            <text:p>0</text:p>
          </table:table-cell>
          <table:table-cell table:formula="of:=IF([FP.AJ$54]=[FP.$A10];[FP.AJ40]-1;[FP.AJ40])" office:value-type="float" office:value="0" calcext:value-type="float">
            <text:p>0</text:p>
          </table:table-cell>
          <table:table-cell table:formula="of:=IF([FP.AK$54]=[FP.$A10];[FP.AK40]-1;[FP.AK40])" office:value-type="float" office:value="0" calcext:value-type="float">
            <text:p>0</text:p>
          </table:table-cell>
          <table:table-cell table:formula="of:=IF([FP.AL$54]=[FP.$A10];[FP.AL40]-1;[FP.AL40])" office:value-type="float" office:value="0" calcext:value-type="float">
            <text:p>0</text:p>
          </table:table-cell>
          <table:table-cell table:formula="of:=IF([FP.AM$54]=[FP.$A10];[FP.AM40]-1;[FP.AM40])" office:value-type="float" office:value="0" calcext:value-type="float">
            <text:p>0</text:p>
          </table:table-cell>
          <table:table-cell table:formula="of:=IF([FP.AN$54]=[FP.$A10];[FP.AN40]-1;[FP.AN40])" office:value-type="float" office:value="0" calcext:value-type="float">
            <text:p>0</text:p>
          </table:table-cell>
          <table:table-cell table:formula="of:=IF([FP.AO$54]=[FP.$A10];[FP.AO40]-1;[FP.AO40])" office:value-type="float" office:value="0" calcext:value-type="float">
            <text:p>0</text:p>
          </table:table-cell>
          <table:table-cell table:formula="of:=IF([FP.AP$54]=[FP.$A10];[FP.AP40]-1;[FP.AP40])" office:value-type="float" office:value="0" calcext:value-type="float">
            <text:p>0</text:p>
          </table:table-cell>
          <table:table-cell table:formula="of:=IF([FP.AQ$54]=[FP.$A10];[FP.AQ40]-1;[FP.AQ40])" office:value-type="float" office:value="0" calcext:value-type="float">
            <text:p>0</text:p>
          </table:table-cell>
          <table:table-cell table:formula="of:=IF([FP.AR$54]=[FP.$A10];[FP.AR40]-1;[FP.AR40])" office:value-type="float" office:value="0" calcext:value-type="float">
            <text:p>0</text:p>
          </table:table-cell>
          <table:table-cell table:formula="of:=IF([FP.AS$54]=[FP.$A10];[FP.AS40]-1;[FP.AS40])" office:value-type="float" office:value="0" calcext:value-type="float">
            <text:p>0</text:p>
          </table:table-cell>
          <table:table-cell table:formula="of:=IF([FP.AT$54]=[FP.$A10];[FP.AT40]-1;[FP.AT40])" office:value-type="float" office:value="0" calcext:value-type="float">
            <text:p>0</text:p>
          </table:table-cell>
          <table:table-cell table:formula="of:=IF([FP.AU$54]=[FP.$A10];[FP.AU40]-1;[FP.AU40])" office:value-type="float" office:value="0" calcext:value-type="float">
            <text:p>0</text:p>
          </table:table-cell>
          <table:table-cell table:formula="of:=IF([FP.AV$54]=[FP.$A10];[FP.AV40]-1;[FP.AV40])" office:value-type="float" office:value="0" calcext:value-type="float">
            <text:p>0</text:p>
          </table:table-cell>
          <table:table-cell table:formula="of:=IF([FP.AW$54]=[FP.$A10];[FP.AW40]-1;[FP.AW40])" office:value-type="float" office:value="0" calcext:value-type="float">
            <text:p>0</text:p>
          </table:table-cell>
          <table:table-cell table:formula="of:=IF([FP.AX$54]=[FP.$A10];[FP.AX40]-1;[FP.AX40])" office:value-type="float" office:value="0" calcext:value-type="float">
            <text:p>0</text:p>
          </table:table-cell>
          <table:table-cell table:formula="of:=IF([FP.AY$54]=[FP.$A10];[FP.AY40]-1;[FP.AY40])" office:value-type="float" office:value="0" calcext:value-type="float">
            <text:p>0</text:p>
          </table:table-cell>
          <table:table-cell table:formula="of:=IF([FP.AZ$54]=[FP.$A10];[FP.AZ40]-1;[FP.AZ40])" office:value-type="float" office:value="0" calcext:value-type="float">
            <text:p>0</text:p>
          </table:table-cell>
          <table:table-cell table:formula="of:=IF([FP.BA$54]=[FP.$A10];[FP.BA40]-1;[FP.BA40])" office:value-type="float" office:value="0" calcext:value-type="float">
            <text:p>0</text:p>
          </table:table-cell>
          <table:table-cell table:formula="of:=IF([FP.BB$54]=[FP.$A10];[FP.BB40]-1;[FP.BB40])" office:value-type="float" office:value="0" calcext:value-type="float">
            <text:p>0</text:p>
          </table:table-cell>
          <table:table-cell table:formula="of:=IF([FP.BC$54]=[FP.$A10];[FP.BC40]-1;[FP.BC40])" office:value-type="float" office:value="0" calcext:value-type="float">
            <text:p>0</text:p>
          </table:table-cell>
          <table:table-cell table:formula="of:=IF([FP.BD$54]=[FP.$A10];[FP.BD40]-1;[FP.BD40])" office:value-type="float" office:value="0" calcext:value-type="float">
            <text:p>0</text:p>
          </table:table-cell>
          <table:table-cell table:formula="of:=IF([FP.BE$54]=[FP.$A10];[FP.BE40]-1;[FP.BE40])" office:value-type="float" office:value="0" calcext:value-type="float">
            <text:p>0</text:p>
          </table:table-cell>
          <table:table-cell table:formula="of:=IF([FP.BF$54]=[FP.$A10];[FP.BF40]-1;[FP.BF40])" office:value-type="float" office:value="0" calcext:value-type="float">
            <text:p>0</text:p>
          </table:table-cell>
          <table:table-cell table:formula="of:=IF([FP.BG$54]=[FP.$A10];[FP.BG40]-1;[FP.BG40])" office:value-type="float" office:value="0" calcext:value-type="float">
            <text:p>0</text:p>
          </table:table-cell>
          <table:table-cell table:formula="of:=IF([FP.BH$54]=[FP.$A10];[FP.BH40]-1;[FP.BH40])" office:value-type="float" office:value="0" calcext:value-type="float">
            <text:p>0</text:p>
          </table:table-cell>
          <table:table-cell table:formula="of:=IF([FP.BI$54]=[FP.$A10];[FP.BI40]-1;[FP.BI40])" office:value-type="float" office:value="0" calcext:value-type="float">
            <text:p>0</text:p>
          </table:table-cell>
          <table:table-cell table:formula="of:=IF([FP.BJ$54]=[FP.$A10];[FP.BJ40]-1;[FP.BJ40])" office:value-type="float" office:value="0" calcext:value-type="float">
            <text:p>0</text:p>
          </table:table-cell>
          <table:table-cell table:formula="of:=IF([FP.BK$54]=[FP.$A10];[FP.BK40]-1;[FP.BK40])" office:value-type="float" office:value="0" calcext:value-type="float">
            <text:p>0</text:p>
          </table:table-cell>
          <table:table-cell table:formula="of:=IF([FP.BL$54]=[FP.$A10];[FP.BL40]-1;[FP.BL40])" office:value-type="float" office:value="0" calcext:value-type="float">
            <text:p>0</text:p>
          </table:table-cell>
          <table:table-cell table:formula="of:=IF([FP.BM$54]=[FP.$A10];[FP.BM40]-1;[FP.BM40])" office:value-type="float" office:value="0" calcext:value-type="float">
            <text:p>0</text:p>
          </table:table-cell>
          <table:table-cell table:formula="of:=IF([FP.BN$54]=[FP.$A10];[FP.BN40]-1;[FP.BN40])" office:value-type="float" office:value="0" calcext:value-type="float">
            <text:p>0</text:p>
          </table:table-cell>
          <table:table-cell table:formula="of:=IF([FP.BO$54]=[FP.$A10];[FP.BO40]-1;[FP.BO40])" office:value-type="float" office:value="0" calcext:value-type="float">
            <text:p>0</text:p>
          </table:table-cell>
          <table:table-cell table:formula="of:=IF([FP.BP$54]=[FP.$A10];[FP.BP40]-1;[FP.BP40])" office:value-type="float" office:value="0" calcext:value-type="float">
            <text:p>0</text:p>
          </table:table-cell>
          <table:table-cell table:formula="of:=IF([FP.BQ$54]=[FP.$A10];[FP.BQ40]-1;[FP.BQ40])" office:value-type="float" office:value="0" calcext:value-type="float">
            <text:p>0</text:p>
          </table:table-cell>
          <table:table-cell table:formula="of:=IF([FP.BR$54]=[FP.$A10];[FP.BR40]-1;[FP.BR40])" office:value-type="float" office:value="0" calcext:value-type="float">
            <text:p>0</text:p>
          </table:table-cell>
          <table:table-cell table:formula="of:=IF([FP.BS$54]=[FP.$A10];[FP.BS40]-1;[FP.BS40])" office:value-type="float" office:value="0" calcext:value-type="float">
            <text:p>0</text:p>
          </table:table-cell>
          <table:table-cell table:formula="of:=IF([FP.BT$54]=[FP.$A10];[FP.BT40]-1;[FP.BT40])" office:value-type="float" office:value="0" calcext:value-type="float">
            <text:p>0</text:p>
          </table:table-cell>
          <table:table-cell table:formula="of:=IF([FP.BU$54]=[FP.$A10];[FP.BU40]-1;[FP.BU40])" office:value-type="float" office:value="0" calcext:value-type="float">
            <text:p>0</text:p>
          </table:table-cell>
          <table:table-cell table:formula="of:=IF([FP.BV$54]=[FP.$A10];[FP.BV40]-1;[FP.BV40])" office:value-type="float" office:value="0" calcext:value-type="float">
            <text:p>0</text:p>
          </table:table-cell>
          <table:table-cell table:formula="of:=IF([FP.BW$54]=[FP.$A10];[FP.BW40]-1;[FP.BW40])" office:value-type="float" office:value="0" calcext:value-type="float">
            <text:p>0</text:p>
          </table:table-cell>
          <table:table-cell table:formula="of:=IF([FP.BX$54]=[FP.$A10];[FP.BX40]-1;[FP.BX40])" office:value-type="float" office:value="0" calcext:value-type="float">
            <text:p>0</text:p>
          </table:table-cell>
          <table:table-cell table:formula="of:=IF([FP.BY$54]=[FP.$A10];[FP.BY40]-1;[FP.BY40])" office:value-type="float" office:value="0" calcext:value-type="float">
            <text:p>0</text:p>
          </table:table-cell>
          <table:table-cell table:formula="of:=IF([FP.BZ$54]=[FP.$A10];[FP.BZ40]-1;[FP.BZ40])" office:value-type="float" office:value="0" calcext:value-type="float">
            <text:p>0</text:p>
          </table:table-cell>
          <table:table-cell table:formula="of:=IF([FP.CA$54]=[FP.$A10];[FP.CA40]-1;[FP.CA40])" office:value-type="float" office:value="0" calcext:value-type="float">
            <text:p>0</text:p>
          </table:table-cell>
          <table:table-cell table:formula="of:=IF([FP.CB$54]=[FP.$A10];[FP.CB40]-1;[FP.CB40])" office:value-type="float" office:value="0" calcext:value-type="float">
            <text:p>0</text:p>
          </table:table-cell>
          <table:table-cell table:formula="of:=IF([FP.CC$54]=[FP.$A10];[FP.CC40]-1;[FP.CC40])" office:value-type="float" office:value="0" calcext:value-type="float">
            <text:p>0</text:p>
          </table:table-cell>
          <table:table-cell table:formula="of:=IF([FP.CD$54]=[FP.$A10];[FP.CD40]-1;[FP.CD40])" office:value-type="float" office:value="0" calcext:value-type="float">
            <text:p>0</text:p>
          </table:table-cell>
          <table:table-cell table:formula="of:=IF([FP.CE$54]=[FP.$A10];[FP.CE40]-1;[FP.CE40])" office:value-type="float" office:value="0" calcext:value-type="float">
            <text:p>0</text:p>
          </table:table-cell>
          <table:table-cell table:formula="of:=IF([FP.CF$54]=[FP.$A10];[FP.CF40]-1;[FP.CF40])" office:value-type="float" office:value="0" calcext:value-type="float">
            <text:p>0</text:p>
          </table:table-cell>
          <table:table-cell table:formula="of:=IF([FP.CG$54]=[FP.$A10];[FP.CG40]-1;[FP.CG40])" office:value-type="float" office:value="0" calcext:value-type="float">
            <text:p>0</text:p>
          </table:table-cell>
          <table:table-cell table:formula="of:=IF([FP.CH$54]=[FP.$A10];[FP.CH40]-1;[FP.CH40])" office:value-type="float" office:value="0" calcext:value-type="float">
            <text:p>0</text:p>
          </table:table-cell>
          <table:table-cell table:formula="of:=IF([FP.CI$54]=[FP.$A10];[FP.CI40]-1;[FP.CI40])" office:value-type="float" office:value="0" calcext:value-type="float">
            <text:p>0</text:p>
          </table:table-cell>
          <table:table-cell table:formula="of:=IF([FP.CJ$54]=[FP.$A10];[FP.CJ40]-1;[FP.CJ40])" office:value-type="float" office:value="0" calcext:value-type="float">
            <text:p>0</text:p>
          </table:table-cell>
          <table:table-cell table:formula="of:=IF([FP.CK$54]=[FP.$A10];[FP.CK40]-1;[FP.CK40])" office:value-type="float" office:value="0" calcext:value-type="float">
            <text:p>0</text:p>
          </table:table-cell>
          <table:table-cell table:formula="of:=IF([FP.CL$54]=[FP.$A10];[FP.CL40]-1;[FP.CL40])" office:value-type="float" office:value="0" calcext:value-type="float">
            <text:p>0</text:p>
          </table:table-cell>
          <table:table-cell table:formula="of:=IF([FP.CM$54]=[FP.$A10];[FP.CM40]-1;[FP.CM40])" office:value-type="float" office:value="0" calcext:value-type="float">
            <text:p>0</text:p>
          </table:table-cell>
          <table:table-cell table:formula="of:=IF([FP.CN$54]=[FP.$A10];[FP.CN40]-1;[FP.CN40])" office:value-type="float" office:value="0" calcext:value-type="float">
            <text:p>0</text:p>
          </table:table-cell>
          <table:table-cell table:formula="of:=IF([FP.CO$54]=[FP.$A10];[FP.CO40]-1;[FP.CO40])" office:value-type="float" office:value="0" calcext:value-type="float">
            <text:p>0</text:p>
          </table:table-cell>
          <table:table-cell table:formula="of:=IF([FP.CP$54]=[FP.$A10];[FP.CP40]-1;[FP.CP40])" office:value-type="float" office:value="0" calcext:value-type="float">
            <text:p>0</text:p>
          </table:table-cell>
          <table:table-cell table:formula="of:=IF([FP.CQ$54]=[FP.$A10];[FP.CQ40]-1;[FP.CQ40])" office:value-type="float" office:value="0" calcext:value-type="float">
            <text:p>0</text:p>
          </table:table-cell>
          <table:table-cell table:formula="of:=IF([FP.CR$54]=[FP.$A10];[FP.CR40]-1;[FP.CR40])" office:value-type="float" office:value="0" calcext:value-type="float">
            <text:p>0</text:p>
          </table:table-cell>
          <table:table-cell table:formula="of:=IF([FP.CS$54]=[FP.$A10];[FP.CS40]-1;[FP.CS40])" office:value-type="float" office:value="0" calcext:value-type="float">
            <text:p>0</text:p>
          </table:table-cell>
          <table:table-cell table:formula="of:=IF([FP.CT$54]=[FP.$A10];[FP.CT40]-1;[FP.CT40])" office:value-type="float" office:value="0" calcext:value-type="float">
            <text:p>0</text:p>
          </table:table-cell>
          <table:table-cell table:formula="of:=IF([FP.CU$54]=[FP.$A10];[FP.CU40]-1;[FP.CU40])" office:value-type="float" office:value="0" calcext:value-type="float">
            <text:p>0</text:p>
          </table:table-cell>
          <table:table-cell table:formula="of:=IF([FP.CV$54]=[FP.$A10];[FP.CV40]-1;[FP.CV40])" office:value-type="float" office:value="0" calcext:value-type="float">
            <text:p>0</text:p>
          </table:table-cell>
          <table:table-cell table:formula="of:=IF([FP.CW$54]=[FP.$A10];[FP.CW40]-1;[FP.CW40])" office:value-type="float" office:value="0" calcext:value-type="float">
            <text:p>0</text:p>
          </table:table-cell>
          <table:table-cell table:formula="of:=IF([FP.CX$54]=[FP.$A10];[FP.CX40]-1;[FP.CX40])" office:value-type="float" office:value="0" calcext:value-type="float">
            <text:p>0</text:p>
          </table:table-cell>
          <table:table-cell table:formula="of:=IF([FP.CY$54]=[FP.$A10];[FP.CY40]-1;[FP.CY40])" office:value-type="float" office:value="0" calcext:value-type="float">
            <text:p>0</text:p>
          </table:table-cell>
          <table:table-cell table:formula="of:=IF([FP.CZ$54]=[FP.$A10];[FP.CZ40]-1;[FP.CZ40])" office:value-type="float" office:value="0" calcext:value-type="float">
            <text:p>0</text:p>
          </table:table-cell>
          <table:table-cell table:formula="of:=IF([FP.DA$54]=[FP.$A10];[FP.DA40]-1;[FP.DA40])" office:value-type="float" office:value="0" calcext:value-type="float">
            <text:p>0</text:p>
          </table:table-cell>
          <table:table-cell table:formula="of:=IF([FP.DB$54]=[FP.$A10];[FP.DB40]-1;[FP.DB40])" office:value-type="float" office:value="0" calcext:value-type="float">
            <text:p>0</text:p>
          </table:table-cell>
          <table:table-cell table:formula="of:=IF([FP.DC$54]=[FP.$A10];[FP.DC40]-1;[FP.DC40])" office:value-type="float" office:value="0" calcext:value-type="float">
            <text:p>0</text:p>
          </table:table-cell>
          <table:table-cell table:formula="of:=IF([FP.DD$54]=[FP.$A10];[FP.DD40]-1;[FP.DD40])" office:value-type="float" office:value="0" calcext:value-type="float">
            <text:p>0</text:p>
          </table:table-cell>
          <table:table-cell table:formula="of:=IF([FP.DE$54]=[FP.$A10];[FP.DE40]-1;[FP.DE40])" office:value-type="float" office:value="0" calcext:value-type="float">
            <text:p>0</text:p>
          </table:table-cell>
          <table:table-cell table:formula="of:=IF([FP.DF$54]=[FP.$A10];[FP.DF40]-1;[FP.DF40])" office:value-type="float" office:value="0" calcext:value-type="float">
            <text:p>0</text:p>
          </table:table-cell>
          <table:table-cell table:formula="of:=IF([FP.DG$54]=[FP.$A10];[FP.DG40]-1;[FP.DG40])" office:value-type="float" office:value="0" calcext:value-type="float">
            <text:p>0</text:p>
          </table:table-cell>
          <table:table-cell table:formula="of:=IF([FP.DH$54]=[FP.$A10];[FP.DH40]-1;[FP.DH40])" office:value-type="float" office:value="0" calcext:value-type="float">
            <text:p>0</text:p>
          </table:table-cell>
          <table:table-cell table:formula="of:=IF([FP.DI$54]=[FP.$A10];[FP.DI40]-1;[FP.DI40])" office:value-type="float" office:value="0" calcext:value-type="float">
            <text:p>0</text:p>
          </table:table-cell>
          <table:table-cell table:formula="of:=IF([FP.DJ$54]=[FP.$A10];[FP.DJ40]-1;[FP.DJ40])" office:value-type="float" office:value="0" calcext:value-type="float">
            <text:p>0</text:p>
          </table:table-cell>
          <table:table-cell table:formula="of:=IF([FP.DK$54]=[FP.$A10];[FP.DK40]-1;[FP.DK40])" office:value-type="float" office:value="0" calcext:value-type="float">
            <text:p>0</text:p>
          </table:table-cell>
          <table:table-cell table:formula="of:=IF([FP.DL$54]=[FP.$A10];[FP.DL40]-1;[FP.DL40])" office:value-type="float" office:value="0" calcext:value-type="float">
            <text:p>0</text:p>
          </table:table-cell>
          <table:table-cell table:formula="of:=IF([FP.DM$54]=[FP.$A10];[FP.DM40]-1;[FP.DM40])" office:value-type="float" office:value="0" calcext:value-type="float">
            <text:p>0</text:p>
          </table:table-cell>
          <table:table-cell table:formula="of:=IF([FP.DN$54]=[FP.$A10];[FP.DN40]-1;[FP.DN40])" office:value-type="float" office:value="0" calcext:value-type="float">
            <text:p>0</text:p>
          </table:table-cell>
          <table:table-cell table:formula="of:=IF([FP.DO$54]=[FP.$A10];[FP.DO40]-1;[FP.DO40])" office:value-type="float" office:value="0" calcext:value-type="float">
            <text:p>0</text:p>
          </table:table-cell>
          <table:table-cell table:formula="of:=IF([FP.DP$54]=[FP.$A10];[FP.DP40]-1;[FP.DP40])" office:value-type="float" office:value="0" calcext:value-type="float">
            <text:p>0</text:p>
          </table:table-cell>
          <table:table-cell table:formula="of:=IF([FP.DQ$54]=[FP.$A10];[FP.DQ40]-1;[FP.DQ40])" office:value-type="float" office:value="0" calcext:value-type="float">
            <text:p>0</text:p>
          </table:table-cell>
          <table:table-cell table:formula="of:=IF([FP.DR$54]=[FP.$A10];[FP.DR40]-1;[FP.DR40])" office:value-type="float" office:value="0" calcext:value-type="float">
            <text:p>0</text:p>
          </table:table-cell>
          <table:table-cell table:formula="of:=IF([FP.DS$54]=[FP.$A10];[FP.DS40]-1;[FP.DS40])" office:value-type="float" office:value="0" calcext:value-type="float">
            <text:p>0</text:p>
          </table:table-cell>
          <table:table-cell table:formula="of:=IF([FP.DT$54]=[FP.$A10];[FP.DT40]-1;[FP.DT40])" office:value-type="float" office:value="0" calcext:value-type="float">
            <text:p>0</text:p>
          </table:table-cell>
          <table:table-cell table:formula="of:=IF([FP.DU$54]=[FP.$A10];[FP.DU40]-1;[FP.DU40])" office:value-type="float" office:value="0" calcext:value-type="float">
            <text:p>0</text:p>
          </table:table-cell>
          <table:table-cell table:formula="of:=IF([FP.DV$54]=[FP.$A10];[FP.DV40]-1;[FP.DV40])" office:value-type="float" office:value="0" calcext:value-type="float">
            <text:p>0</text:p>
          </table:table-cell>
          <table:table-cell table:formula="of:=IF([FP.DW$54]=[FP.$A10];[FP.DW40]-1;[FP.DW40])" office:value-type="float" office:value="0" calcext:value-type="float">
            <text:p>0</text:p>
          </table:table-cell>
          <table:table-cell table:formula="of:=IF([FP.DX$54]=[FP.$A10];[FP.DX40]-1;[FP.DX40])" office:value-type="float" office:value="0" calcext:value-type="float">
            <text:p>0</text:p>
          </table:table-cell>
          <table:table-cell table:formula="of:=IF([FP.DY$54]=[FP.$A10];[FP.DY40]-1;[FP.DY40])" office:value-type="float" office:value="0" calcext:value-type="float">
            <text:p>0</text:p>
          </table:table-cell>
          <table:table-cell table:formula="of:=IF([FP.DZ$54]=[FP.$A10];[FP.DZ40]-1;[FP.DZ40])" office:value-type="float" office:value="0" calcext:value-type="float">
            <text:p>0</text:p>
          </table:table-cell>
          <table:table-cell table:formula="of:=IF([FP.EA$54]=[FP.$A10];[FP.EA40]-1;[FP.EA40])" office:value-type="float" office:value="0" calcext:value-type="float">
            <text:p>0</text:p>
          </table:table-cell>
          <table:table-cell table:formula="of:=IF([FP.EB$54]=[FP.$A10];[FP.EB40]-1;[FP.EB40])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9"/>
          <table:table-cell table:formula="of:=IF([FP.J$54]=[FP.$A11];[FP.J41]-1;[FP.J41])" office:value-type="float" office:value="0" calcext:value-type="float">
            <text:p>0</text:p>
          </table:table-cell>
          <table:table-cell table:formula="of:=IF([FP.K$54]=[FP.$A11];[FP.K41]-1;[FP.K41])" office:value-type="float" office:value="0" calcext:value-type="float">
            <text:p>0</text:p>
          </table:table-cell>
          <table:table-cell table:formula="of:=IF([FP.L$54]=[FP.$A11];[FP.L41]-1;[FP.L41])" office:value-type="float" office:value="0" calcext:value-type="float">
            <text:p>0</text:p>
          </table:table-cell>
          <table:table-cell table:formula="of:=IF([FP.M$54]=[FP.$A11];[FP.M41]-1;[FP.M41])" office:value-type="float" office:value="0" calcext:value-type="float">
            <text:p>0</text:p>
          </table:table-cell>
          <table:table-cell table:formula="of:=IF([FP.N$54]=[FP.$A11];[FP.N41]-1;[FP.N41])" office:value-type="float" office:value="0" calcext:value-type="float">
            <text:p>0</text:p>
          </table:table-cell>
          <table:table-cell table:formula="of:=IF([FP.O$54]=[FP.$A11];[FP.O41]-1;[FP.O41])" office:value-type="float" office:value="0" calcext:value-type="float">
            <text:p>0</text:p>
          </table:table-cell>
          <table:table-cell table:formula="of:=IF([FP.P$54]=[FP.$A11];[FP.P41]-1;[FP.P41])" office:value-type="float" office:value="0" calcext:value-type="float">
            <text:p>0</text:p>
          </table:table-cell>
          <table:table-cell table:formula="of:=IF([FP.Q$54]=[FP.$A11];[FP.Q41]-1;[FP.Q41])" office:value-type="float" office:value="0" calcext:value-type="float">
            <text:p>0</text:p>
          </table:table-cell>
          <table:table-cell table:formula="of:=IF([FP.R$54]=[FP.$A11];[FP.R41]-1;[FP.R41])" office:value-type="float" office:value="0" calcext:value-type="float">
            <text:p>0</text:p>
          </table:table-cell>
          <table:table-cell table:formula="of:=IF([FP.S$54]=[FP.$A11];[FP.S41]-1;[FP.S41])" office:value-type="float" office:value="0" calcext:value-type="float">
            <text:p>0</text:p>
          </table:table-cell>
          <table:table-cell table:formula="of:=IF([FP.T$54]=[FP.$A11];[FP.T41]-1;[FP.T41])" office:value-type="float" office:value="0" calcext:value-type="float">
            <text:p>0</text:p>
          </table:table-cell>
          <table:table-cell table:formula="of:=IF([FP.U$54]=[FP.$A11];[FP.U41]-1;[FP.U41])" office:value-type="float" office:value="0" calcext:value-type="float">
            <text:p>0</text:p>
          </table:table-cell>
          <table:table-cell table:formula="of:=IF([FP.V$54]=[FP.$A11];[FP.V41]-1;[FP.V41])" office:value-type="float" office:value="0" calcext:value-type="float">
            <text:p>0</text:p>
          </table:table-cell>
          <table:table-cell table:formula="of:=IF([FP.W$54]=[FP.$A11];[FP.W41]-1;[FP.W41])" office:value-type="float" office:value="0" calcext:value-type="float">
            <text:p>0</text:p>
          </table:table-cell>
          <table:table-cell table:formula="of:=IF([FP.X$54]=[FP.$A11];[FP.X41]-1;[FP.X41])" office:value-type="float" office:value="0" calcext:value-type="float">
            <text:p>0</text:p>
          </table:table-cell>
          <table:table-cell table:formula="of:=IF([FP.Y$54]=[FP.$A11];[FP.Y41]-1;[FP.Y41])" office:value-type="float" office:value="0" calcext:value-type="float">
            <text:p>0</text:p>
          </table:table-cell>
          <table:table-cell table:formula="of:=IF([FP.Z$54]=[FP.$A11];[FP.Z41]-1;[FP.Z41])" office:value-type="float" office:value="0" calcext:value-type="float">
            <text:p>0</text:p>
          </table:table-cell>
          <table:table-cell table:formula="of:=IF([FP.AA$54]=[FP.$A11];[FP.AA41]-1;[FP.AA41])" office:value-type="float" office:value="0" calcext:value-type="float">
            <text:p>0</text:p>
          </table:table-cell>
          <table:table-cell table:formula="of:=IF([FP.AB$54]=[FP.$A11];[FP.AB41]-1;[FP.AB41])" office:value-type="float" office:value="0" calcext:value-type="float">
            <text:p>0</text:p>
          </table:table-cell>
          <table:table-cell table:formula="of:=IF([FP.AC$54]=[FP.$A11];[FP.AC41]-1;[FP.AC41])" office:value-type="float" office:value="0" calcext:value-type="float">
            <text:p>0</text:p>
          </table:table-cell>
          <table:table-cell table:formula="of:=IF([FP.AD$54]=[FP.$A11];[FP.AD41]-1;[FP.AD41])" office:value-type="float" office:value="0" calcext:value-type="float">
            <text:p>0</text:p>
          </table:table-cell>
          <table:table-cell table:formula="of:=IF([FP.AE$54]=[FP.$A11];[FP.AE41]-1;[FP.AE41])" office:value-type="float" office:value="0" calcext:value-type="float">
            <text:p>0</text:p>
          </table:table-cell>
          <table:table-cell table:formula="of:=IF([FP.AF$54]=[FP.$A11];[FP.AF41]-1;[FP.AF41])" office:value-type="float" office:value="0" calcext:value-type="float">
            <text:p>0</text:p>
          </table:table-cell>
          <table:table-cell table:formula="of:=IF([FP.AG$54]=[FP.$A11];[FP.AG41]-1;[FP.AG41])" office:value-type="float" office:value="0" calcext:value-type="float">
            <text:p>0</text:p>
          </table:table-cell>
          <table:table-cell table:formula="of:=IF([FP.AH$54]=[FP.$A11];[FP.AH41]-1;[FP.AH41])" office:value-type="float" office:value="0" calcext:value-type="float">
            <text:p>0</text:p>
          </table:table-cell>
          <table:table-cell table:formula="of:=IF([FP.AI$54]=[FP.$A11];[FP.AI41]-1;[FP.AI41])" office:value-type="float" office:value="0" calcext:value-type="float">
            <text:p>0</text:p>
          </table:table-cell>
          <table:table-cell table:formula="of:=IF([FP.AJ$54]=[FP.$A11];[FP.AJ41]-1;[FP.AJ41])" office:value-type="float" office:value="0" calcext:value-type="float">
            <text:p>0</text:p>
          </table:table-cell>
          <table:table-cell table:formula="of:=IF([FP.AK$54]=[FP.$A11];[FP.AK41]-1;[FP.AK41])" office:value-type="float" office:value="0" calcext:value-type="float">
            <text:p>0</text:p>
          </table:table-cell>
          <table:table-cell table:formula="of:=IF([FP.AL$54]=[FP.$A11];[FP.AL41]-1;[FP.AL41])" office:value-type="float" office:value="0" calcext:value-type="float">
            <text:p>0</text:p>
          </table:table-cell>
          <table:table-cell table:formula="of:=IF([FP.AM$54]=[FP.$A11];[FP.AM41]-1;[FP.AM41])" office:value-type="float" office:value="0" calcext:value-type="float">
            <text:p>0</text:p>
          </table:table-cell>
          <table:table-cell table:formula="of:=IF([FP.AN$54]=[FP.$A11];[FP.AN41]-1;[FP.AN41])" office:value-type="float" office:value="0" calcext:value-type="float">
            <text:p>0</text:p>
          </table:table-cell>
          <table:table-cell table:formula="of:=IF([FP.AO$54]=[FP.$A11];[FP.AO41]-1;[FP.AO41])" office:value-type="float" office:value="0" calcext:value-type="float">
            <text:p>0</text:p>
          </table:table-cell>
          <table:table-cell table:formula="of:=IF([FP.AP$54]=[FP.$A11];[FP.AP41]-1;[FP.AP41])" office:value-type="float" office:value="0" calcext:value-type="float">
            <text:p>0</text:p>
          </table:table-cell>
          <table:table-cell table:formula="of:=IF([FP.AQ$54]=[FP.$A11];[FP.AQ41]-1;[FP.AQ41])" office:value-type="float" office:value="0" calcext:value-type="float">
            <text:p>0</text:p>
          </table:table-cell>
          <table:table-cell table:formula="of:=IF([FP.AR$54]=[FP.$A11];[FP.AR41]-1;[FP.AR41])" office:value-type="float" office:value="0" calcext:value-type="float">
            <text:p>0</text:p>
          </table:table-cell>
          <table:table-cell table:formula="of:=IF([FP.AS$54]=[FP.$A11];[FP.AS41]-1;[FP.AS41])" office:value-type="float" office:value="0" calcext:value-type="float">
            <text:p>0</text:p>
          </table:table-cell>
          <table:table-cell table:formula="of:=IF([FP.AT$54]=[FP.$A11];[FP.AT41]-1;[FP.AT41])" office:value-type="float" office:value="0" calcext:value-type="float">
            <text:p>0</text:p>
          </table:table-cell>
          <table:table-cell table:formula="of:=IF([FP.AU$54]=[FP.$A11];[FP.AU41]-1;[FP.AU41])" office:value-type="float" office:value="0" calcext:value-type="float">
            <text:p>0</text:p>
          </table:table-cell>
          <table:table-cell table:formula="of:=IF([FP.AV$54]=[FP.$A11];[FP.AV41]-1;[FP.AV41])" office:value-type="float" office:value="0" calcext:value-type="float">
            <text:p>0</text:p>
          </table:table-cell>
          <table:table-cell table:formula="of:=IF([FP.AW$54]=[FP.$A11];[FP.AW41]-1;[FP.AW41])" office:value-type="float" office:value="0" calcext:value-type="float">
            <text:p>0</text:p>
          </table:table-cell>
          <table:table-cell table:formula="of:=IF([FP.AX$54]=[FP.$A11];[FP.AX41]-1;[FP.AX41])" office:value-type="float" office:value="0" calcext:value-type="float">
            <text:p>0</text:p>
          </table:table-cell>
          <table:table-cell table:formula="of:=IF([FP.AY$54]=[FP.$A11];[FP.AY41]-1;[FP.AY41])" office:value-type="float" office:value="0" calcext:value-type="float">
            <text:p>0</text:p>
          </table:table-cell>
          <table:table-cell table:formula="of:=IF([FP.AZ$54]=[FP.$A11];[FP.AZ41]-1;[FP.AZ41])" office:value-type="float" office:value="0" calcext:value-type="float">
            <text:p>0</text:p>
          </table:table-cell>
          <table:table-cell table:formula="of:=IF([FP.BA$54]=[FP.$A11];[FP.BA41]-1;[FP.BA41])" office:value-type="float" office:value="0" calcext:value-type="float">
            <text:p>0</text:p>
          </table:table-cell>
          <table:table-cell table:formula="of:=IF([FP.BB$54]=[FP.$A11];[FP.BB41]-1;[FP.BB41])" office:value-type="float" office:value="0" calcext:value-type="float">
            <text:p>0</text:p>
          </table:table-cell>
          <table:table-cell table:formula="of:=IF([FP.BC$54]=[FP.$A11];[FP.BC41]-1;[FP.BC41])" office:value-type="float" office:value="0" calcext:value-type="float">
            <text:p>0</text:p>
          </table:table-cell>
          <table:table-cell table:formula="of:=IF([FP.BD$54]=[FP.$A11];[FP.BD41]-1;[FP.BD41])" office:value-type="float" office:value="0" calcext:value-type="float">
            <text:p>0</text:p>
          </table:table-cell>
          <table:table-cell table:formula="of:=IF([FP.BE$54]=[FP.$A11];[FP.BE41]-1;[FP.BE41])" office:value-type="float" office:value="0" calcext:value-type="float">
            <text:p>0</text:p>
          </table:table-cell>
          <table:table-cell table:formula="of:=IF([FP.BF$54]=[FP.$A11];[FP.BF41]-1;[FP.BF41])" office:value-type="float" office:value="0" calcext:value-type="float">
            <text:p>0</text:p>
          </table:table-cell>
          <table:table-cell table:formula="of:=IF([FP.BG$54]=[FP.$A11];[FP.BG41]-1;[FP.BG41])" office:value-type="float" office:value="0" calcext:value-type="float">
            <text:p>0</text:p>
          </table:table-cell>
          <table:table-cell table:formula="of:=IF([FP.BH$54]=[FP.$A11];[FP.BH41]-1;[FP.BH41])" office:value-type="float" office:value="0" calcext:value-type="float">
            <text:p>0</text:p>
          </table:table-cell>
          <table:table-cell table:formula="of:=IF([FP.BI$54]=[FP.$A11];[FP.BI41]-1;[FP.BI41])" office:value-type="float" office:value="0" calcext:value-type="float">
            <text:p>0</text:p>
          </table:table-cell>
          <table:table-cell table:formula="of:=IF([FP.BJ$54]=[FP.$A11];[FP.BJ41]-1;[FP.BJ41])" office:value-type="float" office:value="0" calcext:value-type="float">
            <text:p>0</text:p>
          </table:table-cell>
          <table:table-cell table:formula="of:=IF([FP.BK$54]=[FP.$A11];[FP.BK41]-1;[FP.BK41])" office:value-type="float" office:value="0" calcext:value-type="float">
            <text:p>0</text:p>
          </table:table-cell>
          <table:table-cell table:formula="of:=IF([FP.BL$54]=[FP.$A11];[FP.BL41]-1;[FP.BL41])" office:value-type="float" office:value="0" calcext:value-type="float">
            <text:p>0</text:p>
          </table:table-cell>
          <table:table-cell table:formula="of:=IF([FP.BM$54]=[FP.$A11];[FP.BM41]-1;[FP.BM41])" office:value-type="float" office:value="0" calcext:value-type="float">
            <text:p>0</text:p>
          </table:table-cell>
          <table:table-cell table:formula="of:=IF([FP.BN$54]=[FP.$A11];[FP.BN41]-1;[FP.BN41])" office:value-type="float" office:value="0" calcext:value-type="float">
            <text:p>0</text:p>
          </table:table-cell>
          <table:table-cell table:formula="of:=IF([FP.BO$54]=[FP.$A11];[FP.BO41]-1;[FP.BO41])" office:value-type="float" office:value="0" calcext:value-type="float">
            <text:p>0</text:p>
          </table:table-cell>
          <table:table-cell table:formula="of:=IF([FP.BP$54]=[FP.$A11];[FP.BP41]-1;[FP.BP41])" office:value-type="float" office:value="0" calcext:value-type="float">
            <text:p>0</text:p>
          </table:table-cell>
          <table:table-cell table:formula="of:=IF([FP.BQ$54]=[FP.$A11];[FP.BQ41]-1;[FP.BQ41])" office:value-type="float" office:value="0" calcext:value-type="float">
            <text:p>0</text:p>
          </table:table-cell>
          <table:table-cell table:formula="of:=IF([FP.BR$54]=[FP.$A11];[FP.BR41]-1;[FP.BR41])" office:value-type="float" office:value="0" calcext:value-type="float">
            <text:p>0</text:p>
          </table:table-cell>
          <table:table-cell table:formula="of:=IF([FP.BS$54]=[FP.$A11];[FP.BS41]-1;[FP.BS41])" office:value-type="float" office:value="0" calcext:value-type="float">
            <text:p>0</text:p>
          </table:table-cell>
          <table:table-cell table:formula="of:=IF([FP.BT$54]=[FP.$A11];[FP.BT41]-1;[FP.BT41])" office:value-type="float" office:value="0" calcext:value-type="float">
            <text:p>0</text:p>
          </table:table-cell>
          <table:table-cell table:formula="of:=IF([FP.BU$54]=[FP.$A11];[FP.BU41]-1;[FP.BU41])" office:value-type="float" office:value="0" calcext:value-type="float">
            <text:p>0</text:p>
          </table:table-cell>
          <table:table-cell table:formula="of:=IF([FP.BV$54]=[FP.$A11];[FP.BV41]-1;[FP.BV41])" office:value-type="float" office:value="0" calcext:value-type="float">
            <text:p>0</text:p>
          </table:table-cell>
          <table:table-cell table:formula="of:=IF([FP.BW$54]=[FP.$A11];[FP.BW41]-1;[FP.BW41])" office:value-type="float" office:value="0" calcext:value-type="float">
            <text:p>0</text:p>
          </table:table-cell>
          <table:table-cell table:formula="of:=IF([FP.BX$54]=[FP.$A11];[FP.BX41]-1;[FP.BX41])" office:value-type="float" office:value="0" calcext:value-type="float">
            <text:p>0</text:p>
          </table:table-cell>
          <table:table-cell table:formula="of:=IF([FP.BY$54]=[FP.$A11];[FP.BY41]-1;[FP.BY41])" office:value-type="float" office:value="0" calcext:value-type="float">
            <text:p>0</text:p>
          </table:table-cell>
          <table:table-cell table:formula="of:=IF([FP.BZ$54]=[FP.$A11];[FP.BZ41]-1;[FP.BZ41])" office:value-type="float" office:value="0" calcext:value-type="float">
            <text:p>0</text:p>
          </table:table-cell>
          <table:table-cell table:formula="of:=IF([FP.CA$54]=[FP.$A11];[FP.CA41]-1;[FP.CA41])" office:value-type="float" office:value="0" calcext:value-type="float">
            <text:p>0</text:p>
          </table:table-cell>
          <table:table-cell table:formula="of:=IF([FP.CB$54]=[FP.$A11];[FP.CB41]-1;[FP.CB41])" office:value-type="float" office:value="0" calcext:value-type="float">
            <text:p>0</text:p>
          </table:table-cell>
          <table:table-cell table:formula="of:=IF([FP.CC$54]=[FP.$A11];[FP.CC41]-1;[FP.CC41])" office:value-type="float" office:value="0" calcext:value-type="float">
            <text:p>0</text:p>
          </table:table-cell>
          <table:table-cell table:formula="of:=IF([FP.CD$54]=[FP.$A11];[FP.CD41]-1;[FP.CD41])" office:value-type="float" office:value="0" calcext:value-type="float">
            <text:p>0</text:p>
          </table:table-cell>
          <table:table-cell table:formula="of:=IF([FP.CE$54]=[FP.$A11];[FP.CE41]-1;[FP.CE41])" office:value-type="float" office:value="0" calcext:value-type="float">
            <text:p>0</text:p>
          </table:table-cell>
          <table:table-cell table:formula="of:=IF([FP.CF$54]=[FP.$A11];[FP.CF41]-1;[FP.CF41])" office:value-type="float" office:value="0" calcext:value-type="float">
            <text:p>0</text:p>
          </table:table-cell>
          <table:table-cell table:formula="of:=IF([FP.CG$54]=[FP.$A11];[FP.CG41]-1;[FP.CG41])" office:value-type="float" office:value="0" calcext:value-type="float">
            <text:p>0</text:p>
          </table:table-cell>
          <table:table-cell table:formula="of:=IF([FP.CH$54]=[FP.$A11];[FP.CH41]-1;[FP.CH41])" office:value-type="float" office:value="0" calcext:value-type="float">
            <text:p>0</text:p>
          </table:table-cell>
          <table:table-cell table:formula="of:=IF([FP.CI$54]=[FP.$A11];[FP.CI41]-1;[FP.CI41])" office:value-type="float" office:value="0" calcext:value-type="float">
            <text:p>0</text:p>
          </table:table-cell>
          <table:table-cell table:formula="of:=IF([FP.CJ$54]=[FP.$A11];[FP.CJ41]-1;[FP.CJ41])" office:value-type="float" office:value="0" calcext:value-type="float">
            <text:p>0</text:p>
          </table:table-cell>
          <table:table-cell table:formula="of:=IF([FP.CK$54]=[FP.$A11];[FP.CK41]-1;[FP.CK41])" office:value-type="float" office:value="0" calcext:value-type="float">
            <text:p>0</text:p>
          </table:table-cell>
          <table:table-cell table:formula="of:=IF([FP.CL$54]=[FP.$A11];[FP.CL41]-1;[FP.CL41])" office:value-type="float" office:value="0" calcext:value-type="float">
            <text:p>0</text:p>
          </table:table-cell>
          <table:table-cell table:formula="of:=IF([FP.CM$54]=[FP.$A11];[FP.CM41]-1;[FP.CM41])" office:value-type="float" office:value="0" calcext:value-type="float">
            <text:p>0</text:p>
          </table:table-cell>
          <table:table-cell table:formula="of:=IF([FP.CN$54]=[FP.$A11];[FP.CN41]-1;[FP.CN41])" office:value-type="float" office:value="0" calcext:value-type="float">
            <text:p>0</text:p>
          </table:table-cell>
          <table:table-cell table:formula="of:=IF([FP.CO$54]=[FP.$A11];[FP.CO41]-1;[FP.CO41])" office:value-type="float" office:value="0" calcext:value-type="float">
            <text:p>0</text:p>
          </table:table-cell>
          <table:table-cell table:formula="of:=IF([FP.CP$54]=[FP.$A11];[FP.CP41]-1;[FP.CP41])" office:value-type="float" office:value="0" calcext:value-type="float">
            <text:p>0</text:p>
          </table:table-cell>
          <table:table-cell table:formula="of:=IF([FP.CQ$54]=[FP.$A11];[FP.CQ41]-1;[FP.CQ41])" office:value-type="float" office:value="0" calcext:value-type="float">
            <text:p>0</text:p>
          </table:table-cell>
          <table:table-cell table:formula="of:=IF([FP.CR$54]=[FP.$A11];[FP.CR41]-1;[FP.CR41])" office:value-type="float" office:value="0" calcext:value-type="float">
            <text:p>0</text:p>
          </table:table-cell>
          <table:table-cell table:formula="of:=IF([FP.CS$54]=[FP.$A11];[FP.CS41]-1;[FP.CS41])" office:value-type="float" office:value="0" calcext:value-type="float">
            <text:p>0</text:p>
          </table:table-cell>
          <table:table-cell table:formula="of:=IF([FP.CT$54]=[FP.$A11];[FP.CT41]-1;[FP.CT41])" office:value-type="float" office:value="0" calcext:value-type="float">
            <text:p>0</text:p>
          </table:table-cell>
          <table:table-cell table:formula="of:=IF([FP.CU$54]=[FP.$A11];[FP.CU41]-1;[FP.CU41])" office:value-type="float" office:value="0" calcext:value-type="float">
            <text:p>0</text:p>
          </table:table-cell>
          <table:table-cell table:formula="of:=IF([FP.CV$54]=[FP.$A11];[FP.CV41]-1;[FP.CV41])" office:value-type="float" office:value="0" calcext:value-type="float">
            <text:p>0</text:p>
          </table:table-cell>
          <table:table-cell table:formula="of:=IF([FP.CW$54]=[FP.$A11];[FP.CW41]-1;[FP.CW41])" office:value-type="float" office:value="0" calcext:value-type="float">
            <text:p>0</text:p>
          </table:table-cell>
          <table:table-cell table:formula="of:=IF([FP.CX$54]=[FP.$A11];[FP.CX41]-1;[FP.CX41])" office:value-type="float" office:value="0" calcext:value-type="float">
            <text:p>0</text:p>
          </table:table-cell>
          <table:table-cell table:formula="of:=IF([FP.CY$54]=[FP.$A11];[FP.CY41]-1;[FP.CY41])" office:value-type="float" office:value="0" calcext:value-type="float">
            <text:p>0</text:p>
          </table:table-cell>
          <table:table-cell table:formula="of:=IF([FP.CZ$54]=[FP.$A11];[FP.CZ41]-1;[FP.CZ41])" office:value-type="float" office:value="0" calcext:value-type="float">
            <text:p>0</text:p>
          </table:table-cell>
          <table:table-cell table:formula="of:=IF([FP.DA$54]=[FP.$A11];[FP.DA41]-1;[FP.DA41])" office:value-type="float" office:value="0" calcext:value-type="float">
            <text:p>0</text:p>
          </table:table-cell>
          <table:table-cell table:formula="of:=IF([FP.DB$54]=[FP.$A11];[FP.DB41]-1;[FP.DB41])" office:value-type="float" office:value="0" calcext:value-type="float">
            <text:p>0</text:p>
          </table:table-cell>
          <table:table-cell table:formula="of:=IF([FP.DC$54]=[FP.$A11];[FP.DC41]-1;[FP.DC41])" office:value-type="float" office:value="0" calcext:value-type="float">
            <text:p>0</text:p>
          </table:table-cell>
          <table:table-cell table:formula="of:=IF([FP.DD$54]=[FP.$A11];[FP.DD41]-1;[FP.DD41])" office:value-type="float" office:value="0" calcext:value-type="float">
            <text:p>0</text:p>
          </table:table-cell>
          <table:table-cell table:formula="of:=IF([FP.DE$54]=[FP.$A11];[FP.DE41]-1;[FP.DE41])" office:value-type="float" office:value="0" calcext:value-type="float">
            <text:p>0</text:p>
          </table:table-cell>
          <table:table-cell table:formula="of:=IF([FP.DF$54]=[FP.$A11];[FP.DF41]-1;[FP.DF41])" office:value-type="float" office:value="0" calcext:value-type="float">
            <text:p>0</text:p>
          </table:table-cell>
          <table:table-cell table:formula="of:=IF([FP.DG$54]=[FP.$A11];[FP.DG41]-1;[FP.DG41])" office:value-type="float" office:value="0" calcext:value-type="float">
            <text:p>0</text:p>
          </table:table-cell>
          <table:table-cell table:formula="of:=IF([FP.DH$54]=[FP.$A11];[FP.DH41]-1;[FP.DH41])" office:value-type="float" office:value="0" calcext:value-type="float">
            <text:p>0</text:p>
          </table:table-cell>
          <table:table-cell table:formula="of:=IF([FP.DI$54]=[FP.$A11];[FP.DI41]-1;[FP.DI41])" office:value-type="float" office:value="0" calcext:value-type="float">
            <text:p>0</text:p>
          </table:table-cell>
          <table:table-cell table:formula="of:=IF([FP.DJ$54]=[FP.$A11];[FP.DJ41]-1;[FP.DJ41])" office:value-type="float" office:value="0" calcext:value-type="float">
            <text:p>0</text:p>
          </table:table-cell>
          <table:table-cell table:formula="of:=IF([FP.DK$54]=[FP.$A11];[FP.DK41]-1;[FP.DK41])" office:value-type="float" office:value="0" calcext:value-type="float">
            <text:p>0</text:p>
          </table:table-cell>
          <table:table-cell table:formula="of:=IF([FP.DL$54]=[FP.$A11];[FP.DL41]-1;[FP.DL41])" office:value-type="float" office:value="0" calcext:value-type="float">
            <text:p>0</text:p>
          </table:table-cell>
          <table:table-cell table:formula="of:=IF([FP.DM$54]=[FP.$A11];[FP.DM41]-1;[FP.DM41])" office:value-type="float" office:value="0" calcext:value-type="float">
            <text:p>0</text:p>
          </table:table-cell>
          <table:table-cell table:formula="of:=IF([FP.DN$54]=[FP.$A11];[FP.DN41]-1;[FP.DN41])" office:value-type="float" office:value="0" calcext:value-type="float">
            <text:p>0</text:p>
          </table:table-cell>
          <table:table-cell table:formula="of:=IF([FP.DO$54]=[FP.$A11];[FP.DO41]-1;[FP.DO41])" office:value-type="float" office:value="0" calcext:value-type="float">
            <text:p>0</text:p>
          </table:table-cell>
          <table:table-cell table:formula="of:=IF([FP.DP$54]=[FP.$A11];[FP.DP41]-1;[FP.DP41])" office:value-type="float" office:value="0" calcext:value-type="float">
            <text:p>0</text:p>
          </table:table-cell>
          <table:table-cell table:formula="of:=IF([FP.DQ$54]=[FP.$A11];[FP.DQ41]-1;[FP.DQ41])" office:value-type="float" office:value="0" calcext:value-type="float">
            <text:p>0</text:p>
          </table:table-cell>
          <table:table-cell table:formula="of:=IF([FP.DR$54]=[FP.$A11];[FP.DR41]-1;[FP.DR41])" office:value-type="float" office:value="0" calcext:value-type="float">
            <text:p>0</text:p>
          </table:table-cell>
          <table:table-cell table:formula="of:=IF([FP.DS$54]=[FP.$A11];[FP.DS41]-1;[FP.DS41])" office:value-type="float" office:value="0" calcext:value-type="float">
            <text:p>0</text:p>
          </table:table-cell>
          <table:table-cell table:formula="of:=IF([FP.DT$54]=[FP.$A11];[FP.DT41]-1;[FP.DT41])" office:value-type="float" office:value="0" calcext:value-type="float">
            <text:p>0</text:p>
          </table:table-cell>
          <table:table-cell table:formula="of:=IF([FP.DU$54]=[FP.$A11];[FP.DU41]-1;[FP.DU41])" office:value-type="float" office:value="0" calcext:value-type="float">
            <text:p>0</text:p>
          </table:table-cell>
          <table:table-cell table:formula="of:=IF([FP.DV$54]=[FP.$A11];[FP.DV41]-1;[FP.DV41])" office:value-type="float" office:value="0" calcext:value-type="float">
            <text:p>0</text:p>
          </table:table-cell>
          <table:table-cell table:formula="of:=IF([FP.DW$54]=[FP.$A11];[FP.DW41]-1;[FP.DW41])" office:value-type="float" office:value="0" calcext:value-type="float">
            <text:p>0</text:p>
          </table:table-cell>
          <table:table-cell table:formula="of:=IF([FP.DX$54]=[FP.$A11];[FP.DX41]-1;[FP.DX41])" office:value-type="float" office:value="0" calcext:value-type="float">
            <text:p>0</text:p>
          </table:table-cell>
          <table:table-cell table:formula="of:=IF([FP.DY$54]=[FP.$A11];[FP.DY41]-1;[FP.DY41])" office:value-type="float" office:value="0" calcext:value-type="float">
            <text:p>0</text:p>
          </table:table-cell>
          <table:table-cell table:formula="of:=IF([FP.DZ$54]=[FP.$A11];[FP.DZ41]-1;[FP.DZ41])" office:value-type="float" office:value="0" calcext:value-type="float">
            <text:p>0</text:p>
          </table:table-cell>
          <table:table-cell table:formula="of:=IF([FP.EA$54]=[FP.$A11];[FP.EA41]-1;[FP.EA41])" office:value-type="float" office:value="0" calcext:value-type="float">
            <text:p>0</text:p>
          </table:table-cell>
          <table:table-cell table:formula="of:=IF([FP.EB$54]=[FP.$A11];[FP.EB41]-1;[FP.EB41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style-name="Default" table:number-columns-repeated="123"/>
        </table:table-row>
        <table:table-row table:style-name="ro1">
          <table:table-cell office:value-type="string" calcext:value-type="string">
            <text:p>Legenda</text:p>
          </table:table-cell>
          <table:table-cell table:number-columns-repeated="8"/>
          <table:table-cell table:style-name="Default" table:number-columns-repeated="123"/>
        </table:table-row>
        <table:table-row table:style-name="ro1">
          <table:table-cell table:number-columns-repeated="9"/>
          <table:table-cell table:style-name="Default" table:number-columns-repeated="123"/>
        </table:table-row>
        <table:table-row table:style-name="ro1">
          <table:table-cell office:value-type="string" calcext:value-type="string">
            <text:p>Ready and executing</text:p>
          </table:table-cell>
          <table:table-cell table:number-columns-repeated="8"/>
          <table:table-cell table:style-name="ce18"/>
          <table:table-cell table:style-name="Default" table:number-columns-repeated="122"/>
        </table:table-row>
        <table:table-row table:style-name="ro1">
          <table:table-cell office:value-type="string" calcext:value-type="string">
            <text:p>Arrival</text:p>
          </table:table-cell>
          <table:table-cell table:number-columns-repeated="8"/>
          <table:table-cell table:style-name="ce19"/>
          <table:table-cell table:style-name="Default" table:number-columns-repeated="122"/>
        </table:table-row>
        <table:table-row table:style-name="ro1">
          <table:table-cell office:value-type="string" calcext:value-type="string">
            <text:p>Not finished (and not executing)</text:p>
          </table:table-cell>
          <table:table-cell table:number-columns-repeated="8"/>
          <table:table-cell table:style-name="ce21"/>
          <table:table-cell table:style-name="Default" table:number-columns-repeated="122"/>
        </table:table-row>
        <table:table-row table:style-name="ro1">
          <table:table-cell office:value-type="string" calcext:value-type="string">
            <text:p>Finished, t &lt;= abs deadline</text:p>
          </table:table-cell>
          <table:table-cell table:number-columns-repeated="8"/>
          <table:table-cell table:style-name="ce22"/>
          <table:table-cell table:style-name="Default" table:number-columns-repeated="122"/>
        </table:table-row>
        <table:table-row table:style-name="ro1">
          <table:table-cell office:value-type="string" calcext:value-type="string">
            <text:p>Finished, t &gt; deadline</text:p>
          </table:table-cell>
          <table:table-cell table:number-columns-repeated="8"/>
          <table:table-cell table:style-name="Default" table:number-columns-repeated="123"/>
        </table:table-row>
        <table:table-row table:style-name="ro1">
          <table:table-cell office:value-type="string" calcext:value-type="string">
            <text:p>Late (executing after deadline)</text:p>
          </table:table-cell>
          <table:table-cell table:number-columns-repeated="8"/>
          <table:table-cell table:style-name="ce23"/>
          <table:table-cell table:style-name="Default" table:number-columns-repeated="122"/>
        </table:table-row>
      </table:table>
      <table:table table:name="Other data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10"/>
        <table:table-column table:style-name="co15" table:number-columns-repeated="123" table:default-cell-style-name="Default"/>
        <table:table-row table:style-name="ro1" table:visibility="collapse">
          <table:table-cell/>
          <table:table-cell table:style-name="Default"/>
          <table:table-cell table:number-columns-repeated="12"/>
          <table:table-cell table:style-name="ce20"/>
          <table:table-cell table:number-columns-repeated="110"/>
        </table:table-row>
        <table:table-row table:style-name="ro1" table:visibility="collapse" table:number-rows-repeated="4">
          <table:table-cell/>
          <table:table-cell table:style-name="Default"/>
          <table:table-cell table:number-columns-repeated="123"/>
        </table:table-row>
        <table:table-row table:style-name="ro1" table:visibility="collapse" table:number-rows-repeated="4">
          <table:table-cell table:number-columns-repeated="125"/>
        </table:table-row>
        <table:table-row table:style-name="ro1" table:number-rows-repeated="2">
          <table:table-cell/>
          <table:table-cell table:style-name="Default"/>
          <table:table-cell table:number-columns-repeated="123"/>
        </table:table-row>
        <table:table-row table:style-name="ro2">
          <table:table-cell/>
          <table:table-cell table:style-name="Default"/>
          <table:table-cell table:number-columns-repeated="123"/>
        </table:table-row>
        <table:table-row table:style-name="ro2" table:number-rows-repeated="6">
          <table:table-cell table:style-name="ce10"/>
          <table:table-cell table:number-columns-repeated="124"/>
        </table:table-row>
        <table:table-row table:style-name="ro2">
          <table:table-cell table:style-name="ce10"/>
          <table:table-cell table:number-columns-repeated="1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DejaVu Sans" fo:language="it" fo:country="IT" style:font-name-asian="DejaVu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able-cell-properties fo:background-color="#ffff99"/>
      <style:text-properties fo:font-style="normal" style:text-underline-style="none" fo:font-weight="normal"/>
    </style:style>
    <style:style style:name="Result2" style:family="table-cell" style:parent-style-name="Result" style:data-style-name="N0">
      <style:table-cell-properties fo:background-color="#ff8080" fo:border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Box" style:family="table-cell" style:parent-style-name="Default">
      <style:table-cell-properties fo:background-color="#ff0000"/>
      <style:text-properties fo:color="#ff0000"/>
    </style:style>
    <style:style style:name="WhiteBox" style:family="table-cell" style:parent-style-name="Default">
      <style:table-cell-properties fo:background-color="transparent"/>
      <style:text-properties fo:color="#ffffff"/>
    </style:style>
    <style:style style:name="Red_20_highlight" style:display-name="Red highlight" style:family="table-cell" style:parent-style-name="Default">
      <style:table-cell-properties fo:background-color="#ff9966"/>
      <style:text-properties fo:font-weight="bold"/>
    </style:style>
    <style:style style:name="Arrival" style:family="table-cell" style:parent-style-name="Default">
      <style:table-cell-properties fo:border-bottom="none" fo:border-left="2.49pt solid #000000" fo:border-right="none" fo:border-top="none"/>
    </style:style>
    <style:style style:name="GreyBox" style:family="table-cell" style:parent-style-name="RedBox">
      <style:table-cell-properties fo:background-color="#999999"/>
      <style:text-properties fo:color="#999999"/>
    </style:style>
    <style:style style:name="GreyBoxArrival" style:family="table-cell" style:parent-style-name="GreyBox">
      <style:table-cell-properties fo:border-bottom="none" fo:border-left="2.49pt solid #000000" fo:border-right="none" fo:border-top="none"/>
    </style:style>
    <style:style style:name="RedBoxArrival" style:family="table-cell" style:parent-style-name="RedBox">
      <style:table-cell-properties fo:border-bottom="none" fo:border-left="2.49pt solid #000000" fo:border-right="none" fo:border-top="none"/>
    </style:style>
    <style:style style:name="GreenBox" style:family="table-cell" style:parent-style-name="RedBox">
      <style:table-cell-properties fo:background-color="#00ff00"/>
      <style:text-properties fo:color="#00ff00"/>
    </style:style>
    <style:style style:name="GreenBoxArrival" style:family="table-cell" style:parent-style-name="GreenBox">
      <style:table-cell-properties fo:border-bottom="none" fo:border-left="2.49pt solid #000000" fo:border-right="none" fo:border-top="none"/>
    </style:style>
    <style:style style:name="Deadline" style:family="table-cell" style:parent-style-name="Default">
      <style:table-cell-properties fo:border-bottom="none" fo:background-color="transparent" fo:border-left="none" fo:border-right="2.49pt solid #000080" style:shadow="none" fo:border-top="none"/>
    </style:style>
    <style:style style:name="BeforeDeadline" style:family="table-cell" style:parent-style-name="WhiteBox">
      <style:table-cell-properties fo:background-color="#ffff99"/>
      <style:text-properties fo:color="#ffff99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 style:data-style-name="N2" text:time-value="12:17:45.8218784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7-10-23T00:18:08</meta:creation-date>
    <dc:date>2018-10-01T12:18:10.935552105</dc:date>
    <dc:language>it-IT</dc:language>
    <meta:editing-cycles>116</meta:editing-cycles>
    <meta:editing-duration>PT15H59M12S</meta:editing-duration>
    <dc:creator>Giuseppe LIPARI</dc:creator>
    <meta:document-statistic meta:table-count="2" meta:cell-count="7476" meta:object-count="0"/>
    <meta:user-defined meta:name="Info 1"/>
    <meta:user-defined meta:name="Info 2"/>
    <meta:user-defined meta:name="Info 3"/>
    <meta:user-defined meta:name="Info 4"/>
  </office:meta>
</office:document-meta>
</file>